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Pictures/10000000000000010000001053FB827AD293A3BF.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ce style:name="Arial Unicode MS" svg:font-family="'Arial Unicode MS'" style:font-family-generic="system" style:font-pitch="variable"/>
    <style:font-face style:name="Arial1" svg:font-family="Arial" style:font-pitch="variable"/>
    <style:font-face style:name="Liberation Sans"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MathematicaSans" svg:font-family="MathematicaSans" style:font-pitch="variable"/>
    <style:font-face style:name="MathematicaSans1" svg:font-family="MathematicaSans"/>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style:font-face style:name="Tahoma1" svg:font-family="Tahoma" style:font-pitch="variable"/>
  </office:font-face-decls>
  <office:automatic-styles>
    <style:style style:name="dp1" style:family="drawing-page"/>
    <style:style style:name="gr1" style:family="graphic" style:parent-style-name="standard">
      <style:graphic-properties draw:stroke="none" draw:fill="solid" draw:fill-color="#00ffff"/>
    </style:style>
    <style:style style:name="gr2" style:family="graphic" style:parent-style-name="standard">
      <style:graphic-properties draw:stroke="solid" svg:stroke-width="0.035cm" svg:stroke-color="#00ffff" draw:stroke-linejoin="miter" svg:stroke-linecap="square" draw:fill="none" fo:padding-top="0.017cm" fo:padding-bottom="0.017cm" fo:padding-left="0.017cm" fo:padding-right="0.017cm"/>
    </style:style>
    <style:style style:name="gr3" style:family="graphic" style:parent-style-name="standard">
      <style:graphic-properties draw:stroke="solid" svg:stroke-width="0.035cm" svg:stroke-color="#00ffff" draw:stroke-linejoin="miter" svg:stroke-linecap="square" draw:fill="solid" draw:fill-color="#00ffff" fo:padding-top="0.017cm" fo:padding-bottom="0.017cm" fo:padding-left="0.017cm" fo:padding-right="0.017cm"/>
    </style:style>
    <style:style style:name="gr4" style:family="graphic" style:parent-style-name="standard">
      <style:graphic-properties draw:stroke="none" draw:fill="solid" draw:fill-color="#11eeff"/>
    </style:style>
    <style:style style:name="gr5" style:family="graphic" style:parent-style-name="standard">
      <style:graphic-properties draw:stroke="solid" svg:stroke-width="0.035cm" svg:stroke-color="#11eeff" draw:stroke-linejoin="miter" svg:stroke-linecap="square" draw:fill="none" fo:padding-top="0.017cm" fo:padding-bottom="0.017cm" fo:padding-left="0.017cm" fo:padding-right="0.017cm"/>
    </style:style>
    <style:style style:name="gr6" style:family="graphic" style:parent-style-name="standard">
      <style:graphic-properties draw:stroke="solid" svg:stroke-width="0.035cm" svg:stroke-color="#11eeff" draw:stroke-linejoin="miter" svg:stroke-linecap="square" draw:fill="solid" draw:fill-color="#11eeff" fo:padding-top="0.017cm" fo:padding-bottom="0.017cm" fo:padding-left="0.017cm" fo:padding-right="0.017cm"/>
    </style:style>
    <style:style style:name="gr7" style:family="graphic" style:parent-style-name="standard">
      <style:graphic-properties draw:stroke="solid" svg:stroke-width="0.035cm" svg:stroke-color="#21deff" draw:stroke-linejoin="miter" svg:stroke-linecap="square" draw:fill="solid" draw:fill-color="#21deff" fo:padding-top="0.017cm" fo:padding-bottom="0.017cm" fo:padding-left="0.017cm" fo:padding-right="0.017cm"/>
    </style:style>
    <style:style style:name="gr8" style:family="graphic" style:parent-style-name="standard">
      <style:graphic-properties draw:stroke="none" draw:fill="solid" draw:fill-color="#21deff"/>
    </style:style>
    <style:style style:name="gr9" style:family="graphic" style:parent-style-name="standard">
      <style:graphic-properties draw:stroke="solid" svg:stroke-width="0.035cm" svg:stroke-color="#21deff" draw:stroke-linejoin="miter" svg:stroke-linecap="square" draw:fill="none" fo:padding-top="0.017cm" fo:padding-bottom="0.017cm" fo:padding-left="0.017cm" fo:padding-right="0.017cm"/>
    </style:style>
    <style:style style:name="gr10" style:family="graphic" style:parent-style-name="standard">
      <style:graphic-properties draw:stroke="solid" svg:stroke-width="0.035cm" svg:stroke-color="#31ceff" draw:stroke-linejoin="miter" svg:stroke-linecap="square" draw:fill="solid" draw:fill-color="#31ceff" fo:padding-top="0.017cm" fo:padding-bottom="0.017cm" fo:padding-left="0.017cm" fo:padding-right="0.017cm"/>
    </style:style>
    <style:style style:name="gr11" style:family="graphic" style:parent-style-name="standard">
      <style:graphic-properties draw:stroke="none" draw:fill="solid" draw:fill-color="#31ceff"/>
    </style:style>
    <style:style style:name="gr12" style:family="graphic" style:parent-style-name="standard">
      <style:graphic-properties draw:stroke="solid" svg:stroke-width="0.035cm" svg:stroke-color="#31ceff" draw:stroke-linejoin="miter" svg:stroke-linecap="square" draw:fill="none" fo:padding-top="0.017cm" fo:padding-bottom="0.017cm" fo:padding-left="0.017cm" fo:padding-right="0.017cm"/>
    </style:style>
    <style:style style:name="gr13" style:family="graphic" style:parent-style-name="standard">
      <style:graphic-properties draw:stroke="solid" svg:stroke-width="0.035cm" svg:stroke-color="#41beff" draw:stroke-linejoin="miter" svg:stroke-linecap="square" draw:fill="solid" draw:fill-color="#41beff" fo:padding-top="0.017cm" fo:padding-bottom="0.017cm" fo:padding-left="0.017cm" fo:padding-right="0.017cm"/>
    </style:style>
    <style:style style:name="gr14" style:family="graphic" style:parent-style-name="standard">
      <style:graphic-properties draw:stroke="none" draw:fill="solid" draw:fill-color="#41beff"/>
    </style:style>
    <style:style style:name="gr15" style:family="graphic" style:parent-style-name="standard">
      <style:graphic-properties draw:stroke="solid" svg:stroke-width="0.035cm" svg:stroke-color="#41beff" draw:stroke-linejoin="miter" svg:stroke-linecap="square" draw:fill="none" fo:padding-top="0.017cm" fo:padding-bottom="0.017cm" fo:padding-left="0.017cm" fo:padding-right="0.017cm"/>
    </style:style>
    <style:style style:name="gr16" style:family="graphic" style:parent-style-name="standard">
      <style:graphic-properties draw:stroke="solid" svg:stroke-width="0.035cm" svg:stroke-color="#51aeff" draw:stroke-linejoin="miter" svg:stroke-linecap="square" draw:fill="solid" draw:fill-color="#51aeff" fo:padding-top="0.017cm" fo:padding-bottom="0.017cm" fo:padding-left="0.017cm" fo:padding-right="0.017cm"/>
    </style:style>
    <style:style style:name="gr17" style:family="graphic" style:parent-style-name="standard">
      <style:graphic-properties draw:stroke="none" draw:fill="solid" draw:fill-color="#51aeff"/>
    </style:style>
    <style:style style:name="gr18" style:family="graphic" style:parent-style-name="standard">
      <style:graphic-properties draw:stroke="solid" svg:stroke-width="0.035cm" svg:stroke-color="#51aeff" draw:stroke-linejoin="miter" svg:stroke-linecap="square" draw:fill="none" fo:padding-top="0.017cm" fo:padding-bottom="0.017cm" fo:padding-left="0.017cm" fo:padding-right="0.017cm"/>
    </style:style>
    <style:style style:name="gr19" style:family="graphic" style:parent-style-name="standard">
      <style:graphic-properties draw:stroke="solid" svg:stroke-width="0.035cm" svg:stroke-color="#619eff" draw:stroke-linejoin="miter" svg:stroke-linecap="square" draw:fill="solid" draw:fill-color="#619eff" fo:padding-top="0.017cm" fo:padding-bottom="0.017cm" fo:padding-left="0.017cm" fo:padding-right="0.017cm"/>
    </style:style>
    <style:style style:name="gr20" style:family="graphic" style:parent-style-name="standard">
      <style:graphic-properties draw:stroke="none" draw:fill="solid" draw:fill-color="#619eff"/>
    </style:style>
    <style:style style:name="gr21" style:family="graphic" style:parent-style-name="standard">
      <style:graphic-properties draw:stroke="solid" svg:stroke-width="0.035cm" svg:stroke-color="#619eff" draw:stroke-linejoin="miter" svg:stroke-linecap="square" draw:fill="none" fo:padding-top="0.017cm" fo:padding-bottom="0.017cm" fo:padding-left="0.017cm" fo:padding-right="0.017cm"/>
    </style:style>
    <style:style style:name="gr22" style:family="graphic" style:parent-style-name="standard">
      <style:graphic-properties draw:stroke="solid" svg:stroke-width="0.035cm" svg:stroke-color="#718eff" draw:stroke-linejoin="miter" svg:stroke-linecap="square" draw:fill="solid" draw:fill-color="#718eff" fo:padding-top="0.017cm" fo:padding-bottom="0.017cm" fo:padding-left="0.017cm" fo:padding-right="0.017cm"/>
    </style:style>
    <style:style style:name="gr23" style:family="graphic" style:parent-style-name="standard">
      <style:graphic-properties draw:stroke="none" draw:fill="solid" draw:fill-color="#718eff"/>
    </style:style>
    <style:style style:name="gr24" style:family="graphic" style:parent-style-name="standard">
      <style:graphic-properties draw:stroke="solid" svg:stroke-width="0.035cm" svg:stroke-color="#718eff" draw:stroke-linejoin="miter" svg:stroke-linecap="square" draw:fill="none" fo:padding-top="0.017cm" fo:padding-bottom="0.017cm" fo:padding-left="0.017cm" fo:padding-right="0.017cm"/>
    </style:style>
    <style:style style:name="gr25" style:family="graphic" style:parent-style-name="standard">
      <style:graphic-properties draw:stroke="solid" svg:stroke-width="0.035cm" svg:stroke-color="#817eff" draw:stroke-linejoin="miter" svg:stroke-linecap="square" draw:fill="solid" draw:fill-color="#817eff" fo:padding-top="0.017cm" fo:padding-bottom="0.017cm" fo:padding-left="0.017cm" fo:padding-right="0.017cm"/>
    </style:style>
    <style:style style:name="gr26" style:family="graphic" style:parent-style-name="standard">
      <style:graphic-properties draw:stroke="none" draw:fill="solid" draw:fill-color="#817eff"/>
    </style:style>
    <style:style style:name="gr27" style:family="graphic" style:parent-style-name="standard">
      <style:graphic-properties draw:stroke="solid" svg:stroke-width="0.035cm" svg:stroke-color="#817eff" draw:stroke-linejoin="miter" svg:stroke-linecap="square" draw:fill="none" fo:padding-top="0.017cm" fo:padding-bottom="0.017cm" fo:padding-left="0.017cm" fo:padding-right="0.017cm"/>
    </style:style>
    <style:style style:name="gr28" style:family="graphic" style:parent-style-name="standard">
      <style:graphic-properties draw:stroke="solid" svg:stroke-width="0.035cm" svg:stroke-color="#916eff" draw:stroke-linejoin="miter" svg:stroke-linecap="square" draw:fill="solid" draw:fill-color="#916eff" fo:padding-top="0.017cm" fo:padding-bottom="0.017cm" fo:padding-left="0.017cm" fo:padding-right="0.017cm"/>
    </style:style>
    <style:style style:name="gr29" style:family="graphic" style:parent-style-name="standard">
      <style:graphic-properties draw:stroke="none" draw:fill="solid" draw:fill-color="#916eff"/>
    </style:style>
    <style:style style:name="gr30" style:family="graphic" style:parent-style-name="standard">
      <style:graphic-properties draw:stroke="solid" svg:stroke-width="0.035cm" svg:stroke-color="#916eff" draw:stroke-linejoin="miter" svg:stroke-linecap="square" draw:fill="none" fo:padding-top="0.017cm" fo:padding-bottom="0.017cm" fo:padding-left="0.017cm" fo:padding-right="0.017cm"/>
    </style:style>
    <style:style style:name="gr31" style:family="graphic" style:parent-style-name="standard">
      <style:graphic-properties draw:stroke="solid" svg:stroke-width="0.035cm" svg:stroke-color="#a05fff" draw:stroke-linejoin="miter" svg:stroke-linecap="square" draw:fill="solid" draw:fill-color="#a05fff" fo:padding-top="0.017cm" fo:padding-bottom="0.017cm" fo:padding-left="0.017cm" fo:padding-right="0.017cm"/>
    </style:style>
    <style:style style:name="gr32" style:family="graphic" style:parent-style-name="standard">
      <style:graphic-properties draw:stroke="none" draw:fill="solid" draw:fill-color="#a05fff"/>
    </style:style>
    <style:style style:name="gr33" style:family="graphic" style:parent-style-name="standard">
      <style:graphic-properties draw:stroke="solid" svg:stroke-width="0.035cm" svg:stroke-color="#a05fff" draw:stroke-linejoin="miter" svg:stroke-linecap="square" draw:fill="none" fo:padding-top="0.017cm" fo:padding-bottom="0.017cm" fo:padding-left="0.017cm" fo:padding-right="0.017cm"/>
    </style:style>
    <style:style style:name="gr34" style:family="graphic" style:parent-style-name="standard">
      <style:graphic-properties draw:stroke="solid" svg:stroke-width="0.035cm" svg:stroke-color="#b04fff" draw:stroke-linejoin="miter" svg:stroke-linecap="square" draw:fill="solid" draw:fill-color="#b04fff" fo:padding-top="0.017cm" fo:padding-bottom="0.017cm" fo:padding-left="0.017cm" fo:padding-right="0.017cm"/>
    </style:style>
    <style:style style:name="gr35" style:family="graphic" style:parent-style-name="standard">
      <style:graphic-properties draw:stroke="none" draw:fill="solid" draw:fill-color="#b04fff"/>
    </style:style>
    <style:style style:name="gr36" style:family="graphic" style:parent-style-name="standard">
      <style:graphic-properties draw:stroke="solid" svg:stroke-width="0.035cm" svg:stroke-color="#b04fff" draw:stroke-linejoin="miter" svg:stroke-linecap="square" draw:fill="none" fo:padding-top="0.017cm" fo:padding-bottom="0.017cm" fo:padding-left="0.017cm" fo:padding-right="0.017cm"/>
    </style:style>
    <style:style style:name="gr37" style:family="graphic" style:parent-style-name="standard">
      <style:graphic-properties draw:stroke="solid" svg:stroke-width="0.035cm" svg:stroke-color="#c03fff" draw:stroke-linejoin="miter" svg:stroke-linecap="square" draw:fill="solid" draw:fill-color="#c03fff" fo:padding-top="0.017cm" fo:padding-bottom="0.017cm" fo:padding-left="0.017cm" fo:padding-right="0.017cm"/>
    </style:style>
    <style:style style:name="gr38" style:family="graphic" style:parent-style-name="standard">
      <style:graphic-properties draw:stroke="none" draw:fill="solid" draw:fill-color="#c03fff"/>
    </style:style>
    <style:style style:name="gr39" style:family="graphic" style:parent-style-name="standard">
      <style:graphic-properties draw:stroke="solid" svg:stroke-width="0.035cm" svg:stroke-color="#c03fff" draw:stroke-linejoin="miter" svg:stroke-linecap="square" draw:fill="none" fo:padding-top="0.017cm" fo:padding-bottom="0.017cm" fo:padding-left="0.017cm" fo:padding-right="0.017cm"/>
    </style:style>
    <style:style style:name="gr40" style:family="graphic" style:parent-style-name="standard">
      <style:graphic-properties draw:stroke="solid" svg:stroke-width="0.035cm" svg:stroke-color="#d02fff" draw:stroke-linejoin="miter" svg:stroke-linecap="square" draw:fill="solid" draw:fill-color="#d02fff" fo:padding-top="0.017cm" fo:padding-bottom="0.017cm" fo:padding-left="0.017cm" fo:padding-right="0.017cm"/>
    </style:style>
    <style:style style:name="gr41" style:family="graphic" style:parent-style-name="standard">
      <style:graphic-properties draw:stroke="none" draw:fill="solid" draw:fill-color="#d02fff"/>
    </style:style>
    <style:style style:name="gr42" style:family="graphic" style:parent-style-name="standard">
      <style:graphic-properties draw:stroke="solid" svg:stroke-width="0.035cm" svg:stroke-color="#d02fff" draw:stroke-linejoin="miter" svg:stroke-linecap="square" draw:fill="none" fo:padding-top="0.017cm" fo:padding-bottom="0.017cm" fo:padding-left="0.017cm" fo:padding-right="0.017cm"/>
    </style:style>
    <style:style style:name="gr43" style:family="graphic" style:parent-style-name="standard">
      <style:graphic-properties draw:stroke="solid" svg:stroke-width="0.035cm" svg:stroke-color="#e01fff" draw:stroke-linejoin="miter" svg:stroke-linecap="square" draw:fill="solid" draw:fill-color="#e01fff" fo:padding-top="0.017cm" fo:padding-bottom="0.017cm" fo:padding-left="0.017cm" fo:padding-right="0.017cm"/>
    </style:style>
    <style:style style:name="gr44" style:family="graphic" style:parent-style-name="standard">
      <style:graphic-properties draw:stroke="none" draw:fill="solid" draw:fill-color="#e01fff"/>
    </style:style>
    <style:style style:name="gr45" style:family="graphic" style:parent-style-name="standard">
      <style:graphic-properties draw:stroke="solid" svg:stroke-width="0.035cm" svg:stroke-color="#e01fff" draw:stroke-linejoin="miter" svg:stroke-linecap="square" draw:fill="none" fo:padding-top="0.017cm" fo:padding-bottom="0.017cm" fo:padding-left="0.017cm" fo:padding-right="0.017cm"/>
    </style:style>
    <style:style style:name="gr46" style:family="graphic" style:parent-style-name="standard">
      <style:graphic-properties draw:stroke="none" draw:fill="solid" draw:fill-color="#ff00ff"/>
    </style:style>
    <style:style style:name="gr47" style:family="graphic" style:parent-style-name="standard">
      <style:graphic-properties draw:stroke="solid" svg:stroke-width="0.035cm" svg:stroke-color="#ff00ff" draw:stroke-linejoin="miter" svg:stroke-linecap="square" draw:fill="none" fo:padding-top="0.017cm" fo:padding-bottom="0.017cm" fo:padding-left="0.017cm" fo:padding-right="0.017cm"/>
    </style:style>
    <style:style style:name="gr48" style:family="graphic" style:parent-style-name="standard">
      <style:graphic-properties draw:stroke="solid" svg:stroke-width="0.035cm" svg:stroke-color="#ff00ff" draw:stroke-linejoin="miter" svg:stroke-linecap="square" draw:fill="solid" draw:fill-color="#ff00ff" fo:padding-top="0.017cm" fo:padding-bottom="0.017cm" fo:padding-left="0.017cm" fo:padding-right="0.017cm"/>
    </style:style>
    <style:style style:name="gr49" style:family="graphic" style:parent-style-name="standard">
      <style:graphic-properties draw:stroke="solid" svg:stroke-width="0.012cm" svg:stroke-color="#000000" svg:stroke-opacity="50%" draw:stroke-linejoin="miter" svg:stroke-linecap="butt" draw:fill="none" fo:padding-top="0.006cm" fo:padding-bottom="0.006cm" fo:padding-left="0.006cm" fo:padding-right="0.006cm"/>
    </style:style>
    <style:style style:name="gr50" style:family="graphic" style:parent-style-name="standard">
      <style:graphic-properties draw:stroke="dash" draw:stroke-dash="stroke-dash126" svg:stroke-width="0.05cm" svg:stroke-color="#000000" draw:stroke-linejoin="miter" svg:stroke-linecap="butt" draw:fill="none" fo:padding-top="0.025cm" fo:padding-bottom="0.025cm" fo:padding-left="0.025cm" fo:padding-right="0.025cm"/>
    </style:style>
    <style:style style:name="gr51" style:family="graphic" style:parent-style-name="standard">
      <style:graphic-properties draw:stroke="solid" svg:stroke-width="0.05cm" svg:stroke-color="#000000" draw:stroke-linejoin="miter" svg:stroke-linecap="square" draw:fill="none" fo:padding-top="0.025cm" fo:padding-bottom="0.025cm" fo:padding-left="0.025cm" fo:padding-right="0.025cm"/>
    </style:style>
    <style:style style:name="gr52" style:family="graphic" style:parent-style-name="standard">
      <style:graphic-properties draw:stroke="solid" svg:stroke-width="0.05cm" svg:stroke-color="#000000" draw:stroke-linejoin="miter" svg:stroke-linecap="butt" draw:fill="none" fo:padding-top="0.025cm" fo:padding-bottom="0.025cm" fo:padding-left="0.025cm" fo:padding-right="0.025cm"/>
    </style:style>
    <style:style style:name="gr53" style:family="graphic" style:parent-style-name="standard">
      <style:graphic-properties draw:stroke="none" draw:fill="none" draw:textarea-horizontal-align="left" draw:textarea-vertical-align="top" draw:auto-grow-height="true" draw:auto-grow-width="true" fo:min-height="0.482cm" fo:min-width="0.482cm" fo:padding-top="0cm" fo:padding-bottom="0cm" fo:padding-left="0cm" fo:padding-right="0cm"/>
      <style:paragraph-properties style:writing-mode="lr-tb"/>
    </style:style>
    <style:style style:name="gr54" style:family="graphic" style:parent-style-name="standard">
      <style:graphic-properties draw:stroke="none" draw:fill="none" draw:textarea-horizontal-align="left" draw:textarea-vertical-align="top" draw:auto-grow-height="true" draw:auto-grow-width="true" fo:min-height="0.456cm" fo:min-width="0.456cm" fo:padding-top="0cm" fo:padding-bottom="0cm" fo:padding-left="0cm" fo:padding-right="0cm"/>
      <style:paragraph-properties style:writing-mode="lr-tb"/>
    </style:style>
    <style:style style:name="gr55" style:family="graphic" style:parent-style-name="standard">
      <style:graphic-properties draw:stroke="none" draw:fill="none" draw:textarea-horizontal-align="left" draw:textarea-vertical-align="top" draw:auto-grow-height="true" draw:auto-grow-width="true" fo:min-height="0.342cm" fo:min-width="0.342cm" fo:padding-top="0cm" fo:padding-bottom="0cm" fo:padding-left="0cm" fo:padding-right="0cm"/>
      <style:paragraph-properties style:writing-mode="lr-tb"/>
    </style:style>
    <style:style style:name="gr56"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57" style:family="graphic" style:parent-style-name="standard">
      <style:graphic-properties draw:stroke="solid" svg:stroke-width="0.002cm" svg:stroke-color="#000000" svg:stroke-opacity="30%" draw:stroke-linejoin="miter" svg:stroke-linecap="square" draw:fill="none" fo:padding-top="0.001cm" fo:padding-bottom="0.001cm" fo:padding-left="0.001cm" fo:padding-right="0.001cm"/>
    </style:style>
    <style:style style:name="gr58" style:family="graphic" style:parent-style-name="standard">
      <style:graphic-properties draw:stroke="solid" svg:stroke-width="0.005cm" svg:stroke-color="#000000" svg:stroke-opacity="30%" draw:stroke-linejoin="miter" svg:stroke-linecap="square" draw:fill="none" fo:padding-top="0.002cm" fo:padding-bottom="0.002cm" fo:padding-left="0.002cm" fo:padding-right="0.002cm"/>
    </style:style>
    <style:style style:name="gr59" style:family="graphic" style:parent-style-name="standard">
      <style:graphic-properties draw:stroke="solid" svg:stroke-width="0.005cm" svg:stroke-color="#666666" draw:stroke-linejoin="miter" svg:stroke-linecap="square" draw:fill="none" fo:padding-top="0.002cm" fo:padding-bottom="0.002cm" fo:padding-left="0.002cm" fo:padding-right="0.002cm"/>
    </style:style>
    <style:style style:name="gr60" style:family="graphic" style:parent-style-name="standard">
      <style:graphic-properties draw:stroke="solid" svg:stroke-width="0cm" svg:stroke-color="#000000" draw:stroke-linejoin="miter" svg:stroke-linecap="square" draw:fill="none"/>
    </style:style>
    <style:style style:name="gr61" style:family="graphic" style:parent-style-name="standard">
      <style:graphic-properties draw:stroke="none" draw:stroke-dash="Dash_20_Dot_20_4" svg:stroke-width="0cm" draw:stroke-linejoin="none" svg:stroke-linecap="butt" draw:fill="solid" draw:fill-color="#000000" draw:textarea-horizontal-align="center" draw:textarea-vertical-align="middle"/>
    </style:style>
    <style:style style:name="P1" style:family="paragraph">
      <loext:graphic-properties draw:fill="solid" draw:fill-color="#00ffff"/>
    </style:style>
    <style:style style:name="P2" style:family="paragraph">
      <loext:graphic-properties draw:fill="none"/>
    </style:style>
    <style:style style:name="P3" style:family="paragraph">
      <loext:graphic-properties draw:fill="solid" draw:fill-color="#11eeff"/>
    </style:style>
    <style:style style:name="P4" style:family="paragraph">
      <loext:graphic-properties draw:fill="solid" draw:fill-color="#21deff"/>
    </style:style>
    <style:style style:name="P5" style:family="paragraph">
      <loext:graphic-properties draw:fill="solid" draw:fill-color="#31ceff"/>
    </style:style>
    <style:style style:name="P6" style:family="paragraph">
      <loext:graphic-properties draw:fill="solid" draw:fill-color="#41beff"/>
    </style:style>
    <style:style style:name="P7" style:family="paragraph">
      <loext:graphic-properties draw:fill="solid" draw:fill-color="#51aeff"/>
    </style:style>
    <style:style style:name="P8" style:family="paragraph">
      <loext:graphic-properties draw:fill="solid" draw:fill-color="#619eff"/>
    </style:style>
    <style:style style:name="P9" style:family="paragraph">
      <loext:graphic-properties draw:fill="solid" draw:fill-color="#718eff"/>
    </style:style>
    <style:style style:name="P10" style:family="paragraph">
      <loext:graphic-properties draw:fill="solid" draw:fill-color="#817eff"/>
    </style:style>
    <style:style style:name="P11" style:family="paragraph">
      <loext:graphic-properties draw:fill="solid" draw:fill-color="#916eff"/>
    </style:style>
    <style:style style:name="P12" style:family="paragraph">
      <loext:graphic-properties draw:fill="solid" draw:fill-color="#a05fff"/>
    </style:style>
    <style:style style:name="P13" style:family="paragraph">
      <loext:graphic-properties draw:fill="solid" draw:fill-color="#b04fff"/>
    </style:style>
    <style:style style:name="P14" style:family="paragraph">
      <loext:graphic-properties draw:fill="solid" draw:fill-color="#c03fff"/>
    </style:style>
    <style:style style:name="P15" style:family="paragraph">
      <loext:graphic-properties draw:fill="solid" draw:fill-color="#d02fff"/>
    </style:style>
    <style:style style:name="P16" style:family="paragraph">
      <loext:graphic-properties draw:fill="solid" draw:fill-color="#e01fff"/>
    </style:style>
    <style:style style:name="P17" style:family="paragraph">
      <loext:graphic-properties draw:fill="solid" draw:fill-color="#ff00ff"/>
    </style:style>
    <style:style style:name="P18" style:family="paragraph">
      <style:paragraph-properties fo:text-align="start" style:writing-mode="lr-tb"/>
    </style:style>
    <style:style style:name="P19" style:family="paragraph">
      <loext:graphic-properties draw:fill="none"/>
      <style:text-properties fo:font-size="13.6999998092651pt" style:font-size-asian="13.6999998092651pt" style:font-size-complex="13.6999998092651pt"/>
    </style:style>
    <style:style style:name="P20" style:family="paragraph">
      <loext:graphic-properties draw:fill="none"/>
      <style:text-properties fo:font-size="13pt" style:font-size-asian="13pt" style:font-size-complex="13pt"/>
    </style:style>
    <style:style style:name="P21" style:family="paragraph">
      <loext:graphic-properties draw:fill="none"/>
      <style:text-properties fo:font-size="9.69999980926514pt" style:font-size-asian="9.69999980926514pt" style:font-size-complex="9.69999980926514pt"/>
    </style:style>
    <style:style style:name="P22" style:family="paragraph">
      <loext:graphic-properties draw:fill="solid" draw:fill-color="#000000"/>
      <style:paragraph-properties fo:text-align="center"/>
    </style:style>
    <style:style style:name="T1" style:family="text">
      <style:text-properties fo:color="#000000" loext:opacity="100%" style:font-name="Arial" fo:font-size="13.6999998092651pt" fo:font-weight="bold" style:font-size-asian="13.6999998092651pt" style:font-weight-asian="bold" style:font-name-complex="Arial" style:font-size-complex="13.6999998092651pt" style:font-weight-complex="bold"/>
    </style:style>
    <style:style style:name="T2" style:family="text">
      <style:text-properties fo:color="#000000" loext:opacity="100%" style:font-name="MathematicaSans1" fo:font-size="13pt" fo:font-weight="bold" style:font-size-asian="13pt" style:font-weight-asian="bold" style:font-name-complex="MathematicaSans1" style:font-size-complex="13pt" style:font-weight-complex="bold"/>
    </style:style>
    <style:style style:name="T3" style:family="text">
      <style:text-properties fo:color="#000000" loext:opacity="100%" style:font-name="Arial" fo:font-size="9.69999980926514pt" fo:font-weight="bold" style:font-size-asian="9.69999980926514pt" style:font-weight-asian="bold" style:font-name-complex="Arial" style:font-size-complex="9.6999998092651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0.024cm" svg:height="0.118cm" svg:x="1.065cm" svg:y="7.243cm" svg:viewBox="0 0 25 119" draw:points="0,0 0,119 25,96">
          <text:p/>
        </draw:polygon>
        <draw:polygon draw:style-name="gr2" draw:text-style-name="P2" draw:layer="layout" svg:width="0.024cm" svg:height="0.118cm" svg:x="1.065cm" svg:y="7.243cm" svg:viewBox="0 0 25 119" draw:points="0,0 0,119 25,96">
          <text:p/>
        </draw:polygon>
        <draw:polygon draw:style-name="gr1" draw:text-style-name="P1" draw:layer="layout" svg:width="0.306cm" svg:height="0.153cm" svg:x="1.371cm" svg:y="8.737cm" svg:viewBox="0 0 307 154" draw:points="154,0 0,154 307,154">
          <text:p/>
        </draw:polygon>
        <draw:polygon draw:style-name="gr2" draw:text-style-name="P2" draw:layer="layout" svg:width="0.306cm" svg:height="0.153cm" svg:x="1.371cm" svg:y="8.737cm" svg:viewBox="0 0 307 154" draw:points="154,0 0,154 307,154">
          <text:p/>
        </draw:polygon>
        <draw:polygon draw:style-name="gr1" draw:text-style-name="P1" draw:layer="layout" svg:width="0.042cm" svg:height="0.042cm" svg:x="1.065cm" svg:y="7.361cm" svg:viewBox="0 0 43 43" draw:points="31,0 0,0 43,43">
          <text:p/>
        </draw:polygon>
        <draw:polygon draw:style-name="gr2" draw:text-style-name="P2" draw:layer="layout" svg:width="0.042cm" svg:height="0.042cm" svg:x="1.065cm" svg:y="7.361cm" svg:viewBox="0 0 43 43" draw:points="31,0 0,0 43,43">
          <text:p/>
        </draw:polygon>
        <draw:polygon draw:style-name="gr1" draw:text-style-name="P1" draw:layer="layout" svg:width="0.153cm" svg:height="0.153cm" svg:x="1.065cm" svg:y="7.973cm" svg:viewBox="0 0 154 154" draw:points="154,154 154,0 0,0">
          <text:p/>
        </draw:polygon>
        <draw:polygon draw:style-name="gr2" draw:text-style-name="P2" draw:layer="layout" svg:width="0.153cm" svg:height="0.153cm" svg:x="1.065cm" svg:y="7.973cm" svg:viewBox="0 0 154 154" draw:points="154,154 154,0 0,0">
          <text:p/>
        </draw:polygon>
        <draw:polygon draw:style-name="gr1" draw:text-style-name="P1" draw:layer="layout" svg:width="0.153cm" svg:height="0.153cm" svg:x="1.065cm" svg:y="8.278cm" svg:viewBox="0 0 154 154" draw:points="154,154 154,0 0,0">
          <text:p/>
        </draw:polygon>
        <draw:polygon draw:style-name="gr2" draw:text-style-name="P2" draw:layer="layout" svg:width="0.153cm" svg:height="0.153cm" svg:x="1.065cm" svg:y="8.278cm" svg:viewBox="0 0 154 154" draw:points="154,154 154,0 0,0">
          <text:p/>
        </draw:polygon>
        <draw:polygon draw:style-name="gr3" draw:text-style-name="P1" draw:layer="layout" svg:width="0.008cm" svg:height="0.032cm" svg:x="1.218cm" svg:y="7.788cm" svg:viewBox="0 0 9 33" draw:points="0,0 0,33 9,25">
          <text:p/>
        </draw:polygon>
        <draw:polygon draw:style-name="gr3" draw:text-style-name="P1" draw:layer="layout" svg:width="0.153cm" svg:height="0.153cm" svg:x="1.218cm" svg:y="8.431cm" svg:viewBox="0 0 154 154" draw:points="154,0 0,0 154,154">
          <text:p/>
        </draw:polygon>
        <draw:polygon draw:style-name="gr3" draw:text-style-name="P1" draw:layer="layout" svg:width="0.016cm" svg:height="0.024cm" svg:x="1.218cm" svg:y="7.812cm" svg:viewBox="0 0 17 25" draw:points="9,0 0,8 17,25">
          <text:p/>
        </draw:polygon>
        <draw:polygon draw:style-name="gr3" draw:text-style-name="P1" draw:layer="layout" svg:width="0.088cm" svg:height="0.061cm" svg:x="1.371cm" svg:y="8.37cm" svg:viewBox="0 0 89 62" draw:points="61,0 0,62 89,62">
          <text:p/>
        </draw:polygon>
        <draw:polygon draw:style-name="gr3" draw:text-style-name="P1" draw:layer="layout" svg:width="0.017cm" svg:height="0.058cm" svg:x="1.371cm" svg:y="8.22cm" svg:viewBox="0 0 18 59" draw:points="0,0 0,59 18,42">
          <text:p/>
        </draw:polygon>
        <draw:polygon draw:style-name="gr3" draw:text-style-name="P1" draw:layer="layout" svg:width="0.08cm" svg:height="0.052cm" svg:x="1.524cm" svg:y="8.685cm" svg:viewBox="0 0 81 53" draw:points="53,0 0,53 81,53">
          <text:p/>
        </draw:polygon>
        <draw:polygon draw:style-name="gr1" draw:text-style-name="P1" draw:layer="layout" svg:width="0.153cm" svg:height="0.306cm" svg:x="1.218cm" svg:y="8.584cm" svg:viewBox="0 0 154 307" draw:points="0,154 154,307 154,0">
          <text:p/>
        </draw:polygon>
        <draw:polygon draw:style-name="gr2" draw:text-style-name="P2" draw:layer="layout" svg:width="0.153cm" svg:height="0.306cm" svg:x="1.218cm" svg:y="8.584cm" svg:viewBox="0 0 154 307" draw:points="0,154 154,307 154,0">
          <text:p/>
        </draw:polygon>
        <draw:polygon draw:style-name="gr3" draw:text-style-name="P1" draw:layer="layout" svg:width="0.117cm" svg:height="0.085cm" svg:x="1.218cm" svg:y="8.041cm" svg:viewBox="0 0 118 86" draw:points="85,0 0,86 118,86">
          <text:p/>
        </draw:polygon>
        <draw:polygon draw:style-name="gr1" draw:text-style-name="P1" draw:layer="layout" svg:width="0.153cm" svg:height="0.306cm" svg:x="1.065cm" svg:y="8.278cm" svg:viewBox="0 0 154 307" draw:points="0,307 154,154 0,0">
          <text:p/>
        </draw:polygon>
        <draw:polygon draw:style-name="gr2" draw:text-style-name="P2" draw:layer="layout" svg:width="0.153cm" svg:height="0.306cm" svg:x="1.065cm" svg:y="8.278cm" svg:viewBox="0 0 154 307" draw:points="0,307 154,154 0,0">
          <text:p/>
        </draw:polygon>
        <draw:polygon draw:style-name="gr3" draw:text-style-name="P1" draw:layer="layout" svg:width="0.153cm" svg:height="0.077cm" svg:x="1.218cm" svg:y="8.278cm" svg:viewBox="0 0 154 78" draw:points="0,0 78,78 154,0">
          <text:p/>
        </draw:polygon>
        <draw:polygon draw:style-name="gr1" draw:text-style-name="P1" draw:layer="layout" svg:width="0.153cm" svg:height="0.153cm" svg:x="1.065cm" svg:y="8.584cm" svg:viewBox="0 0 154 154" draw:points="0,154 154,154 0,0">
          <text:p/>
        </draw:polygon>
        <draw:polygon draw:style-name="gr2" draw:text-style-name="P2" draw:layer="layout" svg:width="0.153cm" svg:height="0.153cm" svg:x="1.065cm" svg:y="8.584cm" svg:viewBox="0 0 154 154" draw:points="0,154 154,154 0,0">
          <text:p/>
        </draw:polygon>
        <draw:polygon draw:style-name="gr3" draw:text-style-name="P1" draw:layer="layout" svg:width="0.04cm" svg:height="0.041cm" svg:x="1.371cm" svg:y="8.278cm" svg:viewBox="0 0 41 42" draw:points="25,0 0,0 41,42">
          <text:p/>
        </draw:polygon>
        <draw:polygon draw:style-name="gr3" draw:text-style-name="P1" draw:layer="layout" svg:width="0.076cm" svg:height="0.153cm" svg:x="1.295cm" svg:y="8.278cm" svg:viewBox="0 0 77 154" draw:points="0,78 77,154 77,0">
          <text:p/>
        </draw:polygon>
        <draw:polygon draw:style-name="gr3" draw:text-style-name="P1" draw:layer="layout" svg:width="0.153cm" svg:height="0.076cm" svg:x="1.218cm" svg:y="8.355cm" svg:viewBox="0 0 154 77" draw:points="154,77 78,0 0,77">
          <text:p/>
        </draw:polygon>
        <draw:polygon draw:style-name="gr3" draw:text-style-name="P1" draw:layer="layout" svg:width="0.077cm" svg:height="0.152cm" svg:x="1.218cm" svg:y="8.126cm" svg:viewBox="0 0 78 153" draw:points="0,153 78,77 0,0">
          <text:p/>
        </draw:polygon>
        <draw:polygon draw:style-name="gr3" draw:text-style-name="P1" draw:layer="layout" svg:width="0.024cm" svg:height="0.016cm" svg:x="1.371cm" svg:y="8.262cm" svg:viewBox="0 0 25 17" draw:points="17,0 0,17 25,17">
          <text:p/>
        </draw:polygon>
        <draw:polygon draw:style-name="gr3" draw:text-style-name="P1" draw:layer="layout" svg:width="0.153cm" svg:height="0.153cm" svg:x="1.371cm" svg:y="8.584cm" svg:viewBox="0 0 154 154" draw:points="154,154 154,0 0,0">
          <text:p/>
        </draw:polygon>
        <draw:polygon draw:style-name="gr1" draw:text-style-name="P1" draw:layer="layout" svg:width="0.153cm" svg:height="0.153cm" svg:x="1.065cm" svg:y="8.737cm" svg:viewBox="0 0 154 154" draw:points="154,154 154,0 0,154">
          <text:p/>
        </draw:polygon>
        <draw:polygon draw:style-name="gr2" draw:text-style-name="P2" draw:layer="layout" svg:width="0.153cm" svg:height="0.153cm" svg:x="1.065cm" svg:y="8.737cm" svg:viewBox="0 0 154 154" draw:points="154,154 154,0 0,154">
          <text:p/>
        </draw:polygon>
        <draw:polygon draw:style-name="gr1" draw:text-style-name="P1" draw:layer="layout" svg:width="0.153cm" svg:height="0.305cm" svg:x="1.065cm" svg:y="7.973cm" svg:viewBox="0 0 154 306" draw:points="154,154 0,0 0,306">
          <text:p/>
        </draw:polygon>
        <draw:polygon draw:style-name="gr2" draw:text-style-name="P2" draw:layer="layout" svg:width="0.153cm" svg:height="0.305cm" svg:x="1.065cm" svg:y="7.973cm" svg:viewBox="0 0 154 306" draw:points="154,154 0,0 0,306">
          <text:p/>
        </draw:polygon>
        <draw:polygon draw:style-name="gr3" draw:text-style-name="P1" draw:layer="layout" svg:width="0.077cm" svg:height="0.153cm" svg:x="1.218cm" svg:y="8.278cm" svg:viewBox="0 0 78 154" draw:points="78,78 0,0 0,154">
          <text:p/>
        </draw:polygon>
        <draw:polygon draw:style-name="gr1" draw:text-style-name="P1" draw:layer="layout" svg:width="0.153cm" svg:height="0.153cm" svg:x="1.065cm" svg:y="7.82cm" svg:viewBox="0 0 154 154" draw:points="154,154 154,0 0,154">
          <text:p/>
        </draw:polygon>
        <draw:polygon draw:style-name="gr2" draw:text-style-name="P2" draw:layer="layout" svg:width="0.153cm" svg:height="0.153cm" svg:x="1.065cm" svg:y="7.82cm" svg:viewBox="0 0 154 154" draw:points="154,154 154,0 0,154">
          <text:p/>
        </draw:polygon>
        <draw:polygon draw:style-name="gr1" draw:text-style-name="P1" draw:layer="layout" svg:width="0.306cm" svg:height="0.153cm" svg:x="1.065cm" svg:y="8.584cm" svg:viewBox="0 0 307 154" draw:points="0,0 154,154 307,0">
          <text:p/>
        </draw:polygon>
        <draw:polygon draw:style-name="gr2" draw:text-style-name="P2" draw:layer="layout" svg:width="0.306cm" svg:height="0.153cm" svg:x="1.065cm" svg:y="8.584cm" svg:viewBox="0 0 307 154" draw:points="0,0 154,154 307,0">
          <text:p/>
        </draw:polygon>
        <draw:polygon draw:style-name="gr1" draw:text-style-name="P1" draw:layer="layout" svg:width="0.03cm" svg:height="0.023cm" svg:x="1.065cm" svg:y="7.338cm" svg:viewBox="0 0 31 24" draw:points="24,0 0,24 31,24">
          <text:p/>
        </draw:polygon>
        <draw:polygon draw:style-name="gr2" draw:text-style-name="P2" draw:layer="layout" svg:width="0.03cm" svg:height="0.023cm" svg:x="1.065cm" svg:y="7.338cm" svg:viewBox="0 0 31 24" draw:points="24,0 0,24 31,24">
          <text:p/>
        </draw:polygon>
        <draw:polygon draw:style-name="gr1" draw:text-style-name="P1" draw:layer="layout" svg:width="0.009cm" svg:height="0.006cm" svg:x="1.677cm" svg:y="8.884cm" svg:viewBox="0 0 10 7" draw:points="5,0 0,7 10,7">
          <text:p/>
        </draw:polygon>
        <draw:polygon draw:style-name="gr2" draw:text-style-name="P2" draw:layer="layout" svg:width="0.009cm" svg:height="0.006cm" svg:x="1.677cm" svg:y="8.884cm" svg:viewBox="0 0 10 7" draw:points="5,0 0,7 10,7">
          <text:p/>
        </draw:polygon>
        <draw:polygon draw:style-name="gr1" draw:text-style-name="P1" draw:layer="layout" svg:width="0.153cm" svg:height="0.153cm" svg:x="1.065cm" svg:y="8.737cm" svg:viewBox="0 0 154 154" draw:points="154,0 0,0 0,154">
          <text:p/>
        </draw:polygon>
        <draw:polygon draw:style-name="gr2" draw:text-style-name="P2" draw:layer="layout" svg:width="0.153cm" svg:height="0.153cm" svg:x="1.065cm" svg:y="8.737cm" svg:viewBox="0 0 154 154" draw:points="154,0 0,0 0,154">
          <text:p/>
        </draw:polygon>
        <draw:polygon draw:style-name="gr1" draw:text-style-name="P1" draw:layer="layout" svg:width="0.116cm" svg:height="0.089cm" svg:x="1.065cm" svg:y="7.578cm" svg:viewBox="0 0 117 90" draw:points="90,0 0,90 117,90">
          <text:p/>
        </draw:polygon>
        <draw:polygon draw:style-name="gr2" draw:text-style-name="P2" draw:layer="layout" svg:width="0.116cm" svg:height="0.089cm" svg:x="1.065cm" svg:y="7.578cm" svg:viewBox="0 0 117 90" draw:points="90,0 0,90 117,90">
          <text:p/>
        </draw:polygon>
        <draw:polygon draw:style-name="gr1" draw:text-style-name="P1" draw:layer="layout" svg:width="0.153cm" svg:height="0.152cm" svg:x="1.065cm" svg:y="8.126cm" svg:viewBox="0 0 154 153" draw:points="154,153 154,0 0,153">
          <text:p/>
        </draw:polygon>
        <draw:polygon draw:style-name="gr2" draw:text-style-name="P2" draw:layer="layout" svg:width="0.153cm" svg:height="0.152cm" svg:x="1.065cm" svg:y="8.126cm" svg:viewBox="0 0 154 153" draw:points="154,153 154,0 0,153">
          <text:p/>
        </draw:polygon>
        <draw:polygon draw:style-name="gr3" draw:text-style-name="P1" draw:layer="layout" svg:width="0.153cm" svg:height="0.076cm" svg:x="1.218cm" svg:y="8.202cm" svg:viewBox="0 0 154 77" draw:points="78,0 0,77 154,77">
          <text:p/>
        </draw:polygon>
        <draw:polygon draw:style-name="gr3" draw:text-style-name="P1" draw:layer="layout" svg:width="0.004cm" svg:height="0.009cm" svg:x="1.524cm" svg:y="8.575cm" svg:viewBox="0 0 5 10" draw:points="0,0 0,10 5,10">
          <text:p/>
        </draw:polygon>
        <draw:polygon draw:style-name="gr1" draw:text-style-name="P1" draw:layer="layout" svg:width="0.005cm" svg:height="0.016cm" svg:x="1.677cm" svg:y="8.874cm" svg:viewBox="0 0 6 17" draw:points="0,0 0,17 6,10">
          <text:p/>
        </draw:polygon>
        <draw:polygon draw:style-name="gr2" draw:text-style-name="P2" draw:layer="layout" svg:width="0.005cm" svg:height="0.016cm" svg:x="1.677cm" svg:y="8.874cm" svg:viewBox="0 0 6 17" draw:points="0,0 0,17 6,10">
          <text:p/>
        </draw:polygon>
        <draw:polygon draw:style-name="gr1" draw:text-style-name="P1" draw:layer="layout" svg:width="0.306cm" svg:height="0.153cm" svg:x="1.065cm" svg:y="8.431cm" svg:viewBox="0 0 307 154" draw:points="154,0 0,154 307,154">
          <text:p/>
        </draw:polygon>
        <draw:polygon draw:style-name="gr2" draw:text-style-name="P2" draw:layer="layout" svg:width="0.306cm" svg:height="0.153cm" svg:x="1.065cm" svg:y="8.431cm" svg:viewBox="0 0 307 154" draw:points="154,0 0,154 307,154">
          <text:p/>
        </draw:polygon>
        <draw:polygon draw:style-name="gr1" draw:text-style-name="P1" draw:layer="layout" svg:width="0.153cm" svg:height="0.306cm" svg:x="1.371cm" svg:y="8.584cm" svg:viewBox="0 0 154 307" draw:points="0,307 154,154 0,0">
          <text:p/>
        </draw:polygon>
        <draw:polygon draw:style-name="gr2" draw:text-style-name="P2" draw:layer="layout" svg:width="0.153cm" svg:height="0.306cm" svg:x="1.371cm" svg:y="8.584cm" svg:viewBox="0 0 154 307" draw:points="0,307 154,154 0,0">
          <text:p/>
        </draw:polygon>
        <draw:polygon draw:style-name="gr1" draw:text-style-name="P1" draw:layer="layout" svg:width="0.153cm" svg:height="0.306cm" svg:x="1.065cm" svg:y="7.667cm" svg:viewBox="0 0 154 307" draw:points="0,307 154,154 0,0">
          <text:p/>
        </draw:polygon>
        <draw:polygon draw:style-name="gr2" draw:text-style-name="P2" draw:layer="layout" svg:width="0.153cm" svg:height="0.306cm" svg:x="1.065cm" svg:y="7.667cm" svg:viewBox="0 0 154 307" draw:points="0,307 154,154 0,0">
          <text:p/>
        </draw:polygon>
        <draw:polygon draw:style-name="gr1" draw:text-style-name="P1" draw:layer="layout" svg:width="0.153cm" svg:height="0.153cm" svg:x="1.218cm" svg:y="8.737cm" svg:viewBox="0 0 154 154" draw:points="0,0 0,154 154,154">
          <text:p/>
        </draw:polygon>
        <draw:polygon draw:style-name="gr2" draw:text-style-name="P2" draw:layer="layout" svg:width="0.153cm" svg:height="0.153cm" svg:x="1.218cm" svg:y="8.737cm" svg:viewBox="0 0 154 154" draw:points="0,0 0,154 154,154">
          <text:p/>
        </draw:polygon>
        <draw:polygon draw:style-name="gr3" draw:text-style-name="P1" draw:layer="layout" svg:width="0.061cm" svg:height="0.153cm" svg:x="1.371cm" svg:y="8.278cm" svg:viewBox="0 0 62 154" draw:points="41,42 0,0 0,154 62,93">
          <text:p/>
        </draw:polygon>
        <draw:polygon draw:style-name="gr3" draw:text-style-name="P1" draw:layer="layout" svg:width="0.076cm" svg:height="0.126cm" svg:x="1.295cm" svg:y="8.152cm" svg:viewBox="0 0 77 127" draw:points="51,0 0,50 77,127 77,68">
          <text:p/>
        </draw:polygon>
        <draw:polygon draw:style-name="gr3" draw:text-style-name="P1" draw:layer="layout" svg:width="0.052cm" svg:height="0.153cm" svg:x="1.524cm" svg:y="8.584cm" svg:viewBox="0 0 53 154" draw:points="4,0 0,0 0,154 53,102">
          <text:p/>
        </draw:polygon>
        <draw:polygon draw:style-name="gr3" draw:text-style-name="P1" draw:layer="layout" svg:width="0.153cm" svg:height="0.107cm" svg:x="1.371cm" svg:y="8.477cm" svg:viewBox="0 0 154 108" draw:points="108,0 0,108 154,108 154,99">
          <text:p/>
        </draw:polygon>
        <draw:polygon draw:style-name="gr3" draw:text-style-name="P1" draw:layer="layout" svg:width="0.127cm" svg:height="0.076cm" svg:x="1.218cm" svg:y="8.126cm" svg:viewBox="0 0 128 77" draw:points="118,0 0,0 77,77 128,26">
          <text:p/>
        </draw:polygon>
        <draw:polygon draw:style-name="gr3" draw:text-style-name="P1" draw:layer="layout" svg:width="0.107cm" svg:height="0.153cm" svg:x="1.371cm" svg:y="8.431cm" svg:viewBox="0 0 108 154" draw:points="89,0 0,0 0,154 108,47">
          <text:p/>
        </draw:polygon>
        <draw:polygon draw:style-name="gr1" draw:text-style-name="P1" draw:layer="layout" svg:width="0.153cm" svg:height="0.153cm" svg:x="1.065cm" svg:y="7.667cm" svg:viewBox="0 0 154 154" draw:points="117,0 0,0 154,154 154,122">
          <text:p/>
        </draw:polygon>
        <draw:polygon draw:style-name="gr2" draw:text-style-name="P2" draw:layer="layout" svg:width="0.153cm" svg:height="0.153cm" svg:x="1.065cm" svg:y="7.667cm" svg:viewBox="0 0 154 154" draw:points="117,0 0,0 154,154 154,122">
          <text:p/>
        </draw:polygon>
        <draw:polygon draw:style-name="gr3" draw:text-style-name="P1" draw:layer="layout" svg:width="0.062cm" svg:height="0.153cm" svg:x="1.218cm" svg:y="7.82cm" svg:viewBox="0 0 63 154" draw:points="16,17 0,0 0,154 63,154">
          <text:p/>
        </draw:polygon>
        <draw:polygon draw:style-name="gr1" draw:text-style-name="P1" draw:layer="layout" svg:width="0.089cm" svg:height="0.306cm" svg:x="1.065cm" svg:y="7.361cm" svg:viewBox="0 0 90 307" draw:points="43,42 0,0 0,307 90,218">
          <text:p/>
        </draw:polygon>
        <draw:polygon draw:style-name="gr2" draw:text-style-name="P2" draw:layer="layout" svg:width="0.089cm" svg:height="0.306cm" svg:x="1.065cm" svg:y="7.361cm" svg:viewBox="0 0 90 307" draw:points="43,42 0,0 0,307 90,218">
          <text:p/>
        </draw:polygon>
        <draw:polygon draw:style-name="gr3" draw:text-style-name="P1" draw:layer="layout" svg:width="0.085cm" svg:height="0.153cm" svg:x="1.218cm" svg:y="7.973cm" svg:viewBox="0 0 86 154" draw:points="62,0 0,0 0,154 86,69">
          <text:p/>
        </draw:polygon>
        <draw:polygon draw:style-name="gr1" draw:text-style-name="P1" draw:layer="layout" svg:width="0.153cm" svg:height="0.153cm" svg:x="1.524cm" svg:y="8.737cm" svg:viewBox="0 0 154 154" draw:points="81,0 0,0 154,154 154,138">
          <text:p/>
        </draw:polygon>
        <draw:polygon draw:style-name="gr2" draw:text-style-name="P2" draw:layer="layout" svg:width="0.153cm" svg:height="0.153cm" svg:x="1.524cm" svg:y="8.737cm" svg:viewBox="0 0 154 154" draw:points="81,0 0,0 154,154 154,138">
          <text:p/>
        </draw:polygon>
        <draw:polygon draw:style-name="gr4" draw:text-style-name="P3" draw:layer="layout" svg:width="0.076cm" svg:height="0.076cm" svg:x="1.065cm" svg:y="4.61cm" svg:viewBox="0 0 77 77" draw:points="65,0 0,0 77,77">
          <text:p/>
        </draw:polygon>
        <draw:polygon draw:style-name="gr5" draw:text-style-name="P2" draw:layer="layout" svg:width="0.076cm" svg:height="0.076cm" svg:x="1.065cm" svg:y="4.61cm" svg:viewBox="0 0 77 77" draw:points="65,0 0,0 77,77">
          <text:p/>
        </draw:polygon>
        <draw:polygon draw:style-name="gr4" draw:text-style-name="P3" draw:layer="layout" svg:width="0.153cm" svg:height="0.153cm" svg:x="1.065cm" svg:y="5.832cm" svg:viewBox="0 0 154 154" draw:points="154,154 154,0 0,0">
          <text:p/>
        </draw:polygon>
        <draw:polygon draw:style-name="gr5" draw:text-style-name="P2" draw:layer="layout" svg:width="0.153cm" svg:height="0.153cm" svg:x="1.065cm" svg:y="5.832cm" svg:viewBox="0 0 154 154" draw:points="154,154 154,0 0,0">
          <text:p/>
        </draw:polygon>
        <draw:polygon draw:style-name="gr6" draw:text-style-name="P3" draw:layer="layout" svg:width="0.153cm" svg:height="0.153cm" svg:x="1.218cm" svg:y="5.985cm" svg:viewBox="0 0 154 154" draw:points="154,0 0,0 154,154">
          <text:p/>
        </draw:polygon>
        <draw:polygon draw:style-name="gr4" draw:text-style-name="P3" draw:layer="layout" svg:width="0.152cm" svg:height="0.306cm" svg:x="1.83cm" svg:y="8.584cm" svg:viewBox="0 0 153 307" draw:points="0,154 153,307 153,0">
          <text:p/>
        </draw:polygon>
        <draw:polygon draw:style-name="gr5" draw:text-style-name="P2" draw:layer="layout" svg:width="0.152cm" svg:height="0.306cm" svg:x="1.83cm" svg:y="8.584cm" svg:viewBox="0 0 153 307" draw:points="0,154 153,307 153,0">
          <text:p/>
        </draw:polygon>
        <draw:polygon draw:style-name="gr4" draw:text-style-name="P3" draw:layer="layout" svg:width="0.153cm" svg:height="0.153cm" svg:x="2.441cm" svg:y="8.737cm" svg:viewBox="0 0 154 154" draw:points="154,0 0,0 154,154">
          <text:p/>
        </draw:polygon>
        <draw:polygon draw:style-name="gr5" draw:text-style-name="P2" draw:layer="layout" svg:width="0.153cm" svg:height="0.153cm" svg:x="2.441cm" svg:y="8.737cm" svg:viewBox="0 0 154 154" draw:points="154,0 0,0 154,154">
          <text:p/>
        </draw:polygon>
        <draw:polygon draw:style-name="gr6" draw:text-style-name="P3" draw:layer="layout" svg:width="0.307cm" svg:height="0.306cm" svg:x="1.982cm" svg:y="8.278cm" svg:viewBox="0 0 308 307" draw:points="0,0 0,307 308,0">
          <text:p/>
        </draw:polygon>
        <draw:polygon draw:style-name="gr4" draw:text-style-name="P3" draw:layer="layout" svg:width="0.152cm" svg:height="0.153cm" svg:x="1.83cm" svg:y="8.737cm" svg:viewBox="0 0 153 154" draw:points="0,0 0,154 153,154">
          <text:p/>
        </draw:polygon>
        <draw:polygon draw:style-name="gr5" draw:text-style-name="P2" draw:layer="layout" svg:width="0.152cm" svg:height="0.153cm" svg:x="1.83cm" svg:y="8.737cm" svg:viewBox="0 0 153 154" draw:points="0,0 0,154 153,154">
          <text:p/>
        </draw:polygon>
        <draw:polygon draw:style-name="gr4" draw:text-style-name="P3" draw:layer="layout" svg:width="0.064cm" svg:height="0.055cm" svg:x="1.065cm" svg:y="4.555cm" svg:viewBox="0 0 65 56" draw:points="56,0 0,56 65,56">
          <text:p/>
        </draw:polygon>
        <draw:polygon draw:style-name="gr5" draw:text-style-name="P2" draw:layer="layout" svg:width="0.064cm" svg:height="0.055cm" svg:x="1.065cm" svg:y="4.555cm" svg:viewBox="0 0 65 56" draw:points="56,0 0,56 65,56">
          <text:p/>
        </draw:polygon>
        <draw:polygon draw:style-name="gr6" draw:text-style-name="P3" draw:layer="layout" svg:width="0.152cm" svg:height="0.152cm" svg:x="1.83cm" svg:y="8.126cm" svg:viewBox="0 0 153 153" draw:points="153,0 0,0 153,153">
          <text:p/>
        </draw:polygon>
        <draw:polygon draw:style-name="gr6" draw:text-style-name="P3" draw:layer="layout" svg:width="0.153cm" svg:height="0.153cm" svg:x="1.371cm" svg:y="6.597cm" svg:viewBox="0 0 154 154" draw:points="154,154 154,0 0,154">
          <text:p/>
        </draw:polygon>
        <draw:polygon draw:style-name="gr6" draw:text-style-name="P3" draw:layer="layout" svg:width="0.036cm" svg:height="0.051cm" svg:x="1.411cm" svg:y="8.319cm" svg:viewBox="0 0 37 52" draw:points="22,52 37,37 0,0">
          <text:p/>
        </draw:polygon>
        <draw:polygon draw:style-name="gr6" draw:text-style-name="P3" draw:layer="layout" svg:width="0.306cm" svg:height="0.153cm" svg:x="1.371cm" svg:y="7.973cm" svg:viewBox="0 0 307 154" draw:points="154,154 307,0 0,0">
          <text:p/>
        </draw:polygon>
        <draw:polygon draw:style-name="gr6" draw:text-style-name="P3" draw:layer="layout" svg:width="0.305cm" svg:height="0.152cm" svg:x="1.677cm" svg:y="8.126cm" svg:viewBox="0 0 306 153" draw:points="306,153 154,0 0,153">
          <text:p/>
        </draw:polygon>
        <draw:polygon draw:style-name="gr6" draw:text-style-name="P3" draw:layer="layout" svg:width="0.046cm" svg:height="0.144cm" svg:x="1.478cm" svg:y="8.431cm" svg:viewBox="0 0 47 145" draw:points="47,145 47,0 0,46">
          <text:p/>
        </draw:polygon>
        <draw:polygon draw:style-name="gr6" draw:text-style-name="P3" draw:layer="layout" svg:width="0.153cm" svg:height="0.153cm" svg:x="1.524cm" svg:y="8.278cm" svg:viewBox="0 0 154 154" draw:points="0,0 0,154 154,0">
          <text:p/>
        </draw:polygon>
        <draw:polygon draw:style-name="gr6" draw:text-style-name="P3" draw:layer="layout" svg:width="0.305cm" svg:height="0.153cm" svg:x="1.677cm" svg:y="8.584cm" svg:viewBox="0 0 306 154" draw:points="0,0 154,154 306,0">
          <text:p/>
        </draw:polygon>
        <draw:polygon draw:style-name="gr4" draw:text-style-name="P3" draw:layer="layout" svg:width="0.307cm" svg:height="0.306cm" svg:x="1.982cm" svg:y="8.584cm" svg:viewBox="0 0 308 307" draw:points="308,0 0,0 308,307">
          <text:p/>
        </draw:polygon>
        <draw:polygon draw:style-name="gr5" draw:text-style-name="P2" draw:layer="layout" svg:width="0.307cm" svg:height="0.306cm" svg:x="1.982cm" svg:y="8.584cm" svg:viewBox="0 0 308 307" draw:points="308,0 0,0 308,307">
          <text:p/>
        </draw:polygon>
        <draw:polygon draw:style-name="gr6" draw:text-style-name="P3" draw:layer="layout" svg:width="0.065cm" svg:height="0.038cm" svg:x="2.288cm" svg:y="8.24cm" svg:viewBox="0 0 66 39" draw:points="40,0 0,39 66,39">
          <text:p/>
        </draw:polygon>
        <draw:polygon draw:style-name="gr6" draw:text-style-name="P3" draw:layer="layout" svg:width="0.153cm" svg:height="0.153cm" svg:x="1.218cm" svg:y="7.361cm" svg:viewBox="0 0 154 154" draw:points="0,0 0,154 154,0">
          <text:p/>
        </draw:polygon>
        <draw:polygon draw:style-name="gr6" draw:text-style-name="P3" draw:layer="layout" svg:width="0.307cm" svg:height="0.152cm" svg:x="1.982cm" svg:y="8.126cm" svg:viewBox="0 0 308 153" draw:points="154,0 0,153 308,153">
          <text:p/>
        </draw:polygon>
        <draw:polygon draw:style-name="gr6" draw:text-style-name="P3" draw:layer="layout" svg:width="0.305cm" svg:height="0.306cm" svg:x="1.677cm" svg:y="8.278cm" svg:viewBox="0 0 306 307" draw:points="306,307 306,0 0,0">
          <text:p/>
        </draw:polygon>
        <draw:polygon draw:style-name="gr6" draw:text-style-name="P3" draw:layer="layout" svg:width="0.153cm" svg:height="0.153cm" svg:x="1.982cm" svg:y="7.973cm" svg:viewBox="0 0 154 154" draw:points="0,154 154,154 0,0">
          <text:p/>
        </draw:polygon>
        <draw:polygon draw:style-name="gr6" draw:text-style-name="P3" draw:layer="layout" svg:width="0.153cm" svg:height="0.153cm" svg:x="1.677cm" svg:y="7.361cm" svg:viewBox="0 0 154 154" draw:points="154,154 154,0 0,0">
          <text:p/>
        </draw:polygon>
        <draw:polygon draw:style-name="gr6" draw:text-style-name="P3" draw:layer="layout" svg:width="0.039cm" svg:height="0.1cm" svg:x="2.288cm" svg:y="8.178cm" svg:viewBox="0 0 40 101" draw:points="0,0 0,101 40,62">
          <text:p/>
        </draw:polygon>
        <draw:polygon draw:style-name="gr6" draw:text-style-name="P3" draw:layer="layout" svg:width="0.111cm" svg:height="0.175cm" svg:x="1.107cm" svg:y="7.403cm" svg:viewBox="0 0 112 176" draw:points="47,176 112,111 0,0">
          <text:p/>
        </draw:polygon>
        <draw:polygon draw:style-name="gr6" draw:text-style-name="P3" draw:layer="layout" svg:width="0.098cm" svg:height="0.098cm" svg:x="1.371cm" svg:y="6.138cm" svg:viewBox="0 0 99 99" draw:points="72,0 0,0 99,99">
          <text:p/>
        </draw:polygon>
        <draw:polygon draw:style-name="gr6" draw:text-style-name="P3" draw:layer="layout" svg:width="0.149cm" svg:height="0.101cm" svg:x="1.528cm" svg:y="8.584cm" svg:viewBox="0 0 150 102" draw:points="49,102 150,0 0,0">
          <text:p/>
        </draw:polygon>
        <draw:polygon draw:style-name="gr6" draw:text-style-name="P3" draw:layer="layout" svg:width="0.152cm" svg:height="0.153cm" svg:x="1.83cm" svg:y="7.667cm" svg:viewBox="0 0 153 154" draw:points="0,0 0,154 153,0">
          <text:p/>
        </draw:polygon>
        <draw:polygon draw:style-name="gr6" draw:text-style-name="P3" draw:layer="layout" svg:width="0.016cm" svg:height="0.081cm" svg:x="1.218cm" svg:y="5.14cm" svg:viewBox="0 0 17 82" draw:points="0,0 0,82 17,82">
          <text:p/>
        </draw:polygon>
        <draw:polygon draw:style-name="gr4" draw:text-style-name="P3" draw:layer="layout" svg:width="0.153cm" svg:height="0.153cm" svg:x="1.065cm" svg:y="5.221cm" svg:viewBox="0 0 154 154" draw:points="154,154 154,0 0,0">
          <text:p/>
        </draw:polygon>
        <draw:polygon draw:style-name="gr5" draw:text-style-name="P2" draw:layer="layout" svg:width="0.153cm" svg:height="0.153cm" svg:x="1.065cm" svg:y="5.221cm" svg:viewBox="0 0 154 154" draw:points="154,154 154,0 0,0">
          <text:p/>
        </draw:polygon>
        <draw:polygon draw:style-name="gr6" draw:text-style-name="P3" draw:layer="layout" svg:width="0.101cm" svg:height="0.125cm" svg:x="2.594cm" svg:y="8.612cm" svg:viewBox="0 0 102 126" draw:points="0,0 0,126 102,126">
          <text:p/>
        </draw:polygon>
        <draw:polygon draw:style-name="gr6" draw:text-style-name="P3" draw:layer="layout" svg:width="0.058cm" svg:height="0.041cm" svg:x="1.677cm" svg:y="7.014cm" svg:viewBox="0 0 59 42" draw:points="42,0 0,42 59,42">
          <text:p/>
        </draw:polygon>
        <draw:polygon draw:style-name="gr6" draw:text-style-name="P3" draw:layer="layout" svg:width="0.306cm" svg:height="0.306cm" svg:x="1.371cm" svg:y="7.361cm" svg:viewBox="0 0 307 307" draw:points="0,0 0,307 307,307">
          <text:p/>
        </draw:polygon>
        <draw:polygon draw:style-name="gr4" draw:text-style-name="P3" draw:layer="layout" svg:width="0.153cm" svg:height="0.306cm" svg:x="1.065cm" svg:y="5.832cm" svg:viewBox="0 0 154 307" draw:points="0,307 154,154 0,0">
          <text:p/>
        </draw:polygon>
        <draw:polygon draw:style-name="gr5" draw:text-style-name="P2" draw:layer="layout" svg:width="0.153cm" svg:height="0.306cm" svg:x="1.065cm" svg:y="5.832cm" svg:viewBox="0 0 154 307" draw:points="0,307 154,154 0,0">
          <text:p/>
        </draw:polygon>
        <draw:polygon draw:style-name="gr6" draw:text-style-name="P3" draw:layer="layout" svg:width="0.077cm" svg:height="0.153cm" svg:x="1.447cm" svg:y="8.278cm" svg:viewBox="0 0 78 154" draw:points="78,0 0,78 78,154">
          <text:p/>
        </draw:polygon>
        <draw:polygon draw:style-name="gr6" draw:text-style-name="P3" draw:layer="layout" svg:width="0.305cm" svg:height="0.153cm" svg:x="1.677cm" svg:y="7.973cm" svg:viewBox="0 0 306 154" draw:points="0,0 154,154 306,0">
          <text:p/>
        </draw:polygon>
        <draw:polygon draw:style-name="gr4" draw:text-style-name="P3" draw:layer="layout" svg:width="0.306cm" svg:height="0.306cm" svg:x="1.065cm" svg:y="6.444cm" svg:viewBox="0 0 307 307" draw:points="307,307 307,0 0,0">
          <text:p/>
        </draw:polygon>
        <draw:polygon draw:style-name="gr5" draw:text-style-name="P2" draw:layer="layout" svg:width="0.306cm" svg:height="0.306cm" svg:x="1.065cm" svg:y="6.444cm" svg:viewBox="0 0 307 307" draw:points="307,307 307,0 0,0">
          <text:p/>
        </draw:polygon>
        <draw:polygon draw:style-name="gr6" draw:text-style-name="P3" draw:layer="layout" svg:width="0.071cm" svg:height="0.055cm" svg:x="1.371cm" svg:y="6.083cm" svg:viewBox="0 0 72 56" draw:points="56,0 0,56 72,56">
          <text:p/>
        </draw:polygon>
        <draw:polygon draw:style-name="gr6" draw:text-style-name="P3" draw:layer="layout" svg:width="0.152cm" svg:height="0.306cm" svg:x="1.83cm" svg:y="7.667cm" svg:viewBox="0 0 153 307" draw:points="153,0 0,154 153,307">
          <text:p/>
        </draw:polygon>
        <draw:polygon draw:style-name="gr6" draw:text-style-name="P3" draw:layer="layout" svg:width="0.307cm" svg:height="0.306cm" svg:x="1.982cm" svg:y="8.278cm" svg:viewBox="0 0 308 307" draw:points="0,307 308,307 308,0">
          <text:p/>
        </draw:polygon>
        <draw:polygon draw:style-name="gr6" draw:text-style-name="P3" draw:layer="layout" svg:width="0.152cm" svg:height="0.076cm" svg:x="1.83cm" svg:y="7.591cm" svg:viewBox="0 0 153 77" draw:points="77,0 0,77 153,77">
          <text:p/>
        </draw:polygon>
        <draw:polygon draw:style-name="gr4" draw:text-style-name="P3" draw:layer="layout" svg:width="0.306cm" svg:height="0.306cm" svg:x="1.065cm" svg:y="6.138cm" svg:viewBox="0 0 307 307" draw:points="307,0 0,0 0,307">
          <text:p/>
        </draw:polygon>
        <draw:polygon draw:style-name="gr5" draw:text-style-name="P2" draw:layer="layout" svg:width="0.306cm" svg:height="0.306cm" svg:x="1.065cm" svg:y="6.138cm" svg:viewBox="0 0 307 307" draw:points="307,0 0,0 0,307">
          <text:p/>
        </draw:polygon>
        <draw:polygon draw:style-name="gr6" draw:text-style-name="P3" draw:layer="layout" svg:width="0.153cm" svg:height="0.153cm" svg:x="1.371cm" svg:y="6.75cm" svg:viewBox="0 0 154 154" draw:points="154,154 154,0 0,0">
          <text:p/>
        </draw:polygon>
        <draw:polygon draw:style-name="gr6" draw:text-style-name="P3" draw:layer="layout" svg:width="0.153cm" svg:height="0.153cm" svg:x="1.677cm" svg:y="7.667cm" svg:viewBox="0 0 154 154" draw:points="154,154 154,0 0,0">
          <text:p/>
        </draw:polygon>
        <draw:polygon draw:style-name="gr6" draw:text-style-name="P3" draw:layer="layout" svg:width="0.059cm" svg:height="0.096cm" svg:x="1.218cm" svg:y="5.336cm" svg:viewBox="0 0 60 97" draw:points="39,0 0,38 60,97">
          <text:p/>
        </draw:polygon>
        <draw:polygon draw:style-name="gr6" draw:text-style-name="P3" draw:layer="layout" svg:width="0.153cm" svg:height="0.306cm" svg:x="1.524cm" svg:y="8.278cm" svg:viewBox="0 0 154 307" draw:points="0,154 154,307 154,0">
          <text:p/>
        </draw:polygon>
        <draw:polygon draw:style-name="gr6" draw:text-style-name="P3" draw:layer="layout" svg:width="0.036cm" svg:height="0.026cm" svg:x="1.335cm" svg:y="8.126cm" svg:viewBox="0 0 37 27" draw:points="10,27 37,0 0,0">
          <text:p/>
        </draw:polygon>
        <draw:polygon draw:style-name="gr6" draw:text-style-name="P3" draw:layer="layout" svg:width="0.153cm" svg:height="0.306cm" svg:x="2.288cm" svg:y="8.278cm" svg:viewBox="0 0 154 307" draw:points="0,307 154,154 0,0">
          <text:p/>
        </draw:polygon>
        <draw:polygon draw:style-name="gr4" draw:text-style-name="P3" draw:layer="layout" svg:width="0.153cm" svg:height="0.306cm" svg:x="1.065cm" svg:y="5.221cm" svg:viewBox="0 0 154 307" draw:points="0,307 154,154 0,0">
          <text:p/>
        </draw:polygon>
        <draw:polygon draw:style-name="gr5" draw:text-style-name="P2" draw:layer="layout" svg:width="0.153cm" svg:height="0.306cm" svg:x="1.065cm" svg:y="5.221cm" svg:viewBox="0 0 154 307" draw:points="0,307 154,154 0,0">
          <text:p/>
        </draw:polygon>
        <draw:polygon draw:style-name="gr6" draw:text-style-name="P3" draw:layer="layout" svg:width="0.026cm" svg:height="0.094cm" svg:x="1.345cm" svg:y="8.126cm" svg:viewBox="0 0 27 95" draw:points="27,95 27,0 0,27">
          <text:p/>
        </draw:polygon>
        <draw:polygon draw:style-name="gr6" draw:text-style-name="P3" draw:layer="layout" svg:width="0.077cm" svg:height="0.152cm" svg:x="1.447cm" svg:y="8.126cm" svg:viewBox="0 0 78 153" draw:points="0,77 78,153 78,0">
          <text:p/>
        </draw:polygon>
        <draw:polygon draw:style-name="gr6" draw:text-style-name="P3" draw:layer="layout" svg:width="0.153cm" svg:height="0.153cm" svg:x="1.677cm" svg:y="8.584cm" svg:viewBox="0 0 154 154" draw:points="0,154 154,154 0,0">
          <text:p/>
        </draw:polygon>
        <draw:polygon draw:style-name="gr4" draw:text-style-name="P3" draw:layer="layout" svg:width="0.153cm" svg:height="0.306cm" svg:x="2.288cm" svg:y="8.584cm" svg:viewBox="0 0 154 307" draw:points="154,154 0,0 0,307">
          <text:p/>
        </draw:polygon>
        <draw:polygon draw:style-name="gr5" draw:text-style-name="P2" draw:layer="layout" svg:width="0.153cm" svg:height="0.306cm" svg:x="2.288cm" svg:y="8.584cm" svg:viewBox="0 0 154 307" draw:points="154,154 0,0 0,307">
          <text:p/>
        </draw:polygon>
        <draw:polygon draw:style-name="gr6" draw:text-style-name="P3" draw:layer="layout" svg:width="0.153cm" svg:height="0.306cm" svg:x="1.677cm" svg:y="7.667cm" svg:viewBox="0 0 154 307" draw:points="0,307 154,154 0,0">
          <text:p/>
        </draw:polygon>
        <draw:polygon draw:style-name="gr6" draw:text-style-name="P3" draw:layer="layout" svg:width="0.001cm" svg:height="0.004cm" svg:x="1.677cm" svg:y="6.899cm" svg:viewBox="0 0 2 5" draw:points="0,0 0,5 2,5">
          <text:p/>
        </draw:polygon>
        <draw:polygon draw:style-name="gr6" draw:text-style-name="P3" draw:layer="layout" svg:width="0.306cm" svg:height="0.153cm" svg:x="1.371cm" svg:y="7.055cm" svg:viewBox="0 0 307 154" draw:points="0,0 154,154 307,0">
          <text:p/>
        </draw:polygon>
        <draw:polygon draw:style-name="gr6" draw:text-style-name="P3" draw:layer="layout" svg:width="0.153cm" svg:height="0.153cm" svg:x="1.371cm" svg:y="7.208cm" svg:viewBox="0 0 154 154" draw:points="154,0 0,0 0,154">
          <text:p/>
        </draw:polygon>
        <draw:polygon draw:style-name="gr6" draw:text-style-name="P3" draw:layer="layout" svg:width="0.031cm" svg:height="0.123cm" svg:x="1.371cm" svg:y="5.862cm" svg:viewBox="0 0 32 124" draw:points="0,0 0,124 32,124">
          <text:p/>
        </draw:polygon>
        <draw:polygon draw:style-name="gr6" draw:text-style-name="P3" draw:layer="layout" svg:width="0.153cm" svg:height="0.153cm" svg:x="1.218cm" svg:y="7.055cm" svg:viewBox="0 0 154 154" draw:points="0,154 154,154 154,0">
          <text:p/>
        </draw:polygon>
        <draw:polygon draw:style-name="gr6" draw:text-style-name="P3" draw:layer="layout" svg:width="0.306cm" svg:height="0.306cm" svg:x="1.371cm" svg:y="7.361cm" svg:viewBox="0 0 307 307" draw:points="307,0 0,0 307,307">
          <text:p/>
        </draw:polygon>
        <draw:polygon draw:style-name="gr6" draw:text-style-name="P3" draw:layer="layout" svg:width="0.306cm" svg:height="0.153cm" svg:x="1.371cm" svg:y="7.208cm" svg:viewBox="0 0 307 154" draw:points="307,154 154,0 0,154">
          <text:p/>
        </draw:polygon>
        <draw:polygon draw:style-name="gr6" draw:text-style-name="P3" draw:layer="layout" svg:width="0.152cm" svg:height="0.153cm" svg:x="1.83cm" svg:y="7.973cm" svg:viewBox="0 0 153 154" draw:points="0,154 153,154 153,0">
          <text:p/>
        </draw:polygon>
        <draw:polygon draw:style-name="gr6" draw:text-style-name="P3" draw:layer="layout" svg:width="0.153cm" svg:height="0.152cm" svg:x="1.982cm" svg:y="8.126cm" svg:viewBox="0 0 154 153" draw:points="154,0 0,0 0,153">
          <text:p/>
        </draw:polygon>
        <draw:polygon draw:style-name="gr6" draw:text-style-name="P3" draw:layer="layout" svg:width="0.01cm" svg:height="0.024cm" svg:x="2.441cm" svg:y="8.407cm" svg:viewBox="0 0 11 25" draw:points="0,0 0,25 11,15">
          <text:p/>
        </draw:polygon>
        <draw:polygon draw:style-name="gr6" draw:text-style-name="P3" draw:layer="layout" svg:width="0.069cm" svg:height="0.078cm" svg:x="2.441cm" svg:y="8.422cm" svg:viewBox="0 0 70 79" draw:points="10,0 0,9 70,79">
          <text:p/>
        </draw:polygon>
        <draw:polygon draw:style-name="gr6" draw:text-style-name="P3" draw:layer="layout" svg:width="0.153cm" svg:height="0.306cm" svg:x="1.677cm" svg:y="7.361cm" svg:viewBox="0 0 154 307" draw:points="154,154 0,0 0,307">
          <text:p/>
        </draw:polygon>
        <draw:polygon draw:style-name="gr4" draw:text-style-name="P3" draw:layer="layout" svg:width="0.018cm" svg:height="0.016cm" svg:x="1.065cm" svg:y="4.288cm" svg:viewBox="0 0 19 17" draw:points="17,0 0,17 19,17">
          <text:p/>
        </draw:polygon>
        <draw:polygon draw:style-name="gr5" draw:text-style-name="P2" draw:layer="layout" svg:width="0.018cm" svg:height="0.016cm" svg:x="1.065cm" svg:y="4.288cm" svg:viewBox="0 0 19 17" draw:points="17,0 0,17 19,17">
          <text:p/>
        </draw:polygon>
        <draw:polygon draw:style-name="gr6" draw:text-style-name="P3" draw:layer="layout" svg:width="0.153cm" svg:height="0.306cm" svg:x="1.524cm" svg:y="7.055cm" svg:viewBox="0 0 154 307" draw:points="0,154 154,307 154,0">
          <text:p/>
        </draw:polygon>
        <draw:polygon draw:style-name="gr4" draw:text-style-name="P3" draw:layer="layout" svg:width="0.307cm" svg:height="0.306cm" svg:x="1.982cm" svg:y="8.584cm" svg:viewBox="0 0 308 307" draw:points="0,0 0,307 308,307">
          <text:p/>
        </draw:polygon>
        <draw:polygon draw:style-name="gr5" draw:text-style-name="P2" draw:layer="layout" svg:width="0.307cm" svg:height="0.306cm" svg:x="1.982cm" svg:y="8.584cm" svg:viewBox="0 0 308 307" draw:points="0,0 0,307 308,307">
          <text:p/>
        </draw:polygon>
        <draw:polygon draw:style-name="gr6" draw:text-style-name="P3" draw:layer="layout" svg:width="0.121cm" svg:height="0.075cm" svg:x="2.135cm" svg:y="8.051cm" svg:viewBox="0 0 122 76" draw:points="75,0 0,76 122,76">
          <text:p/>
        </draw:polygon>
        <draw:polygon draw:style-name="gr6" draw:text-style-name="P3" draw:layer="layout" svg:width="0.076cm" svg:height="0.153cm" svg:x="1.83cm" svg:y="7.514cm" svg:viewBox="0 0 77 154" draw:points="0,154 77,78 0,0">
          <text:p/>
        </draw:polygon>
        <draw:polygon draw:style-name="gr4" draw:text-style-name="P3" draw:layer="layout" svg:width="0.153cm" svg:height="0.153cm" svg:x="1.065cm" svg:y="5.527cm" svg:viewBox="0 0 154 154" draw:points="154,154 154,0 0,0">
          <text:p/>
        </draw:polygon>
        <draw:polygon draw:style-name="gr5" draw:text-style-name="P2" draw:layer="layout" svg:width="0.153cm" svg:height="0.153cm" svg:x="1.065cm" svg:y="5.527cm" svg:viewBox="0 0 154 154" draw:points="154,154 154,0 0,0">
          <text:p/>
        </draw:polygon>
        <draw:polygon draw:style-name="gr6" draw:text-style-name="P3" draw:layer="layout" svg:width="0.306cm" svg:height="0.306cm" svg:x="1.371cm" svg:y="7.667cm" svg:viewBox="0 0 307 307" draw:points="0,0 0,307 307,0">
          <text:p/>
        </draw:polygon>
        <draw:polygon draw:style-name="gr6" draw:text-style-name="P3" draw:layer="layout" svg:width="0.153cm" svg:height="0.152cm" svg:x="1.524cm" svg:y="6.903cm" svg:viewBox="0 0 154 153" draw:points="154,0 0,0 154,153">
          <text:p/>
        </draw:polygon>
        <draw:polygon draw:style-name="gr4" draw:text-style-name="P3" draw:layer="layout" svg:width="0.138cm" svg:height="0.138cm" svg:x="1.065cm" svg:y="4.915cm" svg:viewBox="0 0 139 139" draw:points="114,0 0,0 139,139">
          <text:p/>
        </draw:polygon>
        <draw:polygon draw:style-name="gr5" draw:text-style-name="P2" draw:layer="layout" svg:width="0.138cm" svg:height="0.138cm" svg:x="1.065cm" svg:y="4.915cm" svg:viewBox="0 0 139 139" draw:points="114,0 0,0 139,139">
          <text:p/>
        </draw:polygon>
        <draw:polygon draw:style-name="gr6" draw:text-style-name="P3" draw:layer="layout" svg:width="0.073cm" svg:height="0.137cm" svg:x="1.604cm" svg:y="8.737cm" svg:viewBox="0 0 74 138" draw:points="74,138 74,0 0,0">
          <text:p/>
        </draw:polygon>
        <draw:polygon draw:style-name="gr6" draw:text-style-name="P3" draw:layer="layout" svg:width="0.037cm" svg:height="0.121cm" svg:x="1.181cm" svg:y="7.667cm" svg:viewBox="0 0 38 122" draw:points="38,122 38,0 0,0">
          <text:p/>
        </draw:polygon>
        <draw:polygon draw:style-name="gr4" draw:text-style-name="P3" draw:layer="layout" svg:width="0.153cm" svg:height="0.152cm" svg:x="1.065cm" svg:y="5.68cm" svg:viewBox="0 0 154 153" draw:points="154,153 154,0 0,153">
          <text:p/>
        </draw:polygon>
        <draw:polygon draw:style-name="gr5" draw:text-style-name="P2" draw:layer="layout" svg:width="0.153cm" svg:height="0.152cm" svg:x="1.065cm" svg:y="5.68cm" svg:viewBox="0 0 154 153" draw:points="154,153 154,0 0,153">
          <text:p/>
        </draw:polygon>
        <draw:polygon draw:style-name="gr6" draw:text-style-name="P3" draw:layer="layout" svg:width="0.03cm" svg:height="0.052cm" svg:x="2.135cm" svg:y="7.921cm" svg:viewBox="0 0 31 53" draw:points="0,0 0,53 31,53">
          <text:p/>
        </draw:polygon>
        <draw:polygon draw:style-name="gr6" draw:text-style-name="P3" draw:layer="layout" svg:width="0.065cm" svg:height="0.046cm" svg:x="1.459cm" svg:y="8.431cm" svg:viewBox="0 0 66 47" draw:points="19,47 66,0 0,0">
          <text:p/>
        </draw:polygon>
        <draw:polygon draw:style-name="gr4" draw:text-style-name="P3" draw:layer="layout" svg:width="0.082cm" svg:height="0.092cm" svg:x="2.747cm" svg:y="8.798cm" svg:viewBox="0 0 83 93" draw:points="0,0 0,93 83,93">
          <text:p/>
        </draw:polygon>
        <draw:polygon draw:style-name="gr5" draw:text-style-name="P2" draw:layer="layout" svg:width="0.082cm" svg:height="0.092cm" svg:x="2.747cm" svg:y="8.798cm" svg:viewBox="0 0 83 93" draw:points="0,0 0,93 83,93">
          <text:p/>
        </draw:polygon>
        <draw:polygon draw:style-name="gr4" draw:text-style-name="P3" draw:layer="layout" svg:width="0.306cm" svg:height="0.153cm" svg:x="1.065cm" svg:y="5.985cm" svg:viewBox="0 0 307 154" draw:points="154,0 0,154 307,154">
          <text:p/>
        </draw:polygon>
        <draw:polygon draw:style-name="gr5" draw:text-style-name="P2" draw:layer="layout" svg:width="0.306cm" svg:height="0.153cm" svg:x="1.065cm" svg:y="5.985cm" svg:viewBox="0 0 307 154" draw:points="154,0 0,154 307,154">
          <text:p/>
        </draw:polygon>
        <draw:polygon draw:style-name="gr4" draw:text-style-name="P3" draw:layer="layout" svg:width="0.306cm" svg:height="0.306cm" svg:x="1.065cm" svg:y="6.138cm" svg:viewBox="0 0 307 307" draw:points="307,307 307,0 0,307">
          <text:p/>
        </draw:polygon>
        <draw:polygon draw:style-name="gr5" draw:text-style-name="P2" draw:layer="layout" svg:width="0.306cm" svg:height="0.306cm" svg:x="1.065cm" svg:y="6.138cm" svg:viewBox="0 0 307 307" draw:points="307,307 307,0 0,307">
          <text:p/>
        </draw:polygon>
        <draw:polygon draw:style-name="gr6" draw:text-style-name="P3" draw:layer="layout" svg:width="0.153cm" svg:height="0.305cm" svg:x="1.371cm" svg:y="6.75cm" svg:viewBox="0 0 154 306" draw:points="0,306 154,154 0,0">
          <text:p/>
        </draw:polygon>
        <draw:polygon draw:style-name="gr6" draw:text-style-name="P3" draw:layer="layout" svg:width="0.306cm" svg:height="0.152cm" svg:x="1.371cm" svg:y="6.903cm" svg:viewBox="0 0 307 153" draw:points="154,0 0,153 307,153">
          <text:p/>
        </draw:polygon>
        <draw:polygon draw:style-name="gr4" draw:text-style-name="P3" draw:layer="layout" svg:width="0.306cm" svg:height="0.153cm" svg:x="1.065cm" svg:y="7.055cm" svg:viewBox="0 0 307 154" draw:points="154,154 307,0 0,0">
          <text:p/>
        </draw:polygon>
        <draw:polygon draw:style-name="gr5" draw:text-style-name="P2" draw:layer="layout" svg:width="0.306cm" svg:height="0.153cm" svg:x="1.065cm" svg:y="7.055cm" svg:viewBox="0 0 307 154" draw:points="154,154 307,0 0,0">
          <text:p/>
        </draw:polygon>
        <draw:polygon draw:style-name="gr6" draw:text-style-name="P3" draw:layer="layout" svg:width="0.013cm" svg:height="0.039cm" svg:x="1.982cm" svg:y="7.628cm" svg:viewBox="0 0 14 40" draw:points="0,0 0,40 14,26">
          <text:p/>
        </draw:polygon>
        <draw:polygon draw:style-name="gr6" draw:text-style-name="P3" draw:layer="layout" svg:width="0.153cm" svg:height="0.153cm" svg:x="1.218cm" svg:y="7.208cm" svg:viewBox="0 0 154 154" draw:points="154,0 0,0 154,154">
          <text:p/>
        </draw:polygon>
        <draw:polygon draw:style-name="gr6" draw:text-style-name="P3" draw:layer="layout" svg:width="0.03cm" svg:height="0.069cm" svg:x="1.83cm" svg:y="7.292cm" svg:viewBox="0 0 31 70" draw:points="0,0 0,70 31,70">
          <text:p/>
        </draw:polygon>
        <draw:polygon draw:style-name="gr4" draw:text-style-name="P3" draw:layer="layout" svg:width="0.306cm" svg:height="0.611cm" svg:x="1.065cm" svg:y="6.444cm" svg:viewBox="0 0 307 612" draw:points="307,306 0,0 0,612">
          <text:p/>
        </draw:polygon>
        <draw:polygon draw:style-name="gr5" draw:text-style-name="P2" draw:layer="layout" svg:width="0.306cm" svg:height="0.611cm" svg:x="1.065cm" svg:y="6.444cm" svg:viewBox="0 0 307 612" draw:points="307,306 0,0 0,612">
          <text:p/>
        </draw:polygon>
        <draw:polygon draw:style-name="gr6" draw:text-style-name="P3" draw:layer="layout" svg:width="0.153cm" svg:height="0.153cm" svg:x="1.982cm" svg:y="7.973cm" svg:viewBox="0 0 154 154" draw:points="154,154 154,0 0,0">
          <text:p/>
        </draw:polygon>
        <draw:polygon draw:style-name="gr6" draw:text-style-name="P3" draw:layer="layout" svg:width="0.02cm" svg:height="0.013cm" svg:x="1.982cm" svg:y="7.654cm" svg:viewBox="0 0 21 14" draw:points="14,0 0,14 21,14">
          <text:p/>
        </draw:polygon>
        <draw:polygon draw:style-name="gr6" draw:text-style-name="P3" draw:layer="layout" svg:width="0.111cm" svg:height="0.09cm" svg:x="1.218cm" svg:y="5.59cm" svg:viewBox="0 0 112 91" draw:points="91,0 0,91 112,91">
          <text:p/>
        </draw:polygon>
        <draw:polygon draw:style-name="gr4" draw:text-style-name="P3" draw:layer="layout" svg:width="0.022cm" svg:height="0.021cm" svg:x="1.065cm" svg:y="4.304cm" svg:viewBox="0 0 23 22" draw:points="19,0 0,0 23,22">
          <text:p/>
        </draw:polygon>
        <draw:polygon draw:style-name="gr5" draw:text-style-name="P2" draw:layer="layout" svg:width="0.022cm" svg:height="0.021cm" svg:x="1.065cm" svg:y="4.304cm" svg:viewBox="0 0 23 22" draw:points="19,0 0,0 23,22">
          <text:p/>
        </draw:polygon>
        <draw:polygon draw:style-name="gr4" draw:text-style-name="P3" draw:layer="layout" svg:width="0.306cm" svg:height="0.305cm" svg:x="1.065cm" svg:y="6.75cm" svg:viewBox="0 0 307 306" draw:points="307,306 307,0 0,306">
          <text:p/>
        </draw:polygon>
        <draw:polygon draw:style-name="gr5" draw:text-style-name="P2" draw:layer="layout" svg:width="0.306cm" svg:height="0.305cm" svg:x="1.065cm" svg:y="6.75cm" svg:viewBox="0 0 307 306" draw:points="307,306 307,0 0,306">
          <text:p/>
        </draw:polygon>
        <draw:polygon draw:style-name="gr6" draw:text-style-name="P3" draw:layer="layout" svg:width="0.305cm" svg:height="0.306cm" svg:x="1.677cm" svg:y="8.278cm" svg:viewBox="0 0 306 307" draw:points="0,307 306,307 0,0">
          <text:p/>
        </draw:polygon>
        <draw:polygon draw:style-name="gr6" draw:text-style-name="P3" draw:layer="layout" svg:width="0.099cm" svg:height="0.067cm" svg:x="1.83cm" svg:y="7.447cm" svg:viewBox="0 0 100 68" draw:points="67,0 0,68 100,68">
          <text:p/>
        </draw:polygon>
        <draw:polygon draw:style-name="gr6" draw:text-style-name="P3" draw:layer="layout" svg:width="0.153cm" svg:height="0.153cm" svg:x="1.218cm" svg:y="7.208cm" svg:viewBox="0 0 154 154" draw:points="0,0 0,154 154,154">
          <text:p/>
        </draw:polygon>
        <draw:polygon draw:style-name="gr6" draw:text-style-name="P3" draw:layer="layout" svg:width="0.153cm" svg:height="0.076cm" svg:x="1.371cm" svg:y="8.126cm" svg:viewBox="0 0 154 77" draw:points="0,0 77,77 154,0">
          <text:p/>
        </draw:polygon>
        <draw:polygon draw:style-name="gr6" draw:text-style-name="P3" draw:layer="layout" svg:width="0.153cm" svg:height="0.306cm" svg:x="1.218cm" svg:y="7.361cm" svg:viewBox="0 0 154 307" draw:points="0,154 154,307 154,0">
          <text:p/>
        </draw:polygon>
        <draw:polygon draw:style-name="gr6" draw:text-style-name="P3" draw:layer="layout" svg:width="0.153cm" svg:height="0.153cm" svg:x="1.218cm" svg:y="7.514cm" svg:viewBox="0 0 154 154" draw:points="0,0 0,154 154,154">
          <text:p/>
        </draw:polygon>
        <draw:polygon draw:style-name="gr6" draw:text-style-name="P3" draw:layer="layout" svg:width="0.097cm" svg:height="0.098cm" svg:x="1.677cm" svg:y="7.055cm" svg:viewBox="0 0 98 99" draw:points="59,0 0,0 98,99">
          <text:p/>
        </draw:polygon>
        <draw:polygon draw:style-name="gr6" draw:text-style-name="P3" draw:layer="layout" svg:width="0.153cm" svg:height="0.153cm" svg:x="1.371cm" svg:y="7.055cm" svg:viewBox="0 0 154 154" draw:points="0,154 154,154 0,0">
          <text:p/>
        </draw:polygon>
        <draw:polygon draw:style-name="gr6" draw:text-style-name="P3" draw:layer="layout" svg:width="0.091cm" svg:height="0.068cm" svg:x="1.28cm" svg:y="7.973cm" svg:viewBox="0 0 92 69" draw:points="23,69 92,0 0,0">
          <text:p/>
        </draw:polygon>
        <draw:polygon draw:style-name="gr4" draw:text-style-name="P3" draw:layer="layout" svg:width="0.306cm" svg:height="0.153cm" svg:x="2.288cm" svg:y="8.737cm" svg:viewBox="0 0 307 154" draw:points="307,154 153,0 0,154">
          <text:p/>
        </draw:polygon>
        <draw:polygon draw:style-name="gr5" draw:text-style-name="P2" draw:layer="layout" svg:width="0.306cm" svg:height="0.153cm" svg:x="2.288cm" svg:y="8.737cm" svg:viewBox="0 0 307 154" draw:points="307,154 153,0 0,154">
          <text:p/>
        </draw:polygon>
        <draw:polygon draw:style-name="gr6" draw:text-style-name="P3" draw:layer="layout" svg:width="0.153cm" svg:height="0.153cm" svg:x="2.288cm" svg:y="8.431cm" svg:viewBox="0 0 154 154" draw:points="154,154 154,0 0,154">
          <text:p/>
        </draw:polygon>
        <draw:polygon draw:style-name="gr6" draw:text-style-name="P3" draw:layer="layout" svg:width="0.153cm" svg:height="0.153cm" svg:x="1.677cm" svg:y="7.514cm" svg:viewBox="0 0 154 154" draw:points="154,154 154,0 0,154">
          <text:p/>
        </draw:polygon>
        <draw:polygon draw:style-name="gr4" draw:text-style-name="P3" draw:layer="layout" svg:width="0.113cm" svg:height="0.096cm" svg:x="1.065cm" svg:y="4.819cm" svg:viewBox="0 0 114 97" draw:points="97,0 0,97 114,97">
          <text:p/>
        </draw:polygon>
        <draw:polygon draw:style-name="gr5" draw:text-style-name="P2" draw:layer="layout" svg:width="0.113cm" svg:height="0.096cm" svg:x="1.065cm" svg:y="4.819cm" svg:viewBox="0 0 114 97" draw:points="97,0 0,97 114,97">
          <text:p/>
        </draw:polygon>
        <draw:polygon draw:style-name="gr4" draw:text-style-name="P3" draw:layer="layout" svg:width="0.153cm" svg:height="0.305cm" svg:x="1.065cm" svg:y="5.527cm" svg:viewBox="0 0 154 306" draw:points="154,154 0,0 0,306">
          <text:p/>
        </draw:polygon>
        <draw:polygon draw:style-name="gr5" draw:text-style-name="P2" draw:layer="layout" svg:width="0.153cm" svg:height="0.305cm" svg:x="1.065cm" svg:y="5.527cm" svg:viewBox="0 0 154 306" draw:points="154,154 0,0 0,306">
          <text:p/>
        </draw:polygon>
        <draw:polygon draw:style-name="gr4" draw:text-style-name="P3" draw:layer="layout" svg:width="0.153cm" svg:height="0.153cm" svg:x="1.065cm" svg:y="5.374cm" svg:viewBox="0 0 154 154" draw:points="154,154 154,0 0,154">
          <text:p/>
        </draw:polygon>
        <draw:polygon draw:style-name="gr5" draw:text-style-name="P2" draw:layer="layout" svg:width="0.153cm" svg:height="0.153cm" svg:x="1.065cm" svg:y="5.374cm" svg:viewBox="0 0 154 154" draw:points="154,154 154,0 0,154">
          <text:p/>
        </draw:polygon>
        <draw:polygon draw:style-name="gr6" draw:text-style-name="P3" draw:layer="layout" svg:width="0.004cm" svg:height="0.012cm" svg:x="1.524cm" svg:y="6.432cm" svg:viewBox="0 0 5 13" draw:points="0,0 0,13 5,13">
          <text:p/>
        </draw:polygon>
        <draw:polygon draw:style-name="gr6" draw:text-style-name="P3" draw:layer="layout" svg:width="0.153cm" svg:height="0.153cm" svg:x="2.288cm" svg:y="8.584cm" svg:viewBox="0 0 154 154" draw:points="154,154 154,0 0,0">
          <text:p/>
        </draw:polygon>
        <draw:polygon draw:style-name="gr6" draw:text-style-name="P3" draw:layer="layout" svg:width="0.144cm" svg:height="0.144cm" svg:x="1.218cm" svg:y="5.68cm" svg:viewBox="0 0 145 145" draw:points="112,0 0,0 145,145">
          <text:p/>
        </draw:polygon>
        <draw:polygon draw:style-name="gr6" draw:text-style-name="P3" draw:layer="layout" svg:width="0.153cm" svg:height="0.306cm" svg:x="1.371cm" svg:y="6.444cm" svg:viewBox="0 0 154 307" draw:points="154,154 0,0 0,307">
          <text:p/>
        </draw:polygon>
        <draw:polygon draw:style-name="gr6" draw:text-style-name="P3" draw:layer="layout" svg:width="0.153cm" svg:height="0.153cm" svg:x="1.371cm" svg:y="7.973cm" svg:viewBox="0 0 154 154" draw:points="0,154 154,154 0,0">
          <text:p/>
        </draw:polygon>
        <draw:polygon draw:style-name="gr6" draw:text-style-name="P3" draw:layer="layout" svg:width="0.041cm" svg:height="0.041cm" svg:x="1.982cm" svg:y="7.667cm" svg:viewBox="0 0 42 42" draw:points="20,0 0,0 42,42">
          <text:p/>
        </draw:polygon>
        <draw:polygon draw:style-name="gr6" draw:text-style-name="P3" draw:layer="layout" svg:width="0.137cm" svg:height="0.137cm" svg:x="1.234cm" svg:y="7.836cm" svg:viewBox="0 0 138 138" draw:points="46,138 138,138 0,0">
          <text:p/>
        </draw:polygon>
        <draw:polygon draw:style-name="gr6" draw:text-style-name="P3" draw:layer="layout" svg:width="0.306cm" svg:height="0.306cm" svg:x="1.371cm" svg:y="7.667cm" svg:viewBox="0 0 307 307" draw:points="0,307 307,307 307,0">
          <text:p/>
        </draw:polygon>
        <draw:polygon draw:style-name="gr6" draw:text-style-name="P3" draw:layer="layout" svg:width="0.153cm" svg:height="0.305cm" svg:x="1.524cm" svg:y="7.973cm" svg:viewBox="0 0 154 306" draw:points="154,0 0,154 154,306">
          <text:p/>
        </draw:polygon>
        <draw:polygon draw:style-name="gr6" draw:text-style-name="P3" draw:layer="layout" svg:width="0.153cm" svg:height="0.305cm" svg:x="1.677cm" svg:y="7.973cm" svg:viewBox="0 0 154 306" draw:points="154,154 0,0 0,306">
          <text:p/>
        </draw:polygon>
        <draw:polygon draw:style-name="gr6" draw:text-style-name="P3" draw:layer="layout" svg:width="0.077cm" svg:height="0.115cm" svg:x="1.524cm" svg:y="6.559cm" svg:viewBox="0 0 78 116" draw:points="38,0 0,38 78,116">
          <text:p/>
        </draw:polygon>
        <draw:polygon draw:style-name="gr6" draw:text-style-name="P3" draw:layer="layout" svg:width="0.153cm" svg:height="0.153cm" svg:x="1.371cm" svg:y="6.444cm" svg:viewBox="0 0 154 154" draw:points="154,154 154,0 0,0">
          <text:p/>
        </draw:polygon>
        <draw:polygon draw:style-name="gr4" draw:text-style-name="P3" draw:layer="layout" svg:width="0.016cm" svg:height="0.131cm" svg:x="1.065cm" svg:y="4.173cm" svg:viewBox="0 0 17 132" draw:points="0,0 0,132 17,116">
          <text:p/>
        </draw:polygon>
        <draw:polygon draw:style-name="gr5" draw:text-style-name="P2" draw:layer="layout" svg:width="0.016cm" svg:height="0.131cm" svg:x="1.065cm" svg:y="4.173cm" svg:viewBox="0 0 17 132" draw:points="0,0 0,132 17,116">
          <text:p/>
        </draw:polygon>
        <draw:polygon draw:style-name="gr6" draw:text-style-name="P3" draw:layer="layout" svg:width="0.305cm" svg:height="0.153cm" svg:x="1.677cm" svg:y="7.82cm" svg:viewBox="0 0 306 154" draw:points="154,0 0,154 306,154">
          <text:p/>
        </draw:polygon>
        <draw:polygon draw:style-name="gr6" draw:text-style-name="P3" draw:layer="layout" svg:width="0.153cm" svg:height="0.152cm" svg:x="1.524cm" svg:y="8.126cm" svg:viewBox="0 0 154 153" draw:points="0,0 0,153 154,153">
          <text:p/>
        </draw:polygon>
        <draw:polygon draw:style-name="gr6" draw:text-style-name="P3" draw:layer="layout" svg:width="0.101cm" svg:height="0.153cm" svg:x="1.576cm" svg:y="8.584cm" svg:viewBox="0 0 102 154" draw:points="28,154 102,154 102,0 0,102">
          <text:p/>
        </draw:polygon>
        <draw:polygon draw:style-name="gr6" draw:text-style-name="P3" draw:layer="layout" svg:width="0.076cm" svg:height="0.116cm" svg:x="1.906cm" svg:y="7.551cm" svg:viewBox="0 0 77 117" draw:points="40,0 0,40 77,117 77,77">
          <text:p/>
        </draw:polygon>
        <draw:polygon draw:style-name="gr6" draw:text-style-name="P3" draw:layer="layout" svg:width="0.153cm" svg:height="0.14cm" svg:x="2.441cm" svg:y="8.597cm" svg:viewBox="0 0 154 141" draw:points="141,0 0,141 154,141 154,16">
          <text:p/>
        </draw:polygon>
        <draw:polygon draw:style-name="gr6" draw:text-style-name="P3" draw:layer="layout" svg:width="0.038cm" svg:height="0.153cm" svg:x="1.524cm" svg:y="6.444cm" svg:viewBox="0 0 39 154" draw:points="4,0 0,0 0,154 39,116">
          <text:p/>
        </draw:polygon>
        <draw:polygon draw:style-name="gr4" draw:text-style-name="P3" draw:layer="layout" svg:width="0.096cm" svg:height="0.305cm" svg:x="1.065cm" svg:y="4.61cm" svg:viewBox="0 0 97 306" draw:points="77,76 0,0 0,306 97,210">
          <text:p/>
        </draw:polygon>
        <draw:polygon draw:style-name="gr5" draw:text-style-name="P2" draw:layer="layout" svg:width="0.096cm" svg:height="0.305cm" svg:x="1.065cm" svg:y="4.61cm" svg:viewBox="0 0 97 306" draw:points="77,76 0,0 0,306 97,210">
          <text:p/>
        </draw:polygon>
        <draw:polygon draw:style-name="gr4" draw:text-style-name="P3" draw:layer="layout" svg:width="0.142cm" svg:height="0.306cm" svg:x="1.065cm" svg:y="4.915cm" svg:viewBox="0 0 143 307" draw:points="139,139 0,0 0,307 143,165">
          <text:p/>
        </draw:polygon>
        <draw:polygon draw:style-name="gr5" draw:text-style-name="P2" draw:layer="layout" svg:width="0.142cm" svg:height="0.306cm" svg:x="1.065cm" svg:y="4.915cm" svg:viewBox="0 0 143 307" draw:points="139,139 0,0 0,307 143,165">
          <text:p/>
        </draw:polygon>
        <draw:polygon draw:style-name="gr4" draw:text-style-name="P3" draw:layer="layout" svg:width="0.148cm" svg:height="0.153cm" svg:x="1.682cm" svg:y="8.737cm" svg:viewBox="0 0 149 154" draw:points="4,154 149,154 149,0 0,148">
          <text:p/>
        </draw:polygon>
        <draw:polygon draw:style-name="gr5" draw:text-style-name="P2" draw:layer="layout" svg:width="0.148cm" svg:height="0.153cm" svg:x="1.682cm" svg:y="8.737cm" svg:viewBox="0 0 149 154" draw:points="4,154 149,154 149,0 0,148">
          <text:p/>
        </draw:polygon>
        <draw:polygon draw:style-name="gr6" draw:text-style-name="P3" draw:layer="layout" svg:width="0.128cm" svg:height="0.306cm" svg:x="1.677cm" svg:y="7.055cm" svg:viewBox="0 0 129 307" draw:points="98,98 0,0 0,307 129,179">
          <text:p/>
        </draw:polygon>
        <draw:polygon draw:style-name="gr6" draw:text-style-name="P3" draw:layer="layout" svg:width="0.153cm" svg:height="0.147cm" svg:x="1.218cm" svg:y="5.838cm" svg:viewBox="0 0 154 148" draw:points="148,0 0,148 154,148 154,24">
          <text:p/>
        </draw:polygon>
        <draw:polygon draw:style-name="gr6" draw:text-style-name="P3" draw:layer="layout" svg:width="0.14cm" svg:height="0.153cm" svg:x="2.441cm" svg:y="8.584cm" svg:viewBox="0 0 141 154" draw:points="132,0 0,0 0,154 141,14">
          <text:p/>
        </draw:polygon>
        <draw:polygon draw:style-name="gr6" draw:text-style-name="P3" draw:layer="layout" svg:width="0.101cm" svg:height="0.153cm" svg:x="1.524cm" svg:y="6.597cm" svg:viewBox="0 0 102 154" draw:points="78,78 0,0 0,154 102,154">
          <text:p/>
        </draw:polygon>
        <draw:polygon draw:style-name="gr6" draw:text-style-name="P3" draw:layer="layout" svg:width="0.064cm" svg:height="0.153cm" svg:x="1.154cm" svg:y="7.514cm" svg:viewBox="0 0 65 154" draw:points="27,154 65,154 65,0 0,65">
          <text:p/>
        </draw:polygon>
        <draw:polygon draw:style-name="gr6" draw:text-style-name="P3" draw:layer="layout" svg:width="0.131cm" svg:height="0.153cm" svg:x="2.441cm" svg:y="8.431cm" svg:viewBox="0 0 132 154" draw:points="69,70 0,0 0,154 132,154">
          <text:p/>
        </draw:polygon>
        <draw:polygon draw:style-name="gr6" draw:text-style-name="P3" draw:layer="layout" svg:width="0.123cm" svg:height="0.153cm" svg:x="1.095cm" svg:y="7.361cm" svg:viewBox="0 0 124 154" draw:points="12,43 124,154 124,0 0,0">
          <text:p/>
        </draw:polygon>
        <draw:polygon draw:style-name="gr4" draw:text-style-name="P3" draw:layer="layout" svg:width="0.153cm" svg:height="0.147cm" svg:x="1.677cm" svg:y="8.737cm" svg:viewBox="0 0 154 148" draw:points="5,148 154,0 0,0 0,138">
          <text:p/>
        </draw:polygon>
        <draw:polygon draw:style-name="gr5" draw:text-style-name="P2" draw:layer="layout" svg:width="0.153cm" svg:height="0.147cm" svg:x="1.677cm" svg:y="8.737cm" svg:viewBox="0 0 154 148" draw:points="5,148 154,0 0,0 0,138">
          <text:p/>
        </draw:polygon>
        <draw:polygon draw:style-name="gr6" draw:text-style-name="P3" draw:layer="layout" svg:width="0.136cm" svg:height="0.076cm" svg:x="1.388cm" svg:y="8.202cm" svg:viewBox="0 0 137 77" draw:points="7,77 137,77 60,0 0,61">
          <text:p/>
        </draw:polygon>
        <draw:polygon draw:style-name="gr6" draw:text-style-name="P3" draw:layer="layout" svg:width="0.121cm" svg:height="0.306cm" svg:x="1.371cm" svg:y="6.138cm" svg:viewBox="0 0 122 307" draw:points="99,98 0,0 0,307 122,186">
          <text:p/>
        </draw:polygon>
        <draw:polygon draw:style-name="gr6" draw:text-style-name="P3" draw:layer="layout" svg:width="0.153cm" svg:height="0.153cm" svg:x="2.288cm" svg:y="8.278cm" svg:viewBox="0 0 154 154" draw:points="65,0 0,0 154,154 154,130">
          <text:p/>
        </draw:polygon>
        <draw:polygon draw:style-name="gr6" draw:text-style-name="P3" draw:layer="layout" svg:width="0.153cm" svg:height="0.152cm" svg:x="2.135cm" svg:y="8.126cm" svg:viewBox="0 0 154 153" draw:points="122,0 0,0 154,153 154,53">
          <text:p/>
        </draw:polygon>
        <draw:polygon draw:style-name="gr6" draw:text-style-name="P3" draw:layer="layout" svg:width="0.153cm" svg:height="0.145cm" svg:x="1.218cm" svg:y="7.667cm" svg:viewBox="0 0 154 146" draw:points="8,146 154,0 0,0 0,122">
          <text:p/>
        </draw:polygon>
        <draw:polygon draw:style-name="gr4" draw:text-style-name="P3" draw:layer="layout" svg:width="0.153cm" svg:height="0.142cm" svg:x="1.065cm" svg:y="5.079cm" svg:viewBox="0 0 154 143" draw:points="143,0 0,143 154,143 154,61">
          <text:p/>
        </draw:polygon>
        <draw:polygon draw:style-name="gr5" draw:text-style-name="P2" draw:layer="layout" svg:width="0.153cm" svg:height="0.142cm" svg:x="1.065cm" svg:y="5.079cm" svg:viewBox="0 0 154 143" draw:points="143,0 0,143 154,143 154,61">
          <text:p/>
        </draw:polygon>
        <draw:polygon draw:style-name="gr6" draw:text-style-name="P3" draw:layer="layout" svg:width="0.153cm" svg:height="0.121cm" svg:x="1.371cm" svg:y="6.323cm" svg:viewBox="0 0 154 122" draw:points="122,0 0,122 154,122 154,110">
          <text:p/>
        </draw:polygon>
        <draw:polygon draw:style-name="gr4" draw:text-style-name="P3" draw:layer="layout" svg:width="0.153cm" svg:height="0.283cm" svg:x="1.065cm" svg:y="7.055cm" svg:viewBox="0 0 154 284" draw:points="24,284 154,154 0,0 0,189">
          <text:p/>
        </draw:polygon>
        <draw:polygon draw:style-name="gr5" draw:text-style-name="P2" draw:layer="layout" svg:width="0.153cm" svg:height="0.283cm" svg:x="1.065cm" svg:y="7.055cm" svg:viewBox="0 0 154 284" draw:points="24,284 154,154 0,0 0,189">
          <text:p/>
        </draw:polygon>
        <draw:polygon draw:style-name="gr6" draw:text-style-name="P3" draw:layer="layout" svg:width="0.153cm" svg:height="0.114cm" svg:x="1.524cm" svg:y="6.789cm" svg:viewBox="0 0 154 115" draw:points="115,0 0,115 154,115 154,111">
          <text:p/>
        </draw:polygon>
        <draw:polygon draw:style-name="gr4" draw:text-style-name="P3" draw:layer="layout" svg:width="0.153cm" svg:height="0.125cm" svg:x="2.594cm" svg:y="8.765cm" svg:viewBox="0 0 154 126" draw:points="125,0 0,126 154,126 154,33">
          <text:p/>
        </draw:polygon>
        <draw:polygon draw:style-name="gr5" draw:text-style-name="P2" draw:layer="layout" svg:width="0.153cm" svg:height="0.125cm" svg:x="2.594cm" svg:y="8.765cm" svg:viewBox="0 0 154 126" draw:points="125,0 0,126 154,126 154,33">
          <text:p/>
        </draw:polygon>
        <draw:polygon draw:style-name="gr6" draw:text-style-name="P3" draw:layer="layout" svg:width="0.092cm" svg:height="0.076cm" svg:x="1.432cm" svg:y="8.355cm" svg:viewBox="0 0 93 77" draw:points="27,77 93,77 15,0 0,15">
          <text:p/>
        </draw:polygon>
        <draw:polygon draw:style-name="gr6" draw:text-style-name="P3" draw:layer="layout" svg:width="0.115cm" svg:height="0.077cm" svg:x="1.83cm" svg:y="7.514cm" svg:viewBox="0 0 116 78" draw:points="100,0 0,0 77,78 116,37">
          <text:p/>
        </draw:polygon>
        <draw:polygon draw:style-name="gr6" draw:text-style-name="P3" draw:layer="layout" svg:width="0.129cm" svg:height="0.077cm" svg:x="1.395cm" svg:y="8.278cm" svg:viewBox="0 0 130 78" draw:points="16,41 52,78 130,0 0,0">
          <text:p/>
        </draw:polygon>
        <draw:polygon draw:style-name="gr6" draw:text-style-name="P3" draw:layer="layout" svg:width="0.076cm" svg:height="0.136cm" svg:x="1.371cm" svg:y="8.126cm" svg:viewBox="0 0 77 137" draw:points="17,137 77,76 0,0 0,94">
          <text:p/>
        </draw:polygon>
        <draw:polygon draw:style-name="gr6" draw:text-style-name="P3" draw:layer="layout" svg:width="0.068cm" svg:height="0.153cm" svg:x="1.303cm" svg:y="7.973cm" svg:viewBox="0 0 69 154" draw:points="33,154 69,154 69,0 0,69">
          <text:p/>
        </draw:polygon>
        <draw:polygon draw:style-name="gr6" draw:text-style-name="P3" draw:layer="layout" svg:width="0.09cm" svg:height="0.153cm" svg:x="1.218cm" svg:y="5.527cm" svg:viewBox="0 0 91 154" draw:points="78,0 0,0 0,154 91,64">
          <text:p/>
        </draw:polygon>
        <draw:polygon draw:style-name="gr6" draw:text-style-name="P3" draw:layer="layout" svg:width="0.129cm" svg:height="0.153cm" svg:x="1.089cm" svg:y="7.208cm" svg:viewBox="0 0 130 154" draw:points="6,154 130,154 130,0 0,131">
          <text:p/>
        </draw:polygon>
        <draw:polygon draw:style-name="gr6" draw:text-style-name="P3" draw:layer="layout" svg:width="0.067cm" svg:height="0.153cm" svg:x="1.83cm" svg:y="7.361cm" svg:viewBox="0 0 68 154" draw:points="31,0 0,0 0,154 68,87">
          <text:p/>
        </draw:polygon>
        <draw:polygon draw:style-name="gr6" draw:text-style-name="P3" draw:layer="layout" svg:width="0.117cm" svg:height="0.306cm" svg:x="1.982cm" svg:y="7.667cm" svg:viewBox="0 0 118 307" draw:points="41,41 0,0 0,307 118,190">
          <text:p/>
        </draw:polygon>
        <draw:polygon draw:style-name="gr6" draw:text-style-name="P3" draw:layer="layout" svg:width="0.146cm" svg:height="0.152cm" svg:x="1.218cm" svg:y="5.68cm" svg:viewBox="0 0 147 153" draw:points="145,145 0,0 0,153 147,153">
          <text:p/>
        </draw:polygon>
        <draw:polygon draw:style-name="gr6" draw:text-style-name="P3" draw:layer="layout" svg:width="0.075cm" svg:height="0.153cm" svg:x="2.135cm" svg:y="7.973cm" svg:viewBox="0 0 76 154" draw:points="30,0 0,0 0,154 76,79">
          <text:p/>
        </draw:polygon>
        <draw:polygon draw:style-name="gr6" draw:text-style-name="P3" draw:layer="layout" svg:width="0.038cm" svg:height="0.153cm" svg:x="1.218cm" svg:y="5.221cm" svg:viewBox="0 0 39 154" draw:points="16,0 0,0 0,154 39,116">
          <text:p/>
        </draw:polygon>
        <draw:polygon draw:style-name="gr6" draw:text-style-name="P3" draw:layer="layout" svg:width="0.055cm" svg:height="0.153cm" svg:x="1.371cm" svg:y="5.985cm" svg:viewBox="0 0 56 154" draw:points="31,0 0,0 0,154 56,99">
          <text:p/>
        </draw:polygon>
        <draw:polygon draw:style-name="gr6" draw:text-style-name="P3" draw:layer="layout" svg:width="0.124cm" svg:height="0.153cm" svg:x="2.594cm" svg:y="8.737cm" svg:viewBox="0 0 125 154" draw:points="102,0 0,0 0,154 125,29">
          <text:p/>
        </draw:polygon>
        <draw:polygon draw:style-name="gr6" draw:text-style-name="P3" draw:layer="layout" svg:width="0.153cm" svg:height="0.128cm" svg:x="1.677cm" svg:y="7.233cm" svg:viewBox="0 0 154 129" draw:points="129,0 0,129 154,129 154,59">
          <text:p/>
        </draw:polygon>
        <draw:polygon draw:style-name="gr4" draw:text-style-name="P3" draw:layer="layout" svg:width="0.055cm" svg:height="0.306cm" svg:x="1.065cm" svg:y="4.304cm" svg:viewBox="0 0 56 307" draw:points="22,21 0,0 0,307 56,252">
          <text:p/>
        </draw:polygon>
        <draw:polygon draw:style-name="gr5" draw:text-style-name="P2" draw:layer="layout" svg:width="0.055cm" svg:height="0.306cm" svg:x="1.065cm" svg:y="4.304cm" svg:viewBox="0 0 56 307" draw:points="22,21 0,0 0,307 56,252">
          <text:p/>
        </draw:polygon>
        <draw:polygon draw:style-name="gr6" draw:text-style-name="P3" draw:layer="layout" svg:width="0.145cm" svg:height="0.306cm" svg:x="1.226cm" svg:y="7.667cm" svg:viewBox="0 0 146 307" draw:points="9,170 146,307 146,0 0,146">
          <text:p/>
        </draw:polygon>
        <draw:polygon draw:style-name="gr6" draw:text-style-name="P3" draw:layer="layout" svg:width="0.153cm" svg:height="0.117cm" svg:x="1.982cm" svg:y="7.856cm" svg:viewBox="0 0 154 118" draw:points="118,0 0,118 154,118 154,65">
          <text:p/>
        </draw:polygon>
        <draw:polygon draw:style-name="gr6" draw:text-style-name="P3" draw:layer="layout" svg:width="0.147cm" svg:height="0.153cm" svg:x="1.218cm" svg:y="5.832cm" svg:viewBox="0 0 148 154" draw:points="147,0 0,0 0,154 148,6">
          <text:p/>
        </draw:polygon>
        <draw:polygon draw:style-name="gr6" draw:text-style-name="P3" draw:layer="layout" svg:width="0.114cm" svg:height="0.153cm" svg:x="1.524cm" svg:y="6.75cm" svg:viewBox="0 0 115 154" draw:points="102,0 0,0 0,154 115,40">
          <text:p/>
        </draw:polygon>
        <draw:polygon draw:style-name="gr6" draw:text-style-name="P3" draw:layer="layout" svg:width="0.078cm" svg:height="0.153cm" svg:x="1.218cm" svg:y="5.374cm" svg:viewBox="0 0 79 154" draw:points="60,59 0,0 0,154 79,154">
          <text:p/>
        </draw:polygon>
        <draw:polygon draw:style-name="gr6" draw:text-style-name="P3" draw:layer="layout" svg:width="0.041cm" svg:height="0.152cm" svg:x="1.677cm" svg:y="6.903cm" svg:viewBox="0 0 42 153" draw:points="1,0 0,0 0,153 42,112">
          <text:p/>
        </draw:polygon>
        <draw:polygon draw:style-name="gr6" draw:text-style-name="P3" draw:layer="layout" svg:width="0.153cm" svg:height="0.153cm" svg:x="1.524cm" svg:y="8.431cm" svg:viewBox="0 0 154 154" draw:points="4,154 154,154 0,0 0,145">
          <text:p/>
        </draw:polygon>
        <draw:polygon draw:style-name="gr7" draw:text-style-name="P4" draw:layer="layout" svg:width="0.153cm" svg:height="0.305cm" svg:x="1.524cm" svg:y="5.527cm" svg:viewBox="0 0 154 306" draw:points="154,0 0,154 154,306">
          <text:p/>
        </draw:polygon>
        <draw:polygon draw:style-name="gr7" draw:text-style-name="P4" draw:layer="layout" svg:width="0.028cm" svg:height="0.028cm" svg:x="1.677cm" svg:y="4.915cm" svg:viewBox="0 0 29 29" draw:points="21,0 0,0 29,29">
          <text:p/>
        </draw:polygon>
        <draw:polygon draw:style-name="gr7" draw:text-style-name="P4" draw:layer="layout" svg:width="0.147cm" svg:height="0.148cm" svg:x="1.677cm" svg:y="5.221cm" svg:viewBox="0 0 148 149" draw:points="105,0 0,0 148,149">
          <text:p/>
        </draw:polygon>
        <draw:polygon draw:style-name="gr7" draw:text-style-name="P4" draw:layer="layout" svg:width="0.153cm" svg:height="0.153cm" svg:x="1.218cm" svg:y="4.457cm" svg:viewBox="0 0 154 154" draw:points="0,0 0,154 154,154">
          <text:p/>
        </draw:polygon>
        <draw:polygon draw:style-name="gr7" draw:text-style-name="P4" draw:layer="layout" svg:width="0.152cm" svg:height="0.152cm" svg:x="1.83cm" svg:y="6.903cm" svg:viewBox="0 0 153 153" draw:points="0,0 0,153 153,153">
          <text:p/>
        </draw:polygon>
        <draw:polygon draw:style-name="gr7" draw:text-style-name="P4" draw:layer="layout" svg:width="0.122cm" svg:height="0.086cm" svg:x="1.86cm" svg:y="7.361cm" svg:viewBox="0 0 123 87" draw:points="38,87 123,0 0,0">
          <text:p/>
        </draw:polygon>
        <draw:polygon draw:style-name="gr7" draw:text-style-name="P4" draw:layer="layout" svg:width="0.153cm" svg:height="0.305cm" svg:x="1.218cm" svg:y="4.61cm" svg:viewBox="0 0 154 306" draw:points="154,0 0,153 154,306">
          <text:p/>
        </draw:polygon>
        <draw:polygon draw:style-name="gr7" draw:text-style-name="P4" draw:layer="layout" svg:width="0.153cm" svg:height="0.152cm" svg:x="2.9cm" svg:y="8.126cm" svg:viewBox="0 0 154 153" draw:points="154,153 154,0 0,153">
          <text:p/>
        </draw:polygon>
        <draw:polygon draw:style-name="gr8" draw:text-style-name="P4" draw:layer="layout" svg:width="0.153cm" svg:height="0.306cm" svg:x="1.065cm" svg:y="3.081cm" svg:viewBox="0 0 154 307" draw:points="154,154 0,0 0,307">
          <text:p/>
        </draw:polygon>
        <draw:polygon draw:style-name="gr9" draw:text-style-name="P2" draw:layer="layout" svg:width="0.153cm" svg:height="0.306cm" svg:x="1.065cm" svg:y="3.081cm" svg:viewBox="0 0 154 307" draw:points="154,154 0,0 0,307">
          <text:p/>
        </draw:polygon>
        <draw:polygon draw:style-name="gr8" draw:text-style-name="P4" draw:layer="layout" svg:width="0.153cm" svg:height="0.153cm" svg:x="1.065cm" svg:y="3.234cm" svg:viewBox="0 0 154 154" draw:points="154,154 154,0 0,154">
          <text:p/>
        </draw:polygon>
        <draw:polygon draw:style-name="gr9" draw:text-style-name="P2" draw:layer="layout" svg:width="0.153cm" svg:height="0.153cm" svg:x="1.065cm" svg:y="3.234cm" svg:viewBox="0 0 154 154" draw:points="154,154 154,0 0,154">
          <text:p/>
        </draw:polygon>
        <draw:polygon draw:style-name="gr8" draw:text-style-name="P4" draw:layer="layout" svg:width="0.153cm" svg:height="0.306cm" svg:x="1.065cm" svg:y="2.775cm" svg:viewBox="0 0 154 307" draw:points="0,307 154,154 0,0">
          <text:p/>
        </draw:polygon>
        <draw:polygon draw:style-name="gr9" draw:text-style-name="P2" draw:layer="layout" svg:width="0.153cm" svg:height="0.306cm" svg:x="1.065cm" svg:y="2.775cm" svg:viewBox="0 0 154 307" draw:points="0,307 154,154 0,0">
          <text:p/>
        </draw:polygon>
        <draw:polygon draw:style-name="gr8" draw:text-style-name="P4" draw:layer="layout" svg:width="0.153cm" svg:height="0.306cm" svg:x="1.065cm" svg:y="2.469cm" svg:viewBox="0 0 154 307" draw:points="154,154 0,0 0,307">
          <text:p/>
        </draw:polygon>
        <draw:polygon draw:style-name="gr9" draw:text-style-name="P2" draw:layer="layout" svg:width="0.153cm" svg:height="0.306cm" svg:x="1.065cm" svg:y="2.469cm" svg:viewBox="0 0 154 307" draw:points="154,154 0,0 0,307">
          <text:p/>
        </draw:polygon>
        <draw:polygon draw:style-name="gr7" draw:text-style-name="P4" draw:layer="layout" svg:width="0.106cm" svg:height="0.184cm" svg:x="1.218cm" svg:y="2.85cm" svg:viewBox="0 0 107 185" draw:points="78,0 0,78 107,185">
          <text:p/>
        </draw:polygon>
        <draw:polygon draw:style-name="gr7" draw:text-style-name="P4" draw:layer="layout" svg:width="0.153cm" svg:height="0.306cm" svg:x="1.371cm" svg:y="4.304cm" svg:viewBox="0 0 154 307" draw:points="0,307 154,154 0,0">
          <text:p/>
        </draw:polygon>
        <draw:polygon draw:style-name="gr7" draw:text-style-name="P4" draw:layer="layout" svg:width="0.153cm" svg:height="0.153cm" svg:x="1.218cm" svg:y="4.151cm" svg:viewBox="0 0 154 154" draw:points="0,0 0,154 154,154">
          <text:p/>
        </draw:polygon>
        <draw:polygon draw:style-name="gr7" draw:text-style-name="P4" draw:layer="layout" svg:width="0.011cm" svg:height="0.072cm" svg:x="1.207cm" svg:y="5.068cm" svg:viewBox="0 0 12 73" draw:points="12,73 12,0 0,12">
          <text:p/>
        </draw:polygon>
        <draw:polygon draw:style-name="gr7" draw:text-style-name="P4" draw:layer="layout" svg:width="0.306cm" svg:height="0.153cm" svg:x="1.371cm" svg:y="4.915cm" svg:viewBox="0 0 307 154" draw:points="154,154 307,0 0,0">
          <text:p/>
        </draw:polygon>
        <draw:polygon draw:style-name="gr7" draw:text-style-name="P4" draw:layer="layout" svg:width="0.093cm" svg:height="0.104cm" svg:x="3.206cm" svg:y="8.022cm" svg:viewBox="0 0 94 105" draw:points="0,0 0,105 94,105">
          <text:p/>
        </draw:polygon>
        <draw:polygon draw:style-name="gr7" draw:text-style-name="P4" draw:layer="layout" svg:width="0.02cm" svg:height="0.015cm" svg:x="1.677cm" svg:y="4.9cm" svg:viewBox="0 0 21 16" draw:points="16,0 0,16 21,16">
          <text:p/>
        </draw:polygon>
        <draw:polygon draw:style-name="gr7" draw:text-style-name="P4" draw:layer="layout" svg:width="0.037cm" svg:height="0.115cm" svg:x="1.945cm" svg:y="7.514cm" svg:viewBox="0 0 38 116" draw:points="38,116 38,0 0,38">
          <text:p/>
        </draw:polygon>
        <draw:polygon draw:style-name="gr7" draw:text-style-name="P4" draw:layer="layout" svg:width="0.137cm" svg:height="0.115cm" svg:x="1.234cm" svg:y="5.221cm" svg:viewBox="0 0 138 116" draw:points="22,116 138,0 0,0">
          <text:p/>
        </draw:polygon>
        <draw:polygon draw:style-name="gr7" draw:text-style-name="P4" draw:layer="layout" svg:width="0.153cm" svg:height="0.153cm" svg:x="1.371cm" svg:y="5.527cm" svg:viewBox="0 0 154 154" draw:points="0,154 154,154 0,0">
          <text:p/>
        </draw:polygon>
        <draw:polygon draw:style-name="gr7" draw:text-style-name="P4" draw:layer="layout" svg:width="0.091cm" svg:height="0.092cm" svg:x="2.9cm" svg:y="7.667cm" svg:viewBox="0 0 92 93" draw:points="21,0 0,0 92,93">
          <text:p/>
        </draw:polygon>
        <draw:polygon draw:style-name="gr7" draw:text-style-name="P4" draw:layer="layout" svg:width="0.075cm" svg:height="0.063cm" svg:x="1.296cm" svg:y="5.527cm" svg:viewBox="0 0 76 64" draw:points="12,64 76,0 0,0">
          <text:p/>
        </draw:polygon>
        <draw:polygon draw:style-name="gr7" draw:text-style-name="P4" draw:layer="layout" svg:width="0.153cm" svg:height="0.153cm" svg:x="1.218cm" svg:y="4.915cm" svg:viewBox="0 0 154 154" draw:points="0,0 0,154 154,0">
          <text:p/>
        </draw:polygon>
        <draw:polygon draw:style-name="gr7" draw:text-style-name="P4" draw:layer="layout" svg:width="0.153cm" svg:height="0.306cm" svg:x="1.677cm" svg:y="5.832cm" svg:viewBox="0 0 154 307" draw:points="0,307 154,154 0,0">
          <text:p/>
        </draw:polygon>
        <draw:polygon draw:style-name="gr7" draw:text-style-name="P4" draw:layer="layout" svg:width="0.153cm" svg:height="0.152cm" svg:x="1.677cm" svg:y="5.68cm" svg:viewBox="0 0 154 153" draw:points="154,153 154,0 0,153">
          <text:p/>
        </draw:polygon>
        <draw:polygon draw:style-name="gr7" draw:text-style-name="P4" draw:layer="layout" svg:width="0.152cm" svg:height="0.153cm" svg:x="1.83cm" svg:y="5.985cm" svg:viewBox="0 0 153 154" draw:points="153,0 0,0 153,154">
          <text:p/>
        </draw:polygon>
        <draw:polygon draw:style-name="gr8" draw:text-style-name="P4" draw:layer="layout" svg:width="0.153cm" svg:height="0.305cm" svg:x="1.065cm" svg:y="2.164cm" svg:viewBox="0 0 154 306" draw:points="0,306 154,154 0,0">
          <text:p/>
        </draw:polygon>
        <draw:polygon draw:style-name="gr9" draw:text-style-name="P2" draw:layer="layout" svg:width="0.153cm" svg:height="0.305cm" svg:x="1.065cm" svg:y="2.164cm" svg:viewBox="0 0 154 306" draw:points="0,306 154,154 0,0">
          <text:p/>
        </draw:polygon>
        <draw:polygon draw:style-name="gr7" draw:text-style-name="P4" draw:layer="layout" svg:width="0.153cm" svg:height="0.153cm" svg:x="2.594cm" svg:y="7.514cm" svg:viewBox="0 0 154 154" draw:points="154,0 0,0 0,154">
          <text:p/>
        </draw:polygon>
        <draw:polygon draw:style-name="gr7" draw:text-style-name="P4" draw:layer="layout" svg:width="0.088cm" svg:height="0.129cm" svg:x="2.353cm" svg:y="8.278cm" svg:viewBox="0 0 89 130" draw:points="89,130 89,0 0,0">
          <text:p/>
        </draw:polygon>
        <draw:polygon draw:style-name="gr7" draw:text-style-name="P4" draw:layer="layout" svg:width="0.153cm" svg:height="0.305cm" svg:x="1.371cm" svg:y="4.61cm" svg:viewBox="0 0 154 306" draw:points="154,153 0,0 0,306">
          <text:p/>
        </draw:polygon>
        <draw:polygon draw:style-name="gr7" draw:text-style-name="P4" draw:layer="layout" svg:width="0.306cm" svg:height="0.306cm" svg:x="1.371cm" svg:y="5.221cm" svg:viewBox="0 0 307 307" draw:points="0,0 0,307 307,0">
          <text:p/>
        </draw:polygon>
        <draw:polygon draw:style-name="gr7" draw:text-style-name="P4" draw:layer="layout" svg:width="0.144cm" svg:height="0.144cm" svg:x="1.83cm" svg:y="5.68cm" svg:viewBox="0 0 145 145" draw:points="94,0 0,0 145,145">
          <text:p/>
        </draw:polygon>
        <draw:polygon draw:style-name="gr7" draw:text-style-name="P4" draw:layer="layout" svg:width="0.153cm" svg:height="0.153cm" svg:x="2.135cm" svg:y="7.514cm" svg:viewBox="0 0 154 154" draw:points="0,0 0,154 154,154">
          <text:p/>
        </draw:polygon>
        <draw:polygon draw:style-name="gr7" draw:text-style-name="P4" draw:layer="layout" svg:width="0.153cm" svg:height="0.153cm" svg:x="1.982cm" svg:y="7.361cm" svg:viewBox="0 0 154 154" draw:points="0,154 154,154 0,0">
          <text:p/>
        </draw:polygon>
        <draw:polygon draw:style-name="gr8" draw:text-style-name="P4" draw:layer="layout" svg:width="0.009cm" svg:height="0.008cm" svg:x="1.065cm" svg:y="0.788cm" svg:viewBox="0 0 10 9" draw:points="9,0 0,0 10,9">
          <text:p/>
        </draw:polygon>
        <draw:polygon draw:style-name="gr9" draw:text-style-name="P2" draw:layer="layout" svg:width="0.009cm" svg:height="0.008cm" svg:x="1.065cm" svg:y="0.788cm" svg:viewBox="0 0 10 9" draw:points="9,0 0,0 10,9">
          <text:p/>
        </draw:polygon>
        <draw:polygon draw:style-name="gr8" draw:text-style-name="P4" draw:layer="layout" svg:width="0.008cm" svg:height="0.007cm" svg:x="1.065cm" svg:y="0.781cm" svg:viewBox="0 0 9 8" draw:points="8,0 0,8 9,8">
          <text:p/>
        </draw:polygon>
        <draw:polygon draw:style-name="gr9" draw:text-style-name="P2" draw:layer="layout" svg:width="0.008cm" svg:height="0.007cm" svg:x="1.065cm" svg:y="0.781cm" svg:viewBox="0 0 9 8" draw:points="8,0 0,8 9,8">
          <text:p/>
        </draw:polygon>
        <draw:polygon draw:style-name="gr7" draw:text-style-name="P4" draw:layer="layout" svg:width="0.152cm" svg:height="0.153cm" svg:x="3.206cm" svg:y="8.278cm" svg:viewBox="0 0 153 154" draw:points="153,154 153,0 0,0">
          <text:p/>
        </draw:polygon>
        <draw:polygon draw:style-name="gr7" draw:text-style-name="P4" draw:layer="layout" svg:width="0.153cm" svg:height="0.152cm" svg:x="1.371cm" svg:y="4.61cm" svg:viewBox="0 0 154 153" draw:points="154,153 154,0 0,0">
          <text:p/>
        </draw:polygon>
        <draw:polygon draw:style-name="gr8" draw:text-style-name="P4" draw:layer="layout" svg:width="0.023cm" svg:height="0.023cm" svg:x="1.065cm" svg:y="0.941cm" svg:viewBox="0 0 24 24" draw:points="22,0 0,0 24,24">
          <text:p/>
        </draw:polygon>
        <draw:polygon draw:style-name="gr9" draw:text-style-name="P2" draw:layer="layout" svg:width="0.023cm" svg:height="0.023cm" svg:x="1.065cm" svg:y="0.941cm" svg:viewBox="0 0 24 24" draw:points="22,0 0,0 24,24">
          <text:p/>
        </draw:polygon>
        <draw:polygon draw:style-name="gr8" draw:text-style-name="P4" draw:layer="layout" svg:width="0.021cm" svg:height="0.019cm" svg:x="1.065cm" svg:y="0.922cm" svg:viewBox="0 0 22 20" draw:points="20,0 0,20 22,20">
          <text:p/>
        </draw:polygon>
        <draw:polygon draw:style-name="gr9" draw:text-style-name="P2" draw:layer="layout" svg:width="0.021cm" svg:height="0.019cm" svg:x="1.065cm" svg:y="0.922cm" svg:viewBox="0 0 22 20" draw:points="20,0 0,20 22,20">
          <text:p/>
        </draw:polygon>
        <draw:polygon draw:style-name="gr7" draw:text-style-name="P4" draw:layer="layout" svg:width="0.153cm" svg:height="0.306cm" svg:x="1.218cm" svg:y="4.304cm" svg:viewBox="0 0 154 307" draw:points="0,154 154,307 154,0">
          <text:p/>
        </draw:polygon>
        <draw:polygon draw:style-name="gr7" draw:text-style-name="P4" draw:layer="layout" svg:width="0.006cm" svg:height="0.043cm" svg:x="1.371cm" svg:y="3.344cm" svg:viewBox="0 0 7 44" draw:points="0,0 0,44 7,37">
          <text:p/>
        </draw:polygon>
        <draw:polygon draw:style-name="gr7" draw:text-style-name="P4" draw:layer="layout" svg:width="0.147cm" svg:height="0.147cm" svg:x="1.371cm" svg:y="3.998cm" svg:viewBox="0 0 148 148" draw:points="118,0 0,0 148,148">
          <text:p/>
        </draw:polygon>
        <draw:polygon draw:style-name="gr7" draw:text-style-name="P4" draw:layer="layout" svg:width="0.153cm" svg:height="0.153cm" svg:x="1.982cm" svg:y="6.444cm" svg:viewBox="0 0 154 154" draw:points="154,154 154,0 0,0">
          <text:p/>
        </draw:polygon>
        <draw:polygon draw:style-name="gr8" draw:text-style-name="P4" draw:layer="layout" svg:width="0.306cm" svg:height="0.306cm" svg:x="1.065cm" svg:y="3.692cm" svg:viewBox="0 0 307 307" draw:points="307,307 307,0 0,307">
          <text:p/>
        </draw:polygon>
        <draw:polygon draw:style-name="gr9" draw:text-style-name="P2" draw:layer="layout" svg:width="0.306cm" svg:height="0.306cm" svg:x="1.065cm" svg:y="3.692cm" svg:viewBox="0 0 307 307" draw:points="307,307 307,0 0,307">
          <text:p/>
        </draw:polygon>
        <draw:polygon draw:style-name="gr8" draw:text-style-name="P4" draw:layer="layout" svg:width="0.153cm" svg:height="0.153cm" svg:x="1.065cm" svg:y="2.622cm" svg:viewBox="0 0 154 154" draw:points="154,154 154,0 0,154">
          <text:p/>
        </draw:polygon>
        <draw:polygon draw:style-name="gr9" draw:text-style-name="P2" draw:layer="layout" svg:width="0.153cm" svg:height="0.153cm" svg:x="1.065cm" svg:y="2.622cm" svg:viewBox="0 0 154 154" draw:points="154,154 154,0 0,154">
          <text:p/>
        </draw:polygon>
        <draw:polygon draw:style-name="gr7" draw:text-style-name="P4" draw:layer="layout" svg:width="0.056cm" svg:height="0.056cm" svg:x="1.218cm" svg:y="2.622cm" svg:viewBox="0 0 57 57" draw:points="49,0 0,0 57,57">
          <text:p/>
        </draw:polygon>
        <draw:polygon draw:style-name="gr7" draw:text-style-name="P4" draw:layer="layout" svg:width="0.153cm" svg:height="0.152cm" svg:x="2.441cm" svg:y="8.126cm" svg:viewBox="0 0 154 153" draw:points="0,0 0,153 154,153">
          <text:p/>
        </draw:polygon>
        <draw:polygon draw:style-name="gr7" draw:text-style-name="P4" draw:layer="layout" svg:width="0.022cm" svg:height="0.013cm" svg:x="2.572cm" svg:y="8.584cm" svg:viewBox="0 0 23 14" draw:points="9,14 23,0 0,0">
          <text:p/>
        </draw:polygon>
        <draw:polygon draw:style-name="gr7" draw:text-style-name="P4" draw:layer="layout" svg:width="0.124cm" svg:height="0.24cm" svg:x="3.511cm" svg:y="8.344cm" svg:viewBox="0 0 125 241" draw:points="0,0 0,241 125,116">
          <text:p/>
        </draw:polygon>
        <draw:polygon draw:style-name="gr8" draw:text-style-name="P4" draw:layer="layout" svg:width="0.078cm" svg:height="0.07cm" svg:x="1.065cm" svg:y="1.482cm" svg:viewBox="0 0 79 71" draw:points="71,0 0,71 79,71">
          <text:p/>
        </draw:polygon>
        <draw:polygon draw:style-name="gr9" draw:text-style-name="P2" draw:layer="layout" svg:width="0.078cm" svg:height="0.07cm" svg:x="1.065cm" svg:y="1.482cm" svg:viewBox="0 0 79 71" draw:points="71,0 0,71 79,71">
          <text:p/>
        </draw:polygon>
        <draw:polygon draw:style-name="gr7" draw:text-style-name="P4" draw:layer="layout" svg:width="0.306cm" svg:height="0.153cm" svg:x="2.594cm" svg:y="7.514cm" svg:viewBox="0 0 307 154" draw:points="153,0 0,154 307,154">
          <text:p/>
        </draw:polygon>
        <draw:polygon draw:style-name="gr7" draw:text-style-name="P4" draw:layer="layout" svg:width="0.039cm" svg:height="0.149cm" svg:x="1.638cm" svg:y="6.75cm" svg:viewBox="0 0 40 150" draw:points="40,150 40,0 0,40">
          <text:p/>
        </draw:polygon>
        <draw:polygon draw:style-name="gr7" draw:text-style-name="P4" draw:layer="layout" svg:width="0.153cm" svg:height="0.153cm" svg:x="2.594cm" svg:y="7.361cm" svg:viewBox="0 0 154 154" draw:points="0,154 154,154 0,0">
          <text:p/>
        </draw:polygon>
        <draw:polygon draw:style-name="gr7" draw:text-style-name="P4" draw:layer="layout" svg:width="0.012cm" svg:height="0.029cm" svg:x="2.9cm" svg:y="7.638cm" svg:viewBox="0 0 13 30" draw:points="0,0 0,30 13,18">
          <text:p/>
        </draw:polygon>
        <draw:polygon draw:style-name="gr7" draw:text-style-name="P4" draw:layer="layout" svg:width="0.306cm" svg:height="0.306cm" svg:x="2.288cm" svg:y="7.667cm" svg:viewBox="0 0 307 307" draw:points="307,307 307,0 0,0">
          <text:p/>
        </draw:polygon>
        <draw:polygon draw:style-name="gr7" draw:text-style-name="P4" draw:layer="layout" svg:width="0.153cm" svg:height="0.153cm" svg:x="1.218cm" svg:y="5.068cm" svg:viewBox="0 0 154 154" draw:points="154,0 0,0 154,154">
          <text:p/>
        </draw:polygon>
        <draw:polygon draw:style-name="gr7" draw:text-style-name="P4" draw:layer="layout" svg:width="0.153cm" svg:height="0.306cm" svg:x="2.135cm" svg:y="7.361cm" svg:viewBox="0 0 154 307" draw:points="154,0 0,154 154,307">
          <text:p/>
        </draw:polygon>
        <draw:polygon draw:style-name="gr7" draw:text-style-name="P4" draw:layer="layout" svg:width="0.066cm" svg:height="0.039cm" svg:x="2.747cm" svg:y="7.475cm" svg:viewBox="0 0 67 40" draw:points="39,0 0,40 67,40">
          <text:p/>
        </draw:polygon>
        <draw:polygon draw:style-name="gr8" draw:text-style-name="P4" draw:layer="layout" svg:width="0.153cm" svg:height="0.152cm" svg:x="1.065cm" svg:y="3.387cm" svg:viewBox="0 0 154 153" draw:points="154,153 154,0 0,0">
          <text:p/>
        </draw:polygon>
        <draw:polygon draw:style-name="gr9" draw:text-style-name="P2" draw:layer="layout" svg:width="0.153cm" svg:height="0.152cm" svg:x="1.065cm" svg:y="3.387cm" svg:viewBox="0 0 154 153" draw:points="154,153 154,0 0,0">
          <text:p/>
        </draw:polygon>
        <draw:polygon draw:style-name="gr7" draw:text-style-name="P4" draw:layer="layout" svg:width="0.123cm" svg:height="0.078cm" svg:x="2.165cm" svg:y="7.973cm" svg:viewBox="0 0 124 79" draw:points="45,79 124,0 0,0">
          <text:p/>
        </draw:polygon>
        <draw:polygon draw:style-name="gr7" draw:text-style-name="P4" draw:layer="layout" svg:width="0.306cm" svg:height="0.153cm" svg:x="2.288cm" svg:y="7.514cm" svg:viewBox="0 0 307 154" draw:points="307,154 153,0 0,154">
          <text:p/>
        </draw:polygon>
        <draw:polygon draw:style-name="gr7" draw:text-style-name="P4" draw:layer="layout" svg:width="0.076cm" svg:height="0.152cm" svg:x="3.053cm" svg:y="8.126cm" svg:viewBox="0 0 77 153" draw:points="0,153 77,77 0,0">
          <text:p/>
        </draw:polygon>
        <draw:polygon draw:style-name="gr8" draw:text-style-name="P4" draw:layer="layout" svg:width="0.048cm" svg:height="0.043cm" svg:x="1.065cm" svg:y="1.203cm" svg:viewBox="0 0 49 44" draw:points="45,0 0,44 49,44">
          <text:p/>
        </draw:polygon>
        <draw:polygon draw:style-name="gr9" draw:text-style-name="P2" draw:layer="layout" svg:width="0.048cm" svg:height="0.043cm" svg:x="1.065cm" svg:y="1.203cm" svg:viewBox="0 0 49 44" draw:points="45,0 0,44 49,44">
          <text:p/>
        </draw:polygon>
        <draw:polygon draw:style-name="gr7" draw:text-style-name="P4" draw:layer="layout" svg:width="0.153cm" svg:height="0.153cm" svg:x="2.441cm" svg:y="7.361cm" svg:viewBox="0 0 154 154" draw:points="0,154 154,154 154,0">
          <text:p/>
        </draw:polygon>
        <draw:polygon draw:style-name="gr8" draw:text-style-name="P4" draw:layer="layout" svg:width="0.153cm" svg:height="0.152cm" svg:x="1.065cm" svg:y="2.317cm" svg:viewBox="0 0 154 153" draw:points="154,153 154,0 0,153">
          <text:p/>
        </draw:polygon>
        <draw:polygon draw:style-name="gr9" draw:text-style-name="P2" draw:layer="layout" svg:width="0.153cm" svg:height="0.152cm" svg:x="1.065cm" svg:y="2.317cm" svg:viewBox="0 0 154 153" draw:points="154,153 154,0 0,153">
          <text:p/>
        </draw:polygon>
        <draw:polygon draw:style-name="gr7" draw:text-style-name="P4" draw:layer="layout" svg:width="0.003cm" svg:height="0.003cm" svg:x="2.288cm" svg:y="6.594cm" svg:viewBox="0 0 4 4" draw:points="0,0 0,4 4,4">
          <text:p/>
        </draw:polygon>
        <draw:polygon draw:style-name="gr7" draw:text-style-name="P4" draw:layer="layout" svg:width="0.307cm" svg:height="0.153cm" svg:x="1.982cm" svg:y="7.361cm" svg:viewBox="0 0 308 154" draw:points="154,154 308,0 0,0">
          <text:p/>
        </draw:polygon>
        <draw:polygon draw:style-name="gr7" draw:text-style-name="P4" draw:layer="layout" svg:width="0.153cm" svg:height="0.076cm" svg:x="3.053cm" svg:y="8.202cm" svg:viewBox="0 0 154 77" draw:points="77,0 0,77 154,77">
          <text:p/>
        </draw:polygon>
        <draw:polygon draw:style-name="gr7" draw:text-style-name="P4" draw:layer="layout" svg:width="0.077cm" svg:height="0.152cm" svg:x="3.129cm" svg:y="8.126cm" svg:viewBox="0 0 78 153" draw:points="78,0 0,77 78,153">
          <text:p/>
        </draw:polygon>
        <draw:polygon draw:style-name="gr7" draw:text-style-name="P4" draw:layer="layout" svg:width="0.306cm" svg:height="0.153cm" svg:x="2.288cm" svg:y="7.361cm" svg:viewBox="0 0 307 154" draw:points="0,0 153,154 307,0">
          <text:p/>
        </draw:polygon>
        <draw:polygon draw:style-name="gr7" draw:text-style-name="P4" draw:layer="layout" svg:width="0.153cm" svg:height="0.153cm" svg:x="1.371cm" svg:y="5.068cm" svg:viewBox="0 0 154 154" draw:points="154,0 0,0 0,154">
          <text:p/>
        </draw:polygon>
        <draw:polygon draw:style-name="gr7" draw:text-style-name="P4" draw:layer="layout" svg:width="0.015cm" svg:height="0.026cm" svg:x="1.203cm" svg:y="5.053cm" svg:viewBox="0 0 16 27" draw:points="4,27 16,16 0,0">
          <text:p/>
        </draw:polygon>
        <draw:polygon draw:style-name="gr7" draw:text-style-name="P4" draw:layer="layout" svg:width="0.306cm" svg:height="0.305cm" svg:x="2.594cm" svg:y="7.973cm" svg:viewBox="0 0 307 306" draw:points="307,0 0,0 307,306">
          <text:p/>
        </draw:polygon>
        <draw:polygon draw:style-name="gr7" draw:text-style-name="P4" draw:layer="layout" svg:width="0.153cm" svg:height="0.306cm" svg:x="3.053cm" svg:y="8.278cm" svg:viewBox="0 0 154 307" draw:points="154,0 0,154 154,307">
          <text:p/>
        </draw:polygon>
        <draw:polygon draw:style-name="gr8" draw:text-style-name="P4" draw:layer="layout" svg:width="0.305cm" svg:height="0.306cm" svg:x="3.206cm" svg:y="8.584cm" svg:viewBox="0 0 306 307" draw:points="306,0 0,0 306,307">
          <text:p/>
        </draw:polygon>
        <draw:polygon draw:style-name="gr9" draw:text-style-name="P2" draw:layer="layout" svg:width="0.305cm" svg:height="0.306cm" svg:x="3.206cm" svg:y="8.584cm" svg:viewBox="0 0 306 307" draw:points="306,0 0,0 306,307">
          <text:p/>
        </draw:polygon>
        <draw:polygon draw:style-name="gr7" draw:text-style-name="P4" draw:layer="layout" svg:width="0.038cm" svg:height="0.097cm" svg:x="2.747cm" svg:y="7.417cm" svg:viewBox="0 0 39 98" draw:points="0,0 0,98 39,59">
          <text:p/>
        </draw:polygon>
        <draw:polygon draw:style-name="gr7" draw:text-style-name="P4" draw:layer="layout" svg:width="0.022cm" svg:height="0.036cm" svg:x="2.594cm" svg:y="7.172cm" svg:viewBox="0 0 23 37" draw:points="0,0 0,37 23,37">
          <text:p/>
        </draw:polygon>
        <draw:polygon draw:style-name="gr7" draw:text-style-name="P4" draw:layer="layout" svg:width="0.153cm" svg:height="0.152cm" svg:x="1.371cm" svg:y="5.68cm" svg:viewBox="0 0 154 153" draw:points="154,0 0,0 0,153">
          <text:p/>
        </draw:polygon>
        <draw:polygon draw:style-name="gr7" draw:text-style-name="P4" draw:layer="layout" svg:width="0.153cm" svg:height="0.153cm" svg:x="1.371cm" svg:y="4.915cm" svg:viewBox="0 0 154 154" draw:points="0,154 154,154 0,0">
          <text:p/>
        </draw:polygon>
        <draw:polygon draw:style-name="gr7" draw:text-style-name="P4" draw:layer="layout" svg:width="0.306cm" svg:height="0.153cm" svg:x="2.594cm" svg:y="8.584cm" svg:viewBox="0 0 307 154" draw:points="153,154 307,0 0,0">
          <text:p/>
        </draw:polygon>
        <draw:polygon draw:style-name="gr7" draw:text-style-name="P4" draw:layer="layout" svg:width="0.153cm" svg:height="0.153cm" svg:x="1.218cm" svg:y="4.915cm" svg:viewBox="0 0 154 154" draw:points="0,154 154,154 154,0">
          <text:p/>
        </draw:polygon>
        <draw:polygon draw:style-name="gr7" draw:text-style-name="P4" draw:layer="layout" svg:width="0.052cm" svg:height="0.039cm" svg:x="1.625cm" svg:y="6.75cm" svg:viewBox="0 0 53 40" draw:points="13,40 53,0 0,0">
          <text:p/>
        </draw:polygon>
        <draw:polygon draw:style-name="gr7" draw:text-style-name="P4" draw:layer="layout" svg:width="0.153cm" svg:height="0.153cm" svg:x="2.9cm" svg:y="8.278cm" svg:viewBox="0 0 154 154" draw:points="154,154 154,0 0,0">
          <text:p/>
        </draw:polygon>
        <draw:polygon draw:style-name="gr8" draw:text-style-name="P4" draw:layer="layout" svg:width="0.109cm" svg:height="0.098cm" svg:x="1.065cm" svg:y="1.76cm" svg:viewBox="0 0 110 99" draw:points="99,0 0,99 110,99">
          <text:p/>
        </draw:polygon>
        <draw:polygon draw:style-name="gr9" draw:text-style-name="P2" draw:layer="layout" svg:width="0.109cm" svg:height="0.098cm" svg:x="1.065cm" svg:y="1.76cm" svg:viewBox="0 0 110 99" draw:points="99,0 0,99 110,99">
          <text:p/>
        </draw:polygon>
        <draw:polygon draw:style-name="gr7" draw:text-style-name="P4" draw:layer="layout" svg:width="0.307cm" svg:height="0.305cm" svg:x="1.982cm" svg:y="6.75cm" svg:viewBox="0 0 308 306" draw:points="308,0 0,0 308,306">
          <text:p/>
        </draw:polygon>
        <draw:polygon draw:style-name="gr7" draw:text-style-name="P4" draw:layer="layout" svg:width="0.153cm" svg:height="0.306cm" svg:x="2.9cm" svg:y="8.278cm" svg:viewBox="0 0 154 307" draw:points="0,307 154,154 0,0">
          <text:p/>
        </draw:polygon>
        <draw:polygon draw:style-name="gr7" draw:text-style-name="P4" draw:layer="layout" svg:width="0.136cm" svg:height="0.117cm" svg:x="1.218cm" svg:y="3.117cm" svg:viewBox="0 0 137 118" draw:points="118,0 0,118 137,118">
          <text:p/>
        </draw:polygon>
        <draw:polygon draw:style-name="gr7" draw:text-style-name="P4" draw:layer="layout" svg:width="0.048cm" svg:height="0.041cm" svg:x="1.218cm" svg:y="2.581cm" svg:viewBox="0 0 49 42" draw:points="43,0 0,42 49,42">
          <text:p/>
        </draw:polygon>
        <draw:polygon draw:style-name="gr7" draw:text-style-name="P4" draw:layer="layout" svg:width="0.152cm" svg:height="0.111cm" svg:x="1.678cm" svg:y="6.903cm" svg:viewBox="0 0 153 112" draw:points="40,112 153,0 0,0">
          <text:p/>
        </draw:polygon>
        <draw:polygon draw:style-name="gr8" draw:text-style-name="P4" draw:layer="layout" svg:width="0.306cm" svg:height="0.153cm" svg:x="1.065cm" svg:y="3.539cm" svg:viewBox="0 0 307 154" draw:points="154,0 0,154 307,154">
          <text:p/>
        </draw:polygon>
        <draw:polygon draw:style-name="gr9" draw:text-style-name="P2" draw:layer="layout" svg:width="0.306cm" svg:height="0.153cm" svg:x="1.065cm" svg:y="3.539cm" svg:viewBox="0 0 307 154" draw:points="154,0 0,154 307,154">
          <text:p/>
        </draw:polygon>
        <draw:polygon draw:style-name="gr7" draw:text-style-name="P4" draw:layer="layout" svg:width="0.305cm" svg:height="0.153cm" svg:x="1.677cm" svg:y="5.985cm" svg:viewBox="0 0 306 154" draw:points="154,0 0,154 306,154">
          <text:p/>
        </draw:polygon>
        <draw:polygon draw:style-name="gr7" draw:text-style-name="P4" draw:layer="layout" svg:width="0.032cm" svg:height="0.052cm" svg:x="2.256cm" svg:y="8.126cm" svg:viewBox="0 0 33 53" draw:points="33,53 33,0 0,0">
          <text:p/>
        </draw:polygon>
        <draw:polygon draw:style-name="gr7" draw:text-style-name="P4" draw:layer="layout" svg:width="0.052cm" svg:height="0.028cm" svg:x="2.695cm" svg:y="8.737cm" svg:viewBox="0 0 53 29" draw:points="23,29 53,0 0,0">
          <text:p/>
        </draw:polygon>
        <draw:polygon draw:style-name="gr8" draw:text-style-name="P4" draw:layer="layout" svg:width="0.151cm" svg:height="0.272cm" svg:x="3.817cm" svg:y="8.618cm" svg:viewBox="0 0 152 273" draw:points="0,0 0,273 152,121">
          <text:p/>
        </draw:polygon>
        <draw:polygon draw:style-name="gr9" draw:text-style-name="P2" draw:layer="layout" svg:width="0.151cm" svg:height="0.272cm" svg:x="3.817cm" svg:y="8.618cm" svg:viewBox="0 0 152 273" draw:points="0,0 0,273 152,121">
          <text:p/>
        </draw:polygon>
        <draw:polygon draw:style-name="gr7" draw:text-style-name="P4" draw:layer="layout" svg:width="0.306cm" svg:height="0.153cm" svg:x="1.371cm" svg:y="5.527cm" svg:viewBox="0 0 307 154" draw:points="154,154 307,0 0,0">
          <text:p/>
        </draw:polygon>
        <draw:polygon draw:style-name="gr8" draw:text-style-name="P4" draw:layer="layout" svg:width="0.153cm" svg:height="0.305cm" svg:x="1.065cm" svg:y="3.387cm" svg:viewBox="0 0 154 306" draw:points="0,306 154,153 0,0">
          <text:p/>
        </draw:polygon>
        <draw:polygon draw:style-name="gr9" draw:text-style-name="P2" draw:layer="layout" svg:width="0.153cm" svg:height="0.305cm" svg:x="1.065cm" svg:y="3.387cm" svg:viewBox="0 0 154 306" draw:points="0,306 154,153 0,0">
          <text:p/>
        </draw:polygon>
        <draw:polygon draw:style-name="gr7" draw:text-style-name="P4" draw:layer="layout" svg:width="0.153cm" svg:height="0.153cm" svg:x="1.218cm" svg:y="3.234cm" svg:viewBox="0 0 154 154" draw:points="0,0 0,154 154,154">
          <text:p/>
        </draw:polygon>
        <draw:polygon draw:style-name="gr7" draw:text-style-name="P4" draw:layer="layout" svg:width="0.153cm" svg:height="0.306cm" svg:x="1.524cm" svg:y="4.915cm" svg:viewBox="0 0 154 307" draw:points="154,0 0,154 154,307">
          <text:p/>
        </draw:polygon>
        <draw:polygon draw:style-name="gr8" draw:text-style-name="P4" draw:layer="layout" svg:width="0.153cm" svg:height="0.153cm" svg:x="1.065cm" svg:y="2.928cm" svg:viewBox="0 0 154 154" draw:points="154,154 154,0 0,154">
          <text:p/>
        </draw:polygon>
        <draw:polygon draw:style-name="gr9" draw:text-style-name="P2" draw:layer="layout" svg:width="0.153cm" svg:height="0.153cm" svg:x="1.065cm" svg:y="2.928cm" svg:viewBox="0 0 154 154" draw:points="154,154 154,0 0,154">
          <text:p/>
        </draw:polygon>
        <draw:polygon draw:style-name="gr8" draw:text-style-name="P4" draw:layer="layout" svg:width="0.306cm" svg:height="0.306cm" svg:x="1.065cm" svg:y="3.692cm" svg:viewBox="0 0 307 307" draw:points="307,0 0,0 0,307">
          <text:p/>
        </draw:polygon>
        <draw:polygon draw:style-name="gr9" draw:text-style-name="P2" draw:layer="layout" svg:width="0.306cm" svg:height="0.306cm" svg:x="1.065cm" svg:y="3.692cm" svg:viewBox="0 0 307 307" draw:points="307,0 0,0 0,307">
          <text:p/>
        </draw:polygon>
        <draw:polygon draw:style-name="gr7" draw:text-style-name="P4" draw:layer="layout" svg:width="0.153cm" svg:height="0.305cm" svg:x="1.218cm" svg:y="3.387cm" svg:viewBox="0 0 154 306" draw:points="154,0 0,153 154,306">
          <text:p/>
        </draw:polygon>
        <draw:polygon draw:style-name="gr7" draw:text-style-name="P4" draw:layer="layout" svg:width="0.306cm" svg:height="0.153cm" svg:x="2.9cm" svg:y="8.431cm" svg:viewBox="0 0 307 154" draw:points="153,0 0,154 307,154">
          <text:p/>
        </draw:polygon>
        <draw:polygon draw:style-name="gr7" draw:text-style-name="P4" draw:layer="layout" svg:width="0.094cm" svg:height="0.071cm" svg:x="1.83cm" svg:y="5.609cm" svg:viewBox="0 0 95 72" draw:points="71,0 0,72 95,72">
          <text:p/>
        </draw:polygon>
        <draw:polygon draw:style-name="gr7" draw:text-style-name="P4" draw:layer="layout" svg:width="0.051cm" svg:height="0.136cm" svg:x="1.982cm" svg:y="5.849cm" svg:viewBox="0 0 52 137" draw:points="0,0 0,137 52,137">
          <text:p/>
        </draw:polygon>
        <draw:polygon draw:style-name="gr7" draw:text-style-name="P4" draw:layer="layout" svg:width="0.025cm" svg:height="0.084cm" svg:x="1.805cm" svg:y="7.208cm" svg:viewBox="0 0 26 85" draw:points="26,85 26,0 0,25">
          <text:p/>
        </draw:polygon>
        <draw:polygon draw:style-name="gr7" draw:text-style-name="P4" draw:layer="layout" svg:width="0.306cm" svg:height="0.153cm" svg:x="2.288cm" svg:y="7.208cm" svg:viewBox="0 0 307 154" draw:points="153,0 0,154 307,154">
          <text:p/>
        </draw:polygon>
        <draw:polygon draw:style-name="gr7" draw:text-style-name="P4" draw:layer="layout" svg:width="0.131cm" svg:height="0.23cm" svg:x="1.087cm" svg:y="4.325cm" svg:viewBox="0 0 132 231" draw:points="34,231 132,132 0,0">
          <text:p/>
        </draw:polygon>
        <draw:polygon draw:style-name="gr7" draw:text-style-name="P4" draw:layer="layout" svg:width="0.003cm" svg:height="0.004cm" svg:x="2.441cm" svg:y="6.902cm" svg:viewBox="0 0 4 5" draw:points="1,0 0,1 4,5">
          <text:p/>
        </draw:polygon>
        <draw:polygon draw:style-name="gr7" draw:text-style-name="P4" draw:layer="layout" svg:width="0.306cm" svg:height="0.306cm" svg:x="2.288cm" svg:y="7.667cm" svg:viewBox="0 0 307 307" draw:points="0,307 307,307 0,0">
          <text:p/>
        </draw:polygon>
        <draw:polygon draw:style-name="gr7" draw:text-style-name="P4" draw:layer="layout" svg:width="0.074cm" svg:height="0.075cm" svg:x="1.371cm" svg:y="3.692cm" svg:viewBox="0 0 75 76" draw:points="61,0 0,0 75,76">
          <text:p/>
        </draw:polygon>
        <draw:polygon draw:style-name="gr8" draw:text-style-name="P4" draw:layer="layout" svg:width="0.003cm" svg:height="0.017cm" svg:x="1.065cm" svg:y="0.694cm" svg:viewBox="0 0 4 18" draw:points="0,0 0,18 4,18">
          <text:p/>
        </draw:polygon>
        <draw:polygon draw:style-name="gr9" draw:text-style-name="P2" draw:layer="layout" svg:width="0.003cm" svg:height="0.017cm" svg:x="1.065cm" svg:y="0.694cm" svg:viewBox="0 0 4 18" draw:points="0,0 0,18 4,18">
          <text:p/>
        </draw:polygon>
        <draw:polygon draw:style-name="gr7" draw:text-style-name="P4" draw:layer="layout" svg:width="0.112cm" svg:height="0.148cm" svg:x="2.023cm" svg:y="7.708cm" svg:viewBox="0 0 113 149" draw:points="77,149 113,113 0,0">
          <text:p/>
        </draw:polygon>
        <draw:polygon draw:style-name="gr7" draw:text-style-name="P4" draw:layer="layout" svg:width="0.122cm" svg:height="0.098cm" svg:x="1.402cm" svg:y="5.985cm" svg:viewBox="0 0 123 99" draw:points="25,99 123,0 0,0">
          <text:p/>
        </draw:polygon>
        <draw:polygon draw:style-name="gr8" draw:text-style-name="P4" draw:layer="layout" svg:width="0.003cm" svg:height="0.003cm" svg:x="1.065cm" svg:y="0.711cm" svg:viewBox="0 0 4 4" draw:points="4,0 0,0 4,4">
          <text:p/>
        </draw:polygon>
        <draw:polygon draw:style-name="gr9" draw:text-style-name="P2" draw:layer="layout" svg:width="0.003cm" svg:height="0.003cm" svg:x="1.065cm" svg:y="0.711cm" svg:viewBox="0 0 4 4" draw:points="4,0 0,0 4,4">
          <text:p/>
        </draw:polygon>
        <draw:polygon draw:style-name="gr7" draw:text-style-name="P4" draw:layer="layout" svg:width="0.076cm" svg:height="0.05cm" svg:x="2.288cm" svg:y="6.7cm" svg:viewBox="0 0 77 51" draw:points="50,0 0,51 77,51">
          <text:p/>
        </draw:polygon>
        <draw:polygon draw:style-name="gr7" draw:text-style-name="P4" draw:layer="layout" svg:width="0.134cm" svg:height="0.107cm" svg:x="1.524cm" svg:y="4.655cm" svg:viewBox="0 0 135 108" draw:points="108,0 0,108 135,108">
          <text:p/>
        </draw:polygon>
        <draw:polygon draw:style-name="gr7" draw:text-style-name="P4" draw:layer="layout" svg:width="0.305cm" svg:height="0.306cm" svg:x="1.677cm" svg:y="6.444cm" svg:viewBox="0 0 306 307" draw:points="0,307 306,307 0,0">
          <text:p/>
        </draw:polygon>
        <draw:polygon draw:style-name="gr7" draw:text-style-name="P4" draw:layer="layout" svg:width="0.307cm" svg:height="0.306cm" svg:x="1.982cm" svg:y="7.055cm" svg:viewBox="0 0 308 307" draw:points="0,307 308,307 308,0">
          <text:p/>
        </draw:polygon>
        <draw:polygon draw:style-name="gr7" draw:text-style-name="P4" draw:layer="layout" svg:width="0.009cm" svg:height="0.017cm" svg:x="1.218cm" svg:y="2.309cm" svg:viewBox="0 0 10 18" draw:points="8,0 0,9 10,18">
          <text:p/>
        </draw:polygon>
        <draw:polygon draw:style-name="gr7" draw:text-style-name="P4" draw:layer="layout" svg:width="0.306cm" svg:height="0.305cm" svg:x="2.594cm" svg:y="7.973cm" svg:viewBox="0 0 307 306" draw:points="0,0 0,306 307,306">
          <text:p/>
        </draw:polygon>
        <draw:polygon draw:style-name="gr7" draw:text-style-name="P4" draw:layer="layout" svg:width="0.009cm" svg:height="0.008cm" svg:x="1.362cm" svg:y="5.824cm" svg:viewBox="0 0 10 9" draw:points="3,9 10,9 0,0">
          <text:p/>
        </draw:polygon>
        <draw:polygon draw:style-name="gr8" draw:text-style-name="P4" draw:layer="layout" svg:width="0.153cm" svg:height="0.306cm" svg:x="2.747cm" svg:y="8.584cm" svg:viewBox="0 0 154 307" draw:points="154,0 0,154 154,307">
          <text:p/>
        </draw:polygon>
        <draw:polygon draw:style-name="gr9" draw:text-style-name="P2" draw:layer="layout" svg:width="0.153cm" svg:height="0.306cm" svg:x="2.747cm" svg:y="8.584cm" svg:viewBox="0 0 154 307" draw:points="154,0 0,154 154,307">
          <text:p/>
        </draw:polygon>
        <draw:polygon draw:style-name="gr8" draw:text-style-name="P4" draw:layer="layout" svg:width="0.306cm" svg:height="0.306cm" svg:x="2.9cm" svg:y="8.584cm" svg:viewBox="0 0 307 307" draw:points="307,0 0,0 0,307">
          <text:p/>
        </draw:polygon>
        <draw:polygon draw:style-name="gr9" draw:text-style-name="P2" draw:layer="layout" svg:width="0.306cm" svg:height="0.306cm" svg:x="2.9cm" svg:y="8.584cm" svg:viewBox="0 0 307 307" draw:points="307,0 0,0 0,307">
          <text:p/>
        </draw:polygon>
        <draw:polygon draw:style-name="gr7" draw:text-style-name="P4" draw:layer="layout" svg:width="0.152cm" svg:height="0.306cm" svg:x="3.206cm" svg:y="8.278cm" svg:viewBox="0 0 153 307" draw:points="153,154 0,0 0,307">
          <text:p/>
        </draw:polygon>
        <draw:polygon draw:style-name="gr7" draw:text-style-name="P4" draw:layer="layout" svg:width="0.153cm" svg:height="0.152cm" svg:x="2.288cm" svg:y="6.903cm" svg:viewBox="0 0 154 153" draw:points="154,153 154,0 0,153">
          <text:p/>
        </draw:polygon>
        <draw:polygon draw:style-name="gr7" draw:text-style-name="P4" draw:layer="layout" svg:width="0.153cm" svg:height="0.306cm" svg:x="1.982cm" svg:y="6.444cm" svg:viewBox="0 0 154 307" draw:points="154,154 0,0 0,307">
          <text:p/>
        </draw:polygon>
        <draw:polygon draw:style-name="gr7" draw:text-style-name="P4" draw:layer="layout" svg:width="0.153cm" svg:height="0.306cm" svg:x="2.135cm" svg:y="7.667cm" svg:viewBox="0 0 154 307" draw:points="0,154 154,307 154,0">
          <text:p/>
        </draw:polygon>
        <draw:polygon draw:style-name="gr8" draw:text-style-name="P4" draw:layer="layout" svg:width="0.123cm" svg:height="0.122cm" svg:x="1.065cm" svg:y="1.858cm" svg:viewBox="0 0 124 123" draw:points="110,0 0,0 124,123">
          <text:p/>
        </draw:polygon>
        <draw:polygon draw:style-name="gr9" draw:text-style-name="P2" draw:layer="layout" svg:width="0.123cm" svg:height="0.122cm" svg:x="1.065cm" svg:y="1.858cm" svg:viewBox="0 0 124 123" draw:points="110,0 0,0 124,123">
          <text:p/>
        </draw:polygon>
        <draw:polygon draw:style-name="gr8" draw:text-style-name="P4" draw:layer="layout" svg:width="0.153cm" svg:height="0.153cm" svg:x="1.065cm" svg:y="3.081cm" svg:viewBox="0 0 154 154" draw:points="154,154 154,0 0,0">
          <text:p/>
        </draw:polygon>
        <draw:polygon draw:style-name="gr9" draw:text-style-name="P2" draw:layer="layout" svg:width="0.153cm" svg:height="0.153cm" svg:x="1.065cm" svg:y="3.081cm" svg:viewBox="0 0 154 154" draw:points="154,154 154,0 0,0">
          <text:p/>
        </draw:polygon>
        <draw:polygon draw:style-name="gr7" draw:text-style-name="P4" draw:layer="layout" svg:width="0.306cm" svg:height="0.306cm" svg:x="2.594cm" svg:y="8.278cm" svg:viewBox="0 0 307 307" draw:points="0,0 0,307 307,0">
          <text:p/>
        </draw:polygon>
        <draw:polygon draw:style-name="gr8" draw:text-style-name="P4" draw:layer="layout" svg:width="0.153cm" svg:height="0.153cm" svg:x="1.065cm" svg:y="3.998cm" svg:viewBox="0 0 154 154" draw:points="0,154 154,154 0,0">
          <text:p/>
        </draw:polygon>
        <draw:polygon draw:style-name="gr9" draw:text-style-name="P2" draw:layer="layout" svg:width="0.153cm" svg:height="0.153cm" svg:x="1.065cm" svg:y="3.998cm" svg:viewBox="0 0 154 154" draw:points="0,154 154,154 0,0">
          <text:p/>
        </draw:polygon>
        <draw:polygon draw:style-name="gr8" draw:text-style-name="P4" draw:layer="layout" svg:width="0.153cm" svg:height="0.153cm" svg:x="1.218cm" svg:y="4.304cm" svg:viewBox="0 0 154 154" draw:points="0,0 0,154 154,0">
          <text:p/>
        </draw:polygon>
        <draw:polygon draw:style-name="gr9" draw:text-style-name="P2" draw:layer="layout" svg:width="0.153cm" svg:height="0.153cm" svg:x="1.218cm" svg:y="4.304cm" svg:viewBox="0 0 154 154" draw:points="0,0 0,154 154,0">
          <text:p/>
        </draw:polygon>
        <draw:polygon draw:style-name="gr7" draw:text-style-name="P4" draw:layer="layout" svg:width="0.104cm" svg:height="0.08cm" svg:x="1.677cm" svg:y="5.141cm" svg:viewBox="0 0 105 81" draw:points="81,0 0,81 105,81">
          <text:p/>
        </draw:polygon>
        <draw:polygon draw:style-name="gr7" draw:text-style-name="P4" draw:layer="layout" svg:width="0.306cm" svg:height="0.306cm" svg:x="2.594cm" svg:y="8.278cm" svg:viewBox="0 0 307 307" draw:points="0,307 307,307 307,0">
          <text:p/>
        </draw:polygon>
        <draw:polygon draw:style-name="gr7" draw:text-style-name="P4" draw:layer="layout" svg:width="0.055cm" svg:height="0.087cm" svg:x="1.469cm" svg:y="6.236cm" svg:viewBox="0 0 56 88" draw:points="24,88 56,55 0,0">
          <text:p/>
        </draw:polygon>
        <draw:polygon draw:style-name="gr7" draw:text-style-name="P4" draw:layer="layout" svg:width="0.153cm" svg:height="0.306cm" svg:x="1.524cm" svg:y="6.138cm" svg:viewBox="0 0 154 307" draw:points="154,0 0,154 154,307">
          <text:p/>
        </draw:polygon>
        <draw:polygon draw:style-name="gr7" draw:text-style-name="P4" draw:layer="layout" svg:width="0.153cm" svg:height="0.077cm" svg:x="1.982cm" svg:y="7.514cm" svg:viewBox="0 0 154 78" draw:points="0,0 78,78 154,0">
          <text:p/>
        </draw:polygon>
        <draw:polygon draw:style-name="gr7" draw:text-style-name="P4" draw:layer="layout" svg:width="0.182cm" svg:height="0.149cm" svg:x="1.371cm" svg:y="4.155cm" svg:viewBox="0 0 183 150" draw:points="149,0 0,150 183,150">
          <text:p/>
        </draw:polygon>
        <draw:polygon draw:style-name="gr7" draw:text-style-name="P4" draw:layer="layout" svg:width="0cm" svg:height="0.002cm" svg:x="2.441cm" svg:y="6.9cm" svg:viewBox="0 0 1 3" draw:points="0,0 0,3 1,2">
          <text:p/>
        </draw:polygon>
        <draw:polygon draw:style-name="gr7" draw:text-style-name="P4" draw:layer="layout" svg:width="0.153cm" svg:height="0.076cm" svg:x="3.053cm" svg:y="8.126cm" svg:viewBox="0 0 154 77" draw:points="77,77 154,0 0,0">
          <text:p/>
        </draw:polygon>
        <draw:polygon draw:style-name="gr7" draw:text-style-name="P4" draw:layer="layout" svg:width="0.015cm" svg:height="0.076cm" svg:x="1.677cm" svg:y="4.839cm" svg:viewBox="0 0 16 77" draw:points="0,0 0,77 16,61">
          <text:p/>
        </draw:polygon>
        <draw:polygon draw:style-name="gr7" draw:text-style-name="P4" draw:layer="layout" svg:width="0.153cm" svg:height="0.153cm" svg:x="1.218cm" svg:y="4.762cm" svg:viewBox="0 0 154 154" draw:points="0,0 0,154 154,154">
          <text:p/>
        </draw:polygon>
        <draw:polygon draw:style-name="gr7" draw:text-style-name="P4" draw:layer="layout" svg:width="0.053cm" svg:height="0.037cm" svg:x="1.929cm" svg:y="7.514cm" svg:viewBox="0 0 54 38" draw:points="17,38 54,0 0,0">
          <text:p/>
        </draw:polygon>
        <draw:polygon draw:style-name="gr7" draw:text-style-name="P4" draw:layer="layout" svg:width="0.306cm" svg:height="0.153cm" svg:x="1.371cm" svg:y="5.832cm" svg:viewBox="0 0 307 154" draw:points="0,0 154,154 307,0">
          <text:p/>
        </draw:polygon>
        <draw:polygon draw:style-name="gr7" draw:text-style-name="P4" draw:layer="layout" svg:width="0.111cm" svg:height="0.078cm" svg:x="1.982cm" svg:y="6.06cm" svg:viewBox="0 0 112 79" draw:points="79,0 0,79 112,79">
          <text:p/>
        </draw:polygon>
        <draw:polygon draw:style-name="gr7" draw:text-style-name="P4" draw:layer="layout" svg:width="0.034cm" svg:height="0.048cm" svg:x="2.135cm" svg:y="6.278cm" svg:viewBox="0 0 35 49" draw:points="13,0 0,14 35,49">
          <text:p/>
        </draw:polygon>
        <draw:polygon draw:style-name="gr7" draw:text-style-name="P4" draw:layer="layout" svg:width="0.153cm" svg:height="0.306cm" svg:x="1.218cm" svg:y="3.998cm" svg:viewBox="0 0 154 307" draw:points="154,0 0,154 154,307">
          <text:p/>
        </draw:polygon>
        <draw:polygon draw:style-name="gr7" draw:text-style-name="P4" draw:layer="layout" svg:width="0.305cm" svg:height="0.306cm" svg:x="1.677cm" svg:y="6.138cm" svg:viewBox="0 0 306 307" draw:points="306,0 0,0 0,307">
          <text:p/>
        </draw:polygon>
        <draw:polygon draw:style-name="gr8" draw:text-style-name="P4" draw:layer="layout" svg:width="0.153cm" svg:height="0.153cm" svg:x="1.065cm" svg:y="2.775cm" svg:viewBox="0 0 154 154" draw:points="154,154 154,0 0,0">
          <text:p/>
        </draw:polygon>
        <draw:polygon draw:style-name="gr9" draw:text-style-name="P2" draw:layer="layout" svg:width="0.153cm" svg:height="0.153cm" svg:x="1.065cm" svg:y="2.775cm" svg:viewBox="0 0 154 154" draw:points="154,154 154,0 0,0">
          <text:p/>
        </draw:polygon>
        <draw:polygon draw:style-name="gr7" draw:text-style-name="P4" draw:layer="layout" svg:width="0.153cm" svg:height="0.153cm" svg:x="1.677cm" svg:y="5.832cm" svg:viewBox="0 0 154 154" draw:points="154,154 154,0 0,0">
          <text:p/>
        </draw:polygon>
        <draw:polygon draw:style-name="gr8" draw:text-style-name="P4" draw:layer="layout" svg:width="0.153cm" svg:height="0.153cm" svg:x="1.065cm" svg:y="2.469cm" svg:viewBox="0 0 154 154" draw:points="154,154 154,0 0,0">
          <text:p/>
        </draw:polygon>
        <draw:polygon draw:style-name="gr9" draw:text-style-name="P2" draw:layer="layout" svg:width="0.153cm" svg:height="0.153cm" svg:x="1.065cm" svg:y="2.469cm" svg:viewBox="0 0 154 154" draw:points="154,154 154,0 0,0">
          <text:p/>
        </draw:polygon>
        <draw:polygon draw:style-name="gr7" draw:text-style-name="P4" draw:layer="layout" svg:width="0.007cm" svg:height="0.006cm" svg:x="1.371cm" svg:y="3.381cm" svg:viewBox="0 0 8 7" draw:points="7,0 0,7 8,7">
          <text:p/>
        </draw:polygon>
        <draw:polygon draw:style-name="gr7" draw:text-style-name="P4" draw:layer="layout" svg:width="0.094cm" svg:height="0.095cm" svg:x="1.277cm" svg:y="5.432cm" svg:viewBox="0 0 95 96" draw:points="19,96 95,96 0,0">
          <text:p/>
        </draw:polygon>
        <draw:polygon draw:style-name="gr8" draw:text-style-name="P4" draw:layer="layout" svg:width="0.113cm" svg:height="0.098cm" svg:x="3.664cm" svg:y="8.486cm" svg:viewBox="0 0 114 99" draw:points="0,0 0,99 114,99">
          <text:p/>
        </draw:polygon>
        <draw:polygon draw:style-name="gr9" draw:text-style-name="P2" draw:layer="layout" svg:width="0.113cm" svg:height="0.098cm" svg:x="3.664cm" svg:y="8.486cm" svg:viewBox="0 0 114 99" draw:points="0,0 0,99 114,99">
          <text:p/>
        </draw:polygon>
        <draw:polygon draw:style-name="gr7" draw:text-style-name="P4" draw:layer="layout" svg:width="0.044cm" svg:height="0.14cm" svg:x="1.83cm" svg:y="5.387cm" svg:viewBox="0 0 45 141" draw:points="0,0 0,141 45,141">
          <text:p/>
        </draw:polygon>
        <draw:polygon draw:style-name="gr7" draw:text-style-name="P4" draw:layer="layout" svg:width="0.152cm" svg:height="0.076cm" svg:x="3.206cm" svg:y="8.202cm" svg:viewBox="0 0 153 77" draw:points="153,77 77,0 0,77">
          <text:p/>
        </draw:polygon>
        <draw:polygon draw:style-name="gr7" draw:text-style-name="P4" draw:layer="layout" svg:width="0.153cm" svg:height="0.153cm" svg:x="1.677cm" svg:y="5.527cm" svg:viewBox="0 0 154 154" draw:points="154,154 154,0 0,0">
          <text:p/>
        </draw:polygon>
        <draw:polygon draw:style-name="gr7" draw:text-style-name="P4" draw:layer="layout" svg:width="0.153cm" svg:height="0.153cm" svg:x="3.511cm" svg:y="8.584cm" svg:viewBox="0 0 154 154" draw:points="154,154 154,0 0,0">
          <text:p/>
        </draw:polygon>
        <draw:polygon draw:style-name="gr7" draw:text-style-name="P4" draw:layer="layout" svg:width="0.153cm" svg:height="0.153cm" svg:x="2.441cm" svg:y="7.514cm" svg:viewBox="0 0 154 154" draw:points="154,0 0,0 154,154">
          <text:p/>
        </draw:polygon>
        <draw:polygon draw:style-name="gr7" draw:text-style-name="P4" draw:layer="layout" svg:width="0.152cm" svg:height="0.305cm" svg:x="1.83cm" svg:y="6.75cm" svg:viewBox="0 0 153 306" draw:points="0,154 153,306 153,0">
          <text:p/>
        </draw:polygon>
        <draw:polygon draw:style-name="gr7" draw:text-style-name="P4" draw:layer="layout" svg:width="0.307cm" svg:height="0.306cm" svg:x="1.982cm" svg:y="7.055cm" svg:viewBox="0 0 308 307" draw:points="0,0 0,307 308,0">
          <text:p/>
        </draw:polygon>
        <draw:polygon draw:style-name="gr7" draw:text-style-name="P4" draw:layer="layout" svg:width="0.006cm" svg:height="0.03cm" svg:x="1.365cm" svg:y="5.832cm" svg:viewBox="0 0 7 31" draw:points="7,31 7,0 0,6">
          <text:p/>
        </draw:polygon>
        <draw:polygon draw:style-name="gr7" draw:text-style-name="P4" draw:layer="layout" svg:width="0.153cm" svg:height="0.306cm" svg:x="2.288cm" svg:y="7.361cm" svg:viewBox="0 0 154 307" draw:points="154,154 0,0 0,307">
          <text:p/>
        </draw:polygon>
        <draw:polygon draw:style-name="gr7" draw:text-style-name="P4" draw:layer="layout" svg:width="0.153cm" svg:height="0.306cm" svg:x="1.524cm" svg:y="5.832cm" svg:viewBox="0 0 154 307" draw:points="0,154 154,307 154,0">
          <text:p/>
        </draw:polygon>
        <draw:polygon draw:style-name="gr7" draw:text-style-name="P4" draw:layer="layout" svg:width="0.029cm" svg:height="0.061cm" svg:x="2.718cm" svg:y="8.737cm" svg:viewBox="0 0 30 62" draw:points="30,62 30,0 0,28">
          <text:p/>
        </draw:polygon>
        <draw:polygon draw:style-name="gr8" draw:text-style-name="P4" draw:layer="layout" svg:width="0.054cm" svg:height="0.054cm" svg:x="1.065cm" svg:y="1.246cm" svg:viewBox="0 0 55 55" draw:points="49,0 0,0 55,55">
          <text:p/>
        </draw:polygon>
        <draw:polygon draw:style-name="gr9" draw:text-style-name="P2" draw:layer="layout" svg:width="0.054cm" svg:height="0.054cm" svg:x="1.065cm" svg:y="1.246cm" svg:viewBox="0 0 55 55" draw:points="49,0 0,0 55,55">
          <text:p/>
        </draw:polygon>
        <draw:polygon draw:style-name="gr8" draw:text-style-name="P4" draw:layer="layout" svg:width="0.611cm" svg:height="0.306cm" svg:x="2.9cm" svg:y="8.584cm" svg:viewBox="0 0 612 307" draw:points="612,307 306,0 0,307">
          <text:p/>
        </draw:polygon>
        <draw:polygon draw:style-name="gr9" draw:text-style-name="P2" draw:layer="layout" svg:width="0.611cm" svg:height="0.306cm" svg:x="2.9cm" svg:y="8.584cm" svg:viewBox="0 0 612 307" draw:points="612,307 306,0 0,307">
          <text:p/>
        </draw:polygon>
        <draw:polygon draw:style-name="gr7" draw:text-style-name="P4" draw:layer="layout" svg:width="0.153cm" svg:height="0.153cm" svg:x="3.053cm" svg:y="8.278cm" svg:viewBox="0 0 154 154" draw:points="0,0 0,154 154,0">
          <text:p/>
        </draw:polygon>
        <draw:polygon draw:style-name="gr8" draw:text-style-name="P4" draw:layer="layout" svg:width="0.087cm" svg:height="0.087cm" svg:x="1.065cm" svg:y="1.552cm" svg:viewBox="0 0 88 88" draw:points="79,0 0,0 88,88">
          <text:p/>
        </draw:polygon>
        <draw:polygon draw:style-name="gr9" draw:text-style-name="P2" draw:layer="layout" svg:width="0.087cm" svg:height="0.087cm" svg:x="1.065cm" svg:y="1.552cm" svg:viewBox="0 0 88 88" draw:points="79,0 0,0 88,88">
          <text:p/>
        </draw:polygon>
        <draw:polygon draw:style-name="gr8" draw:text-style-name="P4" draw:layer="layout" svg:width="0.143cm" svg:height="0.128cm" svg:x="1.065cm" svg:y="2.036cm" svg:viewBox="0 0 144 129" draw:points="128,0 0,129 144,129">
          <text:p/>
        </draw:polygon>
        <draw:polygon draw:style-name="gr9" draw:text-style-name="P2" draw:layer="layout" svg:width="0.143cm" svg:height="0.128cm" svg:x="1.065cm" svg:y="2.036cm" svg:viewBox="0 0 144 129" draw:points="128,0 0,129 144,129">
          <text:p/>
        </draw:polygon>
        <draw:polygon draw:style-name="gr7" draw:text-style-name="P4" draw:layer="layout" svg:width="0.013cm" svg:height="0.028cm" svg:x="2.581cm" svg:y="8.584cm" svg:viewBox="0 0 14 29" draw:points="14,29 14,0 0,13">
          <text:p/>
        </draw:polygon>
        <draw:polygon draw:style-name="gr7" draw:text-style-name="P4" draw:layer="layout" svg:width="0.01cm" svg:height="0.008cm" svg:x="1.371cm" svg:y="3.387cm" svg:viewBox="0 0 11 9" draw:points="8,0 0,0 11,9">
          <text:p/>
        </draw:polygon>
        <draw:polygon draw:style-name="gr8" draw:text-style-name="P4" draw:layer="layout" svg:width="0.153cm" svg:height="0.306cm" svg:x="3.511cm" svg:y="8.584cm" svg:viewBox="0 0 154 307" draw:points="154,154 0,0 0,307">
          <text:p/>
        </draw:polygon>
        <draw:polygon draw:style-name="gr9" draw:text-style-name="P2" draw:layer="layout" svg:width="0.153cm" svg:height="0.306cm" svg:x="3.511cm" svg:y="8.584cm" svg:viewBox="0 0 154 307" draw:points="154,154 0,0 0,307">
          <text:p/>
        </draw:polygon>
        <draw:polygon draw:style-name="gr7" draw:text-style-name="P4" draw:layer="layout" svg:width="0.306cm" svg:height="0.306cm" svg:x="1.371cm" svg:y="5.221cm" svg:viewBox="0 0 307 307" draw:points="0,307 307,307 307,0">
          <text:p/>
        </draw:polygon>
        <draw:polygon draw:style-name="gr7" draw:text-style-name="P4" draw:layer="layout" svg:width="0.306cm" svg:height="0.153cm" svg:x="1.371cm" svg:y="5.068cm" svg:viewBox="0 0 307 154" draw:points="154,0 0,154 307,154">
          <text:p/>
        </draw:polygon>
        <draw:polygon draw:style-name="gr7" draw:text-style-name="P4" draw:layer="layout" svg:width="0.152cm" svg:height="0.306cm" svg:x="1.83cm" svg:y="7.055cm" svg:viewBox="0 0 153 307" draw:points="153,0 0,154 153,307">
          <text:p/>
        </draw:polygon>
        <draw:polygon draw:style-name="gr7" draw:text-style-name="P4" draw:layer="layout" svg:width="0.306cm" svg:height="0.153cm" svg:x="1.371cm" svg:y="4.762cm" svg:viewBox="0 0 307 154" draw:points="307,154 154,0 0,154">
          <text:p/>
        </draw:polygon>
        <draw:polygon draw:style-name="gr7" draw:text-style-name="P4" draw:layer="layout" svg:width="0.307cm" svg:height="0.153cm" svg:x="1.982cm" svg:y="6.597cm" svg:viewBox="0 0 308 154" draw:points="308,154 154,0 0,154">
          <text:p/>
        </draw:polygon>
        <draw:polygon draw:style-name="gr7" draw:text-style-name="P4" draw:layer="layout" svg:width="0.306cm" svg:height="0.153cm" svg:x="2.288cm" svg:y="7.973cm" svg:viewBox="0 0 307 154" draw:points="0,0 153,154 307,0">
          <text:p/>
        </draw:polygon>
        <draw:polygon draw:style-name="gr7" draw:text-style-name="P4" draw:layer="layout" svg:width="0.153cm" svg:height="0.306cm" svg:x="2.288cm" svg:y="7.055cm" svg:viewBox="0 0 154 307" draw:points="0,307 154,154 0,0">
          <text:p/>
        </draw:polygon>
        <draw:polygon draw:style-name="gr7" draw:text-style-name="P4" draw:layer="layout" svg:width="0.153cm" svg:height="0.153cm" svg:x="2.135cm" svg:y="6.597cm" svg:viewBox="0 0 154 154" draw:points="154,0 0,0 154,154">
          <text:p/>
        </draw:polygon>
        <draw:polygon draw:style-name="gr7" draw:text-style-name="P4" draw:layer="layout" svg:width="0.153cm" svg:height="0.153cm" svg:x="2.9cm" svg:y="7.973cm" svg:viewBox="0 0 154 154" draw:points="154,154 154,0 0,0">
          <text:p/>
        </draw:polygon>
        <draw:polygon draw:style-name="gr7" draw:text-style-name="P4" draw:layer="layout" svg:width="0.153cm" svg:height="0.305cm" svg:x="1.677cm" svg:y="5.527cm" svg:viewBox="0 0 154 306" draw:points="154,154 0,0 0,306">
          <text:p/>
        </draw:polygon>
        <draw:polygon draw:style-name="gr7" draw:text-style-name="P4" draw:layer="layout" svg:width="0.153cm" svg:height="0.152cm" svg:x="1.218cm" svg:y="4.61cm" svg:viewBox="0 0 154 153" draw:points="0,0 0,153 154,0">
          <text:p/>
        </draw:polygon>
        <draw:polygon draw:style-name="gr8" draw:text-style-name="P4" draw:layer="layout" svg:width="0.052cm" svg:height="0.021cm" svg:x="4.123cm" svg:y="8.869cm" svg:viewBox="0 0 53 22" draw:points="21,0 0,22 53,22">
          <text:p/>
        </draw:polygon>
        <draw:polygon draw:style-name="gr9" draw:text-style-name="P2" draw:layer="layout" svg:width="0.052cm" svg:height="0.021cm" svg:x="4.123cm" svg:y="8.869cm" svg:viewBox="0 0 53 22" draw:points="21,0 0,22 53,22">
          <text:p/>
        </draw:polygon>
        <draw:polygon draw:style-name="gr7" draw:text-style-name="P4" draw:layer="layout" svg:width="0.153cm" svg:height="0.153cm" svg:x="1.371cm" svg:y="4.457cm" svg:viewBox="0 0 154 154" draw:points="154,154 154,0 0,154">
          <text:p/>
        </draw:polygon>
        <draw:polygon draw:style-name="gr7" draw:text-style-name="P4" draw:layer="layout" svg:width="0.153cm" svg:height="0.305cm" svg:x="2.288cm" svg:y="6.75cm" svg:viewBox="0 0 154 306" draw:points="154,154 0,0 0,306">
          <text:p/>
        </draw:polygon>
        <draw:polygon draw:style-name="gr7" draw:text-style-name="P4" draw:layer="layout" svg:width="0.153cm" svg:height="0.306cm" svg:x="1.982cm" svg:y="6.138cm" svg:viewBox="0 0 154 307" draw:points="0,307 154,154 0,0">
          <text:p/>
        </draw:polygon>
        <draw:polygon draw:style-name="gr7" draw:text-style-name="P4" draw:layer="layout" svg:width="0.153cm" svg:height="0.305cm" svg:x="2.441cm" svg:y="7.973cm" svg:viewBox="0 0 154 306" draw:points="0,154 154,306 154,0">
          <text:p/>
        </draw:polygon>
        <draw:polygon draw:style-name="gr7" draw:text-style-name="P4" draw:layer="layout" svg:width="0.149cm" svg:height="0.115cm" svg:x="1.528cm" svg:y="6.444cm" svg:viewBox="0 0 150 116" draw:points="34,116 150,0 0,0">
          <text:p/>
        </draw:polygon>
        <draw:polygon draw:style-name="gr7" draw:text-style-name="P4" draw:layer="layout" svg:width="0.307cm" svg:height="0.305cm" svg:x="1.982cm" svg:y="6.75cm" svg:viewBox="0 0 308 306" draw:points="0,0 0,306 308,306">
          <text:p/>
        </draw:polygon>
        <draw:polygon draw:style-name="gr7" draw:text-style-name="P4" draw:layer="layout" svg:width="0.076cm" svg:height="0.076cm" svg:x="1.601cm" svg:y="6.674cm" svg:viewBox="0 0 77 77" draw:points="25,77 77,77 0,0">
          <text:p/>
        </draw:polygon>
        <draw:polygon draw:style-name="gr8" draw:text-style-name="P4" draw:layer="layout" svg:width="0.021cm" svg:height="0.036cm" svg:x="4.123cm" svg:y="8.854cm" svg:viewBox="0 0 22 37" draw:points="0,0 0,37 22,15">
          <text:p/>
        </draw:polygon>
        <draw:polygon draw:style-name="gr9" draw:text-style-name="P2" draw:layer="layout" svg:width="0.021cm" svg:height="0.036cm" svg:x="4.123cm" svg:y="8.854cm" svg:viewBox="0 0 22 37" draw:points="0,0 0,37 22,15">
          <text:p/>
        </draw:polygon>
        <draw:polygon draw:style-name="gr7" draw:text-style-name="P4" draw:layer="layout" svg:width="0.088cm" svg:height="0.089cm" svg:x="3.358cm" svg:y="8.189cm" svg:viewBox="0 0 89 90" draw:points="0,0 0,90 89,90">
          <text:p/>
        </draw:polygon>
        <draw:polygon draw:style-name="gr7" draw:text-style-name="P4" draw:layer="layout" svg:width="0.081cm" svg:height="0.13cm" svg:x="1.524cm" svg:y="4.407cm" svg:viewBox="0 0 82 131" draw:points="50,0 0,50 82,131">
          <text:p/>
        </draw:polygon>
        <draw:polygon draw:style-name="gr7" draw:text-style-name="P4" draw:layer="layout" svg:width="0.077cm" svg:height="0.133cm" svg:x="1.141cm" svg:y="4.686cm" svg:viewBox="0 0 78 134" draw:points="20,134 78,77 0,0">
          <text:p/>
        </draw:polygon>
        <draw:polygon draw:style-name="gr7" draw:text-style-name="P4" draw:layer="layout" svg:width="0.084cm" svg:height="0.084cm" svg:x="2.51cm" svg:y="8.5cm" svg:viewBox="0 0 85 85" draw:points="63,85 85,85 0,0">
          <text:p/>
        </draw:polygon>
        <draw:polygon draw:style-name="gr7" draw:text-style-name="P4" draw:layer="layout" svg:width="0.032cm" svg:height="0.141cm" svg:x="1.492cm" svg:y="6.291cm" svg:viewBox="0 0 33 142" draw:points="33,142 33,0 0,32">
          <text:p/>
        </draw:polygon>
        <draw:polygon draw:style-name="gr7" draw:text-style-name="P4" draw:layer="layout" svg:width="0.305cm" svg:height="0.153cm" svg:x="3.206cm" svg:y="8.431cm" svg:viewBox="0 0 306 154" draw:points="306,154 152,0 0,154">
          <text:p/>
        </draw:polygon>
        <draw:polygon draw:style-name="gr7" draw:text-style-name="P4" draw:layer="layout" svg:width="0.152cm" svg:height="0.153cm" svg:x="1.83cm" svg:y="7.055cm" svg:viewBox="0 0 153 154" draw:points="0,0 0,154 153,0">
          <text:p/>
        </draw:polygon>
        <draw:polygon draw:style-name="gr7" draw:text-style-name="P4" draw:layer="layout" svg:width="0.036cm" svg:height="0.101cm" svg:x="2.099cm" svg:y="7.82cm" svg:viewBox="0 0 37 102" draw:points="37,102 37,0 0,37">
          <text:p/>
        </draw:polygon>
        <draw:polygon draw:style-name="gr7" draw:text-style-name="P4" draw:layer="layout" svg:width="0.117cm" svg:height="0.071cm" svg:x="2.594cm" svg:y="7.29cm" svg:viewBox="0 0 118 72" draw:points="72,0 0,72 118,72">
          <text:p/>
        </draw:polygon>
        <draw:polygon draw:style-name="gr7" draw:text-style-name="P4" draw:layer="layout" svg:width="0.153cm" svg:height="0.153cm" svg:x="2.135cm" svg:y="7.667cm" svg:viewBox="0 0 154 154" draw:points="0,0 0,154 154,0">
          <text:p/>
        </draw:polygon>
        <draw:polygon draw:style-name="gr7" draw:text-style-name="P4" draw:layer="layout" svg:width="0.153cm" svg:height="0.153cm" svg:x="2.288cm" svg:y="7.055cm" svg:viewBox="0 0 154 154" draw:points="154,154 154,0 0,0">
          <text:p/>
        </draw:polygon>
        <draw:polygon draw:style-name="gr7" draw:text-style-name="P4" draw:layer="layout" svg:width="0.306cm" svg:height="0.152cm" svg:x="1.371cm" svg:y="5.68cm" svg:viewBox="0 0 307 153" draw:points="154,0 0,153 307,153">
          <text:p/>
        </draw:polygon>
        <draw:polygon draw:style-name="gr7" draw:text-style-name="P4" draw:layer="layout" svg:width="0.153cm" svg:height="0.153cm" svg:x="2.288cm" svg:y="7.973cm" svg:viewBox="0 0 154 154" draw:points="0,154 154,154 0,0">
          <text:p/>
        </draw:polygon>
        <draw:polygon draw:style-name="gr7" draw:text-style-name="P4" draw:layer="layout" svg:width="0.007cm" svg:height="0.066cm" svg:x="1.218cm" svg:y="2.251cm" svg:viewBox="0 0 8 67" draw:points="0,0 0,67 8,59">
          <text:p/>
        </draw:polygon>
        <draw:polygon draw:style-name="gr7" draw:text-style-name="P4" draw:layer="layout" svg:width="0.076cm" svg:height="0.152cm" svg:x="3.206cm" svg:y="8.126cm" svg:viewBox="0 0 77 153" draw:points="77,77 0,0 0,153">
          <text:p/>
        </draw:polygon>
        <draw:polygon draw:style-name="gr7" draw:text-style-name="P4" draw:layer="layout" svg:width="0.061cm" svg:height="0.05cm" svg:x="1.371cm" svg:y="3.642cm" svg:viewBox="0 0 62 51" draw:points="52,0 0,51 62,51">
          <text:p/>
        </draw:polygon>
        <draw:polygon draw:style-name="gr7" draw:text-style-name="P4" draw:layer="layout" svg:width="0.021cm" svg:height="0.012cm" svg:x="2.9cm" svg:y="7.655cm" svg:viewBox="0 0 22 13" draw:points="13,0 0,13 22,13">
          <text:p/>
        </draw:polygon>
        <draw:polygon draw:style-name="gr7" draw:text-style-name="P4" draw:layer="layout" svg:width="0.305cm" svg:height="0.153cm" svg:x="1.677cm" svg:y="6.75cm" svg:viewBox="0 0 306 154" draw:points="0,0 154,154 306,0">
          <text:p/>
        </draw:polygon>
        <draw:polygon draw:style-name="gr7" draw:text-style-name="P4" draw:layer="layout" svg:width="0.076cm" svg:height="0.153cm" svg:x="2.059cm" svg:y="7.514cm" svg:viewBox="0 0 77 154" draw:points="0,78 77,154 77,0">
          <text:p/>
        </draw:polygon>
        <draw:polygon draw:style-name="gr8" draw:text-style-name="P4" draw:layer="layout" svg:width="0.306cm" svg:height="0.153cm" svg:x="3.511cm" svg:y="8.737cm" svg:viewBox="0 0 307 154" draw:points="307,154 153,0 0,154">
          <text:p/>
        </draw:polygon>
        <draw:polygon draw:style-name="gr9" draw:text-style-name="P2" draw:layer="layout" svg:width="0.306cm" svg:height="0.153cm" svg:x="3.511cm" svg:y="8.737cm" svg:viewBox="0 0 307 154" draw:points="307,154 153,0 0,154">
          <text:p/>
        </draw:polygon>
        <draw:polygon draw:style-name="gr7" draw:text-style-name="P4" draw:layer="layout" svg:width="0.306cm" svg:height="0.306cm" svg:x="2.594cm" svg:y="7.667cm" svg:viewBox="0 0 307 307" draw:points="0,307 307,307 307,0">
          <text:p/>
        </draw:polygon>
        <draw:polygon draw:style-name="gr7" draw:text-style-name="P4" draw:layer="layout" svg:width="0.306cm" svg:height="0.306cm" svg:x="2.594cm" svg:y="7.667cm" svg:viewBox="0 0 307 307" draw:points="0,0 0,307 307,0">
          <text:p/>
        </draw:polygon>
        <draw:polygon draw:style-name="gr7" draw:text-style-name="P4" draw:layer="layout" svg:width="0.153cm" svg:height="0.152cm" svg:x="1.218cm" svg:y="3.387cm" svg:viewBox="0 0 154 153" draw:points="0,0 0,153 154,0">
          <text:p/>
        </draw:polygon>
        <draw:polygon draw:style-name="gr8" draw:text-style-name="P4" draw:layer="layout" svg:width="0.142cm" svg:height="0.142cm" svg:x="3.981cm" svg:y="8.748cm" svg:viewBox="0 0 143 143" draw:points="0,0 143,143 143,107">
          <text:p/>
        </draw:polygon>
        <draw:polygon draw:style-name="gr9" draw:text-style-name="P2" draw:layer="layout" svg:width="0.142cm" svg:height="0.142cm" svg:x="3.981cm" svg:y="8.748cm" svg:viewBox="0 0 143 143" draw:points="0,0 143,143 143,107">
          <text:p/>
        </draw:polygon>
        <draw:polygon draw:style-name="gr7" draw:text-style-name="P4" draw:layer="layout" svg:width="0.153cm" svg:height="0.153cm" svg:x="2.441cm" svg:y="7.208cm" svg:viewBox="0 0 154 154" draw:points="154,0 0,0 154,154">
          <text:p/>
        </draw:polygon>
        <draw:polygon draw:style-name="gr7" draw:text-style-name="P4" draw:layer="layout" svg:width="0.305cm" svg:height="0.306cm" svg:x="1.677cm" svg:y="6.444cm" svg:viewBox="0 0 306 307" draw:points="306,307 306,0 0,0">
          <text:p/>
        </draw:polygon>
        <draw:polygon draw:style-name="gr7" draw:text-style-name="P4" draw:layer="layout" svg:width="0.007cm" svg:height="0.007cm" svg:x="1.364cm" svg:y="5.832cm" svg:viewBox="0 0 8 8" draw:points="1,8 8,0 0,0">
          <text:p/>
        </draw:polygon>
        <draw:polygon draw:style-name="gr7" draw:text-style-name="P4" draw:layer="layout" svg:width="0.153cm" svg:height="0.305cm" svg:x="2.9cm" svg:y="7.973cm" svg:viewBox="0 0 154 306" draw:points="154,154 0,0 0,306">
          <text:p/>
        </draw:polygon>
        <draw:polygon draw:style-name="gr7" draw:text-style-name="P4" draw:layer="layout" svg:width="0.305cm" svg:height="0.306cm" svg:x="1.677cm" svg:y="6.138cm" svg:viewBox="0 0 306 307" draw:points="306,307 306,0 0,307">
          <text:p/>
        </draw:polygon>
        <draw:polygon draw:style-name="gr7" draw:text-style-name="P4" draw:layer="layout" svg:width="0.111cm" svg:height="0.135cm" svg:x="3.053cm" svg:y="7.838cm" svg:viewBox="0 0 112 136" draw:points="0,0 0,136 112,136">
          <text:p/>
        </draw:polygon>
        <draw:polygon draw:style-name="gr7" draw:text-style-name="P4" draw:layer="layout" svg:width="0.153cm" svg:height="0.153cm" svg:x="1.982cm" svg:y="6.291cm" svg:viewBox="0 0 154 154" draw:points="154,154 154,0 0,154">
          <text:p/>
        </draw:polygon>
        <draw:polygon draw:style-name="gr8" draw:text-style-name="P4" draw:layer="layout" svg:width="0.306cm" svg:height="0.153cm" svg:x="1.065cm" svg:y="3.998cm" svg:viewBox="0 0 307 154" draw:points="154,154 307,0 0,0">
          <text:p/>
        </draw:polygon>
        <draw:polygon draw:style-name="gr9" draw:text-style-name="P2" draw:layer="layout" svg:width="0.306cm" svg:height="0.153cm" svg:x="1.065cm" svg:y="3.998cm" svg:viewBox="0 0 307 154" draw:points="154,154 307,0 0,0">
          <text:p/>
        </draw:polygon>
        <draw:polygon draw:style-name="gr7" draw:text-style-name="P4" draw:layer="layout" svg:width="0.056cm" svg:height="0.08cm" svg:x="1.774cm" svg:y="7.153cm" svg:viewBox="0 0 57 81" draw:points="32,81 57,56 0,0">
          <text:p/>
        </draw:polygon>
        <draw:polygon draw:style-name="gr7" draw:text-style-name="P4" draw:layer="layout" svg:width="0.117cm" svg:height="0.098cm" svg:x="1.371cm" svg:y="3.9cm" svg:viewBox="0 0 118 99" draw:points="99,0 0,99 118,99">
          <text:p/>
        </draw:polygon>
        <draw:polygon draw:style-name="gr7" draw:text-style-name="P4" draw:layer="layout" svg:width="0.153cm" svg:height="0.105cm" svg:x="2.135cm" svg:y="6.492cm" svg:viewBox="0 0 154 106" draw:points="107,0 0,106 154,106 154,103">
          <text:p/>
        </draw:polygon>
        <draw:polygon draw:style-name="gr7" draw:text-style-name="P4" draw:layer="layout" svg:width="0.14cm" svg:height="0.076cm" svg:x="1.995cm" svg:y="7.591cm" svg:viewBox="0 0 141 77" draw:points="7,77 141,77 65,0 0,64">
          <text:p/>
        </draw:polygon>
        <draw:polygon draw:style-name="gr7" draw:text-style-name="P4" draw:layer="layout" svg:width="0.05cm" svg:height="0.153cm" svg:x="2.288cm" svg:y="6.597cm" svg:viewBox="0 0 51 154" draw:points="2,0 0,0 0,154 51,104">
          <text:p/>
        </draw:polygon>
        <draw:polygon draw:style-name="gr7" draw:text-style-name="P4" draw:layer="layout" svg:width="0.112cm" svg:height="0.153cm" svg:x="1.218cm" svg:y="2.928cm" svg:viewBox="0 0 113 154" draw:points="107,107 0,0 0,154 113,154">
          <text:p/>
        </draw:polygon>
        <draw:polygon draw:style-name="gr7" draw:text-style-name="P4" draw:layer="layout" svg:width="0.028cm" svg:height="0.152cm" svg:x="1.218cm" svg:y="2.317cm" svg:viewBox="0 0 29 153" draw:points="9,9 0,0 0,153 29,153">
          <text:p/>
        </draw:polygon>
        <draw:polygon draw:style-name="gr8" draw:text-style-name="P4" draw:layer="layout" svg:width="0.153cm" svg:height="0.153cm" svg:x="1.065cm" svg:y="2.164cm" svg:viewBox="0 0 154 154" draw:points="144,0 0,0 154,154 154,88">
          <text:p/>
        </draw:polygon>
        <draw:polygon draw:style-name="gr9" draw:text-style-name="P2" draw:layer="layout" svg:width="0.153cm" svg:height="0.153cm" svg:x="1.065cm" svg:y="2.164cm" svg:viewBox="0 0 154 154" draw:points="144,0 0,0 154,154 154,88">
          <text:p/>
        </draw:polygon>
        <draw:polygon draw:style-name="gr7" draw:text-style-name="P4" draw:layer="layout" svg:width="0.11cm" svg:height="0.153cm" svg:x="2.441cm" svg:y="7.055cm" svg:viewBox="0 0 111 154" draw:points="87,0 0,0 0,154 111,45">
          <text:p/>
        </draw:polygon>
        <draw:polygon draw:style-name="gr7" draw:text-style-name="P4" draw:layer="layout" svg:width="0.153cm" svg:height="0.272cm" svg:x="3.358cm" svg:y="8.312cm" svg:viewBox="0 0 154 273" draw:points="121,0 0,119 154,273 154,32">
          <text:p/>
        </draw:polygon>
        <draw:polygon draw:style-name="gr7" draw:text-style-name="P4" draw:layer="layout" svg:width="0.148cm" svg:height="0.153cm" svg:x="1.83cm" svg:y="5.832cm" svg:viewBox="0 0 149 154" draw:points="148,0 0,0 0,154 149,5">
          <text:p/>
        </draw:polygon>
        <draw:polygon draw:style-name="gr7" draw:text-style-name="P4" draw:layer="layout" svg:width="0.153cm" svg:height="0.153cm" svg:x="2.594cm" svg:y="8.584cm" svg:viewBox="0 0 154 154" draw:points="102,154 154,154 0,0 0,29">
          <text:p/>
        </draw:polygon>
        <draw:polygon draw:style-name="gr7" draw:text-style-name="P4" draw:layer="layout" svg:width="0.085cm" svg:height="0.153cm" svg:x="1.897cm" svg:y="7.361cm" svg:viewBox="0 0 86 154" draw:points="33,154 86,154 86,0 0,87">
          <text:p/>
        </draw:polygon>
        <draw:polygon draw:style-name="gr7" draw:text-style-name="P4" draw:layer="layout" svg:width="0.089cm" svg:height="0.152cm" svg:x="1.129cm" svg:y="4.61cm" svg:viewBox="0 0 90 153" draw:points="12,77 90,153 90,0 0,0">
          <text:p/>
        </draw:polygon>
        <draw:polygon draw:style-name="gr7" draw:text-style-name="P4" draw:layer="layout" svg:width="0.153cm" svg:height="0.114cm" svg:x="2.288cm" svg:y="8.126cm" svg:viewBox="0 0 154 115" draw:points="39,115 154,0 0,0 0,53">
          <text:p/>
        </draw:polygon>
        <draw:polygon draw:style-name="gr7" draw:text-style-name="P4" draw:layer="layout" svg:width="0.12cm" svg:height="0.153cm" svg:x="3.358cm" svg:y="8.278cm" svg:viewBox="0 0 121 154" draw:points="89,0 0,0 0,154 121,35">
          <text:p/>
        </draw:polygon>
        <draw:polygon draw:style-name="gr7" draw:text-style-name="P4" draw:layer="layout" svg:width="0.137cm" svg:height="0.153cm" svg:x="1.081cm" svg:y="4.151cm" svg:viewBox="0 0 138 154" draw:points="2,154 138,154 138,0 0,138">
          <text:p/>
        </draw:polygon>
        <draw:polygon draw:style-name="gr7" draw:text-style-name="P4" draw:layer="layout" svg:width="0.063cm" svg:height="0.153cm" svg:x="1.308cm" svg:y="5.527cm" svg:viewBox="0 0 64 154" draw:points="21,154 64,154 64,0 0,64">
          <text:p/>
        </draw:polygon>
        <draw:polygon draw:style-name="gr7" draw:text-style-name="P4" draw:layer="layout" svg:width="0.153cm" svg:height="0.153cm" svg:x="1.371cm" svg:y="5.832cm" svg:viewBox="0 0 154 154" draw:points="31,154 154,154 0,0 0,31">
          <text:p/>
        </draw:polygon>
        <draw:polygon draw:style-name="gr7" draw:text-style-name="P4" draw:layer="layout" svg:width="0.098cm" svg:height="0.153cm" svg:x="1.12cm" svg:y="4.457cm" svg:viewBox="0 0 99 154" draw:points="10,154 99,154 99,0 0,99">
          <text:p/>
        </draw:polygon>
        <draw:polygon draw:style-name="gr7" draw:text-style-name="P4" draw:layer="layout" svg:width="0.071cm" svg:height="0.153cm" svg:x="2.594cm" svg:y="7.208cm" svg:viewBox="0 0 72 154" draw:points="22,0 0,0 0,154 72,83">
          <text:p/>
        </draw:polygon>
        <draw:polygon draw:style-name="gr7" draw:text-style-name="P4" draw:layer="layout" svg:width="0.042cm" svg:height="0.152cm" svg:x="1.329cm" svg:y="5.68cm" svg:viewBox="0 0 43 153" draw:points="33,145 43,153 43,0 0,0">
          <text:p/>
        </draw:polygon>
        <draw:polygon draw:style-name="gr7" draw:text-style-name="P4" draw:layer="layout" svg:width="0.068cm" svg:height="0.153cm" svg:x="1.218cm" svg:y="2.622cm" svg:viewBox="0 0 69 154" draw:points="57,57 0,0 0,154 69,154">
          <text:p/>
        </draw:polygon>
        <draw:polygon draw:style-name="gr7" draw:text-style-name="P4" draw:layer="layout" svg:width="0.235cm" svg:height="0.153cm" svg:x="1.442cm" svg:y="6.138cm" svg:viewBox="0 0 236 154" draw:points="27,99 83,154 236,0 0,0">
          <text:p/>
        </draw:polygon>
        <draw:polygon draw:style-name="gr7" draw:text-style-name="P4" draw:layer="layout" svg:width="0.078cm" svg:height="0.153cm" svg:x="2.21cm" svg:y="7.973cm" svg:viewBox="0 0 79 154" draw:points="47,154 79,154 79,0 0,79">
          <text:p/>
        </draw:polygon>
        <draw:polygon draw:style-name="gr7" draw:text-style-name="P4" draw:layer="layout" svg:width="0.166cm" svg:height="0.153cm" svg:x="1.982cm" svg:y="6.138cm" svg:viewBox="0 0 167 154" draw:points="112,0 0,0 154,154 167,141">
          <text:p/>
        </draw:polygon>
        <draw:polygon draw:style-name="gr7" draw:text-style-name="P4" draw:layer="layout" svg:width="0.04cm" svg:height="0.153cm" svg:x="1.178cm" svg:y="4.915cm" svg:viewBox="0 0 41 154" draw:points="26,139 41,154 41,0 0,0">
          <text:p/>
        </draw:polygon>
        <draw:polygon draw:style-name="gr7" draw:text-style-name="P4" draw:layer="layout" svg:width="0.153cm" svg:height="0.145cm" svg:x="2.9cm" svg:y="7.828cm" svg:viewBox="0 0 154 146" draw:points="145,0 0,146 154,146 154,10">
          <text:p/>
        </draw:polygon>
        <draw:polygon draw:style-name="gr7" draw:text-style-name="P4" draw:layer="layout" svg:width="0.135cm" svg:height="0.153cm" svg:x="1.083cm" svg:y="4.304cm" svg:viewBox="0 0 136 154" draw:points="4,21 136,154 136,0 0,0">
          <text:p/>
        </draw:polygon>
        <draw:polygon draw:style-name="gr7" draw:text-style-name="P4" draw:layer="layout" svg:width="0.251cm" svg:height="0.153cm" svg:x="1.426cm" svg:y="5.985cm" svg:viewBox="0 0 252 154" draw:points="16,154 252,154 98,0 0,99">
          <text:p/>
        </draw:polygon>
        <draw:polygon draw:style-name="gr7" draw:text-style-name="P4" draw:layer="layout" svg:width="0.202cm" svg:height="0.153cm" svg:x="1.371cm" svg:y="4.304cm" svg:viewBox="0 0 203 154" draw:points="183,0 0,0 154,154 203,104">
          <text:p/>
        </draw:polygon>
        <draw:polygon draw:style-name="gr7" draw:text-style-name="P4" draw:layer="layout" svg:width="0.153cm" svg:height="0.153cm" svg:x="2.288cm" svg:y="6.75cm" svg:viewBox="0 0 154 154" draw:points="77,0 0,0 154,154 154,151">
          <text:p/>
        </draw:polygon>
        <draw:polygon draw:style-name="gr7" draw:text-style-name="P4" draw:layer="layout" svg:width="0.153cm" svg:height="0.153cm" svg:x="1.218cm" svg:y="5.068cm" svg:viewBox="0 0 154 154" draw:points="16,154 154,154 0,0 0,73">
          <text:p/>
        </draw:polygon>
        <draw:polygon draw:style-name="gr7" draw:text-style-name="P4" draw:layer="layout" svg:width="0.106cm" svg:height="0.153cm" svg:x="2.135cm" svg:y="6.444cm" svg:viewBox="0 0 107 154" draw:points="86,0 0,0 0,154 107,49">
          <text:p/>
        </draw:polygon>
        <draw:polygon draw:style-name="gr7" draw:text-style-name="P4" draw:layer="layout" svg:width="0.13cm" svg:height="0.153cm" svg:x="3.053cm" svg:y="7.973cm" svg:viewBox="0 0 131 154" draw:points="112,0 0,0 0,154 131,24">
          <text:p/>
        </draw:polygon>
        <draw:polygon draw:style-name="gr7" draw:text-style-name="P4" draw:layer="layout" svg:width="0.147cm" svg:height="0.152cm" svg:x="1.83cm" svg:y="5.68cm" svg:viewBox="0 0 148 153" draw:points="145,145 0,0 0,153 148,153">
          <text:p/>
        </draw:polygon>
        <draw:polygon draw:style-name="gr7" draw:text-style-name="P4" draw:layer="layout" svg:width="0.153cm" svg:height="0.153cm" svg:x="2.594cm" svg:y="7.361cm" svg:viewBox="0 0 154 154" draw:points="118,0 0,0 154,154 154,57">
          <text:p/>
        </draw:polygon>
        <draw:polygon draw:style-name="gr8" draw:text-style-name="P4" draw:layer="layout" svg:width="0.153cm" svg:height="0.137cm" svg:x="1.065cm" svg:y="4.151cm" svg:viewBox="0 0 154 138" draw:points="16,138 154,0 0,0 0,22">
          <text:p/>
        </draw:polygon>
        <draw:polygon draw:style-name="gr9" draw:text-style-name="P2" draw:layer="layout" svg:width="0.153cm" svg:height="0.137cm" svg:x="1.065cm" svg:y="4.151cm" svg:viewBox="0 0 154 138" draw:points="16,138 154,0 0,0 0,22">
          <text:p/>
        </draw:polygon>
        <draw:polygon draw:style-name="gr7" draw:text-style-name="P4" draw:layer="layout" svg:width="0.153cm" svg:height="0.153cm" svg:x="2.135cm" svg:y="7.82cm" svg:viewBox="0 0 154 154" draw:points="30,154 154,154 0,0 0,102">
          <text:p/>
        </draw:polygon>
        <draw:polygon draw:style-name="gr7" draw:text-style-name="P4" draw:layer="layout" svg:width="0.078cm" svg:height="0.153cm" svg:x="1.982cm" svg:y="5.985cm" svg:viewBox="0 0 79 154" draw:points="51,0 0,0 0,154 79,76">
          <text:p/>
        </draw:polygon>
        <draw:polygon draw:style-name="gr7" draw:text-style-name="P4" draw:layer="layout" svg:width="0.153cm" svg:height="0.153cm" svg:x="1.218cm" svg:y="3.234cm" svg:viewBox="0 0 154 154" draw:points="137,0 0,0 154,154 154,111">
          <text:p/>
        </draw:polygon>
        <draw:polygon draw:style-name="gr7" draw:text-style-name="P4" draw:layer="layout" svg:width="0.153cm" svg:height="0.153cm" svg:x="1.677cm" svg:y="6.75cm" svg:viewBox="0 0 154 154" draw:points="1,154 154,154 0,0 0,150">
          <text:p/>
        </draw:polygon>
        <draw:polygon draw:style-name="gr7" draw:text-style-name="P4" draw:layer="layout" svg:width="0.153cm" svg:height="0.153cm" svg:x="2.747cm" svg:y="7.514cm" svg:viewBox="0 0 154 154" draw:points="67,0 0,0 154,154 154,125">
          <text:p/>
        </draw:polygon>
        <draw:polygon draw:style-name="gr8" draw:text-style-name="P4" draw:layer="layout" svg:width="0.007cm" svg:height="0.077cm" svg:x="1.065cm" svg:y="0.711cm" svg:viewBox="0 0 8 78" draw:points="2,2 0,0 0,78 8,71">
          <text:p/>
        </draw:polygon>
        <draw:polygon draw:style-name="gr9" draw:text-style-name="P2" draw:layer="layout" svg:width="0.007cm" svg:height="0.077cm" svg:x="1.065cm" svg:y="0.711cm" svg:viewBox="0 0 8 78" draw:points="2,2 0,0 0,78 8,71">
          <text:p/>
        </draw:polygon>
        <draw:polygon draw:style-name="gr7" draw:text-style-name="P4" draw:layer="layout" svg:width="0.149cm" svg:height="0.306cm" svg:x="1.371cm" svg:y="3.998cm" svg:viewBox="0 0 150 307" draw:points="148,148 0,0 0,307 150,158">
          <text:p/>
        </draw:polygon>
        <draw:polygon draw:style-name="gr7" draw:text-style-name="P4" draw:layer="layout" svg:width="0.115cm" svg:height="0.306cm" svg:x="1.562cm" svg:y="6.444cm" svg:viewBox="0 0 116 307" draw:points="39,231 116,307 116,0 0,116">
          <text:p/>
        </draw:polygon>
        <draw:polygon draw:style-name="gr7" draw:text-style-name="P4" draw:layer="layout" svg:width="0.086cm" svg:height="0.152cm" svg:x="2.441cm" svg:y="6.903cm" svg:viewBox="0 0 87 153" draw:points="3,3 0,0 0,153 87,153">
          <text:p/>
        </draw:polygon>
        <draw:polygon draw:style-name="gr7" draw:text-style-name="P4" draw:layer="layout" svg:width="0.051cm" svg:height="0.305cm" svg:x="1.371cm" svg:y="3.387cm" svg:viewBox="0 0 52 306" draw:points="10,8 0,0 0,306 52,256">
          <text:p/>
        </draw:polygon>
        <draw:polygon draw:style-name="gr7" draw:text-style-name="P4" draw:layer="layout" svg:width="0.08cm" svg:height="0.306cm" svg:x="1.677cm" svg:y="4.915cm" svg:viewBox="0 0 81 307" draw:points="28,28 0,0 0,307 81,227">
          <text:p/>
        </draw:polygon>
        <draw:polygon draw:style-name="gr8" draw:text-style-name="P4" draw:layer="layout" svg:width="0.306cm" svg:height="0.151cm" svg:x="3.817cm" svg:y="8.739cm" svg:viewBox="0 0 307 152" draw:points="151,0 0,152 307,152 164,9">
          <text:p/>
        </draw:polygon>
        <draw:polygon draw:style-name="gr9" draw:text-style-name="P2" draw:layer="layout" svg:width="0.306cm" svg:height="0.151cm" svg:x="3.817cm" svg:y="8.739cm" svg:viewBox="0 0 307 152" draw:points="151,0 0,152 307,152 164,9">
          <text:p/>
        </draw:polygon>
        <draw:polygon draw:style-name="gr8" draw:text-style-name="P4" draw:layer="layout" svg:width="0.07cm" svg:height="0.306cm" svg:x="1.065cm" svg:y="1.246cm" svg:viewBox="0 0 71 307" draw:points="55,54 0,0 0,307 71,237">
          <text:p/>
        </draw:polygon>
        <draw:polygon draw:style-name="gr9" draw:text-style-name="P2" draw:layer="layout" svg:width="0.07cm" svg:height="0.306cm" svg:x="1.065cm" svg:y="1.246cm" svg:viewBox="0 0 71 307" draw:points="55,54 0,0 0,307 71,237">
          <text:p/>
        </draw:polygon>
        <draw:polygon draw:style-name="gr8" draw:text-style-name="P4" draw:layer="layout" svg:width="0.019cm" svg:height="0.153cm" svg:x="1.065cm" svg:y="0.788cm" svg:viewBox="0 0 20 154" draw:points="10,8 0,0 0,154 20,135">
          <text:p/>
        </draw:polygon>
        <draw:polygon draw:style-name="gr9" draw:text-style-name="P2" draw:layer="layout" svg:width="0.019cm" svg:height="0.153cm" svg:x="1.065cm" svg:y="0.788cm" svg:viewBox="0 0 20 154" draw:points="10,8 0,0 0,154 20,135">
          <text:p/>
        </draw:polygon>
        <draw:polygon draw:style-name="gr7" draw:text-style-name="P4" draw:layer="layout" svg:width="0.153cm" svg:height="0.153cm" svg:x="1.524cm" svg:y="4.762cm" svg:viewBox="0 0 154 154" draw:points="135,0 0,0 154,154 154,78">
          <text:p/>
        </draw:polygon>
        <draw:polygon draw:style-name="gr8" draw:text-style-name="P4" draw:layer="layout" svg:width="0.128cm" svg:height="0.306cm" svg:x="1.065cm" svg:y="1.858cm" svg:viewBox="0 0 129 307" draw:points="124,122 0,0 0,307 129,179">
          <text:p/>
        </draw:polygon>
        <draw:polygon draw:style-name="gr9" draw:text-style-name="P2" draw:layer="layout" svg:width="0.128cm" svg:height="0.306cm" svg:x="1.065cm" svg:y="1.858cm" svg:viewBox="0 0 129 307" draw:points="124,122 0,0 0,307 129,179">
          <text:p/>
        </draw:polygon>
        <draw:polygon draw:style-name="gr7" draw:text-style-name="P4" draw:layer="layout" svg:width="0.133cm" svg:height="0.153cm" svg:x="2.002cm" svg:y="7.667cm" svg:viewBox="0 0 134 154" draw:points="21,42 134,154 134,0 0,0">
          <text:p/>
        </draw:polygon>
        <draw:polygon draw:style-name="gr7" draw:text-style-name="P4" draw:layer="layout" svg:width="0.107cm" svg:height="0.152cm" svg:x="1.524cm" svg:y="4.61cm" svg:viewBox="0 0 108 153" draw:points="98,0 0,0 0,153 108,46">
          <text:p/>
        </draw:polygon>
        <draw:polygon draw:style-name="gr7" draw:text-style-name="P4" draw:layer="layout" svg:width="0.098cm" svg:height="0.306cm" svg:x="1.371cm" svg:y="3.692cm" svg:viewBox="0 0 99 307" draw:points="75,75 0,0 0,307 99,209">
          <text:p/>
        </draw:polygon>
        <draw:polygon draw:style-name="gr7" draw:text-style-name="P4" draw:layer="layout" svg:width="0.153cm" svg:height="0.287cm" svg:x="3.664cm" svg:y="8.603cm" svg:viewBox="0 0 154 288" draw:points="135,0 0,134 154,288 154,15">
          <text:p/>
        </draw:polygon>
        <draw:polygon draw:style-name="gr7" draw:text-style-name="P4" draw:layer="layout" svg:width="0.153cm" svg:height="0.13cm" svg:x="3.053cm" svg:y="7.996cm" svg:viewBox="0 0 154 131" draw:points="131,0 0,131 154,131 154,26">
          <text:p/>
        </draw:polygon>
        <draw:polygon draw:style-name="gr8" draw:text-style-name="P4" draw:layer="layout" svg:width="0.044cm" svg:height="0.305cm" svg:x="1.065cm" svg:y="0.941cm" svg:viewBox="0 0 45 306" draw:points="23,23 0,0 0,306 45,263">
          <text:p/>
        </draw:polygon>
        <draw:polygon draw:style-name="gr9" draw:text-style-name="P2" draw:layer="layout" svg:width="0.044cm" svg:height="0.305cm" svg:x="1.065cm" svg:y="0.941cm" svg:viewBox="0 0 45 306" draw:points="23,23 0,0 0,306 45,263">
          <text:p/>
        </draw:polygon>
        <draw:polygon draw:style-name="gr7" draw:text-style-name="P4" draw:layer="layout" svg:width="0.153cm" svg:height="0.144cm" svg:x="2.441cm" svg:y="8.278cm" svg:viewBox="0 0 154 145" draw:points="10,145 154,0 0,0 0,130">
          <text:p/>
        </draw:polygon>
        <draw:polygon draw:style-name="gr7" draw:text-style-name="P4" draw:layer="layout" svg:width="0.144cm" svg:height="0.306cm" svg:x="2.9cm" svg:y="7.667cm" svg:viewBox="0 0 145 307" draw:points="92,92 0,0 0,307 145,162">
          <text:p/>
        </draw:polygon>
        <draw:polygon draw:style-name="gr7" draw:text-style-name="P4" draw:layer="layout" svg:width="0.114cm" svg:height="0.152cm" svg:x="2.327cm" svg:y="8.126cm" svg:viewBox="0 0 115 153" draw:points="27,153 115,153 115,0 0,115">
          <text:p/>
        </draw:polygon>
        <draw:polygon draw:style-name="gr7" draw:text-style-name="P4" draw:layer="layout" svg:width="0.112cm" svg:height="0.152cm" svg:x="1.718cm" svg:y="6.903cm" svg:viewBox="0 0 113 153" draw:points="18,153 113,153 113,0 0,112">
          <text:p/>
        </draw:polygon>
        <draw:polygon draw:style-name="gr7" draw:text-style-name="P4" draw:layer="layout" svg:width="0.095cm" svg:height="0.153cm" svg:x="1.735cm" svg:y="7.055cm" svg:viewBox="0 0 96 154" draw:points="40,99 96,154 96,0 0,0">
          <text:p/>
        </draw:polygon>
        <draw:polygon draw:style-name="gr7" draw:text-style-name="P4" draw:layer="layout" svg:width="0.097cm" svg:height="0.153cm" svg:x="1.524cm" svg:y="4.457cm" svg:viewBox="0 0 98 154" draw:points="82,81 0,0 0,154 98,154">
          <text:p/>
        </draw:polygon>
        <draw:polygon draw:style-name="gr7" draw:text-style-name="P4" draw:layer="layout" svg:width="0.152cm" svg:height="0.153cm" svg:x="1.83cm" svg:y="7.208cm" svg:viewBox="0 0 153 154" draw:points="30,154 153,154 0,0 0,85">
          <text:p/>
        </draw:polygon>
        <draw:polygon draw:style-name="gr7" draw:text-style-name="P4" draw:layer="layout" svg:width="0.15cm" svg:height="0.306cm" svg:x="1.677cm" svg:y="5.221cm" svg:viewBox="0 0 151 307" draw:points="148,149 0,0 0,307 151,157">
          <text:p/>
        </draw:polygon>
        <draw:polygon draw:style-name="gr8" draw:text-style-name="P4" draw:layer="layout" svg:width="0.098cm" svg:height="0.306cm" svg:x="1.065cm" svg:y="1.552cm" svg:viewBox="0 0 99 307" draw:points="88,87 0,0 0,307 99,209">
          <text:p/>
        </draw:polygon>
        <draw:polygon draw:style-name="gr9" draw:text-style-name="P2" draw:layer="layout" svg:width="0.098cm" svg:height="0.306cm" svg:x="1.065cm" svg:y="1.552cm" svg:viewBox="0 0 99 307" draw:points="88,87 0,0 0,307 99,209">
          <text:p/>
        </draw:polygon>
        <draw:polygon draw:style-name="gr7" draw:text-style-name="P4" draw:layer="layout" svg:width="0.085cm" svg:height="0.153cm" svg:x="2.135cm" svg:y="6.291cm" svg:viewBox="0 0 86 154" draw:points="35,35 0,0 0,154 86,154">
          <text:p/>
        </draw:polygon>
        <draw:polygon draw:style-name="gr7" draw:text-style-name="P4" draw:layer="layout" svg:width="0.153cm" svg:height="0.153cm" svg:x="1.524cm" svg:y="6.291cm" svg:viewBox="0 0 154 154" draw:points="4,154 154,154 0,0 0,142">
          <text:p/>
        </draw:polygon>
        <draw:polygon draw:style-name="gr7" draw:text-style-name="P4" draw:layer="layout" svg:width="0.077cm" svg:height="0.14cm" svg:x="1.982cm" svg:y="7.514cm" svg:viewBox="0 0 78 141" draw:points="13,141 78,77 0,0 0,114">
          <text:p/>
        </draw:polygon>
        <draw:polygon draw:style-name="gr7" draw:text-style-name="P4" draw:layer="layout" svg:width="0.115cm" svg:height="0.306cm" svg:x="1.256cm" svg:y="5.221cm" svg:viewBox="0 0 116 307" draw:points="21,212 116,307 116,0 0,115">
          <text:p/>
        </draw:polygon>
        <draw:polygon draw:style-name="gr7" draw:text-style-name="P4" draw:layer="layout" svg:width="0.153cm" svg:height="0.124cm" svg:x="3.511cm" svg:y="8.46cm" svg:viewBox="0 0 154 125" draw:points="125,0 0,125 154,125 154,26">
          <text:p/>
        </draw:polygon>
        <draw:polygon draw:style-name="gr7" draw:text-style-name="P4" draw:layer="layout" svg:width="0.076cm" svg:height="0.121cm" svg:x="3.282cm" svg:y="8.157cm" svg:viewBox="0 0 77 122" draw:points="46,0 0,46 77,122 77,33">
          <text:p/>
        </draw:polygon>
        <draw:polygon draw:style-name="gr7" draw:text-style-name="P4" draw:layer="layout" svg:width="0.134cm" svg:height="0.153cm" svg:x="3.664cm" svg:y="8.584cm" svg:viewBox="0 0 135 154" draw:points="114,0 0,0 0,154 135,20">
          <text:p/>
        </draw:polygon>
        <draw:polygon draw:style-name="gr7" draw:text-style-name="P4" draw:layer="layout" svg:width="0.153cm" svg:height="0.15cm" svg:x="1.677cm" svg:y="5.377cm" svg:viewBox="0 0 154 151" draw:points="151,0 0,151 154,151 154,10">
          <text:p/>
        </draw:polygon>
        <draw:polygon draw:style-name="gr7" draw:text-style-name="P4" draw:layer="layout" svg:width="0.057cm" svg:height="0.153cm" svg:x="1.161cm" svg:y="4.762cm" svg:viewBox="0 0 58 154" draw:points="17,154 58,154 58,0 0,58">
          <text:p/>
        </draw:polygon>
        <draw:polygon draw:style-name="gr7" draw:text-style-name="P4" draw:layer="layout" svg:width="0.07cm" svg:height="0.153cm" svg:x="1.83cm" svg:y="5.527cm" svg:viewBox="0 0 71 154" draw:points="45,0 0,0 0,154 71,83">
          <text:p/>
        </draw:polygon>
        <draw:polygon draw:style-name="gr8" draw:text-style-name="P4" draw:layer="layout" svg:width="0.153cm" svg:height="0.153cm" svg:x="2.747cm" svg:y="8.737cm" svg:viewBox="0 0 154 154" draw:points="83,154 154,154 0,0 0,62">
          <text:p/>
        </draw:polygon>
        <draw:polygon draw:style-name="gr9" draw:text-style-name="P2" draw:layer="layout" svg:width="0.153cm" svg:height="0.153cm" svg:x="2.747cm" svg:y="8.737cm" svg:viewBox="0 0 154 154" draw:points="83,154 154,154 0,0 0,62">
          <text:p/>
        </draw:polygon>
        <draw:polygon draw:style-name="gr7" draw:text-style-name="P4" draw:layer="layout" svg:width="0.121cm" svg:height="0.076cm" svg:x="3.206cm" svg:y="8.126cm" svg:viewBox="0 0 122 77" draw:points="94,0 0,0 77,77 122,31">
          <text:p/>
        </draw:polygon>
        <draw:polygon draw:style-name="gr7" draw:text-style-name="P4" draw:layer="layout" svg:width="0.152cm" svg:height="0.148cm" svg:x="1.83cm" svg:y="5.837cm" svg:viewBox="0 0 153 149" draw:points="149,0 0,149 153,149 153,13">
          <text:p/>
        </draw:polygon>
        <draw:polygon draw:style-name="gr7" draw:text-style-name="P4" draw:layer="layout" svg:width="0.143cm" svg:height="0.306cm" svg:x="2.451cm" svg:y="8.278cm" svg:viewBox="0 0 144 307" draw:points="60,223 144,307 144,0 0,145">
          <text:p/>
        </draw:polygon>
        <draw:polygon draw:style-name="gr7" draw:text-style-name="P4" draw:layer="layout" svg:width="0.153cm" svg:height="0.109cm" svg:x="2.441cm" svg:y="7.099cm" svg:viewBox="0 0 154 110" draw:points="111,0 0,110 154,110 154,74">
          <text:p/>
        </draw:polygon>
        <draw:polygon draw:style-name="gr7" draw:text-style-name="P4" draw:layer="layout" svg:width="0.117cm" svg:height="0.153cm" svg:x="1.218cm" svg:y="3.081cm" svg:viewBox="0 0 118 154" draw:points="113,0 0,0 0,154 118,37">
          <text:p/>
        </draw:polygon>
        <draw:polygon draw:style-name="gr7" draw:text-style-name="P4" draw:layer="layout" svg:width="0.042cm" svg:height="0.153cm" svg:x="1.218cm" svg:y="2.469cm" svg:viewBox="0 0 43 154" draw:points="28,0 0,0 0,154 43,113">
          <text:p/>
        </draw:polygon>
        <draw:polygon draw:style-name="gr7" draw:text-style-name="P4" draw:layer="layout" svg:width="0.078cm" svg:height="0.153cm" svg:x="1.218cm" svg:y="2.775cm" svg:viewBox="0 0 79 154" draw:points="69,0 0,0 0,154 79,76">
          <text:p/>
        </draw:polygon>
        <draw:polygon draw:style-name="gr10" draw:text-style-name="P5" draw:layer="layout" svg:width="0.076cm" svg:height="0.076cm" svg:x="1.142cm" svg:y="0.635cm" svg:viewBox="0 0 77 77" draw:points="0,0 0,77 77,0">
          <text:p/>
        </draw:polygon>
        <draw:polygon draw:style-name="gr10" draw:text-style-name="P5" draw:layer="layout" svg:width="0.076cm" svg:height="0.077cm" svg:x="1.142cm" svg:y="0.711cm" svg:viewBox="0 0 77 78" draw:points="0,0 0,78 77,78">
          <text:p/>
        </draw:polygon>
        <draw:polygon draw:style-name="gr10" draw:text-style-name="P5" draw:layer="layout" svg:width="0.047cm" svg:height="0.047cm" svg:x="1.324cm" svg:y="3.034cm" svg:viewBox="0 0 48 48" draw:points="6,48 48,48 0,0">
          <text:p/>
        </draw:polygon>
        <draw:polygon draw:style-name="gr10" draw:text-style-name="P5" draw:layer="layout" svg:width="0.153cm" svg:height="0.153cm" svg:x="2.441cm" svg:y="6.138cm" svg:viewBox="0 0 154 154" draw:points="0,154 154,154 154,0">
          <text:p/>
        </draw:polygon>
        <draw:polygon draw:style-name="gr10" draw:text-style-name="P5" draw:layer="layout" svg:width="0.076cm" svg:height="0.076cm" svg:x="1.142cm" svg:y="0.788cm" svg:viewBox="0 0 77 77" draw:points="0,0 0,77 77,0">
          <text:p/>
        </draw:polygon>
        <draw:polygon draw:style-name="gr10" draw:text-style-name="P5" draw:layer="layout" svg:width="0.153cm" svg:height="0.153cm" svg:x="2.594cm" svg:y="6.291cm" svg:viewBox="0 0 154 154" draw:points="154,0 0,0 0,154">
          <text:p/>
        </draw:polygon>
        <draw:polygon draw:style-name="gr10" draw:text-style-name="P5" draw:layer="layout" svg:width="0.102cm" svg:height="0.075cm" svg:x="2.033cm" svg:y="5.985cm" svg:viewBox="0 0 103 76" draw:points="27,76 103,0 0,0">
          <text:p/>
        </draw:polygon>
        <draw:polygon draw:style-name="gr10" draw:text-style-name="P5" draw:layer="layout" svg:width="0.144cm" svg:height="0.247cm" svg:x="1.38cm" svg:y="3.395cm" svg:viewBox="0 0 145 248" draw:points="42,248 145,144 0,0">
          <text:p/>
        </draw:polygon>
        <draw:polygon draw:style-name="gr10" draw:text-style-name="P5" draw:layer="layout" svg:width="0.153cm" svg:height="0.153cm" svg:x="1.218cm" svg:y="1.246cm" svg:viewBox="0 0 154 154" draw:points="0,0 0,154 154,0">
          <text:p/>
        </draw:polygon>
        <draw:polygon draw:style-name="gr10" draw:text-style-name="P5" draw:layer="layout" svg:width="0.153cm" svg:height="0.153cm" svg:x="1.218cm" svg:y="1.858cm" svg:viewBox="0 0 154 154" draw:points="0,0 0,154 154,0">
          <text:p/>
        </draw:polygon>
        <draw:polygon draw:style-name="gr10" draw:text-style-name="P5" draw:layer="layout" svg:width="0.035cm" svg:height="0.035cm" svg:x="1.371cm" svg:y="0.941cm" svg:viewBox="0 0 36 36" draw:points="32,0 0,0 36,36">
          <text:p/>
        </draw:polygon>
        <draw:polygon draw:style-name="gr10" draw:text-style-name="P5" draw:layer="layout" svg:width="0.153cm" svg:height="0.153cm" svg:x="1.218cm" svg:y="0.788cm" svg:viewBox="0 0 154 154" draw:points="0,0 0,154 154,154">
          <text:p/>
        </draw:polygon>
        <draw:polygon draw:style-name="gr10" draw:text-style-name="P5" draw:layer="layout" svg:width="0.006cm" svg:height="0.01cm" svg:x="1.518cm" svg:y="4.145cm" svg:viewBox="0 0 7 11" draw:points="2,11 7,6 0,0">
          <text:p/>
        </draw:polygon>
        <draw:polygon draw:style-name="gr10" draw:text-style-name="P5" draw:layer="layout" svg:width="0.153cm" svg:height="0.153cm" svg:x="2.594cm" svg:y="6.138cm" svg:viewBox="0 0 154 154" draw:points="154,154 154,0 0,0">
          <text:p/>
        </draw:polygon>
        <draw:polygon draw:style-name="gr10" draw:text-style-name="P5" draw:layer="layout" svg:width="0.306cm" svg:height="0.153cm" svg:x="2.288cm" svg:y="6.138cm" svg:viewBox="0 0 307 154" draw:points="0,0 153,154 307,0">
          <text:p/>
        </draw:polygon>
        <draw:polygon draw:style-name="gr10" draw:text-style-name="P5" draw:layer="layout" svg:width="0.008cm" svg:height="0.008cm" svg:x="1.974cm" svg:y="5.824cm" svg:viewBox="0 0 9 9" draw:points="3,9 9,9 0,0">
          <text:p/>
        </draw:polygon>
        <draw:polygon draw:style-name="gr10" draw:text-style-name="P5" draw:layer="layout" svg:width="0.153cm" svg:height="0.153cm" svg:x="4.887cm" svg:y="8.584cm" svg:viewBox="0 0 154 154" draw:points="0,154 154,154 154,0">
          <text:p/>
        </draw:polygon>
        <draw:polygon draw:style-name="gr10" draw:text-style-name="P5" draw:layer="layout" svg:width="0.153cm" svg:height="0.306cm" svg:x="2.441cm" svg:y="6.444cm" svg:viewBox="0 0 154 307" draw:points="154,0 0,154 154,307">
          <text:p/>
        </draw:polygon>
        <draw:polygon draw:style-name="gr10" draw:text-style-name="P5" draw:layer="layout" svg:width="0.063cm" svg:height="0.116cm" svg:x="2.747cm" svg:y="6.022cm" svg:viewBox="0 0 64 117" draw:points="0,0 0,117 64,117">
          <text:p/>
        </draw:polygon>
        <draw:polygon draw:style-name="gr10" draw:text-style-name="P5" draw:layer="layout" svg:width="0.057cm" svg:height="0.037cm" svg:x="2.594cm" svg:y="5.795cm" svg:viewBox="0 0 58 38" draw:points="39,0 0,38 58,38">
          <text:p/>
        </draw:polygon>
        <draw:polygon draw:style-name="gr10" draw:text-style-name="P5" draw:layer="layout" svg:width="0.01cm" svg:height="0.087cm" svg:x="1.208cm" svg:y="2.164cm" svg:viewBox="0 0 11 88" draw:points="11,88 11,0 0,0">
          <text:p/>
        </draw:polygon>
        <draw:polygon draw:style-name="gr10" draw:text-style-name="P5" draw:layer="layout" svg:width="0.153cm" svg:height="0.153cm" svg:x="1.218cm" svg:y="1.399cm" svg:viewBox="0 0 154 154" draw:points="0,0 0,154 154,154">
          <text:p/>
        </draw:polygon>
        <draw:polygon draw:style-name="gr10" draw:text-style-name="P5" draw:layer="layout" svg:width="0.306cm" svg:height="0.153cm" svg:x="2.288cm" svg:y="6.291cm" svg:viewBox="0 0 307 154" draw:points="307,154 153,0 0,154">
          <text:p/>
        </draw:polygon>
        <draw:polygon draw:style-name="gr10" draw:text-style-name="P5" draw:layer="layout" svg:width="0.153cm" svg:height="0.076cm" svg:x="1.371cm" svg:y="3.234cm" svg:viewBox="0 0 154 77" draw:points="0,0 77,77 154,0">
          <text:p/>
        </draw:polygon>
        <draw:polygon draw:style-name="gr10" draw:text-style-name="P5" draw:layer="layout" svg:width="0.097cm" svg:height="0.097cm" svg:x="1.274cm" svg:y="2.678cm" svg:viewBox="0 0 98 98" draw:points="12,98 98,98 0,0">
          <text:p/>
        </draw:polygon>
        <draw:polygon draw:style-name="gr10" draw:text-style-name="P5" draw:layer="layout" svg:width="0.153cm" svg:height="0.153cm" svg:x="1.218cm" svg:y="2.011cm" svg:viewBox="0 0 154 154" draw:points="0,0 0,154 154,154">
          <text:p/>
        </draw:polygon>
        <draw:polygon draw:style-name="gr10" draw:text-style-name="P5" draw:layer="layout" svg:width="0.047cm" svg:height="0.15cm" svg:x="2.241cm" svg:y="6.444cm" svg:viewBox="0 0 48 151" draw:points="48,151 48,0 0,49">
          <text:p/>
        </draw:polygon>
        <draw:polygon draw:style-name="gr10" draw:text-style-name="P5" draw:layer="layout" svg:width="0.153cm" svg:height="0.153cm" svg:x="1.371cm" svg:y="2.469cm" svg:viewBox="0 0 154 154" draw:points="154,154 154,0 0,0">
          <text:p/>
        </draw:polygon>
        <draw:polygon draw:style-name="gr10" draw:text-style-name="P5" draw:layer="layout" svg:width="0.153cm" svg:height="0.153cm" svg:x="3.97cm" svg:y="8.584cm" svg:viewBox="0 0 154 154" draw:points="0,154 154,154 154,0">
          <text:p/>
        </draw:polygon>
        <draw:polygon draw:style-name="gr10" draw:text-style-name="P5" draw:layer="layout" svg:width="0.153cm" svg:height="0.152cm" svg:x="2.9cm" svg:y="6.903cm" svg:viewBox="0 0 154 153" draw:points="154,153 154,0 0,153">
          <text:p/>
        </draw:polygon>
        <draw:polygon draw:style-name="gr10" draw:text-style-name="P5" draw:layer="layout" svg:width="0.152cm" svg:height="0.305cm" svg:x="1.83cm" svg:y="4.61cm" svg:viewBox="0 0 153 306" draw:points="153,0 0,153 153,306">
          <text:p/>
        </draw:polygon>
        <draw:polygon draw:style-name="gr10" draw:text-style-name="P5" draw:layer="layout" svg:width="0.108cm" svg:height="0.082cm" svg:x="1.874cm" svg:y="5.527cm" svg:viewBox="0 0 109 83" draw:points="27,83 109,0 0,0">
          <text:p/>
        </draw:polygon>
        <draw:polygon draw:style-name="gr10" draw:text-style-name="P5" draw:layer="layout" svg:width="0.125cm" svg:height="0.112cm" svg:x="1.246cm" svg:y="2.469cm" svg:viewBox="0 0 126 113" draw:points="14,113 126,0 0,0">
          <text:p/>
        </draw:polygon>
        <draw:polygon draw:style-name="gr10" draw:text-style-name="P5" draw:layer="layout" svg:width="0.004cm" svg:height="0.017cm" svg:x="1.978cm" svg:y="5.832cm" svg:viewBox="0 0 5 18" draw:points="5,18 5,0 0,5">
          <text:p/>
        </draw:polygon>
        <draw:polygon draw:style-name="gr10" draw:text-style-name="P5" draw:layer="layout" svg:width="0.152cm" svg:height="0.153cm" svg:x="1.83cm" svg:y="4.762cm" svg:viewBox="0 0 153 154" draw:points="0,0 0,154 153,154">
          <text:p/>
        </draw:polygon>
        <draw:polygon draw:style-name="gr10" draw:text-style-name="P5" draw:layer="layout" svg:width="0.153cm" svg:height="0.077cm" svg:x="1.371cm" svg:y="3.157cm" svg:viewBox="0 0 154 78" draw:points="77,0 0,78 154,78">
          <text:p/>
        </draw:polygon>
        <draw:polygon draw:style-name="gr10" draw:text-style-name="P5" draw:layer="layout" svg:width="0.152cm" svg:height="0.153cm" svg:x="1.83cm" svg:y="4.151cm" svg:viewBox="0 0 153 154" draw:points="153,0 0,0 153,154">
          <text:p/>
        </draw:polygon>
        <draw:polygon draw:style-name="gr10" draw:text-style-name="P5" draw:layer="layout" svg:width="0.153cm" svg:height="0.153cm" svg:x="1.677cm" svg:y="3.998cm" svg:viewBox="0 0 154 154" draw:points="154,154 154,0 0,0">
          <text:p/>
        </draw:polygon>
        <draw:polygon draw:style-name="gr10" draw:text-style-name="P5" draw:layer="layout" svg:width="0.041cm" svg:height="0.036cm" svg:x="1.33cm" svg:y="3.081cm" svg:viewBox="0 0 42 37" draw:points="5,37 42,0 0,0">
          <text:p/>
        </draw:polygon>
        <draw:polygon draw:style-name="gr10" draw:text-style-name="P5" draw:layer="layout" svg:width="0.153cm" svg:height="0.153cm" svg:x="1.524cm" svg:y="3.234cm" svg:viewBox="0 0 154 154" draw:points="154,0 0,0 154,154">
          <text:p/>
        </draw:polygon>
        <draw:polygon draw:style-name="gr10" draw:text-style-name="P5" draw:layer="layout" svg:width="0.031cm" svg:height="0.027cm" svg:x="1.371cm" svg:y="0.914cm" svg:viewBox="0 0 32 28" draw:points="28,0 0,28 32,28">
          <text:p/>
        </draw:polygon>
        <draw:polygon draw:style-name="gr10" draw:text-style-name="P5" draw:layer="layout" svg:width="0.153cm" svg:height="0.152cm" svg:x="2.288cm" svg:y="5.68cm" svg:viewBox="0 0 154 153" draw:points="154,153 154,0 0,153">
          <text:p/>
        </draw:polygon>
        <draw:polygon draw:style-name="gr10" draw:text-style-name="P5" draw:layer="layout" svg:width="0.152cm" svg:height="0.153cm" svg:x="1.83cm" svg:y="5.068cm" svg:viewBox="0 0 153 154" draw:points="0,0 0,154 153,154">
          <text:p/>
        </draw:polygon>
        <draw:polygon draw:style-name="gr10" draw:text-style-name="P5" draw:layer="layout" svg:width="0.153cm" svg:height="0.305cm" svg:x="3.358cm" svg:y="7.973cm" svg:viewBox="0 0 154 306" draw:points="154,0 0,154 154,306">
          <text:p/>
        </draw:polygon>
        <draw:polygon draw:style-name="gr11" draw:text-style-name="P5" draw:layer="layout" svg:width="0.153cm" svg:height="0.153cm" svg:x="5.193cm" svg:y="8.737cm" svg:viewBox="0 0 154 154" draw:points="154,0 0,0 154,154">
          <text:p/>
        </draw:polygon>
        <draw:polygon draw:style-name="gr12" draw:text-style-name="P2" draw:layer="layout" svg:width="0.153cm" svg:height="0.153cm" svg:x="5.193cm" svg:y="8.737cm" svg:viewBox="0 0 154 154" draw:points="154,0 0,0 154,154">
          <text:p/>
        </draw:polygon>
        <draw:polygon draw:style-name="gr11" draw:text-style-name="P5" draw:layer="layout" svg:width="0.306cm" svg:height="0.153cm" svg:x="5.04cm" svg:y="8.737cm" svg:viewBox="0 0 307 154" draw:points="153,0 0,154 307,154">
          <text:p/>
        </draw:polygon>
        <draw:polygon draw:style-name="gr12" draw:text-style-name="P2" draw:layer="layout" svg:width="0.306cm" svg:height="0.153cm" svg:x="5.04cm" svg:y="8.737cm" svg:viewBox="0 0 307 154" draw:points="153,0 0,154 307,154">
          <text:p/>
        </draw:polygon>
        <draw:polygon draw:style-name="gr10" draw:text-style-name="P5" draw:layer="layout" svg:width="0.011cm" svg:height="0.096cm" svg:x="1.371cm" svg:y="0.692cm" svg:viewBox="0 0 12 97" draw:points="0,0 0,97 12,97">
          <text:p/>
        </draw:polygon>
        <draw:polygon draw:style-name="gr10" draw:text-style-name="P5" draw:layer="layout" svg:width="0.153cm" svg:height="0.152cm" svg:x="1.677cm" svg:y="4.61cm" svg:viewBox="0 0 154 153" draw:points="0,153 154,153 0,0">
          <text:p/>
        </draw:polygon>
        <draw:polygon draw:style-name="gr10" draw:text-style-name="P5" draw:layer="layout" svg:width="0.032cm" svg:height="0.084cm" svg:x="2.288cm" svg:y="4.984cm" svg:viewBox="0 0 33 85" draw:points="0,0 0,85 33,85">
          <text:p/>
        </draw:polygon>
        <draw:polygon draw:style-name="gr10" draw:text-style-name="P5" draw:layer="layout" svg:width="0.306cm" svg:height="0.305cm" svg:x="3.511cm" svg:y="7.973cm" svg:viewBox="0 0 307 306" draw:points="307,0 0,0 0,306">
          <text:p/>
        </draw:polygon>
        <draw:polygon draw:style-name="gr10" draw:text-style-name="P5" draw:layer="layout" svg:width="0.015cm" svg:height="0.016cm" svg:x="1.677cm" svg:y="2.775cm" svg:viewBox="0 0 16 17" draw:points="13,0 0,0 16,17">
          <text:p/>
        </draw:polygon>
        <draw:polygon draw:style-name="gr10" draw:text-style-name="P5" draw:layer="layout" svg:width="0.153cm" svg:height="0.153cm" svg:x="5.04cm" svg:y="8.584cm" svg:viewBox="0 0 154 154" draw:points="0,154 154,154 0,0">
          <text:p/>
        </draw:polygon>
        <draw:polygon draw:style-name="gr10" draw:text-style-name="P5" draw:layer="layout" svg:width="0.305cm" svg:height="0.306cm" svg:x="3.206cm" svg:y="7.667cm" svg:viewBox="0 0 306 307" draw:points="0,307 306,307 306,0">
          <text:p/>
        </draw:polygon>
        <draw:polygon draw:style-name="gr10" draw:text-style-name="P5" draw:layer="layout" svg:width="0.125cm" svg:height="0.198cm" svg:x="1.705cm" svg:y="4.943cm" svg:viewBox="0 0 126 199" draw:points="52,199 126,126 0,0">
          <text:p/>
        </draw:polygon>
        <draw:polygon draw:style-name="gr10" draw:text-style-name="P5" draw:layer="layout" svg:width="0.153cm" svg:height="0.153cm" svg:x="1.982cm" svg:y="4.915cm" svg:viewBox="0 0 154 154" draw:points="154,154 154,0 0,0">
          <text:p/>
        </draw:polygon>
        <draw:polygon draw:style-name="gr10" draw:text-style-name="P5" draw:layer="layout" svg:width="0.153cm" svg:height="0.306cm" svg:x="2.9cm" svg:y="7.055cm" svg:viewBox="0 0 154 307" draw:points="0,307 154,154 0,0">
          <text:p/>
        </draw:polygon>
        <draw:polygon draw:style-name="gr10" draw:text-style-name="P5" draw:layer="layout" svg:width="0.077cm" svg:height="0.15cm" svg:x="2.364cm" svg:y="6.75cm" svg:viewBox="0 0 78 151" draw:points="78,151 78,0 0,0">
          <text:p/>
        </draw:polygon>
        <draw:polygon draw:style-name="gr10" draw:text-style-name="P5" draw:layer="layout" svg:width="0.012cm" svg:height="0.012cm" svg:x="3.664cm" svg:y="7.349cm" svg:viewBox="0 0 13 13" draw:points="0,0 0,13 13,13">
          <text:p/>
        </draw:polygon>
        <draw:polygon draw:style-name="gr10" draw:text-style-name="P5" draw:layer="layout" svg:width="0.13cm" svg:height="0.227cm" svg:x="4.429cm" svg:y="8.051cm" svg:viewBox="0 0 131 228" draw:points="0,0 0,228 131,98">
          <text:p/>
        </draw:polygon>
        <draw:polygon draw:style-name="gr10" draw:text-style-name="P5" draw:layer="layout" svg:width="0.306cm" svg:height="0.305cm" svg:x="3.817cm" svg:y="7.973cm" svg:viewBox="0 0 307 306" draw:points="0,0 0,306 307,306">
          <text:p/>
        </draw:polygon>
        <draw:polygon draw:style-name="gr10" draw:text-style-name="P5" draw:layer="layout" svg:width="0.153cm" svg:height="0.306cm" svg:x="3.053cm" svg:y="7.055cm" svg:viewBox="0 0 154 307" draw:points="154,0 0,154 154,307">
          <text:p/>
        </draw:polygon>
        <draw:polygon draw:style-name="gr10" draw:text-style-name="P5" draw:layer="layout" svg:width="0.306cm" svg:height="0.153cm" svg:x="3.511cm" svg:y="8.278cm" svg:viewBox="0 0 307 154" draw:points="153,154 307,0 0,0">
          <text:p/>
        </draw:polygon>
        <draw:polygon draw:style-name="gr10" draw:text-style-name="P5" draw:layer="layout" svg:width="0.039cm" svg:height="0.076cm" svg:x="1.256cm" svg:y="0.635cm" svg:viewBox="0 0 40 77" draw:points="40,0 0,39 40,77">
          <text:p/>
        </draw:polygon>
        <draw:polygon draw:style-name="gr10" draw:text-style-name="P5" draw:layer="layout" svg:width="0.039cm" svg:height="0.039cm" svg:x="1.256cm" svg:y="0.558cm" svg:viewBox="0 0 40 40" draw:points="0,0 0,40 40,0">
          <text:p/>
        </draw:polygon>
        <draw:polygon draw:style-name="gr10" draw:text-style-name="P5" draw:layer="layout" svg:width="0.076cm" svg:height="0.076cm" svg:x="1.142cm" svg:y="0.635cm" svg:viewBox="0 0 77 77" draw:points="0,77 77,77 77,0">
          <text:p/>
        </draw:polygon>
        <draw:polygon draw:style-name="gr10" draw:text-style-name="P5" draw:layer="layout" svg:width="0.038cm" svg:height="0.038cm" svg:x="1.295cm" svg:y="0.597cm" svg:viewBox="0 0 39 39" draw:points="39,0 0,0 0,39">
          <text:p/>
        </draw:polygon>
        <draw:polygon draw:style-name="gr10" draw:text-style-name="P5" draw:layer="layout" svg:width="0.038cm" svg:height="0.076cm" svg:x="1.218cm" svg:y="0.635cm" svg:viewBox="0 0 39 77" draw:points="0,77 39,39 0,0">
          <text:p/>
        </draw:polygon>
        <draw:polygon draw:style-name="gr10" draw:text-style-name="P5" draw:layer="layout" svg:width="0.038cm" svg:height="0.038cm" svg:x="1.218cm" svg:y="0.597cm" svg:viewBox="0 0 39 39" draw:points="39,39 39,0 0,39">
          <text:p/>
        </draw:polygon>
        <draw:polygon draw:style-name="gr10" draw:text-style-name="P5" draw:layer="layout" svg:width="0.082cm" svg:height="0.082cm" svg:x="1.371cm" svg:y="1.246cm" svg:viewBox="0 0 83 83" draw:points="72,0 0,0 83,83">
          <text:p/>
        </draw:polygon>
        <draw:polygon draw:style-name="gr10" draw:text-style-name="P5" draw:layer="layout" svg:width="0.105cm" svg:height="0.039cm" svg:x="4.887cm" svg:y="8.392cm" svg:viewBox="0 0 106 40" draw:points="39,0 0,40 106,40">
          <text:p/>
        </draw:polygon>
        <draw:polygon draw:style-name="gr10" draw:text-style-name="P5" draw:layer="layout" svg:width="0.153cm" svg:height="0.153cm" svg:x="3.664cm" svg:y="8.431cm" svg:viewBox="0 0 154 154" draw:points="154,0 0,0 154,154">
          <text:p/>
        </draw:polygon>
        <draw:polygon draw:style-name="gr10" draw:text-style-name="P5" draw:layer="layout" svg:width="0.153cm" svg:height="0.153cm" svg:x="1.371cm" svg:y="2.622cm" svg:viewBox="0 0 154 154" draw:points="154,0 0,0 0,154">
          <text:p/>
        </draw:polygon>
        <draw:polygon draw:style-name="gr10" draw:text-style-name="P5" draw:layer="layout" svg:width="0.144cm" svg:height="0.143cm" svg:x="1.227cm" svg:y="2.326cm" svg:viewBox="0 0 145 144" draw:points="19,144 145,144 0,0">
          <text:p/>
        </draw:polygon>
        <draw:polygon draw:style-name="gr10" draw:text-style-name="P5" draw:layer="layout" svg:width="0.153cm" svg:height="0.152cm" svg:x="1.218cm" svg:y="1.094cm" svg:viewBox="0 0 154 153" draw:points="0,0 0,153 154,153">
          <text:p/>
        </draw:polygon>
        <draw:polygon draw:style-name="gr10" draw:text-style-name="P5" draw:layer="layout" svg:width="0.305cm" svg:height="0.306cm" svg:x="4.429cm" svg:y="8.278cm" svg:viewBox="0 0 306 307" draw:points="0,307 306,307 306,0">
          <text:p/>
        </draw:polygon>
        <draw:polygon draw:style-name="gr10" draw:text-style-name="P5" draw:layer="layout" svg:width="0.153cm" svg:height="0.076cm" svg:x="1.524cm" svg:y="3.081cm" svg:viewBox="0 0 154 77" draw:points="0,0 77,77 154,0">
          <text:p/>
        </draw:polygon>
        <draw:polygon draw:style-name="gr10" draw:text-style-name="P5" draw:layer="layout" svg:width="0.153cm" svg:height="0.077cm" svg:x="1.524cm" svg:y="3.157cm" svg:viewBox="0 0 154 78" draw:points="154,78 77,0 0,78">
          <text:p/>
        </draw:polygon>
        <draw:polygon draw:style-name="gr10" draw:text-style-name="P5" draw:layer="layout" svg:width="0.153cm" svg:height="0.153cm" svg:x="5.04cm" svg:y="8.584cm" svg:viewBox="0 0 154 154" draw:points="154,154 154,0 0,0">
          <text:p/>
        </draw:polygon>
        <draw:polygon draw:style-name="gr10" draw:text-style-name="P5" draw:layer="layout" svg:width="0.059cm" svg:height="0.031cm" svg:x="3.299cm" svg:y="8.126cm" svg:viewBox="0 0 60 32" draw:points="28,32 60,0 0,0">
          <text:p/>
        </draw:polygon>
        <draw:polygon draw:style-name="gr10" draw:text-style-name="P5" draw:layer="layout" svg:width="0.076cm" svg:height="0.153cm" svg:x="1.524cm" svg:y="2.928cm" svg:viewBox="0 0 77 154" draw:points="0,154 77,77 0,0">
          <text:p/>
        </draw:polygon>
        <draw:polygon draw:style-name="gr10" draw:text-style-name="P5" draw:layer="layout" svg:width="0.077cm" svg:height="0.153cm" svg:x="1.6cm" svg:y="2.928cm" svg:viewBox="0 0 78 154" draw:points="78,0 0,77 78,154">
          <text:p/>
        </draw:polygon>
        <draw:polygon draw:style-name="gr10" draw:text-style-name="P5" draw:layer="layout" svg:width="0.153cm" svg:height="0.153cm" svg:x="1.524cm" svg:y="2.775cm" svg:viewBox="0 0 154 154" draw:points="0,154 154,154 154,0">
          <text:p/>
        </draw:polygon>
        <draw:polygon draw:style-name="gr10" draw:text-style-name="P5" draw:layer="layout" svg:width="0.153cm" svg:height="0.153cm" svg:x="2.441cm" svg:y="6.597cm" svg:viewBox="0 0 154 154" draw:points="0,0 0,154 154,154">
          <text:p/>
        </draw:polygon>
        <draw:polygon draw:style-name="gr10" draw:text-style-name="P5" draw:layer="layout" svg:width="0.039cm" svg:height="0.038cm" svg:x="1.256cm" svg:y="0.52cm" svg:viewBox="0 0 40 39" draw:points="40,0 0,0 40,39">
          <text:p/>
        </draw:polygon>
        <draw:polygon draw:style-name="gr10" draw:text-style-name="P5" draw:layer="layout" svg:width="0.038cm" svg:height="0.076cm" svg:x="1.218cm" svg:y="0.482cm" svg:viewBox="0 0 39 77" draw:points="0,77 39,39 0,0">
          <text:p/>
        </draw:polygon>
        <draw:polygon draw:style-name="gr10" draw:text-style-name="P5" draw:layer="layout" svg:width="0.153cm" svg:height="0.153cm" svg:x="3.511cm" svg:y="7.361cm" svg:viewBox="0 0 154 154" draw:points="154,154 154,0 0,0">
          <text:p/>
        </draw:polygon>
        <draw:polygon draw:style-name="gr10" draw:text-style-name="P5" draw:layer="layout" svg:width="0.038cm" svg:height="0.039cm" svg:x="1.295cm" svg:y="0.558cm" svg:viewBox="0 0 39 40" draw:points="39,40 39,0 0,0">
          <text:p/>
        </draw:polygon>
        <draw:polygon draw:style-name="gr10" draw:text-style-name="P5" draw:layer="layout" svg:width="0.153cm" svg:height="0.153cm" svg:x="1.371cm" svg:y="2.928cm" svg:viewBox="0 0 154 154" draw:points="154,154 154,0 0,154">
          <text:p/>
        </draw:polygon>
        <draw:polygon draw:style-name="gr10" draw:text-style-name="P5" draw:layer="layout" svg:width="0.306cm" svg:height="0.153cm" svg:x="4.734cm" svg:y="8.584cm" svg:viewBox="0 0 307 154" draw:points="0,0 153,154 307,0">
          <text:p/>
        </draw:polygon>
        <draw:polygon draw:style-name="gr10" draw:text-style-name="P5" draw:layer="layout" svg:width="0.038cm" svg:height="0.076cm" svg:x="1.295cm" svg:y="0.406cm" svg:viewBox="0 0 39 77" draw:points="0,77 39,39 0,0">
          <text:p/>
        </draw:polygon>
        <draw:polygon draw:style-name="gr11" draw:text-style-name="P5" draw:layer="layout" svg:width="0.153cm" svg:height="0.153cm" svg:x="5.04cm" svg:y="8.737cm" svg:viewBox="0 0 154 154" draw:points="154,0 0,0 0,154">
          <text:p/>
        </draw:polygon>
        <draw:polygon draw:style-name="gr12" draw:text-style-name="P2" draw:layer="layout" svg:width="0.153cm" svg:height="0.153cm" svg:x="5.04cm" svg:y="8.737cm" svg:viewBox="0 0 154 154" draw:points="154,0 0,0 0,154">
          <text:p/>
        </draw:polygon>
        <draw:polygon draw:style-name="gr10" draw:text-style-name="P5" draw:layer="layout" svg:width="0.306cm" svg:height="0.153cm" svg:x="3.817cm" svg:y="8.431cm" svg:viewBox="0 0 307 154" draw:points="307,154 153,0 0,154">
          <text:p/>
        </draw:polygon>
        <draw:polygon draw:style-name="gr10" draw:text-style-name="P5" draw:layer="layout" svg:width="0.153cm" svg:height="0.153cm" svg:x="3.664cm" svg:y="8.278cm" svg:viewBox="0 0 154 154" draw:points="0,154 154,154 154,0">
          <text:p/>
        </draw:polygon>
        <draw:polygon draw:style-name="gr10" draw:text-style-name="P5" draw:layer="layout" svg:width="0.153cm" svg:height="0.153cm" svg:x="3.817cm" svg:y="8.431cm" svg:viewBox="0 0 154 154" draw:points="154,0 0,0 0,154">
          <text:p/>
        </draw:polygon>
        <draw:polygon draw:style-name="gr10" draw:text-style-name="P5" draw:layer="layout" svg:width="0.153cm" svg:height="0.152cm" svg:x="1.982cm" svg:y="5.68cm" svg:viewBox="0 0 154 153" draw:points="154,0 0,0 0,153">
          <text:p/>
        </draw:polygon>
        <draw:polygon draw:style-name="gr10" draw:text-style-name="P5" draw:layer="layout" svg:width="0.306cm" svg:height="0.153cm" svg:x="3.817cm" svg:y="8.278cm" svg:viewBox="0 0 307 154" draw:points="0,0 153,154 307,0">
          <text:p/>
        </draw:polygon>
        <draw:polygon draw:style-name="gr10" draw:text-style-name="P5" draw:layer="layout" svg:width="0.039cm" svg:height="0.038cm" svg:x="1.256cm" svg:y="0.597cm" svg:viewBox="0 0 40 39" draw:points="0,0 0,39 40,39">
          <text:p/>
        </draw:polygon>
        <draw:polygon draw:style-name="gr10" draw:text-style-name="P5" draw:layer="layout" svg:width="0.038cm" svg:height="0.038cm" svg:x="1.295cm" svg:y="0.52cm" svg:viewBox="0 0 39 39" draw:points="39,39 39,0 0,39">
          <text:p/>
        </draw:polygon>
        <draw:polygon draw:style-name="gr10" draw:text-style-name="P5" draw:layer="layout" svg:width="0.306cm" svg:height="0.153cm" svg:x="1.371cm" svg:y="2.775cm" svg:viewBox="0 0 307 154" draw:points="0,0 154,154 307,0">
          <text:p/>
        </draw:polygon>
        <draw:polygon draw:style-name="gr11" draw:text-style-name="P5" draw:layer="layout" svg:width="0.306cm" svg:height="0.153cm" svg:x="4.734cm" svg:y="8.737cm" svg:viewBox="0 0 307 154" draw:points="307,154 153,0 0,154">
          <text:p/>
        </draw:polygon>
        <draw:polygon draw:style-name="gr12" draw:text-style-name="P2" draw:layer="layout" svg:width="0.306cm" svg:height="0.153cm" svg:x="4.734cm" svg:y="8.737cm" svg:viewBox="0 0 307 154" draw:points="307,154 153,0 0,154">
          <text:p/>
        </draw:polygon>
        <draw:polygon draw:style-name="gr10" draw:text-style-name="P5" draw:layer="layout" svg:width="0.076cm" svg:height="0.076cm" svg:x="1.142cm" svg:y="0.482cm" svg:viewBox="0 0 77 77" draw:points="0,77 77,77 77,0">
          <text:p/>
        </draw:polygon>
        <draw:polygon draw:style-name="gr10" draw:text-style-name="P5" draw:layer="layout" svg:width="0.038cm" svg:height="0.077cm" svg:x="1.218cm" svg:y="0.558cm" svg:viewBox="0 0 39 78" draw:points="39,40 0,0 0,78">
          <text:p/>
        </draw:polygon>
        <draw:polygon draw:style-name="gr10" draw:text-style-name="P5" draw:layer="layout" svg:width="0.038cm" svg:height="0.038cm" svg:x="1.218cm" svg:y="0.635cm" svg:viewBox="0 0 39 39" draw:points="39,39 39,0 0,0">
          <text:p/>
        </draw:polygon>
        <draw:polygon draw:style-name="gr10" draw:text-style-name="P5" draw:layer="layout" svg:width="0.011cm" svg:height="0.02cm" svg:x="1.333cm" svg:y="0.435cm" svg:viewBox="0 0 12 21" draw:points="10,0 0,9 12,21">
          <text:p/>
        </draw:polygon>
        <draw:polygon draw:style-name="gr10" draw:text-style-name="P5" draw:layer="layout" svg:width="0.076cm" svg:height="0.153cm" svg:x="1.371cm" svg:y="3.081cm" svg:viewBox="0 0 77 154" draw:points="0,154 77,77 0,0">
          <text:p/>
        </draw:polygon>
        <draw:polygon draw:style-name="gr10" draw:text-style-name="P5" draw:layer="layout" svg:width="0.153cm" svg:height="0.305cm" svg:x="2.135cm" svg:y="5.527cm" svg:viewBox="0 0 154 306" draw:points="154,0 0,154 154,306">
          <text:p/>
        </draw:polygon>
        <draw:polygon draw:style-name="gr10" draw:text-style-name="P5" draw:layer="layout" svg:width="0.153cm" svg:height="0.076cm" svg:x="1.371cm" svg:y="3.081cm" svg:viewBox="0 0 154 77" draw:points="77,77 154,0 0,0">
          <text:p/>
        </draw:polygon>
        <draw:polygon draw:style-name="gr10" draw:text-style-name="P5" draw:layer="layout" svg:width="0.153cm" svg:height="0.077cm" svg:x="1.524cm" svg:y="3.004cm" svg:viewBox="0 0 154 78" draw:points="77,0 0,78 154,78">
          <text:p/>
        </draw:polygon>
        <draw:polygon draw:style-name="gr10" draw:text-style-name="P5" draw:layer="layout" svg:width="0.077cm" svg:height="0.153cm" svg:x="1.447cm" svg:y="3.081cm" svg:viewBox="0 0 78 154" draw:points="78,0 0,77 78,154">
          <text:p/>
        </draw:polygon>
        <draw:polygon draw:style-name="gr10" draw:text-style-name="P5" draw:layer="layout" svg:width="0.039cm" svg:height="0.039cm" svg:x="1.256cm" svg:y="0.558cm" svg:viewBox="0 0 40 40" draw:points="0,40 40,40 40,0">
          <text:p/>
        </draw:polygon>
        <draw:polygon draw:style-name="gr10" draw:text-style-name="P5" draw:layer="layout" svg:width="0.096cm" svg:height="0.096cm" svg:x="1.677cm" svg:y="3.081cm" svg:viewBox="0 0 97 97" draw:points="76,0 0,0 97,97">
          <text:p/>
        </draw:polygon>
        <draw:polygon draw:style-name="gr10" draw:text-style-name="P5" draw:layer="layout" svg:width="0.153cm" svg:height="0.306cm" svg:x="1.677cm" svg:y="3.998cm" svg:viewBox="0 0 154 307" draw:points="0,307 154,154 0,0">
          <text:p/>
        </draw:polygon>
        <draw:polygon draw:style-name="gr11" draw:text-style-name="P5" draw:layer="layout" svg:width="0.153cm" svg:height="0.153cm" svg:x="5.346cm" svg:y="8.737cm" svg:viewBox="0 0 154 154" draw:points="154,0 0,0 0,154">
          <text:p/>
        </draw:polygon>
        <draw:polygon draw:style-name="gr12" draw:text-style-name="P2" draw:layer="layout" svg:width="0.153cm" svg:height="0.153cm" svg:x="5.346cm" svg:y="8.737cm" svg:viewBox="0 0 154 154" draw:points="154,0 0,0 0,154">
          <text:p/>
        </draw:polygon>
        <draw:polygon draw:style-name="gr10" draw:text-style-name="P5" draw:layer="layout" svg:width="0.305cm" svg:height="0.306cm" svg:x="3.206cm" svg:y="7.361cm" svg:viewBox="0 0 306 307" draw:points="0,0 0,307 306,307">
          <text:p/>
        </draw:polygon>
        <draw:polygon draw:style-name="gr10" draw:text-style-name="P5" draw:layer="layout" svg:width="0.115cm" svg:height="0.114cm" svg:x="1.982cm" svg:y="4.304cm" svg:viewBox="0 0 116 115" draw:points="82,0 0,0 116,115">
          <text:p/>
        </draw:polygon>
        <draw:polygon draw:style-name="gr10" draw:text-style-name="P5" draw:layer="layout" svg:width="0.124cm" svg:height="0.103cm" svg:x="1.553cm" svg:y="4.304cm" svg:viewBox="0 0 125 104" draw:points="20,104 125,0 0,0">
          <text:p/>
        </draw:polygon>
        <draw:polygon draw:style-name="gr10" draw:text-style-name="P5" draw:layer="layout" svg:width="0.305cm" svg:height="0.306cm" svg:x="4.429cm" svg:y="8.278cm" svg:viewBox="0 0 306 307" draw:points="0,0 0,307 306,0">
          <text:p/>
        </draw:polygon>
        <draw:polygon draw:style-name="gr11" draw:text-style-name="P5" draw:layer="layout" svg:width="0.077cm" svg:height="0.153cm" svg:x="1.065cm" svg:y="0.482cm" svg:viewBox="0 0 78 154" draw:points="78,77 0,0 0,154">
          <text:p/>
        </draw:polygon>
        <draw:polygon draw:style-name="gr12" draw:text-style-name="P2" draw:layer="layout" svg:width="0.077cm" svg:height="0.153cm" svg:x="1.065cm" svg:y="0.482cm" svg:viewBox="0 0 78 154" draw:points="78,77 0,0 0,154">
          <text:p/>
        </draw:polygon>
        <draw:polygon draw:style-name="gr10" draw:text-style-name="P5" draw:layer="layout" svg:width="0.153cm" svg:height="0.153cm" svg:x="3.053cm" svg:y="7.667cm" svg:viewBox="0 0 154 154" draw:points="0,0 0,154 154,0">
          <text:p/>
        </draw:polygon>
        <draw:polygon draw:style-name="gr10" draw:text-style-name="P5" draw:layer="layout" svg:width="0.153cm" svg:height="0.153cm" svg:x="3.817cm" svg:y="8.278cm" svg:viewBox="0 0 154 154" draw:points="0,154 154,154 0,0">
          <text:p/>
        </draw:polygon>
        <draw:polygon draw:style-name="gr11" draw:text-style-name="P5" draw:layer="layout" svg:width="0.153cm" svg:height="0.076cm" svg:x="1.065cm" svg:y="0.406cm" svg:viewBox="0 0 154 77" draw:points="78,0 0,77 154,77">
          <text:p/>
        </draw:polygon>
        <draw:polygon draw:style-name="gr12" draw:text-style-name="P2" draw:layer="layout" svg:width="0.153cm" svg:height="0.076cm" svg:x="1.065cm" svg:y="0.406cm" svg:viewBox="0 0 154 77" draw:points="78,0 0,77 154,77">
          <text:p/>
        </draw:polygon>
        <draw:polygon draw:style-name="gr10" draw:text-style-name="P5" draw:layer="layout" svg:width="0.307cm" svg:height="0.306cm" svg:x="1.982cm" svg:y="5.221cm" svg:viewBox="0 0 308 307" draw:points="0,0 0,307 308,0">
          <text:p/>
        </draw:polygon>
        <draw:polygon draw:style-name="gr11" draw:text-style-name="P5" draw:layer="layout" svg:width="0.153cm" svg:height="0.153cm" svg:x="4.887cm" svg:y="8.737cm" svg:viewBox="0 0 154 154" draw:points="154,0 0,0 154,154">
          <text:p/>
        </draw:polygon>
        <draw:polygon draw:style-name="gr12" draw:text-style-name="P2" draw:layer="layout" svg:width="0.153cm" svg:height="0.153cm" svg:x="4.887cm" svg:y="8.737cm" svg:viewBox="0 0 154 154" draw:points="154,0 0,0 154,154">
          <text:p/>
        </draw:polygon>
        <draw:polygon draw:style-name="gr10" draw:text-style-name="P5" draw:layer="layout" svg:width="0.019cm" svg:height="0.034cm" svg:x="3.798cm" svg:y="8.584cm" svg:viewBox="0 0 20 35" draw:points="20,35 20,0 0,20">
          <text:p/>
        </draw:polygon>
        <draw:polygon draw:style-name="gr10" draw:text-style-name="P5" draw:layer="layout" svg:width="0.038cm" svg:height="0.038cm" svg:x="1.295cm" svg:y="0.482cm" svg:viewBox="0 0 39 39" draw:points="0,39 39,39 0,0">
          <text:p/>
        </draw:polygon>
        <draw:polygon draw:style-name="gr11" draw:text-style-name="P5" draw:layer="layout" svg:width="0.038cm" svg:height="0.077cm" svg:x="1.142cm" svg:y="0.329cm" svg:viewBox="0 0 39 78" draw:points="39,39 0,0 0,78">
          <text:p/>
        </draw:polygon>
        <draw:polygon draw:style-name="gr12" draw:text-style-name="P2" draw:layer="layout" svg:width="0.038cm" svg:height="0.077cm" svg:x="1.142cm" svg:y="0.329cm" svg:viewBox="0 0 39 78" draw:points="39,39 0,0 0,78">
          <text:p/>
        </draw:polygon>
        <draw:polygon draw:style-name="gr10" draw:text-style-name="P5" draw:layer="layout" svg:width="0.306cm" svg:height="0.153cm" svg:x="2.288cm" svg:y="5.985cm" svg:viewBox="0 0 307 154" draw:points="153,0 0,154 307,154">
          <text:p/>
        </draw:polygon>
        <draw:polygon draw:style-name="gr10" draw:text-style-name="P5" draw:layer="layout" svg:width="0.153cm" svg:height="0.306cm" svg:x="3.97cm" svg:y="8.278cm" svg:viewBox="0 0 154 307" draw:points="0,154 154,307 154,0">
          <text:p/>
        </draw:polygon>
        <draw:polygon draw:style-name="gr10" draw:text-style-name="P5" draw:layer="layout" svg:width="0.305cm" svg:height="0.306cm" svg:x="3.206cm" svg:y="7.667cm" svg:viewBox="0 0 306 307" draw:points="0,0 0,307 306,0">
          <text:p/>
        </draw:polygon>
        <draw:polygon draw:style-name="gr10" draw:text-style-name="P5" draw:layer="layout" svg:width="0.305cm" svg:height="0.306cm" svg:x="3.206cm" svg:y="7.361cm" svg:viewBox="0 0 306 307" draw:points="306,0 0,0 306,307">
          <text:p/>
        </draw:polygon>
        <draw:polygon draw:style-name="gr10" draw:text-style-name="P5" draw:layer="layout" svg:width="0.306cm" svg:height="0.305cm" svg:x="3.511cm" svg:y="7.973cm" svg:viewBox="0 0 307 306" draw:points="307,306 307,0 0,306">
          <text:p/>
        </draw:polygon>
        <draw:polygon draw:style-name="gr11" draw:text-style-name="P5" draw:layer="layout" svg:width="0.153cm" svg:height="0.306cm" svg:x="4.276cm" svg:y="8.584cm" svg:viewBox="0 0 154 307" draw:points="0,154 154,307 154,0">
          <text:p/>
        </draw:polygon>
        <draw:polygon draw:style-name="gr12" draw:text-style-name="P2" draw:layer="layout" svg:width="0.153cm" svg:height="0.306cm" svg:x="4.276cm" svg:y="8.584cm" svg:viewBox="0 0 154 307" draw:points="0,154 154,307 154,0">
          <text:p/>
        </draw:polygon>
        <draw:polygon draw:style-name="gr10" draw:text-style-name="P5" draw:layer="layout" svg:width="0.029cm" svg:height="0.055cm" svg:x="3.635cm" svg:y="8.431cm" svg:viewBox="0 0 30 56" draw:points="30,56 30,0 0,30">
          <text:p/>
        </draw:polygon>
        <draw:polygon draw:style-name="gr10" draw:text-style-name="P5" draw:layer="layout" svg:width="0.039cm" svg:height="0.077cm" svg:x="1.103cm" svg:y="0.711cm" svg:viewBox="0 0 40 78" draw:points="0,40 40,78 40,0">
          <text:p/>
        </draw:polygon>
        <draw:polygon draw:style-name="gr10" draw:text-style-name="P5" draw:layer="layout" svg:width="0.153cm" svg:height="0.153cm" svg:x="2.9cm" svg:y="6.597cm" svg:viewBox="0 0 154 154" draw:points="154,154 154,0 0,154">
          <text:p/>
        </draw:polygon>
        <draw:polygon draw:style-name="gr10" draw:text-style-name="P5" draw:layer="layout" svg:width="0.076cm" svg:height="0.153cm" svg:x="1.524cm" svg:y="3.081cm" svg:viewBox="0 0 77 154" draw:points="77,77 0,0 0,154">
          <text:p/>
        </draw:polygon>
        <draw:polygon draw:style-name="gr10" draw:text-style-name="P5" draw:layer="layout" svg:width="0.306cm" svg:height="0.305cm" svg:x="2.594cm" svg:y="6.75cm" svg:viewBox="0 0 307 306" draw:points="307,0 0,0 307,306">
          <text:p/>
        </draw:polygon>
        <draw:polygon draw:style-name="gr10" draw:text-style-name="P5" draw:layer="layout" svg:width="0.306cm" svg:height="0.306cm" svg:x="4.123cm" svg:y="8.278cm" svg:viewBox="0 0 307 307" draw:points="0,307 307,307 0,0">
          <text:p/>
        </draw:polygon>
        <draw:polygon draw:style-name="gr10" draw:text-style-name="P5" draw:layer="layout" svg:width="0.031cm" svg:height="0.063cm" svg:x="3.327cm" svg:y="8.126cm" svg:viewBox="0 0 32 64" draw:points="32,64 32,0 0,31">
          <text:p/>
        </draw:polygon>
        <draw:polygon draw:style-name="gr10" draw:text-style-name="P5" draw:layer="layout" svg:width="0.153cm" svg:height="0.305cm" svg:x="1.371cm" svg:y="2.164cm" svg:viewBox="0 0 154 306" draw:points="154,154 0,0 0,306">
          <text:p/>
        </draw:polygon>
        <draw:polygon draw:style-name="gr10" draw:text-style-name="P5" draw:layer="layout" svg:width="0.195cm" svg:height="0.14cm" svg:x="2.093cm" svg:y="6.138cm" svg:viewBox="0 0 196 141" draw:points="55,141 196,0 0,0">
          <text:p/>
        </draw:polygon>
        <draw:polygon draw:style-name="gr10" draw:text-style-name="P5" draw:layer="layout" svg:width="0.153cm" svg:height="0.306cm" svg:x="3.053cm" svg:y="7.361cm" svg:viewBox="0 0 154 307" draw:points="0,154 154,307 154,0">
          <text:p/>
        </draw:polygon>
        <draw:polygon draw:style-name="gr10" draw:text-style-name="P5" draw:layer="layout" svg:width="0.153cm" svg:height="0.153cm" svg:x="2.441cm" svg:y="5.832cm" svg:viewBox="0 0 154 154" draw:points="0,0 0,154 154,0">
          <text:p/>
        </draw:polygon>
        <draw:polygon draw:style-name="gr10" draw:text-style-name="P5" draw:layer="layout" svg:width="0.307cm" svg:height="0.152cm" svg:x="1.982cm" svg:y="5.68cm" svg:viewBox="0 0 308 153" draw:points="154,0 0,153 308,153">
          <text:p/>
        </draw:polygon>
        <draw:polygon draw:style-name="gr10" draw:text-style-name="P5" draw:layer="layout" svg:width="0.306cm" svg:height="0.305cm" svg:x="3.817cm" svg:y="7.973cm" svg:viewBox="0 0 307 306" draw:points="307,0 0,0 307,306">
          <text:p/>
        </draw:polygon>
        <draw:polygon draw:style-name="gr10" draw:text-style-name="P5" draw:layer="layout" svg:width="0.076cm" svg:height="0.077cm" svg:x="1.142cm" svg:y="0.558cm" svg:viewBox="0 0 77 78" draw:points="77,0 0,0 77,78">
          <text:p/>
        </draw:polygon>
        <draw:polygon draw:style-name="gr10" draw:text-style-name="P5" draw:layer="layout" svg:width="0.005cm" svg:height="0.005cm" svg:x="1.977cm" svg:y="5.832cm" svg:viewBox="0 0 6 6" draw:points="2,6 6,0 0,0">
          <text:p/>
        </draw:polygon>
        <draw:polygon draw:style-name="gr10" draw:text-style-name="P5" draw:layer="layout" svg:width="0.306cm" svg:height="0.153cm" svg:x="3.817cm" svg:y="8.584cm" svg:viewBox="0 0 307 154" draw:points="153,154 307,0 0,0">
          <text:p/>
        </draw:polygon>
        <draw:polygon draw:style-name="gr10" draw:text-style-name="P5" draw:layer="layout" svg:width="0.153cm" svg:height="0.153cm" svg:x="3.053cm" svg:y="7.055cm" svg:viewBox="0 0 154 154" draw:points="0,0 0,154 154,0">
          <text:p/>
        </draw:polygon>
        <draw:polygon draw:style-name="gr10" draw:text-style-name="P5" draw:layer="layout" svg:width="0.153cm" svg:height="0.306cm" svg:x="3.511cm" svg:y="7.361cm" svg:viewBox="0 0 154 307" draw:points="154,154 0,0 0,307">
          <text:p/>
        </draw:polygon>
        <draw:polygon draw:style-name="gr10" draw:text-style-name="P5" draw:layer="layout" svg:width="0.019cm" svg:height="0.049cm" svg:x="3.053cm" svg:y="6.548cm" svg:viewBox="0 0 20 50" draw:points="0,0 0,50 20,30">
          <text:p/>
        </draw:polygon>
        <draw:polygon draw:style-name="gr10" draw:text-style-name="P5" draw:layer="layout" svg:width="0.305cm" svg:height="0.153cm" svg:x="3.206cm" svg:y="7.973cm" svg:viewBox="0 0 306 154" draw:points="152,154 306,0 0,0">
          <text:p/>
        </draw:polygon>
        <draw:polygon draw:style-name="gr11" draw:text-style-name="P5" draw:layer="layout" svg:width="0.077cm" svg:height="0.039cm" svg:x="1.218cm" svg:y="0.367cm" svg:viewBox="0 0 78 40" draw:points="39,0 0,40 78,40">
          <text:p/>
        </draw:polygon>
        <draw:polygon draw:style-name="gr12" draw:text-style-name="P2" draw:layer="layout" svg:width="0.077cm" svg:height="0.039cm" svg:x="1.218cm" svg:y="0.367cm" svg:viewBox="0 0 78 40" draw:points="39,0 0,40 78,40">
          <text:p/>
        </draw:polygon>
        <draw:polygon draw:style-name="gr10" draw:text-style-name="P5" draw:layer="layout" svg:width="0.306cm" svg:height="0.305cm" svg:x="2.594cm" svg:y="6.75cm" svg:viewBox="0 0 307 306" draw:points="0,0 0,306 307,306">
          <text:p/>
        </draw:polygon>
        <draw:polygon draw:style-name="gr10" draw:text-style-name="P5" draw:layer="layout" svg:width="0.075cm" svg:height="0.063cm" svg:x="1.677cm" svg:y="3.019cm" svg:viewBox="0 0 76 64" draw:points="62,0 0,64 76,64">
          <text:p/>
        </draw:polygon>
        <draw:polygon draw:style-name="gr10" draw:text-style-name="P5" draw:layer="layout" svg:width="0.306cm" svg:height="0.153cm" svg:x="2.9cm" svg:y="7.208cm" svg:viewBox="0 0 307 154" draw:points="153,0 0,154 307,154">
          <text:p/>
        </draw:polygon>
        <draw:polygon draw:style-name="gr10" draw:text-style-name="P5" draw:layer="layout" svg:width="0.153cm" svg:height="0.153cm" svg:x="2.288cm" svg:y="5.374cm" svg:viewBox="0 0 154 154" draw:points="154,154 154,0 0,154">
          <text:p/>
        </draw:polygon>
        <draw:polygon draw:style-name="gr10" draw:text-style-name="P5" draw:layer="layout" svg:width="0.153cm" svg:height="0.153cm" svg:x="3.664cm" svg:y="7.514cm" svg:viewBox="0 0 154 154" draw:points="154,0 0,0 154,154">
          <text:p/>
        </draw:polygon>
        <draw:polygon draw:style-name="gr10" draw:text-style-name="P5" draw:layer="layout" svg:width="0.003cm" svg:height="0.013cm" svg:x="1.827cm" svg:y="5.374cm" svg:viewBox="0 0 4 14" draw:points="4,14 4,0 0,3">
          <text:p/>
        </draw:polygon>
        <draw:polygon draw:style-name="gr10" draw:text-style-name="P5" draw:layer="layout" svg:width="0.305cm" svg:height="0.306cm" svg:x="1.677cm" svg:y="4.304cm" svg:viewBox="0 0 306 307" draw:points="306,307 306,0 0,307">
          <text:p/>
        </draw:polygon>
        <draw:polygon draw:style-name="gr10" draw:text-style-name="P5" draw:layer="layout" svg:width="0.307cm" svg:height="0.153cm" svg:x="1.982cm" svg:y="5.527cm" svg:viewBox="0 0 308 154" draw:points="154,154 308,0 0,0">
          <text:p/>
        </draw:polygon>
        <draw:polygon draw:style-name="gr10" draw:text-style-name="P5" draw:layer="layout" svg:width="0.152cm" svg:height="0.306cm" svg:x="3.206cm" svg:y="7.055cm" svg:viewBox="0 0 153 307" draw:points="153,154 0,0 0,307">
          <text:p/>
        </draw:polygon>
        <draw:polygon draw:style-name="gr11" draw:text-style-name="P5" draw:layer="layout" svg:width="0.305cm" svg:height="0.306cm" svg:x="4.429cm" svg:y="8.584cm" svg:viewBox="0 0 306 307" draw:points="306,0 0,0 306,307">
          <text:p/>
        </draw:polygon>
        <draw:polygon draw:style-name="gr12" draw:text-style-name="P2" draw:layer="layout" svg:width="0.305cm" svg:height="0.306cm" svg:x="4.429cm" svg:y="8.584cm" svg:viewBox="0 0 306 307" draw:points="306,0 0,0 306,307">
          <text:p/>
        </draw:polygon>
        <draw:polygon draw:style-name="gr10" draw:text-style-name="P5" draw:layer="layout" svg:width="0.153cm" svg:height="0.153cm" svg:x="1.218cm" svg:y="1.399cm" svg:viewBox="0 0 154 154" draw:points="154,0 0,0 154,154">
          <text:p/>
        </draw:polygon>
        <draw:polygon draw:style-name="gr10" draw:text-style-name="P5" draw:layer="layout" svg:width="0.306cm" svg:height="0.306cm" svg:x="3.511cm" svg:y="7.667cm" svg:viewBox="0 0 307 307" draw:points="307,307 307,0 0,0">
          <text:p/>
        </draw:polygon>
        <draw:polygon draw:style-name="gr10" draw:text-style-name="P5" draw:layer="layout" svg:width="0.153cm" svg:height="0.153cm" svg:x="2.441cm" svg:y="6.291cm" svg:viewBox="0 0 154 154" draw:points="154,0 0,0 154,154">
          <text:p/>
        </draw:polygon>
        <draw:polygon draw:style-name="gr10" draw:text-style-name="P5" draw:layer="layout" svg:width="0.013cm" svg:height="0.011cm" svg:x="3.968cm" svg:y="8.737cm" svg:viewBox="0 0 14 12" draw:points="14,12 2,0 0,2">
          <text:p/>
        </draw:polygon>
        <draw:polygon draw:style-name="gr10" draw:text-style-name="P5" draw:layer="layout" svg:width="0.033cm" svg:height="0.066cm" svg:x="3.478cm" svg:y="8.278cm" svg:viewBox="0 0 34 67" draw:points="34,67 34,0 0,35">
          <text:p/>
        </draw:polygon>
        <draw:polygon draw:style-name="gr10" draw:text-style-name="P5" draw:layer="layout" svg:width="0.067cm" svg:height="0.044cm" svg:x="2.527cm" svg:y="7.055cm" svg:viewBox="0 0 68 45" draw:points="24,45 68,0 0,0">
          <text:p/>
        </draw:polygon>
        <draw:polygon draw:style-name="gr10" draw:text-style-name="P5" draw:layer="layout" svg:width="0.153cm" svg:height="0.153cm" svg:x="2.9cm" svg:y="6.75cm" svg:viewBox="0 0 154 154" draw:points="154,154 154,0 0,0">
          <text:p/>
        </draw:polygon>
        <draw:polygon draw:style-name="gr10" draw:text-style-name="P5" draw:layer="layout" svg:width="0.153cm" svg:height="0.153cm" svg:x="2.288cm" svg:y="5.527cm" svg:viewBox="0 0 154 154" draw:points="154,154 154,0 0,0">
          <text:p/>
        </draw:polygon>
        <draw:polygon draw:style-name="gr10" draw:text-style-name="P5" draw:layer="layout" svg:width="0.038cm" svg:height="0.117cm" svg:x="2.594cm" svg:y="5.715cm" svg:viewBox="0 0 39 118" draw:points="0,0 0,118 39,81">
          <text:p/>
        </draw:polygon>
        <draw:polygon draw:style-name="gr10" draw:text-style-name="P5" draw:layer="layout" svg:width="0.076cm" svg:height="0.152cm" svg:x="3.206cm" svg:y="6.903cm" svg:viewBox="0 0 77 153" draw:points="77,77 0,0 0,153">
          <text:p/>
        </draw:polygon>
        <draw:polygon draw:style-name="gr10" draw:text-style-name="P5" draw:layer="layout" svg:width="0.013cm" svg:height="0.013cm" svg:x="1.371cm" svg:y="0.788cm" svg:viewBox="0 0 14 14" draw:points="12,0 0,0 14,14">
          <text:p/>
        </draw:polygon>
        <draw:polygon draw:style-name="gr10" draw:text-style-name="P5" draw:layer="layout" svg:width="0.151cm" svg:height="0.103cm" svg:x="2.29cm" svg:y="6.597cm" svg:viewBox="0 0 152 104" draw:points="48,104 152,0 0,0">
          <text:p/>
        </draw:polygon>
        <draw:polygon draw:style-name="gr10" draw:text-style-name="P5" draw:layer="layout" svg:width="0.115cm" svg:height="0.116cm" svg:x="2.594cm" svg:y="5.832cm" svg:viewBox="0 0 116 117" draw:points="57,0 0,0 116,117">
          <text:p/>
        </draw:polygon>
        <draw:polygon draw:style-name="gr10" draw:text-style-name="P5" draw:layer="layout" svg:width="0.153cm" svg:height="0.153cm" svg:x="3.817cm" svg:y="7.667cm" svg:viewBox="0 0 154 154" draw:points="154,154 154,0 0,0">
          <text:p/>
        </draw:polygon>
        <draw:polygon draw:style-name="gr11" draw:text-style-name="P5" draw:layer="layout" svg:width="0.006cm" svg:height="0.006cm" svg:x="3.97cm" svg:y="7.661cm" svg:viewBox="0 0 7 7" draw:points="0,0 0,7 7,7">
          <text:p/>
        </draw:polygon>
        <draw:polygon draw:style-name="gr12" draw:text-style-name="P2" draw:layer="layout" svg:width="0.006cm" svg:height="0.006cm" svg:x="3.97cm" svg:y="7.661cm" svg:viewBox="0 0 7 7" draw:points="0,0 0,7 7,7">
          <text:p/>
        </draw:polygon>
        <draw:polygon draw:style-name="gr10" draw:text-style-name="P5" draw:layer="layout" svg:width="0.006cm" svg:height="0.009cm" svg:x="4.734cm" svg:y="8.269cm" svg:viewBox="0 0 7 10" draw:points="0,0 0,10 7,4">
          <text:p/>
        </draw:polygon>
        <draw:polygon draw:style-name="gr10" draw:text-style-name="P5" draw:layer="layout" svg:width="0.149cm" svg:height="0.094cm" svg:x="2.747cm" svg:y="6.197cm" svg:viewBox="0 0 150 95" draw:points="95,0 0,95 150,95">
          <text:p/>
        </draw:polygon>
        <draw:polygon draw:style-name="gr10" draw:text-style-name="P5" draw:layer="layout" svg:width="0.099cm" svg:height="0.167cm" svg:x="1.524cm" svg:y="2.248cm" svg:viewBox="0 0 100 168" draw:points="68,0 0,70 100,168">
          <text:p/>
        </draw:polygon>
        <draw:polygon draw:style-name="gr10" draw:text-style-name="P5" draw:layer="layout" svg:width="0.023cm" svg:height="0.049cm" svg:x="3.183cm" svg:y="7.973cm" svg:viewBox="0 0 24 50" draw:points="24,50 24,0 0,24">
          <text:p/>
        </draw:polygon>
        <draw:polygon draw:style-name="gr10" draw:text-style-name="P5" draw:layer="layout" svg:width="0.087cm" svg:height="0.188cm" svg:x="3.511cm" svg:y="7.173cm" svg:viewBox="0 0 88 189" draw:points="0,0 0,189 88,103">
          <text:p/>
        </draw:polygon>
        <draw:polygon draw:style-name="gr10" draw:text-style-name="P5" draw:layer="layout" svg:width="0.03cm" svg:height="0.055cm" svg:x="1.333cm" svg:y="0.572cm" svg:viewBox="0 0 31 56" draw:points="25,0 0,25 31,56">
          <text:p/>
        </draw:polygon>
        <draw:polygon draw:style-name="gr10" draw:text-style-name="P5" draw:layer="layout" svg:width="0.038cm" svg:height="0.039cm" svg:x="1.295cm" svg:y="0.558cm" svg:viewBox="0 0 39 40" draw:points="0,40 39,40 0,0">
          <text:p/>
        </draw:polygon>
        <draw:polygon draw:style-name="gr10" draw:text-style-name="P5" draw:layer="layout" svg:width="0.071cm" svg:height="0.022cm" svg:x="5.499cm" svg:y="8.715cm" svg:viewBox="0 0 72 23" draw:points="22,0 0,23 72,23">
          <text:p/>
        </draw:polygon>
        <draw:polygon draw:style-name="gr10" draw:text-style-name="P5" draw:layer="layout" svg:width="0.132cm" svg:height="0.132cm" svg:x="1.371cm" svg:y="1.552cm" svg:viewBox="0 0 133 133" draw:points="113,0 0,0 133,133">
          <text:p/>
        </draw:polygon>
        <draw:polygon draw:style-name="gr10" draw:text-style-name="P5" draw:layer="layout" svg:width="0.072cm" svg:height="0.073cm" svg:x="1.605cm" svg:y="4.537cm" svg:viewBox="0 0 73 74" draw:points="17,74 73,74 0,0">
          <text:p/>
        </draw:polygon>
        <draw:polygon draw:style-name="gr10" draw:text-style-name="P5" draw:layer="layout" svg:width="0.153cm" svg:height="0.153cm" svg:x="1.371cm" svg:y="2.164cm" svg:viewBox="0 0 154 154" draw:points="154,154 154,0 0,0">
          <text:p/>
        </draw:polygon>
        <draw:polygon draw:style-name="gr10" draw:text-style-name="P5" draw:layer="layout" svg:width="0.092cm" svg:height="0.173cm" svg:x="4.123cm" svg:y="7.8cm" svg:viewBox="0 0 93 174" draw:points="0,0 0,174 93,81">
          <text:p/>
        </draw:polygon>
        <draw:polygon draw:style-name="gr10" draw:text-style-name="P5" draw:layer="layout" svg:width="0.153cm" svg:height="0.153cm" svg:x="1.524cm" svg:y="3.845cm" svg:viewBox="0 0 154 154" draw:points="0,0 0,154 154,154">
          <text:p/>
        </draw:polygon>
        <draw:polygon draw:style-name="gr10" draw:text-style-name="P5" draw:layer="layout" svg:width="0.023cm" svg:height="0.068cm" svg:x="2.135cm" svg:y="4.542cm" svg:viewBox="0 0 24 69" draw:points="0,0 0,69 24,69">
          <text:p/>
        </draw:polygon>
        <draw:polygon draw:style-name="gr10" draw:text-style-name="P5" draw:layer="layout" svg:width="0.153cm" svg:height="0.152cm" svg:x="1.982cm" svg:y="4.61cm" svg:viewBox="0 0 154 153" draw:points="154,153 154,0 0,0">
          <text:p/>
        </draw:polygon>
        <draw:polygon draw:style-name="gr10" draw:text-style-name="P5" draw:layer="layout" svg:width="0.153cm" svg:height="0.153cm" svg:x="1.524cm" svg:y="3.234cm" svg:viewBox="0 0 154 154" draw:points="0,0 0,154 154,154">
          <text:p/>
        </draw:polygon>
        <draw:polygon draw:style-name="gr10" draw:text-style-name="P5" draw:layer="layout" svg:width="0.153cm" svg:height="0.306cm" svg:x="3.817cm" svg:y="7.667cm" svg:viewBox="0 0 154 307" draw:points="154,154 0,0 0,307">
          <text:p/>
        </draw:polygon>
        <draw:polygon draw:style-name="gr10" draw:text-style-name="P5" draw:layer="layout" svg:width="0.115cm" svg:height="0.169cm" svg:x="2.135cm" svg:y="4.708cm" svg:viewBox="0 0 116 170" draw:points="55,0 0,54 116,170">
          <text:p/>
        </draw:polygon>
        <draw:polygon draw:style-name="gr10" draw:text-style-name="P5" draw:layer="layout" svg:width="0.136cm" svg:height="0.114cm" svg:x="1.524cm" svg:y="2.508cm" svg:viewBox="0 0 137 115" draw:points="115,0 0,115 137,115">
          <text:p/>
        </draw:polygon>
        <draw:polygon draw:style-name="gr11" draw:text-style-name="P5" draw:layer="layout" svg:width="0.305cm" svg:height="0.306cm" svg:x="4.429cm" svg:y="8.584cm" svg:viewBox="0 0 306 307" draw:points="0,0 0,307 306,307">
          <text:p/>
        </draw:polygon>
        <draw:polygon draw:style-name="gr12" draw:text-style-name="P2" draw:layer="layout" svg:width="0.305cm" svg:height="0.306cm" svg:x="4.429cm" svg:y="8.584cm" svg:viewBox="0 0 306 307" draw:points="0,0 0,307 306,307">
          <text:p/>
        </draw:polygon>
        <draw:polygon draw:style-name="gr10" draw:text-style-name="P5" draw:layer="layout" svg:width="0.009cm" svg:height="0.018cm" svg:x="3.044cm" svg:y="7.82cm" svg:viewBox="0 0 10 19" draw:points="10,19 10,0 0,9">
          <text:p/>
        </draw:polygon>
        <draw:polygon draw:style-name="gr10" draw:text-style-name="P5" draw:layer="layout" svg:width="0.152cm" svg:height="0.306cm" svg:x="1.83cm" svg:y="4.915cm" svg:viewBox="0 0 153 307" draw:points="0,154 153,307 153,0">
          <text:p/>
        </draw:polygon>
        <draw:polygon draw:style-name="gr10" draw:text-style-name="P5" draw:layer="layout" svg:width="0.153cm" svg:height="0.153cm" svg:x="1.218cm" svg:y="2.011cm" svg:viewBox="0 0 154 154" draw:points="154,0 0,0 154,154">
          <text:p/>
        </draw:polygon>
        <draw:polygon draw:style-name="gr10" draw:text-style-name="P5" draw:layer="layout" svg:width="0.153cm" svg:height="0.076cm" svg:x="3.053cm" svg:y="6.903cm" svg:viewBox="0 0 154 77" draw:points="77,77 154,0 0,0">
          <text:p/>
        </draw:polygon>
        <draw:polygon draw:style-name="gr10" draw:text-style-name="P5" draw:layer="layout" svg:width="0.153cm" svg:height="0.153cm" svg:x="1.218cm" svg:y="0.788cm" svg:viewBox="0 0 154 154" draw:points="154,0 0,0 154,154">
          <text:p/>
        </draw:polygon>
        <draw:polygon draw:style-name="gr10" draw:text-style-name="P5" draw:layer="layout" svg:width="0.153cm" svg:height="0.153cm" svg:x="4.123cm" svg:y="8.584cm" svg:viewBox="0 0 154 154" draw:points="0,154 154,154 0,0">
          <text:p/>
        </draw:polygon>
        <draw:polygon draw:style-name="gr10" draw:text-style-name="P5" draw:layer="layout" svg:width="0.153cm" svg:height="0.153cm" svg:x="2.9cm" svg:y="7.361cm" svg:viewBox="0 0 154 154" draw:points="0,154 154,154 0,0">
          <text:p/>
        </draw:polygon>
        <draw:polygon draw:style-name="gr10" draw:text-style-name="P5" draw:layer="layout" svg:width="0.153cm" svg:height="0.306cm" svg:x="2.747cm" svg:y="7.055cm" svg:viewBox="0 0 154 307" draw:points="0,154 154,307 154,0">
          <text:p/>
        </draw:polygon>
        <draw:polygon draw:style-name="gr10" draw:text-style-name="P5" draw:layer="layout" svg:width="0.153cm" svg:height="0.305cm" svg:x="1.982cm" svg:y="4.61cm" svg:viewBox="0 0 154 306" draw:points="154,153 0,0 0,306">
          <text:p/>
        </draw:polygon>
        <draw:polygon draw:style-name="gr10" draw:text-style-name="P5" draw:layer="layout" svg:width="0.306cm" svg:height="0.306cm" svg:x="3.511cm" svg:y="7.667cm" svg:viewBox="0 0 307 307" draw:points="0,307 307,307 0,0">
          <text:p/>
        </draw:polygon>
        <draw:polygon draw:style-name="gr10" draw:text-style-name="P5" draw:layer="layout" svg:width="0.131cm" svg:height="0.082cm" svg:x="2.616cm" svg:y="7.208cm" svg:viewBox="0 0 132 83" draw:points="49,83 132,0 0,0">
          <text:p/>
        </draw:polygon>
        <draw:polygon draw:style-name="gr10" draw:text-style-name="P5" draw:layer="layout" svg:width="0.153cm" svg:height="0.305cm" svg:x="4.123cm" svg:y="7.973cm" svg:viewBox="0 0 154 306" draw:points="154,154 0,0 0,306">
          <text:p/>
        </draw:polygon>
        <draw:polygon draw:style-name="gr10" draw:text-style-name="P5" draw:layer="layout" svg:width="0.039cm" svg:height="0.064cm" svg:x="4.887cm" svg:y="8.367cm" svg:viewBox="0 0 40 65" draw:points="0,0 0,65 40,25">
          <text:p/>
        </draw:polygon>
        <draw:polygon draw:style-name="gr10" draw:text-style-name="P5" draw:layer="layout" svg:width="0.306cm" svg:height="0.153cm" svg:x="2.288cm" svg:y="6.444cm" svg:viewBox="0 0 307 154" draw:points="153,154 307,0 0,0">
          <text:p/>
        </draw:polygon>
        <draw:polygon draw:style-name="gr10" draw:text-style-name="P5" draw:layer="layout" svg:width="0.306cm" svg:height="0.153cm" svg:x="2.594cm" svg:y="6.291cm" svg:viewBox="0 0 307 154" draw:points="153,0 0,154 307,154">
          <text:p/>
        </draw:polygon>
        <draw:polygon draw:style-name="gr10" draw:text-style-name="P5" draw:layer="layout" svg:width="0.152cm" svg:height="0.153cm" svg:x="3.206cm" svg:y="7.055cm" svg:viewBox="0 0 153 154" draw:points="153,154 153,0 0,0">
          <text:p/>
        </draw:polygon>
        <draw:polygon draw:style-name="gr10" draw:text-style-name="P5" draw:layer="layout" svg:width="0.054cm" svg:height="0.146cm" svg:x="2.9cm" svg:y="6.298cm" svg:viewBox="0 0 55 147" draw:points="0,0 0,147 55,93">
          <text:p/>
        </draw:polygon>
        <draw:polygon draw:style-name="gr10" draw:text-style-name="P5" draw:layer="layout" svg:width="0.305cm" svg:height="0.153cm" svg:x="1.677cm" svg:y="4.151cm" svg:viewBox="0 0 306 154" draw:points="154,0 0,154 306,154">
          <text:p/>
        </draw:polygon>
        <draw:polygon draw:style-name="gr10" draw:text-style-name="P5" draw:layer="layout" svg:width="0.153cm" svg:height="0.153cm" svg:x="2.594cm" svg:y="6.138cm" svg:viewBox="0 0 154 154" draw:points="0,154 154,154 0,0">
          <text:p/>
        </draw:polygon>
        <draw:polygon draw:style-name="gr10" draw:text-style-name="P5" draw:layer="layout" svg:width="0.058cm" svg:height="0.072cm" svg:x="3.358cm" svg:y="6.983cm" svg:viewBox="0 0 59 73" draw:points="0,0 0,73 59,73">
          <text:p/>
        </draw:polygon>
        <draw:polygon draw:style-name="gr10" draw:text-style-name="P5" draw:layer="layout" svg:width="0.306cm" svg:height="0.153cm" svg:x="4.734cm" svg:y="8.431cm" svg:viewBox="0 0 307 154" draw:points="153,0 0,154 307,154">
          <text:p/>
        </draw:polygon>
        <draw:polygon draw:style-name="gr10" draw:text-style-name="P5" draw:layer="layout" svg:width="0.306cm" svg:height="0.306cm" svg:x="2.594cm" svg:y="6.444cm" svg:viewBox="0 0 307 307" draw:points="0,0 0,307 307,0">
          <text:p/>
        </draw:polygon>
        <draw:polygon draw:style-name="gr10" draw:text-style-name="P5" draw:layer="layout" svg:width="0.152cm" svg:height="0.076cm" svg:x="3.206cm" svg:y="6.979cm" svg:viewBox="0 0 153 77" draw:points="153,77 77,0 0,77">
          <text:p/>
        </draw:polygon>
        <draw:polygon draw:style-name="gr10" draw:text-style-name="P5" draw:layer="layout" svg:width="0.119cm" svg:height="0.119cm" svg:x="2.169cm" svg:y="6.325cm" svg:viewBox="0 0 120 120" draw:points="52,120 120,120 0,0">
          <text:p/>
        </draw:polygon>
        <draw:polygon draw:style-name="gr10" draw:text-style-name="P5" draw:layer="layout" svg:width="0.153cm" svg:height="0.153cm" svg:x="1.218cm" svg:y="1.858cm" svg:viewBox="0 0 154 154" draw:points="0,154 154,154 154,0">
          <text:p/>
        </draw:polygon>
        <draw:polygon draw:style-name="gr10" draw:text-style-name="P5" draw:layer="layout" svg:width="0.077cm" svg:height="0.077cm" svg:x="1.218cm" svg:y="0.711cm" svg:viewBox="0 0 78 78" draw:points="78,0 0,0 0,78">
          <text:p/>
        </draw:polygon>
        <draw:polygon draw:style-name="gr11" draw:text-style-name="P5" draw:layer="layout" svg:width="0.076cm" svg:height="0.039cm" svg:x="1.142cm" svg:y="0.367cm" svg:viewBox="0 0 77 40" draw:points="77,40 39,0 0,40">
          <text:p/>
        </draw:polygon>
        <draw:polygon draw:style-name="gr12" draw:text-style-name="P2" draw:layer="layout" svg:width="0.076cm" svg:height="0.039cm" svg:x="1.142cm" svg:y="0.367cm" svg:viewBox="0 0 77 40" draw:points="77,40 39,0 0,40">
          <text:p/>
        </draw:polygon>
        <draw:polygon draw:style-name="gr10" draw:text-style-name="P5" draw:layer="layout" svg:width="0.088cm" svg:height="0.054cm" svg:x="2.9cm" svg:y="6.39cm" svg:viewBox="0 0 89 55" draw:points="55,0 0,55 89,55">
          <text:p/>
        </draw:polygon>
        <draw:polygon draw:style-name="gr10" draw:text-style-name="P5" draw:layer="layout" svg:width="0.306cm" svg:height="0.153cm" svg:x="3.817cm" svg:y="7.82cm" svg:viewBox="0 0 307 154" draw:points="307,154 153,0 0,154">
          <text:p/>
        </draw:polygon>
        <draw:polygon draw:style-name="gr10" draw:text-style-name="P5" draw:layer="layout" svg:width="0.306cm" svg:height="0.153cm" svg:x="2.594cm" svg:y="7.055cm" svg:viewBox="0 0 307 154" draw:points="0,0 153,154 307,0">
          <text:p/>
        </draw:polygon>
        <draw:polygon draw:style-name="gr10" draw:text-style-name="P5" draw:layer="layout" svg:width="0.065cm" svg:height="0.034cm" svg:x="3.446cm" svg:y="8.278cm" svg:viewBox="0 0 66 35" draw:points="33,35 66,0 0,0">
          <text:p/>
        </draw:polygon>
        <draw:polygon draw:style-name="gr10" draw:text-style-name="P5" draw:layer="layout" svg:width="0.012cm" svg:height="0.01cm" svg:x="1.677cm" svg:y="2.765cm" svg:viewBox="0 0 13 11" draw:points="11,0 0,11 13,11">
          <text:p/>
        </draw:polygon>
        <draw:polygon draw:style-name="gr10" draw:text-style-name="P5" draw:layer="layout" svg:width="0.092cm" svg:height="0.065cm" svg:x="2.288cm" svg:y="5.156cm" svg:viewBox="0 0 93 66" draw:points="66,0 0,66 93,66">
          <text:p/>
        </draw:polygon>
        <draw:polygon draw:style-name="gr11" draw:text-style-name="P5" draw:layer="layout" svg:width="0.153cm" svg:height="0.153cm" svg:x="4.276cm" svg:y="8.737cm" svg:viewBox="0 0 154 154" draw:points="0,0 0,154 154,154">
          <text:p/>
        </draw:polygon>
        <draw:polygon draw:style-name="gr12" draw:text-style-name="P2" draw:layer="layout" svg:width="0.153cm" svg:height="0.153cm" svg:x="4.276cm" svg:y="8.737cm" svg:viewBox="0 0 154 154" draw:points="0,0 0,154 154,154">
          <text:p/>
        </draw:polygon>
        <draw:polygon draw:style-name="gr11" draw:text-style-name="P5" draw:layer="layout" svg:width="0.039cm" svg:height="0.077cm" svg:x="1.256cm" svg:y="0.329cm" svg:viewBox="0 0 40 78" draw:points="40,0 0,39 40,78">
          <text:p/>
        </draw:polygon>
        <draw:polygon draw:style-name="gr12" draw:text-style-name="P2" draw:layer="layout" svg:width="0.039cm" svg:height="0.077cm" svg:x="1.256cm" svg:y="0.329cm" svg:viewBox="0 0 40 78" draw:points="40,0 0,39 40,78">
          <text:p/>
        </draw:polygon>
        <draw:polygon draw:style-name="gr11" draw:text-style-name="P5" draw:layer="layout" svg:width="0.077cm" svg:height="0.077cm" svg:x="1.065cm" svg:y="0.329cm" svg:viewBox="0 0 78 78" draw:points="78,78 78,0 0,0">
          <text:p/>
        </draw:polygon>
        <draw:polygon draw:style-name="gr12" draw:text-style-name="P2" draw:layer="layout" svg:width="0.077cm" svg:height="0.077cm" svg:x="1.065cm" svg:y="0.329cm" svg:viewBox="0 0 78 78" draw:points="78,78 78,0 0,0">
          <text:p/>
        </draw:polygon>
        <draw:polygon draw:style-name="gr10" draw:text-style-name="P5" draw:layer="layout" svg:width="0.152cm" svg:height="0.153cm" svg:x="1.83cm" svg:y="4.915cm" svg:viewBox="0 0 153 154" draw:points="0,0 0,154 153,0">
          <text:p/>
        </draw:polygon>
        <draw:polygon draw:style-name="gr10" draw:text-style-name="P5" draw:layer="layout" svg:width="0.306cm" svg:height="0.153cm" svg:x="1.371cm" svg:y="2.622cm" svg:viewBox="0 0 307 154" draw:points="154,0 0,154 307,154">
          <text:p/>
        </draw:polygon>
        <draw:polygon draw:style-name="gr10" draw:text-style-name="P5" draw:layer="layout" svg:width="0.085cm" svg:height="0.075cm" svg:x="1.286cm" svg:y="2.775cm" svg:viewBox="0 0 86 76" draw:points="10,76 86,0 0,0">
          <text:p/>
        </draw:polygon>
        <draw:polygon draw:style-name="gr10" draw:text-style-name="P5" draw:layer="layout" svg:width="0.02cm" svg:height="0.108cm" svg:x="1.83cm" svg:y="3.431cm" svg:viewBox="0 0 21 109" draw:points="0,0 0,109 21,89">
          <text:p/>
        </draw:polygon>
        <draw:polygon draw:style-name="gr10" draw:text-style-name="P5" draw:layer="layout" svg:width="0.077cm" svg:height="0.153cm" svg:x="1.447cm" svg:y="3.234cm" svg:viewBox="0 0 78 154" draw:points="0,77 78,154 78,0">
          <text:p/>
        </draw:polygon>
        <draw:polygon draw:style-name="gr10" draw:text-style-name="P5" draw:layer="layout" svg:width="0.153cm" svg:height="0.076cm" svg:x="1.524cm" svg:y="2.928cm" svg:viewBox="0 0 154 77" draw:points="77,77 154,0 0,0">
          <text:p/>
        </draw:polygon>
        <draw:polygon draw:style-name="gr10" draw:text-style-name="P5" draw:layer="layout" svg:width="0.153cm" svg:height="0.153cm" svg:x="1.371cm" svg:y="2.011cm" svg:viewBox="0 0 154 154" draw:points="154,154 154,0 0,154">
          <text:p/>
        </draw:polygon>
        <draw:polygon draw:style-name="gr11" draw:text-style-name="P5" draw:layer="layout" svg:width="0.038cm" svg:height="0.077cm" svg:x="1.295cm" svg:y="0.329cm" svg:viewBox="0 0 39 78" draw:points="39,39 0,0 0,78">
          <text:p/>
        </draw:polygon>
        <draw:polygon draw:style-name="gr12" draw:text-style-name="P2" draw:layer="layout" svg:width="0.038cm" svg:height="0.077cm" svg:x="1.295cm" svg:y="0.329cm" svg:viewBox="0 0 39 78" draw:points="39,39 0,0 0,78">
          <text:p/>
        </draw:polygon>
        <draw:polygon draw:style-name="gr10" draw:text-style-name="P5" draw:layer="layout" svg:width="0.035cm" svg:height="0.055cm" svg:x="1.83cm" svg:y="3.519cm" svg:viewBox="0 0 36 56" draw:points="20,0 0,20 36,56">
          <text:p/>
        </draw:polygon>
        <draw:polygon draw:style-name="gr10" draw:text-style-name="P5" draw:layer="layout" svg:width="0.153cm" svg:height="0.305cm" svg:x="1.677cm" svg:y="3.387cm" svg:viewBox="0 0 154 306" draw:points="0,306 154,153 0,0">
          <text:p/>
        </draw:polygon>
        <draw:polygon draw:style-name="gr11" draw:text-style-name="P5" draw:layer="layout" svg:width="0.076cm" svg:height="0.038cm" svg:x="1.142cm" svg:y="0.329cm" svg:viewBox="0 0 77 39" draw:points="0,0 39,39 77,0">
          <text:p/>
        </draw:polygon>
        <draw:polygon draw:style-name="gr12" draw:text-style-name="P2" draw:layer="layout" svg:width="0.076cm" svg:height="0.038cm" svg:x="1.142cm" svg:y="0.329cm" svg:viewBox="0 0 77 39" draw:points="0,0 39,39 77,0">
          <text:p/>
        </draw:polygon>
        <draw:polygon draw:style-name="gr10" draw:text-style-name="P5" draw:layer="layout" svg:width="0.153cm" svg:height="0.153cm" svg:x="1.371cm" svg:y="2.011cm" svg:viewBox="0 0 154 154" draw:points="154,0 0,0 0,154">
          <text:p/>
        </draw:polygon>
        <draw:polygon draw:style-name="gr10" draw:text-style-name="P5" draw:layer="layout" svg:width="0.305cm" svg:height="0.153cm" svg:x="3.206cm" svg:y="7.208cm" svg:viewBox="0 0 306 154" draw:points="306,154 152,0 0,154">
          <text:p/>
        </draw:polygon>
        <draw:polygon draw:style-name="gr10" draw:text-style-name="P5" draw:layer="layout" svg:width="0.153cm" svg:height="0.306cm" svg:x="1.982cm" svg:y="4.915cm" svg:viewBox="0 0 154 307" draw:points="0,307 154,154 0,0">
          <text:p/>
        </draw:polygon>
        <draw:polygon draw:style-name="gr11" draw:text-style-name="P5" draw:layer="layout" svg:width="0.038cm" svg:height="0.077cm" svg:x="1.218cm" svg:y="0.329cm" svg:viewBox="0 0 39 78" draw:points="0,78 39,39 0,0">
          <text:p/>
        </draw:polygon>
        <draw:polygon draw:style-name="gr12" draw:text-style-name="P2" draw:layer="layout" svg:width="0.038cm" svg:height="0.077cm" svg:x="1.218cm" svg:y="0.329cm" svg:viewBox="0 0 39 78" draw:points="0,78 39,39 0,0">
          <text:p/>
        </draw:polygon>
        <draw:polygon draw:style-name="gr10" draw:text-style-name="P5" draw:layer="layout" svg:width="0.153cm" svg:height="0.305cm" svg:x="1.524cm" svg:y="3.387cm" svg:viewBox="0 0 154 306" draw:points="0,153 154,306 154,0">
          <text:p/>
        </draw:polygon>
        <draw:polygon draw:style-name="gr10" draw:text-style-name="P5" draw:layer="layout" svg:width="0.153cm" svg:height="0.306cm" svg:x="1.677cm" svg:y="3.692cm" svg:viewBox="0 0 154 307" draw:points="154,154 0,0 0,307">
          <text:p/>
        </draw:polygon>
        <draw:polygon draw:style-name="gr10" draw:text-style-name="P5" draw:layer="layout" svg:width="0.087cm" svg:height="0.124cm" svg:x="2.813cm" svg:y="7.514cm" svg:viewBox="0 0 88 125" draw:points="88,125 88,0 0,0">
          <text:p/>
        </draw:polygon>
        <draw:polygon draw:style-name="gr10" draw:text-style-name="P5" draw:layer="layout" svg:width="0.153cm" svg:height="0.153cm" svg:x="2.135cm" svg:y="5.068cm" svg:viewBox="0 0 154 154" draw:points="154,0 0,0 154,154">
          <text:p/>
        </draw:polygon>
        <draw:polygon draw:style-name="gr10" draw:text-style-name="P5" draw:layer="layout" svg:width="0.076cm" svg:height="0.077cm" svg:x="1.142cm" svg:y="0.558cm" svg:viewBox="0 0 77 78" draw:points="0,0 0,78 77,78">
          <text:p/>
        </draw:polygon>
        <draw:polygon draw:style-name="gr10" draw:text-style-name="P5" draw:layer="layout" svg:width="0.153cm" svg:height="0.152cm" svg:x="1.524cm" svg:y="3.387cm" svg:viewBox="0 0 154 153" draw:points="0,0 0,153 154,0">
          <text:p/>
        </draw:polygon>
        <draw:polygon draw:style-name="gr10" draw:text-style-name="P5" draw:layer="layout" svg:width="0.153cm" svg:height="0.153cm" svg:x="1.982cm" svg:y="4.762cm" svg:viewBox="0 0 154 154" draw:points="154,154 154,0 0,154">
          <text:p/>
        </draw:polygon>
        <draw:polygon draw:style-name="gr10" draw:text-style-name="P5" draw:layer="layout" svg:width="0.056cm" svg:height="0.045cm" svg:x="1.621cm" svg:y="4.61cm" svg:viewBox="0 0 57 46" draw:points="11,46 57,0 0,0">
          <text:p/>
        </draw:polygon>
        <draw:polygon draw:style-name="gr10" draw:text-style-name="P5" draw:layer="layout" svg:width="0.068cm" svg:height="0.048cm" svg:x="2.22cm" svg:y="6.444cm" svg:viewBox="0 0 69 49" draw:points="21,49 69,0 0,0">
          <text:p/>
        </draw:polygon>
        <draw:polygon draw:style-name="gr10" draw:text-style-name="P5" draw:layer="layout" svg:width="0.003cm" svg:height="0.003cm" svg:x="3.817cm" svg:y="7.511cm" svg:viewBox="0 0 4 4" draw:points="0,0 0,4 4,4">
          <text:p/>
        </draw:polygon>
        <draw:polygon draw:style-name="gr10" draw:text-style-name="P5" draw:layer="layout" svg:width="0.153cm" svg:height="0.152cm" svg:x="1.371cm" svg:y="2.317cm" svg:viewBox="0 0 154 153" draw:points="154,153 154,0 0,153">
          <text:p/>
        </draw:polygon>
        <draw:polygon draw:style-name="gr10" draw:text-style-name="P5" draw:layer="layout" svg:width="0.015cm" svg:height="0.005cm" svg:x="4.734cm" svg:y="8.273cm" svg:viewBox="0 0 16 6" draw:points="7,0 0,6 16,6">
          <text:p/>
        </draw:polygon>
        <draw:polygon draw:style-name="gr10" draw:text-style-name="P5" draw:layer="layout" svg:width="0.153cm" svg:height="0.153cm" svg:x="1.677cm" svg:y="3.845cm" svg:viewBox="0 0 154 154" draw:points="154,154 154,0 0,154">
          <text:p/>
        </draw:polygon>
        <draw:polygon draw:style-name="gr11" draw:text-style-name="P5" draw:layer="layout" svg:width="0.305cm" svg:height="0.153cm" svg:x="5.346cm" svg:y="8.737cm" svg:viewBox="0 0 306 154" draw:points="306,154 153,0 0,154">
          <text:p/>
        </draw:polygon>
        <draw:polygon draw:style-name="gr12" draw:text-style-name="P2" draw:layer="layout" svg:width="0.305cm" svg:height="0.153cm" svg:x="5.346cm" svg:y="8.737cm" svg:viewBox="0 0 306 154" draw:points="306,154 153,0 0,154">
          <text:p/>
        </draw:polygon>
        <draw:polygon draw:style-name="gr10" draw:text-style-name="P5" draw:layer="layout" svg:width="0.306cm" svg:height="0.153cm" svg:x="4.123cm" svg:y="8.584cm" svg:viewBox="0 0 307 154" draw:points="0,0 153,154 307,0">
          <text:p/>
        </draw:polygon>
        <draw:polygon draw:style-name="gr10" draw:text-style-name="P5" draw:layer="layout" svg:width="0.09cm" svg:height="0.067cm" svg:x="5.431cm" svg:y="8.67cm" svg:viewBox="0 0 91 68" draw:points="0,0 69,68 91,46">
          <text:p/>
        </draw:polygon>
        <draw:polygon draw:style-name="gr10" draw:text-style-name="P5" draw:layer="layout" svg:width="0.306cm" svg:height="0.153cm" svg:x="3.511cm" svg:y="7.514cm" svg:viewBox="0 0 307 154" draw:points="307,154 153,0 0,154">
          <text:p/>
        </draw:polygon>
        <draw:polygon draw:style-name="gr10" draw:text-style-name="P5" draw:layer="layout" svg:width="0.306cm" svg:height="0.153cm" svg:x="2.9cm" svg:y="7.361cm" svg:viewBox="0 0 307 154" draw:points="0,0 153,154 307,0">
          <text:p/>
        </draw:polygon>
        <draw:polygon draw:style-name="gr10" draw:text-style-name="P5" draw:layer="layout" svg:width="0.079cm" svg:height="0.133cm" svg:x="1.445cm" svg:y="3.767cm" svg:viewBox="0 0 80 134" draw:points="24,134 80,79 0,0">
          <text:p/>
        </draw:polygon>
        <draw:polygon draw:style-name="gr10" draw:text-style-name="P5" draw:layer="layout" svg:width="0.153cm" svg:height="0.306cm" svg:x="1.524cm" svg:y="3.692cm" svg:viewBox="0 0 154 307" draw:points="154,0 0,154 154,307">
          <text:p/>
        </draw:polygon>
        <draw:polygon draw:style-name="gr10" draw:text-style-name="P5" draw:layer="layout" svg:width="0.153cm" svg:height="0.153cm" svg:x="1.218cm" svg:y="1.552cm" svg:viewBox="0 0 154 154" draw:points="0,0 0,154 154,0">
          <text:p/>
        </draw:polygon>
        <draw:polygon draw:style-name="gr10" draw:text-style-name="P5" draw:layer="layout" svg:width="0.1cm" svg:height="0.119cm" svg:x="3.053cm" svg:y="6.578cm" svg:viewBox="0 0 101 120" draw:points="19,0 0,19 101,120">
          <text:p/>
        </draw:polygon>
        <draw:polygon draw:style-name="gr10" draw:text-style-name="P5" draw:layer="layout" svg:width="0.062cm" svg:height="0.069cm" svg:x="2.991cm" svg:y="7.759cm" svg:viewBox="0 0 63 70" draw:points="54,70 63,62 0,0">
          <text:p/>
        </draw:polygon>
        <draw:polygon draw:style-name="gr10" draw:text-style-name="P5" draw:layer="layout" svg:width="0.099cm" svg:height="0.182cm" svg:x="1.119cm" svg:y="1.3cm" svg:viewBox="0 0 100 183" draw:points="16,183 100,100 0,0">
          <text:p/>
        </draw:polygon>
        <draw:polygon draw:style-name="gr10" draw:text-style-name="P5" draw:layer="layout" svg:width="0.153cm" svg:height="0.306cm" svg:x="2.9cm" svg:y="6.444cm" svg:viewBox="0 0 154 307" draw:points="0,307 154,154 0,0">
          <text:p/>
        </draw:polygon>
        <draw:polygon draw:style-name="gr11" draw:text-style-name="P5" draw:layer="layout" svg:width="0.153cm" svg:height="0.076cm" svg:x="1.065cm" svg:y="0.482cm" svg:viewBox="0 0 154 77" draw:points="0,0 78,77 154,0">
          <text:p/>
        </draw:polygon>
        <draw:polygon draw:style-name="gr12" draw:text-style-name="P2" draw:layer="layout" svg:width="0.153cm" svg:height="0.076cm" svg:x="1.065cm" svg:y="0.482cm" svg:viewBox="0 0 154 77" draw:points="0,0 78,77 154,0">
          <text:p/>
        </draw:polygon>
        <draw:polygon draw:style-name="gr10" draw:text-style-name="P5" draw:layer="layout" svg:width="0.306cm" svg:height="0.306cm" svg:x="4.123cm" svg:y="8.278cm" svg:viewBox="0 0 307 307" draw:points="307,307 307,0 0,0">
          <text:p/>
        </draw:polygon>
        <draw:polygon draw:style-name="gr10" draw:text-style-name="P5" draw:layer="layout" svg:width="0.306cm" svg:height="0.306cm" svg:x="2.594cm" svg:y="6.444cm" svg:viewBox="0 0 307 307" draw:points="0,307 307,307 307,0">
          <text:p/>
        </draw:polygon>
        <draw:polygon draw:style-name="gr10" draw:text-style-name="P5" draw:layer="layout" svg:width="0.153cm" svg:height="0.305cm" svg:x="2.9cm" svg:y="6.75cm" svg:viewBox="0 0 154 306" draw:points="154,154 0,0 0,306">
          <text:p/>
        </draw:polygon>
        <draw:polygon draw:style-name="gr10" draw:text-style-name="P5" draw:layer="layout" svg:width="0.031cm" svg:height="0.031cm" svg:x="4.703cm" svg:y="8.247cm" svg:viewBox="0 0 32 32" draw:points="0,0 32,32 32,23">
          <text:p/>
        </draw:polygon>
        <draw:polygon draw:style-name="gr10" draw:text-style-name="P5" draw:layer="layout" svg:width="0.153cm" svg:height="0.306cm" svg:x="3.053cm" svg:y="7.667cm" svg:viewBox="0 0 154 307" draw:points="154,0 0,154 154,307">
          <text:p/>
        </draw:polygon>
        <draw:polygon draw:style-name="gr11" draw:text-style-name="P5" draw:layer="layout" svg:width="0.068cm" svg:height="0.126cm" svg:x="1.074cm" svg:y="0.796cm" svg:viewBox="0 0 69 127" draw:points="10,127 69,69 0,0">
          <text:p/>
        </draw:polygon>
        <draw:polygon draw:style-name="gr12" draw:text-style-name="P2" draw:layer="layout" svg:width="0.068cm" svg:height="0.126cm" svg:x="1.074cm" svg:y="0.796cm" svg:viewBox="0 0 69 127" draw:points="10,127 69,69 0,0">
          <text:p/>
        </draw:polygon>
        <draw:polygon draw:style-name="gr10" draw:text-style-name="P5" draw:layer="layout" svg:width="0.035cm" svg:height="0.12cm" svg:x="1.982cm" svg:y="4.031cm" svg:viewBox="0 0 36 121" draw:points="0,0 0,121 36,121">
          <text:p/>
        </draw:polygon>
        <draw:polygon draw:style-name="gr10" draw:text-style-name="P5" draw:layer="layout" svg:width="0.021cm" svg:height="0.037cm" svg:x="1.333cm" svg:y="0.504cm" svg:viewBox="0 0 22 38" draw:points="16,0 0,16 22,38">
          <text:p/>
        </draw:polygon>
        <draw:polygon draw:style-name="gr11" draw:text-style-name="P5" draw:layer="layout" svg:width="0.077cm" svg:height="0.077cm" svg:x="1.065cm" svg:y="0.558cm" svg:viewBox="0 0 78 78" draw:points="78,78 78,0 0,78">
          <text:p/>
        </draw:polygon>
        <draw:polygon draw:style-name="gr12" draw:text-style-name="P2" draw:layer="layout" svg:width="0.077cm" svg:height="0.077cm" svg:x="1.065cm" svg:y="0.558cm" svg:viewBox="0 0 78 78" draw:points="78,78 78,0 0,78">
          <text:p/>
        </draw:polygon>
        <draw:polygon draw:style-name="gr10" draw:text-style-name="P5" draw:layer="layout" svg:width="0.03cm" svg:height="0.056cm" svg:x="1.188cm" svg:y="1.98cm" svg:viewBox="0 0 31 57" draw:points="5,57 31,32 0,0">
          <text:p/>
        </draw:polygon>
        <draw:polygon draw:style-name="gr10" draw:text-style-name="P5" draw:layer="layout" svg:width="0.039cm" svg:height="0.038cm" svg:x="1.256cm" svg:y="0.597cm" svg:viewBox="0 0 40 39" draw:points="40,0 0,0 40,39">
          <text:p/>
        </draw:polygon>
        <draw:polygon draw:style-name="gr10" draw:text-style-name="P5" draw:layer="layout" svg:width="0.076cm" svg:height="0.153cm" svg:x="1.142cm" svg:y="0.788cm" svg:viewBox="0 0 77 154" draw:points="0,77 77,154 77,0">
          <text:p/>
        </draw:polygon>
        <draw:polygon draw:style-name="gr11" draw:text-style-name="P5" draw:layer="layout" svg:width="0.036cm" svg:height="0.068cm" svg:x="1.067cm" svg:y="0.713cm" svg:viewBox="0 0 37 69" draw:points="5,69 37,37 0,0">
          <text:p/>
        </draw:polygon>
        <draw:polygon draw:style-name="gr12" draw:text-style-name="P2" draw:layer="layout" svg:width="0.036cm" svg:height="0.068cm" svg:x="1.067cm" svg:y="0.713cm" svg:viewBox="0 0 37 69" draw:points="5,69 37,37 0,0">
          <text:p/>
        </draw:polygon>
        <draw:polygon draw:style-name="gr10" draw:text-style-name="P5" draw:layer="layout" svg:width="0.306cm" svg:height="0.152cm" svg:x="4.123cm" svg:y="8.126cm" svg:viewBox="0 0 307 153" draw:points="307,153 153,0 0,153">
          <text:p/>
        </draw:polygon>
        <draw:polygon draw:style-name="gr10" draw:text-style-name="P5" draw:layer="layout" svg:width="0.077cm" svg:height="0.038cm" svg:x="1.218cm" svg:y="0.673cm" svg:viewBox="0 0 78 39" draw:points="39,0 0,39 78,39">
          <text:p/>
        </draw:polygon>
        <draw:polygon draw:style-name="gr10" draw:text-style-name="P5" draw:layer="layout" svg:width="0.153cm" svg:height="0.153cm" svg:x="1.524cm" svg:y="3.998cm" svg:viewBox="0 0 154 154" draw:points="0,0 0,154 154,0">
          <text:p/>
        </draw:polygon>
        <draw:polygon draw:style-name="gr11" draw:text-style-name="P5" draw:layer="layout" svg:width="0.003cm" svg:height="0.003cm" svg:x="1.333cm" svg:y="0.366cm" svg:viewBox="0 0 4 4" draw:points="2,0 0,1 4,4">
          <text:p/>
        </draw:polygon>
        <draw:polygon draw:style-name="gr12" draw:text-style-name="P2" draw:layer="layout" svg:width="0.003cm" svg:height="0.003cm" svg:x="1.333cm" svg:y="0.366cm" svg:viewBox="0 0 4 4" draw:points="2,0 0,1 4,4">
          <text:p/>
        </draw:polygon>
        <draw:polygon draw:style-name="gr10" draw:text-style-name="P5" draw:layer="layout" svg:width="0.006cm" svg:height="0.008cm" svg:x="1.824cm" svg:y="5.369cm" svg:viewBox="0 0 7 9" draw:points="3,9 7,6 0,0">
          <text:p/>
        </draw:polygon>
        <draw:polygon draw:style-name="gr10" draw:text-style-name="P5" draw:layer="layout" svg:width="0.153cm" svg:height="0.153cm" svg:x="1.218cm" svg:y="0.941cm" svg:viewBox="0 0 154 154" draw:points="0,0 0,154 154,0">
          <text:p/>
        </draw:polygon>
        <draw:polygon draw:style-name="gr10" draw:text-style-name="P5" draw:layer="layout" svg:width="0.137cm" svg:height="0.094cm" svg:x="2.441cm" svg:y="5.586cm" svg:viewBox="0 0 138 95" draw:points="94,0 0,95 138,95">
          <text:p/>
        </draw:polygon>
        <draw:polygon draw:style-name="gr10" draw:text-style-name="P5" draw:layer="layout" svg:width="0.112cm" svg:height="0.098cm" svg:x="1.371cm" svg:y="1.454cm" svg:viewBox="0 0 113 99" draw:points="99,0 0,99 113,99">
          <text:p/>
        </draw:polygon>
        <draw:polygon draw:style-name="gr10" draw:text-style-name="P5" draw:layer="layout" svg:width="0.003cm" svg:height="0.003cm" svg:x="2.441cm" svg:y="5.373cm" svg:viewBox="0 0 4 4" draw:points="2,0 0,1 4,4">
          <text:p/>
        </draw:polygon>
        <draw:polygon draw:style-name="gr10" draw:text-style-name="P5" draw:layer="layout" svg:width="0.153cm" svg:height="0.306cm" svg:x="2.288cm" svg:y="5.221cm" svg:viewBox="0 0 154 307" draw:points="0,307 154,154 0,0">
          <text:p/>
        </draw:polygon>
        <draw:polygon draw:style-name="gr10" draw:text-style-name="P5" draw:layer="layout" svg:width="0.035cm" svg:height="0.06cm" svg:x="1.524cm" svg:y="1.986cm" svg:viewBox="0 0 36 61" draw:points="25,0 0,26 36,61">
          <text:p/>
        </draw:polygon>
        <draw:polygon draw:style-name="gr10" draw:text-style-name="P5" draw:layer="layout" svg:width="0.307cm" svg:height="0.306cm" svg:x="1.982cm" svg:y="5.221cm" svg:viewBox="0 0 308 307" draw:points="0,307 308,307 308,0">
          <text:p/>
        </draw:polygon>
        <draw:polygon draw:style-name="gr10" draw:text-style-name="P5" draw:layer="layout" svg:width="0.152cm" svg:height="0.306cm" svg:x="1.83cm" svg:y="5.221cm" svg:viewBox="0 0 153 307" draw:points="153,0 0,154 153,307">
          <text:p/>
        </draw:polygon>
        <draw:polygon draw:style-name="gr10" draw:text-style-name="P5" draw:layer="layout" svg:width="0.305cm" svg:height="0.152cm" svg:x="1.677cm" svg:y="4.61cm" svg:viewBox="0 0 306 153" draw:points="154,153 306,0 0,0">
          <text:p/>
        </draw:polygon>
        <draw:polygon draw:style-name="gr10" draw:text-style-name="P5" draw:layer="layout" svg:width="0cm" svg:height="0.001cm" svg:x="2.441cm" svg:y="5.372cm" svg:viewBox="0 0 1 2" draw:points="0,0 0,2 1,1">
          <text:p/>
        </draw:polygon>
        <draw:polygon draw:style-name="gr10" draw:text-style-name="P5" draw:layer="layout" svg:width="0.307cm" svg:height="0.153cm" svg:x="1.982cm" svg:y="5.068cm" svg:viewBox="0 0 308 154" draw:points="154,0 0,154 308,154">
          <text:p/>
        </draw:polygon>
        <draw:polygon draw:style-name="gr10" draw:text-style-name="P5" draw:layer="layout" svg:width="0.066cm" svg:height="0.121cm" svg:x="1.152cm" svg:y="1.639cm" svg:viewBox="0 0 67 122" draw:points="12,122 67,66 0,0">
          <text:p/>
        </draw:polygon>
        <draw:polygon draw:style-name="gr10" draw:text-style-name="P5" draw:layer="layout" svg:width="0.13cm" svg:height="0.239cm" svg:x="1.088cm" svg:y="0.964cm" svg:viewBox="0 0 131 240" draw:points="22,240 131,131 0,0">
          <text:p/>
        </draw:polygon>
        <draw:polygon draw:style-name="gr10" draw:text-style-name="P5" draw:layer="layout" svg:width="0.153cm" svg:height="0.305cm" svg:x="1.218cm" svg:y="0.941cm" svg:viewBox="0 0 154 306" draw:points="154,0 0,154 154,306">
          <text:p/>
        </draw:polygon>
        <draw:polygon draw:style-name="gr10" draw:text-style-name="P5" draw:layer="layout" svg:width="0.153cm" svg:height="0.305cm" svg:x="2.288cm" svg:y="5.527cm" svg:viewBox="0 0 154 306" draw:points="154,154 0,0 0,306">
          <text:p/>
        </draw:polygon>
        <draw:polygon draw:style-name="gr10" draw:text-style-name="P5" draw:layer="layout" svg:width="0.153cm" svg:height="0.306cm" svg:x="1.218cm" svg:y="1.552cm" svg:viewBox="0 0 154 307" draw:points="154,0 0,154 154,307">
          <text:p/>
        </draw:polygon>
        <draw:polygon draw:style-name="gr10" draw:text-style-name="P5" draw:layer="layout" svg:width="0.042cm" svg:height="0.023cm" svg:x="3.164cm" svg:y="7.973cm" svg:viewBox="0 0 43 24" draw:points="20,24 43,0 0,0">
          <text:p/>
        </draw:polygon>
        <draw:polygon draw:style-name="gr10" draw:text-style-name="P5" draw:layer="layout" svg:width="0.153cm" svg:height="0.153cm" svg:x="1.371cm" svg:y="1.858cm" svg:viewBox="0 0 154 154" draw:points="0,154 154,154 0,0">
          <text:p/>
        </draw:polygon>
        <draw:polygon draw:style-name="gr10" draw:text-style-name="P5" draw:layer="layout" svg:width="0.141cm" svg:height="0.222cm" svg:x="1.83cm" svg:y="3.764cm" svg:viewBox="0 0 142 223" draw:points="82,0 0,81 142,223">
          <text:p/>
        </draw:polygon>
        <draw:polygon draw:style-name="gr10" draw:text-style-name="P5" draw:layer="layout" svg:width="0.152cm" svg:height="0.153cm" svg:x="1.83cm" svg:y="5.221cm" svg:viewBox="0 0 153 154" draw:points="0,0 0,154 153,0">
          <text:p/>
        </draw:polygon>
        <draw:polygon draw:style-name="gr10" draw:text-style-name="P5" draw:layer="layout" svg:width="0.081cm" svg:height="0.061cm" svg:x="1.982cm" svg:y="4.243cm" svg:viewBox="0 0 82 62" draw:points="62,0 0,62 82,62">
          <text:p/>
        </draw:polygon>
        <draw:polygon draw:style-name="gr10" draw:text-style-name="P5" draw:layer="layout" svg:width="0.153cm" svg:height="0.306cm" svg:x="1.371cm" svg:y="2.775cm" svg:viewBox="0 0 154 307" draw:points="154,154 0,0 0,307">
          <text:p/>
        </draw:polygon>
        <draw:polygon draw:style-name="gr11" draw:text-style-name="P5" draw:layer="layout" svg:width="0.077cm" svg:height="0.038cm" svg:x="1.218cm" svg:y="0.329cm" svg:viewBox="0 0 78 39" draw:points="39,39 78,0 0,0">
          <text:p/>
        </draw:polygon>
        <draw:polygon draw:style-name="gr12" draw:text-style-name="P2" draw:layer="layout" svg:width="0.077cm" svg:height="0.038cm" svg:x="1.218cm" svg:y="0.329cm" svg:viewBox="0 0 78 39" draw:points="39,39 78,0 0,0">
          <text:p/>
        </draw:polygon>
        <draw:polygon draw:style-name="gr10" draw:text-style-name="P5" draw:layer="layout" svg:width="0.153cm" svg:height="0.153cm" svg:x="1.371cm" svg:y="2.469cm" svg:viewBox="0 0 154 154" draw:points="0,154 154,154 0,0">
          <text:p/>
        </draw:polygon>
        <draw:polygon draw:style-name="gr10" draw:text-style-name="P5" draw:layer="layout" svg:width="0.077cm" svg:height="0.038cm" svg:x="1.218cm" svg:y="0.482cm" svg:viewBox="0 0 78 39" draw:points="39,39 78,0 0,0">
          <text:p/>
        </draw:polygon>
        <draw:polygon draw:style-name="gr10" draw:text-style-name="P5" draw:layer="layout" svg:width="0.039cm" svg:height="0.038cm" svg:x="1.256cm" svg:y="0.52cm" svg:viewBox="0 0 40 39" draw:points="0,0 0,39 40,39">
          <text:p/>
        </draw:polygon>
        <draw:polygon draw:style-name="gr10" draw:text-style-name="P5" draw:layer="layout" svg:width="0.153cm" svg:height="0.306cm" svg:x="4.734cm" svg:y="8.278cm" svg:viewBox="0 0 154 307" draw:points="0,307 154,154 0,0">
          <text:p/>
        </draw:polygon>
        <draw:polygon draw:style-name="gr11" draw:text-style-name="P5" draw:layer="layout" svg:width="0.038cm" svg:height="0.077cm" svg:x="1.18cm" svg:y="0.329cm" svg:viewBox="0 0 39 78" draw:points="0,39 39,78 39,0">
          <text:p/>
        </draw:polygon>
        <draw:polygon draw:style-name="gr12" draw:text-style-name="P2" draw:layer="layout" svg:width="0.038cm" svg:height="0.077cm" svg:x="1.18cm" svg:y="0.329cm" svg:viewBox="0 0 39 78" draw:points="0,39 39,78 39,0">
          <text:p/>
        </draw:polygon>
        <draw:polygon draw:style-name="gr10" draw:text-style-name="P5" draw:layer="layout" svg:width="0.153cm" svg:height="0.153cm" svg:x="2.747cm" svg:y="7.208cm" svg:viewBox="0 0 154 154" draw:points="0,0 0,154 154,154">
          <text:p/>
        </draw:polygon>
        <draw:polygon draw:style-name="gr10" draw:text-style-name="P5" draw:layer="layout" svg:width="0.038cm" svg:height="0.076cm" svg:x="1.218cm" svg:y="0.406cm" svg:viewBox="0 0 39 77" draw:points="39,39 0,0 0,77">
          <text:p/>
        </draw:polygon>
        <draw:polygon draw:style-name="gr11" draw:text-style-name="P5" draw:layer="layout" svg:width="0.077cm" svg:height="0.153cm" svg:x="1.065cm" svg:y="0.329cm" svg:viewBox="0 0 78 154" draw:points="0,154 78,78 0,0">
          <text:p/>
        </draw:polygon>
        <draw:polygon draw:style-name="gr12" draw:text-style-name="P2" draw:layer="layout" svg:width="0.077cm" svg:height="0.153cm" svg:x="1.065cm" svg:y="0.329cm" svg:viewBox="0 0 78 154" draw:points="0,154 78,78 0,0">
          <text:p/>
        </draw:polygon>
        <draw:polygon draw:style-name="gr10" draw:text-style-name="P5" draw:layer="layout" svg:width="0.153cm" svg:height="0.076cm" svg:x="3.053cm" svg:y="6.979cm" svg:viewBox="0 0 154 77" draw:points="77,0 0,77 154,77">
          <text:p/>
        </draw:polygon>
        <draw:polygon draw:style-name="gr10" draw:text-style-name="P5" draw:layer="layout" svg:width="0.019cm" svg:height="0.077cm" svg:x="1.658cm" svg:y="4.762cm" svg:viewBox="0 0 20 78" draw:points="20,78 20,0 0,0">
          <text:p/>
        </draw:polygon>
        <draw:polygon draw:style-name="gr10" draw:text-style-name="P5" draw:layer="layout" svg:width="0.077cm" svg:height="0.152cm" svg:x="3.129cm" svg:y="6.903cm" svg:viewBox="0 0 78 153" draw:points="78,0 0,77 78,153">
          <text:p/>
        </draw:polygon>
        <draw:polygon draw:style-name="gr11" draw:text-style-name="P5" draw:layer="layout" svg:width="0.116cm" svg:height="0.048cm" svg:x="5.804cm" svg:y="8.842cm" svg:viewBox="0 0 117 49" draw:points="0,0 0,49 117,49">
          <text:p/>
        </draw:polygon>
        <draw:polygon draw:style-name="gr12" draw:text-style-name="P2" draw:layer="layout" svg:width="0.116cm" svg:height="0.048cm" svg:x="5.804cm" svg:y="8.842cm" svg:viewBox="0 0 117 49" draw:points="0,0 0,49 117,49">
          <text:p/>
        </draw:polygon>
        <draw:polygon draw:style-name="gr10" draw:text-style-name="P5" draw:layer="layout" svg:width="0.153cm" svg:height="0.153cm" svg:x="2.9cm" svg:y="7.055cm" svg:viewBox="0 0 154 154" draw:points="154,154 154,0 0,0">
          <text:p/>
        </draw:polygon>
        <draw:polygon draw:style-name="gr10" draw:text-style-name="P5" draw:layer="layout" svg:width="0.307cm" svg:height="0.153cm" svg:x="1.982cm" svg:y="5.832cm" svg:viewBox="0 0 308 154" draw:points="0,0 154,154 308,0">
          <text:p/>
        </draw:polygon>
        <draw:polygon draw:style-name="gr10" draw:text-style-name="P5" draw:layer="layout" svg:width="0.153cm" svg:height="0.306cm" svg:x="2.288cm" svg:y="6.138cm" svg:viewBox="0 0 154 307" draw:points="154,154 0,0 0,307">
          <text:p/>
        </draw:polygon>
        <draw:polygon draw:style-name="gr10" draw:text-style-name="P5" draw:layer="layout" svg:width="0.15cm" svg:height="0.149cm" svg:x="2.444cm" svg:y="6.906cm" svg:viewBox="0 0 151 150" draw:points="84,150 151,150 0,0">
          <text:p/>
        </draw:polygon>
        <draw:polygon draw:style-name="gr10" draw:text-style-name="P5" draw:layer="layout" svg:width="0.077cm" svg:height="0.038cm" svg:x="1.218cm" svg:y="0.406cm" svg:viewBox="0 0 78 39" draw:points="0,0 39,39 78,0">
          <text:p/>
        </draw:polygon>
        <draw:polygon draw:style-name="gr11" draw:text-style-name="P5" draw:layer="layout" svg:width="0.08cm" svg:height="0.115cm" svg:x="5.651cm" svg:y="8.775cm" svg:viewBox="0 0 81 116" draw:points="0,0 0,116 81,36">
          <text:p/>
        </draw:polygon>
        <draw:polygon draw:style-name="gr12" draw:text-style-name="P2" draw:layer="layout" svg:width="0.08cm" svg:height="0.115cm" svg:x="5.651cm" svg:y="8.775cm" svg:viewBox="0 0 81 116" draw:points="0,0 0,116 81,36">
          <text:p/>
        </draw:polygon>
        <draw:polygon draw:style-name="gr10" draw:text-style-name="P5" draw:layer="layout" svg:width="0.079cm" svg:height="0.124cm" svg:x="5.04cm" svg:y="8.46cm" svg:viewBox="0 0 80 125" draw:points="0,0 0,125 80,46">
          <text:p/>
        </draw:polygon>
        <draw:polygon draw:style-name="gr11" draw:text-style-name="P5" draw:layer="layout" svg:width="0.077cm" svg:height="0.076cm" svg:x="1.065cm" svg:y="0.635cm" svg:viewBox="0 0 78 77" draw:points="78,77 78,0 0,0">
          <text:p/>
        </draw:polygon>
        <draw:polygon draw:style-name="gr12" draw:text-style-name="P2" draw:layer="layout" svg:width="0.077cm" svg:height="0.076cm" svg:x="1.065cm" svg:y="0.635cm" svg:viewBox="0 0 78 77" draw:points="78,77 78,0 0,0">
          <text:p/>
        </draw:polygon>
        <draw:polygon draw:style-name="gr10" draw:text-style-name="P5" draw:layer="layout" svg:width="0.305cm" svg:height="0.306cm" svg:x="1.677cm" svg:y="4.304cm" svg:viewBox="0 0 306 307" draw:points="306,0 0,0 0,307">
          <text:p/>
        </draw:polygon>
        <draw:polygon draw:style-name="gr10" draw:text-style-name="P5" draw:layer="layout" svg:width="0.153cm" svg:height="0.153cm" svg:x="1.982cm" svg:y="5.527cm" svg:viewBox="0 0 154 154" draw:points="0,154 154,154 0,0">
          <text:p/>
        </draw:polygon>
        <draw:polygon draw:style-name="gr10" draw:text-style-name="P5" draw:layer="layout" svg:width="0.01cm" svg:height="0.062cm" svg:x="1.677cm" svg:y="2.713cm" svg:viewBox="0 0 11 63" draw:points="0,0 0,63 11,53">
          <text:p/>
        </draw:polygon>
        <draw:polygon draw:style-name="gr10" draw:text-style-name="P5" draw:layer="layout" svg:width="0.153cm" svg:height="0.306cm" svg:x="2.135cm" svg:y="5.832cm" svg:viewBox="0 0 154 307" draw:points="0,154 154,307 154,0">
          <text:p/>
        </draw:polygon>
        <draw:polygon draw:style-name="gr10" draw:text-style-name="P5" draw:layer="layout" svg:width="0.017cm" svg:height="0.11cm" svg:x="1.354cm" svg:y="3.234cm" svg:viewBox="0 0 18 111" draw:points="18,111 18,0 0,0">
          <text:p/>
        </draw:polygon>
        <draw:polygon draw:style-name="gr10" draw:text-style-name="P5" draw:layer="layout" svg:width="0.076cm" svg:height="0.076cm" svg:x="1.142cm" svg:y="0.406cm" svg:viewBox="0 0 77 77" draw:points="77,0 0,0 77,77">
          <text:p/>
        </draw:polygon>
        <draw:polygon draw:style-name="gr10" draw:text-style-name="P5" draw:layer="layout" svg:width="0.076cm" svg:height="0.152cm" svg:x="3.053cm" svg:y="6.903cm" svg:viewBox="0 0 77 153" draw:points="0,153 77,77 0,0">
          <text:p/>
        </draw:polygon>
        <draw:polygon draw:style-name="gr10" draw:text-style-name="P5" draw:layer="layout" svg:width="0.142cm" svg:height="0.116cm" svg:x="1.677cm" svg:y="3.271cm" svg:viewBox="0 0 143 117" draw:points="117,0 0,117 143,117">
          <text:p/>
        </draw:polygon>
        <draw:polygon draw:style-name="gr10" draw:text-style-name="P5" draw:layer="layout" svg:width="0.053cm" svg:height="0.043cm" svg:x="4.276cm" svg:y="7.93cm" svg:viewBox="0 0 54 44" draw:points="0,0 0,44 54,44">
          <text:p/>
        </draw:polygon>
        <draw:polygon draw:style-name="gr10" draw:text-style-name="P5" draw:layer="layout" svg:width="0.038cm" svg:height="0.039cm" svg:x="1.218cm" svg:y="0.558cm" svg:viewBox="0 0 39 40" draw:points="39,40 39,0 0,0">
          <text:p/>
        </draw:polygon>
        <draw:polygon draw:style-name="gr10" draw:text-style-name="P5" draw:layer="layout" svg:width="0.077cm" svg:height="0.153cm" svg:x="1.6cm" svg:y="3.081cm" svg:viewBox="0 0 78 154" draw:points="0,77 78,154 78,0">
          <text:p/>
        </draw:polygon>
        <draw:polygon draw:style-name="gr10" draw:text-style-name="P5" draw:layer="layout" svg:width="0.153cm" svg:height="0.153cm" svg:x="3.053cm" svg:y="7.514cm" svg:viewBox="0 0 154 154" draw:points="0,0 0,154 154,154">
          <text:p/>
        </draw:polygon>
        <draw:polygon draw:style-name="gr10" draw:text-style-name="P5" draw:layer="layout" svg:width="0.039cm" svg:height="0.038cm" svg:x="1.256cm" svg:y="0.482cm" svg:viewBox="0 0 40 39" draw:points="0,39 40,39 40,0">
          <text:p/>
        </draw:polygon>
        <draw:polygon draw:style-name="gr10" draw:text-style-name="P5" draw:layer="layout" svg:width="0.038cm" svg:height="0.038cm" svg:x="1.295cm" svg:y="0.52cm" svg:viewBox="0 0 39 39" draw:points="39,0 0,0 0,39">
          <text:p/>
        </draw:polygon>
        <draw:polygon draw:style-name="gr10" draw:text-style-name="P5" draw:layer="layout" svg:width="0.153cm" svg:height="0.153cm" svg:x="4.123cm" svg:y="7.973cm" svg:viewBox="0 0 154 154" draw:points="154,154 154,0 0,0">
          <text:p/>
        </draw:polygon>
        <draw:polygon draw:style-name="gr10" draw:text-style-name="P5" draw:layer="layout" svg:width="0.077cm" svg:height="0.038cm" svg:x="1.218cm" svg:y="0.444cm" svg:viewBox="0 0 78 39" draw:points="78,39 39,0 0,39">
          <text:p/>
        </draw:polygon>
        <draw:polygon draw:style-name="gr10" draw:text-style-name="P5" draw:layer="layout" svg:width="0.153cm" svg:height="0.306cm" svg:x="1.524cm" svg:y="3.998cm" svg:viewBox="0 0 154 307" draw:points="0,154 154,307 154,0">
          <text:p/>
        </draw:polygon>
        <draw:polygon draw:style-name="gr10" draw:text-style-name="P5" draw:layer="layout" svg:width="0.092cm" svg:height="0.128cm" svg:x="3.206cm" svg:y="6.775cm" svg:viewBox="0 0 93 129" draw:points="0,0 0,129 93,129">
          <text:p/>
        </draw:polygon>
        <draw:polygon draw:style-name="gr10" draw:text-style-name="P5" draw:layer="layout" svg:width="0.153cm" svg:height="0.076cm" svg:x="2.441cm" svg:y="5.756cm" svg:viewBox="0 0 154 77" draw:points="78,0 0,77 154,77">
          <text:p/>
        </draw:polygon>
        <draw:polygon draw:style-name="gr10" draw:text-style-name="P5" draw:layer="layout" svg:width="0.043cm" svg:height="0.117cm" svg:x="2.551cm" svg:y="7.055cm" svg:viewBox="0 0 44 118" draw:points="44,118 44,0 0,44">
          <text:p/>
        </draw:polygon>
        <draw:polygon draw:style-name="gr10" draw:text-style-name="P5" draw:layer="layout" svg:width="0.04cm" svg:height="0.019cm" svg:x="3.777cm" svg:y="8.584cm" svg:viewBox="0 0 41 20" draw:points="21,20 41,0 0,0">
          <text:p/>
        </draw:polygon>
        <draw:polygon draw:style-name="gr10" draw:text-style-name="P5" draw:layer="layout" svg:width="0.076cm" svg:height="0.077cm" svg:x="1.142cm" svg:y="0.711cm" svg:viewBox="0 0 77 78" draw:points="77,0 0,0 77,78">
          <text:p/>
        </draw:polygon>
        <draw:polygon draw:style-name="gr10" draw:text-style-name="P5" draw:layer="layout" svg:width="0.071cm" svg:height="0.061cm" svg:x="1.371cm" svg:y="1.185cm" svg:viewBox="0 0 72 62" draw:points="62,0 0,62 72,62">
          <text:p/>
        </draw:polygon>
        <draw:polygon draw:style-name="gr10" draw:text-style-name="P5" draw:layer="layout" svg:width="0.153cm" svg:height="0.077cm" svg:x="1.218cm" svg:y="0.711cm" svg:viewBox="0 0 154 78" draw:points="154,78 78,0 0,78">
          <text:p/>
        </draw:polygon>
        <draw:polygon draw:style-name="gr11" draw:text-style-name="P5" draw:layer="layout" svg:width="0.153cm" svg:height="0.306cm" svg:x="4.734cm" svg:y="8.584cm" svg:viewBox="0 0 154 307" draw:points="154,154 0,0 0,307">
          <text:p/>
        </draw:polygon>
        <draw:polygon draw:style-name="gr12" draw:text-style-name="P2" draw:layer="layout" svg:width="0.153cm" svg:height="0.306cm" svg:x="4.734cm" svg:y="8.584cm" svg:viewBox="0 0 154 307" draw:points="154,154 0,0 0,307">
          <text:p/>
        </draw:polygon>
        <draw:polygon draw:style-name="gr10" draw:text-style-name="P5" draw:layer="layout" svg:width="0.153cm" svg:height="0.153cm" svg:x="1.218cm" svg:y="1.246cm" svg:viewBox="0 0 154 154" draw:points="0,154 154,154 154,0">
          <text:p/>
        </draw:polygon>
        <draw:polygon draw:style-name="gr10" draw:text-style-name="P5" draw:layer="layout" svg:width="0.153cm" svg:height="0.306cm" svg:x="2.288cm" svg:y="5.832cm" svg:viewBox="0 0 154 307" draw:points="0,307 154,154 0,0">
          <text:p/>
        </draw:polygon>
        <draw:polygon draw:style-name="gr10" draw:text-style-name="P5" draw:layer="layout" svg:width="0.153cm" svg:height="0.153cm" svg:x="1.218cm" svg:y="1.705cm" svg:viewBox="0 0 154 154" draw:points="0,0 0,154 154,154">
          <text:p/>
        </draw:polygon>
        <draw:polygon draw:style-name="gr10" draw:text-style-name="P5" draw:layer="layout" svg:width="0.153cm" svg:height="0.153cm" svg:x="2.288cm" svg:y="5.832cm" svg:viewBox="0 0 154 154" draw:points="154,154 154,0 0,0">
          <text:p/>
        </draw:polygon>
        <draw:polygon draw:style-name="gr10" draw:text-style-name="P5" draw:layer="layout" svg:width="0.07cm" svg:height="0.038cm" svg:x="5.193cm" svg:y="8.546cm" svg:viewBox="0 0 71 39" draw:points="0,0 0,39 71,39">
          <text:p/>
        </draw:polygon>
        <draw:polygon draw:style-name="gr10" draw:text-style-name="P5" draw:layer="layout" svg:width="0.153cm" svg:height="0.306cm" svg:x="2.441cm" svg:y="5.832cm" svg:viewBox="0 0 154 307" draw:points="154,0 0,154 154,307">
          <text:p/>
        </draw:polygon>
        <draw:polygon draw:style-name="gr10" draw:text-style-name="P5" draw:layer="layout" svg:width="0.038cm" svg:height="0.038cm" svg:x="1.218cm" svg:y="0.52cm" svg:viewBox="0 0 39 39" draw:points="39,39 39,0 0,39">
          <text:p/>
        </draw:polygon>
        <draw:polygon draw:style-name="gr10" draw:text-style-name="P5" draw:layer="layout" svg:width="0.039cm" svg:height="0.076cm" svg:x="1.256cm" svg:y="0.406cm" svg:viewBox="0 0 40 77" draw:points="0,39 40,77 40,0">
          <text:p/>
        </draw:polygon>
        <draw:polygon draw:style-name="gr10" draw:text-style-name="P5" draw:layer="layout" svg:width="0.16cm" svg:height="0.137cm" svg:x="1.371cm" svg:y="1.721cm" svg:viewBox="0 0 161 138" draw:points="137,0 0,138 161,138">
          <text:p/>
        </draw:polygon>
        <draw:polygon draw:style-name="gr10" draw:text-style-name="P5" draw:layer="layout" svg:width="0.077cm" svg:height="0.152cm" svg:x="2.441cm" svg:y="5.68cm" svg:viewBox="0 0 78 153" draw:points="0,153 78,77 0,0">
          <text:p/>
        </draw:polygon>
        <draw:polygon draw:style-name="gr10" draw:text-style-name="P5" draw:layer="layout" svg:width="0.036cm" svg:height="0.056cm" svg:x="2.711cm" svg:y="7.361cm" svg:viewBox="0 0 37 57" draw:points="37,57 37,0 0,0">
          <text:p/>
        </draw:polygon>
        <draw:polygon draw:style-name="gr10" draw:text-style-name="P5" draw:layer="layout" svg:width="0.039cm" svg:height="0.038cm" svg:x="1.256cm" svg:y="0.635cm" svg:viewBox="0 0 40 39" draw:points="0,0 0,39 40,0">
          <text:p/>
        </draw:polygon>
        <draw:polygon draw:style-name="gr11" draw:text-style-name="P5" draw:layer="layout" svg:width="0.044cm" svg:height="0.039cm" svg:x="1.295cm" svg:y="0.367cm" svg:viewBox="0 0 45 40" draw:points="41,2 39,0 0,40 45,40">
          <text:p/>
        </draw:polygon>
        <draw:polygon draw:style-name="gr12" draw:text-style-name="P2" draw:layer="layout" svg:width="0.044cm" svg:height="0.039cm" svg:x="1.295cm" svg:y="0.367cm" svg:viewBox="0 0 45 40" draw:points="41,2 39,0 0,40 45,40">
          <text:p/>
        </draw:polygon>
        <draw:polygon draw:style-name="gr10" draw:text-style-name="P5" draw:layer="layout" svg:width="0.137cm" svg:height="0.306cm" svg:x="1.371cm" svg:y="1.552cm" svg:viewBox="0 0 138 307" draw:points="133,133 0,0 0,307 138,170">
          <text:p/>
        </draw:polygon>
        <draw:polygon draw:style-name="gr10" draw:text-style-name="P5" draw:layer="layout" svg:width="0.047cm" svg:height="0.038cm" svg:x="1.295cm" svg:y="0.406cm" svg:viewBox="0 0 48 39" draw:points="44,0 0,0 38,39 48,29">
          <text:p/>
        </draw:polygon>
        <draw:polygon draw:style-name="gr10" draw:text-style-name="P5" draw:layer="layout" svg:width="0.132cm" svg:height="0.153cm" svg:x="1.086cm" svg:y="0.941cm" svg:viewBox="0 0 133 154" draw:points="2,23 133,154 133,0 0,0">
          <text:p/>
        </draw:polygon>
        <draw:polygon draw:style-name="gr10" draw:text-style-name="P5" draw:layer="layout" svg:width="0.078cm" svg:height="0.153cm" svg:x="3.817cm" svg:y="7.514cm" svg:viewBox="0 0 79 154" draw:points="3,0 0,0 0,154 79,76">
          <text:p/>
        </draw:polygon>
        <draw:polygon draw:style-name="gr10" draw:text-style-name="P5" draw:layer="layout" svg:width="0.153cm" svg:height="0.145cm" svg:x="1.218cm" svg:y="2.164cm" svg:viewBox="0 0 154 146" draw:points="7,146 154,0 0,0 0,88">
          <text:p/>
        </draw:polygon>
        <draw:polygon draw:style-name="gr10" draw:text-style-name="P5" draw:layer="layout" svg:width="0.152cm" svg:height="0.146cm" svg:x="1.83cm" svg:y="4.005cm" svg:viewBox="0 0 153 147" draw:points="146,0 0,147 153,147 153,26">
          <text:p/>
        </draw:polygon>
        <draw:polygon draw:style-name="gr10" draw:text-style-name="P5" draw:layer="layout" svg:width="0.036cm" svg:height="0.153cm" svg:x="1.488cm" svg:y="3.998cm" svg:viewBox="0 0 37 154" draw:points="30,148 37,154 37,0 0,0">
          <text:p/>
        </draw:polygon>
        <draw:polygon draw:style-name="gr10" draw:text-style-name="P5" draw:layer="layout" svg:width="0.036cm" svg:height="0.153cm" svg:x="1.335cm" svg:y="3.081cm" svg:viewBox="0 0 37 154" draw:points="20,154 37,154 37,0 0,37">
          <text:p/>
        </draw:polygon>
        <draw:polygon draw:style-name="gr10" draw:text-style-name="P5" draw:layer="layout" svg:width="0.076cm" svg:height="0.147cm" svg:x="1.371cm" svg:y="3.234cm" svg:viewBox="0 0 77 148" draw:points="6,148 77,77 0,0 0,111">
          <text:p/>
        </draw:polygon>
        <draw:polygon draw:style-name="gr10" draw:text-style-name="P5" draw:layer="layout" svg:width="0.098cm" svg:height="0.153cm" svg:x="1.371cm" svg:y="1.399cm" svg:viewBox="0 0 99 154" draw:points="92,0 0,0 0,154 99,56">
          <text:p/>
        </draw:polygon>
        <draw:polygon draw:style-name="gr10" draw:text-style-name="P5" draw:layer="layout" svg:width="0.111cm" svg:height="0.153cm" svg:x="1.26cm" svg:y="2.469cm" svg:viewBox="0 0 112 154" draw:points="6,154 112,154 112,0 0,113">
          <text:p/>
        </draw:polygon>
        <draw:polygon draw:style-name="gr10" draw:text-style-name="P5" draw:layer="layout" svg:width="0.152cm" svg:height="0.305cm" svg:x="2.442cm" svg:y="6.75cm" svg:viewBox="0 0 153 306" draw:points="2,157 153,306 153,0 0,153">
          <text:p/>
        </draw:polygon>
        <draw:polygon draw:style-name="gr10" draw:text-style-name="P5" draw:layer="layout" svg:width="0.073cm" svg:height="0.153cm" svg:x="1.757cm" svg:y="5.068cm" svg:viewBox="0 0 74 154" draw:points="25,154 74,154 74,0 0,74">
          <text:p/>
        </draw:polygon>
        <draw:polygon draw:style-name="gr10" draw:text-style-name="P5" draw:layer="layout" svg:width="0.135cm" svg:height="0.153cm" svg:x="2.135cm" svg:y="4.915cm" svg:viewBox="0 0 136 154" draw:points="129,0 0,0 0,154 136,19">
          <text:p/>
        </draw:polygon>
        <draw:polygon draw:style-name="gr10" draw:text-style-name="P5" draw:layer="layout" svg:width="0.153cm" svg:height="0.152cm" svg:x="3.358cm" svg:y="8.126cm" svg:viewBox="0 0 154 153" draw:points="89,153 154,153 0,0 0,64">
          <text:p/>
        </draw:polygon>
        <draw:polygon draw:style-name="gr10" draw:text-style-name="P5" draw:layer="layout" svg:width="0.075cm" svg:height="0.306cm" svg:x="1.296cm" svg:y="2.775cm" svg:viewBox="0 0 76 307" draw:points="28,260 76,307 76,0 0,75">
          <text:p/>
        </draw:polygon>
        <draw:polygon draw:style-name="gr10" draw:text-style-name="P5" draw:layer="layout" svg:width="0.153cm" svg:height="0.153cm" svg:x="2.594cm" svg:y="7.055cm" svg:viewBox="0 0 154 154" draw:points="22,154 154,154 0,0 0,118">
          <text:p/>
        </draw:polygon>
        <draw:polygon draw:style-name="gr10" draw:text-style-name="P5" draw:layer="layout" svg:width="0.144cm" svg:height="0.153cm" svg:x="1.83cm" svg:y="3.845cm" svg:viewBox="0 0 145 154" draw:points="142,142 0,0 0,154 145,154">
          <text:p/>
        </draw:polygon>
        <draw:polygon draw:style-name="gr11" draw:text-style-name="P5" draw:layer="layout" svg:width="0.077cm" svg:height="0.076cm" svg:x="1.065cm" svg:y="0.635cm" svg:viewBox="0 0 78 77" draw:points="2,77 78,77 0,0 0,60">
          <text:p/>
        </draw:polygon>
        <draw:polygon draw:style-name="gr12" draw:text-style-name="P2" draw:layer="layout" svg:width="0.077cm" svg:height="0.076cm" svg:x="1.065cm" svg:y="0.635cm" svg:viewBox="0 0 78 77" draw:points="2,77 78,77 0,0 0,60">
          <text:p/>
        </draw:polygon>
        <draw:polygon draw:style-name="gr10" draw:text-style-name="P5" draw:layer="layout" svg:width="0.245cm" svg:height="0.153cm" svg:x="1.432cm" svg:y="3.692cm" svg:viewBox="0 0 246 154" draw:points="13,76 92,154 246,0 0,0">
          <text:p/>
        </draw:polygon>
        <draw:polygon draw:style-name="gr10" draw:text-style-name="P5" draw:layer="layout" svg:width="0.043cm" svg:height="0.153cm" svg:x="1.677cm" svg:y="2.775cm" svg:viewBox="0 0 44 154" draw:points="15,16 0,0 0,154 44,154">
          <text:p/>
        </draw:polygon>
        <draw:polygon draw:style-name="gr10" draw:text-style-name="P5" draw:layer="layout" svg:width="0.055cm" svg:height="0.153cm" svg:x="1.524cm" svg:y="2.011cm" svg:viewBox="0 0 56 154" draw:points="36,35 0,0 0,154 56,154">
          <text:p/>
        </draw:polygon>
        <draw:polygon draw:style-name="gr10" draw:text-style-name="P5" draw:layer="layout" svg:width="0.178cm" svg:height="0.153cm" svg:x="1.371cm" svg:y="1.858cm" svg:viewBox="0 0 179 154" draw:points="161,0 0,0 154,154 179,129">
          <text:p/>
        </draw:polygon>
        <draw:polygon draw:style-name="gr10" draw:text-style-name="P5" draw:layer="layout" svg:width="0.153cm" svg:height="0.153cm" svg:x="1.982cm" svg:y="5.832cm" svg:viewBox="0 0 154 154" draw:points="51,154 154,154 0,0 0,17">
          <text:p/>
        </draw:polygon>
        <draw:polygon draw:style-name="gr10" draw:text-style-name="P5" draw:layer="layout" svg:width="0.305cm" svg:height="0.13cm" svg:x="4.429cm" svg:y="8.148cm" svg:viewBox="0 0 306 131" draw:points="130,0 0,131 306,131 274,99">
          <text:p/>
        </draw:polygon>
        <draw:polygon draw:style-name="gr10" draw:text-style-name="P5" draw:layer="layout" svg:width="0.025cm" svg:height="0.153cm" svg:x="1.193cm" svg:y="2.011cm" svg:viewBox="0 0 26 154" draw:points="15,154 26,154 26,0 0,25">
          <text:p/>
        </draw:polygon>
        <draw:polygon draw:style-name="gr10" draw:text-style-name="P5" draw:layer="layout" svg:width="0.075cm" svg:height="0.153cm" svg:x="1.143cm" svg:y="1.552cm" svg:viewBox="0 0 76 154" draw:points="9,88 76,154 76,0 0,0">
          <text:p/>
        </draw:polygon>
        <draw:polygon draw:style-name="gr10" draw:text-style-name="P5" draw:layer="layout" svg:width="0.076cm" svg:height="0.141cm" svg:x="2.518cm" svg:y="5.691cm" svg:viewBox="0 0 77 142" draw:points="66,0 0,66 77,142 77,25">
          <text:p/>
        </draw:polygon>
        <draw:polygon draw:style-name="gr10" draw:text-style-name="P5" draw:layer="layout" svg:width="0.153cm" svg:height="0.182cm" svg:x="3.511cm" svg:y="8.278cm" svg:viewBox="0 0 154 183" draw:points="125,183 154,154 0,0 0,66">
          <text:p/>
        </draw:polygon>
        <draw:polygon draw:style-name="gr11" draw:text-style-name="P5" draw:layer="layout" svg:width="0.152cm" svg:height="0.153cm" svg:x="5.499cm" svg:y="8.737cm" svg:viewBox="0 0 153 154" draw:points="72,0 0,0 153,154 153,39">
          <text:p/>
        </draw:polygon>
        <draw:polygon draw:style-name="gr12" draw:text-style-name="P2" draw:layer="layout" svg:width="0.152cm" svg:height="0.153cm" svg:x="5.499cm" svg:y="8.737cm" svg:viewBox="0 0 153 154" draw:points="72,0 0,0 153,154 153,39">
          <text:p/>
        </draw:polygon>
        <draw:polygon draw:style-name="gr11" draw:text-style-name="P5" draw:layer="layout" svg:width="0.07cm" svg:height="0.038cm" svg:x="1.072cm" svg:y="0.75cm" svg:viewBox="0 0 71 39" draw:points="1,39 71,39 31,0 0,32">
          <text:p/>
        </draw:polygon>
        <draw:polygon draw:style-name="gr12" draw:text-style-name="P2" draw:layer="layout" svg:width="0.07cm" svg:height="0.038cm" svg:x="1.072cm" svg:y="0.75cm" svg:viewBox="0 0 71 39" draw:points="1,39 71,39 31,0 0,32">
          <text:p/>
        </draw:polygon>
        <draw:polygon draw:style-name="gr10" draw:text-style-name="P5" draw:layer="layout" svg:width="0.14cm" svg:height="0.306cm" svg:x="2.594cm" svg:y="5.832cm" svg:viewBox="0 0 141 307" draw:points="115,117 0,0 0,307 141,167">
          <text:p/>
        </draw:polygon>
        <draw:polygon draw:style-name="gr10" draw:text-style-name="P5" draw:layer="layout" svg:width="0.024cm" svg:height="0.039cm" svg:x="1.333cm" svg:y="0.558cm" svg:viewBox="0 0 25 40" draw:points="24,0 0,0 0,40 25,14">
          <text:p/>
        </draw:polygon>
        <draw:polygon draw:style-name="gr10" draw:text-style-name="P5" draw:layer="layout" svg:width="0.052cm" svg:height="0.038cm" svg:x="1.295cm" svg:y="0.444cm" svg:viewBox="0 0 53 39" draw:points="50,11 39,0 0,39 53,39">
          <text:p/>
        </draw:polygon>
        <draw:polygon draw:style-name="gr10" draw:text-style-name="P5" draw:layer="layout" svg:width="0.061cm" svg:height="0.305cm" svg:x="1.371cm" svg:y="0.941cm" svg:viewBox="0 0 62 306" draw:points="36,35 0,0 0,306 62,245">
          <text:p/>
        </draw:polygon>
        <draw:polygon draw:style-name="gr10" draw:text-style-name="P5" draw:layer="layout" svg:width="0.153cm" svg:height="0.153cm" svg:x="4.887cm" svg:y="8.431cm" svg:viewBox="0 0 154 154" draw:points="106,0 0,0 154,154 154,30">
          <text:p/>
        </draw:polygon>
        <draw:polygon draw:style-name="gr10" draw:text-style-name="P5" draw:layer="layout" svg:width="0.218cm" svg:height="0.153cm" svg:x="1.677cm" svg:y="3.539cm" svg:viewBox="0 0 219 154" draw:points="189,36 153,0 0,154 219,154">
          <text:p/>
        </draw:polygon>
        <draw:polygon draw:style-name="gr10" draw:text-style-name="P5" draw:layer="layout" svg:width="0.116cm" svg:height="0.153cm" svg:x="1.677cm" svg:y="3.234cm" svg:viewBox="0 0 117 154" draw:points="109,0 0,0 0,154 117,38">
          <text:p/>
        </draw:polygon>
        <draw:polygon draw:style-name="gr10" draw:text-style-name="P5" draw:layer="layout" svg:width="0.145cm" svg:height="0.153cm" svg:x="1.83cm" svg:y="3.998cm" svg:viewBox="0 0 146 154" draw:points="145,0 0,0 0,154 146,7">
          <text:p/>
        </draw:polygon>
        <draw:polygon draw:style-name="gr10" draw:text-style-name="P5" draw:layer="layout" svg:width="0.114cm" svg:height="0.153cm" svg:x="1.524cm" svg:y="2.469cm" svg:viewBox="0 0 115 154" draw:points="109,0 0,0 0,154 115,40">
          <text:p/>
        </draw:polygon>
        <draw:polygon draw:style-name="gr10" draw:text-style-name="P5" draw:layer="layout" svg:width="0.108cm" svg:height="0.153cm" svg:x="1.677cm" svg:y="3.081cm" svg:viewBox="0 0 109 154" draw:points="96,97 0,0 0,154 109,154">
          <text:p/>
        </draw:polygon>
        <draw:polygon draw:style-name="gr10" draw:text-style-name="P5" draw:layer="layout" svg:width="0.142cm" svg:height="0.076cm" svg:x="2.441cm" svg:y="5.68cm" svg:viewBox="0 0 143 77" draw:points="138,0 0,0 78,77 143,11">
          <text:p/>
        </draw:polygon>
        <draw:polygon draw:style-name="gr10" draw:text-style-name="P5" draw:layer="layout" svg:width="0.134cm" svg:height="0.077cm" svg:x="1.084cm" svg:y="0.864cm" svg:viewBox="0 0 135 78" draw:points="2,78 135,78 59,0 0,59">
          <text:p/>
        </draw:polygon>
        <draw:polygon draw:style-name="gr10" draw:text-style-name="P5" draw:layer="layout" svg:width="0.153cm" svg:height="0.152cm" svg:x="1.677cm" svg:y="3.387cm" svg:viewBox="0 0 154 153" draw:points="143,0 0,0 154,153 154,45">
          <text:p/>
        </draw:polygon>
        <draw:polygon draw:style-name="gr10" draw:text-style-name="P5" draw:layer="layout" svg:width="0.083cm" svg:height="0.153cm" svg:x="1.135cm" svg:y="1.399cm" svg:viewBox="0 0 84 154" draw:points="8,154 84,154 84,0 0,84">
          <text:p/>
        </draw:polygon>
        <draw:polygon draw:style-name="gr10" draw:text-style-name="P5" draw:layer="layout" svg:width="0.061cm" svg:height="0.153cm" svg:x="1.677cm" svg:y="2.928cm" svg:viewBox="0 0 62 154" draw:points="44,0 0,0 0,154 62,92">
          <text:p/>
        </draw:polygon>
        <draw:polygon draw:style-name="gr10" draw:text-style-name="P5" draw:layer="layout" svg:width="0.058cm" svg:height="0.152cm" svg:x="1.924cm" svg:y="5.68cm" svg:viewBox="0 0 59 153" draw:points="51,145 59,153 59,0 0,0">
          <text:p/>
        </draw:polygon>
        <draw:polygon draw:style-name="gr10" draw:text-style-name="P5" draw:layer="layout" svg:width="0.146cm" svg:height="0.152cm" svg:x="1.378cm" svg:y="3.387cm" svg:viewBox="0 0 147 153" draw:points="2,8 147,153 147,0 0,0">
          <text:p/>
        </draw:polygon>
        <draw:polygon draw:style-name="gr10" draw:text-style-name="P5" draw:layer="layout" svg:width="0.104cm" svg:height="0.306cm" svg:x="1.573cm" svg:y="4.304cm" svg:viewBox="0 0 105 307" draw:points="33,234 105,307 105,0 0,103">
          <text:p/>
        </draw:polygon>
        <draw:polygon draw:style-name="gr10" draw:text-style-name="P5" draw:layer="layout" svg:width="0.153cm" svg:height="0.134cm" svg:x="2.135cm" svg:y="4.934cm" svg:viewBox="0 0 154 135" draw:points="136,0 0,135 154,135 154,50">
          <text:p/>
        </draw:polygon>
        <draw:polygon draw:style-name="gr10" draw:text-style-name="P5" draw:layer="layout" svg:width="0.153cm" svg:height="0.114cm" svg:x="2.747cm" svg:y="7.361cm" svg:viewBox="0 0 154 115" draw:points="38,115 154,0 0,0 0,56">
          <text:p/>
        </draw:polygon>
        <draw:polygon draw:style-name="gr10" draw:text-style-name="P5" draw:layer="layout" svg:width="0.152cm" svg:height="0.153cm" svg:x="1.83cm" svg:y="5.374cm" svg:viewBox="0 0 153 154" draw:points="44,154 153,154 0,0 0,13">
          <text:p/>
        </draw:polygon>
        <draw:polygon draw:style-name="gr10" draw:text-style-name="P5" draw:layer="layout" svg:width="0.132cm" svg:height="0.153cm" svg:x="2.921cm" svg:y="7.667cm" svg:viewBox="0 0 133 154" draw:points="71,93 133,154 133,0 0,0">
          <text:p/>
        </draw:polygon>
        <draw:polygon draw:style-name="gr10" draw:text-style-name="P5" draw:layer="layout" svg:width="0.049cm" svg:height="0.153cm" svg:x="1.781cm" svg:y="5.221cm" svg:viewBox="0 0 50 154" draw:points="44,149 50,154 50,0 0,0">
          <text:p/>
        </draw:polygon>
        <draw:polygon draw:style-name="gr10" draw:text-style-name="P5" draw:layer="layout" svg:width="0.067cm" svg:height="0.153cm" svg:x="2.441cm" svg:y="5.374cm" svg:viewBox="0 0 68 154" draw:points="2,2 0,0 0,154 68,154">
          <text:p/>
        </draw:polygon>
        <draw:polygon draw:style-name="gr10" draw:text-style-name="P5" draw:layer="layout" svg:width="0.082cm" svg:height="0.153cm" svg:x="3.97cm" svg:y="7.667cm" svg:viewBox="0 0 83 154" draw:points="6,0 0,0 0,154 83,72">
          <text:p/>
        </draw:polygon>
        <draw:polygon draw:style-name="gr11" draw:text-style-name="P5" draw:layer="layout" svg:width="0.153cm" svg:height="0.079cm" svg:x="5.651cm" svg:y="8.811cm" svg:viewBox="0 0 154 80" draw:points="81,0 0,80 154,80 154,31">
          <text:p/>
        </draw:polygon>
        <draw:polygon draw:style-name="gr12" draw:text-style-name="P2" draw:layer="layout" svg:width="0.153cm" svg:height="0.079cm" svg:x="5.651cm" svg:y="8.811cm" svg:viewBox="0 0 154 80" draw:points="81,0 0,80 154,80 154,31">
          <text:p/>
        </draw:polygon>
        <draw:polygon draw:style-name="gr10" draw:text-style-name="P5" draw:layer="layout" svg:width="0.153cm" svg:height="0.078cm" svg:x="3.817cm" svg:y="7.589cm" svg:viewBox="0 0 154 79" draw:points="79,0 0,79 154,79 154,72">
          <text:p/>
        </draw:polygon>
        <draw:polygon draw:style-name="gr10" draw:text-style-name="P5" draw:layer="layout" svg:width="0.07cm" svg:height="0.076cm" svg:x="1.295cm" svg:y="0.635cm" svg:viewBox="0 0 71 77" draw:points="69,0 0,0 0,77 71,6">
          <text:p/>
        </draw:polygon>
        <draw:polygon draw:style-name="gr10" draw:text-style-name="P5" draw:layer="layout" svg:width="0.061cm" svg:height="0.153cm" svg:x="1.982cm" svg:y="4.151cm" svg:viewBox="0 0 62 154" draw:points="36,0 0,0 0,154 62,93">
          <text:p/>
        </draw:polygon>
        <draw:polygon draw:style-name="gr11" draw:text-style-name="P5" draw:layer="layout" svg:width="0.153cm" svg:height="0.132cm" svg:x="4.123cm" svg:y="8.737cm" svg:viewBox="0 0 154 133" draw:points="21,133 154,0 0,0 0,118">
          <text:p/>
        </draw:polygon>
        <draw:polygon draw:style-name="gr12" draw:text-style-name="P2" draw:layer="layout" svg:width="0.153cm" svg:height="0.132cm" svg:x="4.123cm" svg:y="8.737cm" svg:viewBox="0 0 154 133" draw:points="21,133 154,0 0,0 0,118">
          <text:p/>
        </draw:polygon>
        <draw:polygon draw:style-name="gr10" draw:text-style-name="P5" draw:layer="layout" svg:width="0.103cm" svg:height="0.153cm" svg:x="2.338cm" svg:y="6.597cm" svg:viewBox="0 0 104 154" draw:points="26,154 104,154 104,0 0,104">
          <text:p/>
        </draw:polygon>
        <draw:polygon draw:style-name="gr10" draw:text-style-name="P5" draw:layer="layout" svg:width="0.153cm" svg:height="0.153cm" svg:x="3.664cm" svg:y="8.431cm" svg:viewBox="0 0 154 154" draw:points="114,154 154,154 0,0 0,56">
          <text:p/>
        </draw:polygon>
        <draw:polygon draw:style-name="gr10" draw:text-style-name="P5" draw:layer="layout" svg:width="0.108cm" svg:height="0.153cm" svg:x="4.276cm" svg:y="7.973cm" svg:viewBox="0 0 109 154" draw:points="53,0 0,0 0,154 109,45">
          <text:p/>
        </draw:polygon>
        <draw:polygon draw:style-name="gr10" draw:text-style-name="P5" draw:layer="layout" svg:width="0.153cm" svg:height="0.261cm" svg:x="4.276cm" svg:y="8.017cm" svg:viewBox="0 0 154 262" draw:points="109,0 0,109 154,262 154,34">
          <text:p/>
        </draw:polygon>
        <draw:polygon draw:style-name="gr10" draw:text-style-name="P5" draw:layer="layout" svg:width="0.124cm" svg:height="0.153cm" svg:x="5.193cm" svg:y="8.584cm" svg:viewBox="0 0 125 154" draw:points="70,0 0,0 0,154 125,30">
          <text:p/>
        </draw:polygon>
        <draw:polygon draw:style-name="gr10" draw:text-style-name="P5" draw:layer="layout" svg:width="0.153cm" svg:height="0.093cm" svg:x="4.123cm" svg:y="7.88cm" svg:viewBox="0 0 154 94" draw:points="93,0 0,94 154,94 154,50">
          <text:p/>
        </draw:polygon>
        <draw:polygon draw:style-name="gr10" draw:text-style-name="P5" draw:layer="layout" svg:width="0.153cm" svg:height="0.153cm" svg:x="3.053cm" svg:y="7.82cm" svg:viewBox="0 0 154 154" draw:points="112,154 154,154 0,0 0,19">
          <text:p/>
        </draw:polygon>
        <draw:polygon draw:style-name="gr10" draw:text-style-name="P5" draw:layer="layout" svg:width="0.153cm" svg:height="0.153cm" svg:x="2.9cm" svg:y="6.444cm" svg:viewBox="0 0 154 154" draw:points="89,0 0,0 154,154 154,105">
          <text:p/>
        </draw:polygon>
        <draw:polygon draw:style-name="gr10" draw:text-style-name="P5" draw:layer="layout" svg:width="0.079cm" svg:height="0.153cm" svg:x="3.664cm" svg:y="7.361cm" svg:viewBox="0 0 80 154" draw:points="13,0 0,0 0,154 80,75">
          <text:p/>
        </draw:polygon>
        <draw:polygon draw:style-name="gr10" draw:text-style-name="P5" draw:layer="layout" svg:width="0.076cm" svg:height="0.118cm" svg:x="3.282cm" svg:y="6.937cm" svg:viewBox="0 0 77 119" draw:points="43,0 0,42 77,119 77,46">
          <text:p/>
        </draw:polygon>
        <draw:polygon draw:style-name="gr10" draw:text-style-name="P5" draw:layer="layout" svg:width="0.153cm" svg:height="0.141cm" svg:x="2.9cm" svg:y="7.514cm" svg:viewBox="0 0 154 142" draw:points="12,142 154,0 0,0 0,125">
          <text:p/>
        </draw:polygon>
        <draw:polygon draw:style-name="gr10" draw:text-style-name="P5" draw:layer="layout" svg:width="0.065cm" svg:height="0.153cm" svg:x="2.288cm" svg:y="5.068cm" svg:viewBox="0 0 66 154" draw:points="33,0 0,0 0,154 66,89">
          <text:p/>
        </draw:polygon>
        <draw:polygon draw:style-name="gr10" draw:text-style-name="P5" draw:layer="layout" svg:width="0.133cm" svg:height="0.306cm" svg:x="1.982cm" svg:y="4.304cm" svg:viewBox="0 0 134 307" draw:points="116,114 0,0 0,307 134,174">
          <text:p/>
        </draw:polygon>
        <draw:polygon draw:style-name="gr11" draw:text-style-name="P5" draw:layer="layout" svg:width="0.132cm" svg:height="0.153cm" svg:x="4.144cm" svg:y="8.737cm" svg:viewBox="0 0 133 154" draw:points="31,154 133,154 133,0 0,133">
          <text:p/>
        </draw:polygon>
        <draw:polygon draw:style-name="gr12" draw:text-style-name="P2" draw:layer="layout" svg:width="0.132cm" svg:height="0.153cm" svg:x="4.144cm" svg:y="8.737cm" svg:viewBox="0 0 133 154" draw:points="31,154 133,154 133,0 0,133">
          <text:p/>
        </draw:polygon>
        <draw:polygon draw:style-name="gr10" draw:text-style-name="P5" draw:layer="layout" svg:width="0.14cm" svg:height="0.306cm" svg:x="2.148cm" svg:y="6.138cm" svg:viewBox="0 0 141 307" draw:points="21,188 141,307 141,0 0,141">
          <text:p/>
        </draw:polygon>
        <draw:polygon draw:style-name="gr10" draw:text-style-name="P5" draw:layer="layout" svg:width="0.153cm" svg:height="0.079cm" svg:x="3.664cm" svg:y="7.435cm" svg:viewBox="0 0 154 80" draw:points="80,0 0,80 154,80 154,77">
          <text:p/>
        </draw:polygon>
        <draw:polygon draw:style-name="gr10" draw:text-style-name="P5" draw:layer="layout" svg:width="0.1cm" svg:height="0.153cm" svg:x="3.358cm" svg:y="7.055cm" svg:viewBox="0 0 101 154" draw:points="59,0 0,0 0,154 101,55">
          <text:p/>
        </draw:polygon>
        <draw:polygon draw:style-name="gr11" draw:text-style-name="P5" draw:layer="layout" svg:width="0.075cm" svg:height="0.039cm" svg:x="1.067cm" svg:y="0.711cm" svg:viewBox="0 0 76 40" draw:points="0,2 37,40 76,0 0,0">
          <text:p/>
        </draw:polygon>
        <draw:polygon draw:style-name="gr12" draw:text-style-name="P2" draw:layer="layout" svg:width="0.075cm" svg:height="0.039cm" svg:x="1.067cm" svg:y="0.711cm" svg:viewBox="0 0 76 40" draw:points="0,2 37,40 76,0 0,0">
          <text:p/>
        </draw:polygon>
        <draw:polygon draw:style-name="gr10" draw:text-style-name="P5" draw:layer="layout" svg:width="0.027cm" svg:height="0.153cm" svg:x="1.371cm" svg:y="0.788cm" svg:viewBox="0 0 28 154" draw:points="13,13 0,0 0,154 28,127">
          <text:p/>
        </draw:polygon>
        <draw:polygon draw:style-name="gr10" draw:text-style-name="P5" draw:layer="layout" svg:width="0.152cm" svg:height="0.153cm" svg:x="3.206cm" svg:y="7.973cm" svg:viewBox="0 0 153 154" draw:points="94,154 153,154 0,0 0,50">
          <text:p/>
        </draw:polygon>
        <draw:polygon draw:style-name="gr10" draw:text-style-name="P5" draw:layer="layout" svg:width="0.153cm" svg:height="0.079cm" svg:x="5.04cm" svg:y="8.505cm" svg:viewBox="0 0 154 80" draw:points="80,0 0,80 154,80 154,42">
          <text:p/>
        </draw:polygon>
        <draw:polygon draw:style-name="gr10" draw:text-style-name="P5" draw:layer="layout" svg:width="0.135cm" svg:height="0.153cm" svg:x="3.053cm" svg:y="6.597cm" svg:viewBox="0 0 136 154" draw:points="100,101 0,0 0,154 136,154">
          <text:p/>
        </draw:polygon>
        <draw:polygon draw:style-name="gr10" draw:text-style-name="P5" draw:layer="layout" svg:width="0.076cm" svg:height="0.147cm" svg:x="1.295cm" svg:y="0.641cm" svg:viewBox="0 0 77 148" draw:points="71,0 0,71 77,148 77,52">
          <text:p/>
        </draw:polygon>
        <draw:polygon draw:style-name="gr10" draw:text-style-name="P5" draw:layer="layout" svg:width="0.153cm" svg:height="0.155cm" svg:x="3.817cm" svg:y="8.584cm" svg:viewBox="0 0 154 156" draw:points="152,156 154,154 0,0 0,34">
          <text:p/>
        </draw:polygon>
        <draw:polygon draw:style-name="gr10" draw:text-style-name="P5" draw:layer="layout" svg:width="0.153cm" svg:height="0.086cm" svg:x="3.511cm" svg:y="7.275cm" svg:viewBox="0 0 154 87" draw:points="88,0 0,87 154,87 154,74">
          <text:p/>
        </draw:polygon>
        <draw:polygon draw:style-name="gr10" draw:text-style-name="P5" draw:layer="layout" svg:width="0.046cm" svg:height="0.152cm" svg:x="1.631cm" svg:y="4.61cm" svg:viewBox="0 0 47 153" draw:points="28,153 47,153 47,0 0,46">
          <text:p/>
        </draw:polygon>
        <draw:polygon draw:style-name="gr10" draw:text-style-name="P5" draw:layer="layout" svg:width="0.118cm" svg:height="0.076cm" svg:x="3.206cm" svg:y="6.903cm" svg:viewBox="0 0 119 77" draw:points="93,0 0,0 77,77 119,34">
          <text:p/>
        </draw:polygon>
        <draw:polygon draw:style-name="gr10" draw:text-style-name="P5" draw:layer="layout" svg:width="0.153cm" svg:height="0.109cm" svg:x="5.346cm" svg:y="8.628cm" svg:viewBox="0 0 154 110" draw:points="0,0 0,110 154,110 86,43">
          <text:p/>
        </draw:polygon>
        <draw:polygon draw:style-name="gr10" draw:text-style-name="P5" draw:layer="layout" svg:width="0.153cm" svg:height="0.153cm" svg:x="4.734cm" svg:y="8.278cm" svg:viewBox="0 0 154 154" draw:points="15,0 0,0 154,154 154,90">
          <text:p/>
        </draw:polygon>
        <draw:polygon draw:style-name="gr10" draw:text-style-name="P5" draw:layer="layout" svg:width="0.153cm" svg:height="0.138cm" svg:x="1.677cm" svg:y="4.762cm" svg:viewBox="0 0 154 139" draw:points="15,139 154,0 0,0 0,77">
          <text:p/>
        </draw:polygon>
        <draw:polygon draw:style-name="gr10" draw:text-style-name="P5" draw:layer="layout" svg:width="0.153cm" svg:height="0.124cm" svg:x="5.193cm" svg:y="8.613cm" svg:viewBox="0 0 154 125" draw:points="125,0 0,125 154,125 154,16">
          <text:p/>
        </draw:polygon>
        <draw:polygon draw:style-name="gr10" draw:text-style-name="P5" draw:layer="layout" svg:width="0.153cm" svg:height="0.14cm" svg:x="2.594cm" svg:y="5.998cm" svg:viewBox="0 0 154 141" draw:points="141,0 0,141 154,141 154,24">
          <text:p/>
        </draw:polygon>
        <draw:polygon draw:style-name="gr11" draw:text-style-name="P5" draw:layer="layout" svg:width="0.069cm" svg:height="0.076cm" svg:x="1.073cm" svg:y="0.788cm" svg:viewBox="0 0 70 77" draw:points="1,8 70,77 70,0 0,0">
          <text:p/>
        </draw:polygon>
        <draw:polygon draw:style-name="gr12" draw:text-style-name="P2" draw:layer="layout" svg:width="0.069cm" svg:height="0.076cm" svg:x="1.073cm" svg:y="0.788cm" svg:viewBox="0 0 70 77" draw:points="1,8 70,77 70,0 0,0">
          <text:p/>
        </draw:polygon>
        <draw:polygon draw:style-name="gr10" draw:text-style-name="P5" draw:layer="layout" svg:width="0.068cm" svg:height="0.153cm" svg:x="1.524cm" svg:y="2.164cm" svg:viewBox="0 0 69 154" draw:points="56,0 0,0 0,154 69,85">
          <text:p/>
        </draw:polygon>
        <draw:polygon draw:style-name="gr10" draw:text-style-name="P5" draw:layer="layout" svg:width="0.153cm" svg:height="0.143cm" svg:x="3.053cm" svg:y="6.76cm" svg:viewBox="0 0 154 144" draw:points="143,0 0,144 154,144 154,15">
          <text:p/>
        </draw:polygon>
        <draw:polygon draw:style-name="gr10" draw:text-style-name="P5" draw:layer="layout" svg:width="0.082cm" svg:height="0.153cm" svg:x="2.665cm" svg:y="7.208cm" svg:viewBox="0 0 83 154" draw:points="46,154 83,154 83,0 0,83">
          <text:p/>
        </draw:polygon>
        <draw:polygon draw:style-name="gr10" draw:text-style-name="P5" draw:layer="layout" svg:width="0.153cm" svg:height="0.117cm" svg:x="3.97cm" svg:y="8.737cm" svg:viewBox="0 0 154 118" draw:points="154,118 154,0 0,0 11,11">
          <text:p/>
        </draw:polygon>
        <draw:polygon draw:style-name="gr10" draw:text-style-name="P5" draw:layer="layout" svg:width="0.153cm" svg:height="0.235cm" svg:x="3.97cm" svg:y="7.738cm" svg:viewBox="0 0 154 236" draw:points="83,0 0,82 154,236 154,62">
          <text:p/>
        </draw:polygon>
        <draw:polygon draw:style-name="gr10" draw:text-style-name="P5" draw:layer="layout" svg:width="0.069cm" svg:height="0.038cm" svg:x="1.295cm" svg:y="0.597cm" svg:viewBox="0 0 70 39" draw:points="69,31 38,0 0,39 70,39">
          <text:p/>
        </draw:polygon>
        <draw:polygon draw:style-name="gr10" draw:text-style-name="P5" draw:layer="layout" svg:width="0.147cm" svg:height="0.077cm" svg:x="1.377cm" svg:y="3.31cm" svg:viewBox="0 0 148 78" draw:points="1,78 148,78 71,0 0,71">
          <text:p/>
        </draw:polygon>
        <draw:polygon draw:style-name="gr10" draw:text-style-name="P5" draw:layer="layout" svg:width="0.153cm" svg:height="0.252cm" svg:x="3.358cm" svg:y="7.109cm" svg:viewBox="0 0 154 253" draw:points="101,0 0,100 154,253 154,64">
          <text:p/>
        </draw:polygon>
        <draw:polygon draw:style-name="gr10" draw:text-style-name="P5" draw:layer="layout" svg:width="0.055cm" svg:height="0.152cm" svg:x="2.135cm" svg:y="4.61cm" svg:viewBox="0 0 56 153" draw:points="23,0 0,0 0,153 56,99">
          <text:p/>
        </draw:polygon>
        <draw:polygon draw:style-name="gr10" draw:text-style-name="P5" draw:layer="layout" svg:width="0.055cm" svg:height="0.153cm" svg:x="1.469cm" svg:y="3.845cm" svg:viewBox="0 0 56 154" draw:points="20,154 56,154 56,0 0,56">
          <text:p/>
        </draw:polygon>
        <draw:polygon draw:style-name="gr10" draw:text-style-name="P5" draw:layer="layout" svg:width="0.153cm" svg:height="0.153cm" svg:x="2.288cm" svg:y="5.221cm" svg:viewBox="0 0 154 154" draw:points="93,0 0,0 154,154 154,152">
          <text:p/>
        </draw:polygon>
        <draw:polygon draw:style-name="gr10" draw:text-style-name="P5" draw:layer="layout" svg:width="0.153cm" svg:height="0.133cm" svg:x="1.982cm" svg:y="4.477cm" svg:viewBox="0 0 154 134" draw:points="134,0 0,134 154,134 154,65">
          <text:p/>
        </draw:polygon>
        <draw:polygon draw:style-name="gr10" draw:text-style-name="P5" draw:layer="layout" svg:width="0.153cm" svg:height="0.153cm" svg:x="2.747cm" svg:y="6.291cm" svg:viewBox="0 0 154 154" draw:points="150,0 0,0 154,154 154,7">
          <text:p/>
        </draw:polygon>
        <draw:polygon draw:style-name="gr10" draw:text-style-name="P5" draw:layer="layout" svg:width="0.138cm" svg:height="0.153cm" svg:x="1.692cm" svg:y="4.762cm" svg:viewBox="0 0 139 154" draw:points="5,154 139,154 139,0 0,139">
          <text:p/>
        </draw:polygon>
        <draw:polygon draw:style-name="gr10" draw:text-style-name="P5" draw:layer="layout" svg:width="0.023cm" svg:height="0.038cm" svg:x="1.333cm" svg:y="0.52cm" svg:viewBox="0 0 24 39" draw:points="22,21 0,0 0,39 24,39">
          <text:p/>
        </draw:polygon>
        <draw:polygon draw:style-name="gr10" draw:text-style-name="P5" draw:layer="layout" svg:width="0.115cm" svg:height="0.153cm" svg:x="2.785cm" svg:y="7.361cm" svg:viewBox="0 0 116 154" draw:points="29,154 116,154 116,0 0,115">
          <text:p/>
        </draw:polygon>
        <draw:polygon draw:style-name="gr10" draw:text-style-name="P5" draw:layer="layout" svg:width="0.141cm" svg:height="0.153cm" svg:x="2.912cm" svg:y="7.514cm" svg:viewBox="0 0 142 154" draw:points="9,154 142,154 142,0 0,142">
          <text:p/>
        </draw:polygon>
        <draw:polygon draw:style-name="gr11" draw:text-style-name="P5" draw:layer="layout" svg:width="0.039cm" svg:height="0.038cm" svg:x="1.295cm" svg:y="0.329cm" svg:viewBox="0 0 40 39" draw:points="36,0 0,0 39,39 40,38">
          <text:p/>
        </draw:polygon>
        <draw:polygon draw:style-name="gr12" draw:text-style-name="P2" draw:layer="layout" svg:width="0.039cm" svg:height="0.038cm" svg:x="1.295cm" svg:y="0.329cm" svg:viewBox="0 0 40 39" draw:points="36,0 0,0 39,39 40,38">
          <text:p/>
        </draw:polygon>
        <draw:polygon draw:style-name="gr10" draw:text-style-name="P5" draw:layer="layout" svg:width="0.054cm" svg:height="0.038cm" svg:x="1.295cm" svg:y="0.482cm" svg:viewBox="0 0 55 39" draw:points="53,0 0,0 39,39 55,22">
          <text:p/>
        </draw:polygon>
        <draw:polygon draw:style-name="gr10" draw:text-style-name="P5" draw:layer="layout" svg:width="0.142cm" svg:height="0.153cm" svg:x="3.053cm" svg:y="6.75cm" svg:viewBox="0 0 143 154" draw:points="135,0 0,0 0,154 143,10">
          <text:p/>
        </draw:polygon>
        <draw:polygon draw:style-name="gr10" draw:text-style-name="P5" draw:layer="layout" svg:width="0.153cm" svg:height="0.153cm" svg:x="1.524cm" svg:y="2.622cm" svg:viewBox="0 0 154 154" draw:points="137,0 0,0 154,154 154,92">
          <text:p/>
        </draw:polygon>
        <draw:polygon draw:style-name="gr10" draw:text-style-name="P5" draw:layer="layout" svg:width="0.153cm" svg:height="0.152cm" svg:x="2.441cm" svg:y="6.75cm" svg:viewBox="0 0 154 153" draw:points="1,153 154,0 0,0 0,151">
          <text:p/>
        </draw:polygon>
        <draw:polygon draw:style-name="gr10" draw:text-style-name="P5" draw:layer="layout" svg:width="0.044cm" svg:height="0.153cm" svg:x="1.174cm" svg:y="1.858cm" svg:viewBox="0 0 45 154" draw:points="14,123 45,154 45,0 0,0">
          <text:p/>
        </draw:polygon>
        <draw:polygon draw:style-name="gr10" draw:text-style-name="P5" draw:layer="layout" svg:width="0.082cm" svg:height="0.153cm" svg:x="1.9cm" svg:y="5.527cm" svg:viewBox="0 0 83 154" draw:points="24,154 83,154 83,0 0,83">
          <text:p/>
        </draw:polygon>
        <draw:polygon draw:style-name="gr10" draw:text-style-name="P5" draw:layer="layout" svg:width="0.153cm" svg:height="0.153cm" svg:x="2.288cm" svg:y="6.444cm" svg:viewBox="0 0 154 154" draw:points="2,154 154,154 0,0 0,151">
          <text:p/>
        </draw:polygon>
        <draw:polygon draw:style-name="gr10" draw:text-style-name="P5" draw:layer="layout" svg:width="0.109cm" svg:height="0.152cm" svg:x="1.109cm" svg:y="1.094cm" svg:viewBox="0 0 110 153" draw:points="4,153 110,153 110,0 0,110">
          <text:p/>
        </draw:polygon>
        <draw:polygon draw:style-name="gr10" draw:text-style-name="P5" draw:layer="layout" svg:width="0.105cm" svg:height="0.153cm" svg:x="1.113cm" svg:y="1.246cm" svg:viewBox="0 0 106 154" draw:points="6,55 106,154 106,0 0,0">
          <text:p/>
        </draw:polygon>
        <draw:polygon draw:style-name="gr10" draw:text-style-name="P5" draw:layer="layout" svg:width="0.093cm" svg:height="0.153cm" svg:x="2.441cm" svg:y="5.527cm" svg:viewBox="0 0 94 154" draw:points="68,0 0,0 0,154 94,60">
          <text:p/>
        </draw:polygon>
        <draw:polygon draw:style-name="gr10" draw:text-style-name="P5" draw:layer="layout" svg:width="0.105cm" svg:height="0.153cm" svg:x="1.266cm" svg:y="2.622cm" svg:viewBox="0 0 106 154" draw:points="8,57 106,154 106,0 0,0">
          <text:p/>
        </draw:polygon>
        <draw:polygon draw:style-name="gr10" draw:text-style-name="P5" draw:layer="layout" svg:width="0.091cm" svg:height="0.153cm" svg:x="1.371cm" svg:y="1.246cm" svg:viewBox="0 0 92 154" draw:points="83,83 0,0 0,154 92,154">
          <text:p/>
        </draw:polygon>
        <draw:polygon draw:style-name="gr10" draw:text-style-name="P5" draw:layer="layout" svg:width="0.228cm" svg:height="0.153cm" svg:x="2.06cm" svg:y="5.985cm" svg:viewBox="0 0 229 154" draw:points="33,154 229,154 75,0 0,76">
          <text:p/>
        </draw:polygon>
        <draw:polygon draw:style-name="gr10" draw:text-style-name="P5" draw:layer="layout" svg:width="0.055cm" svg:height="0.153cm" svg:x="1.163cm" svg:y="1.705cm" svg:viewBox="0 0 56 154" draw:points="11,154 56,154 56,0 0,56">
          <text:p/>
        </draw:polygon>
        <draw:polygon draw:style-name="gr10" draw:text-style-name="P5" draw:layer="layout" svg:width="0.157cm" svg:height="0.153cm" svg:x="1.52cm" svg:y="4.151cm" svg:viewBox="0 0 158 154" draw:points="33,154 158,154 4,0 0,4">
          <text:p/>
        </draw:polygon>
        <draw:polygon draw:style-name="gr10" draw:text-style-name="P5" draw:layer="layout" svg:width="0.133cm" svg:height="0.153cm" svg:x="1.697cm" svg:y="4.915cm" svg:viewBox="0 0 134 154" draw:points="8,29 134,154 134,0 0,0">
          <text:p/>
        </draw:polygon>
        <draw:polygon draw:style-name="gr10" draw:text-style-name="P5" draw:layer="layout" svg:width="0.255cm" svg:height="0.153cm" svg:x="1.422cm" svg:y="3.539cm" svg:viewBox="0 0 256 154" draw:points="10,154 256,154 102,0 0,104">
          <text:p/>
        </draw:polygon>
        <draw:polygon draw:style-name="gr10" draw:text-style-name="P5" draw:layer="layout" svg:width="0.108cm" svg:height="0.152cm" svg:x="1.524cm" svg:y="2.317cm" svg:viewBox="0 0 109 153" draw:points="100,99 0,0 0,153 109,153">
          <text:p/>
        </draw:polygon>
        <draw:polygon draw:style-name="gr10" draw:text-style-name="P5" draw:layer="layout" svg:width="0.094cm" svg:height="0.153cm" svg:x="2.747cm" svg:y="6.138cm" svg:viewBox="0 0 95 154" draw:points="64,0 0,0 0,154 95,60">
          <text:p/>
        </draw:polygon>
        <draw:polygon draw:style-name="gr10" draw:text-style-name="P5" draw:layer="layout" svg:width="0.128cm" svg:height="0.153cm" svg:x="2.135cm" svg:y="4.762cm" svg:viewBox="0 0 129 154" draw:points="116,116 0,0 0,154 129,154">
          <text:p/>
        </draw:polygon>
        <draw:polygon draw:style-name="gr10" draw:text-style-name="P5" draw:layer="layout" svg:width="0.234cm" svg:height="0.153cm" svg:x="1.677cm" svg:y="3.692cm" svg:viewBox="0 0 235 154" draw:points="219,0 0,0 154,154 235,73">
          <text:p/>
        </draw:polygon>
        <draw:polygon draw:style-name="gr10" draw:text-style-name="P5" draw:layer="layout" svg:width="0.146cm" svg:height="0.305cm" svg:x="1.225cm" svg:y="2.164cm" svg:viewBox="0 0 147 306" draw:points="2,163 147,306 147,0 0,146">
          <text:p/>
        </draw:polygon>
        <draw:polygon draw:style-name="gr13" draw:text-style-name="P6" draw:layer="layout" svg:width="0.065cm" svg:height="0.104cm" svg:x="2.988cm" svg:y="6.444cm" svg:viewBox="0 0 66 105" draw:points="66,105 66,0 0,0">
          <text:p/>
        </draw:polygon>
        <draw:polygon draw:style-name="gr13" draw:text-style-name="P6" draw:layer="layout" svg:width="0.081cm" svg:height="0.038cm" svg:x="5.57cm" svg:y="8.737cm" svg:viewBox="0 0 82 39" draw:points="82,39 82,0 0,0">
          <text:p/>
        </draw:polygon>
        <draw:polygon draw:style-name="gr13" draw:text-style-name="P6" draw:layer="layout" svg:width="0.022cm" svg:height="0.115cm" svg:x="1.83cm" svg:y="1.437cm" svg:viewBox="0 0 23 116" draw:points="0,0 0,116 23,116">
          <text:p/>
        </draw:polygon>
        <draw:polygon draw:style-name="gr13" draw:text-style-name="P6" draw:layer="layout" svg:width="0.153cm" svg:height="0.153cm" svg:x="1.677cm" svg:y="1.552cm" svg:viewBox="0 0 154 154" draw:points="154,154 154,0 0,0">
          <text:p/>
        </draw:polygon>
        <draw:polygon draw:style-name="gr13" draw:text-style-name="P6" draw:layer="layout" svg:width="0.306cm" svg:height="0.305cm" svg:x="2.9cm" svg:y="5.527cm" svg:viewBox="0 0 307 306" draw:points="307,306 307,0 0,306">
          <text:p/>
        </draw:polygon>
        <draw:polygon draw:style-name="gr13" draw:text-style-name="P6" draw:layer="layout" svg:width="0.152cm" svg:height="0.153cm" svg:x="3.206cm" svg:y="5.832cm" svg:viewBox="0 0 153 154" draw:points="153,154 153,0 0,0">
          <text:p/>
        </draw:polygon>
        <draw:polygon draw:style-name="gr13" draw:text-style-name="P6" draw:layer="layout" svg:width="0.305cm" svg:height="0.306cm" svg:x="3.206cm" svg:y="6.138cm" svg:viewBox="0 0 306 307" draw:points="306,0 0,0 306,307">
          <text:p/>
        </draw:polygon>
        <draw:polygon draw:style-name="gr13" draw:text-style-name="P6" draw:layer="layout" svg:width="0.079cm" svg:height="0.079cm" svg:x="1.677cm" svg:y="0.941cm" svg:viewBox="0 0 80 80" draw:points="66,0 0,0 80,80">
          <text:p/>
        </draw:polygon>
        <draw:polygon draw:style-name="gr13" draw:text-style-name="P6" draw:layer="layout" svg:width="0.048cm" svg:height="0.029cm" svg:x="4.992cm" svg:y="8.431cm" svg:viewBox="0 0 49 30" draw:points="49,30 49,0 0,0">
          <text:p/>
        </draw:polygon>
        <draw:polygon draw:style-name="gr13" draw:text-style-name="P6" draw:layer="layout" svg:width="0.306cm" svg:height="0.306cm" svg:x="2.594cm" svg:y="5.221cm" svg:viewBox="0 0 307 307" draw:points="0,307 307,307 307,0">
          <text:p/>
        </draw:polygon>
        <draw:polygon draw:style-name="gr13" draw:text-style-name="P6" draw:layer="layout" svg:width="0.306cm" svg:height="0.306cm" svg:x="2.594cm" svg:y="5.221cm" svg:viewBox="0 0 307 307" draw:points="0,0 0,307 307,0">
          <text:p/>
        </draw:polygon>
        <draw:polygon draw:style-name="gr13" draw:text-style-name="P6" draw:layer="layout" svg:width="0.09cm" svg:height="0.059cm" svg:x="2.81cm" svg:y="6.138cm" svg:viewBox="0 0 91 60" draw:points="31,60 91,0 0,0">
          <text:p/>
        </draw:polygon>
        <draw:polygon draw:style-name="gr13" draw:text-style-name="P6" draw:layer="layout" svg:width="0.016cm" svg:height="0.011cm" svg:x="2.578cm" svg:y="5.68cm" svg:viewBox="0 0 17 12" draw:points="5,12 17,0 0,0">
          <text:p/>
        </draw:polygon>
        <draw:polygon draw:style-name="gr13" draw:text-style-name="P6" draw:layer="layout" svg:width="0.041cm" svg:height="0.062cm" svg:x="3.358cm" svg:y="5.77cm" svg:viewBox="0 0 42 63" draw:points="0,0 0,63 42,63">
          <text:p/>
        </draw:polygon>
        <draw:polygon draw:style-name="gr13" draw:text-style-name="P6" draw:layer="layout" svg:width="0.153cm" svg:height="0.152cm" svg:x="2.747cm" svg:y="5.68cm" svg:viewBox="0 0 154 153" draw:points="0,0 0,153 154,153">
          <text:p/>
        </draw:polygon>
        <draw:polygon draw:style-name="gr13" draw:text-style-name="P6" draw:layer="layout" svg:width="0.306cm" svg:height="0.153cm" svg:x="3.817cm" svg:y="6.597cm" svg:viewBox="0 0 307 154" draw:points="307,154 153,0 0,154">
          <text:p/>
        </draw:polygon>
        <draw:polygon draw:style-name="gr13" draw:text-style-name="P6" draw:layer="layout" svg:width="0.015cm" svg:height="0.014cm" svg:x="1.356cm" svg:y="0.558cm" svg:viewBox="0 0 16 15" draw:points="1,15 16,0 0,0">
          <text:p/>
        </draw:polygon>
        <draw:polygon draw:style-name="gr13" draw:text-style-name="P6" draw:layer="layout" svg:width="0.024cm" svg:height="0.022cm" svg:x="1.347cm" svg:y="0.482cm" svg:viewBox="0 0 25 23" draw:points="2,23 25,0 0,0">
          <text:p/>
        </draw:polygon>
        <draw:polygon draw:style-name="gr13" draw:text-style-name="P6" draw:layer="layout" svg:width="0.153cm" svg:height="0.153cm" svg:x="2.594cm" svg:y="5.527cm" svg:viewBox="0 0 154 154" draw:points="0,154 154,154 0,0">
          <text:p/>
        </draw:polygon>
        <draw:polygon draw:style-name="gr13" draw:text-style-name="P6" draw:layer="layout" svg:width="0.153cm" svg:height="0.153cm" svg:x="1.677cm" svg:y="2.469cm" svg:viewBox="0 0 154 154" draw:points="0,154 154,154 0,0">
          <text:p/>
        </draw:polygon>
        <draw:polygon draw:style-name="gr13" draw:text-style-name="P6" draw:layer="layout" svg:width="0.153cm" svg:height="0.305cm" svg:x="2.747cm" svg:y="5.527cm" svg:viewBox="0 0 154 306" draw:points="154,0 0,154 154,306">
          <text:p/>
        </draw:polygon>
        <draw:polygon draw:style-name="gr13" draw:text-style-name="P6" draw:layer="layout" svg:width="0.008cm" svg:height="0.008cm" svg:x="3.206cm" svg:y="5.527cm" svg:viewBox="0 0 9 9" draw:points="3,0 0,0 9,9">
          <text:p/>
        </draw:polygon>
        <draw:polygon draw:style-name="gr13" draw:text-style-name="P6" draw:layer="layout" svg:width="0.025cm" svg:height="0.019cm" svg:x="2.263cm" svg:y="4.915cm" svg:viewBox="0 0 26 20" draw:points="8,20 26,0 0,0">
          <text:p/>
        </draw:polygon>
        <draw:polygon draw:style-name="gr13" draw:text-style-name="P6" draw:layer="layout" svg:width="0.011cm" svg:height="0.035cm" svg:x="2.583cm" svg:y="5.68cm" svg:viewBox="0 0 12 36" draw:points="12,36 12,0 0,12">
          <text:p/>
        </draw:polygon>
        <draw:polygon draw:style-name="gr13" draw:text-style-name="P6" draw:layer="layout" svg:width="0.306cm" svg:height="0.153cm" svg:x="2.594cm" svg:y="5.527cm" svg:viewBox="0 0 307 154" draw:points="153,154 307,0 0,0">
          <text:p/>
        </draw:polygon>
        <draw:polygon draw:style-name="gr13" draw:text-style-name="P6" draw:layer="layout" svg:width="0.306cm" svg:height="0.305cm" svg:x="2.9cm" svg:y="5.527cm" svg:viewBox="0 0 307 306" draw:points="307,0 0,0 0,306">
          <text:p/>
        </draw:polygon>
        <draw:polygon draw:style-name="gr14" draw:text-style-name="P6" draw:layer="layout" svg:width="0.076cm" svg:height="0.077cm" svg:x="1.371cm" svg:y="0.329cm" svg:viewBox="0 0 77 78" draw:points="0,78 77,78 0,0">
          <text:p/>
        </draw:polygon>
        <draw:polygon draw:style-name="gr15" draw:text-style-name="P2" draw:layer="layout" svg:width="0.076cm" svg:height="0.077cm" svg:x="1.371cm" svg:y="0.329cm" svg:viewBox="0 0 77 78" draw:points="0,78 77,78 0,0">
          <text:p/>
        </draw:polygon>
        <draw:polygon draw:style-name="gr13" draw:text-style-name="P6" draw:layer="layout" svg:width="0.152cm" svg:height="0.153cm" svg:x="1.83cm" svg:y="2.775cm" svg:viewBox="0 0 153 154" draw:points="0,0 0,154 153,0">
          <text:p/>
        </draw:polygon>
        <draw:polygon draw:style-name="gr13" draw:text-style-name="P6" draw:layer="layout" svg:width="0.306cm" svg:height="0.305cm" svg:x="3.817cm" svg:y="6.75cm" svg:viewBox="0 0 307 306" draw:points="307,0 0,0 307,306">
          <text:p/>
        </draw:polygon>
        <draw:polygon draw:style-name="gr13" draw:text-style-name="P6" draw:layer="layout" svg:width="0.152cm" svg:height="0.152cm" svg:x="1.83cm" svg:y="2.317cm" svg:viewBox="0 0 153 153" draw:points="153,0 0,0 153,153">
          <text:p/>
        </draw:polygon>
        <draw:polygon draw:style-name="gr13" draw:text-style-name="P6" draw:layer="layout" svg:width="0.153cm" svg:height="0.153cm" svg:x="1.677cm" svg:y="2.164cm" svg:viewBox="0 0 154 154" draw:points="154,154 154,0 0,0">
          <text:p/>
        </draw:polygon>
        <draw:polygon draw:style-name="gr13" draw:text-style-name="P6" draw:layer="layout" svg:width="0.04cm" svg:height="0.04cm" svg:x="2.594cm" svg:y="4.304cm" svg:viewBox="0 0 41 41" draw:points="24,0 0,0 41,41">
          <text:p/>
        </draw:polygon>
        <draw:polygon draw:style-name="gr13" draw:text-style-name="P6" draw:layer="layout" svg:width="0.076cm" svg:height="0.077cm" svg:x="1.371cm" svg:y="0.558cm" svg:viewBox="0 0 77 78" draw:points="77,0 0,0 0,78">
          <text:p/>
        </draw:polygon>
        <draw:polygon draw:style-name="gr13" draw:text-style-name="P6" draw:layer="layout" svg:width="0.153cm" svg:height="0.305cm" svg:x="1.677cm" svg:y="2.164cm" svg:viewBox="0 0 154 306" draw:points="0,306 154,154 0,0">
          <text:p/>
        </draw:polygon>
        <draw:polygon draw:style-name="gr13" draw:text-style-name="P6" draw:layer="layout" svg:width="0.153cm" svg:height="0.076cm" svg:x="1.371cm" svg:y="0.482cm" svg:viewBox="0 0 154 77" draw:points="0,0 77,77 154,0">
          <text:p/>
        </draw:polygon>
        <draw:polygon draw:style-name="gr13" draw:text-style-name="P6" draw:layer="layout" svg:width="0.077cm" svg:height="0.153cm" svg:x="1.6cm" svg:y="0.788cm" svg:viewBox="0 0 78 154" draw:points="78,0 0,77 78,154">
          <text:p/>
        </draw:polygon>
        <draw:polygon draw:style-name="gr13" draw:text-style-name="P6" draw:layer="layout" svg:width="0.305cm" svg:height="0.153cm" svg:x="3.206cm" svg:y="6.75cm" svg:viewBox="0 0 306 154" draw:points="152,154 306,0 0,0">
          <text:p/>
        </draw:polygon>
        <draw:polygon draw:style-name="gr13" draw:text-style-name="P6" draw:layer="layout" svg:width="0.076cm" svg:height="0.153cm" svg:x="1.524cm" svg:y="0.788cm" svg:viewBox="0 0 77 154" draw:points="0,154 77,77 0,0">
          <text:p/>
        </draw:polygon>
        <draw:polygon draw:style-name="gr13" draw:text-style-name="P6" draw:layer="layout" svg:width="0.005cm" svg:height="0.007cm" svg:x="2.896cm" svg:y="6.291cm" svg:viewBox="0 0 6 8" draw:points="6,8 6,0 0,0">
          <text:p/>
        </draw:polygon>
        <draw:polygon draw:style-name="gr13" draw:text-style-name="P6" draw:layer="layout" svg:width="0.153cm" svg:height="0.077cm" svg:x="1.371cm" svg:y="0.558cm" svg:viewBox="0 0 154 78" draw:points="154,78 77,0 0,78">
          <text:p/>
        </draw:polygon>
        <draw:polygon draw:style-name="gr13" draw:text-style-name="P6" draw:layer="layout" svg:width="0.144cm" svg:height="0.114cm" svg:x="1.982cm" svg:y="2.661cm" svg:viewBox="0 0 145 115" draw:points="115,0 0,115 145,115">
          <text:p/>
        </draw:polygon>
        <draw:polygon draw:style-name="gr13" draw:text-style-name="P6" draw:layer="layout" svg:width="0.153cm" svg:height="0.153cm" svg:x="1.524cm" svg:y="1.399cm" svg:viewBox="0 0 154 154" draw:points="0,0 0,154 154,154">
          <text:p/>
        </draw:polygon>
        <draw:polygon draw:style-name="gr13" draw:text-style-name="P6" draw:layer="layout" svg:width="0.118cm" svg:height="0.118cm" svg:x="1.559cm" svg:y="2.046cm" svg:viewBox="0 0 119 119" draw:points="20,119 119,119 0,0">
          <text:p/>
        </draw:polygon>
        <draw:polygon draw:style-name="gr13" draw:text-style-name="P6" draw:layer="layout" svg:width="0.153cm" svg:height="0.306cm" svg:x="3.053cm" svg:y="6.138cm" svg:viewBox="0 0 154 307" draw:points="0,154 154,307 154,0">
          <text:p/>
        </draw:polygon>
        <draw:polygon draw:style-name="gr13" draw:text-style-name="P6" draw:layer="layout" svg:width="0.152cm" svg:height="0.153cm" svg:x="1.83cm" svg:y="2.622cm" svg:viewBox="0 0 153 154" draw:points="0,0 0,154 153,154">
          <text:p/>
        </draw:polygon>
        <draw:polygon draw:style-name="gr13" draw:text-style-name="P6" draw:layer="layout" svg:width="0.153cm" svg:height="0.153cm" svg:x="1.982cm" svg:y="3.081cm" svg:viewBox="0 0 154 154" draw:points="154,154 154,0 0,0">
          <text:p/>
        </draw:polygon>
        <draw:polygon draw:style-name="gr13" draw:text-style-name="P6" draw:layer="layout" svg:width="0.077cm" svg:height="0.153cm" svg:x="1.447cm" svg:y="0.788cm" svg:viewBox="0 0 78 154" draw:points="0,77 78,154 78,0">
          <text:p/>
        </draw:polygon>
        <draw:polygon draw:style-name="gr13" draw:text-style-name="P6" draw:layer="layout" svg:width="0.054cm" svg:height="0.054cm" svg:x="1.623cm" svg:y="2.415cm" svg:viewBox="0 0 55 55" draw:points="9,55 55,55 0,0">
          <text:p/>
        </draw:polygon>
        <draw:polygon draw:style-name="gr14" draw:text-style-name="P6" draw:layer="layout" svg:width="0.038cm" svg:height="0.038cm" svg:x="9.473cm" svg:y="8.852cm" svg:viewBox="0 0 39 39" draw:points="39,0 0,0 0,39">
          <text:p/>
        </draw:polygon>
        <draw:polygon draw:style-name="gr15" draw:text-style-name="P2" draw:layer="layout" svg:width="0.038cm" svg:height="0.038cm" svg:x="9.473cm" svg:y="8.852cm" svg:viewBox="0 0 39 39" draw:points="39,0 0,0 0,39">
          <text:p/>
        </draw:polygon>
        <draw:polygon draw:style-name="gr13" draw:text-style-name="P6" draw:layer="layout" svg:width="0.307cm" svg:height="0.306cm" svg:x="1.982cm" svg:y="3.692cm" svg:viewBox="0 0 308 307" draw:points="308,0 0,0 308,307">
          <text:p/>
        </draw:polygon>
        <draw:polygon draw:style-name="gr14" draw:text-style-name="P6" draw:layer="layout" svg:width="0.077cm" svg:height="0.038cm" svg:x="9.32cm" svg:y="8.852cm" svg:viewBox="0 0 78 39" draw:points="78,39 39,0 0,39">
          <text:p/>
        </draw:polygon>
        <draw:polygon draw:style-name="gr15" draw:text-style-name="P2" draw:layer="layout" svg:width="0.077cm" svg:height="0.038cm" svg:x="9.32cm" svg:y="8.852cm" svg:viewBox="0 0 78 39" draw:points="78,39 39,0 0,39">
          <text:p/>
        </draw:polygon>
        <draw:polygon draw:style-name="gr14" draw:text-style-name="P6" draw:layer="layout" svg:width="0.061cm" svg:height="0.032cm" svg:x="9.327cm" svg:y="8.82cm" svg:viewBox="0 0 62 33" draw:points="0,0 33,33 62,3">
          <text:p/>
        </draw:polygon>
        <draw:polygon draw:style-name="gr15" draw:text-style-name="P2" draw:layer="layout" svg:width="0.061cm" svg:height="0.032cm" svg:x="9.327cm" svg:y="8.82cm" svg:viewBox="0 0 62 33" draw:points="0,0 33,33 62,3">
          <text:p/>
        </draw:polygon>
        <draw:polygon draw:style-name="gr13" draw:text-style-name="P6" draw:layer="layout" svg:width="0.152cm" svg:height="0.306cm" svg:x="3.206cm" svg:y="5.832cm" svg:viewBox="0 0 153 307" draw:points="153,154 0,0 0,307">
          <text:p/>
        </draw:polygon>
        <draw:polygon draw:style-name="gr14" draw:text-style-name="P6" draw:layer="layout" svg:width="0.049cm" svg:height="0.025cm" svg:x="9.563cm" svg:y="8.827cm" svg:viewBox="0 0 50 26" draw:points="0,0 26,26 50,1">
          <text:p/>
        </draw:polygon>
        <draw:polygon draw:style-name="gr15" draw:text-style-name="P2" draw:layer="layout" svg:width="0.049cm" svg:height="0.025cm" svg:x="9.563cm" svg:y="8.827cm" svg:viewBox="0 0 50 26" draw:points="0,0 26,26 50,1">
          <text:p/>
        </draw:polygon>
        <draw:polygon draw:style-name="gr14" draw:text-style-name="P6" draw:layer="layout" svg:width="0.153cm" svg:height="0.153cm" svg:x="7.792cm" svg:y="8.737cm" svg:viewBox="0 0 154 154" draw:points="154,0 0,0 0,154">
          <text:p/>
        </draw:polygon>
        <draw:polygon draw:style-name="gr15" draw:text-style-name="P2" draw:layer="layout" svg:width="0.153cm" svg:height="0.153cm" svg:x="7.792cm" svg:y="8.737cm" svg:viewBox="0 0 154 154" draw:points="154,0 0,0 0,154">
          <text:p/>
        </draw:polygon>
        <draw:polygon draw:style-name="gr14" draw:text-style-name="P6" draw:layer="layout" svg:width="0.077cm" svg:height="0.153cm" svg:x="1.447cm" svg:y="0.329cm" svg:viewBox="0 0 78 154" draw:points="78,0 0,78 78,154">
          <text:p/>
        </draw:polygon>
        <draw:polygon draw:style-name="gr15" draw:text-style-name="P2" draw:layer="layout" svg:width="0.077cm" svg:height="0.153cm" svg:x="1.447cm" svg:y="0.329cm" svg:viewBox="0 0 78 154" draw:points="78,0 0,78 78,154">
          <text:p/>
        </draw:polygon>
        <draw:polygon draw:style-name="gr13" draw:text-style-name="P6" draw:layer="layout" svg:width="0.307cm" svg:height="0.305cm" svg:x="1.982cm" svg:y="3.387cm" svg:viewBox="0 0 308 306" draw:points="0,306 308,306 308,0">
          <text:p/>
        </draw:polygon>
        <draw:polygon draw:style-name="gr13" draw:text-style-name="P6" draw:layer="layout" svg:width="0.058cm" svg:height="0.14cm" svg:x="3.511cm" svg:y="5.998cm" svg:viewBox="0 0 59 141" draw:points="0,0 0,141 59,82">
          <text:p/>
        </draw:polygon>
        <draw:polygon draw:style-name="gr13" draw:text-style-name="P6" draw:layer="layout" svg:width="0.138cm" svg:height="0.091cm" svg:x="2.9cm" svg:y="5.13cm" svg:viewBox="0 0 139 92" draw:points="91,0 0,92 139,92">
          <text:p/>
        </draw:polygon>
        <draw:polygon draw:style-name="gr13" draw:text-style-name="P6" draw:layer="layout" svg:width="0.122cm" svg:height="0.122cm" svg:x="7.058cm" svg:y="8.462cm" svg:viewBox="0 0 123 123" draw:points="0,0 123,123 123,36">
          <text:p/>
        </draw:polygon>
        <draw:polygon draw:style-name="gr14" draw:text-style-name="P6" draw:layer="layout" svg:width="0.036cm" svg:height="0.037cm" svg:x="1.335cm" svg:y="0.369cm" svg:viewBox="0 0 37 38" draw:points="4,38 37,38 0,0">
          <text:p/>
        </draw:polygon>
        <draw:polygon draw:style-name="gr15" draw:text-style-name="P2" draw:layer="layout" svg:width="0.036cm" svg:height="0.037cm" svg:x="1.335cm" svg:y="0.369cm" svg:viewBox="0 0 37 38" draw:points="4,38 37,38 0,0">
          <text:p/>
        </draw:polygon>
        <draw:polygon draw:style-name="gr13" draw:text-style-name="P6" draw:layer="layout" svg:width="0.01cm" svg:height="0.008cm" svg:x="2.288cm" svg:y="3.379cm" svg:viewBox="0 0 11 9" draw:points="9,0 0,9 11,9">
          <text:p/>
        </draw:polygon>
        <draw:polygon draw:style-name="gr14" draw:text-style-name="P6" draw:layer="layout" svg:width="0.068cm" svg:height="0.117cm" svg:x="1.6cm" svg:y="0.356cm" svg:viewBox="0 0 69 118" draw:points="51,0 0,50 69,118">
          <text:p/>
        </draw:polygon>
        <draw:polygon draw:style-name="gr15" draw:text-style-name="P2" draw:layer="layout" svg:width="0.068cm" svg:height="0.117cm" svg:x="1.6cm" svg:y="0.356cm" svg:viewBox="0 0 69 118" draw:points="51,0 0,50 69,118">
          <text:p/>
        </draw:polygon>
        <draw:polygon draw:style-name="gr13" draw:text-style-name="P6" draw:layer="layout" svg:width="0.306cm" svg:height="0.152cm" svg:x="4.123cm" svg:y="6.903cm" svg:viewBox="0 0 307 153" draw:points="307,153 153,0 0,153">
          <text:p/>
        </draw:polygon>
        <draw:polygon draw:style-name="gr13" draw:text-style-name="P6" draw:layer="layout" svg:width="0.057cm" svg:height="0.098cm" svg:x="4.887cm" svg:y="7.416cm" svg:viewBox="0 0 58 99" draw:points="0,0 0,99 58,42">
          <text:p/>
        </draw:polygon>
        <draw:polygon draw:style-name="gr13" draw:text-style-name="P6" draw:layer="layout" svg:width="0.306cm" svg:height="0.153cm" svg:x="4.734cm" svg:y="7.514cm" svg:viewBox="0 0 307 154" draw:points="307,154 153,0 0,154">
          <text:p/>
        </draw:polygon>
        <draw:polygon draw:style-name="gr13" draw:text-style-name="P6" draw:layer="layout" svg:width="0.306cm" svg:height="0.153cm" svg:x="2.9cm" svg:y="6.138cm" svg:viewBox="0 0 307 154" draw:points="0,0 153,154 307,0">
          <text:p/>
        </draw:polygon>
        <draw:polygon draw:style-name="gr13" draw:text-style-name="P6" draw:layer="layout" svg:width="0.002cm" svg:height="0.005cm" svg:x="4.276cm" svg:y="6.898cm" svg:viewBox="0 0 3 6" draw:points="0,0 0,6 3,2">
          <text:p/>
        </draw:polygon>
        <draw:polygon draw:style-name="gr13" draw:text-style-name="P6" draw:layer="layout" svg:width="0.306cm" svg:height="0.153cm" svg:x="2.288cm" svg:y="4.915cm" svg:viewBox="0 0 307 154" draw:points="0,0 153,154 307,0">
          <text:p/>
        </draw:polygon>
        <draw:polygon draw:style-name="gr13" draw:text-style-name="P6" draw:layer="layout" svg:width="0.152cm" svg:height="0.306cm" svg:x="1.83cm" svg:y="2.775cm" svg:viewBox="0 0 153 307" draw:points="153,0 0,154 153,307">
          <text:p/>
        </draw:polygon>
        <draw:polygon draw:style-name="gr13" draw:text-style-name="P6" draw:layer="layout" svg:width="0.057cm" svg:height="0.057cm" svg:x="1.773cm" svg:y="3.177cm" svg:viewBox="0 0 58 58" draw:points="12,58 58,58 0,0">
          <text:p/>
        </draw:polygon>
        <draw:polygon draw:style-name="gr14" draw:text-style-name="P6" draw:layer="layout" svg:width="0.102cm" svg:height="0.058cm" svg:x="3.511cm" svg:y="6.08cm" svg:viewBox="0 0 103 59" draw:points="58,0 0,59 103,59">
          <text:p/>
        </draw:polygon>
        <draw:polygon draw:style-name="gr15" draw:text-style-name="P2" draw:layer="layout" svg:width="0.102cm" svg:height="0.058cm" svg:x="3.511cm" svg:y="6.08cm" svg:viewBox="0 0 103 59" draw:points="58,0 0,59 103,59">
          <text:p/>
        </draw:polygon>
        <draw:polygon draw:style-name="gr13" draw:text-style-name="P6" draw:layer="layout" svg:width="0.076cm" svg:height="0.076cm" svg:x="1.524cm" svg:y="0.482cm" svg:viewBox="0 0 77 77" draw:points="77,77 77,0 0,0">
          <text:p/>
        </draw:polygon>
        <draw:polygon draw:style-name="gr13" draw:text-style-name="P6" draw:layer="layout" svg:width="0.071cm" svg:height="0.133cm" svg:x="4.052cm" svg:y="7.667cm" svg:viewBox="0 0 72 134" draw:points="72,134 72,0 0,71">
          <text:p/>
        </draw:polygon>
        <draw:polygon draw:style-name="gr13" draw:text-style-name="P6" draw:layer="layout" svg:width="0.306cm" svg:height="0.306cm" svg:x="2.9cm" svg:y="5.832cm" svg:viewBox="0 0 307 307" draw:points="0,307 307,307 0,0">
          <text:p/>
        </draw:polygon>
        <draw:polygon draw:style-name="gr13" draw:text-style-name="P6" draw:layer="layout" svg:width="0.138cm" svg:height="0.137cm" svg:x="1.692cm" svg:y="2.791cm" svg:viewBox="0 0 139 138" draw:points="29,138 139,138 0,0">
          <text:p/>
        </draw:polygon>
        <draw:polygon draw:style-name="gr14" draw:text-style-name="P6" draw:layer="layout" svg:width="0.153cm" svg:height="0.306cm" svg:x="7.18cm" svg:y="8.584cm" svg:viewBox="0 0 154 307" draw:points="154,154 0,0 0,307">
          <text:p/>
        </draw:polygon>
        <draw:polygon draw:style-name="gr15" draw:text-style-name="P2" draw:layer="layout" svg:width="0.153cm" svg:height="0.306cm" svg:x="7.18cm" svg:y="8.584cm" svg:viewBox="0 0 154 307" draw:points="154,154 0,0 0,307">
          <text:p/>
        </draw:polygon>
        <draw:polygon draw:style-name="gr13" draw:text-style-name="P6" draw:layer="layout" svg:width="0.117cm" svg:height="0.091cm" svg:x="2.135cm" svg:y="3.143cm" svg:viewBox="0 0 118 92" draw:points="92,0 0,92 118,92">
          <text:p/>
        </draw:polygon>
        <draw:polygon draw:style-name="gr13" draw:text-style-name="P6" draw:layer="layout" svg:width="0.153cm" svg:height="0.153cm" svg:x="2.288cm" svg:y="3.998cm" svg:viewBox="0 0 154 154" draw:points="154,154 154,0 0,0">
          <text:p/>
        </draw:polygon>
        <draw:polygon draw:style-name="gr13" draw:text-style-name="P6" draw:layer="layout" svg:width="0.002cm" svg:height="0.006cm" svg:x="3.206cm" svg:y="5.521cm" svg:viewBox="0 0 3 7" draw:points="0,0 0,7 3,5">
          <text:p/>
        </draw:polygon>
        <draw:polygon draw:style-name="gr13" draw:text-style-name="P6" draw:layer="layout" svg:width="0.153cm" svg:height="0.306cm" svg:x="2.9cm" svg:y="5.221cm" svg:viewBox="0 0 154 307" draw:points="0,307 154,154 0,0">
          <text:p/>
        </draw:polygon>
        <draw:polygon draw:style-name="gr14" draw:text-style-name="P6" draw:layer="layout" svg:width="0.039cm" svg:height="0.038cm" svg:x="9.511cm" svg:y="8.852cm" svg:viewBox="0 0 40 39" draw:points="40,0 0,0 40,39">
          <text:p/>
        </draw:polygon>
        <draw:polygon draw:style-name="gr15" draw:text-style-name="P2" draw:layer="layout" svg:width="0.039cm" svg:height="0.038cm" svg:x="9.511cm" svg:y="8.852cm" svg:viewBox="0 0 40 39" draw:points="40,0 0,0 40,39">
          <text:p/>
        </draw:polygon>
        <draw:polygon draw:style-name="gr13" draw:text-style-name="P6" draw:layer="layout" svg:width="0.144cm" svg:height="0.145cm" svg:x="1.677cm" svg:y="1.246cm" svg:viewBox="0 0 145 146" draw:points="120,0 0,0 145,146">
          <text:p/>
        </draw:polygon>
        <draw:polygon draw:style-name="gr13" draw:text-style-name="P6" draw:layer="layout" svg:width="0.306cm" svg:height="0.153cm" svg:x="3.511cm" svg:y="6.291cm" svg:viewBox="0 0 307 154" draw:points="307,154 153,0 0,154">
          <text:p/>
        </draw:polygon>
        <draw:polygon draw:style-name="gr13" draw:text-style-name="P6" draw:layer="layout" svg:width="0.153cm" svg:height="0.153cm" svg:x="1.677cm" svg:y="2.011cm" svg:viewBox="0 0 154 154" draw:points="154,154 154,0 0,154">
          <text:p/>
        </draw:polygon>
        <draw:polygon draw:style-name="gr14" draw:text-style-name="P6" draw:layer="layout" svg:width="0.038cm" svg:height="0.038cm" svg:x="9.397cm" svg:y="8.852cm" svg:viewBox="0 0 39 39" draw:points="39,0 0,0 0,39">
          <text:p/>
        </draw:polygon>
        <draw:polygon draw:style-name="gr15" draw:text-style-name="P2" draw:layer="layout" svg:width="0.038cm" svg:height="0.038cm" svg:x="9.397cm" svg:y="8.852cm" svg:viewBox="0 0 39 39" draw:points="39,0 0,0 0,39">
          <text:p/>
        </draw:polygon>
        <draw:polygon draw:style-name="gr13" draw:text-style-name="P6" draw:layer="layout" svg:width="0.017cm" svg:height="0.017cm" svg:x="1.354cm" svg:y="0.541cm" svg:viewBox="0 0 18 18" draw:points="2,18 18,18 0,0">
          <text:p/>
        </draw:polygon>
        <draw:polygon draw:style-name="gr13" draw:text-style-name="P6" draw:layer="layout" svg:width="0.153cm" svg:height="0.076cm" svg:x="1.524cm" svg:y="0.635cm" svg:viewBox="0 0 154 77" draw:points="0,0 77,77 154,0">
          <text:p/>
        </draw:polygon>
        <draw:polygon draw:style-name="gr13" draw:text-style-name="P6" draw:layer="layout" svg:width="0.306cm" svg:height="0.305cm" svg:x="2.288cm" svg:y="4.61cm" svg:viewBox="0 0 307 306" draw:points="0,306 307,306 0,0">
          <text:p/>
        </draw:polygon>
        <draw:polygon draw:style-name="gr13" draw:text-style-name="P6" draw:layer="layout" svg:width="0.153cm" svg:height="0.077cm" svg:x="1.524cm" svg:y="0.711cm" svg:viewBox="0 0 154 78" draw:points="154,78 77,0 0,78">
          <text:p/>
        </draw:polygon>
        <draw:polygon draw:style-name="gr13" draw:text-style-name="P6" draw:layer="layout" svg:width="0.076cm" svg:height="0.076cm" svg:x="1.371cm" svg:y="0.406cm" svg:viewBox="0 0 77 77" draw:points="77,0 0,0 0,77">
          <text:p/>
        </draw:polygon>
        <draw:polygon draw:style-name="gr13" draw:text-style-name="P6" draw:layer="layout" svg:width="0.152cm" svg:height="0.153cm" svg:x="1.83cm" svg:y="3.234cm" svg:viewBox="0 0 153 154" draw:points="0,0 0,154 153,154">
          <text:p/>
        </draw:polygon>
        <draw:polygon draw:style-name="gr13" draw:text-style-name="P6" draw:layer="layout" svg:width="0.153cm" svg:height="0.306cm" svg:x="2.288cm" svg:y="3.692cm" svg:viewBox="0 0 154 307" draw:points="154,154 0,0 0,307">
          <text:p/>
        </draw:polygon>
        <draw:polygon draw:style-name="gr13" draw:text-style-name="P6" draw:layer="layout" svg:width="0.087cm" svg:height="0.072cm" svg:x="1.895cm" svg:y="3.692cm" svg:viewBox="0 0 88 73" draw:points="16,73 88,0 0,0">
          <text:p/>
        </draw:polygon>
        <draw:polygon draw:style-name="gr13" draw:text-style-name="P6" draw:layer="layout" svg:width="0.011cm" svg:height="0.044cm" svg:x="1.819cm" svg:y="3.387cm" svg:viewBox="0 0 12 45" draw:points="12,45 12,0 0,0">
          <text:p/>
        </draw:polygon>
        <draw:polygon draw:style-name="gr13" draw:text-style-name="P6" draw:layer="layout" svg:width="0.125cm" svg:height="0.015cm" svg:x="8.25cm" svg:y="8.722cm" svg:viewBox="0 0 126 16" draw:points="16,0 0,16 126,16">
          <text:p/>
        </draw:polygon>
        <draw:polygon draw:style-name="gr13" draw:text-style-name="P6" draw:layer="layout" svg:width="0.086cm" svg:height="0.059cm" svg:x="2.508cm" svg:y="5.527cm" svg:viewBox="0 0 87 60" draw:points="26,60 87,0 0,0">
          <text:p/>
        </draw:polygon>
        <draw:polygon draw:style-name="gr13" draw:text-style-name="P6" draw:layer="layout" svg:width="0.077cm" svg:height="0.076cm" svg:x="1.6cm" svg:y="0.635cm" svg:viewBox="0 0 78 77" draw:points="0,77 78,77 78,0">
          <text:p/>
        </draw:polygon>
        <draw:polygon draw:style-name="gr13" draw:text-style-name="P6" draw:layer="layout" svg:width="0.063cm" svg:height="0.113cm" svg:x="1.384cm" svg:y="0.801cm" svg:viewBox="0 0 64 114" draw:points="14,114 64,64 0,0">
          <text:p/>
        </draw:polygon>
        <draw:polygon draw:style-name="gr13" draw:text-style-name="P6" draw:layer="layout" svg:width="0.066cm" svg:height="0.109cm" svg:x="1.83cm" svg:y="1.662cm" svg:viewBox="0 0 67 110" draw:points="43,0 0,44 67,110">
          <text:p/>
        </draw:polygon>
        <draw:polygon draw:style-name="gr13" draw:text-style-name="P6" draw:layer="layout" svg:width="0.036cm" svg:height="0.084cm" svg:x="3.664cm" svg:y="6.207cm" svg:viewBox="0 0 37 85" draw:points="0,0 0,85 37,48">
          <text:p/>
        </draw:polygon>
        <draw:polygon draw:style-name="gr13" draw:text-style-name="P6" draw:layer="layout" svg:width="0.153cm" svg:height="0.306cm" svg:x="1.677cm" svg:y="1.552cm" svg:viewBox="0 0 154 307" draw:points="0,307 154,154 0,0">
          <text:p/>
        </draw:polygon>
        <draw:polygon draw:style-name="gr13" draw:text-style-name="P6" draw:layer="layout" svg:width="0.305cm" svg:height="0.153cm" svg:x="1.677cm" svg:y="2.469cm" svg:viewBox="0 0 306 154" draw:points="0,0 154,154 306,0">
          <text:p/>
        </draw:polygon>
        <draw:polygon draw:style-name="gr13" draw:text-style-name="P6" draw:layer="layout" svg:width="0.018cm" svg:height="0.019cm" svg:x="1.677cm" svg:y="0.635cm" svg:viewBox="0 0 19 20" draw:points="17,0 0,0 19,20">
          <text:p/>
        </draw:polygon>
        <draw:polygon draw:style-name="gr13" draw:text-style-name="P6" draw:layer="layout" svg:width="0.306cm" svg:height="0.153cm" svg:x="2.9cm" svg:y="5.374cm" svg:viewBox="0 0 307 154" draw:points="153,0 0,154 307,154">
          <text:p/>
        </draw:polygon>
        <draw:polygon draw:style-name="gr13" draw:text-style-name="P6" draw:layer="layout" svg:width="0.006cm" svg:height="0.057cm" svg:x="1.365cm" svg:y="0.635cm" svg:viewBox="0 0 7 58" draw:points="7,58 7,0 0,6">
          <text:p/>
        </draw:polygon>
        <draw:polygon draw:style-name="gr14" draw:text-style-name="P6" draw:layer="layout" svg:width="0.041cm" svg:height="0.037cm" svg:x="1.33cm" svg:y="0.329cm" svg:viewBox="0 0 42 38" draw:points="4,38 42,0 0,0">
          <text:p/>
        </draw:polygon>
        <draw:polygon draw:style-name="gr15" draw:text-style-name="P2" draw:layer="layout" svg:width="0.041cm" svg:height="0.037cm" svg:x="1.33cm" svg:y="0.329cm" svg:viewBox="0 0 42 38" draw:points="4,38 42,0 0,0">
          <text:p/>
        </draw:polygon>
        <draw:polygon draw:style-name="gr13" draw:text-style-name="P6" draw:layer="layout" svg:width="0.153cm" svg:height="0.076cm" svg:x="1.371cm" svg:y="0.406cm" svg:viewBox="0 0 154 77" draw:points="77,0 0,77 154,77">
          <text:p/>
        </draw:polygon>
        <draw:polygon draw:style-name="gr13" draw:text-style-name="P6" draw:layer="layout" svg:width="0.038cm" svg:height="0.059cm" svg:x="2.097cm" svg:y="4.418cm" svg:viewBox="0 0 39 60" draw:points="19,60 39,40 0,0">
          <text:p/>
        </draw:polygon>
        <draw:polygon draw:style-name="gr13" draw:text-style-name="P6" draw:layer="layout" svg:width="0.153cm" svg:height="0.306cm" svg:x="2.135cm" svg:y="4.304cm" svg:viewBox="0 0 154 307" draw:points="154,0 0,154 154,307">
          <text:p/>
        </draw:polygon>
        <draw:polygon draw:style-name="gr14" draw:text-style-name="P6" draw:layer="layout" svg:width="0.024cm" svg:height="0.017cm" svg:x="2.594cm" svg:y="4.287cm" svg:viewBox="0 0 25 18" draw:points="18,0 0,18 25,18">
          <text:p/>
        </draw:polygon>
        <draw:polygon draw:style-name="gr15" draw:text-style-name="P2" draw:layer="layout" svg:width="0.024cm" svg:height="0.017cm" svg:x="2.594cm" svg:y="4.287cm" svg:viewBox="0 0 25 18" draw:points="18,0 0,18 25,18">
          <text:p/>
        </draw:polygon>
        <draw:polygon draw:style-name="gr13" draw:text-style-name="P6" draw:layer="layout" svg:width="0.153cm" svg:height="0.153cm" svg:x="7.486cm" svg:y="8.584cm" svg:viewBox="0 0 154 154" draw:points="0,154 154,154 0,0">
          <text:p/>
        </draw:polygon>
        <draw:polygon draw:style-name="gr13" draw:text-style-name="P6" draw:layer="layout" svg:width="0.021cm" svg:height="0.003cm" svg:x="9.167cm" svg:y="8.812cm" svg:viewBox="0 0 22 4" draw:points="0,0 0,4 22,4">
          <text:p/>
        </draw:polygon>
        <draw:polygon draw:style-name="gr13" draw:text-style-name="P6" draw:layer="layout" svg:width="0.152cm" svg:height="0.306cm" svg:x="4.429cm" svg:y="7.055cm" svg:viewBox="0 0 153 307" draw:points="153,154 0,0 0,307">
          <text:p/>
        </draw:polygon>
        <draw:polygon draw:style-name="gr13" draw:text-style-name="P6" draw:layer="layout" svg:width="0.045cm" svg:height="0.039cm" svg:x="1.632cm" svg:y="2.469cm" svg:viewBox="0 0 46 40" draw:points="6,40 46,0 0,0">
          <text:p/>
        </draw:polygon>
        <draw:polygon draw:style-name="gr13" draw:text-style-name="P6" draw:layer="layout" svg:width="0.305cm" svg:height="0.306cm" svg:x="3.206cm" svg:y="6.444cm" svg:viewBox="0 0 306 307" draw:points="0,0 0,307 306,0">
          <text:p/>
        </draw:polygon>
        <draw:polygon draw:style-name="gr13" draw:text-style-name="P6" draw:layer="layout" svg:width="0.306cm" svg:height="0.306cm" svg:x="4.123cm" svg:y="7.361cm" svg:viewBox="0 0 307 307" draw:points="307,307 307,0 0,307">
          <text:p/>
        </draw:polygon>
        <draw:polygon draw:style-name="gr13" draw:text-style-name="P6" draw:layer="layout" svg:width="0.006cm" svg:height="0.004cm" svg:x="2.441cm" svg:y="3.841cm" svg:viewBox="0 0 7 5" draw:points="6,0 0,5 7,5">
          <text:p/>
        </draw:polygon>
        <draw:polygon draw:style-name="gr13" draw:text-style-name="P6" draw:layer="layout" svg:width="0.153cm" svg:height="0.153cm" svg:x="3.817cm" svg:y="7.055cm" svg:viewBox="0 0 154 154" draw:points="0,154 154,154 0,0">
          <text:p/>
        </draw:polygon>
        <draw:polygon draw:style-name="gr13" draw:text-style-name="P6" draw:layer="layout" svg:width="0.153cm" svg:height="0.153cm" svg:x="5.651cm" svg:y="8.584cm" svg:viewBox="0 0 154 154" draw:points="0,154 154,154 0,0">
          <text:p/>
        </draw:polygon>
        <draw:polygon draw:style-name="gr14" draw:text-style-name="P6" draw:layer="layout" svg:width="0.038cm" svg:height="0.038cm" svg:x="9.359cm" svg:y="8.852cm" svg:viewBox="0 0 39 39" draw:points="39,0 0,0 39,39">
          <text:p/>
        </draw:polygon>
        <draw:polygon draw:style-name="gr15" draw:text-style-name="P2" draw:layer="layout" svg:width="0.038cm" svg:height="0.038cm" svg:x="9.359cm" svg:y="8.852cm" svg:viewBox="0 0 39 39" draw:points="39,0 0,0 39,39">
          <text:p/>
        </draw:polygon>
        <draw:polygon draw:style-name="gr14" draw:text-style-name="P6" draw:layer="layout" svg:width="0.306cm" svg:height="0.306cm" svg:x="5.957cm" svg:y="8.584cm" svg:viewBox="0 0 307 307" draw:points="307,0 0,0 0,307">
          <text:p/>
        </draw:polygon>
        <draw:polygon draw:style-name="gr15" draw:text-style-name="P2" draw:layer="layout" svg:width="0.306cm" svg:height="0.306cm" svg:x="5.957cm" svg:y="8.584cm" svg:viewBox="0 0 307 307" draw:points="307,0 0,0 0,307">
          <text:p/>
        </draw:polygon>
        <draw:polygon draw:style-name="gr13" draw:text-style-name="P6" draw:layer="layout" svg:width="0.11cm" svg:height="0.091cm" svg:x="1.72cm" svg:y="2.928cm" svg:viewBox="0 0 111 92" draw:points="18,92 111,0 0,0">
          <text:p/>
        </draw:polygon>
        <draw:polygon draw:style-name="gr14" draw:text-style-name="P6" draw:layer="layout" svg:width="0.153cm" svg:height="0.306cm" svg:x="5.804cm" svg:y="8.584cm" svg:viewBox="0 0 154 307" draw:points="154,0 0,154 154,307">
          <text:p/>
        </draw:polygon>
        <draw:polygon draw:style-name="gr15" draw:text-style-name="P2" draw:layer="layout" svg:width="0.153cm" svg:height="0.306cm" svg:x="5.804cm" svg:y="8.584cm" svg:viewBox="0 0 154 307" draw:points="154,0 0,154 154,307">
          <text:p/>
        </draw:polygon>
        <draw:polygon draw:style-name="gr13" draw:text-style-name="P6" draw:layer="layout" svg:width="0.076cm" svg:height="0.076cm" svg:x="1.524cm" svg:y="0.406cm" svg:viewBox="0 0 77 77" draw:points="77,77 77,0 0,77">
          <text:p/>
        </draw:polygon>
        <draw:polygon draw:style-name="gr14" draw:text-style-name="P6" draw:layer="layout" svg:width="0.038cm" svg:height="0.038cm" svg:x="9.55cm" svg:y="8.852cm" svg:viewBox="0 0 39 39" draw:points="39,0 0,0 0,39">
          <text:p/>
        </draw:polygon>
        <draw:polygon draw:style-name="gr15" draw:text-style-name="P2" draw:layer="layout" svg:width="0.038cm" svg:height="0.038cm" svg:x="9.55cm" svg:y="8.852cm" svg:viewBox="0 0 39 39" draw:points="39,0 0,0 0,39">
          <text:p/>
        </draw:polygon>
        <draw:polygon draw:style-name="gr13" draw:text-style-name="P6" draw:layer="layout" svg:width="0.153cm" svg:height="0.306cm" svg:x="3.817cm" svg:y="6.444cm" svg:viewBox="0 0 154 307" draw:points="154,154 0,0 0,307">
          <text:p/>
        </draw:polygon>
        <draw:polygon draw:style-name="gr13" draw:text-style-name="P6" draw:layer="layout" svg:width="0.153cm" svg:height="0.153cm" svg:x="2.288cm" svg:y="3.845cm" svg:viewBox="0 0 154 154" draw:points="154,154 154,0 0,154">
          <text:p/>
        </draw:polygon>
        <draw:polygon draw:style-name="gr14" draw:text-style-name="P6" draw:layer="layout" svg:width="0.153cm" svg:height="0.077cm" svg:x="1.371cm" svg:y="0.329cm" svg:viewBox="0 0 154 78" draw:points="77,78 154,0 0,0">
          <text:p/>
        </draw:polygon>
        <draw:polygon draw:style-name="gr15" draw:text-style-name="P2" draw:layer="layout" svg:width="0.153cm" svg:height="0.077cm" svg:x="1.371cm" svg:y="0.329cm" svg:viewBox="0 0 154 78" draw:points="77,78 154,0 0,0">
          <text:p/>
        </draw:polygon>
        <draw:polygon draw:style-name="gr13" draw:text-style-name="P6" draw:layer="layout" svg:width="0.017cm" svg:height="0.059cm" svg:x="2.594cm" svg:y="4.245cm" svg:viewBox="0 0 18 60" draw:points="0,0 0,60 18,43">
          <text:p/>
        </draw:polygon>
        <draw:polygon draw:style-name="gr13" draw:text-style-name="P6" draw:layer="layout" svg:width="0.011cm" svg:height="0.012cm" svg:x="1.971cm" svg:y="3.986cm" svg:viewBox="0 0 12 13" draw:points="3,13 12,13 0,0">
          <text:p/>
        </draw:polygon>
        <draw:polygon draw:style-name="gr13" draw:text-style-name="P6" draw:layer="layout" svg:width="0.306cm" svg:height="0.305cm" svg:x="3.511cm" svg:y="6.75cm" svg:viewBox="0 0 307 306" draw:points="307,306 307,0 0,306">
          <text:p/>
        </draw:polygon>
        <draw:polygon draw:style-name="gr13" draw:text-style-name="P6" draw:layer="layout" svg:width="0.007cm" svg:height="0.033cm" svg:x="1.975cm" svg:y="3.998cm" svg:viewBox="0 0 8 34" draw:points="8,34 8,0 0,7">
          <text:p/>
        </draw:polygon>
        <draw:polygon draw:style-name="gr13" draw:text-style-name="P6" draw:layer="layout" svg:width="0.152cm" svg:height="0.153cm" svg:x="1.83cm" svg:y="2.928cm" svg:viewBox="0 0 153 154" draw:points="0,0 0,154 153,154">
          <text:p/>
        </draw:polygon>
        <draw:polygon draw:style-name="gr13" draw:text-style-name="P6" draw:layer="layout" svg:width="0.152cm" svg:height="0.153cm" svg:x="1.83cm" svg:y="3.081cm" svg:viewBox="0 0 153 154" draw:points="0,154 153,154 153,0">
          <text:p/>
        </draw:polygon>
        <draw:polygon draw:style-name="gr14" draw:text-style-name="P6" draw:layer="layout" svg:width="0.076cm" svg:height="0.153cm" svg:x="1.524cm" svg:y="0.329cm" svg:viewBox="0 0 77 154" draw:points="77,78 0,0 0,154">
          <text:p/>
        </draw:polygon>
        <draw:polygon draw:style-name="gr15" draw:text-style-name="P2" draw:layer="layout" svg:width="0.076cm" svg:height="0.153cm" svg:x="1.524cm" svg:y="0.329cm" svg:viewBox="0 0 77 154" draw:points="77,78 0,0 0,154">
          <text:p/>
        </draw:polygon>
        <draw:polygon draw:style-name="gr13" draw:text-style-name="P6" draw:layer="layout" svg:width="0.045cm" svg:height="0.037cm" svg:x="1.785cm" svg:y="3.234cm" svg:viewBox="0 0 46 38" draw:points="8,38 46,0 0,0">
          <text:p/>
        </draw:polygon>
        <draw:polygon draw:style-name="gr13" draw:text-style-name="P6" draw:layer="layout" svg:width="0.153cm" svg:height="0.153cm" svg:x="1.982cm" svg:y="3.234cm" svg:viewBox="0 0 154 154" draw:points="154,0 0,0 0,154">
          <text:p/>
        </draw:polygon>
        <draw:polygon draw:style-name="gr14" draw:text-style-name="P6" draw:layer="layout" svg:width="0.076cm" svg:height="0.076cm" svg:x="9.091cm" svg:y="8.814cm" svg:viewBox="0 0 77 77" draw:points="77,0 0,0 77,77">
          <text:p/>
        </draw:polygon>
        <draw:polygon draw:style-name="gr15" draw:text-style-name="P2" draw:layer="layout" svg:width="0.076cm" svg:height="0.076cm" svg:x="9.091cm" svg:y="8.814cm" svg:viewBox="0 0 77 77" draw:points="77,0 0,0 77,77">
          <text:p/>
        </draw:polygon>
        <draw:polygon draw:style-name="gr13" draw:text-style-name="P6" draw:layer="layout" svg:width="0.066cm" svg:height="0.093cm" svg:x="6.263cm" svg:y="8.185cm" svg:viewBox="0 0 67 94" draw:points="0,0 0,94 67,27">
          <text:p/>
        </draw:polygon>
        <draw:polygon draw:style-name="gr13" draw:text-style-name="P6" draw:layer="layout" svg:width="0.153cm" svg:height="0.153cm" svg:x="2.441cm" svg:y="5.068cm" svg:viewBox="0 0 154 154" draw:points="0,0 0,154 154,154">
          <text:p/>
        </draw:polygon>
        <draw:polygon draw:style-name="gr13" draw:text-style-name="P6" draw:layer="layout" svg:width="0.016cm" svg:height="0.014cm" svg:x="2.288cm" svg:y="3.387cm" svg:viewBox="0 0 17 15" draw:points="11,0 0,0 17,15">
          <text:p/>
        </draw:polygon>
        <draw:polygon draw:style-name="gr13" draw:text-style-name="P6" draw:layer="layout" svg:width="0.153cm" svg:height="0.306cm" svg:x="2.288cm" svg:y="3.998cm" svg:viewBox="0 0 154 307" draw:points="0,307 154,154 0,0">
          <text:p/>
        </draw:polygon>
        <draw:polygon draw:style-name="gr13" draw:text-style-name="P6" draw:layer="layout" svg:width="0.039cm" svg:height="0.076cm" svg:x="1.6cm" svg:y="0.482cm" svg:viewBox="0 0 40 77" draw:points="40,39 0,0 0,77">
          <text:p/>
        </draw:polygon>
        <draw:polygon draw:style-name="gr13" draw:text-style-name="P6" draw:layer="layout" svg:width="0.011cm" svg:height="0.025cm" svg:x="3.195cm" svg:y="6.75cm" svg:viewBox="0 0 12 26" draw:points="12,26 12,0 0,10">
          <text:p/>
        </draw:polygon>
        <draw:polygon draw:style-name="gr13" draw:text-style-name="P6" draw:layer="layout" svg:width="0.153cm" svg:height="0.152cm" svg:x="4.887cm" svg:y="8.126cm" svg:viewBox="0 0 154 153" draw:points="0,0 0,153 154,153">
          <text:p/>
        </draw:polygon>
        <draw:polygon draw:style-name="gr13" draw:text-style-name="P6" draw:layer="layout" svg:width="0.152cm" svg:height="0.153cm" svg:x="1.83cm" svg:y="3.081cm" svg:viewBox="0 0 153 154" draw:points="0,0 0,154 153,0">
          <text:p/>
        </draw:polygon>
        <draw:polygon draw:style-name="gr13" draw:text-style-name="P6" draw:layer="layout" svg:width="0.031cm" svg:height="0.134cm" svg:x="1.982cm" svg:y="2.183cm" svg:viewBox="0 0 32 135" draw:points="0,0 0,135 32,135">
          <text:p/>
        </draw:polygon>
        <draw:polygon draw:style-name="gr13" draw:text-style-name="P6" draw:layer="layout" svg:width="0.307cm" svg:height="0.305cm" svg:x="1.982cm" svg:y="3.387cm" svg:viewBox="0 0 308 306" draw:points="0,0 0,306 308,0">
          <text:p/>
        </draw:polygon>
        <draw:polygon draw:style-name="gr13" draw:text-style-name="P6" draw:layer="layout" svg:width="0.056cm" svg:height="0.029cm" svg:x="9.406cm" svg:y="8.823cm" svg:viewBox="0 0 57 30" draw:points="0,0 30,30 57,2">
          <text:p/>
        </draw:polygon>
        <draw:polygon draw:style-name="gr13" draw:text-style-name="P6" draw:layer="layout" svg:width="0.151cm" svg:height="0.151cm" svg:x="2.443cm" svg:y="5.376cm" svg:viewBox="0 0 152 152" draw:points="66,152 152,152 0,0">
          <text:p/>
        </draw:polygon>
        <draw:polygon draw:style-name="gr13" draw:text-style-name="P6" draw:layer="layout" svg:width="0.053cm" svg:height="0.053cm" svg:x="3.153cm" svg:y="6.697cm" svg:viewBox="0 0 54 54" draw:points="35,54 54,54 0,0">
          <text:p/>
        </draw:polygon>
        <draw:polygon draw:style-name="gr13" draw:text-style-name="P6" draw:layer="layout" svg:width="0.061cm" svg:height="0.151cm" svg:x="2.38cm" svg:y="5.221cm" svg:viewBox="0 0 62 152" draw:points="62,152 62,0 0,0">
          <text:p/>
        </draw:polygon>
        <draw:polygon draw:style-name="gr13" draw:text-style-name="P6" draw:layer="layout" svg:width="0.306cm" svg:height="0.306cm" svg:x="3.511cm" svg:y="6.444cm" svg:viewBox="0 0 307 307" draw:points="307,307 307,0 0,0">
          <text:p/>
        </draw:polygon>
        <draw:polygon draw:style-name="gr13" draw:text-style-name="P6" draw:layer="layout" svg:width="0.032cm" svg:height="0.029cm" svg:x="1.339cm" svg:y="0.406cm" svg:viewBox="0 0 33 30" draw:points="3,30 33,0 0,0">
          <text:p/>
        </draw:polygon>
        <draw:polygon draw:style-name="gr13" draw:text-style-name="P6" draw:layer="layout" svg:width="0.147cm" svg:height="0.242cm" svg:x="1.83cm" svg:y="1.916cm" svg:viewBox="0 0 148 243" draw:points="96,0 0,95 148,243">
          <text:p/>
        </draw:polygon>
        <draw:polygon draw:style-name="gr13" draw:text-style-name="P6" draw:layer="layout" svg:width="0.305cm" svg:height="0.306cm" svg:x="3.206cm" svg:y="6.138cm" svg:viewBox="0 0 306 307" draw:points="0,0 0,307 306,307">
          <text:p/>
        </draw:polygon>
        <draw:polygon draw:style-name="gr13" draw:text-style-name="P6" draw:layer="layout" svg:width="0.306cm" svg:height="0.306cm" svg:x="5.651cm" svg:y="8.278cm" svg:viewBox="0 0 307 307" draw:points="0,307 307,307 307,0">
          <text:p/>
        </draw:polygon>
        <draw:polygon draw:style-name="gr13" draw:text-style-name="P6" draw:layer="layout" svg:width="0.153cm" svg:height="0.153cm" svg:x="2.594cm" svg:y="4.915cm" svg:viewBox="0 0 154 154" draw:points="154,154 154,0 0,0">
          <text:p/>
        </draw:polygon>
        <draw:polygon draw:style-name="gr13" draw:text-style-name="P6" draw:layer="layout" svg:width="0.076cm" svg:height="0.076cm" svg:x="1.371cm" svg:y="0.482cm" svg:viewBox="0 0 77 77" draw:points="0,77 77,77 0,0">
          <text:p/>
        </draw:polygon>
        <draw:polygon draw:style-name="gr13" draw:text-style-name="P6" draw:layer="layout" svg:width="0.146cm" svg:height="0.128cm" svg:x="1.531cm" svg:y="1.858cm" svg:viewBox="0 0 147 129" draw:points="18,129 147,0 0,0">
          <text:p/>
        </draw:polygon>
        <draw:polygon draw:style-name="gr13" draw:text-style-name="P6" draw:layer="layout" svg:width="0.077cm" svg:height="0.153cm" svg:x="1.447cm" svg:y="0.482cm" svg:viewBox="0 0 78 154" draw:points="0,77 78,154 78,0">
          <text:p/>
        </draw:polygon>
        <draw:polygon draw:style-name="gr13" draw:text-style-name="P6" draw:layer="layout" svg:width="0.153cm" svg:height="0.305cm" svg:x="4.123cm" svg:y="6.75cm" svg:viewBox="0 0 154 306" draw:points="154,154 0,0 0,306">
          <text:p/>
        </draw:polygon>
        <draw:polygon draw:style-name="gr13" draw:text-style-name="P6" draw:layer="layout" svg:width="0.037cm" svg:height="0.02cm" svg:x="3.817cm" svg:y="6.424cm" svg:viewBox="0 0 38 21" draw:points="21,0 0,21 38,21">
          <text:p/>
        </draw:polygon>
        <draw:polygon draw:style-name="gr13" draw:text-style-name="P6" draw:layer="layout" svg:width="0.138cm" svg:height="0.089cm" svg:x="4.749cm" svg:y="8.278cm" svg:viewBox="0 0 139 90" draw:points="139,90 139,0 0,0">
          <text:p/>
        </draw:polygon>
        <draw:polygon draw:style-name="gr13" draw:text-style-name="P6" draw:layer="layout" svg:width="0.038cm" svg:height="0.038cm" svg:x="2.25cm" svg:y="4.877cm" svg:viewBox="0 0 39 39" draw:points="14,39 39,39 0,0">
          <text:p/>
        </draw:polygon>
        <draw:polygon draw:style-name="gr13" draw:text-style-name="P6" draw:layer="layout" svg:width="0.044cm" svg:height="0.125cm" svg:x="3.053cm" svg:y="5.249cm" svg:viewBox="0 0 45 126" draw:points="0,0 0,126 45,82">
          <text:p/>
        </draw:polygon>
        <draw:polygon draw:style-name="gr13" draw:text-style-name="P6" draw:layer="layout" svg:width="0.09cm" svg:height="0.09cm" svg:x="1.982cm" svg:y="2.469cm" svg:viewBox="0 0 91 91" draw:points="69,0 0,0 91,91">
          <text:p/>
        </draw:polygon>
        <draw:polygon draw:style-name="gr13" draw:text-style-name="P6" draw:layer="layout" svg:width="0.153cm" svg:height="0.306cm" svg:x="3.97cm" svg:y="7.055cm" svg:viewBox="0 0 154 307" draw:points="0,154 154,307 154,0">
          <text:p/>
        </draw:polygon>
        <draw:polygon draw:style-name="gr14" draw:text-style-name="P6" draw:layer="layout" svg:width="0.306cm" svg:height="0.306cm" svg:x="6.263cm" svg:y="8.584cm" svg:viewBox="0 0 307 307" draw:points="307,0 0,0 307,307">
          <text:p/>
        </draw:polygon>
        <draw:polygon draw:style-name="gr15" draw:text-style-name="P2" draw:layer="layout" svg:width="0.306cm" svg:height="0.306cm" svg:x="6.263cm" svg:y="8.584cm" svg:viewBox="0 0 307 307" draw:points="307,0 0,0 307,307">
          <text:p/>
        </draw:polygon>
        <draw:polygon draw:style-name="gr13" draw:text-style-name="P6" draw:layer="layout" svg:width="0.083cm" svg:height="0.029cm" svg:x="5.263cm" svg:y="8.584cm" svg:viewBox="0 0 84 30" draw:points="55,30 84,0 0,0">
          <text:p/>
        </draw:polygon>
        <draw:polygon draw:style-name="gr13" draw:text-style-name="P6" draw:layer="layout" svg:width="0.306cm" svg:height="0.153cm" svg:x="5.651cm" svg:y="8.584cm" svg:viewBox="0 0 307 154" draw:points="153,154 307,0 0,0">
          <text:p/>
        </draw:polygon>
        <draw:polygon draw:style-name="gr13" draw:text-style-name="P6" draw:layer="layout" svg:width="0.306cm" svg:height="0.306cm" svg:x="2.9cm" svg:y="5.832cm" svg:viewBox="0 0 307 307" draw:points="307,307 307,0 0,0">
          <text:p/>
        </draw:polygon>
        <draw:polygon draw:style-name="gr14" draw:text-style-name="P6" draw:layer="layout" svg:width="0.306cm" svg:height="0.306cm" svg:x="6.874cm" svg:y="8.584cm" svg:viewBox="0 0 307 307" draw:points="307,0 0,0 307,307">
          <text:p/>
        </draw:polygon>
        <draw:polygon draw:style-name="gr15" draw:text-style-name="P2" draw:layer="layout" svg:width="0.306cm" svg:height="0.306cm" svg:x="6.874cm" svg:y="8.584cm" svg:viewBox="0 0 307 307" draw:points="307,0 0,0 307,307">
          <text:p/>
        </draw:polygon>
        <draw:polygon draw:style-name="gr14" draw:text-style-name="P6" draw:layer="layout" svg:width="0.153cm" svg:height="0.153cm" svg:x="7.639cm" svg:y="8.737cm" svg:viewBox="0 0 154 154" draw:points="154,0 0,0 154,154">
          <text:p/>
        </draw:polygon>
        <draw:polygon draw:style-name="gr15" draw:text-style-name="P2" draw:layer="layout" svg:width="0.153cm" svg:height="0.153cm" svg:x="7.639cm" svg:y="8.737cm" svg:viewBox="0 0 154 154" draw:points="154,0 0,0 154,154">
          <text:p/>
        </draw:polygon>
        <draw:polygon draw:style-name="gr13" draw:text-style-name="P6" draw:layer="layout" svg:width="0.086cm" svg:height="0.032cm" svg:x="6.416cm" svg:y="8.246cm" svg:viewBox="0 0 87 33" draw:points="0,0 0,33 87,33">
          <text:p/>
        </draw:polygon>
        <draw:polygon draw:style-name="gr13" draw:text-style-name="P6" draw:layer="layout" svg:width="0.153cm" svg:height="0.306cm" svg:x="2.747cm" svg:y="5.832cm" svg:viewBox="0 0 154 307" draw:points="0,154 154,307 154,0">
          <text:p/>
        </draw:polygon>
        <draw:polygon draw:style-name="gr13" draw:text-style-name="P6" draw:layer="layout" svg:width="0.307cm" svg:height="0.153cm" svg:x="1.982cm" svg:y="3.234cm" svg:viewBox="0 0 308 154" draw:points="154,0 0,154 308,154">
          <text:p/>
        </draw:polygon>
        <draw:polygon draw:style-name="gr14" draw:text-style-name="P6" draw:layer="layout" svg:width="0.306cm" svg:height="0.153cm" svg:x="7.486cm" svg:y="8.737cm" svg:viewBox="0 0 307 154" draw:points="153,0 0,154 307,154">
          <text:p/>
        </draw:polygon>
        <draw:polygon draw:style-name="gr15" draw:text-style-name="P2" draw:layer="layout" svg:width="0.306cm" svg:height="0.153cm" svg:x="7.486cm" svg:y="8.737cm" svg:viewBox="0 0 307 154" draw:points="153,0 0,154 307,154">
          <text:p/>
        </draw:polygon>
        <draw:polygon draw:style-name="gr13" draw:text-style-name="P6" draw:layer="layout" svg:width="0.029cm" svg:height="0.044cm" svg:x="5.317cm" svg:y="8.584cm" svg:viewBox="0 0 30 45" draw:points="30,45 30,0 0,29">
          <text:p/>
        </draw:polygon>
        <draw:polygon draw:style-name="gr13" draw:text-style-name="P6" draw:layer="layout" svg:width="0.153cm" svg:height="0.153cm" svg:x="5.04cm" svg:y="7.667cm" svg:viewBox="0 0 154 154" draw:points="154,154 154,0 0,0">
          <text:p/>
        </draw:polygon>
        <draw:polygon draw:style-name="gr13" draw:text-style-name="P6" draw:layer="layout" svg:width="0.033cm" svg:height="0.018cm" svg:x="8.92cm" svg:y="8.796cm" svg:viewBox="0 0 34 19" draw:points="0,0 19,19 34,2">
          <text:p/>
        </draw:polygon>
        <draw:polygon draw:style-name="gr13" draw:text-style-name="P6" draw:layer="layout" svg:width="0.067cm" svg:height="0.035cm" svg:x="9.247cm" svg:y="8.817cm" svg:viewBox="0 0 68 36" draw:points="0,0 36,36 68,3">
          <text:p/>
        </draw:polygon>
        <draw:polygon draw:style-name="gr13" draw:text-style-name="P6" draw:layer="layout" svg:width="0.101cm" svg:height="0.15cm" svg:x="5.804cm" svg:y="7.976cm" svg:viewBox="0 0 102 151" draw:points="0,0 0,151 102,49">
          <text:p/>
        </draw:polygon>
        <draw:polygon draw:style-name="gr13" draw:text-style-name="P6" draw:layer="layout" svg:width="0.306cm" svg:height="0.305cm" svg:x="5.04cm" svg:y="7.973cm" svg:viewBox="0 0 307 306" draw:points="307,0 0,0 307,306">
          <text:p/>
        </draw:polygon>
        <draw:polygon draw:style-name="gr13" draw:text-style-name="P6" draw:layer="layout" svg:width="0.305cm" svg:height="0.153cm" svg:x="4.429cm" svg:y="7.973cm" svg:viewBox="0 0 306 154" draw:points="152,154 306,0 0,0">
          <text:p/>
        </draw:polygon>
        <draw:polygon draw:style-name="gr13" draw:text-style-name="P6" draw:layer="layout" svg:width="0.306cm" svg:height="0.306cm" svg:x="2.288cm" svg:y="4.304cm" svg:viewBox="0 0 307 307" draw:points="307,307 307,0 0,307">
          <text:p/>
        </draw:polygon>
        <draw:polygon draw:style-name="gr13" draw:text-style-name="P6" draw:layer="layout" svg:width="0.106cm" svg:height="0.128cm" svg:x="7.639cm" svg:y="8.609cm" svg:viewBox="0 0 107 129" draw:points="0,0 0,129 107,22">
          <text:p/>
        </draw:polygon>
        <draw:polygon draw:style-name="gr13" draw:text-style-name="P6" draw:layer="layout" svg:width="0.306cm" svg:height="0.153cm" svg:x="2.594cm" svg:y="5.068cm" svg:viewBox="0 0 307 154" draw:points="153,0 0,154 307,154">
          <text:p/>
        </draw:polygon>
        <draw:polygon draw:style-name="gr14" draw:text-style-name="P6" draw:layer="layout" svg:width="0.133cm" svg:height="0.149cm" svg:x="8.403cm" svg:y="8.741cm" svg:viewBox="0 0 134 150" draw:points="0,0 0,150 134,16">
          <text:p/>
        </draw:polygon>
        <draw:polygon draw:style-name="gr15" draw:text-style-name="P2" draw:layer="layout" svg:width="0.133cm" svg:height="0.149cm" svg:x="8.403cm" svg:y="8.741cm" svg:viewBox="0 0 134 150" draw:points="0,0 0,150 134,16">
          <text:p/>
        </draw:polygon>
        <draw:polygon draw:style-name="gr13" draw:text-style-name="P6" draw:layer="layout" svg:width="0.153cm" svg:height="0.306cm" svg:x="3.511cm" svg:y="6.138cm" svg:viewBox="0 0 154 307" draw:points="154,154 0,0 0,307">
          <text:p/>
        </draw:polygon>
        <draw:polygon draw:style-name="gr13" draw:text-style-name="P6" draw:layer="layout" svg:width="0.077cm" svg:height="0.152cm" svg:x="2.67cm" svg:y="5.68cm" svg:viewBox="0 0 78 153" draw:points="0,77 78,153 78,0">
          <text:p/>
        </draw:polygon>
        <draw:polygon draw:style-name="gr13" draw:text-style-name="P6" draw:layer="layout" svg:width="0.011cm" svg:height="0.006cm" svg:x="9.085cm" svg:y="8.808cm" svg:viewBox="0 0 12 7" draw:points="0,0 6,7 12,0">
          <text:p/>
        </draw:polygon>
        <draw:polygon draw:style-name="gr14" draw:text-style-name="P6" draw:layer="layout" svg:width="0.152cm" svg:height="0.076cm" svg:x="9.015cm" svg:y="8.814cm" svg:viewBox="0 0 153 77" draw:points="153,77 77,0 0,77">
          <text:p/>
        </draw:polygon>
        <draw:polygon draw:style-name="gr15" draw:text-style-name="P2" draw:layer="layout" svg:width="0.152cm" svg:height="0.076cm" svg:x="9.015cm" svg:y="8.814cm" svg:viewBox="0 0 153 77" draw:points="153,77 77,0 0,77">
          <text:p/>
        </draw:polygon>
        <draw:polygon draw:style-name="gr13" draw:text-style-name="P6" draw:layer="layout" svg:width="0.006cm" svg:height="0.017cm" svg:x="2.441cm" svg:y="3.828cm" svg:viewBox="0 0 7 18" draw:points="0,0 0,18 7,14">
          <text:p/>
        </draw:polygon>
        <draw:polygon draw:style-name="gr13" draw:text-style-name="P6" draw:layer="layout" svg:width="0.307cm" svg:height="0.306cm" svg:x="1.982cm" svg:y="3.692cm" svg:viewBox="0 0 308 307" draw:points="0,0 0,307 308,307">
          <text:p/>
        </draw:polygon>
        <draw:polygon draw:style-name="gr13" draw:text-style-name="P6" draw:layer="layout" svg:width="0.153cm" svg:height="0.153cm" svg:x="4.581cm" svg:y="7.973cm" svg:viewBox="0 0 154 154" draw:points="0,154 154,154 154,0">
          <text:p/>
        </draw:polygon>
        <draw:polygon draw:style-name="gr13" draw:text-style-name="P6" draw:layer="layout" svg:width="0.02cm" svg:height="0.085cm" svg:x="2.115cm" svg:y="4.457cm" svg:viewBox="0 0 21 86" draw:points="21,86 21,0 0,21">
          <text:p/>
        </draw:polygon>
        <draw:polygon draw:style-name="gr13" draw:text-style-name="P6" draw:layer="layout" svg:width="0.048cm" svg:height="0.048cm" svg:x="1.677cm" svg:y="0.788cm" svg:viewBox="0 0 49 49" draw:points="41,0 0,0 49,49">
          <text:p/>
        </draw:polygon>
        <draw:polygon draw:style-name="gr13" draw:text-style-name="P6" draw:layer="layout" svg:width="0.306cm" svg:height="0.305cm" svg:x="2.288cm" svg:y="4.61cm" svg:viewBox="0 0 307 306" draw:points="307,306 307,0 0,0">
          <text:p/>
        </draw:polygon>
        <draw:polygon draw:style-name="gr13" draw:text-style-name="P6" draw:layer="layout" svg:width="0.153cm" svg:height="0.153cm" svg:x="2.9cm" svg:y="6.138cm" svg:viewBox="0 0 154 154" draw:points="0,154 154,154 0,0">
          <text:p/>
        </draw:polygon>
        <draw:polygon draw:style-name="gr13" draw:text-style-name="P6" draw:layer="layout" svg:width="0.15cm" svg:height="0.106cm" svg:x="2.594cm" svg:y="4.504cm" svg:viewBox="0 0 151 107" draw:points="106,0 0,107 151,107">
          <text:p/>
        </draw:polygon>
        <draw:polygon draw:style-name="gr13" draw:text-style-name="P6" draw:layer="layout" svg:width="0.065cm" svg:height="0.056cm" svg:x="1.677cm" svg:y="0.885cm" svg:viewBox="0 0 66 57" draw:points="57,0 0,57 66,57">
          <text:p/>
        </draw:polygon>
        <draw:polygon draw:style-name="gr13" draw:text-style-name="P6" draw:layer="layout" svg:width="0.153cm" svg:height="0.306cm" svg:x="3.97cm" svg:y="7.361cm" svg:viewBox="0 0 154 307" draw:points="154,0 0,154 154,307">
          <text:p/>
        </draw:polygon>
        <draw:polygon draw:style-name="gr14" draw:text-style-name="P6" draw:layer="layout" svg:width="0.038cm" svg:height="0.038cm" svg:x="9.435cm" svg:y="8.852cm" svg:viewBox="0 0 39 39" draw:points="39,0 0,0 39,39">
          <text:p/>
        </draw:polygon>
        <draw:polygon draw:style-name="gr15" draw:text-style-name="P2" draw:layer="layout" svg:width="0.038cm" svg:height="0.038cm" svg:x="9.435cm" svg:y="8.852cm" svg:viewBox="0 0 39 39" draw:points="39,0 0,0 39,39">
          <text:p/>
        </draw:polygon>
        <draw:polygon draw:style-name="gr14" draw:text-style-name="P6" draw:layer="layout" svg:width="0.076cm" svg:height="0.038cm" svg:x="9.397cm" svg:y="8.852cm" svg:viewBox="0 0 77 39" draw:points="38,0 0,39 77,39">
          <text:p/>
        </draw:polygon>
        <draw:polygon draw:style-name="gr15" draw:text-style-name="P2" draw:layer="layout" svg:width="0.076cm" svg:height="0.038cm" svg:x="9.397cm" svg:y="8.852cm" svg:viewBox="0 0 77 39" draw:points="38,0 0,39 77,39">
          <text:p/>
        </draw:polygon>
        <draw:polygon draw:style-name="gr13" draw:text-style-name="P6" draw:layer="layout" svg:width="0.306cm" svg:height="0.306cm" svg:x="4.123cm" svg:y="7.361cm" svg:viewBox="0 0 307 307" draw:points="307,0 0,0 0,307">
          <text:p/>
        </draw:polygon>
        <draw:polygon draw:style-name="gr13" draw:text-style-name="P6" draw:layer="layout" svg:width="0.153cm" svg:height="0.077cm" svg:x="1.524cm" svg:y="0.864cm" svg:viewBox="0 0 154 78" draw:points="77,0 0,78 154,78">
          <text:p/>
        </draw:polygon>
        <draw:polygon draw:style-name="gr13" draw:text-style-name="P6" draw:layer="layout" svg:width="0.008cm" svg:height="0.007cm" svg:x="1.974cm" svg:y="3.998cm" svg:viewBox="0 0 9 8" draw:points="1,8 9,0 0,0">
          <text:p/>
        </draw:polygon>
        <draw:polygon draw:style-name="gr13" draw:text-style-name="P6" draw:layer="layout" svg:width="0.306cm" svg:height="0.153cm" svg:x="3.817cm" svg:y="7.361cm" svg:viewBox="0 0 307 154" draw:points="153,154 307,0 0,0">
          <text:p/>
        </draw:polygon>
        <draw:polygon draw:style-name="gr13" draw:text-style-name="P6" draw:layer="layout" svg:width="0.153cm" svg:height="0.152cm" svg:x="5.957cm" svg:y="8.126cm" svg:viewBox="0 0 154 153" draw:points="154,0 0,0 0,153">
          <text:p/>
        </draw:polygon>
        <draw:polygon draw:style-name="gr13" draw:text-style-name="P6" draw:layer="layout" svg:width="0.305cm" svg:height="0.306cm" svg:x="5.346cm" svg:y="8.278cm" svg:viewBox="0 0 306 307" draw:points="306,307 306,0 0,0">
          <text:p/>
        </draw:polygon>
        <draw:polygon draw:style-name="gr13" draw:text-style-name="P6" draw:layer="layout" svg:width="0.062cm" svg:height="0.04cm" svg:x="5.193cm" svg:y="7.627cm" svg:viewBox="0 0 63 41" draw:points="0,0 0,41 63,41">
          <text:p/>
        </draw:polygon>
        <draw:polygon draw:style-name="gr13" draw:text-style-name="P6" draw:layer="layout" svg:width="0.305cm" svg:height="0.306cm" svg:x="4.429cm" svg:y="7.361cm" svg:viewBox="0 0 306 307" draw:points="306,0 0,0 306,307">
          <text:p/>
        </draw:polygon>
        <draw:polygon draw:style-name="gr13" draw:text-style-name="P6" draw:layer="layout" svg:width="0.306cm" svg:height="0.152cm" svg:x="5.651cm" svg:y="8.126cm" svg:viewBox="0 0 307 153" draw:points="153,0 0,153 307,153">
          <text:p/>
        </draw:polygon>
        <draw:polygon draw:style-name="gr13" draw:text-style-name="P6" draw:layer="layout" svg:width="0.153cm" svg:height="0.305cm" svg:x="2.594cm" svg:y="4.61cm" svg:viewBox="0 0 154 306" draw:points="154,153 0,0 0,306">
          <text:p/>
        </draw:polygon>
        <draw:polygon draw:style-name="gr13" draw:text-style-name="P6" draw:layer="layout" svg:width="0.153cm" svg:height="0.305cm" svg:x="3.358cm" svg:y="6.75cm" svg:viewBox="0 0 154 306" draw:points="154,0 0,154 154,306">
          <text:p/>
        </draw:polygon>
        <draw:polygon draw:style-name="gr13" draw:text-style-name="P6" draw:layer="layout" svg:width="0.153cm" svg:height="0.306cm" svg:x="2.441cm" svg:y="4.915cm" svg:viewBox="0 0 154 307" draw:points="0,154 154,307 154,0">
          <text:p/>
        </draw:polygon>
        <draw:polygon draw:style-name="gr13" draw:text-style-name="P6" draw:layer="layout" svg:width="0.153cm" svg:height="0.152cm" svg:x="5.804cm" svg:y="8.126cm" svg:viewBox="0 0 154 153" draw:points="154,0 0,0 154,153">
          <text:p/>
        </draw:polygon>
        <draw:polygon draw:style-name="gr13" draw:text-style-name="P6" draw:layer="layout" svg:width="0.153cm" svg:height="0.153cm" svg:x="5.651cm" svg:y="7.973cm" svg:viewBox="0 0 154 154" draw:points="0,154 154,154 0,0">
          <text:p/>
        </draw:polygon>
        <draw:polygon draw:style-name="gr13" draw:text-style-name="P6" draw:layer="layout" svg:width="0.305cm" svg:height="0.306cm" svg:x="3.206cm" svg:y="6.444cm" svg:viewBox="0 0 306 307" draw:points="0,307 306,307 306,0">
          <text:p/>
        </draw:polygon>
        <draw:polygon draw:style-name="gr13" draw:text-style-name="P6" draw:layer="layout" svg:width="0.306cm" svg:height="0.305cm" svg:x="3.511cm" svg:y="6.75cm" svg:viewBox="0 0 307 306" draw:points="307,0 0,0 0,306">
          <text:p/>
        </draw:polygon>
        <draw:polygon draw:style-name="gr13" draw:text-style-name="P6" draw:layer="layout" svg:width="0.306cm" svg:height="0.306cm" svg:x="2.288cm" svg:y="4.304cm" svg:viewBox="0 0 307 307" draw:points="307,0 0,0 0,307">
          <text:p/>
        </draw:polygon>
        <draw:polygon draw:style-name="gr13" draw:text-style-name="P6" draw:layer="layout" svg:width="0.01cm" svg:height="0.01cm" svg:x="2.441cm" svg:y="3.845cm" svg:viewBox="0 0 11 11" draw:points="7,0 0,0 11,11">
          <text:p/>
        </draw:polygon>
        <draw:polygon draw:style-name="gr13" draw:text-style-name="P6" draw:layer="layout" svg:width="0.1cm" svg:height="0.044cm" svg:x="4.329cm" svg:y="7.973cm" svg:viewBox="0 0 101 45" draw:points="55,45 101,0 0,0">
          <text:p/>
        </draw:polygon>
        <draw:polygon draw:style-name="gr13" draw:text-style-name="P6" draw:layer="layout" svg:width="0.059cm" svg:height="0.12cm" svg:x="2.9cm" svg:y="4.948cm" svg:viewBox="0 0 60 121" draw:points="0,0 0,121 60,121">
          <text:p/>
        </draw:polygon>
        <draw:polygon draw:style-name="gr13" draw:text-style-name="P6" draw:layer="layout" svg:width="0.084cm" svg:height="0.142cm" svg:x="5.04cm" svg:y="7.525cm" svg:viewBox="0 0 85 143" draw:points="0,0 0,143 85,59">
          <text:p/>
        </draw:polygon>
        <draw:polygon draw:style-name="gr13" draw:text-style-name="P6" draw:layer="layout" svg:width="0.153cm" svg:height="0.153cm" svg:x="3.664cm" svg:y="7.208cm" svg:viewBox="0 0 154 154" draw:points="154,0 0,0 154,154">
          <text:p/>
        </draw:polygon>
        <draw:polygon draw:style-name="gr13" draw:text-style-name="P6" draw:layer="layout" svg:width="0.05cm" svg:height="0.076cm" svg:x="5.651cm" svg:y="7.897cm" svg:viewBox="0 0 51 77" draw:points="0,0 0,77 51,27">
          <text:p/>
        </draw:polygon>
        <draw:polygon draw:style-name="gr13" draw:text-style-name="P6" draw:layer="layout" svg:width="0.153cm" svg:height="0.306cm" svg:x="5.04cm" svg:y="7.667cm" svg:viewBox="0 0 154 307" draw:points="154,154 0,0 0,307">
          <text:p/>
        </draw:polygon>
        <draw:polygon draw:style-name="gr13" draw:text-style-name="P6" draw:layer="layout" svg:width="0.153cm" svg:height="0.153cm" svg:x="4.734cm" svg:y="7.973cm" svg:viewBox="0 0 154 154" draw:points="0,154 154,154 0,0">
          <text:p/>
        </draw:polygon>
        <draw:polygon draw:style-name="gr13" draw:text-style-name="P6" draw:layer="layout" svg:width="0.004cm" svg:height="0.005cm" svg:x="1.677cm" svg:y="0.558cm" svg:viewBox="0 0 5 6" draw:points="5,0 0,0 5,6">
          <text:p/>
        </draw:polygon>
        <draw:polygon draw:style-name="gr14" draw:text-style-name="P6" draw:layer="layout" svg:width="0.153cm" svg:height="0.153cm" svg:x="7.333cm" svg:y="8.737cm" svg:viewBox="0 0 154 154" draw:points="154,0 0,0 154,154">
          <text:p/>
        </draw:polygon>
        <draw:polygon draw:style-name="gr15" draw:text-style-name="P2" draw:layer="layout" svg:width="0.153cm" svg:height="0.153cm" svg:x="7.333cm" svg:y="8.737cm" svg:viewBox="0 0 154 154" draw:points="154,0 0,0 154,154">
          <text:p/>
        </draw:polygon>
        <draw:polygon draw:style-name="gr13" draw:text-style-name="P6" draw:layer="layout" svg:width="0.136cm" svg:height="0.177cm" svg:x="6.874cm" svg:y="8.407cm" svg:viewBox="0 0 137 178" draw:points="0,0 0,178 137,42">
          <text:p/>
        </draw:polygon>
        <draw:polygon draw:style-name="gr13" draw:text-style-name="P6" draw:layer="layout" svg:width="0.033cm" svg:height="0.033cm" svg:x="1.677cm" svg:y="0.711cm" svg:viewBox="0 0 34 34" draw:points="29,0 0,0 34,34">
          <text:p/>
        </draw:polygon>
        <draw:polygon draw:style-name="gr13" draw:text-style-name="P6" draw:layer="layout" svg:width="0.305cm" svg:height="0.153cm" svg:x="6.569cm" svg:y="8.431cm" svg:viewBox="0 0 306 154" draw:points="153,0 0,154 306,154">
          <text:p/>
        </draw:polygon>
        <draw:polygon draw:style-name="gr13" draw:text-style-name="P6" draw:layer="layout" svg:width="0.153cm" svg:height="0.153cm" svg:x="2.594cm" svg:y="4.762cm" svg:viewBox="0 0 154 154" draw:points="154,154 154,0 0,154">
          <text:p/>
        </draw:polygon>
        <draw:polygon draw:style-name="gr13" draw:text-style-name="P6" draw:layer="layout" svg:width="0.306cm" svg:height="0.306cm" svg:x="4.734cm" svg:y="7.667cm" svg:viewBox="0 0 307 307" draw:points="0,307 307,307 0,0">
          <text:p/>
        </draw:polygon>
        <draw:polygon draw:style-name="gr13" draw:text-style-name="P6" draw:layer="layout" svg:width="0.305cm" svg:height="0.153cm" svg:x="5.346cm" svg:y="7.82cm" svg:viewBox="0 0 306 154" draw:points="153,0 0,154 306,154">
          <text:p/>
        </draw:polygon>
        <draw:polygon draw:style-name="gr13" draw:text-style-name="P6" draw:layer="layout" svg:width="0.038cm" svg:height="0.05cm" svg:x="2.709cm" svg:y="5.948cm" svg:viewBox="0 0 39 51" draw:points="26,51 39,38 0,0">
          <text:p/>
        </draw:polygon>
        <draw:polygon draw:style-name="gr13" draw:text-style-name="P6" draw:layer="layout" svg:width="0.002cm" svg:height="0.006cm" svg:x="4.123cm" svg:y="6.744cm" svg:viewBox="0 0 3 7" draw:points="0,0 0,7 3,3">
          <text:p/>
        </draw:polygon>
        <draw:polygon draw:style-name="gr13" draw:text-style-name="P6" draw:layer="layout" svg:width="0.06cm" svg:height="0.034cm" svg:x="3.298cm" svg:y="6.903cm" svg:viewBox="0 0 61 35" draw:points="26,35 61,0 0,0">
          <text:p/>
        </draw:polygon>
        <draw:polygon draw:style-name="gr14" draw:text-style-name="P6" draw:layer="layout" svg:width="0.611cm" svg:height="0.306cm" svg:x="6.569cm" svg:y="8.584cm" svg:viewBox="0 0 612 307" draw:points="612,307 305,0 0,307">
          <text:p/>
        </draw:polygon>
        <draw:polygon draw:style-name="gr15" draw:text-style-name="P2" draw:layer="layout" svg:width="0.611cm" svg:height="0.306cm" svg:x="6.569cm" svg:y="8.584cm" svg:viewBox="0 0 612 307" draw:points="612,307 305,0 0,307">
          <text:p/>
        </draw:polygon>
        <draw:polygon draw:style-name="gr13" draw:text-style-name="P6" draw:layer="layout" svg:width="0.022cm" svg:height="0.017cm" svg:x="5.481cm" svg:y="7.803cm" svg:viewBox="0 0 23 18" draw:points="0,0 19,18 23,13">
          <text:p/>
        </draw:polygon>
        <draw:polygon draw:style-name="gr13" draw:text-style-name="P6" draw:layer="layout" svg:width="0.045cm" svg:height="0.146cm" svg:x="2.747cm" svg:y="4.616cm" svg:viewBox="0 0 46 147" draw:points="0,0 0,147 46,101">
          <text:p/>
        </draw:polygon>
        <draw:polygon draw:style-name="gr13" draw:text-style-name="P6" draw:layer="layout" svg:width="0.028cm" svg:height="0.024cm" svg:x="1.677cm" svg:y="0.687cm" svg:viewBox="0 0 29 25" draw:points="25,0 0,25 29,25">
          <text:p/>
        </draw:polygon>
        <draw:polygon draw:style-name="gr13" draw:text-style-name="P6" draw:layer="layout" svg:width="0.076cm" svg:height="0.153cm" svg:x="1.524cm" svg:y="0.635cm" svg:viewBox="0 0 77 154" draw:points="77,77 0,0 0,154">
          <text:p/>
        </draw:polygon>
        <draw:polygon draw:style-name="gr13" draw:text-style-name="P6" draw:layer="layout" svg:width="0.306cm" svg:height="0.152cm" svg:x="5.957cm" svg:y="8.126cm" svg:viewBox="0 0 307 153" draw:points="307,153 153,0 0,153">
          <text:p/>
        </draw:polygon>
        <draw:polygon draw:style-name="gr13" draw:text-style-name="P6" draw:layer="layout" svg:width="0.015cm" svg:height="0.011cm" svg:x="6.099cm" svg:y="8.115cm" svg:viewBox="0 0 16 12" draw:points="0,0 11,12 16,7">
          <text:p/>
        </draw:polygon>
        <draw:polygon draw:style-name="gr13" draw:text-style-name="P6" draw:layer="layout" svg:width="0.077cm" svg:height="0.077cm" svg:x="1.6cm" svg:y="0.711cm" svg:viewBox="0 0 78 78" draw:points="78,0 0,0 78,78">
          <text:p/>
        </draw:polygon>
        <draw:polygon draw:style-name="gr13" draw:text-style-name="P6" draw:layer="layout" svg:width="0.027cm" svg:height="0.027cm" svg:x="1.344cm" svg:y="0.455cm" svg:viewBox="0 0 28 28" draw:points="3,28 28,28 0,0">
          <text:p/>
        </draw:polygon>
        <draw:polygon draw:style-name="gr13" draw:text-style-name="P6" draw:layer="layout" svg:width="0.153cm" svg:height="0.077cm" svg:x="1.524cm" svg:y="1.017cm" svg:viewBox="0 0 154 78" draw:points="154,78 77,0 0,78">
          <text:p/>
        </draw:polygon>
        <draw:polygon draw:style-name="gr13" draw:text-style-name="P6" draw:layer="layout" svg:width="0.15cm" svg:height="0.075cm" svg:x="3.82cm" svg:y="7.514cm" svg:viewBox="0 0 151 76" draw:points="75,76 151,0 0,0">
          <text:p/>
        </draw:polygon>
        <draw:polygon draw:style-name="gr13" draw:text-style-name="P6" draw:layer="layout" svg:width="0.306cm" svg:height="0.153cm" svg:x="2.288cm" svg:y="4.151cm" svg:viewBox="0 0 307 154" draw:points="153,0 0,154 307,154">
          <text:p/>
        </draw:polygon>
        <draw:polygon draw:style-name="gr13" draw:text-style-name="P6" draw:layer="layout" svg:width="0.306cm" svg:height="0.306cm" svg:x="4.734cm" svg:y="7.667cm" svg:viewBox="0 0 307 307" draw:points="307,307 307,0 0,0">
          <text:p/>
        </draw:polygon>
        <draw:polygon draw:style-name="gr13" draw:text-style-name="P6" draw:layer="layout" svg:width="0.153cm" svg:height="0.306cm" svg:x="1.982cm" svg:y="2.775cm" svg:viewBox="0 0 154 307" draw:points="154,154 0,0 0,307">
          <text:p/>
        </draw:polygon>
        <draw:polygon draw:style-name="gr13" draw:text-style-name="P6" draw:layer="layout" svg:width="0.153cm" svg:height="0.153cm" svg:x="4.276cm" svg:y="7.82cm" svg:viewBox="0 0 154 154" draw:points="154,0 0,0 154,154">
          <text:p/>
        </draw:polygon>
        <draw:polygon draw:style-name="gr13" draw:text-style-name="P6" draw:layer="layout" svg:width="0.152cm" svg:height="0.153cm" svg:x="1.83cm" svg:y="3.234cm" svg:viewBox="0 0 153 154" draw:points="153,0 0,0 153,154">
          <text:p/>
        </draw:polygon>
        <draw:polygon draw:style-name="gr14" draw:text-style-name="P6" draw:layer="layout" svg:width="0.103cm" svg:height="0.113cm" svg:x="8.709cm" svg:y="8.777cm" svg:viewBox="0 0 104 114" draw:points="0,0 0,114 104,9">
          <text:p/>
        </draw:polygon>
        <draw:polygon draw:style-name="gr15" draw:text-style-name="P2" draw:layer="layout" svg:width="0.103cm" svg:height="0.113cm" svg:x="8.709cm" svg:y="8.777cm" svg:viewBox="0 0 104 114" draw:points="0,0 0,114 104,9">
          <text:p/>
        </draw:polygon>
        <draw:polygon draw:style-name="gr13" draw:text-style-name="P6" draw:layer="layout" svg:width="0.153cm" svg:height="0.153cm" svg:x="6.569cm" svg:y="8.431cm" svg:viewBox="0 0 154 154" draw:points="154,0 0,0 0,154">
          <text:p/>
        </draw:polygon>
        <draw:polygon draw:style-name="gr13" draw:text-style-name="P6" draw:layer="layout" svg:width="0.035cm" svg:height="0.061cm" svg:x="4.734cm" svg:y="7.3cm" svg:viewBox="0 0 36 62" draw:points="0,0 0,62 36,27">
          <text:p/>
        </draw:polygon>
        <draw:polygon draw:style-name="gr13" draw:text-style-name="P6" draw:layer="layout" svg:width="0.062cm" svg:height="0.055cm" svg:x="1.462cm" svg:y="1.399cm" svg:viewBox="0 0 63 56" draw:points="7,56 63,0 0,0">
          <text:p/>
        </draw:polygon>
        <draw:polygon draw:style-name="gr13" draw:text-style-name="P6" draw:layer="layout" svg:width="0.153cm" svg:height="0.305cm" svg:x="5.346cm" svg:y="7.973cm" svg:viewBox="0 0 154 306" draw:points="154,154 0,0 0,306">
          <text:p/>
        </draw:polygon>
        <draw:polygon draw:style-name="gr13" draw:text-style-name="P6" draw:layer="layout" svg:width="0.153cm" svg:height="0.153cm" svg:x="6.263cm" svg:y="8.278cm" svg:viewBox="0 0 154 154" draw:points="154,154 154,0 0,0">
          <text:p/>
        </draw:polygon>
        <draw:polygon draw:style-name="gr13" draw:text-style-name="P6" draw:layer="layout" svg:width="0.153cm" svg:height="0.306cm" svg:x="4.581cm" svg:y="7.667cm" svg:viewBox="0 0 154 307" draw:points="0,154 154,307 154,0">
          <text:p/>
        </draw:polygon>
        <draw:polygon draw:style-name="gr13" draw:text-style-name="P6" draw:layer="layout" svg:width="0.017cm" svg:height="0.091cm" svg:x="1.66cm" svg:y="2.622cm" svg:viewBox="0 0 18 92" draw:points="18,92 18,0 0,0">
          <text:p/>
        </draw:polygon>
        <draw:polygon draw:style-name="gr13" draw:text-style-name="P6" draw:layer="layout" svg:width="0.153cm" svg:height="0.076cm" svg:x="2.594cm" svg:y="5.68cm" svg:viewBox="0 0 154 77" draw:points="0,0 77,77 154,0">
          <text:p/>
        </draw:polygon>
        <draw:polygon draw:style-name="gr13" draw:text-style-name="P6" draw:layer="layout" svg:width="0.141cm" svg:height="0.074cm" svg:x="3.676cm" svg:y="7.361cm" svg:viewBox="0 0 142 75" draw:points="68,75 142,0 0,0">
          <text:p/>
        </draw:polygon>
        <draw:polygon draw:style-name="gr13" draw:text-style-name="P6" draw:layer="layout" svg:width="0.075cm" svg:height="0.147cm" svg:x="3.895cm" svg:y="7.514cm" svg:viewBox="0 0 76 148" draw:points="76,148 76,0 0,76">
          <text:p/>
        </draw:polygon>
        <draw:polygon draw:style-name="gr13" draw:text-style-name="P6" draw:layer="layout" svg:width="0.071cm" svg:height="0.071cm" svg:x="1.453cm" svg:y="1.328cm" svg:viewBox="0 0 72 72" draw:points="10,72 72,72 0,0">
          <text:p/>
        </draw:polygon>
        <draw:polygon draw:style-name="gr13" draw:text-style-name="P6" draw:layer="layout" svg:width="0.153cm" svg:height="0.153cm" svg:x="5.193cm" svg:y="7.82cm" svg:viewBox="0 0 154 154" draw:points="154,0 0,0 154,154">
          <text:p/>
        </draw:polygon>
        <draw:polygon draw:style-name="gr13" draw:text-style-name="P6" draw:layer="layout" svg:width="0.306cm" svg:height="0.153cm" svg:x="4.734cm" svg:y="7.973cm" svg:viewBox="0 0 307 154" draw:points="0,0 153,154 307,0">
          <text:p/>
        </draw:polygon>
        <draw:polygon draw:style-name="gr13" draw:text-style-name="P6" draw:layer="layout" svg:width="0.153cm" svg:height="0.306cm" svg:x="1.524cm" svg:y="1.246cm" svg:viewBox="0 0 154 307" draw:points="154,0 0,154 154,307">
          <text:p/>
        </draw:polygon>
        <draw:polygon draw:style-name="gr13" draw:text-style-name="P6" draw:layer="layout" svg:width="0.153cm" svg:height="0.153cm" svg:x="1.982cm" svg:y="2.928cm" svg:viewBox="0 0 154 154" draw:points="154,154 154,0 0,154">
          <text:p/>
        </draw:polygon>
        <draw:polygon draw:style-name="gr13" draw:text-style-name="P6" draw:layer="layout" svg:width="0.024cm" svg:height="0.115cm" svg:x="2.135cm" svg:y="2.813cm" svg:viewBox="0 0 25 116" draw:points="0,0 0,116 25,91">
          <text:p/>
        </draw:polygon>
        <draw:polygon draw:style-name="gr13" draw:text-style-name="P6" draw:layer="layout" svg:width="0.066cm" svg:height="0.036cm" svg:x="3.664cm" svg:y="6.255cm" svg:viewBox="0 0 67 37" draw:points="37,0 0,37 67,37">
          <text:p/>
        </draw:polygon>
        <draw:polygon draw:style-name="gr13" draw:text-style-name="P6" draw:layer="layout" svg:width="0.306cm" svg:height="0.153cm" svg:x="5.04cm" svg:y="8.278cm" svg:viewBox="0 0 307 154" draw:points="0,0 153,154 307,0">
          <text:p/>
        </draw:polygon>
        <draw:polygon draw:style-name="gr13" draw:text-style-name="P6" draw:layer="layout" svg:width="0.306cm" svg:height="0.306cm" svg:x="5.957cm" svg:y="8.278cm" svg:viewBox="0 0 307 307" draw:points="0,307 307,307 0,0">
          <text:p/>
        </draw:polygon>
        <draw:polygon draw:style-name="gr13" draw:text-style-name="P6" draw:layer="layout" svg:width="0.021cm" svg:height="0.037cm" svg:x="1.503cm" svg:y="1.684cm" svg:viewBox="0 0 22 38" draw:points="5,38 22,21 0,0">
          <text:p/>
        </draw:polygon>
        <draw:polygon draw:style-name="gr13" draw:text-style-name="P6" draw:layer="layout" svg:width="0.306cm" svg:height="0.153cm" svg:x="4.123cm" svg:y="7.667cm" svg:viewBox="0 0 307 154" draw:points="153,154 307,0 0,0">
          <text:p/>
        </draw:polygon>
        <draw:polygon draw:style-name="gr13" draw:text-style-name="P6" draw:layer="layout" svg:width="0.053cm" svg:height="0.118cm" svg:x="3.458cm" svg:y="7.055cm" svg:viewBox="0 0 54 119" draw:points="54,119 54,0 0,55">
          <text:p/>
        </draw:polygon>
        <draw:polygon draw:style-name="gr13" draw:text-style-name="P6" draw:layer="layout" svg:width="0.018cm" svg:height="0.033cm" svg:x="4.581cm" svg:y="7.175cm" svg:viewBox="0 0 19 34" draw:points="0,0 0,34 19,16">
          <text:p/>
        </draw:polygon>
        <draw:polygon draw:style-name="gr13" draw:text-style-name="P6" draw:layer="layout" svg:width="0.306cm" svg:height="0.306cm" svg:x="3.511cm" svg:y="6.444cm" svg:viewBox="0 0 307 307" draw:points="0,307 307,307 0,0">
          <text:p/>
        </draw:polygon>
        <draw:polygon draw:style-name="gr13" draw:text-style-name="P6" draw:layer="layout" svg:width="0.095cm" svg:height="0.054cm" svg:x="3.416cm" svg:y="7.055cm" svg:viewBox="0 0 96 55" draw:points="42,55 96,0 0,0">
          <text:p/>
        </draw:polygon>
        <draw:polygon draw:style-name="gr13" draw:text-style-name="P6" draw:layer="layout" svg:width="0.305cm" svg:height="0.153cm" svg:x="4.429cm" svg:y="7.208cm" svg:viewBox="0 0 306 154" draw:points="306,154 152,0 0,154">
          <text:p/>
        </draw:polygon>
        <draw:polygon draw:style-name="gr13" draw:text-style-name="P6" draw:layer="layout" svg:width="0.008cm" svg:height="0.01cm" svg:x="7.486cm" svg:y="8.574cm" svg:viewBox="0 0 9 11" draw:points="0,0 0,11 9,3">
          <text:p/>
        </draw:polygon>
        <draw:polygon draw:style-name="gr13" draw:text-style-name="P6" draw:layer="layout" svg:width="0.306cm" svg:height="0.153cm" svg:x="5.04cm" svg:y="7.82cm" svg:viewBox="0 0 307 154" draw:points="307,154 153,0 0,154">
          <text:p/>
        </draw:polygon>
        <draw:polygon draw:style-name="gr13" draw:text-style-name="P6" draw:layer="layout" svg:width="0.306cm" svg:height="0.153cm" svg:x="3.511cm" svg:y="7.055cm" svg:viewBox="0 0 307 154" draw:points="153,154 307,0 0,0">
          <text:p/>
        </draw:polygon>
        <draw:polygon draw:style-name="gr13" draw:text-style-name="P6" draw:layer="layout" svg:width="0.118cm" svg:height="0.092cm" svg:x="2.017cm" svg:y="4.151cm" svg:viewBox="0 0 119 93" draw:points="26,93 119,0 0,0">
          <text:p/>
        </draw:polygon>
        <draw:polygon draw:style-name="gr13" draw:text-style-name="P6" draw:layer="layout" svg:width="0.034cm" svg:height="0.08cm" svg:x="3.324cm" svg:y="6.903cm" svg:viewBox="0 0 35 81" draw:points="35,81 35,0 0,35">
          <text:p/>
        </draw:polygon>
        <draw:polygon draw:style-name="gr13" draw:text-style-name="P6" draw:layer="layout" svg:width="0.305cm" svg:height="0.153cm" svg:x="3.206cm" svg:y="5.985cm" svg:viewBox="0 0 306 154" draw:points="306,154 152,0 0,154">
          <text:p/>
        </draw:polygon>
        <draw:polygon draw:style-name="gr14" draw:text-style-name="P6" draw:layer="layout" svg:width="0.127cm" svg:height="0.127cm" svg:x="8.582cm" svg:y="8.763cm" svg:viewBox="0 0 128 128" draw:points="0,0 128,128 128,14">
          <text:p/>
        </draw:polygon>
        <draw:polygon draw:style-name="gr15" draw:text-style-name="P2" draw:layer="layout" svg:width="0.127cm" svg:height="0.127cm" svg:x="8.582cm" svg:y="8.763cm" svg:viewBox="0 0 128 128" draw:points="0,0 128,128 128,14">
          <text:p/>
        </draw:polygon>
        <draw:polygon draw:style-name="gr13" draw:text-style-name="P6" draw:layer="layout" svg:width="0.153cm" svg:height="0.153cm" svg:x="2.747cm" svg:y="5.832cm" svg:viewBox="0 0 154 154" draw:points="0,0 0,154 154,0">
          <text:p/>
        </draw:polygon>
        <draw:polygon draw:style-name="gr13" draw:text-style-name="P6" draw:layer="layout" svg:width="0.013cm" svg:height="0.037cm" svg:x="2.734cm" svg:y="5.985cm" svg:viewBox="0 0 14 38" draw:points="14,38 14,0 0,14">
          <text:p/>
        </draw:polygon>
        <draw:polygon draw:style-name="gr13" draw:text-style-name="P6" draw:layer="layout" svg:width="0.118cm" svg:height="0.209cm" svg:x="1.406cm" svg:y="0.976cm" svg:viewBox="0 0 119 210" draw:points="26,210 119,118 0,0">
          <text:p/>
        </draw:polygon>
        <draw:polygon draw:style-name="gr14" draw:text-style-name="P6" draw:layer="layout" svg:width="0.305cm" svg:height="0.306cm" svg:x="5.346cm" svg:y="8.278cm" svg:viewBox="0 0 306 307" draw:points="0,307 306,307 0,0">
          <text:p/>
        </draw:polygon>
        <draw:polygon draw:style-name="gr15" draw:text-style-name="P2" draw:layer="layout" svg:width="0.305cm" svg:height="0.306cm" svg:x="5.346cm" svg:y="8.278cm" svg:viewBox="0 0 306 307" draw:points="0,307 306,307 0,0">
          <text:p/>
        </draw:polygon>
        <draw:polygon draw:style-name="gr14" draw:text-style-name="P6" draw:layer="layout" svg:width="0.076cm" svg:height="0.077cm" svg:x="1.524cm" svg:y="0.329cm" svg:viewBox="0 0 77 78" draw:points="77,78 77,0 0,0">
          <text:p/>
        </draw:polygon>
        <draw:polygon draw:style-name="gr15" draw:text-style-name="P2" draw:layer="layout" svg:width="0.076cm" svg:height="0.077cm" svg:x="1.524cm" svg:y="0.329cm" svg:viewBox="0 0 77 78" draw:points="77,78 77,0 0,0">
          <text:p/>
        </draw:polygon>
        <draw:polygon draw:style-name="gr13" draw:text-style-name="P6" draw:layer="layout" svg:width="0.074cm" svg:height="0.115cm" svg:x="5.119cm" svg:y="8.431cm" svg:viewBox="0 0 75 116" draw:points="75,116 75,0 0,75">
          <text:p/>
        </draw:polygon>
        <draw:polygon draw:style-name="gr13" draw:text-style-name="P6" draw:layer="layout" svg:width="0.306cm" svg:height="0.305cm" svg:x="3.817cm" svg:y="6.75cm" svg:viewBox="0 0 307 306" draw:points="0,0 0,306 307,306">
          <text:p/>
        </draw:polygon>
        <draw:polygon draw:style-name="gr14" draw:text-style-name="P6" draw:layer="layout" svg:width="0.153cm" svg:height="0.153cm" svg:x="7.486cm" svg:y="8.737cm" svg:viewBox="0 0 154 154" draw:points="154,0 0,0 0,154">
          <text:p/>
        </draw:polygon>
        <draw:polygon draw:style-name="gr15" draw:text-style-name="P2" draw:layer="layout" svg:width="0.153cm" svg:height="0.153cm" svg:x="7.486cm" svg:y="8.737cm" svg:viewBox="0 0 154 154" draw:points="154,0 0,0 0,154">
          <text:p/>
        </draw:polygon>
        <draw:polygon draw:style-name="gr13" draw:text-style-name="P6" draw:layer="layout" svg:width="0.152cm" svg:height="0.153cm" svg:x="4.429cm" svg:y="7.667cm" svg:viewBox="0 0 153 154" draw:points="0,154 153,154 0,0">
          <text:p/>
        </draw:polygon>
        <draw:polygon draw:style-name="gr13" draw:text-style-name="P6" draw:layer="layout" svg:width="0.005cm" svg:height="0.003cm" svg:x="4.123cm" svg:y="6.747cm" svg:viewBox="0 0 6 4" draw:points="2,0 0,4 6,4">
          <text:p/>
        </draw:polygon>
        <draw:polygon draw:style-name="gr13" draw:text-style-name="P6" draw:layer="layout" svg:width="0.044cm" svg:height="0.008cm" svg:x="7.486cm" svg:y="8.576cm" svg:viewBox="0 0 45 9" draw:points="8,0 0,9 45,9">
          <text:p/>
        </draw:polygon>
        <draw:polygon draw:style-name="gr13" draw:text-style-name="P6" draw:layer="layout" svg:width="0.004cm" svg:height="0.025cm" svg:x="1.677cm" svg:y="0.533cm" svg:viewBox="0 0 5 26" draw:points="0,0 0,26 5,26">
          <text:p/>
        </draw:polygon>
        <draw:polygon draw:style-name="gr13" draw:text-style-name="P6" draw:layer="layout" svg:width="0.061cm" svg:height="0.11cm" svg:x="4.215cm" svg:y="7.82cm" svg:viewBox="0 0 62 111" draw:points="62,111 62,0 0,61">
          <text:p/>
        </draw:polygon>
        <draw:polygon draw:style-name="gr13" draw:text-style-name="P6" draw:layer="layout" svg:width="0.153cm" svg:height="0.305cm" svg:x="4.887cm" svg:y="7.973cm" svg:viewBox="0 0 154 306" draw:points="0,154 154,306 154,0">
          <text:p/>
        </draw:polygon>
        <draw:polygon draw:style-name="gr13" draw:text-style-name="P6" draw:layer="layout" svg:width="0.069cm" svg:height="0.087cm" svg:x="7.18cm" svg:y="8.497cm" svg:viewBox="0 0 70 88" draw:points="0,0 0,88 70,18">
          <text:p/>
        </draw:polygon>
        <draw:polygon draw:style-name="gr13" draw:text-style-name="P6" draw:layer="layout" svg:width="0.016cm" svg:height="0.009cm" svg:x="3.97cm" svg:y="6.588cm" svg:viewBox="0 0 17 10" draw:points="9,0 0,10 17,10">
          <text:p/>
        </draw:polygon>
        <draw:polygon draw:style-name="gr13" draw:text-style-name="P6" draw:layer="layout" svg:width="0.076cm" svg:height="0.153cm" svg:x="1.524cm" svg:y="0.482cm" svg:viewBox="0 0 77 154" draw:points="0,154 77,77 0,0">
          <text:p/>
        </draw:polygon>
        <draw:polygon draw:style-name="gr13" draw:text-style-name="P6" draw:layer="layout" svg:width="0.121cm" svg:height="0.088cm" svg:x="2.32cm" svg:y="5.068cm" svg:viewBox="0 0 122 89" draw:points="33,89 122,0 0,0">
          <text:p/>
        </draw:polygon>
        <draw:polygon draw:style-name="gr13" draw:text-style-name="P6" draw:layer="layout" svg:width="0.145cm" svg:height="0.085cm" svg:x="3.358cm" svg:y="5.9cm" svg:viewBox="0 0 146 86" draw:points="87,0 0,86 146,86">
          <text:p/>
        </draw:polygon>
        <draw:polygon draw:style-name="gr13" draw:text-style-name="P6" draw:layer="layout" svg:width="0.074cm" svg:height="0.15cm" svg:x="3.743cm" svg:y="7.361cm" svg:viewBox="0 0 75 151" draw:points="75,151 75,0 0,75">
          <text:p/>
        </draw:polygon>
        <draw:polygon draw:style-name="gr13" draw:text-style-name="P6" draw:layer="layout" svg:width="0.124cm" svg:height="0.169cm" svg:x="2.747cm" svg:y="4.717cm" svg:viewBox="0 0 125 170" draw:points="46,0 0,45 125,170">
          <text:p/>
        </draw:polygon>
        <draw:polygon draw:style-name="gr13" draw:text-style-name="P6" draw:layer="layout" svg:width="0.13cm" svg:height="0.098cm" svg:x="2.158cm" svg:y="4.61cm" svg:viewBox="0 0 131 99" draw:points="32,99 131,0 0,0">
          <text:p/>
        </draw:polygon>
        <draw:polygon draw:style-name="gr13" draw:text-style-name="P6" draw:layer="layout" svg:width="0.153cm" svg:height="0.153cm" svg:x="5.346cm" svg:y="7.82cm" svg:viewBox="0 0 154 154" draw:points="154,0 0,0 0,154">
          <text:p/>
        </draw:polygon>
        <draw:polygon draw:style-name="gr13" draw:text-style-name="P6" draw:layer="layout" svg:width="0.172cm" svg:height="0.115cm" svg:x="6.606cm" svg:y="8.316cm" svg:viewBox="0 0 173 116" draw:points="0,0 116,116 173,60">
          <text:p/>
        </draw:polygon>
        <draw:polygon draw:style-name="gr13" draw:text-style-name="P6" draw:layer="layout" svg:width="0.306cm" svg:height="0.153cm" svg:x="6.263cm" svg:y="8.431cm" svg:viewBox="0 0 307 154" draw:points="307,154 153,0 0,154">
          <text:p/>
        </draw:polygon>
        <draw:polygon draw:style-name="gr13" draw:text-style-name="P6" draw:layer="layout" svg:width="0.045cm" svg:height="0.078cm" svg:x="4.384cm" svg:y="7.973cm" svg:viewBox="0 0 46 79" draw:points="46,79 46,0 0,45">
          <text:p/>
        </draw:polygon>
        <draw:polygon draw:style-name="gr13" draw:text-style-name="P6" draw:layer="layout" svg:width="0.018cm" svg:height="0.01cm" svg:x="3.188cm" svg:y="6.75cm" svg:viewBox="0 0 19 11" draw:points="7,11 19,0 0,0">
          <text:p/>
        </draw:polygon>
        <draw:polygon draw:style-name="gr13" draw:text-style-name="P6" draw:layer="layout" svg:width="0.008cm" svg:height="0.018cm" svg:x="3.97cm" svg:y="6.579cm" svg:viewBox="0 0 9 19" draw:points="0,0 0,19 9,9">
          <text:p/>
        </draw:polygon>
        <draw:polygon draw:style-name="gr13" draw:text-style-name="P6" draw:layer="layout" svg:width="0.041cm" svg:height="0.018cm" svg:x="4.581cm" svg:y="7.19cm" svg:viewBox="0 0 42 19" draw:points="18,0 0,19 42,19">
          <text:p/>
        </draw:polygon>
        <draw:polygon draw:style-name="gr13" draw:text-style-name="P6" draw:layer="layout" svg:width="0.147cm" svg:height="0.05cm" svg:x="5.651cm" svg:y="7.923cm" svg:viewBox="0 0 148 51" draw:points="50,0 0,51 148,51">
          <text:p/>
        </draw:polygon>
        <draw:polygon draw:style-name="gr13" draw:text-style-name="P6" draw:layer="layout" svg:width="0.147cm" svg:height="0.071cm" svg:x="3.976cm" svg:y="7.667cm" svg:viewBox="0 0 148 72" draw:points="77,72 148,0 0,0">
          <text:p/>
        </draw:polygon>
        <draw:polygon draw:style-name="gr13" draw:text-style-name="P6" draw:layer="layout" svg:width="0.037cm" svg:height="0.021cm" svg:x="8.229cm" svg:y="8.716cm" svg:viewBox="0 0 38 22" draw:points="0,0 21,22 38,6">
          <text:p/>
        </draw:polygon>
        <draw:polygon draw:style-name="gr13" draw:text-style-name="P6" draw:layer="layout" svg:width="0.02cm" svg:height="0.044cm" svg:x="3.817cm" svg:y="6.4cm" svg:viewBox="0 0 21 45" draw:points="0,0 0,45 21,24">
          <text:p/>
        </draw:polygon>
        <draw:polygon draw:style-name="gr13" draw:text-style-name="P6" draw:layer="layout" svg:width="0.305cm" svg:height="0.306cm" svg:x="4.429cm" svg:y="7.361cm" svg:viewBox="0 0 306 307" draw:points="0,0 0,307 306,307">
          <text:p/>
        </draw:polygon>
        <draw:polygon draw:style-name="gr13" draw:text-style-name="P6" draw:layer="layout" svg:width="0.153cm" svg:height="0.076cm" svg:x="1.524cm" svg:y="0.941cm" svg:viewBox="0 0 154 77" draw:points="0,0 77,77 154,0">
          <text:p/>
        </draw:polygon>
        <draw:polygon draw:style-name="gr13" draw:text-style-name="P6" draw:layer="layout" svg:width="0.306cm" svg:height="0.153cm" svg:x="7.18cm" svg:y="8.584cm" svg:viewBox="0 0 307 154" draw:points="0,0 153,154 307,0">
          <text:p/>
        </draw:polygon>
        <draw:polygon draw:style-name="gr13" draw:text-style-name="P6" draw:layer="layout" svg:width="0.305cm" svg:height="0.152cm" svg:x="1.677cm" svg:y="2.317cm" svg:viewBox="0 0 306 153" draw:points="154,0 0,153 306,153">
          <text:p/>
        </draw:polygon>
        <draw:polygon draw:style-name="gr14" draw:text-style-name="P6" draw:layer="layout" svg:width="0.612cm" svg:height="0.306cm" svg:x="5.957cm" svg:y="8.584cm" svg:viewBox="0 0 613 307" draw:points="613,307 306,0 0,307">
          <text:p/>
        </draw:polygon>
        <draw:polygon draw:style-name="gr15" draw:text-style-name="P2" draw:layer="layout" svg:width="0.612cm" svg:height="0.306cm" svg:x="5.957cm" svg:y="8.584cm" svg:viewBox="0 0 613 307" draw:points="613,307 306,0 0,307">
          <text:p/>
        </draw:polygon>
        <draw:polygon draw:style-name="gr13" draw:text-style-name="P6" draw:layer="layout" svg:width="0.306cm" svg:height="0.153cm" svg:x="3.817cm" svg:y="7.208cm" svg:viewBox="0 0 307 154" draw:points="307,154 153,0 0,154">
          <text:p/>
        </draw:polygon>
        <draw:polygon draw:style-name="gr13" draw:text-style-name="P6" draw:layer="layout" svg:width="0.044cm" svg:height="0.067cm" svg:x="2.135cm" svg:y="2.904cm" svg:viewBox="0 0 45 68" draw:points="24,0 0,25 45,68">
          <text:p/>
        </draw:polygon>
        <draw:polygon draw:style-name="gr13" draw:text-style-name="P6" draw:layer="layout" svg:width="0.153cm" svg:height="0.306cm" svg:x="1.524cm" svg:y="1.552cm" svg:viewBox="0 0 154 307" draw:points="0,154 154,307 154,0">
          <text:p/>
        </draw:polygon>
        <draw:polygon draw:style-name="gr13" draw:text-style-name="P6" draw:layer="layout" svg:width="0.305cm" svg:height="0.153cm" svg:x="4.429cm" svg:y="7.667cm" svg:viewBox="0 0 306 154" draw:points="0,0 152,154 306,0">
          <text:p/>
        </draw:polygon>
        <draw:polygon draw:style-name="gr13" draw:text-style-name="P6" draw:layer="layout" svg:width="0.153cm" svg:height="0.153cm" svg:x="4.276cm" svg:y="7.667cm" svg:viewBox="0 0 154 154" draw:points="0,154 154,154 154,0">
          <text:p/>
        </draw:polygon>
        <draw:polygon draw:style-name="gr13" draw:text-style-name="P6" draw:layer="layout" svg:width="0.12cm" svg:height="0.1cm" svg:x="1.677cm" svg:y="1.146cm" svg:viewBox="0 0 121 101" draw:points="101,0 0,101 121,101">
          <text:p/>
        </draw:polygon>
        <draw:polygon draw:style-name="gr13" draw:text-style-name="P6" draw:layer="layout" svg:width="0.008cm" svg:height="0.006cm" svg:x="1.364cm" svg:y="0.635cm" svg:viewBox="0 0 9 7" draw:points="2,7 9,0 0,0">
          <text:p/>
        </draw:polygon>
        <draw:polygon draw:style-name="gr13" draw:text-style-name="P6" draw:layer="layout" svg:width="0.153cm" svg:height="0.306cm" svg:x="1.677cm" svg:y="1.858cm" svg:viewBox="0 0 154 307" draw:points="154,154 0,0 0,307">
          <text:p/>
        </draw:polygon>
        <draw:polygon draw:style-name="gr13" draw:text-style-name="P6" draw:layer="layout" svg:width="0.306cm" svg:height="0.306cm" svg:x="5.651cm" svg:y="8.278cm" svg:viewBox="0 0 307 307" draw:points="0,0 0,307 307,0">
          <text:p/>
        </draw:polygon>
        <draw:polygon draw:style-name="gr13" draw:text-style-name="P6" draw:layer="layout" svg:width="0.153cm" svg:height="0.153cm" svg:x="1.524cm" svg:y="1.552cm" svg:viewBox="0 0 154 154" draw:points="0,0 0,154 154,0">
          <text:p/>
        </draw:polygon>
        <draw:polygon draw:style-name="gr13" draw:text-style-name="P6" draw:layer="layout" svg:width="0.077cm" svg:height="0.038cm" svg:x="1.6cm" svg:y="0.52cm" svg:viewBox="0 0 78 39" draw:points="78,39 40,0 0,39">
          <text:p/>
        </draw:polygon>
        <draw:polygon draw:style-name="gr13" draw:text-style-name="P6" draw:layer="layout" svg:width="0.306cm" svg:height="0.306cm" svg:x="4.123cm" svg:y="7.055cm" svg:viewBox="0 0 307 307" draw:points="0,307 307,307 0,0">
          <text:p/>
        </draw:polygon>
        <draw:polygon draw:style-name="gr13" draw:text-style-name="P6" draw:layer="layout" svg:width="0.051cm" svg:height="0.027cm" svg:x="9.485cm" svg:y="8.825cm" svg:viewBox="0 0 52 28" draw:points="0,0 26,28 52,3">
          <text:p/>
        </draw:polygon>
        <draw:polygon draw:style-name="gr13" draw:text-style-name="P6" draw:layer="layout" svg:width="0.117cm" svg:height="0.118cm" svg:x="1.865cm" svg:y="3.574cm" svg:viewBox="0 0 118 119" draw:points="30,119 118,119 0,0">
          <text:p/>
        </draw:polygon>
        <draw:polygon draw:style-name="gr14" draw:text-style-name="P6" draw:layer="layout" svg:width="0.076cm" svg:height="0.038cm" svg:x="9.55cm" svg:y="8.852cm" svg:viewBox="0 0 77 39" draw:points="38,0 0,39 77,39">
          <text:p/>
        </draw:polygon>
        <draw:polygon draw:style-name="gr15" draw:text-style-name="P2" draw:layer="layout" svg:width="0.076cm" svg:height="0.038cm" svg:x="9.55cm" svg:y="8.852cm" svg:viewBox="0 0 77 39" draw:points="38,0 0,39 77,39">
          <text:p/>
        </draw:polygon>
        <draw:polygon draw:style-name="gr13" draw:text-style-name="P6" draw:layer="layout" svg:width="0.068cm" svg:height="0.044cm" svg:x="3.053cm" svg:y="5.33cm" svg:viewBox="0 0 69 45" draw:points="45,0 0,45 69,45">
          <text:p/>
        </draw:polygon>
        <draw:polygon draw:style-name="gr13" draw:text-style-name="P6" draw:layer="layout" svg:width="0.153cm" svg:height="0.153cm" svg:x="3.664cm" svg:y="7.055cm" svg:viewBox="0 0 154 154" draw:points="0,154 154,154 154,0">
          <text:p/>
        </draw:polygon>
        <draw:polygon draw:style-name="gr13" draw:text-style-name="P6" draw:layer="layout" svg:width="0.153cm" svg:height="0.153cm" svg:x="7.333cm" svg:y="8.584cm" svg:viewBox="0 0 154 154" draw:points="0,154 154,154 154,0">
          <text:p/>
        </draw:polygon>
        <draw:polygon draw:style-name="gr13" draw:text-style-name="P6" draw:layer="layout" svg:width="0.306cm" svg:height="0.153cm" svg:x="3.817cm" svg:y="7.055cm" svg:viewBox="0 0 307 154" draw:points="0,0 153,154 307,0">
          <text:p/>
        </draw:polygon>
        <draw:polygon draw:style-name="gr13" draw:text-style-name="P6" draw:layer="layout" svg:width="0.008cm" svg:height="0.008cm" svg:x="1.363cm" svg:y="0.627cm" svg:viewBox="0 0 9 9" draw:points="1,9 9,9 0,0">
          <text:p/>
        </draw:polygon>
        <draw:polygon draw:style-name="gr13" draw:text-style-name="P6" draw:layer="layout" svg:width="0.153cm" svg:height="0.306cm" svg:x="2.594cm" svg:y="4.915cm" svg:viewBox="0 0 154 307" draw:points="0,307 154,154 0,0">
          <text:p/>
        </draw:polygon>
        <draw:polygon draw:style-name="gr13" draw:text-style-name="P6" draw:layer="layout" svg:width="0.076cm" svg:height="0.153cm" svg:x="1.524cm" svg:y="0.941cm" svg:viewBox="0 0 77 154" draw:points="77,77 0,0 0,154">
          <text:p/>
        </draw:polygon>
        <draw:polygon draw:style-name="gr13" draw:text-style-name="P6" draw:layer="layout" svg:width="0.015cm" svg:height="0.007cm" svg:x="4.429cm" svg:y="7.048cm" svg:viewBox="0 0 16 8" draw:points="8,0 0,8 16,8">
          <text:p/>
        </draw:polygon>
        <draw:polygon draw:style-name="gr13" draw:text-style-name="P6" draw:layer="layout" svg:width="0.153cm" svg:height="0.306cm" svg:x="2.135cm" svg:y="3.998cm" svg:viewBox="0 0 154 307" draw:points="0,154 154,307 154,0">
          <text:p/>
        </draw:polygon>
        <draw:polygon draw:style-name="gr13" draw:text-style-name="P6" draw:layer="layout" svg:width="0.013cm" svg:height="0.013cm" svg:x="7.473cm" svg:y="8.571cm" svg:viewBox="0 0 14 14" draw:points="0,0 14,14 14,4">
          <text:p/>
        </draw:polygon>
        <draw:polygon draw:style-name="gr13" draw:text-style-name="P6" draw:layer="layout" svg:width="0.108cm" svg:height="0.08cm" svg:x="2.288cm" svg:y="3.612cm" svg:viewBox="0 0 109 81" draw:points="82,0 0,81 109,81">
          <text:p/>
        </draw:polygon>
        <draw:polygon draw:style-name="gr13" draw:text-style-name="P6" draw:layer="layout" svg:width="0.306cm" svg:height="0.306cm" svg:x="4.123cm" svg:y="7.055cm" svg:viewBox="0 0 307 307" draw:points="307,307 307,0 0,0">
          <text:p/>
        </draw:polygon>
        <draw:polygon draw:style-name="gr13" draw:text-style-name="P6" draw:layer="layout" svg:width="0.307cm" svg:height="0.153cm" svg:x="1.982cm" svg:y="3.998cm" svg:viewBox="0 0 308 154" draw:points="0,0 154,154 308,0">
          <text:p/>
        </draw:polygon>
        <draw:polygon draw:style-name="gr14" draw:text-style-name="P6" draw:layer="layout" svg:width="0.305cm" svg:height="0.153cm" svg:x="7.792cm" svg:y="8.737cm" svg:viewBox="0 0 306 154" draw:points="306,154 153,0 0,154">
          <text:p/>
        </draw:polygon>
        <draw:polygon draw:style-name="gr15" draw:text-style-name="P2" draw:layer="layout" svg:width="0.305cm" svg:height="0.153cm" svg:x="7.792cm" svg:y="8.737cm" svg:viewBox="0 0 306 154" draw:points="306,154 153,0 0,154">
          <text:p/>
        </draw:polygon>
        <draw:polygon draw:style-name="gr13" draw:text-style-name="P6" draw:layer="layout" svg:width="0.153cm" svg:height="0.153cm" svg:x="3.053cm" svg:y="6.291cm" svg:viewBox="0 0 154 154" draw:points="0,0 0,154 154,154">
          <text:p/>
        </draw:polygon>
        <draw:polygon draw:style-name="gr13" draw:text-style-name="P6" draw:layer="layout" svg:width="0.007cm" svg:height="0.014cm" svg:x="4.429cm" svg:y="7.041cm" svg:viewBox="0 0 8 15" draw:points="0,0 0,15 8,7">
          <text:p/>
        </draw:polygon>
        <draw:polygon draw:style-name="gr13" draw:text-style-name="P6" draw:layer="layout" svg:width="0.141cm" svg:height="0.084cm" svg:x="7.861cm" svg:y="8.653cm" svg:viewBox="0 0 142 85" draw:points="0,0 84,85 142,27">
          <text:p/>
        </draw:polygon>
        <draw:polygon draw:style-name="gr13" draw:text-style-name="P6" draw:layer="layout" svg:width="0.003cm" svg:height="0.002cm" svg:x="3.206cm" svg:y="5.525cm" svg:viewBox="0 0 4 3" draw:points="2,0 0,3 4,3">
          <text:p/>
        </draw:polygon>
        <draw:polygon draw:style-name="gr13" draw:text-style-name="P6" draw:layer="layout" svg:width="0.305cm" svg:height="0.152cm" svg:x="5.346cm" svg:y="8.126cm" svg:viewBox="0 0 306 153" draw:points="306,153 153,0 0,153">
          <text:p/>
        </draw:polygon>
        <draw:polygon draw:style-name="gr13" draw:text-style-name="P6" draw:layer="layout" svg:width="0.305cm" svg:height="0.153cm" svg:x="5.346cm" svg:y="7.973cm" svg:viewBox="0 0 306 154" draw:points="0,0 153,154 306,0">
          <text:p/>
        </draw:polygon>
        <draw:polygon draw:style-name="gr13" draw:text-style-name="P6" draw:layer="layout" svg:width="0.153cm" svg:height="0.306cm" svg:x="6.263cm" svg:y="8.278cm" svg:viewBox="0 0 154 307" draw:points="154,154 0,0 0,307">
          <text:p/>
        </draw:polygon>
        <draw:polygon draw:style-name="gr13" draw:text-style-name="P6" draw:layer="layout" svg:width="0.153cm" svg:height="0.152cm" svg:x="1.524cm" svg:y="1.094cm" svg:viewBox="0 0 154 153" draw:points="154,0 0,0 154,153">
          <text:p/>
        </draw:polygon>
        <draw:polygon draw:style-name="gr13" draw:text-style-name="P6" draw:layer="layout" svg:width="0.305cm" svg:height="0.153cm" svg:x="4.429cm" svg:y="7.82cm" svg:viewBox="0 0 306 154" draw:points="306,154 152,0 0,154">
          <text:p/>
        </draw:polygon>
        <draw:polygon draw:style-name="gr13" draw:text-style-name="P6" draw:layer="layout" svg:width="0.068cm" svg:height="0.053cm" svg:x="1.982cm" svg:y="2.416cm" svg:viewBox="0 0 69 54" draw:points="54,0 0,54 69,54">
          <text:p/>
        </draw:polygon>
        <draw:polygon draw:style-name="gr13" draw:text-style-name="P6" draw:layer="layout" svg:width="0.152cm" svg:height="0.152cm" svg:x="5.499cm" svg:y="8.126cm" svg:viewBox="0 0 153 153" draw:points="153,0 0,0 153,153">
          <text:p/>
        </draw:polygon>
        <draw:polygon draw:style-name="gr14" draw:text-style-name="P6" draw:layer="layout" svg:width="0.306cm" svg:height="0.153cm" svg:x="8.097cm" svg:y="8.737cm" svg:viewBox="0 0 307 154" draw:points="153,0 0,154 307,154">
          <text:p/>
        </draw:polygon>
        <draw:polygon draw:style-name="gr15" draw:text-style-name="P2" draw:layer="layout" svg:width="0.306cm" svg:height="0.153cm" svg:x="8.097cm" svg:y="8.737cm" svg:viewBox="0 0 307 154" draw:points="153,0 0,154 307,154">
          <text:p/>
        </draw:polygon>
        <draw:polygon draw:style-name="gr13" draw:text-style-name="P6" draw:layer="layout" svg:width="0.152cm" svg:height="0.153cm" svg:x="5.499cm" svg:y="7.973cm" svg:viewBox="0 0 153 154" draw:points="0,154 153,154 153,0">
          <text:p/>
        </draw:polygon>
        <draw:polygon draw:style-name="gr13" draw:text-style-name="P6" draw:layer="layout" svg:width="0.153cm" svg:height="0.152cm" svg:x="5.651cm" svg:y="8.126cm" svg:viewBox="0 0 154 153" draw:points="154,0 0,0 0,153">
          <text:p/>
        </draw:polygon>
        <draw:polygon draw:style-name="gr13" draw:text-style-name="P6" draw:layer="layout" svg:width="0.153cm" svg:height="0.153cm" svg:x="5.04cm" svg:y="8.278cm" svg:viewBox="0 0 154 154" draw:points="0,154 154,154 0,0">
          <text:p/>
        </draw:polygon>
        <draw:polygon draw:style-name="gr13" draw:text-style-name="P6" draw:layer="layout" svg:width="0.152cm" svg:height="0.153cm" svg:x="4.429cm" svg:y="7.82cm" svg:viewBox="0 0 153 154" draw:points="153,0 0,0 0,154">
          <text:p/>
        </draw:polygon>
        <draw:polygon draw:style-name="gr13" draw:text-style-name="P6" draw:layer="layout" svg:width="0.152cm" svg:height="0.306cm" svg:x="1.83cm" svg:y="2.469cm" svg:viewBox="0 0 153 307" draw:points="0,154 153,307 153,0">
          <text:p/>
        </draw:polygon>
        <draw:polygon draw:style-name="gr13" draw:text-style-name="P6" draw:layer="layout" svg:width="0.153cm" svg:height="0.153cm" svg:x="3.817cm" svg:y="7.208cm" svg:viewBox="0 0 154 154" draw:points="154,0 0,0 0,154">
          <text:p/>
        </draw:polygon>
        <draw:polygon draw:style-name="gr14" draw:text-style-name="P6" draw:layer="layout" svg:width="0.305cm" svg:height="0.306cm" svg:x="6.569cm" svg:y="8.584cm" svg:viewBox="0 0 306 307" draw:points="306,0 0,0 0,307">
          <text:p/>
        </draw:polygon>
        <draw:polygon draw:style-name="gr15" draw:text-style-name="P2" draw:layer="layout" svg:width="0.305cm" svg:height="0.306cm" svg:x="6.569cm" svg:y="8.584cm" svg:viewBox="0 0 306 307" draw:points="306,0 0,0 0,307">
          <text:p/>
        </draw:polygon>
        <draw:polygon draw:style-name="gr13" draw:text-style-name="P6" draw:layer="layout" svg:width="0.153cm" svg:height="0.306cm" svg:x="4.734cm" svg:y="7.361cm" svg:viewBox="0 0 154 307" draw:points="154,154 0,0 0,307">
          <text:p/>
        </draw:polygon>
        <draw:polygon draw:style-name="gr13" draw:text-style-name="P6" draw:layer="layout" svg:width="0.066cm" svg:height="0.141cm" svg:x="3.598cm" svg:y="7.208cm" svg:viewBox="0 0 67 142" draw:points="67,142 67,0 0,68">
          <text:p/>
        </draw:polygon>
        <draw:polygon draw:style-name="gr13" draw:text-style-name="P6" draw:layer="layout" svg:width="0.018cm" svg:height="0.069cm" svg:x="2.27cm" svg:y="4.915cm" svg:viewBox="0 0 19 70" draw:points="19,70 19,0 0,20">
          <text:p/>
        </draw:polygon>
        <draw:polygon draw:style-name="gr13" draw:text-style-name="P6" draw:layer="layout" svg:width="0.306cm" svg:height="0.306cm" svg:x="5.957cm" svg:y="8.278cm" svg:viewBox="0 0 307 307" draw:points="307,307 307,0 0,0">
          <text:p/>
        </draw:polygon>
        <draw:polygon draw:style-name="gr13" draw:text-style-name="P6" draw:layer="layout" svg:width="0.085cm" svg:height="0.086cm" svg:x="5.346cm" svg:y="8.584cm" svg:viewBox="0 0 86 87" draw:points="86,87 0,0 0,45">
          <text:p/>
        </draw:polygon>
        <draw:polygon draw:style-name="gr13" draw:text-style-name="P6" draw:layer="layout" svg:width="0.153cm" svg:height="0.153cm" svg:x="6.416cm" svg:y="8.431cm" svg:viewBox="0 0 154 154" draw:points="154,0 0,0 154,154">
          <text:p/>
        </draw:polygon>
        <draw:polygon draw:style-name="gr13" draw:text-style-name="P6" draw:layer="layout" svg:width="0.04cm" svg:height="0.035cm" svg:x="1.677cm" svg:y="0.753cm" svg:viewBox="0 0 41 36" draw:points="35,0 0,36 41,36">
          <text:p/>
        </draw:polygon>
        <draw:polygon draw:style-name="gr13" draw:text-style-name="P6" draw:layer="layout" svg:width="0.016cm" svg:height="0.014cm" svg:x="1.677cm" svg:y="0.621cm" svg:viewBox="0 0 17 15" draw:points="14,0 0,15 17,15">
          <text:p/>
        </draw:polygon>
        <draw:polygon draw:style-name="gr13" draw:text-style-name="P6" draw:layer="layout" svg:width="0.153cm" svg:height="0.153cm" svg:x="1.371cm" svg:y="0.635cm" svg:viewBox="0 0 154 154" draw:points="154,154 154,0 0,0">
          <text:p/>
        </draw:polygon>
        <draw:polygon draw:style-name="gr13" draw:text-style-name="P6" draw:layer="layout" svg:width="0.073cm" svg:height="0.105cm" svg:x="5.731cm" svg:y="8.737cm" svg:viewBox="0 0 74 106" draw:points="74,106 74,0 0,75">
          <text:p/>
        </draw:polygon>
        <draw:polygon draw:style-name="gr13" draw:text-style-name="P6" draw:layer="layout" svg:width="0.153cm" svg:height="0.076cm" svg:x="1.524cm" svg:y="0.788cm" svg:viewBox="0 0 154 77" draw:points="77,77 154,0 0,0">
          <text:p/>
        </draw:polygon>
        <draw:polygon draw:style-name="gr14" draw:text-style-name="P6" draw:layer="layout" svg:width="0.306cm" svg:height="0.153cm" svg:x="7.18cm" svg:y="8.737cm" svg:viewBox="0 0 307 154" draw:points="307,154 153,0 0,154">
          <text:p/>
        </draw:polygon>
        <draw:polygon draw:style-name="gr15" draw:text-style-name="P2" draw:layer="layout" svg:width="0.306cm" svg:height="0.153cm" svg:x="7.18cm" svg:y="8.737cm" svg:viewBox="0 0 307 154" draw:points="307,154 153,0 0,154">
          <text:p/>
        </draw:polygon>
        <draw:polygon draw:style-name="gr13" draw:text-style-name="P6" draw:layer="layout" svg:width="0.144cm" svg:height="0.121cm" svg:x="4.559cm" svg:y="8.126cm" svg:viewBox="0 0 145 122" draw:points="145,122 22,0 0,22">
          <text:p/>
        </draw:polygon>
        <draw:polygon draw:style-name="gr14" draw:text-style-name="P6" draw:layer="layout" svg:width="0.076cm" svg:height="0.038cm" svg:x="9.244cm" svg:y="8.852cm" svg:viewBox="0 0 77 39" draw:points="38,0 0,39 77,39">
          <text:p/>
        </draw:polygon>
        <draw:polygon draw:style-name="gr15" draw:text-style-name="P2" draw:layer="layout" svg:width="0.076cm" svg:height="0.038cm" svg:x="9.244cm" svg:y="8.852cm" svg:viewBox="0 0 77 39" draw:points="38,0 0,39 77,39">
          <text:p/>
        </draw:polygon>
        <draw:polygon draw:style-name="gr13" draw:text-style-name="P6" draw:layer="layout" svg:width="0.014cm" svg:height="0.004cm" svg:x="6.11cm" svg:y="8.122cm" svg:viewBox="0 0 15 5" draw:points="4,0 0,5 15,5">
          <text:p/>
        </draw:polygon>
        <draw:polygon draw:style-name="gr14" draw:text-style-name="P6" draw:layer="layout" svg:width="0.077cm" svg:height="0.038cm" svg:x="9.473cm" svg:y="8.852cm" svg:viewBox="0 0 78 39" draw:points="78,39 38,0 0,39">
          <text:p/>
        </draw:polygon>
        <draw:polygon draw:style-name="gr15" draw:text-style-name="P2" draw:layer="layout" svg:width="0.077cm" svg:height="0.038cm" svg:x="9.473cm" svg:y="8.852cm" svg:viewBox="0 0 78 39" draw:points="78,39 38,0 0,39">
          <text:p/>
        </draw:polygon>
        <draw:polygon draw:style-name="gr13" draw:text-style-name="P6" draw:layer="layout" svg:width="0.306cm" svg:height="0.305cm" svg:x="5.04cm" svg:y="7.973cm" svg:viewBox="0 0 307 306" draw:points="0,0 0,306 307,306">
          <text:p/>
        </draw:polygon>
        <draw:polygon draw:style-name="gr13" draw:text-style-name="P6" draw:layer="layout" svg:width="0.077cm" svg:height="0.153cm" svg:x="1.6cm" svg:y="0.941cm" svg:viewBox="0 0 78 154" draw:points="0,77 78,154 78,0">
          <text:p/>
        </draw:polygon>
        <draw:polygon draw:style-name="gr13" draw:text-style-name="P6" draw:layer="layout" svg:width="0.117cm" svg:height="0.085cm" svg:x="2.441cm" svg:y="4.066cm" svg:viewBox="0 0 118 86" draw:points="86,0 0,86 118,86">
          <text:p/>
        </draw:polygon>
        <draw:polygon draw:style-name="gr13" draw:text-style-name="P6" draw:layer="layout" svg:width="0.153cm" svg:height="0.306cm" svg:x="5.193cm" svg:y="8.278cm" svg:viewBox="0 0 154 307" draw:points="0,154 154,307 154,0">
          <text:p/>
        </draw:polygon>
        <draw:polygon draw:style-name="gr13" draw:text-style-name="P6" draw:layer="layout" svg:width="0.004cm" svg:height="0.004cm" svg:x="4.276cm" svg:y="6.9cm" svg:viewBox="0 0 5 5" draw:points="3,0 0,5 5,5">
          <text:p/>
        </draw:polygon>
        <draw:polygon draw:style-name="gr14" draw:text-style-name="P6" draw:layer="layout" svg:width="0.153cm" svg:height="0.076cm" svg:x="8.862cm" svg:y="8.814cm" svg:viewBox="0 0 154 77" draw:points="77,0 0,77 154,77">
          <text:p/>
        </draw:polygon>
        <draw:polygon draw:style-name="gr15" draw:text-style-name="P2" draw:layer="layout" svg:width="0.153cm" svg:height="0.076cm" svg:x="8.862cm" svg:y="8.814cm" svg:viewBox="0 0 154 77" draw:points="77,0 0,77 154,77">
          <text:p/>
        </draw:polygon>
        <draw:polygon draw:style-name="gr13" draw:text-style-name="P6" draw:layer="layout" svg:width="0.077cm" svg:height="0.077cm" svg:x="1.6cm" svg:y="0.558cm" svg:viewBox="0 0 78 78" draw:points="78,0 0,0 78,78">
          <text:p/>
        </draw:polygon>
        <draw:polygon draw:style-name="gr13" draw:text-style-name="P6" draw:layer="layout" svg:width="0.098cm" svg:height="0.084cm" svg:x="1.579cm" svg:y="2.164cm" svg:viewBox="0 0 99 85" draw:points="13,85 99,0 0,0">
          <text:p/>
        </draw:polygon>
        <draw:polygon draw:style-name="gr13" draw:text-style-name="P6" draw:layer="layout" svg:width="0.153cm" svg:height="0.153cm" svg:x="1.982cm" svg:y="3.081cm" svg:viewBox="0 0 154 154" draw:points="0,154 154,154 0,0">
          <text:p/>
        </draw:polygon>
        <draw:polygon draw:style-name="gr13" draw:text-style-name="P6" draw:layer="layout" svg:width="0.08cm" svg:height="0.034cm" svg:x="4.734cm" svg:y="7.327cm" svg:viewBox="0 0 81 35" draw:points="36,0 0,35 81,35">
          <text:p/>
        </draw:polygon>
        <draw:polygon draw:style-name="gr13" draw:text-style-name="P6" draw:layer="layout" svg:width="0.153cm" svg:height="0.077cm" svg:x="1.524cm" svg:y="0.558cm" svg:viewBox="0 0 154 78" draw:points="77,0 0,78 154,78">
          <text:p/>
        </draw:polygon>
        <draw:polygon draw:style-name="gr13" draw:text-style-name="P6" draw:layer="layout" svg:width="0.137cm" svg:height="0.056cm" svg:x="4.887cm" svg:y="7.458cm" svg:viewBox="0 0 138 57" draw:points="57,0 0,57 138,57">
          <text:p/>
        </draw:polygon>
        <draw:polygon draw:style-name="gr13" draw:text-style-name="P6" draw:layer="layout" svg:width="0.008cm" svg:height="0.032cm" svg:x="2.288cm" svg:y="3.355cm" svg:viewBox="0 0 9 33" draw:points="0,0 0,33 9,25">
          <text:p/>
        </draw:polygon>
        <draw:polygon draw:style-name="gr13" draw:text-style-name="P6" draw:layer="layout" svg:width="0.153cm" svg:height="0.153cm" svg:x="2.747cm" svg:y="5.068cm" svg:viewBox="0 0 154 154" draw:points="154,0 0,0 154,154">
          <text:p/>
        </draw:polygon>
        <draw:polygon draw:style-name="gr13" draw:text-style-name="P6" draw:layer="layout" svg:width="0.043cm" svg:height="0.153cm" svg:x="1.83cm" svg:y="1.552cm" svg:viewBox="0 0 44 154" draw:points="22,0 0,0 0,154 44,111">
          <text:p/>
        </draw:polygon>
        <draw:polygon draw:style-name="gr13" draw:text-style-name="P6" draw:layer="layout" svg:width="0.153cm" svg:height="0.097cm" svg:x="7.792cm" svg:y="8.64cm" svg:viewBox="0 0 154 98" draw:points="0,0 0,98 154,98 70,13">
          <text:p/>
        </draw:polygon>
        <draw:polygon draw:style-name="gr13" draw:text-style-name="P6" draw:layer="layout" svg:width="0.149cm" svg:height="0.153cm" svg:x="1.83cm" svg:y="2.164cm" svg:viewBox="0 0 150 154" draw:points="149,0 0,0 0,154 150,3">
          <text:p/>
        </draw:polygon>
        <draw:polygon draw:style-name="gr13" draw:text-style-name="P6" draw:layer="layout" svg:width="0.225cm" svg:height="0.153cm" svg:x="2.063cm" svg:y="4.304cm" svg:viewBox="0 0 226 154" draw:points="34,115 72,154 226,0 0,0">
          <text:p/>
        </draw:polygon>
        <draw:polygon draw:style-name="gr13" draw:text-style-name="P6" draw:layer="layout" svg:width="0.098cm" svg:height="0.305cm" svg:x="2.19cm" svg:y="4.61cm" svg:viewBox="0 0 99 306" draw:points="61,268 99,306 99,0 0,98">
          <text:p/>
        </draw:polygon>
        <draw:polygon draw:style-name="gr13" draw:text-style-name="P6" draw:layer="layout" svg:width="0.153cm" svg:height="0.153cm" svg:x="2.441cm" svg:y="4.151cm" svg:viewBox="0 0 154 154" draw:points="118,0 0,0 154,154 154,95">
          <text:p/>
        </draw:polygon>
        <draw:polygon draw:style-name="gr13" draw:text-style-name="P6" draw:layer="layout" svg:width="0.153cm" svg:height="0.153cm" svg:x="1.371cm" svg:y="0.635cm" svg:viewBox="0 0 154 154" draw:points="11,154 154,154 0,0 0,58">
          <text:p/>
        </draw:polygon>
        <draw:polygon draw:style-name="gr14" draw:text-style-name="P6" draw:layer="layout" svg:width="0.038cm" svg:height="0.07cm" svg:x="9.282cm" svg:y="8.82cm" svg:viewBox="0 0 39 71" draw:points="33,0 0,32 39,71 39,0">
          <text:p/>
        </draw:polygon>
        <draw:polygon draw:style-name="gr15" draw:text-style-name="P2" draw:layer="layout" svg:width="0.038cm" svg:height="0.07cm" svg:x="9.282cm" svg:y="8.82cm" svg:viewBox="0 0 39 71" draw:points="33,0 0,32 39,71 39,0">
          <text:p/>
        </draw:polygon>
        <draw:polygon draw:style-name="gr13" draw:text-style-name="P6" draw:layer="layout" svg:width="0.141cm" svg:height="0.153cm" svg:x="1.689cm" svg:y="2.775cm" svg:viewBox="0 0 142 154" draw:points="3,16 142,154 142,0 0,0">
          <text:p/>
        </draw:polygon>
        <draw:polygon draw:style-name="gr13" draw:text-style-name="P6" draw:layer="layout" svg:width="0.126cm" svg:height="0.077cm" svg:x="1.398cm" svg:y="0.864cm" svg:viewBox="0 0 127 78" draw:points="4,78 127,78 49,0 0,51">
          <text:p/>
        </draw:polygon>
        <draw:polygon draw:style-name="gr14" draw:text-style-name="P6" draw:layer="layout" svg:width="0.038cm" svg:height="0.062cm" svg:x="9.588cm" svg:y="8.828cm" svg:viewBox="0 0 39 63" draw:points="25,0 0,25 39,63 39,0">
          <text:p/>
        </draw:polygon>
        <draw:polygon draw:style-name="gr15" draw:text-style-name="P2" draw:layer="layout" svg:width="0.038cm" svg:height="0.062cm" svg:x="9.588cm" svg:y="8.828cm" svg:viewBox="0 0 39 63" draw:points="25,0 0,25 39,63 39,0">
          <text:p/>
        </draw:polygon>
        <draw:polygon draw:style-name="gr13" draw:text-style-name="P6" draw:layer="layout" svg:width="0.153cm" svg:height="0.134cm" svg:x="6.416cm" svg:y="8.297cm" svg:viewBox="0 0 154 135" draw:points="136,0 0,135 154,135 154,6">
          <text:p/>
        </draw:polygon>
        <draw:polygon draw:style-name="gr13" draw:text-style-name="P6" draw:layer="layout" svg:width="0.153cm" svg:height="0.153cm" svg:x="3.97cm" svg:y="6.597cm" svg:viewBox="0 0 154 154" draw:points="16,0 0,0 154,154 154,148">
          <text:p/>
        </draw:polygon>
        <draw:polygon draw:style-name="gr13" draw:text-style-name="P6" draw:layer="layout" svg:width="0.153cm" svg:height="0.128cm" svg:x="6.569cm" svg:y="8.303cm" svg:viewBox="0 0 154 129" draw:points="0,0 0,129 154,129 37,13">
          <text:p/>
        </draw:polygon>
        <draw:polygon draw:style-name="gr13" draw:text-style-name="P6" draw:layer="layout" svg:width="0.081cm" svg:height="0.305cm" svg:x="2.288cm" svg:y="3.387cm" svg:viewBox="0 0 82 306" draw:points="15,14 0,0 0,306 82,226">
          <text:p/>
        </draw:polygon>
        <draw:polygon draw:style-name="gr13" draw:text-style-name="P6" draw:layer="layout" svg:width="0.13cm" svg:height="0.153cm" svg:x="5.521cm" svg:y="8.584cm" svg:viewBox="0 0 131 154" draw:points="50,154 131,154 131,0 0,132">
          <text:p/>
        </draw:polygon>
        <draw:polygon draw:style-name="gr13" draw:text-style-name="P6" draw:layer="layout" svg:width="0.153cm" svg:height="0.153cm" svg:x="2.288cm" svg:y="4.915cm" svg:viewBox="0 0 154 154" draw:points="32,154 154,154 0,0 0,70">
          <text:p/>
        </draw:polygon>
        <draw:polygon draw:style-name="gr13" draw:text-style-name="P6" draw:layer="layout" svg:width="0.039cm" svg:height="0.025cm" svg:x="9.511cm" svg:y="8.827cm" svg:viewBox="0 0 40 26" draw:points="26,0 0,26 40,26 40,0">
          <text:p/>
        </draw:polygon>
        <draw:polygon draw:style-name="gr13" draw:text-style-name="P6" draw:layer="layout" svg:width="0.153cm" svg:height="0.153cm" svg:x="2.135cm" svg:y="4.457cm" svg:viewBox="0 0 154 154" draw:points="23,154 154,154 0,0 0,86">
          <text:p/>
        </draw:polygon>
        <draw:polygon draw:style-name="gr13" draw:text-style-name="P6" draw:layer="layout" svg:width="0.06cm" svg:height="0.153cm" svg:x="2.534cm" svg:y="5.527cm" svg:viewBox="0 0 61 154" draw:points="45,154 61,154 61,0 0,60">
          <text:p/>
        </draw:polygon>
        <draw:polygon draw:style-name="gr13" draw:text-style-name="P6" draw:layer="layout" svg:width="0.153cm" svg:height="0.147cm" svg:x="1.677cm" svg:y="1.405cm" svg:viewBox="0 0 154 148" draw:points="148,0 0,148 154,148 154,32">
          <text:p/>
        </draw:polygon>
        <draw:polygon draw:style-name="gr13" draw:text-style-name="P6" draw:layer="layout" svg:width="0.153cm" svg:height="0.153cm" svg:x="4.581cm" svg:y="7.208cm" svg:viewBox="0 0 154 154" draw:points="41,0 0,0 154,154 154,93">
          <text:p/>
        </draw:polygon>
        <draw:polygon draw:style-name="gr13" draw:text-style-name="P6" draw:layer="layout" svg:width="0.153cm" svg:height="0.074cm" svg:x="5.04cm" svg:y="8.431cm" svg:viewBox="0 0 154 75" draw:points="80,75 154,0 0,0 0,29">
          <text:p/>
        </draw:polygon>
        <draw:polygon draw:style-name="gr13" draw:text-style-name="P6" draw:layer="layout" svg:width="0.153cm" svg:height="0.066cm" svg:x="6.263cm" svg:y="8.212cm" svg:viewBox="0 0 154 67" draw:points="67,0 0,67 154,67 154,35">
          <text:p/>
        </draw:polygon>
        <draw:polygon draw:style-name="gr13" draw:text-style-name="P6" draw:layer="layout" svg:width="0.153cm" svg:height="0.152cm" svg:x="2.441cm" svg:y="5.221cm" svg:viewBox="0 0 154 153" draw:points="1,153 154,0 0,0 0,152">
          <text:p/>
        </draw:polygon>
        <draw:polygon draw:style-name="gr13" draw:text-style-name="P6" draw:layer="layout" svg:width="0.153cm" svg:height="0.152cm" svg:x="4.276cm" svg:y="6.903cm" svg:viewBox="0 0 154 153" draw:points="4,0 0,0 154,153 154,139">
          <text:p/>
        </draw:polygon>
        <draw:polygon draw:style-name="gr13" draw:text-style-name="P6" draw:layer="layout" svg:width="0.237cm" svg:height="0.153cm" svg:x="1.677cm" svg:y="1.705cm" svg:viewBox="0 0 238 154" draw:points="220,67 154,0 0,154 238,154">
          <text:p/>
        </draw:polygon>
        <draw:polygon draw:style-name="gr13" draw:text-style-name="P6" draw:layer="layout" svg:width="0.091cm" svg:height="0.153cm" svg:x="2.135cm" svg:y="3.081cm" svg:viewBox="0 0 92 154" draw:points="75,0 0,0 0,154 92,63">
          <text:p/>
        </draw:polygon>
        <draw:polygon draw:style-name="gr13" draw:text-style-name="P6" draw:layer="layout" svg:width="0.076cm" svg:height="0.006cm" svg:x="9.091cm" svg:y="8.808cm" svg:viewBox="0 0 77 7" draw:points="5,0 0,7 77,7 77,4">
          <text:p/>
        </draw:polygon>
        <draw:polygon draw:style-name="gr14" draw:text-style-name="P6" draw:layer="layout" svg:width="0.038cm" svg:height="0.074cm" svg:x="9.244cm" svg:y="8.816cm" svg:viewBox="0 0 39 75" draw:points="0,0 0,75 39,36 3,1">
          <text:p/>
        </draw:polygon>
        <draw:polygon draw:style-name="gr15" draw:text-style-name="P2" draw:layer="layout" svg:width="0.038cm" svg:height="0.074cm" svg:x="9.244cm" svg:y="8.816cm" svg:viewBox="0 0 39 75" draw:points="0,0 0,75 39,36 3,1">
          <text:p/>
        </draw:polygon>
        <draw:polygon draw:style-name="gr13" draw:text-style-name="P6" draw:layer="layout" svg:width="0.235cm" svg:height="0.153cm" svg:x="1.442cm" svg:y="1.246cm" svg:viewBox="0 0 236 154" draw:points="11,83 83,154 236,0 0,0">
          <text:p/>
        </draw:polygon>
        <draw:polygon draw:style-name="gr13" draw:text-style-name="P6" draw:layer="layout" svg:width="0.153cm" svg:height="0.213cm" svg:x="4.123cm" svg:y="7.667cm" svg:viewBox="0 0 154 214" draw:points="93,214 154,154 0,0 0,134">
          <text:p/>
        </draw:polygon>
        <draw:polygon draw:style-name="gr13" draw:text-style-name="P6" draw:layer="layout" svg:width="0.143cm" svg:height="0.153cm" svg:x="1.687cm" svg:y="2.622cm" svg:viewBox="0 0 144 154" draw:points="2,154 144,154 144,0 0,144">
          <text:p/>
        </draw:polygon>
        <draw:polygon draw:style-name="gr13" draw:text-style-name="P6" draw:layer="layout" svg:width="0.099cm" svg:height="0.153cm" svg:x="2.954cm" svg:y="6.291cm" svg:viewBox="0 0 100 154" draw:points="34,154 100,154 100,0 0,100">
          <text:p/>
        </draw:polygon>
        <draw:polygon draw:style-name="gr13" draw:text-style-name="P6" draw:layer="layout" svg:width="0.153cm" svg:height="0.134cm" svg:x="3.053cm" svg:y="6.444cm" svg:viewBox="0 0 154 135" draw:points="19,135 154,0 0,0 0,105">
          <text:p/>
        </draw:polygon>
        <draw:polygon draw:style-name="gr13" draw:text-style-name="P6" draw:layer="layout" svg:width="0.153cm" svg:height="0.153cm" svg:x="4.887cm" svg:y="7.514cm" svg:viewBox="0 0 154 154" draw:points="138,0 0,0 154,154 154,12">
          <text:p/>
        </draw:polygon>
        <draw:polygon draw:style-name="gr13" draw:text-style-name="P6" draw:layer="layout" svg:width="0.153cm" svg:height="0.118cm" svg:x="5.193cm" svg:y="7.702cm" svg:viewBox="0 0 154 119" draw:points="119,0 0,119 154,119 154,21">
          <text:p/>
        </draw:polygon>
        <draw:polygon draw:style-name="gr13" draw:text-style-name="P6" draw:layer="layout" svg:width="0.142cm" svg:height="0.153cm" svg:x="2.747cm" svg:y="4.915cm" svg:viewBox="0 0 143 154" draw:points="138,0 0,0 0,154 143,11">
          <text:p/>
        </draw:polygon>
        <draw:polygon draw:style-name="gr13" draw:text-style-name="P6" draw:layer="layout" svg:width="0.071cm" svg:height="0.306cm" svg:x="1.911cm" svg:y="3.692cm" svg:viewBox="0 0 72 307" draw:points="61,295 72,307 72,0 0,72">
          <text:p/>
        </draw:polygon>
        <draw:polygon draw:style-name="gr13" draw:text-style-name="P6" draw:layer="layout" svg:width="0.153cm" svg:height="0.153cm" svg:x="7.486cm" svg:y="8.584cm" svg:viewBox="0 0 154 154" draw:points="45,0 0,0 154,154 154,26">
          <text:p/>
        </draw:polygon>
        <draw:polygon draw:style-name="gr13" draw:text-style-name="P6" draw:layer="layout" svg:width="0.153cm" svg:height="0.153cm" svg:x="3.817cm" svg:y="7.361cm" svg:viewBox="0 0 154 154" draw:points="3,154 154,154 0,0 0,151">
          <text:p/>
        </draw:polygon>
        <draw:polygon draw:style-name="gr13" draw:text-style-name="P6" draw:layer="layout" svg:width="0.088cm" svg:height="0.153cm" svg:x="2.353cm" svg:y="5.068cm" svg:viewBox="0 0 89 154" draw:points="27,154 89,154 89,0 0,89">
          <text:p/>
        </draw:polygon>
        <draw:polygon draw:style-name="gr13" draw:text-style-name="P6" draw:layer="layout" svg:width="0.114cm" svg:height="0.153cm" svg:x="4.926cm" svg:y="8.278cm" svg:viewBox="0 0 115 154" draw:points="66,154 115,154 115,0 0,115">
          <text:p/>
        </draw:polygon>
        <draw:polygon draw:style-name="gr13" draw:text-style-name="P6" draw:layer="layout" svg:width="0.135cm" svg:height="0.153cm" svg:x="6.416cm" svg:y="8.278cm" svg:viewBox="0 0 136 154" draw:points="87,0 0,0 0,154 136,20">
          <text:p/>
        </draw:polygon>
        <draw:polygon draw:style-name="gr14" draw:text-style-name="P6" draw:layer="layout" svg:width="0.05cm" svg:height="0.077cm" svg:x="1.6cm" svg:y="0.329cm" svg:viewBox="0 0 51 78" draw:points="47,0 0,0 0,78 51,28">
          <text:p/>
        </draw:polygon>
        <draw:polygon draw:style-name="gr15" draw:text-style-name="P2" draw:layer="layout" svg:width="0.05cm" svg:height="0.077cm" svg:x="1.6cm" svg:y="0.329cm" svg:viewBox="0 0 51 78" draw:points="47,0 0,0 0,78 51,28">
          <text:p/>
        </draw:polygon>
        <draw:polygon draw:style-name="gr13" draw:text-style-name="P6" draw:layer="layout" svg:width="0.142cm" svg:height="0.076cm" svg:x="1.382cm" svg:y="0.788cm" svg:viewBox="0 0 143 77" draw:points="2,14 65,77 143,0 0,0">
          <text:p/>
        </draw:polygon>
        <draw:polygon draw:style-name="gr13" draw:text-style-name="P6" draw:layer="layout" svg:width="0.153cm" svg:height="0.147cm" svg:x="4.734cm" svg:y="8.126cm" svg:viewBox="0 0 154 148" draw:points="6,148 154,0 0,0 0,144">
          <text:p/>
        </draw:polygon>
        <draw:polygon draw:style-name="gr13" draw:text-style-name="P6" draw:layer="layout" svg:width="0.153cm" svg:height="0.097cm" svg:x="5.346cm" svg:y="7.723cm" svg:viewBox="0 0 154 98" draw:points="0,0 0,98 154,98 136,81">
          <text:p/>
        </draw:polygon>
        <draw:polygon draw:style-name="gr14" draw:text-style-name="P6" draw:layer="layout" svg:width="0.076cm" svg:height="0.087cm" svg:x="9.015cm" svg:y="8.803cm" svg:viewBox="0 0 77 88" draw:points="0,0 0,88 77,11 71,5">
          <text:p/>
        </draw:polygon>
        <draw:polygon draw:style-name="gr15" draw:text-style-name="P2" draw:layer="layout" svg:width="0.076cm" svg:height="0.087cm" svg:x="9.015cm" svg:y="8.803cm" svg:viewBox="0 0 77 88" draw:points="0,0 0,88 77,11 71,5">
          <text:p/>
        </draw:polygon>
        <draw:polygon draw:style-name="gr13" draw:text-style-name="P6" draw:layer="layout" svg:width="0.153cm" svg:height="0.099cm" svg:x="2.9cm" svg:y="6.291cm" svg:viewBox="0 0 154 100" draw:points="54,100 154,0 0,0 0,7">
          <text:p/>
        </draw:polygon>
        <draw:polygon draw:style-name="gr13" draw:text-style-name="P6" draw:layer="layout" svg:width="0.039cm" svg:height="0.153cm" svg:x="1.638cm" svg:y="2.469cm" svg:viewBox="0 0 40 154" draw:points="23,154 40,154 40,0 0,40">
          <text:p/>
        </draw:polygon>
        <draw:polygon draw:style-name="gr13" draw:text-style-name="P6" draw:layer="layout" svg:width="0.153cm" svg:height="0.106cm" svg:x="7.639cm" svg:y="8.631cm" svg:viewBox="0 0 154 107" draw:points="107,0 0,107 154,107 154,10">
          <text:p/>
        </draw:polygon>
        <draw:polygon draw:style-name="gr13" draw:text-style-name="P6" draw:layer="layout" svg:width="0.153cm" svg:height="0.153cm" svg:x="2.288cm" svg:y="3.692cm" svg:viewBox="0 0 154 154" draw:points="109,0 0,0 154,154 154,137">
          <text:p/>
        </draw:polygon>
        <draw:polygon draw:style-name="gr13" draw:text-style-name="P6" draw:layer="layout" svg:width="0.153cm" svg:height="0.101cm" svg:x="5.804cm" svg:y="8.025cm" svg:viewBox="0 0 154 102" draw:points="102,0 0,102 154,102 154,26">
          <text:p/>
        </draw:polygon>
        <draw:polygon draw:style-name="gr13" draw:text-style-name="P6" draw:layer="layout" svg:width="0.305cm" svg:height="0.131cm" svg:x="5.346cm" svg:y="8.584cm" svg:viewBox="0 0 306 132" draw:points="175,132 306,0 0,0 85,87">
          <text:p/>
        </draw:polygon>
        <draw:polygon draw:style-name="gr13" draw:text-style-name="P6" draw:layer="layout" svg:width="0.152cm" svg:height="0.153cm" svg:x="4.429cm" svg:y="7.055cm" svg:viewBox="0 0 153 154" draw:points="15,0 0,0 153,154 153,121">
          <text:p/>
        </draw:polygon>
        <draw:polygon draw:style-name="gr13" draw:text-style-name="P6" draw:layer="layout" svg:width="0.153cm" svg:height="0.153cm" svg:x="3.511cm" svg:y="6.138cm" svg:viewBox="0 0 154 154" draw:points="103,0 0,0 154,154 154,70">
          <text:p/>
        </draw:polygon>
        <draw:polygon draw:style-name="gr13" draw:text-style-name="P6" draw:layer="layout" svg:width="0.153cm" svg:height="0.153cm" svg:x="4.123cm" svg:y="6.75cm" svg:viewBox="0 0 154 154" draw:points="5,0 0,0 154,154 154,149">
          <text:p/>
        </draw:polygon>
        <draw:polygon draw:style-name="gr13" draw:text-style-name="P6" draw:layer="layout" svg:width="0.153cm" svg:height="0.153cm" svg:x="4.734cm" svg:y="7.361cm" svg:viewBox="0 0 154 154" draw:points="81,0 0,0 154,154 154,56">
          <text:p/>
        </draw:polygon>
        <draw:polygon draw:style-name="gr13" draw:text-style-name="P6" draw:layer="layout" svg:width="0.245cm" svg:height="0.152cm" svg:x="1.432cm" svg:y="1.094cm" svg:viewBox="0 0 246 153" draw:points="10,153 246,153 92,0 0,92">
          <text:p/>
        </draw:polygon>
        <draw:polygon draw:style-name="gr13" draw:text-style-name="P6" draw:layer="layout" svg:width="0.153cm" svg:height="0.153cm" svg:x="2.135cm" svg:y="3.234cm" svg:viewBox="0 0 154 154" draw:points="118,0 0,0 154,154 154,122">
          <text:p/>
        </draw:polygon>
        <draw:polygon draw:style-name="gr13" draw:text-style-name="P6" draw:layer="layout" svg:width="0.074cm" svg:height="0.153cm" svg:x="2.135cm" svg:y="2.928cm" svg:viewBox="0 0 75 154" draw:points="45,44 0,0 0,154 75,154">
          <text:p/>
        </draw:polygon>
        <draw:polygon draw:style-name="gr14" draw:text-style-name="P6" draw:layer="layout" svg:width="0.074cm" svg:height="0.076cm" svg:x="9.167cm" svg:y="8.814cm" svg:viewBox="0 0 75 77" draw:points="21,0 0,0 0,77 75,2">
          <text:p/>
        </draw:polygon>
        <draw:polygon draw:style-name="gr15" draw:text-style-name="P2" draw:layer="layout" svg:width="0.074cm" svg:height="0.076cm" svg:x="9.167cm" svg:y="8.814cm" svg:viewBox="0 0 75 77" draw:points="21,0 0,0 0,77 75,2">
          <text:p/>
        </draw:polygon>
        <draw:polygon draw:style-name="gr13" draw:text-style-name="P6" draw:layer="layout" svg:width="0.132cm" svg:height="0.305cm" svg:x="1.85cm" svg:y="3.387cm" svg:viewBox="0 0 133 306" draw:points="15,188 133,306 133,0 0,133">
          <text:p/>
        </draw:polygon>
        <draw:polygon draw:style-name="gr13" draw:text-style-name="P6" draw:layer="layout" svg:width="0.153cm" svg:height="0.152cm" svg:x="6.11cm" svg:y="8.126cm" svg:viewBox="0 0 154 153" draw:points="14,0 0,0 154,153 154,60">
          <text:p/>
        </draw:polygon>
        <draw:polygon draw:style-name="gr14" draw:text-style-name="P6" draw:layer="layout" svg:width="0.039cm" svg:height="0.07cm" svg:x="9.32cm" svg:y="8.82cm" svg:viewBox="0 0 40 71" draw:points="0,0 0,71 40,32 7,0">
          <text:p/>
        </draw:polygon>
        <draw:polygon draw:style-name="gr15" draw:text-style-name="P2" draw:layer="layout" svg:width="0.039cm" svg:height="0.07cm" svg:x="9.32cm" svg:y="8.82cm" svg:viewBox="0 0 40 71" draw:points="0,0 0,71 40,32 7,0">
          <text:p/>
        </draw:polygon>
        <draw:polygon draw:style-name="gr14" draw:text-style-name="P6" draw:layer="layout" svg:width="0.153cm" svg:height="0.194cm" svg:x="8.097cm" svg:y="8.696cm" svg:viewBox="0 0 154 195" draw:points="0,0 0,195 154,41 133,20">
          <text:p/>
        </draw:polygon>
        <draw:polygon draw:style-name="gr15" draw:text-style-name="P2" draw:layer="layout" svg:width="0.153cm" svg:height="0.194cm" svg:x="8.097cm" svg:y="8.696cm" svg:viewBox="0 0 154 195" draw:points="0,0 0,195 154,41 133,20">
          <text:p/>
        </draw:polygon>
        <draw:polygon draw:style-name="gr13" draw:text-style-name="P6" draw:layer="layout" svg:width="0.152cm" svg:height="0.15cm" svg:x="1.83cm" svg:y="2.167cm" svg:viewBox="0 0 153 151" draw:points="150,0 0,151 153,151 153,16">
          <text:p/>
        </draw:polygon>
        <draw:polygon draw:style-name="gr13" draw:text-style-name="P6" draw:layer="layout" svg:width="0.092cm" svg:height="0.153cm" svg:x="1.738cm" svg:y="2.928cm" svg:viewBox="0 0 93 154" draw:points="14,154 93,154 93,0 0,92">
          <text:p/>
        </draw:polygon>
        <draw:polygon draw:style-name="gr13" draw:text-style-name="P6" draw:layer="layout" svg:width="0.248cm" svg:height="0.153cm" svg:x="1.677cm" svg:y="1.858cm" svg:viewBox="0 0 249 154" draw:points="238,0 0,0 153,154 249,59">
          <text:p/>
        </draw:polygon>
        <draw:polygon draw:style-name="gr13" draw:text-style-name="P6" draw:layer="layout" svg:width="0.169cm" svg:height="0.153cm" svg:x="1.508cm" svg:y="1.705cm" svg:viewBox="0 0 170 154" draw:points="23,154 170,154 16,0 0,16">
          <text:p/>
        </draw:polygon>
        <draw:polygon draw:style-name="gr13" draw:text-style-name="P6" draw:layer="layout" svg:width="0.153cm" svg:height="0.153cm" svg:x="5.193cm" svg:y="8.431cm" svg:viewBox="0 0 154 154" draw:points="71,154 154,154 0,0 0,116">
          <text:p/>
        </draw:polygon>
        <draw:polygon draw:style-name="gr13" draw:text-style-name="P6" draw:layer="layout" svg:width="0.078cm" svg:height="0.153cm" svg:x="1.752cm" svg:y="3.081cm" svg:viewBox="0 0 79 154" draw:points="21,97 79,154 79,0 0,0">
          <text:p/>
        </draw:polygon>
        <draw:polygon draw:style-name="gr13" draw:text-style-name="P6" draw:layer="layout" svg:width="0.153cm" svg:height="0.153cm" svg:x="2.747cm" svg:y="5.985cm" svg:viewBox="0 0 154 154" draw:points="63,154 154,154 0,0 0,38">
          <text:p/>
        </draw:polygon>
        <draw:polygon draw:style-name="gr14" draw:text-style-name="P6" draw:layer="layout" svg:width="0.037cm" svg:height="0.077cm" svg:x="1.334cm" svg:y="0.329cm" svg:viewBox="0 0 38 78" draw:points="1,41 38,78 38,0 0,38">
          <text:p/>
        </draw:polygon>
        <draw:polygon draw:style-name="gr15" draw:text-style-name="P2" draw:layer="layout" svg:width="0.037cm" svg:height="0.077cm" svg:x="1.334cm" svg:y="0.329cm" svg:viewBox="0 0 38 78" draw:points="1,41 38,78 38,0 0,38">
          <text:p/>
        </draw:polygon>
        <draw:polygon draw:style-name="gr13" draw:text-style-name="P6" draw:layer="layout" svg:width="0.09cm" svg:height="0.153cm" svg:x="2.9cm" svg:y="5.068cm" svg:viewBox="0 0 91 154" draw:points="60,0 0,0 0,154 91,63">
          <text:p/>
        </draw:polygon>
        <draw:polygon draw:style-name="gr13" draw:text-style-name="P6" draw:layer="layout" svg:width="0.061cm" svg:height="0.153cm" svg:x="2.441cm" svg:y="3.845cm" svg:viewBox="0 0 62 154" draw:points="10,10 0,0 0,154 62,154">
          <text:p/>
        </draw:polygon>
        <draw:polygon draw:style-name="gr13" draw:text-style-name="P6" draw:layer="layout" svg:width="0.153cm" svg:height="0.153cm" svg:x="1.982cm" svg:y="2.775cm" svg:viewBox="0 0 154 154" draw:points="145,0 0,0 154,154 154,39">
          <text:p/>
        </draw:polygon>
        <draw:polygon draw:style-name="gr13" draw:text-style-name="P6" draw:layer="layout" svg:width="0.134cm" svg:height="0.306cm" svg:x="3.072cm" svg:y="6.444cm" svg:viewBox="0 0 135 307" draw:points="82,254 135,307 135,0 0,135">
          <text:p/>
        </draw:polygon>
        <draw:polygon draw:style-name="gr13" draw:text-style-name="P6" draw:layer="layout" svg:width="0.152cm" svg:height="0.306cm" svg:x="2.442cm" svg:y="5.221cm" svg:viewBox="0 0 153 307" draw:points="1,156 153,307 153,0 0,153">
          <text:p/>
        </draw:polygon>
        <draw:polygon draw:style-name="gr13" draw:text-style-name="P6" draw:layer="layout" svg:width="0.153cm" svg:height="0.152cm" svg:x="2.594cm" svg:y="4.61cm" svg:viewBox="0 0 154 153" draw:points="151,0 0,0 154,153 154,6">
          <text:p/>
        </draw:polygon>
        <draw:polygon draw:style-name="gr13" draw:text-style-name="P6" draw:layer="layout" svg:width="0.153cm" svg:height="0.142cm" svg:x="2.747cm" svg:y="4.926cm" svg:viewBox="0 0 154 143" draw:points="143,0 0,143 154,143 154,22">
          <text:p/>
        </draw:polygon>
        <draw:polygon draw:style-name="gr14" draw:text-style-name="P6" draw:layer="layout" svg:width="0.153cm" svg:height="0.153cm" svg:x="8.25cm" svg:y="8.737cm" svg:viewBox="0 0 154 154" draw:points="126,0 0,0 154,154 154,5">
          <text:p/>
        </draw:polygon>
        <draw:polygon draw:style-name="gr15" draw:text-style-name="P2" draw:layer="layout" svg:width="0.153cm" svg:height="0.153cm" svg:x="8.25cm" svg:y="8.737cm" svg:viewBox="0 0 154 154" draw:points="126,0 0,0 154,154 154,5">
          <text:p/>
        </draw:polygon>
        <draw:polygon draw:style-name="gr13" draw:text-style-name="P6" draw:layer="layout" svg:width="0.152cm" svg:height="0.158cm" svg:x="5.499cm" svg:y="7.815cm" svg:viewBox="0 0 153 159" draw:points="4,0 0,5 153,159 153,82">
          <text:p/>
        </draw:polygon>
        <draw:polygon draw:style-name="gr13" draw:text-style-name="P6" draw:layer="layout" svg:width="0.034cm" svg:height="0.077cm" svg:x="1.677cm" svg:y="0.711cm" svg:viewBox="0 0 35 78" draw:points="34,34 0,0 0,78 35,43">
          <text:p/>
        </draw:polygon>
        <draw:polygon draw:style-name="gr13" draw:text-style-name="P6" draw:layer="layout" svg:width="0.153cm" svg:height="0.153cm" svg:x="3.053cm" svg:y="5.374cm" svg:viewBox="0 0 154 154" draw:points="69,0 0,0 154,154 154,148">
          <text:p/>
        </draw:polygon>
        <draw:polygon draw:style-name="gr13" draw:text-style-name="P6" draw:layer="layout" svg:width="0.096cm" svg:height="0.153cm" svg:x="2.651cm" svg:y="5.832cm" svg:viewBox="0 0 97 154" draw:points="59,117 97,154 97,0 0,0">
          <text:p/>
        </draw:polygon>
        <draw:polygon draw:style-name="gr13" draw:text-style-name="P6" draw:layer="layout" svg:width="0.153cm" svg:height="0.153cm" svg:x="3.817cm" svg:y="6.444cm" svg:viewBox="0 0 154 154" draw:points="37,0 0,0 154,154 154,136">
          <text:p/>
        </draw:polygon>
        <draw:polygon draw:style-name="gr14" draw:text-style-name="P6" draw:layer="layout" svg:width="0.077cm" svg:height="0.092cm" svg:x="8.938cm" svg:y="8.798cm" svg:viewBox="0 0 78 93" draw:points="15,0 0,16 78,93 78,5">
          <text:p/>
        </draw:polygon>
        <draw:polygon draw:style-name="gr15" draw:text-style-name="P2" draw:layer="layout" svg:width="0.077cm" svg:height="0.092cm" svg:x="8.938cm" svg:y="8.798cm" svg:viewBox="0 0 78 93" draw:points="15,0 0,16 78,93 78,5">
          <text:p/>
        </draw:polygon>
        <draw:polygon draw:style-name="gr13" draw:text-style-name="P6" draw:layer="layout" svg:width="0.306cm" svg:height="0.136cm" svg:x="6.874cm" svg:y="8.448cm" svg:viewBox="0 0 307 137" draw:points="136,0 0,137 307,137 184,14">
          <text:p/>
        </draw:polygon>
        <draw:polygon draw:style-name="gr13" draw:text-style-name="P6" draw:layer="layout" svg:width="0.137cm" svg:height="0.153cm" svg:x="2.747cm" svg:y="4.762cm" svg:viewBox="0 0 138 154" draw:points="125,125 0,0 0,154 138,154">
          <text:p/>
        </draw:polygon>
        <draw:polygon draw:style-name="gr13" draw:text-style-name="P6" draw:layer="layout" svg:width="0.013cm" svg:height="0.077cm" svg:x="1.677cm" svg:y="0.558cm" svg:viewBox="0 0 14 78" draw:points="4,5 0,0 0,78 14,64">
          <text:p/>
        </draw:polygon>
        <draw:polygon draw:style-name="gr13" draw:text-style-name="P6" draw:layer="layout" svg:width="0.069cm" svg:height="0.076cm" svg:x="1.6cm" svg:y="0.406cm" svg:viewBox="0 0 70 77" draw:points="69,68 0,0 0,77 70,77">
          <text:p/>
        </draw:polygon>
        <draw:polygon draw:style-name="gr14" draw:text-style-name="P6" draw:layer="layout" svg:width="0.038cm" svg:height="0.025cm" svg:x="9.55cm" svg:y="8.827cm" svg:viewBox="0 0 39 26" draw:points="0,0 0,26 39,26 14,0">
          <text:p/>
        </draw:polygon>
        <draw:polygon draw:style-name="gr15" draw:text-style-name="P2" draw:layer="layout" svg:width="0.038cm" svg:height="0.025cm" svg:x="9.55cm" svg:y="8.827cm" svg:viewBox="0 0 39 26" draw:points="0,0 0,26 39,26 14,0">
          <text:p/>
        </draw:polygon>
        <draw:polygon draw:style-name="gr13" draw:text-style-name="P6" draw:layer="layout" svg:width="0.122cm" svg:height="0.153cm" svg:x="1.402cm" svg:y="0.941cm" svg:viewBox="0 0 123 154" draw:points="5,35 123,154 123,0 0,0">
          <text:p/>
        </draw:polygon>
        <draw:polygon draw:style-name="gr13" draw:text-style-name="P6" draw:layer="layout" svg:width="0.148cm" svg:height="0.153cm" svg:x="1.83cm" svg:y="2.011cm" svg:viewBox="0 0 149 154" draw:points="148,148 0,0 0,154 149,154">
          <text:p/>
        </draw:polygon>
        <draw:polygon draw:style-name="gr13" draw:text-style-name="P6" draw:layer="layout" svg:width="0.038cm" svg:height="0.027cm" svg:x="9.435cm" svg:y="8.825cm" svg:viewBox="0 0 39 28" draw:points="28,0 0,28 39,28 39,0">
          <text:p/>
        </draw:polygon>
        <draw:polygon draw:style-name="gr13" draw:text-style-name="P6" draw:layer="layout" svg:width="0.147cm" svg:height="0.306cm" svg:x="1.677cm" svg:y="1.246cm" svg:viewBox="0 0 148 307" draw:points="145,146 0,0 0,307 148,160">
          <text:p/>
        </draw:polygon>
        <draw:polygon draw:style-name="gr13" draw:text-style-name="P6" draw:layer="layout" svg:width="0.152cm" svg:height="0.209cm" svg:x="6.722cm" svg:y="8.375cm" svg:viewBox="0 0 153 210" draw:points="57,0 0,57 153,210 153,32">
          <text:p/>
        </draw:polygon>
        <draw:polygon draw:style-name="gr13" draw:text-style-name="P6" draw:layer="layout" svg:width="0.041cm" svg:height="0.153cm" svg:x="1.483cm" svg:y="1.552cm" svg:viewBox="0 0 42 154" draw:points="21,133 42,154 42,0 0,0">
          <text:p/>
        </draw:polygon>
        <draw:polygon draw:style-name="gr13" draw:text-style-name="P6" draw:layer="layout" svg:width="0.085cm" svg:height="0.305cm" svg:x="1.592cm" svg:y="2.164cm" svg:viewBox="0 0 86 306" draw:points="31,252 86,306 86,0 0,84">
          <text:p/>
        </draw:polygon>
        <draw:polygon draw:style-name="gr13" draw:text-style-name="P6" draw:layer="layout" svg:width="0.153cm" svg:height="0.074cm" svg:x="5.651cm" svg:y="8.737cm" svg:viewBox="0 0 154 75" draw:points="81,75 154,0 0,0 0,38">
          <text:p/>
        </draw:polygon>
        <draw:polygon draw:style-name="gr13" draw:text-style-name="P6" draw:layer="layout" svg:width="0.038cm" svg:height="0.027cm" svg:x="9.473cm" svg:y="8.825cm" svg:viewBox="0 0 39 28" draw:points="0,0 0,28 39,28 13,0">
          <text:p/>
        </draw:polygon>
        <draw:polygon draw:style-name="gr13" draw:text-style-name="P6" draw:layer="layout" svg:width="0.153cm" svg:height="0.143cm" svg:x="1.677cm" svg:y="2.622cm" svg:viewBox="0 0 154 144" draw:points="10,144 154,0 0,0 0,92">
          <text:p/>
        </draw:polygon>
        <draw:polygon draw:style-name="gr13" draw:text-style-name="P6" draw:layer="layout" svg:width="0.038cm" svg:height="0.029cm" svg:x="9.397cm" svg:y="8.823cm" svg:viewBox="0 0 39 30" draw:points="0,0 0,30 39,30 10,0">
          <text:p/>
        </draw:polygon>
        <draw:polygon draw:style-name="gr13" draw:text-style-name="P6" draw:layer="layout" svg:width="0.07cm" svg:height="0.038cm" svg:x="1.6cm" svg:y="0.482cm" svg:viewBox="0 0 71 39" draw:points="70,0 0,0 40,39 71,7">
          <text:p/>
        </draw:polygon>
        <draw:polygon draw:style-name="gr13" draw:text-style-name="P6" draw:layer="layout" svg:width="0.029cm" svg:height="0.076cm" svg:x="1.342cm" svg:y="0.406cm" svg:viewBox="0 0 30 77" draw:points="2,50 30,77 30,0 0,30">
          <text:p/>
        </draw:polygon>
        <draw:polygon draw:style-name="gr13" draw:text-style-name="P6" draw:layer="layout" svg:width="0.152cm" svg:height="0.153cm" svg:x="3.206cm" svg:y="6.75cm" svg:viewBox="0 0 153 154" draw:points="93,154 153,154 0,0 0,26">
          <text:p/>
        </draw:polygon>
        <draw:polygon draw:style-name="gr13" draw:text-style-name="P6" draw:layer="layout" svg:width="0.152cm" svg:height="0.175cm" svg:x="4.429cm" svg:y="7.973cm" svg:viewBox="0 0 153 176" draw:points="131,176 153,153 0,0 0,78">
          <text:p/>
        </draw:polygon>
        <draw:polygon draw:style-name="gr13" draw:text-style-name="P6" draw:layer="layout" svg:width="0.152cm" svg:height="0.117cm" svg:x="3.206cm" svg:y="5.715cm" svg:viewBox="0 0 153 118" draw:points="118,0 0,118 153,118 153,55">
          <text:p/>
        </draw:polygon>
        <draw:polygon draw:style-name="gr13" draw:text-style-name="P6" draw:layer="layout" svg:width="0.115cm" svg:height="0.076cm" svg:x="2.632cm" svg:y="5.756cm" svg:viewBox="0 0 116 77" draw:points="19,77 116,77 38,0 0,39">
          <text:p/>
        </draw:polygon>
        <draw:polygon draw:style-name="gr13" draw:text-style-name="P6" draw:layer="layout" svg:width="0.086cm" svg:height="0.153cm" svg:x="3.358cm" svg:y="5.832cm" svg:viewBox="0 0 87 154" draw:points="41,0 0,0 0,154 87,69">
          <text:p/>
        </draw:polygon>
        <draw:polygon draw:style-name="gr13" draw:text-style-name="P6" draw:layer="layout" svg:width="0.037cm" svg:height="0.153cm" svg:x="1.793cm" svg:y="3.234cm" svg:viewBox="0 0 38 154" draw:points="27,154 38,154 38,0 0,38">
          <text:p/>
        </draw:polygon>
        <draw:polygon draw:style-name="gr13" draw:text-style-name="P6" draw:layer="layout" svg:width="0.153cm" svg:height="0.153cm" svg:x="1.982cm" svg:y="3.998cm" svg:viewBox="0 0 154 154" draw:points="35,154 154,154 0,0 0,34">
          <text:p/>
        </draw:polygon>
        <draw:polygon draw:style-name="gr13" draw:text-style-name="P6" draw:layer="layout" svg:width="0.153cm" svg:height="0.153cm" svg:x="3.358cm" svg:y="5.985cm" svg:viewBox="0 0 154 154" draw:points="146,0 0,0 154,154 154,13">
          <text:p/>
        </draw:polygon>
        <draw:polygon draw:style-name="gr14" draw:text-style-name="P6" draw:layer="layout" svg:width="0.152cm" svg:height="0.211cm" svg:x="7.945cm" svg:y="8.679cm" svg:viewBox="0 0 153 212" draw:points="58,0 0,59 153,212 153,17">
          <text:p/>
        </draw:polygon>
        <draw:polygon draw:style-name="gr15" draw:text-style-name="P2" draw:layer="layout" svg:width="0.152cm" svg:height="0.211cm" svg:x="7.945cm" svg:y="8.679cm" svg:viewBox="0 0 153 212" draw:points="58,0 0,59 153,212 153,17">
          <text:p/>
        </draw:polygon>
        <draw:polygon draw:style-name="gr13" draw:text-style-name="P6" draw:layer="layout" svg:width="0.085cm" svg:height="0.153cm" svg:x="2.441cm" svg:y="3.998cm" svg:viewBox="0 0 86 154" draw:points="62,0 0,0 0,154 86,69">
          <text:p/>
        </draw:polygon>
        <draw:polygon draw:style-name="gr13" draw:text-style-name="P6" draw:layer="layout" svg:width="0.076cm" svg:height="0.115cm" svg:x="2.594cm" svg:y="5.68cm" svg:viewBox="0 0 77 116" draw:points="39,116 77,76 0,0 0,35">
          <text:p/>
        </draw:polygon>
        <draw:polygon draw:style-name="gr13" draw:text-style-name="P6" draw:layer="layout" svg:width="0.128cm" svg:height="0.306cm" svg:x="1.549cm" svg:y="1.858cm" svg:viewBox="0 0 129 307" draw:points="10,189 129,307 129,0 0,129">
          <text:p/>
        </draw:polygon>
        <draw:polygon draw:style-name="gr13" draw:text-style-name="P6" draw:layer="layout" svg:width="0.024cm" svg:height="0.076cm" svg:x="1.677cm" svg:y="0.635cm" svg:viewBox="0 0 25 77" draw:points="19,20 0,0 0,77 25,53">
          <text:p/>
        </draw:polygon>
        <draw:polygon draw:style-name="gr13" draw:text-style-name="P6" draw:layer="layout" svg:width="0.055cm" svg:height="0.153cm" svg:x="1.469cm" svg:y="1.399cm" svg:viewBox="0 0 56 154" draw:points="14,154 56,154 56,0 0,56">
          <text:p/>
        </draw:polygon>
        <draw:polygon draw:style-name="gr13" draw:text-style-name="P6" draw:layer="layout" svg:width="0.091cm" svg:height="0.153cm" svg:x="1.677cm" svg:y="0.941cm" svg:viewBox="0 0 92 154" draw:points="80,80 0,0 0,154 92,154">
          <text:p/>
        </draw:polygon>
        <draw:polygon draw:style-name="gr14" draw:text-style-name="P6" draw:layer="layout" svg:width="0.077cm" svg:height="0.074cm" svg:x="9.167cm" svg:y="8.816cm" svg:viewBox="0 0 78 75" draw:points="75,0 0,75 78,75 78,0">
          <text:p/>
        </draw:polygon>
        <draw:polygon draw:style-name="gr15" draw:text-style-name="P2" draw:layer="layout" svg:width="0.077cm" svg:height="0.074cm" svg:x="9.167cm" svg:y="8.816cm" svg:viewBox="0 0 78 75" draw:points="75,0 0,75 78,75 78,0">
          <text:p/>
        </draw:polygon>
        <draw:polygon draw:style-name="gr14" draw:text-style-name="P6" draw:layer="layout" svg:width="0.306cm" svg:height="0.133cm" svg:x="8.403cm" svg:y="8.757cm" svg:viewBox="0 0 307 134" draw:points="133,0 0,134 307,134 179,6">
          <text:p/>
        </draw:polygon>
        <draw:polygon draw:style-name="gr15" draw:text-style-name="P2" draw:layer="layout" svg:width="0.306cm" svg:height="0.133cm" svg:x="8.403cm" svg:y="8.757cm" svg:viewBox="0 0 307 134" draw:points="133,0 0,134 307,134 179,6">
          <text:p/>
        </draw:polygon>
        <draw:polygon draw:style-name="gr14" draw:text-style-name="P6" draw:layer="layout" svg:width="0.076cm" svg:height="0.099cm" svg:x="8.862cm" svg:y="8.791cm" svg:viewBox="0 0 77 100" draw:points="0,0 0,100 77,23 58,5">
          <text:p/>
        </draw:polygon>
        <draw:polygon draw:style-name="gr15" draw:text-style-name="P2" draw:layer="layout" svg:width="0.076cm" svg:height="0.099cm" svg:x="8.862cm" svg:y="8.791cm" svg:viewBox="0 0 77 100" draw:points="0,0 0,100 77,23 58,5">
          <text:p/>
        </draw:polygon>
        <draw:polygon draw:style-name="gr13" draw:text-style-name="P6" draw:layer="layout" svg:width="0.152cm" svg:height="0.132cm" svg:x="1.83cm" svg:y="3.387cm" svg:viewBox="0 0 153 133" draw:points="20,133 153,0 0,0 0,44">
          <text:p/>
        </draw:polygon>
        <draw:polygon draw:style-name="gr14" draw:text-style-name="P6" draw:layer="layout" svg:width="0.153cm" svg:height="0.104cm" svg:x="8.709cm" svg:y="8.786cm" svg:viewBox="0 0 154 105" draw:points="104,0 0,105 154,105 154,5">
          <text:p/>
        </draw:polygon>
        <draw:polygon draw:style-name="gr15" draw:text-style-name="P2" draw:layer="layout" svg:width="0.153cm" svg:height="0.104cm" svg:x="8.709cm" svg:y="8.786cm" svg:viewBox="0 0 154 105" draw:points="104,0 0,105 154,105 154,5">
          <text:p/>
        </draw:polygon>
        <draw:polygon draw:style-name="gr13" draw:text-style-name="P6" draw:layer="layout" svg:width="0.153cm" svg:height="0.153cm" svg:x="2.9cm" svg:y="5.221cm" svg:viewBox="0 0 154 154" draw:points="139,0 0,0 154,154 154,29">
          <text:p/>
        </draw:polygon>
        <draw:polygon draw:style-name="gr13" draw:text-style-name="P6" draw:layer="layout" svg:width="0.038cm" svg:height="0.069cm" svg:x="1.639cm" svg:y="0.489cm" svg:viewBox="0 0 39 70" draw:points="32,0 0,32 39,70 39,45">
          <text:p/>
        </draw:polygon>
        <draw:polygon draw:style-name="gr13" draw:text-style-name="P6" draw:layer="layout" svg:width="0.022cm" svg:height="0.076cm" svg:x="1.349cm" svg:y="0.482cm" svg:viewBox="0 0 23 77" draw:points="5,60 23,77 23,0 0,23">
          <text:p/>
        </draw:polygon>
        <draw:polygon draw:style-name="gr14" draw:text-style-name="P6" draw:layer="layout" svg:width="0.153cm" svg:height="0.153cm" svg:x="5.804cm" svg:y="8.737cm" svg:viewBox="0 0 154 154" draw:points="117,154 154,154 0,0 0,106">
          <text:p/>
        </draw:polygon>
        <draw:polygon draw:style-name="gr15" draw:text-style-name="P2" draw:layer="layout" svg:width="0.153cm" svg:height="0.153cm" svg:x="5.804cm" svg:y="8.737cm" svg:viewBox="0 0 154 154" draw:points="117,154 154,154 0,0 0,106">
          <text:p/>
        </draw:polygon>
        <draw:polygon draw:style-name="gr13" draw:text-style-name="P6" draw:layer="layout" svg:width="0.105cm" svg:height="0.306cm" svg:x="2.594cm" svg:y="4.304cm" svg:viewBox="0 0 106 307" draw:points="40,40 0,0 0,307 106,201">
          <text:p/>
        </draw:polygon>
        <draw:polygon draw:style-name="gr13" draw:text-style-name="P6" draw:layer="layout" svg:width="0.147cm" svg:height="0.152cm" svg:x="4.74cm" svg:y="8.126cm" svg:viewBox="0 0 148 153" draw:points="9,153 148,153 148,0 0,148">
          <text:p/>
        </draw:polygon>
        <draw:polygon draw:style-name="gr13" draw:text-style-name="P6" draw:layer="layout" svg:width="0.038cm" svg:height="0.029cm" svg:x="9.359cm" svg:y="8.823cm" svg:viewBox="0 0 39 30" draw:points="30,0 0,30 39,30 39,0">
          <text:p/>
        </draw:polygon>
        <draw:polygon draw:style-name="gr13" draw:text-style-name="P6" draw:layer="layout" svg:width="0.153cm" svg:height="0.153cm" svg:x="4.276cm" svg:y="7.82cm" svg:viewBox="0 0 154 154" draw:points="53,154 154,154 0,0 0,111">
          <text:p/>
        </draw:polygon>
        <draw:polygon draw:style-name="gr13" draw:text-style-name="P6" draw:layer="layout" svg:width="0.153cm" svg:height="0.153cm" svg:x="3.664cm" svg:y="7.208cm" svg:viewBox="0 0 154 154" draw:points="12,154 154,154 0,0 0,142">
          <text:p/>
        </draw:polygon>
        <draw:polygon draw:style-name="gr13" draw:text-style-name="P6" draw:layer="layout" svg:width="0.1cm" svg:height="0.152cm" svg:x="1.677cm" svg:y="1.094cm" svg:viewBox="0 0 101 153" draw:points="92,0 0,0 0,153 101,53">
          <text:p/>
        </draw:polygon>
        <draw:polygon draw:style-name="gr13" draw:text-style-name="P6" draw:layer="layout" svg:width="0.153cm" svg:height="0.114cm" svg:x="4.887cm" svg:y="8.278cm" svg:viewBox="0 0 154 115" draw:points="39,115 154,0 0,0 0,90">
          <text:p/>
        </draw:polygon>
        <draw:polygon draw:style-name="gr13" draw:text-style-name="P6" draw:layer="layout" svg:width="0.114cm" svg:height="0.306cm" svg:x="1.982cm" svg:y="2.469cm" svg:viewBox="0 0 115 307" draw:points="90,90 0,0 0,307 115,193">
          <text:p/>
        </draw:polygon>
        <draw:polygon draw:style-name="gr13" draw:text-style-name="P6" draw:layer="layout" svg:width="0.117cm" svg:height="0.305cm" svg:x="3.206cm" svg:y="5.527cm" svg:viewBox="0 0 118 306" draw:points="8,8 0,0 0,306 118,189">
          <text:p/>
        </draw:polygon>
        <draw:polygon draw:style-name="gr13" draw:text-style-name="P6" draw:layer="layout" svg:width="0.059cm" svg:height="0.153cm" svg:x="2.841cm" svg:y="6.138cm" svg:viewBox="0 0 60 154" draw:points="56,154 60,154 60,0 0,60">
          <text:p/>
        </draw:polygon>
        <draw:polygon draw:style-name="gr13" draw:text-style-name="P6" draw:layer="layout" svg:width="0.014cm" svg:height="0.077cm" svg:x="1.357cm" svg:y="0.558cm" svg:viewBox="0 0 15 78" draw:points="7,70 15,78 15,0 0,15">
          <text:p/>
        </draw:polygon>
        <draw:polygon draw:style-name="gr13" draw:text-style-name="P6" draw:layer="layout" svg:width="0.054cm" svg:height="0.152cm" svg:x="1.982cm" svg:y="2.317cm" svg:viewBox="0 0 55 153" draw:points="32,0 0,0 0,153 55,100">
          <text:p/>
        </draw:polygon>
        <draw:polygon draw:style-name="gr13" draw:text-style-name="P6" draw:layer="layout" svg:width="0.306cm" svg:height="0.069cm" svg:x="7.18cm" svg:y="8.515cm" svg:viewBox="0 0 307 70" draw:points="69,0 0,70 307,70 294,57">
          <text:p/>
        </draw:polygon>
        <draw:polygon draw:style-name="gr13" draw:text-style-name="P6" draw:layer="layout" svg:width="0.153cm" svg:height="0.153cm" svg:x="3.97cm" svg:y="7.514cm" svg:viewBox="0 0 154 154" draw:points="6,154 154,154 0,0 0,148">
          <text:p/>
        </draw:polygon>
        <draw:polygon draw:style-name="gr13" draw:text-style-name="P6" draw:layer="layout" svg:width="0.057cm" svg:height="0.153cm" svg:x="1.677cm" svg:y="0.788cm" svg:viewBox="0 0 58 154" draw:points="49,49 0,0 0,154 58,98">
          <text:p/>
        </draw:polygon>
        <draw:polygon draw:style-name="gr13" draw:text-style-name="P6" draw:layer="layout" svg:width="0.153cm" svg:height="0.143cm" svg:x="4.581cm" svg:y="8.126cm" svg:viewBox="0 0 154 144" draw:points="154,144 154,0 0,0 123,122">
          <text:p/>
        </draw:polygon>
        <draw:polygon draw:style-name="gr13" draw:text-style-name="P6" draw:layer="layout" svg:width="0.153cm" svg:height="0.22cm" svg:x="3.511cm" svg:y="7.055cm" svg:viewBox="0 0 154 221" draw:points="88,221 154,154 0,0 0,119">
          <text:p/>
        </draw:polygon>
        <draw:polygon draw:style-name="gr13" draw:text-style-name="P6" draw:layer="layout" svg:width="0.153cm" svg:height="0.153cm" svg:x="3.664cm" svg:y="6.291cm" svg:viewBox="0 0 154 154" draw:points="67,0 0,0 154,154 154,110">
          <text:p/>
        </draw:polygon>
        <draw:polygon draw:style-name="gr13" draw:text-style-name="P6" draw:layer="layout" svg:width="0.153cm" svg:height="0.084cm" svg:x="5.04cm" svg:y="7.583cm" svg:viewBox="0 0 154 85" draw:points="85,0 0,85 154,85 154,45">
          <text:p/>
        </draw:polygon>
        <draw:polygon draw:style-name="gr13" draw:text-style-name="P6" draw:layer="layout" svg:width="0.153cm" svg:height="0.153cm" svg:x="5.651cm" svg:y="7.973cm" svg:viewBox="0 0 154 154" draw:points="148,0 0,0 154,154 154,3">
          <text:p/>
        </draw:polygon>
        <draw:polygon draw:style-name="gr13" draw:text-style-name="P6" draw:layer="layout" svg:width="0.153cm" svg:height="0.076cm" svg:x="5.957cm" svg:y="8.05cm" svg:viewBox="0 0 154 77" draw:points="0,0 0,77 154,77 143,66">
          <text:p/>
        </draw:polygon>
        <draw:polygon draw:style-name="gr13" draw:text-style-name="P6" draw:layer="layout" svg:width="0.153cm" svg:height="0.152cm" svg:x="3.358cm" svg:y="6.903cm" svg:viewBox="0 0 154 153" draw:points="58,153 154,153 0,0 0,81">
          <text:p/>
        </draw:polygon>
        <draw:polygon draw:style-name="gr13" draw:text-style-name="P6" draw:layer="layout" svg:width="0.118cm" svg:height="0.153cm" svg:x="5.193cm" svg:y="7.667cm" svg:viewBox="0 0 119 154" draw:points="63,0 0,0 0,154 119,36">
          <text:p/>
        </draw:polygon>
        <draw:polygon draw:style-name="gr13" draw:text-style-name="P6" draw:layer="layout" svg:width="0.245cm" svg:height="0.153cm" svg:x="2.043cm" svg:y="4.151cm" svg:viewBox="0 0 246 154" draw:points="20,154 246,154 93,0 0,93">
          <text:p/>
        </draw:polygon>
        <draw:polygon draw:style-name="gr16" draw:text-style-name="P7" draw:layer="layout" svg:width="0.058cm" svg:height="0.059cm" svg:x="8.862cm" svg:y="8.737cm" svg:viewBox="0 0 59 60" draw:points="59,60 0,0 0,55">
          <text:p/>
        </draw:polygon>
        <draw:polygon draw:style-name="gr16" draw:text-style-name="P7" draw:layer="layout" svg:width="0.153cm" svg:height="0.153cm" svg:x="7.027cm" svg:y="7.82cm" svg:viewBox="0 0 154 154" draw:points="154,0 0,0 154,154">
          <text:p/>
        </draw:polygon>
        <draw:polygon draw:style-name="gr16" draw:text-style-name="P7" draw:layer="layout" svg:width="0.12cm" svg:height="0.075cm" svg:x="3.358cm" svg:y="4.687cm" svg:viewBox="0 0 121 76" draw:points="77,0 0,76 121,76">
          <text:p/>
        </draw:polygon>
        <draw:polygon draw:style-name="gr16" draw:text-style-name="P7" draw:layer="layout" svg:width="0.307cm" svg:height="0.153cm" svg:x="1.982cm" svg:y="1.705cm" svg:viewBox="0 0 308 154" draw:points="308,154 154,0 0,154">
          <text:p/>
        </draw:polygon>
        <draw:polygon draw:style-name="gr16" draw:text-style-name="P7" draw:layer="layout" svg:width="0.153cm" svg:height="0.153cm" svg:x="5.804cm" svg:y="7.82cm" svg:viewBox="0 0 154 154" draw:points="154,0 0,0 154,154">
          <text:p/>
        </draw:polygon>
        <draw:polygon draw:style-name="gr16" draw:text-style-name="P7" draw:layer="layout" svg:width="0.125cm" svg:height="0.066cm" svg:x="4.123cm" svg:y="5.766cm" svg:viewBox="0 0 126 67" draw:points="67,0 0,67 126,67">
          <text:p/>
        </draw:polygon>
        <draw:polygon draw:style-name="gr16" draw:text-style-name="P7" draw:layer="layout" svg:width="0.13cm" svg:height="0.06cm" svg:x="4.734cm" svg:y="6.384cm" svg:viewBox="0 0 131 61" draw:points="62,0 0,61 131,61">
          <text:p/>
        </draw:polygon>
        <draw:polygon draw:style-name="gr16" draw:text-style-name="P7" draw:layer="layout" svg:width="0.142cm" svg:height="0.142cm" svg:x="5.957cm" svg:y="7.973cm" svg:viewBox="0 0 143 143" draw:points="143,143 0,0 0,77">
          <text:p/>
        </draw:polygon>
        <draw:polygon draw:style-name="gr16" draw:text-style-name="P7" draw:layer="layout" svg:width="0.306cm" svg:height="0.153cm" svg:x="4.734cm" svg:y="6.597cm" svg:viewBox="0 0 307 154" draw:points="153,0 0,154 307,154">
          <text:p/>
        </draw:polygon>
        <draw:polygon draw:style-name="gr16" draw:text-style-name="P7" draw:layer="layout" svg:width="0.305cm" svg:height="0.306cm" svg:x="5.346cm" svg:y="7.055cm" svg:viewBox="0 0 306 307" draw:points="0,307 306,307 0,0">
          <text:p/>
        </draw:polygon>
        <draw:polygon draw:style-name="gr16" draw:text-style-name="P7" draw:layer="layout" svg:width="0.069cm" svg:height="0.113cm" svg:x="5.124cm" svg:y="7.514cm" svg:viewBox="0 0 70 114" draw:points="70,114 70,0 0,70">
          <text:p/>
        </draw:polygon>
        <draw:polygon draw:style-name="gr16" draw:text-style-name="P7" draw:layer="layout" svg:width="0.306cm" svg:height="0.306cm" svg:x="8.709cm" svg:y="8.278cm" svg:viewBox="0 0 307 307" draw:points="0,307 307,307 307,0">
          <text:p/>
        </draw:polygon>
        <draw:polygon draw:style-name="gr16" draw:text-style-name="P7" draw:layer="layout" svg:width="0.152cm" svg:height="0.076cm" svg:x="9.015cm" svg:y="8.661cm" svg:viewBox="0 0 153 77" draw:points="77,0 0,77 153,77">
          <text:p/>
        </draw:polygon>
        <draw:polygon draw:style-name="gr17" draw:text-style-name="P7" draw:layer="layout" svg:width="0.076cm" svg:height="0.077cm" svg:x="9.55cm" svg:y="8.737cm" svg:viewBox="0 0 77 78" draw:points="0,78 77,78 77,0">
          <text:p/>
        </draw:polygon>
        <draw:polygon draw:style-name="gr18" draw:text-style-name="P2" draw:layer="layout" svg:width="0.076cm" svg:height="0.077cm" svg:x="9.55cm" svg:y="8.737cm" svg:viewBox="0 0 77 78" draw:points="0,78 77,78 77,0">
          <text:p/>
        </draw:polygon>
        <draw:polygon draw:style-name="gr16" draw:text-style-name="P7" draw:layer="layout" svg:width="0.152cm" svg:height="0.121cm" svg:x="2.135cm" svg:y="1.584cm" svg:viewBox="0 0 153 122" draw:points="122,0 0,122 153,122">
          <text:p/>
        </draw:polygon>
        <draw:polygon draw:style-name="gr16" draw:text-style-name="P7" draw:layer="layout" svg:width="0.306cm" svg:height="0.305cm" svg:x="7.18cm" svg:y="7.973cm" svg:viewBox="0 0 307 306" draw:points="307,0 0,0 0,306">
          <text:p/>
        </draw:polygon>
        <draw:polygon draw:style-name="gr16" draw:text-style-name="P7" draw:layer="layout" svg:width="0.153cm" svg:height="0.153cm" svg:x="9.167cm" svg:y="8.584cm" svg:viewBox="0 0 154 154" draw:points="0,154 154,154 154,0">
          <text:p/>
        </draw:polygon>
        <draw:polygon draw:style-name="gr16" draw:text-style-name="P7" draw:layer="layout" svg:width="0.153cm" svg:height="0.077cm" svg:x="9.32cm" svg:y="8.737cm" svg:viewBox="0 0 154 78" draw:points="0,0 78,78 154,0">
          <text:p/>
        </draw:polygon>
        <draw:polygon draw:style-name="gr16" draw:text-style-name="P7" draw:layer="layout" svg:width="0.153cm" svg:height="0.153cm" svg:x="9.167cm" svg:y="8.584cm" svg:viewBox="0 0 154 154" draw:points="0,0 0,154 154,0">
          <text:p/>
        </draw:polygon>
        <draw:polygon draw:style-name="gr16" draw:text-style-name="P7" draw:layer="layout" svg:width="0.077cm" svg:height="0.077cm" svg:x="9.32cm" svg:y="8.737cm" svg:viewBox="0 0 78 78" draw:points="0,78 78,78 0,0">
          <text:p/>
        </draw:polygon>
        <draw:polygon draw:style-name="gr16" draw:text-style-name="P7" draw:layer="layout" svg:width="0.009cm" svg:height="0.014cm" svg:x="1.821cm" svg:y="1.391cm" svg:viewBox="0 0 10 15" draw:points="3,15 10,9 0,0">
          <text:p/>
        </draw:polygon>
        <draw:polygon draw:style-name="gr16" draw:text-style-name="P7" draw:layer="layout" svg:width="0.307cm" svg:height="0.306cm" svg:x="1.982cm" svg:y="1.858cm" svg:viewBox="0 0 308 307" draw:points="308,0 0,0 308,307">
          <text:p/>
        </draw:polygon>
        <draw:polygon draw:style-name="gr16" draw:text-style-name="P7" draw:layer="layout" svg:width="0.107cm" svg:height="0.081cm" svg:x="2.441cm" svg:y="2.541cm" svg:viewBox="0 0 108 82" draw:points="82,0 0,82 108,82">
          <text:p/>
        </draw:polygon>
        <draw:polygon draw:style-name="gr16" draw:text-style-name="P7" draw:layer="layout" svg:width="0.305cm" svg:height="0.306cm" svg:x="6.569cm" svg:y="7.667cm" svg:viewBox="0 0 306 307" draw:points="306,307 306,0 0,0">
          <text:p/>
        </draw:polygon>
        <draw:polygon draw:style-name="gr16" draw:text-style-name="P7" draw:layer="layout" svg:width="0.131cm" svg:height="0.093cm" svg:x="2.747cm" svg:y="3.446cm" svg:viewBox="0 0 132 94" draw:points="94,0 0,94 132,94">
          <text:p/>
        </draw:polygon>
        <draw:polygon draw:style-name="gr16" draw:text-style-name="P7" draw:layer="layout" svg:width="0.306cm" svg:height="0.153cm" svg:x="6.874cm" svg:y="7.82cm" svg:viewBox="0 0 307 154" draw:points="307,154 153,0 0,154">
          <text:p/>
        </draw:polygon>
        <draw:polygon draw:style-name="gr16" draw:text-style-name="P7" draw:layer="layout" svg:width="0.003cm" svg:height="0.003cm" svg:x="9.244cm" svg:y="8.814cm" svg:viewBox="0 0 4 4" draw:points="4,4 0,0 0,3">
          <text:p/>
        </draw:polygon>
        <draw:polygon draw:style-name="gr16" draw:text-style-name="P7" draw:layer="layout" svg:width="0.091cm" svg:height="0.036cm" svg:x="5.255cm" svg:y="7.667cm" svg:viewBox="0 0 92 37" draw:points="57,37 92,0 0,0">
          <text:p/>
        </draw:polygon>
        <draw:polygon draw:style-name="gr16" draw:text-style-name="P7" draw:layer="layout" svg:width="0.306cm" svg:height="0.153cm" svg:x="7.18cm" svg:y="7.82cm" svg:viewBox="0 0 307 154" draw:points="153,0 0,154 307,154">
          <text:p/>
        </draw:polygon>
        <draw:polygon draw:style-name="gr16" draw:text-style-name="P7" draw:layer="layout" svg:width="0.305cm" svg:height="0.306cm" svg:x="6.569cm" svg:y="7.667cm" svg:viewBox="0 0 306 307" draw:points="0,307 306,307 0,0">
          <text:p/>
        </draw:polygon>
        <draw:polygon draw:style-name="gr16" draw:text-style-name="P7" draw:layer="layout" svg:width="0.306cm" svg:height="0.153cm" svg:x="5.957cm" svg:y="7.82cm" svg:viewBox="0 0 307 154" draw:points="153,0 0,154 307,154">
          <text:p/>
        </draw:polygon>
        <draw:polygon draw:style-name="gr16" draw:text-style-name="P7" draw:layer="layout" svg:width="0.306cm" svg:height="0.306cm" svg:x="8.403cm" svg:y="8.278cm" svg:viewBox="0 0 307 307" draw:points="0,307 307,307 0,0">
          <text:p/>
        </draw:polygon>
        <draw:polygon draw:style-name="gr16" draw:text-style-name="P7" draw:layer="layout" svg:width="0.305cm" svg:height="0.153cm" svg:x="7.792cm" svg:y="8.431cm" svg:viewBox="0 0 306 154" draw:points="153,0 0,154 306,154">
          <text:p/>
        </draw:polygon>
        <draw:polygon draw:style-name="gr16" draw:text-style-name="P7" draw:layer="layout" svg:width="0.036cm" svg:height="0.094cm" svg:x="2.558cm" svg:y="4.151cm" svg:viewBox="0 0 37 95" draw:points="37,95 37,0 0,0">
          <text:p/>
        </draw:polygon>
        <draw:polygon draw:style-name="gr16" draw:text-style-name="P7" draw:layer="layout" svg:width="0.036cm" svg:height="0.121cm" svg:x="2.252cm" svg:y="3.234cm" svg:viewBox="0 0 37 122" draw:points="37,122 37,0 0,0">
          <text:p/>
        </draw:polygon>
        <draw:polygon draw:style-name="gr17" draw:text-style-name="P7" draw:layer="layout" svg:width="0.076cm" svg:height="0.077cm" svg:x="1.83cm" svg:y="0.329cm" svg:viewBox="0 0 77 78" draw:points="0,78 77,78 0,0">
          <text:p/>
        </draw:polygon>
        <draw:polygon draw:style-name="gr18" draw:text-style-name="P2" draw:layer="layout" svg:width="0.076cm" svg:height="0.077cm" svg:x="1.83cm" svg:y="0.329cm" svg:viewBox="0 0 77 78" draw:points="0,78 77,78 0,0">
          <text:p/>
        </draw:polygon>
        <draw:polygon draw:style-name="gr16" draw:text-style-name="P7" draw:layer="layout" svg:width="0.087cm" svg:height="0.109cm" svg:x="3.73cm" svg:y="6.291cm" svg:viewBox="0 0 88 110" draw:points="88,110 88,0 0,0">
          <text:p/>
        </draw:polygon>
        <draw:polygon draw:style-name="gr16" draw:text-style-name="P7" draw:layer="layout" svg:width="0.065cm" svg:height="0.094cm" svg:x="6.416cm" svg:y="7.42cm" svg:viewBox="0 0 66 95" draw:points="0,0 0,95 66,29">
          <text:p/>
        </draw:polygon>
        <draw:polygon draw:style-name="gr16" draw:text-style-name="P7" draw:layer="layout" svg:width="0.009cm" svg:height="0.007cm" svg:x="5.04cm" svg:y="6.59cm" svg:viewBox="0 0 10 8" draw:points="0,0 0,8 10,8">
          <text:p/>
        </draw:polygon>
        <draw:polygon draw:style-name="gr16" draw:text-style-name="P7" draw:layer="layout" svg:width="0.305cm" svg:height="0.153cm" svg:x="3.206cm" svg:y="4.762cm" svg:viewBox="0 0 306 154" draw:points="306,154 152,0 0,154">
          <text:p/>
        </draw:polygon>
        <draw:polygon draw:style-name="gr16" draw:text-style-name="P7" draw:layer="layout" svg:width="0.306cm" svg:height="0.153cm" svg:x="5.651cm" svg:y="7.361cm" svg:viewBox="0 0 307 154" draw:points="153,154 307,0 0,0">
          <text:p/>
        </draw:polygon>
        <draw:polygon draw:style-name="gr16" draw:text-style-name="P7" draw:layer="layout" svg:width="0.008cm" svg:height="0.013cm" svg:x="3.503cm" svg:y="5.985cm" svg:viewBox="0 0 9 14" draw:points="9,14 9,0 0,0">
          <text:p/>
        </draw:polygon>
        <draw:polygon draw:style-name="gr16" draw:text-style-name="P7" draw:layer="layout" svg:width="0.306cm" svg:height="0.153cm" svg:x="5.04cm" svg:y="7.361cm" svg:viewBox="0 0 307 154" draw:points="153,154 307,0 0,0">
          <text:p/>
        </draw:polygon>
        <draw:polygon draw:style-name="gr16" draw:text-style-name="P7" draw:layer="layout" svg:width="0.152cm" svg:height="0.153cm" svg:x="9.015cm" svg:y="8.431cm" svg:viewBox="0 0 153 154" draw:points="153,154 153,0 0,154">
          <text:p/>
        </draw:polygon>
        <draw:polygon draw:style-name="gr16" draw:text-style-name="P7" draw:layer="layout" svg:width="0.034cm" svg:height="0.058cm" svg:x="1.681cm" svg:y="0.563cm" svg:viewBox="0 0 35 59" draw:points="9,59 35,34 0,0">
          <text:p/>
        </draw:polygon>
        <draw:polygon draw:style-name="gr16" draw:text-style-name="P7" draw:layer="layout" svg:width="0.306cm" svg:height="0.153cm" svg:x="2.594cm" svg:y="3.539cm" svg:viewBox="0 0 307 154" draw:points="307,154 153,0 0,154">
          <text:p/>
        </draw:polygon>
        <draw:polygon draw:style-name="gr16" draw:text-style-name="P7" draw:layer="layout" svg:width="0.106cm" svg:height="0.053cm" svg:x="4.429cm" svg:y="6.085cm" svg:viewBox="0 0 107 54" draw:points="52,0 0,54 107,54">
          <text:p/>
        </draw:polygon>
        <draw:polygon draw:style-name="gr16" draw:text-style-name="P7" draw:layer="layout" svg:width="0.112cm" svg:height="0.068cm" svg:x="3.399cm" svg:y="5.832cm" svg:viewBox="0 0 113 69" draw:points="45,69 113,0 0,0">
          <text:p/>
        </draw:polygon>
        <draw:polygon draw:style-name="gr16" draw:text-style-name="P7" draw:layer="layout" svg:width="0.122cm" svg:height="0.099cm" svg:x="2.013cm" svg:y="2.317cm" svg:viewBox="0 0 123 100" draw:points="23,100 123,0 0,0">
          <text:p/>
        </draw:polygon>
        <draw:polygon draw:style-name="gr16" draw:text-style-name="P7" draw:layer="layout" svg:width="0.009cm" svg:height="0.014cm" svg:x="2.135cm" svg:y="1.088cm" svg:viewBox="0 0 10 15" draw:points="6,0 0,6 10,15">
          <text:p/>
        </draw:polygon>
        <draw:polygon draw:style-name="gr16" draw:text-style-name="P7" draw:layer="layout" svg:width="0.062cm" svg:height="0.052cm" svg:x="1.768cm" svg:y="1.094cm" svg:viewBox="0 0 63 53" draw:points="9,53 63,0 0,0">
          <text:p/>
        </draw:polygon>
        <draw:polygon draw:style-name="gr16" draw:text-style-name="P7" draw:layer="layout" svg:width="0.072cm" svg:height="0.133cm" svg:x="4.887cm" svg:y="6.464cm" svg:viewBox="0 0 73 134" draw:points="0,0 0,134 73,61">
          <text:p/>
        </draw:polygon>
        <draw:polygon draw:style-name="gr16" draw:text-style-name="P7" draw:layer="layout" svg:width="0.306cm" svg:height="0.153cm" svg:x="5.651cm" svg:y="7.208cm" svg:viewBox="0 0 307 154" draw:points="307,154 153,0 0,154">
          <text:p/>
        </draw:polygon>
        <draw:polygon draw:style-name="gr16" draw:text-style-name="P7" draw:layer="layout" svg:width="0.224cm" svg:height="0.14cm" svg:x="7.249cm" svg:y="8.431cm" svg:viewBox="0 0 225 141" draw:points="225,141 84,0 0,84">
          <text:p/>
        </draw:polygon>
        <draw:polygon draw:style-name="gr16" draw:text-style-name="P7" draw:layer="layout" svg:width="0.094cm" svg:height="0.062cm" svg:x="2.959cm" svg:y="5.068cm" svg:viewBox="0 0 95 63" draw:points="31,63 95,0 0,0">
          <text:p/>
        </draw:polygon>
        <draw:polygon draw:style-name="gr16" draw:text-style-name="P7" draw:layer="layout" svg:width="0.063cm" svg:height="0.099cm" svg:x="5.804cm" svg:y="7.109cm" svg:viewBox="0 0 64 100" draw:points="0,0 0,100 64,36">
          <text:p/>
        </draw:polygon>
        <draw:polygon draw:style-name="gr16" draw:text-style-name="P7" draw:layer="layout" svg:width="0.012cm" svg:height="0.014cm" svg:x="3.664cm" svg:y="5.066cm" svg:viewBox="0 0 13 15" draw:points="2,0 0,2 13,15">
          <text:p/>
        </draw:polygon>
        <draw:polygon draw:style-name="gr16" draw:text-style-name="P7" draw:layer="layout" svg:width="0.153cm" svg:height="0.305cm" svg:x="7.792cm" svg:y="7.973cm" svg:viewBox="0 0 154 306" draw:points="154,154 0,0 0,306">
          <text:p/>
        </draw:polygon>
        <draw:polygon draw:style-name="gr16" draw:text-style-name="P7" draw:layer="layout" svg:width="0.132cm" svg:height="0.131cm" svg:x="7.66cm" svg:y="7.842cm" svg:viewBox="0 0 133 132" draw:points="0,0 133,132 133,31">
          <text:p/>
        </draw:polygon>
        <draw:polygon draw:style-name="gr16" draw:text-style-name="P7" draw:layer="layout" svg:width="0.063cm" svg:height="0.087cm" svg:x="3.817cm" svg:y="5.287cm" svg:viewBox="0 0 64 88" draw:points="0,0 0,88 64,88">
          <text:p/>
        </draw:polygon>
        <draw:polygon draw:style-name="gr16" draw:text-style-name="P7" draw:layer="layout" svg:width="0.026cm" svg:height="0.013cm" svg:x="5.957cm" svg:y="7.195cm" svg:viewBox="0 0 27 14" draw:points="0,0 0,14 27,14">
          <text:p/>
        </draw:polygon>
        <draw:polygon draw:style-name="gr16" draw:text-style-name="P7" draw:layer="layout" svg:width="0.076cm" svg:height="0.077cm" svg:x="9.397cm" svg:y="8.737cm" svg:viewBox="0 0 77 78" draw:points="0,78 77,78 77,0">
          <text:p/>
        </draw:polygon>
        <draw:polygon draw:style-name="gr16" draw:text-style-name="P7" draw:layer="layout" svg:width="0.153cm" svg:height="0.152cm" svg:x="5.193cm" svg:y="6.903cm" svg:viewBox="0 0 154 153" draw:points="154,0 0,0 154,153">
          <text:p/>
        </draw:polygon>
        <draw:polygon draw:style-name="gr16" draw:text-style-name="P7" draw:layer="layout" svg:width="0.153cm" svg:height="0.153cm" svg:x="5.04cm" svg:y="6.75cm" svg:viewBox="0 0 154 154" draw:points="0,154 154,154 0,0">
          <text:p/>
        </draw:polygon>
        <draw:polygon draw:style-name="gr16" draw:text-style-name="P7" draw:layer="layout" svg:width="0.03cm" svg:height="0.147cm" svg:x="2.288cm" svg:y="1.711cm" svg:viewBox="0 0 31 148" draw:points="0,0 0,148 31,118">
          <text:p/>
        </draw:polygon>
        <draw:polygon draw:style-name="gr16" draw:text-style-name="P7" draw:layer="layout" svg:width="0.071cm" svg:height="0.075cm" svg:x="9.096cm" svg:y="8.737cm" svg:viewBox="0 0 72 76" draw:points="72,76 72,0 0,72">
          <text:p/>
        </draw:polygon>
        <draw:polygon draw:style-name="gr16" draw:text-style-name="P7" draw:layer="layout" svg:width="0.009cm" svg:height="0.009cm" svg:x="9.388cm" svg:y="8.814cm" svg:viewBox="0 0 10 10" draw:points="10,10 10,0 0,10">
          <text:p/>
        </draw:polygon>
        <draw:polygon draw:style-name="gr16" draw:text-style-name="P7" draw:layer="layout" svg:width="0.153cm" svg:height="0.306cm" svg:x="4.123cm" svg:y="6.138cm" svg:viewBox="0 0 154 307" draw:points="154,154 0,0 0,307">
          <text:p/>
        </draw:polygon>
        <draw:polygon draw:style-name="gr16" draw:text-style-name="P7" draw:layer="layout" svg:width="0.153cm" svg:height="0.305cm" svg:x="4.581cm" svg:y="6.75cm" svg:viewBox="0 0 154 306" draw:points="154,0 0,154 154,306">
          <text:p/>
        </draw:polygon>
        <draw:polygon draw:style-name="gr16" draw:text-style-name="P7" draw:layer="layout" svg:width="0.058cm" svg:height="0.043cm" svg:x="5.193cm" svg:y="6.707cm" svg:viewBox="0 0 59 44" draw:points="0,0 0,44 59,44">
          <text:p/>
        </draw:polygon>
        <draw:polygon draw:style-name="gr16" draw:text-style-name="P7" draw:layer="layout" svg:width="0.152cm" svg:height="0.153cm" svg:x="1.83cm" svg:y="0.788cm" svg:viewBox="0 0 153 154" draw:points="0,0 0,154 153,154">
          <text:p/>
        </draw:polygon>
        <draw:polygon draw:style-name="gr16" draw:text-style-name="P7" draw:layer="layout" svg:width="0.153cm" svg:height="0.306cm" svg:x="4.887cm" svg:y="7.055cm" svg:viewBox="0 0 154 307" draw:points="154,0 0,154 154,307">
          <text:p/>
        </draw:polygon>
        <draw:polygon draw:style-name="gr16" draw:text-style-name="P7" draw:layer="layout" svg:width="0.153cm" svg:height="0.305cm" svg:x="4.734cm" svg:y="6.75cm" svg:viewBox="0 0 154 306" draw:points="154,154 0,0 0,306">
          <text:p/>
        </draw:polygon>
        <draw:polygon draw:style-name="gr16" draw:text-style-name="P7" draw:layer="layout" svg:width="0.305cm" svg:height="0.306cm" svg:x="4.429cm" svg:y="6.444cm" svg:viewBox="0 0 306 307" draw:points="0,307 306,307 306,0">
          <text:p/>
        </draw:polygon>
        <draw:polygon draw:style-name="gr17" draw:text-style-name="P7" draw:layer="layout" svg:width="0.153cm" svg:height="0.077cm" svg:x="9.473cm" svg:y="8.737cm" svg:viewBox="0 0 154 78" draw:points="78,78 154,0 0,0">
          <text:p/>
        </draw:polygon>
        <draw:polygon draw:style-name="gr18" draw:text-style-name="P2" draw:layer="layout" svg:width="0.153cm" svg:height="0.077cm" svg:x="9.473cm" svg:y="8.737cm" svg:viewBox="0 0 154 78" draw:points="78,78 154,0 0,0">
          <text:p/>
        </draw:polygon>
        <draw:polygon draw:style-name="gr16" draw:text-style-name="P7" draw:layer="layout" svg:width="0.306cm" svg:height="0.152cm" svg:x="5.04cm" svg:y="6.903cm" svg:viewBox="0 0 307 153" draw:points="153,0 0,153 307,153">
          <text:p/>
        </draw:polygon>
        <draw:polygon draw:style-name="gr16" draw:text-style-name="P7" draw:layer="layout" svg:width="0.306cm" svg:height="0.153cm" svg:x="4.734cm" svg:y="7.055cm" svg:viewBox="0 0 307 154" draw:points="153,154 307,0 0,0">
          <text:p/>
        </draw:polygon>
        <draw:polygon draw:style-name="gr16" draw:text-style-name="P7" draw:layer="layout" svg:width="0.101cm" svg:height="0.101cm" svg:x="5.55cm" svg:y="6.954cm" svg:viewBox="0 0 102 102" draw:points="0,0 102,102 102,65">
          <text:p/>
        </draw:polygon>
        <draw:polygon draw:style-name="gr16" draw:text-style-name="P7" draw:layer="layout" svg:width="0.075cm" svg:height="0.076cm" svg:x="2.9cm" svg:y="3.692cm" svg:viewBox="0 0 76 77" draw:points="42,0 0,0 76,77">
          <text:p/>
        </draw:polygon>
        <draw:polygon draw:style-name="gr16" draw:text-style-name="P7" draw:layer="layout" svg:width="0.306cm" svg:height="0.306cm" svg:x="5.04cm" svg:y="7.055cm" svg:viewBox="0 0 307 307" draw:points="0,307 307,307 307,0">
          <text:p/>
        </draw:polygon>
        <draw:polygon draw:style-name="gr16" draw:text-style-name="P7" draw:layer="layout" svg:width="0.305cm" svg:height="0.306cm" svg:x="5.346cm" svg:y="7.361cm" svg:viewBox="0 0 306 307" draw:points="306,0 0,0 0,307">
          <text:p/>
        </draw:polygon>
        <draw:polygon draw:style-name="gr16" draw:text-style-name="P7" draw:layer="layout" svg:width="0.025cm" svg:height="0.007cm" svg:x="6.263cm" svg:y="7.354cm" svg:viewBox="0 0 26 8" draw:points="8,0 0,8 26,8">
          <text:p/>
        </draw:polygon>
        <draw:polygon draw:style-name="gr16" draw:text-style-name="P7" draw:layer="layout" svg:width="0.152cm" svg:height="0.153cm" svg:x="4.429cm" svg:y="6.75cm" svg:viewBox="0 0 153 154" draw:points="0,154 153,154 0,0">
          <text:p/>
        </draw:polygon>
        <draw:polygon draw:style-name="gr16" draw:text-style-name="P7" draw:layer="layout" svg:width="0.153cm" svg:height="0.153cm" svg:x="2.441cm" svg:y="3.539cm" svg:viewBox="0 0 154 154" draw:points="0,0 0,154 154,154">
          <text:p/>
        </draw:polygon>
        <draw:polygon draw:style-name="gr16" draw:text-style-name="P7" draw:layer="layout" svg:width="0.153cm" svg:height="0.153cm" svg:x="3.817cm" svg:y="6.138cm" svg:viewBox="0 0 154 154" draw:points="0,154 154,154 0,0">
          <text:p/>
        </draw:polygon>
        <draw:polygon draw:style-name="gr16" draw:text-style-name="P7" draw:layer="layout" svg:width="0.153cm" svg:height="0.153cm" svg:x="3.97cm" svg:y="6.291cm" svg:viewBox="0 0 154 154" draw:points="0,0 0,154 154,154">
          <text:p/>
        </draw:polygon>
        <draw:polygon draw:style-name="gr16" draw:text-style-name="P7" draw:layer="layout" svg:width="0.116cm" svg:height="0.135cm" svg:x="3.854cm" svg:y="6.444cm" svg:viewBox="0 0 117 136" draw:points="117,136 117,0 0,0">
          <text:p/>
        </draw:polygon>
        <draw:polygon draw:style-name="gr16" draw:text-style-name="P7" draw:layer="layout" svg:width="0.306cm" svg:height="0.306cm" svg:x="8.709cm" svg:y="8.278cm" svg:viewBox="0 0 307 307" draw:points="0,0 0,307 307,0">
          <text:p/>
        </draw:polygon>
        <draw:polygon draw:style-name="gr16" draw:text-style-name="P7" draw:layer="layout" svg:width="0.153cm" svg:height="0.306cm" svg:x="3.97cm" svg:y="6.138cm" svg:viewBox="0 0 154 307" draw:points="154,0 0,154 154,307">
          <text:p/>
        </draw:polygon>
        <draw:polygon draw:style-name="gr16" draw:text-style-name="P7" draw:layer="layout" svg:width="0.153cm" svg:height="0.153cm" svg:x="1.982cm" svg:y="1.552cm" svg:viewBox="0 0 154 154" draw:points="154,154 154,0 0,0">
          <text:p/>
        </draw:polygon>
        <draw:polygon draw:style-name="gr16" draw:text-style-name="P7" draw:layer="layout" svg:width="0.137cm" svg:height="0.147cm" svg:x="3.986cm" svg:y="6.597cm" svg:viewBox="0 0 138 148" draw:points="138,148 138,0 0,0">
          <text:p/>
        </draw:polygon>
        <draw:polygon draw:style-name="gr16" draw:text-style-name="P7" draw:layer="layout" svg:width="0.137cm" svg:height="0.12cm" svg:x="4.444cm" svg:y="7.055cm" svg:viewBox="0 0 138 121" draw:points="138,121 138,0 0,0">
          <text:p/>
        </draw:polygon>
        <draw:polygon draw:style-name="gr17" draw:text-style-name="P7" draw:layer="layout" svg:width="0.005cm" svg:height="0.006cm" svg:x="1.982cm" svg:y="0.329cm" svg:viewBox="0 0 6 7" draw:points="5,0 0,0 6,7">
          <text:p/>
        </draw:polygon>
        <draw:polygon draw:style-name="gr18" draw:text-style-name="P2" draw:layer="layout" svg:width="0.005cm" svg:height="0.006cm" svg:x="1.982cm" svg:y="0.329cm" svg:viewBox="0 0 6 7" draw:points="5,0 0,0 6,7">
          <text:p/>
        </draw:polygon>
        <draw:polygon draw:style-name="gr16" draw:text-style-name="P7" draw:layer="layout" svg:width="0.077cm" svg:height="0.153cm" svg:x="1.753cm" svg:y="0.635cm" svg:viewBox="0 0 78 154" draw:points="78,0 0,77 78,154">
          <text:p/>
        </draw:polygon>
        <draw:polygon draw:style-name="gr16" draw:text-style-name="P7" draw:layer="layout" svg:width="0.077cm" svg:height="0.076cm" svg:x="1.753cm" svg:y="0.482cm" svg:viewBox="0 0 78 77" draw:points="0,0 0,77 78,0">
          <text:p/>
        </draw:polygon>
        <draw:polygon draw:style-name="gr16" draw:text-style-name="P7" draw:layer="layout" svg:width="0.038cm" svg:height="0.077cm" svg:x="1.715cm" svg:y="0.558cm" svg:viewBox="0 0 39 78" draw:points="0,40 39,78 39,0">
          <text:p/>
        </draw:polygon>
        <draw:polygon draw:style-name="gr16" draw:text-style-name="P7" draw:layer="layout" svg:width="0.077cm" svg:height="0.076cm" svg:x="1.753cm" svg:y="0.635cm" svg:viewBox="0 0 78 77" draw:points="0,0 0,77 78,0">
          <text:p/>
        </draw:polygon>
        <draw:polygon draw:style-name="gr16" draw:text-style-name="P7" draw:layer="layout" svg:width="0.153cm" svg:height="0.306cm" svg:x="5.957cm" svg:y="7.361cm" svg:viewBox="0 0 154 307" draw:points="154,154 0,0 0,307">
          <text:p/>
        </draw:polygon>
        <draw:polygon draw:style-name="gr16" draw:text-style-name="P7" draw:layer="layout" svg:width="0.152cm" svg:height="0.077cm" svg:x="1.83cm" svg:y="0.558cm" svg:viewBox="0 0 153 78" draw:points="77,0 0,78 153,78">
          <text:p/>
        </draw:polygon>
        <draw:polygon draw:style-name="gr16" draw:text-style-name="P7" draw:layer="layout" svg:width="0.077cm" svg:height="0.153cm" svg:x="1.753cm" svg:y="0.788cm" svg:viewBox="0 0 78 154" draw:points="0,77 78,154 78,0">
          <text:p/>
        </draw:polygon>
        <draw:polygon draw:style-name="gr16" draw:text-style-name="P7" draw:layer="layout" svg:width="0.306cm" svg:height="0.153cm" svg:x="2.9cm" svg:y="4.915cm" svg:viewBox="0 0 307 154" draw:points="0,0 153,154 307,0">
          <text:p/>
        </draw:polygon>
        <draw:polygon draw:style-name="gr16" draw:text-style-name="P7" draw:layer="layout" svg:width="0.305cm" svg:height="0.306cm" svg:x="5.346cm" svg:y="7.055cm" svg:viewBox="0 0 306 307" draw:points="306,307 306,0 0,0">
          <text:p/>
        </draw:polygon>
        <draw:polygon draw:style-name="gr16" draw:text-style-name="P7" draw:layer="layout" svg:width="0.152cm" svg:height="0.153cm" svg:x="1.83cm" svg:y="0.635cm" svg:viewBox="0 0 153 154" draw:points="0,0 0,154 153,0">
          <text:p/>
        </draw:polygon>
        <draw:polygon draw:style-name="gr16" draw:text-style-name="P7" draw:layer="layout" svg:width="0.165cm" svg:height="0.091cm" svg:x="8.771cm" svg:y="8.035cm" svg:viewBox="0 0 166 92" draw:points="0,0 92,92 166,16">
          <text:p/>
        </draw:polygon>
        <draw:polygon draw:style-name="gr16" draw:text-style-name="P7" draw:layer="layout" svg:width="0.153cm" svg:height="0.153cm" svg:x="5.804cm" svg:y="7.208cm" svg:viewBox="0 0 154 154" draw:points="154,0 0,0 154,154">
          <text:p/>
        </draw:polygon>
        <draw:polygon draw:style-name="gr16" draw:text-style-name="P7" draw:layer="layout" svg:width="0.012cm" svg:height="0.011cm" svg:x="9.473cm" svg:y="8.814cm" svg:viewBox="0 0 13 12" draw:points="13,12 0,0 0,12">
          <text:p/>
        </draw:polygon>
        <draw:polygon draw:style-name="gr16" draw:text-style-name="P7" draw:layer="layout" svg:width="0.076cm" svg:height="0.076cm" svg:x="1.906cm" svg:y="0.482cm" svg:viewBox="0 0 77 77" draw:points="0,0 0,77 77,0">
          <text:p/>
        </draw:polygon>
        <draw:polygon draw:style-name="gr16" draw:text-style-name="P7" draw:layer="layout" svg:width="0.076cm" svg:height="0.076cm" svg:x="1.677cm" svg:y="0.406cm" svg:viewBox="0 0 77 77" draw:points="77,77 77,0 0,77">
          <text:p/>
        </draw:polygon>
        <draw:polygon draw:style-name="gr16" draw:text-style-name="P7" draw:layer="layout" svg:width="0.113cm" svg:height="0.16cm" svg:x="2.634cm" svg:y="4.344cm" svg:viewBox="0 0 114 161" draw:points="65,161 114,114 0,0">
          <text:p/>
        </draw:polygon>
        <draw:polygon draw:style-name="gr16" draw:text-style-name="P7" draw:layer="layout" svg:width="0.153cm" svg:height="0.306cm" svg:x="2.747cm" svg:y="4.304cm" svg:viewBox="0 0 154 307" draw:points="154,0 0,154 154,307">
          <text:p/>
        </draw:polygon>
        <draw:polygon draw:style-name="gr16" draw:text-style-name="P7" draw:layer="layout" svg:width="0.306cm" svg:height="0.306cm" svg:x="3.817cm" svg:y="5.832cm" svg:viewBox="0 0 307 307" draw:points="0,307 307,307 307,0">
          <text:p/>
        </draw:polygon>
        <draw:polygon draw:style-name="gr16" draw:text-style-name="P7" draw:layer="layout" svg:width="0.153cm" svg:height="0.153cm" svg:x="6.263cm" svg:y="7.361cm" svg:viewBox="0 0 154 154" draw:points="0,154 154,154 0,0">
          <text:p/>
        </draw:polygon>
        <draw:polygon draw:style-name="gr16" draw:text-style-name="P7" draw:layer="layout" svg:width="0.153cm" svg:height="0.153cm" svg:x="6.416cm" svg:y="7.514cm" svg:viewBox="0 0 154 154" draw:points="154,0 0,0 154,154">
          <text:p/>
        </draw:polygon>
        <draw:polygon draw:style-name="gr16" draw:text-style-name="P7" draw:layer="layout" svg:width="0.153cm" svg:height="0.152cm" svg:x="4.581cm" svg:y="6.903cm" svg:viewBox="0 0 154 153" draw:points="0,0 0,153 154,153">
          <text:p/>
        </draw:polygon>
        <draw:polygon draw:style-name="gr16" draw:text-style-name="P7" draw:layer="layout" svg:width="0.306cm" svg:height="0.153cm" svg:x="5.957cm" svg:y="7.667cm" svg:viewBox="0 0 307 154" draw:points="153,154 307,0 0,0">
          <text:p/>
        </draw:polygon>
        <draw:polygon draw:style-name="gr16" draw:text-style-name="P7" draw:layer="layout" svg:width="0.306cm" svg:height="0.306cm" svg:x="6.263cm" svg:y="7.667cm" svg:viewBox="0 0 307 307" draw:points="0,0 0,307 307,0">
          <text:p/>
        </draw:polygon>
        <draw:polygon draw:style-name="gr16" draw:text-style-name="P7" draw:layer="layout" svg:width="0.062cm" svg:height="0.022cm" svg:x="5.651cm" svg:y="7.033cm" svg:viewBox="0 0 63 23" draw:points="23,0 0,23 63,23">
          <text:p/>
        </draw:polygon>
        <draw:polygon draw:style-name="gr17" draw:text-style-name="P7" draw:layer="layout" svg:width="0.306cm" svg:height="0.153cm" svg:x="6.263cm" svg:y="7.514cm" svg:viewBox="0 0 307 154" draw:points="153,0 0,154 307,154">
          <text:p/>
        </draw:polygon>
        <draw:polygon draw:style-name="gr18" draw:text-style-name="P2" draw:layer="layout" svg:width="0.306cm" svg:height="0.153cm" svg:x="6.263cm" svg:y="7.514cm" svg:viewBox="0 0 307 154" draw:points="153,0 0,154 307,154">
          <text:p/>
        </draw:polygon>
        <draw:polygon draw:style-name="gr16" draw:text-style-name="P7" draw:layer="layout" svg:width="0.086cm" svg:height="0.044cm" svg:x="9.429cm" svg:y="8.082cm" svg:viewBox="0 0 87 45" draw:points="0,0 44,45 87,2">
          <text:p/>
        </draw:polygon>
        <draw:polygon draw:style-name="gr17" draw:text-style-name="P7" draw:layer="layout" svg:width="0.031cm" svg:height="0.027cm" svg:x="1.646cm" svg:y="0.329cm" svg:viewBox="0 0 32 28" draw:points="4,28 32,0 0,0">
          <text:p/>
        </draw:polygon>
        <draw:polygon draw:style-name="gr18" draw:text-style-name="P2" draw:layer="layout" svg:width="0.031cm" svg:height="0.027cm" svg:x="1.646cm" svg:y="0.329cm" svg:viewBox="0 0 32 28" draw:points="4,28 32,0 0,0">
          <text:p/>
        </draw:polygon>
        <draw:polygon draw:style-name="gr16" draw:text-style-name="P7" draw:layer="layout" svg:width="0.08cm" svg:height="0.08cm" svg:x="1.982cm" svg:y="0.635cm" svg:viewBox="0 0 81 81" draw:points="66,0 0,0 81,81">
          <text:p/>
        </draw:polygon>
        <draw:polygon draw:style-name="gr16" draw:text-style-name="P7" draw:layer="layout" svg:width="0.153cm" svg:height="0.306cm" svg:x="5.651cm" svg:y="7.055cm" svg:viewBox="0 0 154 307" draw:points="154,154 0,0 0,307">
          <text:p/>
        </draw:polygon>
        <draw:polygon draw:style-name="gr16" draw:text-style-name="P7" draw:layer="layout" svg:width="0.305cm" svg:height="0.153cm" svg:x="4.429cm" svg:y="6.75cm" svg:viewBox="0 0 306 154" draw:points="152,154 306,0 0,0">
          <text:p/>
        </draw:polygon>
        <draw:polygon draw:style-name="gr16" draw:text-style-name="P7" draw:layer="layout" svg:width="0.153cm" svg:height="0.152cm" svg:x="2.441cm" svg:y="3.387cm" svg:viewBox="0 0 154 153" draw:points="0,0 0,153 154,0">
          <text:p/>
        </draw:polygon>
        <draw:polygon draw:style-name="gr16" draw:text-style-name="P7" draw:layer="layout" svg:width="0.111cm" svg:height="0.081cm" svg:x="2.594cm" svg:y="3cm" svg:viewBox="0 0 112 82" draw:points="80,0 0,82 112,82">
          <text:p/>
        </draw:polygon>
        <draw:polygon draw:style-name="gr16" draw:text-style-name="P7" draw:layer="layout" svg:width="0.152cm" svg:height="0.306cm" svg:x="9.015cm" svg:y="8.278cm" svg:viewBox="0 0 153 307" draw:points="0,307 153,154 0,0">
          <text:p/>
        </draw:polygon>
        <draw:polygon draw:style-name="gr16" draw:text-style-name="P7" draw:layer="layout" svg:width="0.153cm" svg:height="0.306cm" svg:x="9.167cm" svg:y="8.278cm" svg:viewBox="0 0 154 307" draw:points="154,0 0,154 154,307">
          <text:p/>
        </draw:polygon>
        <draw:polygon draw:style-name="gr16" draw:text-style-name="P7" draw:layer="layout" svg:width="0.005cm" svg:height="0.029cm" svg:x="2.135cm" svg:y="1.066cm" svg:viewBox="0 0 6 30" draw:points="0,0 0,30 6,23">
          <text:p/>
        </draw:polygon>
        <draw:polygon draw:style-name="gr16" draw:text-style-name="P7" draw:layer="layout" svg:width="0.153cm" svg:height="0.153cm" svg:x="2.594cm" svg:y="3.845cm" svg:viewBox="0 0 154 154" draw:points="154,0 0,0 0,154">
          <text:p/>
        </draw:polygon>
        <draw:polygon draw:style-name="gr16" draw:text-style-name="P7" draw:layer="layout" svg:width="0.039cm" svg:height="0.03cm" svg:x="2.288cm" svg:y="1.828cm" svg:viewBox="0 0 40 31" draw:points="31,0 0,31 40,31">
          <text:p/>
        </draw:polygon>
        <draw:polygon draw:style-name="gr16" draw:text-style-name="P7" draw:layer="layout" svg:width="0.086cm" svg:height="0.087cm" svg:x="1.896cm" svg:y="1.771cm" svg:viewBox="0 0 87 88" draw:points="18,88 87,88 0,0">
          <text:p/>
        </draw:polygon>
        <draw:polygon draw:style-name="gr16" draw:text-style-name="P7" draw:layer="layout" svg:width="0.153cm" svg:height="0.306cm" svg:x="2.288cm" svg:y="2.469cm" svg:viewBox="0 0 154 307" draw:points="154,154 0,0 0,307">
          <text:p/>
        </draw:polygon>
        <draw:polygon draw:style-name="gr16" draw:text-style-name="P7" draw:layer="layout" svg:width="0.076cm" svg:height="0.076cm" svg:x="1.83cm" svg:y="0.406cm" svg:viewBox="0 0 77 77" draw:points="77,77 77,0 0,77">
          <text:p/>
        </draw:polygon>
        <draw:polygon draw:style-name="gr16" draw:text-style-name="P7" draw:layer="layout" svg:width="0.153cm" svg:height="0.305cm" svg:x="2.135cm" svg:y="2.164cm" svg:viewBox="0 0 154 306" draw:points="0,154 154,306 154,0">
          <text:p/>
        </draw:polygon>
        <draw:polygon draw:style-name="gr16" draw:text-style-name="P7" draw:layer="layout" svg:width="0.307cm" svg:height="0.153cm" svg:x="1.982cm" svg:y="2.164cm" svg:viewBox="0 0 308 154" draw:points="0,0 154,154 308,0">
          <text:p/>
        </draw:polygon>
        <draw:polygon draw:style-name="gr16" draw:text-style-name="P7" draw:layer="layout" svg:width="0.306cm" svg:height="0.306cm" svg:x="2.288cm" svg:y="2.775cm" svg:viewBox="0 0 307 307" draw:points="0,307 307,307 0,0">
          <text:p/>
        </draw:polygon>
        <draw:polygon draw:style-name="gr17" draw:text-style-name="P7" draw:layer="layout" svg:width="0.077cm" svg:height="0.077cm" svg:x="1.753cm" svg:y="0.329cm" svg:viewBox="0 0 78 78" draw:points="0,78 78,78 78,0">
          <text:p/>
        </draw:polygon>
        <draw:polygon draw:style-name="gr18" draw:text-style-name="P2" draw:layer="layout" svg:width="0.077cm" svg:height="0.077cm" svg:x="1.753cm" svg:y="0.329cm" svg:viewBox="0 0 78 78" draw:points="0,78 78,78 78,0">
          <text:p/>
        </draw:polygon>
        <draw:polygon draw:style-name="gr16" draw:text-style-name="P7" draw:layer="layout" svg:width="0.076cm" svg:height="0.076cm" svg:x="1.83cm" svg:y="0.406cm" svg:viewBox="0 0 77 77" draw:points="77,0 0,0 0,77">
          <text:p/>
        </draw:polygon>
        <draw:polygon draw:style-name="gr17" draw:text-style-name="P7" draw:layer="layout" svg:width="0.152cm" svg:height="0.077cm" svg:x="1.83cm" svg:y="0.329cm" svg:viewBox="0 0 153 78" draw:points="0,0 77,78 153,0">
          <text:p/>
        </draw:polygon>
        <draw:polygon draw:style-name="gr18" draw:text-style-name="P2" draw:layer="layout" svg:width="0.152cm" svg:height="0.077cm" svg:x="1.83cm" svg:y="0.329cm" svg:viewBox="0 0 153 78" draw:points="0,0 77,78 153,0">
          <text:p/>
        </draw:polygon>
        <draw:polygon draw:style-name="gr16" draw:text-style-name="P7" draw:layer="layout" svg:width="0.009cm" svg:height="0.009cm" svg:x="1.668cm" svg:y="0.473cm" svg:viewBox="0 0 10 10" draw:points="1,10 10,10 0,0">
          <text:p/>
        </draw:polygon>
        <draw:polygon draw:style-name="gr16" draw:text-style-name="P7" draw:layer="layout" svg:width="0.011cm" svg:height="0.033cm" svg:x="2.889cm" svg:y="4.915cm" svg:viewBox="0 0 12 34" draw:points="12,34 12,0 0,11">
          <text:p/>
        </draw:polygon>
        <draw:polygon draw:style-name="gr16" draw:text-style-name="P7" draw:layer="layout" svg:width="0.009cm" svg:height="0.008cm" svg:x="1.669cm" svg:y="0.482cm" svg:viewBox="0 0 10 9" draw:points="2,9 10,0 0,0">
          <text:p/>
        </draw:polygon>
        <draw:polygon draw:style-name="gr16" draw:text-style-name="P7" draw:layer="layout" svg:width="0.077cm" svg:height="0.077cm" svg:x="1.753cm" svg:y="0.558cm" svg:viewBox="0 0 78 78" draw:points="0,0 0,78 78,78">
          <text:p/>
        </draw:polygon>
        <draw:polygon draw:style-name="gr16" draw:text-style-name="P7" draw:layer="layout" svg:width="0.135cm" svg:height="0.136cm" svg:x="8.421cm" svg:y="7.99cm" svg:viewBox="0 0 136 137" draw:points="0,0 136,137 136,19">
          <text:p/>
        </draw:polygon>
        <draw:polygon draw:style-name="gr16" draw:text-style-name="P7" draw:layer="layout" svg:width="0.042cm" svg:height="0.029cm" svg:x="2.9cm" svg:y="3.663cm" svg:viewBox="0 0 43 30" draw:points="30,0 0,30 43,30">
          <text:p/>
        </draw:polygon>
        <draw:polygon draw:style-name="gr16" draw:text-style-name="P7" draw:layer="layout" svg:width="0.148cm" svg:height="0.23cm" svg:x="5.503cm" svg:y="7.667cm" svg:viewBox="0 0 149 231" draw:points="149,231 149,0 0,149">
          <text:p/>
        </draw:polygon>
        <draw:polygon draw:style-name="gr16" draw:text-style-name="P7" draw:layer="layout" svg:width="0.153cm" svg:height="0.153cm" svg:x="9.167cm" svg:y="8.431cm" svg:viewBox="0 0 154 154" draw:points="0,0 0,154 154,154">
          <text:p/>
        </draw:polygon>
        <draw:polygon draw:style-name="gr17" draw:text-style-name="P7" draw:layer="layout" svg:width="0.076cm" svg:height="0.153cm" svg:x="1.906cm" svg:y="0.329cm" svg:viewBox="0 0 77 154" draw:points="0,78 77,154 77,0">
          <text:p/>
        </draw:polygon>
        <draw:polygon draw:style-name="gr18" draw:text-style-name="P2" draw:layer="layout" svg:width="0.076cm" svg:height="0.153cm" svg:x="1.906cm" svg:y="0.329cm" svg:viewBox="0 0 77 154" draw:points="0,78 77,154 77,0">
          <text:p/>
        </draw:polygon>
        <draw:polygon draw:style-name="gr16" draw:text-style-name="P7" draw:layer="layout" svg:width="0.152cm" svg:height="0.077cm" svg:x="9.015cm" svg:y="8.584cm" svg:viewBox="0 0 153 78" draw:points="77,78 153,0 0,0">
          <text:p/>
        </draw:polygon>
        <draw:polygon draw:style-name="gr16" draw:text-style-name="P7" draw:layer="layout" svg:width="0.076cm" svg:height="0.153cm" svg:x="9.091cm" svg:y="8.584cm" svg:viewBox="0 0 77 154" draw:points="77,0 0,78 77,154">
          <text:p/>
        </draw:polygon>
        <draw:polygon draw:style-name="gr16" draw:text-style-name="P7" draw:layer="layout" svg:width="0.076cm" svg:height="0.153cm" svg:x="9.015cm" svg:y="8.584cm" svg:viewBox="0 0 77 154" draw:points="0,154 77,78 0,0">
          <text:p/>
        </draw:polygon>
        <draw:polygon draw:style-name="gr16" draw:text-style-name="P7" draw:layer="layout" svg:width="0.153cm" svg:height="0.153cm" svg:x="9.32cm" svg:y="8.431cm" svg:viewBox="0 0 154 154" draw:points="154,154 154,0 0,154">
          <text:p/>
        </draw:polygon>
        <draw:polygon draw:style-name="gr17" draw:text-style-name="P7" draw:layer="layout" svg:width="0.306cm" svg:height="0.153cm" svg:x="9.32cm" svg:y="8.278cm" svg:viewBox="0 0 307 154" draw:points="0,0 153,154 307,0">
          <text:p/>
        </draw:polygon>
        <draw:polygon draw:style-name="gr18" draw:text-style-name="P2" draw:layer="layout" svg:width="0.306cm" svg:height="0.153cm" svg:x="9.32cm" svg:y="8.278cm" svg:viewBox="0 0 307 154" draw:points="0,0 153,154 307,0">
          <text:p/>
        </draw:polygon>
        <draw:polygon draw:style-name="gr16" draw:text-style-name="P7" draw:layer="layout" svg:width="0.076cm" svg:height="0.076cm" svg:x="1.906cm" svg:y="0.406cm" svg:viewBox="0 0 77 77" draw:points="0,0 0,77 77,77">
          <text:p/>
        </draw:polygon>
        <draw:polygon draw:style-name="gr17" draw:text-style-name="P7" draw:layer="layout" svg:width="0.153cm" svg:height="0.076cm" svg:x="9.473cm" svg:y="8.661cm" svg:viewBox="0 0 154 77" draw:points="154,77 78,0 0,77">
          <text:p/>
        </draw:polygon>
        <draw:polygon draw:style-name="gr18" draw:text-style-name="P2" draw:layer="layout" svg:width="0.153cm" svg:height="0.076cm" svg:x="9.473cm" svg:y="8.661cm" svg:viewBox="0 0 154 77" draw:points="154,77 78,0 0,77">
          <text:p/>
        </draw:polygon>
        <draw:polygon draw:style-name="gr16" draw:text-style-name="P7" draw:layer="layout" svg:width="0.076cm" svg:height="0.153cm" svg:x="9.397cm" svg:y="8.584cm" svg:viewBox="0 0 77 154" draw:points="77,0 0,78 77,154">
          <text:p/>
        </draw:polygon>
        <draw:polygon draw:style-name="gr16" draw:text-style-name="P7" draw:layer="layout" svg:width="0.077cm" svg:height="0.153cm" svg:x="9.32cm" svg:y="8.584cm" svg:viewBox="0 0 78 154" draw:points="0,154 78,78 0,0">
          <text:p/>
        </draw:polygon>
        <draw:polygon draw:style-name="gr16" draw:text-style-name="P7" draw:layer="layout" svg:width="0.021cm" svg:height="0.014cm" svg:x="3.206cm" svg:y="4.29cm" svg:viewBox="0 0 22 15" draw:points="13,0 0,15 22,15">
          <text:p/>
        </draw:polygon>
        <draw:polygon draw:style-name="gr16" draw:text-style-name="P7" draw:layer="layout" svg:width="0.113cm" svg:height="0.054cm" svg:x="4.581cm" svg:y="6.237cm" svg:viewBox="0 0 114 55" draw:points="54,0 0,55 114,55">
          <text:p/>
        </draw:polygon>
        <draw:polygon draw:style-name="gr16" draw:text-style-name="P7" draw:layer="layout" svg:width="0.147cm" svg:height="0.082cm" svg:x="3.97cm" svg:y="5.598cm" svg:viewBox="0 0 148 83" draw:points="82,0 0,83 148,83">
          <text:p/>
        </draw:polygon>
        <draw:polygon draw:style-name="gr16" draw:text-style-name="P7" draw:layer="layout" svg:width="0.153cm" svg:height="0.153cm" svg:x="7.639cm" svg:y="8.431cm" svg:viewBox="0 0 154 154" draw:points="154,0 0,0 154,154">
          <text:p/>
        </draw:polygon>
        <draw:polygon draw:style-name="gr16" draw:text-style-name="P7" draw:layer="layout" svg:width="0.306cm" svg:height="0.153cm" svg:x="3.511cm" svg:y="5.374cm" svg:viewBox="0 0 307 154" draw:points="153,0 0,154 307,154">
          <text:p/>
        </draw:polygon>
        <draw:polygon draw:style-name="gr17" draw:text-style-name="P7" draw:layer="layout" svg:width="0.153cm" svg:height="0.077cm" svg:x="9.473cm" svg:y="8.584cm" svg:viewBox="0 0 154 78" draw:points="0,0 78,78 154,0">
          <text:p/>
        </draw:polygon>
        <draw:polygon draw:style-name="gr18" draw:text-style-name="P2" draw:layer="layout" svg:width="0.153cm" svg:height="0.077cm" svg:x="9.473cm" svg:y="8.584cm" svg:viewBox="0 0 154 78" draw:points="0,0 78,78 154,0">
          <text:p/>
        </draw:polygon>
        <draw:polygon draw:style-name="gr16" draw:text-style-name="P7" draw:layer="layout" svg:width="0.153cm" svg:height="0.153cm" svg:x="3.511cm" svg:y="5.068cm" svg:viewBox="0 0 154 154" draw:points="154,154 154,0 0,154">
          <text:p/>
        </draw:polygon>
        <draw:polygon draw:style-name="gr16" draw:text-style-name="P7" draw:layer="layout" svg:width="0.306cm" svg:height="0.153cm" svg:x="4.123cm" svg:y="5.985cm" svg:viewBox="0 0 307 154" draw:points="153,0 0,154 307,154">
          <text:p/>
        </draw:polygon>
        <draw:polygon draw:style-name="gr16" draw:text-style-name="P7" draw:layer="layout" svg:width="0.306cm" svg:height="0.153cm" svg:x="2.288cm" svg:y="3.081cm" svg:viewBox="0 0 307 154" draw:points="0,0 153,154 307,0">
          <text:p/>
        </draw:polygon>
        <draw:polygon draw:style-name="gr17" draw:text-style-name="P7" draw:layer="layout" svg:width="0.153cm" svg:height="0.076cm" svg:x="9.473cm" svg:y="8.508cm" svg:viewBox="0 0 154 77" draw:points="78,0 0,77 154,77">
          <text:p/>
        </draw:polygon>
        <draw:polygon draw:style-name="gr18" draw:text-style-name="P2" draw:layer="layout" svg:width="0.153cm" svg:height="0.076cm" svg:x="9.473cm" svg:y="8.508cm" svg:viewBox="0 0 154 77" draw:points="78,0 0,77 154,77">
          <text:p/>
        </draw:polygon>
        <draw:polygon draw:style-name="gr16" draw:text-style-name="P7" draw:layer="layout" svg:width="0.153cm" svg:height="0.306cm" svg:x="2.747cm" svg:y="3.998cm" svg:viewBox="0 0 154 307" draw:points="0,154 154,307 154,0">
          <text:p/>
        </draw:polygon>
        <draw:polygon draw:style-name="gr16" draw:text-style-name="P7" draw:layer="layout" svg:width="0.153cm" svg:height="0.077cm" svg:x="9.32cm" svg:y="8.584cm" svg:viewBox="0 0 154 78" draw:points="78,78 154,0 0,0">
          <text:p/>
        </draw:polygon>
        <draw:polygon draw:style-name="gr17" draw:text-style-name="P7" draw:layer="layout" svg:width="0.153cm" svg:height="0.153cm" svg:x="9.473cm" svg:y="8.278cm" svg:viewBox="0 0 154 154" draw:points="0,154 154,154 154,0">
          <text:p/>
        </draw:polygon>
        <draw:polygon draw:style-name="gr18" draw:text-style-name="P2" draw:layer="layout" svg:width="0.153cm" svg:height="0.153cm" svg:x="9.473cm" svg:y="8.278cm" svg:viewBox="0 0 154 154" draw:points="0,154 154,154 154,0">
          <text:p/>
        </draw:polygon>
        <draw:polygon draw:style-name="gr16" draw:text-style-name="P7" draw:layer="layout" svg:width="0.077cm" svg:height="0.153cm" svg:x="9.473cm" svg:y="8.431cm" svg:viewBox="0 0 78 154" draw:points="0,154 78,78 0,0">
          <text:p/>
        </draw:polygon>
        <draw:polygon draw:style-name="gr16" draw:text-style-name="P7" draw:layer="layout" svg:width="0.153cm" svg:height="0.305cm" svg:x="3.511cm" svg:y="5.527cm" svg:viewBox="0 0 154 306" draw:points="154,154 0,0 0,306">
          <text:p/>
        </draw:polygon>
        <draw:polygon draw:style-name="gr16" draw:text-style-name="P7" draw:layer="layout" svg:width="0.076cm" svg:height="0.076cm" svg:x="1.83cm" svg:y="0.482cm" svg:viewBox="0 0 77 77" draw:points="77,77 77,0 0,0">
          <text:p/>
        </draw:polygon>
        <draw:polygon draw:style-name="gr16" draw:text-style-name="P7" draw:layer="layout" svg:width="0.153cm" svg:height="0.306cm" svg:x="3.358cm" svg:y="5.221cm" svg:viewBox="0 0 154 307" draw:points="0,154 154,307 154,0">
          <text:p/>
        </draw:polygon>
        <draw:polygon draw:style-name="gr16" draw:text-style-name="P7" draw:layer="layout" svg:width="0.008cm" svg:height="0.051cm" svg:x="1.67cm" svg:y="0.482cm" svg:viewBox="0 0 9 52" draw:points="9,52 9,0 0,8">
          <text:p/>
        </draw:polygon>
        <draw:polygon draw:style-name="gr17" draw:text-style-name="P7" draw:layer="layout" svg:width="0.076cm" svg:height="0.153cm" svg:x="9.55cm" svg:y="8.431cm" svg:viewBox="0 0 77 154" draw:points="77,0 0,78 77,154">
          <text:p/>
        </draw:polygon>
        <draw:polygon draw:style-name="gr18" draw:text-style-name="P2" draw:layer="layout" svg:width="0.076cm" svg:height="0.153cm" svg:x="9.55cm" svg:y="8.431cm" svg:viewBox="0 0 77 154" draw:points="77,0 0,78 77,154">
          <text:p/>
        </draw:polygon>
        <draw:polygon draw:style-name="gr16" draw:text-style-name="P7" draw:layer="layout" svg:width="0.305cm" svg:height="0.153cm" svg:x="3.206cm" svg:y="5.221cm" svg:viewBox="0 0 306 154" draw:points="0,0 152,154 306,0">
          <text:p/>
        </draw:polygon>
        <draw:polygon draw:style-name="gr16" draw:text-style-name="P7" draw:layer="layout" svg:width="0.306cm" svg:height="0.153cm" svg:x="2.594cm" svg:y="3.998cm" svg:viewBox="0 0 307 154" draw:points="0,0 153,154 307,0">
          <text:p/>
        </draw:polygon>
        <draw:polygon draw:style-name="gr16" draw:text-style-name="P7" draw:layer="layout" svg:width="0.096cm" svg:height="0.129cm" svg:x="6.778cm" svg:y="8.278cm" svg:viewBox="0 0 97 130" draw:points="97,130 97,0 0,97">
          <text:p/>
        </draw:polygon>
        <draw:polygon draw:style-name="gr16" draw:text-style-name="P7" draw:layer="layout" svg:width="0.306cm" svg:height="0.306cm" svg:x="2.9cm" svg:y="4.304cm" svg:viewBox="0 0 307 307" draw:points="307,0 0,0 0,307">
          <text:p/>
        </draw:polygon>
        <draw:polygon draw:style-name="gr16" draw:text-style-name="P7" draw:layer="layout" svg:width="0.076cm" svg:height="0.153cm" svg:x="1.906cm" svg:y="0.482cm" svg:viewBox="0 0 77 154" draw:points="77,0 0,77 77,154">
          <text:p/>
        </draw:polygon>
        <draw:polygon draw:style-name="gr16" draw:text-style-name="P7" draw:layer="layout" svg:width="0.076cm" svg:height="0.153cm" svg:x="1.83cm" svg:y="0.482cm" svg:viewBox="0 0 77 154" draw:points="0,154 77,77 0,0">
          <text:p/>
        </draw:polygon>
        <draw:polygon draw:style-name="gr16" draw:text-style-name="P7" draw:layer="layout" svg:width="0.087cm" svg:height="0.12cm" svg:x="6.329cm" svg:y="8.126cm" svg:viewBox="0 0 88 121" draw:points="88,121 88,0 0,86">
          <text:p/>
        </draw:polygon>
        <draw:polygon draw:style-name="gr17" draw:text-style-name="P7" draw:layer="layout" svg:width="0.014cm" svg:height="0.014cm" svg:x="9.612cm" svg:y="8.814cm" svg:viewBox="0 0 15 15" draw:points="15,15 15,0 0,15">
          <text:p/>
        </draw:polygon>
        <draw:polygon draw:style-name="gr18" draw:text-style-name="P2" draw:layer="layout" svg:width="0.014cm" svg:height="0.014cm" svg:x="9.612cm" svg:y="8.814cm" svg:viewBox="0 0 15 15" draw:points="15,15 15,0 0,15">
          <text:p/>
        </draw:polygon>
        <draw:polygon draw:style-name="gr16" draw:text-style-name="P7" draw:layer="layout" svg:width="0.122cm" svg:height="0.095cm" svg:x="2.288cm" svg:y="2.069cm" svg:viewBox="0 0 123 96" draw:points="96,0 0,96 123,96">
          <text:p/>
        </draw:polygon>
        <draw:polygon draw:style-name="gr16" draw:text-style-name="P7" draw:layer="layout" svg:width="0.124cm" svg:height="0.085cm" svg:x="5.346cm" svg:y="6.818cm" svg:viewBox="0 0 125 86" draw:points="0,0 0,86 125,86">
          <text:p/>
        </draw:polygon>
        <draw:polygon draw:style-name="gr16" draw:text-style-name="P7" draw:layer="layout" svg:width="0.07cm" svg:height="0.028cm" svg:x="6.569cm" svg:y="7.486cm" svg:viewBox="0 0 71 29" draw:points="0,0 0,29 71,29">
          <text:p/>
        </draw:polygon>
        <draw:polygon draw:style-name="gr16" draw:text-style-name="P7" draw:layer="layout" svg:width="0.016cm" svg:height="0.011cm" svg:x="5.024cm" svg:y="7.514cm" svg:viewBox="0 0 17 12" draw:points="17,12 17,0 0,0">
          <text:p/>
        </draw:polygon>
        <draw:polygon draw:style-name="gr16" draw:text-style-name="P7" draw:layer="layout" svg:width="0.306cm" svg:height="0.153cm" svg:x="2.594cm" svg:y="3.692cm" svg:viewBox="0 0 307 154" draw:points="153,154 307,0 0,0">
          <text:p/>
        </draw:polygon>
        <draw:polygon draw:style-name="gr16" draw:text-style-name="P7" draw:layer="layout" svg:width="0.127cm" svg:height="0.104cm" svg:x="1.982cm" svg:y="0.837cm" svg:viewBox="0 0 128 105" draw:points="105,0 0,105 128,105">
          <text:p/>
        </draw:polygon>
        <draw:polygon draw:style-name="gr16" draw:text-style-name="P7" draw:layer="layout" svg:width="0.079cm" svg:height="0.062cm" svg:x="2.209cm" svg:y="3.081cm" svg:viewBox="0 0 80 63" draw:points="17,63 80,0 0,0">
          <text:p/>
        </draw:polygon>
        <draw:polygon draw:style-name="gr16" draw:text-style-name="P7" draw:layer="layout" svg:width="0.038cm" svg:height="0.077cm" svg:x="1.715cm" svg:y="0.711cm" svg:viewBox="0 0 39 78" draw:points="0,40 39,78 39,0">
          <text:p/>
        </draw:polygon>
        <draw:polygon draw:style-name="gr16" draw:text-style-name="P7" draw:layer="layout" svg:width="0.028cm" svg:height="0.005cm" svg:x="8.375cm" svg:y="8.737cm" svg:viewBox="0 0 29 6" draw:points="29,6 29,0 0,0">
          <text:p/>
        </draw:polygon>
        <draw:polygon draw:style-name="gr16" draw:text-style-name="P7" draw:layer="layout" svg:width="0.153cm" svg:height="0.306cm" svg:x="3.511cm" svg:y="4.915cm" svg:viewBox="0 0 154 307" draw:points="154,154 0,0 0,307">
          <text:p/>
        </draw:polygon>
        <draw:polygon draw:style-name="gr16" draw:text-style-name="P7" draw:layer="layout" svg:width="0.028cm" svg:height="0.049cm" svg:x="1.725cm" svg:y="0.836cm" svg:viewBox="0 0 29 50" draw:points="8,50 29,29 0,0">
          <text:p/>
        </draw:polygon>
        <draw:polygon draw:style-name="gr16" draw:text-style-name="P7" draw:layer="layout" svg:width="0.152cm" svg:height="0.153cm" svg:x="1.83cm" svg:y="0.941cm" svg:viewBox="0 0 153 154" draw:points="0,0 0,154 153,0">
          <text:p/>
        </draw:polygon>
        <draw:polygon draw:style-name="gr16" draw:text-style-name="P7" draw:layer="layout" svg:width="0.062cm" svg:height="0.066cm" svg:x="8.953cm" svg:y="8.737cm" svg:viewBox="0 0 63 67" draw:points="63,67 63,0 0,62">
          <text:p/>
        </draw:polygon>
        <draw:polygon draw:style-name="gr16" draw:text-style-name="P7" draw:layer="layout" svg:width="0.306cm" svg:height="0.305cm" svg:x="2.9cm" svg:y="4.61cm" svg:viewBox="0 0 307 306" draw:points="307,306 307,0 0,0">
          <text:p/>
        </draw:polygon>
        <draw:polygon draw:style-name="gr16" draw:text-style-name="P7" draw:layer="layout" svg:width="0.306cm" svg:height="0.153cm" svg:x="7.486cm" svg:y="7.973cm" svg:viewBox="0 0 307 154" draw:points="153,154 307,0 0,0">
          <text:p/>
        </draw:polygon>
        <draw:polygon draw:style-name="gr16" draw:text-style-name="P7" draw:layer="layout" svg:width="0.085cm" svg:height="0.147cm" svg:x="3.121cm" svg:y="5.374cm" svg:viewBox="0 0 86 148" draw:points="86,148 86,0 0,0">
          <text:p/>
        </draw:polygon>
        <draw:polygon draw:style-name="gr16" draw:text-style-name="P7" draw:layer="layout" svg:width="0.306cm" svg:height="0.153cm" svg:x="8.709cm" svg:y="8.584cm" svg:viewBox="0 0 307 154" draw:points="153,154 307,0 0,0">
          <text:p/>
        </draw:polygon>
        <draw:polygon draw:style-name="gr17" draw:text-style-name="P7" draw:layer="layout" svg:width="0.077cm" svg:height="0.153cm" svg:x="9.473cm" svg:y="8.584cm" svg:viewBox="0 0 78 154" draw:points="78,78 0,0 0,154">
          <text:p/>
        </draw:polygon>
        <draw:polygon draw:style-name="gr18" draw:text-style-name="P2" draw:layer="layout" svg:width="0.077cm" svg:height="0.153cm" svg:x="9.473cm" svg:y="8.584cm" svg:viewBox="0 0 78 154" draw:points="78,78 0,0 0,154">
          <text:p/>
        </draw:polygon>
        <draw:polygon draw:style-name="gr16" draw:text-style-name="P7" draw:layer="layout" svg:width="0.306cm" svg:height="0.153cm" svg:x="2.594cm" svg:y="3.845cm" svg:viewBox="0 0 307 154" draw:points="153,0 0,154 307,154">
          <text:p/>
        </draw:polygon>
        <draw:polygon draw:style-name="gr16" draw:text-style-name="P7" draw:layer="layout" svg:width="0.153cm" svg:height="0.153cm" svg:x="2.594cm" svg:y="3.234cm" svg:viewBox="0 0 154 154" draw:points="154,154 154,0 0,154">
          <text:p/>
        </draw:polygon>
        <draw:polygon draw:style-name="gr16" draw:text-style-name="P7" draw:layer="layout" svg:width="0.149cm" svg:height="0.138cm" svg:x="4.28cm" svg:y="6.903cm" svg:viewBox="0 0 150 139" draw:points="150,139 150,0 0,0">
          <text:p/>
        </draw:polygon>
        <draw:polygon draw:style-name="gr16" draw:text-style-name="P7" draw:layer="layout" svg:width="0.006cm" svg:height="0.006cm" svg:x="9.314cm" svg:y="8.814cm" svg:viewBox="0 0 7 7" draw:points="7,7 7,0 0,7">
          <text:p/>
        </draw:polygon>
        <draw:polygon draw:style-name="gr16" draw:text-style-name="P7" draw:layer="layout" svg:width="0.305cm" svg:height="0.306cm" svg:x="3.206cm" svg:y="4.915cm" svg:viewBox="0 0 306 307" draw:points="0,0 0,307 306,307">
          <text:p/>
        </draw:polygon>
        <draw:polygon draw:style-name="gr16" draw:text-style-name="P7" draw:layer="layout" svg:width="0.035cm" svg:height="0.09cm" svg:x="3.323cm" svg:y="5.68cm" svg:viewBox="0 0 36 91" draw:points="36,91 36,0 0,36">
          <text:p/>
        </draw:polygon>
        <draw:polygon draw:style-name="gr16" draw:text-style-name="P7" draw:layer="layout" svg:width="0.306cm" svg:height="0.153cm" svg:x="6.874cm" svg:y="7.973cm" svg:viewBox="0 0 307 154" draw:points="153,154 307,0 0,0">
          <text:p/>
        </draw:polygon>
        <draw:polygon draw:style-name="gr16" draw:text-style-name="P7" draw:layer="layout" svg:width="0.306cm" svg:height="0.153cm" svg:x="6.263cm" svg:y="7.973cm" svg:viewBox="0 0 307 154" draw:points="153,154 307,0 0,0">
          <text:p/>
        </draw:polygon>
        <draw:polygon draw:style-name="gr16" draw:text-style-name="P7" draw:layer="layout" svg:width="0.092cm" svg:height="0.068cm" svg:x="2.502cm" svg:y="3.998cm" svg:viewBox="0 0 93 69" draw:points="24,69 93,0 0,0">
          <text:p/>
        </draw:polygon>
        <draw:polygon draw:style-name="gr16" draw:text-style-name="P7" draw:layer="layout" svg:width="0.057cm" svg:height="0.12cm" svg:x="4.276cm" svg:y="5.865cm" svg:viewBox="0 0 58 121" draw:points="0,0 0,121 58,63">
          <text:p/>
        </draw:polygon>
        <draw:polygon draw:style-name="gr16" draw:text-style-name="P7" draw:layer="layout" svg:width="0.005cm" svg:height="0.009cm" svg:x="1.71cm" svg:y="0.744cm" svg:viewBox="0 0 6 10" draw:points="1,10 6,6 0,0">
          <text:p/>
        </draw:polygon>
        <draw:polygon draw:style-name="gr16" draw:text-style-name="P7" draw:layer="layout" svg:width="0.112cm" svg:height="0.092cm" svg:x="4.622cm" svg:y="7.208cm" svg:viewBox="0 0 113 93" draw:points="113,93 113,0 0,0">
          <text:p/>
        </draw:polygon>
        <draw:polygon draw:style-name="gr16" draw:text-style-name="P7" draw:layer="layout" svg:width="0.153cm" svg:height="0.153cm" svg:x="1.982cm" svg:y="1.399cm" svg:viewBox="0 0 154 154" draw:points="154,154 154,0 0,154">
          <text:p/>
        </draw:polygon>
        <draw:polygon draw:style-name="gr16" draw:text-style-name="P7" draw:layer="layout" svg:width="0.016cm" svg:height="0.011cm" svg:x="2.884cm" svg:y="4.915cm" svg:viewBox="0 0 17 12" draw:points="6,12 17,0 0,0">
          <text:p/>
        </draw:polygon>
        <draw:polygon draw:style-name="gr16" draw:text-style-name="P7" draw:layer="layout" svg:width="0.098cm" svg:height="0.066cm" svg:x="3.053cm" svg:y="4.085cm" svg:viewBox="0 0 99 67" draw:points="66,0 0,67 99,67">
          <text:p/>
        </draw:polygon>
        <draw:polygon draw:style-name="gr16" draw:text-style-name="P7" draw:layer="layout" svg:width="0.056cm" svg:height="0.002cm" svg:x="9.188cm" svg:y="8.814cm" svg:viewBox="0 0 57 3" draw:points="54,3 57,0 0,0">
          <text:p/>
        </draw:polygon>
        <draw:polygon draw:style-name="gr16" draw:text-style-name="P7" draw:layer="layout" svg:width="0.306cm" svg:height="0.153cm" svg:x="2.9cm" svg:y="4.151cm" svg:viewBox="0 0 307 154" draw:points="153,0 0,154 307,154">
          <text:p/>
        </draw:polygon>
        <draw:polygon draw:style-name="gr16" draw:text-style-name="P7" draw:layer="layout" svg:width="0.153cm" svg:height="0.153cm" svg:x="5.651cm" svg:y="7.514cm" svg:viewBox="0 0 154 154" draw:points="154,154 154,0 0,154">
          <text:p/>
        </draw:polygon>
        <draw:polygon draw:style-name="gr16" draw:text-style-name="P7" draw:layer="layout" svg:width="0.11cm" svg:height="0.057cm" svg:x="4.276cm" svg:y="5.928cm" svg:viewBox="0 0 111 58" draw:points="57,0 0,58 111,58">
          <text:p/>
        </draw:polygon>
        <draw:polygon draw:style-name="gr16" draw:text-style-name="P7" draw:layer="layout" svg:width="0.306cm" svg:height="0.153cm" svg:x="7.18cm" svg:y="8.278cm" svg:viewBox="0 0 307 154" draw:points="153,154 307,0 0,0">
          <text:p/>
        </draw:polygon>
        <draw:polygon draw:style-name="gr16" draw:text-style-name="P7" draw:layer="layout" svg:width="0.153cm" svg:height="0.152cm" svg:x="7.486cm" svg:y="8.126cm" svg:viewBox="0 0 154 153" draw:points="154,153 154,0 0,153">
          <text:p/>
        </draw:polygon>
        <draw:polygon draw:style-name="gr16" draw:text-style-name="P7" draw:layer="layout" svg:width="0.06cm" svg:height="0.036cm" svg:x="3.511cm" svg:y="4.879cm" svg:viewBox="0 0 61 37" draw:points="37,0 0,37 61,37">
          <text:p/>
        </draw:polygon>
        <draw:polygon draw:style-name="gr16" draw:text-style-name="P7" draw:layer="layout" svg:width="0.153cm" svg:height="0.153cm" svg:x="6.263cm" svg:y="7.973cm" svg:viewBox="0 0 154 154" draw:points="0,154 154,154 0,0">
          <text:p/>
        </draw:polygon>
        <draw:polygon draw:style-name="gr16" draw:text-style-name="P7" draw:layer="layout" svg:width="0.306cm" svg:height="0.305cm" svg:x="2.9cm" svg:y="4.61cm" svg:viewBox="0 0 307 306" draw:points="0,306 307,306 0,0">
          <text:p/>
        </draw:polygon>
        <draw:polygon draw:style-name="gr16" draw:text-style-name="P7" draw:layer="layout" svg:width="0.153cm" svg:height="0.152cm" svg:x="6.874cm" svg:y="8.126cm" svg:viewBox="0 0 154 153" draw:points="154,153 154,0 0,153">
          <text:p/>
        </draw:polygon>
        <draw:polygon draw:style-name="gr16" draw:text-style-name="P7" draw:layer="layout" svg:width="0.077cm" svg:height="0.077cm" svg:x="9.473cm" svg:y="8.737cm" svg:viewBox="0 0 78 78" draw:points="0,78 78,78 0,0">
          <text:p/>
        </draw:polygon>
        <draw:polygon draw:style-name="gr16" draw:text-style-name="P7" draw:layer="layout" svg:width="0.306cm" svg:height="0.306cm" svg:x="8.097cm" svg:y="8.278cm" svg:viewBox="0 0 307 307" draw:points="0,307 307,307 307,0">
          <text:p/>
        </draw:polygon>
        <draw:polygon draw:style-name="gr16" draw:text-style-name="P7" draw:layer="layout" svg:width="0.069cm" svg:height="0.069cm" svg:x="7.792cm" svg:y="8.584cm" svg:viewBox="0 0 70 70" draw:points="70,70 0,0 0,57">
          <text:p/>
        </draw:polygon>
        <draw:polygon draw:style-name="gr16" draw:text-style-name="P7" draw:layer="layout" svg:width="0.067cm" svg:height="0.019cm" svg:x="6.502cm" svg:y="8.278cm" svg:viewBox="0 0 68 20" draw:points="49,20 68,0 0,0">
          <text:p/>
        </draw:polygon>
        <draw:polygon draw:style-name="gr16" draw:text-style-name="P7" draw:layer="layout" svg:width="0.306cm" svg:height="0.306cm" svg:x="2.288cm" svg:y="2.775cm" svg:viewBox="0 0 307 307" draw:points="307,307 307,0 0,0">
          <text:p/>
        </draw:polygon>
        <draw:polygon draw:style-name="gr16" draw:text-style-name="P7" draw:layer="layout" svg:width="0.139cm" svg:height="0.059cm" svg:x="6.124cm" svg:y="8.126cm" svg:viewBox="0 0 140 60" draw:points="140,60 140,0 0,0">
          <text:p/>
        </draw:polygon>
        <draw:polygon draw:style-name="gr16" draw:text-style-name="P7" draw:layer="layout" svg:width="0.306cm" svg:height="0.153cm" svg:x="3.817cm" svg:y="6.138cm" svg:viewBox="0 0 307 154" draw:points="153,154 307,0 0,0">
          <text:p/>
        </draw:polygon>
        <draw:polygon draw:style-name="gr16" draw:text-style-name="P7" draw:layer="layout" svg:width="0.054cm" svg:height="0.106cm" svg:x="4.581cm" svg:y="6.185cm" svg:viewBox="0 0 55 107" draw:points="0,0 0,107 55,53">
          <text:p/>
        </draw:polygon>
        <draw:polygon draw:style-name="gr16" draw:text-style-name="P7" draw:layer="layout" svg:width="0.305cm" svg:height="0.306cm" svg:x="3.206cm" svg:y="4.915cm" svg:viewBox="0 0 306 307" draw:points="306,0 0,0 306,307">
          <text:p/>
        </draw:polygon>
        <draw:polygon draw:style-name="gr16" draw:text-style-name="P7" draw:layer="layout" svg:width="0.13cm" svg:height="0.11cm" svg:x="1.852cm" svg:y="1.552cm" svg:viewBox="0 0 131 111" draw:points="21,111 131,0 0,0">
          <text:p/>
        </draw:polygon>
        <draw:polygon draw:style-name="gr16" draw:text-style-name="P7" draw:layer="layout" svg:width="0.153cm" svg:height="0.153cm" svg:x="2.288cm" svg:y="3.081cm" svg:viewBox="0 0 154 154" draw:points="0,154 154,154 0,0">
          <text:p/>
        </draw:polygon>
        <draw:polygon draw:style-name="gr16" draw:text-style-name="P7" draw:layer="layout" svg:width="0.004cm" svg:height="0.003cm" svg:x="1.978cm" svg:y="2.164cm" svg:viewBox="0 0 5 4" draw:points="1,4 5,0 0,0">
          <text:p/>
        </draw:polygon>
        <draw:polygon draw:style-name="gr16" draw:text-style-name="P7" draw:layer="layout" svg:width="0.153cm" svg:height="0.153cm" svg:x="8.403cm" svg:y="8.584cm" svg:viewBox="0 0 154 154" draw:points="0,154 154,154 0,0">
          <text:p/>
        </draw:polygon>
        <draw:polygon draw:style-name="gr16" draw:text-style-name="P7" draw:layer="layout" svg:width="0.004cm" svg:height="0.004cm" svg:x="2.594cm" svg:y="2.772cm" svg:viewBox="0 0 5 5" draw:points="4,0 0,5 5,5">
          <text:p/>
        </draw:polygon>
        <draw:polygon draw:style-name="gr16" draw:text-style-name="P7" draw:layer="layout" svg:width="0.044cm" svg:height="0.044cm" svg:x="3.206cm" svg:y="4.304cm" svg:viewBox="0 0 45 45" draw:points="21,0 0,0 45,45">
          <text:p/>
        </draw:polygon>
        <draw:polygon draw:style-name="gr16" draw:text-style-name="P7" draw:layer="layout" svg:width="0.307cm" svg:height="0.306cm" svg:x="1.982cm" svg:y="1.858cm" svg:viewBox="0 0 308 307" draw:points="0,0 0,307 308,307">
          <text:p/>
        </draw:polygon>
        <draw:polygon draw:style-name="gr16" draw:text-style-name="P7" draw:layer="layout" svg:width="0.01cm" svg:height="0.045cm" svg:x="2.441cm" svg:y="2.272cm" svg:viewBox="0 0 11 46" draw:points="0,0 0,46 11,34">
          <text:p/>
        </draw:polygon>
        <draw:polygon draw:style-name="gr16" draw:text-style-name="P7" draw:layer="layout" svg:width="0.153cm" svg:height="0.306cm" svg:x="5.193cm" svg:y="7.361cm" svg:viewBox="0 0 154 307" draw:points="154,0 0,154 154,307">
          <text:p/>
        </draw:polygon>
        <draw:polygon draw:style-name="gr16" draw:text-style-name="P7" draw:layer="layout" svg:width="0.145cm" svg:height="0.095cm" svg:x="7.239cm" svg:y="7.725cm" svg:viewBox="0 0 146 96" draw:points="0,0 95,96 146,45">
          <text:p/>
        </draw:polygon>
        <draw:polygon draw:style-name="gr17" draw:text-style-name="P7" draw:layer="layout" svg:width="0.153cm" svg:height="0.152cm" svg:x="9.473cm" svg:y="8.126cm" svg:viewBox="0 0 154 153" draw:points="154,0 0,0 154,153">
          <text:p/>
        </draw:polygon>
        <draw:polygon draw:style-name="gr18" draw:text-style-name="P2" draw:layer="layout" svg:width="0.153cm" svg:height="0.152cm" svg:x="9.473cm" svg:y="8.126cm" svg:viewBox="0 0 154 153" draw:points="154,0 0,0 154,153">
          <text:p/>
        </draw:polygon>
        <draw:polygon draw:style-name="gr16" draw:text-style-name="P7" draw:layer="layout" svg:width="0.153cm" svg:height="0.306cm" svg:x="6.874cm" svg:y="7.667cm" svg:viewBox="0 0 154 307" draw:points="154,154 0,0 0,307">
          <text:p/>
        </draw:polygon>
        <draw:polygon draw:style-name="gr16" draw:text-style-name="P7" draw:layer="layout" svg:width="0.153cm" svg:height="0.306cm" svg:x="2.441cm" svg:y="3.081cm" svg:viewBox="0 0 154 307" draw:points="0,154 154,307 154,0">
          <text:p/>
        </draw:polygon>
        <draw:polygon draw:style-name="gr16" draw:text-style-name="P7" draw:layer="layout" svg:width="0.306cm" svg:height="0.306cm" svg:x="6.263cm" svg:y="7.667cm" svg:viewBox="0 0 307 307" draw:points="0,307 307,307 307,0">
          <text:p/>
        </draw:polygon>
        <draw:polygon draw:style-name="gr16" draw:text-style-name="P7" draw:layer="layout" svg:width="0.153cm" svg:height="0.306cm" svg:x="3.511cm" svg:y="5.221cm" svg:viewBox="0 0 154 307" draw:points="0,307 154,154 0,0">
          <text:p/>
        </draw:polygon>
        <draw:polygon draw:style-name="gr16" draw:text-style-name="P7" draw:layer="layout" svg:width="0.152cm" svg:height="0.306cm" svg:x="1.83cm" svg:y="0.635cm" svg:viewBox="0 0 153 307" draw:points="0,154 153,307 153,0">
          <text:p/>
        </draw:polygon>
        <draw:polygon draw:style-name="gr16" draw:text-style-name="P7" draw:layer="layout" svg:width="0.305cm" svg:height="0.305cm" svg:x="6.569cm" svg:y="7.973cm" svg:viewBox="0 0 306 306" draw:points="306,306 306,0 0,306">
          <text:p/>
        </draw:polygon>
        <draw:polygon draw:style-name="gr16" draw:text-style-name="P7" draw:layer="layout" svg:width="0.109cm" svg:height="0.025cm" svg:x="7.53cm" svg:y="8.584cm" svg:viewBox="0 0 110 26" draw:points="110,26 110,0 0,0">
          <text:p/>
        </draw:polygon>
        <draw:polygon draw:style-name="gr16" draw:text-style-name="P7" draw:layer="layout" svg:width="0.153cm" svg:height="0.152cm" svg:x="7.639cm" svg:y="8.126cm" svg:viewBox="0 0 154 153" draw:points="0,0 0,153 154,153">
          <text:p/>
        </draw:polygon>
        <draw:polygon draw:style-name="gr16" draw:text-style-name="P7" draw:layer="layout" svg:width="0.153cm" svg:height="0.153cm" svg:x="2.441cm" svg:y="3.234cm" svg:viewBox="0 0 154 154" draw:points="0,0 0,154 154,154">
          <text:p/>
        </draw:polygon>
        <draw:polygon draw:style-name="gr16" draw:text-style-name="P7" draw:layer="layout" svg:width="0.153cm" svg:height="0.153cm" svg:x="7.639cm" svg:y="8.431cm" svg:viewBox="0 0 154 154" draw:points="0,0 0,154 154,154">
          <text:p/>
        </draw:polygon>
        <draw:polygon draw:style-name="gr16" draw:text-style-name="P7" draw:layer="layout" svg:width="0.305cm" svg:height="0.152cm" svg:x="9.015cm" svg:y="8.126cm" svg:viewBox="0 0 306 153" draw:points="306,153 152,0 0,153">
          <text:p/>
        </draw:polygon>
        <draw:polygon draw:style-name="gr16" draw:text-style-name="P7" draw:layer="layout" svg:width="0.153cm" svg:height="0.153cm" svg:x="7.486cm" svg:y="8.278cm" svg:viewBox="0 0 154 154" draw:points="154,154 154,0 0,0">
          <text:p/>
        </draw:polygon>
        <draw:polygon draw:style-name="gr16" draw:text-style-name="P7" draw:layer="layout" svg:width="0.153cm" svg:height="0.153cm" svg:x="7.792cm" svg:y="8.431cm" svg:viewBox="0 0 154 154" draw:points="154,0 0,0 0,154">
          <text:p/>
        </draw:polygon>
        <draw:polygon draw:style-name="gr16" draw:text-style-name="P7" draw:layer="layout" svg:width="0.076cm" svg:height="0.076cm" svg:x="1.677cm" svg:y="0.482cm" svg:viewBox="0 0 77 77" draw:points="77,77 77,0 0,0">
          <text:p/>
        </draw:polygon>
        <draw:polygon draw:style-name="gr16" draw:text-style-name="P7" draw:layer="layout" svg:width="0.077cm" svg:height="0.076cm" svg:x="1.753cm" svg:y="0.406cm" svg:viewBox="0 0 78 77" draw:points="0,0 0,77 78,77">
          <text:p/>
        </draw:polygon>
        <draw:polygon draw:style-name="gr16" draw:text-style-name="P7" draw:layer="layout" svg:width="0.153cm" svg:height="0.305cm" svg:x="6.416cm" svg:y="7.973cm" svg:viewBox="0 0 154 306" draw:points="154,0 0,154 154,306">
          <text:p/>
        </draw:polygon>
        <draw:polygon draw:style-name="gr16" draw:text-style-name="P7" draw:layer="layout" svg:width="0.306cm" svg:height="0.153cm" svg:x="8.403cm" svg:y="8.584cm" svg:viewBox="0 0 307 154" draw:points="0,0 153,154 307,0">
          <text:p/>
        </draw:polygon>
        <draw:polygon draw:style-name="gr16" draw:text-style-name="P7" draw:layer="layout" svg:width="0.047cm" svg:height="0.056cm" svg:x="7.745cm" svg:y="8.584cm" svg:viewBox="0 0 48 57" draw:points="48,57 48,0 0,48">
          <text:p/>
        </draw:polygon>
        <draw:polygon draw:style-name="gr16" draw:text-style-name="P7" draw:layer="layout" svg:width="0.05cm" svg:height="0.054cm" svg:x="8.812cm" svg:y="8.737cm" svg:viewBox="0 0 51 55" draw:points="51,55 51,0 0,50">
          <text:p/>
        </draw:polygon>
        <draw:polygon draw:style-name="gr16" draw:text-style-name="P7" draw:layer="layout" svg:width="0.132cm" svg:height="0.132cm" svg:x="8.097cm" svg:y="8.584cm" svg:viewBox="0 0 133 133" draw:points="133,133 0,0 0,113">
          <text:p/>
        </draw:polygon>
        <draw:polygon draw:style-name="gr16" draw:text-style-name="P7" draw:layer="layout" svg:width="0.153cm" svg:height="0.153cm" svg:x="3.664cm" svg:y="5.374cm" svg:viewBox="0 0 154 154" draw:points="154,0 0,0 154,154">
          <text:p/>
        </draw:polygon>
        <draw:polygon draw:style-name="gr16" draw:text-style-name="P7" draw:layer="layout" svg:width="0.153cm" svg:height="0.153cm" svg:x="5.957cm" svg:y="7.82cm" svg:viewBox="0 0 154 154" draw:points="154,0 0,0 0,154">
          <text:p/>
        </draw:polygon>
        <draw:polygon draw:style-name="gr16" draw:text-style-name="P7" draw:layer="layout" svg:width="0.153cm" svg:height="0.153cm" svg:x="5.651cm" svg:y="7.667cm" svg:viewBox="0 0 154 154" draw:points="154,154 154,0 0,0">
          <text:p/>
        </draw:polygon>
        <draw:polygon draw:style-name="gr16" draw:text-style-name="P7" draw:layer="layout" svg:width="0.046cm" svg:height="0.027cm" svg:x="8.536cm" svg:y="8.737cm" svg:viewBox="0 0 47 28" draw:points="47,28 20,0 0,21">
          <text:p/>
        </draw:polygon>
        <draw:polygon draw:style-name="gr16" draw:text-style-name="P7" draw:layer="layout" svg:width="0.305cm" svg:height="0.305cm" svg:x="6.569cm" svg:y="7.973cm" svg:viewBox="0 0 306 306" draw:points="306,0 0,0 0,306">
          <text:p/>
        </draw:polygon>
        <draw:polygon draw:style-name="gr16" draw:text-style-name="P7" draw:layer="layout" svg:width="0.023cm" svg:height="0.036cm" svg:x="5.651cm" svg:y="7.019cm" svg:viewBox="0 0 24 37" draw:points="0,0 0,37 24,14">
          <text:p/>
        </draw:polygon>
        <draw:polygon draw:style-name="gr16" draw:text-style-name="P7" draw:layer="layout" svg:width="0.153cm" svg:height="0.153cm" svg:x="5.804cm" svg:y="7.514cm" svg:viewBox="0 0 154 154" draw:points="0,0 0,154 154,154">
          <text:p/>
        </draw:polygon>
        <draw:polygon draw:style-name="gr16" draw:text-style-name="P7" draw:layer="layout" svg:width="0.037cm" svg:height="0.038cm" svg:x="6.569cm" svg:y="8.278cm" svg:viewBox="0 0 38 39" draw:points="38,39 0,0 0,25">
          <text:p/>
        </draw:polygon>
        <draw:polygon draw:style-name="gr16" draw:text-style-name="P7" draw:layer="layout" svg:width="0.153cm" svg:height="0.153cm" svg:x="5.804cm" svg:y="7.667cm" svg:viewBox="0 0 154 154" draw:points="0,154 154,154 154,0">
          <text:p/>
        </draw:polygon>
        <draw:polygon draw:style-name="gr17" draw:text-style-name="P7" draw:layer="layout" svg:width="0.306cm" svg:height="0.152cm" svg:x="9.32cm" svg:y="8.126cm" svg:viewBox="0 0 307 153" draw:points="153,0 0,153 307,153">
          <text:p/>
        </draw:polygon>
        <draw:polygon draw:style-name="gr18" draw:text-style-name="P2" draw:layer="layout" svg:width="0.306cm" svg:height="0.152cm" svg:x="9.32cm" svg:y="8.126cm" svg:viewBox="0 0 307 153" draw:points="153,0 0,153 307,153">
          <text:p/>
        </draw:polygon>
        <draw:polygon draw:style-name="gr16" draw:text-style-name="P7" draw:layer="layout" svg:width="0.305cm" svg:height="0.153cm" svg:x="9.015cm" svg:y="8.278cm" svg:viewBox="0 0 306 154" draw:points="152,154 306,0 0,0">
          <text:p/>
        </draw:polygon>
        <draw:polygon draw:style-name="gr16" draw:text-style-name="P7" draw:layer="layout" svg:width="0.114cm" svg:height="0.061cm" svg:x="9.107cm" svg:y="8.065cm" svg:viewBox="0 0 115 62" draw:points="0,0 60,62 115,8">
          <text:p/>
        </draw:polygon>
        <draw:polygon draw:style-name="gr16" draw:text-style-name="P7" draw:layer="layout" svg:width="0.152cm" svg:height="0.153cm" svg:x="4.429cm" svg:y="6.291cm" svg:viewBox="0 0 153 154" draw:points="153,0 0,0 0,154">
          <text:p/>
        </draw:polygon>
        <draw:polygon draw:style-name="gr16" draw:text-style-name="P7" draw:layer="layout" svg:width="0.306cm" svg:height="0.306cm" svg:x="8.403cm" svg:y="8.278cm" svg:viewBox="0 0 307 307" draw:points="307,307 307,0 0,0">
          <text:p/>
        </draw:polygon>
        <draw:polygon draw:style-name="gr16" draw:text-style-name="P7" draw:layer="layout" svg:width="0.306cm" svg:height="0.152cm" svg:x="3.511cm" svg:y="5.68cm" svg:viewBox="0 0 307 153" draw:points="307,153 153,0 0,153">
          <text:p/>
        </draw:polygon>
        <draw:polygon draw:style-name="gr16" draw:text-style-name="P7" draw:layer="layout" svg:width="0.306cm" svg:height="0.152cm" svg:x="8.709cm" svg:y="8.126cm" svg:viewBox="0 0 307 153" draw:points="153,0 0,153 307,153">
          <text:p/>
        </draw:polygon>
        <draw:polygon draw:style-name="gr16" draw:text-style-name="P7" draw:layer="layout" svg:width="0.306cm" svg:height="0.153cm" svg:x="3.511cm" svg:y="5.527cm" svg:viewBox="0 0 307 154" draw:points="0,0 153,154 307,0">
          <text:p/>
        </draw:polygon>
        <draw:polygon draw:style-name="gr16" draw:text-style-name="P7" draw:layer="layout" svg:width="0.306cm" svg:height="0.152cm" svg:x="8.403cm" svg:y="8.126cm" svg:viewBox="0 0 307 153" draw:points="307,153 153,0 0,153">
          <text:p/>
        </draw:polygon>
        <draw:polygon draw:style-name="gr16" draw:text-style-name="P7" draw:layer="layout" svg:width="0.045cm" svg:height="0.046cm" svg:x="8.052cm" svg:y="7.927cm" svg:viewBox="0 0 46 47" draw:points="0,0 46,47 46,9">
          <text:p/>
        </draw:polygon>
        <draw:polygon draw:style-name="gr16" draw:text-style-name="P7" draw:layer="layout" svg:width="0.004cm" svg:height="0.011cm" svg:x="2.594cm" svg:y="2.764cm" svg:viewBox="0 0 5 12" draw:points="0,0 0,12 5,9">
          <text:p/>
        </draw:polygon>
        <draw:polygon draw:style-name="gr16" draw:text-style-name="P7" draw:layer="layout" svg:width="0.306cm" svg:height="0.306cm" svg:x="5.04cm" svg:y="7.055cm" svg:viewBox="0 0 307 307" draw:points="0,0 0,307 307,0">
          <text:p/>
        </draw:polygon>
        <draw:polygon draw:style-name="gr16" draw:text-style-name="P7" draw:layer="layout" svg:width="0.153cm" svg:height="0.306cm" svg:x="2.594cm" svg:y="3.081cm" svg:viewBox="0 0 154 307" draw:points="0,307 154,154 0,0">
          <text:p/>
        </draw:polygon>
        <draw:polygon draw:style-name="gr16" draw:text-style-name="P7" draw:layer="layout" svg:width="0.035cm" svg:height="0.056cm" svg:x="5.311cm" svg:y="7.667cm" svg:viewBox="0 0 36 57" draw:points="36,57 36,0 0,36">
          <text:p/>
        </draw:polygon>
        <draw:polygon draw:style-name="gr16" draw:text-style-name="P7" draw:layer="layout" svg:width="0.006cm" svg:height="0.006cm" svg:x="2.594cm" svg:y="2.775cm" svg:viewBox="0 0 7 7" draw:points="5,0 0,0 7,7">
          <text:p/>
        </draw:polygon>
        <draw:polygon draw:style-name="gr16" draw:text-style-name="P7" draw:layer="layout" svg:width="0.037cm" svg:height="0.096cm" svg:x="3.511cm" svg:y="4.819cm" svg:viewBox="0 0 38 97" draw:points="0,0 0,97 38,61">
          <text:p/>
        </draw:polygon>
        <draw:polygon draw:style-name="gr16" draw:text-style-name="P7" draw:layer="layout" svg:width="0.011cm" svg:height="0.011cm" svg:x="9.462cm" svg:y="8.814cm" svg:viewBox="0 0 12 12" draw:points="12,12 12,0 0,12">
          <text:p/>
        </draw:polygon>
        <draw:polygon draw:style-name="gr16" draw:text-style-name="P7" draw:layer="layout" svg:width="0.135cm" svg:height="0.136cm" svg:x="5.346cm" svg:y="7.667cm" svg:viewBox="0 0 136 137" draw:points="136,137 0,0 0,56">
          <text:p/>
        </draw:polygon>
        <draw:polygon draw:style-name="gr16" draw:text-style-name="P7" draw:layer="layout" svg:width="0.153cm" svg:height="0.153cm" svg:x="3.511cm" svg:y="5.221cm" svg:viewBox="0 0 154 154" draw:points="154,154 154,0 0,0">
          <text:p/>
        </draw:polygon>
        <draw:polygon draw:style-name="gr16" draw:text-style-name="P7" draw:layer="layout" svg:width="0.153cm" svg:height="0.153cm" svg:x="4.123cm" svg:y="6.444cm" svg:viewBox="0 0 154 154" draw:points="0,154 154,154 0,0">
          <text:p/>
        </draw:polygon>
        <draw:polygon draw:style-name="gr16" draw:text-style-name="P7" draw:layer="layout" svg:width="0.153cm" svg:height="0.152cm" svg:x="7.027cm" svg:y="8.126cm" svg:viewBox="0 0 154 153" draw:points="0,0 0,153 154,153">
          <text:p/>
        </draw:polygon>
        <draw:polygon draw:style-name="gr16" draw:text-style-name="P7" draw:layer="layout" svg:width="0.306cm" svg:height="0.153cm" svg:x="4.123cm" svg:y="6.138cm" svg:viewBox="0 0 307 154" draw:points="0,0 153,154 307,0">
          <text:p/>
        </draw:polygon>
        <draw:polygon draw:style-name="gr16" draw:text-style-name="P7" draw:layer="layout" svg:width="0.14cm" svg:height="0.176cm" svg:x="7.486cm" svg:y="7.797cm" svg:viewBox="0 0 141 177" draw:points="0,0 0,177 141,36">
          <text:p/>
        </draw:polygon>
        <draw:polygon draw:style-name="gr16" draw:text-style-name="P7" draw:layer="layout" svg:width="0.023cm" svg:height="0.022cm" svg:x="6.24cm" svg:y="7.339cm" svg:viewBox="0 0 24 23" draw:points="0,0 24,23 24,11">
          <text:p/>
        </draw:polygon>
        <draw:polygon draw:style-name="gr16" draw:text-style-name="P7" draw:layer="layout" svg:width="0.153cm" svg:height="0.153cm" svg:x="5.04cm" svg:y="7.361cm" svg:viewBox="0 0 154 154" draw:points="0,154 154,154 0,0">
          <text:p/>
        </draw:polygon>
        <draw:polygon draw:style-name="gr16" draw:text-style-name="P7" draw:layer="layout" svg:width="0.153cm" svg:height="0.305cm" svg:x="1.982cm" svg:y="0.941cm" svg:viewBox="0 0 154 306" draw:points="154,154 0,0 0,306">
          <text:p/>
        </draw:polygon>
        <draw:polygon draw:style-name="gr16" draw:text-style-name="P7" draw:layer="layout" svg:width="0.152cm" svg:height="0.306cm" svg:x="1.83cm" svg:y="1.246cm" svg:viewBox="0 0 153 307" draw:points="0,154 153,307 153,0">
          <text:p/>
        </draw:polygon>
        <draw:polygon draw:style-name="gr16" draw:text-style-name="P7" draw:layer="layout" svg:width="0.153cm" svg:height="0.153cm" svg:x="4.887cm" svg:y="7.208cm" svg:viewBox="0 0 154 154" draw:points="0,0 0,154 154,154">
          <text:p/>
        </draw:polygon>
        <draw:polygon draw:style-name="gr16" draw:text-style-name="P7" draw:layer="layout" svg:width="0.153cm" svg:height="0.306cm" svg:x="4.276cm" svg:y="6.444cm" svg:viewBox="0 0 154 307" draw:points="154,0 0,154 154,307">
          <text:p/>
        </draw:polygon>
        <draw:polygon draw:style-name="gr16" draw:text-style-name="P7" draw:layer="layout" svg:width="0.153cm" svg:height="0.153cm" svg:x="6.874cm" svg:y="8.278cm" svg:viewBox="0 0 154 154" draw:points="154,154 154,0 0,0">
          <text:p/>
        </draw:polygon>
        <draw:polygon draw:style-name="gr16" draw:text-style-name="P7" draw:layer="layout" svg:width="0.153cm" svg:height="0.152cm" svg:x="3.817cm" svg:y="5.68cm" svg:viewBox="0 0 154 153" draw:points="154,0 0,0 0,153">
          <text:p/>
        </draw:polygon>
        <draw:polygon draw:style-name="gr16" draw:text-style-name="P7" draw:layer="layout" svg:width="0.153cm" svg:height="0.153cm" svg:x="3.664cm" svg:y="5.527cm" svg:viewBox="0 0 154 154" draw:points="0,154 154,154 154,0">
          <text:p/>
        </draw:polygon>
        <draw:polygon draw:style-name="gr16" draw:text-style-name="P7" draw:layer="layout" svg:width="0.103cm" svg:height="0.117cm" svg:x="8.556cm" svg:y="8.009cm" svg:viewBox="0 0 104 118" draw:points="0,0 0,118 104,13">
          <text:p/>
        </draw:polygon>
        <draw:polygon draw:style-name="gr16" draw:text-style-name="P7" draw:layer="layout" svg:width="0.153cm" svg:height="0.152cm" svg:x="8.862cm" svg:y="8.126cm" svg:viewBox="0 0 154 153" draw:points="154,0 0,0 154,153">
          <text:p/>
        </draw:polygon>
        <draw:polygon draw:style-name="gr16" draw:text-style-name="P7" draw:layer="layout" svg:width="0.153cm" svg:height="0.153cm" svg:x="7.639cm" svg:y="8.278cm" svg:viewBox="0 0 154 154" draw:points="0,154 154,154 154,0">
          <text:p/>
        </draw:polygon>
        <draw:polygon draw:style-name="gr16" draw:text-style-name="P7" draw:layer="layout" svg:width="0.153cm" svg:height="0.153cm" svg:x="7.18cm" svg:y="8.278cm" svg:viewBox="0 0 154 154" draw:points="0,154 154,154 0,0">
          <text:p/>
        </draw:polygon>
        <draw:polygon draw:style-name="gr16" draw:text-style-name="P7" draw:layer="layout" svg:width="0.306cm" svg:height="0.305cm" svg:x="7.18cm" svg:y="7.973cm" svg:viewBox="0 0 307 306" draw:points="307,306 307,0 0,306">
          <text:p/>
        </draw:polygon>
        <draw:polygon draw:style-name="gr16" draw:text-style-name="P7" draw:layer="layout" svg:width="0.306cm" svg:height="0.153cm" svg:x="4.123cm" svg:y="6.291cm" svg:viewBox="0 0 307 154" draw:points="307,154 153,0 0,154">
          <text:p/>
        </draw:polygon>
        <draw:polygon draw:style-name="gr17" draw:text-style-name="P7" draw:layer="layout" svg:width="0.013cm" svg:height="0.013cm" svg:x="9.55cm" svg:y="8.814cm" svg:viewBox="0 0 14 14" draw:points="14,14 0,0 0,14">
          <text:p/>
        </draw:polygon>
        <draw:polygon draw:style-name="gr18" draw:text-style-name="P2" draw:layer="layout" svg:width="0.013cm" svg:height="0.013cm" svg:x="9.55cm" svg:y="8.814cm" svg:viewBox="0 0 14 14" draw:points="14,14 0,0 0,14">
          <text:p/>
        </draw:polygon>
        <draw:polygon draw:style-name="gr16" draw:text-style-name="P7" draw:layer="layout" svg:width="0.153cm" svg:height="0.153cm" svg:x="5.804cm" svg:y="7.82cm" svg:viewBox="0 0 154 154" draw:points="0,0 0,154 154,154">
          <text:p/>
        </draw:polygon>
        <draw:polygon draw:style-name="gr16" draw:text-style-name="P7" draw:layer="layout" svg:width="0.153cm" svg:height="0.153cm" svg:x="2.594cm" svg:y="3.998cm" svg:viewBox="0 0 154 154" draw:points="0,154 154,154 0,0">
          <text:p/>
        </draw:polygon>
        <draw:polygon draw:style-name="gr16" draw:text-style-name="P7" draw:layer="layout" svg:width="0.077cm" svg:height="0.153cm" svg:x="1.753cm" svg:y="0.482cm" svg:viewBox="0 0 78 154" draw:points="0,77 78,154 78,0">
          <text:p/>
        </draw:polygon>
        <draw:polygon draw:style-name="gr16" draw:text-style-name="P7" draw:layer="layout" svg:width="0.153cm" svg:height="0.152cm" svg:x="8.097cm" svg:y="8.126cm" svg:viewBox="0 0 154 153" draw:points="154,0 0,0 0,153">
          <text:p/>
        </draw:polygon>
        <draw:polygon draw:style-name="gr16" draw:text-style-name="P7" draw:layer="layout" svg:width="0.153cm" svg:height="0.153cm" svg:x="4.276cm" svg:y="6.597cm" svg:viewBox="0 0 154 154" draw:points="0,0 0,154 154,154">
          <text:p/>
        </draw:polygon>
        <draw:polygon draw:style-name="gr16" draw:text-style-name="P7" draw:layer="layout" svg:width="0.305cm" svg:height="0.153cm" svg:x="7.792cm" svg:y="7.973cm" svg:viewBox="0 0 306 154" draw:points="0,0 153,154 306,0">
          <text:p/>
        </draw:polygon>
        <draw:polygon draw:style-name="gr16" draw:text-style-name="P7" draw:layer="layout" svg:width="0.152cm" svg:height="0.153cm" svg:x="7.945cm" svg:y="7.973cm" svg:viewBox="0 0 153 154" draw:points="0,154 153,154 153,0">
          <text:p/>
        </draw:polygon>
        <draw:polygon draw:style-name="gr16" draw:text-style-name="P7" draw:layer="layout" svg:width="0.153cm" svg:height="0.153cm" svg:x="7.792cm" svg:y="8.278cm" svg:viewBox="0 0 154 154" draw:points="0,154 154,154 0,0">
          <text:p/>
        </draw:polygon>
        <draw:polygon draw:style-name="gr16" draw:text-style-name="P7" draw:layer="layout" svg:width="0.153cm" svg:height="0.306cm" svg:x="9.32cm" svg:y="8.278cm" svg:viewBox="0 0 154 307" draw:points="154,154 0,0 0,307">
          <text:p/>
        </draw:polygon>
        <draw:polygon draw:style-name="gr16" draw:text-style-name="P7" draw:layer="layout" svg:width="0.153cm" svg:height="0.306cm" svg:x="1.982cm" svg:y="1.246cm" svg:viewBox="0 0 154 307" draw:points="0,307 154,154 0,0">
          <text:p/>
        </draw:polygon>
        <draw:polygon draw:style-name="gr16" draw:text-style-name="P7" draw:layer="layout" svg:width="0.031cm" svg:height="0.037cm" svg:x="8.097cm" svg:y="7.936cm" svg:viewBox="0 0 32 38" draw:points="0,0 0,38 32,7">
          <text:p/>
        </draw:polygon>
        <draw:polygon draw:style-name="gr16" draw:text-style-name="P7" draw:layer="layout" svg:width="0.305cm" svg:height="0.152cm" svg:x="7.792cm" svg:y="8.126cm" svg:viewBox="0 0 306 153" draw:points="306,153 153,0 0,153">
          <text:p/>
        </draw:polygon>
        <draw:polygon draw:style-name="gr16" draw:text-style-name="P7" draw:layer="layout" svg:width="0.006cm" svg:height="0.003cm" svg:x="5.798cm" svg:y="7.973cm" svg:viewBox="0 0 7 4" draw:points="7,4 7,0 0,0">
          <text:p/>
        </draw:polygon>
        <draw:polygon draw:style-name="gr16" draw:text-style-name="P7" draw:layer="layout" svg:width="0.152cm" svg:height="0.306cm" svg:x="7.945cm" svg:y="8.278cm" svg:viewBox="0 0 153 307" draw:points="153,0 0,154 153,307">
          <text:p/>
        </draw:polygon>
        <draw:polygon draw:style-name="gr16" draw:text-style-name="P7" draw:layer="layout" svg:width="0.306cm" svg:height="0.153cm" svg:x="5.957cm" svg:y="7.514cm" svg:viewBox="0 0 307 154" draw:points="307,154 153,0 0,154">
          <text:p/>
        </draw:polygon>
        <draw:polygon draw:style-name="gr16" draw:text-style-name="P7" draw:layer="layout" svg:width="0.306cm" svg:height="0.152cm" svg:x="4.734cm" svg:y="6.903cm" svg:viewBox="0 0 307 153" draw:points="307,153 153,0 0,153">
          <text:p/>
        </draw:polygon>
        <draw:polygon draw:style-name="gr16" draw:text-style-name="P7" draw:layer="layout" svg:width="0.109cm" svg:height="0.11cm" svg:x="2.179cm" svg:y="2.971cm" svg:viewBox="0 0 110 111" draw:points="30,111 110,111 0,0">
          <text:p/>
        </draw:polygon>
        <draw:polygon draw:style-name="gr16" draw:text-style-name="P7" draw:layer="layout" svg:width="0.152cm" svg:height="0.305cm" svg:x="1.83cm" svg:y="0.941cm" svg:viewBox="0 0 153 306" draw:points="153,0 0,154 153,306">
          <text:p/>
        </draw:polygon>
        <draw:polygon draw:style-name="gr16" draw:text-style-name="P7" draw:layer="layout" svg:width="0.074cm" svg:height="0.074cm" svg:x="1.756cm" svg:y="1.02cm" svg:viewBox="0 0 75 75" draw:points="12,75 75,75 0,0">
          <text:p/>
        </draw:polygon>
        <draw:polygon draw:style-name="gr16" draw:text-style-name="P7" draw:layer="layout" svg:width="0.046cm" svg:height="0.062cm" svg:x="6.874cm" svg:y="7.605cm" svg:viewBox="0 0 47 63" draw:points="0,0 0,63 47,16">
          <text:p/>
        </draw:polygon>
        <draw:polygon draw:style-name="gr16" draw:text-style-name="P7" draw:layer="layout" svg:width="0.152cm" svg:height="0.152cm" svg:x="7.945cm" svg:y="8.126cm" svg:viewBox="0 0 153 153" draw:points="153,0 0,0 153,153">
          <text:p/>
        </draw:polygon>
        <draw:polygon draw:style-name="gr16" draw:text-style-name="P7" draw:layer="layout" svg:width="0.073cm" svg:height="0.055cm" svg:x="4.814cm" svg:y="7.361cm" svg:viewBox="0 0 74 56" draw:points="74,56 74,0 0,0">
          <text:p/>
        </draw:polygon>
        <draw:polygon draw:style-name="gr16" draw:text-style-name="P7" draw:layer="layout" svg:width="0.306cm" svg:height="0.306cm" svg:x="2.9cm" svg:y="4.304cm" svg:viewBox="0 0 307 307" draw:points="307,307 307,0 0,307">
          <text:p/>
        </draw:polygon>
        <draw:polygon draw:style-name="gr16" draw:text-style-name="P7" draw:layer="layout" svg:width="0.153cm" svg:height="0.152cm" svg:x="2.594cm" svg:y="3.387cm" svg:viewBox="0 0 154 153" draw:points="154,153 154,0 0,0">
          <text:p/>
        </draw:polygon>
        <draw:polygon draw:style-name="gr16" draw:text-style-name="P7" draw:layer="layout" svg:width="0.153cm" svg:height="0.153cm" svg:x="6.263cm" svg:y="7.514cm" svg:viewBox="0 0 154 154" draw:points="154,0 0,0 0,154">
          <text:p/>
        </draw:polygon>
        <draw:polygon draw:style-name="gr16" draw:text-style-name="P7" draw:layer="layout" svg:width="0.153cm" svg:height="0.153cm" svg:x="6.11cm" svg:y="7.361cm" svg:viewBox="0 0 154 154" draw:points="0,154 154,154 154,0">
          <text:p/>
        </draw:polygon>
        <draw:polygon draw:style-name="gr16" draw:text-style-name="P7" draw:layer="layout" svg:width="0.306cm" svg:height="0.153cm" svg:x="5.957cm" svg:y="7.361cm" svg:viewBox="0 0 307 154" draw:points="0,0 153,154 307,0">
          <text:p/>
        </draw:polygon>
        <draw:polygon draw:style-name="gr16" draw:text-style-name="P7" draw:layer="layout" svg:width="0.148cm" svg:height="0.148cm" svg:x="4.128cm" svg:y="6.75cm" svg:viewBox="0 0 149 149" draw:points="149,149 149,0 0,0">
          <text:p/>
        </draw:polygon>
        <draw:polygon draw:style-name="gr16" draw:text-style-name="P7" draw:layer="layout" svg:width="0.306cm" svg:height="0.306cm" svg:x="3.817cm" svg:y="5.832cm" svg:viewBox="0 0 307 307" draw:points="0,0 0,307 307,0">
          <text:p/>
        </draw:polygon>
        <draw:polygon draw:style-name="gr16" draw:text-style-name="P7" draw:layer="layout" svg:width="0.306cm" svg:height="0.153cm" svg:x="4.734cm" svg:y="6.75cm" svg:viewBox="0 0 307 154" draw:points="0,0 153,154 307,0">
          <text:p/>
        </draw:polygon>
        <draw:polygon draw:style-name="gr16" draw:text-style-name="P7" draw:layer="layout" svg:width="0.02cm" svg:height="0.029cm" svg:x="2.747cm" svg:y="3.225cm" svg:viewBox="0 0 21 30" draw:points="10,0 0,10 21,30">
          <text:p/>
        </draw:polygon>
        <draw:polygon draw:style-name="gr16" draw:text-style-name="P7" draw:layer="layout" svg:width="0.029cm" svg:height="0.029cm" svg:x="2.871cm" svg:y="4.886cm" svg:viewBox="0 0 30 30" draw:points="13,30 30,30 0,0">
          <text:p/>
        </draw:polygon>
        <draw:polygon draw:style-name="gr16" draw:text-style-name="P7" draw:layer="layout" svg:width="0.153cm" svg:height="0.305cm" svg:x="7.639cm" svg:y="7.973cm" svg:viewBox="0 0 154 306" draw:points="154,0 0,154 154,306">
          <text:p/>
        </draw:polygon>
        <draw:polygon draw:style-name="gr16" draw:text-style-name="P7" draw:layer="layout" svg:width="0.102cm" svg:height="0.163cm" svg:x="2.135cm" svg:y="1.338cm" svg:viewBox="0 0 103 164" draw:points="63,0 0,62 103,164">
          <text:p/>
        </draw:polygon>
        <draw:polygon draw:style-name="gr16" draw:text-style-name="P7" draw:layer="layout" svg:width="0.153cm" svg:height="0.305cm" svg:x="3.358cm" svg:y="5.527cm" svg:viewBox="0 0 154 306" draw:points="154,0 0,154 154,306">
          <text:p/>
        </draw:polygon>
        <draw:polygon draw:style-name="gr16" draw:text-style-name="P7" draw:layer="layout" svg:width="0.077cm" svg:height="0.076cm" svg:x="1.753cm" svg:y="0.788cm" svg:viewBox="0 0 78 77" draw:points="0,0 0,77 78,0">
          <text:p/>
        </draw:polygon>
        <draw:polygon draw:style-name="gr16" draw:text-style-name="P7" draw:layer="layout" svg:width="0.077cm" svg:height="0.077cm" svg:x="1.753cm" svg:y="0.711cm" svg:viewBox="0 0 78 78" draw:points="0,0 0,78 78,78">
          <text:p/>
        </draw:polygon>
        <draw:polygon draw:style-name="gr16" draw:text-style-name="P7" draw:layer="layout" svg:width="0.077cm" svg:height="0.076cm" svg:x="1.753cm" svg:y="0.406cm" svg:viewBox="0 0 78 77" draw:points="78,0 0,0 78,77">
          <text:p/>
        </draw:polygon>
        <draw:polygon draw:style-name="gr16" draw:text-style-name="P7" draw:layer="layout" svg:width="0.153cm" svg:height="0.306cm" svg:x="5.804cm" svg:y="7.361cm" svg:viewBox="0 0 154 307" draw:points="154,0 0,154 154,307">
          <text:p/>
        </draw:polygon>
        <draw:polygon draw:style-name="gr16" draw:text-style-name="P7" draw:layer="layout" svg:width="0.153cm" svg:height="0.077cm" svg:x="9.167cm" svg:y="8.737cm" svg:viewBox="0 0 154 78" draw:points="78,78 154,0 0,0">
          <text:p/>
        </draw:polygon>
        <draw:polygon draw:style-name="gr16" draw:text-style-name="P7" draw:layer="layout" svg:width="0.153cm" svg:height="0.306cm" svg:x="5.651cm" svg:y="7.361cm" svg:viewBox="0 0 154 307" draw:points="0,307 154,154 0,0">
          <text:p/>
        </draw:polygon>
        <draw:polygon draw:style-name="gr16" draw:text-style-name="P7" draw:layer="layout" svg:width="0.153cm" svg:height="0.153cm" svg:x="4.276cm" svg:y="6.138cm" svg:viewBox="0 0 154 154" draw:points="0,154 154,154 154,0">
          <text:p/>
        </draw:polygon>
        <draw:polygon draw:style-name="gr16" draw:text-style-name="P7" draw:layer="layout" svg:width="0.153cm" svg:height="0.152cm" svg:x="5.04cm" svg:y="6.903cm" svg:viewBox="0 0 154 153" draw:points="154,0 0,0 0,153">
          <text:p/>
        </draw:polygon>
        <draw:polygon draw:style-name="gr17" draw:text-style-name="P7" draw:layer="layout" svg:width="0.153cm" svg:height="0.077cm" svg:x="1.677cm" svg:y="0.329cm" svg:viewBox="0 0 154 78" draw:points="77,78 154,0 0,0">
          <text:p/>
        </draw:polygon>
        <draw:polygon draw:style-name="gr18" draw:text-style-name="P2" draw:layer="layout" svg:width="0.153cm" svg:height="0.077cm" svg:x="1.677cm" svg:y="0.329cm" svg:viewBox="0 0 154 78" draw:points="77,78 154,0 0,0">
          <text:p/>
        </draw:polygon>
        <draw:polygon draw:style-name="gr16" draw:text-style-name="P7" draw:layer="layout" svg:width="0.153cm" svg:height="0.153cm" svg:x="4.276cm" svg:y="6.291cm" svg:viewBox="0 0 154 154" draw:points="154,0 0,0 154,154">
          <text:p/>
        </draw:polygon>
        <draw:polygon draw:style-name="gr17" draw:text-style-name="P7" draw:layer="layout" svg:width="0.076cm" svg:height="0.153cm" svg:x="1.677cm" svg:y="0.329cm" svg:viewBox="0 0 77 154" draw:points="0,154 77,78 0,0">
          <text:p/>
        </draw:polygon>
        <draw:polygon draw:style-name="gr18" draw:text-style-name="P2" draw:layer="layout" svg:width="0.076cm" svg:height="0.153cm" svg:x="1.677cm" svg:y="0.329cm" svg:viewBox="0 0 77 154" draw:points="0,154 77,78 0,0">
          <text:p/>
        </draw:polygon>
        <draw:polygon draw:style-name="gr17" draw:text-style-name="P7" draw:layer="layout" svg:width="0.153cm" svg:height="0.077cm" svg:x="9.473cm" svg:y="8.431cm" svg:viewBox="0 0 154 78" draw:points="78,78 154,0 0,0">
          <text:p/>
        </draw:polygon>
        <draw:polygon draw:style-name="gr18" draw:text-style-name="P2" draw:layer="layout" svg:width="0.153cm" svg:height="0.077cm" svg:x="9.473cm" svg:y="8.431cm" svg:viewBox="0 0 154 78" draw:points="78,78 154,0 0,0">
          <text:p/>
        </draw:polygon>
        <draw:polygon draw:style-name="gr16" draw:text-style-name="P7" draw:layer="layout" svg:width="0.009cm" svg:height="0.009cm" svg:x="9.397cm" svg:y="8.814cm" svg:viewBox="0 0 10 10" draw:points="10,10 0,0 0,10">
          <text:p/>
        </draw:polygon>
        <draw:polygon draw:style-name="gr16" draw:text-style-name="P7" draw:layer="layout" svg:width="0.153cm" svg:height="0.153cm" svg:x="2.594cm" svg:y="3.692cm" svg:viewBox="0 0 154 154" draw:points="0,154 154,154 0,0">
          <text:p/>
        </draw:polygon>
        <draw:polygon draw:style-name="gr16" draw:text-style-name="P7" draw:layer="layout" svg:width="0.153cm" svg:height="0.306cm" svg:x="2.747cm" svg:y="3.692cm" svg:viewBox="0 0 154 307" draw:points="154,0 0,154 154,307">
          <text:p/>
        </draw:polygon>
        <draw:polygon draw:style-name="gr16" draw:text-style-name="P7" draw:layer="layout" svg:width="0.076cm" svg:height="0.077cm" svg:x="9.244cm" svg:y="8.737cm" svg:viewBox="0 0 77 78" draw:points="0,78 77,78 77,0">
          <text:p/>
        </draw:polygon>
        <draw:polygon draw:style-name="gr16" draw:text-style-name="P7" draw:layer="layout" svg:width="0.153cm" svg:height="0.306cm" svg:x="3.053cm" svg:y="4.915cm" svg:viewBox="0 0 154 307" draw:points="0,154 154,307 154,0">
          <text:p/>
        </draw:polygon>
        <draw:polygon draw:style-name="gr16" draw:text-style-name="P7" draw:layer="layout" svg:width="0.008cm" svg:height="0.006cm" svg:x="9.32cm" svg:y="8.814cm" svg:viewBox="0 0 9 7" draw:points="9,7 0,0 0,7">
          <text:p/>
        </draw:polygon>
        <draw:polygon draw:style-name="gr16" draw:text-style-name="P7" draw:layer="layout" svg:width="0.153cm" svg:height="0.305cm" svg:x="6.874cm" svg:y="7.973cm" svg:viewBox="0 0 154 306" draw:points="0,306 154,154 0,0">
          <text:p/>
        </draw:polygon>
        <draw:polygon draw:style-name="gr16" draw:text-style-name="P7" draw:layer="layout" svg:width="0.153cm" svg:height="0.305cm" svg:x="7.486cm" svg:y="7.973cm" svg:viewBox="0 0 154 306" draw:points="0,306 154,154 0,0">
          <text:p/>
        </draw:polygon>
        <draw:polygon draw:style-name="gr16" draw:text-style-name="P7" draw:layer="layout" svg:width="0.152cm" svg:height="0.305cm" svg:x="3.206cm" svg:y="4.61cm" svg:viewBox="0 0 153 306" draw:points="153,153 0,0 0,306">
          <text:p/>
        </draw:polygon>
        <draw:polygon draw:style-name="gr16" draw:text-style-name="P7" draw:layer="layout" svg:width="0.153cm" svg:height="0.306cm" svg:x="1.982cm" svg:y="1.552cm" svg:viewBox="0 0 154 307" draw:points="154,154 0,0 0,307">
          <text:p/>
        </draw:polygon>
        <draw:polygon draw:style-name="gr16" draw:text-style-name="P7" draw:layer="layout" svg:width="0.059cm" svg:height="0.01cm" svg:x="8.25cm" svg:y="7.963cm" svg:viewBox="0 0 60 11" draw:points="0,0 0,11 60,11">
          <text:p/>
        </draw:polygon>
        <draw:polygon draw:style-name="gr16" draw:text-style-name="P7" draw:layer="layout" svg:width="0.153cm" svg:height="0.153cm" svg:x="4.887cm" svg:y="6.75cm" svg:viewBox="0 0 154 154" draw:points="0,154 154,154 154,0">
          <text:p/>
        </draw:polygon>
        <draw:polygon draw:style-name="gr16" draw:text-style-name="P7" draw:layer="layout" svg:width="0.144cm" svg:height="0.18cm" svg:x="3.214cm" svg:y="5.535cm" svg:viewBox="0 0 145 181" draw:points="110,181 145,146 0,0">
          <text:p/>
        </draw:polygon>
        <draw:polygon draw:style-name="gr16" draw:text-style-name="P7" draw:layer="layout" svg:width="0.153cm" svg:height="0.306cm" svg:x="6.11cm" svg:y="7.667cm" svg:viewBox="0 0 154 307" draw:points="154,0 0,154 154,307">
          <text:p/>
        </draw:polygon>
        <draw:polygon draw:style-name="gr16" draw:text-style-name="P7" draw:layer="layout" svg:width="0.153cm" svg:height="0.153cm" svg:x="5.957cm" svg:y="7.667cm" svg:viewBox="0 0 154 154" draw:points="0,154 154,154 0,0">
          <text:p/>
        </draw:polygon>
        <draw:polygon draw:style-name="gr16" draw:text-style-name="P7" draw:layer="layout" svg:width="0.153cm" svg:height="0.305cm" svg:x="7.027cm" svg:y="7.973cm" svg:viewBox="0 0 154 306" draw:points="154,0 0,154 154,306">
          <text:p/>
        </draw:polygon>
        <draw:polygon draw:style-name="gr16" draw:text-style-name="P7" draw:layer="layout" svg:width="0.153cm" svg:height="0.153cm" svg:x="8.097cm" svg:y="7.973cm" svg:viewBox="0 0 154 154" draw:points="154,154 154,0 0,0">
          <text:p/>
        </draw:polygon>
        <draw:polygon draw:style-name="gr16" draw:text-style-name="P7" draw:layer="layout" svg:width="0.025cm" svg:height="0.033cm" svg:x="3.97cm" svg:y="5.494cm" svg:viewBox="0 0 26 34" draw:points="0,0 0,34 26,34">
          <text:p/>
        </draw:polygon>
        <draw:polygon draw:style-name="gr16" draw:text-style-name="P7" draw:layer="layout" svg:width="0.002cm" svg:height="0.007cm" svg:x="3.664cm" svg:y="5.062cm" svg:viewBox="0 0 3 8" draw:points="0,0 0,8 3,5">
          <text:p/>
        </draw:polygon>
        <draw:polygon draw:style-name="gr16" draw:text-style-name="P7" draw:layer="layout" svg:width="0.053cm" svg:height="0.053cm" svg:x="2.288cm" svg:y="1.858cm" svg:viewBox="0 0 54 54" draw:points="40,0 0,0 54,54">
          <text:p/>
        </draw:polygon>
        <draw:polygon draw:style-name="gr16" draw:text-style-name="P7" draw:layer="layout" svg:width="0.153cm" svg:height="0.076cm" svg:x="9.32cm" svg:y="8.661cm" svg:viewBox="0 0 154 77" draw:points="78,0 0,77 154,77">
          <text:p/>
        </draw:polygon>
        <draw:polygon draw:style-name="gr16" draw:text-style-name="P7" draw:layer="layout" svg:width="0.082cm" svg:height="0.1cm" svg:x="7.792cm" svg:y="7.873cm" svg:viewBox="0 0 83 101" draw:points="0,0 0,101 83,18">
          <text:p/>
        </draw:polygon>
        <draw:polygon draw:style-name="gr16" draw:text-style-name="P7" draw:layer="layout" svg:width="0.032cm" svg:height="0.057cm" svg:x="3.358cm" svg:y="4.553cm" svg:viewBox="0 0 33 58" draw:points="0,0 0,58 33,58">
          <text:p/>
        </draw:polygon>
        <draw:polygon draw:style-name="gr16" draw:text-style-name="P7" draw:layer="layout" svg:width="0.306cm" svg:height="0.153cm" svg:x="4.123cm" svg:y="6.444cm" svg:viewBox="0 0 307 154" draw:points="153,154 307,0 0,0">
          <text:p/>
        </draw:polygon>
        <draw:polygon draw:style-name="gr16" draw:text-style-name="P7" draw:layer="layout" svg:width="0.153cm" svg:height="0.153cm" svg:x="7.027cm" svg:y="8.278cm" svg:viewBox="0 0 154 154" draw:points="0,154 154,154 154,0">
          <text:p/>
        </draw:polygon>
        <draw:polygon draw:style-name="gr16" draw:text-style-name="P7" draw:layer="layout" svg:width="0.153cm" svg:height="0.306cm" svg:x="4.123cm" svg:y="5.832cm" svg:viewBox="0 0 154 307" draw:points="0,307 154,154 0,0">
          <text:p/>
        </draw:polygon>
        <draw:polygon draw:style-name="gr16" draw:text-style-name="P7" draw:layer="layout" svg:width="0.051cm" svg:height="0.069cm" svg:x="3.613cm" svg:y="6.138cm" svg:viewBox="0 0 52 70" draw:points="52,70 52,0 0,0">
          <text:p/>
        </draw:polygon>
        <draw:polygon draw:style-name="gr16" draw:text-style-name="P7" draw:layer="layout" svg:width="0.153cm" svg:height="0.153cm" svg:x="7.639cm" svg:y="8.278cm" svg:viewBox="0 0 154 154" draw:points="0,0 0,154 154,0">
          <text:p/>
        </draw:polygon>
        <draw:polygon draw:style-name="gr16" draw:text-style-name="P7" draw:layer="layout" svg:width="0.153cm" svg:height="0.306cm" svg:x="2.135cm" svg:y="2.469cm" svg:viewBox="0 0 154 307" draw:points="154,0 0,154 154,307">
          <text:p/>
        </draw:polygon>
        <draw:polygon draw:style-name="gr16" draw:text-style-name="P7" draw:layer="layout" svg:width="0.138cm" svg:height="0.211cm" svg:x="2.303cm" svg:y="3.401cm" svg:viewBox="0 0 139 212" draw:points="66,212 139,139 0,0">
          <text:p/>
        </draw:polygon>
        <draw:polygon draw:style-name="gr16" draw:text-style-name="P7" draw:layer="layout" svg:width="0.153cm" svg:height="0.153cm" svg:x="3.664cm" svg:y="5.985cm" svg:viewBox="0 0 154 154" draw:points="0,0 0,154 154,154">
          <text:p/>
        </draw:polygon>
        <draw:polygon draw:style-name="gr16" draw:text-style-name="P7" draw:layer="layout" svg:width="0.052cm" svg:height="0.077cm" svg:x="5.905cm" svg:y="7.973cm" svg:viewBox="0 0 53 78" draw:points="53,78 53,0 0,52">
          <text:p/>
        </draw:polygon>
        <draw:polygon draw:style-name="gr16" draw:text-style-name="P7" draw:layer="layout" svg:width="0.065cm" svg:height="0.052cm" svg:x="1.982cm" svg:y="0.583cm" svg:viewBox="0 0 66 53" draw:points="54,0 0,53 66,53">
          <text:p/>
        </draw:polygon>
        <draw:polygon draw:style-name="gr16" draw:text-style-name="P7" draw:layer="layout" svg:width="0.153cm" svg:height="0.153cm" svg:x="4.887cm" svg:y="6.597cm" svg:viewBox="0 0 154 154" draw:points="154,0 0,0 154,154">
          <text:p/>
        </draw:polygon>
        <draw:polygon draw:style-name="gr16" draw:text-style-name="P7" draw:layer="layout" svg:width="0.153cm" svg:height="0.153cm" svg:x="5.04cm" svg:y="6.75cm" svg:viewBox="0 0 154 154" draw:points="154,154 154,0 0,0">
          <text:p/>
        </draw:polygon>
        <draw:polygon draw:style-name="gr16" draw:text-style-name="P7" draw:layer="layout" svg:width="0.153cm" svg:height="0.153cm" svg:x="6.874cm" svg:y="7.667cm" svg:viewBox="0 0 154 154" draw:points="154,154 154,0 0,0">
          <text:p/>
        </draw:polygon>
        <draw:polygon draw:style-name="gr16" draw:text-style-name="P7" draw:layer="layout" svg:width="0.02cm" svg:height="0.033cm" svg:x="1.695cm" svg:y="0.654cm" svg:viewBox="0 0 21 34" draw:points="7,34 21,19 0,0">
          <text:p/>
        </draw:polygon>
        <draw:polygon draw:style-name="gr16" draw:text-style-name="P7" draw:layer="layout" svg:width="0.038cm" svg:height="0.076cm" svg:x="1.715cm" svg:y="0.635cm" svg:viewBox="0 0 39 77" draw:points="39,0 0,39 39,77">
          <text:p/>
        </draw:polygon>
        <draw:polygon draw:style-name="gr16" draw:text-style-name="P7" draw:layer="layout" svg:width="0.153cm" svg:height="0.153cm" svg:x="5.804cm" svg:y="7.667cm" svg:viewBox="0 0 154 154" draw:points="0,0 0,154 154,0">
          <text:p/>
        </draw:polygon>
        <draw:polygon draw:style-name="gr16" draw:text-style-name="P7" draw:layer="layout" svg:width="0.025cm" svg:height="0.054cm" svg:x="3.053cm" svg:y="3.944cm" svg:viewBox="0 0 26 55" draw:points="0,0 0,55 26,55">
          <text:p/>
        </draw:polygon>
        <draw:polygon draw:style-name="gr16" draw:text-style-name="P7" draw:layer="layout" svg:width="0.018cm" svg:height="0.025cm" svg:x="6.551cm" svg:y="8.278cm" svg:viewBox="0 0 19 26" draw:points="19,26 19,0 0,20">
          <text:p/>
        </draw:polygon>
        <draw:polygon draw:style-name="gr16" draw:text-style-name="P7" draw:layer="layout" svg:width="0.006cm" svg:height="0.038cm" svg:x="1.824cm" svg:y="1.399cm" svg:viewBox="0 0 7 39" draw:points="7,39 7,0 0,6">
          <text:p/>
        </draw:polygon>
        <draw:polygon draw:style-name="gr16" draw:text-style-name="P7" draw:layer="layout" svg:width="0.1cm" svg:height="0.1cm" svg:x="6.774cm" svg:y="7.567cm" svg:viewBox="0 0 101 101" draw:points="0,0 101,101 101,38">
          <text:p/>
        </draw:polygon>
        <draw:polygon draw:style-name="gr16" draw:text-style-name="P7" draw:layer="layout" svg:width="0.153cm" svg:height="0.152cm" svg:x="8.403cm" svg:y="8.126cm" svg:viewBox="0 0 154 153" draw:points="154,0 0,0 0,153">
          <text:p/>
        </draw:polygon>
        <draw:polygon draw:style-name="gr16" draw:text-style-name="P7" draw:layer="layout" svg:width="0.305cm" svg:height="0.153cm" svg:x="4.429cm" svg:y="6.291cm" svg:viewBox="0 0 306 154" draw:points="152,0 0,154 306,154">
          <text:p/>
        </draw:polygon>
        <draw:polygon draw:style-name="gr16" draw:text-style-name="P7" draw:layer="layout" svg:width="0.153cm" svg:height="0.152cm" svg:x="4.887cm" svg:y="6.903cm" svg:viewBox="0 0 154 153" draw:points="154,0 0,0 154,153">
          <text:p/>
        </draw:polygon>
        <draw:polygon draw:style-name="gr17" draw:text-style-name="P7" draw:layer="layout" svg:width="0.076cm" svg:height="0.153cm" svg:x="9.55cm" svg:y="8.584cm" svg:viewBox="0 0 77 154" draw:points="0,78 77,154 77,0">
          <text:p/>
        </draw:polygon>
        <draw:polygon draw:style-name="gr18" draw:text-style-name="P2" draw:layer="layout" svg:width="0.076cm" svg:height="0.153cm" svg:x="9.55cm" svg:y="8.584cm" svg:viewBox="0 0 77 154" draw:points="0,78 77,154 77,0">
          <text:p/>
        </draw:polygon>
        <draw:polygon draw:style-name="gr16" draw:text-style-name="P7" draw:layer="layout" svg:width="0.004cm" svg:height="0.006cm" svg:x="2.744cm" svg:y="4.61cm" svg:viewBox="0 0 5 7" draw:points="5,7 5,0 0,0">
          <text:p/>
        </draw:polygon>
        <draw:polygon draw:style-name="gr16" draw:text-style-name="P7" draw:layer="layout" svg:width="0.029cm" svg:height="0.1cm" svg:x="2.9cm" svg:y="3.592cm" svg:viewBox="0 0 30 101" draw:points="0,0 0,101 30,72">
          <text:p/>
        </draw:polygon>
        <draw:polygon draw:style-name="gr16" draw:text-style-name="P7" draw:layer="layout" svg:width="0.066cm" svg:height="0.146cm" svg:x="4.123cm" svg:y="5.686cm" svg:viewBox="0 0 67 147" draw:points="0,0 0,147 67,80">
          <text:p/>
        </draw:polygon>
        <draw:polygon draw:style-name="gr16" draw:text-style-name="P7" draw:layer="layout" svg:width="0.153cm" svg:height="0.153cm" svg:x="2.747cm" svg:y="4.457cm" svg:viewBox="0 0 154 154" draw:points="0,0 0,154 154,154">
          <text:p/>
        </draw:polygon>
        <draw:polygon draw:style-name="gr16" draw:text-style-name="P7" draw:layer="layout" svg:width="0.153cm" svg:height="0.153cm" svg:x="3.511cm" svg:y="5.832cm" svg:viewBox="0 0 154 154" draw:points="0,154 154,154 0,0">
          <text:p/>
        </draw:polygon>
        <draw:polygon draw:style-name="gr16" draw:text-style-name="P7" draw:layer="layout" svg:width="0.152cm" svg:height="0.152cm" svg:x="3.206cm" svg:y="4.61cm" svg:viewBox="0 0 153 153" draw:points="153,153 153,0 0,0">
          <text:p/>
        </draw:polygon>
        <draw:polygon draw:style-name="gr16" draw:text-style-name="P7" draw:layer="layout" svg:width="0.153cm" svg:height="0.153cm" svg:x="3.817cm" svg:y="5.527cm" svg:viewBox="0 0 154 154" draw:points="0,154 154,154 0,0">
          <text:p/>
        </draw:polygon>
        <draw:polygon draw:style-name="gr16" draw:text-style-name="P7" draw:layer="layout" svg:width="0.068cm" svg:height="0.058cm" svg:x="1.914cm" svg:y="1.858cm" svg:viewBox="0 0 69 59" draw:points="11,59 69,0 0,0">
          <text:p/>
        </draw:polygon>
        <draw:polygon draw:style-name="gr16" draw:text-style-name="P7" draw:layer="layout" svg:width="0.152cm" svg:height="0.153cm" svg:x="4.429cm" svg:y="6.138cm" svg:viewBox="0 0 153 154" draw:points="0,154 153,154 0,0">
          <text:p/>
        </draw:polygon>
        <draw:polygon draw:style-name="gr16" draw:text-style-name="P7" draw:layer="layout" svg:width="0.052cm" svg:height="0.108cm" svg:x="4.429cm" svg:y="6.03cm" svg:viewBox="0 0 53 109" draw:points="0,0 0,109 53,56">
          <text:p/>
        </draw:polygon>
        <draw:polygon draw:style-name="gr16" draw:text-style-name="P7" draw:layer="layout" svg:width="0.153cm" svg:height="0.305cm" svg:x="2.594cm" svg:y="3.387cm" svg:viewBox="0 0 154 306" draw:points="154,153 0,0 0,306">
          <text:p/>
        </draw:polygon>
        <draw:polygon draw:style-name="gr16" draw:text-style-name="P7" draw:layer="layout" svg:width="0.061cm" svg:height="0.115cm" svg:x="4.734cm" svg:y="6.329cm" svg:viewBox="0 0 62 116" draw:points="0,0 0,116 62,56">
          <text:p/>
        </draw:polygon>
        <draw:polygon draw:style-name="gr16" draw:text-style-name="P7" draw:layer="layout" svg:width="0.306cm" svg:height="0.153cm" svg:x="2.288cm" svg:y="2.622cm" svg:viewBox="0 0 307 154" draw:points="307,154 153,0 0,154">
          <text:p/>
        </draw:polygon>
        <draw:polygon draw:style-name="gr16" draw:text-style-name="P7" draw:layer="layout" svg:width="0.063cm" svg:height="0.102cm" svg:x="2.072cm" svg:y="2.559cm" svg:viewBox="0 0 64 103" draw:points="24,103 64,64 0,0">
          <text:p/>
        </draw:polygon>
        <draw:polygon draw:style-name="gr16" draw:text-style-name="P7" draw:layer="layout" svg:width="0.005cm" svg:height="0.006cm" svg:x="1.977cm" svg:y="2.158cm" svg:viewBox="0 0 6 7" draw:points="2,7 6,7 0,0">
          <text:p/>
        </draw:polygon>
        <draw:polygon draw:style-name="gr16" draw:text-style-name="P7" draw:layer="layout" svg:width="0.153cm" svg:height="0.306cm" svg:x="3.664cm" svg:y="5.832cm" svg:viewBox="0 0 154 307" draw:points="154,0 0,154 154,307">
          <text:p/>
        </draw:polygon>
        <draw:polygon draw:style-name="gr16" draw:text-style-name="P7" draw:layer="layout" svg:width="0.305cm" svg:height="0.306cm" svg:x="4.429cm" svg:y="6.444cm" svg:viewBox="0 0 306 307" draw:points="0,0 0,307 306,0">
          <text:p/>
        </draw:polygon>
        <draw:polygon draw:style-name="gr16" draw:text-style-name="P7" draw:layer="layout" svg:width="0.306cm" svg:height="0.152cm" svg:x="3.817cm" svg:y="5.68cm" svg:viewBox="0 0 307 153" draw:points="153,0 0,153 307,153">
          <text:p/>
        </draw:polygon>
        <draw:polygon draw:style-name="gr16" draw:text-style-name="P7" draw:layer="layout" svg:width="0.019cm" svg:height="0.03cm" svg:x="2.441cm" svg:y="2.306cm" svg:viewBox="0 0 20 31" draw:points="11,0 0,11 20,31">
          <text:p/>
        </draw:polygon>
        <draw:polygon draw:style-name="gr16" draw:text-style-name="P7" draw:layer="layout" svg:width="0.306cm" svg:height="0.153cm" svg:x="3.511cm" svg:y="5.832cm" svg:viewBox="0 0 307 154" draw:points="153,154 307,0 0,0">
          <text:p/>
        </draw:polygon>
        <draw:polygon draw:style-name="gr16" draw:text-style-name="P7" draw:layer="layout" svg:width="0.153cm" svg:height="0.305cm" svg:x="2.288cm" svg:y="2.164cm" svg:viewBox="0 0 154 306" draw:points="0,306 154,154 0,0">
          <text:p/>
        </draw:polygon>
        <draw:polygon draw:style-name="gr16" draw:text-style-name="P7" draw:layer="layout" svg:width="0.045cm" svg:height="0.136cm" svg:x="2.396cm" svg:y="3.692cm" svg:viewBox="0 0 46 137" draw:points="46,137 46,0 0,0">
          <text:p/>
        </draw:polygon>
        <draw:polygon draw:style-name="gr16" draw:text-style-name="P7" draw:layer="layout" svg:width="0.153cm" svg:height="0.305cm" svg:x="2.441cm" svg:y="3.387cm" svg:viewBox="0 0 154 306" draw:points="154,0 0,153 154,306">
          <text:p/>
        </draw:polygon>
        <draw:polygon draw:style-name="gr16" draw:text-style-name="P7" draw:layer="layout" svg:width="0.306cm" svg:height="0.306cm" svg:x="8.097cm" svg:y="8.278cm" svg:viewBox="0 0 307 307" draw:points="0,0 0,307 307,0">
          <text:p/>
        </draw:polygon>
        <draw:polygon draw:style-name="gr16" draw:text-style-name="P7" draw:layer="layout" svg:width="0.153cm" svg:height="0.306cm" svg:x="2.9cm" svg:y="3.998cm" svg:viewBox="0 0 154 307" draw:points="0,307 154,154 0,0">
          <text:p/>
        </draw:polygon>
        <draw:polygon draw:style-name="gr16" draw:text-style-name="P7" draw:layer="layout" svg:width="0.153cm" svg:height="0.153cm" svg:x="3.053cm" svg:y="5.068cm" svg:viewBox="0 0 154 154" draw:points="0,0 0,154 154,154">
          <text:p/>
        </draw:polygon>
        <draw:polygon draw:style-name="gr16" draw:text-style-name="P7" draw:layer="layout" svg:width="0.015cm" svg:height="0.028cm" svg:x="3.038cm" svg:y="5.221cm" svg:viewBox="0 0 16 29" draw:points="16,29 16,0 0,0">
          <text:p/>
        </draw:polygon>
        <draw:polygon draw:style-name="gr16" draw:text-style-name="P7" draw:layer="layout" svg:width="0.009cm" svg:height="0.038cm" svg:x="2.126cm" svg:y="2.775cm" svg:viewBox="0 0 10 39" draw:points="10,39 10,0 0,0">
          <text:p/>
        </draw:polygon>
        <draw:polygon draw:style-name="gr16" draw:text-style-name="P7" draw:layer="layout" svg:width="0.305cm" svg:height="0.306cm" svg:x="5.346cm" svg:y="7.361cm" svg:viewBox="0 0 306 307" draw:points="306,307 306,0 0,307">
          <text:p/>
        </draw:polygon>
        <draw:polygon draw:style-name="gr16" draw:text-style-name="P7" draw:layer="layout" svg:width="0.153cm" svg:height="0.306cm" svg:x="4.734cm" svg:y="6.444cm" svg:viewBox="0 0 154 307" draw:points="0,307 154,154 0,0">
          <text:p/>
        </draw:polygon>
        <draw:polygon draw:style-name="gr16" draw:text-style-name="P7" draw:layer="layout" svg:width="0.095cm" svg:height="0.112cm" svg:x="8.002cm" svg:y="8.584cm" svg:viewBox="0 0 96 113" draw:points="96,113 96,0 0,96">
          <text:p/>
        </draw:polygon>
        <draw:polygon draw:style-name="gr16" draw:text-style-name="P7" draw:layer="layout" svg:width="0.152cm" svg:height="0.153cm" svg:x="3.206cm" svg:y="5.221cm" svg:viewBox="0 0 153 154" draw:points="0,154 153,154 0,0">
          <text:p/>
        </draw:polygon>
        <draw:polygon draw:style-name="gr16" draw:text-style-name="P7" draw:layer="layout" svg:width="0.153cm" svg:height="0.153cm" svg:x="2.135cm" svg:y="2.622cm" svg:viewBox="0 0 154 154" draw:points="0,0 0,154 154,154">
          <text:p/>
        </draw:polygon>
        <draw:polygon draw:style-name="gr16" draw:text-style-name="P7" draw:layer="layout" svg:width="0.153cm" svg:height="0.153cm" svg:x="8.097cm" svg:y="7.973cm" svg:viewBox="0 0 154 154" draw:points="0,154 154,154 0,0">
          <text:p/>
        </draw:polygon>
        <draw:polygon draw:style-name="gr16" draw:text-style-name="P7" draw:layer="layout" svg:width="0.153cm" svg:height="0.153cm" svg:x="7.027cm" svg:y="8.278cm" svg:viewBox="0 0 154 154" draw:points="0,0 0,154 154,0">
          <text:p/>
        </draw:polygon>
        <draw:polygon draw:style-name="gr16" draw:text-style-name="P7" draw:layer="layout" svg:width="0.003cm" svg:height="0.019cm" svg:x="1.979cm" svg:y="2.164cm" svg:viewBox="0 0 4 20" draw:points="4,20 4,0 0,3">
          <text:p/>
        </draw:polygon>
        <draw:polygon draw:style-name="gr16" draw:text-style-name="P7" draw:layer="layout" svg:width="0.07cm" svg:height="0.071cm" svg:x="9.015cm" svg:y="8.737cm" svg:viewBox="0 0 71 72" draw:points="71,72 0,0 0,67">
          <text:p/>
        </draw:polygon>
        <draw:polygon draw:style-name="gr16" draw:text-style-name="P7" draw:layer="layout" svg:width="0.048cm" svg:height="0.031cm" svg:x="7.01cm" svg:y="8.431cm" svg:viewBox="0 0 49 32" draw:points="49,32 18,0 0,18">
          <text:p/>
        </draw:polygon>
        <draw:polygon draw:style-name="gr16" draw:text-style-name="P7" draw:layer="layout" svg:width="0.014cm" svg:height="0.013cm" svg:x="9.536cm" svg:y="8.814cm" svg:viewBox="0 0 15 14" draw:points="15,14 15,0 0,14">
          <text:p/>
        </draw:polygon>
        <draw:polygon draw:style-name="gr16" draw:text-style-name="P7" draw:layer="layout" svg:width="0.153cm" svg:height="0.153cm" svg:x="8.862cm" svg:y="8.584cm" svg:viewBox="0 0 154 154" draw:points="0,154 154,154 154,0">
          <text:p/>
        </draw:polygon>
        <draw:polygon draw:style-name="gr16" draw:text-style-name="P7" draw:layer="layout" svg:width="0.153cm" svg:height="0.152cm" svg:x="3.664cm" svg:y="5.68cm" svg:viewBox="0 0 154 153" draw:points="154,0 0,0 154,153">
          <text:p/>
        </draw:polygon>
        <draw:polygon draw:style-name="gr16" draw:text-style-name="P7" draw:layer="layout" svg:width="0.013cm" svg:height="0.041cm" svg:x="3.206cm" svg:y="4.263cm" svg:viewBox="0 0 14 42" draw:points="0,0 0,42 14,28">
          <text:p/>
        </draw:polygon>
        <draw:polygon draw:style-name="gr16" draw:text-style-name="P7" draw:layer="layout" svg:width="0.152cm" svg:height="0.152cm" svg:x="9.015cm" svg:y="8.126cm" svg:viewBox="0 0 153 153" draw:points="153,0 0,0 0,153">
          <text:p/>
        </draw:polygon>
        <draw:polygon draw:style-name="gr16" draw:text-style-name="P7" draw:layer="layout" svg:width="0.305cm" svg:height="0.153cm" svg:x="7.792cm" svg:y="8.278cm" svg:viewBox="0 0 306 154" draw:points="153,154 306,0 0,0">
          <text:p/>
        </draw:polygon>
        <draw:polygon draw:style-name="gr16" draw:text-style-name="P7" draw:layer="layout" svg:width="0.306cm" svg:height="0.152cm" svg:x="8.097cm" svg:y="8.126cm" svg:viewBox="0 0 307 153" draw:points="153,0 0,153 307,153">
          <text:p/>
        </draw:polygon>
        <draw:polygon draw:style-name="gr16" draw:text-style-name="P7" draw:layer="layout" svg:width="0.027cm" svg:height="0.009cm" svg:x="7.027cm" svg:y="7.658cm" svg:viewBox="0 0 28 10" draw:points="0,0 0,10 28,10">
          <text:p/>
        </draw:polygon>
        <draw:polygon draw:style-name="gr16" draw:text-style-name="P7" draw:layer="layout" svg:width="0.003cm" svg:height="0.002cm" svg:x="9.241cm" svg:y="8.814cm" svg:viewBox="0 0 4 3" draw:points="4,3 4,0 0,3">
          <text:p/>
        </draw:polygon>
        <draw:polygon draw:style-name="gr16" draw:text-style-name="P7" draw:layer="layout" svg:width="0.153cm" svg:height="0.153cm" svg:x="3.817cm" svg:y="5.527cm" svg:viewBox="0 0 154 154" draw:points="154,154 154,0 0,0">
          <text:p/>
        </draw:polygon>
        <draw:polygon draw:style-name="gr16" draw:text-style-name="P7" draw:layer="layout" svg:width="0.153cm" svg:height="0.153cm" svg:x="4.734cm" svg:y="7.055cm" svg:viewBox="0 0 154 154" draw:points="0,154 154,154 0,0">
          <text:p/>
        </draw:polygon>
        <draw:polygon draw:style-name="gr16" draw:text-style-name="P7" draw:layer="layout" svg:width="0.153cm" svg:height="0.153cm" svg:x="2.9cm" svg:y="3.998cm" svg:viewBox="0 0 154 154" draw:points="154,154 154,0 0,0">
          <text:p/>
        </draw:polygon>
        <draw:polygon draw:style-name="gr16" draw:text-style-name="P7" draw:layer="layout" svg:width="0.153cm" svg:height="0.153cm" svg:x="6.11cm" svg:y="7.514cm" svg:viewBox="0 0 154 154" draw:points="154,0 0,0 154,154">
          <text:p/>
        </draw:polygon>
        <draw:polygon draw:style-name="gr16" draw:text-style-name="P7" draw:layer="layout" svg:width="0.153cm" svg:height="0.153cm" svg:x="7.18cm" svg:y="7.82cm" svg:viewBox="0 0 154 154" draw:points="154,0 0,0 0,154">
          <text:p/>
        </draw:polygon>
        <draw:polygon draw:style-name="gr16" draw:text-style-name="P7" draw:layer="layout" svg:width="0.153cm" svg:height="0.152cm" svg:x="8.25cm" svg:y="8.126cm" svg:viewBox="0 0 154 153" draw:points="154,0 0,0 154,153">
          <text:p/>
        </draw:polygon>
        <draw:polygon draw:style-name="gr16" draw:text-style-name="P7" draw:layer="layout" svg:width="0.008cm" svg:height="0.011cm" svg:x="6.263cm" svg:y="7.35cm" svg:viewBox="0 0 9 12" draw:points="0,0 0,12 9,5">
          <text:p/>
        </draw:polygon>
        <draw:polygon draw:style-name="gr16" draw:text-style-name="P7" draw:layer="layout" svg:width="0.143cm" svg:height="0.143cm" svg:x="2.451cm" svg:y="3.855cm" svg:viewBox="0 0 144 144" draw:points="51,144 144,144 0,0">
          <text:p/>
        </draw:polygon>
        <draw:polygon draw:style-name="gr16" draw:text-style-name="P7" draw:layer="layout" svg:width="0.302cm" svg:height="0.153cm" svg:x="3.209cm" svg:y="5.527cm" svg:viewBox="0 0 303 154" draw:points="5,8 149,154 303,0 0,0">
          <text:p/>
        </draw:polygon>
        <draw:polygon draw:style-name="gr16" draw:text-style-name="P7" draw:layer="layout" svg:width="0.153cm" svg:height="0.206cm" svg:x="9.167cm" svg:y="8.072cm" svg:viewBox="0 0 154 207" draw:points="55,0 0,54 154,207 154,6">
          <text:p/>
        </draw:polygon>
        <draw:polygon draw:style-name="gr17" draw:text-style-name="P7" draw:layer="layout" svg:width="0.153cm" svg:height="0.042cm" svg:x="9.473cm" svg:y="8.084cm" svg:viewBox="0 0 154 43" draw:points="43,0 0,43 154,43 154,3">
          <text:p/>
        </draw:polygon>
        <draw:polygon draw:style-name="gr18" draw:text-style-name="P2" draw:layer="layout" svg:width="0.153cm" svg:height="0.042cm" svg:x="9.473cm" svg:y="8.084cm" svg:viewBox="0 0 154 43" draw:points="43,0 0,43 154,43 154,3">
          <text:p/>
        </draw:polygon>
        <draw:polygon draw:style-name="gr16" draw:text-style-name="P7" draw:layer="layout" svg:width="0.117cm" svg:height="0.153cm" svg:x="3.7cm" svg:y="6.138cm" svg:viewBox="0 0 118 154" draw:points="30,154 118,154 118,0 0,118">
          <text:p/>
        </draw:polygon>
        <draw:polygon draw:style-name="gr16" draw:text-style-name="P7" draw:layer="layout" svg:width="0.234cm" svg:height="0.153cm" svg:x="2.288cm" svg:y="2.469cm" svg:viewBox="0 0 235 154" draw:points="215,0 0,0 153,154 235,73">
          <text:p/>
        </draw:polygon>
        <draw:polygon draw:style-name="gr16" draw:text-style-name="P7" draw:layer="layout" svg:width="0.303cm" svg:height="0.153cm" svg:x="3.208cm" svg:y="5.374cm" svg:viewBox="0 0 304 154" draw:points="1,154 304,154 150,0 0,152">
          <text:p/>
        </draw:polygon>
        <draw:polygon draw:style-name="gr16" draw:text-style-name="P7" draw:layer="layout" svg:width="0.153cm" svg:height="0.126cm" svg:x="3.664cm" svg:y="5.248cm" svg:viewBox="0 0 154 127" draw:points="127,0 0,127 154,127 154,39">
          <text:p/>
        </draw:polygon>
        <draw:polygon draw:style-name="gr16" draw:text-style-name="P7" draw:layer="layout" svg:width="0.153cm" svg:height="0.153cm" svg:x="3.511cm" svg:y="4.915cm" svg:viewBox="0 0 154 154" draw:points="60,0 0,0 154,154 154,148">
          <text:p/>
        </draw:polygon>
        <draw:polygon draw:style-name="gr16" draw:text-style-name="P7" draw:layer="layout" svg:width="0.252cm" svg:height="0.152cm" svg:x="2.036cm" svg:y="2.317cm" svg:viewBox="0 0 253 153" draw:points="14,153 253,153 99,0 0,100">
          <text:p/>
        </draw:polygon>
        <draw:polygon draw:style-name="gr16" draw:text-style-name="P7" draw:layer="layout" svg:width="0.109cm" svg:height="0.306cm" svg:x="1.873cm" svg:y="1.552cm" svg:viewBox="0 0 110 307" draw:points="23,220 110,307 110,0 0,110">
          <text:p/>
        </draw:polygon>
        <draw:polygon draw:style-name="gr16" draw:text-style-name="P7" draw:layer="layout" svg:width="0.305cm" svg:height="0.148cm" svg:x="5.346cm" svg:y="7.667cm" svg:viewBox="0 0 306 149" draw:points="157,149 306,0 0,0 135,137">
          <text:p/>
        </draw:polygon>
        <draw:polygon draw:style-name="gr16" draw:text-style-name="P7" draw:layer="layout" svg:width="0.101cm" svg:height="0.153cm" svg:x="3.817cm" svg:y="5.374cm" svg:viewBox="0 0 102 154" draw:points="63,0 0,0 0,154 102,53">
          <text:p/>
        </draw:polygon>
        <draw:polygon draw:style-name="gr16" draw:text-style-name="P7" draw:layer="layout" svg:width="0.153cm" svg:height="0.153cm" svg:x="1.982cm" svg:y="2.164cm" svg:viewBox="0 0 154 154" draw:points="31,154 154,154 0,0 0,19">
          <text:p/>
        </draw:polygon>
        <draw:polygon draw:style-name="gr16" draw:text-style-name="P7" draw:layer="layout" svg:width="0.153cm" svg:height="0.075cm" svg:x="8.862cm" svg:y="8.051cm" svg:viewBox="0 0 154 76" draw:points="75,0 0,76 154,76 154,7">
          <text:p/>
        </draw:polygon>
        <draw:polygon draw:style-name="gr16" draw:text-style-name="P7" draw:layer="layout" svg:width="0.153cm" svg:height="0.084cm" svg:x="7.18cm" svg:y="8.431cm" svg:viewBox="0 0 154 85" draw:points="70,85 154,0 0,0 0,66">
          <text:p/>
        </draw:polygon>
        <draw:polygon draw:style-name="gr16" draw:text-style-name="P7" draw:layer="layout" svg:width="0.153cm" svg:height="0.15cm" svg:x="4.123cm" svg:y="6.597cm" svg:viewBox="0 0 154 151" draw:points="2,151 154,0 0,0 0,148">
          <text:p/>
        </draw:polygon>
        <draw:polygon draw:style-name="gr16" draw:text-style-name="P7" draw:layer="layout" svg:width="0.077cm" svg:height="0.013cm" svg:x="9.473cm" svg:y="8.814cm" svg:viewBox="0 0 78 14" draw:points="63,14 78,0 0,0 12,12">
          <text:p/>
        </draw:polygon>
        <draw:polygon draw:style-name="gr16" draw:text-style-name="P7" draw:layer="layout" svg:width="0.153cm" svg:height="0.086cm" svg:x="6.263cm" svg:y="8.126cm" svg:viewBox="0 0 154 87" draw:points="67,87 154,0 0,0 0,60">
          <text:p/>
        </draw:polygon>
        <draw:polygon draw:style-name="gr16" draw:text-style-name="P7" draw:layer="layout" svg:width="0.072cm" svg:height="0.039cm" svg:x="1.681cm" svg:y="0.558cm" svg:viewBox="0 0 73 40" draw:points="0,5 35,40 73,0 0,0">
          <text:p/>
        </draw:polygon>
        <draw:polygon draw:style-name="gr16" draw:text-style-name="P7" draw:layer="layout" svg:width="0.289cm" svg:height="0.153cm" svg:x="2.611cm" svg:y="4.151cm" svg:viewBox="0 0 290 154" draw:points="7,154 290,154 137,0 0,137">
          <text:p/>
        </draw:polygon>
        <draw:polygon draw:style-name="gr16" draw:text-style-name="P7" draw:layer="layout" svg:width="0.062cm" svg:height="0.153cm" svg:x="2.226cm" svg:y="3.081cm" svg:viewBox="0 0 63 154" draw:points="26,154 63,154 63,0 0,63">
          <text:p/>
        </draw:polygon>
        <draw:polygon draw:style-name="gr16" draw:text-style-name="P7" draw:layer="layout" svg:width="0.153cm" svg:height="0.119cm" svg:x="4.734cm" svg:y="7.208cm" svg:viewBox="0 0 154 120" draw:points="35,120 154,0 0,0 0,93">
          <text:p/>
        </draw:polygon>
        <draw:polygon draw:style-name="gr16" draw:text-style-name="P7" draw:layer="layout" svg:width="0.305cm" svg:height="0.097cm" svg:x="6.569cm" svg:y="8.278cm" svg:viewBox="0 0 306 98" draw:points="209,98 306,0 0,0 37,39">
          <text:p/>
        </draw:polygon>
        <draw:polygon draw:style-name="gr16" draw:text-style-name="P7" draw:layer="layout" svg:width="0.153cm" svg:height="0.296cm" svg:x="7.333cm" svg:y="8.278cm" svg:viewBox="0 0 154 297" draw:points="154,297 154,0 0,154 141,294">
          <text:p/>
        </draw:polygon>
        <draw:polygon draw:style-name="gr16" draw:text-style-name="P7" draw:layer="layout" svg:width="0.282cm" svg:height="0.153cm" svg:x="2.618cm" svg:y="4.304cm" svg:viewBox="0 0 283 154" draw:points="16,41 130,154 283,0 0,0">
          <text:p/>
        </draw:polygon>
        <draw:polygon draw:style-name="gr16" draw:text-style-name="P7" draw:layer="layout" svg:width="0.153cm" svg:height="0.14cm" svg:x="8.25cm" svg:y="7.986cm" svg:viewBox="0 0 154 141" draw:points="141,0 0,141 154,141 154,2">
          <text:p/>
        </draw:polygon>
        <draw:polygon draw:style-name="gr17" draw:text-style-name="P7" draw:layer="layout" svg:width="0.033cm" svg:height="0.153cm" svg:x="1.982cm" svg:y="0.329cm" svg:viewBox="0 0 34 154" draw:points="5,5 0,0 0,154 34,154">
          <text:p/>
        </draw:polygon>
        <draw:polygon draw:style-name="gr18" draw:text-style-name="P2" draw:layer="layout" svg:width="0.033cm" svg:height="0.153cm" svg:x="1.982cm" svg:y="0.329cm" svg:viewBox="0 0 34 154" draw:points="5,5 0,0 0,154 34,154">
          <text:p/>
        </draw:polygon>
        <draw:polygon draw:style-name="gr16" draw:text-style-name="P7" draw:layer="layout" svg:width="0.153cm" svg:height="0.065cm" svg:x="6.416cm" svg:y="7.449cm" svg:viewBox="0 0 154 66" draw:points="66,0 0,66 154,66 154,37">
          <text:p/>
        </draw:polygon>
        <draw:polygon draw:style-name="gr16" draw:text-style-name="P7" draw:layer="layout" svg:width="0.185cm" svg:height="0.153cm" svg:x="1.797cm" svg:y="1.246cm" svg:viewBox="0 0 186 154" draw:points="24,146 33,154 186,0 0,0">
          <text:p/>
        </draw:polygon>
        <draw:polygon draw:style-name="gr16" draw:text-style-name="P7" draw:layer="layout" svg:width="0.196cm" svg:height="0.152cm" svg:x="1.982cm" svg:y="1.094cm" svg:viewBox="0 0 197 153" draw:points="163,8 154,0 0,153 197,153">
          <text:p/>
        </draw:polygon>
        <draw:polygon draw:style-name="gr16" draw:text-style-name="P7" draw:layer="layout" svg:width="0.135cm" svg:height="0.153cm" svg:x="4.599cm" svg:y="7.055cm" svg:viewBox="0 0 136 154" draw:points="23,154 136,154 136,0 0,136">
          <text:p/>
        </draw:polygon>
        <draw:polygon draw:style-name="gr16" draw:text-style-name="P7" draw:layer="layout" svg:width="0.153cm" svg:height="0.153cm" svg:x="4.581cm" svg:y="6.291cm" svg:viewBox="0 0 154 154" draw:points="114,0 0,0 154,154 154,39">
          <text:p/>
        </draw:polygon>
        <draw:polygon draw:style-name="gr16" draw:text-style-name="P7" draw:layer="layout" svg:width="0.077cm" svg:height="0.077cm" svg:x="9.167cm" svg:y="8.737cm" svg:viewBox="0 0 78 78" draw:points="21,78 78,78 0,0 0,76">
          <text:p/>
        </draw:polygon>
        <draw:polygon draw:style-name="gr16" draw:text-style-name="P7" draw:layer="layout" svg:width="0.109cm" svg:height="0.153cm" svg:x="5.957cm" svg:y="7.208cm" svg:viewBox="0 0 110 154" draw:points="26,0 0,0 0,154 110,45">
          <text:p/>
        </draw:polygon>
        <draw:polygon draw:style-name="gr16" draw:text-style-name="P7" draw:layer="layout" svg:width="0.141cm" svg:height="0.152cm" svg:x="5.346cm" svg:y="6.903cm" svg:viewBox="0 0 142 153" draw:points="125,0 0,0 0,153 142,11">
          <text:p/>
        </draw:polygon>
        <draw:polygon draw:style-name="gr16" draw:text-style-name="P7" draw:layer="layout" svg:width="0.129cm" svg:height="0.153cm" svg:x="6.569cm" svg:y="7.514cm" svg:viewBox="0 0 130 154" draw:points="70,0 0,0 0,154 130,25">
          <text:p/>
        </draw:polygon>
        <draw:polygon draw:style-name="gr16" draw:text-style-name="P7" draw:layer="layout" svg:width="0.076cm" svg:height="0.011cm" svg:x="9.397cm" svg:y="8.814cm" svg:viewBox="0 0 77 12" draw:points="66,12 77,0 0,0 9,10">
          <text:p/>
        </draw:polygon>
        <draw:polygon draw:style-name="gr16" draw:text-style-name="P7" draw:layer="layout" svg:width="0.305cm" svg:height="0.129cm" svg:x="6.569cm" svg:y="7.538cm" svg:viewBox="0 0 306 130" draw:points="129,0 0,130 306,130 205,30">
          <text:p/>
        </draw:polygon>
        <draw:polygon draw:style-name="gr16" draw:text-style-name="P7" draw:layer="layout" svg:width="0.153cm" svg:height="0.153cm" svg:x="2.441cm" svg:y="2.622cm" svg:viewBox="0 0 154 154" draw:points="108,0 0,0 154,154 154,143">
          <text:p/>
        </draw:polygon>
        <draw:polygon draw:style-name="gr16" draw:text-style-name="P7" draw:layer="layout" svg:width="0.076cm" svg:height="0.006cm" svg:x="9.244cm" svg:y="8.814cm" svg:viewBox="0 0 77 7" draw:points="71,7 77,0 0,0 3,4">
          <text:p/>
        </draw:polygon>
        <draw:polygon draw:style-name="gr16" draw:text-style-name="P7" draw:layer="layout" svg:width="0.305cm" svg:height="0.141cm" svg:x="5.346cm" svg:y="6.914cm" svg:viewBox="0 0 306 142" draw:points="141,0 0,142 306,142 204,40">
          <text:p/>
        </draw:polygon>
        <draw:polygon draw:style-name="gr16" draw:text-style-name="P7" draw:layer="layout" svg:width="0.057cm" svg:height="0.306cm" svg:x="1.925cm" svg:y="1.858cm" svg:viewBox="0 0 58 307" draw:points="53,301 58,307 58,0 0,58">
          <text:p/>
        </draw:polygon>
        <draw:polygon draw:style-name="gr16" draw:text-style-name="P7" draw:layer="layout" svg:width="0.153cm" svg:height="0.095cm" svg:x="3.511cm" svg:y="5.985cm" svg:viewBox="0 0 154 96" draw:points="58,96 154,0 0,0 0,13">
          <text:p/>
        </draw:polygon>
        <draw:polygon draw:style-name="gr16" draw:text-style-name="P7" draw:layer="layout" svg:width="0.153cm" svg:height="0.072cm" svg:x="4.887cm" svg:y="6.525cm" svg:viewBox="0 0 154 73" draw:points="73,0 0,73 154,73 154,66">
          <text:p/>
        </draw:polygon>
        <draw:polygon draw:style-name="gr16" draw:text-style-name="P7" draw:layer="layout" svg:width="0.306cm" svg:height="0.14cm" svg:x="7.486cm" svg:y="7.833cm" svg:viewBox="0 0 307 141" draw:points="140,0 0,141 307,141 174,9">
          <text:p/>
        </draw:polygon>
        <draw:polygon draw:style-name="gr17" draw:text-style-name="P7" draw:layer="layout" svg:width="0.028cm" svg:height="0.153cm" svg:x="1.65cm" svg:y="0.329cm" svg:viewBox="0 0 29 154" draw:points="19,145 29,154 29,0 0,27">
          <text:p/>
        </draw:polygon>
        <draw:polygon draw:style-name="gr18" draw:text-style-name="P2" draw:layer="layout" svg:width="0.028cm" svg:height="0.153cm" svg:x="1.65cm" svg:y="0.329cm" svg:viewBox="0 0 29 154" draw:points="19,145 29,154 29,0 0,27">
          <text:p/>
        </draw:polygon>
        <draw:polygon draw:style-name="gr16" draw:text-style-name="P7" draw:layer="layout" svg:width="0.306cm" svg:height="0.149cm" svg:x="5.957cm" svg:y="7.973cm" svg:viewBox="0 0 307 150" draw:points="157,150 307,0 0,0 142,143">
          <text:p/>
        </draw:polygon>
        <draw:polygon draw:style-name="gr16" draw:text-style-name="P7" draw:layer="layout" svg:width="0.305cm" svg:height="0.095cm" svg:x="7.792cm" svg:y="8.584cm" svg:viewBox="0 0 306 96" draw:points="210,96 306,0 0,0 69,70">
          <text:p/>
        </draw:polygon>
        <draw:polygon draw:style-name="gr17" draw:text-style-name="P7" draw:layer="layout" svg:width="0.076cm" svg:height="0.014cm" svg:x="9.55cm" svg:y="8.814cm" svg:viewBox="0 0 77 15" draw:points="62,15 77,0 0,0 13,14">
          <text:p/>
        </draw:polygon>
        <draw:polygon draw:style-name="gr18" draw:text-style-name="P2" draw:layer="layout" svg:width="0.076cm" svg:height="0.014cm" svg:x="9.55cm" svg:y="8.814cm" svg:viewBox="0 0 77 15" draw:points="62,15 77,0 0,0 13,14">
          <text:p/>
        </draw:polygon>
        <draw:polygon draw:style-name="gr16" draw:text-style-name="P7" draw:layer="layout" svg:width="0.153cm" svg:height="0.113cm" svg:x="5.193cm" svg:y="6.79cm" svg:viewBox="0 0 154 114" draw:points="114,0 0,114 154,114 154,28">
          <text:p/>
        </draw:polygon>
        <draw:polygon draw:style-name="gr16" draw:text-style-name="P7" draw:layer="layout" svg:width="0.076cm" svg:height="0.076cm" svg:x="1.677cm" svg:y="0.482cm" svg:viewBox="0 0 77 77" draw:points="4,77 77,77 0,0 0,52">
          <text:p/>
        </draw:polygon>
        <draw:polygon draw:style-name="gr16" draw:text-style-name="P7" draw:layer="layout" svg:width="0.09cm" svg:height="0.153cm" svg:x="5.04cm" svg:y="6.597cm" svg:viewBox="0 0 91 154" draw:points="9,0 0,0 0,154 91,64">
          <text:p/>
        </draw:polygon>
        <draw:polygon draw:style-name="gr16" draw:text-style-name="P7" draw:layer="layout" svg:width="0.153cm" svg:height="0.153cm" svg:x="4.276cm" svg:y="5.985cm" svg:viewBox="0 0 154 154" draw:points="111,0 0,0 154,154 154,46">
          <text:p/>
        </draw:polygon>
        <draw:polygon draw:style-name="gr16" draw:text-style-name="P7" draw:layer="layout" svg:width="0.153cm" svg:height="0.153cm" svg:x="5.651cm" svg:y="7.055cm" svg:viewBox="0 0 154 154" draw:points="63,0 0,0 154,154 154,55">
          <text:p/>
        </draw:polygon>
        <draw:polygon draw:style-name="gr16" draw:text-style-name="P7" draw:layer="layout" svg:width="0.153cm" svg:height="0.152cm" svg:x="3.358cm" svg:y="5.68cm" svg:viewBox="0 0 154 153" draw:points="41,153 154,153 0,0 0,91">
          <text:p/>
        </draw:polygon>
        <draw:polygon draw:style-name="gr16" draw:text-style-name="P7" draw:layer="layout" svg:width="0.152cm" svg:height="0.145cm" svg:x="4.429cm" svg:y="6.903cm" svg:viewBox="0 0 153 146" draw:points="7,146 153,0 0,0 0,139">
          <text:p/>
        </draw:polygon>
        <draw:polygon draw:style-name="gr16" draw:text-style-name="P7" draw:layer="layout" svg:width="0.148cm" svg:height="0.153cm" svg:x="2.446cm" svg:y="3.692cm" svg:viewBox="0 0 149 154" draw:points="1,154 149,154 149,0 0,150">
          <text:p/>
        </draw:polygon>
        <draw:polygon draw:style-name="gr16" draw:text-style-name="P7" draw:layer="layout" svg:width="0.107cm" svg:height="0.153cm" svg:x="3.664cm" svg:y="5.068cm" svg:viewBox="0 0 108 154" draw:points="12,12 0,0 0,154 108,154">
          <text:p/>
        </draw:polygon>
        <draw:polygon draw:style-name="gr16" draw:text-style-name="P7" draw:layer="layout" svg:width="0.053cm" svg:height="0.153cm" svg:x="1.982cm" svg:y="0.482cm" svg:viewBox="0 0 54 154" draw:points="34,0 0,0 0,154 54,102">
          <text:p/>
        </draw:polygon>
        <draw:polygon draw:style-name="gr16" draw:text-style-name="P7" draw:layer="layout" svg:width="0.104cm" svg:height="0.306cm" svg:x="1.982cm" svg:y="0.635cm" svg:viewBox="0 0 105 307" draw:points="81,80 0,0 0,307 105,203">
          <text:p/>
        </draw:polygon>
        <draw:polygon draw:style-name="gr16" draw:text-style-name="P7" draw:layer="layout" svg:width="0.048cm" svg:height="0.153cm" svg:x="2.699cm" svg:y="4.457cm" svg:viewBox="0 0 49 154" draw:points="46,154 49,154 49,0 0,48">
          <text:p/>
        </draw:polygon>
        <draw:polygon draw:style-name="gr16" draw:text-style-name="P7" draw:layer="layout" svg:width="0.118cm" svg:height="0.306cm" svg:x="3.206cm" svg:y="4.304cm" svg:viewBox="0 0 119 307" draw:points="45,44 0,0 0,307 119,188">
          <text:p/>
        </draw:polygon>
        <draw:polygon draw:style-name="gr16" draw:text-style-name="P7" draw:layer="layout" svg:width="0.096cm" svg:height="0.153cm" svg:x="4.944cm" svg:y="7.361cm" svg:viewBox="0 0 97 154" draw:points="80,154 97,154 97,0 0,98">
          <text:p/>
        </draw:polygon>
        <draw:polygon draw:style-name="gr16" draw:text-style-name="P7" draw:layer="layout" svg:width="0.153cm" svg:height="0.063cm" svg:x="5.804cm" svg:y="7.145cm" svg:viewBox="0 0 154 64" draw:points="64,0 0,64 154,64 154,51">
          <text:p/>
        </draw:polygon>
        <draw:polygon draw:style-name="gr16" draw:text-style-name="P7" draw:layer="layout" svg:width="0.036cm" svg:height="0.076cm" svg:x="1.717cm" svg:y="0.788cm" svg:viewBox="0 0 37 77" draw:points="8,49 37,77 37,0 0,0">
          <text:p/>
        </draw:polygon>
        <draw:polygon draw:style-name="gr16" draw:text-style-name="P7" draw:layer="layout" svg:width="0.306cm" svg:height="0.138cm" svg:x="8.097cm" svg:y="8.584cm" svg:viewBox="0 0 307 139" draw:points="169,139 307,0 0,0 132,133">
          <text:p/>
        </draw:polygon>
        <draw:polygon draw:style-name="gr16" draw:text-style-name="P7" draw:layer="layout" svg:width="0.153cm" svg:height="0.117cm" svg:x="3.664cm" svg:y="6.138cm" svg:viewBox="0 0 154 118" draw:points="36,118 154,0 0,0 0,70">
          <text:p/>
        </draw:polygon>
        <draw:polygon draw:style-name="gr16" draw:text-style-name="P7" draw:layer="layout" svg:width="0.306cm" svg:height="0.109cm" svg:x="5.957cm" svg:y="7.252cm" svg:viewBox="0 0 307 110" draw:points="109,0 0,110 307,110 283,88">
          <text:p/>
        </draw:polygon>
        <draw:polygon draw:style-name="gr16" draw:text-style-name="P7" draw:layer="layout" svg:width="0.153cm" svg:height="0.097cm" svg:x="4.887cm" svg:y="7.361cm" svg:viewBox="0 0 154 98" draw:points="58,98 154,0 0,0 0,55">
          <text:p/>
        </draw:polygon>
        <draw:polygon draw:style-name="gr16" draw:text-style-name="P7" draw:layer="layout" svg:width="0.118cm" svg:height="0.153cm" svg:x="4.769cm" svg:y="7.208cm" svg:viewBox="0 0 119 154" draw:points="46,154 119,154 119,0 0,120">
          <text:p/>
        </draw:polygon>
        <draw:polygon draw:style-name="gr16" draw:text-style-name="P7" draw:layer="layout" svg:width="0.153cm" svg:height="0.052cm" svg:x="5.804cm" svg:y="7.973cm" svg:viewBox="0 0 154 53" draw:points="102,53 154,0 0,0 0,3">
          <text:p/>
        </draw:polygon>
        <draw:polygon draw:style-name="gr16" draw:text-style-name="P7" draw:layer="layout" svg:width="0.06cm" svg:height="0.038cm" svg:x="1.693cm" svg:y="0.635cm" svg:viewBox="0 0 61 39" draw:points="2,19 23,39 61,0 0,0">
          <text:p/>
        </draw:polygon>
        <draw:polygon draw:style-name="gr16" draw:text-style-name="P7" draw:layer="layout" svg:width="0.153cm" svg:height="0.122cm" svg:x="7.027cm" svg:y="7.698cm" svg:viewBox="0 0 154 123" draw:points="123,0 0,123 154,123 154,10">
          <text:p/>
        </draw:polygon>
        <draw:polygon draw:style-name="gr16" draw:text-style-name="P7" draw:layer="layout" svg:width="0.147cm" svg:height="0.153cm" svg:x="2.447cm" svg:y="3.845cm" svg:viewBox="0 0 148 154" draw:points="4,10 148,154 148,0 0,0">
          <text:p/>
        </draw:polygon>
        <draw:polygon draw:style-name="gr16" draw:text-style-name="P7" draw:layer="layout" svg:width="0.052cm" svg:height="0.038cm" svg:x="1.701cm" svg:y="0.673cm" svg:viewBox="0 0 53 39" draw:points="4,39 53,39 14,0 0,14">
          <text:p/>
        </draw:polygon>
        <draw:polygon draw:style-name="gr16" draw:text-style-name="P7" draw:layer="layout" svg:width="0.153cm" svg:height="0.153cm" svg:x="2.9cm" svg:y="4.915cm" svg:viewBox="0 0 154 154" draw:points="59,154 154,154 0,0 0,34">
          <text:p/>
        </draw:polygon>
        <draw:polygon draw:style-name="gr16" draw:text-style-name="P7" draw:layer="layout" svg:width="0.153cm" svg:height="0.153cm" svg:x="3.358cm" svg:y="4.762cm" svg:viewBox="0 0 154 154" draw:points="121,0 0,0 154,154 154,58">
          <text:p/>
        </draw:polygon>
        <draw:polygon draw:style-name="gr16" draw:text-style-name="P7" draw:layer="layout" svg:width="0.153cm" svg:height="0.101cm" svg:x="3.817cm" svg:y="5.426cm" svg:viewBox="0 0 154 102" draw:points="102,0 0,102 154,102 154,68">
          <text:p/>
        </draw:polygon>
        <draw:polygon draw:style-name="gr16" draw:text-style-name="P7" draw:layer="layout" svg:width="0.153cm" svg:height="0.153cm" svg:x="2.288cm" svg:y="2.164cm" svg:viewBox="0 0 154 154" draw:points="123,0 0,0 154,154 154,109">
          <text:p/>
        </draw:polygon>
        <draw:polygon draw:style-name="gr16" draw:text-style-name="P7" draw:layer="layout" svg:width="0.153cm" svg:height="0.153cm" svg:x="2.747cm" svg:y="3.539cm" svg:viewBox="0 0 154 154" draw:points="132,0 0,0 154,154 154,54">
          <text:p/>
        </draw:polygon>
        <draw:polygon draw:style-name="gr16" draw:text-style-name="P7" draw:layer="layout" svg:width="0.081cm" svg:height="0.153cm" svg:x="3.97cm" svg:y="5.527cm" svg:viewBox="0 0 82 154" draw:points="25,0 0,0 0,154 82,72">
          <text:p/>
        </draw:polygon>
        <draw:polygon draw:style-name="gr16" draw:text-style-name="P7" draw:layer="layout" svg:width="0.153cm" svg:height="0.153cm" svg:x="4.123cm" svg:y="5.832cm" svg:viewBox="0 0 154 154" draw:points="126,0 0,0 154,154 154,34">
          <text:p/>
        </draw:polygon>
        <draw:polygon draw:style-name="gr16" draw:text-style-name="P7" draw:layer="layout" svg:width="0.108cm" svg:height="0.305cm" svg:x="2.792cm" svg:y="4.61cm" svg:viewBox="0 0 109 306" draw:points="80,277 109,306 109,0 0,107">
          <text:p/>
        </draw:polygon>
        <draw:polygon draw:style-name="gr16" draw:text-style-name="P7" draw:layer="layout" svg:width="0.063cm" svg:height="0.153cm" svg:x="2.99cm" svg:y="5.068cm" svg:viewBox="0 0 64 154" draw:points="49,154 64,154 64,0 0,63">
          <text:p/>
        </draw:polygon>
        <draw:polygon draw:style-name="gr16" draw:text-style-name="P7" draw:layer="layout" svg:width="0.153cm" svg:height="0.109cm" svg:x="3.053cm" svg:y="5.221cm" svg:viewBox="0 0 154 110" draw:points="44,110 154,0 0,0 0,28">
          <text:p/>
        </draw:polygon>
        <draw:polygon draw:style-name="gr16" draw:text-style-name="P7" draw:layer="layout" svg:width="0.145cm" svg:height="0.153cm" svg:x="3.978cm" svg:y="6.444cm" svg:viewBox="0 0 146 154" draw:points="8,154 146,154 146,0 0,145">
          <text:p/>
        </draw:polygon>
        <draw:polygon draw:style-name="gr16" draw:text-style-name="P7" draw:layer="layout" svg:width="0.153cm" svg:height="0.153cm" svg:x="3.053cm" svg:y="4.151cm" svg:viewBox="0 0 154 154" draw:points="99,0 0,0 154,154 154,113">
          <text:p/>
        </draw:polygon>
        <draw:polygon draw:style-name="gr16" draw:text-style-name="P7" draw:layer="layout" svg:width="0.103cm" svg:height="0.153cm" svg:x="5.701cm" svg:y="7.82cm" svg:viewBox="0 0 104 154" draw:points="98,154 104,154 104,0 0,104">
          <text:p/>
        </draw:polygon>
        <draw:polygon draw:style-name="gr16" draw:text-style-name="P7" draw:layer="layout" svg:width="0.14cm" svg:height="0.153cm" svg:x="8.25cm" svg:y="7.973cm" svg:viewBox="0 0 141 154" draw:points="60,0 0,0 0,154 141,14">
          <text:p/>
        </draw:polygon>
        <draw:polygon draw:style-name="gr16" draw:text-style-name="P7" draw:layer="layout" svg:width="0.153cm" svg:height="0.204cm" svg:x="7.333cm" svg:y="7.769cm" svg:viewBox="0 0 154 205" draw:points="52,0 0,52 154,205 154,28">
          <text:p/>
        </draw:polygon>
        <draw:polygon draw:style-name="gr16" draw:text-style-name="P7" draw:layer="layout" svg:width="0.151cm" svg:height="0.153cm" svg:x="4.278cm" svg:y="6.75cm" svg:viewBox="0 0 152 154" draw:points="2,154 152,154 152,0 0,151">
          <text:p/>
        </draw:polygon>
        <draw:polygon draw:style-name="gr16" draw:text-style-name="P7" draw:layer="layout" svg:width="0.152cm" svg:height="0.153cm" svg:x="1.83cm" svg:y="1.399cm" svg:viewBox="0 0 153 154" draw:points="22,154 153,154 0,0 0,38">
          <text:p/>
        </draw:polygon>
        <draw:polygon draw:style-name="gr16" draw:text-style-name="P7" draw:layer="layout" svg:width="0.063cm" svg:height="0.038cm" svg:x="1.69cm" svg:y="0.597cm" svg:viewBox="0 0 64 39" draw:points="3,39 64,39 26,0 0,24">
          <text:p/>
        </draw:polygon>
        <draw:polygon draw:style-name="gr16" draw:text-style-name="P7" draw:layer="layout" svg:width="0.065cm" svg:height="0.153cm" svg:x="3.053cm" svg:y="3.998cm" svg:viewBox="0 0 66 154" draw:points="25,0 0,0 0,154 66,88">
          <text:p/>
        </draw:polygon>
        <draw:polygon draw:style-name="gr16" draw:text-style-name="P7" draw:layer="layout" svg:width="0.077cm" svg:height="0.009cm" svg:x="9.32cm" svg:y="8.814cm" svg:viewBox="0 0 78 10" draw:points="69,10 78,0 0,0 7,7">
          <text:p/>
        </draw:polygon>
        <draw:polygon draw:style-name="gr16" draw:text-style-name="P7" draw:layer="layout" svg:width="0.152cm" svg:height="0.151cm" svg:x="3.206cm" svg:y="5.374cm" svg:viewBox="0 0 153 152" draw:points="2,152 153,0 0,0 0,148">
          <text:p/>
        </draw:polygon>
        <draw:polygon draw:style-name="gr16" draw:text-style-name="P7" draw:layer="layout" svg:width="0.153cm" svg:height="0.193cm" svg:x="8.556cm" svg:y="8.584cm" svg:viewBox="0 0 154 194" draw:points="154,194 154,0 0,154 26,180">
          <text:p/>
        </draw:polygon>
        <draw:polygon draw:style-name="gr16" draw:text-style-name="P7" draw:layer="layout" svg:width="0.109cm" svg:height="0.153cm" svg:x="3.097cm" svg:y="5.221cm" svg:viewBox="0 0 110 154" draw:points="25,154 110,154 110,0 0,110">
          <text:p/>
        </draw:polygon>
        <draw:polygon draw:style-name="gr16" draw:text-style-name="P7" draw:layer="layout" svg:width="0.153cm" svg:height="0.02cm" svg:x="8.403cm" svg:y="8.737cm" svg:viewBox="0 0 154 21" draw:points="134,21 154,0 0,0 0,4">
          <text:p/>
        </draw:polygon>
        <draw:polygon draw:style-name="gr16" draw:text-style-name="P7" draw:layer="layout" svg:width="0.153cm" svg:height="0.145cm" svg:x="2.288cm" svg:y="3.234cm" svg:viewBox="0 0 154 146" draw:points="8,146 154,0 0,0 0,122">
          <text:p/>
        </draw:polygon>
        <draw:polygon draw:style-name="gr16" draw:text-style-name="P7" draw:layer="layout" svg:width="0.145cm" svg:height="0.153cm" svg:x="7.494cm" svg:y="8.431cm" svg:viewBox="0 0 146 154" draw:points="36,154 146,154 146,0 0,146">
          <text:p/>
        </draw:polygon>
        <draw:polygon draw:style-name="gr16" draw:text-style-name="P7" draw:layer="layout" svg:width="0.113cm" svg:height="0.153cm" svg:x="5.193cm" svg:y="6.75cm" svg:viewBox="0 0 114 154" draw:points="59,0 0,0 0,154 114,41">
          <text:p/>
        </draw:polygon>
        <draw:polygon draw:style-name="gr16" draw:text-style-name="P7" draw:layer="layout" svg:width="0.153cm" svg:height="0.15cm" svg:x="4.276cm" svg:y="6.75cm" svg:viewBox="0 0 154 151" draw:points="2,151 154,0 0,0 0,149">
          <text:p/>
        </draw:polygon>
        <draw:polygon draw:style-name="gr16" draw:text-style-name="P7" draw:layer="layout" svg:width="0.305cm" svg:height="0.082cm" svg:x="7.792cm" svg:y="7.891cm" svg:viewBox="0 0 306 83" draw:points="82,0 0,83 306,83 260,37">
          <text:p/>
        </draw:polygon>
        <draw:polygon draw:style-name="gr16" draw:text-style-name="P7" draw:layer="layout" svg:width="0.122cm" svg:height="0.306cm" svg:x="2.9cm" svg:y="3.692cm" svg:viewBox="0 0 123 307" draw:points="75,76 0,0 0,307 123,185">
          <text:p/>
        </draw:polygon>
        <draw:polygon draw:style-name="gr16" draw:text-style-name="P7" draw:layer="layout" svg:width="0.153cm" svg:height="0.031cm" svg:x="8.097cm" svg:y="7.942cm" svg:viewBox="0 0 154 32" draw:points="31,0 0,32 154,32 154,21">
          <text:p/>
        </draw:polygon>
        <draw:polygon draw:style-name="gr16" draw:text-style-name="P7" draw:layer="layout" svg:width="0.095cm" svg:height="0.153cm" svg:x="3.569cm" svg:y="5.985cm" svg:viewBox="0 0 96 154" draw:points="44,154 96,154 96,0 0,96">
          <text:p/>
        </draw:polygon>
        <draw:polygon draw:style-name="gr16" draw:text-style-name="P7" draw:layer="layout" svg:width="0.137cm" svg:height="0.153cm" svg:x="8.266cm" svg:y="8.584cm" svg:viewBox="0 0 138 154" draw:points="110,154 138,154 138,0 0,139">
          <text:p/>
        </draw:polygon>
        <draw:polygon draw:style-name="gr16" draw:text-style-name="P7" draw:layer="layout" svg:width="0.152cm" svg:height="0.071cm" svg:x="9.015cm" svg:y="8.737cm" svg:viewBox="0 0 153 72" draw:points="82,72 153,0 0,0 71,72">
          <text:p/>
        </draw:polygon>
        <draw:polygon draw:style-name="gr16" draw:text-style-name="P7" draw:layer="layout" svg:width="0.153cm" svg:height="0.153cm" svg:x="1.982cm" svg:y="0.941cm" svg:viewBox="0 0 154 154" draw:points="128,0 0,0 154,154 154,126">
          <text:p/>
        </draw:polygon>
        <draw:polygon draw:style-name="gr16" draw:text-style-name="P7" draw:layer="layout" svg:width="0.153cm" svg:height="0.09cm" svg:x="5.04cm" svg:y="6.66cm" svg:viewBox="0 0 154 91" draw:points="91,0 0,91 154,91 154,47">
          <text:p/>
        </draw:polygon>
        <draw:polygon draw:style-name="gr16" draw:text-style-name="P7" draw:layer="layout" svg:width="0.151cm" svg:height="0.153cm" svg:x="4.125cm" svg:y="6.597cm" svg:viewBox="0 0 152 154" draw:points="3,154 152,154 152,0 0,151">
          <text:p/>
        </draw:polygon>
        <draw:polygon draw:style-name="gr16" draw:text-style-name="P7" draw:layer="layout" svg:width="0.153cm" svg:height="0.153cm" svg:x="4.734cm" svg:y="6.444cm" svg:viewBox="0 0 154 154" draw:points="131,0 0,0 154,154 154,21">
          <text:p/>
        </draw:polygon>
        <draw:polygon draw:style-name="gr16" draw:text-style-name="P7" draw:layer="layout" svg:width="0.068cm" svg:height="0.153cm" svg:x="2.526cm" svg:y="3.998cm" svg:viewBox="0 0 69 154" draw:points="33,154 69,154 69,0 0,69">
          <text:p/>
        </draw:polygon>
        <draw:polygon draw:style-name="gr16" draw:text-style-name="P7" draw:layer="layout" svg:width="0.153cm" svg:height="0.047cm" svg:x="7.639cm" svg:y="8.584cm" svg:viewBox="0 0 154 48" draw:points="107,48 154,0 0,0 0,25">
          <text:p/>
        </draw:polygon>
        <draw:polygon draw:style-name="gr16" draw:text-style-name="P7" draw:layer="layout" svg:width="0.153cm" svg:height="0.138cm" svg:x="8.403cm" svg:y="7.988cm" svg:viewBox="0 0 154 139" draw:points="0,0 0,139 154,139 18,2">
          <text:p/>
        </draw:polygon>
        <draw:polygon draw:style-name="gr16" draw:text-style-name="P7" draw:layer="layout" svg:width="0.153cm" svg:height="0.046cm" svg:x="6.874cm" svg:y="7.621cm" svg:viewBox="0 0 154 47" draw:points="47,0 0,47 154,47 154,37">
          <text:p/>
        </draw:polygon>
        <draw:polygon draw:style-name="gr16" draw:text-style-name="P7" draw:layer="layout" svg:width="0.152cm" svg:height="0.153cm" svg:x="4.429cm" svg:y="6.138cm" svg:viewBox="0 0 153 154" draw:points="107,0 0,0 153,154 153,48">
          <text:p/>
        </draw:polygon>
        <draw:polygon draw:style-name="gr16" draw:text-style-name="P7" draw:layer="layout" svg:width="0.153cm" svg:height="0.153cm" svg:x="2.135cm" svg:y="1.705cm" svg:viewBox="0 0 154 154" draw:points="153,0 0,0 154,154 154,6">
          <text:p/>
        </draw:polygon>
        <draw:polygon draw:style-name="gr16" draw:text-style-name="P7" draw:layer="layout" svg:width="0.153cm" svg:height="0.107cm" svg:x="2.747cm" svg:y="4.61cm" svg:viewBox="0 0 154 108" draw:points="45,108 154,0 0,0 0,6">
          <text:p/>
        </draw:polygon>
        <draw:polygon draw:style-name="gr16" draw:text-style-name="P7" draw:layer="layout" svg:width="0.153cm" svg:height="0.298cm" svg:x="7.486cm" svg:y="8.278cm" svg:viewBox="0 0 154 299" draw:points="8,299 154,153 0,0 0,297">
          <text:p/>
        </draw:polygon>
        <draw:polygon draw:style-name="gr16" draw:text-style-name="P7" draw:layer="layout" svg:width="0.153cm" svg:height="0.136cm" svg:x="2.594cm" svg:y="4.151cm" svg:viewBox="0 0 154 137" draw:points="17,137 154,0 0,0 0,94">
          <text:p/>
        </draw:polygon>
        <draw:polygon draw:style-name="gr16" draw:text-style-name="P7" draw:layer="layout" svg:width="0.153cm" svg:height="0.066cm" svg:x="7.027cm" svg:y="8.431cm" svg:viewBox="0 0 154 67" draw:points="154,67 154,0 0,0 31,31">
          <text:p/>
        </draw:polygon>
        <draw:polygon draw:style-name="gr16" draw:text-style-name="P7" draw:layer="layout" svg:width="0.153cm" svg:height="0.061cm" svg:x="8.862cm" svg:y="8.737cm" svg:viewBox="0 0 154 62" draw:points="92,62 154,0 0,0 59,60">
          <text:p/>
        </draw:polygon>
        <draw:polygon draw:style-name="gr16" draw:text-style-name="P7" draw:layer="layout" svg:width="0.129cm" svg:height="0.306cm" svg:x="2.159cm" svg:y="2.775cm" svg:viewBox="0 0 130 307" draw:points="20,197 130,307 130,0 0,130">
          <text:p/>
        </draw:polygon>
        <draw:polygon draw:style-name="gr16" draw:text-style-name="P7" draw:layer="layout" svg:width="0.153cm" svg:height="0.256cm" svg:x="5.651cm" svg:y="7.667cm" svg:viewBox="0 0 154 257" draw:points="51,257 154,154 0,0 0,231">
          <text:p/>
        </draw:polygon>
        <draw:polygon draw:style-name="gr16" draw:text-style-name="P7" draw:layer="layout" svg:width="0.153cm" svg:height="0.17cm" svg:x="6.874cm" svg:y="8.278cm" svg:viewBox="0 0 154 171" draw:points="137,171 154,154 0,0 0,130">
          <text:p/>
        </draw:polygon>
        <draw:polygon draw:style-name="gr16" draw:text-style-name="P7" draw:layer="layout" svg:width="0.153cm" svg:height="0.202cm" svg:x="8.709cm" svg:y="8.584cm" svg:viewBox="0 0 154 203" draw:points="104,203 154,154 0,0 0,194">
          <text:p/>
        </draw:polygon>
        <draw:polygon draw:style-name="gr16" draw:text-style-name="P7" draw:layer="layout" svg:width="0.088cm" svg:height="0.153cm" svg:x="1.742cm" svg:y="0.941cm" svg:viewBox="0 0 89 154" draw:points="14,80 89,154 89,0 0,0">
          <text:p/>
        </draw:polygon>
        <draw:polygon draw:style-name="gr16" draw:text-style-name="P7" draw:layer="layout" svg:width="0.076cm" svg:height="0.152cm" svg:x="3.358cm" svg:y="4.61cm" svg:viewBox="0 0 77 153" draw:points="32,0 0,0 0,153 77,78">
          <text:p/>
        </draw:polygon>
        <draw:polygon draw:style-name="gr16" draw:text-style-name="P7" draw:layer="layout" svg:width="0.121cm" svg:height="0.153cm" svg:x="2.135cm" svg:y="1.552cm" svg:viewBox="0 0 122 154" draw:points="115,0 0,0 0,154 122,32">
          <text:p/>
        </draw:polygon>
        <draw:polygon draw:style-name="gr16" draw:text-style-name="P7" draw:layer="layout" svg:width="0.153cm" svg:height="0.2cm" svg:x="9.32cm" svg:y="8.078cm" svg:viewBox="0 0 154 201" draw:points="0,0 0,201 154,49 110,4">
          <text:p/>
        </draw:polygon>
        <draw:polygon draw:style-name="gr16" draw:text-style-name="P7" draw:layer="layout" svg:width="0.153cm" svg:height="0.25cm" svg:x="8.709cm" svg:y="8.028cm" svg:viewBox="0 0 154 251" draw:points="0,0 0,251 154,99 63,7">
          <text:p/>
        </draw:polygon>
        <draw:polygon draw:style-name="gr16" draw:text-style-name="P7" draw:layer="layout" svg:width="0.153cm" svg:height="0.256cm" svg:x="8.556cm" svg:y="8.022cm" svg:viewBox="0 0 154 257" draw:points="104,0 0,105 154,257 154,6">
          <text:p/>
        </draw:polygon>
        <draw:polygon draw:style-name="gr16" draw:text-style-name="P7" draw:layer="layout" svg:width="0.153cm" svg:height="0.069cm" svg:x="5.04cm" svg:y="7.514cm" svg:viewBox="0 0 154 70" draw:points="85,70 154,0 0,0 0,11">
          <text:p/>
        </draw:polygon>
        <draw:polygon draw:style-name="gr16" draw:text-style-name="P7" draw:layer="layout" svg:width="0.152cm" svg:height="0.119cm" svg:x="3.206cm" svg:y="4.491cm" svg:viewBox="0 0 153 120" draw:points="119,0 0,120 153,120 153,63">
          <text:p/>
        </draw:polygon>
        <draw:polygon draw:style-name="gr16" draw:text-style-name="P7" draw:layer="layout" svg:width="0.153cm" svg:height="0.152cm" svg:x="3.97cm" svg:y="5.68cm" svg:viewBox="0 0 154 153" draw:points="148,0 0,0 154,153 154,6">
          <text:p/>
        </draw:polygon>
        <draw:polygon draw:style-name="gr16" draw:text-style-name="P7" draw:layer="layout" svg:width="0.153cm" svg:height="0.129cm" svg:x="2.135cm" svg:y="2.775cm" svg:viewBox="0 0 154 130" draw:points="24,130 154,0 0,0 0,38">
          <text:p/>
        </draw:polygon>
        <draw:polygon draw:style-name="gr16" draw:text-style-name="P7" draw:layer="layout" svg:width="0.153cm" svg:height="0.122cm" svg:x="2.9cm" svg:y="3.876cm" svg:viewBox="0 0 154 123" draw:points="123,0 0,123 154,123 154,68">
          <text:p/>
        </draw:polygon>
        <draw:polygon draw:style-name="gr16" draw:text-style-name="P7" draw:layer="layout" svg:width="0.039cm" svg:height="0.153cm" svg:x="2.096cm" svg:y="2.622cm" svg:viewBox="0 0 40 154" draw:points="31,154 40,154 40,0 0,40">
          <text:p/>
        </draw:polygon>
        <draw:polygon draw:style-name="gr16" draw:text-style-name="P7" draw:layer="layout" svg:width="0.093cm" svg:height="0.152cm" svg:x="2.747cm" svg:y="3.387cm" svg:viewBox="0 0 94 153" draw:points="71,0 0,0 0,153 94,60">
          <text:p/>
        </draw:polygon>
        <draw:polygon draw:style-name="gr16" draw:text-style-name="P7" draw:layer="layout" svg:width="0.143cm" svg:height="0.152cm" svg:x="2.298cm" svg:y="3.387cm" svg:viewBox="0 0 144 153" draw:points="5,14 144,153 144,0 0,0">
          <text:p/>
        </draw:polygon>
        <draw:polygon draw:style-name="gr16" draw:text-style-name="P7" draw:layer="layout" svg:width="0.153cm" svg:height="0.133cm" svg:x="3.817cm" svg:y="6.291cm" svg:viewBox="0 0 154 134" draw:points="20,134 154,0 0,0 0,110">
          <text:p/>
        </draw:polygon>
        <draw:polygon draw:style-name="gr16" draw:text-style-name="P7" draw:layer="layout" svg:width="0.153cm" svg:height="0.112cm" svg:x="7.18cm" svg:y="7.708cm" svg:viewBox="0 0 154 113" draw:points="0,0 0,113 154,113 60,18">
          <text:p/>
        </draw:polygon>
        <draw:polygon draw:style-name="gr16" draw:text-style-name="P7" draw:layer="layout" svg:width="0.072cm" svg:height="0.153cm" svg:x="2.369cm" svg:y="3.539cm" svg:viewBox="0 0 73 154" draw:points="27,154 73,154 73,0 0,74">
          <text:p/>
        </draw:polygon>
        <draw:polygon draw:style-name="gr16" draw:text-style-name="P7" draw:layer="layout" svg:width="0.214cm" svg:height="0.152cm" svg:x="2.288cm" svg:y="2.317cm" svg:viewBox="0 0 215 153" draw:points="173,19 153,0 0,153 215,153">
          <text:p/>
        </draw:polygon>
        <draw:polygon draw:style-name="gr16" draw:text-style-name="P7" draw:layer="layout" svg:width="0.145cm" svg:height="0.152cm" svg:x="4.436cm" svg:y="6.903cm" svg:viewBox="0 0 146 153" draw:points="8,153 146,153 146,0 0,146">
          <text:p/>
        </draw:polygon>
        <draw:polygon draw:style-name="gr16" draw:text-style-name="P7" draw:layer="layout" svg:width="0.238cm" svg:height="0.153cm" svg:x="2.05cm" svg:y="2.469cm" svg:viewBox="0 0 239 154" draw:points="22,91 85,154 239,0 0,0">
          <text:p/>
        </draw:polygon>
        <draw:polygon draw:style-name="gr16" draw:text-style-name="P7" draw:layer="layout" svg:width="0.153cm" svg:height="0.144cm" svg:x="3.97cm" svg:y="6.444cm" svg:viewBox="0 0 154 145" draw:points="8,145 154,0 0,0 0,136">
          <text:p/>
        </draw:polygon>
        <draw:polygon draw:style-name="gr16" draw:text-style-name="P7" draw:layer="layout" svg:width="0.114cm" svg:height="0.153cm" svg:x="2.135cm" svg:y="1.399cm" svg:viewBox="0 0 115 154" draw:points="103,103 0,0 0,154 115,154">
          <text:p/>
        </draw:polygon>
        <draw:polygon draw:style-name="gr16" draw:text-style-name="P7" draw:layer="layout" svg:width="0.133cm" svg:height="0.153cm" svg:x="3.837cm" svg:y="6.291cm" svg:viewBox="0 0 134 154" draw:points="17,154 134,154 134,0 0,134">
          <text:p/>
        </draw:polygon>
        <draw:polygon draw:style-name="gr16" draw:text-style-name="P7" draw:layer="layout" svg:width="0.153cm" svg:height="0.135cm" svg:x="4.581cm" svg:y="7.055cm" svg:viewBox="0 0 154 136" draw:points="18,136 154,0 0,0 0,121">
          <text:p/>
        </draw:polygon>
        <draw:polygon draw:style-name="gr16" draw:text-style-name="P7" draw:layer="layout" svg:width="0.122cm" svg:height="0.153cm" svg:x="7.027cm" svg:y="7.667cm" svg:viewBox="0 0 123 154" draw:points="27,0 0,0 0,154 123,32">
          <text:p/>
        </draw:polygon>
        <draw:polygon draw:style-name="gr16" draw:text-style-name="P7" draw:layer="layout" svg:width="0.152cm" svg:height="0.068cm" svg:x="9.015cm" svg:y="8.058cm" svg:viewBox="0 0 153 69" draw:points="0,0 0,69 153,69 93,7">
          <text:p/>
        </draw:polygon>
        <draw:polygon draw:style-name="gr16" draw:text-style-name="P7" draw:layer="layout" svg:width="0.153cm" svg:height="0.153cm" svg:x="5.193cm" svg:y="7.514cm" svg:viewBox="0 0 154 154" draw:points="63,154 154,154 0,0 0,114">
          <text:p/>
        </draw:polygon>
        <draw:polygon draw:style-name="gr16" draw:text-style-name="P7" draw:layer="layout" svg:width="0.153cm" svg:height="0.153cm" svg:x="6.263cm" svg:y="7.361cm" svg:viewBox="0 0 154 154" draw:points="25,0 0,0 154,154 154,60">
          <text:p/>
        </draw:polygon>
        <draw:polygon draw:style-name="gr16" draw:text-style-name="P7" draw:layer="layout" svg:width="0.126cm" svg:height="0.153cm" svg:x="3.664cm" svg:y="5.221cm" svg:viewBox="0 0 127 154" draw:points="108,0 0,0 0,154 127,28">
          <text:p/>
        </draw:polygon>
        <draw:polygon draw:style-name="gr16" draw:text-style-name="P7" draw:layer="layout" svg:width="0.071cm" svg:height="0.153cm" svg:x="2.747cm" svg:y="3.234cm" svg:viewBox="0 0 72 154" draw:points="21,20 0,0 0,154 72,154">
          <text:p/>
        </draw:polygon>
        <draw:polygon draw:style-name="gr16" draw:text-style-name="P7" draw:layer="layout" svg:width="0.149cm" svg:height="0.153cm" svg:x="6.114cm" svg:y="7.973cm" svg:viewBox="0 0 150 154" draw:points="10,154 150,154 150,0 0,150">
          <text:p/>
        </draw:polygon>
        <draw:polygon draw:style-name="gr16" draw:text-style-name="P7" draw:layer="layout" svg:width="0.067cm" svg:height="0.153cm" svg:x="3.444cm" svg:y="5.832cm" svg:viewBox="0 0 68 154" draw:points="60,154 68,154 68,0 0,69">
          <text:p/>
        </draw:polygon>
        <draw:polygon draw:style-name="gr16" draw:text-style-name="P7" draw:layer="layout" svg:width="0.095cm" svg:height="0.306cm" svg:x="2.288cm" svg:y="1.858cm" svg:viewBox="0 0 96 307" draw:points="54,53 0,0 0,307 96,212">
          <text:p/>
        </draw:polygon>
        <draw:polygon draw:style-name="gr16" draw:text-style-name="P7" draw:layer="layout" svg:width="0.153cm" svg:height="0.149cm" svg:x="2.441cm" svg:y="3.692cm" svg:viewBox="0 0 154 150" draw:points="5,150 154,0 0,0 0,137">
          <text:p/>
        </draw:polygon>
        <draw:polygon draw:style-name="gr16" draw:text-style-name="P7" draw:layer="layout" svg:width="0.205cm" svg:height="0.152cm" svg:x="1.777cm" svg:y="1.094cm" svg:viewBox="0 0 206 153" draw:points="20,153 206,153 53,0 0,53">
          <text:p/>
        </draw:polygon>
        <draw:polygon draw:style-name="gr16" draw:text-style-name="P7" draw:layer="layout" svg:width="0.145cm" svg:height="0.153cm" svg:x="2.296cm" svg:y="3.234cm" svg:viewBox="0 0 146 154" draw:points="2,154 146,154 146,0 0,146">
          <text:p/>
        </draw:polygon>
        <draw:polygon draw:style-name="gr16" draw:text-style-name="P7" draw:layer="layout" svg:width="0.042cm" svg:height="0.038cm" svg:x="1.711cm" svg:y="0.75cm" svg:viewBox="0 0 43 39" draw:points="6,39 43,39 4,0 0,3">
          <text:p/>
        </draw:polygon>
        <draw:polygon draw:style-name="gr16" draw:text-style-name="P7" draw:layer="layout" svg:width="0.215cm" svg:height="0.153cm" svg:x="1.982cm" svg:y="1.246cm" svg:viewBox="0 0 216 154" draw:points="197,0 0,0 154,154 216,93">
          <text:p/>
        </draw:polygon>
        <draw:polygon draw:style-name="gr16" draw:text-style-name="P7" draw:layer="layout" svg:width="0.097cm" svg:height="0.077cm" svg:x="1.733cm" svg:y="0.864cm" svg:viewBox="0 0 98 78" draw:points="9,78 98,78 20,0 0,22">
          <text:p/>
        </draw:polygon>
        <draw:polygon draw:style-name="gr16" draw:text-style-name="P7" draw:layer="layout" svg:width="0.08cm" svg:height="0.306cm" svg:x="2.594cm" svg:y="2.775cm" svg:viewBox="0 0 81 307" draw:points="7,6 0,0 0,307 81,226">
          <text:p/>
        </draw:polygon>
        <draw:polygon draw:style-name="gr16" draw:text-style-name="P7" draw:layer="layout" svg:width="0.162cm" svg:height="0.153cm" svg:x="2.594cm" svg:y="3.081cm" svg:viewBox="0 0 163 154" draw:points="112,0 0,0 154,154 163,145">
          <text:p/>
        </draw:polygon>
        <draw:polygon draw:style-name="gr16" draw:text-style-name="P7" draw:layer="layout" svg:width="0.153cm" svg:height="0.152cm" svg:x="6.416cm" svg:y="8.126cm" svg:viewBox="0 0 154 153" draw:points="87,153 154,153 0,0 0,121">
          <text:p/>
        </draw:polygon>
        <draw:polygon draw:style-name="gr16" draw:text-style-name="P7" draw:layer="layout" svg:width="0.048cm" svg:height="0.039cm" svg:x="1.705cm" svg:y="0.711cm" svg:viewBox="0 0 49 40" draw:points="5,34 10,40 49,0 0,0">
          <text:p/>
        </draw:polygon>
        <draw:polygon draw:style-name="gr19" draw:text-style-name="P8" draw:layer="layout" svg:width="0.023cm" svg:height="0.02cm" svg:x="4.864cm" svg:y="6.444cm" svg:viewBox="0 0 24 21" draw:points="24,21 24,0 0,0">
          <text:p/>
        </draw:polygon>
        <draw:polygon draw:style-name="gr19" draw:text-style-name="P8" draw:layer="layout" svg:width="0.031cm" svg:height="0.108cm" svg:x="2.41cm" svg:y="2.164cm" svg:viewBox="0 0 32 109" draw:points="32,109 32,0 0,0">
          <text:p/>
        </draw:polygon>
        <draw:polygon draw:style-name="gr19" draw:text-style-name="P8" draw:layer="layout" svg:width="0cm" svg:height="0cm" svg:x="8.25cm" svg:y="7.207cm" svg:viewBox="0 0 1 1" draw:points="0,0 0,1 1,0">
          <text:p/>
        </draw:polygon>
        <draw:polygon draw:style-name="gr19" draw:text-style-name="P8" draw:layer="layout" svg:width="0.153cm" svg:height="0.153cm" svg:x="2.441cm" svg:y="2.011cm" svg:viewBox="0 0 154 154" draw:points="0,0 0,154 154,154">
          <text:p/>
        </draw:polygon>
        <draw:polygon draw:style-name="gr19" draw:text-style-name="P8" draw:layer="layout" svg:width="0.153cm" svg:height="0.153cm" svg:x="2.747cm" svg:y="2.775cm" svg:viewBox="0 0 154 154" draw:points="0,0 0,154 154,0">
          <text:p/>
        </draw:polygon>
        <draw:polygon draw:style-name="gr19" draw:text-style-name="P8" draw:layer="layout" svg:width="0.109cm" svg:height="0.126cm" svg:x="8.403cm" svg:y="7.235cm" svg:viewBox="0 0 110 127" draw:points="0,0 0,127 110,18">
          <text:p/>
        </draw:polygon>
        <draw:polygon draw:style-name="gr19" draw:text-style-name="P8" draw:layer="layout" svg:width="0.153cm" svg:height="0.306cm" svg:x="2.747cm" svg:y="2.775cm" svg:viewBox="0 0 154 307" draw:points="0,154 154,307 154,0">
          <text:p/>
        </draw:polygon>
        <draw:polygon draw:style-name="gr19" draw:text-style-name="P8" draw:layer="layout" svg:width="0.306cm" svg:height="0.152cm" svg:x="6.874cm" svg:y="6.903cm" svg:viewBox="0 0 307 153" draw:points="153,0 0,153 307,153">
          <text:p/>
        </draw:polygon>
        <draw:polygon draw:style-name="gr19" draw:text-style-name="P8" draw:layer="layout" svg:width="0.153cm" svg:height="0.305cm" svg:x="3.664cm" svg:y="4.61cm" svg:viewBox="0 0 154 306" draw:points="154,0 0,153 154,306">
          <text:p/>
        </draw:polygon>
        <draw:polygon draw:style-name="gr19" draw:text-style-name="P8" draw:layer="layout" svg:width="0.305cm" svg:height="0.153cm" svg:x="5.346cm" svg:y="6.291cm" svg:viewBox="0 0 306 154" draw:points="306,154 153,0 0,154">
          <text:p/>
        </draw:polygon>
        <draw:polygon draw:style-name="gr19" draw:text-style-name="P8" draw:layer="layout" svg:width="0.305cm" svg:height="0.306cm" svg:x="5.346cm" svg:y="6.444cm" svg:viewBox="0 0 306 307" draw:points="306,307 306,0 0,0">
          <text:p/>
        </draw:polygon>
        <draw:polygon draw:style-name="gr19" draw:text-style-name="P8" draw:layer="layout" svg:width="0.306cm" svg:height="0.306cm" svg:x="2.9cm" svg:y="3.081cm" svg:viewBox="0 0 307 307" draw:points="307,0 0,0 0,307">
          <text:p/>
        </draw:polygon>
        <draw:polygon draw:style-name="gr19" draw:text-style-name="P8" draw:layer="layout" svg:width="0.153cm" svg:height="0.152cm" svg:x="3.511cm" svg:y="4.61cm" svg:viewBox="0 0 154 153" draw:points="0,153 154,153 0,0">
          <text:p/>
        </draw:polygon>
        <draw:polygon draw:style-name="gr19" draw:text-style-name="P8" draw:layer="layout" svg:width="0.086cm" svg:height="0.051cm" svg:x="3.817cm" svg:y="4.253cm" svg:viewBox="0 0 87 52" draw:points="52,0 0,52 87,52">
          <text:p/>
        </draw:polygon>
        <draw:polygon draw:style-name="gr19" draw:text-style-name="P8" draw:layer="layout" svg:width="0.305cm" svg:height="0.152cm" svg:x="6.569cm" svg:y="6.903cm" svg:viewBox="0 0 306 153" draw:points="306,153 153,0 0,153">
          <text:p/>
        </draw:polygon>
        <draw:polygon draw:style-name="gr19" draw:text-style-name="P8" draw:layer="layout" svg:width="0.152cm" svg:height="0.306cm" svg:x="6.722cm" svg:y="7.055cm" svg:viewBox="0 0 153 307" draw:points="153,0 0,154 153,307">
          <text:p/>
        </draw:polygon>
        <draw:polygon draw:style-name="gr19" draw:text-style-name="P8" draw:layer="layout" svg:width="0.055cm" svg:height="0.082cm" svg:x="6.569cm" svg:y="6.668cm" svg:viewBox="0 0 56 83" draw:points="0,0 0,83 56,27">
          <text:p/>
        </draw:polygon>
        <draw:polygon draw:style-name="gr19" draw:text-style-name="P8" draw:layer="layout" svg:width="0.306cm" svg:height="0.305cm" svg:x="5.957cm" svg:y="6.75cm" svg:viewBox="0 0 307 306" draw:points="307,306 307,0 0,306">
          <text:p/>
        </draw:polygon>
        <draw:polygon draw:style-name="gr19" draw:text-style-name="P8" draw:layer="layout" svg:width="0.153cm" svg:height="0.305cm" svg:x="6.416cm" svg:y="6.75cm" svg:viewBox="0 0 154 306" draw:points="154,0 0,154 154,306">
          <text:p/>
        </draw:polygon>
        <draw:polygon draw:style-name="gr19" draw:text-style-name="P8" draw:layer="layout" svg:width="0.306cm" svg:height="0.306cm" svg:x="2.9cm" svg:y="3.081cm" svg:viewBox="0 0 307 307" draw:points="307,307 307,0 0,307">
          <text:p/>
        </draw:polygon>
        <draw:polygon draw:style-name="gr19" draw:text-style-name="P8" draw:layer="layout" svg:width="0.153cm" svg:height="0.305cm" svg:x="6.263cm" svg:y="6.75cm" svg:viewBox="0 0 154 306" draw:points="0,306 154,154 0,0">
          <text:p/>
        </draw:polygon>
        <draw:polygon draw:style-name="gr19" draw:text-style-name="P8" draw:layer="layout" svg:width="0.153cm" svg:height="0.153cm" svg:x="4.734cm" svg:y="6.138cm" svg:viewBox="0 0 154 154" draw:points="0,154 154,154 0,0">
          <text:p/>
        </draw:polygon>
        <draw:polygon draw:style-name="gr19" draw:text-style-name="P8" draw:layer="layout" svg:width="0.153cm" svg:height="0.306cm" svg:x="2.441cm" svg:y="1.858cm" svg:viewBox="0 0 154 307" draw:points="0,154 154,307 154,0">
          <text:p/>
        </draw:polygon>
        <draw:polygon draw:style-name="gr19" draw:text-style-name="P8" draw:layer="layout" svg:width="0.044cm" svg:height="0.047cm" svg:x="9.015cm" svg:y="7.314cm" svg:viewBox="0 0 45 48" draw:points="0,0 0,48 45,3">
          <text:p/>
        </draw:polygon>
        <draw:polygon draw:style-name="gr19" draw:text-style-name="P8" draw:layer="layout" svg:width="0.305cm" svg:height="0.153cm" svg:x="6.569cm" svg:y="7.361cm" svg:viewBox="0 0 306 154" draw:points="0,0 153,154 306,0">
          <text:p/>
        </draw:polygon>
        <draw:polygon draw:style-name="gr19" draw:text-style-name="P8" draw:layer="layout" svg:width="0.046cm" svg:height="0.142cm" svg:x="2.548cm" svg:y="2.622cm" svg:viewBox="0 0 47 143" draw:points="47,143 47,0 0,0">
          <text:p/>
        </draw:polygon>
        <draw:polygon draw:style-name="gr19" draw:text-style-name="P8" draw:layer="layout" svg:width="0.153cm" svg:height="0.153cm" svg:x="3.664cm" svg:y="4.762cm" svg:viewBox="0 0 154 154" draw:points="0,0 0,154 154,154">
          <text:p/>
        </draw:polygon>
        <draw:polygon draw:style-name="gr19" draw:text-style-name="P8" draw:layer="layout" svg:width="0.128cm" svg:height="0.087cm" svg:x="3.078cm" svg:y="3.998cm" svg:viewBox="0 0 129 88" draw:points="41,88 129,0 0,0">
          <text:p/>
        </draw:polygon>
        <draw:polygon draw:style-name="gr19" draw:text-style-name="P8" draw:layer="layout" svg:width="0.093cm" svg:height="0.147cm" svg:x="3.571cm" svg:y="4.915cm" svg:viewBox="0 0 94 148" draw:points="94,148 94,0 0,0">
          <text:p/>
        </draw:polygon>
        <draw:polygon draw:style-name="gr19" draw:text-style-name="P8" draw:layer="layout" svg:width="0.153cm" svg:height="0.153cm" svg:x="2.288cm" svg:y="1.552cm" svg:viewBox="0 0 154 154" draw:points="0,154 154,154 0,0">
          <text:p/>
        </draw:polygon>
        <draw:polygon draw:style-name="gr19" draw:text-style-name="P8" draw:layer="layout" svg:width="0.153cm" svg:height="0.153cm" svg:x="3.053cm" svg:y="3.692cm" svg:viewBox="0 0 154 154" draw:points="0,0 0,154 154,0">
          <text:p/>
        </draw:polygon>
        <draw:polygon draw:style-name="gr19" draw:text-style-name="P8" draw:layer="layout" svg:width="0.153cm" svg:height="0.153cm" svg:x="3.97cm" svg:y="4.762cm" svg:viewBox="0 0 154 154" draw:points="154,0 0,0 154,154">
          <text:p/>
        </draw:polygon>
        <draw:polygon draw:style-name="gr19" draw:text-style-name="P8" draw:layer="layout" svg:width="0.034cm" svg:height="0.096cm" svg:x="3.324cm" svg:y="4.457cm" svg:viewBox="0 0 35 97" draw:points="35,97 35,0 0,35">
          <text:p/>
        </draw:polygon>
        <draw:polygon draw:style-name="gr19" draw:text-style-name="P8" draw:layer="layout" svg:width="0.306cm" svg:height="0.152cm" svg:x="3.511cm" svg:y="4.61cm" svg:viewBox="0 0 307 153" draw:points="153,153 307,0 0,0">
          <text:p/>
        </draw:polygon>
        <draw:polygon draw:style-name="gr19" draw:text-style-name="P8" draw:layer="layout" svg:width="0.153cm" svg:height="0.077cm" svg:x="2.441cm" svg:y="1.399cm" svg:viewBox="0 0 154 78" draw:points="78,78 154,0 0,0">
          <text:p/>
        </draw:polygon>
        <draw:polygon draw:style-name="gr19" draw:text-style-name="P8" draw:layer="layout" svg:width="0.059cm" svg:height="0.058cm" svg:x="7.18cm" svg:y="7.667cm" svg:viewBox="0 0 60 59" draw:points="60,59 0,0 0,42">
          <text:p/>
        </draw:polygon>
        <draw:polygon draw:style-name="gr19" draw:text-style-name="P8" draw:layer="layout" svg:width="0.306cm" svg:height="0.153cm" svg:x="3.817cm" svg:y="5.221cm" svg:viewBox="0 0 307 154" draw:points="0,0 153,154 307,0">
          <text:p/>
        </draw:polygon>
        <draw:polygon draw:style-name="gr19" draw:text-style-name="P8" draw:layer="layout" svg:width="0.031cm" svg:height="0.041cm" svg:x="7.149cm" svg:y="7.667cm" svg:viewBox="0 0 32 42" draw:points="32,42 32,0 0,31">
          <text:p/>
        </draw:polygon>
        <draw:polygon draw:style-name="gr19" draw:text-style-name="P8" draw:layer="layout" svg:width="0.306cm" svg:height="0.153cm" svg:x="8.097cm" svg:y="7.208cm" svg:viewBox="0 0 307 154" draw:points="307,154 153,0 0,154">
          <text:p/>
        </draw:polygon>
        <draw:polygon draw:style-name="gr19" draw:text-style-name="P8" draw:layer="layout" svg:width="0.153cm" svg:height="0.153cm" svg:x="7.792cm" svg:y="7.667cm" svg:viewBox="0 0 154 154" draw:points="0,154 154,154 0,0">
          <text:p/>
        </draw:polygon>
        <draw:polygon draw:style-name="gr19" draw:text-style-name="P8" draw:layer="layout" svg:width="0.305cm" svg:height="0.153cm" svg:x="4.429cm" svg:y="5.374cm" svg:viewBox="0 0 306 154" draw:points="306,154 152,0 0,154">
          <text:p/>
        </draw:polygon>
        <draw:polygon draw:style-name="gr19" draw:text-style-name="P8" draw:layer="layout" svg:width="0.153cm" svg:height="0.306cm" svg:x="4.123cm" svg:y="4.915cm" svg:viewBox="0 0 154 307" draw:points="154,154 0,0 0,307">
          <text:p/>
        </draw:polygon>
        <draw:polygon draw:style-name="gr19" draw:text-style-name="P8" draw:layer="layout" svg:width="0.062cm" svg:height="0.062cm" svg:x="8.709cm" svg:y="7.973cm" svg:viewBox="0 0 63 63" draw:points="63,63 0,0 0,55">
          <text:p/>
        </draw:polygon>
        <draw:polygon draw:style-name="gr19" draw:text-style-name="P8" draw:layer="layout" svg:width="0.141cm" svg:height="0.141cm" svg:x="3.676cm" svg:y="5.08cm" svg:viewBox="0 0 142 142" draw:points="96,142 142,142 0,0">
          <text:p/>
        </draw:polygon>
        <draw:polygon draw:style-name="gr19" draw:text-style-name="P8" draw:layer="layout" svg:width="0.153cm" svg:height="0.153cm" svg:x="2.441cm" svg:y="1.858cm" svg:viewBox="0 0 154 154" draw:points="0,0 0,154 154,0">
          <text:p/>
        </draw:polygon>
        <draw:polygon draw:style-name="gr19" draw:text-style-name="P8" draw:layer="layout" svg:width="0.306cm" svg:height="0.153cm" svg:x="5.651cm" svg:y="6.291cm" svg:viewBox="0 0 307 154" draw:points="153,0 0,154 307,154">
          <text:p/>
        </draw:polygon>
        <draw:polygon draw:style-name="gr19" draw:text-style-name="P8" draw:layer="layout" svg:width="0.027cm" svg:height="0.066cm" svg:x="3.79cm" svg:y="5.221cm" svg:viewBox="0 0 28 67" draw:points="28,67 28,0 0,28">
          <text:p/>
        </draw:polygon>
        <draw:polygon draw:style-name="gr19" draw:text-style-name="P8" draw:layer="layout" svg:width="0.305cm" svg:height="0.153cm" svg:x="3.206cm" svg:y="3.998cm" svg:viewBox="0 0 306 154" draw:points="0,0 152,154 306,0">
          <text:p/>
        </draw:polygon>
        <draw:polygon draw:style-name="gr19" draw:text-style-name="P8" draw:layer="layout" svg:width="0.153cm" svg:height="0.306cm" svg:x="3.358cm" svg:y="3.998cm" svg:viewBox="0 0 154 307" draw:points="0,154 154,307 154,0">
          <text:p/>
        </draw:polygon>
        <draw:polygon draw:style-name="gr19" draw:text-style-name="P8" draw:layer="layout" svg:width="0.306cm" svg:height="0.306cm" svg:x="3.511cm" svg:y="4.304cm" svg:viewBox="0 0 307 307" draw:points="307,0 0,0 0,307">
          <text:p/>
        </draw:polygon>
        <draw:polygon draw:style-name="gr19" draw:text-style-name="P8" draw:layer="layout" svg:width="0.109cm" svg:height="0.109cm" svg:x="9.32cm" svg:y="7.973cm" svg:viewBox="0 0 110 110" draw:points="110,110 0,0 0,106">
          <text:p/>
        </draw:polygon>
        <draw:polygon draw:style-name="gr19" draw:text-style-name="P8" draw:layer="layout" svg:width="0.306cm" svg:height="0.306cm" svg:x="5.651cm" svg:y="6.444cm" svg:viewBox="0 0 307 307" draw:points="0,0 0,307 307,0">
          <text:p/>
        </draw:polygon>
        <draw:polygon draw:style-name="gr19" draw:text-style-name="P8" draw:layer="layout" svg:width="0.153cm" svg:height="0.153cm" svg:x="7.792cm" svg:y="7.208cm" svg:viewBox="0 0 154 154" draw:points="154,0 0,0 0,154">
          <text:p/>
        </draw:polygon>
        <draw:polygon draw:style-name="gr19" draw:text-style-name="P8" draw:layer="layout" svg:width="0.305cm" svg:height="0.306cm" svg:x="3.206cm" svg:y="3.692cm" svg:viewBox="0 0 306 307" draw:points="0,0 0,307 306,307">
          <text:p/>
        </draw:polygon>
        <draw:polygon draw:style-name="gr19" draw:text-style-name="P8" draw:layer="layout" svg:width="0.305cm" svg:height="0.153cm" svg:x="6.569cm" svg:y="7.055cm" svg:viewBox="0 0 306 154" draw:points="153,154 306,0 0,0">
          <text:p/>
        </draw:polygon>
        <draw:polygon draw:style-name="gr19" draw:text-style-name="P8" draw:layer="layout" svg:width="0.094cm" svg:height="0.094cm" svg:x="8.615cm" svg:y="7.267cm" svg:viewBox="0 0 95 95" draw:points="0,0 95,95 95,13">
          <text:p/>
        </draw:polygon>
        <draw:polygon draw:style-name="gr19" draw:text-style-name="P8" draw:layer="layout" svg:width="0.153cm" svg:height="0.153cm" svg:x="8.403cm" svg:y="7.82cm" svg:viewBox="0 0 154 154" draw:points="154,154 154,0 0,154">
          <text:p/>
        </draw:polygon>
        <draw:polygon draw:style-name="gr19" draw:text-style-name="P8" draw:layer="layout" svg:width="0.153cm" svg:height="0.153cm" svg:x="6.569cm" svg:y="7.055cm" svg:viewBox="0 0 154 154" draw:points="0,154 154,154 0,0">
          <text:p/>
        </draw:polygon>
        <draw:polygon draw:style-name="gr19" draw:text-style-name="P8" draw:layer="layout" svg:width="0.153cm" svg:height="0.076cm" svg:x="2.441cm" svg:y="1.476cm" svg:viewBox="0 0 154 77" draw:points="78,0 0,77 154,77">
          <text:p/>
        </draw:polygon>
        <draw:polygon draw:style-name="gr19" draw:text-style-name="P8" draw:layer="layout" svg:width="0.153cm" svg:height="0.153cm" svg:x="2.288cm" svg:y="1.552cm" svg:viewBox="0 0 154 154" draw:points="154,154 154,0 0,0">
          <text:p/>
        </draw:polygon>
        <draw:polygon draw:style-name="gr19" draw:text-style-name="P8" draw:layer="layout" svg:width="0.153cm" svg:height="0.153cm" svg:x="6.416cm" svg:y="7.208cm" svg:viewBox="0 0 154 154" draw:points="0,0 0,154 154,154">
          <text:p/>
        </draw:polygon>
        <draw:polygon draw:style-name="gr19" draw:text-style-name="P8" draw:layer="layout" svg:width="0.152cm" svg:height="0.153cm" svg:x="5.499cm" svg:y="6.75cm" svg:viewBox="0 0 153 154" draw:points="0,154 153,154 153,0">
          <text:p/>
        </draw:polygon>
        <draw:polygon draw:style-name="gr19" draw:text-style-name="P8" draw:layer="layout" svg:width="0.153cm" svg:height="0.153cm" svg:x="2.288cm" svg:y="1.399cm" svg:viewBox="0 0 154 154" draw:points="154,154 154,0 0,154">
          <text:p/>
        </draw:polygon>
        <draw:polygon draw:style-name="gr19" draw:text-style-name="P8" draw:layer="layout" svg:width="0.108cm" svg:height="0.029cm" svg:x="7.027cm" svg:y="6.874cm" svg:viewBox="0 0 109 30" draw:points="29,0 0,30 109,30">
          <text:p/>
        </draw:polygon>
        <draw:polygon draw:style-name="gr19" draw:text-style-name="P8" draw:layer="layout" svg:width="0.141cm" svg:height="0.087cm" svg:x="3.664cm" svg:y="4.064cm" svg:viewBox="0 0 142 88" draw:points="88,0 0,88 142,88">
          <text:p/>
        </draw:polygon>
        <draw:polygon draw:style-name="gr19" draw:text-style-name="P8" draw:layer="layout" svg:width="0.04cm" svg:height="0.038cm" svg:x="4.694cm" svg:y="6.291cm" svg:viewBox="0 0 41 39" draw:points="41,39 41,0 0,0">
          <text:p/>
        </draw:polygon>
        <draw:polygon draw:style-name="gr19" draw:text-style-name="P8" draw:layer="layout" svg:width="0.153cm" svg:height="0.153cm" svg:x="2.747cm" svg:y="2.622cm" svg:viewBox="0 0 154 154" draw:points="0,0 0,154 154,154">
          <text:p/>
        </draw:polygon>
        <draw:polygon draw:style-name="gr19" draw:text-style-name="P8" draw:layer="layout" svg:width="0.127cm" svg:height="0.226cm" svg:x="5.346cm" svg:y="5.912cm" svg:viewBox="0 0 128 227" draw:points="0,0 0,227 128,100">
          <text:p/>
        </draw:polygon>
        <draw:polygon draw:style-name="gr19" draw:text-style-name="P8" draw:layer="layout" svg:width="0.128cm" svg:height="0.059cm" svg:x="6.288cm" svg:y="7.361cm" svg:viewBox="0 0 129 60" draw:points="129,60 129,0 0,0">
          <text:p/>
        </draw:polygon>
        <draw:polygon draw:style-name="gr19" draw:text-style-name="P8" draw:layer="layout" svg:width="0.007cm" svg:height="0.006cm" svg:x="4.117cm" svg:y="5.68cm" svg:viewBox="0 0 8 7" draw:points="8,7 8,0 0,0">
          <text:p/>
        </draw:polygon>
        <draw:polygon draw:style-name="gr19" draw:text-style-name="P8" draw:layer="layout" svg:width="0.152cm" svg:height="0.153cm" svg:x="4.429cm" svg:y="5.832cm" svg:viewBox="0 0 153 154" draw:points="0,154 153,154 0,0">
          <text:p/>
        </draw:polygon>
        <draw:polygon draw:style-name="gr19" draw:text-style-name="P8" draw:layer="layout" svg:width="0.03cm" svg:height="0.019cm" svg:x="3.511cm" svg:y="3.673cm" svg:viewBox="0 0 31 20" draw:points="21,0 0,20 31,20">
          <text:p/>
        </draw:polygon>
        <draw:polygon draw:style-name="gr19" draw:text-style-name="P8" draw:layer="layout" svg:width="0.174cm" svg:height="0.131cm" svg:x="6.066cm" svg:y="7.208cm" svg:viewBox="0 0 175 132" draw:points="175,132 44,0 0,45">
          <text:p/>
        </draw:polygon>
        <draw:polygon draw:style-name="gr19" draw:text-style-name="P8" draw:layer="layout" svg:width="0.127cm" svg:height="0.044cm" svg:x="5.983cm" svg:y="7.208cm" svg:viewBox="0 0 128 45" draw:points="84,45 128,0 0,0">
          <text:p/>
        </draw:polygon>
        <draw:polygon draw:style-name="gr19" draw:text-style-name="P8" draw:layer="layout" svg:width="0.153cm" svg:height="0.306cm" svg:x="4.581cm" svg:y="5.832cm" svg:viewBox="0 0 154 307" draw:points="0,154 154,307 154,0">
          <text:p/>
        </draw:polygon>
        <draw:polygon draw:style-name="gr19" draw:text-style-name="P8" draw:layer="layout" svg:width="0.141cm" svg:height="0.087cm" svg:x="7.857cm" svg:y="7.121cm" svg:viewBox="0 0 142 88" draw:points="0,0 88,88 142,34">
          <text:p/>
        </draw:polygon>
        <draw:polygon draw:style-name="gr19" draw:text-style-name="P8" draw:layer="layout" svg:width="0.153cm" svg:height="0.306cm" svg:x="4.887cm" svg:y="6.138cm" svg:viewBox="0 0 154 307" draw:points="0,154 154,307 154,0">
          <text:p/>
        </draw:polygon>
        <draw:polygon draw:style-name="gr19" draw:text-style-name="P8" draw:layer="layout" svg:width="0.095cm" svg:height="0.066cm" svg:x="6.961cm" svg:y="6.837cm" svg:viewBox="0 0 96 67" draw:points="0,0 67,67 96,38">
          <text:p/>
        </draw:polygon>
        <draw:polygon draw:style-name="gr19" draw:text-style-name="P8" draw:layer="layout" svg:width="0.006cm" svg:height="0cm" svg:x="8.25cm" svg:y="7.207cm" svg:viewBox="0 0 7 1" draw:points="1,0 0,1 7,1">
          <text:p/>
        </draw:polygon>
        <draw:polygon draw:style-name="gr19" draw:text-style-name="P8" draw:layer="layout" svg:width="0.153cm" svg:height="0.306cm" svg:x="5.04cm" svg:y="5.832cm" svg:viewBox="0 0 154 307" draw:points="154,154 0,0 0,307">
          <text:p/>
        </draw:polygon>
        <draw:polygon draw:style-name="gr19" draw:text-style-name="P8" draw:layer="layout" svg:width="0.103cm" svg:height="0.068cm" svg:x="3.358cm" svg:y="3.471cm" svg:viewBox="0 0 104 69" draw:points="68,0 0,69 104,69">
          <text:p/>
        </draw:polygon>
        <draw:polygon draw:style-name="gr20" draw:text-style-name="P8" draw:layer="layout" svg:width="0.083cm" svg:height="0.024cm" svg:x="6.639cm" svg:y="7.514cm" svg:viewBox="0 0 84 25" draw:points="60,25 84,0 0,0">
          <text:p/>
        </draw:polygon>
        <draw:polygon draw:style-name="gr21" draw:text-style-name="P2" draw:layer="layout" svg:width="0.083cm" svg:height="0.024cm" svg:x="6.639cm" svg:y="7.514cm" svg:viewBox="0 0 84 25" draw:points="60,25 84,0 0,0">
          <text:p/>
        </draw:polygon>
        <draw:polygon draw:style-name="gr19" draw:text-style-name="P8" draw:layer="layout" svg:width="0.09cm" svg:height="0.052cm" svg:x="3.88cm" svg:y="5.374cm" svg:viewBox="0 0 91 53" draw:points="38,53 91,0 0,0">
          <text:p/>
        </draw:polygon>
        <draw:polygon draw:style-name="gr19" draw:text-style-name="P8" draw:layer="layout" svg:width="0.027cm" svg:height="0.054cm" svg:x="3.358cm" svg:y="3.333cm" svg:viewBox="0 0 28 55" draw:points="0,0 0,55 28,55">
          <text:p/>
        </draw:polygon>
        <draw:polygon draw:style-name="gr19" draw:text-style-name="P8" draw:layer="layout" svg:width="0.153cm" svg:height="0.153cm" svg:x="2.594cm" svg:y="2.164cm" svg:viewBox="0 0 154 154" draw:points="154,154 154,0 0,0">
          <text:p/>
        </draw:polygon>
        <draw:polygon draw:style-name="gr19" draw:text-style-name="P8" draw:layer="layout" svg:width="0.305cm" svg:height="0.153cm" svg:x="6.569cm" svg:y="7.208cm" svg:viewBox="0 0 306 154" draw:points="153,0 0,154 306,154">
          <text:p/>
        </draw:polygon>
        <draw:polygon draw:style-name="gr19" draw:text-style-name="P8" draw:layer="layout" svg:width="0.017cm" svg:height="0.017cm" svg:x="4.887cm" svg:y="5.51cm" svg:viewBox="0 0 18 18" draw:points="0,0 0,18 18,18">
          <text:p/>
        </draw:polygon>
        <draw:polygon draw:style-name="gr19" draw:text-style-name="P8" draw:layer="layout" svg:width="0.072cm" svg:height="0.081cm" svg:x="8.709cm" svg:y="7.28cm" svg:viewBox="0 0 73 82" draw:points="0,0 0,82 73,9">
          <text:p/>
        </draw:polygon>
        <draw:polygon draw:style-name="gr19" draw:text-style-name="P8" draw:layer="layout" svg:width="0.153cm" svg:height="0.153cm" svg:x="9.167cm" svg:y="7.514cm" svg:viewBox="0 0 154 154" draw:points="154,0 0,0 154,154">
          <text:p/>
        </draw:polygon>
        <draw:polygon draw:style-name="gr19" draw:text-style-name="P8" draw:layer="layout" svg:width="0.306cm" svg:height="0.306cm" svg:x="7.18cm" svg:y="7.361cm" svg:viewBox="0 0 307 307" draw:points="307,307 307,0 0,307">
          <text:p/>
        </draw:polygon>
        <draw:polygon draw:style-name="gr19" draw:text-style-name="P8" draw:layer="layout" svg:width="0.026cm" svg:height="0.026cm" svg:x="9.32cm" svg:y="7.335cm" svg:viewBox="0 0 27 27" draw:points="0,0 0,27 27,1">
          <text:p/>
        </draw:polygon>
        <draw:polygon draw:style-name="gr19" draw:text-style-name="P8" draw:layer="layout" svg:width="0.153cm" svg:height="0.306cm" svg:x="7.486cm" svg:y="7.055cm" svg:viewBox="0 0 154 307" draw:points="154,154 0,0 0,307">
          <text:p/>
        </draw:polygon>
        <draw:polygon draw:style-name="gr19" draw:text-style-name="P8" draw:layer="layout" svg:width="0.306cm" svg:height="0.306cm" svg:x="8.403cm" svg:y="7.361cm" svg:viewBox="0 0 307 307" draw:points="307,307 307,0 0,307">
          <text:p/>
        </draw:polygon>
        <draw:polygon draw:style-name="gr19" draw:text-style-name="P8" draw:layer="layout" svg:width="0.195cm" svg:height="0.144cm" svg:x="2.705cm" svg:y="3.081cm" svg:viewBox="0 0 196 145" draw:points="51,145 196,0 0,0">
          <text:p/>
        </draw:polygon>
        <draw:polygon draw:style-name="gr19" draw:text-style-name="P8" draw:layer="layout" svg:width="0.122cm" svg:height="0.085cm" svg:x="3.053cm" svg:y="2.843cm" svg:viewBox="0 0 123 86" draw:points="86,0 0,86 123,86">
          <text:p/>
        </draw:polygon>
        <draw:polygon draw:style-name="gr19" draw:text-style-name="P8" draw:layer="layout" svg:width="0.305cm" svg:height="0.306cm" svg:x="7.792cm" svg:y="7.361cm" svg:viewBox="0 0 306 307" draw:points="306,307 306,0 0,307">
          <text:p/>
        </draw:polygon>
        <draw:polygon draw:style-name="gr19" draw:text-style-name="P8" draw:layer="layout" svg:width="0.153cm" svg:height="0.306cm" svg:x="7.639cm" svg:y="7.361cm" svg:viewBox="0 0 154 307" draw:points="154,0 0,154 154,307">
          <text:p/>
        </draw:polygon>
        <draw:polygon draw:style-name="gr19" draw:text-style-name="P8" draw:layer="layout" svg:width="0.153cm" svg:height="0.306cm" svg:x="8.097cm" svg:y="7.361cm" svg:viewBox="0 0 154 307" draw:points="0,307 154,154 0,0">
          <text:p/>
        </draw:polygon>
        <draw:polygon draw:style-name="gr19" draw:text-style-name="P8" draw:layer="layout" svg:width="0.055cm" svg:height="0.112cm" svg:x="3.151cm" svg:y="4.151cm" svg:viewBox="0 0 56 113" draw:points="56,113 56,0 0,0">
          <text:p/>
        </draw:polygon>
        <draw:polygon draw:style-name="gr19" draw:text-style-name="P8" draw:layer="layout" svg:width="0.153cm" svg:height="0.306cm" svg:x="8.25cm" svg:y="7.361cm" svg:viewBox="0 0 154 307" draw:points="154,0 0,154 154,307">
          <text:p/>
        </draw:polygon>
        <draw:polygon draw:style-name="gr19" draw:text-style-name="P8" draw:layer="layout" svg:width="0.026cm" svg:height="0.125cm" svg:x="2.109cm" svg:y="0.941cm" svg:viewBox="0 0 27 126" draw:points="27,126 27,0 0,0">
          <text:p/>
        </draw:polygon>
        <draw:polygon draw:style-name="gr19" draw:text-style-name="P8" draw:layer="layout" svg:width="0.153cm" svg:height="0.153cm" svg:x="2.135cm" svg:y="0.788cm" svg:viewBox="0 0 154 154" draw:points="0,0 0,154 154,154">
          <text:p/>
        </draw:polygon>
        <draw:polygon draw:style-name="gr19" draw:text-style-name="P8" draw:layer="layout" svg:width="0.137cm" svg:height="0.109cm" svg:x="2.288cm" svg:y="0.526cm" svg:viewBox="0 0 138 110" draw:points="109,0 0,110 138,110">
          <text:p/>
        </draw:polygon>
        <draw:polygon draw:style-name="gr19" draw:text-style-name="P8" draw:layer="layout" svg:width="0.077cm" svg:height="0.029cm" svg:x="5.804cm" svg:y="6.262cm" svg:viewBox="0 0 78 30" draw:points="31,0 0,30 78,30">
          <text:p/>
        </draw:polygon>
        <draw:polygon draw:style-name="gr19" draw:text-style-name="P8" draw:layer="layout" svg:width="0.102cm" svg:height="0.13cm" svg:x="7.384cm" svg:y="7.667cm" svg:viewBox="0 0 103 131" draw:points="103,131 103,0 0,103">
          <text:p/>
        </draw:polygon>
        <draw:polygon draw:style-name="gr19" draw:text-style-name="P8" draw:layer="layout" svg:width="0.119cm" svg:height="0.119cm" svg:x="2.594cm" svg:y="1.552cm" svg:viewBox="0 0 120 120" draw:points="83,0 0,0 120,120">
          <text:p/>
        </draw:polygon>
        <draw:polygon draw:style-name="gr19" draw:text-style-name="P8" draw:layer="layout" svg:width="0.051cm" svg:height="0.051cm" svg:x="2.237cm" svg:y="1.501cm" svg:viewBox="0 0 52 52" draw:points="12,52 52,52 0,0">
          <text:p/>
        </draw:polygon>
        <draw:polygon draw:style-name="gr19" draw:text-style-name="P8" draw:layer="layout" svg:width="0.153cm" svg:height="0.306cm" svg:x="7.486cm" svg:y="7.361cm" svg:viewBox="0 0 154 307" draw:points="0,307 154,154 0,0">
          <text:p/>
        </draw:polygon>
        <draw:polygon draw:style-name="gr19" draw:text-style-name="P8" draw:layer="layout" svg:width="0.305cm" svg:height="0.306cm" svg:x="9.015cm" svg:y="7.667cm" svg:viewBox="0 0 306 307" draw:points="0,307 306,307 0,0">
          <text:p/>
        </draw:polygon>
        <draw:polygon draw:style-name="gr19" draw:text-style-name="P8" draw:layer="layout" svg:width="0.067cm" svg:height="0.067cm" svg:x="3.206cm" svg:y="3.081cm" svg:viewBox="0 0 68 68" draw:points="36,0 0,0 68,68">
          <text:p/>
        </draw:polygon>
        <draw:polygon draw:style-name="gr19" draw:text-style-name="P8" draw:layer="layout" svg:width="0.305cm" svg:height="0.306cm" svg:x="3.206cm" svg:y="3.692cm" svg:viewBox="0 0 306 307" draw:points="306,0 0,0 306,307">
          <text:p/>
        </draw:polygon>
        <draw:polygon draw:style-name="gr19" draw:text-style-name="P8" draw:layer="layout" svg:width="0.053cm" svg:height="0.052cm" svg:x="7.433cm" svg:y="7.003cm" svg:viewBox="0 0 54 53" draw:points="0,0 54,53 54,17">
          <text:p/>
        </draw:polygon>
        <draw:polygon draw:style-name="gr19" draw:text-style-name="P8" draw:layer="layout" svg:width="0.153cm" svg:height="0.153cm" svg:x="4.123cm" svg:y="4.915cm" svg:viewBox="0 0 154 154" draw:points="154,154 154,0 0,0">
          <text:p/>
        </draw:polygon>
        <draw:polygon draw:style-name="gr19" draw:text-style-name="P8" draw:layer="layout" svg:width="0.09cm" svg:height="0.14cm" svg:x="5.867cm" svg:y="7.055cm" svg:viewBox="0 0 91 141" draw:points="91,141 91,0 0,90">
          <text:p/>
        </draw:polygon>
        <draw:polygon draw:style-name="gr19" draw:text-style-name="P8" draw:layer="layout" svg:width="0.036cm" svg:height="0.025cm" svg:x="3.206cm" svg:y="3.056cm" svg:viewBox="0 0 37 26" draw:points="25,0 0,26 37,26">
          <text:p/>
        </draw:polygon>
        <draw:polygon draw:style-name="gr20" draw:text-style-name="P8" draw:layer="layout" svg:width="0.016cm" svg:height="0.016cm" svg:x="9.61cm" svg:y="7.345cm" svg:viewBox="0 0 17 17" draw:points="0,0 17,17 17,0">
          <text:p/>
        </draw:polygon>
        <draw:polygon draw:style-name="gr21" draw:text-style-name="P2" draw:layer="layout" svg:width="0.016cm" svg:height="0.016cm" svg:x="9.61cm" svg:y="7.345cm" svg:viewBox="0 0 17 17" draw:points="0,0 17,17 17,0">
          <text:p/>
        </draw:polygon>
        <draw:polygon draw:style-name="gr19" draw:text-style-name="P8" draw:layer="layout" svg:width="0.153cm" svg:height="0.306cm" svg:x="8.25cm" svg:y="7.667cm" svg:viewBox="0 0 154 307" draw:points="0,154 154,307 154,0">
          <text:p/>
        </draw:polygon>
        <draw:polygon draw:style-name="gr19" draw:text-style-name="P8" draw:layer="layout" svg:width="0.306cm" svg:height="0.153cm" svg:x="4.734cm" svg:y="6.138cm" svg:viewBox="0 0 307 154" draw:points="0,0 153,154 307,0">
          <text:p/>
        </draw:polygon>
        <draw:polygon draw:style-name="gr19" draw:text-style-name="P8" draw:layer="layout" svg:width="0.306cm" svg:height="0.306cm" svg:x="5.04cm" svg:y="6.138cm" svg:viewBox="0 0 307 307" draw:points="0,0 0,307 307,307">
          <text:p/>
        </draw:polygon>
        <draw:polygon draw:style-name="gr20" draw:text-style-name="P8" draw:layer="layout" svg:width="0.148cm" svg:height="0.148cm" svg:x="1.987cm" svg:y="0.334cm" svg:viewBox="0 0 149 149" draw:points="29,149 149,149 0,0">
          <text:p/>
        </draw:polygon>
        <draw:polygon draw:style-name="gr21" draw:text-style-name="P2" draw:layer="layout" svg:width="0.148cm" svg:height="0.148cm" svg:x="1.987cm" svg:y="0.334cm" svg:viewBox="0 0 149 149" draw:points="29,149 149,149 0,0">
          <text:p/>
        </draw:polygon>
        <draw:polygon draw:style-name="gr19" draw:text-style-name="P8" draw:layer="layout" svg:width="0.082cm" svg:height="0.059cm" svg:x="2.818cm" svg:y="3.387cm" svg:viewBox="0 0 83 60" draw:points="22,60 83,0 0,0">
          <text:p/>
        </draw:polygon>
        <draw:polygon draw:style-name="gr19" draw:text-style-name="P8" draw:layer="layout" svg:width="0.306cm" svg:height="0.153cm" svg:x="4.123cm" svg:y="5.068cm" svg:viewBox="0 0 307 154" draw:points="307,154 153,0 0,154">
          <text:p/>
        </draw:polygon>
        <draw:polygon draw:style-name="gr19" draw:text-style-name="P8" draw:layer="layout" svg:width="0.306cm" svg:height="0.152cm" svg:x="4.734cm" svg:y="5.68cm" svg:viewBox="0 0 307 153" draw:points="307,153 153,0 0,153">
          <text:p/>
        </draw:polygon>
        <draw:polygon draw:style-name="gr19" draw:text-style-name="P8" draw:layer="layout" svg:width="0.306cm" svg:height="0.153cm" svg:x="4.123cm" svg:y="5.527cm" svg:viewBox="0 0 307 154" draw:points="0,0 153,154 307,0">
          <text:p/>
        </draw:polygon>
        <draw:polygon draw:style-name="gr20" draw:text-style-name="P8" draw:layer="layout" svg:width="0.153cm" svg:height="0.306cm" svg:x="2.135cm" svg:y="0.329cm" svg:viewBox="0 0 154 307" draw:points="0,154 154,307 154,0">
          <text:p/>
        </draw:polygon>
        <draw:polygon draw:style-name="gr21" draw:text-style-name="P2" draw:layer="layout" svg:width="0.153cm" svg:height="0.306cm" svg:x="2.135cm" svg:y="0.329cm" svg:viewBox="0 0 154 307" draw:points="0,154 154,307 154,0">
          <text:p/>
        </draw:polygon>
        <draw:polygon draw:style-name="gr19" draw:text-style-name="P8" draw:layer="layout" svg:width="0.153cm" svg:height="0.306cm" svg:x="5.193cm" svg:y="6.444cm" svg:viewBox="0 0 154 307" draw:points="0,154 154,307 154,0">
          <text:p/>
        </draw:polygon>
        <draw:polygon draw:style-name="gr20" draw:text-style-name="P8" draw:layer="layout" svg:width="0.082cm" svg:height="0.082cm" svg:x="2.288cm" svg:y="0.329cm" svg:viewBox="0 0 83 83" draw:points="63,0 0,0 83,83">
          <text:p/>
        </draw:polygon>
        <draw:polygon draw:style-name="gr21" draw:text-style-name="P2" draw:layer="layout" svg:width="0.082cm" svg:height="0.082cm" svg:x="2.288cm" svg:y="0.329cm" svg:viewBox="0 0 83 83" draw:points="63,0 0,0 83,83">
          <text:p/>
        </draw:polygon>
        <draw:polygon draw:style-name="gr19" draw:text-style-name="P8" draw:layer="layout" svg:width="0.305cm" svg:height="0.153cm" svg:x="3.206cm" svg:y="3.539cm" svg:viewBox="0 0 306 154" draw:points="306,154 152,0 0,154">
          <text:p/>
        </draw:polygon>
        <draw:polygon draw:style-name="gr19" draw:text-style-name="P8" draw:layer="layout" svg:width="0.153cm" svg:height="0.306cm" svg:x="2.288cm" svg:y="0.635cm" svg:viewBox="0 0 154 307" draw:points="154,154 0,0 0,307">
          <text:p/>
        </draw:polygon>
        <draw:polygon draw:style-name="gr19" draw:text-style-name="P8" draw:layer="layout" svg:width="0.153cm" svg:height="0.152cm" svg:x="6.263cm" svg:y="6.903cm" svg:viewBox="0 0 154 153" draw:points="154,153 154,0 0,153">
          <text:p/>
        </draw:polygon>
        <draw:polygon draw:style-name="gr19" draw:text-style-name="P8" draw:layer="layout" svg:width="0.153cm" svg:height="0.153cm" svg:x="8.097cm" svg:y="7.514cm" svg:viewBox="0 0 154 154" draw:points="154,154 154,0 0,154">
          <text:p/>
        </draw:polygon>
        <draw:polygon draw:style-name="gr19" draw:text-style-name="P8" draw:layer="layout" svg:width="0.153cm" svg:height="0.305cm" svg:x="3.053cm" svg:y="3.387cm" svg:viewBox="0 0 154 306" draw:points="154,0 0,153 154,306">
          <text:p/>
        </draw:polygon>
        <draw:polygon draw:style-name="gr19" draw:text-style-name="P8" draw:layer="layout" svg:width="0.153cm" svg:height="0.153cm" svg:x="3.053cm" svg:y="3.539cm" svg:viewBox="0 0 154 154" draw:points="0,0 0,154 154,154">
          <text:p/>
        </draw:polygon>
        <draw:polygon draw:style-name="gr20" draw:text-style-name="P8" draw:layer="layout" svg:width="0.153cm" svg:height="0.153cm" svg:x="2.135cm" svg:y="0.329cm" svg:viewBox="0 0 154 154" draw:points="0,0 0,154 154,0">
          <text:p/>
        </draw:polygon>
        <draw:polygon draw:style-name="gr21" draw:text-style-name="P2" draw:layer="layout" svg:width="0.153cm" svg:height="0.153cm" svg:x="2.135cm" svg:y="0.329cm" svg:viewBox="0 0 154 154" draw:points="0,0 0,154 154,0">
          <text:p/>
        </draw:polygon>
        <draw:polygon draw:style-name="gr19" draw:text-style-name="P8" draw:layer="layout" svg:width="0.306cm" svg:height="0.153cm" svg:x="5.957cm" svg:y="7.055cm" svg:viewBox="0 0 307 154" draw:points="153,154 307,0 0,0">
          <text:p/>
        </draw:polygon>
        <draw:polygon draw:style-name="gr19" draw:text-style-name="P8" draw:layer="layout" svg:width="0.036cm" svg:height="0.027cm" svg:x="2.594cm" svg:y="1.372cm" svg:viewBox="0 0 37 28" draw:points="29,0 0,28 37,28">
          <text:p/>
        </draw:polygon>
        <draw:polygon draw:style-name="gr19" draw:text-style-name="P8" draw:layer="layout" svg:width="0.306cm" svg:height="0.153cm" svg:x="3.817cm" svg:y="4.762cm" svg:viewBox="0 0 307 154" draw:points="307,154 153,0 0,154">
          <text:p/>
        </draw:polygon>
        <draw:polygon draw:style-name="gr19" draw:text-style-name="P8" draw:layer="layout" svg:width="0.121cm" svg:height="0.077cm" svg:x="3.39cm" svg:y="4.61cm" svg:viewBox="0 0 122 78" draw:points="44,78 122,0 0,0">
          <text:p/>
        </draw:polygon>
        <draw:polygon draw:style-name="gr19" draw:text-style-name="P8" draw:layer="layout" svg:width="0.076cm" svg:height="0.054cm" svg:x="6.698cm" svg:y="7.514cm" svg:viewBox="0 0 77 55" draw:points="77,55 24,0 0,25">
          <text:p/>
        </draw:polygon>
        <draw:polygon draw:style-name="gr19" draw:text-style-name="P8" draw:layer="layout" svg:width="0.153cm" svg:height="0.153cm" svg:x="2.441cm" svg:y="1.705cm" svg:viewBox="0 0 154 154" draw:points="0,0 0,154 154,154">
          <text:p/>
        </draw:polygon>
        <draw:polygon draw:style-name="gr19" draw:text-style-name="P8" draw:layer="layout" svg:width="0.306cm" svg:height="0.306cm" svg:x="3.817cm" svg:y="4.915cm" svg:viewBox="0 0 307 307" draw:points="0,0 0,307 307,307">
          <text:p/>
        </draw:polygon>
        <draw:polygon draw:style-name="gr19" draw:text-style-name="P8" draw:layer="layout" svg:width="0.306cm" svg:height="0.306cm" svg:x="4.123cm" svg:y="5.221cm" svg:viewBox="0 0 307 307" draw:points="307,307 307,0 0,0">
          <text:p/>
        </draw:polygon>
        <draw:polygon draw:style-name="gr19" draw:text-style-name="P8" draw:layer="layout" svg:width="0.153cm" svg:height="0.305cm" svg:x="4.734cm" svg:y="5.527cm" svg:viewBox="0 0 154 306" draw:points="154,154 0,0 0,306">
          <text:p/>
        </draw:polygon>
        <draw:polygon draw:style-name="gr19" draw:text-style-name="P8" draw:layer="layout" svg:width="0.153cm" svg:height="0.153cm" svg:x="2.288cm" svg:y="0.788cm" svg:viewBox="0 0 154 154" draw:points="154,154 154,0 0,154">
          <text:p/>
        </draw:polygon>
        <draw:polygon draw:style-name="gr19" draw:text-style-name="P8" draw:layer="layout" svg:width="0.153cm" svg:height="0.306cm" svg:x="5.346cm" svg:y="6.138cm" svg:viewBox="0 0 154 307" draw:points="154,154 0,0 0,307">
          <text:p/>
        </draw:polygon>
        <draw:polygon draw:style-name="gr19" draw:text-style-name="P8" draw:layer="layout" svg:width="0.063cm" svg:height="0.051cm" svg:x="5.487cm" svg:y="6.903cm" svg:viewBox="0 0 64 52" draw:points="64,52 12,0 0,11">
          <text:p/>
        </draw:polygon>
        <draw:polygon draw:style-name="gr19" draw:text-style-name="P8" draw:layer="layout" svg:width="0.031cm" svg:height="0.099cm" svg:x="3.022cm" svg:y="3.845cm" svg:viewBox="0 0 32 100" draw:points="32,100 32,0 0,32">
          <text:p/>
        </draw:polygon>
        <draw:polygon draw:style-name="gr19" draw:text-style-name="P8" draw:layer="layout" svg:width="0.305cm" svg:height="0.153cm" svg:x="5.346cm" svg:y="6.75cm" svg:viewBox="0 0 306 154" draw:points="0,0 153,154 306,0">
          <text:p/>
        </draw:polygon>
        <draw:polygon draw:style-name="gr19" draw:text-style-name="P8" draw:layer="layout" svg:width="0.053cm" svg:height="0.053cm" svg:x="8.962cm" svg:y="7.308cm" svg:viewBox="0 0 54 54" draw:points="0,0 54,54 54,6">
          <text:p/>
        </draw:polygon>
        <draw:polygon draw:style-name="gr19" draw:text-style-name="P8" draw:layer="layout" svg:width="0.306cm" svg:height="0.306cm" svg:x="4.734cm" svg:y="5.832cm" svg:viewBox="0 0 307 307" draw:points="307,307 307,0 0,0">
          <text:p/>
        </draw:polygon>
        <draw:polygon draw:style-name="gr19" draw:text-style-name="P8" draw:layer="layout" svg:width="0.153cm" svg:height="0.305cm" svg:x="2.288cm" svg:y="0.941cm" svg:viewBox="0 0 154 306" draw:points="0,306 154,154 0,0">
          <text:p/>
        </draw:polygon>
        <draw:polygon draw:style-name="gr19" draw:text-style-name="P8" draw:layer="layout" svg:width="0.306cm" svg:height="0.306cm" svg:x="3.511cm" svg:y="4.304cm" svg:viewBox="0 0 307 307" draw:points="307,307 307,0 0,307">
          <text:p/>
        </draw:polygon>
        <draw:polygon draw:style-name="gr19" draw:text-style-name="P8" draw:layer="layout" svg:width="0.152cm" svg:height="0.153cm" svg:x="3.206cm" svg:y="3.998cm" svg:viewBox="0 0 153 154" draw:points="0,154 153,154 0,0">
          <text:p/>
        </draw:polygon>
        <draw:polygon draw:style-name="gr19" draw:text-style-name="P8" draw:layer="layout" svg:width="0.142cm" svg:height="0.222cm" svg:x="2.441cm" svg:y="1.013cm" svg:viewBox="0 0 143 223" draw:points="81,0 0,81 143,223">
          <text:p/>
        </draw:polygon>
        <draw:polygon draw:style-name="gr19" draw:text-style-name="P8" draw:layer="layout" svg:width="0.153cm" svg:height="0.306cm" svg:x="2.135cm" svg:y="0.635cm" svg:viewBox="0 0 154 307" draw:points="154,0 0,154 154,307">
          <text:p/>
        </draw:polygon>
        <draw:polygon draw:style-name="gr19" draw:text-style-name="P8" draw:layer="layout" svg:width="0.073cm" svg:height="0.122cm" svg:x="2.062cm" svg:y="0.715cm" svg:viewBox="0 0 74 123" draw:points="25,123 74,73 0,0">
          <text:p/>
        </draw:polygon>
        <draw:polygon draw:style-name="gr19" draw:text-style-name="P8" draw:layer="layout" svg:width="0.153cm" svg:height="0.305cm" svg:x="2.594cm" svg:y="2.164cm" svg:viewBox="0 0 154 306" draw:points="154,154 0,0 0,306">
          <text:p/>
        </draw:polygon>
        <draw:polygon draw:style-name="gr19" draw:text-style-name="P8" draw:layer="layout" svg:width="0.117cm" svg:height="0.174cm" svg:x="2.747cm" svg:y="1.954cm" svg:viewBox="0 0 118 175" draw:points="58,0 0,58 118,175">
          <text:p/>
        </draw:polygon>
        <draw:polygon draw:style-name="gr19" draw:text-style-name="P8" draw:layer="layout" svg:width="0.153cm" svg:height="0.153cm" svg:x="2.288cm" svg:y="0.941cm" svg:viewBox="0 0 154 154" draw:points="154,154 154,0 0,0">
          <text:p/>
        </draw:polygon>
        <draw:polygon draw:style-name="gr19" draw:text-style-name="P8" draw:layer="layout" svg:width="0.18cm" svg:height="0.135cm" svg:x="2.594cm" svg:y="1.723cm" svg:viewBox="0 0 181 136" draw:points="136,0 0,136 181,136">
          <text:p/>
        </draw:polygon>
        <draw:polygon draw:style-name="gr19" draw:text-style-name="P8" draw:layer="layout" svg:width="0.092cm" svg:height="0.072cm" svg:x="2.502cm" svg:y="2.469cm" svg:viewBox="0 0 93 73" draw:points="20,73 93,0 0,0">
          <text:p/>
        </draw:polygon>
        <draw:polygon draw:style-name="gr19" draw:text-style-name="P8" draw:layer="layout" svg:width="0.153cm" svg:height="0.306cm" svg:x="2.288cm" svg:y="1.246cm" svg:viewBox="0 0 154 307" draw:points="154,154 0,0 0,307">
          <text:p/>
        </draw:polygon>
        <draw:polygon draw:style-name="gr19" draw:text-style-name="P8" draw:layer="layout" svg:width="0.153cm" svg:height="0.306cm" svg:x="2.594cm" svg:y="1.858cm" svg:viewBox="0 0 154 307" draw:points="0,307 154,154 0,0">
          <text:p/>
        </draw:polygon>
        <draw:polygon draw:style-name="gr19" draw:text-style-name="P8" draw:layer="layout" svg:width="0.153cm" svg:height="0.306cm" svg:x="3.97cm" svg:y="5.221cm" svg:viewBox="0 0 154 307" draw:points="0,154 154,307 154,0">
          <text:p/>
        </draw:polygon>
        <draw:polygon draw:style-name="gr19" draw:text-style-name="P8" draw:layer="layout" svg:width="0.153cm" svg:height="0.153cm" svg:x="4.581cm" svg:y="5.374cm" svg:viewBox="0 0 154 154" draw:points="154,0 0,0 154,154">
          <text:p/>
        </draw:polygon>
        <draw:polygon draw:style-name="gr19" draw:text-style-name="P8" draw:layer="layout" svg:width="0.306cm" svg:height="0.306cm" svg:x="8.403cm" svg:y="7.361cm" svg:viewBox="0 0 307 307" draw:points="307,0 0,0 0,307">
          <text:p/>
        </draw:polygon>
        <draw:polygon draw:style-name="gr19" draw:text-style-name="P8" draw:layer="layout" svg:width="0.152cm" svg:height="0.306cm" svg:x="9.015cm" svg:y="7.361cm" svg:viewBox="0 0 153 307" draw:points="153,154 0,0 0,307">
          <text:p/>
        </draw:polygon>
        <draw:polygon draw:style-name="gr19" draw:text-style-name="P8" draw:layer="layout" svg:width="0.153cm" svg:height="0.153cm" svg:x="4.123cm" svg:y="5.527cm" svg:viewBox="0 0 154 154" draw:points="0,154 154,154 0,0">
          <text:p/>
        </draw:polygon>
        <draw:polygon draw:style-name="gr19" draw:text-style-name="P8" draw:layer="layout" svg:width="0.046cm" svg:height="0.027cm" svg:x="3.771cm" svg:y="5.221cm" svg:viewBox="0 0 47 28" draw:points="19,28 47,0 0,0">
          <text:p/>
        </draw:polygon>
        <draw:polygon draw:style-name="gr19" draw:text-style-name="P8" draw:layer="layout" svg:width="0.153cm" svg:height="0.153cm" svg:x="6.416cm" svg:y="7.055cm" svg:viewBox="0 0 154 154" draw:points="0,0 0,154 154,0">
          <text:p/>
        </draw:polygon>
        <draw:polygon draw:style-name="gr19" draw:text-style-name="P8" draw:layer="layout" svg:width="0.153cm" svg:height="0.153cm" svg:x="2.441cm" svg:y="1.552cm" svg:viewBox="0 0 154 154" draw:points="0,0 0,154 154,0">
          <text:p/>
        </draw:polygon>
        <draw:polygon draw:style-name="gr19" draw:text-style-name="P8" draw:layer="layout" svg:width="0.067cm" svg:height="0.067cm" svg:x="3.511cm" svg:y="3.692cm" svg:viewBox="0 0 68 68" draw:points="31,0 0,0 68,68">
          <text:p/>
        </draw:polygon>
        <draw:polygon draw:style-name="gr19" draw:text-style-name="P8" draw:layer="layout" svg:width="0.305cm" svg:height="0.153cm" svg:x="4.429cm" svg:y="5.832cm" svg:viewBox="0 0 306 154" draw:points="0,0 152,154 306,0">
          <text:p/>
        </draw:polygon>
        <draw:polygon draw:style-name="gr19" draw:text-style-name="P8" draw:layer="layout" svg:width="0.306cm" svg:height="0.153cm" svg:x="5.04cm" svg:y="6.444cm" svg:viewBox="0 0 307 154" draw:points="0,0 153,154 307,0">
          <text:p/>
        </draw:polygon>
        <draw:polygon draw:style-name="gr19" draw:text-style-name="P8" draw:layer="layout" svg:width="0.153cm" svg:height="0.153cm" svg:x="2.594cm" svg:y="2.469cm" svg:viewBox="0 0 154 154" draw:points="0,154 154,154 0,0">
          <text:p/>
        </draw:polygon>
        <draw:polygon draw:style-name="gr19" draw:text-style-name="P8" draw:layer="layout" svg:width="0.306cm" svg:height="0.153cm" svg:x="6.263cm" svg:y="6.597cm" svg:viewBox="0 0 307 154" draw:points="307,154 153,0 0,154">
          <text:p/>
        </draw:polygon>
        <draw:polygon draw:style-name="gr19" draw:text-style-name="P8" draw:layer="layout" svg:width="0.153cm" svg:height="0.153cm" svg:x="2.594cm" svg:y="2.011cm" svg:viewBox="0 0 154 154" draw:points="154,154 154,0 0,154">
          <text:p/>
        </draw:polygon>
        <draw:polygon draw:style-name="gr19" draw:text-style-name="P8" draw:layer="layout" svg:width="0.153cm" svg:height="0.305cm" svg:x="6.569cm" svg:y="6.75cm" svg:viewBox="0 0 154 306" draw:points="154,154 0,0 0,306">
          <text:p/>
        </draw:polygon>
        <draw:polygon draw:style-name="gr19" draw:text-style-name="P8" draw:layer="layout" svg:width="0.008cm" svg:height="0.006cm" svg:x="6.41cm" svg:y="6.591cm" svg:viewBox="0 0 9 7" draw:points="0,0 7,7 9,4">
          <text:p/>
        </draw:polygon>
        <draw:polygon draw:style-name="gr19" draw:text-style-name="P8" draw:layer="layout" svg:width="0.092cm" svg:height="0.092cm" svg:x="9.015cm" svg:y="7.973cm" svg:viewBox="0 0 93 93" draw:points="93,93 0,0 0,86">
          <text:p/>
        </draw:polygon>
        <draw:polygon draw:style-name="gr19" draw:text-style-name="P8" draw:layer="layout" svg:width="0.153cm" svg:height="0.306cm" svg:x="2.9cm" svg:y="2.775cm" svg:viewBox="0 0 154 307" draw:points="0,307 154,154 0,0">
          <text:p/>
        </draw:polygon>
        <draw:polygon draw:style-name="gr19" draw:text-style-name="P8" draw:layer="layout" svg:width="0.306cm" svg:height="0.306cm" svg:x="7.18cm" svg:y="7.055cm" svg:viewBox="0 0 307 307" draw:points="307,307 307,0 0,0">
          <text:p/>
        </draw:polygon>
        <draw:polygon draw:style-name="gr19" draw:text-style-name="P8" draw:layer="layout" svg:width="0.153cm" svg:height="0.152cm" svg:x="2.747cm" svg:y="2.317cm" svg:viewBox="0 0 154 153" draw:points="154,0 0,0 154,153">
          <text:p/>
        </draw:polygon>
        <draw:polygon draw:style-name="gr19" draw:text-style-name="P8" draw:layer="layout" svg:width="0.126cm" svg:height="0.031cm" svg:x="7.054cm" svg:y="7.667cm" svg:viewBox="0 0 127 32" draw:points="96,32 127,0 0,0">
          <text:p/>
        </draw:polygon>
        <draw:polygon draw:style-name="gr19" draw:text-style-name="P8" draw:layer="layout" svg:width="0.153cm" svg:height="0.306cm" svg:x="2.747cm" svg:y="2.469cm" svg:viewBox="0 0 154 307" draw:points="154,0 0,154 154,307">
          <text:p/>
        </draw:polygon>
        <draw:polygon draw:style-name="gr19" draw:text-style-name="P8" draw:layer="layout" svg:width="0.018cm" svg:height="0.017cm" svg:x="8.403cm" svg:y="7.973cm" svg:viewBox="0 0 19 18" draw:points="19,18 0,0 0,16">
          <text:p/>
        </draw:polygon>
        <draw:polygon draw:style-name="gr19" draw:text-style-name="P8" draw:layer="layout" svg:width="0.052cm" svg:height="0.12cm" svg:x="3.918cm" svg:y="5.374cm" svg:viewBox="0 0 53 121" draw:points="53,121 53,0 0,52">
          <text:p/>
        </draw:polygon>
        <draw:polygon draw:style-name="gr19" draw:text-style-name="P8" draw:layer="layout" svg:width="0.153cm" svg:height="0.153cm" svg:x="3.817cm" svg:y="4.457cm" svg:viewBox="0 0 154 154" draw:points="154,154 154,0 0,154">
          <text:p/>
        </draw:polygon>
        <draw:polygon draw:style-name="gr19" draw:text-style-name="P8" draw:layer="layout" svg:width="0.028cm" svg:height="0.028cm" svg:x="9.292cm" svg:y="7.333cm" svg:viewBox="0 0 29 29" draw:points="0,0 29,29 29,2">
          <text:p/>
        </draw:polygon>
        <draw:polygon draw:style-name="gr19" draw:text-style-name="P8" draw:layer="layout" svg:width="0.034cm" svg:height="0.022cm" svg:x="7.626cm" svg:y="7.82cm" svg:viewBox="0 0 35 23" draw:points="35,23 14,0 0,14">
          <text:p/>
        </draw:polygon>
        <draw:polygon draw:style-name="gr19" draw:text-style-name="P8" draw:layer="layout" svg:width="0.063cm" svg:height="0.11cm" svg:x="5.13cm" svg:y="6.597cm" svg:viewBox="0 0 64 111" draw:points="64,111 64,0 0,64">
          <text:p/>
        </draw:polygon>
        <draw:polygon draw:style-name="gr19" draw:text-style-name="P8" draw:layer="layout" svg:width="0.153cm" svg:height="0.153cm" svg:x="8.25cm" svg:y="7.667cm" svg:viewBox="0 0 154 154" draw:points="0,0 0,154 154,0">
          <text:p/>
        </draw:polygon>
        <draw:polygon draw:style-name="gr19" draw:text-style-name="P8" draw:layer="layout" svg:width="0.122cm" svg:height="0.143cm" svg:x="8.128cm" svg:y="7.82cm" svg:viewBox="0 0 123 144" draw:points="123,144 123,0 0,123">
          <text:p/>
        </draw:polygon>
        <draw:polygon draw:style-name="gr19" draw:text-style-name="P8" draw:layer="layout" svg:width="0.145cm" svg:height="0.146cm" svg:x="2.9cm" svg:y="2.469cm" svg:viewBox="0 0 146 147" draw:points="90,0 0,0 146,147">
          <text:p/>
        </draw:polygon>
        <draw:polygon draw:style-name="gr19" draw:text-style-name="P8" draw:layer="layout" svg:width="0.153cm" svg:height="0.306cm" svg:x="2.441cm" svg:y="1.552cm" svg:viewBox="0 0 154 307" draw:points="154,0 0,154 154,307">
          <text:p/>
        </draw:polygon>
        <draw:polygon draw:style-name="gr19" draw:text-style-name="P8" draw:layer="layout" svg:width="0.153cm" svg:height="0.153cm" svg:x="7.639cm" svg:y="7.667cm" svg:viewBox="0 0 154 154" draw:points="0,154 154,154 154,0">
          <text:p/>
        </draw:polygon>
        <draw:polygon draw:style-name="gr19" draw:text-style-name="P8" draw:layer="layout" svg:width="0.153cm" svg:height="0.153cm" svg:x="7.639cm" svg:y="7.667cm" svg:viewBox="0 0 154 154" draw:points="0,0 0,154 154,0">
          <text:p/>
        </draw:polygon>
        <draw:polygon draw:style-name="gr19" draw:text-style-name="P8" draw:layer="layout" svg:width="0.305cm" svg:height="0.306cm" svg:x="7.792cm" svg:y="7.361cm" svg:viewBox="0 0 306 307" draw:points="306,0 0,0 0,307">
          <text:p/>
        </draw:polygon>
        <draw:polygon draw:style-name="gr19" draw:text-style-name="P8" draw:layer="layout" svg:width="0.153cm" svg:height="0.153cm" svg:x="7.639cm" svg:y="7.208cm" svg:viewBox="0 0 154 154" draw:points="154,0 0,0 154,154">
          <text:p/>
        </draw:polygon>
        <draw:polygon draw:style-name="gr19" draw:text-style-name="P8" draw:layer="layout" svg:width="0.153cm" svg:height="0.153cm" svg:x="6.416cm" svg:y="7.208cm" svg:viewBox="0 0 154 154" draw:points="154,0 0,0 154,154">
          <text:p/>
        </draw:polygon>
        <draw:polygon draw:style-name="gr19" draw:text-style-name="P8" draw:layer="layout" svg:width="0.108cm" svg:height="0.143cm" svg:x="3.25cm" svg:y="4.348cm" svg:viewBox="0 0 109 144" draw:points="75,144 109,109 0,0">
          <text:p/>
        </draw:polygon>
        <draw:polygon draw:style-name="gr19" draw:text-style-name="P8" draw:layer="layout" svg:width="0.153cm" svg:height="0.306cm" svg:x="3.511cm" svg:y="3.998cm" svg:viewBox="0 0 154 307" draw:points="0,307 154,154 0,0">
          <text:p/>
        </draw:polygon>
        <draw:polygon draw:style-name="gr19" draw:text-style-name="P8" draw:layer="layout" svg:width="0.113cm" svg:height="0.133cm" svg:x="3.97cm" svg:y="4.437cm" svg:viewBox="0 0 114 134" draw:points="21,0 0,20 114,134">
          <text:p/>
        </draw:polygon>
        <draw:polygon draw:style-name="gr19" draw:text-style-name="P8" draw:layer="layout" svg:width="0.153cm" svg:height="0.306cm" svg:x="3.817cm" svg:y="4.304cm" svg:viewBox="0 0 154 307" draw:points="0,307 154,154 0,0">
          <text:p/>
        </draw:polygon>
        <draw:polygon draw:style-name="gr19" draw:text-style-name="P8" draw:layer="layout" svg:width="0.153cm" svg:height="0.306cm" svg:x="3.358cm" svg:y="4.304cm" svg:viewBox="0 0 154 307" draw:points="154,0 0,154 154,307">
          <text:p/>
        </draw:polygon>
        <draw:polygon draw:style-name="gr19" draw:text-style-name="P8" draw:layer="layout" svg:width="0.153cm" svg:height="0.153cm" svg:x="3.511cm" svg:y="3.998cm" svg:viewBox="0 0 154 154" draw:points="154,154 154,0 0,0">
          <text:p/>
        </draw:polygon>
        <draw:polygon draw:style-name="gr19" draw:text-style-name="P8" draw:layer="layout" svg:width="0.039cm" svg:height="0.032cm" svg:x="2.249cm" svg:y="1.552cm" svg:viewBox="0 0 40 33" draw:points="7,33 40,0 0,0">
          <text:p/>
        </draw:polygon>
        <draw:polygon draw:style-name="gr19" draw:text-style-name="P8" draw:layer="layout" svg:width="0.153cm" svg:height="0.153cm" svg:x="7.486cm" svg:y="7.514cm" svg:viewBox="0 0 154 154" draw:points="154,154 154,0 0,154">
          <text:p/>
        </draw:polygon>
        <draw:polygon draw:style-name="gr19" draw:text-style-name="P8" draw:layer="layout" svg:width="0.305cm" svg:height="0.153cm" svg:x="7.792cm" svg:y="7.667cm" svg:viewBox="0 0 306 154" draw:points="153,154 306,0 0,0">
          <text:p/>
        </draw:polygon>
        <draw:polygon draw:style-name="gr19" draw:text-style-name="P8" draw:layer="layout" svg:width="0.153cm" svg:height="0.152cm" svg:x="2.9cm" svg:y="3.387cm" svg:viewBox="0 0 154 153" draw:points="0,153 154,153 0,0">
          <text:p/>
        </draw:polygon>
        <draw:polygon draw:style-name="gr19" draw:text-style-name="P8" draw:layer="layout" svg:width="0.123cm" svg:height="0.027cm" svg:x="7.486cm" svg:y="7.028cm" svg:viewBox="0 0 124 28" draw:points="28,0 0,28 124,28">
          <text:p/>
        </draw:polygon>
        <draw:polygon draw:style-name="gr19" draw:text-style-name="P8" draw:layer="layout" svg:width="0.306cm" svg:height="0.152cm" svg:x="2.9cm" svg:y="3.387cm" svg:viewBox="0 0 307 153" draw:points="153,153 307,0 0,0">
          <text:p/>
        </draw:polygon>
        <draw:polygon draw:style-name="gr19" draw:text-style-name="P8" draw:layer="layout" svg:width="0.107cm" svg:height="0.144cm" svg:x="6.92cm" svg:y="7.514cm" svg:viewBox="0 0 108 145" draw:points="108,145 108,0 0,108">
          <text:p/>
        </draw:polygon>
        <draw:polygon draw:style-name="gr19" draw:text-style-name="P8" draw:layer="layout" svg:width="0.049cm" svg:height="0.083cm" svg:x="3.664cm" svg:y="3.915cm" svg:viewBox="0 0 50 84" draw:points="0,0 0,84 50,84">
          <text:p/>
        </draw:polygon>
        <draw:polygon draw:style-name="gr20" draw:text-style-name="P8" draw:layer="layout" svg:width="0.306cm" svg:height="0.306cm" svg:x="9.32cm" svg:y="7.667cm" svg:viewBox="0 0 307 307" draw:points="0,307 307,307 307,0">
          <text:p/>
        </draw:polygon>
        <draw:polygon draw:style-name="gr21" draw:text-style-name="P2" draw:layer="layout" svg:width="0.306cm" svg:height="0.306cm" svg:x="9.32cm" svg:y="7.667cm" svg:viewBox="0 0 307 307" draw:points="0,307 307,307 307,0">
          <text:p/>
        </draw:polygon>
        <draw:polygon draw:style-name="gr19" draw:text-style-name="P8" draw:layer="layout" svg:width="0.306cm" svg:height="0.153cm" svg:x="7.486cm" svg:y="7.208cm" svg:viewBox="0 0 307 154" draw:points="307,154 153,0 0,154">
          <text:p/>
        </draw:polygon>
        <draw:polygon draw:style-name="gr19" draw:text-style-name="P8" draw:layer="layout" svg:width="0.153cm" svg:height="0.306cm" svg:x="8.862cm" svg:y="7.667cm" svg:viewBox="0 0 154 307" draw:points="0,154 154,307 154,0">
          <text:p/>
        </draw:polygon>
        <draw:polygon draw:style-name="gr19" draw:text-style-name="P8" draw:layer="layout" svg:width="0.113cm" svg:height="0.144cm" svg:x="7.639cm" svg:y="7.064cm" svg:viewBox="0 0 114 145" draw:points="0,0 0,145 114,31">
          <text:p/>
        </draw:polygon>
        <draw:polygon draw:style-name="gr19" draw:text-style-name="P8" draw:layer="layout" svg:width="0.153cm" svg:height="0.153cm" svg:x="2.9cm" svg:y="2.775cm" svg:viewBox="0 0 154 154" draw:points="154,154 154,0 0,0">
          <text:p/>
        </draw:polygon>
        <draw:polygon draw:style-name="gr19" draw:text-style-name="P8" draw:layer="layout" svg:width="0.024cm" svg:height="0.081cm" svg:x="3.206cm" svg:y="3cm" svg:viewBox="0 0 25 82" draw:points="0,0 0,82 25,56">
          <text:p/>
        </draw:polygon>
        <draw:polygon draw:style-name="gr19" draw:text-style-name="P8" draw:layer="layout" svg:width="0.057cm" svg:height="0.141cm" svg:x="3.053cm" svg:y="2.634cm" svg:viewBox="0 0 58 142" draw:points="0,0 0,142 58,142">
          <text:p/>
        </draw:polygon>
        <draw:polygon draw:style-name="gr19" draw:text-style-name="P8" draw:layer="layout" svg:width="0.051cm" svg:height="0.133cm" svg:x="3.817cm" svg:y="4.171cm" svg:viewBox="0 0 52 134" draw:points="0,0 0,134 52,82">
          <text:p/>
        </draw:polygon>
        <draw:polygon draw:style-name="gr19" draw:text-style-name="P8" draw:layer="layout" svg:width="0.153cm" svg:height="0.306cm" svg:x="3.053cm" svg:y="3.692cm" svg:viewBox="0 0 154 307" draw:points="0,154 154,307 154,0">
          <text:p/>
        </draw:polygon>
        <draw:polygon draw:style-name="gr19" draw:text-style-name="P8" draw:layer="layout" svg:width="0.306cm" svg:height="0.152cm" svg:x="2.594cm" svg:y="2.317cm" svg:viewBox="0 0 307 153" draw:points="307,153 153,0 0,153">
          <text:p/>
        </draw:polygon>
        <draw:polygon draw:style-name="gr19" draw:text-style-name="P8" draw:layer="layout" svg:width="0.152cm" svg:height="0.305cm" svg:x="3.206cm" svg:y="3.387cm" svg:viewBox="0 0 153 306" draw:points="153,153 0,0 0,306">
          <text:p/>
        </draw:polygon>
        <draw:polygon draw:style-name="gr19" draw:text-style-name="P8" draw:layer="layout" svg:width="0.306cm" svg:height="0.153cm" svg:x="5.04cm" svg:y="5.985cm" svg:viewBox="0 0 307 154" draw:points="307,154 153,0 0,154">
          <text:p/>
        </draw:polygon>
        <draw:polygon draw:style-name="gr19" draw:text-style-name="P8" draw:layer="layout" svg:width="0.11cm" svg:height="0.092cm" svg:x="2.178cm" svg:y="1.246cm" svg:viewBox="0 0 111 93" draw:points="19,93 111,0 0,0">
          <text:p/>
        </draw:polygon>
        <draw:polygon draw:style-name="gr19" draw:text-style-name="P8" draw:layer="layout" svg:width="0.028cm" svg:height="0.035cm" svg:x="7.486cm" svg:y="7.02cm" svg:viewBox="0 0 29 36" draw:points="0,0 0,36 29,8">
          <text:p/>
        </draw:polygon>
        <draw:polygon draw:style-name="gr19" draw:text-style-name="P8" draw:layer="layout" svg:width="0.153cm" svg:height="0.153cm" svg:x="6.874cm" svg:y="7.361cm" svg:viewBox="0 0 154 154" draw:points="0,154 154,154 0,0">
          <text:p/>
        </draw:polygon>
        <draw:polygon draw:style-name="gr19" draw:text-style-name="P8" draw:layer="layout" svg:width="0.153cm" svg:height="0.153cm" svg:x="4.581cm" svg:y="5.985cm" svg:viewBox="0 0 154 154" draw:points="0,0 0,154 154,154">
          <text:p/>
        </draw:polygon>
        <draw:polygon draw:style-name="gr19" draw:text-style-name="P8" draw:layer="layout" svg:width="0.046cm" svg:height="0.047cm" svg:x="4.535cm" svg:y="6.138cm" svg:viewBox="0 0 47 48" draw:points="47,48 47,0 0,0">
          <text:p/>
        </draw:polygon>
        <draw:polygon draw:style-name="gr19" draw:text-style-name="P8" draw:layer="layout" svg:width="0.153cm" svg:height="0.152cm" svg:x="6.416cm" svg:y="6.903cm" svg:viewBox="0 0 154 153" draw:points="0,0 0,153 154,153">
          <text:p/>
        </draw:polygon>
        <draw:polygon draw:style-name="gr19" draw:text-style-name="P8" draw:layer="layout" svg:width="0.153cm" svg:height="0.153cm" svg:x="8.25cm" svg:y="7.514cm" svg:viewBox="0 0 154 154" draw:points="0,0 0,154 154,154">
          <text:p/>
        </draw:polygon>
        <draw:polygon draw:style-name="gr19" draw:text-style-name="P8" draw:layer="layout" svg:width="0.022cm" svg:height="0.053cm" svg:x="2.878cm" svg:y="3.539cm" svg:viewBox="0 0 23 54" draw:points="23,54 23,0 0,0">
          <text:p/>
        </draw:polygon>
        <draw:polygon draw:style-name="gr19" draw:text-style-name="P8" draw:layer="layout" svg:width="0.094cm" svg:height="0.013cm" svg:x="8.309cm" svg:y="7.973cm" svg:viewBox="0 0 95 14" draw:points="82,14 95,0 0,0">
          <text:p/>
        </draw:polygon>
        <draw:polygon draw:style-name="gr19" draw:text-style-name="P8" draw:layer="layout" svg:width="0.031cm" svg:height="0.087cm" svg:x="2.9cm" svg:y="2.23cm" svg:viewBox="0 0 32 88" draw:points="0,0 0,88 32,88">
          <text:p/>
        </draw:polygon>
        <draw:polygon draw:style-name="gr19" draw:text-style-name="P8" draw:layer="layout" svg:width="0.153cm" svg:height="0.153cm" svg:x="8.556cm" svg:y="7.82cm" svg:viewBox="0 0 154 154" draw:points="154,0 0,0 154,154">
          <text:p/>
        </draw:polygon>
        <draw:polygon draw:style-name="gr19" draw:text-style-name="P8" draw:layer="layout" svg:width="0.153cm" svg:height="0.306cm" svg:x="8.403cm" svg:y="7.667cm" svg:viewBox="0 0 154 307" draw:points="0,307 154,154 0,0">
          <text:p/>
        </draw:polygon>
        <draw:polygon draw:style-name="gr19" draw:text-style-name="P8" draw:layer="layout" svg:width="0.153cm" svg:height="0.153cm" svg:x="6.416cm" svg:y="7.055cm" svg:viewBox="0 0 154 154" draw:points="0,154 154,154 154,0">
          <text:p/>
        </draw:polygon>
        <draw:polygon draw:style-name="gr19" draw:text-style-name="P8" draw:layer="layout" svg:width="0.306cm" svg:height="0.306cm" svg:x="8.709cm" svg:y="7.361cm" svg:viewBox="0 0 307 307" draw:points="0,0 0,307 307,307">
          <text:p/>
        </draw:polygon>
        <draw:polygon draw:style-name="gr19" draw:text-style-name="P8" draw:layer="layout" svg:width="0.153cm" svg:height="0.153cm" svg:x="6.263cm" svg:y="7.055cm" svg:viewBox="0 0 154 154" draw:points="154,154 154,0 0,0">
          <text:p/>
        </draw:polygon>
        <draw:polygon draw:style-name="gr19" draw:text-style-name="P8" draw:layer="layout" svg:width="0.306cm" svg:height="0.153cm" svg:x="8.403cm" svg:y="7.667cm" svg:viewBox="0 0 307 154" draw:points="153,154 307,0 0,0">
          <text:p/>
        </draw:polygon>
        <draw:polygon draw:style-name="gr19" draw:text-style-name="P8" draw:layer="layout" svg:width="0.089cm" svg:height="0.064cm" svg:x="2.9cm" svg:y="2.405cm" svg:viewBox="0 0 90 65" draw:points="64,0 0,65 90,65">
          <text:p/>
        </draw:polygon>
        <draw:polygon draw:style-name="gr19" draw:text-style-name="P8" draw:layer="layout" svg:width="0.153cm" svg:height="0.153cm" svg:x="7.639cm" svg:y="7.514cm" svg:viewBox="0 0 154 154" draw:points="0,0 0,154 154,154">
          <text:p/>
        </draw:polygon>
        <draw:polygon draw:style-name="gr19" draw:text-style-name="P8" draw:layer="layout" svg:width="0.153cm" svg:height="0.153cm" svg:x="7.486cm" svg:y="7.667cm" svg:viewBox="0 0 154 154" draw:points="154,154 154,0 0,0">
          <text:p/>
        </draw:polygon>
        <draw:polygon draw:style-name="gr19" draw:text-style-name="P8" draw:layer="layout" svg:width="0.033cm" svg:height="0.057cm" svg:x="3.478cm" svg:y="4.762cm" svg:viewBox="0 0 34 58" draw:points="34,58 34,0 0,0">
          <text:p/>
        </draw:polygon>
        <draw:polygon draw:style-name="gr19" draw:text-style-name="P8" draw:layer="layout" svg:width="0.135cm" svg:height="0.133cm" svg:x="2.46cm" svg:y="2.336cm" svg:viewBox="0 0 136 134" draw:points="43,134 136,134 0,0">
          <text:p/>
        </draw:polygon>
        <draw:polygon draw:style-name="gr19" draw:text-style-name="P8" draw:layer="layout" svg:width="0.016cm" svg:height="0.017cm" svg:x="4.734cm" svg:y="5.357cm" svg:viewBox="0 0 17 18" draw:points="0,0 0,18 17,18">
          <text:p/>
        </draw:polygon>
        <draw:polygon draw:style-name="gr19" draw:text-style-name="P8" draw:layer="layout" svg:width="0.076cm" svg:height="0.153cm" svg:x="2.518cm" svg:y="1.399cm" svg:viewBox="0 0 77 154" draw:points="77,0 0,78 77,154">
          <text:p/>
        </draw:polygon>
        <draw:polygon draw:style-name="gr19" draw:text-style-name="P8" draw:layer="layout" svg:width="0.042cm" svg:height="0.05cm" svg:x="4.429cm" svg:y="5.018cm" svg:viewBox="0 0 43 51" draw:points="0,0 0,51 43,51">
          <text:p/>
        </draw:polygon>
        <draw:polygon draw:style-name="gr19" draw:text-style-name="P8" draw:layer="layout" svg:width="0.153cm" svg:height="0.153cm" svg:x="4.276cm" svg:y="5.068cm" svg:viewBox="0 0 154 154" draw:points="154,0 0,0 154,154">
          <text:p/>
        </draw:polygon>
        <draw:polygon draw:style-name="gr19" draw:text-style-name="P8" draw:layer="layout" svg:width="0.153cm" svg:height="0.153cm" svg:x="6.569cm" svg:y="7.208cm" svg:viewBox="0 0 154 154" draw:points="154,0 0,0 0,154">
          <text:p/>
        </draw:polygon>
        <draw:polygon draw:style-name="gr19" draw:text-style-name="P8" draw:layer="layout" svg:width="0.101cm" svg:height="0.136cm" svg:x="4.123cm" svg:y="4.626cm" svg:viewBox="0 0 102 137" draw:points="0,0 0,137 102,137">
          <text:p/>
        </draw:polygon>
        <draw:polygon draw:style-name="gr19" draw:text-style-name="P8" draw:layer="layout" svg:width="0.001cm" svg:height="0.006cm" svg:x="2.287cm" svg:y="1.705cm" svg:viewBox="0 0 2 7" draw:points="2,7 2,0 0,0">
          <text:p/>
        </draw:polygon>
        <draw:polygon draw:style-name="gr20" draw:text-style-name="P8" draw:layer="layout" svg:width="0.153cm" svg:height="0.153cm" svg:x="9.473cm" svg:y="7.361cm" svg:viewBox="0 0 154 154" draw:points="0,0 0,154 154,0">
          <text:p/>
        </draw:polygon>
        <draw:polygon draw:style-name="gr21" draw:text-style-name="P2" draw:layer="layout" svg:width="0.153cm" svg:height="0.153cm" svg:x="9.473cm" svg:y="7.361cm" svg:viewBox="0 0 154 154" draw:points="0,0 0,154 154,0">
          <text:p/>
        </draw:polygon>
        <draw:polygon draw:style-name="gr19" draw:text-style-name="P8" draw:layer="layout" svg:width="0.077cm" svg:height="0.153cm" svg:x="2.441cm" svg:y="1.399cm" svg:viewBox="0 0 78 154" draw:points="0,154 78,78 0,0">
          <text:p/>
        </draw:polygon>
        <draw:polygon draw:style-name="gr19" draw:text-style-name="P8" draw:layer="layout" svg:width="0.306cm" svg:height="0.153cm" svg:x="2.9cm" svg:y="2.928cm" svg:viewBox="0 0 307 154" draw:points="153,0 0,154 307,154">
          <text:p/>
        </draw:polygon>
        <draw:polygon draw:style-name="gr19" draw:text-style-name="P8" draw:layer="layout" svg:width="0.306cm" svg:height="0.306cm" svg:x="7.18cm" svg:y="7.361cm" svg:viewBox="0 0 307 307" draw:points="307,0 0,0 0,307">
          <text:p/>
        </draw:polygon>
        <draw:polygon draw:style-name="gr19" draw:text-style-name="P8" draw:layer="layout" svg:width="0.043cm" svg:height="0.045cm" svg:x="4.386cm" svg:y="5.985cm" svg:viewBox="0 0 44 46" draw:points="44,46 44,0 0,0">
          <text:p/>
        </draw:polygon>
        <draw:polygon draw:style-name="gr19" draw:text-style-name="P8" draw:layer="layout" svg:width="0.153cm" svg:height="0.153cm" svg:x="8.556cm" svg:y="7.82cm" svg:viewBox="0 0 154 154" draw:points="0,0 0,154 154,154">
          <text:p/>
        </draw:polygon>
        <draw:polygon draw:style-name="gr19" draw:text-style-name="P8" draw:layer="layout" svg:width="0.305cm" svg:height="0.306cm" svg:x="9.015cm" svg:y="7.667cm" svg:viewBox="0 0 306 307" draw:points="306,307 306,0 0,0">
          <text:p/>
        </draw:polygon>
        <draw:polygon draw:style-name="gr19" draw:text-style-name="P8" draw:layer="layout" svg:width="0.153cm" svg:height="0.153cm" svg:x="9.32cm" svg:y="7.361cm" svg:viewBox="0 0 154 154" draw:points="0,154 154,154 0,0">
          <text:p/>
        </draw:polygon>
        <draw:polygon draw:style-name="gr19" draw:text-style-name="P8" draw:layer="layout" svg:width="0.153cm" svg:height="0.153cm" svg:x="9.32cm" svg:y="7.361cm" svg:viewBox="0 0 154 154" draw:points="154,154 154,0 0,0">
          <text:p/>
        </draw:polygon>
        <draw:polygon draw:style-name="gr19" draw:text-style-name="P8" draw:layer="layout" svg:width="0.306cm" svg:height="0.153cm" svg:x="6.874cm" svg:y="7.361cm" svg:viewBox="0 0 307 154" draw:points="153,154 307,0 0,0">
          <text:p/>
        </draw:polygon>
        <draw:polygon draw:style-name="gr20" draw:text-style-name="P8" draw:layer="layout" svg:width="0.111cm" svg:height="0.114cm" svg:x="9.515cm" svg:y="7.973cm" svg:viewBox="0 0 112 115" draw:points="112,115 112,0 0,112">
          <text:p/>
        </draw:polygon>
        <draw:polygon draw:style-name="gr21" draw:text-style-name="P2" draw:layer="layout" svg:width="0.111cm" svg:height="0.114cm" svg:x="9.515cm" svg:y="7.973cm" svg:viewBox="0 0 112 115" draw:points="112,115 112,0 0,112">
          <text:p/>
        </draw:polygon>
        <draw:polygon draw:style-name="gr19" draw:text-style-name="P8" draw:layer="layout" svg:width="0.153cm" svg:height="0.153cm" svg:x="8.097cm" svg:y="7.667cm" svg:viewBox="0 0 154 154" draw:points="154,154 154,0 0,0">
          <text:p/>
        </draw:polygon>
        <draw:polygon draw:style-name="gr19" draw:text-style-name="P8" draw:layer="layout" svg:width="0.153cm" svg:height="0.152cm" svg:x="4.276cm" svg:y="5.68cm" svg:viewBox="0 0 154 153" draw:points="0,0 0,153 154,153">
          <text:p/>
        </draw:polygon>
        <draw:polygon draw:style-name="gr19" draw:text-style-name="P8" draw:layer="layout" svg:width="0.153cm" svg:height="0.153cm" svg:x="6.263cm" svg:y="6.597cm" svg:viewBox="0 0 154 154" draw:points="154,0 0,0 0,154">
          <text:p/>
        </draw:polygon>
        <draw:polygon draw:style-name="gr19" draw:text-style-name="P8" draw:layer="layout" svg:width="0.179cm" svg:height="0.149cm" svg:x="5.655cm" svg:y="6.142cm" svg:viewBox="0 0 180 150" draw:points="0,0 150,150 180,121">
          <text:p/>
        </draw:polygon>
        <draw:polygon draw:style-name="gr19" draw:text-style-name="P8" draw:layer="layout" svg:width="0.306cm" svg:height="0.153cm" svg:x="5.957cm" svg:y="6.597cm" svg:viewBox="0 0 307 154" draw:points="153,0 0,154 307,154">
          <text:p/>
        </draw:polygon>
        <draw:polygon draw:style-name="gr19" draw:text-style-name="P8" draw:layer="layout" svg:width="0.03cm" svg:height="0.027cm" svg:x="5.04cm" svg:y="5.653cm" svg:viewBox="0 0 31 28" draw:points="0,0 0,28 31,28">
          <text:p/>
        </draw:polygon>
        <draw:polygon draw:style-name="gr19" draw:text-style-name="P8" draw:layer="layout" svg:width="0.013cm" svg:height="0.015cm" svg:x="8.39cm" svg:y="7.973cm" svg:viewBox="0 0 14 16" draw:points="14,16 14,0 0,13">
          <text:p/>
        </draw:polygon>
        <draw:polygon draw:style-name="gr19" draw:text-style-name="P8" draw:layer="layout" svg:width="0.028cm" svg:height="0.033cm" svg:x="4.248cm" svg:y="5.832cm" svg:viewBox="0 0 29 34" draw:points="29,34 29,0 0,0">
          <text:p/>
        </draw:polygon>
        <draw:polygon draw:style-name="gr19" draw:text-style-name="P8" draw:layer="layout" svg:width="0.079cm" svg:height="0.085cm" svg:x="8.936cm" svg:y="7.973cm" svg:viewBox="0 0 80 86" draw:points="80,86 80,0 0,79">
          <text:p/>
        </draw:polygon>
        <draw:polygon draw:style-name="gr19" draw:text-style-name="P8" draw:layer="layout" svg:width="0.026cm" svg:height="0.014cm" svg:x="6.11cm" svg:y="6.43cm" svg:viewBox="0 0 27 15" draw:points="0,0 0,15 27,15">
          <text:p/>
        </draw:polygon>
        <draw:polygon draw:style-name="gr19" draw:text-style-name="P8" draw:layer="layout" svg:width="0.306cm" svg:height="0.153cm" svg:x="7.486cm" svg:y="7.361cm" svg:viewBox="0 0 307 154" draw:points="153,154 307,0 0,0">
          <text:p/>
        </draw:polygon>
        <draw:polygon draw:style-name="gr19" draw:text-style-name="P8" draw:layer="layout" svg:width="0.306cm" svg:height="0.153cm" svg:x="8.097cm" svg:y="7.361cm" svg:viewBox="0 0 307 154" draw:points="153,154 307,0 0,0">
          <text:p/>
        </draw:polygon>
        <draw:polygon draw:style-name="gr19" draw:text-style-name="P8" draw:layer="layout" svg:width="0.153cm" svg:height="0.306cm" svg:x="7.027cm" svg:y="7.361cm" svg:viewBox="0 0 154 307" draw:points="154,0 0,154 154,307">
          <text:p/>
        </draw:polygon>
        <draw:polygon draw:style-name="gr19" draw:text-style-name="P8" draw:layer="layout" svg:width="0.153cm" svg:height="0.305cm" svg:x="3.817cm" svg:y="4.61cm" svg:viewBox="0 0 154 306" draw:points="154,153 0,0 0,306">
          <text:p/>
        </draw:polygon>
        <draw:polygon draw:style-name="gr19" draw:text-style-name="P8" draw:layer="layout" svg:width="0.306cm" svg:height="0.306cm" svg:x="8.709cm" svg:y="7.361cm" svg:viewBox="0 0 307 307" draw:points="307,0 0,0 307,307">
          <text:p/>
        </draw:polygon>
        <draw:polygon draw:style-name="gr19" draw:text-style-name="P8" draw:layer="layout" svg:width="0.306cm" svg:height="0.306cm" svg:x="4.734cm" svg:y="5.832cm" svg:viewBox="0 0 307 307" draw:points="0,307 307,307 0,0">
          <text:p/>
        </draw:polygon>
        <draw:polygon draw:style-name="gr19" draw:text-style-name="P8" draw:layer="layout" svg:width="0.153cm" svg:height="0.305cm" svg:x="4.276cm" svg:y="5.527cm" svg:viewBox="0 0 154 306" draw:points="0,154 154,306 154,0">
          <text:p/>
        </draw:polygon>
        <draw:polygon draw:style-name="gr20" draw:text-style-name="P8" draw:layer="layout" svg:width="0.153cm" svg:height="0.152cm" svg:x="4.887cm" svg:y="5.68cm" svg:viewBox="0 0 154 153" draw:points="154,0 0,0 154,153">
          <text:p/>
        </draw:polygon>
        <draw:polygon draw:style-name="gr21" draw:text-style-name="P2" draw:layer="layout" svg:width="0.153cm" svg:height="0.152cm" svg:x="4.887cm" svg:y="5.68cm" svg:viewBox="0 0 154 153" draw:points="154,0 0,0 154,153">
          <text:p/>
        </draw:polygon>
        <draw:polygon draw:style-name="gr19" draw:text-style-name="P8" draw:layer="layout" svg:width="0.152cm" svg:height="0.306cm" svg:x="4.429cm" svg:y="5.221cm" svg:viewBox="0 0 153 307" draw:points="153,154 0,0 0,307">
          <text:p/>
        </draw:polygon>
        <draw:polygon draw:style-name="gr19" draw:text-style-name="P8" draw:layer="layout" svg:width="0.153cm" svg:height="0.153cm" svg:x="8.556cm" svg:y="7.667cm" svg:viewBox="0 0 154 154" draw:points="0,154 154,154 154,0">
          <text:p/>
        </draw:polygon>
        <draw:polygon draw:style-name="gr19" draw:text-style-name="P8" draw:layer="layout" svg:width="0.153cm" svg:height="0.153cm" svg:x="8.709cm" svg:y="7.82cm" svg:viewBox="0 0 154 154" draw:points="154,0 0,0 0,154">
          <text:p/>
        </draw:polygon>
        <draw:polygon draw:style-name="gr19" draw:text-style-name="P8" draw:layer="layout" svg:width="0.306cm" svg:height="0.153cm" svg:x="8.709cm" svg:y="7.667cm" svg:viewBox="0 0 307 154" draw:points="0,0 153,154 307,0">
          <text:p/>
        </draw:polygon>
        <draw:polygon draw:style-name="gr19" draw:text-style-name="P8" draw:layer="layout" svg:width="0.153cm" svg:height="0.306cm" svg:x="5.957cm" svg:y="6.444cm" svg:viewBox="0 0 154 307" draw:points="0,307 154,154 0,0">
          <text:p/>
        </draw:polygon>
        <draw:polygon draw:style-name="gr19" draw:text-style-name="P8" draw:layer="layout" svg:width="0.153cm" svg:height="0.153cm" svg:x="5.957cm" svg:y="6.444cm" svg:viewBox="0 0 154 154" draw:points="154,154 154,0 0,0">
          <text:p/>
        </draw:polygon>
        <draw:polygon draw:style-name="gr19" draw:text-style-name="P8" draw:layer="layout" svg:width="0.089cm" svg:height="0.125cm" svg:x="6.481cm" svg:y="7.361cm" svg:viewBox="0 0 90 126" draw:points="90,126 90,0 0,89">
          <text:p/>
        </draw:polygon>
        <draw:polygon draw:style-name="gr19" draw:text-style-name="P8" draw:layer="layout" svg:width="0.306cm" svg:height="0.153cm" svg:x="5.651cm" svg:y="6.75cm" svg:viewBox="0 0 307 154" draw:points="153,154 307,0 0,0">
          <text:p/>
        </draw:polygon>
        <draw:polygon draw:style-name="gr19" draw:text-style-name="P8" draw:layer="layout" svg:width="0.153cm" svg:height="0.153cm" svg:x="5.651cm" svg:y="6.75cm" svg:viewBox="0 0 154 154" draw:points="0,154 154,154 0,0">
          <text:p/>
        </draw:polygon>
        <draw:polygon draw:style-name="gr19" draw:text-style-name="P8" draw:layer="layout" svg:width="0.306cm" svg:height="0.153cm" svg:x="6.263cm" svg:y="6.75cm" svg:viewBox="0 0 307 154" draw:points="153,154 307,0 0,0">
          <text:p/>
        </draw:polygon>
        <draw:polygon draw:style-name="gr19" draw:text-style-name="P8" draw:layer="layout" svg:width="0.081cm" svg:height="0.146cm" svg:x="4.959cm" svg:y="6.444cm" svg:viewBox="0 0 82 147" draw:points="82,147 82,0 0,82">
          <text:p/>
        </draw:polygon>
        <draw:polygon draw:style-name="gr19" draw:text-style-name="P8" draw:layer="layout" svg:width="0.153cm" svg:height="0.305cm" svg:x="5.804cm" svg:y="6.75cm" svg:viewBox="0 0 154 306" draw:points="154,0 0,154 154,306">
          <text:p/>
        </draw:polygon>
        <draw:polygon draw:style-name="gr19" draw:text-style-name="P8" draw:layer="layout" svg:width="0.04cm" svg:height="0.068cm" svg:x="5.306cm" svg:y="6.75cm" svg:viewBox="0 0 41 69" draw:points="41,69 41,0 0,41">
          <text:p/>
        </draw:polygon>
        <draw:polygon draw:style-name="gr19" draw:text-style-name="P8" draw:layer="layout" svg:width="0.151cm" svg:height="0.108cm" svg:x="5.499cm" svg:y="6.03cm" svg:viewBox="0 0 152 109" draw:points="0,0 0,109 152,109">
          <text:p/>
        </draw:polygon>
        <draw:polygon draw:style-name="gr19" draw:text-style-name="P8" draw:layer="layout" svg:width="0.153cm" svg:height="0.153cm" svg:x="4.887cm" svg:y="6.291cm" svg:viewBox="0 0 154 154" draw:points="0,0 0,154 154,154">
          <text:p/>
        </draw:polygon>
        <draw:polygon draw:style-name="gr19" draw:text-style-name="P8" draw:layer="layout" svg:width="0.305cm" svg:height="0.306cm" svg:x="5.346cm" svg:y="6.444cm" svg:viewBox="0 0 306 307" draw:points="0,307 306,307 0,0">
          <text:p/>
        </draw:polygon>
        <draw:polygon draw:style-name="gr19" draw:text-style-name="P8" draw:layer="layout" svg:width="0.101cm" svg:height="0.136cm" svg:x="7.18cm" svg:y="6.919cm" svg:viewBox="0 0 102 137" draw:points="0,0 0,137 102,35">
          <text:p/>
        </draw:polygon>
        <draw:polygon draw:style-name="gr19" draw:text-style-name="P8" draw:layer="layout" svg:width="0.153cm" svg:height="0.153cm" svg:x="5.346cm" svg:y="6.138cm" svg:viewBox="0 0 154 154" draw:points="154,154 154,0 0,0">
          <text:p/>
        </draw:polygon>
        <draw:polygon draw:style-name="gr19" draw:text-style-name="P8" draw:layer="layout" svg:width="0.306cm" svg:height="0.305cm" svg:x="5.957cm" svg:y="6.75cm" svg:viewBox="0 0 307 306" draw:points="307,0 0,0 0,306">
          <text:p/>
        </draw:polygon>
        <draw:polygon draw:style-name="gr19" draw:text-style-name="P8" draw:layer="layout" svg:width="0.306cm" svg:height="0.306cm" svg:x="5.651cm" svg:y="6.444cm" svg:viewBox="0 0 307 307" draw:points="0,307 307,307 307,0">
          <text:p/>
        </draw:polygon>
        <draw:polygon draw:style-name="gr19" draw:text-style-name="P8" draw:layer="layout" svg:width="0.306cm" svg:height="0.153cm" svg:x="8.709cm" svg:y="7.82cm" svg:viewBox="0 0 307 154" draw:points="307,154 153,0 0,154">
          <text:p/>
        </draw:polygon>
        <draw:polygon draw:style-name="gr19" draw:text-style-name="P8" draw:layer="layout" svg:width="0.095cm" svg:height="0.04cm" svg:x="5.251cm" svg:y="6.75cm" svg:viewBox="0 0 96 41" draw:points="55,41 96,0 0,0">
          <text:p/>
        </draw:polygon>
        <draw:polygon draw:style-name="gr19" draw:text-style-name="P8" draw:layer="layout" svg:width="0.153cm" svg:height="0.153cm" svg:x="6.11cm" svg:y="6.597cm" svg:viewBox="0 0 154 154" draw:points="154,0 0,0 154,154">
          <text:p/>
        </draw:polygon>
        <draw:polygon draw:style-name="gr19" draw:text-style-name="P8" draw:layer="layout" svg:width="0.028cm" svg:height="0.012cm" svg:x="6.722cm" svg:y="6.738cm" svg:viewBox="0 0 29 13" draw:points="0,0 0,13 29,13">
          <text:p/>
        </draw:polygon>
        <draw:polygon draw:style-name="gr19" draw:text-style-name="P8" draw:layer="layout" svg:width="0.306cm" svg:height="0.306cm" svg:x="5.04cm" svg:y="6.138cm" svg:viewBox="0 0 307 307" draw:points="307,0 0,0 307,307">
          <text:p/>
        </draw:polygon>
        <draw:polygon draw:style-name="gr19" draw:text-style-name="P8" draw:layer="layout" svg:width="0.153cm" svg:height="0.153cm" svg:x="9.167cm" svg:y="7.361cm" svg:viewBox="0 0 154 154" draw:points="0,154 154,154 154,0">
          <text:p/>
        </draw:polygon>
        <draw:polygon draw:style-name="gr19" draw:text-style-name="P8" draw:layer="layout" svg:width="0.128cm" svg:height="0.071cm" svg:x="3.995cm" svg:y="5.527cm" svg:viewBox="0 0 129 72" draw:points="57,72 129,0 0,0">
          <text:p/>
        </draw:polygon>
        <draw:polygon draw:style-name="gr19" draw:text-style-name="P8" draw:layer="layout" svg:width="0.305cm" svg:height="0.153cm" svg:x="9.015cm" svg:y="7.361cm" svg:viewBox="0 0 306 154" draw:points="0,0 152,154 306,0">
          <text:p/>
        </draw:polygon>
        <draw:polygon draw:style-name="gr19" draw:text-style-name="P8" draw:layer="layout" svg:width="0.305cm" svg:height="0.153cm" svg:x="9.015cm" svg:y="7.514cm" svg:viewBox="0 0 306 154" draw:points="306,154 152,0 0,154">
          <text:p/>
        </draw:polygon>
        <draw:polygon draw:style-name="gr19" draw:text-style-name="P8" draw:layer="layout" svg:width="0.066cm" svg:height="0.105cm" svg:x="5.957cm" svg:y="6.339cm" svg:viewBox="0 0 67 106" draw:points="0,0 0,106 67,40">
          <text:p/>
        </draw:polygon>
        <draw:polygon draw:style-name="gr19" draw:text-style-name="P8" draw:layer="layout" svg:width="0.153cm" svg:height="0.153cm" svg:x="5.04cm" svg:y="5.832cm" svg:viewBox="0 0 154 154" draw:points="154,154 154,0 0,0">
          <text:p/>
        </draw:polygon>
        <draw:polygon draw:style-name="gr19" draw:text-style-name="P8" draw:layer="layout" svg:width="0.306cm" svg:height="0.306cm" svg:x="3.817cm" svg:y="4.915cm" svg:viewBox="0 0 307 307" draw:points="307,0 0,0 307,307">
          <text:p/>
        </draw:polygon>
        <draw:polygon draw:style-name="gr19" draw:text-style-name="P8" draw:layer="layout" svg:width="0.153cm" svg:height="0.153cm" svg:x="9.32cm" svg:y="7.514cm" svg:viewBox="0 0 154 154" draw:points="154,0 0,0 0,154">
          <text:p/>
        </draw:polygon>
        <draw:polygon draw:style-name="gr19" draw:text-style-name="P8" draw:layer="layout" svg:width="0.305cm" svg:height="0.305cm" svg:x="4.429cm" svg:y="5.527cm" svg:viewBox="0 0 306 306" draw:points="306,0 0,0 306,306">
          <text:p/>
        </draw:polygon>
        <draw:polygon draw:style-name="gr19" draw:text-style-name="P8" draw:layer="layout" svg:width="0.055cm" svg:height="0.045cm" svg:x="5.193cm" svg:y="5.787cm" svg:viewBox="0 0 56 46" draw:points="0,0 0,46 56,46">
          <text:p/>
        </draw:polygon>
        <draw:polygon draw:style-name="gr19" draw:text-style-name="P8" draw:layer="layout" svg:width="0.028cm" svg:height="0.123cm" svg:x="2.594cm" svg:y="1.276cm" svg:viewBox="0 0 29 124" draw:points="0,0 0,124 29,97">
          <text:p/>
        </draw:polygon>
        <draw:polygon draw:style-name="gr19" draw:text-style-name="P8" draw:layer="layout" svg:width="0.153cm" svg:height="0.152cm" svg:x="3.817cm" svg:y="4.61cm" svg:viewBox="0 0 154 153" draw:points="154,153 154,0 0,0">
          <text:p/>
        </draw:polygon>
        <draw:polygon draw:style-name="gr19" draw:text-style-name="P8" draw:layer="layout" svg:width="0.153cm" svg:height="0.153cm" svg:x="6.569cm" svg:y="6.75cm" svg:viewBox="0 0 154 154" draw:points="154,154 154,0 0,0">
          <text:p/>
        </draw:polygon>
        <draw:polygon draw:style-name="gr19" draw:text-style-name="P8" draw:layer="layout" svg:width="0.091cm" svg:height="0.054cm" svg:x="5.713cm" svg:y="7.055cm" svg:viewBox="0 0 92 55" draw:points="92,55 92,0 0,0">
          <text:p/>
        </draw:polygon>
        <draw:polygon draw:style-name="gr19" draw:text-style-name="P8" draw:layer="layout" svg:width="0.153cm" svg:height="0.152cm" svg:x="5.804cm" svg:y="6.903cm" svg:viewBox="0 0 154 153" draw:points="0,0 0,153 154,153">
          <text:p/>
        </draw:polygon>
        <draw:polygon draw:style-name="gr19" draw:text-style-name="P8" draw:layer="layout" svg:width="0.025cm" svg:height="0.027cm" svg:x="4.581cm" svg:y="5.194cm" svg:viewBox="0 0 26 28" draw:points="0,0 0,28 26,28">
          <text:p/>
        </draw:polygon>
        <draw:polygon draw:style-name="gr19" draw:text-style-name="P8" draw:layer="layout" svg:width="0.306cm" svg:height="0.306cm" svg:x="6.874cm" svg:y="7.055cm" svg:viewBox="0 0 307 307" draw:points="0,307 307,307 307,0">
          <text:p/>
        </draw:polygon>
        <draw:polygon draw:style-name="gr19" draw:text-style-name="P8" draw:layer="layout" svg:width="0.152cm" svg:height="0.153cm" svg:x="4.429cm" svg:y="5.221cm" svg:viewBox="0 0 153 154" draw:points="153,154 153,0 0,0">
          <text:p/>
        </draw:polygon>
        <draw:polygon draw:style-name="gr19" draw:text-style-name="P8" draw:layer="layout" svg:width="0.305cm" svg:height="0.153cm" svg:x="7.792cm" svg:y="7.208cm" svg:viewBox="0 0 306 154" draw:points="153,0 0,154 306,154">
          <text:p/>
        </draw:polygon>
        <draw:polygon draw:style-name="gr19" draw:text-style-name="P8" draw:layer="layout" svg:width="0.133cm" svg:height="0.133cm" svg:x="2.767cm" svg:y="3.254cm" svg:viewBox="0 0 134 134" draw:points="51,134 134,134 0,0">
          <text:p/>
        </draw:polygon>
        <draw:polygon draw:style-name="gr19" draw:text-style-name="P8" draw:layer="layout" svg:width="0.152cm" svg:height="0.152cm" svg:x="3.206cm" svg:y="3.387cm" svg:viewBox="0 0 153 153" draw:points="153,153 153,0 0,0">
          <text:p/>
        </draw:polygon>
        <draw:polygon draw:style-name="gr19" draw:text-style-name="P8" draw:layer="layout" svg:width="0.144cm" svg:height="0.063cm" svg:x="5.049cm" svg:y="6.597cm" svg:viewBox="0 0 145 64" draw:points="82,64 145,0 0,0">
          <text:p/>
        </draw:polygon>
        <draw:polygon draw:style-name="gr19" draw:text-style-name="P8" draw:layer="layout" svg:width="0.306cm" svg:height="0.306cm" svg:x="7.18cm" svg:y="7.055cm" svg:viewBox="0 0 307 307" draw:points="0,307 307,307 0,0">
          <text:p/>
        </draw:polygon>
        <draw:polygon draw:style-name="gr20" draw:text-style-name="P8" draw:layer="layout" svg:width="0.306cm" svg:height="0.153cm" svg:x="9.32cm" svg:y="7.514cm" svg:viewBox="0 0 307 154" draw:points="153,0 0,154 307,154">
          <text:p/>
        </draw:polygon>
        <draw:polygon draw:style-name="gr21" draw:text-style-name="P2" draw:layer="layout" svg:width="0.306cm" svg:height="0.153cm" svg:x="9.32cm" svg:y="7.514cm" svg:viewBox="0 0 307 154" draw:points="153,0 0,154 307,154">
          <text:p/>
        </draw:polygon>
        <draw:polygon draw:style-name="gr19" draw:text-style-name="P8" draw:layer="layout" svg:width="0.305cm" svg:height="0.305cm" svg:x="4.429cm" svg:y="5.527cm" svg:viewBox="0 0 306 306" draw:points="0,0 0,306 306,306">
          <text:p/>
        </draw:polygon>
        <draw:polygon draw:style-name="gr19" draw:text-style-name="P8" draw:layer="layout" svg:width="0.078cm" svg:height="0.108cm" svg:x="2.975cm" svg:y="3.768cm" svg:viewBox="0 0 79 109" draw:points="47,109 79,78 0,0">
          <text:p/>
        </draw:polygon>
        <draw:polygon draw:style-name="gr19" draw:text-style-name="P8" draw:layer="layout" svg:width="0.153cm" svg:height="0.153cm" svg:x="8.709cm" svg:y="7.667cm" svg:viewBox="0 0 154 154" draw:points="0,154 154,154 0,0">
          <text:p/>
        </draw:polygon>
        <draw:polygon draw:style-name="gr19" draw:text-style-name="P8" draw:layer="layout" svg:width="0.147cm" svg:height="0.219cm" svg:x="2.6cm" svg:y="2.781cm" svg:viewBox="0 0 148 220" draw:points="74,220 148,147 0,0">
          <text:p/>
        </draw:polygon>
        <draw:polygon draw:style-name="gr20" draw:text-style-name="P8" draw:layer="layout" svg:width="0.306cm" svg:height="0.306cm" svg:x="9.32cm" svg:y="7.667cm" svg:viewBox="0 0 307 307" draw:points="0,0 0,307 307,0">
          <text:p/>
        </draw:polygon>
        <draw:polygon draw:style-name="gr21" draw:text-style-name="P2" draw:layer="layout" svg:width="0.306cm" svg:height="0.306cm" svg:x="9.32cm" svg:y="7.667cm" svg:viewBox="0 0 307 307" draw:points="0,0 0,307 307,0">
          <text:p/>
        </draw:polygon>
        <draw:polygon draw:style-name="gr19" draw:text-style-name="P8" draw:layer="layout" svg:width="0.178cm" svg:height="0.107cm" svg:x="7.874cm" svg:y="7.82cm" svg:viewBox="0 0 179 108" draw:points="179,108 72,0 0,72">
          <text:p/>
        </draw:polygon>
        <draw:polygon draw:style-name="gr19" draw:text-style-name="P8" draw:layer="layout" svg:width="0.306cm" svg:height="0.306cm" svg:x="4.123cm" svg:y="5.221cm" svg:viewBox="0 0 307 307" draw:points="0,307 307,307 0,0">
          <text:p/>
        </draw:polygon>
        <draw:polygon draw:style-name="gr19" draw:text-style-name="P8" draw:layer="layout" svg:width="0.099cm" svg:height="0.105cm" svg:x="9.221cm" svg:y="7.973cm" svg:viewBox="0 0 100 106" draw:points="100,106 100,0 0,100">
          <text:p/>
        </draw:polygon>
        <draw:polygon draw:style-name="gr19" draw:text-style-name="P8" draw:layer="layout" svg:width="0.153cm" svg:height="0.153cm" svg:x="4.734cm" svg:y="5.527cm" svg:viewBox="0 0 154 154" draw:points="154,154 154,0 0,0">
          <text:p/>
        </draw:polygon>
        <draw:polygon draw:style-name="gr19" draw:text-style-name="P8" draw:layer="layout" svg:width="0.306cm" svg:height="0.153cm" svg:x="2.594cm" svg:y="2.469cm" svg:viewBox="0 0 307 154" draw:points="153,154 307,0 0,0">
          <text:p/>
        </draw:polygon>
        <draw:polygon draw:style-name="gr19" draw:text-style-name="P8" draw:layer="layout" svg:width="0.02cm" svg:height="0.056cm" svg:x="3.511cm" svg:y="3.636cm" svg:viewBox="0 0 21 57" draw:points="0,0 0,57 21,38">
          <text:p/>
        </draw:polygon>
        <draw:polygon draw:style-name="gr19" draw:text-style-name="P8" draw:layer="layout" svg:width="0.12cm" svg:height="0.101cm" svg:x="2.015cm" svg:y="0.482cm" svg:viewBox="0 0 121 102" draw:points="20,102 121,0 0,0">
          <text:p/>
        </draw:polygon>
        <draw:polygon draw:style-name="gr19" draw:text-style-name="P8" draw:layer="layout" svg:width="0.144cm" svg:height="0.144cm" svg:x="2.144cm" svg:y="1.102cm" svg:viewBox="0 0 145 145" draw:points="34,145 145,145 0,0">
          <text:p/>
        </draw:polygon>
        <draw:polygon draw:style-name="gr19" draw:text-style-name="P8" draw:layer="layout" svg:width="0.152cm" svg:height="0.153cm" svg:x="6.722cm" svg:y="7.361cm" svg:viewBox="0 0 153 154" draw:points="0,154 153,154 153,0">
          <text:p/>
        </draw:polygon>
        <draw:polygon draw:style-name="gr19" draw:text-style-name="P8" draw:layer="layout" svg:width="0.306cm" svg:height="0.306cm" svg:x="6.874cm" svg:y="7.055cm" svg:viewBox="0 0 307 307" draw:points="0,0 0,307 307,0">
          <text:p/>
        </draw:polygon>
        <draw:polygon draw:style-name="gr19" draw:text-style-name="P8" draw:layer="layout" svg:width="0.05cm" svg:height="0.055cm" svg:x="8.659cm" svg:y="7.973cm" svg:viewBox="0 0 51 56" draw:points="51,56 51,0 0,50">
          <text:p/>
        </draw:polygon>
        <draw:polygon draw:style-name="gr19" draw:text-style-name="P8" draw:layer="layout" svg:width="0.082cm" svg:height="0.062cm" svg:x="2.594cm" svg:y="1.49cm" svg:viewBox="0 0 83 63" draw:points="64,0 0,63 83,63">
          <text:p/>
        </draw:polygon>
        <draw:polygon draw:style-name="gr19" draw:text-style-name="P8" draw:layer="layout" svg:width="0.051cm" svg:height="0.051cm" svg:x="2.594cm" svg:y="1.399cm" svg:viewBox="0 0 52 52" draw:points="37,0 0,0 52,52">
          <text:p/>
        </draw:polygon>
        <draw:polygon draw:style-name="gr20" draw:text-style-name="P8" draw:layer="layout" svg:width="0.153cm" svg:height="0.306cm" svg:x="9.473cm" svg:y="7.361cm" svg:viewBox="0 0 154 307" draw:points="154,0 0,154 154,307">
          <text:p/>
        </draw:polygon>
        <draw:polygon draw:style-name="gr21" draw:text-style-name="P2" draw:layer="layout" svg:width="0.153cm" svg:height="0.306cm" svg:x="9.473cm" svg:y="7.361cm" svg:viewBox="0 0 154 307" draw:points="154,0 0,154 154,307">
          <text:p/>
        </draw:polygon>
        <draw:polygon draw:style-name="gr19" draw:text-style-name="P8" draw:layer="layout" svg:width="0.001cm" svg:height="0.001cm" svg:x="8.249cm" svg:y="7.207cm" svg:viewBox="0 0 2 2" draw:points="0,0 2,2 2,0">
          <text:p/>
        </draw:polygon>
        <draw:polygon draw:style-name="gr19" draw:text-style-name="P8" draw:layer="layout" svg:width="0.068cm" svg:height="0.086cm" svg:x="4.276cm" svg:y="4.829cm" svg:viewBox="0 0 69 87" draw:points="0,0 0,87 69,87">
          <text:p/>
        </draw:polygon>
        <draw:polygon draw:style-name="gr19" draw:text-style-name="P8" draw:layer="layout" svg:width="0.029cm" svg:height="0.011cm" svg:x="5.47cm" svg:y="6.903cm" svg:viewBox="0 0 30 12" draw:points="18,12 30,0 0,0">
          <text:p/>
        </draw:polygon>
        <draw:polygon draw:style-name="gr19" draw:text-style-name="P8" draw:layer="layout" svg:width="0.029cm" svg:height="0.046cm" svg:x="2.441cm" svg:y="0.771cm" svg:viewBox="0 0 30 47" draw:points="18,0 0,18 30,47">
          <text:p/>
        </draw:polygon>
        <draw:polygon draw:style-name="gr19" draw:text-style-name="P8" draw:layer="layout" svg:width="0.1cm" svg:height="0.158cm" svg:x="2.341cm" svg:y="1.911cm" svg:viewBox="0 0 101 159" draw:points="42,159 101,101 0,0">
          <text:p/>
        </draw:polygon>
        <draw:polygon draw:style-name="gr19" draw:text-style-name="P8" draw:layer="layout" svg:width="0.306cm" svg:height="0.153cm" svg:x="3.511cm" svg:y="4.151cm" svg:viewBox="0 0 307 154" draw:points="153,0 0,154 307,154">
          <text:p/>
        </draw:polygon>
        <draw:polygon draw:style-name="gr19" draw:text-style-name="P8" draw:layer="layout" svg:width="0.153cm" svg:height="0.155cm" svg:x="6.416cm" svg:y="6.595cm" svg:viewBox="0 0 154 156" draw:points="2,0 0,2 154,156 154,73">
          <text:p/>
        </draw:polygon>
        <draw:polygon draw:style-name="gr19" draw:text-style-name="P8" draw:layer="layout" svg:width="0.153cm" svg:height="0.153cm" svg:x="7.027cm" svg:y="7.514cm" svg:viewBox="0 0 154 154" draw:points="27,154 154,154 0,0 0,145">
          <text:p/>
        </draw:polygon>
        <draw:polygon draw:style-name="gr19" draw:text-style-name="P8" draw:layer="layout" svg:width="0.152cm" svg:height="0.269cm" svg:x="7.945cm" svg:y="7.667cm" svg:viewBox="0 0 153 270" draw:points="153,270 153,0 0,153 108,260">
          <text:p/>
        </draw:polygon>
        <draw:polygon draw:style-name="gr19" draw:text-style-name="P8" draw:layer="layout" svg:width="0.146cm" svg:height="0.152cm" svg:x="3.97cm" svg:y="4.61cm" svg:viewBox="0 0 147 153" draw:points="142,0 0,0 0,153 147,7">
          <text:p/>
        </draw:polygon>
        <draw:polygon draw:style-name="gr19" draw:text-style-name="P8" draw:layer="layout" svg:width="0.153cm" svg:height="0.153cm" svg:x="6.569cm" svg:y="7.361cm" svg:viewBox="0 0 154 154" draw:points="71,154 154,154 0,0 0,126">
          <text:p/>
        </draw:polygon>
        <draw:polygon draw:style-name="gr19" draw:text-style-name="P8" draw:layer="layout" svg:width="0.153cm" svg:height="0.025cm" svg:x="9.32cm" svg:y="7.336cm" svg:viewBox="0 0 154 26" draw:points="26,0 0,26 154,26 154,6">
          <text:p/>
        </draw:polygon>
        <draw:polygon draw:style-name="gr19" draw:text-style-name="P8" draw:layer="layout" svg:width="0.068cm" svg:height="0.152cm" svg:x="3.358cm" svg:y="3.387cm" svg:viewBox="0 0 69 153" draw:points="28,0 0,0 0,153 69,85">
          <text:p/>
        </draw:polygon>
        <draw:polygon draw:style-name="gr19" draw:text-style-name="P8" draw:layer="layout" svg:width="0.095cm" svg:height="0.152cm" svg:x="5.04cm" svg:y="5.68cm" svg:viewBox="0 0 96 153" draw:points="30,0 0,0 0,153 96,59">
          <text:p/>
        </draw:polygon>
        <draw:polygon draw:style-name="gr19" draw:text-style-name="P8" draw:layer="layout" svg:width="0.253cm" svg:height="0.153cm" svg:x="2.035cm" svg:y="0.482cm" svg:viewBox="0 0 254 154" draw:points="12,154 254,154 100,0 0,102">
          <text:p/>
        </draw:polygon>
        <draw:polygon draw:style-name="gr19" draw:text-style-name="P8" draw:layer="layout" svg:width="0.153cm" svg:height="0.305cm" svg:x="5.651cm" svg:y="6.139cm" svg:viewBox="0 0 154 306" draw:points="0,0 0,306 154,153 4,3">
          <text:p/>
        </draw:polygon>
        <draw:polygon draw:style-name="gr19" draw:text-style-name="P8" draw:layer="layout" svg:width="0.108cm" svg:height="0.153cm" svg:x="5.193cm" svg:y="5.832cm" svg:viewBox="0 0 109 154" draw:points="56,0 0,0 0,154 109,46">
          <text:p/>
        </draw:polygon>
        <draw:polygon draw:style-name="gr19" draw:text-style-name="P8" draw:layer="layout" svg:width="0.153cm" svg:height="0.153cm" svg:x="3.664cm" svg:y="4.151cm" svg:viewBox="0 0 154 154" draw:points="142,0 0,0 154,154 154,20">
          <text:p/>
        </draw:polygon>
        <draw:polygon draw:style-name="gr19" draw:text-style-name="P8" draw:layer="layout" svg:width="0.241cm" svg:height="0.153cm" svg:x="2.047cm" svg:y="0.635cm" svg:viewBox="0 0 242 154" draw:points="16,81 89,154 242,0 0,0">
          <text:p/>
        </draw:polygon>
        <draw:polygon draw:style-name="gr19" draw:text-style-name="P8" draw:layer="layout" svg:width="0.12cm" svg:height="0.306cm" svg:x="3.206cm" svg:y="3.081cm" svg:viewBox="0 0 121 307" draw:points="67,67 0,0 0,307 121,186">
          <text:p/>
        </draw:polygon>
        <draw:polygon draw:style-name="gr19" draw:text-style-name="P8" draw:layer="layout" svg:width="0.153cm" svg:height="0.147cm" svg:x="2.135cm" svg:y="0.941cm" svg:viewBox="0 0 154 148" draw:points="5,148 154,0 0,0 0,126">
          <text:p/>
        </draw:polygon>
        <draw:polygon draw:style-name="gr19" draw:text-style-name="P8" draw:layer="layout" svg:width="0.153cm" svg:height="0.153cm" svg:x="3.358cm" svg:y="3.539cm" svg:viewBox="0 0 154 154" draw:points="104,0 0,0 154,154 154,98">
          <text:p/>
        </draw:polygon>
        <draw:polygon draw:style-name="gr19" draw:text-style-name="P8" draw:layer="layout" svg:width="0.128cm" svg:height="0.306cm" svg:x="3.511cm" svg:y="3.692cm" svg:viewBox="0 0 129 307" draw:points="67,67 0,0 0,307 129,180">
          <text:p/>
        </draw:polygon>
        <draw:polygon draw:style-name="gr19" draw:text-style-name="P8" draw:layer="layout" svg:width="0.298cm" svg:height="0.152cm" svg:x="2.288cm" svg:y="1.094cm" svg:viewBox="0 0 299 153" draw:points="296,142 153,0 0,153 299,153">
          <text:p/>
        </draw:polygon>
        <draw:polygon draw:style-name="gr19" draw:text-style-name="P8" draw:layer="layout" svg:width="0.123cm" svg:height="0.153cm" svg:x="4.123cm" svg:y="4.762cm" svg:viewBox="0 0 124 154" draw:points="101,0 0,0 0,154 124,31">
          <text:p/>
        </draw:polygon>
        <draw:polygon draw:style-name="gr19" draw:text-style-name="P8" draw:layer="layout" svg:width="0.153cm" svg:height="0.088cm" svg:x="6.416cm" svg:y="7.361cm" svg:viewBox="0 0 154 89" draw:points="66,89 154,0 0,0 0,59">
          <text:p/>
        </draw:polygon>
        <draw:polygon draw:style-name="gr19" draw:text-style-name="P8" draw:layer="layout" svg:width="0.087cm" svg:height="0.153cm" svg:x="4.581cm" svg:y="5.221cm" svg:viewBox="0 0 88 154" draw:points="26,0 0,0 0,154 88,68">
          <text:p/>
        </draw:polygon>
        <draw:polygon draw:style-name="gr19" draw:text-style-name="P8" draw:layer="layout" svg:width="0.306cm" svg:height="0.102cm" svg:x="7.18cm" svg:y="7.667cm" svg:viewBox="0 0 307 103" draw:points="204,103 307,0 0,0 59,58">
          <text:p/>
        </draw:polygon>
        <draw:polygon draw:style-name="gr19" draw:text-style-name="P8" draw:layer="layout" svg:width="0.153cm" svg:height="0.153cm" svg:x="7.486cm" svg:y="7.055cm" svg:viewBox="0 0 154 154" draw:points="124,0 0,0 154,154 154,9">
          <text:p/>
        </draw:polygon>
        <draw:polygon draw:style-name="gr19" draw:text-style-name="P8" draw:layer="layout" svg:width="0.093cm" svg:height="0.153cm" svg:x="4.429cm" svg:y="5.068cm" svg:viewBox="0 0 94 154" draw:points="42,0 0,0 0,154 94,60">
          <text:p/>
        </draw:polygon>
        <draw:polygon draw:style-name="gr19" draw:text-style-name="P8" draw:layer="layout" svg:width="0.153cm" svg:height="0.103cm" svg:x="7.792cm" svg:y="7.105cm" svg:viewBox="0 0 154 104" draw:points="0,0 0,104 154,104 66,16">
          <text:p/>
        </draw:polygon>
        <draw:polygon draw:style-name="gr19" draw:text-style-name="P8" draw:layer="layout" svg:width="0.153cm" svg:height="0.153cm" svg:x="8.25cm" svg:y="7.208cm" svg:viewBox="0 0 154 154" draw:points="7,0 0,0 154,154 154,28">
          <text:p/>
        </draw:polygon>
        <draw:polygon draw:style-name="gr19" draw:text-style-name="P8" draw:layer="layout" svg:width="0.152cm" svg:height="0.094cm" svg:x="4.429cm" svg:y="5.127cm" svg:viewBox="0 0 153 95" draw:points="94,0 0,95 153,95 153,68">
          <text:p/>
        </draw:polygon>
        <draw:polygon draw:style-name="gr19" draw:text-style-name="P8" draw:layer="layout" svg:width="0.152cm" svg:height="0.121cm" svg:x="3.206cm" svg:y="3.266cm" svg:viewBox="0 0 153 122" draw:points="121,0 0,122 153,122 153,68">
          <text:p/>
        </draw:polygon>
        <draw:polygon draw:style-name="gr19" draw:text-style-name="P8" draw:layer="layout" svg:width="0.153cm" svg:height="0.152cm" svg:x="7.027cm" svg:y="6.903cm" svg:viewBox="0 0 154 153" draw:points="109,0 0,0 154,153 154,17">
          <text:p/>
        </draw:polygon>
        <draw:polygon draw:style-name="gr19" draw:text-style-name="P8" draw:layer="layout" svg:width="0.153cm" svg:height="0.107cm" svg:x="6.11cm" svg:y="6.49cm" svg:viewBox="0 0 154 108" draw:points="108,0 0,108 154,108 154,24">
          <text:p/>
        </draw:polygon>
        <draw:polygon draw:style-name="gr19" draw:text-style-name="P8" draw:layer="layout" svg:width="0.072cm" svg:height="0.153cm" svg:x="4.051cm" svg:y="5.527cm" svg:viewBox="0 0 73 154" draw:points="67,154 73,154 73,0 0,72">
          <text:p/>
        </draw:polygon>
        <draw:polygon draw:style-name="gr19" draw:text-style-name="P8" draw:layer="layout" svg:width="0.153cm" svg:height="0.153cm" svg:x="8.25cm" svg:y="7.82cm" svg:viewBox="0 0 154 154" draw:points="60,154 154,154 0,0 0,144">
          <text:p/>
        </draw:polygon>
        <draw:polygon draw:style-name="gr19" draw:text-style-name="P8" draw:layer="layout" svg:width="0.226cm" svg:height="0.153cm" svg:x="2.674cm" svg:y="2.928cm" svg:viewBox="0 0 227 154" draw:points="31,154 227,154 73,0 0,73">
          <text:p/>
        </draw:polygon>
        <draw:polygon draw:style-name="gr19" draw:text-style-name="P8" draw:layer="layout" svg:width="0.152cm" svg:height="0.268cm" svg:x="6.722cm" svg:y="6.787cm" svg:viewBox="0 0 153 269" draw:points="116,0 0,117 153,269 153,16">
          <text:p/>
        </draw:polygon>
        <draw:polygon draw:style-name="gr19" draw:text-style-name="P8" draw:layer="layout" svg:width="0.153cm" svg:height="0.09cm" svg:x="5.804cm" svg:y="7.055cm" svg:viewBox="0 0 154 91" draw:points="64,91 154,0 0,0 0,55">
          <text:p/>
        </draw:polygon>
        <draw:polygon draw:style-name="gr19" draw:text-style-name="P8" draw:layer="layout" svg:width="0.13cm" svg:height="0.152cm" svg:x="5.674cm" svg:y="6.903cm" svg:viewBox="0 0 131 153" draw:points="39,153 131,153 131,0 0,131">
          <text:p/>
        </draw:polygon>
        <draw:polygon draw:style-name="gr19" draw:text-style-name="P8" draw:layer="layout" svg:width="0.152cm" svg:height="0.139cm" svg:x="3.206cm" svg:y="4.151cm" svg:viewBox="0 0 153 140" draw:points="13,140 153,0 0,0 0,113">
          <text:p/>
        </draw:polygon>
        <draw:polygon draw:style-name="gr19" draw:text-style-name="P8" draw:layer="layout" svg:width="0.153cm" svg:height="0.124cm" svg:x="2.9cm" svg:y="3.539cm" svg:viewBox="0 0 154 125" draw:points="29,125 154,0 0,0 0,53">
          <text:p/>
        </draw:polygon>
        <draw:polygon draw:style-name="gr19" draw:text-style-name="P8" draw:layer="layout" svg:width="0.153cm" svg:height="0.153cm" svg:x="3.97cm" svg:y="5.374cm" svg:viewBox="0 0 154 154" draw:points="25,154 154,154 0,0 0,121">
          <text:p/>
        </draw:polygon>
        <draw:polygon draw:style-name="gr19" draw:text-style-name="P8" draw:layer="layout" svg:width="0.111cm" svg:height="0.153cm" svg:x="2.942cm" svg:y="3.692cm" svg:viewBox="0 0 112 154" draw:points="33,77 112,154 112,0 0,0">
          <text:p/>
        </draw:polygon>
        <draw:polygon draw:style-name="gr19" draw:text-style-name="P8" draw:layer="layout" svg:width="0.152cm" svg:height="0.092cm" svg:x="6.722cm" svg:y="7.514cm" svg:viewBox="0 0 153 93" draw:points="153,93 153,0 0,0 53,54">
          <text:p/>
        </draw:polygon>
        <draw:polygon draw:style-name="gr19" draw:text-style-name="P8" draw:layer="layout" svg:width="0.306cm" svg:height="0.072cm" svg:x="8.709cm" svg:y="7.289cm" svg:viewBox="0 0 307 73" draw:points="72,0 0,73 307,73 253,20">
          <text:p/>
        </draw:polygon>
        <draw:polygon draw:style-name="gr19" draw:text-style-name="P8" draw:layer="layout" svg:width="0.06cm" svg:height="0.152cm" svg:x="2.84cm" svg:y="3.387cm" svg:viewBox="0 0 61 153" draw:points="39,153 61,153 61,0 0,60">
          <text:p/>
        </draw:polygon>
        <draw:polygon draw:style-name="gr19" draw:text-style-name="P8" draw:layer="layout" svg:width="0.153cm" svg:height="0.153cm" svg:x="5.193cm" svg:y="6.597cm" svg:viewBox="0 0 154 154" draw:points="59,154 154,154 0,0 0,111">
          <text:p/>
        </draw:polygon>
        <draw:polygon draw:style-name="gr19" draw:text-style-name="P8" draw:layer="layout" svg:width="0.292cm" svg:height="0.153cm" svg:x="3.219cm" svg:y="4.151cm" svg:viewBox="0 0 293 154" draw:points="8,154 293,154 140,0 0,140">
          <text:p/>
        </draw:polygon>
        <draw:polygon draw:style-name="gr19" draw:text-style-name="P8" draw:layer="layout" svg:width="0.152cm" svg:height="0.116cm" svg:x="5.499cm" svg:y="6.903cm" svg:viewBox="0 0 153 117" draw:points="153,117 153,0 0,0 52,51">
          <text:p/>
        </draw:polygon>
        <draw:polygon draw:style-name="gr19" draw:text-style-name="P8" draw:layer="layout" svg:width="0.152cm" svg:height="0.305cm" svg:x="5.499cm" svg:y="6.139cm" svg:viewBox="0 0 153 306" draw:points="153,0 0,153 153,306">
          <text:p/>
        </draw:polygon>
        <draw:polygon draw:style-name="gr19" draw:text-style-name="P8" draw:layer="layout" svg:width="0.153cm" svg:height="0.145cm" svg:x="3.97cm" svg:y="4.617cm" svg:viewBox="0 0 154 146" draw:points="147,0 0,146 154,146 154,9">
          <text:p/>
        </draw:polygon>
        <draw:polygon draw:style-name="gr19" draw:text-style-name="P8" draw:layer="layout" svg:width="0.148cm" svg:height="0.305cm" svg:x="2.14cm" svg:y="0.941cm" svg:viewBox="0 0 149 306" draw:points="4,162 149,306 149,0 0,148">
          <text:p/>
        </draw:polygon>
        <draw:polygon draw:style-name="gr19" draw:text-style-name="P8" draw:layer="layout" svg:width="0.091cm" svg:height="0.306cm" svg:x="2.197cm" svg:y="1.246cm" svg:viewBox="0 0 92 307" draw:points="41,256 92,307 92,0 0,92">
          <text:p/>
        </draw:polygon>
        <draw:polygon draw:style-name="gr19" draw:text-style-name="P8" draw:layer="layout" svg:width="0.114cm" svg:height="0.153cm" svg:x="2.327cm" svg:y="1.858cm" svg:viewBox="0 0 115 154" draw:points="15,54 115,154 115,0 0,0">
          <text:p/>
        </draw:polygon>
        <draw:polygon draw:style-name="gr19" draw:text-style-name="P8" draw:layer="layout" svg:width="0.299cm" svg:height="0.153cm" svg:x="2.288cm" svg:y="1.246cm" svg:viewBox="0 0 300 154" draw:points="299,0 0,0 153,154 300,7">
          <text:p/>
        </draw:polygon>
        <draw:polygon draw:style-name="gr19" draw:text-style-name="P8" draw:layer="layout" svg:width="0.153cm" svg:height="0.117cm" svg:x="3.511cm" svg:y="4.762cm" svg:viewBox="0 0 154 118" draw:points="37,118 154,0 0,0 0,58">
          <text:p/>
        </draw:polygon>
        <draw:polygon draw:style-name="gr19" draw:text-style-name="P8" draw:layer="layout" svg:width="0.099cm" svg:height="0.153cm" svg:x="4.635cm" svg:y="6.138cm" svg:viewBox="0 0 100 154" draw:points="60,154 100,154 100,0 0,100">
          <text:p/>
        </draw:polygon>
        <draw:polygon draw:style-name="gr19" draw:text-style-name="P8" draw:layer="layout" svg:width="0.15cm" svg:height="0.153cm" svg:x="2.597cm" svg:y="2.622cm" svg:viewBox="0 0 151 154" draw:points="1,154 151,154 151,0 0,151">
          <text:p/>
        </draw:polygon>
        <draw:polygon draw:style-name="gr19" draw:text-style-name="P8" draw:layer="layout" svg:width="0.135cm" svg:height="0.153cm" svg:x="2.747cm" svg:y="2.164cm" svg:viewBox="0 0 136 154" draw:points="130,0 0,0 0,154 136,17">
          <text:p/>
        </draw:polygon>
        <draw:polygon draw:style-name="gr19" draw:text-style-name="P8" draw:layer="layout" svg:width="0.032cm" svg:height="0.153cm" svg:x="2.256cm" svg:y="1.552cm" svg:viewBox="0 0 33 154" draw:points="32,154 33,154 33,0 0,32">
          <text:p/>
        </draw:polygon>
        <draw:polygon draw:style-name="gr19" draw:text-style-name="P8" draw:layer="layout" svg:width="0.153cm" svg:height="0.113cm" svg:x="7.639cm" svg:y="7.095cm" svg:viewBox="0 0 154 114" draw:points="114,0 0,114 154,114 154,10">
          <text:p/>
        </draw:polygon>
        <draw:polygon draw:style-name="gr19" draw:text-style-name="P8" draw:layer="layout" svg:width="0.153cm" svg:height="0.071cm" svg:x="7.792cm" svg:y="7.82cm" svg:viewBox="0 0 154 72" draw:points="83,72 154,0 0,0 0,53">
          <text:p/>
        </draw:polygon>
        <draw:polygon draw:style-name="gr19" draw:text-style-name="P8" draw:layer="layout" svg:width="0.144cm" svg:height="0.306cm" svg:x="2.756cm" svg:y="3.081cm" svg:viewBox="0 0 145 307" draw:points="11,174 145,307 145,0 0,145">
          <text:p/>
        </draw:polygon>
        <draw:polygon draw:style-name="gr19" draw:text-style-name="P8" draw:layer="layout" svg:width="0.153cm" svg:height="0.153cm" svg:x="3.817cm" svg:y="5.221cm" svg:viewBox="0 0 154 154" draw:points="64,154 154,154 0,0 0,67">
          <text:p/>
        </draw:polygon>
        <draw:polygon draw:style-name="gr20" draw:text-style-name="P8" draw:layer="layout" svg:width="0.109cm" svg:height="0.306cm" svg:x="2.288cm" svg:y="0.329cm" svg:viewBox="0 0 110 307" draw:points="83,82 0,0 0,307 110,198">
          <text:p/>
        </draw:polygon>
        <draw:polygon draw:style-name="gr21" draw:text-style-name="P2" draw:layer="layout" svg:width="0.109cm" svg:height="0.306cm" svg:x="2.288cm" svg:y="0.329cm" svg:viewBox="0 0 110 307" draw:points="83,82 0,0 0,307 110,198">
          <text:p/>
        </draw:polygon>
        <draw:polygon draw:style-name="gr19" draw:text-style-name="P8" draw:layer="layout" svg:width="0.153cm" svg:height="0.136cm" svg:x="2.747cm" svg:y="2.181cm" svg:viewBox="0 0 154 137" draw:points="136,0 0,137 154,137 154,50">
          <text:p/>
        </draw:polygon>
        <draw:polygon draw:style-name="gr19" draw:text-style-name="P8" draw:layer="layout" svg:width="0.064cm" svg:height="0.152cm" svg:x="2.9cm" svg:y="2.317cm" svg:viewBox="0 0 65 153" draw:points="32,0 0,0 0,153 65,89">
          <text:p/>
        </draw:polygon>
        <draw:polygon draw:style-name="gr19" draw:text-style-name="P8" draw:layer="layout" svg:width="0.17cm" svg:height="0.153cm" svg:x="2.288cm" svg:y="0.635cm" svg:viewBox="0 0 171 154" draw:points="137,0 0,0 153,154 171,137">
          <text:p/>
        </draw:polygon>
        <draw:polygon draw:style-name="gr19" draw:text-style-name="P8" draw:layer="layout" svg:width="0.153cm" svg:height="0.153cm" svg:x="3.053cm" svg:y="3.845cm" svg:viewBox="0 0 154 154" draw:points="25,154 154,154 0,0 0,100">
          <text:p/>
        </draw:polygon>
        <draw:polygon draw:style-name="gr19" draw:text-style-name="P8" draw:layer="layout" svg:width="0.153cm" svg:height="0.153cm" svg:x="5.346cm" svg:y="6.75cm" svg:viewBox="0 0 154 154" draw:points="125,154 154,154 0,0 0,69">
          <text:p/>
        </draw:polygon>
        <draw:polygon draw:style-name="gr19" draw:text-style-name="P8" draw:layer="layout" svg:width="0.306cm" svg:height="0.109cm" svg:x="8.403cm" svg:y="7.252cm" svg:viewBox="0 0 307 110" draw:points="109,0 0,110 307,110 212,15">
          <text:p/>
        </draw:polygon>
        <draw:polygon draw:style-name="gr19" draw:text-style-name="P8" draw:layer="layout" svg:width="0.153cm" svg:height="0.123cm" svg:x="4.123cm" svg:y="4.792cm" svg:viewBox="0 0 154 124" draw:points="124,0 0,124 154,124 154,37">
          <text:p/>
        </draw:polygon>
        <draw:polygon draw:style-name="gr19" draw:text-style-name="P8" draw:layer="layout" svg:width="0.049cm" svg:height="0.153cm" svg:x="2.086cm" svg:y="0.788cm" svg:viewBox="0 0 50 154" draw:points="24,154 50,154 50,0 0,50">
          <text:p/>
        </draw:polygon>
        <draw:polygon draw:style-name="gr19" draw:text-style-name="P8" draw:layer="layout" svg:width="0.143cm" svg:height="0.305cm" svg:x="2.451cm" svg:y="2.164cm" svg:viewBox="0 0 144 306" draw:points="9,173 144,306 144,0 0,143">
          <text:p/>
        </draw:polygon>
        <draw:polygon draw:style-name="gr19" draw:text-style-name="P8" draw:layer="layout" svg:width="0.153cm" svg:height="0.093cm" svg:x="4.734cm" svg:y="6.291cm" svg:viewBox="0 0 154 94" draw:points="62,94 154,0 0,0 0,39">
          <text:p/>
        </draw:polygon>
        <draw:polygon draw:style-name="gr19" draw:text-style-name="P8" draw:layer="layout" svg:width="0.153cm" svg:height="0.153cm" svg:x="5.957cm" svg:y="7.055cm" svg:viewBox="0 0 154 154" draw:points="26,154 154,154 0,0 0,141">
          <text:p/>
        </draw:polygon>
        <draw:polygon draw:style-name="gr19" draw:text-style-name="P8" draw:layer="layout" svg:width="0.123cm" svg:height="0.153cm" svg:x="2.318cm" svg:y="1.705cm" svg:viewBox="0 0 124 154" draw:points="9,154 124,154 124,0 0,124">
          <text:p/>
        </draw:polygon>
        <draw:polygon draw:style-name="gr19" draw:text-style-name="P8" draw:layer="layout" svg:width="0.058cm" svg:height="0.153cm" svg:x="2.383cm" svg:y="2.011cm" svg:viewBox="0 0 59 154" draw:points="27,154 59,154 59,0 0,59">
          <text:p/>
        </draw:polygon>
        <draw:polygon draw:style-name="gr19" draw:text-style-name="P8" draw:layer="layout" svg:width="0.152cm" svg:height="0.1cm" svg:x="4.429cm" svg:y="5.985cm" svg:viewBox="0 0 153 101" draw:points="52,101 153,0 0,0 0,46">
          <text:p/>
        </draw:polygon>
        <draw:polygon draw:style-name="gr19" draw:text-style-name="P8" draw:layer="layout" svg:width="0.084cm" svg:height="0.153cm" svg:x="4.734cm" svg:y="5.374cm" svg:viewBox="0 0 85 154" draw:points="16,0 0,0 0,154 85,70">
          <text:p/>
        </draw:polygon>
        <draw:polygon draw:style-name="gr19" draw:text-style-name="P8" draw:layer="layout" svg:width="0.153cm" svg:height="0.086cm" svg:x="4.123cm" svg:y="5.68cm" svg:viewBox="0 0 154 87" draw:points="67,87 154,0 0,0 0,6">
          <text:p/>
        </draw:polygon>
        <draw:polygon draw:style-name="gr19" draw:text-style-name="P8" draw:layer="layout" svg:width="0.153cm" svg:height="0.087cm" svg:x="4.887cm" svg:y="5.593cm" svg:viewBox="0 0 154 88" draw:points="88,0 0,88 154,88 154,61">
          <text:p/>
        </draw:polygon>
        <draw:polygon draw:style-name="gr19" draw:text-style-name="P8" draw:layer="layout" svg:width="0.115cm" svg:height="0.153cm" svg:x="6.722cm" svg:y="6.75cm" svg:viewBox="0 0 116 154" draw:points="29,0 0,0 0,154 116,38">
          <text:p/>
        </draw:polygon>
        <draw:polygon draw:style-name="gr19" draw:text-style-name="P8" draw:layer="layout" svg:width="0.08cm" svg:height="0.153cm" svg:x="2.441cm" svg:y="0.941cm" svg:viewBox="0 0 81 154" draw:points="61,0 0,0 0,154 81,73">
          <text:p/>
        </draw:polygon>
        <draw:polygon draw:style-name="gr19" draw:text-style-name="P8" draw:layer="layout" svg:width="0.153cm" svg:height="0.127cm" svg:x="5.346cm" svg:y="6.011cm" svg:viewBox="0 0 154 128" draw:points="128,0 0,128 154,128 154,19">
          <text:p/>
        </draw:polygon>
        <draw:polygon draw:style-name="gr19" draw:text-style-name="P8" draw:layer="layout" svg:width="0.153cm" svg:height="0.056cm" svg:x="6.569cm" svg:y="6.694cm" svg:viewBox="0 0 154 57" draw:points="56,0 0,57 154,57 154,45">
          <text:p/>
        </draw:polygon>
        <draw:polygon draw:style-name="gr19" draw:text-style-name="P8" draw:layer="layout" svg:width="0.153cm" svg:height="0.081cm" svg:x="4.887cm" svg:y="6.444cm" svg:viewBox="0 0 154 82" draw:points="73,82 154,0 0,0 0,20">
          <text:p/>
        </draw:polygon>
        <draw:polygon draw:style-name="gr19" draw:text-style-name="P8" draw:layer="layout" svg:width="0.077cm" svg:height="0.152cm" svg:x="3.434cm" svg:y="4.61cm" svg:viewBox="0 0 78 153" draw:points="44,153 78,153 78,0 0,78">
          <text:p/>
        </draw:polygon>
        <draw:polygon draw:style-name="gr20" draw:text-style-name="P8" draw:layer="layout" svg:width="0.153cm" svg:height="0.02cm" svg:x="9.473cm" svg:y="7.341cm" svg:viewBox="0 0 154 21" draw:points="0,0 0,21 154,21 138,5">
          <text:p/>
        </draw:polygon>
        <draw:polygon draw:style-name="gr21" draw:text-style-name="P2" draw:layer="layout" svg:width="0.153cm" svg:height="0.02cm" svg:x="9.473cm" svg:y="7.341cm" svg:viewBox="0 0 154 21" draw:points="0,0 0,21 154,21 138,5">
          <text:p/>
        </draw:polygon>
        <draw:polygon draw:style-name="gr19" draw:text-style-name="P8" draw:layer="layout" svg:width="0.092cm" svg:height="0.153cm" svg:x="4.795cm" svg:y="6.291cm" svg:viewBox="0 0 93 154" draw:points="70,154 93,154 93,0 0,94">
          <text:p/>
        </draw:polygon>
        <draw:polygon draw:style-name="gr19" draw:text-style-name="P8" draw:layer="layout" svg:width="0.21cm" svg:height="0.153cm" svg:x="2.594cm" svg:y="1.858cm" svg:viewBox="0 0 211 154" draw:points="181,0 0,0 154,154 211,97">
          <text:p/>
        </draw:polygon>
        <draw:polygon draw:style-name="gr19" draw:text-style-name="P8" draw:layer="layout" svg:width="0.153cm" svg:height="0.153cm" svg:x="5.804cm" svg:y="6.291cm" svg:viewBox="0 0 154 154" draw:points="78,0 0,0 154,154 154,49">
          <text:p/>
        </draw:polygon>
        <draw:polygon draw:style-name="gr19" draw:text-style-name="P8" draw:layer="layout" svg:width="0.152cm" svg:height="0.153cm" svg:x="5.499cm" svg:y="6.138cm" svg:viewBox="0 0 153 154" draw:points="152,0 0,0 0,154 153,1">
          <text:p/>
        </draw:polygon>
        <draw:polygon draw:style-name="gr19" draw:text-style-name="P8" draw:layer="layout" svg:width="0.153cm" svg:height="0.065cm" svg:x="5.957cm" svg:y="6.379cm" svg:viewBox="0 0 154 66" draw:points="67,0 0,66 154,66 154,52">
          <text:p/>
        </draw:polygon>
        <draw:polygon draw:style-name="gr19" draw:text-style-name="P8" draw:layer="layout" svg:width="0.153cm" svg:height="0.083cm" svg:x="6.263cm" svg:y="6.514cm" svg:viewBox="0 0 154 84" draw:points="0,0 0,84 154,84 148,78">
          <text:p/>
        </draw:polygon>
        <draw:polygon draw:style-name="gr19" draw:text-style-name="P8" draw:layer="layout" svg:width="0.153cm" svg:height="0.153cm" svg:x="5.04cm" svg:y="6.444cm" svg:viewBox="0 0 154 154" draw:points="9,154 154,154 0,0 0,147">
          <text:p/>
        </draw:polygon>
        <draw:polygon draw:style-name="gr19" draw:text-style-name="P8" draw:layer="layout" svg:width="0.129cm" svg:height="0.153cm" svg:x="2.747cm" svg:y="2.011cm" svg:viewBox="0 0 130 154" draw:points="118,118 0,0 0,154 130,154">
          <text:p/>
        </draw:polygon>
        <draw:polygon draw:style-name="gr19" draw:text-style-name="P8" draw:layer="layout" svg:width="0.153cm" svg:height="0.094cm" svg:x="5.04cm" svg:y="5.738cm" svg:viewBox="0 0 154 95" draw:points="96,0 0,95 154,95 154,50">
          <text:p/>
        </draw:polygon>
        <draw:polygon draw:style-name="gr19" draw:text-style-name="P8" draw:layer="layout" svg:width="0.153cm" svg:height="0.261cm" svg:x="5.193cm" svg:y="5.877cm" svg:viewBox="0 0 154 262" draw:points="109,0 0,108 154,262 154,35">
          <text:p/>
        </draw:polygon>
        <draw:polygon draw:style-name="gr19" draw:text-style-name="P8" draw:layer="layout" svg:width="0.153cm" svg:height="0.086cm" svg:x="4.581cm" svg:y="5.288cm" svg:viewBox="0 0 154 87" draw:points="88,0 0,87 154,87 154,70">
          <text:p/>
        </draw:polygon>
        <draw:polygon draw:style-name="gr19" draw:text-style-name="P8" draw:layer="layout" svg:width="0.153cm" svg:height="0.036cm" svg:x="8.403cm" svg:y="7.973cm" svg:viewBox="0 0 154 37" draw:points="154,37 154,0 0,0 18,18">
          <text:p/>
        </draw:polygon>
        <draw:polygon draw:style-name="gr19" draw:text-style-name="P8" draw:layer="layout" svg:width="0.153cm" svg:height="0.149cm" svg:x="2.9cm" svg:y="2.626cm" svg:viewBox="0 0 154 150" draw:points="150,0 0,150 154,150 154,8">
          <text:p/>
        </draw:polygon>
        <draw:polygon draw:style-name="gr19" draw:text-style-name="P8" draw:layer="layout" svg:width="0.153cm" svg:height="0.096cm" svg:x="4.276cm" svg:y="5.832cm" svg:viewBox="0 0 154 97" draw:points="58,97 154,0 0,0 0,34">
          <text:p/>
        </draw:polygon>
        <draw:polygon draw:style-name="gr19" draw:text-style-name="P8" draw:layer="layout" svg:width="0.107cm" svg:height="0.153cm" svg:x="6.11cm" svg:y="6.444cm" svg:viewBox="0 0 108 154" draw:points="26,0 0,0 0,154 108,47">
          <text:p/>
        </draw:polygon>
        <draw:polygon draw:style-name="gr19" draw:text-style-name="P8" draw:layer="layout" svg:width="0.153cm" svg:height="0.099cm" svg:x="4.581cm" svg:y="6.138cm" svg:viewBox="0 0 154 100" draw:points="54,100 154,0 0,0 0,47">
          <text:p/>
        </draw:polygon>
        <draw:polygon draw:style-name="gr19" draw:text-style-name="P8" draw:layer="layout" svg:width="0.1cm" svg:height="0.153cm" svg:x="4.481cm" svg:y="5.985cm" svg:viewBox="0 0 101 154" draw:points="55,154 101,154 101,0 0,101">
          <text:p/>
        </draw:polygon>
        <draw:polygon draw:style-name="gr19" draw:text-style-name="P8" draw:layer="layout" svg:width="0.085cm" svg:height="0.153cm" svg:x="3.053cm" svg:y="2.775cm" svg:viewBox="0 0 86 154" draw:points="58,0 0,0 0,154 86,69">
          <text:p/>
        </draw:polygon>
        <draw:polygon draw:style-name="gr19" draw:text-style-name="P8" draw:layer="layout" svg:width="0.124cm" svg:height="0.153cm" svg:x="2.929cm" svg:y="3.539cm" svg:viewBox="0 0 125 154" draw:points="13,154 125,154 125,0 0,125">
          <text:p/>
        </draw:polygon>
        <draw:polygon draw:style-name="gr19" draw:text-style-name="P8" draw:layer="layout" svg:width="0.153cm" svg:height="0.153cm" svg:x="3.358cm" svg:y="4.457cm" svg:viewBox="0 0 154 154" draw:points="32,154 154,154 0,0 0,97">
          <text:p/>
        </draw:polygon>
        <draw:polygon draw:style-name="gr19" draw:text-style-name="P8" draw:layer="layout" svg:width="0.153cm" svg:height="0.142cm" svg:x="2.441cm" svg:y="2.164cm" svg:viewBox="0 0 154 143" draw:points="10,143 154,0 0,0 0,109">
          <text:p/>
        </draw:polygon>
        <draw:polygon draw:style-name="gr19" draw:text-style-name="P8" draw:layer="layout" svg:width="0.087cm" svg:height="0.152cm" svg:x="4.189cm" svg:y="5.68cm" svg:viewBox="0 0 88 153" draw:points="59,153 88,153 88,0 0,87">
          <text:p/>
        </draw:polygon>
        <draw:polygon draw:style-name="gr19" draw:text-style-name="P8" draw:layer="layout" svg:width="0.305cm" svg:height="0.044cm" svg:x="9.015cm" svg:y="7.317cm" svg:viewBox="0 0 306 45" draw:points="44,0 0,45 306,45 277,17">
          <text:p/>
        </draw:polygon>
        <draw:polygon draw:style-name="gr19" draw:text-style-name="P8" draw:layer="layout" svg:width="0.173cm" svg:height="0.153cm" svg:x="3.817cm" svg:y="4.304cm" svg:viewBox="0 0 174 154" draw:points="87,0 0,0 154,154 174,134">
          <text:p/>
        </draw:polygon>
        <draw:polygon draw:style-name="gr19" draw:text-style-name="P8" draw:layer="layout" svg:width="0.306cm" svg:height="0.101cm" svg:x="7.18cm" svg:y="6.954cm" svg:viewBox="0 0 307 102" draw:points="101,0 0,102 307,102 253,49">
          <text:p/>
        </draw:polygon>
        <draw:polygon draw:style-name="gr19" draw:text-style-name="P8" draw:layer="layout" svg:width="0.151cm" svg:height="0.306cm" svg:x="3.666cm" svg:y="4.915cm" svg:viewBox="0 0 152 307" draw:points="11,166 152,307 152,0 0,152">
          <text:p/>
        </draw:polygon>
        <draw:polygon draw:style-name="gr19" draw:text-style-name="P8" draw:layer="layout" svg:width="0.135cm" svg:height="0.306cm" svg:x="2.594cm" svg:y="1.552cm" svg:viewBox="0 0 136 307" draw:points="120,119 0,0 0,307 136,172">
          <text:p/>
        </draw:polygon>
        <draw:polygon draw:style-name="gr19" draw:text-style-name="P8" draw:layer="layout" svg:width="0.153cm" svg:height="0.185cm" svg:x="8.097cm" svg:y="7.176cm" svg:viewBox="0 0 154 186" draw:points="0,0 0,186 154,32 153,31">
          <text:p/>
        </draw:polygon>
        <draw:polygon draw:style-name="gr20" draw:text-style-name="P8" draw:layer="layout" svg:width="0.306cm" svg:height="0.111cm" svg:x="9.32cm" svg:y="7.973cm" svg:viewBox="0 0 307 112" draw:points="195,112 307,0 0,0 109,110">
          <text:p/>
        </draw:polygon>
        <draw:polygon draw:style-name="gr21" draw:text-style-name="P2" draw:layer="layout" svg:width="0.306cm" svg:height="0.111cm" svg:x="9.32cm" svg:y="7.973cm" svg:viewBox="0 0 307 112" draw:points="195,112 307,0 0,0 109,110">
          <text:p/>
        </draw:polygon>
        <draw:polygon draw:style-name="gr19" draw:text-style-name="P8" draw:layer="layout" svg:width="0.061cm" svg:height="0.153cm" svg:x="2.441cm" svg:y="0.788cm" svg:viewBox="0 0 62 154" draw:points="29,29 0,0 0,154 62,154">
          <text:p/>
        </draw:polygon>
        <draw:polygon draw:style-name="gr19" draw:text-style-name="P8" draw:layer="layout" svg:width="0.153cm" svg:height="0.299cm" svg:x="6.263cm" svg:y="7.055cm" svg:viewBox="0 0 154 300" draw:points="8,300 154,153 0,0 0,296">
          <text:p/>
        </draw:polygon>
        <draw:polygon draw:style-name="gr20" draw:text-style-name="P8" draw:layer="layout" svg:width="0.149cm" svg:height="0.153cm" svg:x="1.986cm" svg:y="0.329cm" svg:viewBox="0 0 150 154" draw:points="1,5 150,154 150,0 0,0">
          <text:p/>
        </draw:polygon>
        <draw:polygon draw:style-name="gr21" draw:text-style-name="P2" draw:layer="layout" svg:width="0.149cm" svg:height="0.153cm" svg:x="1.986cm" svg:y="0.329cm" svg:viewBox="0 0 150 154" draw:points="1,5 150,154 150,0 0,0">
          <text:p/>
        </draw:polygon>
        <draw:polygon draw:style-name="gr19" draw:text-style-name="P8" draw:layer="layout" svg:width="0.153cm" svg:height="0.084cm" svg:x="4.734cm" svg:y="5.443cm" svg:viewBox="0 0 154 85" draw:points="85,0 0,85 154,85 154,67">
          <text:p/>
        </draw:polygon>
        <draw:polygon draw:style-name="gr19" draw:text-style-name="P8" draw:layer="layout" svg:width="0.063cm" svg:height="0.153cm" svg:x="2.594cm" svg:y="1.399cm" svg:viewBox="0 0 64 154" draw:points="52,52 0,0 0,154 64,92">
          <text:p/>
        </draw:polygon>
        <draw:polygon draw:style-name="gr19" draw:text-style-name="P8" draw:layer="layout" svg:width="0.106cm" svg:height="0.153cm" svg:x="4.276cm" svg:y="4.915cm" svg:viewBox="0 0 107 154" draw:points="69,0 0,0 0,154 107,48">
          <text:p/>
        </draw:polygon>
        <draw:polygon draw:style-name="gr19" draw:text-style-name="P8" draw:layer="layout" svg:width="0.145cm" svg:height="0.153cm" svg:x="6.271cm" svg:y="7.208cm" svg:viewBox="0 0 146 154" draw:points="17,154 146,154 146,0 0,147">
          <text:p/>
        </draw:polygon>
        <draw:polygon draw:style-name="gr19" draw:text-style-name="P8" draw:layer="layout" svg:width="0.096cm" svg:height="0.153cm" svg:x="4.333cm" svg:y="5.832cm" svg:viewBox="0 0 97 154" draw:points="53,154 97,154 97,0 0,97">
          <text:p/>
        </draw:polygon>
        <draw:polygon draw:style-name="gr19" draw:text-style-name="P8" draw:layer="layout" svg:width="0.153cm" svg:height="0.13cm" svg:x="5.651cm" svg:y="6.903cm" svg:viewBox="0 0 154 131" draw:points="23,131 154,0 0,0 0,116">
          <text:p/>
        </draw:polygon>
        <draw:polygon draw:style-name="gr19" draw:text-style-name="P8" draw:layer="layout" svg:width="0.153cm" svg:height="0.146cm" svg:x="2.441cm" svg:y="1.253cm" svg:viewBox="0 0 154 147" draw:points="147,0 0,147 154,147 154,23">
          <text:p/>
        </draw:polygon>
        <draw:polygon draw:style-name="gr19" draw:text-style-name="P8" draw:layer="layout" svg:width="0.153cm" svg:height="0.295cm" svg:x="6.11cm" svg:y="7.055cm" svg:viewBox="0 0 154 296" draw:points="154,296 154,0 0,154 131,285">
          <text:p/>
        </draw:polygon>
        <draw:polygon draw:style-name="gr19" draw:text-style-name="P8" draw:layer="layout" svg:width="0.153cm" svg:height="0.153cm" svg:x="3.053cm" svg:y="2.928cm" svg:viewBox="0 0 154 154" draw:points="123,0 0,0 154,154 154,73">
          <text:p/>
        </draw:polygon>
        <draw:polygon draw:style-name="gr19" draw:text-style-name="P8" draw:layer="layout" svg:width="0.153cm" svg:height="0.252cm" svg:x="6.874cm" svg:y="6.803cm" svg:viewBox="0 0 154 253" draw:points="0,0 0,253 154,100 88,34">
          <text:p/>
        </draw:polygon>
        <draw:polygon draw:style-name="gr19" draw:text-style-name="P8" draw:layer="layout" svg:width="0.153cm" svg:height="0.107cm" svg:x="6.874cm" svg:y="7.514cm" svg:viewBox="0 0 154 108" draw:points="47,108 154,0 0,0 0,92">
          <text:p/>
        </draw:polygon>
        <draw:polygon draw:style-name="gr19" draw:text-style-name="P8" draw:layer="layout" svg:width="0.153cm" svg:height="0.151cm" svg:x="3.664cm" svg:y="4.915cm" svg:viewBox="0 0 154 152" draw:points="2,152 154,0 0,0 0,148">
          <text:p/>
        </draw:polygon>
        <draw:polygon draw:style-name="gr19" draw:text-style-name="P8" draw:layer="layout" svg:width="0.087cm" svg:height="0.153cm" svg:x="4.887cm" svg:y="5.527cm" svg:viewBox="0 0 88 154" draw:points="17,0 0,0 0,154 88,67">
          <text:p/>
        </draw:polygon>
        <draw:polygon draw:style-name="gr19" draw:text-style-name="P8" draw:layer="layout" svg:width="0.153cm" svg:height="0.15cm" svg:x="2.594cm" svg:y="2.622cm" svg:viewBox="0 0 154 151" draw:points="3,151 154,0 0,0 0,143">
          <text:p/>
        </draw:polygon>
        <draw:polygon draw:style-name="gr19" draw:text-style-name="P8" draw:layer="layout" svg:width="0.284cm" svg:height="0.153cm" svg:x="3.227cm" svg:y="4.304cm" svg:viewBox="0 0 285 154" draw:points="23,45 132,154 285,0 0,0">
          <text:p/>
        </draw:polygon>
        <draw:polygon draw:style-name="gr19" draw:text-style-name="P8" draw:layer="layout" svg:width="0.153cm" svg:height="0.123cm" svg:x="2.288cm" svg:y="1.705cm" svg:viewBox="0 0 154 124" draw:points="30,124 154,0 0,0 0,6">
          <text:p/>
        </draw:polygon>
        <draw:polygon draw:style-name="gr19" draw:text-style-name="P8" draw:layer="layout" svg:width="0.153cm" svg:height="0.106cm" svg:x="4.276cm" svg:y="4.962cm" svg:viewBox="0 0 154 107" draw:points="107,0 0,107 154,107 154,56">
          <text:p/>
        </draw:polygon>
        <draw:polygon draw:style-name="gr19" draw:text-style-name="P8" draw:layer="layout" svg:width="0.116cm" svg:height="0.153cm" svg:x="3.548cm" svg:y="4.762cm" svg:viewBox="0 0 117 154" draw:points="23,154 117,154 117,0 0,118">
          <text:p/>
        </draw:polygon>
        <draw:polygon draw:style-name="gr19" draw:text-style-name="P8" draw:layer="layout" svg:width="0.153cm" svg:height="0.127cm" svg:x="3.511cm" svg:y="3.871cm" svg:viewBox="0 0 154 128" draw:points="129,0 0,128 154,128 154,45">
          <text:p/>
        </draw:polygon>
        <draw:polygon draw:style-name="gr19" draw:text-style-name="P8" draw:layer="layout" svg:width="0.152cm" svg:height="0.206cm" svg:x="7.945cm" svg:y="7.155cm" svg:viewBox="0 0 153 207" draw:points="54,0 0,53 153,207 153,21">
          <text:p/>
        </draw:polygon>
        <draw:polygon draw:style-name="gr19" draw:text-style-name="P8" draw:layer="layout" svg:width="0.149cm" svg:height="0.153cm" svg:x="2.598cm" svg:y="2.775cm" svg:viewBox="0 0 150 154" draw:points="2,6 150,154 150,0 0,0">
          <text:p/>
        </draw:polygon>
        <draw:polygon draw:style-name="gr19" draw:text-style-name="P8" draw:layer="layout" svg:width="0.153cm" svg:height="0.049cm" svg:x="8.556cm" svg:y="7.973cm" svg:viewBox="0 0 154 50" draw:points="104,50 154,0 0,0 0,36">
          <text:p/>
        </draw:polygon>
        <draw:polygon draw:style-name="gr19" draw:text-style-name="P8" draw:layer="layout" svg:width="0.088cm" svg:height="0.153cm" svg:x="3.118cm" svg:y="3.998cm" svg:viewBox="0 0 89 154" draw:points="33,154 89,154 89,0 0,88">
          <text:p/>
        </draw:polygon>
        <draw:polygon draw:style-name="gr19" draw:text-style-name="P8" draw:layer="layout" svg:width="0.072cm" svg:height="0.153cm" svg:x="2.522cm" svg:y="2.469cm" svg:viewBox="0 0 73 154" draw:points="26,154 73,154 73,0 0,73">
          <text:p/>
        </draw:polygon>
        <draw:polygon draw:style-name="gr19" draw:text-style-name="P8" draw:layer="layout" svg:width="0.153cm" svg:height="0.166cm" svg:x="7.486cm" svg:y="7.667cm" svg:viewBox="0 0 154 167" draw:points="141,167 154,154 0,0 0,131">
          <text:p/>
        </draw:polygon>
        <draw:polygon draw:style-name="gr19" draw:text-style-name="P8" draw:layer="layout" svg:width="0.306cm" svg:height="0.078cm" svg:x="8.709cm" svg:y="7.973cm" svg:viewBox="0 0 307 79" draw:points="227,79 307,0 0,0 62,63">
          <text:p/>
        </draw:polygon>
        <draw:polygon draw:style-name="gr19" draw:text-style-name="P8" draw:layer="layout" svg:width="0.087cm" svg:height="0.153cm" svg:x="3.664cm" svg:y="3.998cm" svg:viewBox="0 0 88 154" draw:points="50,0 0,0 0,154 88,67">
          <text:p/>
        </draw:polygon>
        <draw:polygon draw:style-name="gr19" draw:text-style-name="P8" draw:layer="layout" svg:width="0.149cm" svg:height="0.306cm" svg:x="2.9cm" svg:y="2.469cm" svg:viewBox="0 0 150 307" draw:points="146,147 0,0 0,307 150,158">
          <text:p/>
        </draw:polygon>
        <draw:polygon draw:style-name="gr19" draw:text-style-name="P8" draw:layer="layout" svg:width="0.141cm" svg:height="0.153cm" svg:x="3.97cm" svg:y="4.457cm" svg:viewBox="0 0 142 154" draw:points="114,114 0,0 0,154 142,154">
          <text:p/>
        </draw:polygon>
        <draw:polygon draw:style-name="gr19" draw:text-style-name="P8" draw:layer="layout" svg:width="0.153cm" svg:height="0.053cm" svg:x="7.639cm" svg:y="7.82cm" svg:viewBox="0 0 154 54" draw:points="154,54 154,0 0,0 21,23">
          <text:p/>
        </draw:polygon>
        <draw:polygon draw:style-name="gr19" draw:text-style-name="P8" draw:layer="layout" svg:width="0.153cm" svg:height="0.275cm" svg:x="8.097cm" svg:y="7.667cm" svg:viewBox="0 0 154 276" draw:points="31,276 154,154 0,0 0,270">
          <text:p/>
        </draw:polygon>
        <draw:polygon draw:style-name="gr19" draw:text-style-name="P8" draw:layer="layout" svg:width="0.305cm" svg:height="0.099cm" svg:x="9.015cm" svg:y="7.973cm" svg:viewBox="0 0 306 100" draw:points="206,100 306,0 0,0 92,92">
          <text:p/>
        </draw:polygon>
        <draw:polygon draw:style-name="gr22" draw:text-style-name="P9" draw:layer="layout" svg:width="0.153cm" svg:height="0.076cm" svg:x="2.747cm" svg:y="1.17cm" svg:viewBox="0 0 154 77" draw:points="77,0 0,77 154,77">
          <text:p/>
        </draw:polygon>
        <draw:polygon draw:style-name="gr22" draw:text-style-name="P9" draw:layer="layout" svg:width="0.153cm" svg:height="0.152cm" svg:x="8.862cm" svg:y="6.903cm" svg:viewBox="0 0 154 153" draw:points="0,0 0,153 154,153">
          <text:p/>
        </draw:polygon>
        <draw:polygon draw:style-name="gr22" draw:text-style-name="P9" draw:layer="layout" svg:width="0.153cm" svg:height="0.153cm" svg:x="9.32cm" svg:y="7.055cm" svg:viewBox="0 0 154 154" draw:points="154,154 154,0 0,0">
          <text:p/>
        </draw:polygon>
        <draw:polygon draw:style-name="gr22" draw:text-style-name="P9" draw:layer="layout" svg:width="0.046cm" svg:height="0.08cm" svg:x="5.301cm" svg:y="5.832cm" svg:viewBox="0 0 47 81" draw:points="47,81 47,0 0,45">
          <text:p/>
        </draw:polygon>
        <draw:polygon draw:style-name="gr23" draw:text-style-name="P9" draw:layer="layout" svg:width="0.144cm" svg:height="0.073cm" svg:x="9.476cm" svg:y="6.6cm" svg:viewBox="0 0 145 74" draw:points="0,0 75,74 145,3">
          <text:p/>
        </draw:polygon>
        <draw:polygon draw:style-name="gr24" draw:text-style-name="P2" draw:layer="layout" svg:width="0.144cm" svg:height="0.073cm" svg:x="9.476cm" svg:y="6.6cm" svg:viewBox="0 0 145 74" draw:points="0,0 75,74 145,3">
          <text:p/>
        </draw:polygon>
        <draw:polygon draw:style-name="gr22" draw:text-style-name="P9" draw:layer="layout" svg:width="0.059cm" svg:height="0.126cm" svg:x="4.522cm" svg:y="5.068cm" svg:viewBox="0 0 60 127" draw:points="60,127 60,0 0,59">
          <text:p/>
        </draw:polygon>
        <draw:polygon draw:style-name="gr22" draw:text-style-name="P9" draw:layer="layout" svg:width="0.008cm" svg:height="0.011cm" svg:x="3.045cm" svg:y="2.615cm" svg:viewBox="0 0 9 12" draw:points="5,12 9,7 0,0">
          <text:p/>
        </draw:polygon>
        <draw:polygon draw:style-name="gr22" draw:text-style-name="P9" draw:layer="layout" svg:width="0.153cm" svg:height="0.153cm" svg:x="8.709cm" svg:y="7.055cm" svg:viewBox="0 0 154 154" draw:points="154,154 154,0 0,0">
          <text:p/>
        </draw:polygon>
        <draw:polygon draw:style-name="gr22" draw:text-style-name="P9" draw:layer="layout" svg:width="0.153cm" svg:height="0.153cm" svg:x="3.817cm" svg:y="3.998cm" svg:viewBox="0 0 154 154" draw:points="0,154 154,154 0,0">
          <text:p/>
        </draw:polygon>
        <draw:polygon draw:style-name="gr22" draw:text-style-name="P9" draw:layer="layout" svg:width="0.153cm" svg:height="0.153cm" svg:x="4.276cm" svg:y="4.457cm" svg:viewBox="0 0 154 154" draw:points="154,0 0,0 154,154">
          <text:p/>
        </draw:polygon>
        <draw:polygon draw:style-name="gr22" draw:text-style-name="P9" draw:layer="layout" svg:width="0.058cm" svg:height="0.107cm" svg:x="5.135cm" svg:y="5.68cm" svg:viewBox="0 0 59 108" draw:points="59,108 59,0 0,59">
          <text:p/>
        </draw:polygon>
        <draw:polygon draw:style-name="gr22" draw:text-style-name="P9" draw:layer="layout" svg:width="0.153cm" svg:height="0.306cm" svg:x="5.804cm" svg:y="5.832cm" svg:viewBox="0 0 154 307" draw:points="0,154 154,307 154,0">
          <text:p/>
        </draw:polygon>
        <draw:polygon draw:style-name="gr22" draw:text-style-name="P9" draw:layer="layout" svg:width="0.153cm" svg:height="0.153cm" svg:x="5.957cm" svg:y="6.138cm" svg:viewBox="0 0 154 154" draw:points="0,154 154,154 0,0">
          <text:p/>
        </draw:polygon>
        <draw:polygon draw:style-name="gr22" draw:text-style-name="P9" draw:layer="layout" svg:width="0.011cm" svg:height="0.011cm" svg:x="2.583cm" svg:y="1.235cm" svg:viewBox="0 0 12 12" draw:points="3,12 12,12 0,0">
          <text:p/>
        </draw:polygon>
        <draw:polygon draw:style-name="gr22" draw:text-style-name="P9" draw:layer="layout" svg:width="0.127cm" svg:height="0.094cm" svg:x="2.9cm" svg:y="1.152cm" svg:viewBox="0 0 128 95" draw:points="95,0 0,95 128,95">
          <text:p/>
        </draw:polygon>
        <draw:polygon draw:style-name="gr22" draw:text-style-name="P9" draw:layer="layout" svg:width="0.306cm" svg:height="0.306cm" svg:x="5.957cm" svg:y="5.832cm" svg:viewBox="0 0 307 307" draw:points="307,307 307,0 0,0">
          <text:p/>
        </draw:polygon>
        <draw:polygon draw:style-name="gr22" draw:text-style-name="P9" draw:layer="layout" svg:width="0.153cm" svg:height="0.153cm" svg:x="2.594cm" svg:y="0.635cm" svg:viewBox="0 0 154 154" draw:points="154,154 154,0 0,0">
          <text:p/>
        </draw:polygon>
        <draw:polygon draw:style-name="gr22" draw:text-style-name="P9" draw:layer="layout" svg:width="0.306cm" svg:height="0.153cm" svg:x="2.9cm" svg:y="1.705cm" svg:viewBox="0 0 307 154" draw:points="153,0 0,154 307,154">
          <text:p/>
        </draw:polygon>
        <draw:polygon draw:style-name="gr22" draw:text-style-name="P9" draw:layer="layout" svg:width="0.044cm" svg:height="0.045cm" svg:x="3.053cm" svg:y="1.399cm" svg:viewBox="0 0 45 46" draw:points="29,0 0,0 45,46">
          <text:p/>
        </draw:polygon>
        <draw:polygon draw:style-name="gr22" draw:text-style-name="P9" draw:layer="layout" svg:width="0.153cm" svg:height="0.153cm" svg:x="6.416cm" svg:y="5.985cm" svg:viewBox="0 0 154 154" draw:points="154,0 0,0 154,154">
          <text:p/>
        </draw:polygon>
        <draw:polygon draw:style-name="gr22" draw:text-style-name="P9" draw:layer="layout" svg:width="0.305cm" svg:height="0.306cm" svg:x="6.569cm" svg:y="6.138cm" svg:viewBox="0 0 306 307" draw:points="306,0 0,0 0,307">
          <text:p/>
        </draw:polygon>
        <draw:polygon draw:style-name="gr22" draw:text-style-name="P9" draw:layer="layout" svg:width="0.126cm" svg:height="0.084cm" svg:x="3.385cm" svg:y="3.387cm" svg:viewBox="0 0 127 85" draw:points="41,85 127,0 0,0">
          <text:p/>
        </draw:polygon>
        <draw:polygon draw:style-name="gr22" draw:text-style-name="P9" draw:layer="layout" svg:width="0.305cm" svg:height="0.305cm" svg:x="4.429cm" svg:y="4.61cm" svg:viewBox="0 0 306 306" draw:points="0,0 0,306 306,0">
          <text:p/>
        </draw:polygon>
        <draw:polygon draw:style-name="gr22" draw:text-style-name="P9" draw:layer="layout" svg:width="0.153cm" svg:height="0.153cm" svg:x="4.887cm" svg:y="5.068cm" svg:viewBox="0 0 154 154" draw:points="154,0 0,0 154,154">
          <text:p/>
        </draw:polygon>
        <draw:polygon draw:style-name="gr22" draw:text-style-name="P9" draw:layer="layout" svg:width="0.153cm" svg:height="0.152cm" svg:x="8.25cm" svg:y="6.903cm" svg:viewBox="0 0 154 153" draw:points="0,0 0,153 154,153">
          <text:p/>
        </draw:polygon>
        <draw:polygon draw:style-name="gr22" draw:text-style-name="P9" draw:layer="layout" svg:width="0.148cm" svg:height="0.148cm" svg:x="5.809cm" svg:y="5.379cm" svg:viewBox="0 0 149 149" draw:points="0,0 149,149 149,105">
          <text:p/>
        </draw:polygon>
        <draw:polygon draw:style-name="gr22" draw:text-style-name="P9" draw:layer="layout" svg:width="0.306cm" svg:height="0.153cm" svg:x="4.123cm" svg:y="4.304cm" svg:viewBox="0 0 307 154" draw:points="0,0 153,154 307,0">
          <text:p/>
        </draw:polygon>
        <draw:polygon draw:style-name="gr22" draw:text-style-name="P9" draw:layer="layout" svg:width="0.306cm" svg:height="0.153cm" svg:x="4.123cm" svg:y="4.457cm" svg:viewBox="0 0 307 154" draw:points="307,154 153,0 0,154">
          <text:p/>
        </draw:polygon>
        <draw:polygon draw:style-name="gr22" draw:text-style-name="P9" draw:layer="layout" svg:width="0.306cm" svg:height="0.306cm" svg:x="7.486cm" svg:y="6.444cm" svg:viewBox="0 0 307 307" draw:points="0,307 307,307 307,0">
          <text:p/>
        </draw:polygon>
        <draw:polygon draw:style-name="gr22" draw:text-style-name="P9" draw:layer="layout" svg:width="0.05cm" svg:height="0.097cm" svg:x="3.461cm" svg:y="3.539cm" svg:viewBox="0 0 51 98" draw:points="51,98 51,0 0,0">
          <text:p/>
        </draw:polygon>
        <draw:polygon draw:style-name="gr22" draw:text-style-name="P9" draw:layer="layout" svg:width="0.03cm" svg:height="0.009cm" svg:x="7.609cm" svg:y="7.055cm" svg:viewBox="0 0 31 10" draw:points="31,10 31,0 0,0">
          <text:p/>
        </draw:polygon>
        <draw:polygon draw:style-name="gr22" draw:text-style-name="P9" draw:layer="layout" svg:width="0.153cm" svg:height="0.153cm" svg:x="5.651cm" svg:y="5.985cm" svg:viewBox="0 0 154 154" draw:points="154,0 0,0 0,154">
          <text:p/>
        </draw:polygon>
        <draw:polygon draw:style-name="gr22" draw:text-style-name="P9" draw:layer="layout" svg:width="0.135cm" svg:height="0.156cm" svg:x="4.276cm" svg:y="3.824cm" svg:viewBox="0 0 136 157" draw:points="21,0 0,21 136,157">
          <text:p/>
        </draw:polygon>
        <draw:polygon draw:style-name="gr22" draw:text-style-name="P9" draw:layer="layout" svg:width="0.153cm" svg:height="0.153cm" svg:x="2.747cm" svg:y="1.552cm" svg:viewBox="0 0 154 154" draw:points="0,0 0,154 154,0">
          <text:p/>
        </draw:polygon>
        <draw:polygon draw:style-name="gr22" draw:text-style-name="P9" draw:layer="layout" svg:width="0.306cm" svg:height="0.153cm" svg:x="5.651cm" svg:y="5.985cm" svg:viewBox="0 0 307 154" draw:points="307,154 153,0 0,154">
          <text:p/>
        </draw:polygon>
        <draw:polygon draw:style-name="gr22" draw:text-style-name="P9" draw:layer="layout" svg:width="0.305cm" svg:height="0.305cm" svg:x="7.792cm" svg:y="6.75cm" svg:viewBox="0 0 306 306" draw:points="306,0 0,0 0,306">
          <text:p/>
        </draw:polygon>
        <draw:polygon draw:style-name="gr22" draw:text-style-name="P9" draw:layer="layout" svg:width="0.153cm" svg:height="0.306cm" svg:x="7.18cm" svg:y="6.138cm" svg:viewBox="0 0 154 307" draw:points="154,154 0,0 0,307">
          <text:p/>
        </draw:polygon>
        <draw:polygon draw:style-name="gr22" draw:text-style-name="P9" draw:layer="layout" svg:width="0.153cm" svg:height="0.305cm" svg:x="7.639cm" svg:y="6.75cm" svg:viewBox="0 0 154 306" draw:points="154,0 0,154 154,306">
          <text:p/>
        </draw:polygon>
        <draw:polygon draw:style-name="gr22" draw:text-style-name="P9" draw:layer="layout" svg:width="0.152cm" svg:height="0.153cm" svg:x="4.429cm" svg:y="4.457cm" svg:viewBox="0 0 153 154" draw:points="153,0 0,0 0,154">
          <text:p/>
        </draw:polygon>
        <draw:polygon draw:style-name="gr22" draw:text-style-name="P9" draw:layer="layout" svg:width="0.153cm" svg:height="0.153cm" svg:x="2.9cm" svg:y="1.399cm" svg:viewBox="0 0 154 154" draw:points="154,0 0,0 0,154">
          <text:p/>
        </draw:polygon>
        <draw:polygon draw:style-name="gr22" draw:text-style-name="P9" draw:layer="layout" svg:width="0.049cm" svg:height="0.035cm" svg:x="3.206cm" svg:y="1.823cm" svg:viewBox="0 0 50 36" draw:points="35,0 0,36 50,36">
          <text:p/>
        </draw:polygon>
        <draw:polygon draw:style-name="gr22" draw:text-style-name="P9" draw:layer="layout" svg:width="0.153cm" svg:height="0.305cm" svg:x="5.957cm" svg:y="5.527cm" svg:viewBox="0 0 154 306" draw:points="154,154 0,0 0,306">
          <text:p/>
        </draw:polygon>
        <draw:polygon draw:style-name="gr22" draw:text-style-name="P9" draw:layer="layout" svg:width="0.077cm" svg:height="0.153cm" svg:x="2.823cm" svg:y="1.246cm" svg:viewBox="0 0 78 154" draw:points="0,78 78,154 78,0">
          <text:p/>
        </draw:polygon>
        <draw:polygon draw:style-name="gr22" draw:text-style-name="P9" draw:layer="layout" svg:width="0.306cm" svg:height="0.153cm" svg:x="3.511cm" svg:y="2.928cm" svg:viewBox="0 0 307 154" draw:points="153,0 0,154 307,154">
          <text:p/>
        </draw:polygon>
        <draw:polygon draw:style-name="gr22" draw:text-style-name="P9" draw:layer="layout" svg:width="0.012cm" svg:height="0.007cm" svg:x="4.111cm" svg:y="4.61cm" svg:viewBox="0 0 13 8" draw:points="5,8 13,0 0,0">
          <text:p/>
        </draw:polygon>
        <draw:polygon draw:style-name="gr22" draw:text-style-name="P9" draw:layer="layout" svg:width="0.152cm" svg:height="0.153cm" svg:x="5.499cm" svg:y="5.832cm" svg:viewBox="0 0 153 154" draw:points="0,154 153,154 153,0">
          <text:p/>
        </draw:polygon>
        <draw:polygon draw:style-name="gr22" draw:text-style-name="P9" draw:layer="layout" svg:width="0.153cm" svg:height="0.153cm" svg:x="2.747cm" svg:y="0.941cm" svg:viewBox="0 0 154 154" draw:points="0,154 154,154 154,0">
          <text:p/>
        </draw:polygon>
        <draw:polygon draw:style-name="gr22" draw:text-style-name="P9" draw:layer="layout" svg:width="0.006cm" svg:height="0.017cm" svg:x="3.511cm" svg:y="2.452cm" svg:viewBox="0 0 7 18" draw:points="0,0 0,18 7,13">
          <text:p/>
        </draw:polygon>
        <draw:polygon draw:style-name="gr22" draw:text-style-name="P9" draw:layer="layout" svg:width="0.153cm" svg:height="0.153cm" svg:x="4.276cm" svg:y="4.304cm" svg:viewBox="0 0 154 154" draw:points="0,154 154,154 154,0">
          <text:p/>
        </draw:polygon>
        <draw:polygon draw:style-name="gr22" draw:text-style-name="P9" draw:layer="layout" svg:width="0.013cm" svg:height="0.013cm" svg:x="7.167cm" svg:y="6.125cm" svg:viewBox="0 0 14 14" draw:points="0,0 14,14 14,6">
          <text:p/>
        </draw:polygon>
        <draw:polygon draw:style-name="gr22" draw:text-style-name="P9" draw:layer="layout" svg:width="0.153cm" svg:height="0.153cm" svg:x="7.486cm" svg:y="6.75cm" svg:viewBox="0 0 154 154" draw:points="0,154 154,154 0,0">
          <text:p/>
        </draw:polygon>
        <draw:polygon draw:style-name="gr22" draw:text-style-name="P9" draw:layer="layout" svg:width="0.153cm" svg:height="0.152cm" svg:x="7.639cm" svg:y="6.903cm" svg:viewBox="0 0 154 153" draw:points="0,0 0,153 154,153">
          <text:p/>
        </draw:polygon>
        <draw:polygon draw:style-name="gr22" draw:text-style-name="P9" draw:layer="layout" svg:width="0.306cm" svg:height="0.153cm" svg:x="3.817cm" svg:y="3.539cm" svg:viewBox="0 0 307 154" draw:points="307,154 153,0 0,154">
          <text:p/>
        </draw:polygon>
        <draw:polygon draw:style-name="gr22" draw:text-style-name="P9" draw:layer="layout" svg:width="0.124cm" svg:height="0.124cm" svg:x="2.47cm" svg:y="0.817cm" svg:viewBox="0 0 125 125" draw:points="32,125 125,125 0,0">
          <text:p/>
        </draw:polygon>
        <draw:polygon draw:style-name="gr22" draw:text-style-name="P9" draw:layer="layout" svg:width="0.305cm" svg:height="0.305cm" svg:x="5.346cm" svg:y="5.527cm" svg:viewBox="0 0 306 306" draw:points="306,0 0,0 0,306">
          <text:p/>
        </draw:polygon>
        <draw:polygon draw:style-name="gr22" draw:text-style-name="P9" draw:layer="layout" svg:width="0.306cm" svg:height="0.153cm" svg:x="4.734cm" svg:y="5.068cm" svg:viewBox="0 0 307 154" draw:points="307,154 153,0 0,154">
          <text:p/>
        </draw:polygon>
        <draw:polygon draw:style-name="gr22" draw:text-style-name="P9" draw:layer="layout" svg:width="0.306cm" svg:height="0.153cm" svg:x="4.734cm" svg:y="4.915cm" svg:viewBox="0 0 307 154" draw:points="0,0 153,154 307,0">
          <text:p/>
        </draw:polygon>
        <draw:polygon draw:style-name="gr22" draw:text-style-name="P9" draw:layer="layout" svg:width="0.153cm" svg:height="0.153cm" svg:x="4.887cm" svg:y="4.915cm" svg:viewBox="0 0 154 154" draw:points="0,154 154,154 154,0">
          <text:p/>
        </draw:polygon>
        <draw:polygon draw:style-name="gr22" draw:text-style-name="P9" draw:layer="layout" svg:width="0.04cm" svg:height="0.04cm" svg:x="4.083cm" svg:y="4.57cm" svg:viewBox="0 0 41 41" draw:points="28,41 41,41 0,0">
          <text:p/>
        </draw:polygon>
        <draw:polygon draw:style-name="gr22" draw:text-style-name="P9" draw:layer="layout" svg:width="0.153cm" svg:height="0.305cm" svg:x="5.193cm" svg:y="5.527cm" svg:viewBox="0 0 154 306" draw:points="154,0 0,154 154,306">
          <text:p/>
        </draw:polygon>
        <draw:polygon draw:style-name="gr22" draw:text-style-name="P9" draw:layer="layout" svg:width="0.153cm" svg:height="0.153cm" svg:x="5.04cm" svg:y="5.068cm" svg:viewBox="0 0 154 154" draw:points="154,0 0,0 0,154">
          <text:p/>
        </draw:polygon>
        <draw:polygon draw:style-name="gr22" draw:text-style-name="P9" draw:layer="layout" svg:width="0.076cm" svg:height="0.152cm" svg:x="2.747cm" svg:y="1.094cm" svg:viewBox="0 0 77 153" draw:points="0,153 77,77 0,0">
          <text:p/>
        </draw:polygon>
        <draw:polygon draw:style-name="gr22" draw:text-style-name="P9" draw:layer="layout" svg:width="0.036cm" svg:height="0.036cm" svg:x="8.061cm" svg:y="6.408cm" svg:viewBox="0 0 37 37" draw:points="0,0 37,37 37,9">
          <text:p/>
        </draw:polygon>
        <draw:polygon draw:style-name="gr22" draw:text-style-name="P9" draw:layer="layout" svg:width="0.305cm" svg:height="0.305cm" svg:x="5.346cm" svg:y="5.527cm" svg:viewBox="0 0 306 306" draw:points="306,306 306,0 0,306">
          <text:p/>
        </draw:polygon>
        <draw:polygon draw:style-name="gr22" draw:text-style-name="P9" draw:layer="layout" svg:width="0.077cm" svg:height="0.152cm" svg:x="2.823cm" svg:y="1.094cm" svg:viewBox="0 0 78 153" draw:points="78,0 0,77 78,153">
          <text:p/>
        </draw:polygon>
        <draw:polygon draw:style-name="gr22" draw:text-style-name="P9" draw:layer="layout" svg:width="0.153cm" svg:height="0.153cm" svg:x="2.9cm" svg:y="1.399cm" svg:viewBox="0 0 154 154" draw:points="154,154 154,0 0,154">
          <text:p/>
        </draw:polygon>
        <draw:polygon draw:style-name="gr22" draw:text-style-name="P9" draw:layer="layout" svg:width="0.02cm" svg:height="0.078cm" svg:x="3.053cm" svg:y="1.321cm" svg:viewBox="0 0 21 79" draw:points="0,0 0,79 21,59">
          <text:p/>
        </draw:polygon>
        <draw:polygon draw:style-name="gr22" draw:text-style-name="P9" draw:layer="layout" svg:width="0.153cm" svg:height="0.153cm" svg:x="2.747cm" svg:y="1.399cm" svg:viewBox="0 0 154 154" draw:points="154,0 0,0 154,154">
          <text:p/>
        </draw:polygon>
        <draw:polygon draw:style-name="gr22" draw:text-style-name="P9" draw:layer="layout" svg:width="0.153cm" svg:height="0.305cm" svg:x="2.594cm" svg:y="0.941cm" svg:viewBox="0 0 154 306" draw:points="154,154 0,0 0,306">
          <text:p/>
        </draw:polygon>
        <draw:polygon draw:style-name="gr22" draw:text-style-name="P9" draw:layer="layout" svg:width="0.306cm" svg:height="0.306cm" svg:x="5.04cm" svg:y="5.221cm" svg:viewBox="0 0 307 307" draw:points="0,307 307,307 307,0">
          <text:p/>
        </draw:polygon>
        <draw:polygon draw:style-name="gr22" draw:text-style-name="P9" draw:layer="layout" svg:width="0.046cm" svg:height="0.046cm" svg:x="5.04cm" svg:y="4.716cm" svg:viewBox="0 0 47 47" draw:points="0,0 0,47 47,47">
          <text:p/>
        </draw:polygon>
        <draw:polygon draw:style-name="gr22" draw:text-style-name="P9" draw:layer="layout" svg:width="0.037cm" svg:height="0.037cm" svg:x="2.9cm" svg:y="0.941cm" svg:viewBox="0 0 38 38" draw:points="26,0 0,0 38,38">
          <text:p/>
        </draw:polygon>
        <draw:polygon draw:style-name="gr22" draw:text-style-name="P9" draw:layer="layout" svg:width="0.128cm" svg:height="0.067cm" svg:x="4.606cm" svg:y="5.221cm" svg:viewBox="0 0 129 68" draw:points="63,68 129,0 0,0">
          <text:p/>
        </draw:polygon>
        <draw:polygon draw:style-name="gr22" draw:text-style-name="P9" draw:layer="layout" svg:width="0.034cm" svg:height="0.124cm" svg:x="3.206cm" svg:y="1.734cm" svg:viewBox="0 0 35 125" draw:points="0,0 0,125 35,90">
          <text:p/>
        </draw:polygon>
        <draw:polygon draw:style-name="gr22" draw:text-style-name="P9" draw:layer="layout" svg:width="0.306cm" svg:height="0.306cm" svg:x="5.04cm" svg:y="5.221cm" svg:viewBox="0 0 307 307" draw:points="0,0 0,307 307,0">
          <text:p/>
        </draw:polygon>
        <draw:polygon draw:style-name="gr22" draw:text-style-name="P9" draw:layer="layout" svg:width="0.025cm" svg:height="0.04cm" svg:x="2.645cm" svg:y="1.45cm" svg:viewBox="0 0 26 41" draw:points="12,41 26,27 0,0">
          <text:p/>
        </draw:polygon>
        <draw:polygon draw:style-name="gr22" draw:text-style-name="P9" draw:layer="layout" svg:width="0.153cm" svg:height="0.306cm" svg:x="3.358cm" svg:y="2.775cm" svg:viewBox="0 0 154 307" draw:points="0,154 154,307 154,0">
          <text:p/>
        </draw:polygon>
        <draw:polygon draw:style-name="gr22" draw:text-style-name="P9" draw:layer="layout" svg:width="0.306cm" svg:height="0.153cm" svg:x="4.734cm" svg:y="5.221cm" svg:viewBox="0 0 307 154" draw:points="153,154 307,0 0,0">
          <text:p/>
        </draw:polygon>
        <draw:polygon draw:style-name="gr22" draw:text-style-name="P9" draw:layer="layout" svg:width="0.153cm" svg:height="0.306cm" svg:x="4.734cm" svg:y="4.915cm" svg:viewBox="0 0 154 307" draw:points="154,154 0,0 0,307">
          <text:p/>
        </draw:polygon>
        <draw:polygon draw:style-name="gr22" draw:text-style-name="P9" draw:layer="layout" svg:width="0.015cm" svg:height="0.01cm" svg:x="3.817cm" svg:y="3.071cm" svg:viewBox="0 0 16 11" draw:points="11,0 0,11 16,11">
          <text:p/>
        </draw:polygon>
        <draw:polygon draw:style-name="gr22" draw:text-style-name="P9" draw:layer="layout" svg:width="0.065cm" svg:height="0.066cm" svg:x="7.792cm" svg:y="7.055cm" svg:viewBox="0 0 66 67" draw:points="66,67 0,0 0,50">
          <text:p/>
        </draw:polygon>
        <draw:polygon draw:style-name="gr22" draw:text-style-name="P9" draw:layer="layout" svg:width="0.151cm" svg:height="0.114cm" svg:x="5.651cm" svg:y="5.26cm" svg:viewBox="0 0 152 115" draw:points="0,0 0,115 152,115">
          <text:p/>
        </draw:polygon>
        <draw:polygon draw:style-name="gr22" draw:text-style-name="P9" draw:layer="layout" svg:width="0.153cm" svg:height="0.153cm" svg:x="8.403cm" svg:y="7.055cm" svg:viewBox="0 0 154 154" draw:points="0,154 154,154 0,0">
          <text:p/>
        </draw:polygon>
        <draw:polygon draw:style-name="gr22" draw:text-style-name="P9" draw:layer="layout" svg:width="0.016cm" svg:height="0.016cm" svg:x="3.511cm" svg:y="2.469cm" svg:viewBox="0 0 17 17" draw:points="9,0 0,0 17,17">
          <text:p/>
        </draw:polygon>
        <draw:polygon draw:style-name="gr22" draw:text-style-name="P9" draw:layer="layout" svg:width="0.153cm" svg:height="0.076cm" svg:x="2.747cm" svg:y="1.323cm" svg:viewBox="0 0 154 77" draw:points="154,77 77,0 0,77">
          <text:p/>
        </draw:polygon>
        <draw:polygon draw:style-name="gr22" draw:text-style-name="P9" draw:layer="layout" svg:width="0.305cm" svg:height="0.305cm" svg:x="4.429cm" svg:y="4.61cm" svg:viewBox="0 0 306 306" draw:points="0,306 306,306 306,0">
          <text:p/>
        </draw:polygon>
        <draw:polygon draw:style-name="gr22" draw:text-style-name="P9" draw:layer="layout" svg:width="0.153cm" svg:height="0.306cm" svg:x="4.581cm" svg:y="4.915cm" svg:viewBox="0 0 154 307" draw:points="154,0 0,154 154,307">
          <text:p/>
        </draw:polygon>
        <draw:polygon draw:style-name="gr22" draw:text-style-name="P9" draw:layer="layout" svg:width="0.153cm" svg:height="0.153cm" svg:x="6.263cm" svg:y="5.832cm" svg:viewBox="0 0 154 154" draw:points="154,154 154,0 0,0">
          <text:p/>
        </draw:polygon>
        <draw:polygon draw:style-name="gr22" draw:text-style-name="P9" draw:layer="layout" svg:width="0.306cm" svg:height="0.306cm" svg:x="3.511cm" svg:y="3.081cm" svg:viewBox="0 0 307 307" draw:points="307,0 0,0 0,307">
          <text:p/>
        </draw:polygon>
        <draw:polygon draw:style-name="gr22" draw:text-style-name="P9" draw:layer="layout" svg:width="0.119cm" svg:height="0.064cm" svg:x="6.416cm" svg:y="5.768cm" svg:viewBox="0 0 120 65" draw:points="0,0 0,65 120,65">
          <text:p/>
        </draw:polygon>
        <draw:polygon draw:style-name="gr22" draw:text-style-name="P9" draw:layer="layout" svg:width="0.152cm" svg:height="0.153cm" svg:x="9.015cm" svg:y="7.055cm" svg:viewBox="0 0 153 154" draw:points="0,154 153,154 0,0">
          <text:p/>
        </draw:polygon>
        <draw:polygon draw:style-name="gr22" draw:text-style-name="P9" draw:layer="layout" svg:width="0.153cm" svg:height="0.153cm" svg:x="5.04cm" svg:y="4.915cm" svg:viewBox="0 0 154 154" draw:points="0,154 154,154 0,0">
          <text:p/>
        </draw:polygon>
        <draw:polygon draw:style-name="gr22" draw:text-style-name="P9" draw:layer="layout" svg:width="0.306cm" svg:height="0.153cm" svg:x="5.04cm" svg:y="5.068cm" svg:viewBox="0 0 307 154" draw:points="153,0 0,154 307,154">
          <text:p/>
        </draw:polygon>
        <draw:polygon draw:style-name="gr22" draw:text-style-name="P9" draw:layer="layout" svg:width="0.305cm" svg:height="0.153cm" svg:x="3.206cm" svg:y="2.775cm" svg:viewBox="0 0 306 154" draw:points="0,0 152,154 306,0">
          <text:p/>
        </draw:polygon>
        <draw:polygon draw:style-name="gr22" draw:text-style-name="P9" draw:layer="layout" svg:width="0.153cm" svg:height="0.077cm" svg:x="2.747cm" svg:y="1.246cm" svg:viewBox="0 0 154 78" draw:points="0,0 77,78 154,0">
          <text:p/>
        </draw:polygon>
        <draw:polygon draw:style-name="gr22" draw:text-style-name="P9" draw:layer="layout" svg:width="0.087cm" svg:height="0.087cm" svg:x="6.874cm" svg:y="6.75cm" svg:viewBox="0 0 88 88" draw:points="88,88 0,0 0,53">
          <text:p/>
        </draw:polygon>
        <draw:polygon draw:style-name="gr22" draw:text-style-name="P9" draw:layer="layout" svg:width="0.124cm" svg:height="0.037cm" svg:x="6.75cm" svg:y="6.75cm" svg:viewBox="0 0 125 38" draw:points="88,38 125,0 0,0">
          <text:p/>
        </draw:polygon>
        <draw:polygon draw:style-name="gr22" draw:text-style-name="P9" draw:layer="layout" svg:width="0.153cm" svg:height="0.152cm" svg:x="6.11cm" svg:y="5.68cm" svg:viewBox="0 0 154 153" draw:points="154,0 0,0 154,153">
          <text:p/>
        </draw:polygon>
        <draw:polygon draw:style-name="gr22" draw:text-style-name="P9" draw:layer="layout" svg:width="0.153cm" svg:height="0.153cm" svg:x="5.193cm" svg:y="5.068cm" svg:viewBox="0 0 154 154" draw:points="154,0 0,0 154,154">
          <text:p/>
        </draw:polygon>
        <draw:polygon draw:style-name="gr22" draw:text-style-name="P9" draw:layer="layout" svg:width="0.152cm" svg:height="0.153cm" svg:x="4.429cm" svg:y="4.304cm" svg:viewBox="0 0 153 154" draw:points="153,154 153,0 0,0">
          <text:p/>
        </draw:polygon>
        <draw:polygon draw:style-name="gr22" draw:text-style-name="P9" draw:layer="layout" svg:width="0.083cm" svg:height="0.107cm" svg:x="7.792cm" svg:y="6.337cm" svg:viewBox="0 0 84 108" draw:points="0,0 0,108 84,23">
          <text:p/>
        </draw:polygon>
        <draw:polygon draw:style-name="gr22" draw:text-style-name="P9" draw:layer="layout" svg:width="0.018cm" svg:height="0.066cm" svg:x="2.882cm" svg:y="2.164cm" svg:viewBox="0 0 19 67" draw:points="19,67 19,0 0,17">
          <text:p/>
        </draw:polygon>
        <draw:polygon draw:style-name="gr22" draw:text-style-name="P9" draw:layer="layout" svg:width="0.306cm" svg:height="0.306cm" svg:x="2.9cm" svg:y="1.858cm" svg:viewBox="0 0 307 307" draw:points="307,0 0,0 0,307">
          <text:p/>
        </draw:polygon>
        <draw:polygon draw:style-name="gr22" draw:text-style-name="P9" draw:layer="layout" svg:width="0.306cm" svg:height="0.153cm" svg:x="5.651cm" svg:y="5.832cm" svg:viewBox="0 0 307 154" draw:points="0,0 153,154 307,0">
          <text:p/>
        </draw:polygon>
        <draw:polygon draw:style-name="gr22" draw:text-style-name="P9" draw:layer="layout" svg:width="0.153cm" svg:height="0.152cm" svg:x="3.053cm" svg:y="2.317cm" svg:viewBox="0 0 154 153" draw:points="0,0 0,153 154,153">
          <text:p/>
        </draw:polygon>
        <draw:polygon draw:style-name="gr22" draw:text-style-name="P9" draw:layer="layout" svg:width="0.153cm" svg:height="0.152cm" svg:x="8.097cm" svg:y="6.903cm" svg:viewBox="0 0 154 153" draw:points="154,153 154,0 0,153">
          <text:p/>
        </draw:polygon>
        <draw:polygon draw:style-name="gr22" draw:text-style-name="P9" draw:layer="layout" svg:width="0.306cm" svg:height="0.306cm" svg:x="3.817cm" svg:y="3.692cm" svg:viewBox="0 0 307 307" draw:points="0,0 0,307 307,307">
          <text:p/>
        </draw:polygon>
        <draw:polygon draw:style-name="gr22" draw:text-style-name="P9" draw:layer="layout" svg:width="0.153cm" svg:height="0.306cm" svg:x="6.11cm" svg:y="6.138cm" svg:viewBox="0 0 154 307" draw:points="0,154 154,307 154,0">
          <text:p/>
        </draw:polygon>
        <draw:polygon draw:style-name="gr22" draw:text-style-name="P9" draw:layer="layout" svg:width="0.153cm" svg:height="0.306cm" svg:x="6.263cm" svg:y="5.832cm" svg:viewBox="0 0 154 307" draw:points="154,154 0,0 0,307">
          <text:p/>
        </draw:polygon>
        <draw:polygon draw:style-name="gr22" draw:text-style-name="P9" draw:layer="layout" svg:width="0.305cm" svg:height="0.306cm" svg:x="6.569cm" svg:y="6.138cm" svg:viewBox="0 0 306 307" draw:points="306,307 306,0 0,307">
          <text:p/>
        </draw:polygon>
        <draw:polygon draw:style-name="gr22" draw:text-style-name="P9" draw:layer="layout" svg:width="0cm" svg:height="0cm" svg:x="6.263cm" svg:y="5.679cm" svg:viewBox="0 0 1 1" draw:points="0,0 0,1 1,1">
          <text:p/>
        </draw:polygon>
        <draw:polygon draw:style-name="gr23" draw:text-style-name="P9" draw:layer="layout" svg:width="0.153cm" svg:height="0.305cm" svg:x="3.053cm" svg:y="2.164cm" svg:viewBox="0 0 154 306" draw:points="154,0 0,154 154,306">
          <text:p/>
        </draw:polygon>
        <draw:polygon draw:style-name="gr24" draw:text-style-name="P2" draw:layer="layout" svg:width="0.153cm" svg:height="0.305cm" svg:x="3.053cm" svg:y="2.164cm" svg:viewBox="0 0 154 306" draw:points="154,0 0,154 154,306">
          <text:p/>
        </draw:polygon>
        <draw:polygon draw:style-name="gr22" draw:text-style-name="P9" draw:layer="layout" svg:width="0.153cm" svg:height="0.153cm" svg:x="9.32cm" svg:y="6.75cm" svg:viewBox="0 0 154 154" draw:points="154,154 154,0 0,0">
          <text:p/>
        </draw:polygon>
        <draw:polygon draw:style-name="gr22" draw:text-style-name="P9" draw:layer="layout" svg:width="0.305cm" svg:height="0.305cm" svg:x="9.015cm" svg:y="6.75cm" svg:viewBox="0 0 306 306" draw:points="306,0 0,0 0,306">
          <text:p/>
        </draw:polygon>
        <draw:polygon draw:style-name="gr22" draw:text-style-name="P9" draw:layer="layout" svg:width="0.306cm" svg:height="0.306cm" svg:x="7.18cm" svg:y="6.444cm" svg:viewBox="0 0 307 307" draw:points="307,307 307,0 0,0">
          <text:p/>
        </draw:polygon>
        <draw:polygon draw:style-name="gr22" draw:text-style-name="P9" draw:layer="layout" svg:width="0.104cm" svg:height="0.066cm" svg:x="3.713cm" svg:y="3.998cm" svg:viewBox="0 0 105 67" draw:points="38,67 105,0 0,0">
          <text:p/>
        </draw:polygon>
        <draw:polygon draw:style-name="gr22" draw:text-style-name="P9" draw:layer="layout" svg:width="0.306cm" svg:height="0.153cm" svg:x="8.403cm" svg:y="7.055cm" svg:viewBox="0 0 307 154" draw:points="153,154 307,0 0,0">
          <text:p/>
        </draw:polygon>
        <draw:polygon draw:style-name="gr22" draw:text-style-name="P9" draw:layer="layout" svg:width="0cm" svg:height="0cm" svg:x="5.651cm" svg:y="6.138cm" svg:viewBox="0 0 0 1" draw:points="0,1 0,0">
          <text:p/>
        </draw:polygon>
        <draw:polygon draw:style-name="gr22" draw:text-style-name="P9" draw:layer="layout" svg:width="0.11cm" svg:height="0.059cm" svg:x="4.471cm" svg:y="5.068cm" svg:viewBox="0 0 111 60" draw:points="51,60 111,0 0,0">
          <text:p/>
        </draw:polygon>
        <draw:polygon draw:style-name="gr22" draw:text-style-name="P9" draw:layer="layout" svg:width="0.306cm" svg:height="0.306cm" svg:x="6.263cm" svg:y="6.138cm" svg:viewBox="0 0 307 307" draw:points="0,0 0,307 307,307">
          <text:p/>
        </draw:polygon>
        <draw:polygon draw:style-name="gr22" draw:text-style-name="P9" draw:layer="layout" svg:width="0.153cm" svg:height="0.153cm" svg:x="2.747cm" svg:y="1.399cm" svg:viewBox="0 0 154 154" draw:points="0,0 0,154 154,154">
          <text:p/>
        </draw:polygon>
        <draw:polygon draw:style-name="gr22" draw:text-style-name="P9" draw:layer="layout" svg:width="0.066cm" svg:height="0.136cm" svg:x="4.668cm" svg:y="5.221cm" svg:viewBox="0 0 67 137" draw:points="67,137 67,0 0,68">
          <text:p/>
        </draw:polygon>
        <draw:polygon draw:style-name="gr22" draw:text-style-name="P9" draw:layer="layout" svg:width="0.306cm" svg:height="0.153cm" svg:x="4.123cm" svg:y="4.151cm" svg:viewBox="0 0 307 154" draw:points="153,0 0,154 307,154">
          <text:p/>
        </draw:polygon>
        <draw:polygon draw:style-name="gr22" draw:text-style-name="P9" draw:layer="layout" svg:width="0.306cm" svg:height="0.153cm" svg:x="8.097cm" svg:y="6.75cm" svg:viewBox="0 0 307 154" draw:points="153,154 307,0 0,0">
          <text:p/>
        </draw:polygon>
        <draw:polygon draw:style-name="gr22" draw:text-style-name="P9" draw:layer="layout" svg:width="0.076cm" svg:height="0.102cm" svg:x="7.333cm" svg:y="6.189cm" svg:viewBox="0 0 77 103" draw:points="0,0 0,103 77,27">
          <text:p/>
        </draw:polygon>
        <draw:polygon draw:style-name="gr22" draw:text-style-name="P9" draw:layer="layout" svg:width="0.007cm" svg:height="0.03cm" svg:x="2.587cm" svg:y="1.246cm" svg:viewBox="0 0 8 31" draw:points="8,31 8,0 0,7">
          <text:p/>
        </draw:polygon>
        <draw:polygon draw:style-name="gr22" draw:text-style-name="P9" draw:layer="layout" svg:width="0.153cm" svg:height="0.153cm" svg:x="8.862cm" svg:y="6.597cm" svg:viewBox="0 0 154 154" draw:points="154,0 0,0 154,154">
          <text:p/>
        </draw:polygon>
        <draw:polygon draw:style-name="gr22" draw:text-style-name="P9" draw:layer="layout" svg:width="0.153cm" svg:height="0.306cm" svg:x="7.027cm" svg:y="6.444cm" svg:viewBox="0 0 154 307" draw:points="0,154 154,307 154,0">
          <text:p/>
        </draw:polygon>
        <draw:polygon draw:style-name="gr22" draw:text-style-name="P9" draw:layer="layout" svg:width="0.096cm" svg:height="0.138cm" svg:x="6.874cm" svg:y="6cm" svg:viewBox="0 0 97 139" draw:points="0,0 0,139 97,43">
          <text:p/>
        </draw:polygon>
        <draw:polygon draw:style-name="gr22" draw:text-style-name="P9" draw:layer="layout" svg:width="0.004cm" svg:height="0.004cm" svg:x="5.651cm" svg:y="6.138cm" svg:viewBox="0 0 5 5" draw:points="5,5 0,0 0,1">
          <text:p/>
        </draw:polygon>
        <draw:polygon draw:style-name="gr22" draw:text-style-name="P9" draw:layer="layout" svg:width="0.305cm" svg:height="0.306cm" svg:x="7.792cm" svg:y="6.444cm" svg:viewBox="0 0 306 307" draw:points="306,307 306,0 0,0">
          <text:p/>
        </draw:polygon>
        <draw:polygon draw:style-name="gr22" draw:text-style-name="P9" draw:layer="layout" svg:width="0.306cm" svg:height="0.152cm" svg:x="3.511cm" svg:y="3.387cm" svg:viewBox="0 0 307 153" draw:points="153,153 307,0 0,0">
          <text:p/>
        </draw:polygon>
        <draw:polygon draw:style-name="gr22" draw:text-style-name="P9" draw:layer="layout" svg:width="0.306cm" svg:height="0.305cm" svg:x="8.403cm" svg:y="6.75cm" svg:viewBox="0 0 307 306" draw:points="307,0 0,0 0,306">
          <text:p/>
        </draw:polygon>
        <draw:polygon draw:style-name="gr22" draw:text-style-name="P9" draw:layer="layout" svg:width="0.153cm" svg:height="0.306cm" svg:x="4.123cm" svg:y="3.692cm" svg:viewBox="0 0 154 307" draw:points="154,154 0,0 0,307">
          <text:p/>
        </draw:polygon>
        <draw:polygon draw:style-name="gr22" draw:text-style-name="P9" draw:layer="layout" svg:width="0.032cm" svg:height="0.099cm" svg:x="3.326cm" svg:y="3.234cm" svg:viewBox="0 0 33 100" draw:points="33,100 33,0 0,32">
          <text:p/>
        </draw:polygon>
        <draw:polygon draw:style-name="gr22" draw:text-style-name="P9" draw:layer="layout" svg:width="0.306cm" svg:height="0.153cm" svg:x="7.18cm" svg:y="6.291cm" svg:viewBox="0 0 307 154" draw:points="307,154 153,0 0,154">
          <text:p/>
        </draw:polygon>
        <draw:polygon draw:style-name="gr22" draw:text-style-name="P9" draw:layer="layout" svg:width="0.041cm" svg:height="0.067cm" svg:x="3.97cm" svg:y="3.32cm" svg:viewBox="0 0 42 68" draw:points="0,0 0,68 42,68">
          <text:p/>
        </draw:polygon>
        <draw:polygon draw:style-name="gr22" draw:text-style-name="P9" draw:layer="layout" svg:width="0.153cm" svg:height="0.152cm" svg:x="9.32cm" svg:y="6.903cm" svg:viewBox="0 0 154 153" draw:points="154,153 154,0 0,153">
          <text:p/>
        </draw:polygon>
        <draw:polygon draw:style-name="gr22" draw:text-style-name="P9" draw:layer="layout" svg:width="0.153cm" svg:height="0.306cm" svg:x="3.511cm" svg:y="2.775cm" svg:viewBox="0 0 154 307" draw:points="0,307 154,154 0,0">
          <text:p/>
        </draw:polygon>
        <draw:polygon draw:style-name="gr22" draw:text-style-name="P9" draw:layer="layout" svg:width="0.305cm" svg:height="0.153cm" svg:x="9.015cm" svg:y="7.055cm" svg:viewBox="0 0 306 154" draw:points="152,154 306,0 0,0">
          <text:p/>
        </draw:polygon>
        <draw:polygon draw:style-name="gr22" draw:text-style-name="P9" draw:layer="layout" svg:width="0.306cm" svg:height="0.152cm" svg:x="4.123cm" svg:y="4.61cm" svg:viewBox="0 0 307 153" draw:points="153,153 307,0 0,0">
          <text:p/>
        </draw:polygon>
        <draw:polygon draw:style-name="gr22" draw:text-style-name="P9" draw:layer="layout" svg:width="0.153cm" svg:height="0.152cm" svg:x="8.709cm" svg:y="6.903cm" svg:viewBox="0 0 154 153" draw:points="154,153 154,0 0,153">
          <text:p/>
        </draw:polygon>
        <draw:polygon draw:style-name="gr22" draw:text-style-name="P9" draw:layer="layout" svg:width="0.153cm" svg:height="0.152cm" svg:x="3.817cm" svg:y="3.387cm" svg:viewBox="0 0 154 153" draw:points="154,153 154,0 0,0">
          <text:p/>
        </draw:polygon>
        <draw:polygon draw:style-name="gr22" draw:text-style-name="P9" draw:layer="layout" svg:width="0.305cm" svg:height="0.153cm" svg:x="4.429cm" svg:y="4.457cm" svg:viewBox="0 0 306 154" draw:points="152,0 0,154 306,154">
          <text:p/>
        </draw:polygon>
        <draw:polygon draw:style-name="gr22" draw:text-style-name="P9" draw:layer="layout" svg:width="0.153cm" svg:height="0.306cm" svg:x="3.97cm" svg:y="3.998cm" svg:viewBox="0 0 154 307" draw:points="0,154 154,307 154,0">
          <text:p/>
        </draw:polygon>
        <draw:polygon draw:style-name="gr22" draw:text-style-name="P9" draw:layer="layout" svg:width="0.153cm" svg:height="0.306cm" svg:x="4.123cm" svg:y="4.304cm" svg:viewBox="0 0 154 307" draw:points="154,154 0,0 0,307">
          <text:p/>
        </draw:polygon>
        <draw:polygon draw:style-name="gr22" draw:text-style-name="P9" draw:layer="layout" svg:width="0.153cm" svg:height="0.153cm" svg:x="4.581cm" svg:y="4.457cm" svg:viewBox="0 0 154 154" draw:points="154,0 0,0 154,154">
          <text:p/>
        </draw:polygon>
        <draw:polygon draw:style-name="gr22" draw:text-style-name="P9" draw:layer="layout" svg:width="0.152cm" svg:height="0.153cm" svg:x="4.429cm" svg:y="4.304cm" svg:viewBox="0 0 153 154" draw:points="0,154 153,154 0,0">
          <text:p/>
        </draw:polygon>
        <draw:polygon draw:style-name="gr22" draw:text-style-name="P9" draw:layer="layout" svg:width="0.084cm" svg:height="0.05cm" svg:x="4.123cm" svg:y="3.642cm" svg:viewBox="0 0 85 51" draw:points="51,0 0,51 85,51">
          <text:p/>
        </draw:polygon>
        <draw:polygon draw:style-name="gr23" draw:text-style-name="P9" draw:layer="layout" svg:width="0.153cm" svg:height="0.077cm" svg:x="9.473cm" svg:y="6.673cm" svg:viewBox="0 0 154 78" draw:points="78,0 0,78 154,78">
          <text:p/>
        </draw:polygon>
        <draw:polygon draw:style-name="gr24" draw:text-style-name="P2" draw:layer="layout" svg:width="0.153cm" svg:height="0.077cm" svg:x="9.473cm" svg:y="6.673cm" svg:viewBox="0 0 154 78" draw:points="78,0 0,78 154,78">
          <text:p/>
        </draw:polygon>
        <draw:polygon draw:style-name="gr22" draw:text-style-name="P9" draw:layer="layout" svg:width="0.099cm" svg:height="0.121cm" svg:x="7.998cm" svg:y="7.055cm" svg:viewBox="0 0 100 122" draw:points="100,122 100,0 0,101">
          <text:p/>
        </draw:polygon>
        <draw:polygon draw:style-name="gr22" draw:text-style-name="P9" draw:layer="layout" svg:width="0.05cm" svg:height="0.127cm" svg:x="4.123cm" svg:y="3.565cm" svg:viewBox="0 0 51 128" draw:points="0,0 0,128 51,78">
          <text:p/>
        </draw:polygon>
        <draw:polygon draw:style-name="gr22" draw:text-style-name="P9" draw:layer="layout" svg:width="0.128cm" svg:height="0.022cm" svg:x="8.097cm" svg:y="6.422cm" svg:viewBox="0 0 129 23" draw:points="22,0 0,23 129,23">
          <text:p/>
        </draw:polygon>
        <draw:polygon draw:style-name="gr22" draw:text-style-name="P9" draw:layer="layout" svg:width="0.153cm" svg:height="0.306cm" svg:x="2.9cm" svg:y="1.552cm" svg:viewBox="0 0 154 307" draw:points="0,307 154,154 0,0">
          <text:p/>
        </draw:polygon>
        <draw:polygon draw:style-name="gr22" draw:text-style-name="P9" draw:layer="layout" svg:width="0.152cm" svg:height="0.202cm" svg:x="7.486cm" svg:y="6.242cm" svg:viewBox="0 0 153 203" draw:points="0,0 0,203 153,50">
          <text:p/>
        </draw:polygon>
        <draw:polygon draw:style-name="gr22" draw:text-style-name="P9" draw:layer="layout" svg:width="0.123cm" svg:height="0.058cm" svg:x="5.07cm" svg:y="5.68cm" svg:viewBox="0 0 124 59" draw:points="66,59 124,0 0,0">
          <text:p/>
        </draw:polygon>
        <draw:polygon draw:style-name="gr22" draw:text-style-name="P9" draw:layer="layout" svg:width="0.098cm" svg:height="0.045cm" svg:x="5.248cm" svg:y="5.832cm" svg:viewBox="0 0 99 46" draw:points="54,46 99,0 0,0">
          <text:p/>
        </draw:polygon>
        <draw:polygon draw:style-name="gr22" draw:text-style-name="P9" draw:layer="layout" svg:width="0.306cm" svg:height="0.153cm" svg:x="5.04cm" svg:y="5.527cm" svg:viewBox="0 0 307 154" draw:points="153,154 307,0 0,0">
          <text:p/>
        </draw:polygon>
        <draw:polygon draw:style-name="gr22" draw:text-style-name="P9" draw:layer="layout" svg:width="0.152cm" svg:height="0.153cm" svg:x="3.206cm" svg:y="2.164cm" svg:viewBox="0 0 153 154" draw:points="153,154 153,0 0,0">
          <text:p/>
        </draw:polygon>
        <draw:polygon draw:style-name="gr22" draw:text-style-name="P9" draw:layer="layout" svg:width="0.153cm" svg:height="0.306cm" svg:x="2.594cm" svg:y="0.635cm" svg:viewBox="0 0 154 307" draw:points="0,307 154,154 0,0">
          <text:p/>
        </draw:polygon>
        <draw:polygon draw:style-name="gr22" draw:text-style-name="P9" draw:layer="layout" svg:width="0.141cm" svg:height="0.102cm" svg:x="3.053cm" svg:y="1.603cm" svg:viewBox="0 0 142 103" draw:points="102,0 0,103 142,103">
          <text:p/>
        </draw:polygon>
        <draw:polygon draw:style-name="gr22" draw:text-style-name="P9" draw:layer="layout" svg:width="0.018cm" svg:height="0.077cm" svg:x="2.9cm" svg:y="0.864cm" svg:viewBox="0 0 19 78" draw:points="0,0 0,78 19,59">
          <text:p/>
        </draw:polygon>
        <draw:polygon draw:style-name="gr22" draw:text-style-name="P9" draw:layer="layout" svg:width="0.153cm" svg:height="0.153cm" svg:x="5.651cm" svg:y="5.832cm" svg:viewBox="0 0 154 154" draw:points="0,154 154,154 0,0">
          <text:p/>
        </draw:polygon>
        <draw:polygon draw:style-name="gr22" draw:text-style-name="P9" draw:layer="layout" svg:width="0.036cm" svg:height="0.036cm" svg:x="2.864cm" svg:y="2.128cm" svg:viewBox="0 0 37 37" draw:points="12,37 37,37 0,0">
          <text:p/>
        </draw:polygon>
        <draw:polygon draw:style-name="gr22" draw:text-style-name="P9" draw:layer="layout" svg:width="0.306cm" svg:height="0.305cm" svg:x="5.651cm" svg:y="5.527cm" svg:viewBox="0 0 307 306" draw:points="307,0 0,0 307,306">
          <text:p/>
        </draw:polygon>
        <draw:polygon draw:style-name="gr22" draw:text-style-name="P9" draw:layer="layout" svg:width="0.306cm" svg:height="0.153cm" svg:x="6.263cm" svg:y="5.985cm" svg:viewBox="0 0 307 154" draw:points="307,154 153,0 0,154">
          <text:p/>
        </draw:polygon>
        <draw:polygon draw:style-name="gr22" draw:text-style-name="P9" draw:layer="layout" svg:width="0.306cm" svg:height="0.153cm" svg:x="8.709cm" svg:y="6.75cm" svg:viewBox="0 0 307 154" draw:points="153,154 307,0 0,0">
          <text:p/>
        </draw:polygon>
        <draw:polygon draw:style-name="gr22" draw:text-style-name="P9" draw:layer="layout" svg:width="0.024cm" svg:height="0.054cm" svg:x="3.358cm" svg:y="2.11cm" svg:viewBox="0 0 25 55" draw:points="0,0 0,55 25,55">
          <text:p/>
        </draw:polygon>
        <draw:polygon draw:style-name="gr22" draw:text-style-name="P9" draw:layer="layout" svg:width="0.085cm" svg:height="0.055cm" svg:x="3.664cm" svg:y="2.873cm" svg:viewBox="0 0 86 56" draw:points="56,0 0,56 86,56">
          <text:p/>
        </draw:polygon>
        <draw:polygon draw:style-name="gr23" draw:text-style-name="P9" draw:layer="layout" svg:width="0.153cm" svg:height="0.306cm" svg:x="2.594cm" svg:y="0.329cm" svg:viewBox="0 0 154 307" draw:points="154,154 0,0 0,307">
          <text:p/>
        </draw:polygon>
        <draw:polygon draw:style-name="gr24" draw:text-style-name="P2" draw:layer="layout" svg:width="0.153cm" svg:height="0.306cm" svg:x="2.594cm" svg:y="0.329cm" svg:viewBox="0 0 154 307" draw:points="154,154 0,0 0,307">
          <text:p/>
        </draw:polygon>
        <draw:polygon draw:style-name="gr22" draw:text-style-name="P9" draw:layer="layout" svg:width="0.306cm" svg:height="0.153cm" svg:x="6.874cm" svg:y="6.444cm" svg:viewBox="0 0 307 154" draw:points="0,0 153,154 307,0">
          <text:p/>
        </draw:polygon>
        <draw:polygon draw:style-name="gr22" draw:text-style-name="P9" draw:layer="layout" svg:width="0.153cm" svg:height="0.306cm" svg:x="2.747cm" svg:y="1.552cm" svg:viewBox="0 0 154 307" draw:points="0,154 154,307 154,0">
          <text:p/>
        </draw:polygon>
        <draw:polygon draw:style-name="gr22" draw:text-style-name="P9" draw:layer="layout" svg:width="0.008cm" svg:height="0.005cm" svg:x="3.511cm" svg:y="2.464cm" svg:viewBox="0 0 9 6" draw:points="7,0 0,6 9,6">
          <text:p/>
        </draw:polygon>
        <draw:polygon draw:style-name="gr22" draw:text-style-name="P9" draw:layer="layout" svg:width="0.152cm" svg:height="0.153cm" svg:x="6.722cm" svg:y="6.444cm" svg:viewBox="0 0 153 154" draw:points="0,154 153,154 153,0">
          <text:p/>
        </draw:polygon>
        <draw:polygon draw:style-name="gr22" draw:text-style-name="P9" draw:layer="layout" svg:width="0.153cm" svg:height="0.153cm" svg:x="6.874cm" svg:y="6.597cm" svg:viewBox="0 0 154 154" draw:points="154,0 0,0 0,154">
          <text:p/>
        </draw:polygon>
        <draw:polygon draw:style-name="gr22" draw:text-style-name="P9" draw:layer="layout" svg:width="0cm" svg:height="0cm" svg:x="5.65cm" svg:y="6.138cm" svg:viewBox="0 0 1 1" draw:points="1,1 1,0 0,0">
          <text:p/>
        </draw:polygon>
        <draw:polygon draw:style-name="gr22" draw:text-style-name="P9" draw:layer="layout" svg:width="0.306cm" svg:height="0.153cm" svg:x="3.817cm" svg:y="3.998cm" svg:viewBox="0 0 307 154" draw:points="0,0 153,154 307,0">
          <text:p/>
        </draw:polygon>
        <draw:polygon draw:style-name="gr22" draw:text-style-name="P9" draw:layer="layout" svg:width="0.306cm" svg:height="0.153cm" svg:x="6.874cm" svg:y="6.597cm" svg:viewBox="0 0 307 154" draw:points="307,154 153,0 0,154">
          <text:p/>
        </draw:polygon>
        <draw:polygon draw:style-name="gr22" draw:text-style-name="P9" draw:layer="layout" svg:width="0.152cm" svg:height="0.152cm" svg:x="7.64cm" svg:y="6.292cm" svg:viewBox="0 0 153 153" draw:points="0,0 153,153 153,45">
          <text:p/>
        </draw:polygon>
        <draw:polygon draw:style-name="gr22" draw:text-style-name="P9" draw:layer="layout" svg:width="0.022cm" svg:height="0.027cm" svg:x="8.097cm" svg:y="6.417cm" svg:viewBox="0 0 23 28" draw:points="0,0 0,28 23,5">
          <text:p/>
        </draw:polygon>
        <draw:polygon draw:style-name="gr22" draw:text-style-name="P9" draw:layer="layout" svg:width="0.306cm" svg:height="0.153cm" svg:x="7.486cm" svg:y="6.75cm" svg:viewBox="0 0 307 154" draw:points="153,154 307,0 0,0">
          <text:p/>
        </draw:polygon>
        <draw:polygon draw:style-name="gr22" draw:text-style-name="P9" draw:layer="layout" svg:width="0.153cm" svg:height="0.153cm" svg:x="8.25cm" svg:y="6.597cm" svg:viewBox="0 0 154 154" draw:points="154,0 0,0 154,154">
          <text:p/>
        </draw:polygon>
        <draw:polygon draw:style-name="gr22" draw:text-style-name="P9" draw:layer="layout" svg:width="0.053cm" svg:height="0.082cm" svg:x="2.747cm" svg:y="0.453cm" svg:viewBox="0 0 54 83" draw:points="28,0 0,29 54,83">
          <text:p/>
        </draw:polygon>
        <draw:polygon draw:style-name="gr22" draw:text-style-name="P9" draw:layer="layout" svg:width="0.306cm" svg:height="0.306cm" svg:x="2.9cm" svg:y="1.858cm" svg:viewBox="0 0 307 307" draw:points="307,307 307,0 0,307">
          <text:p/>
        </draw:polygon>
        <draw:polygon draw:style-name="gr23" draw:text-style-name="P9" draw:layer="layout" svg:width="0.153cm" svg:height="0.305cm" svg:x="9.473cm" svg:y="6.75cm" svg:viewBox="0 0 154 306" draw:points="154,0 0,154 154,306">
          <text:p/>
        </draw:polygon>
        <draw:polygon draw:style-name="gr24" draw:text-style-name="P2" draw:layer="layout" svg:width="0.153cm" svg:height="0.305cm" svg:x="9.473cm" svg:y="6.75cm" svg:viewBox="0 0 154 306" draw:points="154,0 0,154 154,306">
          <text:p/>
        </draw:polygon>
        <draw:polygon draw:style-name="gr23" draw:text-style-name="P9" draw:layer="layout" svg:width="0.153cm" svg:height="0.153cm" svg:x="9.473cm" svg:y="7.055cm" svg:viewBox="0 0 154 154" draw:points="0,154 154,154 154,0">
          <text:p/>
        </draw:polygon>
        <draw:polygon draw:style-name="gr24" draw:text-style-name="P2" draw:layer="layout" svg:width="0.153cm" svg:height="0.153cm" svg:x="9.473cm" svg:y="7.055cm" svg:viewBox="0 0 154 154" draw:points="0,154 154,154 154,0">
          <text:p/>
        </draw:polygon>
        <draw:polygon draw:style-name="gr22" draw:text-style-name="P9" draw:layer="layout" svg:width="0.01cm" svg:height="0.027cm" svg:x="3.817cm" svg:y="3.054cm" svg:viewBox="0 0 11 28" draw:points="0,0 0,28 11,18">
          <text:p/>
        </draw:polygon>
        <draw:polygon draw:style-name="gr22" draw:text-style-name="P9" draw:layer="layout" svg:width="0.153cm" svg:height="0.305cm" svg:x="9.32cm" svg:y="6.75cm" svg:viewBox="0 0 154 306" draw:points="0,306 154,154 0,0">
          <text:p/>
        </draw:polygon>
        <draw:polygon draw:style-name="gr22" draw:text-style-name="P9" draw:layer="layout" svg:width="0.306cm" svg:height="0.153cm" svg:x="8.097cm" svg:y="6.597cm" svg:viewBox="0 0 307 154" draw:points="307,154 153,0 0,154">
          <text:p/>
        </draw:polygon>
        <draw:polygon draw:style-name="gr22" draw:text-style-name="P9" draw:layer="layout" svg:width="0.305cm" svg:height="0.152cm" svg:x="3.206cm" svg:y="2.317cm" svg:viewBox="0 0 306 153" draw:points="306,153 152,0 0,153">
          <text:p/>
        </draw:polygon>
        <draw:polygon draw:style-name="gr22" draw:text-style-name="P9" draw:layer="layout" svg:width="0.306cm" svg:height="0.153cm" svg:x="2.9cm" svg:y="2.164cm" svg:viewBox="0 0 307 154" draw:points="153,154 307,0 0,0">
          <text:p/>
        </draw:polygon>
        <draw:polygon draw:style-name="gr22" draw:text-style-name="P9" draw:layer="layout" svg:width="0.153cm" svg:height="0.305cm" svg:x="8.709cm" svg:y="6.75cm" svg:viewBox="0 0 154 306" draw:points="0,306 154,154 0,0">
          <text:p/>
        </draw:polygon>
        <draw:polygon draw:style-name="gr23" draw:text-style-name="P9" draw:layer="layout" svg:width="0.153cm" svg:height="0.153cm" svg:x="9.473cm" svg:y="6.75cm" svg:viewBox="0 0 154 154" draw:points="0,0 0,154 154,0">
          <text:p/>
        </draw:polygon>
        <draw:polygon draw:style-name="gr24" draw:text-style-name="P2" draw:layer="layout" svg:width="0.153cm" svg:height="0.153cm" svg:x="9.473cm" svg:y="6.75cm" svg:viewBox="0 0 154 154" draw:points="0,0 0,154 154,0">
          <text:p/>
        </draw:polygon>
        <draw:polygon draw:style-name="gr22" draw:text-style-name="P9" draw:layer="layout" svg:width="0.153cm" svg:height="0.305cm" svg:x="8.862cm" svg:y="6.75cm" svg:viewBox="0 0 154 306" draw:points="154,0 0,154 154,306">
          <text:p/>
        </draw:polygon>
        <draw:polygon draw:style-name="gr22" draw:text-style-name="P9" draw:layer="layout" svg:width="0.153cm" svg:height="0.305cm" svg:x="8.25cm" svg:y="6.75cm" svg:viewBox="0 0 154 306" draw:points="154,0 0,154 154,306">
          <text:p/>
        </draw:polygon>
        <draw:polygon draw:style-name="gr22" draw:text-style-name="P9" draw:layer="layout" svg:width="0.306cm" svg:height="0.306cm" svg:x="6.263cm" svg:y="6.138cm" svg:viewBox="0 0 307 307" draw:points="307,0 0,0 307,307">
          <text:p/>
        </draw:polygon>
        <draw:polygon draw:style-name="gr22" draw:text-style-name="P9" draw:layer="layout" svg:width="0.306cm" svg:height="0.306cm" svg:x="6.874cm" svg:y="6.138cm" svg:viewBox="0 0 307 307" draw:points="307,0 0,0 307,307">
          <text:p/>
        </draw:polygon>
        <draw:polygon draw:style-name="gr22" draw:text-style-name="P9" draw:layer="layout" svg:width="0.096cm" svg:height="0.068cm" svg:x="3.11cm" svg:y="2.775cm" svg:viewBox="0 0 97 69" draw:points="28,69 97,0 0,0">
          <text:p/>
        </draw:polygon>
        <draw:polygon draw:style-name="gr22" draw:text-style-name="P9" draw:layer="layout" svg:width="0.034cm" svg:height="0.052cm" svg:x="2.713cm" svg:y="1.671cm" svg:viewBox="0 0 35 53" draw:points="17,53 35,34 0,0">
          <text:p/>
        </draw:polygon>
        <draw:polygon draw:style-name="gr22" draw:text-style-name="P9" draw:layer="layout" svg:width="0.305cm" svg:height="0.306cm" svg:x="3.206cm" svg:y="2.469cm" svg:viewBox="0 0 306 307" draw:points="0,0 0,307 306,307">
          <text:p/>
        </draw:polygon>
        <draw:polygon draw:style-name="gr23" draw:text-style-name="P9" draw:layer="layout" svg:width="0.153cm" svg:height="0.153cm" svg:x="7.18cm" svg:y="6.75cm" svg:viewBox="0 0 154 154" draw:points="0,154 154,154 0,0">
          <text:p/>
        </draw:polygon>
        <draw:polygon draw:style-name="gr24" draw:text-style-name="P2" draw:layer="layout" svg:width="0.153cm" svg:height="0.153cm" svg:x="7.18cm" svg:y="6.75cm" svg:viewBox="0 0 154 154" draw:points="0,154 154,154 0,0">
          <text:p/>
        </draw:polygon>
        <draw:polygon draw:style-name="gr22" draw:text-style-name="P9" draw:layer="layout" svg:width="0.305cm" svg:height="0.153cm" svg:x="4.429cm" svg:y="4.915cm" svg:viewBox="0 0 306 154" draw:points="152,154 306,0 0,0">
          <text:p/>
        </draw:polygon>
        <draw:polygon draw:style-name="gr22" draw:text-style-name="P9" draw:layer="layout" svg:width="0.024cm" svg:height="0.017cm" svg:x="2.876cm" svg:y="2.164cm" svg:viewBox="0 0 25 18" draw:points="6,18 25,0 0,0">
          <text:p/>
        </draw:polygon>
        <draw:polygon draw:style-name="gr22" draw:text-style-name="P9" draw:layer="layout" svg:width="0.184cm" svg:height="0.108cm" svg:x="8.449cm" svg:y="6.489cm" svg:viewBox="0 0 185 109" draw:points="0,0 108,109 185,31">
          <text:p/>
        </draw:polygon>
        <draw:polygon draw:style-name="gr22" draw:text-style-name="P9" draw:layer="layout" svg:width="0.153cm" svg:height="0.305cm" svg:x="8.097cm" svg:y="6.75cm" svg:viewBox="0 0 154 306" draw:points="0,306 154,154 0,0">
          <text:p/>
        </draw:polygon>
        <draw:polygon draw:style-name="gr22" draw:text-style-name="P9" draw:layer="layout" svg:width="0.085cm" svg:height="0.102cm" svg:x="4.581cm" svg:y="4.202cm" svg:viewBox="0 0 86 103" draw:points="0,0 0,103 86,103">
          <text:p/>
        </draw:polygon>
        <draw:polygon draw:style-name="gr22" draw:text-style-name="P9" draw:layer="layout" svg:width="0.086cm" svg:height="0.112cm" svg:x="3.578cm" svg:y="3.759cm" svg:viewBox="0 0 87 113" draw:points="61,113 87,87 0,0">
          <text:p/>
        </draw:polygon>
        <draw:polygon draw:style-name="gr22" draw:text-style-name="P9" draw:layer="layout" svg:width="0.153cm" svg:height="0.153cm" svg:x="8.862cm" svg:y="7.055cm" svg:viewBox="0 0 154 154" draw:points="0,0 0,154 154,0">
          <text:p/>
        </draw:polygon>
        <draw:polygon draw:style-name="gr22" draw:text-style-name="P9" draw:layer="layout" svg:width="0.103cm" svg:height="0.084cm" svg:x="5.499cm" svg:y="5.137cm" svg:viewBox="0 0 104 85" draw:points="0,0 0,85 104,85">
          <text:p/>
        </draw:polygon>
        <draw:polygon draw:style-name="gr22" draw:text-style-name="P9" draw:layer="layout" svg:width="0.076cm" svg:height="0.153cm" svg:x="2.747cm" svg:y="1.246cm" svg:viewBox="0 0 77 154" draw:points="77,78 0,0 0,154">
          <text:p/>
        </draw:polygon>
        <draw:polygon draw:style-name="gr22" draw:text-style-name="P9" draw:layer="layout" svg:width="0.305cm" svg:height="0.153cm" svg:x="6.569cm" svg:y="6.444cm" svg:viewBox="0 0 306 154" draw:points="153,154 306,0 0,0">
          <text:p/>
        </draw:polygon>
        <draw:polygon draw:style-name="gr22" draw:text-style-name="P9" draw:layer="layout" svg:width="0.136cm" svg:height="0.083cm" svg:x="3.97cm" svg:y="3.456cm" svg:viewBox="0 0 137 84" draw:points="84,0 0,84 137,84">
          <text:p/>
        </draw:polygon>
        <draw:polygon draw:style-name="gr22" draw:text-style-name="P9" draw:layer="layout" svg:width="0.112cm" svg:height="0.146cm" svg:x="4.429cm" svg:y="4.005cm" svg:viewBox="0 0 113 147" draw:points="0,0 0,147 113,147">
          <text:p/>
        </draw:polygon>
        <draw:polygon draw:style-name="gr22" draw:text-style-name="P9" draw:layer="layout" svg:width="0.012cm" svg:height="0.02cm" svg:x="3.805cm" svg:y="4.151cm" svg:viewBox="0 0 13 21" draw:points="13,21 13,0 0,0">
          <text:p/>
        </draw:polygon>
        <draw:polygon draw:style-name="gr23" draw:text-style-name="P9" draw:layer="layout" svg:width="0.153cm" svg:height="0.153cm" svg:x="2.441cm" svg:y="0.329cm" svg:viewBox="0 0 154 154" draw:points="0,0 0,154 154,0">
          <text:p/>
        </draw:polygon>
        <draw:polygon draw:style-name="gr24" draw:text-style-name="P2" draw:layer="layout" svg:width="0.153cm" svg:height="0.153cm" svg:x="2.441cm" svg:y="0.329cm" svg:viewBox="0 0 154 154" draw:points="0,0 0,154 154,0">
          <text:p/>
        </draw:polygon>
        <draw:polygon draw:style-name="gr22" draw:text-style-name="P9" draw:layer="layout" svg:width="0.169cm" svg:height="0.136cm" svg:x="2.425cm" svg:y="0.635cm" svg:viewBox="0 0 170 137" draw:points="34,137 170,0 0,0">
          <text:p/>
        </draw:polygon>
        <draw:polygon draw:style-name="gr22" draw:text-style-name="P9" draw:layer="layout" svg:width="0.153cm" svg:height="0.153cm" svg:x="8.403cm" svg:y="6.597cm" svg:viewBox="0 0 154 154" draw:points="154,0 0,0 0,154">
          <text:p/>
        </draw:polygon>
        <draw:polygon draw:style-name="gr22" draw:text-style-name="P9" draw:layer="layout" svg:width="0.153cm" svg:height="0.153cm" svg:x="3.664cm" svg:y="3.539cm" svg:viewBox="0 0 154 154" draw:points="0,0 0,154 154,154">
          <text:p/>
        </draw:polygon>
        <draw:polygon draw:style-name="gr22" draw:text-style-name="P9" draw:layer="layout" svg:width="0.152cm" svg:height="0.153cm" svg:x="9.015cm" svg:y="6.597cm" svg:viewBox="0 0 153 154" draw:points="153,0 0,0 0,154">
          <text:p/>
        </draw:polygon>
        <draw:polygon draw:style-name="gr22" draw:text-style-name="P9" draw:layer="layout" svg:width="0.181cm" svg:height="0.1cm" svg:x="8.781cm" svg:y="7.208cm" svg:viewBox="0 0 182 101" draw:points="182,101 81,0 0,82">
          <text:p/>
        </draw:polygon>
        <draw:polygon draw:style-name="gr22" draw:text-style-name="P9" draw:layer="layout" svg:width="0.306cm" svg:height="0.153cm" svg:x="8.709cm" svg:y="6.597cm" svg:viewBox="0 0 307 154" draw:points="307,154 153,0 0,154">
          <text:p/>
        </draw:polygon>
        <draw:polygon draw:style-name="gr22" draw:text-style-name="P9" draw:layer="layout" svg:width="0.071cm" svg:height="0.062cm" svg:x="5.346cm" svg:y="5.006cm" svg:viewBox="0 0 72 63" draw:points="0,0 0,63 72,63">
          <text:p/>
        </draw:polygon>
        <draw:polygon draw:style-name="gr22" draw:text-style-name="P9" draw:layer="layout" svg:width="0.046cm" svg:height="0.07cm" svg:x="6.217cm" svg:y="6.444cm" svg:viewBox="0 0 47 71" draw:points="47,71 47,0 0,47">
          <text:p/>
        </draw:polygon>
        <draw:polygon draw:style-name="gr22" draw:text-style-name="P9" draw:layer="layout" svg:width="0.153cm" svg:height="0.153cm" svg:x="3.664cm" svg:y="3.692cm" svg:viewBox="0 0 154 154" draw:points="0,0 0,154 154,0">
          <text:p/>
        </draw:polygon>
        <draw:polygon draw:style-name="gr22" draw:text-style-name="P9" draw:layer="layout" svg:width="0.092cm" svg:height="0.052cm" svg:x="8.81cm" svg:y="6.545cm" svg:viewBox="0 0 93 53" draw:points="0,0 52,53 93,13">
          <text:p/>
        </draw:polygon>
        <draw:polygon draw:style-name="gr22" draw:text-style-name="P9" draw:layer="layout" svg:width="0.127cm" svg:height="0.133cm" svg:x="9.346cm" svg:y="7.208cm" svg:viewBox="0 0 128 134" draw:points="128,134 128,0 0,129">
          <text:p/>
        </draw:polygon>
        <draw:polygon draw:style-name="gr22" draw:text-style-name="P9" draw:layer="layout" svg:width="0.137cm" svg:height="0.069cm" svg:x="4.75cm" svg:y="5.374cm" svg:viewBox="0 0 138 70" draw:points="68,70 138,0 0,0">
          <text:p/>
        </draw:polygon>
        <draw:polygon draw:style-name="gr22" draw:text-style-name="P9" draw:layer="layout" svg:width="0.036cm" svg:height="0.036cm" svg:x="3.817cm" svg:y="3.081cm" svg:viewBox="0 0 37 37" draw:points="15,0 0,0 37,37">
          <text:p/>
        </draw:polygon>
        <draw:polygon draw:style-name="gr22" draw:text-style-name="P9" draw:layer="layout" svg:width="0.031cm" svg:height="0.072cm" svg:x="3.175cm" svg:y="2.928cm" svg:viewBox="0 0 32 73" draw:points="32,73 32,0 0,0">
          <text:p/>
        </draw:polygon>
        <draw:polygon draw:style-name="gr22" draw:text-style-name="P9" draw:layer="layout" svg:width="0.153cm" svg:height="0.153cm" svg:x="2.9cm" svg:y="1.246cm" svg:viewBox="0 0 154 154" draw:points="0,154 154,154 0,0">
          <text:p/>
        </draw:polygon>
        <draw:polygon draw:style-name="gr22" draw:text-style-name="P9" draw:layer="layout" svg:width="0.025cm" svg:height="0.07cm" svg:x="3.639cm" svg:y="3.845cm" svg:viewBox="0 0 26 71" draw:points="26,71 26,0 0,26">
          <text:p/>
        </draw:polygon>
        <draw:polygon draw:style-name="gr22" draw:text-style-name="P9" draw:layer="layout" svg:width="0.153cm" svg:height="0.152cm" svg:x="3.511cm" svg:y="3.387cm" svg:viewBox="0 0 154 153" draw:points="0,153 154,153 0,0">
          <text:p/>
        </draw:polygon>
        <draw:polygon draw:style-name="gr22" draw:text-style-name="P9" draw:layer="layout" svg:width="0.153cm" svg:height="0.306cm" svg:x="5.346cm" svg:y="5.221cm" svg:viewBox="0 0 154 307" draw:points="0,307 154,154 0,0">
          <text:p/>
        </draw:polygon>
        <draw:polygon draw:style-name="gr22" draw:text-style-name="P9" draw:layer="layout" svg:width="0.153cm" svg:height="0.306cm" svg:x="3.358cm" svg:y="3.081cm" svg:viewBox="0 0 154 307" draw:points="154,0 0,154 154,307">
          <text:p/>
        </draw:polygon>
        <draw:polygon draw:style-name="gr22" draw:text-style-name="P9" draw:layer="layout" svg:width="0.153cm" svg:height="0.076cm" svg:x="2.747cm" svg:y="1.094cm" svg:viewBox="0 0 154 77" draw:points="77,77 154,0 0,0">
          <text:p/>
        </draw:polygon>
        <draw:polygon draw:style-name="gr23" draw:text-style-name="P9" draw:layer="layout" svg:width="0.153cm" svg:height="0.306cm" svg:x="2.441cm" svg:y="0.329cm" svg:viewBox="0 0 154 307" draw:points="154,0 0,154 154,307">
          <text:p/>
        </draw:polygon>
        <draw:polygon draw:style-name="gr24" draw:text-style-name="P2" draw:layer="layout" svg:width="0.153cm" svg:height="0.306cm" svg:x="2.441cm" svg:y="0.329cm" svg:viewBox="0 0 154 307" draw:points="154,0 0,154 154,307">
          <text:p/>
        </draw:polygon>
        <draw:polygon draw:style-name="gr23" draw:text-style-name="P9" draw:layer="layout" svg:width="0.137cm" svg:height="0.137cm" svg:x="9.473cm" svg:y="7.208cm" svg:viewBox="0 0 138 138" draw:points="138,138 0,0 0,134">
          <text:p/>
        </draw:polygon>
        <draw:polygon draw:style-name="gr24" draw:text-style-name="P2" draw:layer="layout" svg:width="0.137cm" svg:height="0.137cm" svg:x="9.473cm" svg:y="7.208cm" svg:viewBox="0 0 138 138" draw:points="138,138 0,0 0,134">
          <text:p/>
        </draw:polygon>
        <draw:polygon draw:style-name="gr22" draw:text-style-name="P9" draw:layer="layout" svg:width="0.085cm" svg:height="0.118cm" svg:x="3.273cm" svg:y="3.148cm" svg:viewBox="0 0 86 119" draw:points="53,119 86,87 0,0">
          <text:p/>
        </draw:polygon>
        <draw:polygon draw:style-name="gr22" draw:text-style-name="P9" draw:layer="layout" svg:width="0.153cm" svg:height="0.153cm" svg:x="7.333cm" svg:y="6.75cm" svg:viewBox="0 0 154 154" draw:points="0,154 154,154 154,0">
          <text:p/>
        </draw:polygon>
        <draw:polygon draw:style-name="gr23" draw:text-style-name="P9" draw:layer="layout" svg:width="0.153cm" svg:height="0.153cm" svg:x="9.473cm" svg:y="7.055cm" svg:viewBox="0 0 154 154" draw:points="0,0 0,154 154,0">
          <text:p/>
        </draw:polygon>
        <draw:polygon draw:style-name="gr24" draw:text-style-name="P2" draw:layer="layout" svg:width="0.153cm" svg:height="0.153cm" svg:x="9.473cm" svg:y="7.055cm" svg:viewBox="0 0 154 154" draw:points="0,0 0,154 154,0">
          <text:p/>
        </draw:polygon>
        <draw:polygon draw:style-name="gr22" draw:text-style-name="P9" draw:layer="layout" svg:width="0.306cm" svg:height="0.306cm" svg:x="5.957cm" svg:y="5.832cm" svg:viewBox="0 0 307 307" draw:points="0,307 307,307 0,0">
          <text:p/>
        </draw:polygon>
        <draw:polygon draw:style-name="gr22" draw:text-style-name="P9" draw:layer="layout" svg:width="0.026cm" svg:height="0.045cm" svg:x="5.473cm" svg:y="5.985cm" svg:viewBox="0 0 27 46" draw:points="27,46 27,0 0,27">
          <text:p/>
        </draw:polygon>
        <draw:polygon draw:style-name="gr22" draw:text-style-name="P9" draw:layer="layout" svg:width="0.008cm" svg:height="0.007cm" svg:x="2.586cm" svg:y="1.246cm" svg:viewBox="0 0 9 8" draw:points="1,8 9,0 0,0">
          <text:p/>
        </draw:polygon>
        <draw:polygon draw:style-name="gr22" draw:text-style-name="P9" draw:layer="layout" svg:width="0.153cm" svg:height="0.306cm" svg:x="3.053cm" svg:y="2.469cm" svg:viewBox="0 0 154 307" draw:points="0,154 154,307 154,0">
          <text:p/>
        </draw:polygon>
        <draw:polygon draw:style-name="gr22" draw:text-style-name="P9" draw:layer="layout" svg:width="0.052cm" svg:height="0.03cm" svg:x="4.224cm" svg:y="4.762cm" svg:viewBox="0 0 53 31" draw:points="22,31 53,0 0,0">
          <text:p/>
        </draw:polygon>
        <draw:polygon draw:style-name="gr22" draw:text-style-name="P9" draw:layer="layout" svg:width="0.305cm" svg:height="0.153cm" svg:x="6.569cm" svg:y="5.985cm" svg:viewBox="0 0 306 154" draw:points="153,0 0,154 306,154">
          <text:p/>
        </draw:polygon>
        <draw:polygon draw:style-name="gr22" draw:text-style-name="P9" draw:layer="layout" svg:width="0.152cm" svg:height="0.153cm" svg:x="5.499cm" svg:y="5.374cm" svg:viewBox="0 0 153 154" draw:points="153,0 0,0 153,154">
          <text:p/>
        </draw:polygon>
        <draw:polygon draw:style-name="gr22" draw:text-style-name="P9" draw:layer="layout" svg:width="0.087cm" svg:height="0.139cm" svg:x="6.023cm" svg:y="6.291cm" svg:viewBox="0 0 88 140" draw:points="88,140 88,0 0,88">
          <text:p/>
        </draw:polygon>
        <draw:polygon draw:style-name="gr22" draw:text-style-name="P9" draw:layer="layout" svg:width="0.098cm" svg:height="0.141cm" svg:x="6.624cm" svg:y="6.597cm" svg:viewBox="0 0 99 142" draw:points="99,142 99,0 0,98">
          <text:p/>
        </draw:polygon>
        <draw:polygon draw:style-name="gr22" draw:text-style-name="P9" draw:layer="layout" svg:width="0.047cm" svg:height="0.103cm" svg:x="4.382cm" svg:y="4.915cm" svg:viewBox="0 0 48 104" draw:points="48,104 48,0 0,48">
          <text:p/>
        </draw:polygon>
        <draw:polygon draw:style-name="gr23" draw:text-style-name="P9" draw:layer="layout" svg:width="0.153cm" svg:height="0.152cm" svg:x="9.473cm" svg:y="6.903cm" svg:viewBox="0 0 154 153" draw:points="0,0 0,153 154,153">
          <text:p/>
        </draw:polygon>
        <draw:polygon draw:style-name="gr24" draw:text-style-name="P2" draw:layer="layout" svg:width="0.153cm" svg:height="0.152cm" svg:x="9.473cm" svg:y="6.903cm" svg:viewBox="0 0 154 153" draw:points="0,0 0,153 154,153">
          <text:p/>
        </draw:polygon>
        <draw:polygon draw:style-name="gr22" draw:text-style-name="P9" draw:layer="layout" svg:width="0.005cm" svg:height="0.01cm" svg:x="3.664cm" svg:y="2.765cm" svg:viewBox="0 0 6 11" draw:points="0,0 0,11 6,11">
          <text:p/>
        </draw:polygon>
        <draw:polygon draw:style-name="gr22" draw:text-style-name="P9" draw:layer="layout" svg:width="0.306cm" svg:height="0.305cm" svg:x="8.403cm" svg:y="6.75cm" svg:viewBox="0 0 307 306" draw:points="307,306 307,0 0,306">
          <text:p/>
        </draw:polygon>
        <draw:polygon draw:style-name="gr22" draw:text-style-name="P9" draw:layer="layout" svg:width="0.305cm" svg:height="0.305cm" svg:x="9.015cm" svg:y="6.75cm" svg:viewBox="0 0 306 306" draw:points="306,306 306,0 0,306">
          <text:p/>
        </draw:polygon>
        <draw:polygon draw:style-name="gr22" draw:text-style-name="P9" draw:layer="layout" svg:width="0.153cm" svg:height="0.153cm" svg:x="3.511cm" svg:y="2.775cm" svg:viewBox="0 0 154 154" draw:points="154,154 154,0 0,0">
          <text:p/>
        </draw:polygon>
        <draw:polygon draw:style-name="gr22" draw:text-style-name="P9" draw:layer="layout" svg:width="0.306cm" svg:height="0.306cm" svg:x="7.486cm" svg:y="6.444cm" svg:viewBox="0 0 307 307" draw:points="0,0 0,307 307,0">
          <text:p/>
        </draw:polygon>
        <draw:polygon draw:style-name="gr22" draw:text-style-name="P9" draw:layer="layout" svg:width="0.147cm" svg:height="0.147cm" svg:x="6.263cm" svg:y="6.444cm" svg:viewBox="0 0 148 148" draw:points="148,148 0,0 0,71">
          <text:p/>
        </draw:polygon>
        <draw:polygon draw:style-name="gr22" draw:text-style-name="P9" draw:layer="layout" svg:width="0.037cm" svg:height="0.053cm" svg:x="6.837cm" svg:y="6.75cm" svg:viewBox="0 0 38 54" draw:points="38,54 38,0 0,38">
          <text:p/>
        </draw:polygon>
        <draw:polygon draw:style-name="gr22" draw:text-style-name="P9" draw:layer="layout" svg:width="0.129cm" svg:height="0.099cm" svg:x="2.747cm" svg:y="0.689cm" svg:viewBox="0 0 130 100" draw:points="100,0 0,100 130,100">
          <text:p/>
        </draw:polygon>
        <draw:polygon draw:style-name="gr22" draw:text-style-name="P9" draw:layer="layout" svg:width="0.151cm" svg:height="0.157cm" svg:x="9.32cm" svg:y="6.593cm" svg:viewBox="0 0 152 158" draw:points="0,0 0,158 152,6">
          <text:p/>
        </draw:polygon>
        <draw:polygon draw:style-name="gr22" draw:text-style-name="P9" draw:layer="layout" svg:width="0.006cm" svg:height="0.008cm" svg:x="7.18cm" svg:y="6.13cm" svg:viewBox="0 0 7 9" draw:points="0,0 0,9 7,3">
          <text:p/>
        </draw:polygon>
        <draw:polygon draw:style-name="gr22" draw:text-style-name="P9" draw:layer="layout" svg:width="0.153cm" svg:height="0.153cm" svg:x="6.874cm" svg:y="6.444cm" svg:viewBox="0 0 154 154" draw:points="0,154 154,154 0,0">
          <text:p/>
        </draw:polygon>
        <draw:polygon draw:style-name="gr22" draw:text-style-name="P9" draw:layer="layout" svg:width="0.306cm" svg:height="0.306cm" svg:x="7.18cm" svg:y="6.444cm" svg:viewBox="0 0 307 307" draw:points="0,307 307,307 0,0">
          <text:p/>
        </draw:polygon>
        <draw:polygon draw:style-name="gr23" draw:text-style-name="P9" draw:layer="layout" svg:width="0.028cm" svg:height="0.128cm" svg:x="2.747cm" svg:y="0.354cm" svg:viewBox="0 0 29 129" draw:points="0,0 0,129 29,100">
          <text:p/>
        </draw:polygon>
        <draw:polygon draw:style-name="gr24" draw:text-style-name="P2" draw:layer="layout" svg:width="0.028cm" svg:height="0.128cm" svg:x="2.747cm" svg:y="0.354cm" svg:viewBox="0 0 29 129" draw:points="0,0 0,129 29,100">
          <text:p/>
        </draw:polygon>
        <draw:polygon draw:style-name="gr22" draw:text-style-name="P9" draw:layer="layout" svg:width="0.306cm" svg:height="0.153cm" svg:x="4.734cm" svg:y="4.762cm" svg:viewBox="0 0 307 154" draw:points="153,0 0,154 307,154">
          <text:p/>
        </draw:polygon>
        <draw:polygon draw:style-name="gr22" draw:text-style-name="P9" draw:layer="layout" svg:width="0.153cm" svg:height="0.153cm" svg:x="8.862cm" svg:y="7.055cm" svg:viewBox="0 0 154 154" draw:points="0,154 154,154 154,0">
          <text:p/>
        </draw:polygon>
        <draw:polygon draw:style-name="gr22" draw:text-style-name="P9" draw:layer="layout" svg:width="0.306cm" svg:height="0.153cm" svg:x="7.18cm" svg:y="6.75cm" svg:viewBox="0 0 307 154" draw:points="0,0 153,154 307,0">
          <text:p/>
        </draw:polygon>
        <draw:polygon draw:style-name="gr22" draw:text-style-name="P9" draw:layer="layout" svg:width="0.233cm" svg:height="0.125cm" svg:x="9.059cm" svg:y="7.208cm" svg:viewBox="0 0 234 126" draw:points="234,126 108,0 0,110">
          <text:p/>
        </draw:polygon>
        <draw:polygon draw:style-name="gr22" draw:text-style-name="P9" draw:layer="layout" svg:width="0.305cm" svg:height="0.306cm" svg:x="7.792cm" svg:y="6.444cm" svg:viewBox="0 0 306 307" draw:points="0,307 306,307 0,0">
          <text:p/>
        </draw:polygon>
        <draw:polygon draw:style-name="gr22" draw:text-style-name="P9" draw:layer="layout" svg:width="0.153cm" svg:height="0.153cm" svg:x="4.123cm" svg:y="3.845cm" svg:viewBox="0 0 154 154" draw:points="154,154 154,0 0,154">
          <text:p/>
        </draw:polygon>
        <draw:polygon draw:style-name="gr22" draw:text-style-name="P9" draw:layer="layout" svg:width="0.305cm" svg:height="0.306cm" svg:x="3.206cm" svg:y="2.469cm" svg:viewBox="0 0 306 307" draw:points="306,0 0,0 306,307">
          <text:p/>
        </draw:polygon>
        <draw:polygon draw:style-name="gr22" draw:text-style-name="P9" draw:layer="layout" svg:width="0.021cm" svg:height="0.052cm" svg:x="4.276cm" svg:y="3.793cm" svg:viewBox="0 0 22 53" draw:points="0,0 0,53 22,32">
          <text:p/>
        </draw:polygon>
        <draw:polygon draw:style-name="gr22" draw:text-style-name="P9" draw:layer="layout" svg:width="0.152cm" svg:height="0.153cm" svg:x="6.722cm" svg:y="6.597cm" svg:viewBox="0 0 153 154" draw:points="153,0 0,0 153,154">
          <text:p/>
        </draw:polygon>
        <draw:polygon draw:style-name="gr22" draw:text-style-name="P9" draw:layer="layout" svg:width="0.153cm" svg:height="0.153cm" svg:x="5.346cm" svg:y="5.221cm" svg:viewBox="0 0 154 154" draw:points="154,154 154,0 0,0">
          <text:p/>
        </draw:polygon>
        <draw:polygon draw:style-name="gr22" draw:text-style-name="P9" draw:layer="layout" svg:width="0.306cm" svg:height="0.306cm" svg:x="6.874cm" svg:y="6.138cm" svg:viewBox="0 0 307 307" draw:points="0,0 0,307 307,307">
          <text:p/>
        </draw:polygon>
        <draw:polygon draw:style-name="gr22" draw:text-style-name="P9" draw:layer="layout" svg:width="0.22cm" svg:height="0.133cm" svg:x="3.903cm" svg:y="4.304cm" svg:viewBox="0 0 221 134" draw:points="87,134 221,0 0,0">
          <text:p/>
        </draw:polygon>
        <draw:polygon draw:style-name="gr22" draw:text-style-name="P9" draw:layer="layout" svg:width="0.04cm" svg:height="0.05cm" svg:x="7.752cm" svg:y="7.055cm" svg:viewBox="0 0 41 51" draw:points="41,51 41,0 0,41">
          <text:p/>
        </draw:polygon>
        <draw:polygon draw:style-name="gr22" draw:text-style-name="P9" draw:layer="layout" svg:width="0.152cm" svg:height="0.152cm" svg:x="8.097cm" svg:y="7.055cm" svg:viewBox="0 0 153 153" draw:points="153,153 0,0 0,122">
          <text:p/>
        </draw:polygon>
        <draw:polygon draw:style-name="gr22" draw:text-style-name="P9" draw:layer="layout" svg:width="0.306cm" svg:height="0.153cm" svg:x="5.957cm" svg:y="6.138cm" svg:viewBox="0 0 307 154" draw:points="0,0 153,154 307,0">
          <text:p/>
        </draw:polygon>
        <draw:polygon draw:style-name="gr22" draw:text-style-name="P9" draw:layer="layout" svg:width="0.152cm" svg:height="0.1cm" svg:x="7.281cm" svg:y="6.903cm" svg:viewBox="0 0 153 101" draw:points="153,101 53,0 0,52">
          <text:p/>
        </draw:polygon>
        <draw:polygon draw:style-name="gr22" draw:text-style-name="P9" draw:layer="layout" svg:width="0.146cm" svg:height="0.027cm" svg:x="8.257cm" svg:y="7.208cm" svg:viewBox="0 0 147 28" draw:points="147,28 147,0 0,0">
          <text:p/>
        </draw:polygon>
        <draw:polygon draw:style-name="gr22" draw:text-style-name="P9" draw:layer="layout" svg:width="0.305cm" svg:height="0.305cm" svg:x="7.792cm" svg:y="6.75cm" svg:viewBox="0 0 306 306" draw:points="306,306 306,0 0,306">
          <text:p/>
        </draw:polygon>
        <draw:polygon draw:style-name="gr22" draw:text-style-name="P9" draw:layer="layout" svg:width="0.153cm" svg:height="0.306cm" svg:x="8.097cm" svg:y="6.444cm" svg:viewBox="0 0 154 307" draw:points="154,154 0,0 0,307">
          <text:p/>
        </draw:polygon>
        <draw:polygon draw:style-name="gr22" draw:text-style-name="P9" draw:layer="layout" svg:width="0.076cm" svg:height="0.048cm" svg:x="5.881cm" svg:y="6.291cm" svg:viewBox="0 0 77 49" draw:points="77,49 77,0 0,0">
          <text:p/>
        </draw:polygon>
        <draw:polygon draw:style-name="gr22" draw:text-style-name="P9" draw:layer="layout" svg:width="0.127cm" svg:height="0.046cm" svg:x="6.136cm" svg:y="6.444cm" svg:viewBox="0 0 128 47" draw:points="82,47 128,0 0,0">
          <text:p/>
        </draw:polygon>
        <draw:polygon draw:style-name="gr22" draw:text-style-name="P9" draw:layer="layout" svg:width="0.306cm" svg:height="0.306cm" svg:x="3.817cm" svg:y="3.692cm" svg:viewBox="0 0 307 307" draw:points="307,0 0,0 307,307">
          <text:p/>
        </draw:polygon>
        <draw:polygon draw:style-name="gr22" draw:text-style-name="P9" draw:layer="layout" svg:width="0.153cm" svg:height="0.305cm" svg:x="3.664cm" svg:y="3.387cm" svg:viewBox="0 0 154 306" draw:points="154,0 0,153 154,306">
          <text:p/>
        </draw:polygon>
        <draw:polygon draw:style-name="gr22" draw:text-style-name="P9" draw:layer="layout" svg:width="0.305cm" svg:height="0.153cm" svg:x="9.015cm" svg:y="6.597cm" svg:viewBox="0 0 306 154" draw:points="152,0 0,154 306,154">
          <text:p/>
        </draw:polygon>
        <draw:polygon draw:style-name="gr22" draw:text-style-name="P9" draw:layer="layout" svg:width="0.152cm" svg:height="0.305cm" svg:x="3.206cm" svg:y="2.164cm" svg:viewBox="0 0 153 306" draw:points="153,154 0,0 0,306">
          <text:p/>
        </draw:polygon>
        <draw:polygon draw:style-name="gr22" draw:text-style-name="P9" draw:layer="layout" svg:width="0.069cm" svg:height="0.136cm" svg:x="4.818cm" svg:y="5.374cm" svg:viewBox="0 0 70 137" draw:points="70,137 70,0 0,69">
          <text:p/>
        </draw:polygon>
        <draw:polygon draw:style-name="gr22" draw:text-style-name="P9" draw:layer="layout" svg:width="0.007cm" svg:height="0.016cm" svg:x="4.116cm" svg:y="4.61cm" svg:viewBox="0 0 8 17" draw:points="8,17 8,0 0,8">
          <text:p/>
        </draw:polygon>
        <draw:polygon draw:style-name="gr22" draw:text-style-name="P9" draw:layer="layout" svg:width="0.122cm" svg:height="0.088cm" svg:x="2.931cm" svg:y="2.317cm" svg:viewBox="0 0 123 89" draw:points="33,89 123,0 0,0">
          <text:p/>
        </draw:polygon>
        <draw:polygon draw:style-name="gr22" draw:text-style-name="P9" draw:layer="layout" svg:width="0.136cm" svg:height="0.066cm" svg:x="4.904cm" svg:y="5.527cm" svg:viewBox="0 0 137 67" draw:points="71,67 137,0 0,0">
          <text:p/>
        </draw:polygon>
        <draw:polygon draw:style-name="gr22" draw:text-style-name="P9" draw:layer="layout" svg:width="0.126cm" svg:height="0.096cm" svg:x="2.774cm" svg:y="1.858cm" svg:viewBox="0 0 127 97" draw:points="30,97 127,0 0,0">
          <text:p/>
        </draw:polygon>
        <draw:polygon draw:style-name="gr22" draw:text-style-name="P9" draw:layer="layout" svg:width="0.306cm" svg:height="0.152cm" svg:x="5.957cm" svg:y="5.68cm" svg:viewBox="0 0 307 153" draw:points="307,153 153,0 0,153">
          <text:p/>
        </draw:polygon>
        <draw:polygon draw:style-name="gr22" draw:text-style-name="P9" draw:layer="layout" svg:width="0.066cm" svg:height="0.126cm" svg:x="4.974cm" svg:y="5.527cm" svg:viewBox="0 0 67 127" draw:points="67,127 67,0 0,66">
          <text:p/>
        </draw:polygon>
        <draw:polygon draw:style-name="gr22" draw:text-style-name="P9" draw:layer="layout" svg:width="0.103cm" svg:height="0.059cm" svg:x="8.512cm" svg:y="7.208cm" svg:viewBox="0 0 104 60" draw:points="104,60 45,0 0,45">
          <text:p/>
        </draw:polygon>
        <draw:polygon draw:style-name="gr22" draw:text-style-name="P9" draw:layer="layout" svg:width="0.152cm" svg:height="0.153cm" svg:x="3.206cm" svg:y="2.775cm" svg:viewBox="0 0 153 154" draw:points="0,154 153,154 0,0">
          <text:p/>
        </draw:polygon>
        <draw:polygon draw:style-name="gr22" draw:text-style-name="P9" draw:layer="layout" svg:width="0.153cm" svg:height="0.152cm" svg:x="4.734cm" svg:y="4.61cm" svg:viewBox="0 0 154 153" draw:points="154,153 154,0 0,0">
          <text:p/>
        </draw:polygon>
        <draw:polygon draw:style-name="gr22" draw:text-style-name="P9" draw:layer="layout" svg:width="0.153cm" svg:height="0.306cm" svg:x="3.664cm" svg:y="3.692cm" svg:viewBox="0 0 154 307" draw:points="0,154 154,307 154,0">
          <text:p/>
        </draw:polygon>
        <draw:polygon draw:style-name="gr22" draw:text-style-name="P9" draw:layer="layout" svg:width="0.085cm" svg:height="0.047cm" svg:x="4.344cm" svg:y="4.915cm" svg:viewBox="0 0 86 48" draw:points="38,48 86,0 0,0">
          <text:p/>
        </draw:polygon>
        <draw:polygon draw:style-name="gr22" draw:text-style-name="P9" draw:layer="layout" svg:width="0.153cm" svg:height="0.305cm" svg:x="4.734cm" svg:y="4.61cm" svg:viewBox="0 0 154 306" draw:points="0,306 154,153 0,0">
          <text:p/>
        </draw:polygon>
        <draw:polygon draw:style-name="gr22" draw:text-style-name="P9" draw:layer="layout" svg:width="0.153cm" svg:height="0.153cm" svg:x="6.569cm" svg:y="5.985cm" svg:viewBox="0 0 154 154" draw:points="154,0 0,0 0,154">
          <text:p/>
        </draw:polygon>
        <draw:polygon draw:style-name="gr22" draw:text-style-name="P9" draw:layer="layout" svg:width="0.028cm" svg:height="0.02cm" svg:x="3.053cm" svg:y="1.379cm" svg:viewBox="0 0 29 21" draw:points="21,0 0,21 29,21">
          <text:p/>
        </draw:polygon>
        <draw:polygon draw:style-name="gr22" draw:text-style-name="P9" draw:layer="layout" svg:width="0.306cm" svg:height="0.306cm" svg:x="3.511cm" svg:y="3.081cm" svg:viewBox="0 0 307 307" draw:points="307,307 307,0 0,307">
          <text:p/>
        </draw:polygon>
        <draw:polygon draw:style-name="gr22" draw:text-style-name="P9" draw:layer="layout" svg:width="0.029cm" svg:height="0.016cm" svg:x="9.152cm" svg:y="6.581cm" svg:viewBox="0 0 30 17" draw:points="0,0 15,17 30,2">
          <text:p/>
        </draw:polygon>
        <draw:polygon draw:style-name="gr22" draw:text-style-name="P9" draw:layer="layout" svg:width="0.045cm" svg:height="0.016cm" svg:x="7.135cm" svg:y="6.903cm" svg:viewBox="0 0 46 17" draw:points="46,17 46,0 0,0">
          <text:p/>
        </draw:polygon>
        <draw:polygon draw:style-name="gr22" draw:text-style-name="P9" draw:layer="layout" svg:width="0.153cm" svg:height="0.152cm" svg:x="2.594cm" svg:y="1.094cm" svg:viewBox="0 0 154 153" draw:points="154,153 154,0 0,153">
          <text:p/>
        </draw:polygon>
        <draw:polygon draw:style-name="gr22" draw:text-style-name="P9" draw:layer="layout" svg:width="0.071cm" svg:height="0.115cm" svg:x="2.37cm" svg:y="0.411cm" svg:viewBox="0 0 72 116" draw:points="27,116 72,71 0,0">
          <text:p/>
        </draw:polygon>
        <draw:polygon draw:style-name="gr22" draw:text-style-name="P9" draw:layer="layout" svg:width="0.005cm" svg:height="0.012cm" svg:x="3.049cm" svg:y="2.622cm" svg:viewBox="0 0 6 13" draw:points="6,13 6,0 0,4">
          <text:p/>
        </draw:polygon>
        <draw:polygon draw:style-name="gr22" draw:text-style-name="P9" draw:layer="layout" svg:width="0.153cm" svg:height="0.153cm" svg:x="3.053cm" svg:y="2.469cm" svg:viewBox="0 0 154 154" draw:points="0,0 0,154 154,0">
          <text:p/>
        </draw:polygon>
        <draw:polygon draw:style-name="gr22" draw:text-style-name="P9" draw:layer="layout" svg:width="0.155cm" svg:height="0.116cm" svg:x="6.605cm" svg:y="5.869cm" svg:viewBox="0 0 156 117" draw:points="0,0 117,117 156,78">
          <text:p/>
        </draw:polygon>
        <draw:polygon draw:style-name="gr22" draw:text-style-name="P9" draw:layer="layout" svg:width="0.021cm" svg:height="0.005cm" svg:x="7.18cm" svg:y="6.133cm" svg:viewBox="0 0 22 6" draw:points="6,0 0,6 22,6">
          <text:p/>
        </draw:polygon>
        <draw:polygon draw:style-name="gr22" draw:text-style-name="P9" draw:layer="layout" svg:width="0.306cm" svg:height="0.153cm" svg:x="2.594cm" svg:y="0.941cm" svg:viewBox="0 0 307 154" draw:points="0,0 153,154 307,0">
          <text:p/>
        </draw:polygon>
        <draw:polygon draw:style-name="gr22" draw:text-style-name="P9" draw:layer="layout" svg:width="0.077cm" svg:height="0.153cm" svg:x="2.67cm" svg:y="1.399cm" svg:viewBox="0 0 78 154" draw:points="0,78 78,154 78,0">
          <text:p/>
        </draw:polygon>
        <draw:polygon draw:style-name="gr22" draw:text-style-name="P9" draw:layer="layout" svg:width="0.306cm" svg:height="0.153cm" svg:x="2.594cm" svg:y="0.788cm" svg:viewBox="0 0 307 154" draw:points="153,0 0,154 307,154">
          <text:p/>
        </draw:polygon>
        <draw:polygon draw:style-name="gr22" draw:text-style-name="P9" draw:layer="layout" svg:width="0.153cm" svg:height="0.077cm" svg:x="2.594cm" svg:y="1.246cm" svg:viewBox="0 0 154 78" draw:points="77,78 154,0 0,0">
          <text:p/>
        </draw:polygon>
        <draw:polygon draw:style-name="gr22" draw:text-style-name="P9" draw:layer="layout" svg:width="0.083cm" svg:height="0.083cm" svg:x="3.206cm" svg:y="1.858cm" svg:viewBox="0 0 84 84" draw:points="49,0 0,0 84,84">
          <text:p/>
        </draw:polygon>
        <draw:polygon draw:style-name="gr22" draw:text-style-name="P9" draw:layer="layout" svg:width="0.05cm" svg:height="0.054cm" svg:x="4.887cm" svg:y="4.556cm" svg:viewBox="0 0 51 55" draw:points="0,0 0,55 51,55">
          <text:p/>
        </draw:polygon>
        <draw:polygon draw:style-name="gr22" draw:text-style-name="P9" draw:layer="layout" svg:width="0.306cm" svg:height="0.153cm" svg:x="8.403cm" svg:y="6.597cm" svg:viewBox="0 0 307 154" draw:points="153,0 0,154 307,154">
          <text:p/>
        </draw:polygon>
        <draw:polygon draw:style-name="gr22" draw:text-style-name="P9" draw:layer="layout" svg:width="0.153cm" svg:height="0.153cm" svg:x="5.04cm" svg:y="4.915cm" svg:viewBox="0 0 154 154" draw:points="154,154 154,0 0,0">
          <text:p/>
        </draw:polygon>
        <draw:polygon draw:style-name="gr22" draw:text-style-name="P9" draw:layer="layout" svg:width="0.03cm" svg:height="0.067cm" svg:x="4.246cm" svg:y="4.762cm" svg:viewBox="0 0 31 68" draw:points="31,68 31,0 0,31">
          <text:p/>
        </draw:polygon>
        <draw:polygon draw:style-name="gr22" draw:text-style-name="P9" draw:layer="layout" svg:width="0.151cm" svg:height="0.224cm" svg:x="6.418cm" svg:y="6.444cm" svg:viewBox="0 0 152 225" draw:points="152,225 152,0 0,151">
          <text:p/>
        </draw:polygon>
        <draw:polygon draw:style-name="gr22" draw:text-style-name="P9" draw:layer="layout" svg:width="0.153cm" svg:height="0.153cm" svg:x="4.887cm" svg:y="4.762cm" svg:viewBox="0 0 154 154" draw:points="154,0 0,0 154,154">
          <text:p/>
        </draw:polygon>
        <draw:polygon draw:style-name="gr22" draw:text-style-name="P9" draw:layer="layout" svg:width="0.066cm" svg:height="0.026cm" svg:x="5.957cm" svg:y="5.501cm" svg:viewBox="0 0 67 27" draw:points="26,0 0,27 67,27">
          <text:p/>
        </draw:polygon>
        <draw:polygon draw:style-name="gr22" draw:text-style-name="P9" draw:layer="layout" svg:width="0.053cm" svg:height="0.049cm" svg:x="5.193cm" svg:y="4.866cm" svg:viewBox="0 0 54 50" draw:points="0,0 0,50 54,50">
          <text:p/>
        </draw:polygon>
        <draw:polygon draw:style-name="gr22" draw:text-style-name="P9" draw:layer="layout" svg:width="0.153cm" svg:height="0.153cm" svg:x="2.594cm" svg:y="0.482cm" svg:viewBox="0 0 154 154" draw:points="154,154 154,0 0,154">
          <text:p/>
        </draw:polygon>
        <draw:polygon draw:style-name="gr22" draw:text-style-name="P9" draw:layer="layout" svg:width="0.153cm" svg:height="0.305cm" svg:x="4.276cm" svg:y="4.61cm" svg:viewBox="0 0 154 306" draw:points="154,0 0,153 154,306">
          <text:p/>
        </draw:polygon>
        <draw:polygon draw:style-name="gr22" draw:text-style-name="P9" draw:layer="layout" svg:width="0.026cm" svg:height="0.044cm" svg:x="5.957cm" svg:y="5.483cm" svg:viewBox="0 0 27 45" draw:points="0,0 0,45 27,18">
          <text:p/>
        </draw:polygon>
        <draw:polygon draw:style-name="gr22" draw:text-style-name="P9" draw:layer="layout" svg:width="0.092cm" svg:height="0.063cm" svg:x="3.358cm" svg:y="2.254cm" svg:viewBox="0 0 93 64" draw:points="64,0 0,64 93,64">
          <text:p/>
        </draw:polygon>
        <draw:polygon draw:style-name="gr22" draw:text-style-name="P9" draw:layer="layout" svg:width="0.025cm" svg:height="0.019cm" svg:x="2.9cm" svg:y="0.922cm" svg:viewBox="0 0 26 20" draw:points="19,0 0,20 26,20">
          <text:p/>
        </draw:polygon>
        <draw:polygon draw:style-name="gr22" draw:text-style-name="P9" draw:layer="layout" svg:width="0.153cm" svg:height="0.306cm" svg:x="4.887cm" svg:y="5.221cm" svg:viewBox="0 0 154 307" draw:points="154,0 0,154 154,307">
          <text:p/>
        </draw:polygon>
        <draw:polygon draw:style-name="gr22" draw:text-style-name="P9" draw:layer="layout" svg:width="0.153cm" svg:height="0.153cm" svg:x="4.276cm" svg:y="4.151cm" svg:viewBox="0 0 154 154" draw:points="154,0 0,0 154,154">
          <text:p/>
        </draw:polygon>
        <draw:polygon draw:style-name="gr22" draw:text-style-name="P9" draw:layer="layout" svg:width="0.305cm" svg:height="0.153cm" svg:x="5.346cm" svg:y="5.374cm" svg:viewBox="0 0 306 154" draw:points="153,0 0,154 306,154">
          <text:p/>
        </draw:polygon>
        <draw:polygon draw:style-name="gr22" draw:text-style-name="P9" draw:layer="layout" svg:width="0.153cm" svg:height="0.305cm" svg:x="3.817cm" svg:y="3.387cm" svg:viewBox="0 0 154 306" draw:points="154,153 0,0 0,306">
          <text:p/>
        </draw:polygon>
        <draw:polygon draw:style-name="gr22" draw:text-style-name="P9" draw:layer="layout" svg:width="0.058cm" svg:height="0.096cm" svg:x="6.11cm" svg:y="5.584cm" svg:viewBox="0 0 59 97" draw:points="0,0 0,97 59,37">
          <text:p/>
        </draw:polygon>
        <draw:polygon draw:style-name="gr22" draw:text-style-name="P9" draw:layer="layout" svg:width="0.063cm" svg:height="0.072cm" svg:x="4.734cm" svg:y="4.385cm" svg:viewBox="0 0 64 73" draw:points="0,0 0,73 64,73">
          <text:p/>
        </draw:polygon>
        <draw:polygon draw:style-name="gr22" draw:text-style-name="P9" draw:layer="layout" svg:width="0.152cm" svg:height="0.153cm" svg:x="5.499cm" svg:y="5.985cm" svg:viewBox="0 0 153 154" draw:points="153,0 0,0 153,154">
          <text:p/>
        </draw:polygon>
        <draw:polygon draw:style-name="gr22" draw:text-style-name="P9" draw:layer="layout" svg:width="0.077cm" svg:height="0.153cm" svg:x="2.67cm" svg:y="1.246cm" svg:viewBox="0 0 78 154" draw:points="78,0 0,78 78,154">
          <text:p/>
        </draw:polygon>
        <draw:polygon draw:style-name="gr22" draw:text-style-name="P9" draw:layer="layout" svg:width="0.305cm" svg:height="0.153cm" svg:x="5.346cm" svg:y="5.832cm" svg:viewBox="0 0 306 154" draw:points="153,154 306,0 0,0">
          <text:p/>
        </draw:polygon>
        <draw:polygon draw:style-name="gr22" draw:text-style-name="P9" draw:layer="layout" svg:width="0.306cm" svg:height="0.305cm" svg:x="5.651cm" svg:y="5.527cm" svg:viewBox="0 0 307 306" draw:points="0,0 0,306 307,306">
          <text:p/>
        </draw:polygon>
        <draw:polygon draw:style-name="gr22" draw:text-style-name="P9" draw:layer="layout" svg:width="0.093cm" svg:height="0.072cm" svg:x="2.502cm" svg:y="0.941cm" svg:viewBox="0 0 94 73" draw:points="20,73 94,0 0,0">
          <text:p/>
        </draw:polygon>
        <draw:polygon draw:style-name="gr22" draw:text-style-name="P9" draw:layer="layout" svg:width="0.153cm" svg:height="0.153cm" svg:x="4.123cm" svg:y="3.998cm" svg:viewBox="0 0 154 154" draw:points="154,154 154,0 0,0">
          <text:p/>
        </draw:polygon>
        <draw:polygon draw:style-name="gr22" draw:text-style-name="P9" draw:layer="layout" svg:width="0.153cm" svg:height="0.306cm" svg:x="4.123cm" svg:y="3.998cm" svg:viewBox="0 0 154 307" draw:points="0,307 154,154 0,0">
          <text:p/>
        </draw:polygon>
        <draw:polygon draw:style-name="gr22" draw:text-style-name="P9" draw:layer="layout" svg:width="0.153cm" svg:height="0.153cm" svg:x="2.9cm" svg:y="1.552cm" svg:viewBox="0 0 154 154" draw:points="154,154 154,0 0,0">
          <text:p/>
        </draw:polygon>
        <draw:polygon draw:style-name="gr22" draw:text-style-name="P9" draw:layer="layout" svg:width="0.306cm" svg:height="0.152cm" svg:x="7.486cm" svg:y="6.292cm" svg:viewBox="0 0 307 153" draw:points="152,0 0,153 307,153 154,0">
          <text:p/>
        </draw:polygon>
        <draw:polygon draw:style-name="gr22" draw:text-style-name="P9" draw:layer="layout" svg:width="0.068cm" svg:height="0.153cm" svg:x="3.138cm" svg:y="2.775cm" svg:viewBox="0 0 69 154" draw:points="37,154 69,154 69,0 0,69">
          <text:p/>
        </draw:polygon>
        <draw:polygon draw:style-name="gr22" draw:text-style-name="P9" draw:layer="layout" svg:width="0.153cm" svg:height="0.28cm" svg:x="9.167cm" svg:y="7.055cm" svg:viewBox="0 0 154 281" draw:points="154,281 154,0 0,154 126,279">
          <text:p/>
        </draw:polygon>
        <draw:polygon draw:style-name="gr22" draw:text-style-name="P9" draw:layer="layout" svg:width="0.153cm" svg:height="0.153cm" svg:x="3.97cm" svg:y="3.539cm" svg:viewBox="0 0 154 154" draw:points="137,0 0,0 154,154 154,26">
          <text:p/>
        </draw:polygon>
        <draw:polygon draw:style-name="gr22" draw:text-style-name="P9" draw:layer="layout" svg:width="0.153cm" svg:height="0.121cm" svg:x="3.817cm" svg:y="3.266cm" svg:viewBox="0 0 154 122" draw:points="122,0 0,122 154,122 154,55">
          <text:p/>
        </draw:polygon>
        <draw:polygon draw:style-name="gr22" draw:text-style-name="P9" draw:layer="layout" svg:width="0.153cm" svg:height="0.218cm" svg:x="8.709cm" svg:y="6.532cm" svg:viewBox="0 0 154 219" draw:points="0,0 0,219 154,65 102,13">
          <text:p/>
        </draw:polygon>
        <draw:polygon draw:style-name="gr22" draw:text-style-name="P9" draw:layer="layout" svg:width="0.152cm" svg:height="0.028cm" svg:x="9.015cm" svg:y="6.569cm" svg:viewBox="0 0 153 29" draw:points="0,0 0,29 153,29 138,13">
          <text:p/>
        </draw:polygon>
        <draw:polygon draw:style-name="gr22" draw:text-style-name="P9" draw:layer="layout" svg:width="0.153cm" svg:height="0.153cm" svg:x="3.358cm" svg:y="3.234cm" svg:viewBox="0 0 154 154" draw:points="27,154 154,154 0,0 0,100">
          <text:p/>
        </draw:polygon>
        <draw:polygon draw:style-name="gr22" draw:text-style-name="P9" draw:layer="layout" svg:width="0.076cm" svg:height="0.126cm" svg:x="2.594cm" svg:y="1.246cm" svg:viewBox="0 0 77 127" draw:points="29,127 77,78 0,0 0,30">
          <text:p/>
        </draw:polygon>
        <draw:polygon draw:style-name="gr22" draw:text-style-name="P9" draw:layer="layout" svg:width="0.123cm" svg:height="0.306cm" svg:x="3.206cm" svg:y="1.858cm" svg:viewBox="0 0 124 307" draw:points="84,83 0,0 0,307 124,183">
          <text:p/>
        </draw:polygon>
        <draw:polygon draw:style-name="gr22" draw:text-style-name="P9" draw:layer="layout" svg:width="0.153cm" svg:height="0.153cm" svg:x="4.581cm" svg:y="5.068cm" svg:viewBox="0 0 154 154" draw:points="25,154 154,154 0,0 0,127">
          <text:p/>
        </draw:polygon>
        <draw:polygon draw:style-name="gr22" draw:text-style-name="P9" draw:layer="layout" svg:width="0.105cm" svg:height="0.306cm" svg:x="3.511cm" svg:y="2.469cm" svg:viewBox="0 0 106 307" draw:points="16,16 0,0 0,307 106,202">
          <text:p/>
        </draw:polygon>
        <draw:polygon draw:style-name="gr22" draw:text-style-name="P9" draw:layer="layout" svg:width="0.083cm" svg:height="0.152cm" svg:x="3.97cm" svg:y="3.387cm" svg:viewBox="0 0 84 153" draw:points="41,0 0,0 0,153 84,70">
          <text:p/>
        </draw:polygon>
        <draw:polygon draw:style-name="gr22" draw:text-style-name="P9" draw:layer="layout" svg:width="0.269cm" svg:height="0.153cm" svg:x="3.242cm" svg:y="3.081cm" svg:viewBox="0 0 270 154" draw:points="31,68 116,154 270,0 0,0">
          <text:p/>
        </draw:polygon>
        <draw:polygon draw:style-name="gr22" draw:text-style-name="P9" draw:layer="layout" svg:width="0.125cm" svg:height="0.152cm" svg:x="7.514cm" svg:y="6.903cm" svg:viewBox="0 0 126 153" draw:points="96,153 126,153 126,0 0,126">
          <text:p/>
        </draw:polygon>
        <draw:polygon draw:style-name="gr22" draw:text-style-name="P9" draw:layer="layout" svg:width="0.153cm" svg:height="0.152cm" svg:x="5.193cm" svg:y="5.68cm" svg:viewBox="0 0 154 153" draw:points="56,153 154,153 0,0 0,108">
          <text:p/>
        </draw:polygon>
        <draw:polygon draw:style-name="gr22" draw:text-style-name="P9" draw:layer="layout" svg:width="0.152cm" svg:height="0.153cm" svg:x="5.499cm" svg:y="5.985cm" svg:viewBox="0 0 153 154" draw:points="152,154 153,154 0,0 0,46">
          <text:p/>
        </draw:polygon>
        <draw:polygon draw:style-name="gr22" draw:text-style-name="P9" draw:layer="layout" svg:width="0.153cm" svg:height="0.153cm" svg:x="4.734cm" svg:y="5.221cm" svg:viewBox="0 0 154 154" draw:points="16,154 154,154 0,0 0,137">
          <text:p/>
        </draw:polygon>
        <draw:polygon draw:style-name="gr22" draw:text-style-name="P9" draw:layer="layout" svg:width="0.153cm" svg:height="0.153cm" svg:x="4.123cm" svg:y="3.692cm" svg:viewBox="0 0 154 154" draw:points="85,0 0,0 154,154 154,102">
          <text:p/>
        </draw:polygon>
        <draw:polygon draw:style-name="gr22" draw:text-style-name="P9" draw:layer="layout" svg:width="0.153cm" svg:height="0.04cm" svg:x="7.639cm" svg:y="7.055cm" svg:viewBox="0 0 154 41" draw:points="114,41 154,0 0,0 0,9">
          <text:p/>
        </draw:polygon>
        <draw:polygon draw:style-name="gr22" draw:text-style-name="P9" draw:layer="layout" svg:width="0.152cm" svg:height="0.191cm" svg:x="6.722cm" svg:y="5.947cm" svg:viewBox="0 0 153 192" draw:points="38,0 0,38 153,192 153,53">
          <text:p/>
        </draw:polygon>
        <draw:polygon draw:style-name="gr22" draw:text-style-name="P9" draw:layer="layout" svg:width="0.255cm" svg:height="0.153cm" svg:x="3.868cm" svg:y="4.151cm" svg:viewBox="0 0 256 154" draw:points="35,154 256,154 103,0 0,103">
          <text:p/>
        </draw:polygon>
        <draw:polygon draw:style-name="gr22" draw:text-style-name="P9" draw:layer="layout" svg:width="0.153cm" svg:height="0.088cm" svg:x="5.957cm" svg:y="6.291cm" svg:viewBox="0 0 154 89" draw:points="67,89 154,0 0,0 0,49">
          <text:p/>
        </draw:polygon>
        <draw:polygon draw:style-name="gr22" draw:text-style-name="P9" draw:layer="layout" svg:width="0.13cm" svg:height="0.153cm" svg:x="4.429cm" svg:y="4.151cm" svg:viewBox="0 0 131 154" draw:points="113,0 0,0 0,154 131,22">
          <text:p/>
        </draw:polygon>
        <draw:polygon draw:style-name="gr22" draw:text-style-name="P9" draw:layer="layout" svg:width="0.064cm" svg:height="0.153cm" svg:x="2.989cm" svg:y="2.469cm" svg:viewBox="0 0 65 154" draw:points="57,147 65,154 65,0 0,0">
          <text:p/>
        </draw:polygon>
        <draw:polygon draw:style-name="gr22" draw:text-style-name="P9" draw:layer="layout" svg:width="0.084cm" svg:height="0.153cm" svg:x="3.053cm" svg:y="1.399cm" svg:viewBox="0 0 85 154" draw:points="44,46 0,0 0,154 85,154">
          <text:p/>
        </draw:polygon>
        <draw:polygon draw:style-name="gr22" draw:text-style-name="P9" draw:layer="layout" svg:width="0.153cm" svg:height="0.226cm" svg:x="8.556cm" svg:y="7.055cm" svg:viewBox="0 0 154 227" draw:points="154,227 154,0 0,154 60,213">
          <text:p/>
        </draw:polygon>
        <draw:polygon draw:style-name="gr22" draw:text-style-name="P9" draw:layer="layout" svg:width="0.123cm" svg:height="0.153cm" svg:x="3.541cm" svg:y="3.692cm" svg:viewBox="0 0 124 154" draw:points="37,68 124,154 124,0 0,0">
          <text:p/>
        </draw:polygon>
        <draw:polygon draw:style-name="gr22" draw:text-style-name="P9" draw:layer="layout" svg:width="0.281cm" svg:height="0.153cm" svg:x="3.23cm" svg:y="2.928cm" svg:viewBox="0 0 282 154" draw:points="13,154 282,154 129,0 0,129">
          <text:p/>
        </draw:polygon>
        <draw:polygon draw:style-name="gr22" draw:text-style-name="P9" draw:layer="layout" svg:width="0.153cm" svg:height="0.228cm" svg:x="7.333cm" svg:y="6.216cm" svg:viewBox="0 0 154 229" draw:points="77,0 0,76 154,229 154,26">
          <text:p/>
        </draw:polygon>
        <draw:polygon draw:style-name="gr22" draw:text-style-name="P9" draw:layer="layout" svg:width="0.153cm" svg:height="0.059cm" svg:x="6.11cm" svg:y="5.621cm" svg:viewBox="0 0 154 60" draw:points="59,0 0,60 154,60 154,59">
          <text:p/>
        </draw:polygon>
        <draw:polygon draw:style-name="gr22" draw:text-style-name="P9" draw:layer="layout" svg:width="0.105cm" svg:height="0.153cm" svg:x="4.734cm" svg:y="4.457cm" svg:viewBox="0 0 106 154" draw:points="64,0 0,0 0,154 106,48">
          <text:p/>
        </draw:polygon>
        <draw:polygon draw:style-name="gr22" draw:text-style-name="P9" draw:layer="layout" svg:width="0.152cm" svg:height="0.153cm" svg:x="6.722cm" svg:y="6.597cm" svg:viewBox="0 0 153 154" draw:points="28,154 153,154 0,0 0,142">
          <text:p/>
        </draw:polygon>
        <draw:polygon draw:style-name="gr22" draw:text-style-name="P9" draw:layer="layout" svg:width="0.305cm" svg:height="0.1cm" svg:x="7.792cm" svg:y="7.055cm" svg:viewBox="0 0 306 101" draw:points="206,101 306,0 0,0 65,67">
          <text:p/>
        </draw:polygon>
        <draw:polygon draw:style-name="gr22" draw:text-style-name="P9" draw:layer="layout" svg:width="0.09cm" svg:height="0.076cm" svg:x="2.657cm" svg:y="1.476cm" svg:viewBox="0 0 91 77" draw:points="19,77 91,77 13,0 0,15">
          <text:p/>
        </draw:polygon>
        <draw:polygon draw:style-name="gr23" draw:text-style-name="P9" draw:layer="layout" svg:width="0.153cm" svg:height="0.153cm" svg:x="2.594cm" svg:y="0.329cm" svg:viewBox="0 0 154 154" draw:points="147,0 0,0 154,154 154,25">
          <text:p/>
        </draw:polygon>
        <draw:polygon draw:style-name="gr24" draw:text-style-name="P2" draw:layer="layout" svg:width="0.153cm" svg:height="0.153cm" svg:x="2.594cm" svg:y="0.329cm" svg:viewBox="0 0 154 154" draw:points="147,0 0,0 154,154 154,25">
          <text:p/>
        </draw:polygon>
        <draw:polygon draw:style-name="gr22" draw:text-style-name="P9" draw:layer="layout" svg:width="0.153cm" svg:height="0.152cm" svg:x="3.358cm" svg:y="2.317cm" svg:viewBox="0 0 154 153" draw:points="93,0 0,0 154,153 154,136">
          <text:p/>
        </draw:polygon>
        <draw:polygon draw:style-name="gr22" draw:text-style-name="P9" draw:layer="layout" svg:width="0.306cm" svg:height="0.095cm" svg:x="6.874cm" svg:y="6.043cm" svg:viewBox="0 0 307 96" draw:points="96,0 0,96 307,96 293,82">
          <text:p/>
        </draw:polygon>
        <draw:polygon draw:style-name="gr22" draw:text-style-name="P9" draw:layer="layout" svg:width="0.097cm" svg:height="0.152cm" svg:x="6.263cm" svg:y="5.68cm" svg:viewBox="0 0 98 153" draw:points="1,0 0,0 0,153 98,57">
          <text:p/>
        </draw:polygon>
        <draw:polygon draw:style-name="gr22" draw:text-style-name="P9" draw:layer="layout" svg:width="0.153cm" svg:height="0.117cm" svg:x="7.333cm" svg:y="6.903cm" svg:viewBox="0 0 154 118" draw:points="154,118 154,0 0,0 101,100">
          <text:p/>
        </draw:polygon>
        <draw:polygon draw:style-name="gr22" draw:text-style-name="P9" draw:layer="layout" svg:width="0.141cm" svg:height="0.153cm" svg:x="6.416cm" svg:y="5.832cm" svg:viewBox="0 0 142 154" draw:points="119,0 0,0 0,154 142,12">
          <text:p/>
        </draw:polygon>
        <draw:polygon draw:style-name="gr22" draw:text-style-name="P9" draw:layer="layout" svg:width="0.117cm" svg:height="0.077cm" svg:x="2.63cm" svg:y="1.399cm" svg:viewBox="0 0 118 78" draw:points="15,52 40,78 118,0 0,0">
          <text:p/>
        </draw:polygon>
        <draw:polygon draw:style-name="gr22" draw:text-style-name="P9" draw:layer="layout" svg:width="0.153cm" svg:height="0.096cm" svg:x="6.263cm" svg:y="5.736cm" svg:viewBox="0 0 154 97" draw:points="98,0 0,97 154,97 154,32">
          <text:p/>
        </draw:polygon>
        <draw:polygon draw:style-name="gr22" draw:text-style-name="P9" draw:layer="layout" svg:width="0.153cm" svg:height="0.153cm" svg:x="2.9cm" svg:y="2.164cm" svg:viewBox="0 0 154 154" draw:points="31,154 154,154 0,0 0,67">
          <text:p/>
        </draw:polygon>
        <draw:polygon draw:style-name="gr22" draw:text-style-name="P9" draw:layer="layout" svg:width="0.077cm" svg:height="0.15cm" svg:x="9.473cm" svg:y="6.6cm" svg:viewBox="0 0 78 151" draw:points="0,0 0,151 78,73 3,0">
          <text:p/>
        </draw:polygon>
        <draw:polygon draw:style-name="gr22" draw:text-style-name="P9" draw:layer="layout" svg:width="0.153cm" svg:height="0.051cm" svg:x="7.18cm" svg:y="6.903cm" svg:viewBox="0 0 154 52" draw:points="102,52 154,0 0,0 0,17">
          <text:p/>
        </draw:polygon>
        <draw:polygon draw:style-name="gr22" draw:text-style-name="P9" draw:layer="layout" svg:width="0.085cm" svg:height="0.152cm" svg:x="3.426cm" svg:y="3.387cm" svg:viewBox="0 0 86 153" draw:points="35,153 86,153 86,0 0,85">
          <text:p/>
        </draw:polygon>
        <draw:polygon draw:style-name="gr23" draw:text-style-name="P9" draw:layer="layout" svg:width="0.076cm" svg:height="0.147cm" svg:x="9.55cm" svg:y="6.603cm" svg:viewBox="0 0 77 148" draw:points="71,0 0,71 77,148 77,0">
          <text:p/>
        </draw:polygon>
        <draw:polygon draw:style-name="gr24" draw:text-style-name="P2" draw:layer="layout" svg:width="0.076cm" svg:height="0.147cm" svg:x="9.55cm" svg:y="6.603cm" svg:viewBox="0 0 77 148" draw:points="71,0 0,71 77,148 77,0">
          <text:p/>
        </draw:polygon>
        <draw:polygon draw:style-name="gr22" draw:text-style-name="P9" draw:layer="layout" svg:width="0.152cm" svg:height="0.124cm" svg:x="3.206cm" svg:y="2.04cm" svg:viewBox="0 0 153 125" draw:points="124,0 0,125 153,125 153,70">
          <text:p/>
        </draw:polygon>
        <draw:polygon draw:style-name="gr22" draw:text-style-name="P9" draw:layer="layout" svg:width="0.153cm" svg:height="0.167cm" svg:x="9.167cm" svg:y="6.583cm" svg:viewBox="0 0 154 168" draw:points="14,0 0,14 154,168 154,10">
          <text:p/>
        </draw:polygon>
        <draw:polygon draw:style-name="gr22" draw:text-style-name="P9" draw:layer="layout" svg:width="0.066cm" svg:height="0.153cm" svg:x="3.751cm" svg:y="3.998cm" svg:viewBox="0 0 67 154" draw:points="55,154 67,154 67,0 0,67">
          <text:p/>
        </draw:polygon>
        <draw:polygon draw:style-name="gr22" draw:text-style-name="P9" draw:layer="layout" svg:width="0.153cm" svg:height="0.115cm" svg:x="5.346cm" svg:y="5.106cm" svg:viewBox="0 0 154 116" draw:points="116,0 0,116 154,116 154,32">
          <text:p/>
        </draw:polygon>
        <draw:polygon draw:style-name="gr23" draw:text-style-name="P9" draw:layer="layout" svg:width="0.091cm" svg:height="0.153cm" svg:x="2.35cm" svg:y="0.329cm" svg:viewBox="0 0 92 154" draw:points="20,83 92,154 92,0 0,0">
          <text:p/>
        </draw:polygon>
        <draw:polygon draw:style-name="gr24" draw:text-style-name="P2" draw:layer="layout" svg:width="0.091cm" svg:height="0.153cm" svg:x="2.35cm" svg:y="0.329cm" svg:viewBox="0 0 92 154" draw:points="20,83 92,154 92,0 0,0">
          <text:p/>
        </draw:polygon>
        <draw:polygon draw:style-name="gr22" draw:text-style-name="P9" draw:layer="layout" svg:width="0.275cm" svg:height="0.153cm" svg:x="8.097cm" svg:y="6.444cm" svg:viewBox="0 0 276 154" draw:points="128,0 0,0 153,154 276,32">
          <text:p/>
        </draw:polygon>
        <draw:polygon draw:style-name="gr22" draw:text-style-name="P9" draw:layer="layout" svg:width="0.152cm" svg:height="0.128cm" svg:x="3.206cm" svg:y="2.928cm" svg:viewBox="0 0 153 129" draw:points="24,129 153,0 0,0 0,72">
          <text:p/>
        </draw:polygon>
        <draw:polygon draw:style-name="gr22" draw:text-style-name="P9" draw:layer="layout" svg:width="0.305cm" svg:height="0.084cm" svg:x="7.792cm" svg:y="6.36cm" svg:viewBox="0 0 306 85" draw:points="83,0 0,85 306,85 269,48">
          <text:p/>
        </draw:polygon>
        <draw:polygon draw:style-name="gr22" draw:text-style-name="P9" draw:layer="layout" svg:width="0.171cm" svg:height="0.153cm" svg:x="2.729cm" svg:y="1.705cm" svg:viewBox="0 0 172 154" draw:points="45,154 172,154 18,0 0,18">
          <text:p/>
        </draw:polygon>
        <draw:polygon draw:style-name="gr22" draw:text-style-name="P9" draw:layer="layout" svg:width="0.153cm" svg:height="0.179cm" svg:x="5.346cm" svg:y="5.832cm" svg:viewBox="0 0 154 180" draw:points="128,180 154,154 0,0 0,80">
          <text:p/>
        </draw:polygon>
        <draw:polygon draw:style-name="gr22" draw:text-style-name="P9" draw:layer="layout" svg:width="0.123cm" svg:height="0.153cm" svg:x="5.834cm" svg:y="6.138cm" svg:viewBox="0 0 124 154" draw:points="48,154 124,154 124,0 0,125">
          <text:p/>
        </draw:polygon>
        <draw:polygon draw:style-name="gr22" draw:text-style-name="P9" draw:layer="layout" svg:width="0.153cm" svg:height="0.151cm" svg:x="9.32cm" svg:y="6.599cm" svg:viewBox="0 0 154 152" draw:points="152,0 0,152 154,152 154,1">
          <text:p/>
        </draw:polygon>
        <draw:polygon draw:style-name="gr22" draw:text-style-name="P9" draw:layer="layout" svg:width="0.153cm" svg:height="0.122cm" svg:x="8.25cm" svg:y="6.475cm" svg:viewBox="0 0 154 123" draw:points="123,0 0,123 154,123 154,7">
          <text:p/>
        </draw:polygon>
        <draw:polygon draw:style-name="gr22" draw:text-style-name="P9" draw:layer="layout" svg:width="0.099cm" svg:height="0.153cm" svg:x="2.747cm" svg:y="0.635cm" svg:viewBox="0 0 100 154" draw:points="84,0 0,0 0,154 100,55">
          <text:p/>
        </draw:polygon>
        <draw:polygon draw:style-name="gr22" draw:text-style-name="P9" draw:layer="layout" svg:width="0.152cm" svg:height="0.153cm" svg:x="4.429cm" svg:y="4.915cm" svg:viewBox="0 0 153 154" draw:points="42,154 153,154 0,0 0,104">
          <text:p/>
        </draw:polygon>
        <draw:polygon draw:style-name="gr22" draw:text-style-name="P9" draw:layer="layout" svg:width="0.153cm" svg:height="0.141cm" svg:x="6.416cm" svg:y="5.844cm" svg:viewBox="0 0 154 142" draw:points="142,0 0,142 154,142 154,7">
          <text:p/>
        </draw:polygon>
        <draw:polygon draw:style-name="gr22" draw:text-style-name="P9" draw:layer="layout" svg:width="0.105cm" svg:height="0.153cm" svg:x="5.193cm" svg:y="4.915cm" svg:viewBox="0 0 106 154" draw:points="54,0 0,0 0,154 106,49">
          <text:p/>
        </draw:polygon>
        <draw:polygon draw:style-name="gr22" draw:text-style-name="P9" draw:layer="layout" svg:width="0.153cm" svg:height="0.153cm" svg:x="4.276cm" svg:y="4.762cm" svg:viewBox="0 0 154 154" draw:points="69,154 154,154 0,0 0,68">
          <text:p/>
        </draw:polygon>
        <draw:polygon draw:style-name="gr22" draw:text-style-name="P9" draw:layer="layout" svg:width="0.13cm" svg:height="0.153cm" svg:x="5.499cm" svg:y="5.221cm" svg:viewBox="0 0 131 154" draw:points="104,0 0,0 0,154 131,22">
          <text:p/>
        </draw:polygon>
        <draw:polygon draw:style-name="gr22" draw:text-style-name="P9" draw:layer="layout" svg:width="0.153cm" svg:height="0.153cm" svg:x="5.04cm" svg:y="5.527cm" svg:viewBox="0 0 154 154" draw:points="30,154 154,154 0,0 0,127">
          <text:p/>
        </draw:polygon>
        <draw:polygon draw:style-name="gr22" draw:text-style-name="P9" draw:layer="layout" svg:width="0.153cm" svg:height="0.134cm" svg:x="3.511cm" svg:y="3.539cm" svg:viewBox="0 0 154 135" draw:points="20,135 154,0 0,0 0,97">
          <text:p/>
        </draw:polygon>
        <draw:polygon draw:style-name="gr22" draw:text-style-name="P9" draw:layer="layout" svg:width="0.153cm" svg:height="0.115cm" svg:x="8.403cm" svg:y="6.482cm" svg:viewBox="0 0 154 116" draw:points="0,0 0,116 154,116 47,7">
          <text:p/>
        </draw:polygon>
        <draw:polygon draw:style-name="gr22" draw:text-style-name="P9" draw:layer="layout" svg:width="0.1cm" svg:height="0.152cm" svg:x="4.887cm" svg:y="4.61cm" svg:viewBox="0 0 101 153" draw:points="50,0 0,0 0,153 101,53">
          <text:p/>
        </draw:polygon>
        <draw:polygon draw:style-name="gr22" draw:text-style-name="P9" draw:layer="layout" svg:width="0.153cm" svg:height="0.1cm" svg:x="5.04cm" svg:y="4.815cm" svg:viewBox="0 0 154 101" draw:points="101,0 0,101 154,101 154,51">
          <text:p/>
        </draw:polygon>
        <draw:polygon draw:style-name="gr22" draw:text-style-name="P9" draw:layer="layout" svg:width="0.153cm" svg:height="0.153cm" svg:x="3.053cm" svg:y="2.622cm" svg:viewBox="0 0 154 154" draw:points="57,154 154,154 0,0 0,12">
          <text:p/>
        </draw:polygon>
        <draw:polygon draw:style-name="gr22" draw:text-style-name="P9" draw:layer="layout" svg:width="0.306cm" svg:height="0.151cm" svg:x="6.263cm" svg:y="6.444cm" svg:viewBox="0 0 307 152" draw:points="155,152 307,0 0,0 147,148">
          <text:p/>
        </draw:polygon>
        <draw:polygon draw:style-name="gr22" draw:text-style-name="P9" draw:layer="layout" svg:width="0.153cm" svg:height="0.102cm" svg:x="3.817cm" svg:y="4.151cm" svg:viewBox="0 0 154 103" draw:points="51,103 154,0 0,0 0,20">
          <text:p/>
        </draw:polygon>
        <draw:polygon draw:style-name="gr22" draw:text-style-name="P9" draw:layer="layout" svg:width="0.153cm" svg:height="0.106cm" svg:x="4.734cm" svg:y="4.504cm" svg:viewBox="0 0 154 107" draw:points="106,0 0,107 154,107 154,52">
          <text:p/>
        </draw:polygon>
        <draw:polygon draw:style-name="gr22" draw:text-style-name="P9" draw:layer="layout" svg:width="0.153cm" svg:height="0.153cm" svg:x="3.053cm" svg:y="1.705cm" svg:viewBox="0 0 154 154" draw:points="142,0 0,0 154,154 154,29">
          <text:p/>
        </draw:polygon>
        <draw:polygon draw:style-name="gr22" draw:text-style-name="P9" draw:layer="layout" svg:width="0.133cm" svg:height="0.306cm" svg:x="3.99cm" svg:y="4.304cm" svg:viewBox="0 0 134 307" draw:points="94,267 134,307 134,0 0,134">
          <text:p/>
        </draw:polygon>
        <draw:polygon draw:style-name="gr22" draw:text-style-name="P9" draw:layer="layout" svg:width="0.153cm" svg:height="0.152cm" svg:x="8.25cm" svg:y="7.055cm" svg:viewBox="0 0 154 153" draw:points="1,153 154,0 0,0 0,153">
          <text:p/>
        </draw:polygon>
        <draw:polygon draw:style-name="gr22" draw:text-style-name="P9" draw:layer="layout" svg:width="0.152cm" svg:height="0.109cm" svg:x="9.015cm" svg:y="7.208cm" svg:viewBox="0 0 153 110" draw:points="45,110 153,0 0,0 0,107">
          <text:p/>
        </draw:polygon>
        <draw:polygon draw:style-name="gr22" draw:text-style-name="P9" draw:layer="layout" svg:width="0.116cm" svg:height="0.153cm" svg:x="4.581cm" svg:y="4.304cm" svg:viewBox="0 0 117 154" draw:points="86,0 0,0 0,154 117,38">
          <text:p/>
        </draw:polygon>
        <draw:polygon draw:style-name="gr22" draw:text-style-name="P9" draw:layer="layout" svg:width="0.153cm" svg:height="0.153cm" svg:x="6.11cm" svg:y="6.291cm" svg:viewBox="0 0 154 154" draw:points="26,154 154,154 0,0 0,140">
          <text:p/>
        </draw:polygon>
        <draw:polygon draw:style-name="gr22" draw:text-style-name="P9" draw:layer="layout" svg:width="0.153cm" svg:height="0.152cm" svg:x="4.123cm" svg:y="4.61cm" svg:viewBox="0 0 154 153" draw:points="102,153 154,153 0,0 0,16">
          <text:p/>
        </draw:polygon>
        <draw:polygon draw:style-name="gr22" draw:text-style-name="P9" draw:layer="layout" svg:width="0.152cm" svg:height="0.131cm" svg:x="4.429cm" svg:y="4.173cm" svg:viewBox="0 0 153 132" draw:points="131,0 0,132 153,132 153,29">
          <text:p/>
        </draw:polygon>
        <draw:polygon draw:style-name="gr22" draw:text-style-name="P9" draw:layer="layout" svg:width="0.197cm" svg:height="0.153cm" svg:x="2.397cm" svg:y="0.482cm" svg:viewBox="0 0 198 154" draw:points="28,154 198,154 44,0 0,44">
          <text:p/>
        </draw:polygon>
        <draw:polygon draw:style-name="gr22" draw:text-style-name="P9" draw:layer="layout" svg:width="0.089cm" svg:height="0.152cm" svg:x="2.964cm" svg:y="2.317cm" svg:viewBox="0 0 90 153" draw:points="25,153 90,153 90,0 0,89">
          <text:p/>
        </draw:polygon>
        <draw:polygon draw:style-name="gr22" draw:text-style-name="P9" draw:layer="layout" svg:width="0.124cm" svg:height="0.153cm" svg:x="7.056cm" svg:y="6.75cm" svg:viewBox="0 0 125 154" draw:points="80,154 125,154 125,0 0,125">
          <text:p/>
        </draw:polygon>
        <draw:polygon draw:style-name="gr22" draw:text-style-name="P9" draw:layer="layout" svg:width="0.153cm" svg:height="0.044cm" svg:x="8.403cm" svg:y="7.208cm" svg:viewBox="0 0 154 45" draw:points="110,45 154,0 0,0 0,27">
          <text:p/>
        </draw:polygon>
        <draw:polygon draw:style-name="gr22" draw:text-style-name="P9" draw:layer="layout" svg:width="0.094cm" svg:height="0.152cm" svg:x="2.9cm" svg:y="1.094cm" svg:viewBox="0 0 95 153" draw:points="76,0 0,0 0,153 95,59">
          <text:p/>
        </draw:polygon>
        <draw:polygon draw:style-name="gr22" draw:text-style-name="P9" draw:layer="layout" svg:width="0.063cm" svg:height="0.153cm" svg:x="3.358cm" svg:y="2.164cm" svg:viewBox="0 0 64 154" draw:points="25,0 0,0 0,154 64,91">
          <text:p/>
        </draw:polygon>
        <draw:polygon draw:style-name="gr22" draw:text-style-name="P9" draw:layer="layout" svg:width="0.125cm" svg:height="0.076cm" svg:x="2.622cm" svg:y="1.323cm" svg:viewBox="0 0 126 77" draw:points="8,77 126,77 48,0 0,50">
          <text:p/>
        </draw:polygon>
        <draw:polygon draw:style-name="gr22" draw:text-style-name="P9" draw:layer="layout" svg:width="0.136cm" svg:height="0.306cm" svg:x="2.458cm" svg:y="0.635cm" svg:viewBox="0 0 137 307" draw:points="12,183 137,307 137,0 0,137">
          <text:p/>
        </draw:polygon>
        <draw:polygon draw:style-name="gr22" draw:text-style-name="P9" draw:layer="layout" svg:width="0.153cm" svg:height="0.153cm" svg:x="3.664cm" svg:y="2.928cm" svg:viewBox="0 0 154 154" draw:points="86,0 0,0 154,154 154,127">
          <text:p/>
        </draw:polygon>
        <draw:polygon draw:style-name="gr22" draw:text-style-name="P9" draw:layer="layout" svg:width="0.153cm" svg:height="0.153cm" svg:x="5.957cm" svg:y="5.527cm" svg:viewBox="0 0 154 154" draw:points="67,0 0,0 154,154 154,58">
          <text:p/>
        </draw:polygon>
        <draw:polygon draw:style-name="gr22" draw:text-style-name="P9" draw:layer="layout" svg:width="0.153cm" svg:height="0.125cm" svg:x="7.486cm" svg:y="6.903cm" svg:viewBox="0 0 154 126" draw:points="28,126 154,0 0,0 0,118">
          <text:p/>
        </draw:polygon>
        <draw:polygon draw:style-name="gr22" draw:text-style-name="P9" draw:layer="layout" svg:width="0.073cm" svg:height="0.305cm" svg:x="2.521cm" svg:y="0.941cm" svg:viewBox="0 0 74 306" draw:points="63,295 74,306 74,0 0,72">
          <text:p/>
        </draw:polygon>
        <draw:polygon draw:style-name="gr22" draw:text-style-name="P9" draw:layer="layout" svg:width="0.071cm" svg:height="0.153cm" svg:x="2.676cm" svg:y="1.552cm" svg:viewBox="0 0 72 154" draw:points="38,120 72,154 72,0 0,0">
          <text:p/>
        </draw:polygon>
        <draw:polygon draw:style-name="gr22" draw:text-style-name="P9" draw:layer="layout" svg:width="0.153cm" svg:height="0.106cm" svg:x="8.862cm" svg:y="7.208cm" svg:viewBox="0 0 154 107" draw:points="154,107 154,0 0,0 101,101">
          <text:p/>
        </draw:polygon>
        <draw:polygon draw:style-name="gr22" draw:text-style-name="P9" draw:layer="layout" svg:width="0.153cm" svg:height="0.153cm" svg:x="2.747cm" svg:y="0.788cm" svg:viewBox="0 0 154 154" draw:points="130,0 0,0 154,154 154,77">
          <text:p/>
        </draw:polygon>
        <draw:polygon draw:style-name="gr22" draw:text-style-name="P9" draw:layer="layout" svg:width="0.1cm" svg:height="0.153cm" svg:x="5.04cm" svg:y="4.762cm" svg:viewBox="0 0 101 154" draw:points="46,0 0,0 0,154 101,54">
          <text:p/>
        </draw:polygon>
        <draw:polygon draw:style-name="gr22" draw:text-style-name="P9" draw:layer="layout" svg:width="0.153cm" svg:height="0.153cm" svg:x="4.887cm" svg:y="5.374cm" svg:viewBox="0 0 154 154" draw:points="17,154 154,154 0,0 0,137">
          <text:p/>
        </draw:polygon>
        <draw:polygon draw:style-name="gr22" draw:text-style-name="P9" draw:layer="layout" svg:width="0.306cm" svg:height="0.152cm" svg:x="5.651cm" svg:y="5.375cm" svg:viewBox="0 0 307 153" draw:points="153,0 0,153 307,153 158,4">
          <text:p/>
        </draw:polygon>
        <draw:polygon draw:style-name="gr22" draw:text-style-name="P9" draw:layer="layout" svg:width="0.121cm" svg:height="0.306cm" svg:x="3.817cm" svg:y="3.081cm" svg:viewBox="0 0 122 307" draw:points="36,36 0,0 0,307 122,186">
          <text:p/>
        </draw:polygon>
        <draw:polygon draw:style-name="gr22" draw:text-style-name="P9" draw:layer="layout" svg:width="0.153cm" svg:height="0.23cm" svg:x="8.556cm" svg:y="6.52cm" svg:viewBox="0 0 154 231" draw:points="78,0 0,78 154,231 154,13">
          <text:p/>
        </draw:polygon>
        <draw:polygon draw:style-name="gr22" draw:text-style-name="P9" draw:layer="layout" svg:width="0.306cm" svg:height="0.124cm" svg:x="5.651cm" svg:y="6.138cm" svg:viewBox="0 0 307 125" draw:points="183,125 307,0 0,0 4,4">
          <text:p/>
        </draw:polygon>
        <draw:polygon draw:style-name="gr22" draw:text-style-name="P9" draw:layer="layout" svg:width="0.153cm" svg:height="0.153cm" svg:x="7.18cm" svg:y="6.138cm" svg:viewBox="0 0 154 154" draw:points="21,0 0,0 154,154 154,52">
          <text:p/>
        </draw:polygon>
        <draw:polygon draw:style-name="gr22" draw:text-style-name="P9" draw:layer="layout" svg:width="0.152cm" svg:height="0.131cm" svg:x="5.499cm" svg:y="5.243cm" svg:viewBox="0 0 153 132" draw:points="131,0 0,132 153,132 153,17">
          <text:p/>
        </draw:polygon>
        <draw:polygon draw:style-name="gr22" draw:text-style-name="P9" draw:layer="layout" svg:width="0.153cm" svg:height="0.234cm" svg:x="8.709cm" svg:y="7.055cm" svg:viewBox="0 0 154 235" draw:points="73,235 154,154 0,0 0,226">
          <text:p/>
        </draw:polygon>
        <draw:polygon draw:style-name="gr22" draw:text-style-name="P9" draw:layer="layout" svg:width="0.306cm" svg:height="0.124cm" svg:x="6.874cm" svg:y="6.75cm" svg:viewBox="0 0 307 125" draw:points="182,125 307,0 0,0 87,88">
          <text:p/>
        </draw:polygon>
        <draw:polygon draw:style-name="gr22" draw:text-style-name="P9" draw:layer="layout" svg:width="0.096cm" svg:height="0.306cm" svg:x="2.804cm" svg:y="1.858cm" svg:viewBox="0 0 97 307" draw:points="60,271 97,307 97,0 0,96">
          <text:p/>
        </draw:polygon>
        <draw:polygon draw:style-name="gr22" draw:text-style-name="P9" draw:layer="layout" svg:width="0.153cm" svg:height="0.1cm" svg:x="4.887cm" svg:y="4.662cm" svg:viewBox="0 0 154 101" draw:points="101,0 0,101 154,101 154,54">
          <text:p/>
        </draw:polygon>
        <draw:polygon draw:style-name="gr22" draw:text-style-name="P9" draw:layer="layout" svg:width="0.153cm" svg:height="0.15cm" svg:x="4.276cm" svg:y="4.001cm" svg:viewBox="0 0 154 151" draw:points="151,0 0,151 154,151 154,4">
          <text:p/>
        </draw:polygon>
        <draw:polygon draw:style-name="gr22" draw:text-style-name="P9" draw:layer="layout" svg:width="0.115cm" svg:height="0.153cm" svg:x="5.346cm" svg:y="5.068cm" svg:viewBox="0 0 116 154" draw:points="72,0 0,0 0,154 116,39">
          <text:p/>
        </draw:polygon>
        <draw:polygon draw:style-name="gr22" draw:text-style-name="P9" draw:layer="layout" svg:width="0.153cm" svg:height="0.152cm" svg:x="8.097cm" svg:y="7.055cm" svg:viewBox="0 0 154 153" draw:points="154,153 154,0 0,0 153,153">
          <text:p/>
        </draw:polygon>
        <draw:polygon draw:style-name="gr22" draw:text-style-name="P9" draw:layer="layout" svg:width="0.153cm" svg:height="0.153cm" svg:x="5.651cm" svg:y="5.374cm" svg:viewBox="0 0 154 154" draw:points="152,0 0,0 0,154 154,1">
          <text:p/>
        </draw:polygon>
        <draw:polygon draw:style-name="gr22" draw:text-style-name="P9" draw:layer="layout" svg:width="0.075cm" svg:height="0.153cm" svg:x="2.9cm" svg:y="0.941cm" svg:viewBox="0 0 76 154" draw:points="37,37 0,0 0,154 76,154">
          <text:p/>
        </draw:polygon>
        <draw:polygon draw:style-name="gr22" draw:text-style-name="P9" draw:layer="layout" svg:width="0.153cm" svg:height="0.105cm" svg:x="3.511cm" svg:y="2.67cm" svg:viewBox="0 0 154 106" draw:points="106,0 0,106 154,106 154,96">
          <text:p/>
        </draw:polygon>
        <draw:polygon draw:style-name="gr22" draw:text-style-name="P9" draw:layer="layout" svg:width="0.153cm" svg:height="0.105cm" svg:x="5.193cm" svg:y="4.963cm" svg:viewBox="0 0 154 106" draw:points="106,0 0,106 154,106 154,44">
          <text:p/>
        </draw:polygon>
        <draw:polygon draw:style-name="gr22" draw:text-style-name="P9" draw:layer="layout" svg:width="0.15cm" svg:height="0.153cm" svg:x="4.276cm" svg:y="3.998cm" svg:viewBox="0 0 151 154" draw:points="148,0 0,0 0,154 151,3">
          <text:p/>
        </draw:polygon>
        <draw:polygon draw:style-name="gr22" draw:text-style-name="P9" draw:layer="layout" svg:width="0.153cm" svg:height="0.153cm" svg:x="2.9cm" svg:y="1.246cm" svg:viewBox="0 0 154 154" draw:points="128,0 0,0 154,154 154,76">
          <text:p/>
        </draw:polygon>
        <draw:polygon draw:style-name="gr22" draw:text-style-name="P9" draw:layer="layout" svg:width="0.055cm" svg:height="0.153cm" svg:x="3.664cm" svg:y="2.775cm" svg:viewBox="0 0 56 154" draw:points="5,0 0,0 0,154 56,99">
          <text:p/>
        </draw:polygon>
        <draw:polygon draw:style-name="gr22" draw:text-style-name="P9" draw:layer="layout" svg:width="0.083cm" svg:height="0.153cm" svg:x="2.747cm" svg:y="0.482cm" svg:viewBox="0 0 84 154" draw:points="53,54 0,0 0,154 84,154">
          <text:p/>
        </draw:polygon>
        <draw:polygon draw:style-name="gr22" draw:text-style-name="P9" draw:layer="layout" svg:width="0.133cm" svg:height="0.153cm" svg:x="3.531cm" svg:y="3.539cm" svg:viewBox="0 0 134 154" draw:points="10,154 134,154 134,0 0,135">
          <text:p/>
        </draw:polygon>
        <draw:polygon draw:style-name="gr22" draw:text-style-name="P9" draw:layer="layout" svg:width="0.153cm" svg:height="0.116cm" svg:x="4.581cm" svg:y="4.341cm" svg:viewBox="0 0 154 117" draw:points="117,0 0,117 154,117 154,44">
          <text:p/>
        </draw:polygon>
        <draw:polygon draw:style-name="gr22" draw:text-style-name="P9" draw:layer="layout" svg:width="0.153cm" svg:height="0.281cm" svg:x="9.32cm" svg:y="7.055cm" svg:viewBox="0 0 154 282" draw:points="26,282 154,154 0,0 0,281">
          <text:p/>
        </draw:polygon>
        <draw:polygon draw:style-name="gr22" draw:text-style-name="P9" draw:layer="layout" svg:width="0.153cm" svg:height="0.25cm" svg:x="6.569cm" svg:y="6.444cm" svg:viewBox="0 0 154 251" draw:points="56,251 154,153 0,0 0,225">
          <text:p/>
        </draw:polygon>
        <draw:polygon draw:style-name="gr23" draw:text-style-name="P9" draw:layer="layout" svg:width="0.153cm" svg:height="0.137cm" svg:x="9.473cm" svg:y="7.208cm" svg:viewBox="0 0 154 138" draw:points="154,138 154,0 0,0 138,138">
          <text:p/>
        </draw:polygon>
        <draw:polygon draw:style-name="gr24" draw:text-style-name="P2" draw:layer="layout" svg:width="0.153cm" svg:height="0.137cm" svg:x="9.473cm" svg:y="7.208cm" svg:viewBox="0 0 154 138" draw:points="154,138 154,0 0,0 138,138">
          <text:p/>
        </draw:polygon>
        <draw:polygon draw:style-name="gr22" draw:text-style-name="P9" draw:layer="layout" svg:width="0.153cm" svg:height="0.153cm" svg:x="3.664cm" svg:y="3.845cm" svg:viewBox="0 0 154 154" draw:points="49,154 154,154 0,0 0,71">
          <text:p/>
        </draw:polygon>
        <draw:polygon draw:style-name="gr22" draw:text-style-name="P9" draw:layer="layout" svg:width="0.152cm" svg:height="0.153cm" svg:x="8.251cm" svg:y="7.055cm" svg:viewBox="0 0 153 154" draw:points="6,154 153,154 153,0 0,153">
          <text:p/>
        </draw:polygon>
        <draw:polygon draw:style-name="gr22" draw:text-style-name="P9" draw:layer="layout" svg:width="0.153cm" svg:height="0.134cm" svg:x="6.569cm" svg:y="5.851cm" svg:viewBox="0 0 154 135" draw:points="0,0 0,135 154,135 36,18">
          <text:p/>
        </draw:polygon>
        <draw:polygon draw:style-name="gr22" draw:text-style-name="P9" draw:layer="layout" svg:width="0.148cm" svg:height="0.153cm" svg:x="4.276cm" svg:y="3.845cm" svg:viewBox="0 0 149 154" draw:points="136,136 0,0 0,154 149,154">
          <text:p/>
        </draw:polygon>
        <draw:polygon draw:style-name="gr22" draw:text-style-name="P9" draw:layer="layout" svg:width="0.102cm" svg:height="0.153cm" svg:x="3.053cm" svg:y="1.552cm" svg:viewBox="0 0 103 154" draw:points="85,0 0,0 0,154 103,52">
          <text:p/>
        </draw:polygon>
        <draw:polygon draw:style-name="gr22" draw:text-style-name="P9" draw:layer="layout" svg:width="0.153cm" svg:height="0.04cm" svg:x="8.862cm" svg:y="6.557cm" svg:viewBox="0 0 154 41" draw:points="41,0 0,41 154,41 154,12">
          <text:p/>
        </draw:polygon>
        <draw:polygon draw:style-name="gr25" draw:text-style-name="P10" draw:layer="layout" svg:width="0.107cm" svg:height="0.053cm" svg:x="5.086cm" svg:y="4.762cm" svg:viewBox="0 0 108 54" draw:points="54,54 108,0 0,0">
          <text:p/>
        </draw:polygon>
        <draw:polygon draw:style-name="gr25" draw:text-style-name="P10" draw:layer="layout" svg:width="0.062cm" svg:height="0.035cm" svg:x="6.569cm" svg:y="5.033cm" svg:viewBox="0 0 63 36" draw:points="0,0 0,36 63,36">
          <text:p/>
        </draw:polygon>
        <draw:polygon draw:style-name="gr25" draw:text-style-name="P10" draw:layer="layout" svg:width="0.306cm" svg:height="0.153cm" svg:x="6.263cm" svg:y="5.068cm" svg:viewBox="0 0 307 154" draw:points="153,0 0,154 307,154">
          <text:p/>
        </draw:polygon>
        <draw:polygon draw:style-name="gr25" draw:text-style-name="P10" draw:layer="layout" svg:width="0.306cm" svg:height="0.153cm" svg:x="6.263cm" svg:y="5.527cm" svg:viewBox="0 0 307 154" draw:points="153,154 307,0 0,0">
          <text:p/>
        </draw:polygon>
        <draw:polygon draw:style-name="gr25" draw:text-style-name="P10" draw:layer="layout" svg:width="0.306cm" svg:height="0.153cm" svg:x="5.957cm" svg:y="5.221cm" svg:viewBox="0 0 307 154" draw:points="153,154 307,0 0,0">
          <text:p/>
        </draw:polygon>
        <draw:polygon draw:style-name="gr25" draw:text-style-name="P10" draw:layer="layout" svg:width="0.007cm" svg:height="0.008cm" svg:x="9.015cm" svg:y="5.824cm" svg:viewBox="0 0 8 9" draw:points="0,0 0,9 8,1">
          <text:p/>
        </draw:polygon>
        <draw:polygon draw:style-name="gr25" draw:text-style-name="P10" draw:layer="layout" svg:width="0.025cm" svg:height="0.076cm" svg:x="3.817cm" svg:y="1.935cm" svg:viewBox="0 0 26 77" draw:points="0,0 0,77 26,51">
          <text:p/>
        </draw:polygon>
        <draw:polygon draw:style-name="gr25" draw:text-style-name="P10" draw:layer="layout" svg:width="0.091cm" svg:height="0.076cm" svg:x="5.651cm" svg:y="4.381cm" svg:viewBox="0 0 92 77" draw:points="0,0 0,77 92,77">
          <text:p/>
        </draw:polygon>
        <draw:polygon draw:style-name="gr25" draw:text-style-name="P10" draw:layer="layout" svg:width="0.053cm" svg:height="0.051cm" svg:x="5.346cm" svg:y="4.1cm" svg:viewBox="0 0 54 52" draw:points="0,0 0,52 54,52">
          <text:p/>
        </draw:polygon>
        <draw:polygon draw:style-name="gr25" draw:text-style-name="P10" draw:layer="layout" svg:width="0.306cm" svg:height="0.306cm" svg:x="6.263cm" svg:y="5.221cm" svg:viewBox="0 0 307 307" draw:points="0,307 307,307 307,0">
          <text:p/>
        </draw:polygon>
        <draw:polygon draw:style-name="gr25" draw:text-style-name="P10" draw:layer="layout" svg:width="0.032cm" svg:height="0.086cm" svg:x="3.938cm" svg:y="3.234cm" svg:viewBox="0 0 33 87" draw:points="33,87 33,0 0,32">
          <text:p/>
        </draw:polygon>
        <draw:polygon draw:style-name="gr25" draw:text-style-name="P10" draw:layer="layout" svg:width="0.153cm" svg:height="0.153cm" svg:x="3.511cm" svg:y="2.164cm" svg:viewBox="0 0 154 154" draw:points="0,154 154,154 0,0">
          <text:p/>
        </draw:polygon>
        <draw:polygon draw:style-name="gr25" draw:text-style-name="P10" draw:layer="layout" svg:width="0.1cm" svg:height="0.048cm" svg:x="5.246cm" svg:y="4.915cm" svg:viewBox="0 0 101 49" draw:points="53,49 101,0 0,0">
          <text:p/>
        </draw:polygon>
        <draw:polygon draw:style-name="gr25" draw:text-style-name="P10" draw:layer="layout" svg:width="0.306cm" svg:height="0.306cm" svg:x="5.651cm" svg:y="4.915cm" svg:viewBox="0 0 307 307" draw:points="307,0 0,0 307,307">
          <text:p/>
        </draw:polygon>
        <draw:polygon draw:style-name="gr26" draw:text-style-name="P10" draw:layer="layout" svg:width="0.006cm" svg:height="0.006cm" svg:x="9.62cm" svg:y="6.597cm" svg:viewBox="0 0 7 7" draw:points="7,7 7,0 0,7">
          <text:p/>
        </draw:polygon>
        <draw:polygon draw:style-name="gr27" draw:text-style-name="P2" draw:layer="layout" svg:width="0.006cm" svg:height="0.006cm" svg:x="9.62cm" svg:y="6.597cm" svg:viewBox="0 0 7 7" draw:points="7,7 7,0 0,7">
          <text:p/>
        </draw:polygon>
        <draw:polygon draw:style-name="gr25" draw:text-style-name="P10" draw:layer="layout" svg:width="0.306cm" svg:height="0.306cm" svg:x="8.097cm" svg:y="5.832cm" svg:viewBox="0 0 307 307" draw:points="0,0 0,307 307,0">
          <text:p/>
        </draw:polygon>
        <draw:polygon draw:style-name="gr25" draw:text-style-name="P10" draw:layer="layout" svg:width="0.022cm" svg:height="0.057cm" svg:x="3.358cm" svg:y="0.884cm" svg:viewBox="0 0 23 58" draw:points="0,0 0,58 23,58">
          <text:p/>
        </draw:polygon>
        <draw:polygon draw:style-name="gr25" draw:text-style-name="P10" draw:layer="layout" svg:width="0.153cm" svg:height="0.305cm" svg:x="3.664cm" svg:y="2.164cm" svg:viewBox="0 0 154 306" draw:points="154,0 0,154 154,306">
          <text:p/>
        </draw:polygon>
        <draw:polygon draw:style-name="gr25" draw:text-style-name="P10" draw:layer="layout" svg:width="0.079cm" svg:height="0.127cm" svg:x="6.416cm" svg:y="4.941cm" svg:viewBox="0 0 80 128" draw:points="0,0 0,128 80,49">
          <text:p/>
        </draw:polygon>
        <draw:polygon draw:style-name="gr25" draw:text-style-name="P10" draw:layer="layout" svg:width="0.153cm" svg:height="0.152cm" svg:x="3.664cm" svg:y="2.317cm" svg:viewBox="0 0 154 153" draw:points="0,0 0,153 154,153">
          <text:p/>
        </draw:polygon>
        <draw:polygon draw:style-name="gr26" draw:text-style-name="P10" draw:layer="layout" svg:width="0.153cm" svg:height="0.153cm" svg:x="9.473cm" svg:y="6.444cm" svg:viewBox="0 0 154 154" draw:points="0,154 154,154 154,0">
          <text:p/>
        </draw:polygon>
        <draw:polygon draw:style-name="gr27" draw:text-style-name="P2" draw:layer="layout" svg:width="0.153cm" svg:height="0.153cm" svg:x="9.473cm" svg:y="6.444cm" svg:viewBox="0 0 154 154" draw:points="0,154 154,154 154,0">
          <text:p/>
        </draw:polygon>
        <draw:polygon draw:style-name="gr25" draw:text-style-name="P10" draw:layer="layout" svg:width="0.038cm" svg:height="0.025cm" svg:x="3.817cm" svg:y="1.986cm" svg:viewBox="0 0 39 26" draw:points="26,0 0,26 39,26">
          <text:p/>
        </draw:polygon>
        <draw:polygon draw:style-name="gr25" draw:text-style-name="P10" draw:layer="layout" svg:width="0.305cm" svg:height="0.153cm" svg:x="4.429cm" svg:y="3.998cm" svg:viewBox="0 0 306 154" draw:points="0,0 152,154 306,0">
          <text:p/>
        </draw:polygon>
        <draw:polygon draw:style-name="gr25" draw:text-style-name="P10" draw:layer="layout" svg:width="0.153cm" svg:height="0.153cm" svg:x="7.486cm" svg:y="5.527cm" svg:viewBox="0 0 154 154" draw:points="154,154 154,0 0,0">
          <text:p/>
        </draw:polygon>
        <draw:polygon draw:style-name="gr25" draw:text-style-name="P10" draw:layer="layout" svg:width="0.053cm" svg:height="0.106cm" svg:x="4.987cm" svg:y="4.61cm" svg:viewBox="0 0 54 107" draw:points="54,107 54,0 0,53">
          <text:p/>
        </draw:polygon>
        <draw:polygon draw:style-name="gr25" draw:text-style-name="P10" draw:layer="layout" svg:width="0.095cm" svg:height="0.096cm" svg:x="3.206cm" svg:y="0.635cm" svg:viewBox="0 0 96 97" draw:points="61,0 0,0 96,97">
          <text:p/>
        </draw:polygon>
        <draw:polygon draw:style-name="gr25" draw:text-style-name="P10" draw:layer="layout" svg:width="0.153cm" svg:height="0.153cm" svg:x="5.04cm" svg:y="3.998cm" svg:viewBox="0 0 154 154" draw:points="154,154 154,0 0,0">
          <text:p/>
        </draw:polygon>
        <draw:polygon draw:style-name="gr25" draw:text-style-name="P10" draw:layer="layout" svg:width="0.07cm" svg:height="0.054cm" svg:x="2.83cm" svg:y="0.635cm" svg:viewBox="0 0 71 55" draw:points="17,55 71,0 0,0">
          <text:p/>
        </draw:polygon>
        <draw:polygon draw:style-name="gr25" draw:text-style-name="P10" draw:layer="layout" svg:width="0.052cm" svg:height="0.053cm" svg:x="5.193cm" svg:y="3.945cm" svg:viewBox="0 0 53 54" draw:points="0,0 0,54 53,54">
          <text:p/>
        </draw:polygon>
        <draw:polygon draw:style-name="gr25" draw:text-style-name="P10" draw:layer="layout" svg:width="0.102cm" svg:height="0.088cm" svg:x="6.022cm" svg:y="4.674cm" svg:viewBox="0 0 103 89" draw:points="0,0 88,89 103,75">
          <text:p/>
        </draw:polygon>
        <draw:polygon draw:style-name="gr25" draw:text-style-name="P10" draw:layer="layout" svg:width="0.003cm" svg:height="0.001cm" svg:x="7.638cm" svg:y="6.291cm" svg:viewBox="0 0 4 2" draw:points="4,2 2,0 0,2">
          <text:p/>
        </draw:polygon>
        <draw:polygon draw:style-name="gr25" draw:text-style-name="P10" draw:layer="layout" svg:width="0.022cm" svg:height="0.007cm" svg:x="7.639cm" svg:y="5.52cm" svg:viewBox="0 0 23 8" draw:points="0,0 0,8 23,8">
          <text:p/>
        </draw:polygon>
        <draw:polygon draw:style-name="gr25" draw:text-style-name="P10" draw:layer="layout" svg:width="0.056cm" svg:height="0.088cm" svg:x="6.36cm" svg:y="5.68cm" svg:viewBox="0 0 57 89" draw:points="57,89 57,0 0,56">
          <text:p/>
        </draw:polygon>
        <draw:polygon draw:style-name="gr25" draw:text-style-name="P10" draw:layer="layout" svg:width="0.306cm" svg:height="0.306cm" svg:x="8.709cm" svg:y="5.832cm" svg:viewBox="0 0 307 307" draw:points="0,0 0,307 307,0">
          <text:p/>
        </draw:polygon>
        <draw:polygon draw:style-name="gr25" draw:text-style-name="P10" draw:layer="layout" svg:width="0.153cm" svg:height="0.153cm" svg:x="3.664cm" svg:y="2.164cm" svg:viewBox="0 0 154 154" draw:points="0,0 0,154 154,0">
          <text:p/>
        </draw:polygon>
        <draw:polygon draw:style-name="gr25" draw:text-style-name="P10" draw:layer="layout" svg:width="0.153cm" svg:height="0.153cm" svg:x="3.817cm" svg:y="2.469cm" svg:viewBox="0 0 154 154" draw:points="154,154 154,0 0,0">
          <text:p/>
        </draw:polygon>
        <draw:polygon draw:style-name="gr25" draw:text-style-name="P10" draw:layer="layout" svg:width="0.029cm" svg:height="0.099cm" svg:x="3.329cm" svg:y="2.011cm" svg:viewBox="0 0 30 100" draw:points="30,100 30,0 0,29">
          <text:p/>
        </draw:polygon>
        <draw:polygon draw:style-name="gr25" draw:text-style-name="P10" draw:layer="layout" svg:width="0.048cm" svg:height="0.091cm" svg:x="5.298cm" svg:y="4.915cm" svg:viewBox="0 0 49 92" draw:points="49,92 49,0 0,48">
          <text:p/>
        </draw:polygon>
        <draw:polygon draw:style-name="gr25" draw:text-style-name="P10" draw:layer="layout" svg:width="0.153cm" svg:height="0.153cm" svg:x="7.639cm" svg:y="6.138cm" svg:viewBox="0 0 154 154" draw:points="0,154 154,154 154,0">
          <text:p/>
        </draw:polygon>
        <draw:polygon draw:style-name="gr25" draw:text-style-name="P10" draw:layer="layout" svg:width="0.306cm" svg:height="0.153cm" svg:x="8.709cm" svg:y="6.291cm" svg:viewBox="0 0 307 154" draw:points="153,0 0,154 307,154">
          <text:p/>
        </draw:polygon>
        <draw:polygon draw:style-name="gr25" draw:text-style-name="P10" draw:layer="layout" svg:width="0.305cm" svg:height="0.305cm" svg:x="6.569cm" svg:y="5.527cm" svg:viewBox="0 0 306 306" draw:points="306,0 0,0 0,306">
          <text:p/>
        </draw:polygon>
        <draw:polygon draw:style-name="gr25" draw:text-style-name="P10" draw:layer="layout" svg:width="0.153cm" svg:height="0.305cm" svg:x="6.416cm" svg:y="5.527cm" svg:viewBox="0 0 154 306" draw:points="154,0 0,154 154,306">
          <text:p/>
        </draw:polygon>
        <draw:polygon draw:style-name="gr25" draw:text-style-name="P10" draw:layer="layout" svg:width="0.306cm" svg:height="0.306cm" svg:x="8.403cm" svg:y="6.138cm" svg:viewBox="0 0 307 307" draw:points="307,307 307,0 0,307">
          <text:p/>
        </draw:polygon>
        <draw:polygon draw:style-name="gr25" draw:text-style-name="P10" draw:layer="layout" svg:width="0.075cm" svg:height="0.085cm" svg:x="4.581cm" svg:y="3.223cm" svg:viewBox="0 0 76 86" draw:points="11,0 0,12 76,86">
          <text:p/>
        </draw:polygon>
        <draw:polygon draw:style-name="gr25" draw:text-style-name="P10" draw:layer="layout" svg:width="0.153cm" svg:height="0.305cm" svg:x="5.193cm" svg:y="4.61cm" svg:viewBox="0 0 154 306" draw:points="0,153 154,306 154,0">
          <text:p/>
        </draw:polygon>
        <draw:polygon draw:style-name="gr25" draw:text-style-name="P10" draw:layer="layout" svg:width="0.153cm" svg:height="0.152cm" svg:x="5.651cm" svg:y="4.61cm" svg:viewBox="0 0 154 153" draw:points="154,153 154,0 0,0">
          <text:p/>
        </draw:polygon>
        <draw:polygon draw:style-name="gr26" draw:text-style-name="P10" draw:layer="layout" svg:width="0.153cm" svg:height="0.153cm" svg:x="9.473cm" svg:y="6.444cm" svg:viewBox="0 0 154 154" draw:points="0,0 0,154 154,0">
          <text:p/>
        </draw:polygon>
        <draw:polygon draw:style-name="gr27" draw:text-style-name="P2" draw:layer="layout" svg:width="0.153cm" svg:height="0.153cm" svg:x="9.473cm" svg:y="6.444cm" svg:viewBox="0 0 154 154" draw:points="0,0 0,154 154,0">
          <text:p/>
        </draw:polygon>
        <draw:polygon draw:style-name="gr25" draw:text-style-name="P10" draw:layer="layout" svg:width="0.012cm" svg:height="0.019cm" svg:x="6.557cm" svg:y="5.832cm" svg:viewBox="0 0 13 20" draw:points="13,20 13,0 0,13">
          <text:p/>
        </draw:polygon>
        <draw:polygon draw:style-name="gr25" draw:text-style-name="P10" draw:layer="layout" svg:width="0.012cm" svg:height="0.029cm" svg:x="3.194cm" svg:y="1.705cm" svg:viewBox="0 0 13 30" draw:points="13,30 13,0 0,0">
          <text:p/>
        </draw:polygon>
        <draw:polygon draw:style-name="gr25" draw:text-style-name="P10" draw:layer="layout" svg:width="0.306cm" svg:height="0.153cm" svg:x="3.817cm" svg:y="2.622cm" svg:viewBox="0 0 307 154" draw:points="153,0 0,154 307,154">
          <text:p/>
        </draw:polygon>
        <draw:polygon draw:style-name="gr25" draw:text-style-name="P10" draw:layer="layout" svg:width="0.305cm" svg:height="0.305cm" svg:x="5.346cm" svg:y="4.61cm" svg:viewBox="0 0 306 306" draw:points="306,306 306,0 0,0">
          <text:p/>
        </draw:polygon>
        <draw:polygon draw:style-name="gr25" draw:text-style-name="P10" draw:layer="layout" svg:width="0.153cm" svg:height="0.306cm" svg:x="4.734cm" svg:y="3.692cm" svg:viewBox="0 0 154 307" draw:points="154,154 0,0 0,307">
          <text:p/>
        </draw:polygon>
        <draw:polygon draw:style-name="gr25" draw:text-style-name="P10" draw:layer="layout" svg:width="0.305cm" svg:height="0.306cm" svg:x="4.429cm" svg:y="3.692cm" svg:viewBox="0 0 306 307" draw:points="306,0 0,0 306,307">
          <text:p/>
        </draw:polygon>
        <draw:polygon draw:style-name="gr25" draw:text-style-name="P10" draw:layer="layout" svg:width="0.153cm" svg:height="0.306cm" svg:x="5.957cm" svg:y="4.915cm" svg:viewBox="0 0 154 307" draw:points="154,154 0,0 0,307">
          <text:p/>
        </draw:polygon>
        <draw:polygon draw:style-name="gr25" draw:text-style-name="P10" draw:layer="layout" svg:width="0.153cm" svg:height="0.153cm" svg:x="4.887cm" svg:y="3.845cm" svg:viewBox="0 0 154 154" draw:points="154,0 0,0 154,154">
          <text:p/>
        </draw:polygon>
        <draw:polygon draw:style-name="gr25" draw:text-style-name="P10" draw:layer="layout" svg:width="0.002cm" svg:height="0.003cm" svg:x="9.471cm" svg:y="6.597cm" svg:viewBox="0 0 3 4" draw:points="3,4 3,0 0,3">
          <text:p/>
        </draw:polygon>
        <draw:polygon draw:style-name="gr25" draw:text-style-name="P10" draw:layer="layout" svg:width="0.306cm" svg:height="0.153cm" svg:x="6.874cm" svg:y="5.527cm" svg:viewBox="0 0 307 154" draw:points="153,154 307,0 0,0">
          <text:p/>
        </draw:polygon>
        <draw:polygon draw:style-name="gr25" draw:text-style-name="P10" draw:layer="layout" svg:width="0.102cm" svg:height="0.127cm" svg:x="4.734cm" svg:y="3.412cm" svg:viewBox="0 0 103 128" draw:points="0,0 0,128 103,128">
          <text:p/>
        </draw:polygon>
        <draw:polygon draw:style-name="gr25" draw:text-style-name="P10" draw:layer="layout" svg:width="0.306cm" svg:height="0.152cm" svg:x="4.123cm" svg:y="3.387cm" svg:viewBox="0 0 307 153" draw:points="153,153 307,0 0,0">
          <text:p/>
        </draw:polygon>
        <draw:polygon draw:style-name="gr25" draw:text-style-name="P10" draw:layer="layout" svg:width="0.152cm" svg:height="0.153cm" svg:x="4.429cm" svg:y="3.234cm" svg:viewBox="0 0 153 154" draw:points="153,154 153,0 0,154">
          <text:p/>
        </draw:polygon>
        <draw:polygon draw:style-name="gr25" draw:text-style-name="P10" draw:layer="layout" svg:width="0.153cm" svg:height="0.153cm" svg:x="7.027cm" svg:y="5.832cm" svg:viewBox="0 0 154 154" draw:points="0,0 0,154 154,0">
          <text:p/>
        </draw:polygon>
        <draw:polygon draw:style-name="gr25" draw:text-style-name="P10" draw:layer="layout" svg:width="0.148cm" svg:height="0.098cm" svg:x="3.669cm" svg:y="2.775cm" svg:viewBox="0 0 149 99" draw:points="50,99 149,0 0,0">
          <text:p/>
        </draw:polygon>
        <draw:polygon draw:style-name="gr25" draw:text-style-name="P10" draw:layer="layout" svg:width="0.306cm" svg:height="0.306cm" svg:x="4.123cm" svg:y="3.081cm" svg:viewBox="0 0 307 307" draw:points="307,307 307,0 0,307">
          <text:p/>
        </draw:polygon>
        <draw:polygon draw:style-name="gr25" draw:text-style-name="P10" draw:layer="layout" svg:width="0.153cm" svg:height="0.153cm" svg:x="3.817cm" svg:y="2.775cm" svg:viewBox="0 0 154 154" draw:points="0,154 154,154 0,0">
          <text:p/>
        </draw:polygon>
        <draw:polygon draw:style-name="gr25" draw:text-style-name="P10" draw:layer="layout" svg:width="0.197cm" svg:height="0.14cm" svg:x="6.97cm" svg:y="5.985cm" svg:viewBox="0 0 198 141" draw:points="198,141 57,0 0,58">
          <text:p/>
        </draw:polygon>
        <draw:polygon draw:style-name="gr26" draw:text-style-name="P10" draw:layer="layout" svg:width="0.306cm" svg:height="0.153cm" svg:x="9.32cm" svg:y="6.138cm" svg:viewBox="0 0 307 154" draw:points="153,154 307,0 0,0">
          <text:p/>
        </draw:polygon>
        <draw:polygon draw:style-name="gr27" draw:text-style-name="P2" draw:layer="layout" svg:width="0.306cm" svg:height="0.153cm" svg:x="9.32cm" svg:y="6.138cm" svg:viewBox="0 0 307 154" draw:points="153,154 307,0 0,0">
          <text:p/>
        </draw:polygon>
        <draw:polygon draw:style-name="gr25" draw:text-style-name="P10" draw:layer="layout" svg:width="0.037cm" svg:height="0.081cm" svg:x="4.697cm" svg:y="4.304cm" svg:viewBox="0 0 38 82" draw:points="38,82 38,0 0,38">
          <text:p/>
        </draw:polygon>
        <draw:polygon draw:style-name="gr25" draw:text-style-name="P10" draw:layer="layout" svg:width="0.005cm" svg:height="0.016cm" svg:x="3.206cm" svg:y="0.466cm" svg:viewBox="0 0 6 17" draw:points="0,0 0,17 6,17">
          <text:p/>
        </draw:polygon>
        <draw:polygon draw:style-name="gr25" draw:text-style-name="P10" draw:layer="layout" svg:width="0.152cm" svg:height="0.153cm" svg:x="3.206cm" svg:y="0.941cm" svg:viewBox="0 0 153 154" draw:points="153,154 153,0 0,0">
          <text:p/>
        </draw:polygon>
        <draw:polygon draw:style-name="gr25" draw:text-style-name="P10" draw:layer="layout" svg:width="0.153cm" svg:height="0.306cm" svg:x="4.123cm" svg:y="2.775cm" svg:viewBox="0 0 154 307" draw:points="0,307 154,154 0,0">
          <text:p/>
        </draw:polygon>
        <draw:polygon draw:style-name="gr25" draw:text-style-name="P10" draw:layer="layout" svg:width="0.153cm" svg:height="0.153cm" svg:x="4.123cm" svg:y="2.775cm" svg:viewBox="0 0 154 154" draw:points="154,154 154,0 0,0">
          <text:p/>
        </draw:polygon>
        <draw:polygon draw:style-name="gr25" draw:text-style-name="P10" draw:layer="layout" svg:width="0.153cm" svg:height="0.152cm" svg:x="7.792cm" svg:y="5.68cm" svg:viewBox="0 0 154 153" draw:points="154,0 0,0 0,153">
          <text:p/>
        </draw:polygon>
        <draw:polygon draw:style-name="gr25" draw:text-style-name="P10" draw:layer="layout" svg:width="0.305cm" svg:height="0.306cm" svg:x="9.015cm" svg:y="6.138cm" svg:viewBox="0 0 306 307" draw:points="306,307 306,0 0,307">
          <text:p/>
        </draw:polygon>
        <draw:polygon draw:style-name="gr25" draw:text-style-name="P10" draw:layer="layout" svg:width="0.306cm" svg:height="0.153cm" svg:x="7.18cm" svg:y="5.832cm" svg:viewBox="0 0 307 154" draw:points="153,154 307,0 0,0">
          <text:p/>
        </draw:polygon>
        <draw:polygon draw:style-name="gr25" draw:text-style-name="P10" draw:layer="layout" svg:width="0.306cm" svg:height="0.306cm" svg:x="5.04cm" svg:y="4.304cm" svg:viewBox="0 0 307 307" draw:points="0,0 0,307 307,307">
          <text:p/>
        </draw:polygon>
        <draw:polygon draw:style-name="gr25" draw:text-style-name="P10" draw:layer="layout" svg:width="0.103cm" svg:height="0.052cm" svg:x="4.937cm" svg:y="4.61cm" svg:viewBox="0 0 104 53" draw:points="51,53 104,0 0,0">
          <text:p/>
        </draw:polygon>
        <draw:polygon draw:style-name="gr25" draw:text-style-name="P10" draw:layer="layout" svg:width="0.012cm" svg:height="0.019cm" svg:x="4.276cm" svg:y="2.756cm" svg:viewBox="0 0 13 20" draw:points="0,0 0,20 13,20">
          <text:p/>
        </draw:polygon>
        <draw:polygon draw:style-name="gr25" draw:text-style-name="P10" draw:layer="layout" svg:width="0.036cm" svg:height="0.09cm" svg:x="4.429cm" svg:y="2.991cm" svg:viewBox="0 0 37 91" draw:points="0,0 0,91 37,54">
          <text:p/>
        </draw:polygon>
        <draw:polygon draw:style-name="gr25" draw:text-style-name="P10" draw:layer="layout" svg:width="0.153cm" svg:height="0.153cm" svg:x="7.486cm" svg:y="5.527cm" svg:viewBox="0 0 154 154" draw:points="0,154 154,154 0,0">
          <text:p/>
        </draw:polygon>
        <draw:polygon draw:style-name="gr25" draw:text-style-name="P10" draw:layer="layout" svg:width="0.101cm" svg:height="0.101cm" svg:x="8.709cm" svg:y="6.444cm" svg:viewBox="0 0 102 102" draw:points="102,102 0,0 0,89">
          <text:p/>
        </draw:polygon>
        <draw:polygon draw:style-name="gr25" draw:text-style-name="P10" draw:layer="layout" svg:width="0.306cm" svg:height="0.153cm" svg:x="7.486cm" svg:y="6.138cm" svg:viewBox="0 0 307 154" draw:points="153,154 307,0 0,0">
          <text:p/>
        </draw:polygon>
        <draw:polygon draw:style-name="gr25" draw:text-style-name="P10" draw:layer="layout" svg:width="0.112cm" svg:height="0.043cm" svg:x="6.263cm" svg:y="4.872cm" svg:viewBox="0 0 113 44" draw:points="44,0 0,44 113,44">
          <text:p/>
        </draw:polygon>
        <draw:polygon draw:style-name="gr25" draw:text-style-name="P10" draw:layer="layout" svg:width="0.13cm" svg:height="0.102cm" svg:x="5.804cm" svg:y="4.508cm" svg:viewBox="0 0 131 103" draw:points="0,0 0,103 131,103">
          <text:p/>
        </draw:polygon>
        <draw:polygon draw:style-name="gr25" draw:text-style-name="P10" draw:layer="layout" svg:width="0.306cm" svg:height="0.153cm" svg:x="8.709cm" svg:y="6.138cm" svg:viewBox="0 0 307 154" draw:points="153,154 307,0 0,0">
          <text:p/>
        </draw:polygon>
        <draw:polygon draw:style-name="gr25" draw:text-style-name="P10" draw:layer="layout" svg:width="0.069cm" svg:height="0.101cm" svg:x="4.207cm" svg:y="3.692cm" svg:viewBox="0 0 70 102" draw:points="70,102 70,0 0,0">
          <text:p/>
        </draw:polygon>
        <draw:polygon draw:style-name="gr25" draw:text-style-name="P10" draw:layer="layout" svg:width="0.306cm" svg:height="0.153cm" svg:x="8.097cm" svg:y="6.138cm" svg:viewBox="0 0 307 154" draw:points="153,154 307,0 0,0">
          <text:p/>
        </draw:polygon>
        <draw:polygon draw:style-name="gr25" draw:text-style-name="P10" draw:layer="layout" svg:width="0.153cm" svg:height="0.152cm" svg:x="7.639cm" svg:y="5.68cm" svg:viewBox="0 0 154 153" draw:points="154,0 0,0 154,153">
          <text:p/>
        </draw:polygon>
        <draw:polygon draw:style-name="gr25" draw:text-style-name="P10" draw:layer="layout" svg:width="0.306cm" svg:height="0.152cm" svg:x="7.486cm" svg:y="5.68cm" svg:viewBox="0 0 307 153" draw:points="153,0 0,153 307,153">
          <text:p/>
        </draw:polygon>
        <draw:polygon draw:style-name="gr25" draw:text-style-name="P10" draw:layer="layout" svg:width="0.152cm" svg:height="0.306cm" svg:x="4.429cm" svg:y="3.081cm" svg:viewBox="0 0 153 307" draw:points="0,307 153,154 0,0">
          <text:p/>
        </draw:polygon>
        <draw:polygon draw:style-name="gr25" draw:text-style-name="P10" draw:layer="layout" svg:width="0.306cm" svg:height="0.306cm" svg:x="7.486cm" svg:y="5.832cm" svg:viewBox="0 0 307 307" draw:points="0,307 307,307 307,0">
          <text:p/>
        </draw:polygon>
        <draw:polygon draw:style-name="gr26" draw:text-style-name="P10" draw:layer="layout" svg:width="0.153cm" svg:height="0.153cm" svg:x="9.473cm" svg:y="5.985cm" svg:viewBox="0 0 154 154" draw:points="154,0 0,0 154,154">
          <text:p/>
        </draw:polygon>
        <draw:polygon draw:style-name="gr27" draw:text-style-name="P2" draw:layer="layout" svg:width="0.153cm" svg:height="0.153cm" svg:x="9.473cm" svg:y="5.985cm" svg:viewBox="0 0 154 154" draw:points="154,0 0,0 154,154">
          <text:p/>
        </draw:polygon>
        <draw:polygon draw:style-name="gr25" draw:text-style-name="P10" draw:layer="layout" svg:width="0.305cm" svg:height="0.305cm" svg:x="6.569cm" svg:y="5.527cm" svg:viewBox="0 0 306 306" draw:points="306,306 306,0 0,306">
          <text:p/>
        </draw:polygon>
        <draw:polygon draw:style-name="gr25" draw:text-style-name="P10" draw:layer="layout" svg:width="0.153cm" svg:height="0.306cm" svg:x="5.346cm" svg:y="4.304cm" svg:viewBox="0 0 154 307" draw:points="154,154 0,0 0,307">
          <text:p/>
        </draw:polygon>
        <draw:polygon draw:style-name="gr25" draw:text-style-name="P10" draw:layer="layout" svg:width="0.152cm" svg:height="0.152cm" svg:x="4.429cm" svg:y="3.387cm" svg:viewBox="0 0 153 153" draw:points="153,153 153,0 0,0">
          <text:p/>
        </draw:polygon>
        <draw:polygon draw:style-name="gr25" draw:text-style-name="P10" draw:layer="layout" svg:width="0.153cm" svg:height="0.305cm" svg:x="3.053cm" svg:y="0.941cm" svg:viewBox="0 0 154 306" draw:points="154,0 0,154 154,306">
          <text:p/>
        </draw:polygon>
        <draw:polygon draw:style-name="gr25" draw:text-style-name="P10" draw:layer="layout" svg:width="0.305cm" svg:height="0.306cm" svg:x="4.429cm" svg:y="3.692cm" svg:viewBox="0 0 306 307" draw:points="0,0 0,307 306,307">
          <text:p/>
        </draw:polygon>
        <draw:polygon draw:style-name="gr25" draw:text-style-name="P10" draw:layer="layout" svg:width="0.306cm" svg:height="0.306cm" svg:x="4.734cm" svg:y="3.998cm" svg:viewBox="0 0 307 307" draw:points="307,307 307,0 0,0">
          <text:p/>
        </draw:polygon>
        <draw:polygon draw:style-name="gr25" draw:text-style-name="P10" draw:layer="layout" svg:width="0.047cm" svg:height="0.015cm" svg:x="6.874cm" svg:y="5.206cm" svg:viewBox="0 0 48 16" draw:points="17,0 0,16 48,16">
          <text:p/>
        </draw:polygon>
        <draw:polygon draw:style-name="gr25" draw:text-style-name="P10" draw:layer="layout" svg:width="0.306cm" svg:height="0.306cm" svg:x="6.263cm" svg:y="5.221cm" svg:viewBox="0 0 307 307" draw:points="0,0 0,307 307,0">
          <text:p/>
        </draw:polygon>
        <draw:polygon draw:style-name="gr25" draw:text-style-name="P10" draw:layer="layout" svg:width="0.153cm" svg:height="0.153cm" svg:x="5.193cm" svg:y="4.151cm" svg:viewBox="0 0 154 154" draw:points="154,0 0,0 154,154">
          <text:p/>
        </draw:polygon>
        <draw:polygon draw:style-name="gr25" draw:text-style-name="P10" draw:layer="layout" svg:width="0.068cm" svg:height="0.126cm" svg:x="3.749cm" svg:y="2.928cm" svg:viewBox="0 0 69 127" draw:points="69,127 69,0 0,0">
          <text:p/>
        </draw:polygon>
        <draw:polygon draw:style-name="gr25" draw:text-style-name="P10" draw:layer="layout" svg:width="0.116cm" svg:height="0.116cm" svg:x="2.937cm" svg:y="0.978cm" svg:viewBox="0 0 117 117" draw:points="38,117 117,117 0,0">
          <text:p/>
        </draw:polygon>
        <draw:polygon draw:style-name="gr25" draw:text-style-name="P10" draw:layer="layout" svg:width="0.306cm" svg:height="0.306cm" svg:x="5.651cm" svg:y="4.915cm" svg:viewBox="0 0 307 307" draw:points="0,0 0,307 307,307">
          <text:p/>
        </draw:polygon>
        <draw:polygon draw:style-name="gr25" draw:text-style-name="P10" draw:layer="layout" svg:width="0.082cm" svg:height="0.11cm" svg:x="3.664cm" svg:y="1.676cm" svg:viewBox="0 0 83 111" draw:points="30,0 0,30 83,111">
          <text:p/>
        </draw:polygon>
        <draw:polygon draw:style-name="gr25" draw:text-style-name="P10" draw:layer="layout" svg:width="0.045cm" svg:height="0.062cm" svg:x="7.486cm" svg:y="5.465cm" svg:viewBox="0 0 46 63" draw:points="0,0 0,63 46,16">
          <text:p/>
        </draw:polygon>
        <draw:polygon draw:style-name="gr25" draw:text-style-name="P10" draw:layer="layout" svg:width="0.153cm" svg:height="0.152cm" svg:x="7.333cm" svg:y="5.68cm" svg:viewBox="0 0 154 153" draw:points="154,0 0,0 154,153">
          <text:p/>
        </draw:polygon>
        <draw:polygon draw:style-name="gr25" draw:text-style-name="P10" draw:layer="layout" svg:width="0.031cm" svg:height="0.038cm" svg:x="8.372cm" svg:y="6.444cm" svg:viewBox="0 0 32 39" draw:points="32,39 32,0 0,32">
          <text:p/>
        </draw:polygon>
        <draw:polygon draw:style-name="gr25" draw:text-style-name="P10" draw:layer="layout" svg:width="0.153cm" svg:height="0.153cm" svg:x="2.9cm" svg:y="0.635cm" svg:viewBox="0 0 154 154" draw:points="0,154 154,154 0,0">
          <text:p/>
        </draw:polygon>
        <draw:polygon draw:style-name="gr25" draw:text-style-name="P10" draw:layer="layout" svg:width="0.077cm" svg:height="0.032cm" svg:x="7.18cm" svg:y="5.342cm" svg:viewBox="0 0 78 33" draw:points="0,0 0,33 78,33">
          <text:p/>
        </draw:polygon>
        <draw:polygon draw:style-name="gr25" draw:text-style-name="P10" draw:layer="layout" svg:width="0.059cm" svg:height="0.058cm" svg:x="8.65cm" svg:y="5.774cm" svg:viewBox="0 0 60 59" draw:points="0,0 60,59 60,10">
          <text:p/>
        </draw:polygon>
        <draw:polygon draw:style-name="gr25" draw:text-style-name="P10" draw:layer="layout" svg:width="0.153cm" svg:height="0.153cm" svg:x="7.027cm" svg:y="5.374cm" svg:viewBox="0 0 154 154" draw:points="154,0 0,0 154,154">
          <text:p/>
        </draw:polygon>
        <draw:polygon draw:style-name="gr25" draw:text-style-name="P10" draw:layer="layout" svg:width="0.1cm" svg:height="0.1cm" svg:x="2.8cm" svg:y="0.535cm" svg:viewBox="0 0 101 101" draw:points="31,101 101,101 0,0">
          <text:p/>
        </draw:polygon>
        <draw:polygon draw:style-name="gr25" draw:text-style-name="P10" draw:layer="layout" svg:width="0.095cm" svg:height="0.152cm" svg:x="6.168cm" svg:y="5.527cm" svg:viewBox="0 0 96 153" draw:points="96,153 96,0 0,95">
          <text:p/>
        </draw:polygon>
        <draw:polygon draw:style-name="gr25" draw:text-style-name="P10" draw:layer="layout" svg:width="0.153cm" svg:height="0.306cm" svg:x="3.511cm" svg:y="1.552cm" svg:viewBox="0 0 154 307" draw:points="0,307 154,154 0,0">
          <text:p/>
        </draw:polygon>
        <draw:polygon draw:style-name="gr26" draw:text-style-name="P10" draw:layer="layout" svg:width="0.153cm" svg:height="0.306cm" svg:x="2.9cm" svg:y="0.329cm" svg:viewBox="0 0 154 307" draw:points="0,307 154,154 0,0">
          <text:p/>
        </draw:polygon>
        <draw:polygon draw:style-name="gr27" draw:text-style-name="P2" draw:layer="layout" svg:width="0.153cm" svg:height="0.306cm" svg:x="2.9cm" svg:y="0.329cm" svg:viewBox="0 0 154 307" draw:points="0,307 154,154 0,0">
          <text:p/>
        </draw:polygon>
        <draw:polygon draw:style-name="gr25" draw:text-style-name="P10" draw:layer="layout" svg:width="0.153cm" svg:height="0.153cm" svg:x="3.511cm" svg:y="2.011cm" svg:viewBox="0 0 154 154" draw:points="154,154 154,0 0,154">
          <text:p/>
        </draw:polygon>
        <draw:polygon draw:style-name="gr25" draw:text-style-name="P10" draw:layer="layout" svg:width="0.069cm" svg:height="0.099cm" svg:x="3.289cm" svg:y="1.941cm" svg:viewBox="0 0 70 100" draw:points="40,100 70,71 0,0">
          <text:p/>
        </draw:polygon>
        <draw:polygon draw:style-name="gr25" draw:text-style-name="P10" draw:layer="layout" svg:width="0.153cm" svg:height="0.153cm" svg:x="3.053cm" svg:y="0.482cm" svg:viewBox="0 0 154 154" draw:points="154,0 0,0 154,154">
          <text:p/>
        </draw:polygon>
        <draw:polygon draw:style-name="gr25" draw:text-style-name="P10" draw:layer="layout" svg:width="0.078cm" svg:height="0.058cm" svg:x="2.975cm" svg:y="1.094cm" svg:viewBox="0 0 79 59" draw:points="19,59 79,0 0,0">
          <text:p/>
        </draw:polygon>
        <draw:polygon draw:style-name="gr25" draw:text-style-name="P10" draw:layer="layout" svg:width="0.153cm" svg:height="0.305cm" svg:x="3.817cm" svg:y="2.164cm" svg:viewBox="0 0 154 306" draw:points="154,154 0,0 0,306">
          <text:p/>
        </draw:polygon>
        <draw:polygon draw:style-name="gr25" draw:text-style-name="P10" draw:layer="layout" svg:width="0.153cm" svg:height="0.306cm" svg:x="3.358cm" svg:y="1.858cm" svg:viewBox="0 0 154 307" draw:points="154,0 0,154 154,307">
          <text:p/>
        </draw:polygon>
        <draw:polygon draw:style-name="gr25" draw:text-style-name="P10" draw:layer="layout" svg:width="0.153cm" svg:height="0.153cm" svg:x="7.333cm" svg:y="5.985cm" svg:viewBox="0 0 154 154" draw:points="0,0 0,154 154,154">
          <text:p/>
        </draw:polygon>
        <draw:polygon draw:style-name="gr25" draw:text-style-name="P10" draw:layer="layout" svg:width="0.132cm" svg:height="0.051cm" svg:x="7.201cm" svg:y="6.138cm" svg:viewBox="0 0 133 52" draw:points="133,52 133,0 0,0">
          <text:p/>
        </draw:polygon>
        <draw:polygon draw:style-name="gr25" draw:text-style-name="P10" draw:layer="layout" svg:width="0.306cm" svg:height="0.306cm" svg:x="8.709cm" svg:y="5.832cm" svg:viewBox="0 0 307 307" draw:points="0,307 307,307 307,0">
          <text:p/>
        </draw:polygon>
        <draw:polygon draw:style-name="gr25" draw:text-style-name="P10" draw:layer="layout" svg:width="0.153cm" svg:height="0.153cm" svg:x="7.18cm" svg:y="5.832cm" svg:viewBox="0 0 154 154" draw:points="0,154 154,154 0,0">
          <text:p/>
        </draw:polygon>
        <draw:polygon draw:style-name="gr25" draw:text-style-name="P10" draw:layer="layout" svg:width="0.049cm" svg:height="0.022cm" svg:x="5.602cm" svg:y="5.221cm" svg:viewBox="0 0 50 23" draw:points="28,23 50,0 0,0">
          <text:p/>
        </draw:polygon>
        <draw:polygon draw:style-name="gr25" draw:text-style-name="P10" draw:layer="layout" svg:width="0.153cm" svg:height="0.306cm" svg:x="4.581cm" svg:y="3.998cm" svg:viewBox="0 0 154 307" draw:points="0,154 154,307 154,0">
          <text:p/>
        </draw:polygon>
        <draw:polygon draw:style-name="gr25" draw:text-style-name="P10" draw:layer="layout" svg:width="0.113cm" svg:height="0.125cm" svg:x="8.902cm" svg:y="6.444cm" svg:viewBox="0 0 114 126" draw:points="114,126 114,0 0,114">
          <text:p/>
        </draw:polygon>
        <draw:polygon draw:style-name="gr25" draw:text-style-name="P10" draw:layer="layout" svg:width="0.153cm" svg:height="0.153cm" svg:x="7.027cm" svg:y="5.832cm" svg:viewBox="0 0 154 154" draw:points="0,154 154,154 154,0">
          <text:p/>
        </draw:polygon>
        <draw:polygon draw:style-name="gr25" draw:text-style-name="P10" draw:layer="layout" svg:width="0.153cm" svg:height="0.153cm" svg:x="9.167cm" svg:y="5.985cm" svg:viewBox="0 0 154 154" draw:points="154,0 0,0 154,154">
          <text:p/>
        </draw:polygon>
        <draw:polygon draw:style-name="gr25" draw:text-style-name="P10" draw:layer="layout" svg:width="0.137cm" svg:height="0.146cm" svg:x="9.167cm" svg:y="5.839cm" svg:viewBox="0 0 138 147" draw:points="0,0 0,147 138,10">
          <text:p/>
        </draw:polygon>
        <draw:polygon draw:style-name="gr25" draw:text-style-name="P10" draw:layer="layout" svg:width="0.305cm" svg:height="0.306cm" svg:x="9.015cm" svg:y="6.138cm" svg:viewBox="0 0 306 307" draw:points="306,0 0,0 0,307">
          <text:p/>
        </draw:polygon>
        <draw:polygon draw:style-name="gr25" draw:text-style-name="P10" draw:layer="layout" svg:width="0.152cm" svg:height="0.306cm" svg:x="9.015cm" svg:y="5.832cm" svg:viewBox="0 0 153 307" draw:points="0,307 153,154 0,0">
          <text:p/>
        </draw:polygon>
        <draw:polygon draw:style-name="gr25" draw:text-style-name="P10" draw:layer="layout" svg:width="0.005cm" svg:height="0.004cm" svg:x="4.424cm" svg:y="3.998cm" svg:viewBox="0 0 6 5" draw:points="3,5 6,0 0,0">
          <text:p/>
        </draw:polygon>
        <draw:polygon draw:style-name="gr25" draw:text-style-name="P10" draw:layer="layout" svg:width="0.305cm" svg:height="0.306cm" svg:x="6.569cm" svg:y="5.221cm" svg:viewBox="0 0 306 307" draw:points="306,307 306,0 0,0">
          <text:p/>
        </draw:polygon>
        <draw:polygon draw:style-name="gr25" draw:text-style-name="P10" draw:layer="layout" svg:width="0.153cm" svg:height="0.306cm" svg:x="6.874cm" svg:y="5.221cm" svg:viewBox="0 0 154 307" draw:points="154,154 0,0 0,307">
          <text:p/>
        </draw:polygon>
        <draw:polygon draw:style-name="gr25" draw:text-style-name="P10" draw:layer="layout" svg:width="0.058cm" svg:height="0.133cm" svg:x="3.511cm" svg:y="1.266cm" svg:viewBox="0 0 59 134" draw:points="0,0 0,134 59,134">
          <text:p/>
        </draw:polygon>
        <draw:polygon draw:style-name="gr25" draw:text-style-name="P10" draw:layer="layout" svg:width="0.024cm" svg:height="0.076cm" svg:x="2.876cm" svg:y="0.788cm" svg:viewBox="0 0 25 77" draw:points="25,77 25,0 0,0">
          <text:p/>
        </draw:polygon>
        <draw:polygon draw:style-name="gr25" draw:text-style-name="P10" draw:layer="layout" svg:width="0.053cm" svg:height="0.104cm" svg:x="5.14cm" svg:y="4.762cm" svg:viewBox="0 0 54 105" draw:points="54,105 54,0 0,54">
          <text:p/>
        </draw:polygon>
        <draw:polygon draw:style-name="gr25" draw:text-style-name="P10" draw:layer="layout" svg:width="0.306cm" svg:height="0.152cm" svg:x="5.04cm" svg:y="4.61cm" svg:viewBox="0 0 307 153" draw:points="0,0 153,153 307,0">
          <text:p/>
        </draw:polygon>
        <draw:polygon draw:style-name="gr25" draw:text-style-name="P10" draw:layer="layout" svg:width="0.07cm" svg:height="0.102cm" svg:x="7.027cm" svg:y="5.272cm" svg:viewBox="0 0 71 103" draw:points="0,0 0,103 71,33">
          <text:p/>
        </draw:polygon>
        <draw:polygon draw:style-name="gr25" draw:text-style-name="P10" draw:layer="layout" svg:width="0.071cm" svg:height="0.119cm" svg:x="4.123cm" svg:y="2.503cm" svg:viewBox="0 0 72 120" draw:points="0,0 0,120 72,120">
          <text:p/>
        </draw:polygon>
        <draw:polygon draw:style-name="gr25" draw:text-style-name="P10" draw:layer="layout" svg:width="0.043cm" svg:height="0.072cm" svg:x="6.263cm" svg:y="4.843cm" svg:viewBox="0 0 44 73" draw:points="0,0 0,73 44,30">
          <text:p/>
        </draw:polygon>
        <draw:polygon draw:style-name="gr25" draw:text-style-name="P10" draw:layer="layout" svg:width="0.306cm" svg:height="0.153cm" svg:x="5.651cm" svg:y="4.762cm" svg:viewBox="0 0 307 154" draw:points="307,154 153,0 0,154">
          <text:p/>
        </draw:polygon>
        <draw:polygon draw:style-name="gr25" draw:text-style-name="P10" draw:layer="layout" svg:width="0.153cm" svg:height="0.153cm" svg:x="5.346cm" svg:y="4.304cm" svg:viewBox="0 0 154 154" draw:points="154,154 154,0 0,0">
          <text:p/>
        </draw:polygon>
        <draw:polygon draw:style-name="gr25" draw:text-style-name="P10" draw:layer="layout" svg:width="0.065cm" svg:height="0.059cm" svg:x="5.499cm" svg:y="4.245cm" svg:viewBox="0 0 66 60" draw:points="0,0 0,60 66,60">
          <text:p/>
        </draw:polygon>
        <draw:polygon draw:style-name="gr25" draw:text-style-name="P10" draw:layer="layout" svg:width="0.153cm" svg:height="0.153cm" svg:x="5.957cm" svg:y="5.221cm" svg:viewBox="0 0 154 154" draw:points="0,154 154,154 0,0">
          <text:p/>
        </draw:polygon>
        <draw:polygon draw:style-name="gr25" draw:text-style-name="P10" draw:layer="layout" svg:width="0.153cm" svg:height="0.306cm" svg:x="3.97cm" svg:y="3.081cm" svg:viewBox="0 0 154 307" draw:points="154,0 0,154 154,307">
          <text:p/>
        </draw:polygon>
        <draw:polygon draw:style-name="gr25" draw:text-style-name="P10" draw:layer="layout" svg:width="0.016cm" svg:height="0.023cm" svg:x="6.874cm" svg:y="5.198cm" svg:viewBox="0 0 17 24" draw:points="0,0 0,24 17,9">
          <text:p/>
        </draw:polygon>
        <draw:polygon draw:style-name="gr25" draw:text-style-name="P10" draw:layer="layout" svg:width="0.117cm" svg:height="0.149cm" svg:x="3.853cm" svg:y="3.117cm" svg:viewBox="0 0 118 150" draw:points="86,150 118,118 0,0">
          <text:p/>
        </draw:polygon>
        <draw:polygon draw:style-name="gr25" draw:text-style-name="P10" draw:layer="layout" svg:width="0.022cm" svg:height="0.051cm" svg:x="4.559cm" svg:y="4.151cm" svg:viewBox="0 0 23 52" draw:points="23,52 23,0 0,22">
          <text:p/>
        </draw:polygon>
        <draw:polygon draw:style-name="gr25" draw:text-style-name="P10" draw:layer="layout" svg:width="0.153cm" svg:height="0.306cm" svg:x="6.11cm" svg:y="5.221cm" svg:viewBox="0 0 154 307" draw:points="154,0 0,154 154,307">
          <text:p/>
        </draw:polygon>
        <draw:polygon draw:style-name="gr25" draw:text-style-name="P10" draw:layer="layout" svg:width="0.087cm" svg:height="0.057cm" svg:x="6.023cm" svg:y="5.527cm" svg:viewBox="0 0 88 58" draw:points="88,58 88,0 0,0">
          <text:p/>
        </draw:polygon>
        <draw:polygon draw:style-name="gr25" draw:text-style-name="P10" draw:layer="layout" svg:width="0.022cm" svg:height="0.039cm" svg:x="5.629cm" svg:y="5.221cm" svg:viewBox="0 0 23 40" draw:points="23,40 23,0 0,22">
          <text:p/>
        </draw:polygon>
        <draw:polygon draw:style-name="gr25" draw:text-style-name="P10" draw:layer="layout" svg:width="0.153cm" svg:height="0.153cm" svg:x="5.804cm" svg:y="5.221cm" svg:viewBox="0 0 154 154" draw:points="0,154 154,154 154,0">
          <text:p/>
        </draw:polygon>
        <draw:polygon draw:style-name="gr25" draw:text-style-name="P10" draw:layer="layout" svg:width="0.153cm" svg:height="0.153cm" svg:x="6.11cm" svg:y="5.374cm" svg:viewBox="0 0 154 154" draw:points="0,0 0,154 154,154">
          <text:p/>
        </draw:polygon>
        <draw:polygon draw:style-name="gr25" draw:text-style-name="P10" draw:layer="layout" svg:width="0.152cm" svg:height="0.305cm" svg:x="4.429cm" svg:y="3.387cm" svg:viewBox="0 0 153 306" draw:points="153,153 0,0 0,306">
          <text:p/>
        </draw:polygon>
        <draw:polygon draw:style-name="gr25" draw:text-style-name="P10" draw:layer="layout" svg:width="0.153cm" svg:height="0.153cm" svg:x="6.11cm" svg:y="5.068cm" svg:viewBox="0 0 154 154" draw:points="154,0 0,0 154,154">
          <text:p/>
        </draw:polygon>
        <draw:polygon draw:style-name="gr25" draw:text-style-name="P10" draw:layer="layout" svg:width="0.152cm" svg:height="0.306cm" svg:x="5.499cm" svg:y="4.915cm" svg:viewBox="0 0 153 307" draw:points="0,154 153,307 153,0">
          <text:p/>
        </draw:polygon>
        <draw:polygon draw:style-name="gr25" draw:text-style-name="P10" draw:layer="layout" svg:width="0.153cm" svg:height="0.306cm" svg:x="4.887cm" svg:y="4.304cm" svg:viewBox="0 0 154 307" draw:points="0,154 154,307 154,0">
          <text:p/>
        </draw:polygon>
        <draw:polygon draw:style-name="gr25" draw:text-style-name="P10" draw:layer="layout" svg:width="0.153cm" svg:height="0.306cm" svg:x="5.04cm" svg:y="3.998cm" svg:viewBox="0 0 154 307" draw:points="154,154 0,0 0,307">
          <text:p/>
        </draw:polygon>
        <draw:polygon draw:style-name="gr25" draw:text-style-name="P10" draw:layer="layout" svg:width="0.153cm" svg:height="0.153cm" svg:x="9.32cm" svg:y="5.985cm" svg:viewBox="0 0 154 154" draw:points="154,0 0,0 0,154">
          <text:p/>
        </draw:polygon>
        <draw:polygon draw:style-name="gr25" draw:text-style-name="P10" draw:layer="layout" svg:width="0.153cm" svg:height="0.153cm" svg:x="7.792cm" svg:y="6.138cm" svg:viewBox="0 0 154 154" draw:points="0,154 154,154 0,0">
          <text:p/>
        </draw:polygon>
        <draw:polygon draw:style-name="gr25" draw:text-style-name="P10" draw:layer="layout" svg:width="0.003cm" svg:height="0.002cm" svg:x="3.893cm" svg:y="2.087cm" svg:viewBox="0 0 4 3" draw:points="2,0 0,0 4,3">
          <text:p/>
        </draw:polygon>
        <draw:polygon draw:style-name="gr25" draw:text-style-name="P10" draw:layer="layout" svg:width="0.077cm" svg:height="0.09cm" svg:x="4.887cm" svg:y="3.602cm" svg:viewBox="0 0 78 91" draw:points="0,0 0,91 78,91">
          <text:p/>
        </draw:polygon>
        <draw:polygon draw:style-name="gr25" draw:text-style-name="P10" draw:layer="layout" svg:width="0.153cm" svg:height="0.305cm" svg:x="7.18cm" svg:y="5.527cm" svg:viewBox="0 0 154 306" draw:points="154,154 0,0 0,306">
          <text:p/>
        </draw:polygon>
        <draw:polygon draw:style-name="gr25" draw:text-style-name="P10" draw:layer="layout" svg:width="0.061cm" svg:height="0.135cm" svg:x="3.45cm" svg:y="2.317cm" svg:viewBox="0 0 62 136" draw:points="62,136 62,0 0,0">
          <text:p/>
        </draw:polygon>
        <draw:polygon draw:style-name="gr25" draw:text-style-name="P10" draw:layer="layout" svg:width="0.153cm" svg:height="0.153cm" svg:x="4.734cm" svg:y="3.692cm" svg:viewBox="0 0 154 154" draw:points="154,154 154,0 0,0">
          <text:p/>
        </draw:polygon>
        <draw:polygon draw:style-name="gr25" draw:text-style-name="P10" draw:layer="layout" svg:width="0.152cm" svg:height="0.153cm" svg:x="5.499cm" svg:y="4.457cm" svg:viewBox="0 0 153 154" draw:points="153,0 0,0 153,154">
          <text:p/>
        </draw:polygon>
        <draw:polygon draw:style-name="gr25" draw:text-style-name="P10" draw:layer="layout" svg:width="0.077cm" svg:height="0.104cm" svg:x="7.409cm" svg:y="6.138cm" svg:viewBox="0 0 78 105" draw:points="78,105 78,0 0,79">
          <text:p/>
        </draw:polygon>
        <draw:polygon draw:style-name="gr25" draw:text-style-name="P10" draw:layer="layout" svg:width="0.005cm" svg:height="0.005cm" svg:x="5.804cm" svg:y="5.374cm" svg:viewBox="0 0 6 6" draw:points="6,6 0,0 0,1">
          <text:p/>
        </draw:polygon>
        <draw:polygon draw:style-name="gr25" draw:text-style-name="P10" draw:layer="layout" svg:width="0.306cm" svg:height="0.153cm" svg:x="5.651cm" svg:y="5.221cm" svg:viewBox="0 0 307 154" draw:points="0,0 153,154 307,0">
          <text:p/>
        </draw:polygon>
        <draw:polygon draw:style-name="gr25" draw:text-style-name="P10" draw:layer="layout" svg:width="0.306cm" svg:height="0.153cm" svg:x="6.874cm" svg:y="5.374cm" svg:viewBox="0 0 307 154" draw:points="307,154 153,0 0,154">
          <text:p/>
        </draw:polygon>
        <draw:polygon draw:style-name="gr25" draw:text-style-name="P10" draw:layer="layout" svg:width="0.153cm" svg:height="0.305cm" svg:x="5.651cm" svg:y="4.61cm" svg:viewBox="0 0 154 306" draw:points="154,153 0,0 0,306">
          <text:p/>
        </draw:polygon>
        <draw:polygon draw:style-name="gr26" draw:text-style-name="P10" draw:layer="layout" svg:width="0.306cm" svg:height="0.153cm" svg:x="9.32cm" svg:y="5.985cm" svg:viewBox="0 0 307 154" draw:points="307,154 153,0 0,154">
          <text:p/>
        </draw:polygon>
        <draw:polygon draw:style-name="gr27" draw:text-style-name="P2" draw:layer="layout" svg:width="0.306cm" svg:height="0.153cm" svg:x="9.32cm" svg:y="5.985cm" svg:viewBox="0 0 307 154" draw:points="307,154 153,0 0,154">
          <text:p/>
        </draw:polygon>
        <draw:polygon draw:style-name="gr25" draw:text-style-name="P10" draw:layer="layout" svg:width="0.178cm" svg:height="0.031cm" svg:x="8.225cm" svg:y="6.444cm" svg:viewBox="0 0 179 32" draw:points="148,32 179,0 0,0">
          <text:p/>
        </draw:polygon>
        <draw:polygon draw:style-name="gr25" draw:text-style-name="P10" draw:layer="layout" svg:width="0.034cm" svg:height="0.012cm" svg:x="6.535cm" svg:y="5.832cm" svg:viewBox="0 0 35 13" draw:points="23,13 35,0 0,0">
          <text:p/>
        </draw:polygon>
        <draw:polygon draw:style-name="gr26" draw:text-style-name="P10" draw:layer="layout" svg:width="0.259cm" svg:height="0.134cm" svg:x="9.339cm" svg:y="5.851cm" svg:viewBox="0 0 260 135" draw:points="0,0 135,135 260,10">
          <text:p/>
        </draw:polygon>
        <draw:polygon draw:style-name="gr27" draw:text-style-name="P2" draw:layer="layout" svg:width="0.259cm" svg:height="0.134cm" svg:x="9.339cm" svg:y="5.851cm" svg:viewBox="0 0 260 135" draw:points="0,0 135,135 260,10">
          <text:p/>
        </draw:polygon>
        <draw:polygon draw:style-name="gr25" draw:text-style-name="P10" draw:layer="layout" svg:width="0.306cm" svg:height="0.306cm" svg:x="7.486cm" svg:y="5.832cm" svg:viewBox="0 0 307 307" draw:points="0,0 0,307 307,0">
          <text:p/>
        </draw:polygon>
        <draw:polygon draw:style-name="gr25" draw:text-style-name="P10" draw:layer="layout" svg:width="0.306cm" svg:height="0.306cm" svg:x="8.403cm" svg:y="5.832cm" svg:viewBox="0 0 307 307" draw:points="307,307 307,0 0,0">
          <text:p/>
        </draw:polygon>
        <draw:polygon draw:style-name="gr25" draw:text-style-name="P10" draw:layer="layout" svg:width="0.153cm" svg:height="0.153cm" svg:x="5.957cm" svg:y="4.762cm" svg:viewBox="0 0 154 154" draw:points="154,0 0,0 0,154">
          <text:p/>
        </draw:polygon>
        <draw:polygon draw:style-name="gr25" draw:text-style-name="P10" draw:layer="layout" svg:width="0.069cm" svg:height="0.051cm" svg:x="3.137cm" svg:y="1.552cm" svg:viewBox="0 0 70 52" draw:points="18,52 70,0 0,0">
          <text:p/>
        </draw:polygon>
        <draw:polygon draw:style-name="gr25" draw:text-style-name="P10" draw:layer="layout" svg:width="0.306cm" svg:height="0.153cm" svg:x="2.9cm" svg:y="0.482cm" svg:viewBox="0 0 307 154" draw:points="153,0 0,154 307,154">
          <text:p/>
        </draw:polygon>
        <draw:polygon draw:style-name="gr25" draw:text-style-name="P10" draw:layer="layout" svg:width="0.153cm" svg:height="0.306cm" svg:x="3.053cm" svg:y="0.635cm" svg:viewBox="0 0 154 307" draw:points="0,154 154,307 154,0">
          <text:p/>
        </draw:polygon>
        <draw:polygon draw:style-name="gr25" draw:text-style-name="P10" draw:layer="layout" svg:width="0.153cm" svg:height="0.306cm" svg:x="3.97cm" svg:y="2.775cm" svg:viewBox="0 0 154 307" draw:points="0,154 154,307 154,0">
          <text:p/>
        </draw:polygon>
        <draw:polygon draw:style-name="gr25" draw:text-style-name="P10" draw:layer="layout" svg:width="0.306cm" svg:height="0.306cm" svg:x="4.123cm" svg:y="3.081cm" svg:viewBox="0 0 307 307" draw:points="307,0 0,0 0,307">
          <text:p/>
        </draw:polygon>
        <draw:polygon draw:style-name="gr25" draw:text-style-name="P10" draw:layer="layout" svg:width="0.306cm" svg:height="0.152cm" svg:x="7.18cm" svg:y="5.68cm" svg:viewBox="0 0 307 153" draw:points="307,153 153,0 0,153">
          <text:p/>
        </draw:polygon>
        <draw:polygon draw:style-name="gr25" draw:text-style-name="P10" draw:layer="layout" svg:width="0.306cm" svg:height="0.153cm" svg:x="7.18cm" svg:y="5.527cm" svg:viewBox="0 0 307 154" draw:points="0,0 153,154 307,0">
          <text:p/>
        </draw:polygon>
        <draw:polygon draw:style-name="gr25" draw:text-style-name="P10" draw:layer="layout" svg:width="0.306cm" svg:height="0.153cm" svg:x="3.817cm" svg:y="2.775cm" svg:viewBox="0 0 307 154" draw:points="0,0 153,154 307,0">
          <text:p/>
        </draw:polygon>
        <draw:polygon draw:style-name="gr25" draw:text-style-name="P10" draw:layer="layout" svg:width="0.153cm" svg:height="0.153cm" svg:x="6.11cm" svg:y="4.915cm" svg:viewBox="0 0 154 154" draw:points="0,154 154,154 154,0">
          <text:p/>
        </draw:polygon>
        <draw:polygon draw:style-name="gr25" draw:text-style-name="P10" draw:layer="layout" svg:width="0.306cm" svg:height="0.153cm" svg:x="4.123cm" svg:y="2.928cm" svg:viewBox="0 0 307 154" draw:points="153,0 0,154 307,154">
          <text:p/>
        </draw:polygon>
        <draw:polygon draw:style-name="gr25" draw:text-style-name="P10" draw:layer="layout" svg:width="0.036cm" svg:height="0.037cm" svg:x="6.569cm" svg:y="5.832cm" svg:viewBox="0 0 37 38" draw:points="37,38 0,0 0,20">
          <text:p/>
        </draw:polygon>
        <draw:polygon draw:style-name="gr25" draw:text-style-name="P10" draw:layer="layout" svg:width="0.305cm" svg:height="0.153cm" svg:x="3.206cm" svg:y="1.552cm" svg:viewBox="0 0 306 154" draw:points="0,0 152,154 306,0">
          <text:p/>
        </draw:polygon>
        <draw:polygon draw:style-name="gr25" draw:text-style-name="P10" draw:layer="layout" svg:width="0.152cm" svg:height="0.305cm" svg:x="3.206cm" svg:y="0.941cm" svg:viewBox="0 0 153 306" draw:points="153,154 0,0 0,306">
          <text:p/>
        </draw:polygon>
        <draw:polygon draw:style-name="gr26" draw:text-style-name="P10" draw:layer="layout" svg:width="0.153cm" svg:height="0.153cm" svg:x="9.473cm" svg:y="6.291cm" svg:viewBox="0 0 154 154" draw:points="0,0 0,154 154,154">
          <text:p/>
        </draw:polygon>
        <draw:polygon draw:style-name="gr27" draw:text-style-name="P2" draw:layer="layout" svg:width="0.153cm" svg:height="0.153cm" svg:x="9.473cm" svg:y="6.291cm" svg:viewBox="0 0 154 154" draw:points="0,0 0,154 154,154">
          <text:p/>
        </draw:polygon>
        <draw:polygon draw:style-name="gr25" draw:text-style-name="P10" draw:layer="layout" svg:width="0.063cm" svg:height="0.037cm" svg:x="4.429cm" svg:y="3.044cm" svg:viewBox="0 0 64 38" draw:points="37,0 0,38 64,38">
          <text:p/>
        </draw:polygon>
        <draw:polygon draw:style-name="gr25" draw:text-style-name="P10" draw:layer="layout" svg:width="0.061cm" svg:height="0.044cm" svg:x="3.206cm" svg:y="0.591cm" svg:viewBox="0 0 62 45" draw:points="44,0 0,45 62,45">
          <text:p/>
        </draw:polygon>
        <draw:polygon draw:style-name="gr25" draw:text-style-name="P10" draw:layer="layout" svg:width="0.306cm" svg:height="0.153cm" svg:x="5.957cm" svg:y="4.915cm" svg:viewBox="0 0 307 154" draw:points="0,0 153,154 307,0">
          <text:p/>
        </draw:polygon>
        <draw:polygon draw:style-name="gr25" draw:text-style-name="P10" draw:layer="layout" svg:width="0.153cm" svg:height="0.153cm" svg:x="6.874cm" svg:y="5.832cm" svg:viewBox="0 0 154 154" draw:points="154,154 154,0 0,0">
          <text:p/>
        </draw:polygon>
        <draw:polygon draw:style-name="gr25" draw:text-style-name="P10" draw:layer="layout" svg:width="0.153cm" svg:height="0.152cm" svg:x="7.027cm" svg:y="5.68cm" svg:viewBox="0 0 154 153" draw:points="0,0 0,153 154,153">
          <text:p/>
        </draw:polygon>
        <draw:polygon draw:style-name="gr25" draw:text-style-name="P10" draw:layer="layout" svg:width="0.153cm" svg:height="0.153cm" svg:x="6.263cm" svg:y="5.068cm" svg:viewBox="0 0 154 154" draw:points="154,0 0,0 0,154">
          <text:p/>
        </draw:polygon>
        <draw:polygon draw:style-name="gr25" draw:text-style-name="P10" draw:layer="layout" svg:width="0.306cm" svg:height="0.153cm" svg:x="5.957cm" svg:y="5.068cm" svg:viewBox="0 0 307 154" draw:points="307,154 153,0 0,154">
          <text:p/>
        </draw:polygon>
        <draw:polygon draw:style-name="gr25" draw:text-style-name="P10" draw:layer="layout" svg:width="0.153cm" svg:height="0.153cm" svg:x="7.333cm" svg:y="5.527cm" svg:viewBox="0 0 154 154" draw:points="0,154 154,154 154,0">
          <text:p/>
        </draw:polygon>
        <draw:polygon draw:style-name="gr26" draw:text-style-name="P10" draw:layer="layout" svg:width="0.153cm" svg:height="0.153cm" svg:x="2.9cm" svg:y="0.329cm" svg:viewBox="0 0 154 154" draw:points="154,154 154,0 0,0">
          <text:p/>
        </draw:polygon>
        <draw:polygon draw:style-name="gr27" draw:text-style-name="P2" draw:layer="layout" svg:width="0.153cm" svg:height="0.153cm" svg:x="2.9cm" svg:y="0.329cm" svg:viewBox="0 0 154 154" draw:points="154,154 154,0 0,0">
          <text:p/>
        </draw:polygon>
        <draw:polygon draw:style-name="gr25" draw:text-style-name="P10" draw:layer="layout" svg:width="0.305cm" svg:height="0.153cm" svg:x="7.792cm" svg:y="6.138cm" svg:viewBox="0 0 306 154" draw:points="0,0 153,154 306,0">
          <text:p/>
        </draw:polygon>
        <draw:polygon draw:style-name="gr25" draw:text-style-name="P10" draw:layer="layout" svg:width="0.085cm" svg:height="0.007cm" svg:x="9.015cm" svg:y="5.825cm" svg:viewBox="0 0 86 8" draw:points="7,0 0,8 86,8">
          <text:p/>
        </draw:polygon>
        <draw:polygon draw:style-name="gr25" draw:text-style-name="P10" draw:layer="layout" svg:width="0.048cm" svg:height="0.099cm" svg:x="4.839cm" svg:y="4.457cm" svg:viewBox="0 0 49 100" draw:points="49,100 49,0 0,47">
          <text:p/>
        </draw:polygon>
        <draw:polygon draw:style-name="gr25" draw:text-style-name="P10" draw:layer="layout" svg:width="0.305cm" svg:height="0.153cm" svg:x="5.346cm" svg:y="4.457cm" svg:viewBox="0 0 306 154" draw:points="306,154 153,0 0,154">
          <text:p/>
        </draw:polygon>
        <draw:polygon draw:style-name="gr25" draw:text-style-name="P10" draw:layer="layout" svg:width="0.306cm" svg:height="0.153cm" svg:x="4.734cm" svg:y="4.304cm" svg:viewBox="0 0 307 154" draw:points="0,0 153,154 307,0">
          <text:p/>
        </draw:polygon>
        <draw:polygon draw:style-name="gr25" draw:text-style-name="P10" draw:layer="layout" svg:width="0.038cm" svg:height="0.069cm" svg:x="5.461cm" svg:y="5.068cm" svg:viewBox="0 0 39 70" draw:points="39,70 39,0 0,39">
          <text:p/>
        </draw:polygon>
        <draw:polygon draw:style-name="gr25" draw:text-style-name="P10" draw:layer="layout" svg:width="0.305cm" svg:height="0.153cm" svg:x="5.346cm" svg:y="4.915cm" svg:viewBox="0 0 306 154" draw:points="0,0 153,154 306,0">
          <text:p/>
        </draw:polygon>
        <draw:polygon draw:style-name="gr25" draw:text-style-name="P10" draw:layer="layout" svg:width="0.153cm" svg:height="0.306cm" svg:x="3.511cm" svg:y="1.858cm" svg:viewBox="0 0 154 307" draw:points="154,154 0,0 0,307">
          <text:p/>
        </draw:polygon>
        <draw:polygon draw:style-name="gr25" draw:text-style-name="P10" draw:layer="layout" svg:width="0.153cm" svg:height="0.153cm" svg:x="3.664cm" svg:y="2.469cm" svg:viewBox="0 0 154 154" draw:points="0,0 0,154 154,0">
          <text:p/>
        </draw:polygon>
        <draw:polygon draw:style-name="gr25" draw:text-style-name="P10" draw:layer="layout" svg:width="0.305cm" svg:height="0.306cm" svg:x="7.792cm" svg:y="5.832cm" svg:viewBox="0 0 306 307" draw:points="0,307 306,307 0,0">
          <text:p/>
        </draw:polygon>
        <draw:polygon draw:style-name="gr25" draw:text-style-name="P10" draw:layer="layout" svg:width="0.153cm" svg:height="0.152cm" svg:x="7.486cm" svg:y="5.68cm" svg:viewBox="0 0 154 153" draw:points="154,0 0,0 0,153">
          <text:p/>
        </draw:polygon>
        <draw:polygon draw:style-name="gr25" draw:text-style-name="P10" draw:layer="layout" svg:width="0.152cm" svg:height="0.153cm" svg:x="3.206cm" svg:y="1.552cm" svg:viewBox="0 0 153 154" draw:points="0,154 153,154 0,0">
          <text:p/>
        </draw:polygon>
        <draw:polygon draw:style-name="gr25" draw:text-style-name="P10" draw:layer="layout" svg:width="0.101cm" svg:height="0.101cm" svg:x="7.385cm" svg:y="5.426cm" svg:viewBox="0 0 102 102" draw:points="0,0 102,102 102,39">
          <text:p/>
        </draw:polygon>
        <draw:polygon draw:style-name="gr25" draw:text-style-name="P10" draw:layer="layout" svg:width="0.306cm" svg:height="0.153cm" svg:x="4.734cm" svg:y="3.845cm" svg:viewBox="0 0 307 154" draw:points="307,154 153,0 0,154">
          <text:p/>
        </draw:polygon>
        <draw:polygon draw:style-name="gr25" draw:text-style-name="P10" draw:layer="layout" svg:width="0.048cm" svg:height="0.143cm" svg:x="3.616cm" svg:y="2.622cm" svg:viewBox="0 0 49 144" draw:points="49,144 49,0 0,49">
          <text:p/>
        </draw:polygon>
        <draw:polygon draw:style-name="gr25" draw:text-style-name="P10" draw:layer="layout" svg:width="0.306cm" svg:height="0.306cm" svg:x="8.403cm" svg:y="5.832cm" svg:viewBox="0 0 307 307" draw:points="0,307 307,307 0,0">
          <text:p/>
        </draw:polygon>
        <draw:polygon draw:style-name="gr25" draw:text-style-name="P10" draw:layer="layout" svg:width="0.305cm" svg:height="0.153cm" svg:x="9.015cm" svg:y="5.985cm" svg:viewBox="0 0 306 154" draw:points="152,0 0,154 306,154">
          <text:p/>
        </draw:polygon>
        <draw:polygon draw:style-name="gr25" draw:text-style-name="P10" draw:layer="layout" svg:width="0.01cm" svg:height="0.009cm" svg:x="9.005cm" svg:y="5.823cm" svg:viewBox="0 0 11 10" draw:points="0,0 11,10 11,1">
          <text:p/>
        </draw:polygon>
        <draw:polygon draw:style-name="gr25" draw:text-style-name="P10" draw:layer="layout" svg:width="0.125cm" svg:height="0.086cm" svg:x="3.511cm" svg:y="1.466cm" svg:viewBox="0 0 126 87" draw:points="87,0 0,87 126,87">
          <text:p/>
        </draw:polygon>
        <draw:polygon draw:style-name="gr25" draw:text-style-name="P10" draw:layer="layout" svg:width="0.153cm" svg:height="0.306cm" svg:x="3.358cm" svg:y="1.552cm" svg:viewBox="0 0 154 307" draw:points="0,154 154,307 154,0">
          <text:p/>
        </draw:polygon>
        <draw:polygon draw:style-name="gr25" draw:text-style-name="P10" draw:layer="layout" svg:width="0.076cm" svg:height="0.153cm" svg:x="3.741cm" svg:y="2.011cm" svg:viewBox="0 0 77 154" draw:points="77,0 0,77 77,154">
          <text:p/>
        </draw:polygon>
        <draw:polygon draw:style-name="gr25" draw:text-style-name="P10" draw:layer="layout" svg:width="0.001cm" svg:height="0cm" svg:x="5.802cm" svg:y="5.374cm" svg:viewBox="0 0 2 1" draw:points="2,1 2,0 0,0">
          <text:p/>
        </draw:polygon>
        <draw:polygon draw:style-name="gr25" draw:text-style-name="P10" draw:layer="layout" svg:width="0.305cm" svg:height="0.153cm" svg:x="4.429cm" svg:y="3.539cm" svg:viewBox="0 0 306 154" draw:points="306,154 152,0 0,154">
          <text:p/>
        </draw:polygon>
        <draw:polygon draw:style-name="gr25" draw:text-style-name="P10" draw:layer="layout" svg:width="0.137cm" svg:height="0.185cm" svg:x="3.527cm" svg:y="2.485cm" svg:viewBox="0 0 138 186" draw:points="90,186 138,137 0,0">
          <text:p/>
        </draw:polygon>
        <draw:polygon draw:style-name="gr25" draw:text-style-name="P10" draw:layer="layout" svg:width="0.109cm" svg:height="0.108cm" svg:x="3.097cm" svg:y="1.444cm" svg:viewBox="0 0 110 109" draw:points="40,109 110,109 0,0">
          <text:p/>
        </draw:polygon>
        <draw:polygon draw:style-name="gr25" draw:text-style-name="P10" draw:layer="layout" svg:width="0.111cm" svg:height="0.067cm" svg:x="4.276cm" svg:y="2.861cm" svg:viewBox="0 0 112 68" draw:points="67,0 0,68 112,68">
          <text:p/>
        </draw:polygon>
        <draw:polygon draw:style-name="gr25" draw:text-style-name="P10" draw:layer="layout" svg:width="0.114cm" svg:height="0.168cm" svg:x="6.76cm" svg:y="5.832cm" svg:viewBox="0 0 115 169" draw:points="115,169 115,0 0,116">
          <text:p/>
        </draw:polygon>
        <draw:polygon draw:style-name="gr25" draw:text-style-name="P10" draw:layer="layout" svg:width="0.153cm" svg:height="0.306cm" svg:x="7.333cm" svg:y="5.832cm" svg:viewBox="0 0 154 307" draw:points="154,0 0,154 154,307">
          <text:p/>
        </draw:polygon>
        <draw:polygon draw:style-name="gr25" draw:text-style-name="P10" draw:layer="layout" svg:width="0.04cm" svg:height="0.022cm" svg:x="4.541cm" svg:y="4.151cm" svg:viewBox="0 0 41 23" draw:points="19,23 41,0 0,0">
          <text:p/>
        </draw:polygon>
        <draw:polygon draw:style-name="gr25" draw:text-style-name="P10" draw:layer="layout" svg:width="0.09cm" svg:height="0.047cm" svg:x="4.797cm" svg:y="4.457cm" svg:viewBox="0 0 91 48" draw:points="42,48 91,0 0,0">
          <text:p/>
        </draw:polygon>
        <draw:polygon draw:style-name="gr25" draw:text-style-name="P10" draw:layer="layout" svg:width="0.129cm" svg:height="0.09cm" svg:x="3.382cm" svg:y="2.164cm" svg:viewBox="0 0 130 91" draw:points="40,91 130,0 0,0">
          <text:p/>
        </draw:polygon>
        <draw:polygon draw:style-name="gr25" draw:text-style-name="P10" draw:layer="layout" svg:width="0.082cm" svg:height="0.038cm" svg:x="5.417cm" svg:y="5.068cm" svg:viewBox="0 0 83 39" draw:points="44,39 83,0 0,0">
          <text:p/>
        </draw:polygon>
        <draw:polygon draw:style-name="gr25" draw:text-style-name="P10" draw:layer="layout" svg:width="0.153cm" svg:height="0.152cm" svg:x="3.817cm" svg:y="2.317cm" svg:viewBox="0 0 154 153" draw:points="154,153 154,0 0,153">
          <text:p/>
        </draw:polygon>
        <draw:polygon draw:style-name="gr25" draw:text-style-name="P10" draw:layer="layout" svg:width="0.03cm" svg:height="0.087cm" svg:x="3.97cm" svg:y="2.23cm" svg:viewBox="0 0 31 88" draw:points="0,0 0,88 31,57">
          <text:p/>
        </draw:polygon>
        <draw:polygon draw:style-name="gr25" draw:text-style-name="P10" draw:layer="layout" svg:width="0.152cm" svg:height="0.152cm" svg:x="3.206cm" svg:y="1.094cm" svg:viewBox="0 0 153 153" draw:points="153,153 153,0 0,153">
          <text:p/>
        </draw:polygon>
        <draw:polygon draw:style-name="gr25" draw:text-style-name="P10" draw:layer="layout" svg:width="0.109cm" svg:height="0.139cm" svg:x="3.97cm" svg:y="2.286cm" svg:viewBox="0 0 110 140" draw:points="30,0 0,32 110,140">
          <text:p/>
        </draw:polygon>
        <draw:polygon draw:style-name="gr25" draw:text-style-name="P10" draw:layer="layout" svg:width="0.139cm" svg:height="0.149cm" svg:x="9.181cm" svg:y="6.444cm" svg:viewBox="0 0 140 150" draw:points="140,150 140,0 0,139">
          <text:p/>
        </draw:polygon>
        <draw:polygon draw:style-name="gr25" draw:text-style-name="P10" draw:layer="layout" svg:width="0.112cm" svg:height="0.069cm" svg:x="4.011cm" svg:y="3.387cm" svg:viewBox="0 0 113 70" draw:points="42,70 113,0 0,0">
          <text:p/>
        </draw:polygon>
        <draw:polygon draw:style-name="gr25" draw:text-style-name="P10" draw:layer="layout" svg:width="0.14cm" svg:height="0.198cm" svg:x="3.358cm" svg:y="1.035cm" svg:viewBox="0 0 141 199" draw:points="60,0 0,60 141,199">
          <text:p/>
        </draw:polygon>
        <draw:polygon draw:style-name="gr25" draw:text-style-name="P10" draw:layer="layout" svg:width="0.076cm" svg:height="0.088cm" svg:x="8.633cm" svg:y="6.444cm" svg:viewBox="0 0 77 89" draw:points="77,89 77,0 0,77">
          <text:p/>
        </draw:polygon>
        <draw:polygon draw:style-name="gr25" draw:text-style-name="P10" draw:layer="layout" svg:width="0.153cm" svg:height="0.153cm" svg:x="3.511cm" svg:y="2.164cm" svg:viewBox="0 0 154 154" draw:points="154,154 154,0 0,0">
          <text:p/>
        </draw:polygon>
        <draw:polygon draw:style-name="gr25" draw:text-style-name="P10" draw:layer="layout" svg:width="0.048cm" svg:height="0.048cm" svg:x="6.826cm" svg:y="5.173cm" svg:viewBox="0 0 49 49" draw:points="0,0 49,49 49,25">
          <text:p/>
        </draw:polygon>
        <draw:polygon draw:style-name="gr25" draw:text-style-name="P10" draw:layer="layout" svg:width="0.141cm" svg:height="0.175cm" svg:x="8.097cm" svg:y="5.657cm" svg:viewBox="0 0 142 176" draw:points="0,0 0,176 142,36">
          <text:p/>
        </draw:polygon>
        <draw:polygon draw:style-name="gr25" draw:text-style-name="P10" draw:layer="layout" svg:width="0.153cm" svg:height="0.305cm" svg:x="6.874cm" svg:y="5.527cm" svg:viewBox="0 0 154 306" draw:points="0,306 154,154 0,0">
          <text:p/>
        </draw:polygon>
        <draw:polygon draw:style-name="gr25" draw:text-style-name="P10" draw:layer="layout" svg:width="0.042cm" svg:height="0.048cm" svg:x="8.709cm" svg:y="5.784cm" svg:viewBox="0 0 43 49" draw:points="0,0 0,49 43,6">
          <text:p/>
        </draw:polygon>
        <draw:polygon draw:style-name="gr25" draw:text-style-name="P10" draw:layer="layout" svg:width="0.153cm" svg:height="0.076cm" svg:x="3.664cm" svg:y="2.011cm" svg:viewBox="0 0 154 77" draw:points="78,77 154,0 0,0">
          <text:p/>
        </draw:polygon>
        <draw:polygon draw:style-name="gr25" draw:text-style-name="P10" draw:layer="layout" svg:width="0.153cm" svg:height="0.152cm" svg:x="6.874cm" svg:y="5.68cm" svg:viewBox="0 0 154 153" draw:points="154,153 154,0 0,153">
          <text:p/>
        </draw:polygon>
        <draw:polygon draw:style-name="gr25" draw:text-style-name="P10" draw:layer="layout" svg:width="0.152cm" svg:height="0.056cm" svg:x="6.264cm" svg:y="5.68cm" svg:viewBox="0 0 153 57" draw:points="97,57 153,0 0,0">
          <text:p/>
        </draw:polygon>
        <draw:polygon draw:style-name="gr25" draw:text-style-name="P10" draw:layer="layout" svg:width="0.003cm" svg:height="0.003cm" svg:x="9.473cm" svg:y="6.597cm" svg:viewBox="0 0 4 4" draw:points="4,4 0,0 0,4">
          <text:p/>
        </draw:polygon>
        <draw:polygon draw:style-name="gr25" draw:text-style-name="P10" draw:layer="layout" svg:width="0.137cm" svg:height="0.137cm" svg:x="9.015cm" svg:y="6.444cm" svg:viewBox="0 0 138 138" draw:points="138,138 0,0 0,126">
          <text:p/>
        </draw:polygon>
        <draw:polygon draw:style-name="gr25" draw:text-style-name="P10" draw:layer="layout" svg:width="0.077cm" svg:height="0.153cm" svg:x="3.664cm" svg:y="2.011cm" svg:viewBox="0 0 78 154" draw:points="0,154 78,77 0,0">
          <text:p/>
        </draw:polygon>
        <draw:polygon draw:style-name="gr25" draw:text-style-name="P10" draw:layer="layout" svg:width="0.153cm" svg:height="0.305cm" svg:x="7.027cm" svg:y="5.527cm" svg:viewBox="0 0 154 306" draw:points="154,0 0,154 154,306">
          <text:p/>
        </draw:polygon>
        <draw:polygon draw:style-name="gr26" draw:text-style-name="P10" draw:layer="layout" svg:width="0.153cm" svg:height="0.306cm" svg:x="9.473cm" svg:y="6.138cm" svg:viewBox="0 0 154 307" draw:points="154,0 0,154 154,307">
          <text:p/>
        </draw:polygon>
        <draw:polygon draw:style-name="gr27" draw:text-style-name="P2" draw:layer="layout" svg:width="0.153cm" svg:height="0.306cm" svg:x="9.473cm" svg:y="6.138cm" svg:viewBox="0 0 154 307" draw:points="154,0 0,154 154,307">
          <text:p/>
        </draw:polygon>
        <draw:polygon draw:style-name="gr26" draw:text-style-name="P10" draw:layer="layout" svg:width="0.007cm" svg:height="0.025cm" svg:x="2.74cm" svg:y="0.329cm" svg:viewBox="0 0 8 26" draw:points="8,26 8,0 0,0">
          <text:p/>
        </draw:polygon>
        <draw:polygon draw:style-name="gr27" draw:text-style-name="P2" draw:layer="layout" svg:width="0.007cm" svg:height="0.025cm" svg:x="2.74cm" svg:y="0.329cm" svg:viewBox="0 0 8 26" draw:points="8,26 8,0 0,0">
          <text:p/>
        </draw:polygon>
        <draw:polygon draw:style-name="gr25" draw:text-style-name="P10" draw:layer="layout" svg:width="0.153cm" svg:height="0.153cm" svg:x="9.32cm" svg:y="6.291cm" svg:viewBox="0 0 154 154" draw:points="154,154 154,0 0,154">
          <text:p/>
        </draw:polygon>
        <draw:polygon draw:style-name="gr25" draw:text-style-name="P10" draw:layer="layout" svg:width="0.153cm" svg:height="0.077cm" svg:x="3.664cm" svg:y="2.087cm" svg:viewBox="0 0 154 78" draw:points="78,0 0,78 154,78">
          <text:p/>
        </draw:polygon>
        <draw:polygon draw:style-name="gr25" draw:text-style-name="P10" draw:layer="layout" svg:width="0.306cm" svg:height="0.306cm" svg:x="4.734cm" svg:y="3.998cm" svg:viewBox="0 0 307 307" draw:points="0,307 307,307 0,0">
          <text:p/>
        </draw:polygon>
        <draw:polygon draw:style-name="gr25" draw:text-style-name="P10" draw:layer="layout" svg:width="0.153cm" svg:height="0.306cm" svg:x="8.862cm" svg:y="6.138cm" svg:viewBox="0 0 154 307" draw:points="154,0 0,154 154,307">
          <text:p/>
        </draw:polygon>
        <draw:polygon draw:style-name="gr25" draw:text-style-name="P10" draw:layer="layout" svg:width="0.153cm" svg:height="0.306cm" svg:x="9.32cm" svg:y="6.138cm" svg:viewBox="0 0 154 307" draw:points="0,307 154,154 0,0">
          <text:p/>
        </draw:polygon>
        <draw:polygon draw:style-name="gr25" draw:text-style-name="P10" draw:layer="layout" svg:width="0.153cm" svg:height="0.306cm" svg:x="8.709cm" svg:y="6.138cm" svg:viewBox="0 0 154 307" draw:points="0,307 154,154 0,0">
          <text:p/>
        </draw:polygon>
        <draw:polygon draw:style-name="gr25" draw:text-style-name="P10" draw:layer="layout" svg:width="0.152cm" svg:height="0.153cm" svg:x="3.206cm" svg:y="1.246cm" svg:viewBox="0 0 153 154" draw:points="0,154 153,154 0,0">
          <text:p/>
        </draw:polygon>
        <draw:polygon draw:style-name="gr25" draw:text-style-name="P10" draw:layer="layout" svg:width="0.305cm" svg:height="0.306cm" svg:x="6.569cm" svg:y="5.221cm" svg:viewBox="0 0 306 307" draw:points="0,307 306,307 0,0">
          <text:p/>
        </draw:polygon>
        <draw:polygon draw:style-name="gr25" draw:text-style-name="P10" draw:layer="layout" svg:width="0.153cm" svg:height="0.306cm" svg:x="3.664cm" svg:y="2.469cm" svg:viewBox="0 0 154 307" draw:points="0,154 154,307 154,0">
          <text:p/>
        </draw:polygon>
        <draw:polygon draw:style-name="gr25" draw:text-style-name="P10" draw:layer="layout" svg:width="0.004cm" svg:height="0.008cm" svg:x="4.426cm" svg:y="3.998cm" svg:viewBox="0 0 5 9" draw:points="5,9 5,0 0,4">
          <text:p/>
        </draw:polygon>
        <draw:polygon draw:style-name="gr25" draw:text-style-name="P10" draw:layer="layout" svg:width="0.133cm" svg:height="0.133cm" svg:x="8.27cm" svg:y="5.699cm" svg:viewBox="0 0 134 134" draw:points="0,0 134,134 134,29">
          <text:p/>
        </draw:polygon>
        <draw:polygon draw:style-name="gr25" draw:text-style-name="P10" draw:layer="layout" svg:width="0.305cm" svg:height="0.306cm" svg:x="7.792cm" svg:y="5.832cm" svg:viewBox="0 0 306 307" draw:points="306,307 306,0 0,0">
          <text:p/>
        </draw:polygon>
        <draw:polygon draw:style-name="gr25" draw:text-style-name="P10" draw:layer="layout" svg:width="0.153cm" svg:height="0.153cm" svg:x="4.276cm" svg:y="3.539cm" svg:viewBox="0 0 154 154" draw:points="0,0 0,154 154,154">
          <text:p/>
        </draw:polygon>
        <draw:polygon draw:style-name="gr25" draw:text-style-name="P10" draw:layer="layout" svg:width="0.06cm" svg:height="0.066cm" svg:x="5.04cm" svg:y="3.779cm" svg:viewBox="0 0 61 67" draw:points="0,0 0,67 61,67">
          <text:p/>
        </draw:polygon>
        <draw:polygon draw:style-name="gr25" draw:text-style-name="P10" draw:layer="layout" svg:width="0.153cm" svg:height="0.152cm" svg:x="4.123cm" svg:y="3.387cm" svg:viewBox="0 0 154 153" draw:points="0,153 154,153 0,0">
          <text:p/>
        </draw:polygon>
        <draw:polygon draw:style-name="gr25" draw:text-style-name="P10" draw:layer="layout" svg:width="0.153cm" svg:height="0.153cm" svg:x="5.804cm" svg:y="4.762cm" svg:viewBox="0 0 154 154" draw:points="154,0 0,0 154,154">
          <text:p/>
        </draw:polygon>
        <draw:polygon draw:style-name="gr25" draw:text-style-name="P10" draw:layer="layout" svg:width="0.026cm" svg:height="0.075cm" svg:x="3.027cm" svg:y="1.246cm" svg:viewBox="0 0 27 76" draw:points="27,76 27,0 0,0">
          <text:p/>
        </draw:polygon>
        <draw:polygon draw:style-name="gr25" draw:text-style-name="P10" draw:layer="layout" svg:width="0.153cm" svg:height="0.153cm" svg:x="6.263cm" svg:y="4.915cm" svg:viewBox="0 0 154 154" draw:points="0,154 154,154 0,0">
          <text:p/>
        </draw:polygon>
        <draw:polygon draw:style-name="gr25" draw:text-style-name="P10" draw:layer="layout" svg:width="0.076cm" svg:height="0.153cm" svg:x="3.817cm" svg:y="2.011cm" svg:viewBox="0 0 77 154" draw:points="77,77 0,0 0,154">
          <text:p/>
        </draw:polygon>
        <draw:polygon draw:style-name="gr25" draw:text-style-name="P10" draw:layer="layout" svg:width="0.142cm" svg:height="0.092cm" svg:x="7.853cm" svg:y="5.588cm" svg:viewBox="0 0 143 93" draw:points="0,0 92,93 143,42">
          <text:p/>
        </draw:polygon>
        <draw:polygon draw:style-name="gr25" draw:text-style-name="P10" draw:layer="layout" svg:width="0.305cm" svg:height="0.152cm" svg:x="7.792cm" svg:y="5.68cm" svg:viewBox="0 0 306 153" draw:points="306,153 153,0 0,153">
          <text:p/>
        </draw:polygon>
        <draw:polygon draw:style-name="gr25" draw:text-style-name="P10" draw:layer="layout" svg:width="0.306cm" svg:height="0.153cm" svg:x="5.957cm" svg:y="4.762cm" svg:viewBox="0 0 307 154" draw:points="153,0 0,154 307,154">
          <text:p/>
        </draw:polygon>
        <draw:polygon draw:style-name="gr25" draw:text-style-name="P10" draw:layer="layout" svg:width="0.153cm" svg:height="0.152cm" svg:x="3.053cm" svg:y="1.094cm" svg:viewBox="0 0 154 153" draw:points="0,0 0,153 154,153">
          <text:p/>
        </draw:polygon>
        <draw:polygon draw:style-name="gr25" draw:text-style-name="P10" draw:layer="layout" svg:width="0.305cm" svg:height="0.305cm" svg:x="5.346cm" svg:y="4.61cm" svg:viewBox="0 0 306 306" draw:points="0,306 306,306 0,0">
          <text:p/>
        </draw:polygon>
        <draw:polygon draw:style-name="gr25" draw:text-style-name="P10" draw:layer="layout" svg:width="0.152cm" svg:height="0.153cm" svg:x="3.206cm" svg:y="1.399cm" svg:viewBox="0 0 153 154" draw:points="153,0 0,0 0,154">
          <text:p/>
        </draw:polygon>
        <draw:polygon draw:style-name="gr25" draw:text-style-name="P10" draw:layer="layout" svg:width="0.305cm" svg:height="0.153cm" svg:x="3.206cm" svg:y="1.399cm" svg:viewBox="0 0 306 154" draw:points="152,0 0,154 306,154">
          <text:p/>
        </draw:polygon>
        <draw:polygon draw:style-name="gr25" draw:text-style-name="P10" draw:layer="layout" svg:width="0.152cm" svg:height="0.153cm" svg:x="3.206cm" svg:y="1.246cm" svg:viewBox="0 0 153 154" draw:points="153,154 153,0 0,0">
          <text:p/>
        </draw:polygon>
        <draw:polygon draw:style-name="gr25" draw:text-style-name="P10" draw:layer="layout" svg:width="0.046cm" svg:height="0.045cm" svg:x="8.403cm" svg:y="6.444cm" svg:viewBox="0 0 47 46" draw:points="47,46 0,0 0,39">
          <text:p/>
        </draw:polygon>
        <draw:polygon draw:style-name="gr25" draw:text-style-name="P10" draw:layer="layout" svg:width="0.153cm" svg:height="0.153cm" svg:x="6.416cm" svg:y="5.068cm" svg:viewBox="0 0 154 154" draw:points="154,0 0,0 154,154">
          <text:p/>
        </draw:polygon>
        <draw:polygon draw:style-name="gr25" draw:text-style-name="P10" draw:layer="layout" svg:width="0.153cm" svg:height="0.305cm" svg:x="4.276cm" svg:y="3.387cm" svg:viewBox="0 0 154 306" draw:points="154,0 0,153 154,306">
          <text:p/>
        </draw:polygon>
        <draw:polygon draw:style-name="gr25" draw:text-style-name="P10" draw:layer="layout" svg:width="0.186cm" svg:height="0.117cm" svg:x="7.875cm" svg:y="6.291cm" svg:viewBox="0 0 187 118" draw:points="187,118 70,0 0,70">
          <text:p/>
        </draw:polygon>
        <draw:polygon draw:style-name="gr25" draw:text-style-name="P10" draw:layer="layout" svg:width="0.153cm" svg:height="0.153cm" svg:x="3.358cm" svg:y="1.399cm" svg:viewBox="0 0 154 154" draw:points="154,0 0,0 154,154">
          <text:p/>
        </draw:polygon>
        <draw:polygon draw:style-name="gr25" draw:text-style-name="P10" draw:layer="layout" svg:width="0.306cm" svg:height="0.153cm" svg:x="2.9cm" svg:y="0.635cm" svg:viewBox="0 0 307 154" draw:points="0,0 153,154 307,0">
          <text:p/>
        </draw:polygon>
        <draw:polygon draw:style-name="gr25" draw:text-style-name="P10" draw:layer="layout" svg:width="0.017cm" svg:height="0.026cm" svg:x="4.106cm" svg:y="3.539cm" svg:viewBox="0 0 18 27" draw:points="18,27 18,0 0,0">
          <text:p/>
        </draw:polygon>
        <draw:polygon draw:style-name="gr25" draw:text-style-name="P10" draw:layer="layout" svg:width="0.153cm" svg:height="0.153cm" svg:x="4.581cm" svg:y="3.539cm" svg:viewBox="0 0 154 154" draw:points="154,0 0,0 154,154">
          <text:p/>
        </draw:polygon>
        <draw:polygon draw:style-name="gr25" draw:text-style-name="P10" draw:layer="layout" svg:width="0.087cm" svg:height="0.104cm" svg:x="8.403cm" svg:y="5.728cm" svg:viewBox="0 0 88 105" draw:points="0,0 0,105 88,17">
          <text:p/>
        </draw:polygon>
        <draw:polygon draw:style-name="gr25" draw:text-style-name="P10" draw:layer="layout" svg:width="0.153cm" svg:height="0.306cm" svg:x="3.817cm" svg:y="2.469cm" svg:viewBox="0 0 154 307" draw:points="0,307 154,154 0,0">
          <text:p/>
        </draw:polygon>
        <draw:polygon draw:style-name="gr25" draw:text-style-name="P10" draw:layer="layout" svg:width="0.153cm" svg:height="0.153cm" svg:x="3.97cm" svg:y="2.622cm" svg:viewBox="0 0 154 154" draw:points="154,0 0,0 154,154">
          <text:p/>
        </draw:polygon>
        <draw:polygon draw:style-name="gr25" draw:text-style-name="P10" draw:layer="layout" svg:width="0.153cm" svg:height="0.153cm" svg:x="3.053cm" svg:y="0.788cm" svg:viewBox="0 0 154 154" draw:points="0,0 0,154 154,154">
          <text:p/>
        </draw:polygon>
        <draw:polygon draw:style-name="gr25" draw:text-style-name="P10" draw:layer="layout" svg:width="0.068cm" svg:height="0.037cm" svg:x="4.666cm" svg:y="4.304cm" svg:viewBox="0 0 69 38" draw:points="31,38 69,0 0,0">
          <text:p/>
        </draw:polygon>
        <draw:polygon draw:style-name="gr25" draw:text-style-name="P10" draw:layer="layout" svg:width="0.019cm" svg:height="0.018cm" svg:x="4.411cm" svg:y="3.98cm" svg:viewBox="0 0 20 19" draw:points="14,19 20,19 0,0">
          <text:p/>
        </draw:polygon>
        <draw:polygon draw:style-name="gr25" draw:text-style-name="P10" draw:layer="layout" svg:width="0.306cm" svg:height="0.306cm" svg:x="5.04cm" svg:y="4.304cm" svg:viewBox="0 0 307 307" draw:points="307,0 0,0 307,307">
          <text:p/>
        </draw:polygon>
        <draw:polygon draw:style-name="gr25" draw:text-style-name="P10" draw:layer="layout" svg:width="0.153cm" svg:height="0.153cm" svg:x="9.32cm" svg:y="6.444cm" svg:viewBox="0 0 154 154" draw:points="154,154 154,0 0,0">
          <text:p/>
        </draw:polygon>
        <draw:polygon draw:style-name="gr25" draw:text-style-name="P10" draw:layer="layout" svg:width="0.153cm" svg:height="0.153cm" svg:x="3.053cm" svg:y="0.941cm" svg:viewBox="0 0 154 154" draw:points="0,0 0,154 154,0">
          <text:p/>
        </draw:polygon>
        <draw:polygon draw:style-name="gr25" draw:text-style-name="P10" draw:layer="layout" svg:width="0.306cm" svg:height="0.153cm" svg:x="5.04cm" svg:y="4.151cm" svg:viewBox="0 0 307 154" draw:points="307,154 153,0 0,154">
          <text:p/>
        </draw:polygon>
        <draw:polygon draw:style-name="gr25" draw:text-style-name="P10" draw:layer="layout" svg:width="0.306cm" svg:height="0.306cm" svg:x="8.097cm" svg:y="5.832cm" svg:viewBox="0 0 307 307" draw:points="0,307 307,307 307,0">
          <text:p/>
        </draw:polygon>
        <draw:polygon draw:style-name="gr25" draw:text-style-name="P10" draw:layer="layout" svg:width="0.306cm" svg:height="0.306cm" svg:x="8.403cm" svg:y="6.138cm" svg:viewBox="0 0 307 307" draw:points="307,0 0,0 0,307">
          <text:p/>
        </draw:polygon>
        <draw:polygon draw:style-name="gr25" draw:text-style-name="P10" draw:layer="layout" svg:width="0.153cm" svg:height="0.306cm" svg:x="8.25cm" svg:y="6.138cm" svg:viewBox="0 0 154 307" draw:points="154,0 0,154 154,307">
          <text:p/>
        </draw:polygon>
        <draw:polygon draw:style-name="gr25" draw:text-style-name="P10" draw:layer="layout" svg:width="0.029cm" svg:height="0.09cm" svg:x="3.664cm" svg:y="1.615cm" svg:viewBox="0 0 30 91" draw:points="0,0 0,91 30,62">
          <text:p/>
        </draw:polygon>
        <draw:polygon draw:style-name="gr25" draw:text-style-name="P10" draw:layer="layout" svg:width="0.086cm" svg:height="0.153cm" svg:x="3.511cm" svg:y="1.399cm" svg:viewBox="0 0 87 154" draw:points="59,0 0,0 0,154 87,68">
          <text:p/>
        </draw:polygon>
        <draw:polygon draw:style-name="gr25" draw:text-style-name="P10" draw:layer="layout" svg:width="0.054cm" svg:height="0.153cm" svg:x="2.846cm" svg:y="0.635cm" svg:viewBox="0 0 55 154" draw:points="30,154 55,154 55,0 0,55">
          <text:p/>
        </draw:polygon>
        <draw:polygon draw:style-name="gr25" draw:text-style-name="P10" draw:layer="layout" svg:width="0.12cm" svg:height="0.153cm" svg:x="6.569cm" svg:y="5.068cm" svg:viewBox="0 0 121 154" draw:points="62,0 0,0 0,154 121,34">
          <text:p/>
        </draw:polygon>
        <draw:polygon draw:style-name="gr25" draw:text-style-name="P10" draw:layer="layout" svg:width="0.133cm" svg:height="0.153cm" svg:x="3.073cm" svg:y="1.246cm" svg:viewBox="0 0 134 154" draw:points="8,154 134,154 134,0 0,134">
          <text:p/>
        </draw:polygon>
        <draw:polygon draw:style-name="gr25" draw:text-style-name="P10" draw:layer="layout" svg:width="0.148cm" svg:height="0.153cm" svg:x="3.358cm" svg:y="1.246cm" svg:viewBox="0 0 149 154" draw:points="146,0 0,0 0,154 149,6">
          <text:p/>
        </draw:polygon>
        <draw:polygon draw:style-name="gr25" draw:text-style-name="P10" draw:layer="layout" svg:width="0.153cm" svg:height="0.143cm" svg:x="3.817cm" svg:y="2.928cm" svg:viewBox="0 0 154 144" draw:points="10,144 154,0 0,0 0,127">
          <text:p/>
        </draw:polygon>
        <draw:polygon draw:style-name="gr25" draw:text-style-name="P10" draw:layer="layout" svg:width="0.153cm" svg:height="0.124cm" svg:x="4.734cm" svg:y="3.568cm" svg:viewBox="0 0 154 125" draw:points="126,0 0,125 154,125 154,34">
          <text:p/>
        </draw:polygon>
        <draw:polygon draw:style-name="gr25" draw:text-style-name="P10" draw:layer="layout" svg:width="0.305cm" svg:height="0.139cm" svg:x="9.015cm" svg:y="6.444cm" svg:viewBox="0 0 306 140" draw:points="166,140 306,0 0,0 137,138">
          <text:p/>
        </draw:polygon>
        <draw:polygon draw:style-name="gr25" draw:text-style-name="P10" draw:layer="layout" svg:width="0.163cm" svg:height="0.153cm" svg:x="4.429cm" svg:y="3.081cm" svg:viewBox="0 0 164 154" draw:points="64,0 0,0 153,154 164,143">
          <text:p/>
        </draw:polygon>
        <draw:polygon draw:style-name="gr25" draw:text-style-name="P10" draw:layer="layout" svg:width="0.153cm" svg:height="0.153cm" svg:x="3.97cm" svg:y="3.234cm" svg:viewBox="0 0 154 154" draw:points="41,154 154,154 0,0 0,87">
          <text:p/>
        </draw:polygon>
        <draw:polygon draw:style-name="gr25" draw:text-style-name="P10" draw:layer="layout" svg:width="0.305cm" svg:height="0.115cm" svg:x="6.569cm" svg:y="5.832cm" svg:viewBox="0 0 306 116" draw:points="191,116 306,0 0,0 36,37">
          <text:p/>
        </draw:polygon>
        <draw:polygon draw:style-name="gr26" draw:text-style-name="P10" draw:layer="layout" svg:width="0.153cm" svg:height="0.118cm" svg:x="3.053cm" svg:y="0.364cm" svg:viewBox="0 0 154 119" draw:points="118,0 0,119 154,119 154,103">
          <text:p/>
        </draw:polygon>
        <draw:polygon draw:style-name="gr27" draw:text-style-name="P2" draw:layer="layout" svg:width="0.153cm" svg:height="0.118cm" svg:x="3.053cm" svg:y="0.364cm" svg:viewBox="0 0 154 119" draw:points="118,0 0,119 154,119 154,103">
          <text:p/>
        </draw:polygon>
        <draw:polygon draw:style-name="gr25" draw:text-style-name="P10" draw:layer="layout" svg:width="0.153cm" svg:height="0.211cm" svg:x="6.874cm" svg:y="5.832cm" svg:viewBox="0 0 154 212" draw:points="97,212 154,154 0,0 0,169">
          <text:p/>
        </draw:polygon>
        <draw:polygon draw:style-name="gr25" draw:text-style-name="P10" draw:layer="layout" svg:width="0.112cm" svg:height="0.153cm" svg:x="4.887cm" svg:y="3.692cm" svg:viewBox="0 0 113 154" draw:points="77,0 0,0 0,154 113,42">
          <text:p/>
        </draw:polygon>
        <draw:polygon draw:style-name="gr25" draw:text-style-name="P10" draw:layer="layout" svg:width="0.125cm" svg:height="0.153cm" svg:x="4.734cm" svg:y="3.539cm" svg:viewBox="0 0 126 154" draw:points="103,0 0,0 0,154 126,29">
          <text:p/>
        </draw:polygon>
        <draw:polygon draw:style-name="gr25" draw:text-style-name="P10" draw:layer="layout" svg:width="0.153cm" svg:height="0.133cm" svg:x="3.053cm" svg:y="1.246cm" svg:viewBox="0 0 154 134" draw:points="20,134 154,0 0,0 0,76">
          <text:p/>
        </draw:polygon>
        <draw:polygon draw:style-name="gr25" draw:text-style-name="P10" draw:layer="layout" svg:width="0.153cm" svg:height="0.155cm" svg:x="9.32cm" svg:y="6.444cm" svg:viewBox="0 0 154 156" draw:points="152,156 154,154 0,0 0,150">
          <text:p/>
        </draw:polygon>
        <draw:polygon draw:style-name="gr25" draw:text-style-name="P10" draw:layer="layout" svg:width="0.153cm" svg:height="0.136cm" svg:x="9.167cm" svg:y="5.849cm" svg:viewBox="0 0 154 137" draw:points="138,0 0,137 154,137 154,1">
          <text:p/>
        </draw:polygon>
        <draw:polygon draw:style-name="gr25" draw:text-style-name="P10" draw:layer="layout" svg:width="0.103cm" svg:height="0.153cm" svg:x="4.173cm" svg:y="3.539cm" svg:viewBox="0 0 104 154" draw:points="34,154 104,154 104,0 0,104">
          <text:p/>
        </draw:polygon>
        <draw:polygon draw:style-name="gr25" draw:text-style-name="P10" draw:layer="layout" svg:width="0.153cm" svg:height="0.153cm" svg:x="3.358cm" svg:y="2.011cm" svg:viewBox="0 0 154 154" draw:points="24,154 154,154 0,0 0,100">
          <text:p/>
        </draw:polygon>
        <draw:polygon draw:style-name="gr25" draw:text-style-name="P10" draw:layer="layout" svg:width="0.269cm" svg:height="0.153cm" svg:x="3.511cm" svg:y="1.705cm" svg:viewBox="0 0 270 154" draw:points="236,82 154,0 0,154 270,154">
          <text:p/>
        </draw:polygon>
        <draw:polygon draw:style-name="gr25" draw:text-style-name="P10" draw:layer="layout" svg:width="0.118cm" svg:height="0.077cm" svg:x="3.817cm" svg:y="2.087cm" svg:viewBox="0 0 119 78" draw:points="78,2 76,0 0,78 119,78">
          <text:p/>
        </draw:polygon>
        <draw:polygon draw:style-name="gr25" draw:text-style-name="P10" draw:layer="layout" svg:width="0.14cm" svg:height="0.153cm" svg:x="3.97cm" svg:y="2.469cm" svg:viewBox="0 0 141 154" draw:points="134,0 0,0 0,154 141,13">
          <text:p/>
        </draw:polygon>
        <draw:polygon draw:style-name="gr25" draw:text-style-name="P10" draw:layer="layout" svg:width="0.131cm" svg:height="0.153cm" svg:x="7.18cm" svg:y="5.374cm" svg:viewBox="0 0 132 154" draw:points="78,0 0,0 0,154 132,23">
          <text:p/>
        </draw:polygon>
        <draw:polygon draw:style-name="gr25" draw:text-style-name="P10" draw:layer="layout" svg:width="0.153cm" svg:height="0.153cm" svg:x="4.734cm" svg:y="4.304cm" svg:viewBox="0 0 154 154" draw:points="64,154 154,154 0,0 0,82">
          <text:p/>
        </draw:polygon>
        <draw:polygon draw:style-name="gr25" draw:text-style-name="P10" draw:layer="layout" svg:width="0.09cm" svg:height="0.153cm" svg:x="3.421cm" svg:y="2.164cm" svg:viewBox="0 0 91 154" draw:points="29,154 91,154 91,0 0,91">
          <text:p/>
        </draw:polygon>
        <draw:polygon draw:style-name="gr25" draw:text-style-name="P10" draw:layer="layout" svg:width="0.044cm" svg:height="0.153cm" svg:x="3.206cm" svg:y="0.482cm" svg:viewBox="0 0 45 154" draw:points="5,0 0,0 0,154 45,110">
          <text:p/>
        </draw:polygon>
        <draw:polygon draw:style-name="gr25" draw:text-style-name="P10" draw:layer="layout" svg:width="0.306cm" svg:height="0.042cm" svg:x="8.709cm" svg:y="5.79cm" svg:viewBox="0 0 307 43" draw:points="42,0 0,43 307,43 297,34">
          <text:p/>
        </draw:polygon>
        <draw:polygon draw:style-name="gr25" draw:text-style-name="P10" draw:layer="layout" svg:width="0.152cm" svg:height="0.279cm" svg:x="7.945cm" svg:y="6.138cm" svg:viewBox="0 0 153 280" draw:points="153,280 153,0 0,154 117,271">
          <text:p/>
        </draw:polygon>
        <draw:polygon draw:style-name="gr25" draw:text-style-name="P10" draw:layer="layout" svg:width="0.132cm" svg:height="0.306cm" svg:x="4.297cm" svg:y="3.692cm" svg:viewBox="0 0 133 307" draw:points="115,289 133,307 133,0 0,133">
          <text:p/>
        </draw:polygon>
        <draw:polygon draw:style-name="gr25" draw:text-style-name="P10" draw:layer="layout" svg:width="0.125cm" svg:height="0.153cm" svg:x="3.081cm" svg:y="1.399cm" svg:viewBox="0 0 126 154" draw:points="16,46 126,154 126,0 0,0">
          <text:p/>
        </draw:polygon>
        <draw:polygon draw:style-name="gr25" draw:text-style-name="P10" draw:layer="layout" svg:width="0.128cm" svg:height="0.153cm" svg:x="2.925cm" svg:y="0.941cm" svg:viewBox="0 0 129 154" draw:points="12,37 129,154 129,0 0,0">
          <text:p/>
        </draw:polygon>
        <draw:polygon draw:style-name="gr26" draw:text-style-name="P10" draw:layer="layout" svg:width="0.153cm" svg:height="0.124cm" svg:x="9.473cm" svg:y="5.861cm" svg:viewBox="0 0 154 125" draw:points="126,0 0,125 154,125 154,1">
          <text:p/>
        </draw:polygon>
        <draw:polygon draw:style-name="gr27" draw:text-style-name="P2" draw:layer="layout" svg:width="0.153cm" svg:height="0.124cm" svg:x="9.473cm" svg:y="5.861cm" svg:viewBox="0 0 154 125" draw:points="126,0 0,125 154,125 154,1">
          <text:p/>
        </draw:polygon>
        <draw:polygon draw:style-name="gr25" draw:text-style-name="P10" draw:layer="layout" svg:width="0.147cm" svg:height="0.152cm" svg:x="3.517cm" svg:y="2.317cm" svg:viewBox="0 0 148 153" draw:points="2,153 148,153 148,0 0,148">
          <text:p/>
        </draw:polygon>
        <draw:polygon draw:style-name="gr26" draw:text-style-name="P10" draw:layer="layout" svg:width="0.125cm" svg:height="0.306cm" svg:x="2.775cm" svg:y="0.329cm" svg:viewBox="0 0 126 307" draw:points="26,207 126,307 126,0 0,124">
          <text:p/>
        </draw:polygon>
        <draw:polygon draw:style-name="gr27" draw:text-style-name="P2" draw:layer="layout" svg:width="0.125cm" svg:height="0.306cm" svg:x="2.775cm" svg:y="0.329cm" svg:viewBox="0 0 126 307" draw:points="26,207 126,307 126,0 0,124">
          <text:p/>
        </draw:polygon>
        <draw:polygon draw:style-name="gr25" draw:text-style-name="P10" draw:layer="layout" svg:width="0.153cm" svg:height="0.07cm" svg:x="7.027cm" svg:y="5.304cm" svg:viewBox="0 0 154 71" draw:points="71,0 0,71 154,71 154,38">
          <text:p/>
        </draw:polygon>
        <draw:polygon draw:style-name="gr25" draw:text-style-name="P10" draw:layer="layout" svg:width="0.153cm" svg:height="0.141cm" svg:x="4.581cm" svg:y="3.398cm" svg:viewBox="0 0 154 142" draw:points="143,0 0,142 154,142 154,14">
          <text:p/>
        </draw:polygon>
        <draw:polygon draw:style-name="gr25" draw:text-style-name="P10" draw:layer="layout" svg:width="0.153cm" svg:height="0.135cm" svg:x="5.957cm" svg:y="4.627cm" svg:viewBox="0 0 154 136" draw:points="0,0 0,136 154,136 66,48">
          <text:p/>
        </draw:polygon>
        <draw:polygon draw:style-name="gr25" draw:text-style-name="P10" draw:layer="layout" svg:width="0.153cm" svg:height="0.147cm" svg:x="3.358cm" svg:y="1.252cm" svg:viewBox="0 0 154 148" draw:points="149,0 0,148 154,148 154,14">
          <text:p/>
        </draw:polygon>
        <draw:polygon draw:style-name="gr25" draw:text-style-name="P10" draw:layer="layout" svg:width="0.291cm" svg:height="0.153cm" svg:x="3.832cm" svg:y="3.081cm" svg:viewBox="0 0 292 154" draw:points="21,37 139,154 292,0 0,0">
          <text:p/>
        </draw:polygon>
        <draw:polygon draw:style-name="gr25" draw:text-style-name="P10" draw:layer="layout" svg:width="0.153cm" svg:height="0.154cm" svg:x="7.486cm" svg:y="6.138cm" svg:viewBox="0 0 154 155" draw:points="153,155 154,154 0,0 0,105">
          <text:p/>
        </draw:polygon>
        <draw:polygon draw:style-name="gr25" draw:text-style-name="P10" draw:layer="layout" svg:width="0.153cm" svg:height="0.132cm" svg:x="4.276cm" svg:y="3.692cm" svg:viewBox="0 0 154 133" draw:points="21,133 154,0 0,0 0,102">
          <text:p/>
        </draw:polygon>
        <draw:polygon draw:style-name="gr26" draw:text-style-name="P10" draw:layer="layout" svg:width="0.117cm" svg:height="0.153cm" svg:x="3.053cm" svg:y="0.329cm" svg:viewBox="0 0 118 154" draw:points="107,0 0,0 0,154 118,35">
          <text:p/>
        </draw:polygon>
        <draw:polygon draw:style-name="gr27" draw:text-style-name="P2" draw:layer="layout" svg:width="0.117cm" svg:height="0.153cm" svg:x="3.053cm" svg:y="0.329cm" svg:viewBox="0 0 118 154" draw:points="107,0 0,0 0,154 118,35">
          <text:p/>
        </draw:polygon>
        <draw:polygon draw:style-name="gr25" draw:text-style-name="P10" draw:layer="layout" svg:width="0.153cm" svg:height="0.069cm" svg:x="7.792cm" svg:y="6.291cm" svg:viewBox="0 0 154 70" draw:points="84,70 154,0 0,0 0,47">
          <text:p/>
        </draw:polygon>
        <draw:polygon draw:style-name="gr25" draw:text-style-name="P10" draw:layer="layout" svg:width="0.153cm" svg:height="0.112cm" svg:x="4.887cm" svg:y="3.733cm" svg:viewBox="0 0 154 113" draw:points="113,0 0,113 154,113 154,47">
          <text:p/>
        </draw:polygon>
        <draw:polygon draw:style-name="gr25" draw:text-style-name="P10" draw:layer="layout" svg:width="0.134cm" svg:height="0.153cm" svg:x="4.581cm" svg:y="3.234cm" svg:viewBox="0 0 135 154" draw:points="76,75 0,0 0,154 135,154">
          <text:p/>
        </draw:polygon>
        <draw:polygon draw:style-name="gr25" draw:text-style-name="P10" draw:layer="layout" svg:width="0.153cm" svg:height="0.142cm" svg:x="5.804cm" svg:y="4.62cm" svg:viewBox="0 0 154 143" draw:points="144,0 0,143 154,143 154,7">
          <text:p/>
        </draw:polygon>
        <draw:polygon draw:style-name="gr25" draw:text-style-name="P10" draw:layer="layout" svg:width="0.153cm" svg:height="0.128cm" svg:x="3.664cm" svg:y="1.883cm" svg:viewBox="0 0 154 129" draw:points="128,0 0,129 154,129 154,52">
          <text:p/>
        </draw:polygon>
        <draw:polygon draw:style-name="gr25" draw:text-style-name="P10" draw:layer="layout" svg:width="0.152cm" svg:height="0.112cm" svg:x="5.499cm" svg:y="4.345cm" svg:viewBox="0 0 153 113" draw:points="112,0 0,113 153,113 153,36">
          <text:p/>
        </draw:polygon>
        <draw:polygon draw:style-name="gr25" draw:text-style-name="P10" draw:layer="layout" svg:width="0.256cm" svg:height="0.153cm" svg:x="3.255cm" svg:y="1.858cm" svg:viewBox="0 0 257 154" draw:points="34,84 103,154 257,0 0,0">
          <text:p/>
        </draw:polygon>
        <draw:polygon draw:style-name="gr25" draw:text-style-name="P10" draw:layer="layout" svg:width="0.059cm" svg:height="0.152cm" svg:x="2.994cm" svg:y="1.094cm" svg:viewBox="0 0 60 153" draw:points="33,153 60,153 60,0 0,59">
          <text:p/>
        </draw:polygon>
        <draw:polygon draw:style-name="gr25" draw:text-style-name="P10" draw:layer="layout" svg:width="0.153cm" svg:height="0.102cm" svg:x="5.193cm" svg:y="4.049cm" svg:viewBox="0 0 154 103" draw:points="103,0 0,103 154,103 154,52">
          <text:p/>
        </draw:polygon>
        <draw:polygon draw:style-name="gr25" draw:text-style-name="P10" draw:layer="layout" svg:width="0.306cm" svg:height="0.131cm" svg:x="7.18cm" svg:y="5.396cm" svg:viewBox="0 0 307 132" draw:points="131,0 0,132 307,132 205,30">
          <text:p/>
        </draw:polygon>
        <draw:polygon draw:style-name="gr25" draw:text-style-name="P10" draw:layer="layout" svg:width="0.153cm" svg:height="0.153cm" svg:x="5.651cm" svg:y="5.221cm" svg:viewBox="0 0 154 154" draw:points="152,154 154,154 0,0 0,40">
          <text:p/>
        </draw:polygon>
        <draw:polygon draw:style-name="gr25" draw:text-style-name="P10" draw:layer="layout" svg:width="0.153cm" svg:height="0.153cm" svg:x="3.511cm" svg:y="1.552cm" svg:viewBox="0 0 154 154" draw:points="126,0 0,0 154,154 154,64">
          <text:p/>
        </draw:polygon>
        <draw:polygon draw:style-name="gr25" draw:text-style-name="P10" draw:layer="layout" svg:width="0.306cm" svg:height="0.087cm" svg:x="8.403cm" svg:y="5.745cm" svg:viewBox="0 0 307 88" draw:points="87,0 0,88 307,88 247,29">
          <text:p/>
        </draw:polygon>
        <draw:polygon draw:style-name="gr25" draw:text-style-name="P10" draw:layer="layout" svg:width="0.153cm" svg:height="0.102cm" svg:x="4.123cm" svg:y="2.673cm" svg:viewBox="0 0 154 103" draw:points="102,0 0,103 154,103 154,84">
          <text:p/>
        </draw:polygon>
        <draw:polygon draw:style-name="gr25" draw:text-style-name="P10" draw:layer="layout" svg:width="0.153cm" svg:height="0.153cm" svg:x="3.817cm" svg:y="2.164cm" svg:viewBox="0 0 154 154" draw:points="119,0 0,0 154,154 154,67">
          <text:p/>
        </draw:polygon>
        <draw:polygon draw:style-name="gr25" draw:text-style-name="P10" draw:layer="layout" svg:width="0.153cm" svg:height="0.094cm" svg:x="6.11cm" svg:y="5.527cm" svg:viewBox="0 0 154 95" draw:points="59,95 154,0 0,0 0,57">
          <text:p/>
        </draw:polygon>
        <draw:polygon draw:style-name="gr25" draw:text-style-name="P10" draw:layer="layout" svg:width="0.306cm" svg:height="0.076cm" svg:x="8.403cm" svg:y="6.444cm" svg:viewBox="0 0 307 77" draw:points="230,77 307,0 0,0 46,45">
          <text:p/>
        </draw:polygon>
        <draw:polygon draw:style-name="gr25" draw:text-style-name="P10" draw:layer="layout" svg:width="0.067cm" svg:height="0.153cm" svg:x="4.276cm" svg:y="2.775cm" svg:viewBox="0 0 68 154" draw:points="12,0 0,0 0,154 68,87">
          <text:p/>
        </draw:polygon>
        <draw:polygon draw:style-name="gr25" draw:text-style-name="P10" draw:layer="layout" svg:width="0.12cm" svg:height="0.153cm" svg:x="7.639cm" svg:y="5.527cm" svg:viewBox="0 0 121 154" draw:points="22,0 0,0 0,154 121,33">
          <text:p/>
        </draw:polygon>
        <draw:polygon draw:style-name="gr25" draw:text-style-name="P10" draw:layer="layout" svg:width="0.147cm" svg:height="0.153cm" svg:x="7.186cm" svg:y="5.985cm" svg:viewBox="0 0 148 154" draw:points="15,154 148,154 148,0 0,149">
          <text:p/>
        </draw:polygon>
        <draw:polygon draw:style-name="gr25" draw:text-style-name="P10" draw:layer="layout" svg:width="0.153cm" svg:height="0.145cm" svg:x="7.027cm" svg:y="5.985cm" svg:viewBox="0 0 154 146" draw:points="154,146 154,0 0,0 141,141">
          <text:p/>
        </draw:polygon>
        <draw:polygon draw:style-name="gr25" draw:text-style-name="P10" draw:layer="layout" svg:width="0.153cm" svg:height="0.078cm" svg:x="7.333cm" svg:y="6.138cm" svg:viewBox="0 0 154 79" draw:points="77,79 154,0 0,0 0,51">
          <text:p/>
        </draw:polygon>
        <draw:polygon draw:style-name="gr25" draw:text-style-name="P10" draw:layer="layout" svg:width="0.125cm" svg:height="0.153cm" svg:x="5.651cm" svg:y="4.457cm" svg:viewBox="0 0 126 154" draw:points="91,0 0,0 0,154 126,29">
          <text:p/>
        </draw:polygon>
        <draw:polygon draw:style-name="gr25" draw:text-style-name="P10" draw:layer="layout" svg:width="0.306cm" svg:height="0.14cm" svg:x="8.097cm" svg:y="5.692cm" svg:viewBox="0 0 307 141" draw:points="141,0 0,141 307,141 173,7">
          <text:p/>
        </draw:polygon>
        <draw:polygon draw:style-name="gr25" draw:text-style-name="P10" draw:layer="layout" svg:width="0.153cm" svg:height="0.134cm" svg:x="2.9cm" svg:y="0.788cm" svg:viewBox="0 0 154 135" draw:points="18,135 154,0 0,0 0,76">
          <text:p/>
        </draw:polygon>
        <draw:polygon draw:style-name="gr25" draw:text-style-name="P10" draw:layer="layout" svg:width="0.153cm" svg:height="0.079cm" svg:x="6.416cm" svg:y="4.989cm" svg:viewBox="0 0 154 80" draw:points="80,0 0,80 154,80 154,45">
          <text:p/>
        </draw:polygon>
        <draw:polygon draw:style-name="gr25" draw:text-style-name="P10" draw:layer="layout" svg:width="0.152cm" svg:height="0.203cm" svg:x="7.945cm" svg:y="5.629cm" svg:viewBox="0 0 153 204" draw:points="51,0 0,51 153,204 153,28">
          <text:p/>
        </draw:polygon>
        <draw:polygon draw:style-name="gr25" draw:text-style-name="P10" draw:layer="layout" svg:width="0.101cm" svg:height="0.153cm" svg:x="4.123cm" svg:y="2.622cm" svg:viewBox="0 0 102 154" draw:points="72,0 0,0 0,154 102,52">
          <text:p/>
        </draw:polygon>
        <draw:polygon draw:style-name="gr25" draw:text-style-name="P10" draw:layer="layout" svg:width="0.153cm" svg:height="0.14cm" svg:x="3.97cm" svg:y="2.482cm" svg:viewBox="0 0 154 141" draw:points="141,0 0,141 154,141 154,21">
          <text:p/>
        </draw:polygon>
        <draw:polygon draw:style-name="gr25" draw:text-style-name="P10" draw:layer="layout" svg:width="0.153cm" svg:height="0.153cm" svg:x="6.263cm" svg:y="5.527cm" svg:viewBox="0 0 154 154" draw:points="1,154 154,154 0,0 0,153">
          <text:p/>
        </draw:polygon>
        <draw:polygon draw:style-name="gr25" draw:text-style-name="P10" draw:layer="layout" svg:width="0.153cm" svg:height="0.11cm" svg:x="7.792cm" svg:y="5.57cm" svg:viewBox="0 0 154 111" draw:points="0,0 0,111 154,111 62,18">
          <text:p/>
        </draw:polygon>
        <draw:polygon draw:style-name="gr25" draw:text-style-name="P10" draw:layer="layout" svg:width="0.051cm" svg:height="0.153cm" svg:x="3.155cm" svg:y="1.552cm" svg:viewBox="0 0 52 154" draw:points="40,154 52,154 52,0 0,52">
          <text:p/>
        </draw:polygon>
        <draw:polygon draw:style-name="gr25" draw:text-style-name="P10" draw:layer="layout" svg:width="0.153cm" svg:height="0.104cm" svg:x="5.04cm" svg:y="3.894cm" svg:viewBox="0 0 154 105" draw:points="106,0 0,105 154,105 154,52">
          <text:p/>
        </draw:polygon>
        <draw:polygon draw:style-name="gr25" draw:text-style-name="P10" draw:layer="layout" svg:width="0.153cm" svg:height="0.046cm" svg:x="7.639cm" svg:y="6.291cm" svg:viewBox="0 0 154 47" draw:points="154,47 154,0 0,0 1,1">
          <text:p/>
        </draw:polygon>
        <draw:polygon draw:style-name="gr25" draw:text-style-name="P10" draw:layer="layout" svg:width="0.153cm" svg:height="0.104cm" svg:x="5.346cm" svg:y="4.2cm" svg:viewBox="0 0 154 105" draw:points="105,0 0,105 154,105 154,46">
          <text:p/>
        </draw:polygon>
        <draw:polygon draw:style-name="gr25" draw:text-style-name="P10" draw:layer="layout" svg:width="0.143cm" svg:height="0.152cm" svg:x="5.804cm" svg:y="4.61cm" svg:viewBox="0 0 144 153" draw:points="131,0 0,0 0,153 144,10">
          <text:p/>
        </draw:polygon>
        <draw:polygon draw:style-name="gr25" draw:text-style-name="P10" draw:layer="layout" svg:width="0.153cm" svg:height="0.153cm" svg:x="6.263cm" svg:y="4.915cm" svg:viewBox="0 0 154 154" draw:points="113,0 0,0 154,154 154,27">
          <text:p/>
        </draw:polygon>
        <draw:polygon draw:style-name="gr25" draw:text-style-name="P10" draw:layer="layout" svg:width="0.102cm" svg:height="0.153cm" svg:x="5.193cm" svg:y="3.998cm" svg:viewBox="0 0 103 154" draw:points="53,0 0,0 0,154 103,52">
          <text:p/>
        </draw:polygon>
        <draw:polygon draw:style-name="gr25" draw:text-style-name="P10" draw:layer="layout" svg:width="0.153cm" svg:height="0.103cm" svg:x="4.123cm" svg:y="3.539cm" svg:viewBox="0 0 154 104" draw:points="50,104 154,0 0,0 0,26">
          <text:p/>
        </draw:polygon>
        <draw:polygon draw:style-name="gr25" draw:text-style-name="P10" draw:layer="layout" svg:width="0.142cm" svg:height="0.152cm" svg:x="4.581cm" svg:y="3.387cm" svg:viewBox="0 0 143 153" draw:points="135,0 0,0 0,153 143,11">
          <text:p/>
        </draw:polygon>
        <draw:polygon draw:style-name="gr25" draw:text-style-name="P10" draw:layer="layout" svg:width="0.153cm" svg:height="0.147cm" svg:x="3.511cm" svg:y="2.317cm" svg:viewBox="0 0 154 148" draw:points="6,148 154,0 0,0 0,136">
          <text:p/>
        </draw:polygon>
        <draw:polygon draw:style-name="gr25" draw:text-style-name="P10" draw:layer="layout" svg:width="0.104cm" svg:height="0.153cm" svg:x="5.346cm" svg:y="4.151cm" svg:viewBox="0 0 105 154" draw:points="54,0 0,0 0,154 105,50">
          <text:p/>
        </draw:polygon>
        <draw:polygon draw:style-name="gr25" draw:text-style-name="P10" draw:layer="layout" svg:width="0.126cm" svg:height="0.306cm" svg:x="3.206cm" svg:y="0.635cm" svg:viewBox="0 0 127 307" draw:points="96,96 0,0 0,307 127,180">
          <text:p/>
        </draw:polygon>
        <draw:polygon draw:style-name="gr25" draw:text-style-name="P10" draw:layer="layout" svg:width="0.153cm" svg:height="0.046cm" svg:x="7.486cm" svg:y="5.481cm" svg:viewBox="0 0 154 47" draw:points="46,0 0,47 154,47 154,40">
          <text:p/>
        </draw:polygon>
        <draw:polygon draw:style-name="gr25" draw:text-style-name="P10" draw:layer="layout" svg:width="0.153cm" svg:height="0.167cm" svg:x="6.11cm" svg:y="4.748cm" svg:viewBox="0 0 154 168" draw:points="14,0 0,14 154,168 154,95">
          <text:p/>
        </draw:polygon>
        <draw:polygon draw:style-name="gr25" draw:text-style-name="P10" draw:layer="layout" svg:width="0.153cm" svg:height="0.153cm" svg:x="3.664cm" svg:y="2.622cm" svg:viewBox="0 0 154 154" draw:points="5,154 154,154 0,0 0,144">
          <text:p/>
        </draw:polygon>
        <draw:polygon draw:style-name="gr25" draw:text-style-name="P10" draw:layer="layout" svg:width="0.153cm" svg:height="0.148cm" svg:x="7.18cm" svg:y="5.985cm" svg:viewBox="0 0 154 149" draw:points="6,149 154,0 0,0 0,146">
          <text:p/>
        </draw:polygon>
        <draw:polygon draw:style-name="gr25" draw:text-style-name="P10" draw:layer="layout" svg:width="0.152cm" svg:height="0.153cm" svg:x="9.015cm" svg:y="5.832cm" svg:viewBox="0 0 153 154" draw:points="86,0 0,0 153,154 153,7">
          <text:p/>
        </draw:polygon>
        <draw:polygon draw:style-name="gr25" draw:text-style-name="P10" draw:layer="layout" svg:width="0.153cm" svg:height="0.135cm" svg:x="9.32cm" svg:y="5.85cm" svg:viewBox="0 0 154 136" draw:points="0,0 0,136 154,136 19,1">
          <text:p/>
        </draw:polygon>
        <draw:polygon draw:style-name="gr25" draw:text-style-name="P10" draw:layer="layout" svg:width="0.098cm" svg:height="0.153cm" svg:x="3.719cm" svg:y="2.775cm" svg:viewBox="0 0 99 154" draw:points="31,154 99,154 99,0 0,99">
          <text:p/>
        </draw:polygon>
        <draw:polygon draw:style-name="gr25" draw:text-style-name="P10" draw:layer="layout" svg:width="0.153cm" svg:height="0.153cm" svg:x="4.276cm" svg:y="2.928cm" svg:viewBox="0 0 154 154" draw:points="112,0 0,0 154,154 154,64">
          <text:p/>
        </draw:polygon>
        <draw:polygon draw:style-name="gr25" draw:text-style-name="P10" draw:layer="layout" svg:width="0.153cm" svg:height="0.284cm" svg:x="8.097cm" svg:y="6.138cm" svg:viewBox="0 0 154 285" draw:points="22,285 154,153 0,0 0,280">
          <text:p/>
        </draw:polygon>
        <draw:polygon draw:style-name="gr26" draw:text-style-name="P10" draw:layer="layout" svg:width="0.153cm" svg:height="0.124cm" svg:x="2.747cm" svg:y="0.329cm" svg:viewBox="0 0 154 125" draw:points="28,125 154,0 0,0 0,25">
          <text:p/>
        </draw:polygon>
        <draw:polygon draw:style-name="gr27" draw:text-style-name="P2" draw:layer="layout" svg:width="0.153cm" svg:height="0.124cm" svg:x="2.747cm" svg:y="0.329cm" svg:viewBox="0 0 154 125" draw:points="28,125 154,0 0,0 0,25">
          <text:p/>
        </draw:polygon>
        <draw:polygon draw:style-name="gr25" draw:text-style-name="P10" draw:layer="layout" svg:width="0.059cm" svg:height="0.153cm" svg:x="3.358cm" svg:y="0.941cm" svg:viewBox="0 0 60 154" draw:points="22,0 0,0 0,154 60,95">
          <text:p/>
        </draw:polygon>
        <draw:polygon draw:style-name="gr25" draw:text-style-name="P10" draw:layer="layout" svg:width="0.153cm" svg:height="0.152cm" svg:x="5.04cm" svg:y="4.61cm" svg:viewBox="0 0 154 153" draw:points="46,153 154,153 0,0 0,107">
          <text:p/>
        </draw:polygon>
        <draw:polygon draw:style-name="gr25" draw:text-style-name="P10" draw:layer="layout" svg:width="0.306cm" svg:height="0.113cm" svg:x="8.709cm" svg:y="6.444cm" svg:viewBox="0 0 307 114" draw:points="193,114 307,0 0,0 101,101">
          <text:p/>
        </draw:polygon>
        <draw:polygon draw:style-name="gr25" draw:text-style-name="P10" draw:layer="layout" svg:width="0.152cm" svg:height="0.153cm" svg:x="4.429cm" svg:y="3.998cm" svg:viewBox="0 0 153 154" draw:points="113,154 153,154 0,0 0,7">
          <text:p/>
        </draw:polygon>
        <draw:polygon draw:style-name="gr25" draw:text-style-name="P10" draw:layer="layout" svg:width="0.127cm" svg:height="0.153cm" svg:x="5.983cm" svg:y="5.374cm" svg:viewBox="0 0 128 154" draw:points="41,154 128,154 128,0 0,128">
          <text:p/>
        </draw:polygon>
        <draw:polygon draw:style-name="gr25" draw:text-style-name="P10" draw:layer="layout" svg:width="0.07cm" svg:height="0.152cm" svg:x="4.053cm" svg:y="3.387cm" svg:viewBox="0 0 71 153" draw:points="54,153 71,153 71,0 0,70">
          <text:p/>
        </draw:polygon>
        <draw:polygon draw:style-name="gr25" draw:text-style-name="P10" draw:layer="layout" svg:width="0.153cm" svg:height="0.152cm" svg:x="6.416cm" svg:y="5.68cm" svg:viewBox="0 0 154 153" draw:points="120,153 154,153 0,0 0,89">
          <text:p/>
        </draw:polygon>
        <draw:polygon draw:style-name="gr25" draw:text-style-name="P10" draw:layer="layout" svg:width="0.153cm" svg:height="0.153cm" svg:x="4.581cm" svg:y="4.151cm" svg:viewBox="0 0 154 154" draw:points="86,154 154,154 0,0 0,52">
          <text:p/>
        </draw:polygon>
        <draw:polygon draw:style-name="gr25" draw:text-style-name="P10" draw:layer="layout" svg:width="0.111cm" svg:height="0.153cm" svg:x="5.499cm" svg:y="4.304cm" svg:viewBox="0 0 112 154" draw:points="65,0 0,0 0,154 112,42">
          <text:p/>
        </draw:polygon>
        <draw:polygon draw:style-name="gr25" draw:text-style-name="P10" draw:layer="layout" svg:width="0.152cm" svg:height="0.127cm" svg:x="3.206cm" svg:y="0.814cm" svg:viewBox="0 0 153 128" draw:points="127,0 0,128 153,128 153,71">
          <text:p/>
        </draw:polygon>
        <draw:polygon draw:style-name="gr25" draw:text-style-name="P10" draw:layer="layout" svg:width="0.153cm" svg:height="0.125cm" svg:x="5.651cm" svg:y="4.485cm" svg:viewBox="0 0 154 126" draw:points="126,0 0,126 154,126 154,23">
          <text:p/>
        </draw:polygon>
        <draw:polygon draw:style-name="gr25" draw:text-style-name="P10" draw:layer="layout" svg:width="0.152cm" svg:height="0.118cm" svg:x="3.206cm" svg:y="1.705cm" svg:viewBox="0 0 153 119" draw:points="34,119 153,0 0,0 0,30">
          <text:p/>
        </draw:polygon>
        <draw:polygon draw:style-name="gr25" draw:text-style-name="P10" draw:layer="layout" svg:width="0.135cm" svg:height="0.153cm" svg:x="2.918cm" svg:y="0.788cm" svg:viewBox="0 0 136 154" draw:points="7,154 136,154 136,0 0,135">
          <text:p/>
        </draw:polygon>
        <draw:polygon draw:style-name="gr25" draw:text-style-name="P10" draw:layer="layout" svg:width="0.153cm" svg:height="0.109cm" svg:x="5.804cm" svg:y="5.374cm" svg:viewBox="0 0 154 110" draw:points="154,110 154,0 0,0 5,5">
          <text:p/>
        </draw:polygon>
        <draw:polygon draw:style-name="gr25" draw:text-style-name="P10" draw:layer="layout" svg:width="0.296cm" svg:height="0.153cm" svg:x="3.827cm" svg:y="2.928cm" svg:viewBox="0 0 297 154" draw:points="5,154 297,154 143,0 0,144">
          <text:p/>
        </draw:polygon>
        <draw:polygon draw:style-name="gr25" draw:text-style-name="P10" draw:layer="layout" svg:width="0.305cm" svg:height="0.12cm" svg:x="6.569cm" svg:y="5.101cm" svg:viewBox="0 0 306 121" draw:points="120,0 0,121 306,121 257,72">
          <text:p/>
        </draw:polygon>
        <draw:polygon draw:style-name="gr26" draw:text-style-name="P10" draw:layer="layout" svg:width="0.153cm" svg:height="0.006cm" svg:x="9.473cm" svg:y="6.597cm" svg:viewBox="0 0 154 7" draw:points="148,7 154,0 0,0 3,3">
          <text:p/>
        </draw:polygon>
        <draw:polygon draw:style-name="gr27" draw:text-style-name="P2" draw:layer="layout" svg:width="0.153cm" svg:height="0.006cm" svg:x="9.473cm" svg:y="6.597cm" svg:viewBox="0 0 154 7" draw:points="148,7 154,0 0,0 3,3">
          <text:p/>
        </draw:polygon>
        <draw:polygon draw:style-name="gr25" draw:text-style-name="P10" draw:layer="layout" svg:width="0.153cm" svg:height="0.121cm" svg:x="7.639cm" svg:y="5.559cm" svg:viewBox="0 0 154 122" draw:points="121,0 0,122 154,122 154,11">
          <text:p/>
        </draw:polygon>
        <draw:polygon draw:style-name="gr25" draw:text-style-name="P10" draw:layer="layout" svg:width="0.152cm" svg:height="0.153cm" svg:x="5.499cm" svg:y="5.068cm" svg:viewBox="0 0 153 154" draw:points="104,154 153,154 0,0 0,70">
          <text:p/>
        </draw:polygon>
        <draw:polygon draw:style-name="gr25" draw:text-style-name="P10" draw:layer="layout" svg:width="0.153cm" svg:height="0.127cm" svg:x="5.957cm" svg:y="5.374cm" svg:viewBox="0 0 154 128" draw:points="26,128 154,0 0,0 0,110">
          <text:p/>
        </draw:polygon>
        <draw:polygon draw:style-name="gr25" draw:text-style-name="P10" draw:layer="layout" svg:width="0.153cm" svg:height="0.153cm" svg:x="6.874cm" svg:y="5.221cm" svg:viewBox="0 0 154 154" draw:points="48,0 0,0 154,154 154,52">
          <text:p/>
        </draw:polygon>
        <draw:polygon draw:style-name="gr25" draw:text-style-name="P10" draw:layer="layout" svg:width="0.077cm" svg:height="0.076cm" svg:x="3.817cm" svg:y="2.011cm" svg:viewBox="0 0 78 77" draw:points="38,0 0,0 77,77 78,77">
          <text:p/>
        </draw:polygon>
        <draw:polygon draw:style-name="gr25" draw:text-style-name="P10" draw:layer="layout" svg:width="0.153cm" svg:height="0.153cm" svg:x="5.193cm" svg:y="4.762cm" svg:viewBox="0 0 154 154" draw:points="54,154 154,154 0,0 0,105">
          <text:p/>
        </draw:polygon>
        <draw:polygon draw:style-name="gr25" draw:text-style-name="P10" draw:layer="layout" svg:width="0.145cm" svg:height="0.153cm" svg:x="3.519cm" svg:y="2.469cm" svg:viewBox="0 0 146 154" draw:points="8,16 146,154 146,0 0,0">
          <text:p/>
        </draw:polygon>
        <draw:polygon draw:style-name="gr25" draw:text-style-name="P10" draw:layer="layout" svg:width="0.153cm" svg:height="0.153cm" svg:x="5.346cm" svg:y="4.915cm" svg:viewBox="0 0 154 154" draw:points="72,154 154,154 0,0 0,92">
          <text:p/>
        </draw:polygon>
        <draw:polygon draw:style-name="gr25" draw:text-style-name="P10" draw:layer="layout" svg:width="0.28cm" svg:height="0.153cm" svg:x="3.511cm" svg:y="1.858cm" svg:viewBox="0 0 281 154" draw:points="270,0 0,0 153,154 281,25">
          <text:p/>
        </draw:polygon>
        <draw:polygon draw:style-name="gr25" draw:text-style-name="P10" draw:layer="layout" svg:width="0.105cm" svg:height="0.153cm" svg:x="5.04cm" svg:y="3.845cm" svg:viewBox="0 0 106 154" draw:points="61,0 0,0 0,154 106,50">
          <text:p/>
        </draw:polygon>
        <draw:polygon draw:style-name="gr25" draw:text-style-name="P10" draw:layer="layout" svg:width="0.284cm" svg:height="0.153cm" svg:x="8.119cm" svg:y="6.291cm" svg:viewBox="0 0 285 154" draw:points="106,154 285,154 131,0 0,132">
          <text:p/>
        </draw:polygon>
        <draw:polygon draw:style-name="gr25" draw:text-style-name="P10" draw:layer="layout" svg:width="0.271cm" svg:height="0.153cm" svg:x="3.24cm" svg:y="1.705cm" svg:viewBox="0 0 272 154" draw:points="15,154 272,154 118,0 0,119">
          <text:p/>
        </draw:polygon>
        <draw:polygon draw:style-name="gr25" draw:text-style-name="P10" draw:layer="layout" svg:width="0.133cm" svg:height="0.152cm" svg:x="3.97cm" svg:y="2.317cm" svg:viewBox="0 0 134 153" draw:points="110,109 0,0 0,153 134,153">
          <text:p/>
        </draw:polygon>
        <draw:polygon draw:style-name="gr25" draw:text-style-name="P10" draw:layer="layout" svg:width="0.145cm" svg:height="0.152cm" svg:x="3.358cm" svg:y="1.094cm" svg:viewBox="0 0 146 153" draw:points="141,140 0,0 0,153 146,153">
          <text:p/>
        </draw:polygon>
        <draw:polygon draw:style-name="gr25" draw:text-style-name="P10" draw:layer="layout" svg:width="0.153cm" svg:height="0.153cm" svg:x="4.887cm" svg:y="4.457cm" svg:viewBox="0 0 154 154" draw:points="50,154 154,154 0,0 0,100">
          <text:p/>
        </draw:polygon>
        <draw:polygon draw:style-name="gr28" draw:text-style-name="P11" draw:layer="layout" svg:width="0.153cm" svg:height="0.153cm" svg:x="3.664cm" svg:y="1.399cm" svg:viewBox="0 0 154 154" draw:points="0,0 0,154 154,154">
          <text:p/>
        </draw:polygon>
        <draw:polygon draw:style-name="gr28" draw:text-style-name="P11" draw:layer="layout" svg:width="0.038cm" svg:height="0.041cm" svg:x="5.346cm" svg:y="3.193cm" svg:viewBox="0 0 39 42" draw:points="0,0 0,42 39,42">
          <text:p/>
        </draw:polygon>
        <draw:polygon draw:style-name="gr28" draw:text-style-name="P11" draw:layer="layout" svg:width="0.005cm" svg:height="0.02cm" svg:x="3.506cm" svg:y="1.246cm" svg:viewBox="0 0 6 21" draw:points="6,21 6,0 0,6">
          <text:p/>
        </draw:polygon>
        <draw:polygon draw:style-name="gr29" draw:text-style-name="P11" draw:layer="layout" svg:width="0.093cm" svg:height="0.148cm" svg:x="6.722cm" svg:y="4.309cm" svg:viewBox="0 0 94 149" draw:points="0,0 0,149 94,54">
          <text:p/>
        </draw:polygon>
        <draw:polygon draw:style-name="gr30" draw:text-style-name="P2" draw:layer="layout" svg:width="0.093cm" svg:height="0.148cm" svg:x="6.722cm" svg:y="4.309cm" svg:viewBox="0 0 94 149" draw:points="0,0 0,149 94,54">
          <text:p/>
        </draw:polygon>
        <draw:polygon draw:style-name="gr28" draw:text-style-name="P11" draw:layer="layout" svg:width="0.152cm" svg:height="0.153cm" svg:x="5.499cm" svg:y="3.845cm" svg:viewBox="0 0 153 154" draw:points="153,0 0,0 153,154">
          <text:p/>
        </draw:polygon>
        <draw:polygon draw:style-name="gr28" draw:text-style-name="P11" draw:layer="layout" svg:width="0.075cm" svg:height="0.075cm" svg:x="3.895cm" svg:y="2.089cm" svg:viewBox="0 0 76 76" draw:points="40,76 76,76 0,0">
          <text:p/>
        </draw:polygon>
        <draw:polygon draw:style-name="gr28" draw:text-style-name="P11" draw:layer="layout" svg:width="0.083cm" svg:height="0.121cm" svg:x="7.097cm" svg:y="5.221cm" svg:viewBox="0 0 84 122" draw:points="84,122 84,0 0,83">
          <text:p/>
        </draw:polygon>
        <draw:polygon draw:style-name="gr28" draw:text-style-name="P11" draw:layer="layout" svg:width="0.013cm" svg:height="0.035cm" svg:x="4.429cm" svg:y="1.976cm" svg:viewBox="0 0 14 36" draw:points="0,0 0,36 14,22">
          <text:p/>
        </draw:polygon>
        <draw:polygon draw:style-name="gr28" draw:text-style-name="P11" draw:layer="layout" svg:width="0.306cm" svg:height="0.305cm" svg:x="5.04cm" svg:y="3.387cm" svg:viewBox="0 0 307 306" draw:points="0,0 0,306 307,0">
          <text:p/>
        </draw:polygon>
        <draw:polygon draw:style-name="gr28" draw:text-style-name="P11" draw:layer="layout" svg:width="0.306cm" svg:height="0.153cm" svg:x="3.817cm" svg:y="1.399cm" svg:viewBox="0 0 307 154" draw:points="153,0 0,154 307,154">
          <text:p/>
        </draw:polygon>
        <draw:polygon draw:style-name="gr28" draw:text-style-name="P11" draw:layer="layout" svg:width="0.026cm" svg:height="0.096cm" svg:x="3.332cm" svg:y="0.788cm" svg:viewBox="0 0 27 97" draw:points="27,97 27,0 0,26">
          <text:p/>
        </draw:polygon>
        <draw:polygon draw:style-name="gr28" draw:text-style-name="P11" draw:layer="layout" svg:width="0.153cm" svg:height="0.153cm" svg:x="5.04cm" svg:y="3.081cm" svg:viewBox="0 0 154 154" draw:points="0,154 154,154 0,0">
          <text:p/>
        </draw:polygon>
        <draw:polygon draw:style-name="gr28" draw:text-style-name="P11" draw:layer="layout" svg:width="0.153cm" svg:height="0.153cm" svg:x="7.639cm" svg:y="5.221cm" svg:viewBox="0 0 154 154" draw:points="0,0 0,154 154,0">
          <text:p/>
        </draw:polygon>
        <draw:polygon draw:style-name="gr28" draw:text-style-name="P11" draw:layer="layout" svg:width="0.305cm" svg:height="0.306cm" svg:x="9.015cm" svg:y="5.221cm" svg:viewBox="0 0 306 307" draw:points="0,307 306,307 0,0">
          <text:p/>
        </draw:polygon>
        <draw:polygon draw:style-name="gr28" draw:text-style-name="P11" draw:layer="layout" svg:width="0.108cm" svg:height="0.146cm" svg:x="7.531cm" svg:y="5.374cm" svg:viewBox="0 0 109 147" draw:points="109,147 109,0 0,108">
          <text:p/>
        </draw:polygon>
        <draw:polygon draw:style-name="gr28" draw:text-style-name="P11" draw:layer="layout" svg:width="0.136cm" svg:height="0.137cm" svg:x="4.123cm" svg:y="1.552cm" svg:viewBox="0 0 137 138" draw:points="61,0 0,0 137,138">
          <text:p/>
        </draw:polygon>
        <draw:polygon draw:style-name="gr28" draw:text-style-name="P11" draw:layer="layout" svg:width="0.093cm" svg:height="0.049cm" svg:x="5.1cm" svg:y="3.845cm" svg:viewBox="0 0 94 50" draw:points="46,50 94,0 0,0">
          <text:p/>
        </draw:polygon>
        <draw:polygon draw:style-name="gr28" draw:text-style-name="P11" draw:layer="layout" svg:width="0.14cm" svg:height="0.214cm" svg:x="6.874cm" svg:y="4.396cm" svg:viewBox="0 0 141 215" draw:points="0,0 0,215 141,74">
          <text:p/>
        </draw:polygon>
        <draw:polygon draw:style-name="gr28" draw:text-style-name="P11" draw:layer="layout" svg:width="0.093cm" svg:height="0.074cm" svg:x="5.957cm" svg:y="3.771cm" svg:viewBox="0 0 94 75" draw:points="0,0 0,75 94,75">
          <text:p/>
        </draw:polygon>
        <draw:polygon draw:style-name="gr28" draw:text-style-name="P11" draw:layer="layout" svg:width="0.153cm" svg:height="0.306cm" svg:x="4.276cm" svg:y="2.469cm" svg:viewBox="0 0 154 307" draw:points="0,154 154,307 154,0">
          <text:p/>
        </draw:polygon>
        <draw:polygon draw:style-name="gr28" draw:text-style-name="P11" draw:layer="layout" svg:width="0.037cm" svg:height="0.025cm" svg:x="3.78cm" svg:y="1.858cm" svg:viewBox="0 0 38 26" draw:points="11,26 38,0 0,0">
          <text:p/>
        </draw:polygon>
        <draw:polygon draw:style-name="gr28" draw:text-style-name="P11" draw:layer="layout" svg:width="0.078cm" svg:height="0.079cm" svg:x="4.656cm" svg:y="3.308cm" svg:viewBox="0 0 79 80" draw:points="59,80 79,80 0,0">
          <text:p/>
        </draw:polygon>
        <draw:polygon draw:style-name="gr28" draw:text-style-name="P11" draw:layer="layout" svg:width="0.065cm" svg:height="0.064cm" svg:x="5.957cm" svg:y="4.61cm" svg:viewBox="0 0 66 65" draw:points="66,65 0,0 0,17">
          <text:p/>
        </draw:polygon>
        <draw:polygon draw:style-name="gr28" draw:text-style-name="P11" draw:layer="layout" svg:width="0.067cm" svg:height="0.007cm" svg:x="9.1cm" svg:y="5.832cm" svg:viewBox="0 0 68 8" draw:points="68,8 68,0 0,0">
          <text:p/>
        </draw:polygon>
        <draw:polygon draw:style-name="gr29" draw:text-style-name="P11" draw:layer="layout" svg:width="0.305cm" svg:height="0.153cm" svg:x="3.206cm" svg:y="0.329cm" svg:viewBox="0 0 306 154" draw:points="0,0 152,154 306,0">
          <text:p/>
        </draw:polygon>
        <draw:polygon draw:style-name="gr30" draw:text-style-name="P2" draw:layer="layout" svg:width="0.305cm" svg:height="0.153cm" svg:x="3.206cm" svg:y="0.329cm" svg:viewBox="0 0 306 154" draw:points="0,0 152,154 306,0">
          <text:p/>
        </draw:polygon>
        <draw:polygon draw:style-name="gr28" draw:text-style-name="P11" draw:layer="layout" svg:width="0.153cm" svg:height="0.153cm" svg:x="7.486cm" svg:y="4.762cm" svg:viewBox="0 0 154 154" draw:points="154,0 0,0 0,154">
          <text:p/>
        </draw:polygon>
        <draw:polygon draw:style-name="gr28" draw:text-style-name="P11" draw:layer="layout" svg:width="0.306cm" svg:height="0.305cm" svg:x="6.874cm" svg:y="4.61cm" svg:viewBox="0 0 307 306" draw:points="0,0 0,306 307,0">
          <text:p/>
        </draw:polygon>
        <draw:polygon draw:style-name="gr28" draw:text-style-name="P11" draw:layer="layout" svg:width="0.153cm" svg:height="0.153cm" svg:x="4.276cm" svg:y="2.164cm" svg:viewBox="0 0 154 154" draw:points="0,0 0,154 154,0">
          <text:p/>
        </draw:polygon>
        <draw:polygon draw:style-name="gr28" draw:text-style-name="P11" draw:layer="layout" svg:width="0.1cm" svg:height="0.128cm" svg:x="4.887cm" svg:y="2.647cm" svg:viewBox="0 0 101 129" draw:points="0,0 0,129 101,129">
          <text:p/>
        </draw:polygon>
        <draw:polygon draw:style-name="gr28" draw:text-style-name="P11" draw:layer="layout" svg:width="0.035cm" svg:height="0.066cm" svg:x="3.935cm" svg:y="2.164cm" svg:viewBox="0 0 36 67" draw:points="36,67 36,0 0,0">
          <text:p/>
        </draw:polygon>
        <draw:polygon draw:style-name="gr28" draw:text-style-name="P11" draw:layer="layout" svg:width="0.153cm" svg:height="0.153cm" svg:x="3.97cm" svg:y="2.011cm" svg:viewBox="0 0 154 154" draw:points="0,0 0,154 154,154">
          <text:p/>
        </draw:polygon>
        <draw:polygon draw:style-name="gr28" draw:text-style-name="P11" draw:layer="layout" svg:width="0.026cm" svg:height="0.077cm" svg:x="3.791cm" svg:y="1.858cm" svg:viewBox="0 0 27 78" draw:points="27,78 27,0 0,25">
          <text:p/>
        </draw:polygon>
        <draw:polygon draw:style-name="gr28" draw:text-style-name="P11" draw:layer="layout" svg:width="0.013cm" svg:height="0.034cm" svg:x="4.11cm" svg:y="2.469cm" svg:viewBox="0 0 14 35" draw:points="14,35 14,0 0,13">
          <text:p/>
        </draw:polygon>
        <draw:polygon draw:style-name="gr28" draw:text-style-name="P11" draw:layer="layout" svg:width="0.058cm" svg:height="0.058cm" svg:x="4.429cm" svg:y="2.011cm" svg:viewBox="0 0 59 59" draw:points="22,0 0,0 59,59">
          <text:p/>
        </draw:polygon>
        <draw:polygon draw:style-name="gr28" draw:text-style-name="P11" draw:layer="layout" svg:width="0.153cm" svg:height="0.153cm" svg:x="4.734cm" svg:y="2.775cm" svg:viewBox="0 0 154 154" draw:points="154,154 154,0 0,0">
          <text:p/>
        </draw:polygon>
        <draw:polygon draw:style-name="gr28" draw:text-style-name="P11" draw:layer="layout" svg:width="0.306cm" svg:height="0.153cm" svg:x="6.263cm" svg:y="4.304cm" svg:viewBox="0 0 307 154" draw:points="153,154 307,0 0,0">
          <text:p/>
        </draw:polygon>
        <draw:polygon draw:style-name="gr28" draw:text-style-name="P11" draw:layer="layout" svg:width="0.306cm" svg:height="0.153cm" svg:x="5.651cm" svg:y="4.304cm" svg:viewBox="0 0 307 154" draw:points="153,154 307,0 0,0">
          <text:p/>
        </draw:polygon>
        <draw:polygon draw:style-name="gr29" draw:text-style-name="P11" draw:layer="layout" svg:width="0.028cm" svg:height="0.03cm" svg:x="9.598cm" svg:y="5.832cm" svg:viewBox="0 0 29 31" draw:points="29,31 29,0 0,30">
          <text:p/>
        </draw:polygon>
        <draw:polygon draw:style-name="gr30" draw:text-style-name="P2" draw:layer="layout" svg:width="0.028cm" svg:height="0.03cm" svg:x="9.598cm" svg:y="5.832cm" svg:viewBox="0 0 29 31" draw:points="29,31 29,0 0,30">
          <text:p/>
        </draw:polygon>
        <draw:polygon draw:style-name="gr28" draw:text-style-name="P11" draw:layer="layout" svg:width="0.254cm" svg:height="0.143cm" svg:x="8.751cm" svg:y="5.68cm" svg:viewBox="0 0 255 144" draw:points="255,144 111,0 0,110">
          <text:p/>
        </draw:polygon>
        <draw:polygon draw:style-name="gr28" draw:text-style-name="P11" draw:layer="layout" svg:width="0.305cm" svg:height="0.153cm" svg:x="6.569cm" svg:y="4.457cm" svg:viewBox="0 0 306 154" draw:points="306,154 153,0 0,154">
          <text:p/>
        </draw:polygon>
        <draw:polygon draw:style-name="gr28" draw:text-style-name="P11" draw:layer="layout" svg:width="0.305cm" svg:height="0.152cm" svg:x="6.569cm" svg:y="4.61cm" svg:viewBox="0 0 306 153" draw:points="153,153 306,0 0,0">
          <text:p/>
        </draw:polygon>
        <draw:polygon draw:style-name="gr28" draw:text-style-name="P11" draw:layer="layout" svg:width="0.048cm" svg:height="0.1cm" svg:x="5.145cm" svg:y="3.845cm" svg:viewBox="0 0 49 101" draw:points="49,101 49,0 0,49">
          <text:p/>
        </draw:polygon>
        <draw:polygon draw:style-name="gr28" draw:text-style-name="P11" draw:layer="layout" svg:width="0.153cm" svg:height="0.306cm" svg:x="6.569cm" svg:y="4.304cm" svg:viewBox="0 0 154 307" draw:points="154,154 0,0 0,307">
          <text:p/>
        </draw:polygon>
        <draw:polygon draw:style-name="gr28" draw:text-style-name="P11" draw:layer="layout" svg:width="0.085cm" svg:height="0.113cm" svg:x="7.792cm" svg:y="4.802cm" svg:viewBox="0 0 86 114" draw:points="0,0 0,114 86,29">
          <text:p/>
        </draw:polygon>
        <draw:polygon draw:style-name="gr28" draw:text-style-name="P11" draw:layer="layout" svg:width="0.105cm" svg:height="0.129cm" svg:x="8.25cm" svg:y="4.939cm" svg:viewBox="0 0 106 130" draw:points="0,0 0,130 106,25">
          <text:p/>
        </draw:polygon>
        <draw:polygon draw:style-name="gr28" draw:text-style-name="P11" draw:layer="layout" svg:width="0.306cm" svg:height="0.153cm" svg:x="6.874cm" svg:y="4.915cm" svg:viewBox="0 0 307 154" draw:points="153,154 307,0 0,0">
          <text:p/>
        </draw:polygon>
        <draw:polygon draw:style-name="gr28" draw:text-style-name="P11" draw:layer="layout" svg:width="0.306cm" svg:height="0.153cm" svg:x="7.486cm" svg:y="4.915cm" svg:viewBox="0 0 307 154" draw:points="153,154 307,0 0,0">
          <text:p/>
        </draw:polygon>
        <draw:polygon draw:style-name="gr28" draw:text-style-name="P11" draw:layer="layout" svg:width="0.306cm" svg:height="0.153cm" svg:x="8.709cm" svg:y="5.527cm" svg:viewBox="0 0 307 154" draw:points="153,154 307,0 0,0">
          <text:p/>
        </draw:polygon>
        <draw:polygon draw:style-name="gr28" draw:text-style-name="P11" draw:layer="layout" svg:width="0.153cm" svg:height="0.077cm" svg:x="3.97cm" svg:y="1.781cm" svg:viewBox="0 0 154 78" draw:points="77,0 0,78 154,78">
          <text:p/>
        </draw:polygon>
        <draw:polygon draw:style-name="gr28" draw:text-style-name="P11" draw:layer="layout" svg:width="0.098cm" svg:height="0.139cm" svg:x="7.333cm" svg:y="4.623cm" svg:viewBox="0 0 99 140" draw:points="0,0 0,140 99,43">
          <text:p/>
        </draw:polygon>
        <draw:polygon draw:style-name="gr28" draw:text-style-name="P11" draw:layer="layout" svg:width="0.039cm" svg:height="0.112cm" svg:x="4.123cm" svg:y="1.44cm" svg:viewBox="0 0 40 113" draw:points="0,0 0,113 40,74">
          <text:p/>
        </draw:polygon>
        <draw:polygon draw:style-name="gr28" draw:text-style-name="P11" draw:layer="layout" svg:width="0.152cm" svg:height="0.305cm" svg:x="4.429cm" svg:y="2.164cm" svg:viewBox="0 0 153 306" draw:points="153,154 0,0 0,306">
          <text:p/>
        </draw:polygon>
        <draw:polygon draw:style-name="gr28" draw:text-style-name="P11" draw:layer="layout" svg:width="0.153cm" svg:height="0.306cm" svg:x="7.027cm" svg:y="4.915cm" svg:viewBox="0 0 154 307" draw:points="154,0 0,154 154,307">
          <text:p/>
        </draw:polygon>
        <draw:polygon draw:style-name="gr28" draw:text-style-name="P11" draw:layer="layout" svg:width="0.108cm" svg:height="0.113cm" svg:x="9.32cm" svg:y="5.108cm" svg:viewBox="0 0 109 114" draw:points="0,0 0,114 109,5">
          <text:p/>
        </draw:polygon>
        <draw:polygon draw:style-name="gr28" draw:text-style-name="P11" draw:layer="layout" svg:width="0.153cm" svg:height="0.152cm" svg:x="9.167cm" svg:y="5.68cm" svg:viewBox="0 0 154 153" draw:points="0,0 0,153 154,153">
          <text:p/>
        </draw:polygon>
        <draw:polygon draw:style-name="gr28" draw:text-style-name="P11" draw:layer="layout" svg:width="0.305cm" svg:height="0.153cm" svg:x="5.346cm" svg:y="3.539cm" svg:viewBox="0 0 306 154" draw:points="153,0 0,154 306,154">
          <text:p/>
        </draw:polygon>
        <draw:polygon draw:style-name="gr28" draw:text-style-name="P11" draw:layer="layout" svg:width="0.028cm" svg:height="0.063cm" svg:x="4.859cm" svg:y="3.539cm" svg:viewBox="0 0 29 64" draw:points="29,64 29,0 0,30">
          <text:p/>
        </draw:polygon>
        <draw:polygon draw:style-name="gr28" draw:text-style-name="P11" draw:layer="layout" svg:width="0.062cm" svg:height="0.028cm" svg:x="5.742cm" svg:y="4.457cm" svg:viewBox="0 0 63 29" draw:points="34,29 63,0 0,0">
          <text:p/>
        </draw:polygon>
        <draw:polygon draw:style-name="gr28" draw:text-style-name="P11" draw:layer="layout" svg:width="0.153cm" svg:height="0.153cm" svg:x="4.887cm" svg:y="2.928cm" svg:viewBox="0 0 154 154" draw:points="154,0 0,0 154,154">
          <text:p/>
        </draw:polygon>
        <draw:polygon draw:style-name="gr28" draw:text-style-name="P11" draw:layer="layout" svg:width="0.01cm" svg:height="0.017cm" svg:x="5.947cm" svg:y="4.61cm" svg:viewBox="0 0 11 18" draw:points="11,18 11,0 0,11">
          <text:p/>
        </draw:polygon>
        <draw:polygon draw:style-name="gr28" draw:text-style-name="P11" draw:layer="layout" svg:width="0.305cm" svg:height="0.153cm" svg:x="6.569cm" svg:y="4.762cm" svg:viewBox="0 0 306 154" draw:points="153,0 0,154 306,154">
          <text:p/>
        </draw:polygon>
        <draw:polygon draw:style-name="gr28" draw:text-style-name="P11" draw:layer="layout" svg:width="0.306cm" svg:height="0.153cm" svg:x="7.18cm" svg:y="4.762cm" svg:viewBox="0 0 307 154" draw:points="153,0 0,154 307,154">
          <text:p/>
        </draw:polygon>
        <draw:polygon draw:style-name="gr28" draw:text-style-name="P11" draw:layer="layout" svg:width="0.306cm" svg:height="0.305cm" svg:x="3.511cm" svg:y="0.941cm" svg:viewBox="0 0 307 306" draw:points="307,306 307,0 0,0">
          <text:p/>
        </draw:polygon>
        <draw:polygon draw:style-name="gr28" draw:text-style-name="P11" draw:layer="layout" svg:width="0.153cm" svg:height="0.306cm" svg:x="4.734cm" svg:y="2.775cm" svg:viewBox="0 0 154 307" draw:points="0,307 154,154 0,0">
          <text:p/>
        </draw:polygon>
        <draw:polygon draw:style-name="gr28" draw:text-style-name="P11" draw:layer="layout" svg:width="0.305cm" svg:height="0.306cm" svg:x="4.429cm" svg:y="2.469cm" svg:viewBox="0 0 306 307" draw:points="0,0 0,307 306,307">
          <text:p/>
        </draw:polygon>
        <draw:polygon draw:style-name="gr28" draw:text-style-name="P11" draw:layer="layout" svg:width="0.305cm" svg:height="0.306cm" svg:x="9.015cm" svg:y="5.221cm" svg:viewBox="0 0 306 307" draw:points="306,307 306,0 0,0">
          <text:p/>
        </draw:polygon>
        <draw:polygon draw:style-name="gr28" draw:text-style-name="P11" draw:layer="layout" svg:width="0.153cm" svg:height="0.306cm" svg:x="3.817cm" svg:y="1.246cm" svg:viewBox="0 0 154 307" draw:points="0,307 154,154 0,0">
          <text:p/>
        </draw:polygon>
        <draw:polygon draw:style-name="gr28" draw:text-style-name="P11" draw:layer="layout" svg:width="0.141cm" svg:height="0.086cm" svg:x="4.288cm" svg:y="2.775cm" svg:viewBox="0 0 142 87" draw:points="55,87 142,0 0,0">
          <text:p/>
        </draw:polygon>
        <draw:polygon draw:style-name="gr28" draw:text-style-name="P11" draw:layer="layout" svg:width="0.153cm" svg:height="0.152cm" svg:x="6.416cm" svg:y="4.61cm" svg:viewBox="0 0 154 153" draw:points="0,0 0,153 154,0">
          <text:p/>
        </draw:polygon>
        <draw:polygon draw:style-name="gr28" draw:text-style-name="P11" draw:layer="layout" svg:width="0.139cm" svg:height="0.233cm" svg:x="6.124cm" svg:y="4.61cm" svg:viewBox="0 0 140 234" draw:points="140,234 140,0 0,138">
          <text:p/>
        </draw:polygon>
        <draw:polygon draw:style-name="gr29" draw:text-style-name="P11" draw:layer="layout" svg:width="0.104cm" svg:height="0.104cm" svg:x="9.522cm" svg:y="5.117cm" svg:viewBox="0 0 105 105" draw:points="0,0 105,105 105,3">
          <text:p/>
        </draw:polygon>
        <draw:polygon draw:style-name="gr30" draw:text-style-name="P2" draw:layer="layout" svg:width="0.104cm" svg:height="0.104cm" svg:x="9.522cm" svg:y="5.117cm" svg:viewBox="0 0 105 105" draw:points="0,0 105,105 105,3">
          <text:p/>
        </draw:polygon>
        <draw:polygon draw:style-name="gr28" draw:text-style-name="P11" draw:layer="layout" svg:width="0.153cm" svg:height="0.153cm" svg:x="5.193cm" svg:y="3.234cm" svg:viewBox="0 0 154 154" draw:points="154,0 0,0 154,154">
          <text:p/>
        </draw:polygon>
        <draw:polygon draw:style-name="gr28" draw:text-style-name="P11" draw:layer="layout" svg:width="0.066cm" svg:height="0.014cm" svg:x="8.097cm" svg:y="4.901cm" svg:viewBox="0 0 67 15" draw:points="14,0 0,15 67,15">
          <text:p/>
        </draw:polygon>
        <draw:polygon draw:style-name="gr28" draw:text-style-name="P11" draw:layer="layout" svg:width="0.049cm" svg:height="0.094cm" svg:x="5.45cm" svg:y="4.151cm" svg:viewBox="0 0 50 95" draw:points="50,95 50,0 0,49">
          <text:p/>
        </draw:polygon>
        <draw:polygon draw:style-name="gr28" draw:text-style-name="P11" draw:layer="layout" svg:width="0.016cm" svg:height="0.018cm" svg:x="9.304cm" svg:y="5.832cm" svg:viewBox="0 0 17 19" draw:points="17,19 17,0 0,18">
          <text:p/>
        </draw:polygon>
        <draw:polygon draw:style-name="gr28" draw:text-style-name="P11" draw:layer="layout" svg:width="0.305cm" svg:height="0.153cm" svg:x="5.346cm" svg:y="3.998cm" svg:viewBox="0 0 306 154" draw:points="153,154 306,0 0,0">
          <text:p/>
        </draw:polygon>
        <draw:polygon draw:style-name="gr28" draw:text-style-name="P11" draw:layer="layout" svg:width="0.305cm" svg:height="0.153cm" svg:x="5.346cm" svg:y="3.692cm" svg:viewBox="0 0 306 154" draw:points="0,0 153,154 306,0">
          <text:p/>
        </draw:polygon>
        <draw:polygon draw:style-name="gr28" draw:text-style-name="P11" draw:layer="layout" svg:width="0.152cm" svg:height="0.153cm" svg:x="5.499cm" svg:y="3.692cm" svg:viewBox="0 0 153 154" draw:points="0,154 153,154 153,0">
          <text:p/>
        </draw:polygon>
        <draw:polygon draw:style-name="gr28" draw:text-style-name="P11" draw:layer="layout" svg:width="0.153cm" svg:height="0.153cm" svg:x="6.874cm" svg:y="4.915cm" svg:viewBox="0 0 154 154" draw:points="0,154 154,154 0,0">
          <text:p/>
        </draw:polygon>
        <draw:polygon draw:style-name="gr28" draw:text-style-name="P11" draw:layer="layout" svg:width="0.306cm" svg:height="0.153cm" svg:x="5.04cm" svg:y="3.234cm" svg:viewBox="0 0 307 154" draw:points="153,0 0,154 307,154">
          <text:p/>
        </draw:polygon>
        <draw:polygon draw:style-name="gr28" draw:text-style-name="P11" draw:layer="layout" svg:width="0.112cm" svg:height="0.113cm" svg:x="7.068cm" svg:y="4.497cm" svg:viewBox="0 0 113 114" draw:points="0,0 113,114 113,57">
          <text:p/>
        </draw:polygon>
        <draw:polygon draw:style-name="gr28" draw:text-style-name="P11" draw:layer="layout" svg:width="0.153cm" svg:height="0.153cm" svg:x="5.651cm" svg:y="3.845cm" svg:viewBox="0 0 154 154" draw:points="154,0 0,0 0,154">
          <text:p/>
        </draw:polygon>
        <draw:polygon draw:style-name="gr28" draw:text-style-name="P11" draw:layer="layout" svg:width="0.153cm" svg:height="0.306cm" svg:x="7.639cm" svg:y="4.915cm" svg:viewBox="0 0 154 307" draw:points="154,0 0,154 154,307">
          <text:p/>
        </draw:polygon>
        <draw:polygon draw:style-name="gr28" draw:text-style-name="P11" draw:layer="layout" svg:width="0.153cm" svg:height="0.153cm" svg:x="6.416cm" svg:y="4.762cm" svg:viewBox="0 0 154 154" draw:points="0,0 0,154 154,154">
          <text:p/>
        </draw:polygon>
        <draw:polygon draw:style-name="gr28" draw:text-style-name="P11" draw:layer="layout" svg:width="0.305cm" svg:height="0.153cm" svg:x="5.346cm" svg:y="3.845cm" svg:viewBox="0 0 306 154" draw:points="306,154 153,0 0,154">
          <text:p/>
        </draw:polygon>
        <draw:polygon draw:style-name="gr28" draw:text-style-name="P11" draw:layer="layout" svg:width="0.153cm" svg:height="0.153cm" svg:x="8.097cm" svg:y="5.068cm" svg:viewBox="0 0 154 154" draw:points="154,0 0,0 0,154">
          <text:p/>
        </draw:polygon>
        <draw:polygon draw:style-name="gr28" draw:text-style-name="P11" draw:layer="layout" svg:width="0.305cm" svg:height="0.153cm" svg:x="7.792cm" svg:y="4.915cm" svg:viewBox="0 0 306 154" draw:points="0,0 153,154 306,0">
          <text:p/>
        </draw:polygon>
        <draw:polygon draw:style-name="gr28" draw:text-style-name="P11" draw:layer="layout" svg:width="0.152cm" svg:height="0.153cm" svg:x="7.945cm" svg:y="4.915cm" svg:viewBox="0 0 153 154" draw:points="0,154 153,154 153,0">
          <text:p/>
        </draw:polygon>
        <draw:polygon draw:style-name="gr28" draw:text-style-name="P11" draw:layer="layout" svg:width="0.306cm" svg:height="0.152cm" svg:x="4.734cm" svg:y="3.387cm" svg:viewBox="0 0 307 153" draw:points="153,153 307,0 0,0">
          <text:p/>
        </draw:polygon>
        <draw:polygon draw:style-name="gr28" draw:text-style-name="P11" draw:layer="layout" svg:width="0.041cm" svg:height="0.026cm" svg:x="6.375cm" svg:y="4.915cm" svg:viewBox="0 0 42 27" draw:points="42,27 42,0 0,0">
          <text:p/>
        </draw:polygon>
        <draw:polygon draw:style-name="gr28" draw:text-style-name="P11" draw:layer="layout" svg:width="0.153cm" svg:height="0.305cm" svg:x="7.18cm" svg:y="4.61cm" svg:viewBox="0 0 154 306" draw:points="0,306 154,153 0,0">
          <text:p/>
        </draw:polygon>
        <draw:polygon draw:style-name="gr28" draw:text-style-name="P11" draw:layer="layout" svg:width="0.152cm" svg:height="0.306cm" svg:x="7.945cm" svg:y="5.221cm" svg:viewBox="0 0 153 307" draw:points="153,0 0,154 153,307">
          <text:p/>
        </draw:polygon>
        <draw:polygon draw:style-name="gr28" draw:text-style-name="P11" draw:layer="layout" svg:width="0.153cm" svg:height="0.153cm" svg:x="7.792cm" svg:y="5.221cm" svg:viewBox="0 0 154 154" draw:points="0,154 154,154 0,0">
          <text:p/>
        </draw:polygon>
        <draw:polygon draw:style-name="gr28" draw:text-style-name="P11" draw:layer="layout" svg:width="0.153cm" svg:height="0.306cm" svg:x="7.486cm" svg:y="4.915cm" svg:viewBox="0 0 154 307" draw:points="0,307 154,154 0,0">
          <text:p/>
        </draw:polygon>
        <draw:polygon draw:style-name="gr28" draw:text-style-name="P11" draw:layer="layout" svg:width="0.153cm" svg:height="0.306cm" svg:x="3.817cm" svg:y="1.552cm" svg:viewBox="0 0 154 307" draw:points="154,154 0,0 0,307">
          <text:p/>
        </draw:polygon>
        <draw:polygon draw:style-name="gr28" draw:text-style-name="P11" draw:layer="layout" svg:width="0.306cm" svg:height="0.153cm" svg:x="8.403cm" svg:y="5.527cm" svg:viewBox="0 0 307 154" draw:points="0,0 153,154 307,0">
          <text:p/>
        </draw:polygon>
        <draw:polygon draw:style-name="gr28" draw:text-style-name="P11" draw:layer="layout" svg:width="0.16cm" svg:height="0.094cm" svg:x="8.49cm" svg:y="5.68cm" svg:viewBox="0 0 161 95" draw:points="161,95 67,0 0,66">
          <text:p/>
        </draw:polygon>
        <draw:polygon draw:style-name="gr28" draw:text-style-name="P11" draw:layer="layout" svg:width="0.111cm" svg:height="0.11cm" svg:x="3.817cm" svg:y="0.941cm" svg:viewBox="0 0 112 111" draw:points="58,0 0,0 112,111">
          <text:p/>
        </draw:polygon>
        <draw:polygon draw:style-name="gr28" draw:text-style-name="P11" draw:layer="layout" svg:width="0.077cm" svg:height="0.153cm" svg:x="3.893cm" svg:y="1.858cm" svg:viewBox="0 0 78 154" draw:points="78,0 0,77 78,154">
          <text:p/>
        </draw:polygon>
        <draw:polygon draw:style-name="gr28" draw:text-style-name="P11" draw:layer="layout" svg:width="0.153cm" svg:height="0.076cm" svg:x="4.276cm" svg:y="2.011cm" svg:viewBox="0 0 154 77" draw:points="77,77 154,0 0,0">
          <text:p/>
        </draw:polygon>
        <draw:polygon draw:style-name="gr28" draw:text-style-name="P11" draw:layer="layout" svg:width="0.082cm" svg:height="0.14cm" svg:x="4.276cm" svg:y="1.718cm" svg:viewBox="0 0 83 141" draw:points="0,0 0,141 83,141">
          <text:p/>
        </draw:polygon>
        <draw:polygon draw:style-name="gr28" draw:text-style-name="P11" draw:layer="layout" svg:width="0.153cm" svg:height="0.306cm" svg:x="6.263cm" svg:y="4.304cm" svg:viewBox="0 0 154 307" draw:points="0,307 154,154 0,0">
          <text:p/>
        </draw:polygon>
        <draw:polygon draw:style-name="gr28" draw:text-style-name="P11" draw:layer="layout" svg:width="0.153cm" svg:height="0.306cm" svg:x="6.416cm" svg:y="4.304cm" svg:viewBox="0 0 154 307" draw:points="154,0 0,154 154,307">
          <text:p/>
        </draw:polygon>
        <draw:polygon draw:style-name="gr28" draw:text-style-name="P11" draw:layer="layout" svg:width="0.306cm" svg:height="0.306cm" svg:x="8.403cm" svg:y="5.221cm" svg:viewBox="0 0 307 307" draw:points="307,307 307,0 0,0">
          <text:p/>
        </draw:polygon>
        <draw:polygon draw:style-name="gr28" draw:text-style-name="P11" draw:layer="layout" svg:width="0.153cm" svg:height="0.152cm" svg:x="6.569cm" svg:y="4.61cm" svg:viewBox="0 0 154 153" draw:points="0,153 154,153 0,0">
          <text:p/>
        </draw:polygon>
        <draw:polygon draw:style-name="gr28" draw:text-style-name="P11" draw:layer="layout" svg:width="0.041cm" svg:height="0.077cm" svg:x="5.61cm" svg:y="4.304cm" svg:viewBox="0 0 42 78" draw:points="42,78 42,0 0,41">
          <text:p/>
        </draw:polygon>
        <draw:polygon draw:style-name="gr28" draw:text-style-name="P11" draw:layer="layout" svg:width="0.152cm" svg:height="0.305cm" svg:x="6.722cm" svg:y="4.61cm" svg:viewBox="0 0 153 306" draw:points="153,0 0,153 153,306">
          <text:p/>
        </draw:polygon>
        <draw:polygon draw:style-name="gr28" draw:text-style-name="P11" draw:layer="layout" svg:width="0.025cm" svg:height="0.025cm" svg:x="8.072cm" svg:y="4.89cm" svg:viewBox="0 0 26 26" draw:points="0,0 26,26 26,8">
          <text:p/>
        </draw:polygon>
        <draw:polygon draw:style-name="gr28" draw:text-style-name="P11" draw:layer="layout" svg:width="0.306cm" svg:height="0.153cm" svg:x="8.709cm" svg:y="5.068cm" svg:viewBox="0 0 307 154" draw:points="153,0 0,154 307,154">
          <text:p/>
        </draw:polygon>
        <draw:polygon draw:style-name="gr28" draw:text-style-name="P11" draw:layer="layout" svg:width="0.306cm" svg:height="0.153cm" svg:x="8.403cm" svg:y="5.068cm" svg:viewBox="0 0 307 154" draw:points="307,154 153,0 0,154">
          <text:p/>
        </draw:polygon>
        <draw:polygon draw:style-name="gr28" draw:text-style-name="P11" draw:layer="layout" svg:width="0.152cm" svg:height="0.153cm" svg:x="6.722cm" svg:y="4.915cm" svg:viewBox="0 0 153 154" draw:points="0,154 153,154 153,0">
          <text:p/>
        </draw:polygon>
        <draw:polygon draw:style-name="gr28" draw:text-style-name="P11" draw:layer="layout" svg:width="0.153cm" svg:height="0.153cm" svg:x="7.333cm" svg:y="4.762cm" svg:viewBox="0 0 154 154" draw:points="154,0 0,0 154,154">
          <text:p/>
        </draw:polygon>
        <draw:polygon draw:style-name="gr28" draw:text-style-name="P11" draw:layer="layout" svg:width="0.306cm" svg:height="0.153cm" svg:x="4.734cm" svg:y="3.234cm" svg:viewBox="0 0 307 154" draw:points="307,154 153,0 0,154">
          <text:p/>
        </draw:polygon>
        <draw:polygon draw:style-name="gr29" draw:text-style-name="P11" draw:layer="layout" svg:width="0.153cm" svg:height="0.306cm" svg:x="3.511cm" svg:y="0.329cm" svg:viewBox="0 0 154 307" draw:points="0,307 154,154 0,0">
          <text:p/>
        </draw:polygon>
        <draw:polygon draw:style-name="gr30" draw:text-style-name="P2" draw:layer="layout" svg:width="0.153cm" svg:height="0.306cm" svg:x="3.511cm" svg:y="0.329cm" svg:viewBox="0 0 154 307" draw:points="0,307 154,154 0,0">
          <text:p/>
        </draw:polygon>
        <draw:polygon draw:style-name="gr28" draw:text-style-name="P11" draw:layer="layout" svg:width="0.306cm" svg:height="0.153cm" svg:x="3.511cm" svg:y="0.788cm" svg:viewBox="0 0 307 154" draw:points="307,154 153,0 0,154">
          <text:p/>
        </draw:polygon>
        <draw:polygon draw:style-name="gr28" draw:text-style-name="P11" draw:layer="layout" svg:width="0.057cm" svg:height="0.083cm" svg:x="3.301cm" svg:y="0.731cm" svg:viewBox="0 0 58 84" draw:points="32,84 58,57 0,0">
          <text:p/>
        </draw:polygon>
        <draw:polygon draw:style-name="gr28" draw:text-style-name="P11" draw:layer="layout" svg:width="0.153cm" svg:height="0.076cm" svg:x="3.97cm" svg:y="1.705cm" svg:viewBox="0 0 154 77" draw:points="77,77 154,0 0,0">
          <text:p/>
        </draw:polygon>
        <draw:polygon draw:style-name="gr28" draw:text-style-name="P11" draw:layer="layout" svg:width="0.153cm" svg:height="0.153cm" svg:x="5.804cm" svg:y="3.845cm" svg:viewBox="0 0 154 154" draw:points="154,0 0,0 154,154">
          <text:p/>
        </draw:polygon>
        <draw:polygon draw:style-name="gr28" draw:text-style-name="P11" draw:layer="layout" svg:width="0.015cm" svg:height="0.021cm" svg:x="3.664cm" svg:y="0.476cm" svg:viewBox="0 0 16 22" draw:points="6,0 0,6 16,22">
          <text:p/>
        </draw:polygon>
        <draw:polygon draw:style-name="gr28" draw:text-style-name="P11" draw:layer="layout" svg:width="0.153cm" svg:height="0.153cm" svg:x="4.123cm" svg:y="1.858cm" svg:viewBox="0 0 154 154" draw:points="154,154 154,0 0,0">
          <text:p/>
        </draw:polygon>
        <draw:polygon draw:style-name="gr28" draw:text-style-name="P11" draw:layer="layout" svg:width="0.152cm" svg:height="0.153cm" svg:x="4.429cm" svg:y="2.775cm" svg:viewBox="0 0 153 154" draw:points="0,154 153,154 0,0">
          <text:p/>
        </draw:polygon>
        <draw:polygon draw:style-name="gr28" draw:text-style-name="P11" draw:layer="layout" svg:width="0.153cm" svg:height="0.153cm" svg:x="4.887cm" svg:y="3.234cm" svg:viewBox="0 0 154 154" draw:points="154,0 0,0 154,154">
          <text:p/>
        </draw:polygon>
        <draw:polygon draw:style-name="gr28" draw:text-style-name="P11" draw:layer="layout" svg:width="0.153cm" svg:height="0.306cm" svg:x="5.193cm" svg:y="3.692cm" svg:viewBox="0 0 154 307" draw:points="154,0 0,154 154,307">
          <text:p/>
        </draw:polygon>
        <draw:polygon draw:style-name="gr28" draw:text-style-name="P11" draw:layer="layout" svg:width="0.039cm" svg:height="0.057cm" svg:x="7.18cm" svg:y="4.553cm" svg:viewBox="0 0 40 58" draw:points="0,0 0,58 40,19">
          <text:p/>
        </draw:polygon>
        <draw:polygon draw:style-name="gr28" draw:text-style-name="P11" draw:layer="layout" svg:width="0.153cm" svg:height="0.153cm" svg:x="3.817cm" svg:y="1.705cm" svg:viewBox="0 0 154 154" draw:points="154,154 154,0 0,154">
          <text:p/>
        </draw:polygon>
        <draw:polygon draw:style-name="gr28" draw:text-style-name="P11" draw:layer="layout" svg:width="0.128cm" svg:height="0.077cm" svg:x="8.479cm" svg:y="4.991cm" svg:viewBox="0 0 129 78" draw:points="0,0 78,78 129,26">
          <text:p/>
        </draw:polygon>
        <draw:polygon draw:style-name="gr28" draw:text-style-name="P11" draw:layer="layout" svg:width="0.306cm" svg:height="0.153cm" svg:x="5.651cm" svg:y="3.845cm" svg:viewBox="0 0 307 154" draw:points="153,0 0,154 307,154">
          <text:p/>
        </draw:polygon>
        <draw:polygon draw:style-name="gr28" draw:text-style-name="P11" draw:layer="layout" svg:width="0.153cm" svg:height="0.153cm" svg:x="5.651cm" svg:y="3.692cm" svg:viewBox="0 0 154 154" draw:points="0,154 154,154 0,0">
          <text:p/>
        </draw:polygon>
        <draw:polygon draw:style-name="gr28" draw:text-style-name="P11" draw:layer="layout" svg:width="0.306cm" svg:height="0.305cm" svg:x="5.04cm" svg:y="3.387cm" svg:viewBox="0 0 307 306" draw:points="0,306 307,306 307,0">
          <text:p/>
        </draw:polygon>
        <draw:polygon draw:style-name="gr28" draw:text-style-name="P11" draw:layer="layout" svg:width="0.153cm" svg:height="0.306cm" svg:x="5.346cm" svg:y="3.692cm" svg:viewBox="0 0 154 307" draw:points="154,154 0,0 0,307">
          <text:p/>
        </draw:polygon>
        <draw:polygon draw:style-name="gr28" draw:text-style-name="P11" draw:layer="layout" svg:width="0.153cm" svg:height="0.306cm" svg:x="3.358cm" svg:y="0.635cm" svg:viewBox="0 0 154 307" draw:points="154,0 0,154 154,307">
          <text:p/>
        </draw:polygon>
        <draw:polygon draw:style-name="gr29" draw:text-style-name="P11" draw:layer="layout" svg:width="0.128cm" svg:height="0.141cm" svg:x="9.015cm" svg:y="5.08cm" svg:viewBox="0 0 129 142" draw:points="0,0 0,142 129,13">
          <text:p/>
        </draw:polygon>
        <draw:polygon draw:style-name="gr30" draw:text-style-name="P2" draw:layer="layout" svg:width="0.128cm" svg:height="0.141cm" svg:x="9.015cm" svg:y="5.08cm" svg:viewBox="0 0 129 142" draw:points="0,0 0,142 129,13">
          <text:p/>
        </draw:polygon>
        <draw:polygon draw:style-name="gr28" draw:text-style-name="P11" draw:layer="layout" svg:width="0.153cm" svg:height="0.153cm" svg:x="8.25cm" svg:y="5.068cm" svg:viewBox="0 0 154 154" draw:points="154,0 0,0 154,154">
          <text:p/>
        </draw:polygon>
        <draw:polygon draw:style-name="gr28" draw:text-style-name="P11" draw:layer="layout" svg:width="0.153cm" svg:height="0.153cm" svg:x="7.027cm" svg:y="5.068cm" svg:viewBox="0 0 154 154" draw:points="0,0 0,154 154,154">
          <text:p/>
        </draw:polygon>
        <draw:polygon draw:style-name="gr28" draw:text-style-name="P11" draw:layer="layout" svg:width="0.019cm" svg:height="0.019cm" svg:x="9.32cm" svg:y="5.832cm" svg:viewBox="0 0 20 20" draw:points="20,20 0,0 0,19">
          <text:p/>
        </draw:polygon>
        <draw:polygon draw:style-name="gr28" draw:text-style-name="P11" draw:layer="layout" svg:width="0.034cm" svg:height="0.043cm" svg:x="7.759cm" svg:y="5.527cm" svg:viewBox="0 0 35 44" draw:points="35,44 35,0 0,32">
          <text:p/>
        </draw:polygon>
        <draw:polygon draw:style-name="gr28" draw:text-style-name="P11" draw:layer="layout" svg:width="0.153cm" svg:height="0.153cm" svg:x="8.097cm" svg:y="4.915cm" svg:viewBox="0 0 154 154" draw:points="0,154 154,154 0,0">
          <text:p/>
        </draw:polygon>
        <draw:polygon draw:style-name="gr29" draw:text-style-name="P11" draw:layer="layout" svg:width="0.106cm" svg:height="0.051cm" svg:x="6.921cm" svg:y="5.221cm" svg:viewBox="0 0 107 52" draw:points="107,52 107,0 0,0">
          <text:p/>
        </draw:polygon>
        <draw:polygon draw:style-name="gr30" draw:text-style-name="P2" draw:layer="layout" svg:width="0.106cm" svg:height="0.051cm" svg:x="6.921cm" svg:y="5.221cm" svg:viewBox="0 0 107 52" draw:points="107,52 107,0 0,0">
          <text:p/>
        </draw:polygon>
        <draw:polygon draw:style-name="gr28" draw:text-style-name="P11" draw:layer="layout" svg:width="0.306cm" svg:height="0.306cm" svg:x="5.651cm" svg:y="3.998cm" svg:viewBox="0 0 307 307" draw:points="0,307 307,307 307,0">
          <text:p/>
        </draw:polygon>
        <draw:polygon draw:style-name="gr28" draw:text-style-name="P11" draw:layer="layout" svg:width="0.306cm" svg:height="0.306cm" svg:x="5.957cm" svg:y="4.304cm" svg:viewBox="0 0 307 307" draw:points="307,0 0,0 0,307">
          <text:p/>
        </draw:polygon>
        <draw:polygon draw:style-name="gr28" draw:text-style-name="P11" draw:layer="layout" svg:width="0.153cm" svg:height="0.306cm" svg:x="5.804cm" svg:y="4.304cm" svg:viewBox="0 0 154 307" draw:points="154,0 0,154 154,307">
          <text:p/>
        </draw:polygon>
        <draw:polygon draw:style-name="gr28" draw:text-style-name="P11" draw:layer="layout" svg:width="0.153cm" svg:height="0.153cm" svg:x="8.403cm" svg:y="5.068cm" svg:viewBox="0 0 154 154" draw:points="154,0 0,0 0,154">
          <text:p/>
        </draw:polygon>
        <draw:polygon draw:style-name="gr28" draw:text-style-name="P11" draw:layer="layout" svg:width="0.305cm" svg:height="0.153cm" svg:x="7.792cm" svg:y="5.068cm" svg:viewBox="0 0 306 154" draw:points="306,154 153,0 0,154">
          <text:p/>
        </draw:polygon>
        <draw:polygon draw:style-name="gr28" draw:text-style-name="P11" draw:layer="layout" svg:width="0.153cm" svg:height="0.153cm" svg:x="4.123cm" svg:y="1.858cm" svg:viewBox="0 0 154 154" draw:points="0,154 154,154 0,0">
          <text:p/>
        </draw:polygon>
        <draw:polygon draw:style-name="gr28" draw:text-style-name="P11" draw:layer="layout" svg:width="0.074cm" svg:height="0.118cm" svg:x="6.495cm" svg:y="4.915cm" svg:viewBox="0 0 75 119" draw:points="75,119 75,0 0,75">
          <text:p/>
        </draw:polygon>
        <draw:polygon draw:style-name="gr28" draw:text-style-name="P11" draw:layer="layout" svg:width="0.306cm" svg:height="0.153cm" svg:x="8.097cm" svg:y="5.068cm" svg:viewBox="0 0 307 154" draw:points="153,0 0,154 307,154">
          <text:p/>
        </draw:polygon>
        <draw:polygon draw:style-name="gr28" draw:text-style-name="P11" draw:layer="layout" svg:width="0.306cm" svg:height="0.153cm" svg:x="3.817cm" svg:y="1.552cm" svg:viewBox="0 0 307 154" draw:points="0,0 153,154 307,0">
          <text:p/>
        </draw:polygon>
        <draw:polygon draw:style-name="gr28" draw:text-style-name="P11" draw:layer="layout" svg:width="0.305cm" svg:height="0.153cm" svg:x="7.792cm" svg:y="5.221cm" svg:viewBox="0 0 306 154" draw:points="153,154 306,0 0,0">
          <text:p/>
        </draw:polygon>
        <draw:polygon draw:style-name="gr28" draw:text-style-name="P11" draw:layer="layout" svg:width="0.306cm" svg:height="0.305cm" svg:x="6.874cm" svg:y="4.61cm" svg:viewBox="0 0 307 306" draw:points="0,306 307,306 307,0">
          <text:p/>
        </draw:polygon>
        <draw:polygon draw:style-name="gr29" draw:text-style-name="P11" draw:layer="layout" svg:width="0.306cm" svg:height="0.611cm" svg:x="9.32cm" svg:y="5.221cm" svg:viewBox="0 0 307 612" draw:points="0,306 307,612 307,0">
          <text:p/>
        </draw:polygon>
        <draw:polygon draw:style-name="gr30" draw:text-style-name="P2" draw:layer="layout" svg:width="0.306cm" svg:height="0.611cm" svg:x="9.32cm" svg:y="5.221cm" svg:viewBox="0 0 307 612" draw:points="0,306 307,612 307,0">
          <text:p/>
        </draw:polygon>
        <draw:polygon draw:style-name="gr28" draw:text-style-name="P11" draw:layer="layout" svg:width="0.306cm" svg:height="0.153cm" svg:x="8.097cm" svg:y="5.527cm" svg:viewBox="0 0 307 154" draw:points="153,154 307,0 0,0">
          <text:p/>
        </draw:polygon>
        <draw:polygon draw:style-name="gr28" draw:text-style-name="P11" draw:layer="layout" svg:width="0.306cm" svg:height="0.306cm" svg:x="8.097cm" svg:y="5.221cm" svg:viewBox="0 0 307 307" draw:points="0,0 0,307 307,0">
          <text:p/>
        </draw:polygon>
        <draw:polygon draw:style-name="gr28" draw:text-style-name="P11" draw:layer="layout" svg:width="0.061cm" svg:height="0.061cm" svg:x="7.792cm" svg:y="5.527cm" svg:viewBox="0 0 62 62" draw:points="62,62 0,0 0,43">
          <text:p/>
        </draw:polygon>
        <draw:polygon draw:style-name="gr28" draw:text-style-name="P11" draw:layer="layout" svg:width="0.076cm" svg:height="0.153cm" svg:x="3.97cm" svg:y="1.705cm" svg:viewBox="0 0 77 154" draw:points="0,154 77,77 0,0">
          <text:p/>
        </draw:polygon>
        <draw:polygon draw:style-name="gr28" draw:text-style-name="P11" draw:layer="layout" svg:width="0.102cm" svg:height="0.13cm" svg:x="7.995cm" svg:y="5.527cm" svg:viewBox="0 0 103 131" draw:points="103,131 103,0 0,102">
          <text:p/>
        </draw:polygon>
        <draw:polygon draw:style-name="gr28" draw:text-style-name="P11" draw:layer="layout" svg:width="0.305cm" svg:height="0.153cm" svg:x="4.429cm" svg:y="2.775cm" svg:viewBox="0 0 306 154" draw:points="0,0 152,154 306,0">
          <text:p/>
        </draw:polygon>
        <draw:polygon draw:style-name="gr28" draw:text-style-name="P11" draw:layer="layout" svg:width="0.119cm" svg:height="0.073cm" svg:x="4.429cm" svg:y="2.091cm" svg:viewBox="0 0 120 74" draw:points="73,0 0,74 120,74">
          <text:p/>
        </draw:polygon>
        <draw:polygon draw:style-name="gr28" draw:text-style-name="P11" draw:layer="layout" svg:width="0.153cm" svg:height="0.153cm" svg:x="6.11cm" svg:y="4.151cm" svg:viewBox="0 0 154 154" draw:points="154,0 0,0 154,154">
          <text:p/>
        </draw:polygon>
        <draw:polygon draw:style-name="gr28" draw:text-style-name="P11" draw:layer="layout" svg:width="0.051cm" svg:height="0.058cm" svg:x="5.193cm" svg:y="3.023cm" svg:viewBox="0 0 52 59" draw:points="0,0 0,59 52,59">
          <text:p/>
        </draw:polygon>
        <draw:polygon draw:style-name="gr28" draw:text-style-name="P11" draw:layer="layout" svg:width="0.051cm" svg:height="0.102cm" svg:x="5.295cm" svg:y="3.998cm" svg:viewBox="0 0 52 103" draw:points="52,103 52,0 0,51">
          <text:p/>
        </draw:polygon>
        <draw:polygon draw:style-name="gr28" draw:text-style-name="P11" draw:layer="layout" svg:width="0.054cm" svg:height="0.089cm" svg:x="6.569cm" svg:y="4.215cm" svg:viewBox="0 0 55 90" draw:points="0,0 0,90 55,34">
          <text:p/>
        </draw:polygon>
        <draw:polygon draw:style-name="gr28" draw:text-style-name="P11" draw:layer="layout" svg:width="0.153cm" svg:height="0.306cm" svg:x="4.581cm" svg:y="2.775cm" svg:viewBox="0 0 154 307" draw:points="0,154 154,307 154,0">
          <text:p/>
        </draw:polygon>
        <draw:polygon draw:style-name="gr28" draw:text-style-name="P11" draw:layer="layout" svg:width="0.076cm" svg:height="0.153cm" svg:x="4.276cm" svg:y="2.011cm" svg:viewBox="0 0 77 154" draw:points="0,154 77,77 0,0">
          <text:p/>
        </draw:polygon>
        <draw:polygon draw:style-name="gr28" draw:text-style-name="P11" draw:layer="layout" svg:width="0.306cm" svg:height="0.306cm" svg:x="8.709cm" svg:y="5.221cm" svg:viewBox="0 0 307 307" draw:points="0,307 307,307 307,0">
          <text:p/>
        </draw:polygon>
        <draw:polygon draw:style-name="gr28" draw:text-style-name="P11" draw:layer="layout" svg:width="0.306cm" svg:height="0.306cm" svg:x="8.097cm" svg:y="5.221cm" svg:viewBox="0 0 307 307" draw:points="0,307 307,307 307,0">
          <text:p/>
        </draw:polygon>
        <draw:polygon draw:style-name="gr28" draw:text-style-name="P11" draw:layer="layout" svg:width="0.028cm" svg:height="0.063cm" svg:x="3.636cm" svg:y="1.552cm" svg:viewBox="0 0 29 64" draw:points="29,64 29,0 0,0">
          <text:p/>
        </draw:polygon>
        <draw:polygon draw:style-name="gr28" draw:text-style-name="P11" draw:layer="layout" svg:width="0.041cm" svg:height="0.087cm" svg:x="4.999cm" svg:y="3.692cm" svg:viewBox="0 0 42 88" draw:points="42,88 42,0 0,41">
          <text:p/>
        </draw:polygon>
        <draw:polygon draw:style-name="gr28" draw:text-style-name="P11" draw:layer="layout" svg:width="0.077cm" svg:height="0.153cm" svg:x="4.352cm" svg:y="2.011cm" svg:viewBox="0 0 78 154" draw:points="78,0 0,77 78,154">
          <text:p/>
        </draw:polygon>
        <draw:polygon draw:style-name="gr28" draw:text-style-name="P11" draw:layer="layout" svg:width="0.306cm" svg:height="0.153cm" svg:x="4.734cm" svg:y="2.928cm" svg:viewBox="0 0 307 154" draw:points="153,0 0,154 307,154">
          <text:p/>
        </draw:polygon>
        <draw:polygon draw:style-name="gr28" draw:text-style-name="P11" draw:layer="layout" svg:width="0.153cm" svg:height="0.305cm" svg:x="9.167cm" svg:y="5.527cm" svg:viewBox="0 0 154 306" draw:points="0,154 154,306 154,0">
          <text:p/>
        </draw:polygon>
        <draw:polygon draw:style-name="gr28" draw:text-style-name="P11" draw:layer="layout" svg:width="0.242cm" svg:height="0.142cm" svg:x="4.492cm" svg:y="3.081cm" svg:viewBox="0 0 243 143" draw:points="100,143 243,0 0,0">
          <text:p/>
        </draw:polygon>
        <draw:polygon draw:style-name="gr28" draw:text-style-name="P11" draw:layer="layout" svg:width="0.006cm" svg:height="0.02cm" svg:x="3.664cm" svg:y="0.462cm" svg:viewBox="0 0 7 21" draw:points="0,0 0,21 7,15">
          <text:p/>
        </draw:polygon>
        <draw:polygon draw:style-name="gr28" draw:text-style-name="P11" draw:layer="layout" svg:width="0.124cm" svg:height="0.039cm" svg:x="7.18cm" svg:y="4.571cm" svg:viewBox="0 0 125 40" draw:points="40,0 0,40 125,40">
          <text:p/>
        </draw:polygon>
        <draw:polygon draw:style-name="gr28" draw:text-style-name="P11" draw:layer="layout" svg:width="0.087cm" svg:height="0.041cm" svg:x="5.564cm" svg:y="4.304cm" svg:viewBox="0 0 88 42" draw:points="46,42 88,0 0,0">
          <text:p/>
        </draw:polygon>
        <draw:polygon draw:style-name="gr28" draw:text-style-name="P11" draw:layer="layout" svg:width="0.306cm" svg:height="0.306cm" svg:x="7.18cm" svg:y="4.915cm" svg:viewBox="0 0 307 307" draw:points="307,307 307,0 0,307">
          <text:p/>
        </draw:polygon>
        <draw:polygon draw:style-name="gr28" draw:text-style-name="P11" draw:layer="layout" svg:width="0.014cm" svg:height="0.017cm" svg:x="8.097cm" svg:y="4.898cm" svg:viewBox="0 0 15 18" draw:points="0,0 0,18 15,3">
          <text:p/>
        </draw:polygon>
        <draw:polygon draw:style-name="gr28" draw:text-style-name="P11" draw:layer="layout" svg:width="0.306cm" svg:height="0.306cm" svg:x="7.18cm" svg:y="4.915cm" svg:viewBox="0 0 307 307" draw:points="307,0 0,0 0,307">
          <text:p/>
        </draw:polygon>
        <draw:polygon draw:style-name="gr29" draw:text-style-name="P11" draw:layer="layout" svg:width="0.306cm" svg:height="0.306cm" svg:x="9.32cm" svg:y="5.221cm" svg:viewBox="0 0 307 307" draw:points="0,0 0,307 307,0">
          <text:p/>
        </draw:polygon>
        <draw:polygon draw:style-name="gr30" draw:text-style-name="P2" draw:layer="layout" svg:width="0.306cm" svg:height="0.306cm" svg:x="9.32cm" svg:y="5.221cm" svg:viewBox="0 0 307 307" draw:points="0,0 0,307 307,0">
          <text:p/>
        </draw:polygon>
        <draw:polygon draw:style-name="gr28" draw:text-style-name="P11" draw:layer="layout" svg:width="0.306cm" svg:height="0.306cm" svg:x="8.709cm" svg:y="5.221cm" svg:viewBox="0 0 307 307" draw:points="0,0 0,307 307,0">
          <text:p/>
        </draw:polygon>
        <draw:polygon draw:style-name="gr28" draw:text-style-name="P11" draw:layer="layout" svg:width="0.077cm" svg:height="0.153cm" svg:x="4.046cm" svg:y="1.858cm" svg:viewBox="0 0 78 154" draw:points="0,77 78,154 78,0">
          <text:p/>
        </draw:polygon>
        <draw:polygon draw:style-name="gr28" draw:text-style-name="P11" draw:layer="layout" svg:width="0.077cm" svg:height="0.153cm" svg:x="4.046cm" svg:y="1.705cm" svg:viewBox="0 0 78 154" draw:points="78,0 0,77 78,154">
          <text:p/>
        </draw:polygon>
        <draw:polygon draw:style-name="gr28" draw:text-style-name="P11" draw:layer="layout" svg:width="0.013cm" svg:height="0.03cm" svg:x="4.734cm" svg:y="2.439cm" svg:viewBox="0 0 14 31" draw:points="0,0 0,31 14,19">
          <text:p/>
        </draw:polygon>
        <draw:polygon draw:style-name="gr28" draw:text-style-name="P11" draw:layer="layout" svg:width="0.115cm" svg:height="0.076cm" svg:x="3.855cm" svg:y="2.011cm" svg:viewBox="0 0 116 77" draw:points="39,77 116,0 0,0">
          <text:p/>
        </draw:polygon>
        <draw:polygon draw:style-name="gr28" draw:text-style-name="P11" draw:layer="layout" svg:width="0.153cm" svg:height="0.306cm" svg:x="4.734cm" svg:y="3.081cm" svg:viewBox="0 0 154 307" draw:points="154,154 0,0 0,307">
          <text:p/>
        </draw:polygon>
        <draw:polygon draw:style-name="gr28" draw:text-style-name="P11" draw:layer="layout" svg:width="0.153cm" svg:height="0.153cm" svg:x="7.486cm" svg:y="5.068cm" svg:viewBox="0 0 154 154" draw:points="154,154 154,0 0,154">
          <text:p/>
        </draw:polygon>
        <draw:polygon draw:style-name="gr28" draw:text-style-name="P11" draw:layer="layout" svg:width="0.153cm" svg:height="0.153cm" svg:x="4.123cm" svg:y="2.011cm" svg:viewBox="0 0 154 154" draw:points="154,0 0,0 0,154">
          <text:p/>
        </draw:polygon>
        <draw:polygon draw:style-name="gr28" draw:text-style-name="P11" draw:layer="layout" svg:width="0.153cm" svg:height="0.077cm" svg:x="4.276cm" svg:y="2.087cm" svg:viewBox="0 0 154 78" draw:points="77,0 0,78 154,78">
          <text:p/>
        </draw:polygon>
        <draw:polygon draw:style-name="gr28" draw:text-style-name="P11" draw:layer="layout" svg:width="0.153cm" svg:height="0.153cm" svg:x="4.123cm" svg:y="2.164cm" svg:viewBox="0 0 154 154" draw:points="154,154 154,0 0,0">
          <text:p/>
        </draw:polygon>
        <draw:polygon draw:style-name="gr28" draw:text-style-name="P11" draw:layer="layout" svg:width="0.153cm" svg:height="0.152cm" svg:x="6.416cm" svg:y="4.61cm" svg:viewBox="0 0 154 153" draw:points="0,153 154,153 154,0">
          <text:p/>
        </draw:polygon>
        <draw:polygon draw:style-name="gr28" draw:text-style-name="P11" draw:layer="layout" svg:width="0.153cm" svg:height="0.153cm" svg:x="3.97cm" svg:y="1.552cm" svg:viewBox="0 0 154 154" draw:points="0,154 154,154 154,0">
          <text:p/>
        </draw:polygon>
        <draw:polygon draw:style-name="gr28" draw:text-style-name="P11" draw:layer="layout" svg:width="0.044cm" svg:height="0.044cm" svg:x="4.079cm" svg:y="2.425cm" svg:viewBox="0 0 45 45" draw:points="24,45 45,45 0,0">
          <text:p/>
        </draw:polygon>
        <draw:polygon draw:style-name="gr28" draw:text-style-name="P11" draw:layer="layout" svg:width="0.153cm" svg:height="0.153cm" svg:x="5.04cm" svg:y="3.234cm" svg:viewBox="0 0 154 154" draw:points="154,0 0,0 0,154">
          <text:p/>
        </draw:polygon>
        <draw:polygon draw:style-name="gr28" draw:text-style-name="P11" draw:layer="layout" svg:width="0.306cm" svg:height="0.152cm" svg:x="4.123cm" svg:y="2.317cm" svg:viewBox="0 0 307 153" draw:points="153,0 0,153 307,153">
          <text:p/>
        </draw:polygon>
        <draw:polygon draw:style-name="gr28" draw:text-style-name="P11" draw:layer="layout" svg:width="0.022cm" svg:height="0.012cm" svg:x="4.734cm" svg:y="2.457cm" svg:viewBox="0 0 23 13" draw:points="14,0 0,13 23,13">
          <text:p/>
        </draw:polygon>
        <draw:polygon draw:style-name="gr28" draw:text-style-name="P11" draw:layer="layout" svg:width="0.101cm" svg:height="0.051cm" svg:x="5.245cm" svg:y="3.998cm" svg:viewBox="0 0 102 52" draw:points="51,52 102,0 0,0">
          <text:p/>
        </draw:polygon>
        <draw:polygon draw:style-name="gr28" draw:text-style-name="P11" draw:layer="layout" svg:width="0.153cm" svg:height="0.306cm" svg:x="5.957cm" svg:y="3.998cm" svg:viewBox="0 0 154 307" draw:points="0,307 154,154 0,0">
          <text:p/>
        </draw:polygon>
        <draw:polygon draw:style-name="gr28" draw:text-style-name="P11" draw:layer="layout" svg:width="0.153cm" svg:height="0.306cm" svg:x="7.792cm" svg:y="4.915cm" svg:viewBox="0 0 154 307" draw:points="154,154 0,0 0,307">
          <text:p/>
        </draw:polygon>
        <draw:polygon draw:style-name="gr28" draw:text-style-name="P11" draw:layer="layout" svg:width="0.153cm" svg:height="0.153cm" svg:x="6.263cm" svg:y="4.457cm" svg:viewBox="0 0 154 154" draw:points="154,154 154,0 0,154">
          <text:p/>
        </draw:polygon>
        <draw:polygon draw:style-name="gr28" draw:text-style-name="P11" draw:layer="layout" svg:width="0.153cm" svg:height="0.153cm" svg:x="4.887cm" svg:y="3.081cm" svg:viewBox="0 0 154 154" draw:points="0,154 154,154 154,0">
          <text:p/>
        </draw:polygon>
        <draw:polygon draw:style-name="gr28" draw:text-style-name="P11" draw:layer="layout" svg:width="0.153cm" svg:height="0.153cm" svg:x="6.416cm" svg:y="4.762cm" svg:viewBox="0 0 154 154" draw:points="154,0 0,0 154,154">
          <text:p/>
        </draw:polygon>
        <draw:polygon draw:style-name="gr28" draw:text-style-name="P11" draw:layer="layout" svg:width="0.153cm" svg:height="0.153cm" svg:x="4.123cm" svg:y="2.011cm" svg:viewBox="0 0 154 154" draw:points="154,154 154,0 0,154">
          <text:p/>
        </draw:polygon>
        <draw:polygon draw:style-name="gr28" draw:text-style-name="P11" draw:layer="layout" svg:width="0.153cm" svg:height="0.076cm" svg:x="3.97cm" svg:y="1.858cm" svg:viewBox="0 0 154 77" draw:points="0,0 77,77 154,0">
          <text:p/>
        </draw:polygon>
        <draw:polygon draw:style-name="gr28" draw:text-style-name="P11" draw:layer="layout" svg:width="0.153cm" svg:height="0.077cm" svg:x="3.97cm" svg:y="1.934cm" svg:viewBox="0 0 154 78" draw:points="154,78 77,0 0,78">
          <text:p/>
        </draw:polygon>
        <draw:polygon draw:style-name="gr28" draw:text-style-name="P11" draw:layer="layout" svg:width="0.028cm" svg:height="0.051cm" svg:x="5.776cm" svg:y="4.457cm" svg:viewBox="0 0 29 52" draw:points="29,52 29,0 0,29">
          <text:p/>
        </draw:polygon>
        <draw:polygon draw:style-name="gr28" draw:text-style-name="P11" draw:layer="layout" svg:width="0.152cm" svg:height="0.306cm" svg:x="5.499cm" svg:y="3.998cm" svg:viewBox="0 0 153 307" draw:points="153,0 0,154 153,307">
          <text:p/>
        </draw:polygon>
        <draw:polygon draw:style-name="gr28" draw:text-style-name="P11" draw:layer="layout" svg:width="0.153cm" svg:height="0.153cm" svg:x="7.639cm" svg:y="5.374cm" svg:viewBox="0 0 154 154" draw:points="154,0 0,0 154,154">
          <text:p/>
        </draw:polygon>
        <draw:polygon draw:style-name="gr28" draw:text-style-name="P11" draw:layer="layout" svg:width="0.042cm" svg:height="0.038cm" svg:x="5.651cm" svg:y="3.501cm" svg:viewBox="0 0 43 39" draw:points="0,0 0,39 43,39">
          <text:p/>
        </draw:polygon>
        <draw:polygon draw:style-name="gr28" draw:text-style-name="P11" draw:layer="layout" svg:width="0.153cm" svg:height="0.305cm" svg:x="4.123cm" svg:y="2.164cm" svg:viewBox="0 0 154 306" draw:points="0,306 154,154 0,0">
          <text:p/>
        </draw:polygon>
        <draw:polygon draw:style-name="gr28" draw:text-style-name="P11" draw:layer="layout" svg:width="0.153cm" svg:height="0.305cm" svg:x="4.276cm" svg:y="2.164cm" svg:viewBox="0 0 154 306" draw:points="154,0 0,154 154,306">
          <text:p/>
        </draw:polygon>
        <draw:polygon draw:style-name="gr28" draw:text-style-name="P11" draw:layer="layout" svg:width="0.153cm" svg:height="0.153cm" svg:x="7.639cm" svg:y="5.068cm" svg:viewBox="0 0 154 154" draw:points="0,0 0,154 154,154">
          <text:p/>
        </draw:polygon>
        <draw:polygon draw:style-name="gr28" draw:text-style-name="P11" draw:layer="layout" svg:width="0.153cm" svg:height="0.153cm" svg:x="7.486cm" svg:y="5.221cm" svg:viewBox="0 0 154 154" draw:points="154,154 154,0 0,0">
          <text:p/>
        </draw:polygon>
        <draw:polygon draw:style-name="gr28" draw:text-style-name="P11" draw:layer="layout" svg:width="0.153cm" svg:height="0.153cm" svg:x="6.569cm" svg:y="4.762cm" svg:viewBox="0 0 154 154" draw:points="154,0 0,0 0,154">
          <text:p/>
        </draw:polygon>
        <draw:polygon draw:style-name="gr28" draw:text-style-name="P11" draw:layer="layout" svg:width="0.153cm" svg:height="0.153cm" svg:x="6.416cm" svg:y="4.457cm" svg:viewBox="0 0 154 154" draw:points="0,0 0,154 154,154">
          <text:p/>
        </draw:polygon>
        <draw:polygon draw:style-name="gr28" draw:text-style-name="P11" draw:layer="layout" svg:width="0.153cm" svg:height="0.152cm" svg:x="6.263cm" svg:y="4.61cm" svg:viewBox="0 0 154 153" draw:points="154,153 154,0 0,0">
          <text:p/>
        </draw:polygon>
        <draw:polygon draw:style-name="gr29" draw:text-style-name="P11" draw:layer="layout" svg:width="0.153cm" svg:height="0.306cm" svg:x="3.358cm" svg:y="0.329cm" svg:viewBox="0 0 154 307" draw:points="0,154 154,307 154,0">
          <text:p/>
        </draw:polygon>
        <draw:polygon draw:style-name="gr30" draw:text-style-name="P2" draw:layer="layout" svg:width="0.153cm" svg:height="0.306cm" svg:x="3.358cm" svg:y="0.329cm" svg:viewBox="0 0 154 307" draw:points="0,154 154,307 154,0">
          <text:p/>
        </draw:polygon>
        <draw:polygon draw:style-name="gr28" draw:text-style-name="P11" draw:layer="layout" svg:width="0.131cm" svg:height="0.032cm" svg:x="7.661cm" svg:y="5.527cm" svg:viewBox="0 0 132 33" draw:points="99,33 132,0 0,0">
          <text:p/>
        </draw:polygon>
        <draw:polygon draw:style-name="gr28" draw:text-style-name="P11" draw:layer="layout" svg:width="0.021cm" svg:height="0.014cm" svg:x="4.429cm" svg:y="1.997cm" svg:viewBox="0 0 22 15" draw:points="14,0 0,15 22,15">
          <text:p/>
        </draw:polygon>
        <draw:polygon draw:style-name="gr28" draw:text-style-name="P11" draw:layer="layout" svg:width="0.153cm" svg:height="0.153cm" svg:x="7.792cm" svg:y="5.374cm" svg:viewBox="0 0 154 154" draw:points="154,0 0,0 0,154">
          <text:p/>
        </draw:polygon>
        <draw:polygon draw:style-name="gr28" draw:text-style-name="P11" draw:layer="layout" svg:width="0.306cm" svg:height="0.153cm" svg:x="4.734cm" svg:y="3.081cm" svg:viewBox="0 0 307 154" draw:points="0,0 153,154 307,0">
          <text:p/>
        </draw:polygon>
        <draw:polygon draw:style-name="gr28" draw:text-style-name="P11" draw:layer="layout" svg:width="0.084cm" svg:height="0.084cm" svg:x="4.734cm" svg:y="2.469cm" svg:viewBox="0 0 85 85" draw:points="22,0 0,0 85,85">
          <text:p/>
        </draw:polygon>
        <draw:polygon draw:style-name="gr28" draw:text-style-name="P11" draw:layer="layout" svg:width="0.153cm" svg:height="0.153cm" svg:x="7.639cm" svg:y="5.221cm" svg:viewBox="0 0 154 154" draw:points="0,154 154,154 154,0">
          <text:p/>
        </draw:polygon>
        <draw:polygon draw:style-name="gr28" draw:text-style-name="P11" draw:layer="layout" svg:width="0.071cm" svg:height="0.072cm" svg:x="3.746cm" svg:y="1.786cm" svg:viewBox="0 0 72 73" draw:points="34,73 72,73 0,0">
          <text:p/>
        </draw:polygon>
        <draw:polygon draw:style-name="gr28" draw:text-style-name="P11" draw:layer="layout" svg:width="0.306cm" svg:height="0.305cm" svg:x="3.511cm" svg:y="0.941cm" svg:viewBox="0 0 307 306" draw:points="0,306 307,306 0,0">
          <text:p/>
        </draw:polygon>
        <draw:polygon draw:style-name="gr28" draw:text-style-name="P11" draw:layer="layout" svg:width="0.153cm" svg:height="0.153cm" svg:x="3.97cm" svg:y="2.011cm" svg:viewBox="0 0 154 154" draw:points="154,0 0,0 154,154">
          <text:p/>
        </draw:polygon>
        <draw:polygon draw:style-name="gr29" draw:text-style-name="P11" draw:layer="layout" svg:width="0.306cm" svg:height="0.305cm" svg:x="9.32cm" svg:y="5.527cm" svg:viewBox="0 0 307 306" draw:points="0,0 0,306 307,306">
          <text:p/>
        </draw:polygon>
        <draw:polygon draw:style-name="gr30" draw:text-style-name="P2" draw:layer="layout" svg:width="0.306cm" svg:height="0.305cm" svg:x="9.32cm" svg:y="5.527cm" svg:viewBox="0 0 307 306" draw:points="0,0 0,306 307,306">
          <text:p/>
        </draw:polygon>
        <draw:polygon draw:style-name="gr28" draw:text-style-name="P11" draw:layer="layout" svg:width="0.1cm" svg:height="0.05cm" svg:x="5.399cm" svg:y="4.151cm" svg:viewBox="0 0 101 51" draw:points="51,51 101,0 0,0">
          <text:p/>
        </draw:polygon>
        <draw:polygon draw:style-name="gr28" draw:text-style-name="P11" draw:layer="layout" svg:width="0.152cm" svg:height="0.153cm" svg:x="7.945cm" svg:y="5.068cm" svg:viewBox="0 0 153 154" draw:points="153,0 0,0 153,154">
          <text:p/>
        </draw:polygon>
        <draw:polygon draw:style-name="gr29" draw:text-style-name="P11" draw:layer="layout" svg:width="0.047cm" svg:height="0.035cm" svg:x="3.159cm" svg:y="0.329cm" svg:viewBox="0 0 48 36" draw:points="11,36 48,0 0,0">
          <text:p/>
        </draw:polygon>
        <draw:polygon draw:style-name="gr30" draw:text-style-name="P2" draw:layer="layout" svg:width="0.047cm" svg:height="0.035cm" svg:x="3.159cm" svg:y="0.329cm" svg:viewBox="0 0 48 36" draw:points="11,36 48,0 0,0">
          <text:p/>
        </draw:polygon>
        <draw:polygon draw:style-name="gr28" draw:text-style-name="P11" draw:layer="layout" svg:width="0.008cm" svg:height="0.006cm" svg:x="3.503cm" svg:y="1.246cm" svg:viewBox="0 0 9 7" draw:points="3,7 9,0 0,0">
          <text:p/>
        </draw:polygon>
        <draw:polygon draw:style-name="gr28" draw:text-style-name="P11" draw:layer="layout" svg:width="0.074cm" svg:height="0.052cm" svg:x="7.311cm" svg:y="5.374cm" svg:viewBox="0 0 75 53" draw:points="75,53 22,0 0,23">
          <text:p/>
        </draw:polygon>
        <draw:polygon draw:style-name="gr28" draw:text-style-name="P11" draw:layer="layout" svg:width="0.032cm" svg:height="0.019cm" svg:x="8.238cm" svg:y="5.68cm" svg:viewBox="0 0 33 20" draw:points="33,20 12,0 0,13">
          <text:p/>
        </draw:polygon>
        <draw:polygon draw:style-name="gr28" draw:text-style-name="P11" draw:layer="layout" svg:width="0.039cm" svg:height="0.126cm" svg:x="3.817cm" svg:y="0.815cm" svg:viewBox="0 0 40 127" draw:points="0,0 0,127 40,86">
          <text:p/>
        </draw:polygon>
        <draw:polygon draw:style-name="gr28" draw:text-style-name="P11" draw:layer="layout" svg:width="0.152cm" svg:height="0.153cm" svg:x="5.499cm" svg:y="3.539cm" svg:viewBox="0 0 153 154" draw:points="153,0 0,0 153,154">
          <text:p/>
        </draw:polygon>
        <draw:polygon draw:style-name="gr28" draw:text-style-name="P11" draw:layer="layout" svg:width="0.036cm" svg:height="0.025cm" svg:x="7.614cm" svg:y="4.737cm" svg:viewBox="0 0 37 26" draw:points="0,0 25,26 37,15">
          <text:p/>
        </draw:polygon>
        <draw:polygon draw:style-name="gr28" draw:text-style-name="P11" draw:layer="layout" svg:width="0.305cm" svg:height="0.153cm" svg:x="9.015cm" svg:y="5.527cm" svg:viewBox="0 0 306 154" draw:points="0,0 152,154 306,0">
          <text:p/>
        </draw:polygon>
        <draw:polygon draw:style-name="gr28" draw:text-style-name="P11" draw:layer="layout" svg:width="0.306cm" svg:height="0.153cm" svg:x="7.486cm" svg:y="4.762cm" svg:viewBox="0 0 307 154" draw:points="307,154 153,0 0,154">
          <text:p/>
        </draw:polygon>
        <draw:polygon draw:style-name="gr28" draw:text-style-name="P11" draw:layer="layout" svg:width="0.095cm" svg:height="0.067cm" svg:x="3.569cm" svg:y="1.399cm" svg:viewBox="0 0 96 68" draw:points="28,68 96,0 0,0">
          <text:p/>
        </draw:polygon>
        <draw:polygon draw:style-name="gr28" draw:text-style-name="P11" draw:layer="layout" svg:width="0.091cm" svg:height="0.033cm" svg:x="6.631cm" svg:y="5.068cm" svg:viewBox="0 0 92 34" draw:points="58,34 92,0 0,0">
          <text:p/>
        </draw:polygon>
        <draw:polygon draw:style-name="gr28" draw:text-style-name="P11" draw:layer="layout" svg:width="0.023cm" svg:height="0.01cm" svg:x="5.934cm" svg:y="4.61cm" svg:viewBox="0 0 24 11" draw:points="13,11 24,0 0,0">
          <text:p/>
        </draw:polygon>
        <draw:polygon draw:style-name="gr28" draw:text-style-name="P11" draw:layer="layout" svg:width="0.306cm" svg:height="0.153cm" svg:x="6.263cm" svg:y="4.151cm" svg:viewBox="0 0 307 154" draw:points="307,154 153,0 0,154">
          <text:p/>
        </draw:polygon>
        <draw:polygon draw:style-name="gr28" draw:text-style-name="P11" draw:layer="layout" svg:width="0.142cm" svg:height="0.121cm" svg:x="6.295cm" svg:y="4.03cm" svg:viewBox="0 0 143 122" draw:points="0,0 122,122 143,100">
          <text:p/>
        </draw:polygon>
        <draw:polygon draw:style-name="gr28" draw:text-style-name="P11" draw:layer="layout" svg:width="0.069cm" svg:height="0.041cm" svg:x="4.581cm" svg:y="2.276cm" svg:viewBox="0 0 70 42" draw:points="42,0 0,42 70,42">
          <text:p/>
        </draw:polygon>
        <draw:polygon draw:style-name="gr28" draw:text-style-name="P11" draw:layer="layout" svg:width="0.082cm" svg:height="0.051cm" svg:x="4.194cm" svg:y="2.622cm" svg:viewBox="0 0 83 52" draw:points="30,52 83,0 0,0">
          <text:p/>
        </draw:polygon>
        <draw:polygon draw:style-name="gr28" draw:text-style-name="P11" draw:layer="layout" svg:width="0.035cm" svg:height="0.035cm" svg:x="5.499cm" svg:y="3.352cm" svg:viewBox="0 0 36 36" draw:points="0,0 0,36 36,36">
          <text:p/>
        </draw:polygon>
        <draw:polygon draw:style-name="gr28" draw:text-style-name="P11" draw:layer="layout" svg:width="0.153cm" svg:height="0.152cm" svg:x="5.346cm" svg:y="3.387cm" svg:viewBox="0 0 154 153" draw:points="154,153 154,0 0,0">
          <text:p/>
        </draw:polygon>
        <draw:polygon draw:style-name="gr28" draw:text-style-name="P11" draw:layer="layout" svg:width="0.153cm" svg:height="0.305cm" svg:x="5.346cm" svg:y="3.387cm" svg:viewBox="0 0 154 306" draw:points="0,306 154,153 0,0">
          <text:p/>
        </draw:polygon>
        <draw:polygon draw:style-name="gr28" draw:text-style-name="P11" draw:layer="layout" svg:width="0.306cm" svg:height="0.153cm" svg:x="7.18cm" svg:y="5.221cm" svg:viewBox="0 0 307 154" draw:points="153,154 307,0 0,0">
          <text:p/>
        </draw:polygon>
        <draw:polygon draw:style-name="gr28" draw:text-style-name="P11" draw:layer="layout" svg:width="0.305cm" svg:height="0.153cm" svg:x="7.792cm" svg:y="5.374cm" svg:viewBox="0 0 306 154" draw:points="153,0 0,154 306,154">
          <text:p/>
        </draw:polygon>
        <draw:polygon draw:style-name="gr28" draw:text-style-name="P11" draw:layer="layout" svg:width="0.306cm" svg:height="0.306cm" svg:x="8.403cm" svg:y="5.221cm" svg:viewBox="0 0 307 307" draw:points="0,307 307,307 0,0">
          <text:p/>
        </draw:polygon>
        <draw:polygon draw:style-name="gr28" draw:text-style-name="P11" draw:layer="layout" svg:width="0.306cm" svg:height="0.153cm" svg:x="5.957cm" svg:y="4.151cm" svg:viewBox="0 0 307 154" draw:points="153,0 0,154 307,154">
          <text:p/>
        </draw:polygon>
        <draw:polygon draw:style-name="gr28" draw:text-style-name="P11" draw:layer="layout" svg:width="0.145cm" svg:height="0.055cm" svg:x="6.569cm" svg:y="4.249cm" svg:viewBox="0 0 146 56" draw:points="54,0 0,56 146,56">
          <text:p/>
        </draw:polygon>
        <draw:polygon draw:style-name="gr28" draw:text-style-name="P11" draw:layer="layout" svg:width="0.153cm" svg:height="0.153cm" svg:x="5.651cm" svg:y="3.692cm" svg:viewBox="0 0 154 154" draw:points="154,154 154,0 0,0">
          <text:p/>
        </draw:polygon>
        <draw:polygon draw:style-name="gr28" draw:text-style-name="P11" draw:layer="layout" svg:width="0.061cm" svg:height="0.052cm" svg:x="5.804cm" svg:y="3.64cm" svg:viewBox="0 0 62 53" draw:points="0,0 0,53 62,53">
          <text:p/>
        </draw:polygon>
        <draw:polygon draw:style-name="gr28" draw:text-style-name="P11" draw:layer="layout" svg:width="0.017cm" svg:height="0.01cm" svg:x="8.852cm" svg:y="5.058cm" svg:viewBox="0 0 18 11" draw:points="0,0 10,11 18,3">
          <text:p/>
        </draw:polygon>
        <draw:polygon draw:style-name="gr28" draw:text-style-name="P11" draw:layer="layout" svg:width="0.131cm" svg:height="0.094cm" svg:x="3.38cm" svg:y="0.941cm" svg:viewBox="0 0 132 95" draw:points="37,95 132,0 0,0">
          <text:p/>
        </draw:polygon>
        <draw:polygon draw:style-name="gr28" draw:text-style-name="P11" draw:layer="layout" svg:width="0.141cm" svg:height="0.098cm" svg:x="3.664cm" svg:y="0.69cm" svg:viewBox="0 0 142 99" draw:points="99,0 0,99 142,99">
          <text:p/>
        </draw:polygon>
        <draw:polygon draw:style-name="gr28" draw:text-style-name="P11" draw:layer="layout" svg:width="0.076cm" svg:height="0.153cm" svg:x="3.97cm" svg:y="1.858cm" svg:viewBox="0 0 77 154" draw:points="77,77 0,0 0,154">
          <text:p/>
        </draw:polygon>
        <draw:polygon draw:style-name="gr28" draw:text-style-name="P11" draw:layer="layout" svg:width="0.305cm" svg:height="0.306cm" svg:x="4.429cm" svg:y="2.469cm" svg:viewBox="0 0 306 307" draw:points="306,0 0,0 306,307">
          <text:p/>
        </draw:polygon>
        <draw:polygon draw:style-name="gr28" draw:text-style-name="P11" draw:layer="layout" svg:width="0.011cm" svg:height="0.025cm" svg:x="4.723cm" svg:y="3.387cm" svg:viewBox="0 0 12 26" draw:points="12,26 12,0 0,12">
          <text:p/>
        </draw:polygon>
        <draw:polygon draw:style-name="gr28" draw:text-style-name="P11" draw:layer="layout" svg:width="0.042cm" svg:height="0.011cm" svg:x="7.639cm" svg:y="4.751cm" svg:viewBox="0 0 43 12" draw:points="11,0 0,12 43,12">
          <text:p/>
        </draw:polygon>
        <draw:polygon draw:style-name="gr28" draw:text-style-name="P11" draw:layer="layout" svg:width="0.131cm" svg:height="0.086cm" svg:x="3.97cm" svg:y="1.313cm" svg:viewBox="0 0 132 87" draw:points="87,0 0,87 132,87">
          <text:p/>
        </draw:polygon>
        <draw:polygon draw:style-name="gr28" draw:text-style-name="P11" draw:layer="layout" svg:width="0.055cm" svg:height="0.022cm" svg:x="6.416cm" svg:y="4.129cm" svg:viewBox="0 0 56 23" draw:points="21,0 0,23 56,23">
          <text:p/>
        </draw:polygon>
        <draw:polygon draw:style-name="gr28" draw:text-style-name="P11" draw:layer="layout" svg:width="0.053cm" svg:height="0.106cm" svg:x="3.97cm" svg:y="1.14cm" svg:viewBox="0 0 54 107" draw:points="0,0 0,107 54,107">
          <text:p/>
        </draw:polygon>
        <draw:polygon draw:style-name="gr28" draw:text-style-name="P11" draw:layer="layout" svg:width="0.019cm" svg:height="0.011cm" svg:x="4.715cm" svg:y="3.387cm" svg:viewBox="0 0 20 12" draw:points="9,12 20,0 0,0">
          <text:p/>
        </draw:polygon>
        <draw:polygon draw:style-name="gr28" draw:text-style-name="P11" draw:layer="layout" svg:width="0.305cm" svg:height="0.152cm" svg:x="4.429cm" svg:y="2.317cm" svg:viewBox="0 0 306 153" draw:points="306,153 152,0 0,153">
          <text:p/>
        </draw:polygon>
        <draw:polygon draw:style-name="gr28" draw:text-style-name="P11" draw:layer="layout" svg:width="0.306cm" svg:height="0.306cm" svg:x="5.957cm" svg:y="4.304cm" svg:viewBox="0 0 307 307" draw:points="307,307 307,0 0,307">
          <text:p/>
        </draw:polygon>
        <draw:polygon draw:style-name="gr28" draw:text-style-name="P11" draw:layer="layout" svg:width="0.306cm" svg:height="0.153cm" svg:x="3.511cm" svg:y="1.246cm" svg:viewBox="0 0 307 154" draw:points="0,0 153,154 307,0">
          <text:p/>
        </draw:polygon>
        <draw:polygon draw:style-name="gr28" draw:text-style-name="P11" draw:layer="layout" svg:width="0.306cm" svg:height="0.153cm" svg:x="5.04cm" svg:y="3.692cm" svg:viewBox="0 0 307 154" draw:points="153,154 307,0 0,0">
          <text:p/>
        </draw:polygon>
        <draw:polygon draw:style-name="gr28" draw:text-style-name="P11" draw:layer="layout" svg:width="0.153cm" svg:height="0.306cm" svg:x="3.664cm" svg:y="1.246cm" svg:viewBox="0 0 154 307" draw:points="0,154 154,307 154,0">
          <text:p/>
        </draw:polygon>
        <draw:polygon draw:style-name="gr28" draw:text-style-name="P11" draw:layer="layout" svg:width="0.153cm" svg:height="0.153cm" svg:x="5.04cm" svg:y="3.081cm" svg:viewBox="0 0 154 154" draw:points="154,154 154,0 0,0">
          <text:p/>
        </draw:polygon>
        <draw:polygon draw:style-name="gr28" draw:text-style-name="P11" draw:layer="layout" svg:width="0.306cm" svg:height="0.306cm" svg:x="5.651cm" svg:y="3.998cm" svg:viewBox="0 0 307 307" draw:points="0,0 0,307 307,0">
          <text:p/>
        </draw:polygon>
        <draw:polygon draw:style-name="gr28" draw:text-style-name="P11" draw:layer="layout" svg:width="0.058cm" svg:height="0.04cm" svg:x="3.817cm" svg:y="0.901cm" svg:viewBox="0 0 59 41" draw:points="39,0 0,41 59,41">
          <text:p/>
        </draw:polygon>
        <draw:polygon draw:style-name="gr29" draw:text-style-name="P11" draw:layer="layout" svg:width="0.036cm" svg:height="0.137cm" svg:x="3.17cm" svg:y="0.329cm" svg:viewBox="0 0 37 138" draw:points="37,138 37,0 0,36">
          <text:p/>
        </draw:polygon>
        <draw:polygon draw:style-name="gr30" draw:text-style-name="P2" draw:layer="layout" svg:width="0.036cm" svg:height="0.137cm" svg:x="3.17cm" svg:y="0.329cm" svg:viewBox="0 0 37 138" draw:points="37,138 37,0 0,36">
          <text:p/>
        </draw:polygon>
        <draw:polygon draw:style-name="gr28" draw:text-style-name="P11" draw:layer="layout" svg:width="0.042cm" svg:height="0.063cm" svg:x="4.387cm" svg:y="2.928cm" svg:viewBox="0 0 43 64" draw:points="43,64 43,0 0,0">
          <text:p/>
        </draw:polygon>
        <draw:polygon draw:style-name="gr28" draw:text-style-name="P11" draw:layer="layout" svg:width="0.137cm" svg:height="0.105cm" svg:x="6.689cm" svg:y="5.068cm" svg:viewBox="0 0 138 106" draw:points="138,106 33,0 0,33">
          <text:p/>
        </draw:polygon>
        <draw:polygon draw:style-name="gr28" draw:text-style-name="P11" draw:layer="layout" svg:width="0.02cm" svg:height="0.013cm" svg:x="4.103cm" svg:y="2.469cm" svg:viewBox="0 0 21 14" draw:points="7,14 21,0 0,0">
          <text:p/>
        </draw:polygon>
        <draw:polygon draw:style-name="gr28" draw:text-style-name="P11" draw:layer="layout" svg:width="0.041cm" svg:height="0.101cm" svg:x="4.581cm" svg:y="2.216cm" svg:viewBox="0 0 42 102" draw:points="0,0 0,102 42,61">
          <text:p/>
        </draw:polygon>
        <draw:polygon draw:style-name="gr28" draw:text-style-name="P11" draw:layer="layout" svg:width="0.065cm" svg:height="0.007cm" svg:x="8.862cm" svg:y="5.061cm" svg:viewBox="0 0 66 8" draw:points="7,0 0,8 66,8">
          <text:p/>
        </draw:polygon>
        <draw:polygon draw:style-name="gr28" draw:text-style-name="P11" draw:layer="layout" svg:width="0.076cm" svg:height="0.022cm" svg:x="7.257cm" svg:y="5.374cm" svg:viewBox="0 0 77 23" draw:points="55,23 77,0 0,0">
          <text:p/>
        </draw:polygon>
        <draw:polygon draw:style-name="gr28" draw:text-style-name="P11" draw:layer="layout" svg:width="0.123cm" svg:height="0.123cm" svg:x="9.197cm" svg:y="5.098cm" svg:viewBox="0 0 124 124" draw:points="0,0 124,124 124,11">
          <text:p/>
        </draw:polygon>
        <draw:polygon draw:style-name="gr28" draw:text-style-name="P11" draw:layer="layout" svg:width="0.305cm" svg:height="0.153cm" svg:x="6.569cm" svg:y="4.915cm" svg:viewBox="0 0 306 154" draw:points="0,0 153,154 306,0">
          <text:p/>
        </draw:polygon>
        <draw:polygon draw:style-name="gr28" draw:text-style-name="P11" draw:layer="layout" svg:width="0.153cm" svg:height="0.153cm" svg:x="5.957cm" svg:y="3.998cm" svg:viewBox="0 0 154 154" draw:points="154,154 154,0 0,0">
          <text:p/>
        </draw:polygon>
        <draw:polygon draw:style-name="gr28" draw:text-style-name="P11" draw:layer="layout" svg:width="0.306cm" svg:height="0.153cm" svg:x="4.123cm" svg:y="2.469cm" svg:viewBox="0 0 307 154" draw:points="0,0 153,154 307,0">
          <text:p/>
        </draw:polygon>
        <draw:polygon draw:style-name="gr28" draw:text-style-name="P11" draw:layer="layout" svg:width="0.153cm" svg:height="0.305cm" svg:x="4.887cm" svg:y="3.387cm" svg:viewBox="0 0 154 306" draw:points="154,0 0,153 154,306">
          <text:p/>
        </draw:polygon>
        <draw:polygon draw:style-name="gr28" draw:text-style-name="P11" draw:layer="layout" svg:width="0.051cm" svg:height="0.029cm" svg:x="4.836cm" svg:y="3.539cm" svg:viewBox="0 0 52 30" draw:points="23,30 52,0 0,0">
          <text:p/>
        </draw:polygon>
        <draw:polygon draw:style-name="gr28" draw:text-style-name="P11" draw:layer="layout" svg:width="0.06cm" svg:height="0.039cm" svg:x="4.123cm" svg:y="1.513cm" svg:viewBox="0 0 61 40" draw:points="39,0 0,40 61,40">
          <text:p/>
        </draw:polygon>
        <draw:polygon draw:style-name="gr28" draw:text-style-name="P11" draw:layer="layout" svg:width="0.153cm" svg:height="0.153cm" svg:x="6.263cm" svg:y="4.151cm" svg:viewBox="0 0 154 154" draw:points="154,0 0,0 0,154">
          <text:p/>
        </draw:polygon>
        <draw:polygon draw:style-name="gr28" draw:text-style-name="P11" draw:layer="layout" svg:width="0.147cm" svg:height="0.109cm" svg:x="3.211cm" svg:y="0.482cm" svg:viewBox="0 0 148 110" draw:points="39,110 148,0 0,0">
          <text:p/>
        </draw:polygon>
        <draw:polygon draw:style-name="gr28" draw:text-style-name="P11" draw:layer="layout" svg:width="0.14cm" svg:height="0.105cm" svg:x="6.11cm" svg:y="3.893cm" svg:viewBox="0 0 141 106" draw:points="0,0 0,106 141,106">
          <text:p/>
        </draw:polygon>
        <draw:polygon draw:style-name="gr28" draw:text-style-name="P11" draw:layer="layout" svg:width="0.072cm" svg:height="0.087cm" svg:x="5.04cm" svg:y="2.841cm" svg:viewBox="0 0 73 88" draw:points="0,0 0,88 73,88">
          <text:p/>
        </draw:polygon>
        <draw:polygon draw:style-name="gr28" draw:text-style-name="P11" draw:layer="layout" svg:width="0.153cm" svg:height="0.076cm" svg:x="3.817cm" svg:y="1.858cm" svg:viewBox="0 0 154 77" draw:points="77,77 154,0 0,0">
          <text:p/>
        </draw:polygon>
        <draw:polygon draw:style-name="gr28" draw:text-style-name="P11" draw:layer="layout" svg:width="0.153cm" svg:height="0.153cm" svg:x="3.817cm" svg:y="1.246cm" svg:viewBox="0 0 154 154" draw:points="154,154 154,0 0,0">
          <text:p/>
        </draw:polygon>
        <draw:polygon draw:style-name="gr28" draw:text-style-name="P11" draw:layer="layout" svg:width="0.076cm" svg:height="0.041cm" svg:x="4.964cm" svg:y="3.692cm" svg:viewBox="0 0 77 42" draw:points="36,42 77,0 0,0">
          <text:p/>
        </draw:polygon>
        <draw:polygon draw:style-name="gr28" draw:text-style-name="P11" draw:layer="layout" svg:width="0.013cm" svg:height="0.013cm" svg:x="3.498cm" svg:y="1.233cm" svg:viewBox="0 0 14 14" draw:points="5,14 14,14 0,0">
          <text:p/>
        </draw:polygon>
        <draw:polygon draw:style-name="gr28" draw:text-style-name="P11" draw:layer="layout" svg:width="0.153cm" svg:height="0.306cm" svg:x="3.511cm" svg:y="0.635cm" svg:viewBox="0 0 154 307" draw:points="154,154 0,0 0,307">
          <text:p/>
        </draw:polygon>
        <draw:polygon draw:style-name="gr28" draw:text-style-name="P11" draw:layer="layout" svg:width="0.052cm" svg:height="0.134cm" svg:x="4.224cm" svg:y="2.622cm" svg:viewBox="0 0 53 135" draw:points="53,135 53,0 0,51">
          <text:p/>
        </draw:polygon>
        <draw:polygon draw:style-name="gr28" draw:text-style-name="P11" draw:layer="layout" svg:width="0.153cm" svg:height="0.153cm" svg:x="5.346cm" svg:y="3.998cm" svg:viewBox="0 0 154 154" draw:points="54,154 154,154 0,0 0,103">
          <text:p/>
        </draw:polygon>
        <draw:polygon draw:style-name="gr28" draw:text-style-name="P11" draw:layer="layout" svg:width="0.086cm" svg:height="0.153cm" svg:x="4.343cm" svg:y="2.775cm" svg:viewBox="0 0 87 154" draw:points="44,154 87,154 87,0 0,87">
          <text:p/>
        </draw:polygon>
        <draw:polygon draw:style-name="gr28" draw:text-style-name="P11" draw:layer="layout" svg:width="0.072cm" svg:height="0.153cm" svg:x="4.429cm" svg:y="2.011cm" svg:viewBox="0 0 73 154" draw:points="58,59 0,0 0,154 73,81">
          <text:p/>
        </draw:polygon>
        <draw:polygon draw:style-name="gr28" draw:text-style-name="P11" draw:layer="layout" svg:width="0.153cm" svg:height="0.165cm" svg:x="8.097cm" svg:y="5.527cm" svg:viewBox="0 0 154 166" draw:points="142,166 154,154 0,0 0,130">
          <text:p/>
        </draw:polygon>
        <draw:polygon draw:style-name="gr29" draw:text-style-name="P11" draw:layer="layout" svg:width="0.306cm" svg:height="0.108cm" svg:x="9.32cm" svg:y="5.113cm" svg:viewBox="0 0 307 109" draw:points="108,0 0,109 307,109 202,4">
          <text:p/>
        </draw:polygon>
        <draw:polygon draw:style-name="gr30" draw:text-style-name="P2" draw:layer="layout" svg:width="0.306cm" svg:height="0.108cm" svg:x="9.32cm" svg:y="5.113cm" svg:viewBox="0 0 307 109" draw:points="108,0 0,109 307,109 202,4">
          <text:p/>
        </draw:polygon>
        <draw:polygon draw:style-name="gr28" draw:text-style-name="P11" draw:layer="layout" svg:width="0.153cm" svg:height="0.153cm" svg:x="8.862cm" svg:y="5.068cm" svg:viewBox="0 0 154 154" draw:points="66,0 0,0 154,154 154,12">
          <text:p/>
        </draw:polygon>
        <draw:polygon draw:style-name="gr28" draw:text-style-name="P11" draw:layer="layout" svg:width="0.138cm" svg:height="0.305cm" svg:x="3.817cm" svg:y="0.941cm" svg:viewBox="0 0 139 306" draw:points="112,110 0,0 0,306 139,169">
          <text:p/>
        </draw:polygon>
        <draw:polygon draw:style-name="gr28" draw:text-style-name="P11" draw:layer="layout" svg:width="0.1cm" svg:height="0.153cm" svg:x="5.651cm" svg:y="3.539cm" svg:viewBox="0 0 101 154" draw:points="43,0 0,0 0,154 101,55">
          <text:p/>
        </draw:polygon>
        <draw:polygon draw:style-name="gr28" draw:text-style-name="P11" draw:layer="layout" svg:width="0.306cm" svg:height="0.14cm" svg:x="6.874cm" svg:y="4.47cm" svg:viewBox="0 0 307 141" draw:points="140,0 0,141 307,141 194,27">
          <text:p/>
        </draw:polygon>
        <draw:polygon draw:style-name="gr28" draw:text-style-name="P11" draw:layer="layout" svg:width="0.094cm" svg:height="0.153cm" svg:x="5.346cm" svg:y="3.234cm" svg:viewBox="0 0 95 154" draw:points="38,0 0,0 0,154 95,59">
          <text:p/>
        </draw:polygon>
        <draw:polygon draw:style-name="gr28" draw:text-style-name="P11" draw:layer="layout" svg:width="0.153cm" svg:height="0.152cm" svg:x="4.734cm" svg:y="3.387cm" svg:viewBox="0 0 154 153" draw:points="103,153 154,153 0,0 0,25">
          <text:p/>
        </draw:polygon>
        <draw:polygon draw:style-name="gr28" draw:text-style-name="P11" draw:layer="layout" svg:width="0.269cm" svg:height="0.153cm" svg:x="4.465cm" svg:y="2.928cm" svg:viewBox="0 0 270 154" draw:points="27,154 270,154 116,0 0,117">
          <text:p/>
        </draw:polygon>
        <draw:polygon draw:style-name="gr28" draw:text-style-name="P11" draw:layer="layout" svg:width="0.076cm" svg:height="0.128cm" svg:x="3.817cm" svg:y="1.858cm" svg:viewBox="0 0 77 129" draw:points="26,129 77,76 0,0 0,77">
          <text:p/>
        </draw:polygon>
        <draw:polygon draw:style-name="gr29" draw:text-style-name="P11" draw:layer="layout" svg:width="0.306cm" svg:height="0.029cm" svg:x="9.32cm" svg:y="5.832cm" svg:viewBox="0 0 307 30" draw:points="278,30 307,0 0,0 19,20">
          <text:p/>
        </draw:polygon>
        <draw:polygon draw:style-name="gr30" draw:text-style-name="P2" draw:layer="layout" svg:width="0.306cm" svg:height="0.029cm" svg:x="9.32cm" svg:y="5.832cm" svg:viewBox="0 0 307 30" draw:points="278,30 307,0 0,0 19,20">
          <text:p/>
        </draw:polygon>
        <draw:polygon draw:style-name="gr28" draw:text-style-name="P11" draw:layer="layout" svg:width="0.153cm" svg:height="0.104cm" svg:x="8.25cm" svg:y="4.964cm" svg:viewBox="0 0 154 105" draw:points="106,0 0,105 154,105 154,11">
          <text:p/>
        </draw:polygon>
        <draw:polygon draw:style-name="gr28" draw:text-style-name="P11" draw:layer="layout" svg:width="0.153cm" svg:height="0.26cm" svg:x="7.486cm" svg:y="5.221cm" svg:viewBox="0 0 154 261" draw:points="46,261 154,154 0,0 0,245">
          <text:p/>
        </draw:polygon>
        <draw:polygon draw:style-name="gr28" draw:text-style-name="P11" draw:layer="layout" svg:width="0.153cm" svg:height="0.201cm" svg:x="8.25cm" svg:y="5.527cm" svg:viewBox="0 0 154 202" draw:points="154,202 154,0 0,154 20,173">
          <text:p/>
        </draw:polygon>
        <draw:polygon draw:style-name="gr28" draw:text-style-name="P11" draw:layer="layout" svg:width="0.153cm" svg:height="0.297cm" svg:x="8.862cm" svg:y="5.527cm" svg:viewBox="0 0 154 298" draw:points="154,298 154,0 0,153 144,297">
          <text:p/>
        </draw:polygon>
        <draw:polygon draw:style-name="gr28" draw:text-style-name="P11" draw:layer="layout" svg:width="0.153cm" svg:height="0.137cm" svg:x="3.817cm" svg:y="1.109cm" svg:viewBox="0 0 154 138" draw:points="139,0 0,138 154,138 154,31">
          <text:p/>
        </draw:polygon>
        <draw:polygon draw:style-name="gr28" draw:text-style-name="P11" draw:layer="layout" svg:width="0.145cm" svg:height="0.152cm" svg:x="9.022cm" svg:y="5.68cm" svg:viewBox="0 0 146 153" draw:points="79,153 146,153 146,0 0,146">
          <text:p/>
        </draw:polygon>
        <draw:polygon draw:style-name="gr28" draw:text-style-name="P11" draw:layer="layout" svg:width="0.153cm" svg:height="0.262cm" svg:x="6.263cm" svg:y="4.61cm" svg:viewBox="0 0 154 263" draw:points="43,263 154,152 0,0 0,233">
          <text:p/>
        </draw:polygon>
        <draw:polygon draw:style-name="gr28" draw:text-style-name="P11" draw:layer="layout" svg:width="0.086cm" svg:height="0.153cm" svg:x="3.97cm" svg:y="1.246cm" svg:viewBox="0 0 87 154" draw:points="54,0 0,0 0,154 87,68">
          <text:p/>
        </draw:polygon>
        <draw:polygon draw:style-name="gr28" draw:text-style-name="P11" draw:layer="layout" svg:width="0.251cm" svg:height="0.153cm" svg:x="3.511cm" svg:y="0.635cm" svg:viewBox="0 0 252 154" draw:points="229,0 0,0 154,154 252,56">
          <text:p/>
        </draw:polygon>
        <draw:polygon draw:style-name="gr28" draw:text-style-name="P11" draw:layer="layout" svg:width="0.261cm" svg:height="0.153cm" svg:x="3.25cm" svg:y="0.482cm" svg:viewBox="0 0 262 154" draw:points="18,154 262,154 109,0 0,110">
          <text:p/>
        </draw:polygon>
        <draw:polygon draw:style-name="gr28" draw:text-style-name="P11" draw:layer="layout" svg:width="0.153cm" svg:height="0.124cm" svg:x="3.664cm" svg:y="1.552cm" svg:viewBox="0 0 154 125" draw:points="29,125 154,0 0,0 0,63">
          <text:p/>
        </draw:polygon>
        <draw:polygon draw:style-name="gr28" draw:text-style-name="P11" draw:layer="layout" svg:width="0.228cm" svg:height="0.153cm" svg:x="3.511cm" svg:y="0.482cm" svg:viewBox="0 0 229 154" draw:points="169,15 154,0 0,154 229,154">
          <text:p/>
        </draw:polygon>
        <draw:polygon draw:style-name="gr28" draw:text-style-name="P11" draw:layer="layout" svg:width="0.142cm" svg:height="0.306cm" svg:x="4.592cm" svg:y="3.081cm" svg:viewBox="0 0 143 307" draw:points="65,228 143,307 143,0 0,143">
          <text:p/>
        </draw:polygon>
        <draw:polygon draw:style-name="gr28" draw:text-style-name="P11" draw:layer="layout" svg:width="0.123cm" svg:height="0.305cm" svg:x="4cm" svg:y="2.164cm" svg:viewBox="0 0 124 306" draw:points="79,262 124,306 124,0 0,122">
          <text:p/>
        </draw:polygon>
        <draw:polygon draw:style-name="gr28" draw:text-style-name="P11" draw:layer="layout" svg:width="0.153cm" svg:height="0.108cm" svg:x="4.276cm" svg:y="1.903cm" svg:viewBox="0 0 154 109" draw:points="109,0 0,109 154,109 154,73">
          <text:p/>
        </draw:polygon>
        <draw:polygon draw:style-name="gr28" draw:text-style-name="P11" draw:layer="layout" svg:width="0.123cm" svg:height="0.153cm" svg:x="4.887cm" svg:y="2.775cm" svg:viewBox="0 0 124 154" draw:points="101,0 0,0 0,154 124,30">
          <text:p/>
        </draw:polygon>
        <draw:polygon draw:style-name="gr28" draw:text-style-name="P11" draw:layer="layout" svg:width="0.153cm" svg:height="0.142cm" svg:x="4.734cm" svg:y="2.633cm" svg:viewBox="0 0 154 143" draw:points="143,0 0,143 154,143 154,14">
          <text:p/>
        </draw:polygon>
        <draw:polygon draw:style-name="gr29" draw:text-style-name="P11" draw:layer="layout" svg:width="0.153cm" svg:height="0.153cm" svg:x="3.511cm" svg:y="0.329cm" svg:viewBox="0 0 154 154" draw:points="100,0 0,0 154,154 154,134">
          <text:p/>
        </draw:polygon>
        <draw:polygon draw:style-name="gr30" draw:text-style-name="P2" draw:layer="layout" svg:width="0.153cm" svg:height="0.153cm" svg:x="3.511cm" svg:y="0.329cm" svg:viewBox="0 0 154 154" draw:points="100,0 0,0 154,154 154,134">
          <text:p/>
        </draw:polygon>
        <draw:polygon draw:style-name="gr28" draw:text-style-name="P11" draw:layer="layout" svg:width="0.067cm" svg:height="0.153cm" svg:x="3.597cm" svg:y="1.399cm" svg:viewBox="0 0 68 154" draw:points="39,154 68,154 68,0 0,68">
          <text:p/>
        </draw:polygon>
        <draw:polygon draw:style-name="gr28" draw:text-style-name="P11" draw:layer="layout" svg:width="0.148cm" svg:height="0.153cm" svg:x="4.123cm" svg:y="1.705cm" svg:viewBox="0 0 149 154" draw:points="146,0 0,0 0,154 149,5">
          <text:p/>
        </draw:polygon>
        <draw:polygon draw:style-name="gr28" draw:text-style-name="P11" draw:layer="layout" svg:width="0.11cm" svg:height="0.153cm" svg:x="5.804cm" svg:y="3.692cm" svg:viewBox="0 0 111 154" draw:points="61,0 0,0 0,154 111,44">
          <text:p/>
        </draw:polygon>
        <draw:polygon draw:style-name="gr28" draw:text-style-name="P11" draw:layer="layout" svg:width="0.153cm" svg:height="0.153cm" svg:x="4.887cm" svg:y="3.539cm" svg:viewBox="0 0 154 154" draw:points="78,154 154,154 0,0 0,64">
          <text:p/>
        </draw:polygon>
        <draw:polygon draw:style-name="gr28" draw:text-style-name="P11" draw:layer="layout" svg:width="0.099cm" svg:height="0.153cm" svg:x="5.193cm" svg:y="3.081cm" svg:viewBox="0 0 100 154" draw:points="52,0 0,0 0,154 100,55">
          <text:p/>
        </draw:polygon>
        <draw:polygon draw:style-name="gr28" draw:text-style-name="P11" draw:layer="layout" svg:width="0.094cm" svg:height="0.152cm" svg:x="5.499cm" svg:y="3.387cm" svg:viewBox="0 0 95 153" draw:points="35,0 0,0 0,153 95,59">
          <text:p/>
        </draw:polygon>
        <draw:polygon draw:style-name="gr28" draw:text-style-name="P11" draw:layer="layout" svg:width="0.153cm" svg:height="0.095cm" svg:x="5.346cm" svg:y="3.292cm" svg:viewBox="0 0 154 96" draw:points="95,0 0,96 154,96 154,61">
          <text:p/>
        </draw:polygon>
        <draw:polygon draw:style-name="gr28" draw:text-style-name="P11" draw:layer="layout" svg:width="0.128cm" svg:height="0.077cm" svg:x="3.842cm" svg:y="1.934cm" svg:viewBox="0 0 129 78" draw:points="13,78 129,78 52,0 0,53">
          <text:p/>
        </draw:polygon>
        <draw:polygon draw:style-name="gr28" draw:text-style-name="P11" draw:layer="layout" svg:width="0.153cm" svg:height="0.109cm" svg:x="5.04cm" svg:y="2.972cm" svg:viewBox="0 0 154 110" draw:points="110,0 0,110 154,110 154,51">
          <text:p/>
        </draw:polygon>
        <draw:polygon draw:style-name="gr28" draw:text-style-name="P11" draw:layer="layout" svg:width="0.153cm" svg:height="0.153cm" svg:x="3.664cm" svg:y="0.788cm" svg:viewBox="0 0 154 154" draw:points="142,0 0,0 154,154 154,27">
          <text:p/>
        </draw:polygon>
        <draw:polygon draw:style-name="gr28" draw:text-style-name="P11" draw:layer="layout" svg:width="0.152cm" svg:height="0.13cm" svg:x="6.722cm" svg:y="5.068cm" svg:viewBox="0 0 153 131" draw:points="153,131 153,0 0,0 105,106">
          <text:p/>
        </draw:polygon>
        <draw:polygon draw:style-name="gr28" draw:text-style-name="P11" draw:layer="layout" svg:width="0.306cm" svg:height="0.138cm" svg:x="5.957cm" svg:y="4.61cm" svg:viewBox="0 0 307 139" draw:points="167,139 307,0 0,0 65,65">
          <text:p/>
        </draw:polygon>
        <draw:polygon draw:style-name="gr28" draw:text-style-name="P11" draw:layer="layout" svg:width="0.153cm" svg:height="0.153cm" svg:x="7.639cm" svg:y="4.762cm" svg:viewBox="0 0 154 154" draw:points="43,0 0,0 154,154 154,41">
          <text:p/>
        </draw:polygon>
        <draw:polygon draw:style-name="gr28" draw:text-style-name="P11" draw:layer="layout" svg:width="0.152cm" svg:height="0.116cm" svg:x="4.429cm" svg:y="2.928cm" svg:viewBox="0 0 153 117" draw:points="36,117 153,0 0,0 0,64">
          <text:p/>
        </draw:polygon>
        <draw:polygon draw:style-name="gr28" draw:text-style-name="P11" draw:layer="layout" svg:width="0.145cm" svg:height="0.153cm" svg:x="4.123cm" svg:y="1.552cm" svg:viewBox="0 0 146 154" draw:points="137,138 0,0 0,154 146,154">
          <text:p/>
        </draw:polygon>
        <draw:polygon draw:style-name="gr28" draw:text-style-name="P11" draw:layer="layout" svg:width="0.153cm" svg:height="0.126cm" svg:x="5.957cm" svg:y="3.872cm" svg:viewBox="0 0 154 127" draw:points="127,0 0,127 154,127 154,21">
          <text:p/>
        </draw:polygon>
        <draw:polygon draw:style-name="gr28" draw:text-style-name="P11" draw:layer="layout" svg:width="0.152cm" svg:height="0.153cm" svg:x="5.499cm" svg:y="4.151cm" svg:viewBox="0 0 153 154" draw:points="66,154 153,154 0,0 0,95">
          <text:p/>
        </draw:polygon>
        <draw:polygon draw:style-name="gr29" draw:text-style-name="P11" draw:layer="layout" svg:width="0.152cm" svg:height="0.153cm" svg:x="3.206cm" svg:y="0.329cm" svg:viewBox="0 0 153 154" draw:points="5,154 153,154 0,0 0,138">
          <text:p/>
        </draw:polygon>
        <draw:polygon draw:style-name="gr30" draw:text-style-name="P2" draw:layer="layout" svg:width="0.152cm" svg:height="0.153cm" svg:x="3.206cm" svg:y="0.329cm" svg:viewBox="0 0 153 154" draw:points="5,154 153,154 0,0 0,138">
          <text:p/>
        </draw:polygon>
        <draw:polygon draw:style-name="gr28" draw:text-style-name="P11" draw:layer="layout" svg:width="0.153cm" svg:height="0.099cm" svg:x="5.651cm" svg:y="3.593cm" svg:viewBox="0 0 154 100" draw:points="101,0 0,100 154,100 154,48">
          <text:p/>
        </draw:polygon>
        <draw:polygon draw:style-name="gr28" draw:text-style-name="P11" draw:layer="layout" svg:width="0.153cm" svg:height="0.143cm" svg:x="6.263cm" svg:y="4.008cm" svg:viewBox="0 0 154 144" draw:points="0,0 0,144 154,144 32,22">
          <text:p/>
        </draw:polygon>
        <draw:polygon draw:style-name="gr28" draw:text-style-name="P11" draw:layer="layout" svg:width="0.153cm" svg:height="0.152cm" svg:x="7.18cm" svg:y="4.61cm" svg:viewBox="0 0 154 153" draw:points="125,0 0,0 154,153 154,13">
          <text:p/>
        </draw:polygon>
        <draw:polygon draw:style-name="gr28" draw:text-style-name="P11" draw:layer="layout" svg:width="0.153cm" svg:height="0.074cm" svg:x="6.416cm" svg:y="4.915cm" svg:viewBox="0 0 154 75" draw:points="80,75 154,0 0,0 0,27">
          <text:p/>
        </draw:polygon>
        <draw:polygon draw:style-name="gr28" draw:text-style-name="P11" draw:layer="layout" svg:width="0.11cm" svg:height="0.153cm" svg:x="6.306cm" svg:y="4.762cm" svg:viewBox="0 0 111 154" draw:points="69,154 111,154 111,0 0,111">
          <text:p/>
        </draw:polygon>
        <draw:polygon draw:style-name="gr28" draw:text-style-name="P11" draw:layer="layout" svg:width="0.147cm" svg:height="0.153cm" svg:x="6.11cm" svg:y="3.998cm" svg:viewBox="0 0 148 154" draw:points="141,0 0,0 0,154 148,6">
          <text:p/>
        </draw:polygon>
        <draw:polygon draw:style-name="gr28" draw:text-style-name="P11" draw:layer="layout" svg:width="0.153cm" svg:height="0.074cm" svg:x="7.486cm" svg:y="4.688cm" svg:viewBox="0 0 154 75" draw:points="0,0 0,75 154,75 129,50">
          <text:p/>
        </draw:polygon>
        <draw:polygon draw:style-name="gr28" draw:text-style-name="P11" draw:layer="layout" svg:width="0.152cm" svg:height="0.298cm" svg:x="9.015cm" svg:y="5.527cm" svg:viewBox="0 0 153 299" draw:points="7,299 153,153 0,0 0,298">
          <text:p/>
        </draw:polygon>
        <draw:polygon draw:style-name="gr28" draw:text-style-name="P11" draw:layer="layout" svg:width="0.153cm" svg:height="0.099cm" svg:x="5.193cm" svg:y="3.135cm" svg:viewBox="0 0 154 100" draw:points="100,0 0,100 154,100 154,58">
          <text:p/>
        </draw:polygon>
        <draw:polygon draw:style-name="gr28" draw:text-style-name="P11" draw:layer="layout" svg:width="0.153cm" svg:height="0.153cm" svg:x="4.276cm" svg:y="2.622cm" svg:viewBox="0 0 154 154" draw:points="12,154 154,154 0,0 0,135">
          <text:p/>
        </draw:polygon>
        <draw:polygon draw:style-name="gr28" draw:text-style-name="P11" draw:layer="layout" svg:width="0.137cm" svg:height="0.153cm" svg:x="6.89cm" svg:y="5.068cm" svg:viewBox="0 0 138 154" draw:points="32,154 138,154 138,0 0,139">
          <text:p/>
        </draw:polygon>
        <draw:polygon draw:style-name="gr28" draw:text-style-name="P11" draw:layer="layout" svg:width="0.153cm" svg:height="0.153cm" svg:x="5.804cm" svg:y="4.457cm" svg:viewBox="0 0 154 154" draw:points="131,154 154,154 0,0 0,52">
          <text:p/>
        </draw:polygon>
        <draw:polygon draw:style-name="gr28" draw:text-style-name="P11" draw:layer="layout" svg:width="0.153cm" svg:height="0.153cm" svg:x="8.097cm" svg:y="4.915cm" svg:viewBox="0 0 154 154" draw:points="67,0 0,0 154,154 154,24">
          <text:p/>
        </draw:polygon>
        <draw:polygon draw:style-name="gr28" draw:text-style-name="P11" draw:layer="layout" svg:width="0.153cm" svg:height="0.153cm" svg:x="4.123cm" svg:y="2.469cm" svg:viewBox="0 0 154 154" draw:points="72,154 154,154 0,0 0,34">
          <text:p/>
        </draw:polygon>
        <draw:polygon draw:style-name="gr28" draw:text-style-name="P11" draw:layer="layout" svg:width="0.094cm" svg:height="0.305cm" svg:x="3.417cm" svg:y="0.941cm" svg:viewBox="0 0 95 306" draw:points="82,293 95,306 95,0 0,94">
          <text:p/>
        </draw:polygon>
        <draw:polygon draw:style-name="gr28" draw:text-style-name="P11" draw:layer="layout" svg:width="0.153cm" svg:height="0.153cm" svg:x="3.511cm" svg:y="1.246cm" svg:viewBox="0 0 154 154" draw:points="58,154 154,154 0,0 0,20">
          <text:p/>
        </draw:polygon>
        <draw:polygon draw:style-name="gr28" draw:text-style-name="P11" draw:layer="layout" svg:width="0.153cm" svg:height="0.083cm" svg:x="7.027cm" svg:y="5.221cm" svg:viewBox="0 0 154 84" draw:points="71,84 154,0 0,0 0,52">
          <text:p/>
        </draw:polygon>
        <draw:polygon draw:style-name="gr28" draw:text-style-name="P11" draw:layer="layout" svg:width="0.305cm" svg:height="0.085cm" svg:x="7.792cm" svg:y="4.83cm" svg:viewBox="0 0 306 86" draw:points="85,0 0,86 306,86 280,61">
          <text:p/>
        </draw:polygon>
        <draw:polygon draw:style-name="gr28" draw:text-style-name="P11" draw:layer="layout" svg:width="0.153cm" svg:height="0.153cm" svg:x="6.569cm" svg:y="4.304cm" svg:viewBox="0 0 154 154" draw:points="146,0 0,0 154,154 154,5">
          <text:p/>
        </draw:polygon>
        <draw:polygon draw:style-name="gr28" draw:text-style-name="P11" draw:layer="layout" svg:width="0.153cm" svg:height="0.153cm" svg:x="7.639cm" svg:y="5.374cm" svg:viewBox="0 0 154 154" draw:points="22,154 154,154 0,0 0,147">
          <text:p/>
        </draw:polygon>
        <draw:polygon draw:style-name="gr28" draw:text-style-name="P11" draw:layer="layout" svg:width="0.153cm" svg:height="0.122cm" svg:x="3.97cm" svg:y="2.164cm" svg:viewBox="0 0 154 123" draw:points="30,123 154,0 0,0 0,66">
          <text:p/>
        </draw:polygon>
        <draw:polygon draw:style-name="gr28" draw:text-style-name="P11" draw:layer="layout" svg:width="0.153cm" svg:height="0.093cm" svg:x="8.403cm" svg:y="4.975cm" svg:viewBox="0 0 154 94" draw:points="0,0 0,94 154,94 77,17">
          <text:p/>
        </draw:polygon>
        <draw:polygon draw:style-name="gr28" draw:text-style-name="P11" draw:layer="layout" svg:width="0.126cm" svg:height="0.153cm" svg:x="5.957cm" svg:y="3.845cm" svg:viewBox="0 0 127 154" draw:points="93,0 0,0 0,154 127,27">
          <text:p/>
        </draw:polygon>
        <draw:polygon draw:style-name="gr28" draw:text-style-name="P11" draw:layer="layout" svg:width="0.153cm" svg:height="0.153cm" svg:x="5.651cm" svg:y="4.304cm" svg:viewBox="0 0 154 154" draw:points="92,154 154,154 0,0 0,78">
          <text:p/>
        </draw:polygon>
        <draw:polygon draw:style-name="gr28" draw:text-style-name="P11" draw:layer="layout" svg:width="0.153cm" svg:height="0.263cm" svg:x="8.709cm" svg:y="5.527cm" svg:viewBox="0 0 154 264" draw:points="43,264 154,154 0,0 0,258">
          <text:p/>
        </draw:polygon>
        <draw:polygon draw:style-name="gr28" draw:text-style-name="P11" draw:layer="layout" svg:width="0.153cm" svg:height="0.152cm" svg:x="4.581cm" svg:y="2.317cm" svg:viewBox="0 0 154 153" draw:points="70,0 0,0 154,153 154,123">
          <text:p/>
        </draw:polygon>
        <draw:polygon draw:style-name="gr28" draw:text-style-name="P11" draw:layer="layout" svg:width="0.109cm" svg:height="0.153cm" svg:x="5.04cm" svg:y="2.928cm" svg:viewBox="0 0 110 154" draw:points="72,0 0,0 0,154 110,45">
          <text:p/>
        </draw:polygon>
        <draw:polygon draw:style-name="gr28" draw:text-style-name="P11" draw:layer="layout" svg:width="0.142cm" svg:height="0.306cm" svg:x="4.734cm" svg:y="2.469cm" svg:viewBox="0 0 143 307" draw:points="85,84 0,0 0,307 143,165">
          <text:p/>
        </draw:polygon>
        <draw:polygon draw:style-name="gr28" draw:text-style-name="P11" draw:layer="layout" svg:width="0.153cm" svg:height="0.153cm" svg:x="5.04cm" svg:y="3.692cm" svg:viewBox="0 0 154 154" draw:points="61,154 154,154 0,0 0,88">
          <text:p/>
        </draw:polygon>
        <draw:polygon draw:style-name="gr28" draw:text-style-name="P11" draw:layer="layout" svg:width="0.153cm" svg:height="0.153cm" svg:x="5.193cm" svg:y="3.845cm" svg:viewBox="0 0 154 154" draw:points="53,154 154,154 0,0 0,101">
          <text:p/>
        </draw:polygon>
        <draw:polygon draw:style-name="gr28" draw:text-style-name="P11" draw:layer="layout" svg:width="0.076cm" svg:height="0.153cm" svg:x="3.894cm" svg:y="2.011cm" svg:viewBox="0 0 77 154" draw:points="1,79 77,154 77,0 0,77">
          <text:p/>
        </draw:polygon>
        <draw:polygon draw:style-name="gr28" draw:text-style-name="P11" draw:layer="layout" svg:width="0.153cm" svg:height="0.153cm" svg:x="7.18cm" svg:y="5.221cm" svg:viewBox="0 0 154 154" draw:points="78,154 154,154 0,0 0,122">
          <text:p/>
        </draw:polygon>
        <draw:polygon draw:style-name="gr28" draw:text-style-name="P11" draw:layer="layout" svg:width="0.305cm" svg:height="0.102cm" svg:x="7.792cm" svg:y="5.527cm" svg:viewBox="0 0 306 103" draw:points="203,103 306,0 0,0 61,62">
          <text:p/>
        </draw:polygon>
        <draw:polygon draw:style-name="gr28" draw:text-style-name="P11" draw:layer="layout" svg:width="0.153cm" svg:height="0.147cm" svg:x="6.11cm" svg:y="4.004cm" svg:viewBox="0 0 154 148" draw:points="148,0 0,148 154,148 154,4">
          <text:p/>
        </draw:polygon>
        <draw:polygon draw:style-name="gr28" draw:text-style-name="P11" draw:layer="layout" svg:width="0.305cm" svg:height="0.128cm" svg:x="9.015cm" svg:y="5.093cm" svg:viewBox="0 0 306 129" draw:points="128,0 0,129 306,129 182,5">
          <text:p/>
        </draw:polygon>
        <draw:polygon draw:style-name="gr28" draw:text-style-name="P11" draw:layer="layout" svg:width="0.153cm" svg:height="0.204cm" svg:x="8.556cm" svg:y="5.017cm" svg:viewBox="0 0 154 205" draw:points="52,0 0,51 154,205 154,19">
          <text:p/>
        </draw:polygon>
        <draw:polygon draw:style-name="gr28" draw:text-style-name="P11" draw:layer="layout" svg:width="0.124cm" svg:height="0.306cm" svg:x="3.693cm" svg:y="1.552cm" svg:viewBox="0 0 125 307" draw:points="53,235 125,307 125,0 0,124">
          <text:p/>
        </draw:polygon>
        <draw:polygon draw:style-name="gr28" draw:text-style-name="P11" draw:layer="layout" svg:width="0.153cm" svg:height="0.185cm" svg:x="8.709cm" svg:y="5.036cm" svg:viewBox="0 0 154 186" draw:points="0,0 0,186 154,32 144,22">
          <text:p/>
        </draw:polygon>
        <draw:polygon draw:style-name="gr28" draw:text-style-name="P11" draw:layer="layout" svg:width="0.152cm" svg:height="0.247cm" svg:x="6.722cm" svg:y="4.363cm" svg:viewBox="0 0 153 248" draw:points="94,0 0,94 153,248 153,33">
          <text:p/>
        </draw:polygon>
        <draw:polygon draw:style-name="gr28" draw:text-style-name="P11" draw:layer="layout" svg:width="0.153cm" svg:height="0.11cm" svg:x="5.804cm" svg:y="3.735cm" svg:viewBox="0 0 154 111" draw:points="111,0 0,111 154,111 154,36">
          <text:p/>
        </draw:polygon>
        <draw:polygon draw:style-name="gr28" draw:text-style-name="P11" draw:layer="layout" svg:width="0.244cm" svg:height="0.153cm" svg:x="3.267cm" svg:y="0.635cm" svg:viewBox="0 0 245 154" draw:points="35,97 92,154 245,0 0,0">
          <text:p/>
        </draw:polygon>
        <draw:polygon draw:style-name="gr28" draw:text-style-name="P11" draw:layer="layout" svg:width="0.152cm" svg:height="0.153cm" svg:x="4.429cm" svg:y="2.164cm" svg:viewBox="0 0 153 154" draw:points="120,0 0,0 153,154 153,53">
          <text:p/>
        </draw:polygon>
        <draw:polygon draw:style-name="gr28" draw:text-style-name="P11" draw:layer="layout" svg:width="0.153cm" svg:height="0.153cm" svg:x="3.358cm" svg:y="0.788cm" svg:viewBox="0 0 154 154" draw:points="22,154 154,154 0,0 0,97">
          <text:p/>
        </draw:polygon>
        <draw:polygon draw:style-name="gr28" draw:text-style-name="P11" draw:layer="layout" svg:width="0.153cm" svg:height="0.153cm" svg:x="3.97cm" svg:y="1.399cm" svg:viewBox="0 0 154 154" draw:points="132,0 0,0 154,154 154,41">
          <text:p/>
        </draw:polygon>
        <draw:polygon draw:style-name="gr28" draw:text-style-name="P11" draw:layer="layout" svg:width="0.153cm" svg:height="0.257cm" svg:x="8.556cm" svg:y="5.527cm" svg:viewBox="0 0 154 258" draw:points="154,258 154,0 0,153 95,248">
          <text:p/>
        </draw:polygon>
        <draw:polygon draw:style-name="gr28" draw:text-style-name="P11" draw:layer="layout" svg:width="0.153cm" svg:height="0.218cm" svg:x="8.403cm" svg:y="5.527cm" svg:viewBox="0 0 154 219" draw:points="88,219 154,154 0,0 0,202">
          <text:p/>
        </draw:polygon>
        <draw:polygon draw:style-name="gr28" draw:text-style-name="P11" draw:layer="layout" svg:width="0.153cm" svg:height="0.244cm" svg:x="7.333cm" svg:y="5.221cm" svg:viewBox="0 0 154 245" draw:points="154,245 154,0 0,154 53,206">
          <text:p/>
        </draw:polygon>
        <draw:polygon draw:style-name="gr28" draw:text-style-name="P11" draw:layer="layout" svg:width="0.152cm" svg:height="0.094cm" svg:x="5.499cm" svg:y="3.445cm" svg:viewBox="0 0 153 95" draw:points="95,0 0,95 153,95 153,56">
          <text:p/>
        </draw:polygon>
        <draw:polygon draw:style-name="gr28" draw:text-style-name="P11" draw:layer="layout" svg:width="0.153cm" svg:height="0.097cm" svg:x="7.333cm" svg:y="4.665cm" svg:viewBox="0 0 154 98" draw:points="99,0 0,98 154,98 154,23">
          <text:p/>
        </draw:polygon>
        <draw:polygon draw:style-name="gr28" draw:text-style-name="P11" draw:layer="layout" svg:width="0.153cm" svg:height="0.138cm" svg:x="6.874cm" svg:y="5.068cm" svg:viewBox="0 0 154 139" draw:points="16,139 154,0 0,0 0,131">
          <text:p/>
        </draw:polygon>
        <draw:polygon draw:style-name="gr28" draw:text-style-name="P11" draw:layer="layout" svg:width="0.108cm" svg:height="0.153cm" svg:x="4.276cm" svg:y="1.858cm" svg:viewBox="0 0 109 154" draw:points="82,0 0,0 0,154 109,46">
          <text:p/>
        </draw:polygon>
        <draw:polygon draw:style-name="gr28" draw:text-style-name="P11" draw:layer="layout" svg:width="0.153cm" svg:height="0.017cm" svg:x="9.167cm" svg:y="5.832cm" svg:viewBox="0 0 154 18" draw:points="138,18 154,0 0,0 0,7">
          <text:p/>
        </draw:polygon>
        <draw:polygon draw:style-name="gr28" draw:text-style-name="P11" draw:layer="layout" svg:width="0.153cm" svg:height="0.148cm" svg:x="4.123cm" svg:y="1.71cm" svg:viewBox="0 0 154 149" draw:points="149,0 0,149 154,149 154,8">
          <text:p/>
        </draw:polygon>
        <draw:polygon draw:style-name="gr28" draw:text-style-name="P11" draw:layer="layout" svg:width="0.153cm" svg:height="0.123cm" svg:x="4.887cm" svg:y="2.805cm" svg:viewBox="0 0 154 124" draw:points="124,0 0,124 154,124 154,36">
          <text:p/>
        </draw:polygon>
        <draw:polygon draw:style-name="gr28" draw:text-style-name="P11" draw:layer="layout" svg:width="0.153cm" svg:height="0.153cm" svg:x="6.416cm" svg:y="4.151cm" svg:viewBox="0 0 154 154" draw:points="56,0 0,0 154,154 154,65">
          <text:p/>
        </draw:polygon>
        <draw:polygon draw:style-name="gr28" draw:text-style-name="P11" draw:layer="layout" svg:width="0.153cm" svg:height="0.153cm" svg:x="6.569cm" svg:y="4.915cm" svg:viewBox="0 0 154 154" draw:points="63,154 154,154 0,0 0,119">
          <text:p/>
        </draw:polygon>
        <draw:polygon draw:style-name="gr31" draw:text-style-name="P12" draw:layer="layout" svg:width="0.153cm" svg:height="0.153cm" svg:x="4.123cm" svg:y="1.246cm" svg:viewBox="0 0 154 154" draw:points="0,154 154,154 0,0">
          <text:p/>
        </draw:polygon>
        <draw:polygon draw:style-name="gr31" draw:text-style-name="P12" draw:layer="layout" svg:width="0.153cm" svg:height="0.153cm" svg:x="7.18cm" svg:y="3.845cm" svg:viewBox="0 0 154 154" draw:points="154,0 0,0 0,154">
          <text:p/>
        </draw:polygon>
        <draw:polygon draw:style-name="gr31" draw:text-style-name="P12" draw:layer="layout" svg:width="0.129cm" svg:height="0.166cm" svg:x="8.097cm" svg:y="4.138cm" svg:viewBox="0 0 130 167" draw:points="0,0 0,167 130,37">
          <text:p/>
        </draw:polygon>
        <draw:polygon draw:style-name="gr31" draw:text-style-name="P12" draw:layer="layout" svg:width="0.013cm" svg:height="0.006cm" svg:x="6.25cm" svg:y="3.998cm" svg:viewBox="0 0 14 7" draw:points="7,7 14,0 0,0">
          <text:p/>
        </draw:polygon>
        <draw:polygon draw:style-name="gr31" draw:text-style-name="P12" draw:layer="layout" svg:width="0.153cm" svg:height="0.153cm" svg:x="4.734cm" svg:y="2.164cm" svg:viewBox="0 0 154 154" draw:points="154,154 154,0 0,0">
          <text:p/>
        </draw:polygon>
        <draw:polygon draw:style-name="gr31" draw:text-style-name="P12" draw:layer="layout" svg:width="0.153cm" svg:height="0.077cm" svg:x="4.887cm" svg:y="2.087cm" svg:viewBox="0 0 154 78" draw:points="77,0 0,78 154,78">
          <text:p/>
        </draw:polygon>
        <draw:polygon draw:style-name="gr31" draw:text-style-name="P12" draw:layer="layout" svg:width="0.153cm" svg:height="0.153cm" svg:x="7.027cm" svg:y="3.845cm" svg:viewBox="0 0 154 154" draw:points="154,0 0,0 154,154">
          <text:p/>
        </draw:polygon>
        <draw:polygon draw:style-name="gr31" draw:text-style-name="P12" draw:layer="layout" svg:width="0.153cm" svg:height="0.153cm" svg:x="6.874cm" svg:y="3.692cm" svg:viewBox="0 0 154 154" draw:points="0,154 154,154 0,0">
          <text:p/>
        </draw:polygon>
        <draw:polygon draw:style-name="gr31" draw:text-style-name="P12" draw:layer="layout" svg:width="0.153cm" svg:height="0.153cm" svg:x="8.556cm" svg:y="4.457cm" svg:viewBox="0 0 154 154" draw:points="154,0 0,0 154,154">
          <text:p/>
        </draw:polygon>
        <draw:polygon draw:style-name="gr31" draw:text-style-name="P12" draw:layer="layout" svg:width="0.153cm" svg:height="0.306cm" svg:x="5.346cm" svg:y="2.469cm" svg:viewBox="0 0 154 307" draw:points="154,154 0,0 0,307">
          <text:p/>
        </draw:polygon>
        <draw:polygon draw:style-name="gr31" draw:text-style-name="P12" draw:layer="layout" svg:width="0.153cm" svg:height="0.153cm" svg:x="7.027cm" svg:y="4.304cm" svg:viewBox="0 0 154 154" draw:points="0,154 154,154 154,0">
          <text:p/>
        </draw:polygon>
        <draw:polygon draw:style-name="gr31" draw:text-style-name="P12" draw:layer="layout" svg:width="0.13cm" svg:height="0.086cm" svg:x="4.123cm" svg:y="0.549cm" svg:viewBox="0 0 131 87" draw:points="86,0 0,87 131,87">
          <text:p/>
        </draw:polygon>
        <draw:polygon draw:style-name="gr31" draw:text-style-name="P12" draw:layer="layout" svg:width="0.306cm" svg:height="0.153cm" svg:x="8.403cm" svg:y="4.304cm" svg:viewBox="0 0 307 154" draw:points="0,0 153,154 307,0">
          <text:p/>
        </draw:polygon>
        <draw:polygon draw:style-name="gr31" draw:text-style-name="P12" draw:layer="layout" svg:width="0.153cm" svg:height="0.153cm" svg:x="4.734cm" svg:y="2.011cm" svg:viewBox="0 0 154 154" draw:points="154,0 0,0 0,154">
          <text:p/>
        </draw:polygon>
        <draw:polygon draw:style-name="gr31" draw:text-style-name="P12" draw:layer="layout" svg:width="0.306cm" svg:height="0.306cm" svg:x="7.486cm" svg:y="4.304cm" svg:viewBox="0 0 307 307" draw:points="0,0 0,307 307,307">
          <text:p/>
        </draw:polygon>
        <draw:polygon draw:style-name="gr31" draw:text-style-name="P12" draw:layer="layout" svg:width="0.138cm" svg:height="0.138cm" svg:x="3.679cm" svg:y="0.497cm" svg:viewBox="0 0 139 139" draw:points="60,139 139,139 0,0">
          <text:p/>
        </draw:polygon>
        <draw:polygon draw:style-name="gr32" draw:text-style-name="P12" draw:layer="layout" svg:width="0.153cm" svg:height="0.153cm" svg:x="9.473cm" svg:y="4.915cm" svg:viewBox="0 0 154 154" draw:points="0,154 154,154 154,0">
          <text:p/>
        </draw:polygon>
        <draw:polygon draw:style-name="gr33" draw:text-style-name="P2" draw:layer="layout" svg:width="0.153cm" svg:height="0.153cm" svg:x="9.473cm" svg:y="4.915cm" svg:viewBox="0 0 154 154" draw:points="0,154 154,154 154,0">
          <text:p/>
        </draw:polygon>
        <draw:polygon draw:style-name="gr31" draw:text-style-name="P12" draw:layer="layout" svg:width="0.306cm" svg:height="0.153cm" svg:x="8.403cm" svg:y="4.457cm" svg:viewBox="0 0 307 154" draw:points="307,154 153,0 0,154">
          <text:p/>
        </draw:polygon>
        <draw:polygon draw:style-name="gr31" draw:text-style-name="P12" draw:layer="layout" svg:width="0.153cm" svg:height="0.305cm" svg:x="5.804cm" svg:y="3.387cm" svg:viewBox="0 0 154 306" draw:points="0,153 154,306 154,0">
          <text:p/>
        </draw:polygon>
        <draw:polygon draw:style-name="gr31" draw:text-style-name="P12" draw:layer="layout" svg:width="0.153cm" svg:height="0.153cm" svg:x="6.416cm" svg:y="3.539cm" svg:viewBox="0 0 154 154" draw:points="154,0 0,0 154,154">
          <text:p/>
        </draw:polygon>
        <draw:polygon draw:style-name="gr31" draw:text-style-name="P12" draw:layer="layout" svg:width="0.03cm" svg:height="0.066cm" svg:x="5.01cm" svg:y="2.775cm" svg:viewBox="0 0 31 67" draw:points="31,67 31,0 0,31">
          <text:p/>
        </draw:polygon>
        <draw:polygon draw:style-name="gr31" draw:text-style-name="P12" draw:layer="layout" svg:width="0.153cm" svg:height="0.153cm" svg:x="7.639cm" svg:y="4.151cm" svg:viewBox="0 0 154 154" draw:points="154,0 0,0 154,154">
          <text:p/>
        </draw:polygon>
        <draw:polygon draw:style-name="gr31" draw:text-style-name="P12" draw:layer="layout" svg:width="0.306cm" svg:height="0.306cm" svg:x="7.18cm" svg:y="3.998cm" svg:viewBox="0 0 307 307" draw:points="307,307 307,0 0,0">
          <text:p/>
        </draw:polygon>
        <draw:polygon draw:style-name="gr31" draw:text-style-name="P12" draw:layer="layout" svg:width="0.305cm" svg:height="0.153cm" svg:x="6.569cm" svg:y="3.998cm" svg:viewBox="0 0 306 154" draw:points="153,154 306,0 0,0">
          <text:p/>
        </draw:polygon>
        <draw:polygon draw:style-name="gr31" draw:text-style-name="P12" draw:layer="layout" svg:width="0.153cm" svg:height="0.152cm" svg:x="6.263cm" svg:y="3.387cm" svg:viewBox="0 0 154 153" draw:points="154,153 154,0 0,0">
          <text:p/>
        </draw:polygon>
        <draw:polygon draw:style-name="gr31" draw:text-style-name="P12" draw:layer="layout" svg:width="0.306cm" svg:height="0.305cm" svg:x="5.957cm" svg:y="3.387cm" svg:viewBox="0 0 307 306" draw:points="0,306 307,306 0,0">
          <text:p/>
        </draw:polygon>
        <draw:polygon draw:style-name="gr31" draw:text-style-name="P12" draw:layer="layout" svg:width="0.11cm" svg:height="0.111cm" svg:x="8.293cm" svg:y="4.193cm" svg:viewBox="0 0 111 112" draw:points="0,0 111,112 111,29">
          <text:p/>
        </draw:polygon>
        <draw:polygon draw:style-name="gr31" draw:text-style-name="P12" draw:layer="layout" svg:width="0.305cm" svg:height="0.306cm" svg:x="7.792cm" svg:y="4.304cm" svg:viewBox="0 0 306 307" draw:points="306,0 0,0 0,307">
          <text:p/>
        </draw:polygon>
        <draw:polygon draw:style-name="gr31" draw:text-style-name="P12" draw:layer="layout" svg:width="0.305cm" svg:height="0.152cm" svg:x="7.792cm" svg:y="4.61cm" svg:viewBox="0 0 306 153" draw:points="153,153 306,0 0,0">
          <text:p/>
        </draw:polygon>
        <draw:polygon draw:style-name="gr31" draw:text-style-name="P12" draw:layer="layout" svg:width="0.153cm" svg:height="0.153cm" svg:x="8.097cm" svg:y="4.457cm" svg:viewBox="0 0 154 154" draw:points="154,154 154,0 0,154">
          <text:p/>
        </draw:polygon>
        <draw:polygon draw:style-name="gr31" draw:text-style-name="P12" draw:layer="layout" svg:width="0.306cm" svg:height="0.306cm" svg:x="6.263cm" svg:y="3.692cm" svg:viewBox="0 0 307 307" draw:points="0,0 0,307 307,307">
          <text:p/>
        </draw:polygon>
        <draw:polygon draw:style-name="gr31" draw:text-style-name="P12" draw:layer="layout" svg:width="0.306cm" svg:height="0.306cm" svg:x="5.651cm" svg:y="3.081cm" svg:viewBox="0 0 307 307" draw:points="0,0 0,307 307,307">
          <text:p/>
        </draw:polygon>
        <draw:polygon draw:style-name="gr31" draw:text-style-name="P12" draw:layer="layout" svg:width="0.117cm" svg:height="0.058cm" svg:x="5.534cm" svg:y="3.387cm" svg:viewBox="0 0 118 59" draw:points="60,59 118,0 0,0">
          <text:p/>
        </draw:polygon>
        <draw:polygon draw:style-name="gr31" draw:text-style-name="P12" draw:layer="layout" svg:width="0.043cm" svg:height="0.079cm" svg:x="5.914cm" svg:y="3.692cm" svg:viewBox="0 0 44 80" draw:points="44,80 44,0 0,44">
          <text:p/>
        </draw:polygon>
        <draw:polygon draw:style-name="gr31" draw:text-style-name="P12" draw:layer="layout" svg:width="0.306cm" svg:height="0.153cm" svg:x="6.874cm" svg:y="3.845cm" svg:viewBox="0 0 307 154" draw:points="153,0 0,154 307,154">
          <text:p/>
        </draw:polygon>
        <draw:polygon draw:style-name="gr31" draw:text-style-name="P12" draw:layer="layout" svg:width="0.138cm" svg:height="0.099cm" svg:x="6.416cm" svg:y="3.288cm" svg:viewBox="0 0 139 100" draw:points="0,0 0,100 139,100">
          <text:p/>
        </draw:polygon>
        <draw:polygon draw:style-name="gr31" draw:text-style-name="P12" draw:layer="layout" svg:width="0.153cm" svg:height="0.153cm" svg:x="4.734cm" svg:y="1.705cm" svg:viewBox="0 0 154 154" draw:points="154,0 0,0 0,154">
          <text:p/>
        </draw:polygon>
        <draw:polygon draw:style-name="gr31" draw:text-style-name="P12" draw:layer="layout" svg:width="0.153cm" svg:height="0.153cm" svg:x="7.18cm" svg:y="4.304cm" svg:viewBox="0 0 154 154" draw:points="0,154 154,154 0,0">
          <text:p/>
        </draw:polygon>
        <draw:polygon draw:style-name="gr31" draw:text-style-name="P12" draw:layer="layout" svg:width="0.306cm" svg:height="0.306cm" svg:x="6.874cm" svg:y="3.998cm" svg:viewBox="0 0 307 307" draw:points="0,307 307,307 307,0">
          <text:p/>
        </draw:polygon>
        <draw:polygon draw:style-name="gr31" draw:text-style-name="P12" draw:layer="layout" svg:width="0.153cm" svg:height="0.306cm" svg:x="8.403cm" svg:y="4.304cm" svg:viewBox="0 0 154 307" draw:points="154,154 0,0 0,307">
          <text:p/>
        </draw:polygon>
        <draw:polygon draw:style-name="gr31" draw:text-style-name="P12" draw:layer="layout" svg:width="0.153cm" svg:height="0.153cm" svg:x="4.581cm" svg:y="1.552cm" svg:viewBox="0 0 154 154" draw:points="0,154 154,154 154,0">
          <text:p/>
        </draw:polygon>
        <draw:polygon draw:style-name="gr31" draw:text-style-name="P12" draw:layer="layout" svg:width="0.153cm" svg:height="0.153cm" svg:x="8.556cm" svg:y="4.304cm" svg:viewBox="0 0 154 154" draw:points="0,154 154,154 154,0">
          <text:p/>
        </draw:polygon>
        <draw:polygon draw:style-name="gr31" draw:text-style-name="P12" draw:layer="layout" svg:width="0.214cm" svg:height="0.118cm" svg:x="9.05cm" svg:y="4.339cm" svg:viewBox="0 0 215 119" draw:points="0,0 118,119 215,21">
          <text:p/>
        </draw:polygon>
        <draw:polygon draw:style-name="gr31" draw:text-style-name="P12" draw:layer="layout" svg:width="0.059cm" svg:height="0.118cm" svg:x="5.44cm" svg:y="3.234cm" svg:viewBox="0 0 60 119" draw:points="60,119 60,0 0,59">
          <text:p/>
        </draw:polygon>
        <draw:polygon draw:style-name="gr31" draw:text-style-name="P12" draw:layer="layout" svg:width="0.152cm" svg:height="0.306cm" svg:x="5.499cm" svg:y="3.081cm" svg:viewBox="0 0 153 307" draw:points="0,154 153,307 153,0">
          <text:p/>
        </draw:polygon>
        <draw:polygon draw:style-name="gr31" draw:text-style-name="P12" draw:layer="layout" svg:width="0.015cm" svg:height="0.01cm" svg:x="7.322cm" svg:y="3.835cm" svg:viewBox="0 0 16 11" draw:points="0,0 12,11 16,7">
          <text:p/>
        </draw:polygon>
        <draw:polygon draw:style-name="gr31" draw:text-style-name="P12" draw:layer="layout" svg:width="0.153cm" svg:height="0.153cm" svg:x="6.11cm" svg:y="3.234cm" svg:viewBox="0 0 154 154" draw:points="154,0 0,0 154,154">
          <text:p/>
        </draw:polygon>
        <draw:polygon draw:style-name="gr31" draw:text-style-name="P12" draw:layer="layout" svg:width="0.153cm" svg:height="0.306cm" svg:x="5.651cm" svg:y="2.775cm" svg:viewBox="0 0 154 307" draw:points="154,154 0,0 0,307">
          <text:p/>
        </draw:polygon>
        <draw:polygon draw:style-name="gr31" draw:text-style-name="P12" draw:layer="layout" svg:width="0.306cm" svg:height="0.153cm" svg:x="7.18cm" svg:y="3.845cm" svg:viewBox="0 0 307 154" draw:points="307,154 153,0 0,154">
          <text:p/>
        </draw:polygon>
        <draw:polygon draw:style-name="gr31" draw:text-style-name="P12" draw:layer="layout" svg:width="0.306cm" svg:height="0.153cm" svg:x="5.957cm" svg:y="3.692cm" svg:viewBox="0 0 307 154" draw:points="0,0 153,154 307,0">
          <text:p/>
        </draw:polygon>
        <draw:polygon draw:style-name="gr31" draw:text-style-name="P12" draw:layer="layout" svg:width="0.027cm" svg:height="0.048cm" svg:x="6.083cm" svg:y="3.845cm" svg:viewBox="0 0 28 49" draw:points="28,49 28,0 0,27">
          <text:p/>
        </draw:polygon>
        <draw:polygon draw:style-name="gr31" draw:text-style-name="P12" draw:layer="layout" svg:width="0.058cm" svg:height="0.114cm" svg:x="5.593cm" svg:y="3.387cm" svg:viewBox="0 0 59 115" draw:points="59,115 59,0 0,58">
          <text:p/>
        </draw:polygon>
        <draw:polygon draw:style-name="gr31" draw:text-style-name="P12" draw:layer="layout" svg:width="0.305cm" svg:height="0.153cm" svg:x="9.015cm" svg:y="4.457cm" svg:viewBox="0 0 306 154" draw:points="306,154 152,0 0,154">
          <text:p/>
        </draw:polygon>
        <draw:polygon draw:style-name="gr31" draw:text-style-name="P12" draw:layer="layout" svg:width="0.153cm" svg:height="0.153cm" svg:x="3.97cm" svg:y="0.482cm" svg:viewBox="0 0 154 154" draw:points="154,0 0,0 154,154">
          <text:p/>
        </draw:polygon>
        <draw:polygon draw:style-name="gr31" draw:text-style-name="P12" draw:layer="layout" svg:width="0.111cm" svg:height="0.04cm" svg:x="7.681cm" svg:y="4.762cm" svg:viewBox="0 0 112 41" draw:points="112,41 112,0 0,0">
          <text:p/>
        </draw:polygon>
        <draw:polygon draw:style-name="gr31" draw:text-style-name="P12" draw:layer="layout" svg:width="0.078cm" svg:height="0.055cm" svg:x="3.739cm" svg:y="0.635cm" svg:viewBox="0 0 79 56" draw:points="23,56 79,0 0,0">
          <text:p/>
        </draw:polygon>
        <draw:polygon draw:style-name="gr31" draw:text-style-name="P12" draw:layer="layout" svg:width="0.02cm" svg:height="0.01cm" svg:x="7.027cm" svg:y="3.682cm" svg:viewBox="0 0 21 11" draw:points="0,0 0,11 21,11">
          <text:p/>
        </draw:polygon>
        <draw:polygon draw:style-name="gr31" draw:text-style-name="P12" draw:layer="layout" svg:width="0.153cm" svg:height="0.306cm" svg:x="4.123cm" svg:y="0.635cm" svg:viewBox="0 0 154 307" draw:points="154,154 0,0 0,307">
          <text:p/>
        </draw:polygon>
        <draw:polygon draw:style-name="gr31" draw:text-style-name="P12" draw:layer="layout" svg:width="0.153cm" svg:height="0.153cm" svg:x="6.874cm" svg:y="3.692cm" svg:viewBox="0 0 154 154" draw:points="154,154 154,0 0,0">
          <text:p/>
        </draw:polygon>
        <draw:polygon draw:style-name="gr31" draw:text-style-name="P12" draw:layer="layout" svg:width="0.305cm" svg:height="0.153cm" svg:x="5.346cm" svg:y="3.081cm" svg:viewBox="0 0 306 154" draw:points="0,0 153,154 306,0">
          <text:p/>
        </draw:polygon>
        <draw:polygon draw:style-name="gr31" draw:text-style-name="P12" draw:layer="layout" svg:width="0.014cm" svg:height="0.017cm" svg:x="8.709cm" svg:y="4.287cm" svg:viewBox="0 0 15 18" draw:points="0,0 0,18 15,3">
          <text:p/>
        </draw:polygon>
        <draw:polygon draw:style-name="gr31" draw:text-style-name="P12" draw:layer="layout" svg:width="0.153cm" svg:height="0.152cm" svg:x="5.193cm" svg:y="2.317cm" svg:viewBox="0 0 154 153" draw:points="154,0 0,0 154,153">
          <text:p/>
        </draw:polygon>
        <draw:polygon draw:style-name="gr31" draw:text-style-name="P12" draw:layer="layout" svg:width="0.306cm" svg:height="0.153cm" svg:x="8.709cm" svg:y="4.457cm" svg:viewBox="0 0 307 154" draw:points="153,0 0,154 307,154">
          <text:p/>
        </draw:polygon>
        <draw:polygon draw:style-name="gr31" draw:text-style-name="P12" draw:layer="layout" svg:width="0.153cm" svg:height="0.153cm" svg:x="8.862cm" svg:y="4.457cm" svg:viewBox="0 0 154 154" draw:points="154,0 0,0 154,154">
          <text:p/>
        </draw:polygon>
        <draw:polygon draw:style-name="gr31" draw:text-style-name="P12" draw:layer="layout" svg:width="0.153cm" svg:height="0.153cm" svg:x="8.709cm" svg:y="4.304cm" svg:viewBox="0 0 154 154" draw:points="0,154 154,154 0,0">
          <text:p/>
        </draw:polygon>
        <draw:polygon draw:style-name="gr31" draw:text-style-name="P12" draw:layer="layout" svg:width="0.152cm" svg:height="0.153cm" svg:x="9.015cm" svg:y="4.457cm" svg:viewBox="0 0 153 154" draw:points="153,0 0,0 0,154">
          <text:p/>
        </draw:polygon>
        <draw:polygon draw:style-name="gr31" draw:text-style-name="P12" draw:layer="layout" svg:width="0.153cm" svg:height="0.153cm" svg:x="8.25cm" svg:y="4.762cm" svg:viewBox="0 0 154 154" draw:points="154,0 0,0 154,154">
          <text:p/>
        </draw:polygon>
        <draw:polygon draw:style-name="gr31" draw:text-style-name="P12" draw:layer="layout" svg:width="0.077cm" svg:height="0.153cm" svg:x="4.581cm" svg:y="1.705cm" svg:viewBox="0 0 78 154" draw:points="0,154 78,77 0,0">
          <text:p/>
        </draw:polygon>
        <draw:polygon draw:style-name="gr31" draw:text-style-name="P12" draw:layer="layout" svg:width="0.076cm" svg:height="0.076cm" svg:x="8.403cm" svg:y="4.915cm" svg:viewBox="0 0 77 77" draw:points="77,77 0,0 0,60">
          <text:p/>
        </draw:polygon>
        <draw:polygon draw:style-name="gr31" draw:text-style-name="P12" draw:layer="layout" svg:width="0.153cm" svg:height="0.076cm" svg:x="4.581cm" svg:y="1.858cm" svg:viewBox="0 0 154 77" draw:points="0,0 78,77 154,0">
          <text:p/>
        </draw:polygon>
        <draw:polygon draw:style-name="gr32" draw:text-style-name="P12" draw:layer="layout" svg:width="0.153cm" svg:height="0.306cm" svg:x="3.817cm" svg:y="0.329cm" svg:viewBox="0 0 154 307" draw:points="154,154 0,0 0,307">
          <text:p/>
        </draw:polygon>
        <draw:polygon draw:style-name="gr33" draw:text-style-name="P2" draw:layer="layout" svg:width="0.153cm" svg:height="0.306cm" svg:x="3.817cm" svg:y="0.329cm" svg:viewBox="0 0 154 307" draw:points="154,154 0,0 0,307">
          <text:p/>
        </draw:polygon>
        <draw:polygon draw:style-name="gr31" draw:text-style-name="P12" draw:layer="layout" svg:width="0.153cm" svg:height="0.077cm" svg:x="4.581cm" svg:y="1.934cm" svg:viewBox="0 0 154 78" draw:points="154,78 78,0 0,78">
          <text:p/>
        </draw:polygon>
        <draw:polygon draw:style-name="gr31" draw:text-style-name="P12" draw:layer="layout" svg:width="0.305cm" svg:height="0.153cm" svg:x="6.569cm" svg:y="3.539cm" svg:viewBox="0 0 306 154" draw:points="153,0 0,154 306,154">
          <text:p/>
        </draw:polygon>
        <draw:polygon draw:style-name="gr31" draw:text-style-name="P12" draw:layer="layout" svg:width="0.059cm" svg:height="0.023cm" svg:x="7.639cm" svg:y="3.975cm" svg:viewBox="0 0 60 24" draw:points="0,0 0,24 60,24">
          <text:p/>
        </draw:polygon>
        <draw:polygon draw:style-name="gr31" draw:text-style-name="P12" draw:layer="layout" svg:width="0.153cm" svg:height="0.153cm" svg:x="7.486cm" svg:y="3.998cm" svg:viewBox="0 0 154 154" draw:points="154,154 154,0 0,0">
          <text:p/>
        </draw:polygon>
        <draw:polygon draw:style-name="gr31" draw:text-style-name="P12" draw:layer="layout" svg:width="0.152cm" svg:height="0.153cm" svg:x="9.015cm" svg:y="4.915cm" svg:viewBox="0 0 153 154" draw:points="0,154 153,154 0,0">
          <text:p/>
        </draw:polygon>
        <draw:polygon draw:style-name="gr32" draw:text-style-name="P12" draw:layer="layout" svg:width="0.306cm" svg:height="0.305cm" svg:x="9.32cm" svg:y="4.61cm" svg:viewBox="0 0 307 306" draw:points="0,306 307,306 307,0">
          <text:p/>
        </draw:polygon>
        <draw:polygon draw:style-name="gr33" draw:text-style-name="P2" draw:layer="layout" svg:width="0.306cm" svg:height="0.305cm" svg:x="9.32cm" svg:y="4.61cm" svg:viewBox="0 0 307 306" draw:points="0,306 307,306 307,0">
          <text:p/>
        </draw:polygon>
        <draw:polygon draw:style-name="gr31" draw:text-style-name="P12" draw:layer="layout" svg:width="0.076cm" svg:height="0.153cm" svg:x="4.658cm" svg:y="1.705cm" svg:viewBox="0 0 77 154" draw:points="77,0 0,77 77,154">
          <text:p/>
        </draw:polygon>
        <draw:polygon draw:style-name="gr31" draw:text-style-name="P12" draw:layer="layout" svg:width="0.306cm" svg:height="0.152cm" svg:x="8.403cm" svg:y="4.61cm" svg:viewBox="0 0 307 153" draw:points="153,153 307,0 0,0">
          <text:p/>
        </draw:polygon>
        <draw:polygon draw:style-name="gr31" draw:text-style-name="P12" draw:layer="layout" svg:width="0.306cm" svg:height="0.305cm" svg:x="8.709cm" svg:y="4.61cm" svg:viewBox="0 0 307 306" draw:points="0,306 307,306 307,0">
          <text:p/>
        </draw:polygon>
        <draw:polygon draw:style-name="gr31" draw:text-style-name="P12" draw:layer="layout" svg:width="0.076cm" svg:height="0.153cm" svg:x="4.658cm" svg:y="1.858cm" svg:viewBox="0 0 77 154" draw:points="0,77 77,154 77,0">
          <text:p/>
        </draw:polygon>
        <draw:polygon draw:style-name="gr31" draw:text-style-name="P12" draw:layer="layout" svg:width="0.153cm" svg:height="0.153cm" svg:x="8.709cm" svg:y="4.457cm" svg:viewBox="0 0 154 154" draw:points="154,0 0,0 0,154">
          <text:p/>
        </draw:polygon>
        <draw:polygon draw:style-name="gr31" draw:text-style-name="P12" draw:layer="layout" svg:width="0.305cm" svg:height="0.153cm" svg:x="6.569cm" svg:y="3.845cm" svg:viewBox="0 0 306 154" draw:points="306,154 153,0 0,154">
          <text:p/>
        </draw:polygon>
        <draw:polygon draw:style-name="gr31" draw:text-style-name="P12" draw:layer="layout" svg:width="0.153cm" svg:height="0.306cm" svg:x="5.193cm" svg:y="2.775cm" svg:viewBox="0 0 154 307" draw:points="0,154 154,307 154,0">
          <text:p/>
        </draw:polygon>
        <draw:polygon draw:style-name="gr31" draw:text-style-name="P12" draw:layer="layout" svg:width="0.152cm" svg:height="0.306cm" svg:x="4.429cm" svg:y="1.246cm" svg:viewBox="0 0 153 307" draw:points="0,307 153,154 0,0">
          <text:p/>
        </draw:polygon>
        <draw:polygon draw:style-name="gr32" draw:text-style-name="P12" draw:layer="layout" svg:width="0.153cm" svg:height="0.153cm" svg:x="3.817cm" svg:y="0.329cm" svg:viewBox="0 0 154 154" draw:points="154,154 154,0 0,0">
          <text:p/>
        </draw:polygon>
        <draw:polygon draw:style-name="gr33" draw:text-style-name="P2" draw:layer="layout" svg:width="0.153cm" svg:height="0.153cm" svg:x="3.817cm" svg:y="0.329cm" svg:viewBox="0 0 154 154" draw:points="154,154 154,0 0,0">
          <text:p/>
        </draw:polygon>
        <draw:polygon draw:style-name="gr31" draw:text-style-name="P12" draw:layer="layout" svg:width="0.035cm" svg:height="0.087cm" svg:x="4.734cm" svg:y="1.465cm" svg:viewBox="0 0 36 88" draw:points="0,0 0,88 36,53">
          <text:p/>
        </draw:polygon>
        <draw:polygon draw:style-name="gr31" draw:text-style-name="P12" draw:layer="layout" svg:width="0.306cm" svg:height="0.306cm" svg:x="7.18cm" svg:y="3.998cm" svg:viewBox="0 0 307 307" draw:points="0,307 307,307 0,0">
          <text:p/>
        </draw:polygon>
        <draw:polygon draw:style-name="gr31" draw:text-style-name="P12" draw:layer="layout" svg:width="0.305cm" svg:height="0.153cm" svg:x="7.792cm" svg:y="4.151cm" svg:viewBox="0 0 306 154" draw:points="153,0 0,154 306,154">
          <text:p/>
        </draw:polygon>
        <draw:polygon draw:style-name="gr32" draw:text-style-name="P12" draw:layer="layout" svg:width="0.306cm" svg:height="0.153cm" svg:x="9.32cm" svg:y="4.915cm" svg:viewBox="0 0 307 154" draw:points="153,154 307,0 0,0">
          <text:p/>
        </draw:polygon>
        <draw:polygon draw:style-name="gr33" draw:text-style-name="P2" draw:layer="layout" svg:width="0.306cm" svg:height="0.153cm" svg:x="9.32cm" svg:y="4.915cm" svg:viewBox="0 0 307 154" draw:points="153,154 307,0 0,0">
          <text:p/>
        </draw:polygon>
        <draw:polygon draw:style-name="gr31" draw:text-style-name="P12" draw:layer="layout" svg:width="0.305cm" svg:height="0.306cm" svg:x="5.346cm" svg:y="2.775cm" svg:viewBox="0 0 306 307" draw:points="306,307 306,0 0,0">
          <text:p/>
        </draw:polygon>
        <draw:polygon draw:style-name="gr31" draw:text-style-name="P12" draw:layer="layout" svg:width="0.053cm" svg:height="0.03cm" svg:x="4.987cm" svg:y="2.775cm" svg:viewBox="0 0 54 31" draw:points="23,31 54,0 0,0">
          <text:p/>
        </draw:polygon>
        <draw:polygon draw:style-name="gr31" draw:text-style-name="P12" draw:layer="layout" svg:width="0.153cm" svg:height="0.306cm" svg:x="8.097cm" svg:y="4.304cm" svg:viewBox="0 0 154 307" draw:points="0,307 154,154 0,0">
          <text:p/>
        </draw:polygon>
        <draw:polygon draw:style-name="gr31" draw:text-style-name="P12" draw:layer="layout" svg:width="0.153cm" svg:height="0.306cm" svg:x="7.333cm" svg:y="4.304cm" svg:viewBox="0 0 154 307" draw:points="0,154 154,307 154,0">
          <text:p/>
        </draw:polygon>
        <draw:polygon draw:style-name="gr31" draw:text-style-name="P12" draw:layer="layout" svg:width="0.153cm" svg:height="0.153cm" svg:x="4.276cm" svg:y="1.399cm" svg:viewBox="0 0 154 154" draw:points="0,0 0,154 154,154">
          <text:p/>
        </draw:polygon>
        <draw:polygon draw:style-name="gr31" draw:text-style-name="P12" draw:layer="layout" svg:width="0.082cm" svg:height="0.108cm" svg:x="5.04cm" svg:y="1.903cm" svg:viewBox="0 0 83 109" draw:points="0,0 0,109 83,109">
          <text:p/>
        </draw:polygon>
        <draw:polygon draw:style-name="gr31" draw:text-style-name="P12" draw:layer="layout" svg:width="0.098cm" svg:height="0.064cm" svg:x="6.471cm" svg:y="4.151cm" svg:viewBox="0 0 99 65" draw:points="99,65 99,0 0,0">
          <text:p/>
        </draw:polygon>
        <draw:polygon draw:style-name="gr31" draw:text-style-name="P12" draw:layer="layout" svg:width="0.306cm" svg:height="0.305cm" svg:x="5.957cm" svg:y="3.387cm" svg:viewBox="0 0 307 306" draw:points="307,306 307,0 0,0">
          <text:p/>
        </draw:polygon>
        <draw:polygon draw:style-name="gr31" draw:text-style-name="P12" draw:layer="layout" svg:width="0.305cm" svg:height="0.306cm" svg:x="7.792cm" svg:y="4.304cm" svg:viewBox="0 0 306 307" draw:points="306,307 306,0 0,307">
          <text:p/>
        </draw:polygon>
        <draw:polygon draw:style-name="gr31" draw:text-style-name="P12" draw:layer="layout" svg:width="0.153cm" svg:height="0.306cm" svg:x="6.569cm" svg:y="3.692cm" svg:viewBox="0 0 154 307" draw:points="154,154 0,0 0,307">
          <text:p/>
        </draw:polygon>
        <draw:polygon draw:style-name="gr31" draw:text-style-name="P12" draw:layer="layout" svg:width="0.153cm" svg:height="0.153cm" svg:x="5.04cm" svg:y="2.164cm" svg:viewBox="0 0 154 154" draw:points="154,154 154,0 0,0">
          <text:p/>
        </draw:polygon>
        <draw:polygon draw:style-name="gr31" draw:text-style-name="P12" draw:layer="layout" svg:width="0.153cm" svg:height="0.306cm" svg:x="5.957cm" svg:y="3.081cm" svg:viewBox="0 0 154 307" draw:points="154,154 0,0 0,307">
          <text:p/>
        </draw:polygon>
        <draw:polygon draw:style-name="gr31" draw:text-style-name="P12" draw:layer="layout" svg:width="0.033cm" svg:height="0.052cm" svg:x="4.548cm" svg:y="2.164cm" svg:viewBox="0 0 34 53" draw:points="34,53 34,0 0,0">
          <text:p/>
        </draw:polygon>
        <draw:polygon draw:style-name="gr31" draw:text-style-name="P12" draw:layer="layout" svg:width="0.152cm" svg:height="0.306cm" svg:x="4.429cm" svg:y="1.552cm" svg:viewBox="0 0 153 307" draw:points="153,154 0,0 0,307">
          <text:p/>
        </draw:polygon>
        <draw:polygon draw:style-name="gr31" draw:text-style-name="P12" draw:layer="layout" svg:width="0.153cm" svg:height="0.306cm" svg:x="8.25cm" svg:y="4.304cm" svg:viewBox="0 0 154 307" draw:points="154,0 0,154 154,307">
          <text:p/>
        </draw:polygon>
        <draw:polygon draw:style-name="gr31" draw:text-style-name="P12" draw:layer="layout" svg:width="0.153cm" svg:height="0.076cm" svg:x="4.887cm" svg:y="2.011cm" svg:viewBox="0 0 154 77" draw:points="77,77 154,0 0,0">
          <text:p/>
        </draw:polygon>
        <draw:polygon draw:style-name="gr31" draw:text-style-name="P12" draw:layer="layout" svg:width="0.076cm" svg:height="0.153cm" svg:x="4.505cm" svg:y="2.011cm" svg:viewBox="0 0 77 154" draw:points="0,77 77,154 77,0">
          <text:p/>
        </draw:polygon>
        <draw:polygon draw:style-name="gr31" draw:text-style-name="P12" draw:layer="layout" svg:width="0.153cm" svg:height="0.306cm" svg:x="3.97cm" svg:y="0.635cm" svg:viewBox="0 0 154 307" draw:points="154,0 0,154 154,307">
          <text:p/>
        </draw:polygon>
        <draw:polygon draw:style-name="gr31" draw:text-style-name="P12" draw:layer="layout" svg:width="0.153cm" svg:height="0.153cm" svg:x="5.651cm" svg:y="2.775cm" svg:viewBox="0 0 154 154" draw:points="154,154 154,0 0,0">
          <text:p/>
        </draw:polygon>
        <draw:polygon draw:style-name="gr31" draw:text-style-name="P12" draw:layer="layout" svg:width="0.004cm" svg:height="0.002cm" svg:x="5.804cm" svg:y="2.773cm" svg:viewBox="0 0 5 3" draw:points="0,0 0,3 5,3">
          <text:p/>
        </draw:polygon>
        <draw:polygon draw:style-name="gr31" draw:text-style-name="P12" draw:layer="layout" svg:width="0.088cm" svg:height="0.012cm" svg:x="8.927cm" svg:y="5.068cm" svg:viewBox="0 0 89 13" draw:points="89,13 89,0 0,0">
          <text:p/>
        </draw:polygon>
        <draw:polygon draw:style-name="gr31" draw:text-style-name="P12" draw:layer="layout" svg:width="0.054cm" svg:height="0.112cm" svg:x="5.292cm" svg:y="3.081cm" svg:viewBox="0 0 55 113" draw:points="55,113 55,0 0,54">
          <text:p/>
        </draw:polygon>
        <draw:polygon draw:style-name="gr31" draw:text-style-name="P12" draw:layer="layout" svg:width="0.153cm" svg:height="0.305cm" svg:x="8.556cm" svg:y="4.61cm" svg:viewBox="0 0 154 306" draw:points="154,0 0,153 154,306">
          <text:p/>
        </draw:polygon>
        <draw:polygon draw:style-name="gr31" draw:text-style-name="P12" draw:layer="layout" svg:width="0.153cm" svg:height="0.153cm" svg:x="4.581cm" svg:y="2.011cm" svg:viewBox="0 0 154 154" draw:points="0,0 0,154 154,154">
          <text:p/>
        </draw:polygon>
        <draw:polygon draw:style-name="gr31" draw:text-style-name="P12" draw:layer="layout" svg:width="0.306cm" svg:height="0.306cm" svg:x="5.04cm" svg:y="2.469cm" svg:viewBox="0 0 307 307" draw:points="0,0 0,307 307,307">
          <text:p/>
        </draw:polygon>
        <draw:polygon draw:style-name="gr31" draw:text-style-name="P12" draw:layer="layout" svg:width="0.153cm" svg:height="0.153cm" svg:x="5.804cm" svg:y="2.928cm" svg:viewBox="0 0 154 154" draw:points="154,0 0,0 154,154">
          <text:p/>
        </draw:polygon>
        <draw:polygon draw:style-name="gr31" draw:text-style-name="P12" draw:layer="layout" svg:width="0.051cm" svg:height="0.063cm" svg:x="5.193cm" svg:y="2.101cm" svg:viewBox="0 0 52 64" draw:points="0,0 0,64 52,64">
          <text:p/>
        </draw:polygon>
        <draw:polygon draw:style-name="gr31" draw:text-style-name="P12" draw:layer="layout" svg:width="0.045cm" svg:height="0.118cm" svg:x="4.384cm" svg:y="1.858cm" svg:viewBox="0 0 46 119" draw:points="46,119 46,0 0,45">
          <text:p/>
        </draw:polygon>
        <draw:polygon draw:style-name="gr31" draw:text-style-name="P12" draw:layer="layout" svg:width="0.306cm" svg:height="0.306cm" svg:x="6.874cm" svg:y="3.998cm" svg:viewBox="0 0 307 307" draw:points="0,0 0,307 307,0">
          <text:p/>
        </draw:polygon>
        <draw:polygon draw:style-name="gr31" draw:text-style-name="P12" draw:layer="layout" svg:width="0.153cm" svg:height="0.152cm" svg:x="8.403cm" svg:y="4.61cm" svg:viewBox="0 0 154 153" draw:points="0,153 154,153 0,0">
          <text:p/>
        </draw:polygon>
        <draw:polygon draw:style-name="gr31" draw:text-style-name="P12" draw:layer="layout" svg:width="0.153cm" svg:height="0.153cm" svg:x="3.817cm" svg:y="0.635cm" svg:viewBox="0 0 154 154" draw:points="0,154 154,154 0,0">
          <text:p/>
        </draw:polygon>
        <draw:polygon draw:style-name="gr31" draw:text-style-name="P12" draw:layer="layout" svg:width="0.016cm" svg:height="0.024cm" svg:x="4.581cm" svg:y="1.222cm" svg:viewBox="0 0 17 25" draw:points="0,0 0,25 17,25">
          <text:p/>
        </draw:polygon>
        <draw:polygon draw:style-name="gr31" draw:text-style-name="P12" draw:layer="layout" svg:width="0.153cm" svg:height="0.305cm" svg:x="4.123cm" svg:y="0.941cm" svg:viewBox="0 0 154 306" draw:points="0,306 154,154 0,0">
          <text:p/>
        </draw:polygon>
        <draw:polygon draw:style-name="gr31" draw:text-style-name="P12" draw:layer="layout" svg:width="0.152cm" svg:height="0.153cm" svg:x="4.429cm" svg:y="1.246cm" svg:viewBox="0 0 153 154" draw:points="153,154 153,0 0,0">
          <text:p/>
        </draw:polygon>
        <draw:polygon draw:style-name="gr31" draw:text-style-name="P12" draw:layer="layout" svg:width="0.153cm" svg:height="0.152cm" svg:x="8.25cm" svg:y="4.61cm" svg:viewBox="0 0 154 153" draw:points="0,153 154,153 154,0">
          <text:p/>
        </draw:polygon>
        <draw:polygon draw:style-name="gr31" draw:text-style-name="P12" draw:layer="layout" svg:width="0.306cm" svg:height="0.305cm" svg:x="8.709cm" svg:y="4.61cm" svg:viewBox="0 0 307 306" draw:points="0,0 0,306 307,0">
          <text:p/>
        </draw:polygon>
        <draw:polygon draw:style-name="gr32" draw:text-style-name="P12" draw:layer="layout" svg:width="0.306cm" svg:height="0.305cm" svg:x="9.32cm" svg:y="4.61cm" svg:viewBox="0 0 307 306" draw:points="0,0 0,306 307,0">
          <text:p/>
        </draw:polygon>
        <draw:polygon draw:style-name="gr33" draw:text-style-name="P2" draw:layer="layout" svg:width="0.306cm" svg:height="0.305cm" svg:x="9.32cm" svg:y="4.61cm" svg:viewBox="0 0 307 306" draw:points="0,0 0,306 307,0">
          <text:p/>
        </draw:polygon>
        <draw:polygon draw:style-name="gr31" draw:text-style-name="P12" draw:layer="layout" svg:width="0.128cm" svg:height="0.127cm" svg:x="7.486cm" svg:y="4.61cm" svg:viewBox="0 0 129 128" draw:points="129,128 0,0 0,79">
          <text:p/>
        </draw:polygon>
        <draw:polygon draw:style-name="gr31" draw:text-style-name="P12" draw:layer="layout" svg:width="0.153cm" svg:height="0.153cm" svg:x="8.403cm" svg:y="4.762cm" svg:viewBox="0 0 154 154" draw:points="154,0 0,0 0,154">
          <text:p/>
        </draw:polygon>
        <draw:polygon draw:style-name="gr31" draw:text-style-name="P12" draw:layer="layout" svg:width="0.153cm" svg:height="0.153cm" svg:x="8.25cm" svg:y="4.457cm" svg:viewBox="0 0 154 154" draw:points="0,0 0,154 154,154">
          <text:p/>
        </draw:polygon>
        <draw:polygon draw:style-name="gr31" draw:text-style-name="P12" draw:layer="layout" svg:width="0.102cm" svg:height="0.121cm" svg:x="8.607cm" svg:y="4.915cm" svg:viewBox="0 0 103 122" draw:points="103,122 103,0 0,103">
          <text:p/>
        </draw:polygon>
        <draw:polygon draw:style-name="gr31" draw:text-style-name="P12" draw:layer="layout" svg:width="0.081cm" svg:height="0.062cm" svg:x="6.263cm" svg:y="3.172cm" svg:viewBox="0 0 82 63" draw:points="0,0 0,63 82,63">
          <text:p/>
        </draw:polygon>
        <draw:polygon draw:style-name="gr31" draw:text-style-name="P12" draw:layer="layout" svg:width="0.005cm" svg:height="0.013cm" svg:x="4.271cm" svg:y="1.705cm" svg:viewBox="0 0 6 14" draw:points="6,14 6,0 0,6">
          <text:p/>
        </draw:polygon>
        <draw:polygon draw:style-name="gr31" draw:text-style-name="P12" draw:layer="layout" svg:width="0.153cm" svg:height="0.153cm" svg:x="4.734cm" svg:y="1.705cm" svg:viewBox="0 0 154 154" draw:points="154,154 154,0 0,154">
          <text:p/>
        </draw:polygon>
        <draw:polygon draw:style-name="gr31" draw:text-style-name="P12" draw:layer="layout" svg:width="0.153cm" svg:height="0.306cm" svg:x="4.276cm" svg:y="1.246cm" svg:viewBox="0 0 154 307" draw:points="0,154 154,307 154,0">
          <text:p/>
        </draw:polygon>
        <draw:polygon draw:style-name="gr31" draw:text-style-name="P12" draw:layer="layout" svg:width="0.003cm" svg:height="0.001cm" svg:x="5.651cm" svg:y="2.621cm" svg:viewBox="0 0 4 2" draw:points="0,0 0,2 4,2">
          <text:p/>
        </draw:polygon>
        <draw:polygon draw:style-name="gr31" draw:text-style-name="P12" draw:layer="layout" svg:width="0.306cm" svg:height="0.152cm" svg:x="4.123cm" svg:y="1.094cm" svg:viewBox="0 0 307 153" draw:points="153,0 0,153 307,153">
          <text:p/>
        </draw:polygon>
        <draw:polygon draw:style-name="gr31" draw:text-style-name="P12" draw:layer="layout" svg:width="0.018cm" svg:height="0.022cm" svg:x="4.487cm" svg:y="2.069cm" svg:viewBox="0 0 19 23" draw:points="15,23 19,19 0,0">
          <text:p/>
        </draw:polygon>
        <draw:polygon draw:style-name="gr31" draw:text-style-name="P12" draw:layer="layout" svg:width="0.084cm" svg:height="0.122cm" svg:x="4.65cm" svg:y="2.317cm" svg:viewBox="0 0 85 123" draw:points="85,123 85,0 0,0">
          <text:p/>
        </draw:polygon>
        <draw:polygon draw:style-name="gr31" draw:text-style-name="P12" draw:layer="layout" svg:width="0.052cm" svg:height="0.105cm" svg:x="4.123cm" svg:y="0.377cm" svg:viewBox="0 0 53 106" draw:points="0,0 0,106 53,106">
          <text:p/>
        </draw:polygon>
        <draw:polygon draw:style-name="gr31" draw:text-style-name="P12" draw:layer="layout" svg:width="0.015cm" svg:height="0.014cm" svg:x="5.957cm" svg:y="2.914cm" svg:viewBox="0 0 16 15" draw:points="0,0 0,15 16,15">
          <text:p/>
        </draw:polygon>
        <draw:polygon draw:style-name="gr31" draw:text-style-name="P12" draw:layer="layout" svg:width="0.026cm" svg:height="0.031cm" svg:x="5.346cm" svg:y="2.286cm" svg:viewBox="0 0 27 32" draw:points="0,0 0,32 27,32">
          <text:p/>
        </draw:polygon>
        <draw:polygon draw:style-name="gr31" draw:text-style-name="P12" draw:layer="layout" svg:width="0.306cm" svg:height="0.153cm" svg:x="5.957cm" svg:y="3.234cm" svg:viewBox="0 0 307 154" draw:points="307,154 153,0 0,154">
          <text:p/>
        </draw:polygon>
        <draw:polygon draw:style-name="gr31" draw:text-style-name="P12" draw:layer="layout" svg:width="0.153cm" svg:height="0.152cm" svg:x="8.097cm" svg:y="4.61cm" svg:viewBox="0 0 154 153" draw:points="154,153 154,0 0,0">
          <text:p/>
        </draw:polygon>
        <draw:polygon draw:style-name="gr31" draw:text-style-name="P12" draw:layer="layout" svg:width="0.032cm" svg:height="0.032cm" svg:x="6.263cm" svg:y="3.998cm" svg:viewBox="0 0 33 33" draw:points="33,33 0,0 0,10">
          <text:p/>
        </draw:polygon>
        <draw:polygon draw:style-name="gr31" draw:text-style-name="P12" draw:layer="layout" svg:width="0.153cm" svg:height="0.153cm" svg:x="4.734cm" svg:y="2.164cm" svg:viewBox="0 0 154 154" draw:points="0,154 154,154 0,0">
          <text:p/>
        </draw:polygon>
        <draw:polygon draw:style-name="gr31" draw:text-style-name="P12" draw:layer="layout" svg:width="0.152cm" svg:height="0.153cm" svg:x="6.722cm" svg:y="3.692cm" svg:viewBox="0 0 153 154" draw:points="0,154 153,154 153,0">
          <text:p/>
        </draw:polygon>
        <draw:polygon draw:style-name="gr31" draw:text-style-name="P12" draw:layer="layout" svg:width="0.305cm" svg:height="0.153cm" svg:x="6.569cm" svg:y="3.692cm" svg:viewBox="0 0 306 154" draw:points="0,0 153,154 306,0">
          <text:p/>
        </draw:polygon>
        <draw:polygon draw:style-name="gr31" draw:text-style-name="P12" draw:layer="layout" svg:width="0.305cm" svg:height="0.306cm" svg:x="5.346cm" svg:y="2.775cm" svg:viewBox="0 0 306 307" draw:points="0,307 306,307 0,0">
          <text:p/>
        </draw:polygon>
        <draw:polygon draw:style-name="gr31" draw:text-style-name="P12" draw:layer="layout" svg:width="0.153cm" svg:height="0.306cm" svg:x="7.486cm" svg:y="3.998cm" svg:viewBox="0 0 154 307" draw:points="154,154 0,0 0,307">
          <text:p/>
        </draw:polygon>
        <draw:polygon draw:style-name="gr31" draw:text-style-name="P12" draw:layer="layout" svg:width="0.06cm" svg:height="0.092cm" svg:x="6.815cm" svg:y="4.304cm" svg:viewBox="0 0 61 93" draw:points="61,93 61,0 0,59">
          <text:p/>
        </draw:polygon>
        <draw:polygon draw:style-name="gr31" draw:text-style-name="P12" draw:layer="layout" svg:width="0.153cm" svg:height="0.153cm" svg:x="6.874cm" svg:y="3.845cm" svg:viewBox="0 0 154 154" draw:points="154,0 0,0 0,154">
          <text:p/>
        </draw:polygon>
        <draw:polygon draw:style-name="gr31" draw:text-style-name="P12" draw:layer="layout" svg:width="0.048cm" svg:height="0.06cm" svg:x="8.355cm" svg:y="4.915cm" svg:viewBox="0 0 49 61" draw:points="49,61 49,0 0,50">
          <text:p/>
        </draw:polygon>
        <draw:polygon draw:style-name="gr31" draw:text-style-name="P12" draw:layer="layout" svg:width="0.153cm" svg:height="0.305cm" svg:x="4.887cm" svg:y="2.164cm" svg:viewBox="0 0 154 306" draw:points="154,0 0,154 154,306">
          <text:p/>
        </draw:polygon>
        <draw:polygon draw:style-name="gr31" draw:text-style-name="P12" draw:layer="layout" svg:width="0.153cm" svg:height="0.153cm" svg:x="4.734cm" svg:y="2.011cm" svg:viewBox="0 0 154 154" draw:points="154,154 154,0 0,154">
          <text:p/>
        </draw:polygon>
        <draw:polygon draw:style-name="gr31" draw:text-style-name="P12" draw:layer="layout" svg:width="0.153cm" svg:height="0.153cm" svg:x="4.123cm" svg:y="0.941cm" svg:viewBox="0 0 154 154" draw:points="154,154 154,0 0,0">
          <text:p/>
        </draw:polygon>
        <draw:polygon draw:style-name="gr31" draw:text-style-name="P12" draw:layer="layout" svg:width="0.153cm" svg:height="0.152cm" svg:x="4.276cm" svg:y="1.094cm" svg:viewBox="0 0 154 153" draw:points="154,0 0,0 154,153">
          <text:p/>
        </draw:polygon>
        <draw:polygon draw:style-name="gr31" draw:text-style-name="P12" draw:layer="layout" svg:width="0.076cm" svg:height="0.153cm" svg:x="4.887cm" svg:y="2.011cm" svg:viewBox="0 0 77 154" draw:points="0,154 77,77 0,0">
          <text:p/>
        </draw:polygon>
        <draw:polygon draw:style-name="gr31" draw:text-style-name="P12" draw:layer="layout" svg:width="0.153cm" svg:height="0.152cm" svg:x="4.887cm" svg:y="2.317cm" svg:viewBox="0 0 154 153" draw:points="0,0 0,153 154,153">
          <text:p/>
        </draw:polygon>
        <draw:polygon draw:style-name="gr31" draw:text-style-name="P12" draw:layer="layout" svg:width="0.077cm" svg:height="0.153cm" svg:x="4.963cm" svg:y="2.011cm" svg:viewBox="0 0 78 154" draw:points="78,0 0,77 78,154">
          <text:p/>
        </draw:polygon>
        <draw:polygon draw:style-name="gr32" draw:text-style-name="P12" draw:layer="layout" svg:width="0.054cm" svg:height="0.133cm" svg:x="3.61cm" svg:y="0.329cm" svg:viewBox="0 0 55 134" draw:points="55,134 55,0 0,0">
          <text:p/>
        </draw:polygon>
        <draw:polygon draw:style-name="gr33" draw:text-style-name="P2" draw:layer="layout" svg:width="0.054cm" svg:height="0.133cm" svg:x="3.61cm" svg:y="0.329cm" svg:viewBox="0 0 55 134" draw:points="55,134 55,0 0,0">
          <text:p/>
        </draw:polygon>
        <draw:polygon draw:style-name="gr31" draw:text-style-name="P12" draw:layer="layout" svg:width="0.071cm" svg:height="0.045cm" svg:x="4.358cm" svg:y="1.858cm" svg:viewBox="0 0 72 46" draw:points="27,46 72,0 0,0">
          <text:p/>
        </draw:polygon>
        <draw:polygon draw:style-name="gr31" draw:text-style-name="P12" draw:layer="layout" svg:width="0.153cm" svg:height="0.153cm" svg:x="4.581cm" svg:y="2.011cm" svg:viewBox="0 0 154 154" draw:points="154,0 0,0 154,154">
          <text:p/>
        </draw:polygon>
        <draw:polygon draw:style-name="gr31" draw:text-style-name="P12" draw:layer="layout" svg:width="0.306cm" svg:height="0.306cm" svg:x="5.651cm" svg:y="3.081cm" svg:viewBox="0 0 307 307" draw:points="307,0 0,0 307,307">
          <text:p/>
        </draw:polygon>
        <draw:polygon draw:style-name="gr31" draw:text-style-name="P12" draw:layer="layout" svg:width="0.153cm" svg:height="0.153cm" svg:x="4.887cm" svg:y="2.164cm" svg:viewBox="0 0 154 154" draw:points="0,0 0,154 154,0">
          <text:p/>
        </draw:polygon>
        <draw:polygon draw:style-name="gr31" draw:text-style-name="P12" draw:layer="layout" svg:width="0.063cm" svg:height="0.098cm" svg:x="6.874cm" svg:y="3.594cm" svg:viewBox="0 0 64 99" draw:points="0,0 0,99 64,36">
          <text:p/>
        </draw:polygon>
        <draw:polygon draw:style-name="gr31" draw:text-style-name="P12" draw:layer="layout" svg:width="0.153cm" svg:height="0.077cm" svg:x="5.04cm" svg:y="2.087cm" svg:viewBox="0 0 154 78" draw:points="154,78 77,0 0,78">
          <text:p/>
        </draw:polygon>
        <draw:polygon draw:style-name="gr31" draw:text-style-name="P12" draw:layer="layout" svg:width="0.044cm" svg:height="0.095cm" svg:x="5.149cm" svg:y="2.928cm" svg:viewBox="0 0 45 96" draw:points="45,96 45,0 0,44">
          <text:p/>
        </draw:polygon>
        <draw:polygon draw:style-name="gr31" draw:text-style-name="P12" draw:layer="layout" svg:width="0.081cm" svg:height="0.044cm" svg:x="5.112cm" svg:y="2.928cm" svg:viewBox="0 0 82 45" draw:points="37,45 82,0 0,0">
          <text:p/>
        </draw:polygon>
        <draw:polygon draw:style-name="gr31" draw:text-style-name="P12" draw:layer="layout" svg:width="0.306cm" svg:height="0.152cm" svg:x="5.651cm" svg:y="3.387cm" svg:viewBox="0 0 307 153" draw:points="0,0 153,153 307,0">
          <text:p/>
        </draw:polygon>
        <draw:polygon draw:style-name="gr31" draw:text-style-name="P12" draw:layer="layout" svg:width="0.306cm" svg:height="0.153cm" svg:x="6.263cm" svg:y="3.539cm" svg:viewBox="0 0 307 154" draw:points="307,154 153,0 0,154">
          <text:p/>
        </draw:polygon>
        <draw:polygon draw:style-name="gr31" draw:text-style-name="P12" draw:layer="layout" svg:width="0.111cm" svg:height="0.054cm" svg:x="5.693cm" svg:y="3.539cm" svg:viewBox="0 0 112 55" draw:points="59,55 112,0 0,0">
          <text:p/>
        </draw:polygon>
        <draw:polygon draw:style-name="gr31" draw:text-style-name="P12" draw:layer="layout" svg:width="0.153cm" svg:height="0.077cm" svg:x="4.581cm" svg:y="1.781cm" svg:viewBox="0 0 154 78" draw:points="78,0 0,78 154,78">
          <text:p/>
        </draw:polygon>
        <draw:polygon draw:style-name="gr31" draw:text-style-name="P12" draw:layer="layout" svg:width="0.305cm" svg:height="0.305cm" svg:x="9.015cm" svg:y="4.61cm" svg:viewBox="0 0 306 306" draw:points="0,306 306,306 0,0">
          <text:p/>
        </draw:polygon>
        <draw:polygon draw:style-name="gr31" draw:text-style-name="P12" draw:layer="layout" svg:width="0.076cm" svg:height="0.153cm" svg:x="4.505cm" svg:y="1.858cm" svg:viewBox="0 0 77 154" draw:points="77,0 0,77 77,154">
          <text:p/>
        </draw:polygon>
        <draw:polygon draw:style-name="gr31" draw:text-style-name="P12" draw:layer="layout" svg:width="0.153cm" svg:height="0.153cm" svg:x="6.569cm" svg:y="3.539cm" svg:viewBox="0 0 154 154" draw:points="154,0 0,0 0,154">
          <text:p/>
        </draw:polygon>
        <draw:polygon draw:style-name="gr31" draw:text-style-name="P12" draw:layer="layout" svg:width="0.153cm" svg:height="0.152cm" svg:x="7.792cm" svg:y="4.61cm" svg:viewBox="0 0 154 153" draw:points="0,153 154,153 0,0">
          <text:p/>
        </draw:polygon>
        <draw:polygon draw:style-name="gr31" draw:text-style-name="P12" draw:layer="layout" svg:width="0.306cm" svg:height="0.152cm" svg:x="5.04cm" svg:y="2.317cm" svg:viewBox="0 0 307 153" draw:points="307,153 153,0 0,153">
          <text:p/>
        </draw:polygon>
        <draw:polygon draw:style-name="gr31" draw:text-style-name="P12" draw:layer="layout" svg:width="0.152cm" svg:height="0.076cm" svg:x="4.429cm" svg:y="1.858cm" svg:viewBox="0 0 153 77" draw:points="77,77 153,0 0,0">
          <text:p/>
        </draw:polygon>
        <draw:polygon draw:style-name="gr31" draw:text-style-name="P12" draw:layer="layout" svg:width="0.069cm" svg:height="0.08cm" svg:x="4.818cm" svg:y="2.553cm" svg:viewBox="0 0 70 81" draw:points="59,81 70,70 0,0">
          <text:p/>
        </draw:polygon>
        <draw:polygon draw:style-name="gr31" draw:text-style-name="P12" draw:layer="layout" svg:width="0.009cm" svg:height="0.01cm" svg:x="5.499cm" svg:y="2.459cm" svg:viewBox="0 0 10 11" draw:points="0,0 0,11 10,11">
          <text:p/>
        </draw:polygon>
        <draw:polygon draw:style-name="gr31" draw:text-style-name="P12" draw:layer="layout" svg:width="0.125cm" svg:height="0.144cm" svg:x="8.862cm" svg:y="4.313cm" svg:viewBox="0 0 126 145" draw:points="0,0 0,145 126,18">
          <text:p/>
        </draw:polygon>
        <draw:polygon draw:style-name="gr31" draw:text-style-name="P12" draw:layer="layout" svg:width="0.037cm" svg:height="0.108cm" svg:x="4.276cm" svg:y="0.68cm" svg:viewBox="0 0 38 109" draw:points="0,0 0,109 38,71">
          <text:p/>
        </draw:polygon>
        <draw:polygon draw:style-name="gr31" draw:text-style-name="P12" draw:layer="layout" svg:width="0.021cm" svg:height="0.021cm" svg:x="8.688cm" svg:y="4.283cm" svg:viewBox="0 0 22 22" draw:points="0,0 22,22 22,4">
          <text:p/>
        </draw:polygon>
        <draw:polygon draw:style-name="gr31" draw:text-style-name="P12" draw:layer="layout" svg:width="0.153cm" svg:height="0.153cm" svg:x="3.97cm" svg:y="0.941cm" svg:viewBox="0 0 154 154" draw:points="0,0 0,154 154,0">
          <text:p/>
        </draw:polygon>
        <draw:polygon draw:style-name="gr31" draw:text-style-name="P12" draw:layer="layout" svg:width="0.152cm" svg:height="0.153cm" svg:x="6.722cm" svg:y="4.151cm" svg:viewBox="0 0 153 154" draw:points="0,0 0,154 153,154">
          <text:p/>
        </draw:polygon>
        <draw:polygon draw:style-name="gr31" draw:text-style-name="P12" draw:layer="layout" svg:width="0.1cm" svg:height="0.067cm" svg:x="4.023cm" svg:y="1.246cm" svg:viewBox="0 0 101 68" draw:points="33,68 101,0 0,0">
          <text:p/>
        </draw:polygon>
        <draw:polygon draw:style-name="gr31" draw:text-style-name="P12" draw:layer="layout" svg:width="0.306cm" svg:height="0.306cm" svg:x="7.486cm" svg:y="4.304cm" svg:viewBox="0 0 307 307" draw:points="307,0 0,0 307,307">
          <text:p/>
        </draw:polygon>
        <draw:polygon draw:style-name="gr31" draw:text-style-name="P12" draw:layer="layout" svg:width="0.306cm" svg:height="0.153cm" svg:x="8.097cm" svg:y="4.304cm" svg:viewBox="0 0 307 154" draw:points="153,154 307,0 0,0">
          <text:p/>
        </draw:polygon>
        <draw:polygon draw:style-name="gr31" draw:text-style-name="P12" draw:layer="layout" svg:width="0.306cm" svg:height="0.153cm" svg:x="6.874cm" svg:y="4.304cm" svg:viewBox="0 0 307 154" draw:points="153,154 307,0 0,0">
          <text:p/>
        </draw:polygon>
        <draw:polygon draw:style-name="gr31" draw:text-style-name="P12" draw:layer="layout" svg:width="0.153cm" svg:height="0.153cm" svg:x="5.346cm" svg:y="2.469cm" svg:viewBox="0 0 154 154" draw:points="154,154 154,0 0,0">
          <text:p/>
        </draw:polygon>
        <draw:polygon draw:style-name="gr31" draw:text-style-name="P12" draw:layer="layout" svg:width="0.305cm" svg:height="0.153cm" svg:x="4.429cm" svg:y="1.399cm" svg:viewBox="0 0 306 154" draw:points="152,0 0,154 306,154">
          <text:p/>
        </draw:polygon>
        <draw:polygon draw:style-name="gr31" draw:text-style-name="P12" draw:layer="layout" svg:width="0.153cm" svg:height="0.153cm" svg:x="4.276cm" svg:y="1.552cm" svg:viewBox="0 0 154 154" draw:points="0,0 0,154 154,0">
          <text:p/>
        </draw:polygon>
        <draw:polygon draw:style-name="gr31" draw:text-style-name="P12" draw:layer="layout" svg:width="0.153cm" svg:height="0.153cm" svg:x="7.792cm" svg:y="4.151cm" svg:viewBox="0 0 154 154" draw:points="154,0 0,0 0,154">
          <text:p/>
        </draw:polygon>
        <draw:polygon draw:style-name="gr31" draw:text-style-name="P12" draw:layer="layout" svg:width="0.005cm" svg:height="0.013cm" svg:x="4.887cm" svg:y="1.692cm" svg:viewBox="0 0 6 14" draw:points="0,0 0,14 6,9">
          <text:p/>
        </draw:polygon>
        <draw:polygon draw:style-name="gr31" draw:text-style-name="P12" draw:layer="layout" svg:width="0.306cm" svg:height="0.153cm" svg:x="8.403cm" svg:y="4.762cm" svg:viewBox="0 0 307 154" draw:points="153,0 0,154 307,154">
          <text:p/>
        </draw:polygon>
        <draw:polygon draw:style-name="gr31" draw:text-style-name="P12" draw:layer="layout" svg:width="0.096cm" svg:height="0.014cm" svg:x="8.709cm" svg:y="4.29cm" svg:viewBox="0 0 97 15" draw:points="14,0 0,15 97,15">
          <text:p/>
        </draw:polygon>
        <draw:polygon draw:style-name="gr31" draw:text-style-name="P12" draw:layer="layout" svg:width="0.306cm" svg:height="0.153cm" svg:x="5.04cm" svg:y="2.775cm" svg:viewBox="0 0 307 154" draw:points="0,0 153,154 307,0">
          <text:p/>
        </draw:polygon>
        <draw:polygon draw:style-name="gr31" draw:text-style-name="P12" draw:layer="layout" svg:width="0.305cm" svg:height="0.305cm" svg:x="9.015cm" svg:y="4.61cm" svg:viewBox="0 0 306 306" draw:points="306,306 306,0 0,0">
          <text:p/>
        </draw:polygon>
        <draw:polygon draw:style-name="gr31" draw:text-style-name="P12" draw:layer="layout" svg:width="0.076cm" svg:height="0.133cm" svg:x="4.429cm" svg:y="0.961cm" svg:viewBox="0 0 77 134" draw:points="0,0 0,134 77,134">
          <text:p/>
        </draw:polygon>
        <draw:polygon draw:style-name="gr31" draw:text-style-name="P12" draw:layer="layout" svg:width="0.054cm" svg:height="0.03cm" svg:x="9.143cm" svg:y="5.068cm" svg:viewBox="0 0 55 31" draw:points="55,31 25,0 0,26">
          <text:p/>
        </draw:polygon>
        <draw:polygon draw:style-name="gr31" draw:text-style-name="P12" draw:layer="layout" svg:width="0.115cm" svg:height="0.058cm" svg:x="5.384cm" svg:y="3.234cm" svg:viewBox="0 0 116 59" draw:points="57,59 116,0 0,0">
          <text:p/>
        </draw:polygon>
        <draw:polygon draw:style-name="gr31" draw:text-style-name="P12" draw:layer="layout" svg:width="0.012cm" svg:height="0.027cm" svg:x="3.805cm" svg:y="0.788cm" svg:viewBox="0 0 13 28" draw:points="13,28 13,0 0,0">
          <text:p/>
        </draw:polygon>
        <draw:polygon draw:style-name="gr31" draw:text-style-name="P12" draw:layer="layout" svg:width="0.015cm" svg:height="0.046cm" svg:x="3.955cm" svg:y="1.094cm" svg:viewBox="0 0 16 47" draw:points="16,47 16,0 0,15">
          <text:p/>
        </draw:polygon>
        <draw:polygon draw:style-name="gr31" draw:text-style-name="P12" draw:layer="layout" svg:width="0.143cm" svg:height="0.143cm" svg:x="8.709cm" svg:y="4.915cm" svg:viewBox="0 0 144 144" draw:points="144,144 0,0 0,121">
          <text:p/>
        </draw:polygon>
        <draw:polygon draw:style-name="gr31" draw:text-style-name="P12" draw:layer="layout" svg:width="0.153cm" svg:height="0.153cm" svg:x="4.123cm" svg:y="0.788cm" svg:viewBox="0 0 154 154" draw:points="154,154 154,0 0,154">
          <text:p/>
        </draw:polygon>
        <draw:polygon draw:style-name="gr31" draw:text-style-name="P12" draw:layer="layout" svg:width="0.111cm" svg:height="0.067cm" svg:x="4.581cm" svg:y="1.332cm" svg:viewBox="0 0 112 68" draw:points="68,0 0,68 112,68">
          <text:p/>
        </draw:polygon>
        <draw:polygon draw:style-name="gr31" draw:text-style-name="P12" draw:layer="layout" svg:width="0.087cm" svg:height="0.024cm" svg:x="8.163cm" svg:y="4.915cm" svg:viewBox="0 0 88 25" draw:points="88,25 88,0 0,0">
          <text:p/>
        </draw:polygon>
        <draw:polygon draw:style-name="gr31" draw:text-style-name="P12" draw:layer="layout" svg:width="0.153cm" svg:height="0.305cm" svg:x="3.97cm" svg:y="0.941cm" svg:viewBox="0 0 154 306" draw:points="0,154 154,306 154,0">
          <text:p/>
        </draw:polygon>
        <draw:polygon draw:style-name="gr31" draw:text-style-name="P12" draw:layer="layout" svg:width="0.305cm" svg:height="0.153cm" svg:x="9.015cm" svg:y="4.915cm" svg:viewBox="0 0 306 154" draw:points="0,0 152,154 306,0">
          <text:p/>
        </draw:polygon>
        <draw:polygon draw:style-name="gr31" draw:text-style-name="P12" draw:layer="layout" svg:width="0.153cm" svg:height="0.153cm" svg:x="4.734cm" svg:y="1.858cm" svg:viewBox="0 0 154 154" draw:points="154,154 154,0 0,0">
          <text:p/>
        </draw:polygon>
        <draw:polygon draw:style-name="gr31" draw:text-style-name="P12" draw:layer="layout" svg:width="0.076cm" svg:height="0.153cm" svg:x="5.04cm" svg:y="2.011cm" svg:viewBox="0 0 77 154" draw:points="77,77 0,0 0,154">
          <text:p/>
        </draw:polygon>
        <draw:polygon draw:style-name="gr31" draw:text-style-name="P12" draw:layer="layout" svg:width="0.011cm" svg:height="0.003cm" svg:x="7.333cm" svg:y="3.842cm" svg:viewBox="0 0 12 4" draw:points="4,0 0,4 12,4">
          <text:p/>
        </draw:polygon>
        <draw:polygon draw:style-name="gr31" draw:text-style-name="P12" draw:layer="layout" svg:width="0.152cm" svg:height="0.306cm" svg:x="6.722cm" svg:y="3.998cm" svg:viewBox="0 0 153 307" draw:points="153,0 0,154 153,307">
          <text:p/>
        </draw:polygon>
        <draw:polygon draw:style-name="gr31" draw:text-style-name="P12" draw:layer="layout" svg:width="0.092cm" svg:height="0.043cm" svg:x="5.865cm" svg:y="3.692cm" svg:viewBox="0 0 93 44" draw:points="49,44 93,0 0,0">
          <text:p/>
        </draw:polygon>
        <draw:polygon draw:style-name="gr31" draw:text-style-name="P12" draw:layer="layout" svg:width="0.153cm" svg:height="0.152cm" svg:x="8.25cm" svg:y="4.61cm" svg:viewBox="0 0 154 153" draw:points="0,0 0,153 154,0">
          <text:p/>
        </draw:polygon>
        <draw:polygon draw:style-name="gr31" draw:text-style-name="P12" draw:layer="layout" svg:width="0.152cm" svg:height="0.153cm" svg:x="4.429cm" svg:y="1.705cm" svg:viewBox="0 0 153 154" draw:points="153,154 153,0 0,154">
          <text:p/>
        </draw:polygon>
        <draw:polygon draw:style-name="gr31" draw:text-style-name="P12" draw:layer="layout" svg:width="0.153cm" svg:height="0.153cm" svg:x="8.25cm" svg:y="4.762cm" svg:viewBox="0 0 154 154" draw:points="0,0 0,154 154,154">
          <text:p/>
        </draw:polygon>
        <draw:polygon draw:style-name="gr31" draw:text-style-name="P12" draw:layer="layout" svg:width="0.305cm" svg:height="0.153cm" svg:x="4.429cm" svg:y="1.552cm" svg:viewBox="0 0 306 154" draw:points="0,0 152,154 306,0">
          <text:p/>
        </draw:polygon>
        <draw:polygon draw:style-name="gr31" draw:text-style-name="P12" draw:layer="layout" svg:width="0.042cm" svg:height="0.058cm" svg:x="3.928cm" svg:y="1.051cm" svg:viewBox="0 0 43 59" draw:points="27,59 43,44 0,0">
          <text:p/>
        </draw:polygon>
        <draw:polygon draw:style-name="gr31" draw:text-style-name="P12" draw:layer="layout" svg:width="0.306cm" svg:height="0.153cm" svg:x="5.651cm" svg:y="2.928cm" svg:viewBox="0 0 307 154" draw:points="307,154 153,0 0,154">
          <text:p/>
        </draw:polygon>
        <draw:polygon draw:style-name="gr31" draw:text-style-name="P12" draw:layer="layout" svg:width="0.067cm" svg:height="0.082cm" svg:x="8.403cm" svg:y="4.222cm" svg:viewBox="0 0 68 83" draw:points="0,0 0,83 68,15">
          <text:p/>
        </draw:polygon>
        <draw:polygon draw:style-name="gr31" draw:text-style-name="P12" draw:layer="layout" svg:width="0.053cm" svg:height="0.101cm" svg:x="5.751cm" svg:y="3.539cm" svg:viewBox="0 0 54 102" draw:points="54,102 54,0 0,55">
          <text:p/>
        </draw:polygon>
        <draw:polygon draw:style-name="gr31" draw:text-style-name="P12" draw:layer="layout" svg:width="0.094cm" svg:height="0.049cm" svg:x="9.428cm" svg:y="5.068cm" svg:viewBox="0 0 95 50" draw:points="95,50 46,0 0,46">
          <text:p/>
        </draw:polygon>
        <draw:polygon draw:style-name="gr32" draw:text-style-name="P12" draw:layer="layout" svg:width="0.306cm" svg:height="0.153cm" svg:x="9.32cm" svg:y="4.457cm" svg:viewBox="0 0 307 154" draw:points="153,0 0,154 307,154">
          <text:p/>
        </draw:polygon>
        <draw:polygon draw:style-name="gr33" draw:text-style-name="P2" draw:layer="layout" svg:width="0.306cm" svg:height="0.153cm" svg:x="9.32cm" svg:y="4.457cm" svg:viewBox="0 0 307 154" draw:points="153,0 0,154 307,154">
          <text:p/>
        </draw:polygon>
        <draw:polygon draw:style-name="gr31" draw:text-style-name="P12" draw:layer="layout" svg:width="0.06cm" svg:height="0.027cm" svg:x="6.05cm" svg:y="3.845cm" svg:viewBox="0 0 61 28" draw:points="33,28 61,0 0,0">
          <text:p/>
        </draw:polygon>
        <draw:polygon draw:style-name="gr31" draw:text-style-name="P12" draw:layer="layout" svg:width="0.306cm" svg:height="0.153cm" svg:x="4.123cm" svg:y="1.246cm" svg:viewBox="0 0 307 154" draw:points="0,0 153,154 307,0">
          <text:p/>
        </draw:polygon>
        <draw:polygon draw:style-name="gr31" draw:text-style-name="P12" draw:layer="layout" svg:width="0.058cm" svg:height="0.034cm" svg:x="4.734cm" svg:y="1.518cm" svg:viewBox="0 0 59 35" draw:points="36,0 0,35 59,35">
          <text:p/>
        </draw:polygon>
        <draw:polygon draw:style-name="gr31" draw:text-style-name="P12" draw:layer="layout" svg:width="0.306cm" svg:height="0.306cm" svg:x="6.263cm" svg:y="3.692cm" svg:viewBox="0 0 307 307" draw:points="307,0 0,0 307,307">
          <text:p/>
        </draw:polygon>
        <draw:polygon draw:style-name="gr31" draw:text-style-name="P12" draw:layer="layout" svg:width="0.055cm" svg:height="0.078cm" svg:x="7.431cm" svg:y="4.61cm" svg:viewBox="0 0 56 79" draw:points="56,79 56,0 0,56">
          <text:p/>
        </draw:polygon>
        <draw:polygon draw:style-name="gr31" draw:text-style-name="P12" draw:layer="layout" svg:width="0.153cm" svg:height="0.153cm" svg:x="6.569cm" svg:y="3.998cm" svg:viewBox="0 0 154 154" draw:points="0,154 154,154 0,0">
          <text:p/>
        </draw:polygon>
        <draw:polygon draw:style-name="gr31" draw:text-style-name="P12" draw:layer="layout" svg:width="0.153cm" svg:height="0.153cm" svg:x="3.97cm" svg:y="0.788cm" svg:viewBox="0 0 154 154" draw:points="0,0 0,154 154,154">
          <text:p/>
        </draw:polygon>
        <draw:polygon draw:style-name="gr31" draw:text-style-name="P12" draw:layer="layout" svg:width="0.153cm" svg:height="0.076cm" svg:x="4.581cm" svg:y="1.705cm" svg:viewBox="0 0 154 77" draw:points="78,77 154,0 0,0">
          <text:p/>
        </draw:polygon>
        <draw:polygon draw:style-name="gr31" draw:text-style-name="P12" draw:layer="layout" svg:width="0.305cm" svg:height="0.153cm" svg:x="5.346cm" svg:y="2.622cm" svg:viewBox="0 0 306 154" draw:points="306,154 153,0 0,154">
          <text:p/>
        </draw:polygon>
        <draw:polygon draw:style-name="gr31" draw:text-style-name="P12" draw:layer="layout" svg:width="0.054cm" svg:height="0.04cm" svg:x="7.014cm" svg:y="4.457cm" svg:viewBox="0 0 55 41" draw:points="55,41 14,0 0,14">
          <text:p/>
        </draw:polygon>
        <draw:polygon draw:style-name="gr31" draw:text-style-name="P12" draw:layer="layout" svg:width="0.152cm" svg:height="0.153cm" svg:x="5.499cm" svg:y="2.622cm" svg:viewBox="0 0 153 154" draw:points="153,0 0,0 153,154">
          <text:p/>
        </draw:polygon>
        <draw:polygon draw:style-name="gr31" draw:text-style-name="P12" draw:layer="layout" svg:width="0.153cm" svg:height="0.305cm" svg:x="5.04cm" svg:y="2.164cm" svg:viewBox="0 0 154 306" draw:points="154,154 0,0 0,306">
          <text:p/>
        </draw:polygon>
        <draw:polygon draw:style-name="gr31" draw:text-style-name="P12" draw:layer="layout" svg:width="0.008cm" svg:height="0.005cm" svg:x="6.714cm" svg:y="4.304cm" svg:viewBox="0 0 9 6" draw:points="9,6 9,0 0,0">
          <text:p/>
        </draw:polygon>
        <draw:polygon draw:style-name="gr31" draw:text-style-name="P12" draw:layer="layout" svg:width="0.007cm" svg:height="0.01cm" svg:x="6.257cm" svg:y="3.998cm" svg:viewBox="0 0 8 11" draw:points="8,11 8,0 0,7">
          <text:p/>
        </draw:polygon>
        <draw:polygon draw:style-name="gr31" draw:text-style-name="P12" draw:layer="layout" svg:width="0.061cm" svg:height="0.088cm" svg:x="7.486cm" svg:y="3.91cm" svg:viewBox="0 0 62 89" draw:points="0,0 0,89 62,27">
          <text:p/>
        </draw:polygon>
        <draw:polygon draw:style-name="gr31" draw:text-style-name="P12" draw:layer="layout" svg:width="0.153cm" svg:height="0.306cm" svg:x="6.11cm" svg:y="3.692cm" svg:viewBox="0 0 154 307" draw:points="0,154 154,307 154,0">
          <text:p/>
        </draw:polygon>
        <draw:polygon draw:style-name="gr31" draw:text-style-name="P12" draw:layer="layout" svg:width="0.143cm" svg:height="0.097cm" svg:x="7.848cm" svg:y="4.054cm" svg:viewBox="0 0 144 98" draw:points="0,0 98,98 144,51">
          <text:p/>
        </draw:polygon>
        <draw:polygon draw:style-name="gr31" draw:text-style-name="P12" draw:layer="layout" svg:width="0.077cm" svg:height="0.153cm" svg:x="4.581cm" svg:y="1.858cm" svg:viewBox="0 0 78 154" draw:points="78,77 0,0 0,154">
          <text:p/>
        </draw:polygon>
        <draw:polygon draw:style-name="gr31" draw:text-style-name="P12" draw:layer="layout" svg:width="0.195cm" svg:height="0.129cm" svg:x="7.877cm" svg:y="4.762cm" svg:viewBox="0 0 196 130" draw:points="196,130 69,0 0,69">
          <text:p/>
        </draw:polygon>
        <draw:polygon draw:style-name="gr31" draw:text-style-name="P12" draw:layer="layout" svg:width="0.153cm" svg:height="0.306cm" svg:x="4.887cm" svg:y="2.469cm" svg:viewBox="0 0 154 307" draw:points="0,154 154,307 154,0">
          <text:p/>
        </draw:polygon>
        <draw:polygon draw:style-name="gr31" draw:text-style-name="P12" draw:layer="layout" svg:width="0.153cm" svg:height="0.153cm" svg:x="4.887cm" svg:y="2.469cm" svg:viewBox="0 0 154 154" draw:points="0,0 0,154 154,0">
          <text:p/>
        </draw:polygon>
        <draw:polygon draw:style-name="gr31" draw:text-style-name="P12" draw:layer="layout" svg:width="0.041cm" svg:height="0.034cm" svg:x="6.11cm" svg:y="3.047cm" svg:viewBox="0 0 42 35" draw:points="0,0 0,35 42,35">
          <text:p/>
        </draw:polygon>
        <draw:polygon draw:style-name="gr31" draw:text-style-name="P12" draw:layer="layout" svg:width="0.022cm" svg:height="0.041cm" svg:x="4.101cm" svg:y="1.399cm" svg:viewBox="0 0 23 42" draw:points="23,42 23,0 0,0">
          <text:p/>
        </draw:polygon>
        <draw:polygon draw:style-name="gr31" draw:text-style-name="P12" draw:layer="layout" svg:width="0.011cm" svg:height="0.025cm" svg:x="4.876cm" svg:y="2.622cm" svg:viewBox="0 0 12 26" draw:points="12,26 12,0 0,12">
          <text:p/>
        </draw:polygon>
        <draw:polygon draw:style-name="gr31" draw:text-style-name="P12" draw:layer="layout" svg:width="0.306cm" svg:height="0.153cm" svg:x="3.817cm" svg:y="0.635cm" svg:viewBox="0 0 307 154" draw:points="153,154 307,0 0,0">
          <text:p/>
        </draw:polygon>
        <draw:polygon draw:style-name="gr31" draw:text-style-name="P12" draw:layer="layout" svg:width="0.153cm" svg:height="0.153cm" svg:x="5.957cm" svg:y="3.081cm" svg:viewBox="0 0 154 154" draw:points="154,154 154,0 0,0">
          <text:p/>
        </draw:polygon>
        <draw:polygon draw:style-name="gr32" draw:text-style-name="P12" draw:layer="layout" svg:width="0.153cm" svg:height="0.153cm" svg:x="9.473cm" svg:y="4.457cm" svg:viewBox="0 0 154 154" draw:points="154,0 0,0 154,154">
          <text:p/>
        </draw:polygon>
        <draw:polygon draw:style-name="gr33" draw:text-style-name="P2" draw:layer="layout" svg:width="0.153cm" svg:height="0.153cm" svg:x="9.473cm" svg:y="4.457cm" svg:viewBox="0 0 154 154" draw:points="154,0 0,0 154,154">
          <text:p/>
        </draw:polygon>
        <draw:polygon draw:style-name="gr31" draw:text-style-name="P12" draw:layer="layout" svg:width="0.306cm" svg:height="0.153cm" svg:x="7.18cm" svg:y="4.304cm" svg:viewBox="0 0 307 154" draw:points="0,0 153,154 307,0">
          <text:p/>
        </draw:polygon>
        <draw:polygon draw:style-name="gr31" draw:text-style-name="P12" draw:layer="layout" svg:width="0.102cm" svg:height="0.054cm" svg:x="5.244cm" svg:y="3.081cm" svg:viewBox="0 0 103 55" draw:points="48,55 103,0 0,0">
          <text:p/>
        </draw:polygon>
        <draw:polygon draw:style-name="gr31" draw:text-style-name="P12" draw:layer="layout" svg:width="0.146cm" svg:height="0.121cm" svg:x="6.6cm" svg:y="3.418cm" svg:viewBox="0 0 147 122" draw:points="0,0 123,122 147,98">
          <text:p/>
        </draw:polygon>
        <draw:polygon draw:style-name="gr31" draw:text-style-name="P12" draw:layer="layout" svg:width="0.169cm" svg:height="0.088cm" svg:x="9.385cm" svg:y="4.369cm" svg:viewBox="0 0 170 89" draw:points="0,0 88,89 170,7">
          <text:p/>
        </draw:polygon>
        <draw:polygon draw:style-name="gr31" draw:text-style-name="P12" draw:layer="layout" svg:width="0.029cm" svg:height="0.013cm" svg:x="7.304cm" svg:y="4.61cm" svg:viewBox="0 0 30 14" draw:points="30,14 30,0 0,0">
          <text:p/>
        </draw:polygon>
        <draw:polygon draw:style-name="gr31" draw:text-style-name="P12" draw:layer="layout" svg:width="0.128cm" svg:height="0.166cm" svg:x="4.276cm" svg:y="0.75cm" svg:viewBox="0 0 129 167" draw:points="38,0 0,38 129,167">
          <text:p/>
        </draw:polygon>
        <draw:polygon draw:style-name="gr31" draw:text-style-name="P12" draw:layer="layout" svg:width="0.153cm" svg:height="0.153cm" svg:x="4.734cm" svg:y="1.552cm" svg:viewBox="0 0 154 154" draw:points="0,154 154,154 0,0">
          <text:p/>
        </draw:polygon>
        <draw:polygon draw:style-name="gr31" draw:text-style-name="P12" draw:layer="layout" svg:width="0.306cm" svg:height="0.153cm" svg:x="3.817cm" svg:y="0.482cm" svg:viewBox="0 0 307 154" draw:points="307,154 153,0 0,154">
          <text:p/>
        </draw:polygon>
        <draw:polygon draw:style-name="gr31" draw:text-style-name="P12" draw:layer="layout" svg:width="0.306cm" svg:height="0.306cm" svg:x="5.04cm" svg:y="2.469cm" svg:viewBox="0 0 307 307" draw:points="307,0 0,0 307,307">
          <text:p/>
        </draw:polygon>
        <draw:polygon draw:style-name="gr31" draw:text-style-name="P12" draw:layer="layout" svg:width="0.153cm" svg:height="0.306cm" svg:x="4.276cm" svg:y="1.552cm" svg:viewBox="0 0 154 307" draw:points="154,0 0,154 154,307">
          <text:p/>
        </draw:polygon>
        <draw:polygon draw:style-name="gr31" draw:text-style-name="P12" draw:layer="layout" svg:width="0.152cm" svg:height="0.153cm" svg:x="6.722cm" svg:y="3.845cm" svg:viewBox="0 0 153 154" draw:points="153,0 0,0 153,154">
          <text:p/>
        </draw:polygon>
        <draw:polygon draw:style-name="gr31" draw:text-style-name="P12" draw:layer="layout" svg:width="0.017cm" svg:height="0.016cm" svg:x="4.259cm" svg:y="1.689cm" svg:viewBox="0 0 18 17" draw:points="10,17 18,17 0,0">
          <text:p/>
        </draw:polygon>
        <draw:polygon draw:style-name="gr31" draw:text-style-name="P12" draw:layer="layout" svg:width="0.306cm" svg:height="0.153cm" svg:x="7.486cm" svg:y="4.151cm" svg:viewBox="0 0 307 154" draw:points="307,154 153,0 0,154">
          <text:p/>
        </draw:polygon>
        <draw:polygon draw:style-name="gr31" draw:text-style-name="P12" draw:layer="layout" svg:width="0.153cm" svg:height="0.305cm" svg:x="6.263cm" svg:y="3.387cm" svg:viewBox="0 0 154 306" draw:points="154,153 0,0 0,306">
          <text:p/>
        </draw:polygon>
        <draw:polygon draw:style-name="gr31" draw:text-style-name="P12" draw:layer="layout" svg:width="0.034cm" svg:height="0.039cm" svg:x="4.887cm" svg:y="1.7cm" svg:viewBox="0 0 35 40" draw:points="5,0 0,5 35,40">
          <text:p/>
        </draw:polygon>
        <draw:polygon draw:style-name="gr31" draw:text-style-name="P12" draw:layer="layout" svg:width="0.153cm" svg:height="0.153cm" svg:x="4.734cm" svg:y="1.858cm" svg:viewBox="0 0 154 154" draw:points="0,154 154,154 0,0">
          <text:p/>
        </draw:polygon>
        <draw:polygon draw:style-name="gr31" draw:text-style-name="P12" draw:layer="layout" svg:width="0.008cm" svg:height="0.006cm" svg:x="4.268cm" svg:y="1.705cm" svg:viewBox="0 0 9 7" draw:points="3,7 9,0 0,0">
          <text:p/>
        </draw:polygon>
        <draw:polygon draw:style-name="gr31" draw:text-style-name="P12" draw:layer="layout" svg:width="0.153cm" svg:height="0.153cm" svg:x="7.333cm" svg:y="4.457cm" svg:viewBox="0 0 154 154" draw:points="0,0 0,154 154,154">
          <text:p/>
        </draw:polygon>
        <draw:polygon draw:style-name="gr31" draw:text-style-name="P12" draw:layer="layout" svg:width="0.153cm" svg:height="0.061cm" svg:x="7.486cm" svg:y="3.937cm" svg:viewBox="0 0 154 62" draw:points="62,0 0,62 154,62 154,38">
          <text:p/>
        </draw:polygon>
        <draw:polygon draw:style-name="gr31" draw:text-style-name="P12" draw:layer="layout" svg:width="0.146cm" svg:height="0.152cm" svg:x="6.416cm" svg:y="3.387cm" svg:viewBox="0 0 147 153" draw:points="139,0 0,0 0,153 147,6">
          <text:p/>
        </draw:polygon>
        <draw:polygon draw:style-name="gr31" draw:text-style-name="P12" draw:layer="layout" svg:width="0.153cm" svg:height="0.153cm" svg:x="5.04cm" svg:y="2.775cm" svg:viewBox="0 0 154 154" draw:points="73,154 154,154 0,0 0,67">
          <text:p/>
        </draw:polygon>
        <draw:polygon draw:style-name="gr31" draw:text-style-name="P12" draw:layer="layout" svg:width="0.077cm" svg:height="0.153cm" svg:x="5.651cm" svg:y="2.622cm" svg:viewBox="0 0 78 154" draw:points="2,0 0,0 0,154 78,77">
          <text:p/>
        </draw:polygon>
        <draw:polygon draw:style-name="gr31" draw:text-style-name="P12" draw:layer="layout" svg:width="0.306cm" svg:height="0.067cm" svg:x="8.403cm" svg:y="4.237cm" svg:viewBox="0 0 307 68" draw:points="67,0 0,68 307,68 285,47">
          <text:p/>
        </draw:polygon>
        <draw:polygon draw:style-name="gr31" draw:text-style-name="P12" draw:layer="layout" svg:width="0.153cm" svg:height="0.153cm" svg:x="4.581cm" svg:y="1.399cm" svg:viewBox="0 0 154 154" draw:points="112,0 0,0 154,154 154,67">
          <text:p/>
        </draw:polygon>
        <draw:polygon draw:style-name="gr31" draw:text-style-name="P12" draw:layer="layout" svg:width="0.153cm" svg:height="0.153cm" svg:x="5.346cm" svg:y="3.081cm" svg:viewBox="0 0 154 154" draw:points="38,154 154,154 0,0 0,113">
          <text:p/>
        </draw:polygon>
        <draw:polygon draw:style-name="gr31" draw:text-style-name="P12" draw:layer="layout" svg:width="0.153cm" svg:height="0.142cm" svg:x="6.569cm" svg:y="3.397cm" svg:viewBox="0 0 154 143" draw:points="0,0 0,143 154,143 31,21">
          <text:p/>
        </draw:polygon>
        <draw:polygon draw:style-name="gr31" draw:text-style-name="P12" draw:layer="layout" svg:width="0.153cm" svg:height="0.134cm" svg:x="4.887cm" svg:y="1.877cm" svg:viewBox="0 0 154 135" draw:points="135,0 0,135 154,135 154,26">
          <text:p/>
        </draw:polygon>
        <draw:polygon draw:style-name="gr31" draw:text-style-name="P12" draw:layer="layout" svg:width="0.153cm" svg:height="0.152cm" svg:x="3.97cm" svg:y="1.094cm" svg:viewBox="0 0 154 153" draw:points="53,153 154,153 0,0 0,47">
          <text:p/>
        </draw:polygon>
        <draw:polygon draw:style-name="gr31" draw:text-style-name="P12" draw:layer="layout" svg:width="0.153cm" svg:height="0.096cm" svg:x="7.027cm" svg:y="4.457cm" svg:viewBox="0 0 154 97" draw:points="154,97 154,0 0,0 42,41">
          <text:p/>
        </draw:polygon>
        <draw:polygon draw:style-name="gr31" draw:text-style-name="P12" draw:layer="layout" svg:width="0.126cm" svg:height="0.153cm" svg:x="7.639cm" svg:y="3.998cm" svg:viewBox="0 0 127 154" draw:points="59,0 0,0 0,154 127,26">
          <text:p/>
        </draw:polygon>
        <draw:polygon draw:style-name="gr31" draw:text-style-name="P12" draw:layer="layout" svg:width="0.08cm" svg:height="0.153cm" svg:x="5.804cm" svg:y="2.775cm" svg:viewBox="0 0 81 154" draw:points="3,0 0,0 0,154 81,74">
          <text:p/>
        </draw:polygon>
        <draw:polygon draw:style-name="gr31" draw:text-style-name="P12" draw:layer="layout" svg:width="0.153cm" svg:height="0.127cm" svg:x="7.639cm" svg:y="4.024cm" svg:viewBox="0 0 154 128" draw:points="127,0 0,128 154,128 154,10">
          <text:p/>
        </draw:polygon>
        <draw:polygon draw:style-name="gr31" draw:text-style-name="P12" draw:layer="layout" svg:width="0.134cm" svg:height="0.153cm" svg:x="4.887cm" svg:y="1.858cm" svg:viewBox="0 0 135 154" draw:points="121,0 0,0 0,154 135,19">
          <text:p/>
        </draw:polygon>
        <draw:polygon draw:style-name="gr31" draw:text-style-name="P12" draw:layer="layout" svg:width="0.113cm" svg:height="0.076cm" svg:x="5.04cm" svg:y="2.011cm" svg:viewBox="0 0 114 77" draw:points="83,0 0,0 77,77 114,41">
          <text:p/>
        </draw:polygon>
        <draw:polygon draw:style-name="gr31" draw:text-style-name="P12" draw:layer="layout" svg:width="0.153cm" svg:height="0.153cm" svg:x="8.709cm" svg:y="4.304cm" svg:viewBox="0 0 154 154" draw:points="97,0 0,0 154,154 154,9">
          <text:p/>
        </draw:polygon>
        <draw:polygon draw:style-name="gr32" draw:text-style-name="P12" draw:layer="layout" svg:width="0.147cm" svg:height="0.306cm" svg:x="3.67cm" svg:y="0.329cm" svg:viewBox="0 0 148 307" draw:points="9,169 148,307 148,0 0,148">
          <text:p/>
        </draw:polygon>
        <draw:polygon draw:style-name="gr33" draw:text-style-name="P2" draw:layer="layout" svg:width="0.147cm" svg:height="0.306cm" svg:x="3.67cm" svg:y="0.329cm" svg:viewBox="0 0 148 307" draw:points="9,169 148,307 148,0 0,148">
          <text:p/>
        </draw:polygon>
        <draw:polygon draw:style-name="gr32" draw:text-style-name="P12" draw:layer="layout" svg:width="0.153cm" svg:height="0.147cm" svg:x="3.664cm" svg:y="0.329cm" svg:viewBox="0 0 154 148" draw:points="6,148 154,0 0,0 0,134">
          <text:p/>
        </draw:polygon>
        <draw:polygon draw:style-name="gr33" draw:text-style-name="P2" draw:layer="layout" svg:width="0.153cm" svg:height="0.147cm" svg:x="3.664cm" svg:y="0.329cm" svg:viewBox="0 0 154 148" draw:points="6,148 154,0 0,0 0,134">
          <text:p/>
        </draw:polygon>
        <draw:polygon draw:style-name="gr31" draw:text-style-name="P12" draw:layer="layout" svg:width="0.153cm" svg:height="0.077cm" svg:x="5.651cm" svg:y="2.698cm" svg:viewBox="0 0 154 78" draw:points="78,0 0,78 154,78 154,75">
          <text:p/>
        </draw:polygon>
        <draw:polygon draw:style-name="gr31" draw:text-style-name="P12" draw:layer="layout" svg:width="0.141cm" svg:height="0.153cm" svg:x="4.276cm" svg:y="0.788cm" svg:viewBox="0 0 142 154" draw:points="129,129 0,0 0,154 142,154">
          <text:p/>
        </draw:polygon>
        <draw:polygon draw:style-name="gr31" draw:text-style-name="P12" draw:layer="layout" svg:width="0.152cm" svg:height="0.104cm" svg:x="4.429cm" svg:y="1.142cm" svg:viewBox="0 0 153 105" draw:points="105,0 0,105 153,105 153,81">
          <text:p/>
        </draw:polygon>
        <draw:polygon draw:style-name="gr31" draw:text-style-name="P12" draw:layer="layout" svg:width="0.153cm" svg:height="0.103cm" svg:x="6.11cm" svg:y="3.131cm" svg:viewBox="0 0 154 104" draw:points="103,0 0,104 154,104 154,41">
          <text:p/>
        </draw:polygon>
        <draw:polygon draw:style-name="gr31" draw:text-style-name="P12" draw:layer="layout" svg:width="0.153cm" svg:height="0.245cm" svg:x="9.32cm" svg:y="4.365cm" svg:viewBox="0 0 154 246" draw:points="0,0 0,246 154,92 66,4">
          <text:p/>
        </draw:polygon>
        <draw:polygon draw:style-name="gr31" draw:text-style-name="P12" draw:layer="layout" svg:width="0.153cm" svg:height="0.198cm" svg:x="9.32cm" svg:y="4.915cm" svg:viewBox="0 0 154 199" draw:points="109,199 154,154 0,0 0,194">
          <text:p/>
        </draw:polygon>
        <draw:polygon draw:style-name="gr31" draw:text-style-name="P12" draw:layer="layout" svg:width="0.112cm" svg:height="0.153cm" svg:x="4.622cm" svg:y="2.164cm" svg:viewBox="0 0 113 154" draw:points="29,154 113,154 113,0 0,113">
          <text:p/>
        </draw:polygon>
        <draw:polygon draw:style-name="gr31" draw:text-style-name="P12" draw:layer="layout" svg:width="0.153cm" svg:height="0.146cm" svg:x="4.276cm" svg:y="0.948cm" svg:viewBox="0 0 154 147" draw:points="146,0 0,147 154,147 154,13">
          <text:p/>
        </draw:polygon>
        <draw:polygon draw:style-name="gr31" draw:text-style-name="P12" draw:layer="layout" svg:width="0.131cm" svg:height="0.153cm" svg:x="4.756cm" svg:y="2.469cm" svg:viewBox="0 0 132 154" draw:points="62,85 132,154 132,0 0,0">
          <text:p/>
        </draw:polygon>
        <draw:polygon draw:style-name="gr31" draw:text-style-name="P12" draw:layer="layout" svg:width="0.131cm" svg:height="0.076cm" svg:x="4.45cm" svg:y="2.011cm" svg:viewBox="0 0 132 77" draw:points="37,59 55,77 132,0 0,0">
          <text:p/>
        </draw:polygon>
        <draw:polygon draw:style-name="gr31" draw:text-style-name="P12" draw:layer="layout" svg:width="0.153cm" svg:height="0.153cm" svg:x="5.193cm" svg:y="2.928cm" svg:viewBox="0 0 154 154" draw:points="52,154 154,154 0,0 0,96">
          <text:p/>
        </draw:polygon>
        <draw:polygon draw:style-name="gr31" draw:text-style-name="P12" draw:layer="layout" svg:width="0.153cm" svg:height="0.153cm" svg:x="5.804cm" svg:y="3.539cm" svg:viewBox="0 0 154 154" draw:points="62,154 154,154 0,0 0,102">
          <text:p/>
        </draw:polygon>
        <draw:polygon draw:style-name="gr31" draw:text-style-name="P12" draw:layer="layout" svg:width="0.121cm" svg:height="0.153cm" svg:x="6.263cm" svg:y="3.234cm" svg:viewBox="0 0 122 154" draw:points="81,0 0,0 0,154 122,31">
          <text:p/>
        </draw:polygon>
        <draw:polygon draw:style-name="gr31" draw:text-style-name="P12" draw:layer="layout" svg:width="0.067cm" svg:height="0.153cm" svg:x="4.056cm" svg:y="1.246cm" svg:viewBox="0 0 68 154" draw:points="46,154 68,154 68,0 0,68">
          <text:p/>
        </draw:polygon>
        <draw:polygon draw:style-name="gr31" draw:text-style-name="P12" draw:layer="layout" svg:width="0.114cm" svg:height="0.153cm" svg:x="3.856cm" svg:y="0.788cm" svg:viewBox="0 0 115 154" draw:points="19,154 115,154 115,0 0,114">
          <text:p/>
        </draw:polygon>
        <draw:polygon draw:style-name="gr31" draw:text-style-name="P12" draw:layer="layout" svg:width="0.153cm" svg:height="0.113cm" svg:x="3.817cm" svg:y="0.788cm" svg:viewBox="0 0 154 114" draw:points="39,114 154,0 0,0 0,27">
          <text:p/>
        </draw:polygon>
        <draw:polygon draw:style-name="gr31" draw:text-style-name="P12" draw:layer="layout" svg:width="0.153cm" svg:height="0.153cm" svg:x="4.123cm" svg:y="0.635cm" svg:viewBox="0 0 154 154" draw:points="131,0 0,0 154,154 154,45">
          <text:p/>
        </draw:polygon>
        <draw:polygon draw:style-name="gr31" draw:text-style-name="P12" draw:layer="layout" svg:width="0.152cm" svg:height="0.122cm" svg:x="9.015cm" svg:y="4.335cm" svg:viewBox="0 0 153 123" draw:points="0,0 0,123 153,123 36,4">
          <text:p/>
        </draw:polygon>
        <draw:polygon draw:style-name="gr31" draw:text-style-name="P12" draw:layer="layout" svg:width="0.08cm" svg:height="0.077cm" svg:x="4.501cm" svg:y="2.087cm" svg:viewBox="0 0 81 78" draw:points="48,78 81,78 4,0 0,5">
          <text:p/>
        </draw:polygon>
        <draw:polygon draw:style-name="gr32" draw:text-style-name="P12" draw:layer="layout" svg:width="0.153cm" svg:height="0.052cm" svg:x="9.473cm" svg:y="5.068cm" svg:viewBox="0 0 154 53" draw:points="154,53 154,0 0,0 50,50">
          <text:p/>
        </draw:polygon>
        <draw:polygon draw:style-name="gr33" draw:text-style-name="P2" draw:layer="layout" svg:width="0.153cm" svg:height="0.052cm" svg:x="9.473cm" svg:y="5.068cm" svg:viewBox="0 0 154 53" draw:points="154,53 154,0 0,0 50,50">
          <text:p/>
        </draw:polygon>
        <draw:polygon draw:style-name="gr31" draw:text-style-name="P12" draw:layer="layout" svg:width="0.068cm" svg:height="0.153cm" svg:x="4.581cm" svg:y="1.246cm" svg:viewBox="0 0 69 154" draw:points="17,0 0,0 0,154 69,87">
          <text:p/>
        </draw:polygon>
        <draw:polygon draw:style-name="gr31" draw:text-style-name="P12" draw:layer="layout" svg:width="0.153cm" svg:height="0.081cm" svg:x="7.18cm" svg:y="3.764cm" svg:viewBox="0 0 154 82" draw:points="0,0 0,82 154,82 143,72">
          <text:p/>
        </draw:polygon>
        <draw:polygon draw:style-name="gr31" draw:text-style-name="P12" draw:layer="layout" svg:width="0.145cm" svg:height="0.153cm" svg:x="4.276cm" svg:y="0.941cm" svg:viewBox="0 0 146 154" draw:points="142,0 0,0 0,154 146,7">
          <text:p/>
        </draw:polygon>
        <draw:polygon draw:style-name="gr31" draw:text-style-name="P12" draw:layer="layout" svg:width="0.153cm" svg:height="0.122cm" svg:x="6.263cm" svg:y="3.265cm" svg:viewBox="0 0 154 123" draw:points="122,0 0,123 154,123 154,23">
          <text:p/>
        </draw:polygon>
        <draw:polygon draw:style-name="gr31" draw:text-style-name="P12" draw:layer="layout" svg:width="0.114cm" svg:height="0.153cm" svg:x="4.162cm" svg:y="1.399cm" svg:viewBox="0 0 115 154" draw:points="21,154 115,154 115,0 0,115">
          <text:p/>
        </draw:polygon>
        <draw:polygon draw:style-name="gr31" draw:text-style-name="P12" draw:layer="layout" svg:width="0.153cm" svg:height="0.291cm" svg:x="8.097cm" svg:y="4.61cm" svg:viewBox="0 0 154 292" draw:points="14,292 154,152 0,0 0,289">
          <text:p/>
        </draw:polygon>
        <draw:polygon draw:style-name="gr31" draw:text-style-name="P12" draw:layer="layout" svg:width="0.153cm" svg:height="0.112cm" svg:x="4.581cm" svg:y="2.164cm" svg:viewBox="0 0 154 113" draw:points="41,113 154,0 0,0 0,53">
          <text:p/>
        </draw:polygon>
        <draw:polygon draw:style-name="gr31" draw:text-style-name="P12" draw:layer="layout" svg:width="0.152cm" svg:height="0.288cm" svg:x="7.945cm" svg:y="4.61cm" svg:viewBox="0 0 153 289" draw:points="153,289 153,0 0,153 128,281">
          <text:p/>
        </draw:polygon>
        <draw:polygon draw:style-name="gr31" draw:text-style-name="P12" draw:layer="layout" svg:width="0.153cm" svg:height="0.117cm" svg:x="7.792cm" svg:y="4.034cm" svg:viewBox="0 0 154 118" draw:points="0,0 0,118 154,118 57,20">
          <text:p/>
        </draw:polygon>
        <draw:polygon draw:style-name="gr31" draw:text-style-name="P12" draw:layer="layout" svg:width="0.097cm" svg:height="0.153cm" svg:x="5.193cm" svg:y="2.164cm" svg:viewBox="0 0 98 154" draw:points="51,0 0,0 0,154 98,57">
          <text:p/>
        </draw:polygon>
        <draw:polygon draw:style-name="gr31" draw:text-style-name="P12" draw:layer="layout" svg:width="0.085cm" svg:height="0.152cm" svg:x="5.346cm" svg:y="2.317cm" svg:viewBox="0 0 86 153" draw:points="26,0 0,0 0,153 86,68">
          <text:p/>
        </draw:polygon>
        <draw:polygon draw:style-name="gr31" draw:text-style-name="P12" draw:layer="layout" svg:width="0.142cm" svg:height="0.152cm" svg:x="7.65cm" svg:y="4.61cm" svg:viewBox="0 0 143 153" draw:points="31,153 143,153 143,0 0,142">
          <text:p/>
        </draw:polygon>
        <draw:polygon draw:style-name="gr31" draw:text-style-name="P12" draw:layer="layout" svg:width="0.153cm" svg:height="0.25cm" svg:x="9.167cm" svg:y="4.36cm" svg:viewBox="0 0 154 251" draw:points="98,0 0,97 154,251 154,5">
          <text:p/>
        </draw:polygon>
        <draw:polygon draw:style-name="gr31" draw:text-style-name="P12" draw:layer="layout" svg:width="0.152cm" svg:height="0.025cm" svg:x="9.015cm" svg:y="5.068cm" svg:viewBox="0 0 153 26" draw:points="129,26 153,0 0,0 0,13">
          <text:p/>
        </draw:polygon>
        <draw:polygon draw:style-name="gr31" draw:text-style-name="P12" draw:layer="layout" svg:width="0.093cm" svg:height="0.153cm" svg:x="4.183cm" svg:y="1.552cm" svg:viewBox="0 0 94 154" draw:points="77,138 94,154 94,0 0,0">
          <text:p/>
        </draw:polygon>
        <draw:polygon draw:style-name="gr31" draw:text-style-name="P12" draw:layer="layout" svg:width="0.146cm" svg:height="0.153cm" svg:x="8.869cm" svg:y="4.915cm" svg:viewBox="0 0 147 154" draw:points="59,154 147,154 147,0 0,147">
          <text:p/>
        </draw:polygon>
        <draw:polygon draw:style-name="gr31" draw:text-style-name="P12" draw:layer="layout" svg:width="0.306cm" svg:height="0.129cm" svg:x="8.097cm" svg:y="4.175cm" svg:viewBox="0 0 307 130" draw:points="129,0 0,130 307,130 196,18">
          <text:p/>
        </draw:polygon>
        <draw:polygon draw:style-name="gr31" draw:text-style-name="P12" draw:layer="layout" svg:width="0.102cm" svg:height="0.153cm" svg:x="6.11cm" svg:y="3.081cm" svg:viewBox="0 0 103 154" draw:points="41,0 0,0 0,154 103,51">
          <text:p/>
        </draw:polygon>
        <draw:polygon draw:style-name="gr31" draw:text-style-name="P12" draw:layer="layout" svg:width="0.153cm" svg:height="0.146cm" svg:x="6.416cm" svg:y="3.393cm" svg:viewBox="0 0 154 147" draw:points="147,0 0,147 154,147 154,4">
          <text:p/>
        </draw:polygon>
        <draw:polygon draw:style-name="gr31" draw:text-style-name="P12" draw:layer="layout" svg:width="0.153cm" svg:height="0.085cm" svg:x="5.346cm" svg:y="2.384cm" svg:viewBox="0 0 154 86" draw:points="86,0 0,86 154,86 154,76">
          <text:p/>
        </draw:polygon>
        <draw:polygon draw:style-name="gr32" draw:text-style-name="P12" draw:layer="layout" svg:width="0.153cm" svg:height="0.081cm" svg:x="9.473cm" svg:y="4.376cm" svg:viewBox="0 0 154 82" draw:points="82,0 0,82 154,82 154,2">
          <text:p/>
        </draw:polygon>
        <draw:polygon draw:style-name="gr33" draw:text-style-name="P2" draw:layer="layout" svg:width="0.153cm" svg:height="0.081cm" svg:x="9.473cm" svg:y="4.376cm" svg:viewBox="0 0 154 82" draw:points="82,0 0,82 154,82 154,2">
          <text:p/>
        </draw:polygon>
        <draw:polygon draw:style-name="gr31" draw:text-style-name="P12" draw:layer="layout" svg:width="0.153cm" svg:height="0.062cm" svg:x="6.874cm" svg:y="3.63cm" svg:viewBox="0 0 154 63" draw:points="64,0 0,63 154,63 154,52">
          <text:p/>
        </draw:polygon>
        <draw:polygon draw:style-name="gr31" draw:text-style-name="P12" draw:layer="layout" svg:width="0.106cm" svg:height="0.153cm" svg:x="7.027cm" svg:y="3.692cm" svg:viewBox="0 0 107 154" draw:points="20,0 0,0 0,154 107,48">
          <text:p/>
        </draw:polygon>
        <draw:polygon draw:style-name="gr31" draw:text-style-name="P12" draw:layer="layout" svg:width="0.153cm" svg:height="0.089cm" svg:x="5.957cm" svg:y="2.992cm" svg:viewBox="0 0 154 90" draw:points="90,0 0,90 154,90 154,56">
          <text:p/>
        </draw:polygon>
        <draw:polygon draw:style-name="gr32" draw:text-style-name="P12" draw:layer="layout" svg:width="0.137cm" svg:height="0.153cm" svg:x="3.97cm" svg:y="0.329cm" svg:viewBox="0 0 138 154" draw:points="131,0 0,0 0,154 138,16">
          <text:p/>
        </draw:polygon>
        <draw:polygon draw:style-name="gr33" draw:text-style-name="P2" draw:layer="layout" svg:width="0.137cm" svg:height="0.153cm" svg:x="3.97cm" svg:y="0.329cm" svg:viewBox="0 0 138 154" draw:points="131,0 0,0 0,154 138,16">
          <text:p/>
        </draw:polygon>
        <draw:polygon draw:style-name="gr31" draw:text-style-name="P12" draw:layer="layout" svg:width="0.306cm" svg:height="0.102cm" svg:x="8.403cm" svg:y="4.915cm" svg:viewBox="0 0 307 103" draw:points="204,103 307,0 0,0 76,76">
          <text:p/>
        </draw:polygon>
        <draw:polygon draw:style-name="gr31" draw:text-style-name="P12" draw:layer="layout" svg:width="0.306cm" svg:height="0.141cm" svg:x="7.486cm" svg:y="4.61cm" svg:viewBox="0 0 307 142" draw:points="164,142 307,0 0,0 128,128">
          <text:p/>
        </draw:polygon>
        <draw:polygon draw:style-name="gr31" draw:text-style-name="P12" draw:layer="layout" svg:width="0.153cm" svg:height="0.126cm" svg:x="8.862cm" svg:y="4.331cm" svg:viewBox="0 0 154 127" draw:points="126,0 0,127 154,127 154,4">
          <text:p/>
        </draw:polygon>
        <draw:polygon draw:style-name="gr31" draw:text-style-name="P12" draw:layer="layout" svg:width="0.153cm" svg:height="0.153cm" svg:x="5.957cm" svg:y="3.692cm" svg:viewBox="0 0 154 154" draw:points="94,154 154,154 0,0 0,80">
          <text:p/>
        </draw:polygon>
        <draw:polygon draw:style-name="gr31" draw:text-style-name="P12" draw:layer="layout" svg:width="0.12cm" svg:height="0.153cm" svg:x="4.887cm" svg:y="1.705cm" svg:viewBox="0 0 121 154" draw:points="34,34 0,0 0,154 121,154">
          <text:p/>
        </draw:polygon>
        <draw:polygon draw:style-name="gr31" draw:text-style-name="P12" draw:layer="layout" svg:width="0.306cm" svg:height="0.131cm" svg:x="6.263cm" svg:y="3.998cm" svg:viewBox="0 0 307 132" draw:points="174,132 307,0 0,0 32,32">
          <text:p/>
        </draw:polygon>
        <draw:polygon draw:style-name="gr31" draw:text-style-name="P12" draw:layer="layout" svg:width="0.153cm" svg:height="0.153cm" svg:x="6.11cm" svg:y="3.845cm" svg:viewBox="0 0 154 154" draw:points="141,154 154,154 0,0 0,49">
          <text:p/>
        </draw:polygon>
        <draw:polygon draw:style-name="gr31" draw:text-style-name="P12" draw:layer="layout" svg:width="0.153cm" svg:height="0.098cm" svg:x="6.569cm" svg:y="4.151cm" svg:viewBox="0 0 154 99" draw:points="55,99 154,0 0,0 0,65">
          <text:p/>
        </draw:polygon>
        <draw:polygon draw:style-name="gr31" draw:text-style-name="P12" draw:layer="layout" svg:width="0.132cm" svg:height="0.153cm" svg:x="6.437cm" svg:y="3.998cm" svg:viewBox="0 0 133 154" draw:points="34,154 133,154 133,0 0,132">
          <text:p/>
        </draw:polygon>
        <draw:polygon draw:style-name="gr31" draw:text-style-name="P12" draw:layer="layout" svg:width="0.153cm" svg:height="0.152cm" svg:x="5.651cm" svg:y="3.387cm" svg:viewBox="0 0 154 153" draw:points="42,153 154,153 0,0 0,115">
          <text:p/>
        </draw:polygon>
        <draw:polygon draw:style-name="gr31" draw:text-style-name="P12" draw:layer="layout" svg:width="0.153cm" svg:height="0.166cm" svg:x="6.874cm" svg:y="4.304cm" svg:viewBox="0 0 154 167" draw:points="141,167 154,154 0,0 0,92">
          <text:p/>
        </draw:polygon>
        <draw:polygon draw:style-name="gr31" draw:text-style-name="P12" draw:layer="layout" svg:width="0.153cm" svg:height="0.114cm" svg:x="4.123cm" svg:y="1.399cm" svg:viewBox="0 0 154 115" draw:points="39,115 154,0 0,0 0,42">
          <text:p/>
        </draw:polygon>
        <draw:polygon draw:style-name="gr31" draw:text-style-name="P12" draw:layer="layout" svg:width="0.153cm" svg:height="0.068cm" svg:x="7.792cm" svg:y="4.762cm" svg:viewBox="0 0 154 69" draw:points="86,69 154,0 0,0 0,41">
          <text:p/>
        </draw:polygon>
        <draw:polygon draw:style-name="gr31" draw:text-style-name="P12" draw:layer="layout" svg:width="0.153cm" svg:height="0.153cm" svg:x="4.734cm" svg:y="1.552cm" svg:viewBox="0 0 154 154" draw:points="59,0 0,0 154,154 154,141">
          <text:p/>
        </draw:polygon>
        <draw:polygon draw:style-name="gr31" draw:text-style-name="P12" draw:layer="layout" svg:width="0.153cm" svg:height="0.153cm" svg:x="7.333cm" svg:y="3.845cm" svg:viewBox="0 0 154 154" draw:points="11,0 0,0 154,154 154,66">
          <text:p/>
        </draw:polygon>
        <draw:polygon draw:style-name="gr31" draw:text-style-name="P12" draw:layer="layout" svg:width="0.153cm" svg:height="0.08cm" svg:x="5.804cm" svg:y="2.848cm" svg:viewBox="0 0 154 81" draw:points="81,0 0,81 154,81 154,66">
          <text:p/>
        </draw:polygon>
        <draw:polygon draw:style-name="gr31" draw:text-style-name="P12" draw:layer="layout" svg:width="0.153cm" svg:height="0.097cm" svg:x="5.193cm" svg:y="2.22cm" svg:viewBox="0 0 154 98" draw:points="98,0 0,98 154,98 154,67">
          <text:p/>
        </draw:polygon>
        <draw:polygon draw:style-name="gr31" draw:text-style-name="P12" draw:layer="layout" svg:width="0.114cm" svg:height="0.153cm" svg:x="7.219cm" svg:y="4.457cm" svg:viewBox="0 0 115 154" draw:points="86,154 115,154 115,0 0,115">
          <text:p/>
        </draw:polygon>
        <draw:polygon draw:style-name="gr31" draw:text-style-name="P12" draw:layer="layout" svg:width="0.153cm" svg:height="0.055cm" svg:x="7.333cm" svg:y="4.61cm" svg:viewBox="0 0 154 56" draw:points="99,56 154,0 0,0 0,14">
          <text:p/>
        </draw:polygon>
        <draw:polygon draw:style-name="gr31" draw:text-style-name="P12" draw:layer="layout" svg:width="0.14cm" svg:height="0.152cm" svg:x="4.747cm" svg:y="2.317cm" svg:viewBox="0 0 141 153" draw:points="9,153 141,153 141,0 0,141">
          <text:p/>
        </draw:polygon>
        <draw:polygon draw:style-name="gr31" draw:text-style-name="P12" draw:layer="layout" svg:width="0.055cm" svg:height="0.153cm" svg:x="3.762cm" svg:y="0.635cm" svg:viewBox="0 0 56 154" draw:points="44,154 56,154 56,0 0,56">
          <text:p/>
        </draw:polygon>
        <draw:polygon draw:style-name="gr31" draw:text-style-name="P12" draw:layer="layout" svg:width="0.306cm" svg:height="0.146cm" svg:x="8.709cm" svg:y="4.915cm" svg:viewBox="0 0 307 147" draw:points="160,147 307,0 0,0 143,144">
          <text:p/>
        </draw:polygon>
        <draw:polygon draw:style-name="gr31" draw:text-style-name="P12" draw:layer="layout" svg:width="0.153cm" svg:height="0.114cm" svg:x="7.18cm" svg:y="4.457cm" svg:viewBox="0 0 154 115" draw:points="39,115 154,0 0,0 0,97">
          <text:p/>
        </draw:polygon>
        <draw:polygon draw:style-name="gr31" draw:text-style-name="P12" draw:layer="layout" svg:width="0.152cm" svg:height="0.059cm" svg:x="6.722cm" svg:y="4.304cm" svg:viewBox="0 0 153 60" draw:points="94,60 153,0 0,0 0,5">
          <text:p/>
        </draw:polygon>
        <draw:polygon draw:style-name="gr31" draw:text-style-name="P12" draw:layer="layout" svg:width="0.089cm" svg:height="0.153cm" svg:x="5.957cm" svg:y="2.928cm" svg:viewBox="0 0 90 154" draw:points="15,0 0,0 0,154 90,65">
          <text:p/>
        </draw:polygon>
        <draw:polygon draw:style-name="gr31" draw:text-style-name="P12" draw:layer="layout" svg:width="0.152cm" svg:height="0.079cm" svg:x="5.499cm" svg:y="2.543cm" svg:viewBox="0 0 153 80" draw:points="79,0 0,80 153,80 153,79">
          <text:p/>
        </draw:polygon>
        <draw:polygon draw:style-name="gr31" draw:text-style-name="P12" draw:layer="layout" svg:width="0.139cm" svg:height="0.153cm" svg:x="8.111cm" svg:y="4.762cm" svg:viewBox="0 0 140 154" draw:points="52,154 140,154 140,0 0,140">
          <text:p/>
        </draw:polygon>
        <draw:polygon draw:style-name="gr31" draw:text-style-name="P12" draw:layer="layout" svg:width="0.099cm" svg:height="0.153cm" svg:x="6.623cm" svg:y="4.151cm" svg:viewBox="0 0 100 154" draw:points="92,154 100,154 100,0 0,99">
          <text:p/>
        </draw:polygon>
        <draw:polygon draw:style-name="gr31" draw:text-style-name="P12" draw:layer="layout" svg:width="0.153cm" svg:height="0.049cm" svg:x="8.25cm" svg:y="4.915cm" svg:viewBox="0 0 154 50" draw:points="106,50 154,0 0,0 0,25">
          <text:p/>
        </draw:polygon>
        <draw:polygon draw:style-name="gr31" draw:text-style-name="P12" draw:layer="layout" svg:width="0.152cm" svg:height="0.2cm" svg:x="7.945cm" svg:y="4.104cm" svg:viewBox="0 0 153 201" draw:points="47,0 0,47 153,201 153,34">
          <text:p/>
        </draw:polygon>
        <draw:polygon draw:style-name="gr31" draw:text-style-name="P12" draw:layer="layout" svg:width="0.152cm" svg:height="0.177cm" svg:x="6.722cm" svg:y="3.515cm" svg:viewBox="0 0 153 178" draw:points="24,0 0,24 153,178 153,79">
          <text:p/>
        </draw:polygon>
        <draw:polygon draw:style-name="gr31" draw:text-style-name="P12" draw:layer="layout" svg:width="0.095cm" svg:height="0.153cm" svg:x="3.875cm" svg:y="0.941cm" svg:viewBox="0 0 96 154" draw:points="54,111 96,154 96,0 0,0">
          <text:p/>
        </draw:polygon>
        <draw:polygon draw:style-name="gr32" draw:text-style-name="P12" draw:layer="layout" svg:width="0.153cm" svg:height="0.137cm" svg:x="3.97cm" svg:y="0.345cm" svg:viewBox="0 0 154 138" draw:points="138,0 0,138 154,138 154,32">
          <text:p/>
        </draw:polygon>
        <draw:polygon draw:style-name="gr33" draw:text-style-name="P2" draw:layer="layout" svg:width="0.153cm" svg:height="0.137cm" svg:x="3.97cm" svg:y="0.345cm" svg:viewBox="0 0 154 138" draw:points="138,0 0,138 154,138 154,32">
          <text:p/>
        </draw:polygon>
        <draw:polygon draw:style-name="gr31" draw:text-style-name="P12" draw:layer="layout" svg:width="0.153cm" svg:height="0.153cm" svg:x="4.887cm" svg:y="2.622cm" svg:viewBox="0 0 154 154" draw:points="101,154 154,154 0,0 0,25">
          <text:p/>
        </draw:polygon>
        <draw:polygon draw:style-name="gr31" draw:text-style-name="P12" draw:layer="layout" svg:width="0.078cm" svg:height="0.153cm" svg:x="5.499cm" svg:y="2.469cm" svg:viewBox="0 0 79 154" draw:points="9,0 0,0 0,154 79,75">
          <text:p/>
        </draw:polygon>
        <draw:polygon draw:style-name="gr31" draw:text-style-name="P12" draw:layer="layout" svg:width="0.153cm" svg:height="0.193cm" svg:x="9.167cm" svg:y="4.915cm" svg:viewBox="0 0 154 194" draw:points="154,194 154,0 0,153 31,184">
          <text:p/>
        </draw:polygon>
        <draw:polygon draw:style-name="gr31" draw:text-style-name="P12" draw:layer="layout" svg:width="0.139cm" svg:height="0.077cm" svg:x="4.442cm" svg:y="1.934cm" svg:viewBox="0 0 140 78" draw:points="8,78 140,78 63,0 0,64">
          <text:p/>
        </draw:polygon>
        <draw:polygon draw:style-name="gr31" draw:text-style-name="P12" draw:layer="layout" svg:width="0.104cm" svg:height="0.152cm" svg:x="4.429cm" svg:y="1.094cm" svg:viewBox="0 0 105 153" draw:points="76,0 0,0 0,153 105,49">
          <text:p/>
        </draw:polygon>
        <draw:polygon draw:style-name="gr31" draw:text-style-name="P12" draw:layer="layout" svg:width="0.152cm" svg:height="0.153cm" svg:x="5.499cm" svg:y="3.234cm" svg:viewBox="0 0 153 154" draw:points="35,154 153,154 0,0 0,119">
          <text:p/>
        </draw:polygon>
        <draw:polygon draw:style-name="gr31" draw:text-style-name="P12" draw:layer="layout" svg:width="0.085cm" svg:height="0.153cm" svg:x="4.123cm" svg:y="0.482cm" svg:viewBox="0 0 86 154" draw:points="52,0 0,0 0,154 86,68">
          <text:p/>
        </draw:polygon>
        <draw:polygon draw:style-name="gr31" draw:text-style-name="P12" draw:layer="layout" svg:width="0.153cm" svg:height="0.153cm" svg:x="4.276cm" svg:y="1.705cm" svg:viewBox="0 0 154 154" draw:points="83,154 154,154 0,0 0,13">
          <text:p/>
        </draw:polygon>
        <draw:polygon draw:style-name="gr31" draw:text-style-name="P12" draw:layer="layout" svg:width="0.153cm" svg:height="0.14cm" svg:x="4.734cm" svg:y="2.317cm" svg:viewBox="0 0 154 141" draw:points="13,141 154,0 0,0 0,122">
          <text:p/>
        </draw:polygon>
        <draw:polygon draw:style-name="gr31" draw:text-style-name="P12" draw:layer="layout" svg:width="0.076cm" svg:height="0.139cm" svg:x="4.429cm" svg:y="1.858cm" svg:viewBox="0 0 77 140" draw:points="13,140 77,77 0,0 0,119">
          <text:p/>
        </draw:polygon>
        <draw:polygon draw:style-name="gr31" draw:text-style-name="P12" draw:layer="layout" svg:width="0.153cm" svg:height="0.106cm" svg:x="7.027cm" svg:y="3.739cm" svg:viewBox="0 0 154 107" draw:points="107,0 0,107 154,107 154,26">
          <text:p/>
        </draw:polygon>
        <draw:polygon draw:style-name="gr31" draw:text-style-name="P12" draw:layer="layout" svg:width="0.077cm" svg:height="0.113cm" svg:x="5.116cm" svg:y="2.051cm" svg:viewBox="0 0 78 114" draw:points="38,0 0,37 78,114 78,51">
          <text:p/>
        </draw:polygon>
        <draw:polygon draw:style-name="gr34" draw:text-style-name="P13" draw:layer="layout" svg:width="0.074cm" svg:height="0.152cm" svg:x="5.577cm" svg:y="2.469cm" svg:viewBox="0 0 75 153" draw:points="75,153 75,0 0,75">
          <text:p/>
        </draw:polygon>
        <draw:polygon draw:style-name="gr34" draw:text-style-name="P13" draw:layer="layout" svg:width="0.106cm" svg:height="0.053cm" svg:x="5.804cm" svg:y="1.958cm" svg:viewBox="0 0 107 54" draw:points="54,0 0,54 107,54">
          <text:p/>
        </draw:polygon>
        <draw:polygon draw:style-name="gr34" draw:text-style-name="P13" draw:layer="layout" svg:width="0.13cm" svg:height="0.061cm" svg:x="6.11cm" svg:y="2.256cm" svg:viewBox="0 0 131 62" draw:points="61,0 0,62 131,62">
          <text:p/>
        </draw:polygon>
        <draw:polygon draw:style-name="gr34" draw:text-style-name="P13" draw:layer="layout" svg:width="0.306cm" svg:height="0.306cm" svg:x="8.403cm" svg:y="3.692cm" svg:viewBox="0 0 307 307" draw:points="307,307 307,0 0,307">
          <text:p/>
        </draw:polygon>
        <draw:polygon draw:style-name="gr34" draw:text-style-name="P13" draw:layer="layout" svg:width="0.152cm" svg:height="0.153cm" svg:x="9.015cm" svg:y="3.692cm" svg:viewBox="0 0 153 154" draw:points="153,154 153,0 0,0">
          <text:p/>
        </draw:polygon>
        <draw:polygon draw:style-name="gr34" draw:text-style-name="P13" draw:layer="layout" svg:width="0.112cm" svg:height="0.05cm" svg:x="6.151cm" svg:y="3.081cm" svg:viewBox="0 0 113 51" draw:points="61,51 113,0 0,0">
          <text:p/>
        </draw:polygon>
        <draw:polygon draw:style-name="gr34" draw:text-style-name="P13" draw:layer="layout" svg:width="0.306cm" svg:height="0.152cm" svg:x="5.957cm" svg:y="2.317cm" svg:viewBox="0 0 307 153" draw:points="153,0 0,153 307,153">
          <text:p/>
        </draw:polygon>
        <draw:polygon draw:style-name="gr34" draw:text-style-name="P13" draw:layer="layout" svg:width="0.138cm" svg:height="0.064cm" svg:x="5.972cm" svg:y="2.928cm" svg:viewBox="0 0 139 65" draw:points="74,65 139,0 0,0">
          <text:p/>
        </draw:polygon>
        <draw:polygon draw:style-name="gr34" draw:text-style-name="P13" draw:layer="layout" svg:width="0.068cm" svg:height="0.142cm" svg:x="5.431cm" svg:y="2.317cm" svg:viewBox="0 0 69 143" draw:points="69,143 69,0 0,68">
          <text:p/>
        </draw:polygon>
        <draw:polygon draw:style-name="gr35" draw:text-style-name="P13" draw:layer="layout" svg:width="0.306cm" svg:height="0.153cm" svg:x="9.32cm" svg:y="3.845cm" svg:viewBox="0 0 307 154" draw:points="153,0 0,154 307,154">
          <text:p/>
        </draw:polygon>
        <draw:polygon draw:style-name="gr36" draw:text-style-name="P2" draw:layer="layout" svg:width="0.306cm" svg:height="0.153cm" svg:x="9.32cm" svg:y="3.845cm" svg:viewBox="0 0 307 154" draw:points="153,0 0,154 307,154">
          <text:p/>
        </draw:polygon>
        <draw:polygon draw:style-name="gr34" draw:text-style-name="P13" draw:layer="layout" svg:width="0.091cm" svg:height="0.102cm" svg:x="9.015cm" svg:y="3.59cm" svg:viewBox="0 0 92 103" draw:points="0,0 0,103 92,11">
          <text:p/>
        </draw:polygon>
        <draw:polygon draw:style-name="gr34" draw:text-style-name="P13" draw:layer="layout" svg:width="0.305cm" svg:height="0.306cm" svg:x="7.792cm" svg:y="3.692cm" svg:viewBox="0 0 306 307" draw:points="306,0 0,0 0,307">
          <text:p/>
        </draw:polygon>
        <draw:polygon draw:style-name="gr34" draw:text-style-name="P13" draw:layer="layout" svg:width="0.218cm" svg:height="0.132cm" svg:x="8.47cm" svg:y="4.151cm" svg:viewBox="0 0 219 133" draw:points="219,133 86,0 0,87">
          <text:p/>
        </draw:polygon>
        <draw:polygon draw:style-name="gr34" draw:text-style-name="P13" draw:layer="layout" svg:width="0.102cm" svg:height="0.056cm" svg:x="5.244cm" svg:y="2.164cm" svg:viewBox="0 0 103 57" draw:points="46,57 103,0 0,0">
          <text:p/>
        </draw:polygon>
        <draw:polygon draw:style-name="gr34" draw:text-style-name="P13" draw:layer="layout" svg:width="0.065cm" svg:height="0.065cm" svg:x="9.32cm" svg:y="4.304cm" svg:viewBox="0 0 66 66" draw:points="66,66 0,0 0,62">
          <text:p/>
        </draw:polygon>
        <draw:polygon draw:style-name="gr34" draw:text-style-name="P13" draw:layer="layout" svg:width="0.305cm" svg:height="0.153cm" svg:x="9.015cm" svg:y="3.998cm" svg:viewBox="0 0 306 154" draw:points="152,154 306,0 0,0">
          <text:p/>
        </draw:polygon>
        <draw:polygon draw:style-name="gr34" draw:text-style-name="P13" draw:layer="layout" svg:width="0.153cm" svg:height="0.306cm" svg:x="5.193cm" svg:y="1.858cm" svg:viewBox="0 0 154 307" draw:points="154,0 0,154 154,307">
          <text:p/>
        </draw:polygon>
        <draw:polygon draw:style-name="gr34" draw:text-style-name="P13" draw:layer="layout" svg:width="0.305cm" svg:height="0.153cm" svg:x="5.346cm" svg:y="1.705cm" svg:viewBox="0 0 306 154" draw:points="153,0 0,154 306,154">
          <text:p/>
        </draw:polygon>
        <draw:polygon draw:style-name="gr34" draw:text-style-name="P13" draw:layer="layout" svg:width="0.153cm" svg:height="0.153cm" svg:x="4.734cm" svg:y="0.788cm" svg:viewBox="0 0 154 154" draw:points="154,154 154,0 0,154">
          <text:p/>
        </draw:polygon>
        <draw:polygon draw:style-name="gr34" draw:text-style-name="P13" draw:layer="layout" svg:width="0.153cm" svg:height="0.153cm" svg:x="7.027cm" svg:y="3.234cm" svg:viewBox="0 0 154 154" draw:points="0,0 0,154 154,154">
          <text:p/>
        </draw:polygon>
        <draw:polygon draw:style-name="gr34" draw:text-style-name="P13" draw:layer="layout" svg:width="0.153cm" svg:height="0.152cm" svg:x="6.874cm" svg:y="3.387cm" svg:viewBox="0 0 154 153" draw:points="154,153 154,0 0,0">
          <text:p/>
        </draw:polygon>
        <draw:polygon draw:style-name="gr34" draw:text-style-name="P13" draw:layer="layout" svg:width="0.153cm" svg:height="0.153cm" svg:x="7.18cm" svg:y="3.539cm" svg:viewBox="0 0 154 154" draw:points="154,0 0,0 0,154">
          <text:p/>
        </draw:polygon>
        <draw:polygon draw:style-name="gr34" draw:text-style-name="P13" draw:layer="layout" svg:width="0.02cm" svg:height="0.052cm" svg:x="4.887cm" svg:y="0.736cm" svg:viewBox="0 0 21 53" draw:points="0,0 0,53 21,32">
          <text:p/>
        </draw:polygon>
        <draw:polygon draw:style-name="gr34" draw:text-style-name="P13" draw:layer="layout" svg:width="0.153cm" svg:height="0.153cm" svg:x="8.862cm" svg:y="3.998cm" svg:viewBox="0 0 154 154" draw:points="0,154 154,154 154,0">
          <text:p/>
        </draw:polygon>
        <draw:polygon draw:style-name="gr34" draw:text-style-name="P13" draw:layer="layout" svg:width="0.153cm" svg:height="0.153cm" svg:x="5.651cm" svg:y="2.011cm" svg:viewBox="0 0 154 154" draw:points="154,0 0,0 0,154">
          <text:p/>
        </draw:polygon>
        <draw:polygon draw:style-name="gr34" draw:text-style-name="P13" draw:layer="layout" svg:width="0.305cm" svg:height="0.153cm" svg:x="4.429cm" svg:y="0.482cm" svg:viewBox="0 0 306 154" draw:points="306,154 152,0 0,154">
          <text:p/>
        </draw:polygon>
        <draw:polygon draw:style-name="gr35" draw:text-style-name="P13" draw:layer="layout" svg:width="0.023cm" svg:height="0.016cm" svg:x="4.1cm" svg:y="0.329cm" svg:viewBox="0 0 24 17" draw:points="8,17 24,0 0,0">
          <text:p/>
        </draw:polygon>
        <draw:polygon draw:style-name="gr36" draw:text-style-name="P2" draw:layer="layout" svg:width="0.023cm" svg:height="0.016cm" svg:x="4.1cm" svg:y="0.329cm" svg:viewBox="0 0 24 17" draw:points="8,17 24,0 0,0">
          <text:p/>
        </draw:polygon>
        <draw:polygon draw:style-name="gr34" draw:text-style-name="P13" draw:layer="layout" svg:width="0.152cm" svg:height="0.153cm" svg:x="5.499cm" svg:y="1.858cm" svg:viewBox="0 0 153 154" draw:points="0,154 153,154 153,0">
          <text:p/>
        </draw:polygon>
        <draw:polygon draw:style-name="gr34" draw:text-style-name="P13" draw:layer="layout" svg:width="0.152cm" svg:height="0.153cm" svg:x="9.015cm" svg:y="4.151cm" svg:viewBox="0 0 153 154" draw:points="153,0 0,0 0,154">
          <text:p/>
        </draw:polygon>
        <draw:polygon draw:style-name="gr34" draw:text-style-name="P13" draw:layer="layout" svg:width="0.305cm" svg:height="0.153cm" svg:x="5.346cm" svg:y="1.858cm" svg:viewBox="0 0 306 154" draw:points="0,0 153,154 306,0">
          <text:p/>
        </draw:polygon>
        <draw:polygon draw:style-name="gr34" draw:text-style-name="P13" draw:layer="layout" svg:width="0.112cm" svg:height="0.054cm" svg:x="5.957cm" svg:y="2.11cm" svg:viewBox="0 0 113 55" draw:points="55,0 0,55 113,55">
          <text:p/>
        </draw:polygon>
        <draw:polygon draw:style-name="gr34" draw:text-style-name="P13" draw:layer="layout" svg:width="0.305cm" svg:height="0.153cm" svg:x="5.346cm" svg:y="2.011cm" svg:viewBox="0 0 306 154" draw:points="306,154 153,0 0,154">
          <text:p/>
        </draw:polygon>
        <draw:polygon draw:style-name="gr34" draw:text-style-name="P13" draw:layer="layout" svg:width="0.153cm" svg:height="0.152cm" svg:x="7.027cm" svg:y="3.387cm" svg:viewBox="0 0 154 153" draw:points="0,153 154,153 154,0">
          <text:p/>
        </draw:polygon>
        <draw:polygon draw:style-name="gr34" draw:text-style-name="P13" draw:layer="layout" svg:width="0.305cm" svg:height="0.153cm" svg:x="9.015cm" svg:y="4.151cm" svg:viewBox="0 0 306 154" draw:points="152,0 0,154 306,154">
          <text:p/>
        </draw:polygon>
        <draw:polygon draw:style-name="gr34" draw:text-style-name="P13" draw:layer="layout" svg:width="0.153cm" svg:height="0.153cm" svg:x="9.32cm" svg:y="3.692cm" svg:viewBox="0 0 154 154" draw:points="154,154 154,0 0,0">
          <text:p/>
        </draw:polygon>
        <draw:polygon draw:style-name="gr34" draw:text-style-name="P13" draw:layer="layout" svg:width="0.306cm" svg:height="0.305cm" svg:x="7.486cm" svg:y="3.387cm" svg:viewBox="0 0 307 306" draw:points="0,306 307,306 307,0">
          <text:p/>
        </draw:polygon>
        <draw:polygon draw:style-name="gr34" draw:text-style-name="P13" draw:layer="layout" svg:width="0.306cm" svg:height="0.153cm" svg:x="7.18cm" svg:y="3.234cm" svg:viewBox="0 0 307 154" draw:points="307,154 153,0 0,154">
          <text:p/>
        </draw:polygon>
        <draw:polygon draw:style-name="gr34" draw:text-style-name="P13" draw:layer="layout" svg:width="0.153cm" svg:height="0.153cm" svg:x="6.416cm" svg:y="2.622cm" svg:viewBox="0 0 154 154" draw:points="154,0 0,0 154,154">
          <text:p/>
        </draw:polygon>
        <draw:polygon draw:style-name="gr34" draw:text-style-name="P13" draw:layer="layout" svg:width="0.153cm" svg:height="0.153cm" svg:x="5.651cm" svg:y="1.858cm" svg:viewBox="0 0 154 154" draw:points="0,154 154,154 0,0">
          <text:p/>
        </draw:polygon>
        <draw:polygon draw:style-name="gr34" draw:text-style-name="P13" draw:layer="layout" svg:width="0.305cm" svg:height="0.306cm" svg:x="4.429cm" svg:y="0.635cm" svg:viewBox="0 0 306 307" draw:points="306,0 0,0 306,307">
          <text:p/>
        </draw:polygon>
        <draw:polygon draw:style-name="gr34" draw:text-style-name="P13" draw:layer="layout" svg:width="0.032cm" svg:height="0.054cm" svg:x="6.384cm" svg:y="3.234cm" svg:viewBox="0 0 33 55" draw:points="33,55 33,0 0,31">
          <text:p/>
        </draw:polygon>
        <draw:polygon draw:style-name="gr34" draw:text-style-name="P13" draw:layer="layout" svg:width="0.152cm" svg:height="0.153cm" svg:x="9.015cm" svg:y="3.998cm" svg:viewBox="0 0 153 154" draw:points="0,154 153,154 0,0">
          <text:p/>
        </draw:polygon>
        <draw:polygon draw:style-name="gr34" draw:text-style-name="P13" draw:layer="layout" svg:width="0.054cm" svg:height="0.106cm" svg:x="5.957cm" svg:y="2.058cm" svg:viewBox="0 0 55 107" draw:points="0,0 0,107 55,52">
          <text:p/>
        </draw:polygon>
        <draw:polygon draw:style-name="gr34" draw:text-style-name="P13" draw:layer="layout" svg:width="0.033cm" svg:height="0.019cm" svg:x="5.007cm" svg:y="1.858cm" svg:viewBox="0 0 34 20" draw:points="14,20 34,0 0,0">
          <text:p/>
        </draw:polygon>
        <draw:polygon draw:style-name="gr34" draw:text-style-name="P13" draw:layer="layout" svg:width="0.059cm" svg:height="0.043cm" svg:x="6.569cm" svg:y="2.579cm" svg:viewBox="0 0 60 44" draw:points="0,0 0,44 60,44">
          <text:p/>
        </draw:polygon>
        <draw:polygon draw:style-name="gr34" draw:text-style-name="P13" draw:layer="layout" svg:width="0.095cm" svg:height="0.14cm" svg:x="4.792cm" svg:y="1.552cm" svg:viewBox="0 0 96 141" draw:points="96,141 96,0 0,0">
          <text:p/>
        </draw:polygon>
        <draw:polygon draw:style-name="gr34" draw:text-style-name="P13" draw:layer="layout" svg:width="0.306cm" svg:height="0.305cm" svg:x="5.651cm" svg:y="2.164cm" svg:viewBox="0 0 307 306" draw:points="0,0 0,306 307,0">
          <text:p/>
        </draw:polygon>
        <draw:polygon draw:style-name="gr34" draw:text-style-name="P13" draw:layer="layout" svg:width="0.153cm" svg:height="0.153cm" svg:x="6.11cm" svg:y="2.622cm" svg:viewBox="0 0 154 154" draw:points="154,0 0,0 154,154">
          <text:p/>
        </draw:polygon>
        <draw:polygon draw:style-name="gr34" draw:text-style-name="P13" draw:layer="layout" svg:width="0.153cm" svg:height="0.153cm" svg:x="6.263cm" svg:y="2.469cm" svg:viewBox="0 0 154 154" draw:points="0,154 154,154 0,0">
          <text:p/>
        </draw:polygon>
        <draw:polygon draw:style-name="gr35" draw:text-style-name="P13" draw:layer="layout" svg:width="0.019cm" svg:height="0.045cm" svg:x="5.021cm" svg:y="1.858cm" svg:viewBox="0 0 20 46" draw:points="20,46 20,0 0,20">
          <text:p/>
        </draw:polygon>
        <draw:polygon draw:style-name="gr36" draw:text-style-name="P2" draw:layer="layout" svg:width="0.019cm" svg:height="0.045cm" svg:x="5.021cm" svg:y="1.858cm" svg:viewBox="0 0 20 46" draw:points="20,46 20,0 0,20">
          <text:p/>
        </draw:polygon>
        <draw:polygon draw:style-name="gr34" draw:text-style-name="P13" draw:layer="layout" svg:width="0.031cm" svg:height="0.031cm" svg:x="6.569cm" svg:y="3.387cm" svg:viewBox="0 0 32 32" draw:points="32,32 0,0 0,11">
          <text:p/>
        </draw:polygon>
        <draw:polygon draw:style-name="gr34" draw:text-style-name="P13" draw:layer="layout" svg:width="0.153cm" svg:height="0.153cm" svg:x="4.887cm" svg:y="1.399cm" svg:viewBox="0 0 154 154" draw:points="0,0 0,154 154,154">
          <text:p/>
        </draw:polygon>
        <draw:polygon draw:style-name="gr34" draw:text-style-name="P13" draw:layer="layout" svg:width="0.306cm" svg:height="0.152cm" svg:x="7.18cm" svg:y="3.387cm" svg:viewBox="0 0 307 153" draw:points="153,153 307,0 0,0">
          <text:p/>
        </draw:polygon>
        <draw:polygon draw:style-name="gr34" draw:text-style-name="P13" draw:layer="layout" svg:width="0.064cm" svg:height="0.139cm" svg:x="5.499cm" svg:y="1.566cm" svg:viewBox="0 0 65 140" draw:points="0,0 0,140 65,76">
          <text:p/>
        </draw:polygon>
        <draw:polygon draw:style-name="gr34" draw:text-style-name="P13" draw:layer="layout" svg:width="0.306cm" svg:height="0.153cm" svg:x="7.486cm" svg:y="3.234cm" svg:viewBox="0 0 307 154" draw:points="153,0 0,154 307,154">
          <text:p/>
        </draw:polygon>
        <draw:polygon draw:style-name="gr34" draw:text-style-name="P13" draw:layer="layout" svg:width="0.153cm" svg:height="0.306cm" svg:x="5.346cm" svg:y="1.858cm" svg:viewBox="0 0 154 307" draw:points="154,154 0,0 0,307">
          <text:p/>
        </draw:polygon>
        <draw:polygon draw:style-name="gr34" draw:text-style-name="P13" draw:layer="layout" svg:width="0.153cm" svg:height="0.306cm" svg:x="7.639cm" svg:y="3.692cm" svg:viewBox="0 0 154 307" draw:points="154,0 0,154 154,307">
          <text:p/>
        </draw:polygon>
        <draw:polygon draw:style-name="gr34" draw:text-style-name="P13" draw:layer="layout" svg:width="0.076cm" svg:height="0.151cm" svg:x="5.728cm" svg:y="2.622cm" svg:viewBox="0 0 77 152" draw:points="77,152 77,0 0,77">
          <text:p/>
        </draw:polygon>
        <draw:polygon draw:style-name="gr34" draw:text-style-name="P13" draw:layer="layout" svg:width="0.306cm" svg:height="0.153cm" svg:x="5.957cm" svg:y="2.775cm" svg:viewBox="0 0 307 154" draw:points="153,154 307,0 0,0">
          <text:p/>
        </draw:polygon>
        <draw:polygon draw:style-name="gr34" draw:text-style-name="P13" draw:layer="layout" svg:width="0.306cm" svg:height="0.153cm" svg:x="6.263cm" svg:y="2.622cm" svg:viewBox="0 0 307 154" draw:points="153,0 0,154 307,154">
          <text:p/>
        </draw:polygon>
        <draw:polygon draw:style-name="gr34" draw:text-style-name="P13" draw:layer="layout" svg:width="0.153cm" svg:height="0.305cm" svg:x="4.581cm" svg:y="0.941cm" svg:viewBox="0 0 154 306" draw:points="0,154 154,306 154,0">
          <text:p/>
        </draw:polygon>
        <draw:polygon draw:style-name="gr34" draw:text-style-name="P13" draw:layer="layout" svg:width="0.306cm" svg:height="0.306cm" svg:x="5.04cm" svg:y="1.552cm" svg:viewBox="0 0 307 307" draw:points="0,307 307,307 307,0">
          <text:p/>
        </draw:polygon>
        <draw:polygon draw:style-name="gr34" draw:text-style-name="P13" draw:layer="layout" svg:width="0.153cm" svg:height="0.153cm" svg:x="7.486cm" svg:y="3.692cm" svg:viewBox="0 0 154 154" draw:points="0,154 154,154 0,0">
          <text:p/>
        </draw:polygon>
        <draw:polygon draw:style-name="gr34" draw:text-style-name="P13" draw:layer="layout" svg:width="0.133cm" svg:height="0.047cm" svg:x="7.047cm" svg:y="3.692cm" svg:viewBox="0 0 134 48" draw:points="87,48 134,0 0,0">
          <text:p/>
        </draw:polygon>
        <draw:polygon draw:style-name="gr34" draw:text-style-name="P13" draw:layer="layout" svg:width="0.08cm" svg:height="0.058cm" svg:x="7.581cm" svg:y="3.176cm" svg:viewBox="0 0 81 59" draw:points="0,0 59,59 81,36">
          <text:p/>
        </draw:polygon>
        <draw:polygon draw:style-name="gr34" draw:text-style-name="P13" draw:layer="layout" svg:width="0.153cm" svg:height="0.153cm" svg:x="4.734cm" svg:y="1.246cm" svg:viewBox="0 0 154 154" draw:points="0,154 154,154 0,0">
          <text:p/>
        </draw:polygon>
        <draw:polygon draw:style-name="gr34" draw:text-style-name="P13" draw:layer="layout" svg:width="0.053cm" svg:height="0.106cm" svg:x="5.804cm" svg:y="1.905cm" svg:viewBox="0 0 54 107" draw:points="0,0 0,107 54,53">
          <text:p/>
        </draw:polygon>
        <draw:polygon draw:style-name="gr34" draw:text-style-name="P13" draw:layer="layout" svg:width="0.306cm" svg:height="0.153cm" svg:x="5.04cm" svg:y="1.858cm" svg:viewBox="0 0 307 154" draw:points="153,154 307,0 0,0">
          <text:p/>
        </draw:polygon>
        <draw:polygon draw:style-name="gr34" draw:text-style-name="P13" draw:layer="layout" svg:width="0.012cm" svg:height="0.007cm" svg:x="4.417cm" svg:y="0.941cm" svg:viewBox="0 0 13 8" draw:points="4,8 13,0 0,0">
          <text:p/>
        </draw:polygon>
        <draw:polygon draw:style-name="gr34" draw:text-style-name="P13" draw:layer="layout" svg:width="0.305cm" svg:height="0.306cm" svg:x="4.429cm" svg:y="0.635cm" svg:viewBox="0 0 306 307" draw:points="0,0 0,307 306,307">
          <text:p/>
        </draw:polygon>
        <draw:polygon draw:style-name="gr34" draw:text-style-name="P13" draw:layer="layout" svg:width="0.137cm" svg:height="0.086cm" svg:x="4.597cm" svg:y="1.246cm" svg:viewBox="0 0 138 87" draw:points="52,87 138,0 0,0">
          <text:p/>
        </draw:polygon>
        <draw:polygon draw:style-name="gr34" draw:text-style-name="P13" draw:layer="layout" svg:width="0.141cm" svg:height="0.077cm" svg:x="5.346cm" svg:y="1.475cm" svg:viewBox="0 0 142 78" draw:points="77,0 0,78 142,78">
          <text:p/>
        </draw:polygon>
        <draw:polygon draw:style-name="gr34" draw:text-style-name="P13" draw:layer="layout" svg:width="0.153cm" svg:height="0.076cm" svg:x="8.862cm" svg:y="3.616cm" svg:viewBox="0 0 154 77" draw:points="77,0 0,77 154,77">
          <text:p/>
        </draw:polygon>
        <draw:polygon draw:style-name="gr34" draw:text-style-name="P13" draw:layer="layout" svg:width="0.306cm" svg:height="0.153cm" svg:x="8.403cm" svg:y="3.998cm" svg:viewBox="0 0 307 154" draw:points="153,154 307,0 0,0">
          <text:p/>
        </draw:polygon>
        <draw:polygon draw:style-name="gr34" draw:text-style-name="P13" draw:layer="layout" svg:width="0.305cm" svg:height="0.153cm" svg:x="4.429cm" svg:y="0.941cm" svg:viewBox="0 0 306 154" draw:points="0,0 152,154 306,0">
          <text:p/>
        </draw:polygon>
        <draw:polygon draw:style-name="gr34" draw:text-style-name="P13" draw:layer="layout" svg:width="0.128cm" svg:height="0.207cm" svg:x="6.746cm" svg:y="3.387cm" svg:viewBox="0 0 129 208" draw:points="129,208 129,0 0,129">
          <text:p/>
        </draw:polygon>
        <draw:polygon draw:style-name="gr34" draw:text-style-name="P13" draw:layer="layout" svg:width="0.048cm" svg:height="0.128cm" svg:x="4.533cm" svg:y="1.094cm" svg:viewBox="0 0 49 129" draw:points="49,129 49,0 0,48">
          <text:p/>
        </draw:polygon>
        <draw:polygon draw:style-name="gr34" draw:text-style-name="P13" draw:layer="layout" svg:width="0.153cm" svg:height="0.306cm" svg:x="9.167cm" svg:y="3.998cm" svg:viewBox="0 0 154 307" draw:points="154,0 0,154 154,307">
          <text:p/>
        </draw:polygon>
        <draw:polygon draw:style-name="gr34" draw:text-style-name="P13" draw:layer="layout" svg:width="0.106cm" svg:height="0.14cm" svg:x="7.991cm" svg:y="3.998cm" svg:viewBox="0 0 107 141" draw:points="107,141 107,0 0,107">
          <text:p/>
        </draw:polygon>
        <draw:polygon draw:style-name="gr34" draw:text-style-name="P13" draw:layer="layout" svg:width="0.153cm" svg:height="0.153cm" svg:x="8.862cm" svg:y="3.845cm" svg:viewBox="0 0 154 154" draw:points="0,0 0,154 154,154">
          <text:p/>
        </draw:polygon>
        <draw:polygon draw:style-name="gr34" draw:text-style-name="P13" draw:layer="layout" svg:width="0.153cm" svg:height="0.306cm" svg:x="5.346cm" svg:y="1.552cm" svg:viewBox="0 0 154 307" draw:points="0,307 154,154 0,0">
          <text:p/>
        </draw:polygon>
        <draw:polygon draw:style-name="gr34" draw:text-style-name="P13" draw:layer="layout" svg:width="0.148cm" svg:height="0.093cm" svg:x="4.581cm" svg:y="0.389cm" svg:viewBox="0 0 149 94" draw:points="94,0 0,94 149,94">
          <text:p/>
        </draw:polygon>
        <draw:polygon draw:style-name="gr34" draw:text-style-name="P13" draw:layer="layout" svg:width="0.153cm" svg:height="0.153cm" svg:x="6.11cm" svg:y="2.469cm" svg:viewBox="0 0 154 154" draw:points="0,154 154,154 154,0">
          <text:p/>
        </draw:polygon>
        <draw:polygon draw:style-name="gr34" draw:text-style-name="P13" draw:layer="layout" svg:width="0.153cm" svg:height="0.153cm" svg:x="6.263cm" svg:y="2.622cm" svg:viewBox="0 0 154 154" draw:points="154,0 0,0 0,154">
          <text:p/>
        </draw:polygon>
        <draw:polygon draw:style-name="gr34" draw:text-style-name="P13" draw:layer="layout" svg:width="0.306cm" svg:height="0.306cm" svg:x="5.04cm" svg:y="1.552cm" svg:viewBox="0 0 307 307" draw:points="0,0 0,307 307,0">
          <text:p/>
        </draw:polygon>
        <draw:polygon draw:style-name="gr34" draw:text-style-name="P13" draw:layer="layout" svg:width="0.306cm" svg:height="0.153cm" svg:x="8.403cm" svg:y="3.539cm" svg:viewBox="0 0 307 154" draw:points="153,0 0,154 307,154">
          <text:p/>
        </draw:polygon>
        <draw:polygon draw:style-name="gr34" draw:text-style-name="P13" draw:layer="layout" svg:width="0.072cm" svg:height="0.031cm" svg:x="6.344cm" svg:y="3.234cm" svg:viewBox="0 0 73 32" draw:points="41,32 73,0 0,0">
          <text:p/>
        </draw:polygon>
        <draw:polygon draw:style-name="gr34" draw:text-style-name="P13" draw:layer="layout" svg:width="0.153cm" svg:height="0.153cm" svg:x="8.709cm" svg:y="3.845cm" svg:viewBox="0 0 154 154" draw:points="154,154 154,0 0,154">
          <text:p/>
        </draw:polygon>
        <draw:polygon draw:style-name="gr34" draw:text-style-name="P13" draw:layer="layout" svg:width="0.151cm" svg:height="0.076cm" svg:x="5.653cm" svg:y="2.622cm" svg:viewBox="0 0 152 77" draw:points="76,77 152,0 0,0">
          <text:p/>
        </draw:polygon>
        <draw:polygon draw:style-name="gr34" draw:text-style-name="P13" draw:layer="layout" svg:width="0.076cm" svg:height="0.153cm" svg:x="8.709cm" svg:y="3.539cm" svg:viewBox="0 0 77 154" draw:points="77,78 0,0 0,154">
          <text:p/>
        </draw:polygon>
        <draw:polygon draw:style-name="gr34" draw:text-style-name="P13" draw:layer="layout" svg:width="0.153cm" svg:height="0.306cm" svg:x="4.887cm" svg:y="1.246cm" svg:viewBox="0 0 154 307" draw:points="0,154 154,307 154,0">
          <text:p/>
        </draw:polygon>
        <draw:polygon draw:style-name="gr34" draw:text-style-name="P13" draw:layer="layout" svg:width="0.056cm" svg:height="0.117cm" svg:x="5.651cm" svg:y="1.741cm" svg:viewBox="0 0 57 118" draw:points="0,0 0,118 57,61">
          <text:p/>
        </draw:polygon>
        <draw:polygon draw:style-name="gr34" draw:text-style-name="P13" draw:layer="layout" svg:width="0.066cm" svg:height="0.069cm" svg:x="9.32cm" svg:y="3.623cm" svg:viewBox="0 0 67 70" draw:points="0,0 0,70 67,4">
          <text:p/>
        </draw:polygon>
        <draw:polygon draw:style-name="gr34" draw:text-style-name="P13" draw:layer="layout" svg:width="0.153cm" svg:height="0.306cm" svg:x="8.097cm" svg:y="3.692cm" svg:viewBox="0 0 154 307" draw:points="0,307 154,154 0,0">
          <text:p/>
        </draw:polygon>
        <draw:polygon draw:style-name="gr35" draw:text-style-name="P13" draw:layer="layout" svg:width="0.152cm" svg:height="0.153cm" svg:x="4.429cm" svg:y="0.329cm" svg:viewBox="0 0 153 154" draw:points="153,154 153,0 0,0">
          <text:p/>
        </draw:polygon>
        <draw:polygon draw:style-name="gr36" draw:text-style-name="P2" draw:layer="layout" svg:width="0.152cm" svg:height="0.153cm" svg:x="4.429cm" svg:y="0.329cm" svg:viewBox="0 0 153 154" draw:points="153,154 153,0 0,0">
          <text:p/>
        </draw:polygon>
        <draw:polygon draw:style-name="gr34" draw:text-style-name="P13" draw:layer="layout" svg:width="0.153cm" svg:height="0.153cm" svg:x="8.709cm" svg:y="3.998cm" svg:viewBox="0 0 154 154" draw:points="154,154 154,0 0,0">
          <text:p/>
        </draw:polygon>
        <draw:polygon draw:style-name="gr34" draw:text-style-name="P13" draw:layer="layout" svg:width="0.153cm" svg:height="0.153cm" svg:x="8.097cm" svg:y="3.845cm" svg:viewBox="0 0 154 154" draw:points="154,154 154,0 0,154">
          <text:p/>
        </draw:polygon>
        <draw:polygon draw:style-name="gr34" draw:text-style-name="P13" draw:layer="layout" svg:width="0.153cm" svg:height="0.305cm" svg:x="7.333cm" svg:y="3.387cm" svg:viewBox="0 0 154 306" draw:points="154,0 0,153 154,306">
          <text:p/>
        </draw:polygon>
        <draw:polygon draw:style-name="gr34" draw:text-style-name="P13" draw:layer="layout" svg:width="0.152cm" svg:height="0.153cm" svg:x="5.499cm" svg:y="2.011cm" svg:viewBox="0 0 153 154" draw:points="153,0 0,0 153,154">
          <text:p/>
        </draw:polygon>
        <draw:polygon draw:style-name="gr34" draw:text-style-name="P13" draw:layer="layout" svg:width="0.305cm" svg:height="0.153cm" svg:x="9.015cm" svg:y="3.845cm" svg:viewBox="0 0 306 154" draw:points="306,154 152,0 0,154">
          <text:p/>
        </draw:polygon>
        <draw:polygon draw:style-name="gr34" draw:text-style-name="P13" draw:layer="layout" svg:width="0.153cm" svg:height="0.306cm" svg:x="7.027cm" svg:y="3.081cm" svg:viewBox="0 0 154 307" draw:points="154,0 0,154 154,307">
          <text:p/>
        </draw:polygon>
        <draw:polygon draw:style-name="gr34" draw:text-style-name="P13" draw:layer="layout" svg:width="0.153cm" svg:height="0.153cm" svg:x="9.167cm" svg:y="3.692cm" svg:viewBox="0 0 154 154" draw:points="0,0 0,154 154,0">
          <text:p/>
        </draw:polygon>
        <draw:polygon draw:style-name="gr34" draw:text-style-name="P13" draw:layer="layout" svg:width="0.153cm" svg:height="0.152cm" svg:x="7.18cm" svg:y="3.387cm" svg:viewBox="0 0 154 153" draw:points="0,153 154,153 0,0">
          <text:p/>
        </draw:polygon>
        <draw:polygon draw:style-name="gr34" draw:text-style-name="P13" draw:layer="layout" svg:width="0cm" svg:height="0cm" svg:x="8.709cm" svg:y="3.539cm" svg:viewBox="0 0 0 0" draw:points="0,0">
          <text:p/>
        </draw:polygon>
        <draw:polygon draw:style-name="gr34" draw:text-style-name="P13" draw:layer="layout" svg:width="0.153cm" svg:height="0.153cm" svg:x="8.403cm" svg:y="3.539cm" svg:viewBox="0 0 154 154" draw:points="154,0 0,0 0,154">
          <text:p/>
        </draw:polygon>
        <draw:polygon draw:style-name="gr34" draw:text-style-name="P13" draw:layer="layout" svg:width="0.153cm" svg:height="0.306cm" svg:x="8.25cm" svg:y="3.692cm" svg:viewBox="0 0 154 307" draw:points="154,0 0,154 154,307">
          <text:p/>
        </draw:polygon>
        <draw:polygon draw:style-name="gr34" draw:text-style-name="P13" draw:layer="layout" svg:width="0.055cm" svg:height="0.144cm" svg:x="4.734cm" svg:y="0.491cm" svg:viewBox="0 0 56 145" draw:points="0,0 0,145 56,90">
          <text:p/>
        </draw:polygon>
        <draw:polygon draw:style-name="gr34" draw:text-style-name="P13" draw:layer="layout" svg:width="0.305cm" svg:height="0.153cm" svg:x="6.569cm" svg:y="2.928cm" svg:viewBox="0 0 306 154" draw:points="153,0 0,154 306,154">
          <text:p/>
        </draw:polygon>
        <draw:polygon draw:style-name="gr34" draw:text-style-name="P13" draw:layer="layout" svg:width="0.306cm" svg:height="0.153cm" svg:x="5.957cm" svg:y="2.469cm" svg:viewBox="0 0 307 154" draw:points="0,0 153,154 307,0">
          <text:p/>
        </draw:polygon>
        <draw:polygon draw:style-name="gr34" draw:text-style-name="P13" draw:layer="layout" svg:width="0.153cm" svg:height="0.306cm" svg:x="5.04cm" svg:y="1.246cm" svg:viewBox="0 0 154 307" draw:points="0,307 154,154 0,0">
          <text:p/>
        </draw:polygon>
        <draw:polygon draw:style-name="gr34" draw:text-style-name="P13" draw:layer="layout" svg:width="0.152cm" svg:height="0.306cm" svg:x="9.015cm" svg:y="3.692cm" svg:viewBox="0 0 153 307" draw:points="153,154 0,0 0,307">
          <text:p/>
        </draw:polygon>
        <draw:polygon draw:style-name="gr34" draw:text-style-name="P13" draw:layer="layout" svg:width="0.074cm" svg:height="0.022cm" svg:x="7.639cm" svg:y="3.212cm" svg:viewBox="0 0 75 23" draw:points="22,0 0,23 75,23">
          <text:p/>
        </draw:polygon>
        <draw:polygon draw:style-name="gr35" draw:text-style-name="P13" draw:layer="layout" svg:width="0.152cm" svg:height="0.306cm" svg:x="4.429cm" svg:y="0.329cm" svg:viewBox="0 0 153 307" draw:points="153,154 0,0 0,307">
          <text:p/>
        </draw:polygon>
        <draw:polygon draw:style-name="gr36" draw:text-style-name="P2" draw:layer="layout" svg:width="0.152cm" svg:height="0.306cm" svg:x="4.429cm" svg:y="0.329cm" svg:viewBox="0 0 153 307" draw:points="153,154 0,0 0,307">
          <text:p/>
        </draw:polygon>
        <draw:polygon draw:style-name="gr34" draw:text-style-name="P13" draw:layer="layout" svg:width="0.306cm" svg:height="0.153cm" svg:x="4.734cm" svg:y="1.246cm" svg:viewBox="0 0 307 154" draw:points="0,0 153,154 307,0">
          <text:p/>
        </draw:polygon>
        <draw:polygon draw:style-name="gr34" draw:text-style-name="P13" draw:layer="layout" svg:width="0.153cm" svg:height="0.076cm" svg:x="8.709cm" svg:y="3.616cm" svg:viewBox="0 0 154 77" draw:points="154,77 77,0 0,77">
          <text:p/>
        </draw:polygon>
        <draw:polygon draw:style-name="gr34" draw:text-style-name="P13" draw:layer="layout" svg:width="0.121cm" svg:height="0.064cm" svg:x="5.499cm" svg:y="1.641cm" svg:viewBox="0 0 122 65" draw:points="65,0 0,65 122,65">
          <text:p/>
        </draw:polygon>
        <draw:polygon draw:style-name="gr34" draw:text-style-name="P13" draw:layer="layout" svg:width="0.153cm" svg:height="0.306cm" svg:x="6.874cm" svg:y="3.081cm" svg:viewBox="0 0 154 307" draw:points="0,307 154,154 0,0">
          <text:p/>
        </draw:polygon>
        <draw:polygon draw:style-name="gr34" draw:text-style-name="P13" draw:layer="layout" svg:width="0.127cm" svg:height="0.067cm" svg:x="5.372cm" svg:y="2.317cm" svg:viewBox="0 0 128 68" draw:points="59,68 128,0 0,0">
          <text:p/>
        </draw:polygon>
        <draw:polygon draw:style-name="gr34" draw:text-style-name="P13" draw:layer="layout" svg:width="0.153cm" svg:height="0.153cm" svg:x="8.709cm" svg:y="3.692cm" svg:viewBox="0 0 154 154" draw:points="154,154 154,0 0,0">
          <text:p/>
        </draw:polygon>
        <draw:polygon draw:style-name="gr34" draw:text-style-name="P13" draw:layer="layout" svg:width="0.153cm" svg:height="0.306cm" svg:x="8.709cm" svg:y="3.692cm" svg:viewBox="0 0 154 307" draw:points="0,307 154,154 0,0">
          <text:p/>
        </draw:polygon>
        <draw:polygon draw:style-name="gr34" draw:text-style-name="P13" draw:layer="layout" svg:width="0.044cm" svg:height="0.043cm" svg:x="8.512cm" svg:y="3.496cm" svg:viewBox="0 0 45 44" draw:points="0,0 45,44 45,11">
          <text:p/>
        </draw:polygon>
        <draw:polygon draw:style-name="gr34" draw:text-style-name="P13" draw:layer="layout" svg:width="0.153cm" svg:height="0.306cm" svg:x="8.862cm" svg:y="3.692cm" svg:viewBox="0 0 154 307" draw:points="154,0 0,154 154,307">
          <text:p/>
        </draw:polygon>
        <draw:polygon draw:style-name="gr34" draw:text-style-name="P13" draw:layer="layout" svg:width="0.101cm" svg:height="0.067cm" svg:x="4.175cm" svg:y="0.482cm" svg:viewBox="0 0 102 68" draw:points="33,68 102,0 0,0">
          <text:p/>
        </draw:polygon>
        <draw:polygon draw:style-name="gr35" draw:text-style-name="P13" draw:layer="layout" svg:width="0.016cm" svg:height="0.048cm" svg:x="4.107cm" svg:y="0.329cm" svg:viewBox="0 0 17 49" draw:points="17,49 17,0 0,16">
          <text:p/>
        </draw:polygon>
        <draw:polygon draw:style-name="gr36" draw:text-style-name="P2" draw:layer="layout" svg:width="0.016cm" svg:height="0.048cm" svg:x="4.107cm" svg:y="0.329cm" svg:viewBox="0 0 17 49" draw:points="17,49 17,0 0,16">
          <text:p/>
        </draw:polygon>
        <draw:polygon draw:style-name="gr34" draw:text-style-name="P13" draw:layer="layout" svg:width="0.064cm" svg:height="0.119cm" svg:x="6.046cm" svg:y="2.928cm" svg:viewBox="0 0 65 120" draw:points="65,120 65,0 0,64">
          <text:p/>
        </draw:polygon>
        <draw:polygon draw:style-name="gr34" draw:text-style-name="P13" draw:layer="layout" svg:width="0.153cm" svg:height="0.153cm" svg:x="5.193cm" svg:y="1.399cm" svg:viewBox="0 0 154 154" draw:points="154,0 0,0 154,154">
          <text:p/>
        </draw:polygon>
        <draw:polygon draw:style-name="gr35" draw:text-style-name="P13" draw:layer="layout" svg:width="0.153cm" svg:height="0.306cm" svg:x="9.473cm" svg:y="3.692cm" svg:viewBox="0 0 154 307" draw:points="154,0 0,154 154,307">
          <text:p/>
        </draw:polygon>
        <draw:polygon draw:style-name="gr36" draw:text-style-name="P2" draw:layer="layout" svg:width="0.153cm" svg:height="0.306cm" svg:x="9.473cm" svg:y="3.692cm" svg:viewBox="0 0 154 307" draw:points="154,0 0,154 154,307">
          <text:p/>
        </draw:polygon>
        <draw:polygon draw:style-name="gr34" draw:text-style-name="P13" draw:layer="layout" svg:width="0.109cm" svg:height="0.056cm" svg:x="5.651cm" svg:y="1.802cm" svg:viewBox="0 0 110 57" draw:points="57,0 0,57 110,57">
          <text:p/>
        </draw:polygon>
        <draw:polygon draw:style-name="gr34" draw:text-style-name="P13" draw:layer="layout" svg:width="0.306cm" svg:height="0.153cm" svg:x="7.18cm" svg:y="3.539cm" svg:viewBox="0 0 307 154" draw:points="153,0 0,154 307,154">
          <text:p/>
        </draw:polygon>
        <draw:polygon draw:style-name="gr34" draw:text-style-name="P13" draw:layer="layout" svg:width="0.153cm" svg:height="0.153cm" svg:x="8.097cm" svg:y="3.998cm" svg:viewBox="0 0 154 154" draw:points="154,154 154,0 0,0">
          <text:p/>
        </draw:polygon>
        <draw:polygon draw:style-name="gr34" draw:text-style-name="P13" draw:layer="layout" svg:width="0.076cm" svg:height="0.048cm" svg:x="4.505cm" svg:y="1.094cm" svg:viewBox="0 0 77 49" draw:points="28,49 77,0 0,0">
          <text:p/>
        </draw:polygon>
        <draw:polygon draw:style-name="gr34" draw:text-style-name="P13" draw:layer="layout" svg:width="0.306cm" svg:height="0.153cm" svg:x="5.957cm" svg:y="2.622cm" svg:viewBox="0 0 307 154" draw:points="307,154 153,0 0,154">
          <text:p/>
        </draw:polygon>
        <draw:polygon draw:style-name="gr34" draw:text-style-name="P13" draw:layer="layout" svg:width="0.072cm" svg:height="0.026cm" svg:x="7.027cm" svg:y="2.902cm" svg:viewBox="0 0 73 27" draw:points="26,0 0,27 73,27">
          <text:p/>
        </draw:polygon>
        <draw:polygon draw:style-name="gr34" draw:text-style-name="P13" draw:layer="layout" svg:width="0.143cm" svg:height="0.074cm" svg:x="5.508cm" svg:y="2.469cm" svg:viewBox="0 0 144 75" draw:points="69,75 144,0 0,0">
          <text:p/>
        </draw:polygon>
        <draw:polygon draw:style-name="gr34" draw:text-style-name="P13" draw:layer="layout" svg:width="0.153cm" svg:height="0.153cm" svg:x="8.403cm" svg:y="3.998cm" svg:viewBox="0 0 154 154" draw:points="0,154 154,154 0,0">
          <text:p/>
        </draw:polygon>
        <draw:polygon draw:style-name="gr34" draw:text-style-name="P13" draw:layer="layout" svg:width="0.153cm" svg:height="0.153cm" svg:x="6.874cm" svg:y="3.234cm" svg:viewBox="0 0 154 154" draw:points="154,154 154,0 0,154">
          <text:p/>
        </draw:polygon>
        <draw:polygon draw:style-name="gr34" draw:text-style-name="P13" draw:layer="layout" svg:width="0.153cm" svg:height="0.306cm" svg:x="9.32cm" svg:y="3.692cm" svg:viewBox="0 0 154 307" draw:points="0,307 154,154 0,0">
          <text:p/>
        </draw:polygon>
        <draw:polygon draw:style-name="gr34" draw:text-style-name="P13" draw:layer="layout" svg:width="0.153cm" svg:height="0.306cm" svg:x="9.167cm" svg:y="3.692cm" svg:viewBox="0 0 154 307" draw:points="0,154 154,307 154,0">
          <text:p/>
        </draw:polygon>
        <draw:polygon draw:style-name="gr34" draw:text-style-name="P13" draw:layer="layout" svg:width="0.306cm" svg:height="0.152cm" svg:x="4.734cm" svg:y="1.094cm" svg:viewBox="0 0 307 153" draw:points="153,0 0,153 307,153">
          <text:p/>
        </draw:polygon>
        <draw:polygon draw:style-name="gr34" draw:text-style-name="P13" draw:layer="layout" svg:width="0.153cm" svg:height="0.153cm" svg:x="8.25cm" svg:y="3.845cm" svg:viewBox="0 0 154 154" draw:points="0,0 0,154 154,154">
          <text:p/>
        </draw:polygon>
        <draw:polygon draw:style-name="gr34" draw:text-style-name="P13" draw:layer="layout" svg:width="0.089cm" svg:height="0.055cm" svg:x="4.734cm" svg:y="0.58cm" svg:viewBox="0 0 90 56" draw:points="56,0 0,56 90,56">
          <text:p/>
        </draw:polygon>
        <draw:polygon draw:style-name="gr34" draw:text-style-name="P13" draw:layer="layout" svg:width="0.305cm" svg:height="0.305cm" svg:x="7.792cm" svg:y="3.387cm" svg:viewBox="0 0 306 306" draw:points="0,306 306,306 0,0">
          <text:p/>
        </draw:polygon>
        <draw:polygon draw:style-name="gr34" draw:text-style-name="P13" draw:layer="layout" svg:width="0.153cm" svg:height="0.306cm" svg:x="7.18cm" svg:y="3.081cm" svg:viewBox="0 0 154 307" draw:points="154,154 0,0 0,307">
          <text:p/>
        </draw:polygon>
        <draw:polygon draw:style-name="gr34" draw:text-style-name="P13" draw:layer="layout" svg:width="0.056cm" svg:height="0.056cm" svg:x="7.792cm" svg:y="3.998cm" svg:viewBox="0 0 57 57" draw:points="57,57 0,0 0,37">
          <text:p/>
        </draw:polygon>
        <draw:polygon draw:style-name="gr34" draw:text-style-name="P13" draw:layer="layout" svg:width="0.305cm" svg:height="0.153cm" svg:x="5.346cm" svg:y="2.164cm" svg:viewBox="0 0 306 154" draw:points="153,154 306,0 0,0">
          <text:p/>
        </draw:polygon>
        <draw:polygon draw:style-name="gr34" draw:text-style-name="P13" draw:layer="layout" svg:width="0.153cm" svg:height="0.153cm" svg:x="6.874cm" svg:y="2.928cm" svg:viewBox="0 0 154 154" draw:points="154,0 0,0 0,154">
          <text:p/>
        </draw:polygon>
        <draw:polygon draw:style-name="gr34" draw:text-style-name="P13" draw:layer="layout" svg:width="0.007cm" svg:height="0.009cm" svg:x="8.097cm" svg:y="3.378cm" svg:viewBox="0 0 8 10" draw:points="0,0 0,10 8,3">
          <text:p/>
        </draw:polygon>
        <draw:polygon draw:style-name="gr34" draw:text-style-name="P13" draw:layer="layout" svg:width="0.153cm" svg:height="0.153cm" svg:x="4.734cm" svg:y="0.941cm" svg:viewBox="0 0 154 154" draw:points="154,154 154,0 0,0">
          <text:p/>
        </draw:polygon>
        <draw:polygon draw:style-name="gr34" draw:text-style-name="P13" draw:layer="layout" svg:width="0cm" svg:height="0cm" svg:x="8.709cm" svg:y="3.539cm" svg:viewBox="0 0 1 0" draw:points="0,0 1,0">
          <text:p/>
        </draw:polygon>
        <draw:polygon draw:style-name="gr34" draw:text-style-name="P13" draw:layer="layout" svg:width="0.128cm" svg:height="0.086cm" svg:x="6.722cm" svg:y="2.689cm" svg:viewBox="0 0 129 87" draw:points="0,0 0,87 129,87">
          <text:p/>
        </draw:polygon>
        <draw:polygon draw:style-name="gr34" draw:text-style-name="P13" draw:layer="layout" svg:width="0.042cm" svg:height="0.066cm" svg:x="4.692cm" svg:y="1.399cm" svg:viewBox="0 0 43 67" draw:points="43,67 43,0 0,0">
          <text:p/>
        </draw:polygon>
        <draw:polygon draw:style-name="gr34" draw:text-style-name="P13" draw:layer="layout" svg:width="0.152cm" svg:height="0.305cm" svg:x="5.499cm" svg:y="2.164cm" svg:viewBox="0 0 153 306" draw:points="153,0 0,154 153,306">
          <text:p/>
        </draw:polygon>
        <draw:polygon draw:style-name="gr34" draw:text-style-name="P13" draw:layer="layout" svg:width="0.056cm" svg:height="0.122cm" svg:x="5.29cm" svg:y="2.164cm" svg:viewBox="0 0 57 123" draw:points="57,123 57,0 0,56">
          <text:p/>
        </draw:polygon>
        <draw:polygon draw:style-name="gr34" draw:text-style-name="P13" draw:layer="layout" svg:width="0.153cm" svg:height="0.153cm" svg:x="8.862cm" svg:y="3.998cm" svg:viewBox="0 0 154 154" draw:points="0,0 0,154 154,0">
          <text:p/>
        </draw:polygon>
        <draw:polygon draw:style-name="gr34" draw:text-style-name="P13" draw:layer="layout" svg:width="0.067cm" svg:height="0.042cm" svg:x="8.226cm" svg:y="4.151cm" svg:viewBox="0 0 68 43" draw:points="68,43 24,0 0,24">
          <text:p/>
        </draw:polygon>
        <draw:polygon draw:style-name="gr34" draw:text-style-name="P13" draw:layer="layout" svg:width="0.306cm" svg:height="0.305cm" svg:x="7.486cm" svg:y="3.387cm" svg:viewBox="0 0 307 306" draw:points="0,0 0,306 307,0">
          <text:p/>
        </draw:polygon>
        <draw:polygon draw:style-name="gr34" draw:text-style-name="P13" draw:layer="layout" svg:width="0.306cm" svg:height="0.153cm" svg:x="5.04cm" svg:y="1.399cm" svg:viewBox="0 0 307 154" draw:points="153,0 0,154 307,154">
          <text:p/>
        </draw:polygon>
        <draw:polygon draw:style-name="gr34" draw:text-style-name="P13" draw:layer="layout" svg:width="0.153cm" svg:height="0.153cm" svg:x="5.04cm" svg:y="1.246cm" svg:viewBox="0 0 154 154" draw:points="154,154 154,0 0,0">
          <text:p/>
        </draw:polygon>
        <draw:polygon draw:style-name="gr34" draw:text-style-name="P13" draw:layer="layout" svg:width="0.153cm" svg:height="0.305cm" svg:x="5.957cm" svg:y="2.164cm" svg:viewBox="0 0 154 306" draw:points="0,306 154,154 0,0">
          <text:p/>
        </draw:polygon>
        <draw:polygon draw:style-name="gr34" draw:text-style-name="P13" draw:layer="layout" svg:width="0.153cm" svg:height="0.306cm" svg:x="6.11cm" svg:y="2.775cm" svg:viewBox="0 0 154 307" draw:points="154,0 0,154 154,307">
          <text:p/>
        </draw:polygon>
        <draw:polygon draw:style-name="gr34" draw:text-style-name="P13" draw:layer="layout" svg:width="0.153cm" svg:height="0.306cm" svg:x="4.734cm" svg:y="0.635cm" svg:viewBox="0 0 154 307" draw:points="154,154 0,0 0,307">
          <text:p/>
        </draw:polygon>
        <draw:polygon draw:style-name="gr34" draw:text-style-name="P13" draw:layer="layout" svg:width="0.086cm" svg:height="0.12cm" svg:x="7.792cm" svg:y="3.267cm" svg:viewBox="0 0 87 121" draw:points="0,0 0,121 87,34">
          <text:p/>
        </draw:polygon>
        <draw:polygon draw:style-name="gr34" draw:text-style-name="P13" draw:layer="layout" svg:width="0.048cm" svg:height="0.024cm" svg:x="7.333cm" svg:y="3.057cm" svg:viewBox="0 0 49 25" draw:points="0,0 0,25 49,25">
          <text:p/>
        </draw:polygon>
        <draw:polygon draw:style-name="gr34" draw:text-style-name="P13" draw:layer="layout" svg:width="0.092cm" svg:height="0.13cm" svg:x="7.547cm" svg:y="3.845cm" svg:viewBox="0 0 93 131" draw:points="93,131 93,0 0,93">
          <text:p/>
        </draw:polygon>
        <draw:polygon draw:style-name="gr34" draw:text-style-name="P13" draw:layer="layout" svg:width="0.306cm" svg:height="0.153cm" svg:x="6.874cm" svg:y="3.081cm" svg:viewBox="0 0 307 154" draw:points="153,154 307,0 0,0">
          <text:p/>
        </draw:polygon>
        <draw:polygon draw:style-name="gr34" draw:text-style-name="P13" draw:layer="layout" svg:width="0.016cm" svg:height="0.02cm" svg:x="5.346cm" svg:y="1.379cm" svg:viewBox="0 0 17 21" draw:points="0,0 0,21 17,21">
          <text:p/>
        </draw:polygon>
        <draw:polygon draw:style-name="gr34" draw:text-style-name="P13" draw:layer="layout" svg:width="0.306cm" svg:height="0.153cm" svg:x="6.263cm" svg:y="3.081cm" svg:viewBox="0 0 307 154" draw:points="153,154 307,0 0,0">
          <text:p/>
        </draw:polygon>
        <draw:polygon draw:style-name="gr34" draw:text-style-name="P13" draw:layer="layout" svg:width="0.153cm" svg:height="0.152cm" svg:x="4.887cm" svg:y="1.094cm" svg:viewBox="0 0 154 153" draw:points="154,0 0,0 154,153">
          <text:p/>
        </draw:polygon>
        <draw:polygon draw:style-name="gr34" draw:text-style-name="P13" draw:layer="layout" svg:width="0.027cm" svg:height="0.033cm" svg:x="8.556cm" svg:y="3.506cm" svg:viewBox="0 0 28 34" draw:points="0,0 0,34 28,7">
          <text:p/>
        </draw:polygon>
        <draw:polygon draw:style-name="gr34" draw:text-style-name="P13" draw:layer="layout" svg:width="0.09cm" svg:height="0.143cm" svg:x="6.937cm" svg:y="3.539cm" svg:viewBox="0 0 91 144" draw:points="91,144 91,0 0,92">
          <text:p/>
        </draw:polygon>
        <draw:polygon draw:style-name="gr34" draw:text-style-name="P13" draw:layer="layout" svg:width="0.153cm" svg:height="0.153cm" svg:x="6.569cm" svg:y="2.775cm" svg:viewBox="0 0 154 154" draw:points="154,154 154,0 0,0">
          <text:p/>
        </draw:polygon>
        <draw:polygon draw:style-name="gr34" draw:text-style-name="P13" draw:layer="layout" svg:width="0.306cm" svg:height="0.153cm" svg:x="8.097cm" svg:y="3.539cm" svg:viewBox="0 0 307 154" draw:points="307,154 153,0 0,154">
          <text:p/>
        </draw:polygon>
        <draw:polygon draw:style-name="gr34" draw:text-style-name="P13" draw:layer="layout" svg:width="0.01cm" svg:height="0.007cm" svg:x="6.416cm" svg:y="2.462cm" svg:viewBox="0 0 11 8" draw:points="0,0 0,8 11,8">
          <text:p/>
        </draw:polygon>
        <draw:polygon draw:style-name="gr34" draw:text-style-name="P13" draw:layer="layout" svg:width="0.061cm" svg:height="0.115cm" svg:x="6.11cm" svg:y="2.202cm" svg:viewBox="0 0 62 116" draw:points="0,0 0,116 62,55">
          <text:p/>
        </draw:polygon>
        <draw:polygon draw:style-name="gr34" draw:text-style-name="P13" draw:layer="layout" svg:width="0.306cm" svg:height="0.153cm" svg:x="6.874cm" svg:y="2.928cm" svg:viewBox="0 0 307 154" draw:points="307,154 153,0 0,154">
          <text:p/>
        </draw:polygon>
        <draw:polygon draw:style-name="gr34" draw:text-style-name="P13" draw:layer="layout" svg:width="0.056cm" svg:height="0.061cm" svg:x="9.264cm" svg:y="4.304cm" svg:viewBox="0 0 57 62" draw:points="57,62 57,0 0,56">
          <text:p/>
        </draw:polygon>
        <draw:polygon draw:style-name="gr34" draw:text-style-name="P13" draw:layer="layout" svg:width="0.075cm" svg:height="0.044cm" svg:x="8.895cm" svg:y="3.572cm" svg:viewBox="0 0 76 45" draw:points="0,0 43,45 76,12">
          <text:p/>
        </draw:polygon>
        <draw:polygon draw:style-name="gr34" draw:text-style-name="P13" draw:layer="layout" svg:width="0.15cm" svg:height="0.073cm" svg:x="5.807cm" svg:y="2.775cm" svg:viewBox="0 0 151 74" draw:points="77,74 151,0 0,0">
          <text:p/>
        </draw:polygon>
        <draw:polygon draw:style-name="gr34" draw:text-style-name="P13" draw:layer="layout" svg:width="0.136cm" svg:height="0.11cm" svg:x="6.917cm" svg:y="2.818cm" svg:viewBox="0 0 137 111" draw:points="0,0 111,111 137,84">
          <text:p/>
        </draw:polygon>
        <draw:polygon draw:style-name="gr34" draw:text-style-name="P13" draw:layer="layout" svg:width="0.153cm" svg:height="0.153cm" svg:x="6.263cm" svg:y="2.469cm" svg:viewBox="0 0 154 154" draw:points="154,154 154,0 0,0">
          <text:p/>
        </draw:polygon>
        <draw:polygon draw:style-name="gr34" draw:text-style-name="P13" draw:layer="layout" svg:width="0.04cm" svg:height="0.09cm" svg:x="5.153cm" svg:y="2.011cm" svg:viewBox="0 0 41 91" draw:points="41,91 41,0 0,41">
          <text:p/>
        </draw:polygon>
        <draw:polygon draw:style-name="gr34" draw:text-style-name="P13" draw:layer="layout" svg:width="0.089cm" svg:height="0.113cm" svg:x="8.25cm" svg:y="3.426cm" svg:viewBox="0 0 90 114" draw:points="0,0 0,114 90,26">
          <text:p/>
        </draw:polygon>
        <draw:polygon draw:style-name="gr34" draw:text-style-name="P13" draw:layer="layout" svg:width="0.071cm" svg:height="0.04cm" svg:x="5.122cm" svg:y="2.011cm" svg:viewBox="0 0 72 41" draw:points="32,41 72,0 0,0">
          <text:p/>
        </draw:polygon>
        <draw:polygon draw:style-name="gr35" draw:text-style-name="P13" draw:layer="layout" svg:width="0.306cm" svg:height="0.153cm" svg:x="4.123cm" svg:y="0.329cm" svg:viewBox="0 0 307 154" draw:points="153,154 307,0 0,0">
          <text:p/>
        </draw:polygon>
        <draw:polygon draw:style-name="gr36" draw:text-style-name="P2" draw:layer="layout" svg:width="0.306cm" svg:height="0.153cm" svg:x="4.123cm" svg:y="0.329cm" svg:viewBox="0 0 307 154" draw:points="153,154 307,0 0,0">
          <text:p/>
        </draw:polygon>
        <draw:polygon draw:style-name="gr34" draw:text-style-name="P13" draw:layer="layout" svg:width="0.023cm" svg:height="0.045cm" svg:x="4.253cm" svg:y="0.635cm" svg:viewBox="0 0 24 46" draw:points="24,46 24,0 0,0">
          <text:p/>
        </draw:polygon>
        <draw:polygon draw:style-name="gr34" draw:text-style-name="P13" draw:layer="layout" svg:width="0.153cm" svg:height="0.153cm" svg:x="4.276cm" svg:y="0.482cm" svg:viewBox="0 0 154 154" draw:points="0,0 0,154 154,154">
          <text:p/>
        </draw:polygon>
        <draw:polygon draw:style-name="gr35" draw:text-style-name="P13" draw:layer="layout" svg:width="0.306cm" svg:height="0.306cm" svg:x="9.32cm" svg:y="3.998cm" svg:viewBox="0 0 307 307" draw:points="0,0 0,307 307,0">
          <text:p/>
        </draw:polygon>
        <draw:polygon draw:style-name="gr36" draw:text-style-name="P2" draw:layer="layout" svg:width="0.306cm" svg:height="0.306cm" svg:x="9.32cm" svg:y="3.998cm" svg:viewBox="0 0 307 307" draw:points="0,0 0,307 307,0">
          <text:p/>
        </draw:polygon>
        <draw:polygon draw:style-name="gr34" draw:text-style-name="P13" draw:layer="layout" svg:width="0.015cm" svg:height="0.006cm" svg:x="6.554cm" svg:y="3.387cm" svg:viewBox="0 0 16 7" draw:points="8,7 16,0 0,0">
          <text:p/>
        </draw:polygon>
        <draw:polygon draw:style-name="gr34" draw:text-style-name="P13" draw:layer="layout" svg:width="0.153cm" svg:height="0.152cm" svg:x="7.027cm" svg:y="3.387cm" svg:viewBox="0 0 154 153" draw:points="0,0 0,153 154,0">
          <text:p/>
        </draw:polygon>
        <draw:polygon draw:style-name="gr34" draw:text-style-name="P13" draw:layer="layout" svg:width="0.306cm" svg:height="0.153cm" svg:x="5.651cm" svg:y="2.011cm" svg:viewBox="0 0 307 154" draw:points="153,0 0,154 307,154">
          <text:p/>
        </draw:polygon>
        <draw:polygon draw:style-name="gr34" draw:text-style-name="P13" draw:layer="layout" svg:width="0.153cm" svg:height="0.306cm" svg:x="6.569cm" svg:y="2.775cm" svg:viewBox="0 0 154 307" draw:points="0,307 154,154 0,0">
          <text:p/>
        </draw:polygon>
        <draw:polygon draw:style-name="gr34" draw:text-style-name="P13" draw:layer="layout" svg:width="0.094cm" svg:height="0.026cm" svg:x="7.698cm" svg:y="3.998cm" svg:viewBox="0 0 95 27" draw:points="67,27 95,0 0,0">
          <text:p/>
        </draw:polygon>
        <draw:polygon draw:style-name="gr34" draw:text-style-name="P13" draw:layer="layout" svg:width="0.153cm" svg:height="0.153cm" svg:x="7.18cm" svg:y="3.081cm" svg:viewBox="0 0 154 154" draw:points="154,154 154,0 0,0">
          <text:p/>
        </draw:polygon>
        <draw:polygon draw:style-name="gr34" draw:text-style-name="P13" draw:layer="layout" svg:width="0.152cm" svg:height="0.153cm" svg:x="6.722cm" svg:y="2.928cm" svg:viewBox="0 0 153 154" draw:points="153,0 0,0 153,154">
          <text:p/>
        </draw:polygon>
        <draw:polygon draw:style-name="gr35" draw:text-style-name="P13" draw:layer="layout" svg:width="0.153cm" svg:height="0.306cm" svg:x="4.276cm" svg:y="0.329cm" svg:viewBox="0 0 154 307" draw:points="154,0 0,154 154,307">
          <text:p/>
        </draw:polygon>
        <draw:polygon draw:style-name="gr36" draw:text-style-name="P2" draw:layer="layout" svg:width="0.153cm" svg:height="0.306cm" svg:x="4.276cm" svg:y="0.329cm" svg:viewBox="0 0 154 307" draw:points="154,0 0,154 154,307">
          <text:p/>
        </draw:polygon>
        <draw:polygon draw:style-name="gr34" draw:text-style-name="P13" draw:layer="layout" svg:width="0.007cm" svg:height="0.01cm" svg:x="6.562cm" svg:y="3.387cm" svg:viewBox="0 0 8 11" draw:points="8,11 8,0 0,6">
          <text:p/>
        </draw:polygon>
        <draw:polygon draw:style-name="gr34" draw:text-style-name="P13" draw:layer="layout" svg:width="0.103cm" svg:height="0.124cm" svg:x="4.887cm" svg:y="0.767cm" svg:viewBox="0 0 104 125" draw:points="20,0 0,21 104,125">
          <text:p/>
        </draw:polygon>
        <draw:polygon draw:style-name="gr34" draw:text-style-name="P13" draw:layer="layout" svg:width="0.153cm" svg:height="0.153cm" svg:x="8.556cm" svg:y="3.539cm" svg:viewBox="0 0 154 154" draw:points="154,0 0,0 154,154">
          <text:p/>
        </draw:polygon>
        <draw:polygon draw:style-name="gr34" draw:text-style-name="P13" draw:layer="layout" svg:width="0.153cm" svg:height="0.153cm" svg:x="8.862cm" svg:y="4.151cm" svg:viewBox="0 0 154 154" draw:points="154,0 0,0 154,154">
          <text:p/>
        </draw:polygon>
        <draw:polygon draw:style-name="gr34" draw:text-style-name="P13" draw:layer="layout" svg:width="0.153cm" svg:height="0.153cm" svg:x="8.862cm" svg:y="3.692cm" svg:viewBox="0 0 154 154" draw:points="0,0 0,154 154,0">
          <text:p/>
        </draw:polygon>
        <draw:polygon draw:style-name="gr34" draw:text-style-name="P13" draw:layer="layout" svg:width="0.306cm" svg:height="0.305cm" svg:x="5.651cm" svg:y="2.164cm" svg:viewBox="0 0 307 306" draw:points="0,306 307,306 307,0">
          <text:p/>
        </draw:polygon>
        <draw:polygon draw:style-name="gr34" draw:text-style-name="P13" draw:layer="layout" svg:width="0.047cm" svg:height="0.072cm" svg:x="7.133cm" svg:y="3.692cm" svg:viewBox="0 0 48 73" draw:points="48,73 48,0 0,48">
          <text:p/>
        </draw:polygon>
        <draw:polygon draw:style-name="gr34" draw:text-style-name="P13" draw:layer="layout" svg:width="0.153cm" svg:height="0.306cm" svg:x="5.957cm" svg:y="2.469cm" svg:viewBox="0 0 154 307" draw:points="154,154 0,0 0,307">
          <text:p/>
        </draw:polygon>
        <draw:polygon draw:style-name="gr34" draw:text-style-name="P13" draw:layer="layout" svg:width="0.069cm" svg:height="0.106cm" svg:x="7.18cm" svg:y="2.975cm" svg:viewBox="0 0 70 107" draw:points="0,0 0,107 70,38">
          <text:p/>
        </draw:polygon>
        <draw:polygon draw:style-name="gr34" draw:text-style-name="P13" draw:layer="layout" svg:width="0.027cm" svg:height="0.036cm" svg:x="7.765cm" svg:y="3.998cm" svg:viewBox="0 0 28 37" draw:points="28,37 28,0 0,27">
          <text:p/>
        </draw:polygon>
        <draw:polygon draw:style-name="gr34" draw:text-style-name="P13" draw:layer="layout" svg:width="0.153cm" svg:height="0.305cm" svg:x="8.097cm" svg:y="3.387cm" svg:viewBox="0 0 154 306" draw:points="154,153 0,0 0,306">
          <text:p/>
        </draw:polygon>
        <draw:polygon draw:style-name="gr35" draw:text-style-name="P13" draw:layer="layout" svg:width="0.153cm" svg:height="0.153cm" svg:x="7.027cm" svg:y="3.539cm" svg:viewBox="0 0 154 154" draw:points="154,0 0,0 154,154">
          <text:p/>
        </draw:polygon>
        <draw:polygon draw:style-name="gr36" draw:text-style-name="P2" draw:layer="layout" svg:width="0.153cm" svg:height="0.153cm" svg:x="7.027cm" svg:y="3.539cm" svg:viewBox="0 0 154 154" draw:points="154,0 0,0 154,154">
          <text:p/>
        </draw:polygon>
        <draw:polygon draw:style-name="gr35" draw:text-style-name="P13" draw:layer="layout" svg:width="0.153cm" svg:height="0.153cm" svg:x="9.473cm" svg:y="3.692cm" svg:viewBox="0 0 154 154" draw:points="0,0 0,154 154,0">
          <text:p/>
        </draw:polygon>
        <draw:polygon draw:style-name="gr36" draw:text-style-name="P2" draw:layer="layout" svg:width="0.153cm" svg:height="0.153cm" svg:x="9.473cm" svg:y="3.692cm" svg:viewBox="0 0 154 154" draw:points="0,0 0,154 154,0">
          <text:p/>
        </draw:polygon>
        <draw:polygon draw:style-name="gr34" draw:text-style-name="P13" draw:layer="layout" svg:width="0.305cm" svg:height="0.306cm" svg:x="7.792cm" svg:y="3.692cm" svg:viewBox="0 0 306 307" draw:points="306,307 306,0 0,307">
          <text:p/>
        </draw:polygon>
        <draw:polygon draw:style-name="gr34" draw:text-style-name="P13" draw:layer="layout" svg:width="0.142cm" svg:height="0.065cm" svg:x="7.344cm" svg:y="3.845cm" svg:viewBox="0 0 143 66" draw:points="143,66 143,0 0,0">
          <text:p/>
        </draw:polygon>
        <draw:polygon draw:style-name="gr34" draw:text-style-name="P13" draw:layer="layout" svg:width="0.142cm" svg:height="0.143cm" svg:x="7.18cm" svg:y="3.692cm" svg:viewBox="0 0 143 144" draw:points="143,144 0,0 0,73">
          <text:p/>
        </draw:polygon>
        <draw:polygon draw:style-name="gr34" draw:text-style-name="P13" draw:layer="layout" svg:width="0.057cm" svg:height="0.009cm" svg:x="8.805cm" svg:y="4.304cm" svg:viewBox="0 0 58 10" draw:points="58,10 58,0 0,0">
          <text:p/>
        </draw:polygon>
        <draw:polygon draw:style-name="gr34" draw:text-style-name="P13" draw:layer="layout" svg:width="0.306cm" svg:height="0.153cm" svg:x="8.097cm" svg:y="3.692cm" svg:viewBox="0 0 307 154" draw:points="153,154 307,0 0,0">
          <text:p/>
        </draw:polygon>
        <draw:polygon draw:style-name="gr34" draw:text-style-name="P13" draw:layer="layout" svg:width="0.306cm" svg:height="0.153cm" svg:x="7.486cm" svg:y="3.692cm" svg:viewBox="0 0 307 154" draw:points="153,154 307,0 0,0">
          <text:p/>
        </draw:polygon>
        <draw:polygon draw:style-name="gr34" draw:text-style-name="P13" draw:layer="layout" svg:width="0.119cm" svg:height="0.119cm" svg:x="4.921cm" svg:y="1.739cm" svg:viewBox="0 0 120 120" draw:points="87,120 120,120 0,0">
          <text:p/>
        </draw:polygon>
        <draw:polygon draw:style-name="gr34" draw:text-style-name="P13" draw:layer="layout" svg:width="0.051cm" svg:height="0.067cm" svg:x="5.193cm" svg:y="1.179cm" svg:viewBox="0 0 52 68" draw:points="0,0 0,68 52,68">
          <text:p/>
        </draw:polygon>
        <draw:polygon draw:style-name="gr34" draw:text-style-name="P13" draw:layer="layout" svg:width="0.051cm" svg:height="0.091cm" svg:x="6.212cm" svg:y="3.081cm" svg:viewBox="0 0 52 92" draw:points="52,92 52,0 0,50">
          <text:p/>
        </draw:polygon>
        <draw:polygon draw:style-name="gr34" draw:text-style-name="P13" draw:layer="layout" svg:width="0.073cm" svg:height="0.139cm" svg:x="5.884cm" svg:y="2.775cm" svg:viewBox="0 0 74 140" draw:points="74,140 74,0 0,73">
          <text:p/>
        </draw:polygon>
        <draw:polygon draw:style-name="gr34" draw:text-style-name="P13" draw:layer="layout" svg:width="0.305cm" svg:height="0.306cm" svg:x="6.569cm" svg:y="3.081cm" svg:viewBox="0 0 306 307" draw:points="306,307 306,0 0,307">
          <text:p/>
        </draw:polygon>
        <draw:polygon draw:style-name="gr34" draw:text-style-name="P13" draw:layer="layout" svg:width="0.012cm" svg:height="0.013cm" svg:x="8.085cm" svg:y="3.374cm" svg:viewBox="0 0 13 14" draw:points="0,0 13,14 13,4">
          <text:p/>
        </draw:polygon>
        <draw:polygon draw:style-name="gr34" draw:text-style-name="P13" draw:layer="layout" svg:width="0.153cm" svg:height="0.306cm" svg:x="5.804cm" svg:y="2.469cm" svg:viewBox="0 0 154 307" draw:points="154,0 0,154 154,307">
          <text:p/>
        </draw:polygon>
        <draw:polygon draw:style-name="gr34" draw:text-style-name="P13" draw:layer="layout" svg:width="0.306cm" svg:height="0.306cm" svg:x="6.263cm" svg:y="2.775cm" svg:viewBox="0 0 307 307" draw:points="0,0 0,307 307,0">
          <text:p/>
        </draw:polygon>
        <draw:polygon draw:style-name="gr34" draw:text-style-name="P13" draw:layer="layout" svg:width="0.153cm" svg:height="0.153cm" svg:x="8.862cm" svg:y="4.151cm" svg:viewBox="0 0 154 154" draw:points="0,0 0,154 154,154">
          <text:p/>
        </draw:polygon>
        <draw:polygon draw:style-name="gr34" draw:text-style-name="P13" draw:layer="layout" svg:width="0.153cm" svg:height="0.153cm" svg:x="8.25cm" svg:y="3.539cm" svg:viewBox="0 0 154 154" draw:points="154,0 0,0 154,154">
          <text:p/>
        </draw:polygon>
        <draw:polygon draw:style-name="gr34" draw:text-style-name="P13" draw:layer="layout" svg:width="0.073cm" svg:height="0.133cm" svg:x="6.263cm" svg:y="2.336cm" svg:viewBox="0 0 74 134" draw:points="0,0 0,134 74,61">
          <text:p/>
        </draw:polygon>
        <draw:polygon draw:style-name="gr34" draw:text-style-name="P13" draw:layer="layout" svg:width="0.035cm" svg:height="0.035cm" svg:x="9.015cm" svg:y="4.304cm" svg:viewBox="0 0 36 36" draw:points="36,36 0,0 0,32">
          <text:p/>
        </draw:polygon>
        <draw:polygon draw:style-name="gr34" draw:text-style-name="P13" draw:layer="layout" svg:width="0.008cm" svg:height="0.02cm" svg:x="4.421cm" svg:y="0.941cm" svg:viewBox="0 0 9 21" draw:points="9,21 9,0 0,7">
          <text:p/>
        </draw:polygon>
        <draw:polygon draw:style-name="gr34" draw:text-style-name="P13" draw:layer="layout" svg:width="0.153cm" svg:height="0.305cm" svg:x="4.734cm" svg:y="0.941cm" svg:viewBox="0 0 154 306" draw:points="0,306 154,154 0,0">
          <text:p/>
        </draw:polygon>
        <draw:polygon draw:style-name="gr34" draw:text-style-name="P13" draw:layer="layout" svg:width="0.305cm" svg:height="0.306cm" svg:x="6.569cm" svg:y="3.081cm" svg:viewBox="0 0 306 307" draw:points="306,0 0,0 0,307">
          <text:p/>
        </draw:polygon>
        <draw:polygon draw:style-name="gr35" draw:text-style-name="P13" draw:layer="layout" svg:width="0.058cm" svg:height="0.057cm" svg:x="9.568cm" svg:y="3.635cm" svg:viewBox="0 0 59 58" draw:points="0,0 59,58 59,1">
          <text:p/>
        </draw:polygon>
        <draw:polygon draw:style-name="gr36" draw:text-style-name="P2" draw:layer="layout" svg:width="0.058cm" svg:height="0.057cm" svg:x="9.568cm" svg:y="3.635cm" svg:viewBox="0 0 59 58" draw:points="0,0 59,58 59,1">
          <text:p/>
        </draw:polygon>
        <draw:polygon draw:style-name="gr34" draw:text-style-name="P13" draw:layer="layout" svg:width="0.306cm" svg:height="0.153cm" svg:x="5.651cm" svg:y="2.469cm" svg:viewBox="0 0 307 154" draw:points="153,154 307,0 0,0">
          <text:p/>
        </draw:polygon>
        <draw:polygon draw:style-name="gr34" draw:text-style-name="P13" draw:layer="layout" svg:width="0.028cm" svg:height="0.031cm" svg:x="8.987cm" svg:y="4.304cm" svg:viewBox="0 0 29 32" draw:points="29,32 29,0 0,28">
          <text:p/>
        </draw:polygon>
        <draw:polygon draw:style-name="gr35" draw:text-style-name="P13" draw:layer="layout" svg:width="0.072cm" svg:height="0.074cm" svg:x="9.554cm" svg:y="4.304cm" svg:viewBox="0 0 73 75" draw:points="73,75 73,0 0,73">
          <text:p/>
        </draw:polygon>
        <draw:polygon draw:style-name="gr36" draw:text-style-name="P2" draw:layer="layout" svg:width="0.072cm" svg:height="0.074cm" svg:x="9.554cm" svg:y="4.304cm" svg:viewBox="0 0 73 75" draw:points="73,75 73,0 0,73">
          <text:p/>
        </draw:polygon>
        <draw:polygon draw:style-name="gr34" draw:text-style-name="P13" draw:layer="layout" svg:width="0.027cm" svg:height="0.008cm" svg:x="8.097cm" svg:y="3.38cm" svg:viewBox="0 0 28 9" draw:points="8,0 0,9 28,9">
          <text:p/>
        </draw:polygon>
        <draw:polygon draw:style-name="gr34" draw:text-style-name="P13" draw:layer="layout" svg:width="0.076cm" svg:height="0.076cm" svg:x="9.244cm" svg:y="3.616cm" svg:viewBox="0 0 77 77" draw:points="0,0 77,77 77,7">
          <text:p/>
        </draw:polygon>
        <draw:polygon draw:style-name="gr34" draw:text-style-name="P13" draw:layer="layout" svg:width="0.091cm" svg:height="0.129cm" svg:x="5.04cm" svg:y="0.965cm" svg:viewBox="0 0 92 130" draw:points="0,0 0,130 92,130">
          <text:p/>
        </draw:polygon>
        <draw:polygon draw:style-name="gr34" draw:text-style-name="P13" draw:layer="layout" svg:width="0.153cm" svg:height="0.306cm" svg:x="6.416cm" svg:y="3.081cm" svg:viewBox="0 0 154 307" draw:points="154,0 0,154 154,307">
          <text:p/>
        </draw:polygon>
        <draw:polygon draw:style-name="gr34" draw:text-style-name="P13" draw:layer="layout" svg:width="0.153cm" svg:height="0.153cm" svg:x="8.25cm" svg:y="3.998cm" svg:viewBox="0 0 154 154" draw:points="0,154 154,154 154,0">
          <text:p/>
        </draw:polygon>
        <draw:polygon draw:style-name="gr34" draw:text-style-name="P13" draw:layer="layout" svg:width="0.153cm" svg:height="0.153cm" svg:x="8.25cm" svg:y="3.998cm" svg:viewBox="0 0 154 154" draw:points="0,0 0,154 154,0">
          <text:p/>
        </draw:polygon>
        <draw:polygon draw:style-name="gr34" draw:text-style-name="P13" draw:layer="layout" svg:width="0.025cm" svg:height="0.025cm" svg:x="4.404cm" svg:y="0.916cm" svg:viewBox="0 0 26 26" draw:points="13,26 26,26 0,0">
          <text:p/>
        </draw:polygon>
        <draw:polygon draw:style-name="gr35" draw:text-style-name="P13" draw:layer="layout" svg:width="0.306cm" svg:height="0.306cm" svg:x="9.32cm" svg:y="3.998cm" svg:viewBox="0 0 307 307" draw:points="0,307 307,307 307,0">
          <text:p/>
        </draw:polygon>
        <draw:polygon draw:style-name="gr36" draw:text-style-name="P2" draw:layer="layout" svg:width="0.306cm" svg:height="0.306cm" svg:x="9.32cm" svg:y="3.998cm" svg:viewBox="0 0 307 307" draw:points="0,307 307,307 307,0">
          <text:p/>
        </draw:polygon>
        <draw:polygon draw:style-name="gr34" draw:text-style-name="P13" draw:layer="layout" svg:width="0.306cm" svg:height="0.306cm" svg:x="6.263cm" svg:y="2.775cm" svg:viewBox="0 0 307 307" draw:points="0,307 307,307 307,0">
          <text:p/>
        </draw:polygon>
        <draw:polygon draw:style-name="gr34" draw:text-style-name="P13" draw:layer="layout" svg:width="0.306cm" svg:height="0.306cm" svg:x="8.403cm" svg:y="3.692cm" svg:viewBox="0 0 307 307" draw:points="307,0 0,0 0,307">
          <text:p/>
        </draw:polygon>
        <draw:polygon draw:style-name="gr34" draw:text-style-name="P13" draw:layer="layout" svg:width="0.305cm" svg:height="0.305cm" svg:x="7.792cm" svg:y="3.387cm" svg:viewBox="0 0 306 306" draw:points="306,306 306,0 0,0">
          <text:p/>
        </draw:polygon>
        <draw:polygon draw:style-name="gr34" draw:text-style-name="P13" draw:layer="layout" svg:width="0.152cm" svg:height="0.091cm" svg:x="9.015cm" svg:y="3.601cm" svg:viewBox="0 0 153 92" draw:points="92,0 0,92 153,92 153,8">
          <text:p/>
        </draw:polygon>
        <draw:polygon draw:style-name="gr35" draw:text-style-name="P13" draw:layer="layout" svg:width="0.153cm" svg:height="0.153cm" svg:x="4.123cm" svg:y="0.329cm" svg:viewBox="0 0 154 154" draw:points="52,154 154,154 0,0 0,48">
          <text:p/>
        </draw:polygon>
        <draw:polygon draw:style-name="gr36" draw:text-style-name="P2" draw:layer="layout" svg:width="0.153cm" svg:height="0.153cm" svg:x="4.123cm" svg:y="0.329cm" svg:viewBox="0 0 154 154" draw:points="52,154 154,154 0,0 0,48">
          <text:p/>
        </draw:polygon>
        <draw:polygon draw:style-name="gr34" draw:text-style-name="P13" draw:layer="layout" svg:width="0.153cm" svg:height="0.092cm" svg:x="7.486cm" svg:y="3.845cm" svg:viewBox="0 0 154 93" draw:points="62,93 154,0 0,0 0,66">
          <text:p/>
        </draw:polygon>
        <draw:polygon draw:style-name="gr34" draw:text-style-name="P13" draw:layer="layout" svg:width="0.153cm" svg:height="0.026cm" svg:x="8.556cm" svg:y="3.513cm" svg:viewBox="0 0 154 27" draw:points="27,0 0,27 154,27">
          <text:p/>
        </draw:polygon>
        <draw:polygon draw:style-name="gr34" draw:text-style-name="P13" draw:layer="layout" svg:width="0.139cm" svg:height="0.153cm" svg:x="8.723cm" svg:y="4.151cm" svg:viewBox="0 0 140 154" draw:points="83,154 140,154 140,0 0,140">
          <text:p/>
        </draw:polygon>
        <draw:polygon draw:style-name="gr34" draw:text-style-name="P13" draw:layer="layout" svg:width="0.153cm" svg:height="0.152cm" svg:x="6.11cm" svg:y="2.317cm" svg:viewBox="0 0 154 153" draw:points="131,0 0,0 154,153 154,19">
          <text:p/>
        </draw:polygon>
        <draw:polygon draw:style-name="gr34" draw:text-style-name="P13" draw:layer="layout" svg:width="0.305cm" svg:height="0.106cm" svg:x="7.792cm" svg:y="3.998cm" svg:viewBox="0 0 306 107" draw:points="199,107 306,0 0,0 56,57">
          <text:p/>
        </draw:polygon>
        <draw:polygon draw:style-name="gr35" draw:text-style-name="P13" draw:layer="layout" svg:width="0.093cm" svg:height="0.153cm" svg:x="4.581cm" svg:y="0.329cm" svg:viewBox="0 0 94 154" draw:points="58,0 0,0 0,154 94,61">
          <text:p/>
        </draw:polygon>
        <draw:polygon draw:style-name="gr36" draw:text-style-name="P2" draw:layer="layout" svg:width="0.093cm" svg:height="0.153cm" svg:x="4.581cm" svg:y="0.329cm" svg:viewBox="0 0 94 154" draw:points="58,0 0,0 0,154 94,61">
          <text:p/>
        </draw:polygon>
        <draw:polygon draw:style-name="gr34" draw:text-style-name="P13" draw:layer="layout" svg:width="0.153cm" svg:height="0.088cm" svg:x="8.25cm" svg:y="3.451cm" svg:viewBox="0 0 154 89" draw:points="90,0 0,89 154,89 154,18">
          <text:p/>
        </draw:polygon>
        <draw:polygon draw:style-name="gr34" draw:text-style-name="P13" draw:layer="layout" svg:width="0.085cm" svg:height="0.153cm" svg:x="4.649cm" svg:y="1.246cm" svg:viewBox="0 0 86 154" draw:points="43,154 86,154 86,0 0,87">
          <text:p/>
        </draw:polygon>
        <draw:polygon draw:style-name="gr34" draw:text-style-name="P13" draw:layer="layout" svg:width="0.153cm" svg:height="0.153cm" svg:x="5.804cm" svg:y="2.622cm" svg:viewBox="0 0 154 154" draw:points="3,154 154,154 0,0 0,152">
          <text:p/>
        </draw:polygon>
        <draw:polygon draw:style-name="gr34" draw:text-style-name="P13" draw:layer="layout" svg:width="0.153cm" svg:height="0.254cm" svg:x="7.486cm" svg:y="3.133cm" svg:viewBox="0 0 154 255" draw:points="0,0 0,255 154,102 96,44">
          <text:p/>
        </draw:polygon>
        <draw:polygon draw:style-name="gr34" draw:text-style-name="P13" draw:layer="layout" svg:width="0.153cm" svg:height="0.153cm" svg:x="5.957cm" svg:y="2.775cm" svg:viewBox="0 0 154 154" draw:points="15,154 154,154 0,0 0,140">
          <text:p/>
        </draw:polygon>
        <draw:polygon draw:style-name="gr34" draw:text-style-name="P13" draw:layer="layout" svg:width="0.076cm" svg:height="0.125cm" svg:x="8.862cm" svg:y="3.567cm" svg:viewBox="0 0 77 126" draw:points="0,0 0,126 77,49 33,5">
          <text:p/>
        </draw:polygon>
        <draw:polygon draw:style-name="gr34" draw:text-style-name="P13" draw:layer="layout" svg:width="0.152cm" svg:height="0.153cm" svg:x="4.429cm" svg:y="0.941cm" svg:viewBox="0 0 153 154" draw:points="77,154 153,154 0,0 0,20">
          <text:p/>
        </draw:polygon>
        <draw:polygon draw:style-name="gr34" draw:text-style-name="P13" draw:layer="layout" svg:width="0.153cm" svg:height="0.065cm" svg:x="9.32cm" svg:y="3.627cm" svg:viewBox="0 0 154 66" draw:points="67,0 0,66 154,66 154,5">
          <text:p/>
        </draw:polygon>
        <draw:polygon draw:style-name="gr34" draw:text-style-name="P13" draw:layer="layout" svg:width="0.136cm" svg:height="0.153cm" svg:x="4.887cm" svg:y="0.788cm" svg:viewBox="0 0 137 154" draw:points="104,104 0,0 0,154 137,154">
          <text:p/>
        </draw:polygon>
        <draw:polygon draw:style-name="gr34" draw:text-style-name="P13" draw:layer="layout" svg:width="0.153cm" svg:height="0.289cm" svg:x="8.556cm" svg:y="3.998cm" svg:viewBox="0 0 154 290" draw:points="154,290 154,0 0,153 133,286">
          <text:p/>
        </draw:polygon>
        <draw:polygon draw:style-name="gr34" draw:text-style-name="P13" draw:layer="layout" svg:width="0.153cm" svg:height="0.153cm" svg:x="6.11cm" svg:y="2.928cm" svg:viewBox="0 0 154 154" draw:points="41,154 154,154 0,0 0,120">
          <text:p/>
        </draw:polygon>
        <draw:polygon draw:style-name="gr34" draw:text-style-name="P13" draw:layer="layout" svg:width="0.153cm" svg:height="0.027cm" svg:x="8.862cm" svg:y="4.304cm" svg:viewBox="0 0 154 28" draw:points="126,28 154,0 0,0 0,10">
          <text:p/>
        </draw:polygon>
        <draw:polygon draw:style-name="gr34" draw:text-style-name="P13" draw:layer="layout" svg:width="0.153cm" svg:height="0.086cm" svg:x="8.403cm" svg:y="4.151cm" svg:viewBox="0 0 154 87" draw:points="68,87 154,0 0,0 0,72">
          <text:p/>
        </draw:polygon>
        <draw:polygon draw:style-name="gr34" draw:text-style-name="P13" draw:layer="layout" svg:width="0.152cm" svg:height="0.153cm" svg:x="5.499cm" svg:y="1.705cm" svg:viewBox="0 0 153 154" draw:points="122,0 0,0 153,154 153,36">
          <text:p/>
        </draw:polygon>
        <draw:polygon draw:style-name="gr34" draw:text-style-name="P13" draw:layer="layout" svg:width="0.153cm" svg:height="0.07cm" svg:x="8.403cm" svg:y="3.469cm" svg:viewBox="0 0 154 71" draw:points="0,0 0,71 154,71 110,27">
          <text:p/>
        </draw:polygon>
        <draw:polygon draw:style-name="gr34" draw:text-style-name="P13" draw:layer="layout" svg:width="0.153cm" svg:height="0.095cm" svg:x="5.193cm" svg:y="1.304cm" svg:viewBox="0 0 154 96" draw:points="96,0 0,96 154,96 154,76">
          <text:p/>
        </draw:polygon>
        <draw:polygon draw:style-name="gr34" draw:text-style-name="P13" draw:layer="layout" svg:width="0.143cm" svg:height="0.153cm" svg:x="4.887cm" svg:y="0.941cm" svg:viewBox="0 0 144 154" draw:points="137,0 0,0 0,154 144,10">
          <text:p/>
        </draw:polygon>
        <draw:polygon draw:style-name="gr34" draw:text-style-name="P13" draw:layer="layout" svg:width="0.153cm" svg:height="0.153cm" svg:x="5.04cm" svg:y="1.858cm" svg:viewBox="0 0 154 154" draw:points="83,154 154,154 0,0 0,46">
          <text:p/>
        </draw:polygon>
        <draw:polygon draw:style-name="gr34" draw:text-style-name="P13" draw:layer="layout" svg:width="0.153cm" svg:height="0.153cm" svg:x="6.263cm" svg:y="3.081cm" svg:viewBox="0 0 154 154" draw:points="82,154 154,154 0,0 0,92">
          <text:p/>
        </draw:polygon>
        <draw:polygon draw:style-name="gr34" draw:text-style-name="P13" draw:layer="layout" svg:width="0.153cm" svg:height="0.153cm" svg:x="7.639cm" svg:y="3.234cm" svg:viewBox="0 0 154 154" draw:points="75,0 0,0 154,154 154,33">
          <text:p/>
        </draw:polygon>
        <draw:polygon draw:style-name="gr34" draw:text-style-name="P13" draw:layer="layout" svg:width="0.153cm" svg:height="0.116cm" svg:x="5.04cm" svg:y="1.13cm" svg:viewBox="0 0 154 117" draw:points="118,0 0,117 154,117 154,49">
          <text:p/>
        </draw:polygon>
        <draw:polygon draw:style-name="gr34" draw:text-style-name="P13" draw:layer="layout" svg:width="0.095cm" svg:height="0.153cm" svg:x="5.193cm" svg:y="1.246cm" svg:viewBox="0 0 96 154" draw:points="52,0 0,0 0,154 96,59">
          <text:p/>
        </draw:polygon>
        <draw:polygon draw:style-name="gr34" draw:text-style-name="P13" draw:layer="layout" svg:width="0.153cm" svg:height="0.083cm" svg:x="9.167cm" svg:y="3.609cm" svg:viewBox="0 0 154 84" draw:points="0,0 0,84 154,84 78,8">
          <text:p/>
        </draw:polygon>
        <draw:polygon draw:style-name="gr35" draw:text-style-name="P13" draw:layer="layout" svg:width="0.153cm" svg:height="0.06cm" svg:x="9.473cm" svg:y="3.632cm" svg:viewBox="0 0 154 61" draw:points="0,0 0,61 154,61 96,3">
          <text:p/>
        </draw:polygon>
        <draw:polygon draw:style-name="gr36" draw:text-style-name="P2" draw:layer="layout" svg:width="0.153cm" svg:height="0.06cm" svg:x="9.473cm" svg:y="3.632cm" svg:viewBox="0 0 154 61" draw:points="0,0 0,61 154,61 96,3">
          <text:p/>
        </draw:polygon>
        <draw:polygon draw:style-name="gr34" draw:text-style-name="P13" draw:layer="layout" svg:width="0.068cm" svg:height="0.153cm" svg:x="4.208cm" svg:y="0.482cm" svg:viewBox="0 0 69 154" draw:points="45,154 69,154 69,0 0,68">
          <text:p/>
        </draw:polygon>
        <draw:polygon draw:style-name="gr34" draw:text-style-name="P13" draw:layer="layout" svg:width="0.153cm" svg:height="0.153cm" svg:x="4.581cm" svg:y="0.482cm" svg:viewBox="0 0 154 154" draw:points="149,0 0,0 154,154 154,9">
          <text:p/>
        </draw:polygon>
        <draw:polygon draw:style-name="gr34" draw:text-style-name="P13" draw:layer="layout" svg:width="0.153cm" svg:height="0.153cm" svg:x="7.027cm" svg:y="3.539cm" svg:viewBox="0 0 154 154" draw:points="20,154 154,154 0,0 0,144">
          <text:p/>
        </draw:polygon>
        <draw:polygon draw:style-name="gr34" draw:text-style-name="P13" draw:layer="layout" svg:width="0.306cm" svg:height="0.15cm" svg:x="7.18cm" svg:y="3.692cm" svg:viewBox="0 0 307 151" draw:points="157,151 307,0 0,0 142,144">
          <text:p/>
        </draw:polygon>
        <draw:polygon draw:style-name="gr34" draw:text-style-name="P13" draw:layer="layout" svg:width="0.152cm" svg:height="0.143cm" svg:x="6.722cm" svg:y="2.785cm" svg:viewBox="0 0 153 144" draw:points="144,0 0,144 153,144 153,7">
          <text:p/>
        </draw:polygon>
        <draw:polygon draw:style-name="gr34" draw:text-style-name="P13" draw:layer="layout" svg:width="0.118cm" svg:height="0.153cm" svg:x="4.769cm" svg:y="1.399cm" svg:viewBox="0 0 119 154" draw:points="24,154 119,154 119,0 0,120">
          <text:p/>
        </draw:polygon>
        <draw:polygon draw:style-name="gr34" draw:text-style-name="P13" draw:layer="layout" svg:width="0.153cm" svg:height="0.153cm" svg:x="7.027cm" svg:y="2.928cm" svg:viewBox="0 0 154 154" draw:points="73,0 0,0 154,154 154,48">
          <text:p/>
        </draw:polygon>
        <draw:polygon draw:style-name="gr34" draw:text-style-name="P13" draw:layer="layout" svg:width="0.149cm" svg:height="0.153cm" svg:x="7.337cm" svg:y="3.692cm" svg:viewBox="0 0 150 154" draw:points="7,154 150,154 150,0 0,151">
          <text:p/>
        </draw:polygon>
        <draw:polygon draw:style-name="gr34" draw:text-style-name="P13" draw:layer="layout" svg:width="0.153cm" svg:height="0.115cm" svg:x="4.276cm" svg:y="0.635cm" svg:viewBox="0 0 154 116" draw:points="37,116 154,0 0,0 0,45">
          <text:p/>
        </draw:polygon>
        <draw:polygon draw:style-name="gr34" draw:text-style-name="P13" draw:layer="layout" svg:width="0.113cm" svg:height="0.153cm" svg:x="6.569cm" svg:y="2.622cm" svg:viewBox="0 0 114 154" draw:points="60,0 0,0 0,154 114,40">
          <text:p/>
        </draw:polygon>
        <draw:polygon draw:style-name="gr34" draw:text-style-name="P13" draw:layer="layout" svg:width="0.153cm" svg:height="0.153cm" svg:x="5.804cm" svg:y="2.011cm" svg:viewBox="0 0 154 154" draw:points="107,0 0,0 154,154 154,48">
          <text:p/>
        </draw:polygon>
        <draw:polygon draw:style-name="gr34" draw:text-style-name="P13" draw:layer="layout" svg:width="0.153cm" svg:height="0.153cm" svg:x="5.651cm" svg:y="2.469cm" svg:viewBox="0 0 154 154" draw:points="2,154 154,154 0,0 0,153">
          <text:p/>
        </draw:polygon>
        <draw:polygon draw:style-name="gr34" draw:text-style-name="P13" draw:layer="layout" svg:width="0.153cm" svg:height="0.153cm" svg:x="5.651cm" svg:y="1.858cm" svg:viewBox="0 0 154 154" draw:points="110,0 0,0 154,154 154,48">
          <text:p/>
        </draw:polygon>
        <draw:polygon draw:style-name="gr34" draw:text-style-name="P13" draw:layer="layout" svg:width="0.153cm" svg:height="0.243cm" svg:x="6.874cm" svg:y="3.387cm" svg:viewBox="0 0 154 244" draw:points="64,244 154,153 0,0 0,208">
          <text:p/>
        </draw:polygon>
        <draw:polygon draw:style-name="gr34" draw:text-style-name="P13" draw:layer="layout" svg:width="0.153cm" svg:height="0.071cm" svg:x="8.25cm" svg:y="4.151cm" svg:viewBox="0 0 154 72" draw:points="154,72 154,0 0,0 44,43">
          <text:p/>
        </draw:polygon>
        <draw:polygon draw:style-name="gr34" draw:text-style-name="P13" draw:layer="layout" svg:width="0.153cm" svg:height="0.271cm" svg:x="7.333cm" svg:y="3.116cm" svg:viewBox="0 0 154 272" draw:points="119,0 0,118 154,272 154,17">
          <text:p/>
        </draw:polygon>
        <draw:polygon draw:style-name="gr34" draw:text-style-name="P13" draw:layer="layout" svg:width="0.153cm" svg:height="0.177cm" svg:x="8.097cm" svg:y="3.998cm" svg:viewBox="0 0 154 178" draw:points="130,178 154,153 0,0 0,140">
          <text:p/>
        </draw:polygon>
        <draw:polygon draw:style-name="gr34" draw:text-style-name="P13" draw:layer="layout" svg:width="0.153cm" svg:height="0.292cm" svg:x="8.709cm" svg:y="3.998cm" svg:viewBox="0 0 154 293" draw:points="14,293 154,153 0,0 0,290">
          <text:p/>
        </draw:polygon>
        <draw:polygon draw:style-name="gr34" draw:text-style-name="P13" draw:layer="layout" svg:width="0.153cm" svg:height="0.148cm" svg:x="4.887cm" svg:y="1.552cm" svg:viewBox="0 0 154 149" draw:points="5,149 154,0 0,0 0,141">
          <text:p/>
        </draw:polygon>
        <draw:polygon draw:style-name="gr34" draw:text-style-name="P13" draw:layer="layout" svg:width="0.305cm" svg:height="0.128cm" svg:x="6.569cm" svg:y="3.387cm" svg:viewBox="0 0 306 129" draw:points="177,129 306,0 0,0 31,32">
          <text:p/>
        </draw:polygon>
        <draw:polygon draw:style-name="gr34" draw:text-style-name="P13" draw:layer="layout" svg:width="0.305cm" svg:height="0.056cm" svg:x="9.015cm" svg:y="4.304cm" svg:viewBox="0 0 306 57" draw:points="249,57 306,0 0,0 35,35">
          <text:p/>
        </draw:polygon>
        <draw:polygon draw:style-name="gr34" draw:text-style-name="P13" draw:layer="layout" svg:width="0.117cm" svg:height="0.152cm" svg:x="5.04cm" svg:y="1.094cm" svg:viewBox="0 0 118 153" draw:points="92,0 0,0 0,153 118,36">
          <text:p/>
        </draw:polygon>
        <draw:polygon draw:style-name="gr34" draw:text-style-name="P13" draw:layer="layout" svg:width="0.148cm" svg:height="0.306cm" svg:x="4.892cm" svg:y="1.552cm" svg:viewBox="0 0 149 307" draw:points="29,188 149,307 149,0 0,149">
          <text:p/>
        </draw:polygon>
        <draw:polygon draw:style-name="gr34" draw:text-style-name="P13" draw:layer="layout" svg:width="0.077cm" svg:height="0.108cm" svg:x="8.938cm" svg:y="3.584cm" svg:viewBox="0 0 78 109" draw:points="32,0 0,32 78,109 78,6">
          <text:p/>
        </draw:polygon>
        <draw:polygon draw:style-name="gr34" draw:text-style-name="P13" draw:layer="layout" svg:width="0.116cm" svg:height="0.306cm" svg:x="4.313cm" svg:y="0.635cm" svg:viewBox="0 0 117 307" draw:points="91,282 117,307 117,0 0,115">
          <text:p/>
        </draw:polygon>
        <draw:polygon draw:style-name="gr34" draw:text-style-name="P13" draw:layer="layout" svg:width="0.153cm" svg:height="0.153cm" svg:x="6.416cm" svg:y="3.234cm" svg:viewBox="0 0 154 154" draw:points="139,154 154,154 0,0 0,55">
          <text:p/>
        </draw:polygon>
        <draw:polygon draw:style-name="gr34" draw:text-style-name="P13" draw:layer="layout" svg:width="0.153cm" svg:height="0.153cm" svg:x="7.639cm" svg:y="3.845cm" svg:viewBox="0 0 154 154" draw:points="60,154 154,154 0,0 0,131">
          <text:p/>
        </draw:polygon>
        <draw:polygon draw:style-name="gr34" draw:text-style-name="P13" draw:layer="layout" svg:width="0.077cm" svg:height="0.129cm" svg:x="8.785cm" svg:y="3.563cm" svg:viewBox="0 0 78 130" draw:points="53,0 0,53 78,130 78,4">
          <text:p/>
        </draw:polygon>
        <draw:polygon draw:style-name="gr34" draw:text-style-name="P13" draw:layer="layout" svg:width="0.129cm" svg:height="0.077cm" svg:x="8.709cm" svg:y="3.539cm" svg:viewBox="0 0 130 78" draw:points="1,0 0,0 76,78 130,24">
          <text:p/>
        </draw:polygon>
        <draw:polygon draw:style-name="gr34" draw:text-style-name="P13" draw:layer="layout" svg:width="0.305cm" svg:height="0.087cm" svg:x="7.792cm" svg:y="3.3cm" svg:viewBox="0 0 306 88" draw:points="86,0 0,88 306,88 294,75">
          <text:p/>
        </draw:polygon>
        <draw:polygon draw:style-name="gr34" draw:text-style-name="P13" draw:layer="layout" svg:width="0.153cm" svg:height="0.119cm" svg:x="4.734cm" svg:y="1.399cm" svg:viewBox="0 0 154 120" draw:points="35,120 154,0 0,0 0,66">
          <text:p/>
        </draw:polygon>
        <draw:polygon draw:style-name="gr34" draw:text-style-name="P13" draw:layer="layout" svg:width="0.153cm" svg:height="0.152cm" svg:x="8.097cm" svg:y="3.387cm" svg:viewBox="0 0 154 153" draw:points="27,0 0,0 154,153 154,40">
          <text:p/>
        </draw:polygon>
        <draw:polygon draw:style-name="gr34" draw:text-style-name="P13" draw:layer="layout" svg:width="0.153cm" svg:height="0.143cm" svg:x="4.887cm" svg:y="0.951cm" svg:viewBox="0 0 154 144" draw:points="144,0 0,144 154,144 154,14">
          <text:p/>
        </draw:polygon>
        <draw:polygon draw:style-name="gr34" draw:text-style-name="P13" draw:layer="layout" svg:width="0.153cm" svg:height="0.152cm" svg:x="4.581cm" svg:y="1.094cm" svg:viewBox="0 0 154 153" draw:points="16,153 154,153 0,0 0,129">
          <text:p/>
        </draw:polygon>
        <draw:polygon draw:style-name="gr34" draw:text-style-name="P13" draw:layer="layout" svg:width="0.153cm" svg:height="0.153cm" svg:x="5.193cm" svg:y="2.011cm" svg:viewBox="0 0 154 154" draw:points="52,154 154,154 0,0 0,91">
          <text:p/>
        </draw:polygon>
        <draw:polygon draw:style-name="gr34" draw:text-style-name="P13" draw:layer="layout" svg:width="0.143cm" svg:height="0.153cm" svg:x="6.722cm" svg:y="2.775cm" svg:viewBox="0 0 144 154" draw:points="129,0 0,0 0,154 144,10">
          <text:p/>
        </draw:polygon>
        <draw:polygon draw:style-name="gr34" draw:text-style-name="P13" draw:layer="layout" svg:width="0.153cm" svg:height="0.069cm" svg:x="7.18cm" svg:y="3.012cm" svg:viewBox="0 0 154 70" draw:points="70,0 0,70 154,70 154,46">
          <text:p/>
        </draw:polygon>
        <draw:polygon draw:style-name="gr34" draw:text-style-name="P13" draw:layer="layout" svg:width="0.153cm" svg:height="0.072cm" svg:x="6.263cm" svg:y="2.397cm" svg:viewBox="0 0 154 73" draw:points="74,0 0,73 154,73 154,66">
          <text:p/>
        </draw:polygon>
        <draw:polygon draw:style-name="gr34" draw:text-style-name="P13" draw:layer="layout" svg:width="0.09cm" svg:height="0.153cm" svg:x="6.416cm" svg:y="2.469cm" svg:viewBox="0 0 91 154" draw:points="10,0 0,0 0,154 91,64">
          <text:p/>
        </draw:polygon>
        <draw:polygon draw:style-name="gr34" draw:text-style-name="P13" draw:layer="layout" svg:width="0.152cm" svg:height="0.152cm" svg:x="5.499cm" svg:y="2.317cm" svg:viewBox="0 0 153 153" draw:points="9,153 153,153 0,0 0,143">
          <text:p/>
        </draw:polygon>
        <draw:polygon draw:style-name="gr34" draw:text-style-name="P13" draw:layer="layout" svg:width="0.153cm" svg:height="0.153cm" svg:x="5.957cm" svg:y="2.164cm" svg:viewBox="0 0 154 154" draw:points="113,0 0,0 154,154 154,38">
          <text:p/>
        </draw:polygon>
        <draw:polygon draw:style-name="gr34" draw:text-style-name="P13" draw:layer="layout" svg:width="0.153cm" svg:height="0.153cm" svg:x="5.346cm" svg:y="2.164cm" svg:viewBox="0 0 154 154" draw:points="26,154 154,154 0,0 0,123">
          <text:p/>
        </draw:polygon>
        <draw:polygon draw:style-name="gr34" draw:text-style-name="P13" draw:layer="layout" svg:width="0.153cm" svg:height="0.153cm" svg:x="5.346cm" svg:y="1.552cm" svg:viewBox="0 0 154 154" draw:points="142,0 0,0 154,154 154,14">
          <text:p/>
        </draw:polygon>
        <draw:polygon draw:style-name="gr34" draw:text-style-name="P13" draw:layer="layout" svg:width="0.153cm" svg:height="0.137cm" svg:x="6.874cm" svg:y="2.791cm" svg:viewBox="0 0 154 138" draw:points="0,0 0,138 154,138 44,27">
          <text:p/>
        </draw:polygon>
        <draw:polygon draw:style-name="gr34" draw:text-style-name="P13" draw:layer="layout" svg:width="0.118cm" svg:height="0.153cm" svg:x="7.333cm" svg:y="3.081cm" svg:viewBox="0 0 119 154" draw:points="48,0 0,0 0,154 119,36">
          <text:p/>
        </draw:polygon>
        <draw:polygon draw:style-name="gr34" draw:text-style-name="P13" draw:layer="layout" svg:width="0.153cm" svg:height="0.09cm" svg:x="6.416cm" svg:y="2.532cm" svg:viewBox="0 0 154 91" draw:points="91,0 0,91 154,91 154,48">
          <text:p/>
        </draw:polygon>
        <draw:polygon draw:style-name="gr34" draw:text-style-name="P13" draw:layer="layout" svg:width="0.153cm" svg:height="0.114cm" svg:x="6.569cm" svg:y="2.661cm" svg:viewBox="0 0 154 115" draw:points="114,0 0,115 154,115 154,28">
          <text:p/>
        </draw:polygon>
        <draw:polygon draw:style-name="gr34" draw:text-style-name="P13" draw:layer="layout" svg:width="0.077cm" svg:height="0.153cm" svg:x="5.346cm" svg:y="1.399cm" svg:viewBox="0 0 78 154" draw:points="17,0 0,0 0,154 78,77">
          <text:p/>
        </draw:polygon>
        <draw:polygon draw:style-name="gr34" draw:text-style-name="P13" draw:layer="layout" svg:width="0.153cm" svg:height="0.153cm" svg:x="4.734cm" svg:y="0.635cm" svg:viewBox="0 0 154 154" draw:points="90,0 0,0 154,154 154,102">
          <text:p/>
        </draw:polygon>
        <draw:polygon draw:style-name="gr35" draw:text-style-name="P13" draw:layer="layout" svg:width="0.306cm" svg:height="0.072cm" svg:x="9.32cm" svg:y="4.304cm" svg:viewBox="0 0 307 73" draw:points="234,73 307,0 0,0 65,66">
          <text:p/>
        </draw:polygon>
        <draw:polygon draw:style-name="gr36" draw:text-style-name="P2" draw:layer="layout" svg:width="0.306cm" svg:height="0.072cm" svg:x="9.32cm" svg:y="4.304cm" svg:viewBox="0 0 307 73" draw:points="234,73 307,0 0,0 65,66">
          <text:p/>
        </draw:polygon>
        <draw:polygon draw:style-name="gr37" draw:text-style-name="P14" draw:layer="layout" svg:width="0.153cm" svg:height="0.306cm" svg:x="8.097cm" svg:y="2.775cm" svg:viewBox="0 0 154 307" draw:points="154,154 0,0 0,307">
          <text:p/>
        </draw:polygon>
        <draw:polygon draw:style-name="gr37" draw:text-style-name="P14" draw:layer="layout" svg:width="0.01cm" svg:height="0.024cm" svg:x="5.03cm" svg:y="0.941cm" svg:viewBox="0 0 11 25" draw:points="11,25 11,0 0,11">
          <text:p/>
        </draw:polygon>
        <draw:polygon draw:style-name="gr37" draw:text-style-name="P14" draw:layer="layout" svg:width="0.306cm" svg:height="0.153cm" svg:x="6.263cm" svg:y="1.705cm" svg:viewBox="0 0 307 154" draw:points="307,154 153,0 0,154">
          <text:p/>
        </draw:polygon>
        <draw:polygon draw:style-name="gr37" draw:text-style-name="P14" draw:layer="layout" svg:width="0.044cm" svg:height="0.022cm" svg:x="5.957cm" svg:y="1.224cm" svg:viewBox="0 0 45 23" draw:points="23,0 0,23 45,23">
          <text:p/>
        </draw:polygon>
        <draw:polygon draw:style-name="gr37" draw:text-style-name="P14" draw:layer="layout" svg:width="0.152cm" svg:height="0.306cm" svg:x="6.722cm" svg:y="2.469cm" svg:viewBox="0 0 153 307" draw:points="0,154 153,307 153,0">
          <text:p/>
        </draw:polygon>
        <draw:polygon draw:style-name="gr37" draw:text-style-name="P14" draw:layer="layout" svg:width="0.038cm" svg:height="0.07cm" svg:x="6.416cm" svg:y="1.635cm" svg:viewBox="0 0 39 71" draw:points="0,0 0,71 39,32">
          <text:p/>
        </draw:polygon>
        <draw:polygon draw:style-name="gr37" draw:text-style-name="P14" draw:layer="layout" svg:width="0.047cm" svg:height="0.059cm" svg:x="8.403cm" svg:y="2.716cm" svg:viewBox="0 0 48 60" draw:points="0,0 0,60 48,12">
          <text:p/>
        </draw:polygon>
        <draw:polygon draw:style-name="gr37" draw:text-style-name="P14" draw:layer="layout" svg:width="0.305cm" svg:height="0.305cm" svg:x="5.346cm" svg:y="0.941cm" svg:viewBox="0 0 306 306" draw:points="0,306 306,306 0,0">
          <text:p/>
        </draw:polygon>
        <draw:polygon draw:style-name="gr37" draw:text-style-name="P14" draw:layer="layout" svg:width="0.012cm" svg:height="0.014cm" svg:x="5.487cm" svg:y="1.552cm" svg:viewBox="0 0 13 15" draw:points="13,15 13,0 0,0">
          <text:p/>
        </draw:polygon>
        <draw:polygon draw:style-name="gr37" draw:text-style-name="P14" draw:layer="layout" svg:width="0.05cm" svg:height="0.05cm" svg:x="4.99cm" svg:y="0.891cm" svg:viewBox="0 0 51 51" draw:points="34,51 51,51 0,0">
          <text:p/>
        </draw:polygon>
        <draw:polygon draw:style-name="gr37" draw:text-style-name="P14" draw:layer="layout" svg:width="0.306cm" svg:height="0.306cm" svg:x="5.957cm" svg:y="1.552cm" svg:viewBox="0 0 307 307" draw:points="0,307 307,307 0,0">
          <text:p/>
        </draw:polygon>
        <draw:polygon draw:style-name="gr37" draw:text-style-name="P14" draw:layer="layout" svg:width="0.081cm" svg:height="0.047cm" svg:x="7.099cm" svg:y="2.928cm" svg:viewBox="0 0 82 48" draw:points="82,48 82,0 0,0">
          <text:p/>
        </draw:polygon>
        <draw:polygon draw:style-name="gr37" draw:text-style-name="P14" draw:layer="layout" svg:width="0.125cm" svg:height="0.054cm" svg:x="6.569cm" svg:y="1.804cm" svg:viewBox="0 0 126 55" draw:points="54,0 0,55 126,55">
          <text:p/>
        </draw:polygon>
        <draw:polygon draw:style-name="gr37" draw:text-style-name="P14" draw:layer="layout" svg:width="0.152cm" svg:height="0.153cm" svg:x="5.499cm" svg:y="1.399cm" svg:viewBox="0 0 153 154" draw:points="0,0 0,154 153,154">
          <text:p/>
        </draw:polygon>
        <draw:polygon draw:style-name="gr37" draw:text-style-name="P14" draw:layer="layout" svg:width="0.094cm" svg:height="0.039cm" svg:x="6.628cm" svg:y="2.622cm" svg:viewBox="0 0 95 40" draw:points="55,40 95,0 0,0">
          <text:p/>
        </draw:polygon>
        <draw:polygon draw:style-name="gr37" draw:text-style-name="P14" draw:layer="layout" svg:width="0.152cm" svg:height="0.153cm" svg:x="7.945cm" svg:y="3.081cm" svg:viewBox="0 0 153 154" draw:points="0,154 153,154 153,0">
          <text:p/>
        </draw:polygon>
        <draw:polygon draw:style-name="gr37" draw:text-style-name="P14" draw:layer="layout" svg:width="0.045cm" svg:height="0.051cm" svg:x="8.97cm" svg:y="3.539cm" svg:viewBox="0 0 46 52" draw:points="46,52 46,0 0,46">
          <text:p/>
        </draw:polygon>
        <draw:polygon draw:style-name="gr37" draw:text-style-name="P14" draw:layer="layout" svg:width="0.153cm" svg:height="0.153cm" svg:x="4.887cm" svg:y="0.482cm" svg:viewBox="0 0 154 154" draw:points="0,0 0,154 154,154">
          <text:p/>
        </draw:polygon>
        <draw:polygon draw:style-name="gr37" draw:text-style-name="P14" draw:layer="layout" svg:width="0.064cm" svg:height="0.101cm" svg:x="4.823cm" svg:y="0.635cm" svg:viewBox="0 0 65 102" draw:points="65,102 65,0 0,0">
          <text:p/>
        </draw:polygon>
        <draw:polygon draw:style-name="gr37" draw:text-style-name="P14" draw:layer="layout" svg:width="0.072cm" svg:height="0.082cm" svg:x="9.015cm" svg:y="2.846cm" svg:viewBox="0 0 73 83" draw:points="0,0 0,83 73,9">
          <text:p/>
        </draw:polygon>
        <draw:polygon draw:style-name="gr37" draw:text-style-name="P14" draw:layer="layout" svg:width="0.153cm" svg:height="0.306cm" svg:x="7.333cm" svg:y="2.775cm" svg:viewBox="0 0 154 307" draw:points="154,0 0,154 154,307">
          <text:p/>
        </draw:polygon>
        <draw:polygon draw:style-name="gr37" draw:text-style-name="P14" draw:layer="layout" svg:width="0.153cm" svg:height="0.153cm" svg:x="7.18cm" svg:y="2.775cm" svg:viewBox="0 0 154 154" draw:points="0,154 154,154 0,0">
          <text:p/>
        </draw:polygon>
        <draw:polygon draw:style-name="gr38" draw:text-style-name="P14" draw:layer="layout" svg:width="0.095cm" svg:height="0.06cm" svg:x="4.639cm" svg:y="0.329cm" svg:viewBox="0 0 96 61" draw:points="36,61 96,0 0,0">
          <text:p/>
        </draw:polygon>
        <draw:polygon draw:style-name="gr39" draw:text-style-name="P2" draw:layer="layout" svg:width="0.095cm" svg:height="0.06cm" svg:x="4.639cm" svg:y="0.329cm" svg:viewBox="0 0 96 61" draw:points="36,61 96,0 0,0">
          <text:p/>
        </draw:polygon>
        <draw:polygon draw:style-name="gr38" draw:text-style-name="P14" draw:layer="layout" svg:width="0.153cm" svg:height="0.306cm" svg:x="4.887cm" svg:y="0.329cm" svg:viewBox="0 0 154 307" draw:points="154,0 0,154 154,307">
          <text:p/>
        </draw:polygon>
        <draw:polygon draw:style-name="gr39" draw:text-style-name="P2" draw:layer="layout" svg:width="0.153cm" svg:height="0.306cm" svg:x="4.887cm" svg:y="0.329cm" svg:viewBox="0 0 154 307" draw:points="154,0 0,154 154,307">
          <text:p/>
        </draw:polygon>
        <draw:polygon draw:style-name="gr38" draw:text-style-name="P14" draw:layer="layout" svg:width="0.153cm" svg:height="0.153cm" svg:x="4.734cm" svg:y="0.329cm" svg:viewBox="0 0 154 154" draw:points="0,154 154,154 0,0">
          <text:p/>
        </draw:polygon>
        <draw:polygon draw:style-name="gr39" draw:text-style-name="P2" draw:layer="layout" svg:width="0.153cm" svg:height="0.153cm" svg:x="4.734cm" svg:y="0.329cm" svg:viewBox="0 0 154 154" draw:points="0,154 154,154 0,0">
          <text:p/>
        </draw:polygon>
        <draw:polygon draw:style-name="gr37" draw:text-style-name="P14" draw:layer="layout" svg:width="0.037cm" svg:height="0.08cm" svg:x="5.651cm" svg:y="0.861cm" svg:viewBox="0 0 38 81" draw:points="0,0 0,81 38,43">
          <text:p/>
        </draw:polygon>
        <draw:polygon draw:style-name="gr37" draw:text-style-name="P14" draw:layer="layout" svg:width="0.306cm" svg:height="0.153cm" svg:x="5.04cm" svg:y="0.482cm" svg:viewBox="0 0 307 154" draw:points="307,154 153,0 0,154">
          <text:p/>
        </draw:polygon>
        <draw:polygon draw:style-name="gr38" draw:text-style-name="P14" draw:layer="layout" svg:width="0.153cm" svg:height="0.152cm" svg:x="9.473cm" svg:y="3.387cm" svg:viewBox="0 0 154 153" draw:points="0,153 154,153 154,0">
          <text:p/>
        </draw:polygon>
        <draw:polygon draw:style-name="gr39" draw:text-style-name="P2" draw:layer="layout" svg:width="0.153cm" svg:height="0.152cm" svg:x="9.473cm" svg:y="3.387cm" svg:viewBox="0 0 154 153" draw:points="0,153 154,153 154,0">
          <text:p/>
        </draw:polygon>
        <draw:polygon draw:style-name="gr37" draw:text-style-name="P14" draw:layer="layout" svg:width="0.077cm" svg:height="0.077cm" svg:x="9.167cm" svg:y="3.539cm" svg:viewBox="0 0 78 78" draw:points="78,78 0,0 0,70">
          <text:p/>
        </draw:polygon>
        <draw:polygon draw:style-name="gr37" draw:text-style-name="P14" draw:layer="layout" svg:width="0.037cm" svg:height="0.038cm" svg:x="9.473cm" svg:y="2.89cm" svg:viewBox="0 0 38 39" draw:points="0,0 0,39 38,1">
          <text:p/>
        </draw:polygon>
        <draw:polygon draw:style-name="gr37" draw:text-style-name="P14" draw:layer="layout" svg:width="0.153cm" svg:height="0.153cm" svg:x="8.709cm" svg:y="3.081cm" svg:viewBox="0 0 154 154" draw:points="0,154 154,154 0,0">
          <text:p/>
        </draw:polygon>
        <draw:polygon draw:style-name="gr37" draw:text-style-name="P14" draw:layer="layout" svg:width="0.306cm" svg:height="0.306cm" svg:x="6.874cm" svg:y="2.469cm" svg:viewBox="0 0 307 307" draw:points="0,0 0,307 307,307">
          <text:p/>
        </draw:polygon>
        <draw:polygon draw:style-name="gr37" draw:text-style-name="P14" draw:layer="layout" svg:width="0.024cm" svg:height="0.01cm" svg:x="6.85cm" svg:y="2.775cm" svg:viewBox="0 0 25 11" draw:points="16,11 25,0 0,0">
          <text:p/>
        </draw:polygon>
        <draw:polygon draw:style-name="gr37" draw:text-style-name="P14" draw:layer="layout" svg:width="0.063cm" svg:height="0.11cm" svg:x="6.506cm" svg:y="2.469cm" svg:viewBox="0 0 64 111" draw:points="64,111 64,0 0,63">
          <text:p/>
        </draw:polygon>
        <draw:polygon draw:style-name="gr37" draw:text-style-name="P14" draw:layer="layout" svg:width="0.017cm" svg:height="0.01cm" svg:x="5.023cm" svg:y="0.941cm" svg:viewBox="0 0 18 11" draw:points="7,11 18,0 0,0">
          <text:p/>
        </draw:polygon>
        <draw:polygon draw:style-name="gr37" draw:text-style-name="P14" draw:layer="layout" svg:width="0.152cm" svg:height="0.024cm" svg:x="8.71cm" svg:y="3.539cm" svg:viewBox="0 0 153 25" draw:points="129,25 153,0 0,0">
          <text:p/>
        </draw:polygon>
        <draw:polygon draw:style-name="gr37" draw:text-style-name="P14" draw:layer="layout" svg:width="0.022cm" svg:height="0.043cm" svg:x="6.11cm" svg:y="1.356cm" svg:viewBox="0 0 23 44" draw:points="0,0 0,44 23,21">
          <text:p/>
        </draw:polygon>
        <draw:polygon draw:style-name="gr37" draw:text-style-name="P14" draw:layer="layout" svg:width="0.153cm" svg:height="0.153cm" svg:x="6.874cm" svg:y="2.164cm" svg:viewBox="0 0 154 154" draw:points="154,154 154,0 0,0">
          <text:p/>
        </draw:polygon>
        <draw:polygon draw:style-name="gr37" draw:text-style-name="P14" draw:layer="layout" svg:width="0.036cm" svg:height="0.021cm" svg:x="8.917cm" svg:y="2.83cm" svg:viewBox="0 0 37 22" draw:points="0,0 21,22 37,6">
          <text:p/>
        </draw:polygon>
        <draw:polygon draw:style-name="gr37" draw:text-style-name="P14" draw:layer="layout" svg:width="0.306cm" svg:height="0.306cm" svg:x="7.486cm" svg:y="2.775cm" svg:viewBox="0 0 307 307" draw:points="0,307 307,307 307,0">
          <text:p/>
        </draw:polygon>
        <draw:polygon draw:style-name="gr37" draw:text-style-name="P14" draw:layer="layout" svg:width="0.071cm" svg:height="0.071cm" svg:x="9.096cm" svg:y="2.857cm" svg:viewBox="0 0 72 72" draw:points="0,0 72,72 72,8">
          <text:p/>
        </draw:polygon>
        <draw:polygon draw:style-name="gr37" draw:text-style-name="P14" draw:layer="layout" svg:width="0.305cm" svg:height="0.153cm" svg:x="5.346cm" svg:y="1.246cm" svg:viewBox="0 0 306 154" draw:points="0,0 153,154 306,0">
          <text:p/>
        </draw:polygon>
        <draw:polygon draw:style-name="gr37" draw:text-style-name="P14" draw:layer="layout" svg:width="0.306cm" svg:height="0.153cm" svg:x="5.957cm" svg:y="1.399cm" svg:viewBox="0 0 307 154" draw:points="307,154 153,0 0,154">
          <text:p/>
        </draw:polygon>
        <draw:polygon draw:style-name="gr37" draw:text-style-name="P14" draw:layer="layout" svg:width="0.153cm" svg:height="0.306cm" svg:x="8.862cm" svg:y="3.081cm" svg:viewBox="0 0 154 307" draw:points="154,0 0,154 154,307">
          <text:p/>
        </draw:polygon>
        <draw:polygon draw:style-name="gr37" draw:text-style-name="P14" draw:layer="layout" svg:width="0.153cm" svg:height="0.077cm" svg:x="8.862cm" svg:y="2.851cm" svg:viewBox="0 0 154 78" draw:points="154,78 77,0 0,78">
          <text:p/>
        </draw:polygon>
        <draw:polygon draw:style-name="gr37" draw:text-style-name="P14" draw:layer="layout" svg:width="0.306cm" svg:height="0.153cm" svg:x="8.403cm" svg:y="2.928cm" svg:viewBox="0 0 307 154" draw:points="153,0 0,154 307,154">
          <text:p/>
        </draw:polygon>
        <draw:polygon draw:style-name="gr37" draw:text-style-name="P14" draw:layer="layout" svg:width="0.306cm" svg:height="0.306cm" svg:x="5.04cm" svg:y="0.635cm" svg:viewBox="0 0 307 307" draw:points="307,0 0,0 307,307">
          <text:p/>
        </draw:polygon>
        <draw:polygon draw:style-name="gr37" draw:text-style-name="P14" draw:layer="layout" svg:width="0.054cm" svg:height="0.097cm" svg:x="6.569cm" svg:y="1.761cm" svg:viewBox="0 0 55 98" draw:points="0,0 0,98 55,44">
          <text:p/>
        </draw:polygon>
        <draw:polygon draw:style-name="gr37" draw:text-style-name="P14" draw:layer="layout" svg:width="0.009cm" svg:height="0.016cm" svg:x="6.865cm" svg:y="2.775cm" svg:viewBox="0 0 10 17" draw:points="10,17 10,0 0,11">
          <text:p/>
        </draw:polygon>
        <draw:polygon draw:style-name="gr37" draw:text-style-name="P14" draw:layer="layout" svg:width="0.033cm" svg:height="0.022cm" svg:x="6.874cm" svg:y="1.989cm" svg:viewBox="0 0 34 23" draw:points="0,0 0,23 34,23">
          <text:p/>
        </draw:polygon>
        <draw:polygon draw:style-name="gr37" draw:text-style-name="P14" draw:layer="layout" svg:width="0.023cm" svg:height="0.019cm" svg:x="6.24cm" svg:y="2.317cm" svg:viewBox="0 0 24 20" draw:points="24,20 24,0 0,0">
          <text:p/>
        </draw:polygon>
        <draw:polygon draw:style-name="gr37" draw:text-style-name="P14" draw:layer="layout" svg:width="0.153cm" svg:height="0.153cm" svg:x="8.862cm" svg:y="3.234cm" svg:viewBox="0 0 154 154" draw:points="0,0 0,154 154,154">
          <text:p/>
        </draw:polygon>
        <draw:polygon draw:style-name="gr37" draw:text-style-name="P14" draw:layer="layout" svg:width="0.153cm" svg:height="0.152cm" svg:x="8.709cm" svg:y="3.387cm" svg:viewBox="0 0 154 153" draw:points="154,153 154,0 0,0">
          <text:p/>
        </draw:polygon>
        <draw:polygon draw:style-name="gr37" draw:text-style-name="P14" draw:layer="layout" svg:width="0.305cm" svg:height="0.306cm" svg:x="7.792cm" svg:y="2.775cm" svg:viewBox="0 0 306 307" draw:points="0,307 306,307 0,0">
          <text:p/>
        </draw:polygon>
        <draw:polygon draw:style-name="gr37" draw:text-style-name="P14" draw:layer="layout" svg:width="0.033cm" svg:height="0.033cm" svg:x="8.862cm" svg:y="3.539cm" svg:viewBox="0 0 34 34" draw:points="34,34 0,0 0,28">
          <text:p/>
        </draw:polygon>
        <draw:polygon draw:style-name="gr37" draw:text-style-name="P14" draw:layer="layout" svg:width="0.041cm" svg:height="0.038cm" svg:x="6.069cm" svg:y="2.164cm" svg:viewBox="0 0 42 39" draw:points="42,39 42,0 0,0">
          <text:p/>
        </draw:polygon>
        <draw:polygon draw:style-name="gr37" draw:text-style-name="P14" draw:layer="layout" svg:width="0.012cm" svg:height="0.009cm" svg:x="8.319cm" svg:y="2.691cm" svg:viewBox="0 0 13 10" draw:points="0,0 9,10 13,5">
          <text:p/>
        </draw:polygon>
        <draw:polygon draw:style-name="gr37" draw:text-style-name="P14" draw:layer="layout" svg:width="0.152cm" svg:height="0.306cm" svg:x="5.499cm" svg:y="1.246cm" svg:viewBox="0 0 153 307" draw:points="0,154 153,307 153,0">
          <text:p/>
        </draw:polygon>
        <draw:polygon draw:style-name="gr37" draw:text-style-name="P14" draw:layer="layout" svg:width="0.041cm" svg:height="0.041cm" svg:x="9.432cm" svg:y="2.887cm" svg:viewBox="0 0 42 42" draw:points="0,0 42,42 42,3">
          <text:p/>
        </draw:polygon>
        <draw:polygon draw:style-name="gr38" draw:text-style-name="P14" draw:layer="layout" svg:width="0.022cm" svg:height="0.044cm" svg:x="5.957cm" svg:y="1.202cm" svg:viewBox="0 0 23 45" draw:points="0,0 0,45 23,23">
          <text:p/>
        </draw:polygon>
        <draw:polygon draw:style-name="gr39" draw:text-style-name="P2" draw:layer="layout" svg:width="0.022cm" svg:height="0.044cm" svg:x="5.957cm" svg:y="1.202cm" svg:viewBox="0 0 23 45" draw:points="0,0 0,45 23,23">
          <text:p/>
        </draw:polygon>
        <draw:polygon draw:style-name="gr37" draw:text-style-name="P14" draw:layer="layout" svg:width="0.036cm" svg:height="0.085cm" svg:x="5.157cm" svg:y="1.094cm" svg:viewBox="0 0 37 86" draw:points="37,86 37,0 0,36">
          <text:p/>
        </draw:polygon>
        <draw:polygon draw:style-name="gr37" draw:text-style-name="P14" draw:layer="layout" svg:width="0.076cm" svg:height="0.153cm" svg:x="8.633cm" svg:y="3.234cm" svg:viewBox="0 0 77 154" draw:points="77,0 0,77 77,154">
          <text:p/>
        </draw:polygon>
        <draw:polygon draw:style-name="gr37" draw:text-style-name="P14" draw:layer="layout" svg:width="0.087cm" svg:height="0.093cm" svg:x="9.386cm" svg:y="3.539cm" svg:viewBox="0 0 88 94" draw:points="88,94 88,0 0,89">
          <text:p/>
        </draw:polygon>
        <draw:polygon draw:style-name="gr37" draw:text-style-name="P14" draw:layer="layout" svg:width="0.306cm" svg:height="0.153cm" svg:x="6.263cm" svg:y="2.164cm" svg:viewBox="0 0 307 154" draw:points="0,0 153,154 307,0">
          <text:p/>
        </draw:polygon>
        <draw:polygon draw:style-name="gr37" draw:text-style-name="P14" draw:layer="layout" svg:width="0.305cm" svg:height="0.153cm" svg:x="9.015cm" svg:y="2.928cm" svg:viewBox="0 0 306 154" draw:points="152,0 0,154 306,154">
          <text:p/>
        </draw:polygon>
        <draw:polygon draw:style-name="gr37" draw:text-style-name="P14" draw:layer="layout" svg:width="0.146cm" svg:height="0.102cm" svg:x="7.842cm" svg:y="2.52cm" svg:viewBox="0 0 147 103" draw:points="0,0 103,103 147,58">
          <text:p/>
        </draw:polygon>
        <draw:polygon draw:style-name="gr37" draw:text-style-name="P14" draw:layer="layout" svg:width="0.306cm" svg:height="0.153cm" svg:x="8.097cm" svg:y="2.928cm" svg:viewBox="0 0 307 154" draw:points="307,154 153,0 0,154">
          <text:p/>
        </draw:polygon>
        <draw:polygon draw:style-name="gr37" draw:text-style-name="P14" draw:layer="layout" svg:width="0.153cm" svg:height="0.153cm" svg:x="7.486cm" svg:y="2.622cm" svg:viewBox="0 0 154 154" draw:points="154,0 0,0 0,154">
          <text:p/>
        </draw:polygon>
        <draw:polygon draw:style-name="gr37" draw:text-style-name="P14" draw:layer="layout" svg:width="0.153cm" svg:height="0.153cm" svg:x="8.709cm" svg:y="3.234cm" svg:viewBox="0 0 154 154" draw:points="154,0 0,0 0,154">
          <text:p/>
        </draw:polygon>
        <draw:polygon draw:style-name="gr37" draw:text-style-name="P14" draw:layer="layout" svg:width="0.095cm" svg:height="0.095cm" svg:x="7.486cm" svg:y="3.081cm" svg:viewBox="0 0 96 96" draw:points="96,96 0,0 0,53">
          <text:p/>
        </draw:polygon>
        <draw:polygon draw:style-name="gr37" draw:text-style-name="P14" draw:layer="layout" svg:width="0.128cm" svg:height="0.101cm" svg:x="7.233cm" svg:y="2.216cm" svg:viewBox="0 0 129 102" draw:points="0,0 101,102 129,74">
          <text:p/>
        </draw:polygon>
        <draw:polygon draw:style-name="gr37" draw:text-style-name="P14" draw:layer="layout" svg:width="0.027cm" svg:height="0.052cm" svg:x="6.263cm" svg:y="1.5cm" svg:viewBox="0 0 28 53" draw:points="0,0 0,53 28,26">
          <text:p/>
        </draw:polygon>
        <draw:polygon draw:style-name="gr37" draw:text-style-name="P14" draw:layer="layout" svg:width="0.153cm" svg:height="0.153cm" svg:x="7.486cm" svg:y="2.469cm" svg:viewBox="0 0 154 154" draw:points="154,154 154,0 0,0">
          <text:p/>
        </draw:polygon>
        <draw:polygon draw:style-name="gr37" draw:text-style-name="P14" draw:layer="layout" svg:width="0.305cm" svg:height="0.153cm" svg:x="7.792cm" svg:y="2.622cm" svg:viewBox="0 0 306 154" draw:points="306,154 153,0 0,154">
          <text:p/>
        </draw:polygon>
        <draw:polygon draw:style-name="gr37" draw:text-style-name="P14" draw:layer="layout" svg:width="0.084cm" svg:height="0.038cm" svg:x="6.416cm" svg:y="1.667cm" svg:viewBox="0 0 85 39" draw:points="39,0 0,39 85,39">
          <text:p/>
        </draw:polygon>
        <draw:polygon draw:style-name="gr37" draw:text-style-name="P14" draw:layer="layout" svg:width="0.153cm" svg:height="0.153cm" svg:x="5.804cm" svg:y="1.705cm" svg:viewBox="0 0 154 154" draw:points="0,0 0,154 154,154">
          <text:p/>
        </draw:polygon>
        <draw:polygon draw:style-name="gr37" draw:text-style-name="P14" draw:layer="layout" svg:width="0.077cm" svg:height="0.153cm" svg:x="8.556cm" svg:y="3.234cm" svg:viewBox="0 0 78 154" draw:points="0,154 78,77 0,0">
          <text:p/>
        </draw:polygon>
        <draw:polygon draw:style-name="gr37" draw:text-style-name="P14" draw:layer="layout" svg:width="0.152cm" svg:height="0.153cm" svg:x="9.015cm" svg:y="2.928cm" svg:viewBox="0 0 153 154" draw:points="153,0 0,0 0,154">
          <text:p/>
        </draw:polygon>
        <draw:polygon draw:style-name="gr37" draw:text-style-name="P14" draw:layer="layout" svg:width="0.153cm" svg:height="0.153cm" svg:x="6.11cm" svg:y="2.011cm" svg:viewBox="0 0 154 154" draw:points="0,0 0,154 154,154">
          <text:p/>
        </draw:polygon>
        <draw:polygon draw:style-name="gr37" draw:text-style-name="P14" draw:layer="layout" svg:width="0.105cm" svg:height="0.035cm" svg:x="7.381cm" svg:y="3.081cm" svg:viewBox="0 0 106 36" draw:points="71,36 106,0 0,0">
          <text:p/>
        </draw:polygon>
        <draw:polygon draw:style-name="gr37" draw:text-style-name="P14" draw:layer="layout" svg:width="0.053cm" svg:height="0.027cm" svg:x="5.804cm" svg:y="1.067cm" svg:viewBox="0 0 54 28" draw:points="27,0 0,28 54,28">
          <text:p/>
        </draw:polygon>
        <draw:polygon draw:style-name="gr37" draw:text-style-name="P14" draw:layer="layout" svg:width="0.153cm" svg:height="0.305cm" svg:x="5.651cm" svg:y="0.941cm" svg:viewBox="0 0 154 306" draw:points="154,154 0,0 0,306">
          <text:p/>
        </draw:polygon>
        <draw:polygon draw:style-name="gr37" draw:text-style-name="P14" draw:layer="layout" svg:width="0.062cm" svg:height="0.036cm" svg:x="5.131cm" svg:y="1.094cm" svg:viewBox="0 0 63 37" draw:points="27,37 63,0 0,0">
          <text:p/>
        </draw:polygon>
        <draw:polygon draw:style-name="gr37" draw:text-style-name="P14" draw:layer="layout" svg:width="0.044cm" svg:height="0.047cm" svg:x="5.76cm" svg:y="1.858cm" svg:viewBox="0 0 45 48" draw:points="45,48 45,0 0,0">
          <text:p/>
        </draw:polygon>
        <draw:polygon draw:style-name="gr37" draw:text-style-name="P14" draw:layer="layout" svg:width="0.306cm" svg:height="0.153cm" svg:x="5.651cm" svg:y="1.552cm" svg:viewBox="0 0 307 154" draw:points="0,0 153,154 307,0">
          <text:p/>
        </draw:polygon>
        <draw:polygon draw:style-name="gr38" draw:text-style-name="P14" draw:layer="layout" svg:width="0.306cm" svg:height="0.153cm" svg:x="9.32cm" svg:y="2.928cm" svg:viewBox="0 0 307 154" draw:points="307,154 153,0 0,154">
          <text:p/>
        </draw:polygon>
        <draw:polygon draw:style-name="gr39" draw:text-style-name="P2" draw:layer="layout" svg:width="0.306cm" svg:height="0.153cm" svg:x="9.32cm" svg:y="2.928cm" svg:viewBox="0 0 307 154" draw:points="307,154 153,0 0,154">
          <text:p/>
        </draw:polygon>
        <draw:polygon draw:style-name="gr37" draw:text-style-name="P14" draw:layer="layout" svg:width="0.306cm" svg:height="0.152cm" svg:x="6.874cm" svg:y="2.317cm" svg:viewBox="0 0 307 153" draw:points="307,153 153,0 0,153">
          <text:p/>
        </draw:polygon>
        <draw:polygon draw:style-name="gr38" draw:text-style-name="P14" draw:layer="layout" svg:width="0.306cm" svg:height="0.152cm" svg:x="9.32cm" svg:y="3.387cm" svg:viewBox="0 0 307 153" draw:points="0,0 153,153 307,0">
          <text:p/>
        </draw:polygon>
        <draw:polygon draw:style-name="gr39" draw:text-style-name="P2" draw:layer="layout" svg:width="0.306cm" svg:height="0.152cm" svg:x="9.32cm" svg:y="3.387cm" svg:viewBox="0 0 307 153" draw:points="0,0 153,153 307,0">
          <text:p/>
        </draw:polygon>
        <draw:polygon draw:style-name="gr37" draw:text-style-name="P14" draw:layer="layout" svg:width="0.153cm" svg:height="0.153cm" svg:x="8.25cm" svg:y="2.775cm" svg:viewBox="0 0 154 154" draw:points="0,0 0,154 154,0">
          <text:p/>
        </draw:polygon>
        <draw:polygon draw:style-name="gr37" draw:text-style-name="P14" draw:layer="layout" svg:width="0.305cm" svg:height="0.306cm" svg:x="7.792cm" svg:y="2.775cm" svg:viewBox="0 0 306 307" draw:points="306,307 306,0 0,0">
          <text:p/>
        </draw:polygon>
        <draw:polygon draw:style-name="gr37" draw:text-style-name="P14" draw:layer="layout" svg:width="0.153cm" svg:height="0.076cm" svg:x="8.25cm" svg:y="2.699cm" svg:viewBox="0 0 154 77" draw:points="78,0 0,77 154,77">
          <text:p/>
        </draw:polygon>
        <draw:polygon draw:style-name="gr37" draw:text-style-name="P14" draw:layer="layout" svg:width="0.027cm" svg:height="0.057cm" svg:x="5.804cm" svg:y="1.037cm" svg:viewBox="0 0 28 58" draw:points="0,0 0,58 28,30">
          <text:p/>
        </draw:polygon>
        <draw:polygon draw:style-name="gr37" draw:text-style-name="P14" draw:layer="layout" svg:width="0.306cm" svg:height="0.152cm" svg:x="5.651cm" svg:y="1.094cm" svg:viewBox="0 0 307 153" draw:points="307,153 153,0 0,153">
          <text:p/>
        </draw:polygon>
        <draw:polygon draw:style-name="gr37" draw:text-style-name="P14" draw:layer="layout" svg:width="0.153cm" svg:height="0.153cm" svg:x="7.333cm" svg:y="2.622cm" svg:viewBox="0 0 154 154" draw:points="154,0 0,0 154,154">
          <text:p/>
        </draw:polygon>
        <draw:polygon draw:style-name="gr37" draw:text-style-name="P14" draw:layer="layout" svg:width="0.005cm" svg:height="0.009cm" svg:x="4.729cm" svg:y="0.482cm" svg:viewBox="0 0 6 10" draw:points="6,10 6,0 0,0">
          <text:p/>
        </draw:polygon>
        <draw:polygon draw:style-name="gr37" draw:text-style-name="P14" draw:layer="layout" svg:width="0.008cm" svg:height="0.011cm" svg:x="5.346cm" svg:y="0.471cm" svg:viewBox="0 0 9 12" draw:points="0,0 0,12 9,12">
          <text:p/>
        </draw:polygon>
        <draw:polygon draw:style-name="gr37" draw:text-style-name="P14" draw:layer="layout" svg:width="0.093cm" svg:height="0.051cm" svg:x="5.499cm" svg:y="0.737cm" svg:viewBox="0 0 94 52" draw:points="52,0 0,52 94,52">
          <text:p/>
        </draw:polygon>
        <draw:polygon draw:style-name="gr37" draw:text-style-name="P14" draw:layer="layout" svg:width="0.076cm" svg:height="0.114cm" svg:x="7.486cm" svg:y="2.355cm" svg:viewBox="0 0 77 115" draw:points="0,0 0,115 77,38">
          <text:p/>
        </draw:polygon>
        <draw:polygon draw:style-name="gr37" draw:text-style-name="P14" draw:layer="layout" svg:width="0.306cm" svg:height="0.153cm" svg:x="5.04cm" svg:y="0.941cm" svg:viewBox="0 0 307 154" draw:points="0,0 153,154 307,0">
          <text:p/>
        </draw:polygon>
        <draw:polygon draw:style-name="gr37" draw:text-style-name="P14" draw:layer="layout" svg:width="0.137cm" svg:height="0.076cm" svg:x="5.362cm" svg:y="1.399cm" svg:viewBox="0 0 138 77" draw:points="62,77 138,0 0,0">
          <text:p/>
        </draw:polygon>
        <draw:polygon draw:style-name="gr37" draw:text-style-name="P14" draw:layer="layout" svg:width="0.031cm" svg:height="0.036cm" svg:x="5.62cm" svg:y="1.705cm" svg:viewBox="0 0 32 37" draw:points="32,37 32,0 0,0">
          <text:p/>
        </draw:polygon>
        <draw:polygon draw:style-name="gr37" draw:text-style-name="P14" draw:layer="layout" svg:width="0.153cm" svg:height="0.305cm" svg:x="6.874cm" svg:y="2.164cm" svg:viewBox="0 0 154 306" draw:points="154,154 0,0 0,306">
          <text:p/>
        </draw:polygon>
        <draw:polygon draw:style-name="gr37" draw:text-style-name="P14" draw:layer="layout" svg:width="0.306cm" svg:height="0.306cm" svg:x="5.651cm" svg:y="1.246cm" svg:viewBox="0 0 307 307" draw:points="307,0 0,0 307,307">
          <text:p/>
        </draw:polygon>
        <draw:polygon draw:style-name="gr37" draw:text-style-name="P14" draw:layer="layout" svg:width="0.046cm" svg:height="0.022cm" svg:x="6.11cm" svg:y="1.377cm" svg:viewBox="0 0 47 23" draw:points="22,0 0,23 47,23">
          <text:p/>
        </draw:polygon>
        <draw:polygon draw:style-name="gr37" draw:text-style-name="P14" draw:layer="layout" svg:width="0.102cm" svg:height="0.058cm" svg:x="5.244cm" svg:y="1.246cm" svg:viewBox="0 0 103 59" draw:points="44,59 103,0 0,0">
          <text:p/>
        </draw:polygon>
        <draw:polygon draw:style-name="gr37" draw:text-style-name="P14" draw:layer="layout" svg:width="0.306cm" svg:height="0.306cm" svg:x="6.263cm" svg:y="1.858cm" svg:viewBox="0 0 307 307" draw:points="307,0 0,0 307,307">
          <text:p/>
        </draw:polygon>
        <draw:polygon draw:style-name="gr37" draw:text-style-name="P14" draw:layer="layout" svg:width="0.306cm" svg:height="0.153cm" svg:x="7.18cm" svg:y="2.622cm" svg:viewBox="0 0 307 154" draw:points="307,154 153,0 0,154">
          <text:p/>
        </draw:polygon>
        <draw:polygon draw:style-name="gr37" draw:text-style-name="P14" draw:layer="layout" svg:width="0.153cm" svg:height="0.153cm" svg:x="8.556cm" svg:y="3.081cm" svg:viewBox="0 0 154 154" draw:points="0,154 154,154 154,0">
          <text:p/>
        </draw:polygon>
        <draw:polygon draw:style-name="gr37" draw:text-style-name="P14" draw:layer="layout" svg:width="0.153cm" svg:height="0.153cm" svg:x="6.263cm" svg:y="2.164cm" svg:viewBox="0 0 154 154" draw:points="0,154 154,154 0,0">
          <text:p/>
        </draw:polygon>
        <draw:polygon draw:style-name="gr37" draw:text-style-name="P14" draw:layer="layout" svg:width="0.153cm" svg:height="0.153cm" svg:x="7.333cm" svg:y="2.469cm" svg:viewBox="0 0 154 154" draw:points="0,154 154,154 154,0">
          <text:p/>
        </draw:polygon>
        <draw:polygon draw:style-name="gr37" draw:text-style-name="P14" draw:layer="layout" svg:width="0.306cm" svg:height="0.153cm" svg:x="7.18cm" svg:y="2.469cm" svg:viewBox="0 0 307 154" draw:points="0,0 153,154 307,0">
          <text:p/>
        </draw:polygon>
        <draw:polygon draw:style-name="gr37" draw:text-style-name="P14" draw:layer="layout" svg:width="0.153cm" svg:height="0.305cm" svg:x="5.193cm" svg:y="0.941cm" svg:viewBox="0 0 154 306" draw:points="0,154 154,306 154,0">
          <text:p/>
        </draw:polygon>
        <draw:polygon draw:style-name="gr37" draw:text-style-name="P14" draw:layer="layout" svg:width="0.153cm" svg:height="0.153cm" svg:x="8.097cm" svg:y="2.775cm" svg:viewBox="0 0 154 154" draw:points="154,154 154,0 0,0">
          <text:p/>
        </draw:polygon>
        <draw:polygon draw:style-name="gr37" draw:text-style-name="P14" draw:layer="layout" svg:width="0.305cm" svg:height="0.305cm" svg:x="6.569cm" svg:y="2.164cm" svg:viewBox="0 0 306 306" draw:points="0,306 306,306 0,0">
          <text:p/>
        </draw:polygon>
        <draw:polygon draw:style-name="gr37" draw:text-style-name="P14" draw:layer="layout" svg:width="0.153cm" svg:height="0.152cm" svg:x="8.862cm" svg:y="3.387cm" svg:viewBox="0 0 154 153" draw:points="0,153 154,153 154,0">
          <text:p/>
        </draw:polygon>
        <draw:polygon draw:style-name="gr37" draw:text-style-name="P14" draw:layer="layout" svg:width="0.306cm" svg:height="0.152cm" svg:x="7.18cm" svg:y="2.317cm" svg:viewBox="0 0 307 153" draw:points="153,0 0,153 307,153">
          <text:p/>
        </draw:polygon>
        <draw:polygon draw:style-name="gr37" draw:text-style-name="P14" draw:layer="layout" svg:width="0.153cm" svg:height="0.152cm" svg:x="8.862cm" svg:y="3.387cm" svg:viewBox="0 0 154 153" draw:points="0,0 0,153 154,0">
          <text:p/>
        </draw:polygon>
        <draw:polygon draw:style-name="gr37" draw:text-style-name="P14" draw:layer="layout" svg:width="0.024cm" svg:height="0.028cm" svg:x="8.838cm" svg:y="3.539cm" svg:viewBox="0 0 25 29" draw:points="25,29 25,0 0,25">
          <text:p/>
        </draw:polygon>
        <draw:polygon draw:style-name="gr37" draw:text-style-name="P14" draw:layer="layout" svg:width="0.153cm" svg:height="0.152cm" svg:x="7.18cm" svg:y="2.317cm" svg:viewBox="0 0 154 153" draw:points="154,0 0,0 0,153">
          <text:p/>
        </draw:polygon>
        <draw:polygon draw:style-name="gr37" draw:text-style-name="P14" draw:layer="layout" svg:width="0.058cm" svg:height="0.133cm" svg:x="5.288cm" svg:y="1.246cm" svg:viewBox="0 0 59 134" draw:points="59,134 59,0 0,59">
          <text:p/>
        </draw:polygon>
        <draw:polygon draw:style-name="gr37" draw:text-style-name="P14" draw:layer="layout" svg:width="0.086cm" svg:height="0.039cm" svg:x="7.639cm" svg:y="2.43cm" svg:viewBox="0 0 87 40" draw:points="0,0 0,40 87,40">
          <text:p/>
        </draw:polygon>
        <draw:polygon draw:style-name="gr37" draw:text-style-name="P14" draw:layer="layout" svg:width="0.305cm" svg:height="0.306cm" svg:x="9.015cm" svg:y="3.081cm" svg:viewBox="0 0 306 307" draw:points="306,0 0,0 0,307">
          <text:p/>
        </draw:polygon>
        <draw:polygon draw:style-name="gr37" draw:text-style-name="P14" draw:layer="layout" svg:width="0.153cm" svg:height="0.153cm" svg:x="7.486cm" svg:y="2.469cm" svg:viewBox="0 0 154 154" draw:points="0,154 154,154 0,0">
          <text:p/>
        </draw:polygon>
        <draw:polygon draw:style-name="gr37" draw:text-style-name="P14" draw:layer="layout" svg:width="0.306cm" svg:height="0.306cm" svg:x="6.874cm" svg:y="2.469cm" svg:viewBox="0 0 307 307" draw:points="307,0 0,0 307,307">
          <text:p/>
        </draw:polygon>
        <draw:polygon draw:style-name="gr37" draw:text-style-name="P14" draw:layer="layout" svg:width="0.152cm" svg:height="0.153cm" svg:x="6.722cm" svg:y="2.011cm" svg:viewBox="0 0 153 154" draw:points="153,0 0,0 153,154">
          <text:p/>
        </draw:polygon>
        <draw:polygon draw:style-name="gr37" draw:text-style-name="P14" draw:layer="layout" svg:width="0.109cm" svg:height="0.109cm" svg:x="8.403cm" svg:y="3.387cm" svg:viewBox="0 0 110 110" draw:points="110,110 0,0 0,83">
          <text:p/>
        </draw:polygon>
        <draw:polygon draw:style-name="gr37" draw:text-style-name="P14" draw:layer="layout" svg:width="0.153cm" svg:height="0.306cm" svg:x="6.11cm" svg:y="1.858cm" svg:viewBox="0 0 154 307" draw:points="0,154 154,307 154,0">
          <text:p/>
        </draw:polygon>
        <draw:polygon draw:style-name="gr38" draw:text-style-name="P14" draw:layer="layout" svg:width="0.306cm" svg:height="0.306cm" svg:x="9.32cm" svg:y="3.081cm" svg:viewBox="0 0 307 307" draw:points="0,0 0,307 307,307">
          <text:p/>
        </draw:polygon>
        <draw:polygon draw:style-name="gr39" draw:text-style-name="P2" draw:layer="layout" svg:width="0.306cm" svg:height="0.306cm" svg:x="9.32cm" svg:y="3.081cm" svg:viewBox="0 0 307 307" draw:points="0,0 0,307 307,307">
          <text:p/>
        </draw:polygon>
        <draw:polygon draw:style-name="gr37" draw:text-style-name="P14" draw:layer="layout" svg:width="0.153cm" svg:height="0.153cm" svg:x="7.639cm" svg:y="2.622cm" svg:viewBox="0 0 154 154" draw:points="154,0 0,0 154,154">
          <text:p/>
        </draw:polygon>
        <draw:polygon draw:style-name="gr37" draw:text-style-name="P14" draw:layer="layout" svg:width="0.306cm" svg:height="0.153cm" svg:x="7.486cm" svg:y="2.622cm" svg:viewBox="0 0 307 154" draw:points="153,0 0,154 307,154">
          <text:p/>
        </draw:polygon>
        <draw:polygon draw:style-name="gr37" draw:text-style-name="P14" draw:layer="layout" svg:width="0.051cm" svg:height="0.115cm" svg:x="5.499cm" svg:y="0.673cm" svg:viewBox="0 0 52 116" draw:points="0,0 0,116 52,64">
          <text:p/>
        </draw:polygon>
        <draw:polygon draw:style-name="gr37" draw:text-style-name="P14" draw:layer="layout" svg:width="0.047cm" svg:height="0.047cm" svg:x="5.91cm" svg:y="2.011cm" svg:viewBox="0 0 48 48" draw:points="48,48 48,0 0,0">
          <text:p/>
        </draw:polygon>
        <draw:polygon draw:style-name="gr37" draw:text-style-name="P14" draw:layer="layout" svg:width="0.305cm" svg:height="0.153cm" svg:x="5.346cm" svg:y="0.788cm" svg:viewBox="0 0 306 154" draw:points="306,154 153,0 0,154">
          <text:p/>
        </draw:polygon>
        <draw:polygon draw:style-name="gr37" draw:text-style-name="P14" draw:layer="layout" svg:width="0.305cm" svg:height="0.305cm" svg:x="6.569cm" svg:y="2.164cm" svg:viewBox="0 0 306 306" draw:points="306,306 306,0 0,0">
          <text:p/>
        </draw:polygon>
        <draw:polygon draw:style-name="gr37" draw:text-style-name="P14" draw:layer="layout" svg:width="0.124cm" svg:height="0.07cm" svg:x="5.346cm" svg:y="0.565cm" svg:viewBox="0 0 125 71" draw:points="71,0 0,71 125,71">
          <text:p/>
        </draw:polygon>
        <draw:polygon draw:style-name="gr37" draw:text-style-name="P14" draw:layer="layout" svg:width="0.079cm" svg:height="0.033cm" svg:x="7.713cm" svg:y="3.234cm" svg:viewBox="0 0 80 34" draw:points="80,34 80,0 0,0">
          <text:p/>
        </draw:polygon>
        <draw:polygon draw:style-name="gr37" draw:text-style-name="P14" draw:layer="layout" svg:width="0.306cm" svg:height="0.153cm" svg:x="8.709cm" svg:y="3.081cm" svg:viewBox="0 0 307 154" draw:points="153,154 307,0 0,0">
          <text:p/>
        </draw:polygon>
        <draw:polygon draw:style-name="gr37" draw:text-style-name="P14" draw:layer="layout" svg:width="0.153cm" svg:height="0.153cm" svg:x="8.403cm" svg:y="3.234cm" svg:viewBox="0 0 154 154" draw:points="154,154 154,0 0,154">
          <text:p/>
        </draw:polygon>
        <draw:polygon draw:style-name="gr38" draw:text-style-name="P14" draw:layer="layout" svg:width="0.095cm" svg:height="0.096cm" svg:x="9.473cm" svg:y="3.539cm" svg:viewBox="0 0 96 97" draw:points="96,97 0,0 0,94">
          <text:p/>
        </draw:polygon>
        <draw:polygon draw:style-name="gr39" draw:text-style-name="P2" draw:layer="layout" svg:width="0.095cm" svg:height="0.096cm" svg:x="9.473cm" svg:y="3.539cm" svg:viewBox="0 0 96 97" draw:points="96,97 0,0 0,94">
          <text:p/>
        </draw:polygon>
        <draw:polygon draw:style-name="gr37" draw:text-style-name="P14" draw:layer="layout" svg:width="0.117cm" svg:height="0.156cm" svg:x="8.097cm" svg:y="2.619cm" svg:viewBox="0 0 118 157" draw:points="0,0 0,157 118,39">
          <text:p/>
        </draw:polygon>
        <draw:polygon draw:style-name="gr37" draw:text-style-name="P14" draw:layer="layout" svg:width="0.061cm" svg:height="0.07cm" svg:x="9.106cm" svg:y="3.539cm" svg:viewBox="0 0 62 71" draw:points="62,71 62,0 0,63">
          <text:p/>
        </draw:polygon>
        <draw:polygon draw:style-name="gr37" draw:text-style-name="P14" draw:layer="layout" svg:width="0.153cm" svg:height="0.077cm" svg:x="8.556cm" svg:y="3.31cm" svg:viewBox="0 0 154 78" draw:points="78,0 0,78 154,78">
          <text:p/>
        </draw:polygon>
        <draw:polygon draw:style-name="gr37" draw:text-style-name="P14" draw:layer="layout" svg:width="0.153cm" svg:height="0.305cm" svg:x="6.416cm" svg:y="2.164cm" svg:viewBox="0 0 154 306" draw:points="0,154 154,306 154,0">
          <text:p/>
        </draw:polygon>
        <draw:polygon draw:style-name="gr38" draw:text-style-name="P14" draw:layer="layout" svg:width="0.153cm" svg:height="0.153cm" svg:x="9.473cm" svg:y="2.928cm" svg:viewBox="0 0 154 154" draw:points="154,0 0,0 154,154">
          <text:p/>
        </draw:polygon>
        <draw:polygon draw:style-name="gr39" draw:text-style-name="P2" draw:layer="layout" svg:width="0.153cm" svg:height="0.153cm" svg:x="9.473cm" svg:y="2.928cm" svg:viewBox="0 0 154 154" draw:points="154,0 0,0 154,154">
          <text:p/>
        </draw:polygon>
        <draw:polygon draw:style-name="gr37" draw:text-style-name="P14" draw:layer="layout" svg:width="0.143cm" svg:height="0.063cm" svg:x="6.426cm" svg:y="2.469cm" svg:viewBox="0 0 144 64" draw:points="80,64 144,0 0,0">
          <text:p/>
        </draw:polygon>
        <draw:polygon draw:style-name="gr37" draw:text-style-name="P14" draw:layer="layout" svg:width="0.058cm" svg:height="0.027cm" svg:x="6.263cm" svg:y="1.525cm" svg:viewBox="0 0 59 28" draw:points="27,0 0,28 59,28">
          <text:p/>
        </draw:polygon>
        <draw:polygon draw:style-name="gr37" draw:text-style-name="P14" draw:layer="layout" svg:width="0.153cm" svg:height="0.153cm" svg:x="7.792cm" svg:y="3.081cm" svg:viewBox="0 0 154 154" draw:points="0,154 154,154 0,0">
          <text:p/>
        </draw:polygon>
        <draw:polygon draw:style-name="gr37" draw:text-style-name="P14" draw:layer="layout" svg:width="0.153cm" svg:height="0.153cm" svg:x="7.792cm" svg:y="2.622cm" svg:viewBox="0 0 154 154" draw:points="154,0 0,0 0,154">
          <text:p/>
        </draw:polygon>
        <draw:polygon draw:style-name="gr37" draw:text-style-name="P14" draw:layer="layout" svg:width="0.153cm" svg:height="0.306cm" svg:x="5.346cm" svg:y="0.635cm" svg:viewBox="0 0 154 307" draw:points="154,154 0,0 0,307">
          <text:p/>
        </draw:polygon>
        <draw:polygon draw:style-name="gr38" draw:text-style-name="P14" draw:layer="layout" svg:width="0.306cm" svg:height="0.306cm" svg:x="9.32cm" svg:y="3.081cm" svg:viewBox="0 0 307 307" draw:points="307,0 0,0 307,307">
          <text:p/>
        </draw:polygon>
        <draw:polygon draw:style-name="gr39" draw:text-style-name="P2" draw:layer="layout" svg:width="0.306cm" svg:height="0.306cm" svg:x="9.32cm" svg:y="3.081cm" svg:viewBox="0 0 307 307" draw:points="307,0 0,0 307,307">
          <text:p/>
        </draw:polygon>
        <draw:polygon draw:style-name="gr37" draw:text-style-name="P14" draw:layer="layout" svg:width="0.126cm" svg:height="0.076cm" svg:x="8.583cm" svg:y="3.463cm" svg:viewBox="0 0 127 77" draw:points="127,77 50,0 0,50">
          <text:p/>
        </draw:polygon>
        <draw:polygon draw:style-name="gr37" draw:text-style-name="P14" draw:layer="layout" svg:width="0.153cm" svg:height="0.076cm" svg:x="8.556cm" svg:y="3.387cm" svg:viewBox="0 0 154 77" draw:points="0,0 78,77 154,0">
          <text:p/>
        </draw:polygon>
        <draw:polygon draw:style-name="gr37" draw:text-style-name="P14" draw:layer="layout" svg:width="0.153cm" svg:height="0.076cm" svg:x="8.556cm" svg:y="3.234cm" svg:viewBox="0 0 154 77" draw:points="78,77 154,0 0,0">
          <text:p/>
        </draw:polygon>
        <draw:polygon draw:style-name="gr37" draw:text-style-name="P14" draw:layer="layout" svg:width="0.305cm" svg:height="0.306cm" svg:x="9.015cm" svg:y="3.081cm" svg:viewBox="0 0 306 307" draw:points="306,307 306,0 0,307">
          <text:p/>
        </draw:polygon>
        <draw:polygon draw:style-name="gr37" draw:text-style-name="P14" draw:layer="layout" svg:width="0.305cm" svg:height="0.152cm" svg:x="9.015cm" svg:y="3.387cm" svg:viewBox="0 0 306 153" draw:points="152,153 306,0 0,0">
          <text:p/>
        </draw:polygon>
        <draw:polygon draw:style-name="gr37" draw:text-style-name="P14" draw:layer="layout" svg:width="0.153cm" svg:height="0.153cm" svg:x="8.709cm" svg:y="3.234cm" svg:viewBox="0 0 154 154" draw:points="154,154 154,0 0,154">
          <text:p/>
        </draw:polygon>
        <draw:polygon draw:style-name="gr37" draw:text-style-name="P14" draw:layer="layout" svg:width="0.306cm" svg:height="0.153cm" svg:x="8.097cm" svg:y="3.081cm" svg:viewBox="0 0 307 154" draw:points="153,154 307,0 0,0">
          <text:p/>
        </draw:polygon>
        <draw:polygon draw:style-name="gr37" draw:text-style-name="P14" draw:layer="layout" svg:width="0.08cm" svg:height="0.145cm" svg:x="6.336cm" svg:y="2.317cm" svg:viewBox="0 0 81 146" draw:points="81,146 81,0 0,81">
          <text:p/>
        </draw:polygon>
        <draw:polygon draw:style-name="gr37" draw:text-style-name="P14" draw:layer="layout" svg:width="0.305cm" svg:height="0.153cm" svg:x="6.569cm" svg:y="2.011cm" svg:viewBox="0 0 306 154" draw:points="306,154 153,0 0,154">
          <text:p/>
        </draw:polygon>
        <draw:polygon draw:style-name="gr37" draw:text-style-name="P14" draw:layer="layout" svg:width="0.035cm" svg:height="0.052cm" svg:x="7.451cm" svg:y="3.081cm" svg:viewBox="0 0 36 53" draw:points="36,53 36,0 0,36">
          <text:p/>
        </draw:polygon>
        <draw:polygon draw:style-name="gr37" draw:text-style-name="P14" draw:layer="layout" svg:width="0.153cm" svg:height="0.153cm" svg:x="5.957cm" svg:y="1.858cm" svg:viewBox="0 0 154 154" draw:points="0,154 154,154 0,0">
          <text:p/>
        </draw:polygon>
        <draw:polygon draw:style-name="gr37" draw:text-style-name="P14" draw:layer="layout" svg:width="0.153cm" svg:height="0.152cm" svg:x="9.167cm" svg:y="3.387cm" svg:viewBox="0 0 154 153" draw:points="0,153 154,153 154,0">
          <text:p/>
        </draw:polygon>
        <draw:polygon draw:style-name="gr37" draw:text-style-name="P14" draw:layer="layout" svg:width="0.052cm" svg:height="0.053cm" svg:x="9.268cm" svg:y="2.875cm" svg:viewBox="0 0 53 54" draw:points="0,0 53,54 53,5">
          <text:p/>
        </draw:polygon>
        <draw:polygon draw:style-name="gr37" draw:text-style-name="P14" draw:layer="layout" svg:width="0.306cm" svg:height="0.306cm" svg:x="5.957cm" svg:y="1.552cm" svg:viewBox="0 0 307 307" draw:points="307,307 307,0 0,0">
          <text:p/>
        </draw:polygon>
        <draw:polygon draw:style-name="gr37" draw:text-style-name="P14" draw:layer="layout" svg:width="0.153cm" svg:height="0.153cm" svg:x="9.32cm" svg:y="2.928cm" svg:viewBox="0 0 154 154" draw:points="154,0 0,0 0,154">
          <text:p/>
        </draw:polygon>
        <draw:polygon draw:style-name="gr37" draw:text-style-name="P14" draw:layer="layout" svg:width="0.153cm" svg:height="0.306cm" svg:x="8.403cm" svg:y="2.775cm" svg:viewBox="0 0 154 307" draw:points="0,307 154,154 0,0">
          <text:p/>
        </draw:polygon>
        <draw:polygon draw:style-name="gr37" draw:text-style-name="P14" draw:layer="layout" svg:width="0.153cm" svg:height="0.152cm" svg:x="9.32cm" svg:y="3.387cm" svg:viewBox="0 0 154 153" draw:points="0,153 154,153 0,0">
          <text:p/>
        </draw:polygon>
        <draw:polygon draw:style-name="gr37" draw:text-style-name="P14" draw:layer="layout" svg:width="0.064cm" svg:height="0.082cm" svg:x="8.339cm" svg:y="3.387cm" svg:viewBox="0 0 65 83" draw:points="65,83 65,0 0,65">
          <text:p/>
        </draw:polygon>
        <draw:polygon draw:style-name="gr37" draw:text-style-name="P14" draw:layer="layout" svg:width="0.306cm" svg:height="0.306cm" svg:x="5.651cm" svg:y="1.246cm" svg:viewBox="0 0 307 307" draw:points="0,0 0,307 307,307">
          <text:p/>
        </draw:polygon>
        <draw:polygon draw:style-name="gr37" draw:text-style-name="P14" draw:layer="layout" svg:width="0.153cm" svg:height="0.306cm" svg:x="6.569cm" svg:y="1.858cm" svg:viewBox="0 0 154 307" draw:points="154,154 0,0 0,307">
          <text:p/>
        </draw:polygon>
        <draw:polygon draw:style-name="gr37" draw:text-style-name="P14" draw:layer="layout" svg:width="0.153cm" svg:height="0.306cm" svg:x="5.804cm" svg:y="1.552cm" svg:viewBox="0 0 154 307" draw:points="0,154 154,307 154,0">
          <text:p/>
        </draw:polygon>
        <draw:polygon draw:style-name="gr38" draw:text-style-name="P14" draw:layer="layout" svg:width="0.306cm" svg:height="0.153cm" svg:x="4.734cm" svg:y="0.329cm" svg:viewBox="0 0 307 154" draw:points="153,154 307,0 0,0">
          <text:p/>
        </draw:polygon>
        <draw:polygon draw:style-name="gr39" draw:text-style-name="P2" draw:layer="layout" svg:width="0.306cm" svg:height="0.153cm" svg:x="4.734cm" svg:y="0.329cm" svg:viewBox="0 0 307 154" draw:points="153,154 307,0 0,0">
          <text:p/>
        </draw:polygon>
        <draw:polygon draw:style-name="gr37" draw:text-style-name="P14" draw:layer="layout" svg:width="0.153cm" svg:height="0.153cm" svg:x="8.403cm" svg:y="2.775cm" svg:viewBox="0 0 154 154" draw:points="154,154 154,0 0,0">
          <text:p/>
        </draw:polygon>
        <draw:polygon draw:style-name="gr38" draw:text-style-name="P14" draw:layer="layout" svg:width="0.153cm" svg:height="0.306cm" svg:x="5.04cm" svg:y="0.329cm" svg:viewBox="0 0 154 307" draw:points="154,154 0,0 0,307">
          <text:p/>
        </draw:polygon>
        <draw:polygon draw:style-name="gr39" draw:text-style-name="P2" draw:layer="layout" svg:width="0.153cm" svg:height="0.306cm" svg:x="5.04cm" svg:y="0.329cm" svg:viewBox="0 0 154 307" draw:points="154,154 0,0 0,307">
          <text:p/>
        </draw:polygon>
        <draw:polygon draw:style-name="gr37" draw:text-style-name="P14" draw:layer="layout" svg:width="0.153cm" svg:height="0.306cm" svg:x="6.263cm" svg:y="1.552cm" svg:viewBox="0 0 154 307" draw:points="154,154 0,0 0,307">
          <text:p/>
        </draw:polygon>
        <draw:polygon draw:style-name="gr37" draw:text-style-name="P14" draw:layer="layout" svg:width="0.057cm" svg:height="0.063cm" svg:x="9.167cm" svg:y="2.865cm" svg:viewBox="0 0 58 64" draw:points="0,0 0,64 58,6">
          <text:p/>
        </draw:polygon>
        <draw:polygon draw:style-name="gr37" draw:text-style-name="P14" draw:layer="layout" svg:width="0.153cm" svg:height="0.077cm" svg:x="8.709cm" svg:y="2.851cm" svg:viewBox="0 0 154 78" draw:points="77,0 0,78 154,78">
          <text:p/>
        </draw:polygon>
        <draw:polygon draw:style-name="gr37" draw:text-style-name="P14" draw:layer="layout" svg:width="0.069cm" svg:height="0.037cm" svg:x="5.651cm" svg:y="0.904cm" svg:viewBox="0 0 70 38" draw:points="37,0 0,38 70,38">
          <text:p/>
        </draw:polygon>
        <draw:polygon draw:style-name="gr37" draw:text-style-name="P14" draw:layer="layout" svg:width="0.305cm" svg:height="0.305cm" svg:x="5.346cm" svg:y="0.941cm" svg:viewBox="0 0 306 306" draw:points="306,306 306,0 0,0">
          <text:p/>
        </draw:polygon>
        <draw:polygon draw:style-name="gr37" draw:text-style-name="P14" draw:layer="layout" svg:width="0.153cm" svg:height="0.153cm" svg:x="8.25cm" svg:y="3.234cm" svg:viewBox="0 0 154 154" draw:points="0,0 0,154 154,154">
          <text:p/>
        </draw:polygon>
        <draw:polygon draw:style-name="gr37" draw:text-style-name="P14" draw:layer="layout" svg:width="0.117cm" svg:height="0.073cm" svg:x="7.027cm" svg:y="2.091cm" svg:viewBox="0 0 118 74" draw:points="0,0 0,74 118,74">
          <text:p/>
        </draw:polygon>
        <draw:polygon draw:style-name="gr37" draw:text-style-name="P14" draw:layer="layout" svg:width="0.153cm" svg:height="0.306cm" svg:x="5.957cm" svg:y="1.246cm" svg:viewBox="0 0 154 307" draw:points="154,154 0,0 0,307">
          <text:p/>
        </draw:polygon>
        <draw:polygon draw:style-name="gr37" draw:text-style-name="P14" draw:layer="layout" svg:width="0.306cm" svg:height="0.153cm" svg:x="8.709cm" svg:y="2.928cm" svg:viewBox="0 0 307 154" draw:points="307,154 153,0 0,154">
          <text:p/>
        </draw:polygon>
        <draw:polygon draw:style-name="gr37" draw:text-style-name="P14" draw:layer="layout" svg:width="0.306cm" svg:height="0.153cm" svg:x="8.403cm" svg:y="3.081cm" svg:viewBox="0 0 307 154" draw:points="0,0 153,154 307,0">
          <text:p/>
        </draw:polygon>
        <draw:polygon draw:style-name="gr37" draw:text-style-name="P14" draw:layer="layout" svg:width="0.153cm" svg:height="0.306cm" svg:x="8.25cm" svg:y="2.775cm" svg:viewBox="0 0 154 307" draw:points="0,154 154,307 154,0">
          <text:p/>
        </draw:polygon>
        <draw:polygon draw:style-name="gr37" draw:text-style-name="P14" draw:layer="layout" svg:width="0.306cm" svg:height="0.306cm" svg:x="5.04cm" svg:y="0.635cm" svg:viewBox="0 0 307 307" draw:points="0,0 0,307 307,307">
          <text:p/>
        </draw:polygon>
        <draw:polygon draw:style-name="gr37" draw:text-style-name="P14" draw:layer="layout" svg:width="0.306cm" svg:height="0.153cm" svg:x="5.957cm" svg:y="1.858cm" svg:viewBox="0 0 307 154" draw:points="0,0 153,154 307,0">
          <text:p/>
        </draw:polygon>
        <draw:polygon draw:style-name="gr37" draw:text-style-name="P14" draw:layer="layout" svg:width="0.084cm" svg:height="0.129cm" svg:x="7.249cm" svg:y="2.928cm" svg:viewBox="0 0 85 130" draw:points="85,130 85,0 0,85">
          <text:p/>
        </draw:polygon>
        <draw:polygon draw:style-name="gr37" draw:text-style-name="P14" draw:layer="layout" svg:width="0.153cm" svg:height="0.306cm" svg:x="8.25cm" svg:y="3.081cm" svg:viewBox="0 0 154 307" draw:points="154,0 0,154 154,307">
          <text:p/>
        </draw:polygon>
        <draw:polygon draw:style-name="gr37" draw:text-style-name="P14" draw:layer="layout" svg:width="0.153cm" svg:height="0.153cm" svg:x="5.193cm" svg:y="0.482cm" svg:viewBox="0 0 154 154" draw:points="154,0 0,0 154,154">
          <text:p/>
        </draw:polygon>
        <draw:polygon draw:style-name="gr37" draw:text-style-name="P14" draw:layer="layout" svg:width="0.306cm" svg:height="0.153cm" svg:x="7.18cm" svg:y="2.775cm" svg:viewBox="0 0 307 154" draw:points="153,154 307,0 0,0">
          <text:p/>
        </draw:polygon>
        <draw:polygon draw:style-name="gr37" draw:text-style-name="P14" draw:layer="layout" svg:width="0.04cm" svg:height="0.067cm" svg:x="6.682cm" svg:y="2.622cm" svg:viewBox="0 0 41 68" draw:points="41,68 41,0 0,39">
          <text:p/>
        </draw:polygon>
        <draw:polygon draw:style-name="gr37" draw:text-style-name="P14" draw:layer="layout" svg:width="0.305cm" svg:height="0.153cm" svg:x="6.569cm" svg:y="2.469cm" svg:viewBox="0 0 306 154" draw:points="0,0 153,154 306,0">
          <text:p/>
        </draw:polygon>
        <draw:polygon draw:style-name="gr38" draw:text-style-name="P14" draw:layer="layout" svg:width="0.153cm" svg:height="0.153cm" svg:x="5.04cm" svg:y="0.329cm" svg:viewBox="0 0 154 154" draw:points="154,154 154,0 0,0">
          <text:p/>
        </draw:polygon>
        <draw:polygon draw:style-name="gr39" draw:text-style-name="P2" draw:layer="layout" svg:width="0.153cm" svg:height="0.153cm" svg:x="5.04cm" svg:y="0.329cm" svg:viewBox="0 0 154 154" draw:points="154,154 154,0 0,0">
          <text:p/>
        </draw:polygon>
        <draw:polygon draw:style-name="gr37" draw:text-style-name="P14" draw:layer="layout" svg:width="0.306cm" svg:height="0.306cm" svg:x="7.486cm" svg:y="2.775cm" svg:viewBox="0 0 307 307" draw:points="0,0 0,307 307,0">
          <text:p/>
        </draw:polygon>
        <draw:polygon draw:style-name="gr37" draw:text-style-name="P14" draw:layer="layout" svg:width="0.083cm" svg:height="0.019cm" svg:x="8.556cm" svg:y="2.756cm" svg:viewBox="0 0 84 20" draw:points="0,0 0,20 84,20">
          <text:p/>
        </draw:polygon>
        <draw:polygon draw:style-name="gr37" draw:text-style-name="P14" draw:layer="layout" svg:width="0.153cm" svg:height="0.153cm" svg:x="8.862cm" svg:y="2.928cm" svg:viewBox="0 0 154 154" draw:points="154,0 0,0 154,154">
          <text:p/>
        </draw:polygon>
        <draw:polygon draw:style-name="gr37" draw:text-style-name="P14" draw:layer="layout" svg:width="0.153cm" svg:height="0.153cm" svg:x="8.556cm" svg:y="2.928cm" svg:viewBox="0 0 154 154" draw:points="154,0 0,0 154,154">
          <text:p/>
        </draw:polygon>
        <draw:polygon draw:style-name="gr37" draw:text-style-name="P14" draw:layer="layout" svg:width="0.306cm" svg:height="0.306cm" svg:x="6.263cm" svg:y="1.858cm" svg:viewBox="0 0 307 307" draw:points="0,0 0,307 307,307">
          <text:p/>
        </draw:polygon>
        <draw:polygon draw:style-name="gr37" draw:text-style-name="P14" draw:layer="layout" svg:width="0.153cm" svg:height="0.153cm" svg:x="8.097cm" svg:y="3.081cm" svg:viewBox="0 0 154 154" draw:points="0,154 154,154 0,0">
          <text:p/>
        </draw:polygon>
        <draw:polygon draw:style-name="gr37" draw:text-style-name="P14" draw:layer="layout" svg:width="0.207cm" svg:height="0.14cm" svg:x="7.878cm" svg:y="3.234cm" svg:viewBox="0 0 208 141" draw:points="208,141 68,0 0,67">
          <text:p/>
        </draw:polygon>
        <draw:polygon draw:style-name="gr37" draw:text-style-name="P14" draw:layer="layout" svg:width="0.152cm" svg:height="0.152cm" svg:x="9.015cm" svg:y="3.387cm" svg:viewBox="0 0 153 153" draw:points="0,153 153,153 0,0">
          <text:p/>
        </draw:polygon>
        <draw:polygon draw:style-name="gr37" draw:text-style-name="P14" draw:layer="layout" svg:width="0.305cm" svg:height="0.153cm" svg:x="7.792cm" svg:y="3.081cm" svg:viewBox="0 0 306 154" draw:points="0,0 153,154 306,0">
          <text:p/>
        </draw:polygon>
        <draw:polygon draw:style-name="gr37" draw:text-style-name="P14" draw:layer="layout" svg:width="0.153cm" svg:height="0.306cm" svg:x="8.403cm" svg:y="3.081cm" svg:viewBox="0 0 154 307" draw:points="154,154 0,0 0,307">
          <text:p/>
        </draw:polygon>
        <draw:polygon draw:style-name="gr37" draw:text-style-name="P14" draw:layer="layout" svg:width="0.076cm" svg:height="0.132cm" svg:x="6.722cm" svg:y="1.879cm" svg:viewBox="0 0 77 133" draw:points="0,0 0,133 77,56">
          <text:p/>
        </draw:polygon>
        <draw:polygon draw:style-name="gr37" draw:text-style-name="P14" draw:layer="layout" svg:width="0.043cm" svg:height="0.043cm" svg:x="6.874cm" svg:y="2.775cm" svg:viewBox="0 0 44 44" draw:points="44,44 0,0 0,16">
          <text:p/>
        </draw:polygon>
        <draw:polygon draw:style-name="gr37" draw:text-style-name="P14" draw:layer="layout" svg:width="0.094cm" svg:height="0.056cm" svg:x="8.729cm" svg:y="2.795cm" svg:viewBox="0 0 95 57" draw:points="0,0 56,57 95,19">
          <text:p/>
        </draw:polygon>
        <draw:polygon draw:style-name="gr37" draw:text-style-name="P14" draw:layer="layout" svg:width="0.153cm" svg:height="0.153cm" svg:x="9.167cm" svg:y="2.928cm" svg:viewBox="0 0 154 154" draw:points="154,0 0,0 154,154">
          <text:p/>
        </draw:polygon>
        <draw:polygon draw:style-name="gr37" draw:text-style-name="P14" draw:layer="layout" svg:width="0.153cm" svg:height="0.153cm" svg:x="8.709cm" svg:y="2.928cm" svg:viewBox="0 0 154 154" draw:points="154,0 0,0 0,154">
          <text:p/>
        </draw:polygon>
        <draw:polygon draw:style-name="gr37" draw:text-style-name="P14" draw:layer="layout" svg:width="0.153cm" svg:height="0.152cm" svg:x="7.027cm" svg:y="2.317cm" svg:viewBox="0 0 154 153" draw:points="154,0 0,0 154,153">
          <text:p/>
        </draw:polygon>
        <draw:polygon draw:style-name="gr37" draw:text-style-name="P14" draw:layer="layout" svg:width="0.126cm" svg:height="0.039cm" svg:x="8.124cm" svg:y="3.387cm" svg:viewBox="0 0 127 40" draw:points="127,40 127,0 0,0">
          <text:p/>
        </draw:polygon>
        <draw:polygon draw:style-name="gr37" draw:text-style-name="P14" draw:layer="layout" svg:width="0.153cm" svg:height="0.306cm" svg:x="7.18cm" svg:y="2.469cm" svg:viewBox="0 0 154 307" draw:points="154,154 0,0 0,307">
          <text:p/>
        </draw:polygon>
        <draw:polygon draw:style-name="gr37" draw:text-style-name="P14" draw:layer="layout" svg:width="0.153cm" svg:height="0.153cm" svg:x="5.651cm" svg:y="1.552cm" svg:viewBox="0 0 154 154" draw:points="0,154 154,154 0,0">
          <text:p/>
        </draw:polygon>
        <draw:polygon draw:style-name="gr37" draw:text-style-name="P14" draw:layer="layout" svg:width="0.026cm" svg:height="0.026cm" svg:x="8.53cm" svg:y="2.749cm" svg:viewBox="0 0 27 27" draw:points="0,0 27,27 27,7">
          <text:p/>
        </draw:polygon>
        <draw:polygon draw:style-name="gr37" draw:text-style-name="P14" draw:layer="layout" svg:width="0.153cm" svg:height="0.093cm" svg:x="5.193cm" svg:y="0.389cm" svg:viewBox="0 0 154 94" draw:points="94,0 0,94 154,94 154,83">
          <text:p/>
        </draw:polygon>
        <draw:polygon draw:style-name="gr37" draw:text-style-name="P14" draw:layer="layout" svg:width="0.152cm" svg:height="0.153cm" svg:x="6.722cm" svg:y="2.622cm" svg:viewBox="0 0 153 154" draw:points="129,154 153,154 0,0 0,68">
          <text:p/>
        </draw:polygon>
        <draw:polygon draw:style-name="gr37" draw:text-style-name="P14" draw:layer="layout" svg:width="0.153cm" svg:height="0.153cm" svg:x="6.11cm" svg:y="1.399cm" svg:viewBox="0 0 154 154" draw:points="47,0 0,0 154,154 154,102">
          <text:p/>
        </draw:polygon>
        <draw:polygon draw:style-name="gr37" draw:text-style-name="P14" draw:layer="layout" svg:width="0.092cm" svg:height="0.153cm" svg:x="6.171cm" svg:y="2.164cm" svg:viewBox="0 0 93 154" draw:points="70,154 93,154 93,0 0,93">
          <text:p/>
        </draw:polygon>
        <draw:polygon draw:style-name="gr37" draw:text-style-name="P14" draw:layer="layout" svg:width="0.153cm" svg:height="0.152cm" svg:x="8.709cm" svg:y="3.387cm" svg:viewBox="0 0 154 153" draw:points="1,153 154,153 0,0 0,153">
          <text:p/>
        </draw:polygon>
        <draw:polygon draw:style-name="gr38" draw:text-style-name="P14" draw:layer="layout" svg:width="0.06cm" svg:height="0.153cm" svg:x="4.674cm" svg:y="0.329cm" svg:viewBox="0 0 61 154" draw:points="56,154 61,154 61,0 0,61">
          <text:p/>
        </draw:polygon>
        <draw:polygon draw:style-name="gr39" draw:text-style-name="P2" draw:layer="layout" svg:width="0.06cm" svg:height="0.153cm" svg:x="4.674cm" svg:y="0.329cm" svg:viewBox="0 0 61 154" draw:points="56,154 61,154 61,0 0,61">
          <text:p/>
        </draw:polygon>
        <draw:polygon draw:style-name="gr37" draw:text-style-name="P14" draw:layer="layout" svg:width="0.153cm" svg:height="0.119cm" svg:x="8.403cm" svg:y="3.387cm" svg:viewBox="0 0 154 120" draw:points="154,120 154,0 0,0 110,110">
          <text:p/>
        </draw:polygon>
        <draw:polygon draw:style-name="gr37" draw:text-style-name="P14" draw:layer="layout" svg:width="0.153cm" svg:height="0.132cm" svg:x="7.639cm" svg:y="2.49cm" svg:viewBox="0 0 154 133" draw:points="133,0 0,133 154,133 154,9">
          <text:p/>
        </draw:polygon>
        <draw:polygon draw:style-name="gr37" draw:text-style-name="P14" draw:layer="layout" svg:width="0.153cm" svg:height="0.097cm" svg:x="5.651cm" svg:y="1.705cm" svg:viewBox="0 0 154 98" draw:points="57,98 154,0 0,0 0,36">
          <text:p/>
        </draw:polygon>
        <draw:polygon draw:style-name="gr37" draw:text-style-name="P14" draw:layer="layout" svg:width="0.076cm" svg:height="0.08cm" svg:x="8.327cm" svg:y="2.695cm" svg:viewBox="0 0 77 81" draw:points="4,0 0,4 77,81 77,21">
          <text:p/>
        </draw:polygon>
        <draw:polygon draw:style-name="gr37" draw:text-style-name="P14" draw:layer="layout" svg:width="0.07cm" svg:height="0.153cm" svg:x="5.346cm" svg:y="0.482cm" svg:viewBox="0 0 71 154" draw:points="9,0 0,0 0,154 71,84">
          <text:p/>
        </draw:polygon>
        <draw:polygon draw:style-name="gr37" draw:text-style-name="P14" draw:layer="layout" svg:width="0.153cm" svg:height="0.14cm" svg:x="7.027cm" svg:y="2.177cm" svg:viewBox="0 0 154 141" draw:points="140,0 0,141 154,141 154,9">
          <text:p/>
        </draw:polygon>
        <draw:polygon draw:style-name="gr37" draw:text-style-name="P14" draw:layer="layout" svg:width="0.152cm" svg:height="0.073cm" svg:x="9.015cm" svg:y="2.855cm" svg:viewBox="0 0 153 74" draw:points="73,0 0,74 153,74 82,2">
          <text:p/>
        </draw:polygon>
        <draw:polygon draw:style-name="gr37" draw:text-style-name="P14" draw:layer="layout" svg:width="0.153cm" svg:height="0.08cm" svg:x="6.263cm" svg:y="2.317cm" svg:viewBox="0 0 154 81" draw:points="74,81 154,0 0,0 0,19">
          <text:p/>
        </draw:polygon>
        <draw:polygon draw:style-name="gr37" draw:text-style-name="P14" draw:layer="layout" svg:width="0.153cm" svg:height="0.18cm" svg:x="7.333cm" svg:y="2.289cm" svg:viewBox="0 0 154 181" draw:points="28,0 0,28 154,181 154,66">
          <text:p/>
        </draw:polygon>
        <draw:polygon draw:style-name="gr37" draw:text-style-name="P14" draw:layer="layout" svg:width="0.152cm" svg:height="0.153cm" svg:x="5.499cm" svg:y="0.788cm" svg:viewBox="0 0 153 154" draw:points="94,0 0,0 153,154 153,74">
          <text:p/>
        </draw:polygon>
        <draw:polygon draw:style-name="gr38" draw:text-style-name="P14" draw:layer="layout" svg:width="0.153cm" svg:height="0.097cm" svg:x="9.473cm" svg:y="3.539cm" svg:viewBox="0 0 154 98" draw:points="154,98 154,0 0,0 96,97">
          <text:p/>
        </draw:polygon>
        <draw:polygon draw:style-name="gr39" draw:text-style-name="P2" draw:layer="layout" svg:width="0.153cm" svg:height="0.097cm" svg:x="9.473cm" svg:y="3.539cm" svg:viewBox="0 0 154 98" draw:points="154,98 154,0 0,0 96,97">
          <text:p/>
        </draw:polygon>
        <draw:polygon draw:style-name="gr37" draw:text-style-name="P14" draw:layer="layout" svg:width="0.306cm" svg:height="0.127cm" svg:x="6.874cm" svg:y="2.775cm" svg:viewBox="0 0 307 128" draw:points="179,128 307,0 0,0 43,43">
          <text:p/>
        </draw:polygon>
        <draw:polygon draw:style-name="gr37" draw:text-style-name="P14" draw:layer="layout" svg:width="0.306cm" svg:height="0.131cm" svg:x="7.486cm" svg:y="3.081cm" svg:viewBox="0 0 307 132" draw:points="175,132 307,0 0,0 95,95">
          <text:p/>
        </draw:polygon>
        <draw:polygon draw:style-name="gr37" draw:text-style-name="P14" draw:layer="layout" svg:width="0.152cm" svg:height="0.197cm" svg:x="7.945cm" svg:y="2.578cm" svg:viewBox="0 0 153 198" draw:points="44,0 0,44 153,198 153,41">
          <text:p/>
        </draw:polygon>
        <draw:polygon draw:style-name="gr37" draw:text-style-name="P14" draw:layer="layout" svg:width="0.152cm" svg:height="0.144cm" svg:x="7.945cm" svg:y="3.234cm" svg:viewBox="0 0 153 145" draw:points="153,145 153,0 0,0 141,141">
          <text:p/>
        </draw:polygon>
        <draw:polygon draw:style-name="gr37" draw:text-style-name="P14" draw:layer="layout" svg:width="0.077cm" svg:height="0.105cm" svg:x="8.25cm" svg:y="2.67cm" svg:viewBox="0 0 78 106" draw:points="0,0 0,106 78,30 69,22">
          <text:p/>
        </draw:polygon>
        <draw:polygon draw:style-name="gr37" draw:text-style-name="P14" draw:layer="layout" svg:width="0.153cm" svg:height="0.153cm" svg:x="5.346cm" svg:y="0.635cm" svg:viewBox="0 0 154 154" draw:points="125,0 0,0 154,154 154,38">
          <text:p/>
        </draw:polygon>
        <draw:polygon draw:style-name="gr37" draw:text-style-name="P14" draw:layer="layout" svg:width="0.14cm" svg:height="0.153cm" svg:x="8.556cm" svg:y="2.775cm" svg:viewBox="0 0 141 154" draw:points="83,0 0,0 0,154 141,13">
          <text:p/>
        </draw:polygon>
        <draw:polygon draw:style-name="gr38" draw:text-style-name="P14" draw:layer="layout" svg:width="0.105cm" svg:height="0.153cm" svg:x="6.874cm" svg:y="2.011cm" svg:viewBox="0 0 106 154" draw:points="33,0 0,0 0,154 106,49">
          <text:p/>
        </draw:polygon>
        <draw:polygon draw:style-name="gr39" draw:text-style-name="P2" draw:layer="layout" svg:width="0.105cm" svg:height="0.153cm" svg:x="6.874cm" svg:y="2.011cm" svg:viewBox="0 0 106 154" draw:points="33,0 0,0 0,154 106,49">
          <text:p/>
        </draw:polygon>
        <draw:polygon draw:style-name="gr37" draw:text-style-name="P14" draw:layer="layout" svg:width="0.153cm" svg:height="0.076cm" svg:x="7.486cm" svg:y="2.393cm" svg:viewBox="0 0 154 77" draw:points="77,0 0,77 154,77 154,38">
          <text:p/>
        </draw:polygon>
        <draw:polygon draw:style-name="gr37" draw:text-style-name="P14" draw:layer="layout" svg:width="0.153cm" svg:height="0.1cm" svg:x="5.804cm" svg:y="1.858cm" svg:viewBox="0 0 154 101" draw:points="54,101 154,0 0,0 0,47">
          <text:p/>
        </draw:polygon>
        <draw:polygon draw:style-name="gr37" draw:text-style-name="P14" draw:layer="layout" svg:width="0.097cm" svg:height="0.153cm" svg:x="5.707cm" svg:y="1.705cm" svg:viewBox="0 0 98 154" draw:points="54,154 98,154 98,0 0,98">
          <text:p/>
        </draw:polygon>
        <draw:polygon draw:style-name="gr37" draw:text-style-name="P14" draw:layer="layout" svg:width="0.132cm" svg:height="0.153cm" svg:x="7.639cm" svg:y="2.469cm" svg:viewBox="0 0 133 154" draw:points="87,0 0,0 0,154 133,21">
          <text:p/>
        </draw:polygon>
        <draw:polygon draw:style-name="gr37" draw:text-style-name="P14" draw:layer="layout" svg:width="0.099cm" svg:height="0.153cm" svg:x="6.011cm" svg:y="2.011cm" svg:viewBox="0 0 100 154" draw:points="59,154 100,154 100,0 0,100">
          <text:p/>
        </draw:polygon>
        <draw:polygon draw:style-name="gr37" draw:text-style-name="P14" draw:layer="layout" svg:width="0.153cm" svg:height="0.066cm" svg:x="7.792cm" svg:y="3.234cm" svg:viewBox="0 0 154 67" draw:points="87,67 154,0 0,0 0,34">
          <text:p/>
        </draw:polygon>
        <draw:polygon draw:style-name="gr37" draw:text-style-name="P14" draw:layer="layout" svg:width="0.153cm" svg:height="0.153cm" svg:x="5.04cm" svg:y="0.941cm" svg:viewBox="0 0 154 154" draw:points="92,154 154,154 0,0 0,24">
          <text:p/>
        </draw:polygon>
        <draw:polygon draw:style-name="gr37" draw:text-style-name="P14" draw:layer="layout" svg:width="0.088cm" svg:height="0.153cm" svg:x="5.563cm" svg:y="1.552cm" svg:viewBox="0 0 89 154" draw:points="58,154 89,154 89,0 0,90">
          <text:p/>
        </draw:polygon>
        <draw:polygon draw:style-name="gr37" draw:text-style-name="P14" draw:layer="layout" svg:width="0.153cm" svg:height="0.105cm" svg:x="6.874cm" svg:y="2.059cm" svg:viewBox="0 0 154 106" draw:points="106,0 0,106 154,106 154,32">
          <text:p/>
        </draw:polygon>
        <draw:polygon draw:style-name="gr37" draw:text-style-name="P14" draw:layer="layout" svg:width="0.153cm" svg:height="0.123cm" svg:x="7.792cm" svg:y="2.499cm" svg:viewBox="0 0 154 124" draw:points="0,0 0,124 154,124 51,21">
          <text:p/>
        </draw:polygon>
        <draw:polygon draw:style-name="gr37" draw:text-style-name="P14" draw:layer="layout" svg:width="0.153cm" svg:height="0.098cm" svg:x="4.734cm" svg:y="0.482cm" svg:viewBox="0 0 154 99" draw:points="56,99 154,0 0,0 0,9">
          <text:p/>
        </draw:polygon>
        <draw:polygon draw:style-name="gr37" draw:text-style-name="P14" draw:layer="layout" svg:width="0.153cm" svg:height="0.092cm" svg:x="6.11cm" svg:y="2.164cm" svg:viewBox="0 0 154 93" draw:points="62,93 154,0 0,0 0,38">
          <text:p/>
        </draw:polygon>
        <draw:polygon draw:style-name="gr37" draw:text-style-name="P14" draw:layer="layout" svg:width="0.153cm" svg:height="0.153cm" svg:x="7.333cm" svg:y="2.928cm" svg:viewBox="0 0 154 154" draw:points="49,154 154,154 0,0 0,130">
          <text:p/>
        </draw:polygon>
        <draw:polygon draw:style-name="gr37" draw:text-style-name="P14" draw:layer="layout" svg:width="0.098cm" svg:height="0.153cm" svg:x="4.789cm" svg:y="0.482cm" svg:viewBox="0 0 99 154" draw:points="34,154 99,154 99,0 0,99">
          <text:p/>
        </draw:polygon>
        <draw:polygon draw:style-name="gr37" draw:text-style-name="P14" draw:layer="layout" svg:width="0.153cm" svg:height="0.153cm" svg:x="5.346cm" svg:y="1.246cm" svg:viewBox="0 0 154 154" draw:points="16,154 154,154 0,0 0,134">
          <text:p/>
        </draw:polygon>
        <draw:polygon draw:style-name="gr37" draw:text-style-name="P14" draw:layer="layout" svg:width="0.153cm" svg:height="0.057cm" svg:x="9.167cm" svg:y="2.871cm" svg:viewBox="0 0 154 58" draw:points="58,0 0,58 154,58 102,4">
          <text:p/>
        </draw:polygon>
        <draw:polygon draw:style-name="gr37" draw:text-style-name="P14" draw:layer="layout" svg:width="0.153cm" svg:height="0.153cm" svg:x="6.569cm" svg:y="1.858cm" svg:viewBox="0 0 154 154" draw:points="126,0 0,0 154,154 154,21">
          <text:p/>
        </draw:polygon>
        <draw:polygon draw:style-name="gr37" draw:text-style-name="P14" draw:layer="layout" svg:width="0.153cm" svg:height="0.14cm" svg:x="8.556cm" svg:y="2.788cm" svg:viewBox="0 0 154 141" draw:points="141,0 0,141 154,141 154,3">
          <text:p/>
        </draw:polygon>
        <draw:polygon draw:style-name="gr37" draw:text-style-name="P14" draw:layer="layout" svg:width="0.131cm" svg:height="0.153cm" svg:x="7.661cm" svg:y="3.081cm" svg:viewBox="0 0 132 154" draw:points="53,154 132,154 132,0 0,132">
          <text:p/>
        </draw:polygon>
        <draw:polygon draw:style-name="gr37" draw:text-style-name="P14" draw:layer="layout" svg:width="0.153cm" svg:height="0.045cm" svg:x="8.862cm" svg:y="3.539cm" svg:viewBox="0 0 154 46" draw:points="109,46 154,0 0,0 34,34">
          <text:p/>
        </draw:polygon>
        <draw:polygon draw:style-name="gr37" draw:text-style-name="P14" draw:layer="layout" svg:width="0.153cm" svg:height="0.131cm" svg:x="7.18cm" svg:y="2.186cm" svg:viewBox="0 0 154 132" draw:points="0,0 0,132 154,132 54,30">
          <text:p/>
        </draw:polygon>
        <draw:polygon draw:style-name="gr37" draw:text-style-name="P14" draw:layer="layout" svg:width="0.153cm" svg:height="0.132cm" svg:x="4.887cm" svg:y="0.635cm" svg:viewBox="0 0 154 133" draw:points="20,133 154,0 0,0 0,102">
          <text:p/>
        </draw:polygon>
        <draw:polygon draw:style-name="gr37" draw:text-style-name="P14" draw:layer="layout" svg:width="0.153cm" svg:height="0.153cm" svg:x="6.263cm" svg:y="1.552cm" svg:viewBox="0 0 154 154" draw:points="59,0 0,0 154,154 154,84">
          <text:p/>
        </draw:polygon>
        <draw:polygon draw:style-name="gr37" draw:text-style-name="P14" draw:layer="layout" svg:width="0.153cm" svg:height="0.152cm" svg:x="5.193cm" svg:y="1.094cm" svg:viewBox="0 0 154 153" draw:points="52,153 154,153 0,0 0,86">
          <text:p/>
        </draw:polygon>
        <draw:polygon draw:style-name="gr37" draw:text-style-name="P14" draw:layer="layout" svg:width="0.153cm" svg:height="0.153cm" svg:x="5.957cm" svg:y="1.246cm" svg:viewBox="0 0 154 154" draw:points="44,0 0,0 154,154 154,111">
          <text:p/>
        </draw:polygon>
        <draw:polygon draw:style-name="gr37" draw:text-style-name="P14" draw:layer="layout" svg:width="0.153cm" svg:height="0.152cm" svg:x="5.804cm" svg:y="1.094cm" svg:viewBox="0 0 154 153" draw:points="54,0 0,0 154,153 154,109">
          <text:p/>
        </draw:polygon>
        <draw:polygon draw:style-name="gr37" draw:text-style-name="P14" draw:layer="layout" svg:width="0.153cm" svg:height="0.084cm" svg:x="7.18cm" svg:y="2.928cm" svg:viewBox="0 0 154 85" draw:points="70,85 154,0 0,0 0,47">
          <text:p/>
        </draw:polygon>
        <draw:polygon draw:style-name="gr37" draw:text-style-name="P14" draw:layer="layout" svg:width="0.139cm" svg:height="0.153cm" svg:x="7.027cm" svg:y="2.164cm" svg:viewBox="0 0 140 154" draw:points="117,0 0,0 0,154 140,13">
          <text:p/>
        </draw:polygon>
        <draw:polygon draw:style-name="gr37" draw:text-style-name="P14" draw:layer="layout" svg:width="0.1cm" svg:height="0.153cm" svg:x="5.857cm" svg:y="1.858cm" svg:viewBox="0 0 101 154" draw:points="53,154 101,154 101,0 0,101">
          <text:p/>
        </draw:polygon>
        <draw:polygon draw:style-name="gr37" draw:text-style-name="P14" draw:layer="layout" svg:width="0.127cm" svg:height="0.153cm" svg:x="7.053cm" svg:y="2.775cm" svg:viewBox="0 0 128 154" draw:points="46,154 128,154 128,0 0,128">
          <text:p/>
        </draw:polygon>
        <draw:polygon draw:style-name="gr38" draw:text-style-name="P14" draw:layer="layout" svg:width="0.093cm" svg:height="0.153cm" svg:x="5.193cm" svg:y="0.329cm" svg:viewBox="0 0 94 154" draw:points="51,0 0,0 0,154 94,61">
          <text:p/>
        </draw:polygon>
        <draw:polygon draw:style-name="gr39" draw:text-style-name="P2" draw:layer="layout" svg:width="0.093cm" svg:height="0.153cm" svg:x="5.193cm" svg:y="0.329cm" svg:viewBox="0 0 94 154" draw:points="51,0 0,0 0,154 94,61">
          <text:p/>
        </draw:polygon>
        <draw:polygon draw:style-name="gr37" draw:text-style-name="P14" draw:layer="layout" svg:width="0.153cm" svg:height="0.047cm" svg:x="8.403cm" svg:y="2.728cm" svg:viewBox="0 0 154 48" draw:points="48,0 0,48 154,48 128,22">
          <text:p/>
        </draw:polygon>
        <draw:polygon draw:style-name="gr37" draw:text-style-name="P14" draw:layer="layout" svg:width="0.153cm" svg:height="0.152cm" svg:x="6.416cm" svg:y="2.317cm" svg:viewBox="0 0 154 153" draw:points="10,153 154,153 0,0 0,146">
          <text:p/>
        </draw:polygon>
        <draw:polygon draw:style-name="gr38" draw:text-style-name="P14" draw:layer="layout" svg:width="0.153cm" svg:height="0.037cm" svg:x="9.473cm" svg:y="2.891cm" svg:viewBox="0 0 154 38" draw:points="38,0 0,38 154,38 154,4">
          <text:p/>
        </draw:polygon>
        <draw:polygon draw:style-name="gr39" draw:text-style-name="P2" draw:layer="layout" svg:width="0.153cm" svg:height="0.037cm" svg:x="9.473cm" svg:y="2.891cm" svg:viewBox="0 0 154 38" draw:points="38,0 0,38 154,38 154,4">
          <text:p/>
        </draw:polygon>
        <draw:polygon draw:style-name="gr37" draw:text-style-name="P14" draw:layer="layout" svg:width="0.152cm" svg:height="0.077cm" svg:x="6.722cm" svg:y="1.934cm" svg:viewBox="0 0 153 78" draw:points="77,0 0,78 153,78 153,56">
          <text:p/>
        </draw:polygon>
        <draw:polygon draw:style-name="gr37" draw:text-style-name="P14" draw:layer="layout" svg:width="0.153cm" svg:height="0.099cm" svg:x="5.957cm" svg:y="2.011cm" svg:viewBox="0 0 154 100" draw:points="55,100 154,0 0,0 0,47">
          <text:p/>
        </draw:polygon>
        <draw:polygon draw:style-name="gr37" draw:text-style-name="P14" draw:layer="layout" svg:width="0.076cm" svg:height="0.107cm" svg:x="8.862cm" svg:y="2.821cm" svg:viewBox="0 0 77 108" draw:points="0,0 0,108 77,31 55,9">
          <text:p/>
        </draw:polygon>
        <draw:polygon draw:style-name="gr37" draw:text-style-name="P14" draw:layer="layout" svg:width="0.133cm" svg:height="0.306cm" svg:x="4.907cm" svg:y="0.635cm" svg:viewBox="0 0 134 307" draw:points="84,257 134,307 134,0 0,133">
          <text:p/>
        </draw:polygon>
        <draw:polygon draw:style-name="gr37" draw:text-style-name="P14" draw:layer="layout" svg:width="0.153cm" svg:height="0.153cm" svg:x="6.416cm" svg:y="1.705cm" svg:viewBox="0 0 154 154" draw:points="85,0 0,0 154,154 154,57">
          <text:p/>
        </draw:polygon>
        <draw:polygon draw:style-name="gr37" draw:text-style-name="P14" draw:layer="layout" svg:width="0.077cm" svg:height="0.114cm" svg:x="8.785cm" svg:y="2.814cm" svg:viewBox="0 0 78 115" draw:points="38,0 0,37 78,115 78,7">
          <text:p/>
        </draw:polygon>
        <draw:polygon draw:style-name="gr37" draw:text-style-name="P14" draw:layer="layout" svg:width="0.153cm" svg:height="0.088cm" svg:x="9.32cm" svg:y="3.539cm" svg:viewBox="0 0 154 89" draw:points="67,89 154,0 0,0 0,85">
          <text:p/>
        </draw:polygon>
        <draw:polygon draw:style-name="gr37" draw:text-style-name="P14" draw:layer="layout" svg:width="0.153cm" svg:height="0.048cm" svg:x="9.32cm" svg:y="2.88cm" svg:viewBox="0 0 154 49" draw:points="0,0 0,49 154,49 113,7">
          <text:p/>
        </draw:polygon>
        <draw:polygon draw:style-name="gr37" draw:text-style-name="P14" draw:layer="layout" svg:width="0.076cm" svg:height="0.152cm" svg:x="8.633cm" svg:y="3.387cm" svg:viewBox="0 0 77 153" draw:points="77,153 77,0 0,77">
          <text:p/>
        </draw:polygon>
        <draw:polygon draw:style-name="gr37" draw:text-style-name="P14" draw:layer="layout" svg:width="0.153cm" svg:height="0.153cm" svg:x="6.569cm" svg:y="2.469cm" svg:viewBox="0 0 154 154" draw:points="60,154 154,154 0,0 0,111">
          <text:p/>
        </draw:polygon>
        <draw:polygon draw:style-name="gr37" draw:text-style-name="P14" draw:layer="layout" svg:width="0.153cm" svg:height="0.064cm" svg:x="8.25cm" svg:y="3.387cm" svg:viewBox="0 0 154 65" draw:points="90,65 154,0 0,0 0,40">
          <text:p/>
        </draw:polygon>
        <draw:polygon draw:style-name="gr37" draw:text-style-name="P14" draw:layer="layout" svg:width="0.146cm" svg:height="0.153cm" svg:x="8.104cm" svg:y="3.234cm" svg:viewBox="0 0 147 154" draw:points="20,154 147,154 147,0 0,147">
          <text:p/>
        </draw:polygon>
        <draw:polygon draw:style-name="gr37" draw:text-style-name="P14" draw:layer="layout" svg:width="0.153cm" svg:height="0.153cm" svg:x="5.651cm" svg:y="0.941cm" svg:viewBox="0 0 154 154" draw:points="70,0 0,0 154,154 154,97">
          <text:p/>
        </draw:polygon>
        <draw:polygon draw:style-name="gr37" draw:text-style-name="P14" draw:layer="layout" svg:width="0.152cm" svg:height="0.062cm" svg:x="9.015cm" svg:y="3.539cm" svg:viewBox="0 0 153 63" draw:points="92,63 153,0 0,0 0,52">
          <text:p/>
        </draw:polygon>
        <draw:polygon draw:style-name="gr37" draw:text-style-name="P14" draw:layer="layout" svg:width="0.152cm" svg:height="0.089cm" svg:x="5.499cm" svg:y="1.552cm" svg:viewBox="0 0 153 90" draw:points="65,90 153,0 0,0 0,14">
          <text:p/>
        </draw:polygon>
        <draw:polygon draw:style-name="gr37" draw:text-style-name="P14" draw:layer="layout" svg:width="0.076cm" svg:height="0.153cm" svg:x="5.423cm" svg:y="1.399cm" svg:viewBox="0 0 77 154" draw:points="65,154 77,154 77,0 0,77">
          <text:p/>
        </draw:polygon>
        <draw:polygon draw:style-name="gr37" draw:text-style-name="P14" draw:layer="layout" svg:width="0.077cm" svg:height="0.126cm" svg:x="8.556cm" svg:y="3.387cm" svg:viewBox="0 0 78 127" draw:points="27,127 78,77 0,0 0,120">
          <text:p/>
        </draw:polygon>
        <draw:polygon draw:style-name="gr37" draw:text-style-name="P14" draw:layer="layout" svg:width="0.077cm" svg:height="0.092cm" svg:x="8.938cm" svg:y="2.836cm" svg:viewBox="0 0 78 93" draw:points="15,0 0,15 78,93 78,10">
          <text:p/>
        </draw:polygon>
        <draw:polygon draw:style-name="gr37" draw:text-style-name="P14" draw:layer="layout" svg:width="0.076cm" svg:height="0.137cm" svg:x="8.709cm" svg:y="2.791cm" svg:viewBox="0 0 77 138" draw:points="0,0 0,138 77,60 20,4">
          <text:p/>
        </draw:polygon>
        <draw:polygon draw:style-name="gr37" draw:text-style-name="P14" draw:layer="layout" svg:width="0.153cm" svg:height="0.146cm" svg:x="8.097cm" svg:y="3.234cm" svg:viewBox="0 0 154 147" draw:points="7,147 154,0 0,0 0,145">
          <text:p/>
        </draw:polygon>
        <draw:polygon draw:style-name="gr37" draw:text-style-name="P14" draw:layer="layout" svg:width="0.153cm" svg:height="0.084cm" svg:x="9.167cm" svg:y="3.539cm" svg:viewBox="0 0 154 85" draw:points="154,85 154,0 0,0 78,78">
          <text:p/>
        </draw:polygon>
        <draw:polygon draw:style-name="gr37" draw:text-style-name="P14" draw:layer="layout" svg:width="0.153cm" svg:height="0.117cm" svg:x="8.097cm" svg:y="2.658cm" svg:viewBox="0 0 154 118" draw:points="118,0 0,118 154,118 154,12">
          <text:p/>
        </draw:polygon>
        <draw:polygon draw:style-name="gr40" draw:text-style-name="P15" draw:layer="layout" svg:width="0.153cm" svg:height="0.077cm" svg:x="8.862cm" svg:y="2.622cm" svg:viewBox="0 0 154 78" draw:points="77,78 154,0 0,0">
          <text:p/>
        </draw:polygon>
        <draw:polygon draw:style-name="gr40" draw:text-style-name="P15" draw:layer="layout" svg:width="0.153cm" svg:height="0.077cm" svg:x="8.709cm" svg:y="2.087cm" svg:viewBox="0 0 154 78" draw:points="154,78 77,0 0,78">
          <text:p/>
        </draw:polygon>
        <draw:polygon draw:style-name="gr40" draw:text-style-name="P15" draw:layer="layout" svg:width="0.058cm" svg:height="0.035cm" svg:x="8.75cm" svg:y="2.052cm" svg:viewBox="0 0 59 36" draw:points="0,0 35,36 59,12">
          <text:p/>
        </draw:polygon>
        <draw:polygon draw:style-name="gr40" draw:text-style-name="P15" draw:layer="layout" svg:width="0.152cm" svg:height="0.305cm" svg:x="9.015cm" svg:y="2.164cm" svg:viewBox="0 0 153 306" draw:points="0,306 153,154 0,0">
          <text:p/>
        </draw:polygon>
        <draw:polygon draw:style-name="gr40" draw:text-style-name="P15" draw:layer="layout" svg:width="0.153cm" svg:height="0.153cm" svg:x="8.709cm" svg:y="2.164cm" svg:viewBox="0 0 154 154" draw:points="154,154 154,0 0,0">
          <text:p/>
        </draw:polygon>
        <draw:polygon draw:style-name="gr40" draw:text-style-name="P15" draw:layer="layout" svg:width="0.152cm" svg:height="0.153cm" svg:x="9.015cm" svg:y="2.164cm" svg:viewBox="0 0 153 154" draw:points="153,154 153,0 0,0">
          <text:p/>
        </draw:polygon>
        <draw:polygon draw:style-name="gr40" draw:text-style-name="P15" draw:layer="layout" svg:width="0.075cm" svg:height="0.075cm" svg:x="8.94cm" svg:y="2.089cm" svg:viewBox="0 0 76 76" draw:points="0,0 76,76 76,12">
          <text:p/>
        </draw:polygon>
        <draw:polygon draw:style-name="gr40" draw:text-style-name="P15" draw:layer="layout" svg:width="0.305cm" svg:height="0.153cm" svg:x="7.792cm" svg:y="2.164cm" svg:viewBox="0 0 306 154" draw:points="153,154 306,0 0,0">
          <text:p/>
        </draw:polygon>
        <draw:polygon draw:style-name="gr40" draw:text-style-name="P15" draw:layer="layout" svg:width="0.151cm" svg:height="0.138cm" svg:x="6.584cm" svg:y="0.956cm" svg:viewBox="0 0 152 139" draw:points="0,0 139,139 152,125">
          <text:p/>
        </draw:polygon>
        <draw:polygon draw:style-name="gr40" draw:text-style-name="P15" draw:layer="layout" svg:width="0.305cm" svg:height="0.153cm" svg:x="9.015cm" svg:y="2.469cm" svg:viewBox="0 0 306 154" draw:points="0,0 152,154 306,0">
          <text:p/>
        </draw:polygon>
        <draw:polygon draw:style-name="gr40" draw:text-style-name="P15" draw:layer="layout" svg:width="0.152cm" svg:height="0.076cm" svg:x="9.015cm" svg:y="2.775cm" svg:viewBox="0 0 153 77" draw:points="77,77 153,0 0,0">
          <text:p/>
        </draw:polygon>
        <draw:polygon draw:style-name="gr40" draw:text-style-name="P15" draw:layer="layout" svg:width="0.153cm" svg:height="0.153cm" svg:x="8.097cm" svg:y="2.011cm" svg:viewBox="0 0 154 154" draw:points="154,154 154,0 0,154">
          <text:p/>
        </draw:polygon>
        <draw:polygon draw:style-name="gr40" draw:text-style-name="P15" draw:layer="layout" svg:width="0.055cm" svg:height="0.055cm" svg:x="8.862cm" svg:y="2.775cm" svg:viewBox="0 0 56 56" draw:points="56,56 0,0 0,47">
          <text:p/>
        </draw:polygon>
        <draw:polygon draw:style-name="gr40" draw:text-style-name="P15" draw:layer="layout" svg:width="0.153cm" svg:height="0.305cm" svg:x="9.167cm" svg:y="2.164cm" svg:viewBox="0 0 154 306" draw:points="154,0 0,154 154,306">
          <text:p/>
        </draw:polygon>
        <draw:polygon draw:style-name="gr40" draw:text-style-name="P15" draw:layer="layout" svg:width="0.153cm" svg:height="0.153cm" svg:x="8.862cm" svg:y="2.164cm" svg:viewBox="0 0 154 154" draw:points="0,0 0,154 154,0">
          <text:p/>
        </draw:polygon>
        <draw:polygon draw:style-name="gr40" draw:text-style-name="P15" draw:layer="layout" svg:width="0.153cm" svg:height="0.076cm" svg:x="9.167cm" svg:y="2.775cm" svg:viewBox="0 0 154 77" draw:points="0,0 78,77 154,0">
          <text:p/>
        </draw:polygon>
        <draw:polygon draw:style-name="gr40" draw:text-style-name="P15" draw:layer="layout" svg:width="0.08cm" svg:height="0.05cm" svg:x="8.45cm" svg:y="2.699cm" svg:viewBox="0 0 81 51" draw:points="81,51 30,0 0,30">
          <text:p/>
        </draw:polygon>
        <draw:polygon draw:style-name="gr40" draw:text-style-name="P15" draw:layer="layout" svg:width="0.044cm" svg:height="0.024cm" svg:x="9.224cm" svg:y="2.851cm" svg:viewBox="0 0 45 25" draw:points="45,25 20,0 0,21">
          <text:p/>
        </draw:polygon>
        <draw:polygon draw:style-name="gr40" draw:text-style-name="P15" draw:layer="layout" svg:width="0.153cm" svg:height="0.076cm" svg:x="8.25cm" svg:y="2.011cm" svg:viewBox="0 0 154 77" draw:points="78,77 154,0 0,0">
          <text:p/>
        </draw:polygon>
        <draw:polygon draw:style-name="gr40" draw:text-style-name="P15" draw:layer="layout" svg:width="0.153cm" svg:height="0.306cm" svg:x="5.957cm" svg:y="0.635cm" svg:viewBox="0 0 154 307" draw:points="154,154 0,0 0,307">
          <text:p/>
        </draw:polygon>
        <draw:polygon draw:style-name="gr40" draw:text-style-name="P15" draw:layer="layout" svg:width="0.305cm" svg:height="0.153cm" svg:x="7.792cm" svg:y="2.011cm" svg:viewBox="0 0 306 154" draw:points="306,154 153,0 0,154">
          <text:p/>
        </draw:polygon>
        <draw:polygon draw:style-name="gr40" draw:text-style-name="P15" draw:layer="layout" svg:width="0.153cm" svg:height="0.076cm" svg:x="9.167cm" svg:y="2.699cm" svg:viewBox="0 0 154 77" draw:points="78,0 0,77 154,77">
          <text:p/>
        </draw:polygon>
        <draw:polygon draw:style-name="gr40" draw:text-style-name="P15" draw:layer="layout" svg:width="0.036cm" svg:height="0.048cm" svg:x="8.214cm" svg:y="2.622cm" svg:viewBox="0 0 37 49" draw:points="37,49 37,0 0,37">
          <text:p/>
        </draw:polygon>
        <draw:polygon draw:style-name="gr40" draw:text-style-name="P15" draw:layer="layout" svg:width="0.07cm" svg:height="0.013cm" svg:x="8.639cm" svg:y="2.775cm" svg:viewBox="0 0 71 14" draw:points="58,14 71,0 0,0">
          <text:p/>
        </draw:polygon>
        <draw:polygon draw:style-name="gr40" draw:text-style-name="P15" draw:layer="layout" svg:width="0.306cm" svg:height="0.152cm" svg:x="8.709cm" svg:y="2.317cm" svg:viewBox="0 0 307 153" draw:points="307,153 153,0 0,153">
          <text:p/>
        </draw:polygon>
        <draw:polygon draw:style-name="gr41" draw:text-style-name="P15" draw:layer="layout" svg:width="0.305cm" svg:height="0.153cm" svg:x="5.346cm" svg:y="0.329cm" svg:viewBox="0 0 306 154" draw:points="153,154 306,0 0,0">
          <text:p/>
        </draw:polygon>
        <draw:polygon draw:style-name="gr42" draw:text-style-name="P2" draw:layer="layout" svg:width="0.305cm" svg:height="0.153cm" svg:x="5.346cm" svg:y="0.329cm" svg:viewBox="0 0 306 154" draw:points="153,154 306,0 0,0">
          <text:p/>
        </draw:polygon>
        <draw:polygon draw:style-name="gr40" draw:text-style-name="P15" draw:layer="layout" svg:width="0.153cm" svg:height="0.077cm" svg:x="8.403cm" svg:y="2.622cm" svg:viewBox="0 0 154 78" draw:points="0,0 78,78 154,0">
          <text:p/>
        </draw:polygon>
        <draw:polygon draw:style-name="gr40" draw:text-style-name="P15" draw:layer="layout" svg:width="0.153cm" svg:height="0.153cm" svg:x="8.709cm" svg:y="2.622cm" svg:viewBox="0 0 154 154" draw:points="154,154 154,0 0,154">
          <text:p/>
        </draw:polygon>
        <draw:polygon draw:style-name="gr40" draw:text-style-name="P15" draw:layer="layout" svg:width="0.047cm" svg:height="0.048cm" svg:x="9.12cm" svg:y="2.116cm" svg:viewBox="0 0 48 49" draw:points="0,0 48,49 48,6">
          <text:p/>
        </draw:polygon>
        <draw:polygon draw:style-name="gr41" draw:text-style-name="P15" draw:layer="layout" svg:width="0.011cm" svg:height="0.012cm" svg:x="9.615cm" svg:y="2.152cm" svg:viewBox="0 0 12 13" draw:points="0,0 12,13 12,1">
          <text:p/>
        </draw:polygon>
        <draw:polygon draw:style-name="gr42" draw:text-style-name="P2" draw:layer="layout" svg:width="0.011cm" svg:height="0.012cm" svg:x="9.615cm" svg:y="2.152cm" svg:viewBox="0 0 12 13" draw:points="0,0 12,13 12,1">
          <text:p/>
        </draw:polygon>
        <draw:polygon draw:style-name="gr41" draw:text-style-name="P15" draw:layer="layout" svg:width="0.153cm" svg:height="0.305cm" svg:x="9.473cm" svg:y="2.164cm" svg:viewBox="0 0 154 306" draw:points="0,154 154,306 154,0">
          <text:p/>
        </draw:polygon>
        <draw:polygon draw:style-name="gr42" draw:text-style-name="P2" draw:layer="layout" svg:width="0.153cm" svg:height="0.305cm" svg:x="9.473cm" svg:y="2.164cm" svg:viewBox="0 0 154 306" draw:points="0,154 154,306 154,0">
          <text:p/>
        </draw:polygon>
        <draw:polygon draw:style-name="gr40" draw:text-style-name="P15" draw:layer="layout" svg:width="0.153cm" svg:height="0.153cm" svg:x="5.651cm" svg:y="0.635cm" svg:viewBox="0 0 154 154" draw:points="0,154 154,154 0,0">
          <text:p/>
        </draw:polygon>
        <draw:polygon draw:style-name="gr40" draw:text-style-name="P15" draw:layer="layout" svg:width="0.069cm" svg:height="0.056cm" svg:x="6.5cm" svg:y="1.705cm" svg:viewBox="0 0 70 57" draw:points="70,57 70,0 0,0">
          <text:p/>
        </draw:polygon>
        <draw:polygon draw:style-name="gr40" draw:text-style-name="P15" draw:layer="layout" svg:width="0.153cm" svg:height="0.153cm" svg:x="9.32cm" svg:y="2.469cm" svg:viewBox="0 0 154 154" draw:points="0,154 154,154 0,0">
          <text:p/>
        </draw:polygon>
        <draw:polygon draw:style-name="gr40" draw:text-style-name="P15" draw:layer="layout" svg:width="0.153cm" svg:height="0.306cm" svg:x="5.804cm" svg:y="0.635cm" svg:viewBox="0 0 154 307" draw:points="154,0 0,154 154,307">
          <text:p/>
        </draw:polygon>
        <draw:polygon draw:style-name="gr40" draw:text-style-name="P15" draw:layer="layout" svg:width="0.153cm" svg:height="0.153cm" svg:x="9.32cm" svg:y="2.622cm" svg:viewBox="0 0 154 154" draw:points="154,0 0,0 0,154">
          <text:p/>
        </draw:polygon>
        <draw:polygon draw:style-name="gr41" draw:text-style-name="P15" draw:layer="layout" svg:width="0.153cm" svg:height="0.306cm" svg:x="9.473cm" svg:y="2.469cm" svg:viewBox="0 0 154 307" draw:points="154,0 0,154 154,307">
          <text:p/>
        </draw:polygon>
        <draw:polygon draw:style-name="gr42" draw:text-style-name="P2" draw:layer="layout" svg:width="0.153cm" svg:height="0.306cm" svg:x="9.473cm" svg:y="2.469cm" svg:viewBox="0 0 154 307" draw:points="154,0 0,154 154,307">
          <text:p/>
        </draw:polygon>
        <draw:polygon draw:style-name="gr40" draw:text-style-name="P15" draw:layer="layout" svg:width="0.153cm" svg:height="0.153cm" svg:x="7.792cm" svg:y="2.164cm" svg:viewBox="0 0 154 154" draw:points="0,154 154,154 0,0">
          <text:p/>
        </draw:polygon>
        <draw:polygon draw:style-name="gr40" draw:text-style-name="P15" draw:layer="layout" svg:width="0.153cm" svg:height="0.153cm" svg:x="6.11cm" svg:y="0.788cm" svg:viewBox="0 0 154 154" draw:points="154,0 0,0 154,154">
          <text:p/>
        </draw:polygon>
        <draw:polygon draw:style-name="gr40" draw:text-style-name="P15" draw:layer="layout" svg:width="0.125cm" svg:height="0.191cm" svg:x="7.361cm" svg:y="2.164cm" svg:viewBox="0 0 126 192" draw:points="126,192 126,0 0,126">
          <text:p/>
        </draw:polygon>
        <draw:polygon draw:style-name="gr40" draw:text-style-name="P15" draw:layer="layout" svg:width="0.153cm" svg:height="0.152cm" svg:x="7.792cm" svg:y="2.317cm" svg:viewBox="0 0 154 153" draw:points="154,0 0,0 0,153">
          <text:p/>
        </draw:polygon>
        <draw:polygon draw:style-name="gr40" draw:text-style-name="P15" draw:layer="layout" svg:width="0.153cm" svg:height="0.306cm" svg:x="7.639cm" svg:y="1.858cm" svg:viewBox="0 0 154 307" draw:points="154,0 0,154 154,307">
          <text:p/>
        </draw:polygon>
        <draw:polygon draw:style-name="gr40" draw:text-style-name="P15" draw:layer="layout" svg:width="0.007cm" svg:height="0.008cm" svg:x="8.549cm" svg:y="2.003cm" svg:viewBox="0 0 8 9" draw:points="0,0 8,9 8,2">
          <text:p/>
        </draw:polygon>
        <draw:polygon draw:style-name="gr40" draw:text-style-name="P15" draw:layer="layout" svg:width="0.153cm" svg:height="0.306cm" svg:x="8.709cm" svg:y="2.469cm" svg:viewBox="0 0 154 307" draw:points="0,307 154,154 0,0">
          <text:p/>
        </draw:polygon>
        <draw:polygon draw:style-name="gr40" draw:text-style-name="P15" draw:layer="layout" svg:width="0.153cm" svg:height="0.305cm" svg:x="8.862cm" svg:y="2.164cm" svg:viewBox="0 0 154 306" draw:points="0,154 154,306 154,0">
          <text:p/>
        </draw:polygon>
        <draw:polygon draw:style-name="gr41" draw:text-style-name="P15" draw:layer="layout" svg:width="0.306cm" svg:height="0.153cm" svg:x="9.32cm" svg:y="2.469cm" svg:viewBox="0 0 307 154" draw:points="153,154 307,0 0,0">
          <text:p/>
        </draw:polygon>
        <draw:polygon draw:style-name="gr42" draw:text-style-name="P2" draw:layer="layout" svg:width="0.306cm" svg:height="0.153cm" svg:x="9.32cm" svg:y="2.469cm" svg:viewBox="0 0 307 154" draw:points="153,154 307,0 0,0">
          <text:p/>
        </draw:polygon>
        <draw:polygon draw:style-name="gr40" draw:text-style-name="P15" draw:layer="layout" svg:width="0.152cm" svg:height="0.153cm" svg:x="9.015cm" svg:y="2.469cm" svg:viewBox="0 0 153 154" draw:points="0,154 153,154 0,0">
          <text:p/>
        </draw:polygon>
        <draw:polygon draw:style-name="gr40" draw:text-style-name="P15" draw:layer="layout" svg:width="0.225cm" svg:height="0.151cm" svg:x="8.099cm" svg:y="1.86cm" svg:viewBox="0 0 226 152" draw:points="0,0 152,152 226,78">
          <text:p/>
        </draw:polygon>
        <draw:polygon draw:style-name="gr40" draw:text-style-name="P15" draw:layer="layout" svg:width="0.306cm" svg:height="0.153cm" svg:x="8.709cm" svg:y="2.469cm" svg:viewBox="0 0 307 154" draw:points="153,154 307,0 0,0">
          <text:p/>
        </draw:polygon>
        <draw:polygon draw:style-name="gr40" draw:text-style-name="P15" draw:layer="layout" svg:width="0.153cm" svg:height="0.153cm" svg:x="9.32cm" svg:y="2.622cm" svg:viewBox="0 0 154 154" draw:points="154,154 154,0 0,154">
          <text:p/>
        </draw:polygon>
        <draw:polygon draw:style-name="gr40" draw:text-style-name="P15" draw:layer="layout" svg:width="0.152cm" svg:height="0.153cm" svg:x="9.015cm" svg:y="2.622cm" svg:viewBox="0 0 153 154" draw:points="153,154 153,0 0,154">
          <text:p/>
        </draw:polygon>
        <draw:polygon draw:style-name="gr40" draw:text-style-name="P15" draw:layer="layout" svg:width="0.153cm" svg:height="0.153cm" svg:x="8.556cm" svg:y="2.164cm" svg:viewBox="0 0 154 154" draw:points="0,0 0,154 154,0">
          <text:p/>
        </draw:polygon>
        <draw:polygon draw:style-name="gr40" draw:text-style-name="P15" draw:layer="layout" svg:width="0.067cm" svg:height="0.022cm" svg:x="7.725cm" svg:y="2.469cm" svg:viewBox="0 0 68 23" draw:points="47,23 68,0 0,0">
          <text:p/>
        </draw:polygon>
        <draw:polygon draw:style-name="gr40" draw:text-style-name="P15" draw:layer="layout" svg:width="0.004cm" svg:height="0.006cm" svg:x="8.556cm" svg:y="2.005cm" svg:viewBox="0 0 5 7" draw:points="0,0 0,7 5,1">
          <text:p/>
        </draw:polygon>
        <draw:polygon draw:style-name="gr40" draw:text-style-name="P15" draw:layer="layout" svg:width="0.306cm" svg:height="0.153cm" svg:x="8.097cm" svg:y="2.469cm" svg:viewBox="0 0 307 154" draw:points="153,154 307,0 0,0">
          <text:p/>
        </draw:polygon>
        <draw:polygon draw:style-name="gr40" draw:text-style-name="P15" draw:layer="layout" svg:width="0.306cm" svg:height="0.153cm" svg:x="8.403cm" svg:y="2.469cm" svg:viewBox="0 0 307 154" draw:points="0,0 153,154 307,0">
          <text:p/>
        </draw:polygon>
        <draw:polygon draw:style-name="gr40" draw:text-style-name="P15" draw:layer="layout" svg:width="0.076cm" svg:height="0.153cm" svg:x="8.48cm" svg:y="2.011cm" svg:viewBox="0 0 77 154" draw:points="0,77 77,154 77,0">
          <text:p/>
        </draw:polygon>
        <draw:polygon draw:style-name="gr40" draw:text-style-name="P15" draw:layer="layout" svg:width="0.152cm" svg:height="0.305cm" svg:x="7.945cm" svg:y="2.164cm" svg:viewBox="0 0 153 306" draw:points="153,0 0,154 153,306">
          <text:p/>
        </draw:polygon>
        <draw:polygon draw:style-name="gr40" draw:text-style-name="P15" draw:layer="layout" svg:width="0.053cm" svg:height="0.052cm" svg:x="7.18cm" svg:y="2.164cm" svg:viewBox="0 0 54 53" draw:points="54,53 0,0 0,22">
          <text:p/>
        </draw:polygon>
        <draw:polygon draw:style-name="gr40" draw:text-style-name="P15" draw:layer="layout" svg:width="0.306cm" svg:height="0.153cm" svg:x="5.651cm" svg:y="0.482cm" svg:viewBox="0 0 307 154" draw:points="307,154 153,0 0,154">
          <text:p/>
        </draw:polygon>
        <draw:polygon draw:style-name="gr40" draw:text-style-name="P15" draw:layer="layout" svg:width="0.153cm" svg:height="0.306cm" svg:x="7.792cm" svg:y="1.858cm" svg:viewBox="0 0 154 307" draw:points="154,154 0,0 0,307">
          <text:p/>
        </draw:polygon>
        <draw:polygon draw:style-name="gr40" draw:text-style-name="P15" draw:layer="layout" svg:width="0.048cm" svg:height="0.08cm" svg:x="6.979cm" svg:y="2.011cm" svg:viewBox="0 0 49 81" draw:points="49,81 49,0 0,49">
          <text:p/>
        </draw:polygon>
        <draw:polygon draw:style-name="gr40" draw:text-style-name="P15" draw:layer="layout" svg:width="0.025cm" svg:height="0.026cm" svg:x="9.32cm" svg:y="2.138cm" svg:viewBox="0 0 26 27" draw:points="0,0 0,27 26,1">
          <text:p/>
        </draw:polygon>
        <draw:polygon draw:style-name="gr40" draw:text-style-name="P15" draw:layer="layout" svg:width="0.107cm" svg:height="0.101cm" svg:x="6.156cm" svg:y="1.399cm" svg:viewBox="0 0 108 102" draw:points="108,102 108,0 0,0">
          <text:p/>
        </draw:polygon>
        <draw:polygon draw:style-name="gr40" draw:text-style-name="P15" draw:layer="layout" svg:width="0.05cm" svg:height="0.051cm" svg:x="7.792cm" svg:y="2.469cm" svg:viewBox="0 0 51 52" draw:points="51,52 0,0 0,31">
          <text:p/>
        </draw:polygon>
        <draw:polygon draw:style-name="gr40" draw:text-style-name="P15" draw:layer="layout" svg:width="0.153cm" svg:height="0.153cm" svg:x="9.167cm" svg:y="2.164cm" svg:viewBox="0 0 154 154" draw:points="0,0 0,154 154,0">
          <text:p/>
        </draw:polygon>
        <draw:polygon draw:style-name="gr41" draw:text-style-name="P15" draw:layer="layout" svg:width="0.139cm" svg:height="0.29cm" svg:x="5.957cm" svg:y="0.345cm" svg:viewBox="0 0 140 291" draw:points="0,0 0,291 140,152">
          <text:p/>
        </draw:polygon>
        <draw:polygon draw:style-name="gr42" draw:text-style-name="P2" draw:layer="layout" svg:width="0.139cm" svg:height="0.29cm" svg:x="5.957cm" svg:y="0.345cm" svg:viewBox="0 0 140 291" draw:points="0,0 0,291 140,152">
          <text:p/>
        </draw:polygon>
        <draw:polygon draw:style-name="gr40" draw:text-style-name="P15" draw:layer="layout" svg:width="0.038cm" svg:height="0.042cm" svg:x="9.167cm" svg:y="2.122cm" svg:viewBox="0 0 39 43" draw:points="0,0 0,43 39,4">
          <text:p/>
        </draw:polygon>
        <draw:polygon draw:style-name="gr40" draw:text-style-name="P15" draw:layer="layout" svg:width="0.109cm" svg:height="0.15cm" svg:x="7.988cm" svg:y="2.469cm" svg:viewBox="0 0 110 151" draw:points="110,151 110,0 0,109">
          <text:p/>
        </draw:polygon>
        <draw:polygon draw:style-name="gr40" draw:text-style-name="P15" draw:layer="layout" svg:width="0.145cm" svg:height="0.083cm" svg:x="5.354cm" svg:y="0.482cm" svg:viewBox="0 0 146 84" draw:points="63,84 146,0 0,0">
          <text:p/>
        </draw:polygon>
        <draw:polygon draw:style-name="gr40" draw:text-style-name="P15" draw:layer="layout" svg:width="0.028cm" svg:height="0.029cm" svg:x="9.292cm" svg:y="2.135cm" svg:viewBox="0 0 29 30" draw:points="0,0 29,30 29,3">
          <text:p/>
        </draw:polygon>
        <draw:polygon draw:style-name="gr40" draw:text-style-name="P15" draw:layer="layout" svg:width="0.153cm" svg:height="0.152cm" svg:x="7.639cm" svg:y="2.317cm" svg:viewBox="0 0 154 153" draw:points="154,0 0,0 154,153">
          <text:p/>
        </draw:polygon>
        <draw:polygon draw:style-name="gr40" draw:text-style-name="P15" draw:layer="layout" svg:width="0.306cm" svg:height="0.153cm" svg:x="5.957cm" svg:y="0.788cm" svg:viewBox="0 0 307 154" draw:points="307,154 153,0 0,154">
          <text:p/>
        </draw:polygon>
        <draw:polygon draw:style-name="gr40" draw:text-style-name="P15" draw:layer="layout" svg:width="0.153cm" svg:height="0.305cm" svg:x="8.25cm" svg:y="2.164cm" svg:viewBox="0 0 154 306" draw:points="0,154 154,306 154,0">
          <text:p/>
        </draw:polygon>
        <draw:polygon draw:style-name="gr40" draw:text-style-name="P15" draw:layer="layout" svg:width="0.153cm" svg:height="0.076cm" svg:x="8.862cm" svg:y="2.699cm" svg:viewBox="0 0 154 77" draw:points="77,0 0,77 154,77">
          <text:p/>
        </draw:polygon>
        <draw:polygon draw:style-name="gr40" draw:text-style-name="P15" draw:layer="layout" svg:width="0.306cm" svg:height="0.153cm" svg:x="5.957cm" svg:y="0.941cm" svg:viewBox="0 0 307 154" draw:points="153,154 307,0 0,0">
          <text:p/>
        </draw:polygon>
        <draw:polygon draw:style-name="gr40" draw:text-style-name="P15" draw:layer="layout" svg:width="0.153cm" svg:height="0.153cm" svg:x="8.403cm" svg:y="2.469cm" svg:viewBox="0 0 154 154" draw:points="0,154 154,154 0,0">
          <text:p/>
        </draw:polygon>
        <draw:polygon draw:style-name="gr40" draw:text-style-name="P15" draw:layer="layout" svg:width="0.153cm" svg:height="0.306cm" svg:x="6.569cm" svg:y="1.246cm" svg:viewBox="0 0 154 307" draw:points="154,154 0,0 0,307">
          <text:p/>
        </draw:polygon>
        <draw:polygon draw:style-name="gr40" draw:text-style-name="P15" draw:layer="layout" svg:width="0.153cm" svg:height="0.152cm" svg:x="6.416cm" svg:y="1.094cm" svg:viewBox="0 0 154 153" draw:points="154,0 0,0 154,153">
          <text:p/>
        </draw:polygon>
        <draw:polygon draw:style-name="gr40" draw:text-style-name="P15" draw:layer="layout" svg:width="0.039cm" svg:height="0.046cm" svg:x="8.823cm" svg:y="2.775cm" svg:viewBox="0 0 40 47" draw:points="40,47 40,0 0,40">
          <text:p/>
        </draw:polygon>
        <draw:polygon draw:style-name="gr40" draw:text-style-name="P15" draw:layer="layout" svg:width="0.022cm" svg:height="0.005cm" svg:x="8.556cm" svg:y="2.006cm" svg:viewBox="0 0 23 6" draw:points="5,0 0,6 23,6">
          <text:p/>
        </draw:polygon>
        <draw:polygon draw:style-name="gr40" draw:text-style-name="P15" draw:layer="layout" svg:width="0.013cm" svg:height="0.016cm" svg:x="8.696cm" svg:y="2.775cm" svg:viewBox="0 0 14 17" draw:points="14,17 14,0 0,14">
          <text:p/>
        </draw:polygon>
        <draw:polygon draw:style-name="gr40" draw:text-style-name="P15" draw:layer="layout" svg:width="0.075cm" svg:height="0.089cm" svg:x="8.862cm" svg:y="2.075cm" svg:viewBox="0 0 76 90" draw:points="0,0 0,90 76,13">
          <text:p/>
        </draw:polygon>
        <draw:polygon draw:style-name="gr40" draw:text-style-name="P15" draw:layer="layout" svg:width="0.059cm" svg:height="0.073cm" svg:x="5.592cm" svg:y="0.788cm" svg:viewBox="0 0 60 74" draw:points="60,74 60,0 0,0">
          <text:p/>
        </draw:polygon>
        <draw:polygon draw:style-name="gr40" draw:text-style-name="P15" draw:layer="layout" svg:width="0.072cm" svg:height="0.094cm" svg:x="8.331cm" svg:y="2.622cm" svg:viewBox="0 0 73 95" draw:points="73,95 73,0 0,74">
          <text:p/>
        </draw:polygon>
        <draw:polygon draw:style-name="gr40" draw:text-style-name="P15" draw:layer="layout" svg:width="0.038cm" svg:height="0.049cm" svg:x="8.403cm" svg:y="1.962cm" svg:viewBox="0 0 39 50" draw:points="0,0 0,50 39,11">
          <text:p/>
        </draw:polygon>
        <draw:polygon draw:style-name="gr40" draw:text-style-name="P15" draw:layer="layout" svg:width="0.153cm" svg:height="0.305cm" svg:x="8.097cm" svg:y="2.164cm" svg:viewBox="0 0 154 306" draw:points="154,154 0,0 0,306">
          <text:p/>
        </draw:polygon>
        <draw:polygon draw:style-name="gr40" draw:text-style-name="P15" draw:layer="layout" svg:width="0.306cm" svg:height="0.153cm" svg:x="5.651cm" svg:y="0.635cm" svg:viewBox="0 0 307 154" draw:points="153,154 307,0 0,0">
          <text:p/>
        </draw:polygon>
        <draw:polygon draw:style-name="gr40" draw:text-style-name="P15" draw:layer="layout" svg:width="0.153cm" svg:height="0.153cm" svg:x="5.957cm" svg:y="0.635cm" svg:viewBox="0 0 154 154" draw:points="154,154 154,0 0,0">
          <text:p/>
        </draw:polygon>
        <draw:polygon draw:style-name="gr40" draw:text-style-name="P15" draw:layer="layout" svg:width="0.076cm" svg:height="0.131cm" svg:x="6.798cm" svg:y="1.858cm" svg:viewBox="0 0 77 132" draw:points="77,132 77,0 0,77">
          <text:p/>
        </draw:polygon>
        <draw:polygon draw:style-name="gr40" draw:text-style-name="P15" draw:layer="layout" svg:width="0.036cm" svg:height="0.013cm" svg:x="7.144cm" svg:y="2.164cm" svg:viewBox="0 0 37 14" draw:points="23,14 37,0 0,0">
          <text:p/>
        </draw:polygon>
        <draw:polygon draw:style-name="gr40" draw:text-style-name="P15" draw:layer="layout" svg:width="0.306cm" svg:height="0.153cm" svg:x="7.486cm" svg:y="1.705cm" svg:viewBox="0 0 307 154" draw:points="307,154 153,0 0,154">
          <text:p/>
        </draw:polygon>
        <draw:polygon draw:style-name="gr40" draw:text-style-name="P15" draw:layer="layout" svg:width="0.152cm" svg:height="0.153cm" svg:x="6.722cm" svg:y="1.705cm" svg:viewBox="0 0 153 154" draw:points="0,0 0,154 153,154">
          <text:p/>
        </draw:polygon>
        <draw:polygon draw:style-name="gr40" draw:text-style-name="P15" draw:layer="layout" svg:width="0.028cm" svg:height="0.021cm" svg:x="6.694cm" svg:y="1.858cm" svg:viewBox="0 0 29 22" draw:points="29,22 29,0 0,0">
          <text:p/>
        </draw:polygon>
        <draw:polygon draw:style-name="gr40" draw:text-style-name="P15" draw:layer="layout" svg:width="0.153cm" svg:height="0.306cm" svg:x="7.18cm" svg:y="1.552cm" svg:viewBox="0 0 154 307" draw:points="0,307 154,154 0,0">
          <text:p/>
        </draw:polygon>
        <draw:polygon draw:style-name="gr40" draw:text-style-name="P15" draw:layer="layout" svg:width="0.15cm" svg:height="0.06cm" svg:x="7.945cm" svg:y="1.798cm" svg:viewBox="0 0 151 61" draw:points="0,0 0,61 151,61">
          <text:p/>
        </draw:polygon>
        <draw:polygon draw:style-name="gr41" draw:text-style-name="P15" draw:layer="layout" svg:width="0.102cm" svg:height="0.06cm" svg:x="5.244cm" svg:y="0.329cm" svg:viewBox="0 0 103 61" draw:points="42,61 103,0 0,0">
          <text:p/>
        </draw:polygon>
        <draw:polygon draw:style-name="gr42" draw:text-style-name="P2" draw:layer="layout" svg:width="0.102cm" svg:height="0.06cm" svg:x="5.244cm" svg:y="0.329cm" svg:viewBox="0 0 103 61" draw:points="42,61 103,0 0,0">
          <text:p/>
        </draw:polygon>
        <draw:polygon draw:style-name="gr40" draw:text-style-name="P15" draw:layer="layout" svg:width="0.152cm" svg:height="0.306cm" svg:x="6.722cm" svg:y="1.552cm" svg:viewBox="0 0 153 307" draw:points="153,0 0,154 153,307">
          <text:p/>
        </draw:polygon>
        <draw:polygon draw:style-name="gr40" draw:text-style-name="P15" draw:layer="layout" svg:width="0.306cm" svg:height="0.152cm" svg:x="6.263cm" svg:y="1.094cm" svg:viewBox="0 0 307 153" draw:points="307,153 153,0 0,153">
          <text:p/>
        </draw:polygon>
        <draw:polygon draw:style-name="gr40" draw:text-style-name="P15" draw:layer="layout" svg:width="0.153cm" svg:height="0.153cm" svg:x="7.792cm" svg:y="1.858cm" svg:viewBox="0 0 154 154" draw:points="154,154 154,0 0,0">
          <text:p/>
        </draw:polygon>
        <draw:polygon draw:style-name="gr41" draw:text-style-name="P15" draw:layer="layout" svg:width="0.116cm" svg:height="0.12cm" svg:x="9.51cm" svg:y="2.775cm" svg:viewBox="0 0 117 121" draw:points="117,121 117,0 0,117">
          <text:p/>
        </draw:polygon>
        <draw:polygon draw:style-name="gr42" draw:text-style-name="P2" draw:layer="layout" svg:width="0.116cm" svg:height="0.12cm" svg:x="9.51cm" svg:y="2.775cm" svg:viewBox="0 0 117 121" draw:points="117,121 117,0 0,117">
          <text:p/>
        </draw:polygon>
        <draw:polygon draw:style-name="gr40" draw:text-style-name="P15" draw:layer="layout" svg:width="0.124cm" svg:height="0.125cm" svg:x="6.11cm" svg:y="0.51cm" svg:viewBox="0 0 125 126" draw:points="0,0 0,126 125,126">
          <text:p/>
        </draw:polygon>
        <draw:polygon draw:style-name="gr40" draw:text-style-name="P15" draw:layer="layout" svg:width="0.153cm" svg:height="0.153cm" svg:x="6.569cm" svg:y="1.552cm" svg:viewBox="0 0 154 154" draw:points="0,154 154,154 0,0">
          <text:p/>
        </draw:polygon>
        <draw:polygon draw:style-name="gr40" draw:text-style-name="P15" draw:layer="layout" svg:width="0.153cm" svg:height="0.153cm" svg:x="7.333cm" svg:y="1.705cm" svg:viewBox="0 0 154 154" draw:points="154,0 0,0 154,154">
          <text:p/>
        </draw:polygon>
        <draw:polygon draw:style-name="gr40" draw:text-style-name="P15" draw:layer="layout" svg:width="0.306cm" svg:height="0.153cm" svg:x="6.874cm" svg:y="1.858cm" svg:viewBox="0 0 307 154" draw:points="153,154 307,0 0,0">
          <text:p/>
        </draw:polygon>
        <draw:polygon draw:style-name="gr40" draw:text-style-name="P15" draw:layer="layout" svg:width="0.306cm" svg:height="0.153cm" svg:x="7.486cm" svg:y="1.858cm" svg:viewBox="0 0 307 154" draw:points="153,154 307,0 0,0">
          <text:p/>
        </draw:polygon>
        <draw:polygon draw:style-name="gr40" draw:text-style-name="P15" draw:layer="layout" svg:width="0.062cm" svg:height="0.071cm" svg:x="8.953cm" svg:y="2.775cm" svg:viewBox="0 0 63 72" draw:points="63,72 63,0 0,62">
          <text:p/>
        </draw:polygon>
        <draw:polygon draw:style-name="gr41" draw:text-style-name="P15" draw:layer="layout" svg:width="0.06cm" svg:height="0.142cm" svg:x="5.286cm" svg:y="0.329cm" svg:viewBox="0 0 61 143" draw:points="61,143 61,0 0,61">
          <text:p/>
        </draw:polygon>
        <draw:polygon draw:style-name="gr42" draw:text-style-name="P2" draw:layer="layout" svg:width="0.06cm" svg:height="0.142cm" svg:x="5.286cm" svg:y="0.329cm" svg:viewBox="0 0 61 143" draw:points="61,143 61,0 0,61">
          <text:p/>
        </draw:polygon>
        <draw:polygon draw:style-name="gr40" draw:text-style-name="P15" draw:layer="layout" svg:width="0.054cm" svg:height="0.063cm" svg:x="9.015cm" svg:y="2.101cm" svg:viewBox="0 0 55 64" draw:points="0,0 0,64 55,8">
          <text:p/>
        </draw:polygon>
        <draw:polygon draw:style-name="gr40" draw:text-style-name="P15" draw:layer="layout" svg:width="0.306cm" svg:height="0.153cm" svg:x="6.263cm" svg:y="1.246cm" svg:viewBox="0 0 307 154" draw:points="153,154 307,0 0,0">
          <text:p/>
        </draw:polygon>
        <draw:polygon draw:style-name="gr40" draw:text-style-name="P15" draw:layer="layout" svg:width="0.062cm" svg:height="0.103cm" svg:x="7.027cm" svg:y="1.296cm" svg:viewBox="0 0 63 104" draw:points="0,0 0,104 63,41">
          <text:p/>
        </draw:polygon>
        <draw:polygon draw:style-name="gr40" draw:text-style-name="P15" draw:layer="layout" svg:width="0.153cm" svg:height="0.153cm" svg:x="7.18cm" svg:y="1.552cm" svg:viewBox="0 0 154 154" draw:points="154,154 154,0 0,0">
          <text:p/>
        </draw:polygon>
        <draw:polygon draw:style-name="gr40" draw:text-style-name="P15" draw:layer="layout" svg:width="0.13cm" svg:height="0.099cm" svg:x="7.54cm" svg:y="1.606cm" svg:viewBox="0 0 131 100" draw:points="0,0 100,100 131,68">
          <text:p/>
        </draw:polygon>
        <draw:polygon draw:style-name="gr40" draw:text-style-name="P15" draw:layer="layout" svg:width="0.107cm" svg:height="0.061cm" svg:x="7.333cm" svg:y="1.491cm" svg:viewBox="0 0 108 62" draw:points="0,0 0,62 108,62">
          <text:p/>
        </draw:polygon>
        <draw:polygon draw:style-name="gr40" draw:text-style-name="P15" draw:layer="layout" svg:width="0.087cm" svg:height="0.127cm" svg:x="7.792cm" svg:y="1.731cm" svg:viewBox="0 0 88 128" draw:points="0,0 0,128 88,39">
          <text:p/>
        </draw:polygon>
        <draw:polygon draw:style-name="gr40" draw:text-style-name="P15" draw:layer="layout" svg:width="0.153cm" svg:height="0.153cm" svg:x="7.486cm" svg:y="1.705cm" svg:viewBox="0 0 154 154" draw:points="154,0 0,0 0,154">
          <text:p/>
        </draw:polygon>
        <draw:polygon draw:style-name="gr40" draw:text-style-name="P15" draw:layer="layout" svg:width="0.153cm" svg:height="0.153cm" svg:x="7.486cm" svg:y="2.164cm" svg:viewBox="0 0 154 154" draw:points="154,154 154,0 0,0">
          <text:p/>
        </draw:polygon>
        <draw:polygon draw:style-name="gr40" draw:text-style-name="P15" draw:layer="layout" svg:width="0.02cm" svg:height="0.02cm" svg:x="8.709cm" svg:y="2.775cm" svg:viewBox="0 0 21 21" draw:points="21,21 0,0 0,17">
          <text:p/>
        </draw:polygon>
        <draw:polygon draw:style-name="gr40" draw:text-style-name="P15" draw:layer="layout" svg:width="0.306cm" svg:height="0.306cm" svg:x="7.18cm" svg:y="1.858cm" svg:viewBox="0 0 307 307" draw:points="307,307 307,0 0,307">
          <text:p/>
        </draw:polygon>
        <draw:polygon draw:style-name="gr40" draw:text-style-name="P15" draw:layer="layout" svg:width="0.153cm" svg:height="0.305cm" svg:x="6.263cm" svg:y="0.941cm" svg:viewBox="0 0 154 306" draw:points="154,154 0,0 0,306">
          <text:p/>
        </draw:polygon>
        <draw:polygon draw:style-name="gr40" draw:text-style-name="P15" draw:layer="layout" svg:width="0.153cm" svg:height="0.306cm" svg:x="8.556cm" svg:y="2.469cm" svg:viewBox="0 0 154 307" draw:points="0,154 154,307 154,0">
          <text:p/>
        </draw:polygon>
        <draw:polygon draw:style-name="gr40" draw:text-style-name="P15" draw:layer="layout" svg:width="0.153cm" svg:height="0.305cm" svg:x="8.709cm" svg:y="2.164cm" svg:viewBox="0 0 154 306" draw:points="154,154 0,0 0,306">
          <text:p/>
        </draw:polygon>
        <draw:polygon draw:style-name="gr41" draw:text-style-name="P15" draw:layer="layout" svg:width="0.305cm" svg:height="0.152cm" svg:x="6.569cm" svg:y="1.094cm" svg:viewBox="0 0 306 153" draw:points="153,0 0,153 306,153">
          <text:p/>
        </draw:polygon>
        <draw:polygon draw:style-name="gr42" draw:text-style-name="P2" draw:layer="layout" svg:width="0.305cm" svg:height="0.152cm" svg:x="6.569cm" svg:y="1.094cm" svg:viewBox="0 0 306 153" draw:points="153,0 0,153 306,153">
          <text:p/>
        </draw:polygon>
        <draw:polygon draw:style-name="gr40" draw:text-style-name="P15" draw:layer="layout" svg:width="0.153cm" svg:height="0.305cm" svg:x="9.32cm" svg:y="2.164cm" svg:viewBox="0 0 154 306" draw:points="154,154 0,0 0,306">
          <text:p/>
        </draw:polygon>
        <draw:polygon draw:style-name="gr40" draw:text-style-name="P15" draw:layer="layout" svg:width="0.029cm" svg:height="0.038cm" svg:x="5.47cm" svg:y="0.635cm" svg:viewBox="0 0 30 39" draw:points="30,39 30,0 0,0">
          <text:p/>
        </draw:polygon>
        <draw:polygon draw:style-name="gr40" draw:text-style-name="P15" draw:layer="layout" svg:width="0.153cm" svg:height="0.077cm" svg:x="9.167cm" svg:y="2.622cm" svg:viewBox="0 0 154 78" draw:points="78,78 154,0 0,0">
          <text:p/>
        </draw:polygon>
        <draw:polygon draw:style-name="gr40" draw:text-style-name="P15" draw:layer="layout" svg:width="0.153cm" svg:height="0.153cm" svg:x="6.874cm" svg:y="1.399cm" svg:viewBox="0 0 154 154" draw:points="154,0 0,0 0,154">
          <text:p/>
        </draw:polygon>
        <draw:polygon draw:style-name="gr40" draw:text-style-name="P15" draw:layer="layout" svg:width="0.152cm" svg:height="0.153cm" svg:x="6.722cm" svg:y="1.246cm" svg:viewBox="0 0 153 154" draw:points="0,154 153,154 153,0">
          <text:p/>
        </draw:polygon>
        <draw:polygon draw:style-name="gr40" draw:text-style-name="P15" draw:layer="layout" svg:width="0.306cm" svg:height="0.153cm" svg:x="7.18cm" svg:y="1.705cm" svg:viewBox="0 0 307 154" draw:points="153,0 0,154 307,154">
          <text:p/>
        </draw:polygon>
        <draw:polygon draw:style-name="gr40" draw:text-style-name="P15" draw:layer="layout" svg:width="0.153cm" svg:height="0.153cm" svg:x="8.556cm" svg:y="2.011cm" svg:viewBox="0 0 154 154" draw:points="0,0 0,154 154,154">
          <text:p/>
        </draw:polygon>
        <draw:polygon draw:style-name="gr40" draw:text-style-name="P15" draw:layer="layout" svg:width="0.078cm" svg:height="0.113cm" svg:x="7.562cm" svg:y="2.317cm" svg:viewBox="0 0 79 114" draw:points="79,114 79,0 0,76">
          <text:p/>
        </draw:polygon>
        <draw:polygon draw:style-name="gr40" draw:text-style-name="P15" draw:layer="layout" svg:width="0.077cm" svg:height="0.153cm" svg:x="9.167cm" svg:y="2.622cm" svg:viewBox="0 0 78 154" draw:points="0,154 78,78 0,0">
          <text:p/>
        </draw:polygon>
        <draw:polygon draw:style-name="gr40" draw:text-style-name="P15" draw:layer="layout" svg:width="0.153cm" svg:height="0.153cm" svg:x="9.167cm" svg:y="2.469cm" svg:viewBox="0 0 154 154" draw:points="0,154 154,154 154,0">
          <text:p/>
        </draw:polygon>
        <draw:polygon draw:style-name="gr40" draw:text-style-name="P15" draw:layer="layout" svg:width="0.153cm" svg:height="0.153cm" svg:x="8.403cm" svg:y="2.164cm" svg:viewBox="0 0 154 154" draw:points="154,154 154,0 0,0">
          <text:p/>
        </draw:polygon>
        <draw:polygon draw:style-name="gr40" draw:text-style-name="P15" draw:layer="layout" svg:width="0.153cm" svg:height="0.305cm" svg:x="8.556cm" svg:y="2.164cm" svg:viewBox="0 0 154 306" draw:points="154,0 0,154 154,306">
          <text:p/>
        </draw:polygon>
        <draw:polygon draw:style-name="gr40" draw:text-style-name="P15" draw:layer="layout" svg:width="0.005cm" svg:height="0.002cm" svg:x="7.18cm" svg:y="1.397cm" svg:viewBox="0 0 6 3" draw:points="0,0 0,3 6,3">
          <text:p/>
        </draw:polygon>
        <draw:polygon draw:style-name="gr40" draw:text-style-name="P15" draw:layer="layout" svg:width="0.014cm" svg:height="0.022cm" svg:x="7.166cm" svg:y="2.164cm" svg:viewBox="0 0 15 23" draw:points="15,23 15,0 0,14">
          <text:p/>
        </draw:polygon>
        <draw:polygon draw:style-name="gr40" draw:text-style-name="P15" draw:layer="layout" svg:width="0.084cm" svg:height="0.096cm" svg:x="5.72cm" svg:y="0.941cm" svg:viewBox="0 0 85 97" draw:points="85,97 85,0 0,0">
          <text:p/>
        </draw:polygon>
        <draw:polygon draw:style-name="gr40" draw:text-style-name="P15" draw:layer="layout" svg:width="0.153cm" svg:height="0.153cm" svg:x="7.639cm" svg:y="2.164cm" svg:viewBox="0 0 154 154" draw:points="0,0 0,154 154,0">
          <text:p/>
        </draw:polygon>
        <draw:polygon draw:style-name="gr40" draw:text-style-name="P15" draw:layer="layout" svg:width="0.306cm" svg:height="0.306cm" svg:x="6.874cm" svg:y="1.552cm" svg:viewBox="0 0 307 307" draw:points="0,0 0,307 307,0">
          <text:p/>
        </draw:polygon>
        <draw:polygon draw:style-name="gr41" draw:text-style-name="P15" draw:layer="layout" svg:width="0.153cm" svg:height="0.153cm" svg:x="5.651cm" svg:y="0.329cm" svg:viewBox="0 0 154 154" draw:points="154,154 154,0 0,0">
          <text:p/>
        </draw:polygon>
        <draw:polygon draw:style-name="gr42" draw:text-style-name="P2" draw:layer="layout" svg:width="0.153cm" svg:height="0.153cm" svg:x="5.651cm" svg:y="0.329cm" svg:viewBox="0 0 154 154" draw:points="154,154 154,0 0,0">
          <text:p/>
        </draw:polygon>
        <draw:polygon draw:style-name="gr40" draw:text-style-name="P15" draw:layer="layout" svg:width="0.153cm" svg:height="0.153cm" svg:x="8.25cm" svg:y="2.469cm" svg:viewBox="0 0 154 154" draw:points="0,154 154,154 154,0">
          <text:p/>
        </draw:polygon>
        <draw:polygon draw:style-name="gr40" draw:text-style-name="P15" draw:layer="layout" svg:width="0.112cm" svg:height="0.112cm" svg:x="9.32cm" svg:y="2.775cm" svg:viewBox="0 0 113 113" draw:points="113,113 0,0 0,106">
          <text:p/>
        </draw:polygon>
        <draw:polygon draw:style-name="gr40" draw:text-style-name="P15" draw:layer="layout" svg:width="0.035cm" svg:height="0.059cm" svg:x="6.874cm" svg:y="1.187cm" svg:viewBox="0 0 36 60" draw:points="0,0 0,60 36,26">
          <text:p/>
        </draw:polygon>
        <draw:polygon draw:style-name="gr40" draw:text-style-name="P15" draw:layer="layout" svg:width="0.153cm" svg:height="0.153cm" svg:x="6.416cm" svg:y="1.399cm" svg:viewBox="0 0 154 154" draw:points="0,0 0,154 154,154">
          <text:p/>
        </draw:polygon>
        <draw:polygon draw:style-name="gr40" draw:text-style-name="P15" draw:layer="layout" svg:width="0.076cm" svg:height="0.153cm" svg:x="9.244cm" svg:y="2.622cm" svg:viewBox="0 0 77 154" draw:points="77,0 0,78 77,154">
          <text:p/>
        </draw:polygon>
        <draw:polygon draw:style-name="gr40" draw:text-style-name="P15" draw:layer="layout" svg:width="0.152cm" svg:height="0.153cm" svg:x="9.015cm" svg:y="2.622cm" svg:viewBox="0 0 153 154" draw:points="153,0 0,0 0,154">
          <text:p/>
        </draw:polygon>
        <draw:polygon draw:style-name="gr40" draw:text-style-name="P15" draw:layer="layout" svg:width="0.153cm" svg:height="0.153cm" svg:x="6.263cm" svg:y="0.941cm" svg:viewBox="0 0 154 154" draw:points="154,154 154,0 0,0">
          <text:p/>
        </draw:polygon>
        <draw:polygon draw:style-name="gr40" draw:text-style-name="P15" draw:layer="layout" svg:width="0.152cm" svg:height="0.153cm" svg:x="5.499cm" svg:y="0.482cm" svg:viewBox="0 0 153 154" draw:points="0,0 0,154 153,154">
          <text:p/>
        </draw:polygon>
        <draw:polygon draw:style-name="gr40" draw:text-style-name="P15" draw:layer="layout" svg:width="0.153cm" svg:height="0.153cm" svg:x="5.804cm" svg:y="0.788cm" svg:viewBox="0 0 154 154" draw:points="0,0 0,154 154,154">
          <text:p/>
        </draw:polygon>
        <draw:polygon draw:style-name="gr40" draw:text-style-name="P15" draw:layer="layout" svg:width="0.152cm" svg:height="0.153cm" svg:x="6.722cm" svg:y="1.399cm" svg:viewBox="0 0 153 154" draw:points="153,0 0,0 153,154">
          <text:p/>
        </draw:polygon>
        <draw:polygon draw:style-name="gr40" draw:text-style-name="P15" draw:layer="layout" svg:width="0.15cm" svg:height="0.133cm" svg:x="6.416cm" svg:y="0.808cm" svg:viewBox="0 0 151 134" draw:points="0,0 0,134 151,134">
          <text:p/>
        </draw:polygon>
        <draw:polygon draw:style-name="gr40" draw:text-style-name="P15" draw:layer="layout" svg:width="0.306cm" svg:height="0.152cm" svg:x="8.403cm" svg:y="2.317cm" svg:viewBox="0 0 307 153" draw:points="153,0 0,153 307,153">
          <text:p/>
        </draw:polygon>
        <draw:polygon draw:style-name="gr40" draw:text-style-name="P15" draw:layer="layout" svg:width="0.305cm" svg:height="0.152cm" svg:x="9.015cm" svg:y="2.317cm" svg:viewBox="0 0 306 153" draw:points="152,0 0,153 306,153">
          <text:p/>
        </draw:polygon>
        <draw:polygon draw:style-name="gr40" draw:text-style-name="P15" draw:layer="layout" svg:width="0.153cm" svg:height="0.076cm" svg:x="8.403cm" svg:y="2.011cm" svg:viewBox="0 0 154 77" draw:points="0,0 78,77 154,0">
          <text:p/>
        </draw:polygon>
        <draw:polygon draw:style-name="gr41" draw:text-style-name="P15" draw:layer="layout" svg:width="0.153cm" svg:height="0.306cm" svg:x="5.651cm" svg:y="0.329cm" svg:viewBox="0 0 154 307" draw:points="154,154 0,0 0,307">
          <text:p/>
        </draw:polygon>
        <draw:polygon draw:style-name="gr42" draw:text-style-name="P2" draw:layer="layout" svg:width="0.153cm" svg:height="0.306cm" svg:x="5.651cm" svg:y="0.329cm" svg:viewBox="0 0 154 307" draw:points="154,154 0,0 0,307">
          <text:p/>
        </draw:polygon>
        <draw:polygon draw:style-name="gr40" draw:text-style-name="P15" draw:layer="layout" svg:width="0.153cm" svg:height="0.153cm" svg:x="7.639cm" svg:y="2.011cm" svg:viewBox="0 0 154 154" draw:points="0,0 0,154 154,154">
          <text:p/>
        </draw:polygon>
        <draw:polygon draw:style-name="gr40" draw:text-style-name="P15" draw:layer="layout" svg:width="0.305cm" svg:height="0.153cm" svg:x="6.569cm" svg:y="1.246cm" svg:viewBox="0 0 306 154" draw:points="0,0 153,154 306,0">
          <text:p/>
        </draw:polygon>
        <draw:polygon draw:style-name="gr40" draw:text-style-name="P15" draw:layer="layout" svg:width="0.153cm" svg:height="0.153cm" svg:x="9.32cm" svg:y="2.164cm" svg:viewBox="0 0 154 154" draw:points="154,154 154,0 0,0">
          <text:p/>
        </draw:polygon>
        <draw:polygon draw:style-name="gr41" draw:text-style-name="P15" draw:layer="layout" svg:width="0.306cm" svg:height="0.152cm" svg:x="9.32cm" svg:y="2.317cm" svg:viewBox="0 0 307 153" draw:points="307,153 153,0 0,153">
          <text:p/>
        </draw:polygon>
        <draw:polygon draw:style-name="gr42" draw:text-style-name="P2" draw:layer="layout" svg:width="0.306cm" svg:height="0.152cm" svg:x="9.32cm" svg:y="2.317cm" svg:viewBox="0 0 307 153" draw:points="307,153 153,0 0,153">
          <text:p/>
        </draw:polygon>
        <draw:polygon draw:style-name="gr41" draw:text-style-name="P15" draw:layer="layout" svg:width="0.153cm" svg:height="0.153cm" svg:x="9.473cm" svg:y="2.164cm" svg:viewBox="0 0 154 154" draw:points="0,0 0,154 154,0">
          <text:p/>
        </draw:polygon>
        <draw:polygon draw:style-name="gr42" draw:text-style-name="P2" draw:layer="layout" svg:width="0.153cm" svg:height="0.153cm" svg:x="9.473cm" svg:y="2.164cm" svg:viewBox="0 0 154 154" draw:points="0,0 0,154 154,0">
          <text:p/>
        </draw:polygon>
        <draw:polygon draw:style-name="gr40" draw:text-style-name="P15" draw:layer="layout" svg:width="0.305cm" svg:height="0.153cm" svg:x="6.569cm" svg:y="1.399cm" svg:viewBox="0 0 306 154" draw:points="306,154 153,0 0,154">
          <text:p/>
        </draw:polygon>
        <draw:polygon draw:style-name="gr40" draw:text-style-name="P15" draw:layer="layout" svg:width="0.077cm" svg:height="0.153cm" svg:x="8.403cm" svg:y="2.011cm" svg:viewBox="0 0 78 154" draw:points="78,77 0,0 0,154">
          <text:p/>
        </draw:polygon>
        <draw:polygon draw:style-name="gr40" draw:text-style-name="P15" draw:layer="layout" svg:width="0.153cm" svg:height="0.077cm" svg:x="8.403cm" svg:y="2.087cm" svg:viewBox="0 0 154 78" draw:points="154,78 78,0 0,78">
          <text:p/>
        </draw:polygon>
        <draw:polygon draw:style-name="gr40" draw:text-style-name="P15" draw:layer="layout" svg:width="0.153cm" svg:height="0.153cm" svg:x="7.486cm" svg:y="2.011cm" svg:viewBox="0 0 154 154" draw:points="154,154 154,0 0,154">
          <text:p/>
        </draw:polygon>
        <draw:polygon draw:style-name="gr40" draw:text-style-name="P15" draw:layer="layout" svg:width="0.12cm" svg:height="0.048cm" svg:x="6.907cm" svg:y="2.011cm" svg:viewBox="0 0 121 49" draw:points="72,49 121,0 0,0">
          <text:p/>
        </draw:polygon>
        <draw:polygon draw:style-name="gr41" draw:text-style-name="P15" draw:layer="layout" svg:width="0.152cm" svg:height="0.306cm" svg:x="5.499cm" svg:y="0.329cm" svg:viewBox="0 0 153 307" draw:points="153,0 0,154 153,307">
          <text:p/>
        </draw:polygon>
        <draw:polygon draw:style-name="gr42" draw:text-style-name="P2" draw:layer="layout" svg:width="0.152cm" svg:height="0.306cm" svg:x="5.499cm" svg:y="0.329cm" svg:viewBox="0 0 153 307" draw:points="153,0 0,154 153,307">
          <text:p/>
        </draw:polygon>
        <draw:polygon draw:style-name="gr40" draw:text-style-name="P15" draw:layer="layout" svg:width="0.076cm" svg:height="0.153cm" svg:x="8.327cm" svg:y="2.011cm" svg:viewBox="0 0 77 154" draw:points="77,0 0,77 77,154">
          <text:p/>
        </draw:polygon>
        <draw:polygon draw:style-name="gr40" draw:text-style-name="P15" draw:layer="layout" svg:width="0.153cm" svg:height="0.153cm" svg:x="7.639cm" svg:y="2.164cm" svg:viewBox="0 0 154 154" draw:points="0,154 154,154 154,0">
          <text:p/>
        </draw:polygon>
        <draw:polygon draw:style-name="gr40" draw:text-style-name="P15" draw:layer="layout" svg:width="0.131cm" svg:height="0.124cm" svg:x="6.263cm" svg:y="0.664cm" svg:viewBox="0 0 132 125" draw:points="0,0 0,125 132,125">
          <text:p/>
        </draw:polygon>
        <draw:polygon draw:style-name="gr40" draw:text-style-name="P15" draw:layer="layout" svg:width="0.306cm" svg:height="0.306cm" svg:x="6.874cm" svg:y="1.552cm" svg:viewBox="0 0 307 307" draw:points="0,307 307,307 307,0">
          <text:p/>
        </draw:polygon>
        <draw:polygon draw:style-name="gr40" draw:text-style-name="P15" draw:layer="layout" svg:width="0.076cm" svg:height="0.153cm" svg:x="8.862cm" svg:y="2.622cm" svg:viewBox="0 0 77 154" draw:points="0,154 77,78 0,0">
          <text:p/>
        </draw:polygon>
        <draw:polygon draw:style-name="gr40" draw:text-style-name="P15" draw:layer="layout" svg:width="0.153cm" svg:height="0.153cm" svg:x="8.862cm" svg:y="2.469cm" svg:viewBox="0 0 154 154" draw:points="0,154 154,154 154,0">
          <text:p/>
        </draw:polygon>
        <draw:polygon draw:style-name="gr40" draw:text-style-name="P15" draw:layer="layout" svg:width="0.1cm" svg:height="0.108cm" svg:x="5.857cm" svg:y="1.094cm" svg:viewBox="0 0 101 109" draw:points="101,109 101,0 0,0">
          <text:p/>
        </draw:polygon>
        <draw:polygon draw:style-name="gr40" draw:text-style-name="P15" draw:layer="layout" svg:width="0.153cm" svg:height="0.306cm" svg:x="6.416cm" svg:y="1.246cm" svg:viewBox="0 0 154 307" draw:points="154,0 0,154 154,307">
          <text:p/>
        </draw:polygon>
        <draw:polygon draw:style-name="gr40" draw:text-style-name="P15" draw:layer="layout" svg:width="0.306cm" svg:height="0.153cm" svg:x="6.874cm" svg:y="1.399cm" svg:viewBox="0 0 307 154" draw:points="153,0 0,154 307,154">
          <text:p/>
        </draw:polygon>
        <draw:polygon draw:style-name="gr40" draw:text-style-name="P15" draw:layer="layout" svg:width="0.153cm" svg:height="0.305cm" svg:x="6.11cm" svg:y="0.941cm" svg:viewBox="0 0 154 306" draw:points="154,0 0,154 154,306">
          <text:p/>
        </draw:polygon>
        <draw:polygon draw:style-name="gr40" draw:text-style-name="P15" draw:layer="layout" svg:width="0.021cm" svg:height="0.03cm" svg:x="7.771cm" svg:y="2.469cm" svg:viewBox="0 0 22 31" draw:points="22,31 22,0 0,22">
          <text:p/>
        </draw:polygon>
        <draw:polygon draw:style-name="gr40" draw:text-style-name="P15" draw:layer="layout" svg:width="0.306cm" svg:height="0.306cm" svg:x="7.18cm" svg:y="1.858cm" svg:viewBox="0 0 307 307" draw:points="307,0 0,0 0,307">
          <text:p/>
        </draw:polygon>
        <draw:polygon draw:style-name="gr40" draw:text-style-name="P15" draw:layer="layout" svg:width="0.077cm" svg:height="0.153cm" svg:x="8.938cm" svg:y="2.622cm" svg:viewBox="0 0 78 154" draw:points="78,0 0,78 78,154">
          <text:p/>
        </draw:polygon>
        <draw:polygon draw:style-name="gr40" draw:text-style-name="P15" draw:layer="layout" svg:width="0.153cm" svg:height="0.152cm" svg:x="6.569cm" svg:y="1.094cm" svg:viewBox="0 0 154 153" draw:points="154,0 0,0 0,153">
          <text:p/>
        </draw:polygon>
        <draw:polygon draw:style-name="gr40" draw:text-style-name="P15" draw:layer="layout" svg:width="0.153cm" svg:height="0.153cm" svg:x="6.874cm" svg:y="1.246cm" svg:viewBox="0 0 154 154" draw:points="0,154 154,154 0,0">
          <text:p/>
        </draw:polygon>
        <draw:polygon draw:style-name="gr40" draw:text-style-name="P15" draw:layer="layout" svg:width="0.153cm" svg:height="0.306cm" svg:x="7.027cm" svg:y="1.858cm" svg:viewBox="0 0 154 307" draw:points="154,0 0,154 154,307">
          <text:p/>
        </draw:polygon>
        <draw:polygon draw:style-name="gr40" draw:text-style-name="P15" draw:layer="layout" svg:width="0.109cm" svg:height="0.11cm" svg:x="6.001cm" svg:y="1.246cm" svg:viewBox="0 0 110 111" draw:points="110,111 110,0 0,0">
          <text:p/>
        </draw:polygon>
        <draw:polygon draw:style-name="gr40" draw:text-style-name="P15" draw:layer="layout" svg:width="0.153cm" svg:height="0.153cm" svg:x="6.263cm" svg:y="1.246cm" svg:viewBox="0 0 154 154" draw:points="0,154 154,154 0,0">
          <text:p/>
        </draw:polygon>
        <draw:polygon draw:style-name="gr40" draw:text-style-name="P15" draw:layer="layout" svg:width="0.305cm" svg:height="0.153cm" svg:x="6.569cm" svg:y="1.552cm" svg:viewBox="0 0 306 154" draw:points="153,154 306,0 0,0">
          <text:p/>
        </draw:polygon>
        <draw:polygon draw:style-name="gr40" draw:text-style-name="P15" draw:layer="layout" svg:width="0.305cm" svg:height="0.152cm" svg:x="7.792cm" svg:y="2.317cm" svg:viewBox="0 0 306 153" draw:points="153,0 0,153 306,153">
          <text:p/>
        </draw:polygon>
        <draw:polygon draw:style-name="gr40" draw:text-style-name="P15" draw:layer="layout" svg:width="0.153cm" svg:height="0.152cm" svg:x="6.11cm" svg:y="1.094cm" svg:viewBox="0 0 154 153" draw:points="0,0 0,153 154,153">
          <text:p/>
        </draw:polygon>
        <draw:polygon draw:style-name="gr40" draw:text-style-name="P15" draw:layer="layout" svg:width="0.153cm" svg:height="0.153cm" svg:x="7.027cm" svg:y="1.399cm" svg:viewBox="0 0 154 154" draw:points="154,0 0,0 154,154">
          <text:p/>
        </draw:polygon>
        <draw:polygon draw:style-name="gr40" draw:text-style-name="P15" draw:layer="layout" svg:width="0.153cm" svg:height="0.077cm" svg:x="8.25cm" svg:y="2.087cm" svg:viewBox="0 0 154 78" draw:points="78,0 0,78 154,78">
          <text:p/>
        </draw:polygon>
        <draw:polygon draw:style-name="gr40" draw:text-style-name="P15" draw:layer="layout" svg:width="0.153cm" svg:height="0.305cm" svg:x="8.403cm" svg:y="2.164cm" svg:viewBox="0 0 154 306" draw:points="0,306 154,154 0,0">
          <text:p/>
        </draw:polygon>
        <draw:polygon draw:style-name="gr40" draw:text-style-name="P15" draw:layer="layout" svg:width="0.077cm" svg:height="0.153cm" svg:x="8.25cm" svg:y="2.011cm" svg:viewBox="0 0 78 154" draw:points="0,154 78,77 0,0">
          <text:p/>
        </draw:polygon>
        <draw:polygon draw:style-name="gr40" draw:text-style-name="P15" draw:layer="layout" svg:width="0.069cm" svg:height="0.069cm" svg:x="8.25cm" svg:y="2.622cm" svg:viewBox="0 0 70 70" draw:points="70,70 0,0 0,48">
          <text:p/>
        </draw:polygon>
        <draw:polygon draw:style-name="gr40" draw:text-style-name="P15" draw:layer="layout" svg:width="0.306cm" svg:height="0.152cm" svg:x="8.097cm" svg:y="2.317cm" svg:viewBox="0 0 307 153" draw:points="307,153 153,0 0,153">
          <text:p/>
        </draw:polygon>
        <draw:polygon draw:style-name="gr40" draw:text-style-name="P15" draw:layer="layout" svg:width="0.153cm" svg:height="0.153cm" svg:x="8.097cm" svg:y="2.164cm" svg:viewBox="0 0 154 154" draw:points="154,154 154,0 0,0">
          <text:p/>
        </draw:polygon>
        <draw:polygon draw:style-name="gr40" draw:text-style-name="P15" draw:layer="layout" svg:width="0.009cm" svg:height="0.006cm" svg:x="9.087cm" svg:y="2.851cm" svg:viewBox="0 0 10 7" draw:points="10,7 4,0 0,5">
          <text:p/>
        </draw:polygon>
        <draw:polygon draw:style-name="gr40" draw:text-style-name="P15" draw:layer="layout" svg:width="0.153cm" svg:height="0.306cm" svg:x="7.486cm" svg:y="1.858cm" svg:viewBox="0 0 154 307" draw:points="0,307 154,154 0,0">
          <text:p/>
        </draw:polygon>
        <draw:polygon draw:style-name="gr40" draw:text-style-name="P15" draw:layer="layout" svg:width="0.153cm" svg:height="0.153cm" svg:x="8.25cm" svg:y="2.164cm" svg:viewBox="0 0 154 154" draw:points="0,0 0,154 154,0">
          <text:p/>
        </draw:polygon>
        <draw:polygon draw:style-name="gr40" draw:text-style-name="P15" draw:layer="layout" svg:width="0.095cm" svg:height="0.083cm" svg:x="6.321cm" svg:y="1.552cm" svg:viewBox="0 0 96 84" draw:points="96,84 96,0 0,0">
          <text:p/>
        </draw:polygon>
        <draw:polygon draw:style-name="gr40" draw:text-style-name="P15" draw:layer="layout" svg:width="0.084cm" svg:height="0.034cm" svg:x="6.874cm" svg:y="1.212cm" svg:viewBox="0 0 85 35" draw:points="35,0 0,35 85,35">
          <text:p/>
        </draw:polygon>
        <draw:polygon draw:style-name="gr41" draw:text-style-name="P15" draw:layer="layout" svg:width="0.153cm" svg:height="0.153cm" svg:x="9.473cm" svg:y="2.622cm" svg:viewBox="0 0 154 154" draw:points="0,0 0,154 154,154">
          <text:p/>
        </draw:polygon>
        <draw:polygon draw:style-name="gr42" draw:text-style-name="P2" draw:layer="layout" svg:width="0.153cm" svg:height="0.153cm" svg:x="9.473cm" svg:y="2.622cm" svg:viewBox="0 0 154 154" draw:points="0,0 0,154 154,154">
          <text:p/>
        </draw:polygon>
        <draw:polygon draw:style-name="gr40" draw:text-style-name="P15" draw:layer="layout" svg:width="0.153cm" svg:height="0.153cm" svg:x="5.957cm" svg:y="0.941cm" svg:viewBox="0 0 154 154" draw:points="0,154 154,154 0,0">
          <text:p/>
        </draw:polygon>
        <draw:polygon draw:style-name="gr40" draw:text-style-name="P15" draw:layer="layout" svg:width="0.153cm" svg:height="0.152cm" svg:x="7.639cm" svg:y="2.317cm" svg:viewBox="0 0 154 153" draw:points="87,153 154,153 0,0 0,114">
          <text:p/>
        </draw:polygon>
        <draw:polygon draw:style-name="gr40" draw:text-style-name="P15" draw:layer="layout" svg:width="0.153cm" svg:height="0.115cm" svg:x="6.416cm" svg:y="1.552cm" svg:viewBox="0 0 154 116" draw:points="38,116 154,0 0,0 0,83">
          <text:p/>
        </draw:polygon>
        <draw:polygon draw:style-name="gr40" draw:text-style-name="P15" draw:layer="layout" svg:width="0.153cm" svg:height="0.116cm" svg:x="5.651cm" svg:y="0.788cm" svg:viewBox="0 0 154 117" draw:points="37,117 154,0 0,0 0,73">
          <text:p/>
        </draw:polygon>
        <draw:polygon draw:style-name="gr40" draw:text-style-name="P15" draw:layer="layout" svg:width="0.142cm" svg:height="0.153cm" svg:x="6.263cm" svg:y="0.788cm" svg:viewBox="0 0 143 154" draw:points="132,0 0,0 0,154 143,10">
          <text:p/>
        </draw:polygon>
        <draw:polygon draw:style-name="gr40" draw:text-style-name="P15" draw:layer="layout" svg:width="0.153cm" svg:height="0.305cm" svg:x="8.097cm" svg:y="1.859cm" svg:viewBox="0 0 154 306" draw:points="0,0 0,306 154,153 2,1">
          <text:p/>
        </draw:polygon>
        <draw:polygon draw:style-name="gr40" draw:text-style-name="P15" draw:layer="layout" svg:width="0.076cm" svg:height="0.09cm" svg:x="9.091cm" svg:y="2.775cm" svg:viewBox="0 0 77 91" draw:points="77,91 77,0 0,77 5,83">
          <text:p/>
        </draw:polygon>
        <draw:polygon draw:style-name="gr40" draw:text-style-name="P15" draw:layer="layout" svg:width="0.153cm" svg:height="0.126cm" svg:x="6.263cm" svg:y="1.399cm" svg:viewBox="0 0 154 127" draw:points="27,127 154,0 0,0 0,102">
          <text:p/>
        </draw:polygon>
        <draw:polygon draw:style-name="gr40" draw:text-style-name="P15" draw:layer="layout" svg:width="0.126cm" svg:height="0.153cm" svg:x="5.831cm" svg:y="0.941cm" svg:viewBox="0 0 127 154" draw:points="26,154 127,154 127,0 0,127">
          <text:p/>
        </draw:polygon>
        <draw:polygon draw:style-name="gr40" draw:text-style-name="P15" draw:layer="layout" svg:width="0.305cm" svg:height="0.109cm" svg:x="7.792cm" svg:y="2.469cm" svg:viewBox="0 0 306 110" draw:points="196,110 306,0 0,0 50,51">
          <text:p/>
        </draw:polygon>
        <draw:polygon draw:style-name="gr40" draw:text-style-name="P15" draw:layer="layout" svg:width="0.153cm" svg:height="0.153cm" svg:x="8.556cm" svg:y="2.622cm" svg:viewBox="0 0 154 154" draw:points="84,154 154,154 0,0 0,135">
          <text:p/>
        </draw:polygon>
        <draw:polygon draw:style-name="gr40" draw:text-style-name="P15" draw:layer="layout" svg:width="0.153cm" svg:height="0.038cm" svg:x="8.403cm" svg:y="1.973cm" svg:viewBox="0 0 154 39" draw:points="39,0 0,39 154,39 147,31">
          <text:p/>
        </draw:polygon>
        <draw:polygon draw:style-name="gr40" draw:text-style-name="P15" draw:layer="layout" svg:width="0.076cm" svg:height="0.08cm" svg:x="9.015cm" svg:y="2.775cm" svg:viewBox="0 0 77 81" draw:points="73,81 77,77 0,0 0,72">
          <text:p/>
        </draw:polygon>
        <draw:polygon draw:style-name="gr40" draw:text-style-name="P15" draw:layer="layout" svg:width="0.131cm" svg:height="0.152cm" svg:x="5.979cm" svg:y="1.094cm" svg:viewBox="0 0 132 153" draw:points="22,153 132,153 132,0 0,131">
          <text:p/>
        </draw:polygon>
        <draw:polygon draw:style-name="gr40" draw:text-style-name="P15" draw:layer="layout" svg:width="0.153cm" svg:height="0.229cm" svg:x="7.486cm" svg:y="2.164cm" svg:viewBox="0 0 154 230" draw:points="77,230 154,154 0,0 0,192">
          <text:p/>
        </draw:polygon>
        <draw:polygon draw:style-name="gr41" draw:text-style-name="P15" draw:layer="layout" svg:width="0.153cm" svg:height="0.153cm" svg:x="5.346cm" svg:y="0.329cm" svg:viewBox="0 0 154 154" draw:points="8,154 154,154 0,0 0,143">
          <text:p/>
        </draw:polygon>
        <draw:polygon draw:style-name="gr42" draw:text-style-name="P2" draw:layer="layout" svg:width="0.153cm" svg:height="0.153cm" svg:x="5.346cm" svg:y="0.329cm" svg:viewBox="0 0 154 154" draw:points="8,154 154,154 0,0 0,143">
          <text:p/>
        </draw:polygon>
        <draw:polygon draw:style-name="gr40" draw:text-style-name="P15" draw:layer="layout" svg:width="0.153cm" svg:height="0.131cm" svg:x="6.11cm" svg:y="1.246cm" svg:viewBox="0 0 154 132" draw:points="22,132 154,0 0,0 0,110">
          <text:p/>
        </draw:polygon>
        <draw:polygon draw:style-name="gr40" draw:text-style-name="P15" draw:layer="layout" svg:width="0.153cm" svg:height="0.025cm" svg:x="9.32cm" svg:y="2.139cm" svg:viewBox="0 0 154 26" draw:points="25,0 0,26 154,26 154,10">
          <text:p/>
        </draw:polygon>
        <draw:polygon draw:style-name="gr40" draw:text-style-name="P15" draw:layer="layout" svg:width="0.152cm" svg:height="0.102cm" svg:x="5.499cm" svg:y="0.635cm" svg:viewBox="0 0 153 103" draw:points="52,103 153,0 0,0 0,39">
          <text:p/>
        </draw:polygon>
        <draw:polygon draw:style-name="gr40" draw:text-style-name="P15" draw:layer="layout" svg:width="0.153cm" svg:height="0.151cm" svg:x="6.569cm" svg:y="0.943cm" svg:viewBox="0 0 154 152" draw:points="0,0 0,152 154,152 15,13">
          <text:p/>
        </draw:polygon>
        <draw:polygon draw:style-name="gr40" draw:text-style-name="P15" draw:layer="layout" svg:width="0.083cm" svg:height="0.153cm" svg:x="5.416cm" svg:y="0.482cm" svg:viewBox="0 0 84 154" draw:points="55,154 84,154 84,0 0,84">
          <text:p/>
        </draw:polygon>
        <draw:polygon draw:style-name="gr40" draw:text-style-name="P15" draw:layer="layout" svg:width="0.153cm" svg:height="0.062cm" svg:x="7.027cm" svg:y="1.337cm" svg:viewBox="0 0 154 63" draw:points="63,0 0,63 154,63 154,61">
          <text:p/>
        </draw:polygon>
        <draw:polygon draw:style-name="gr40" draw:text-style-name="P15" draw:layer="layout" svg:width="0.126cm" svg:height="0.153cm" svg:x="6.29cm" svg:y="1.399cm" svg:viewBox="0 0 127 154" draw:points="32,154 127,154 127,0 0,127">
          <text:p/>
        </draw:polygon>
        <draw:polygon draw:style-name="gr40" draw:text-style-name="P15" draw:layer="layout" svg:width="0.153cm" svg:height="0.153cm" svg:x="7.027cm" svg:y="2.011cm" svg:viewBox="0 0 154 154" draw:points="118,154 154,154 0,0 0,81">
          <text:p/>
        </draw:polygon>
        <draw:polygon draw:style-name="gr40" draw:text-style-name="P15" draw:layer="layout" svg:width="0.153cm" svg:height="0.115cm" svg:x="9.32cm" svg:y="2.775cm" svg:viewBox="0 0 154 116" draw:points="154,116 154,0 0,0 113,113">
          <text:p/>
        </draw:polygon>
        <draw:polygon draw:style-name="gr40" draw:text-style-name="P15" draw:layer="layout" svg:width="0.153cm" svg:height="0.016cm" svg:x="9.473cm" svg:y="2.148cm" svg:viewBox="0 0 154 17" draw:points="0,0 0,17 154,17 143,4">
          <text:p/>
        </draw:polygon>
        <draw:polygon draw:style-name="gr40" draw:text-style-name="P15" draw:layer="layout" svg:width="0.153cm" svg:height="0.074cm" svg:x="8.25cm" svg:y="1.937cm" svg:viewBox="0 0 154 75" draw:points="75,0 0,75 154,75 154,25">
          <text:p/>
        </draw:polygon>
        <draw:polygon draw:style-name="gr40" draw:text-style-name="P15" draw:layer="layout" svg:width="0.152cm" svg:height="0.055cm" svg:x="9.015cm" svg:y="2.109cm" svg:viewBox="0 0 153 56" draw:points="55,0 0,56 153,56 106,7">
          <text:p/>
        </draw:polygon>
        <draw:polygon draw:style-name="gr40" draw:text-style-name="P15" draw:layer="layout" svg:width="0.153cm" svg:height="0.039cm" svg:x="8.709cm" svg:y="2.775cm" svg:viewBox="0 0 154 40" draw:points="115,40 154,0 0,0 20,21">
          <text:p/>
        </draw:polygon>
        <draw:polygon draw:style-name="gr40" draw:text-style-name="P15" draw:layer="layout" svg:width="0.076cm" svg:height="0.121cm" svg:x="8.709cm" svg:y="2.043cm" svg:viewBox="0 0 77 122" draw:points="0,0 0,122 77,44 41,9">
          <text:p/>
        </draw:polygon>
        <draw:polygon draw:style-name="gr40" draw:text-style-name="P15" draw:layer="layout" svg:width="0.077cm" svg:height="0.096cm" svg:x="9.167cm" svg:y="2.775cm" svg:viewBox="0 0 78 97" draw:points="57,97 78,77 0,0 0,91">
          <text:p/>
        </draw:polygon>
        <draw:polygon draw:style-name="gr40" draw:text-style-name="P15" draw:layer="layout" svg:width="0.153cm" svg:height="0.139cm" svg:x="5.957cm" svg:y="0.496cm" svg:viewBox="0 0 154 140" draw:points="140,0 0,140 154,140 154,14">
          <text:p/>
        </draw:polygon>
        <draw:polygon draw:style-name="gr40" draw:text-style-name="P15" draw:layer="layout" svg:width="0.099cm" svg:height="0.153cm" svg:x="6.623cm" svg:y="1.705cm" svg:viewBox="0 0 100 154" draw:points="71,154 100,154 100,0 0,100">
          <text:p/>
        </draw:polygon>
        <draw:polygon draw:style-name="gr40" draw:text-style-name="P15" draw:layer="layout" svg:width="0.138cm" svg:height="0.153cm" svg:x="6.11cm" svg:y="0.635cm" svg:viewBox="0 0 139 154" draw:points="125,0 0,0 0,154 139,15">
          <text:p/>
        </draw:polygon>
        <draw:polygon draw:style-name="gr40" draw:text-style-name="P15" draw:layer="layout" svg:width="0.101cm" svg:height="0.153cm" svg:x="5.55cm" svg:y="0.635cm" svg:viewBox="0 0 102 154" draw:points="42,154 102,154 102,0 0,103">
          <text:p/>
        </draw:polygon>
        <draw:polygon draw:style-name="gr40" draw:text-style-name="P15" draw:layer="layout" svg:width="0.152cm" svg:height="0.076cm" svg:x="6.722cm" svg:y="1.858cm" svg:viewBox="0 0 153 77" draw:points="77,77 153,0 0,0 0,22">
          <text:p/>
        </draw:polygon>
        <draw:polygon draw:style-name="gr40" draw:text-style-name="P15" draw:layer="layout" svg:width="0.077cm" svg:height="0.1cm" svg:x="8.785cm" svg:y="2.064cm" svg:viewBox="0 0 78 101" draw:points="23,0 0,23 78,101 78,11">
          <text:p/>
        </draw:polygon>
        <draw:polygon draw:style-name="gr40" draw:text-style-name="P15" draw:layer="layout" svg:width="0.153cm" svg:height="0.153cm" svg:x="6.874cm" svg:y="1.858cm" svg:viewBox="0 0 154 154" draw:points="33,154 154,154 0,0 0,132">
          <text:p/>
        </draw:polygon>
        <draw:polygon draw:style-name="gr40" draw:text-style-name="P15" draw:layer="layout" svg:width="0.153cm" svg:height="0.127cm" svg:x="7.486cm" svg:y="1.578cm" svg:viewBox="0 0 154 128" draw:points="0,0 0,128 154,128 55,28">
          <text:p/>
        </draw:polygon>
        <draw:polygon draw:style-name="gr40" draw:text-style-name="P15" draw:layer="layout" svg:width="0.136cm" svg:height="0.153cm" svg:x="7.333cm" svg:y="1.552cm" svg:viewBox="0 0 137 154" draw:points="108,0 0,0 0,154 137,17">
          <text:p/>
        </draw:polygon>
        <draw:polygon draw:style-name="gr40" draw:text-style-name="P15" draw:layer="layout" svg:width="0.153cm" svg:height="0.136cm" svg:x="7.333cm" svg:y="1.569cm" svg:viewBox="0 0 154 137" draw:points="137,0 0,137 154,137 154,9">
          <text:p/>
        </draw:polygon>
        <draw:polygon draw:style-name="gr40" draw:text-style-name="P15" draw:layer="layout" svg:width="0.152cm" svg:height="0.305cm" svg:x="7.945cm" svg:y="1.859cm" svg:viewBox="0 0 153 306" draw:points="153,0 0,153 153,306">
          <text:p/>
        </draw:polygon>
        <draw:polygon draw:style-name="gr40" draw:text-style-name="P15" draw:layer="layout" svg:width="0.153cm" svg:height="0.096cm" svg:x="7.18cm" svg:y="1.456cm" svg:viewBox="0 0 154 97" draw:points="97,0 0,97 154,97 154,36">
          <text:p/>
        </draw:polygon>
        <draw:polygon draw:style-name="gr40" draw:text-style-name="P15" draw:layer="layout" svg:width="0.076cm" svg:height="0.105cm" svg:x="9.244cm" svg:y="2.775cm" svg:viewBox="0 0 77 106" draw:points="77,106 77,0 0,76 24,101">
          <text:p/>
        </draw:polygon>
        <draw:polygon draw:style-name="gr40" draw:text-style-name="P15" draw:layer="layout" svg:width="0.076cm" svg:height="0.134cm" svg:x="8.48cm" svg:y="2.622cm" svg:viewBox="0 0 77 135" draw:points="77,135 77,0 0,77 50,128">
          <text:p/>
        </draw:polygon>
        <draw:polygon draw:style-name="gr40" draw:text-style-name="P15" draw:layer="layout" svg:width="0.152cm" svg:height="0.153cm" svg:x="7.945cm" svg:y="1.858cm" svg:viewBox="0 0 153 154" draw:points="151,0 0,0 0,154 153,1">
          <text:p/>
        </draw:polygon>
        <draw:polygon draw:style-name="gr40" draw:text-style-name="P15" draw:layer="layout" svg:width="0.077cm" svg:height="0.106cm" svg:x="8.403cm" svg:y="2.622cm" svg:viewBox="0 0 78 107" draw:points="47,107 78,77 0,0 0,95">
          <text:p/>
        </draw:polygon>
        <draw:polygon draw:style-name="gr40" draw:text-style-name="P15" draw:layer="layout" svg:width="0.153cm" svg:height="0.189cm" svg:x="8.097cm" svg:y="2.469cm" svg:viewBox="0 0 154 190" draw:points="118,190 154,154 0,0 0,151">
          <text:p/>
        </draw:polygon>
        <draw:polygon draw:style-name="gr40" draw:text-style-name="P15" draw:layer="layout" svg:width="0.153cm" svg:height="0.073cm" svg:x="8.25cm" svg:y="2.622cm" svg:viewBox="0 0 154 74" draw:points="82,74 154,0 0,0 70,70">
          <text:p/>
        </draw:polygon>
        <draw:polygon draw:style-name="gr40" draw:text-style-name="P15" draw:layer="layout" svg:width="0.153cm" svg:height="0.076cm" svg:x="8.862cm" svg:y="2.088cm" svg:viewBox="0 0 154 77" draw:points="76,0 0,77 154,77 79,1">
          <text:p/>
        </draw:polygon>
        <draw:polygon draw:style-name="gr40" draw:text-style-name="P15" draw:layer="layout" svg:width="0.116cm" svg:height="0.153cm" svg:x="5.688cm" svg:y="0.788cm" svg:viewBox="0 0 117 154" draw:points="32,154 117,154 117,0 0,117">
          <text:p/>
        </draw:polygon>
        <draw:polygon draw:style-name="gr40" draw:text-style-name="P15" draw:layer="layout" svg:width="0.153cm" svg:height="0.126cm" svg:x="5.804cm" svg:y="0.941cm" svg:viewBox="0 0 154 127" draw:points="27,127 154,0 0,0 0,96">
          <text:p/>
        </draw:polygon>
        <draw:polygon draw:style-name="gr40" draw:text-style-name="P15" draw:layer="layout" svg:width="0.153cm" svg:height="0.088cm" svg:x="7.792cm" svg:y="1.77cm" svg:viewBox="0 0 154 89" draw:points="88,0 0,89 154,89 154,29">
          <text:p/>
        </draw:polygon>
        <draw:polygon draw:style-name="gr40" draw:text-style-name="P15" draw:layer="layout" svg:width="0.153cm" svg:height="0.185cm" svg:x="7.639cm" svg:y="1.673cm" svg:viewBox="0 0 154 186" draw:points="31,0 0,32 154,186 154,58">
          <text:p/>
        </draw:polygon>
        <draw:polygon draw:style-name="gr40" draw:text-style-name="P15" draw:layer="layout" svg:width="0.153cm" svg:height="0.099cm" svg:x="6.569cm" svg:y="1.705cm" svg:viewBox="0 0 154 100" draw:points="55,100 154,0 0,0 0,57">
          <text:p/>
        </draw:polygon>
        <draw:polygon draw:style-name="gr40" draw:text-style-name="P15" draw:layer="layout" svg:width="0.151cm" svg:height="0.153cm" svg:x="6.416cm" svg:y="0.941cm" svg:viewBox="0 0 152 154" draw:points="151,0 0,0 0,154 152,1">
          <text:p/>
        </draw:polygon>
        <draw:polygon draw:style-name="gr41" draw:text-style-name="P15" draw:layer="layout" svg:width="0.153cm" svg:height="0.116cm" svg:x="9.473cm" svg:y="2.775cm" svg:viewBox="0 0 154 117" draw:points="38,117 154,0 0,0 0,116">
          <text:p/>
        </draw:polygon>
        <draw:polygon draw:style-name="gr42" draw:text-style-name="P2" draw:layer="layout" svg:width="0.153cm" svg:height="0.116cm" svg:x="9.473cm" svg:y="2.775cm" svg:viewBox="0 0 154 117" draw:points="38,117 154,0 0,0 0,116">
          <text:p/>
        </draw:polygon>
        <draw:polygon draw:style-name="gr40" draw:text-style-name="P15" draw:layer="layout" svg:width="0.153cm" svg:height="0.153cm" svg:x="6.874cm" svg:y="1.246cm" svg:viewBox="0 0 154 154" draw:points="85,0 0,0 154,154 154,51">
          <text:p/>
        </draw:polygon>
        <draw:polygon draw:style-name="gr40" draw:text-style-name="P15" draw:layer="layout" svg:width="0.153cm" svg:height="0.143cm" svg:x="6.263cm" svg:y="0.798cm" svg:viewBox="0 0 154 144" draw:points="143,0 0,144 154,144 154,10">
          <text:p/>
        </draw:polygon>
        <draw:polygon draw:style-name="gr40" draw:text-style-name="P15" draw:layer="layout" svg:width="0.153cm" svg:height="0.13cm" svg:x="5.957cm" svg:y="1.094cm" svg:viewBox="0 0 154 131" draw:points="22,131 154,0 0,0 0,109">
          <text:p/>
        </draw:polygon>
        <draw:polygon draw:style-name="gr41" draw:text-style-name="P15" draw:layer="layout" svg:width="0.153cm" svg:height="0.298cm" svg:x="5.804cm" svg:y="0.337cm" svg:viewBox="0 0 154 299" draw:points="147,0 0,146 154,299 154,8">
          <text:p/>
        </draw:polygon>
        <draw:polygon draw:style-name="gr42" draw:text-style-name="P2" draw:layer="layout" svg:width="0.153cm" svg:height="0.298cm" svg:x="5.804cm" svg:y="0.337cm" svg:viewBox="0 0 154 299" draw:points="147,0 0,146 154,299 154,8">
          <text:p/>
        </draw:polygon>
        <draw:polygon draw:style-name="gr40" draw:text-style-name="P15" draw:layer="layout" svg:width="0.115cm" svg:height="0.153cm" svg:x="6.454cm" svg:y="1.552cm" svg:viewBox="0 0 116 154" draw:points="46,154 116,154 116,0 0,116">
          <text:p/>
        </draw:polygon>
        <draw:polygon draw:style-name="gr40" draw:text-style-name="P15" draw:layer="layout" svg:width="0.306cm" svg:height="0.125cm" svg:x="7.18cm" svg:y="2.164cm" svg:viewBox="0 0 307 126" draw:points="181,126 307,0 0,0 53,53">
          <text:p/>
        </draw:polygon>
        <draw:polygon draw:style-name="gr40" draw:text-style-name="P15" draw:layer="layout" svg:width="0.096cm" svg:height="0.153cm" svg:x="7.18cm" svg:y="1.399cm" svg:viewBox="0 0 97 154" draw:points="4,0 0,0 0,154 97,58">
          <text:p/>
        </draw:polygon>
        <draw:polygon draw:style-name="gr40" draw:text-style-name="P15" draw:layer="layout" svg:width="0.131cm" svg:height="0.153cm" svg:x="6.132cm" svg:y="1.246cm" svg:viewBox="0 0 132 154" draw:points="24,154 132,154 132,0 0,132">
          <text:p/>
        </draw:polygon>
        <draw:polygon draw:style-name="gr40" draw:text-style-name="P15" draw:layer="layout" svg:width="0.153cm" svg:height="0.152cm" svg:x="6.416cm" svg:y="0.942cm" svg:viewBox="0 0 154 153" draw:points="152,0 0,153 154,153 154,1">
          <text:p/>
        </draw:polygon>
        <draw:polygon draw:style-name="gr40" draw:text-style-name="P15" draw:layer="layout" svg:width="0.152cm" svg:height="0.166cm" svg:x="6.722cm" svg:y="1.08cm" svg:viewBox="0 0 153 167" draw:points="13,0 0,14 153,167 153,107">
          <text:p/>
        </draw:polygon>
        <draw:polygon draw:style-name="gr40" draw:text-style-name="P15" draw:layer="layout" svg:width="0.153cm" svg:height="0.038cm" svg:x="9.167cm" svg:y="2.126cm" svg:viewBox="0 0 154 39" draw:points="39,0 0,39 154,39 126,10">
          <text:p/>
        </draw:polygon>
        <draw:polygon draw:style-name="gr40" draw:text-style-name="P15" draw:layer="layout" svg:width="0.153cm" svg:height="0.153cm" svg:x="8.556cm" svg:y="2.011cm" svg:viewBox="0 0 154 154" draw:points="22,0 0,0 154,154 154,32">
          <text:p/>
        </draw:polygon>
        <draw:polygon draw:style-name="gr41" draw:text-style-name="P15" draw:layer="layout" svg:width="0.146cm" svg:height="0.153cm" svg:x="5.804cm" svg:y="0.329cm" svg:viewBox="0 0 147 154" draw:points="140,0 0,0 0,154 147,8">
          <text:p/>
        </draw:polygon>
        <draw:polygon draw:style-name="gr42" draw:text-style-name="P2" draw:layer="layout" svg:width="0.146cm" svg:height="0.153cm" svg:x="5.804cm" svg:y="0.329cm" svg:viewBox="0 0 147 154" draw:points="140,0 0,0 0,154 147,8">
          <text:p/>
        </draw:polygon>
        <draw:polygon draw:style-name="gr40" draw:text-style-name="P15" draw:layer="layout" svg:width="0.153cm" svg:height="0.138cm" svg:x="6.11cm" svg:y="0.65cm" svg:viewBox="0 0 154 139" draw:points="139,0 0,139 154,139 154,14">
          <text:p/>
        </draw:polygon>
        <draw:polygon draw:style-name="gr40" draw:text-style-name="P15" draw:layer="layout" svg:width="0.153cm" svg:height="0.061cm" svg:x="8.862cm" svg:y="2.775cm" svg:viewBox="0 0 154 62" draw:points="92,62 154,0 0,0 56,56">
          <text:p/>
        </draw:polygon>
        <draw:polygon draw:style-name="gr43" draw:text-style-name="P16" draw:layer="layout" svg:width="0.015cm" svg:height="0.029cm" svg:x="6.248cm" svg:y="0.635cm" svg:viewBox="0 0 16 30" draw:points="16,30 16,0 0,15">
          <text:p/>
        </draw:polygon>
        <draw:polygon draw:style-name="gr43" draw:text-style-name="P16" draw:layer="layout" svg:width="0cm" svg:height="0cm" svg:x="8.097cm" svg:y="1.858cm" svg:viewBox="0 0 0 1" draw:points="0,1 0,0">
          <text:p/>
        </draw:polygon>
        <draw:polygon draw:style-name="gr43" draw:text-style-name="P16" draw:layer="layout" svg:width="0.054cm" svg:height="0.054cm" svg:x="7.486cm" svg:y="1.552cm" svg:viewBox="0 0 55 55" draw:points="55,55 0,0 0,26">
          <text:p/>
        </draw:polygon>
        <draw:polygon draw:style-name="gr44" draw:text-style-name="P16" draw:layer="layout" svg:width="0.153cm" svg:height="0.306cm" svg:x="9.473cm" svg:y="1.552cm" svg:viewBox="0 0 154 307" draw:points="0,154 154,307 154,0">
          <text:p/>
        </draw:polygon>
        <draw:polygon draw:style-name="gr45" draw:text-style-name="P2" draw:layer="layout" svg:width="0.153cm" svg:height="0.306cm" svg:x="9.473cm" svg:y="1.552cm" svg:viewBox="0 0 154 307" draw:points="0,154 154,307 154,0">
          <text:p/>
        </draw:polygon>
        <draw:polygon draw:style-name="gr43" draw:text-style-name="P16" draw:layer="layout" svg:width="0.122cm" svg:height="0.179cm" svg:x="7.67cm" svg:y="1.552cm" svg:viewBox="0 0 123 180" draw:points="123,180 123,0 0,121">
          <text:p/>
        </draw:polygon>
        <draw:polygon draw:style-name="gr43" draw:text-style-name="P16" draw:layer="layout" svg:width="0.306cm" svg:height="0.153cm" svg:x="7.18cm" svg:y="1.246cm" svg:viewBox="0 0 307 154" draw:points="0,0 153,154 307,0">
          <text:p/>
        </draw:polygon>
        <draw:polygon draw:style-name="gr43" draw:text-style-name="P16" draw:layer="layout" svg:width="0.091cm" svg:height="0.091cm" svg:x="7.089cm" svg:y="0.544cm" svg:viewBox="0 0 92 92" draw:points="0,0 92,92 92,65">
          <text:p/>
        </draw:polygon>
        <draw:polygon draw:style-name="gr43" draw:text-style-name="P16" draw:layer="layout" svg:width="0.305cm" svg:height="0.153cm" svg:x="6.569cm" svg:y="0.482cm" svg:viewBox="0 0 306 154" draw:points="153,0 0,154 306,154">
          <text:p/>
        </draw:polygon>
        <draw:polygon draw:style-name="gr43" draw:text-style-name="P16" draw:layer="layout" svg:width="0.042cm" svg:height="0.016cm" svg:x="7.18cm" svg:y="0.619cm" svg:viewBox="0 0 43 17" draw:points="17,0 0,17 43,17">
          <text:p/>
        </draw:polygon>
        <draw:polygon draw:style-name="gr43" draw:text-style-name="P16" draw:layer="layout" svg:width="0.046cm" svg:height="0.017cm" svg:x="7.44cm" svg:y="1.552cm" svg:viewBox="0 0 47 18" draw:points="30,18 47,0 0,0">
          <text:p/>
        </draw:polygon>
        <draw:polygon draw:style-name="gr43" draw:text-style-name="P16" draw:layer="layout" svg:width="0.014cm" svg:height="0.028cm" svg:x="6.096cm" svg:y="0.482cm" svg:viewBox="0 0 15 29" draw:points="15,29 15,0 0,14">
          <text:p/>
        </draw:polygon>
        <draw:polygon draw:style-name="gr43" draw:text-style-name="P16" draw:layer="layout" svg:width="0.153cm" svg:height="0.306cm" svg:x="7.027cm" svg:y="0.635cm" svg:viewBox="0 0 154 307" draw:points="154,0 0,154 154,307">
          <text:p/>
        </draw:polygon>
        <draw:polygon draw:style-name="gr43" draw:text-style-name="P16" draw:layer="layout" svg:width="0.153cm" svg:height="0.305cm" svg:x="7.333cm" svg:y="0.941cm" svg:viewBox="0 0 154 306" draw:points="154,0 0,154 154,306">
          <text:p/>
        </draw:polygon>
        <draw:polygon draw:style-name="gr43" draw:text-style-name="P16" draw:layer="layout" svg:width="0.015cm" svg:height="0.015cm" svg:x="6.569cm" svg:y="0.941cm" svg:viewBox="0 0 16 16" draw:points="16,16 0,0 0,2">
          <text:p/>
        </draw:polygon>
        <draw:polygon draw:style-name="gr44" draw:text-style-name="P16" draw:layer="layout" svg:width="0.007cm" svg:height="0.016cm" svg:x="5.95cm" svg:y="0.329cm" svg:viewBox="0 0 8 17" draw:points="8,17 8,0 0,8">
          <text:p/>
        </draw:polygon>
        <draw:polygon draw:style-name="gr45" draw:text-style-name="P2" draw:layer="layout" svg:width="0.007cm" svg:height="0.016cm" svg:x="5.95cm" svg:y="0.329cm" svg:viewBox="0 0 8 17" draw:points="8,17 8,0 0,8">
          <text:p/>
        </draw:polygon>
        <draw:polygon draw:style-name="gr43" draw:text-style-name="P16" draw:layer="layout" svg:width="0.153cm" svg:height="0.076cm" svg:x="8.862cm" svg:y="2.011cm" svg:viewBox="0 0 154 77" draw:points="77,77 154,0 0,0">
          <text:p/>
        </draw:polygon>
        <draw:polygon draw:style-name="gr44" draw:text-style-name="P16" draw:layer="layout" svg:width="0.153cm" svg:height="0.153cm" svg:x="6.263cm" svg:y="0.329cm" svg:viewBox="0 0 154 154" draw:points="0,154 154,154 0,0">
          <text:p/>
        </draw:polygon>
        <draw:polygon draw:style-name="gr45" draw:text-style-name="P2" draw:layer="layout" svg:width="0.153cm" svg:height="0.153cm" svg:x="6.263cm" svg:y="0.329cm" svg:viewBox="0 0 154 154" draw:points="0,154 154,154 0,0">
          <text:p/>
        </draw:polygon>
        <draw:polygon draw:style-name="gr43" draw:text-style-name="P16" draw:layer="layout" svg:width="0.153cm" svg:height="0.306cm" svg:x="8.25cm" svg:y="1.552cm" svg:viewBox="0 0 154 307" draw:points="0,154 154,307 154,0">
          <text:p/>
        </draw:polygon>
        <draw:polygon draw:style-name="gr43" draw:text-style-name="P16" draw:layer="layout" svg:width="0.306cm" svg:height="0.306cm" svg:x="7.486cm" svg:y="1.246cm" svg:viewBox="0 0 307 307" draw:points="0,0 0,307 307,307">
          <text:p/>
        </draw:polygon>
        <draw:polygon draw:style-name="gr43" draw:text-style-name="P16" draw:layer="layout" svg:width="0.153cm" svg:height="0.306cm" svg:x="6.874cm" svg:y="0.635cm" svg:viewBox="0 0 154 307" draw:points="0,307 154,154 0,0">
          <text:p/>
        </draw:polygon>
        <draw:polygon draw:style-name="gr43" draw:text-style-name="P16" draw:layer="layout" svg:width="0.305cm" svg:height="0.306cm" svg:x="6.569cm" svg:y="0.635cm" svg:viewBox="0 0 306 307" draw:points="306,307 306,0 0,307">
          <text:p/>
        </draw:polygon>
        <draw:polygon draw:style-name="gr43" draw:text-style-name="P16" draw:layer="layout" svg:width="0.153cm" svg:height="0.306cm" svg:x="7.18cm" svg:y="0.635cm" svg:viewBox="0 0 154 307" draw:points="154,154 0,0 0,307">
          <text:p/>
        </draw:polygon>
        <draw:polygon draw:style-name="gr43" draw:text-style-name="P16" draw:layer="layout" svg:width="0.152cm" svg:height="0.153cm" svg:x="7.945cm" svg:y="1.705cm" svg:viewBox="0 0 153 154" draw:points="153,0 0,0 153,154">
          <text:p/>
        </draw:polygon>
        <draw:polygon draw:style-name="gr43" draw:text-style-name="P16" draw:layer="layout" svg:width="0.153cm" svg:height="0.153cm" svg:x="8.862cm" svg:y="1.399cm" svg:viewBox="0 0 154 154" draw:points="154,0 0,0 154,154">
          <text:p/>
        </draw:polygon>
        <draw:polygon draw:style-name="gr43" draw:text-style-name="P16" draw:layer="layout" svg:width="0.153cm" svg:height="0.153cm" svg:x="8.556cm" svg:y="1.705cm" svg:viewBox="0 0 154 154" draw:points="0,0 0,154 154,154">
          <text:p/>
        </draw:polygon>
        <draw:polygon draw:style-name="gr43" draw:text-style-name="P16" draw:layer="layout" svg:width="0.017cm" svg:height="0.026cm" svg:x="7.469cm" svg:y="1.552cm" svg:viewBox="0 0 18 27" draw:points="18,27 18,0 0,18">
          <text:p/>
        </draw:polygon>
        <draw:polygon draw:style-name="gr44" draw:text-style-name="P16" draw:layer="layout" svg:width="0.142cm" svg:height="0.141cm" svg:x="9.473cm" svg:y="2.011cm" svg:viewBox="0 0 143 142" draw:points="143,142 0,0 0,138">
          <text:p/>
        </draw:polygon>
        <draw:polygon draw:style-name="gr45" draw:text-style-name="P2" draw:layer="layout" svg:width="0.142cm" svg:height="0.141cm" svg:x="9.473cm" svg:y="2.011cm" svg:viewBox="0 0 143 142" draw:points="143,142 0,0 0,138">
          <text:p/>
        </draw:polygon>
        <draw:polygon draw:style-name="gr43" draw:text-style-name="P16" draw:layer="layout" svg:width="0.152cm" svg:height="0.153cm" svg:x="6.722cm" svg:y="0.482cm" svg:viewBox="0 0 153 154" draw:points="153,0 0,0 153,154">
          <text:p/>
        </draw:polygon>
        <draw:polygon draw:style-name="gr44" draw:text-style-name="P16" draw:layer="layout" svg:width="0.135cm" svg:height="0.07cm" svg:x="9.48cm" svg:y="1.406cm" svg:viewBox="0 0 136 71" draw:points="0,0 70,71 136,5">
          <text:p/>
        </draw:polygon>
        <draw:polygon draw:style-name="gr45" draw:text-style-name="P2" draw:layer="layout" svg:width="0.135cm" svg:height="0.07cm" svg:x="9.48cm" svg:y="1.406cm" svg:viewBox="0 0 136 71" draw:points="0,0 70,71 136,5">
          <text:p/>
        </draw:polygon>
        <draw:polygon draw:style-name="gr43" draw:text-style-name="P16" draw:layer="layout" svg:width="0.003cm" svg:height="0.003cm" svg:x="8.937cm" svg:y="2.087cm" svg:viewBox="0 0 4 4" draw:points="4,4 1,0 0,2">
          <text:p/>
        </draw:polygon>
        <draw:polygon draw:style-name="gr43" draw:text-style-name="P16" draw:layer="layout" svg:width="0.153cm" svg:height="0.306cm" svg:x="8.403cm" svg:y="1.552cm" svg:viewBox="0 0 154 307" draw:points="0,307 154,154 0,0">
          <text:p/>
        </draw:polygon>
        <draw:polygon draw:style-name="gr43" draw:text-style-name="P16" draw:layer="layout" svg:width="0.108cm" svg:height="0.069cm" svg:x="8.441cm" svg:y="1.934cm" svg:viewBox="0 0 109 70" draw:points="109,70 40,0 0,40">
          <text:p/>
        </draw:polygon>
        <draw:polygon draw:style-name="gr43" draw:text-style-name="P16" draw:layer="layout" svg:width="0.057cm" svg:height="0.092cm" svg:x="7.276cm" svg:y="1.399cm" svg:viewBox="0 0 58 93" draw:points="58,93 58,0 0,58">
          <text:p/>
        </draw:polygon>
        <draw:polygon draw:style-name="gr43" draw:text-style-name="P16" draw:layer="layout" svg:width="0.001cm" svg:height="0cm" svg:x="8.095cm" svg:y="1.858cm" svg:viewBox="0 0 2 1" draw:points="2,1 2,0 0,0">
          <text:p/>
        </draw:polygon>
        <draw:polygon draw:style-name="gr43" draw:text-style-name="P16" draw:layer="layout" svg:width="0.054cm" svg:height="0.064cm" svg:x="8.808cm" svg:y="2.011cm" svg:viewBox="0 0 55 65" draw:points="55,65 55,0 0,54">
          <text:p/>
        </draw:polygon>
        <draw:polygon draw:style-name="gr43" draw:text-style-name="P16" draw:layer="layout" svg:width="0.306cm" svg:height="0.306cm" svg:x="8.709cm" svg:y="1.552cm" svg:viewBox="0 0 307 307" draw:points="0,0 0,307 307,0">
          <text:p/>
        </draw:polygon>
        <draw:polygon draw:style-name="gr44" draw:text-style-name="P16" draw:layer="layout" svg:width="0.153cm" svg:height="0.153cm" svg:x="6.569cm" svg:y="0.329cm" svg:viewBox="0 0 154 154" draw:points="154,154 154,0 0,0">
          <text:p/>
        </draw:polygon>
        <draw:polygon draw:style-name="gr45" draw:text-style-name="P2" draw:layer="layout" svg:width="0.153cm" svg:height="0.153cm" svg:x="6.569cm" svg:y="0.329cm" svg:viewBox="0 0 154 154" draw:points="154,154 154,0 0,0">
          <text:p/>
        </draw:polygon>
        <draw:polygon draw:style-name="gr43" draw:text-style-name="P16" draw:layer="layout" svg:width="0.003cm" svg:height="0.003cm" svg:x="8.097cm" svg:y="1.858cm" svg:viewBox="0 0 4 4" draw:points="4,4 0,0 0,2">
          <text:p/>
        </draw:polygon>
        <draw:polygon draw:style-name="gr44" draw:text-style-name="P16" draw:layer="layout" svg:width="0.153cm" svg:height="0.306cm" svg:x="6.416cm" svg:y="0.329cm" svg:viewBox="0 0 154 307" draw:points="0,154 154,307 154,0">
          <text:p/>
        </draw:polygon>
        <draw:polygon draw:style-name="gr45" draw:text-style-name="P2" draw:layer="layout" svg:width="0.153cm" svg:height="0.306cm" svg:x="6.416cm" svg:y="0.329cm" svg:viewBox="0 0 154 307" draw:points="0,154 154,307 154,0">
          <text:p/>
        </draw:polygon>
        <draw:polygon draw:style-name="gr43" draw:text-style-name="P16" draw:layer="layout" svg:width="0.305cm" svg:height="0.306cm" svg:x="6.569cm" svg:y="0.635cm" svg:viewBox="0 0 306 307" draw:points="306,0 0,0 0,307">
          <text:p/>
        </draw:polygon>
        <draw:polygon draw:style-name="gr44" draw:text-style-name="P16" draw:layer="layout" svg:width="0.153cm" svg:height="0.153cm" svg:x="9.473cm" svg:y="1.552cm" svg:viewBox="0 0 154 154" draw:points="0,0 0,154 154,0">
          <text:p/>
        </draw:polygon>
        <draw:polygon draw:style-name="gr45" draw:text-style-name="P2" draw:layer="layout" svg:width="0.153cm" svg:height="0.153cm" svg:x="9.473cm" svg:y="1.552cm" svg:viewBox="0 0 154 154" draw:points="0,0 0,154 154,0">
          <text:p/>
        </draw:polygon>
        <draw:polygon draw:style-name="gr43" draw:text-style-name="P16" draw:layer="layout" svg:width="0.153cm" svg:height="0.153cm" svg:x="9.32cm" svg:y="1.552cm" svg:viewBox="0 0 154 154" draw:points="154,154 154,0 0,0">
          <text:p/>
        </draw:polygon>
        <draw:polygon draw:style-name="gr44" draw:text-style-name="P16" draw:layer="layout" svg:width="0.153cm" svg:height="0.076cm" svg:x="9.473cm" svg:y="1.476cm" svg:viewBox="0 0 154 77" draw:points="78,0 0,77 154,77">
          <text:p/>
        </draw:polygon>
        <draw:polygon draw:style-name="gr45" draw:text-style-name="P2" draw:layer="layout" svg:width="0.153cm" svg:height="0.076cm" svg:x="9.473cm" svg:y="1.476cm" svg:viewBox="0 0 154 77" draw:points="78,0 0,77 154,77">
          <text:p/>
        </draw:polygon>
        <draw:polygon draw:style-name="gr43" draw:text-style-name="P16" draw:layer="layout" svg:width="0.306cm" svg:height="0.153cm" svg:x="8.097cm" svg:y="1.705cm" svg:viewBox="0 0 307 154" draw:points="307,154 153,0 0,154">
          <text:p/>
        </draw:polygon>
        <draw:polygon draw:style-name="gr43" draw:text-style-name="P16" draw:layer="layout" svg:width="0.128cm" svg:height="0.137cm" svg:x="9.345cm" svg:y="2.011cm" svg:viewBox="0 0 129 138" draw:points="129,138 129,0 0,129">
          <text:p/>
        </draw:polygon>
        <draw:polygon draw:style-name="gr43" draw:text-style-name="P16" draw:layer="layout" svg:width="0.306cm" svg:height="0.153cm" svg:x="8.403cm" svg:y="1.552cm" svg:viewBox="0 0 307 154" draw:points="153,154 307,0 0,0">
          <text:p/>
        </draw:polygon>
        <draw:polygon draw:style-name="gr43" draw:text-style-name="P16" draw:layer="layout" svg:width="0.029cm" svg:height="0.015cm" svg:x="6.234cm" svg:y="0.635cm" svg:viewBox="0 0 30 16" draw:points="14,16 30,0 0,0">
          <text:p/>
        </draw:polygon>
        <draw:polygon draw:style-name="gr43" draw:text-style-name="P16" draw:layer="layout" svg:width="0.152cm" svg:height="0.153cm" svg:x="9.015cm" svg:y="1.858cm" svg:viewBox="0 0 153 154" draw:points="0,154 153,154 0,0">
          <text:p/>
        </draw:polygon>
        <draw:polygon draw:style-name="gr43" draw:text-style-name="P16" draw:layer="layout" svg:width="0.153cm" svg:height="0.153cm" svg:x="8.097cm" svg:y="1.705cm" svg:viewBox="0 0 154 154" draw:points="154,0 0,0 0,154">
          <text:p/>
        </draw:polygon>
        <draw:polygon draw:style-name="gr43" draw:text-style-name="P16" draw:layer="layout" svg:width="0.305cm" svg:height="0.153cm" svg:x="9.015cm" svg:y="1.858cm" svg:viewBox="0 0 306 154" draw:points="0,0 152,154 306,0">
          <text:p/>
        </draw:polygon>
        <draw:polygon draw:style-name="gr44" draw:text-style-name="P16" draw:layer="layout" svg:width="0.306cm" svg:height="0.153cm" svg:x="6.263cm" svg:y="0.329cm" svg:viewBox="0 0 307 154" draw:points="0,0 153,154 307,0">
          <text:p/>
        </draw:polygon>
        <draw:polygon draw:style-name="gr45" draw:text-style-name="P2" draw:layer="layout" svg:width="0.306cm" svg:height="0.153cm" svg:x="6.263cm" svg:y="0.329cm" svg:viewBox="0 0 307 154" draw:points="0,0 153,154 307,0">
          <text:p/>
        </draw:polygon>
        <draw:polygon draw:style-name="gr43" draw:text-style-name="P16" draw:layer="layout" svg:width="0.306cm" svg:height="0.153cm" svg:x="8.097cm" svg:y="1.552cm" svg:viewBox="0 0 307 154" draw:points="0,0 153,154 307,0">
          <text:p/>
        </draw:polygon>
        <draw:polygon draw:style-name="gr43" draw:text-style-name="P16" draw:layer="layout" svg:width="0.049cm" svg:height="0.08cm" svg:x="7.333cm" svg:y="0.708cm" svg:viewBox="0 0 50 81" draw:points="0,0 0,81 50,30">
          <text:p/>
        </draw:polygon>
        <draw:polygon draw:style-name="gr43" draw:text-style-name="P16" draw:layer="layout" svg:width="0.153cm" svg:height="0.153cm" svg:x="9.167cm" svg:y="1.399cm" svg:viewBox="0 0 154 154" draw:points="154,0 0,0 154,154">
          <text:p/>
        </draw:polygon>
        <draw:polygon draw:style-name="gr43" draw:text-style-name="P16" draw:layer="layout" svg:width="0.305cm" svg:height="0.152cm" svg:x="7.792cm" svg:y="1.094cm" svg:viewBox="0 0 306 153" draw:points="153,0 0,153 306,153">
          <text:p/>
        </draw:polygon>
        <draw:polygon draw:style-name="gr43" draw:text-style-name="P16" draw:layer="layout" svg:width="0.115cm" svg:height="0.144cm" svg:x="8.556cm" svg:y="1.255cm" svg:viewBox="0 0 116 145" draw:points="0,0 0,145 116,30">
          <text:p/>
        </draw:polygon>
        <draw:polygon draw:style-name="gr43" draw:text-style-name="P16" draw:layer="layout" svg:width="0.306cm" svg:height="0.153cm" svg:x="7.18cm" svg:y="0.788cm" svg:viewBox="0 0 307 154" draw:points="307,154 153,0 0,154">
          <text:p/>
        </draw:polygon>
        <draw:polygon draw:style-name="gr43" draw:text-style-name="P16" draw:layer="layout" svg:width="0.306cm" svg:height="0.153cm" svg:x="6.263cm" svg:y="0.482cm" svg:viewBox="0 0 307 154" draw:points="307,154 153,0 0,154">
          <text:p/>
        </draw:polygon>
        <draw:polygon draw:style-name="gr43" draw:text-style-name="P16" draw:layer="layout" svg:width="0.306cm" svg:height="0.152cm" svg:x="7.18cm" svg:y="1.094cm" svg:viewBox="0 0 307 153" draw:points="153,0 0,153 307,153">
          <text:p/>
        </draw:polygon>
        <draw:polygon draw:style-name="gr43" draw:text-style-name="P16" draw:layer="layout" svg:width="0.152cm" svg:height="0.153cm" svg:x="7.945cm" svg:y="1.552cm" svg:viewBox="0 0 153 154" draw:points="0,154 153,154 153,0">
          <text:p/>
        </draw:polygon>
        <draw:polygon draw:style-name="gr43" draw:text-style-name="P16" draw:layer="layout" svg:width="0.153cm" svg:height="0.153cm" svg:x="6.263cm" svg:y="0.482cm" svg:viewBox="0 0 154 154" draw:points="154,0 0,0 0,154">
          <text:p/>
        </draw:polygon>
        <draw:polygon draw:style-name="gr43" draw:text-style-name="P16" draw:layer="layout" svg:width="0.153cm" svg:height="0.153cm" svg:x="8.709cm" svg:y="1.858cm" svg:viewBox="0 0 154 154" draw:points="0,154 154,154 0,0">
          <text:p/>
        </draw:polygon>
        <draw:polygon draw:style-name="gr43" draw:text-style-name="P16" draw:layer="layout" svg:width="0.306cm" svg:height="0.306cm" svg:x="8.709cm" svg:y="1.552cm" svg:viewBox="0 0 307 307" draw:points="0,307 307,307 307,0">
          <text:p/>
        </draw:polygon>
        <draw:polygon draw:style-name="gr43" draw:text-style-name="P16" draw:layer="layout" svg:width="0.306cm" svg:height="0.153cm" svg:x="8.403cm" svg:y="1.399cm" svg:viewBox="0 0 307 154" draw:points="307,154 153,0 0,154">
          <text:p/>
        </draw:polygon>
        <draw:polygon draw:style-name="gr43" draw:text-style-name="P16" draw:layer="layout" svg:width="0.139cm" svg:height="0.246cm" svg:x="6.735cm" svg:y="0.941cm" svg:viewBox="0 0 140 247" draw:points="140,247 140,0 0,139">
          <text:p/>
        </draw:polygon>
        <draw:polygon draw:style-name="gr43" draw:text-style-name="P16" draw:layer="layout" svg:width="0.306cm" svg:height="0.153cm" svg:x="7.18cm" svg:y="0.941cm" svg:viewBox="0 0 307 154" draw:points="153,154 307,0 0,0">
          <text:p/>
        </draw:polygon>
        <draw:polygon draw:style-name="gr43" draw:text-style-name="P16" draw:layer="layout" svg:width="0.305cm" svg:height="0.306cm" svg:x="7.792cm" svg:y="1.246cm" svg:viewBox="0 0 306 307" draw:points="306,0 0,0 0,307">
          <text:p/>
        </draw:polygon>
        <draw:polygon draw:style-name="gr43" draw:text-style-name="P16" draw:layer="layout" svg:width="0.153cm" svg:height="0.152cm" svg:x="7.639cm" svg:y="1.094cm" svg:viewBox="0 0 154 153" draw:points="154,0 0,0 154,153">
          <text:p/>
        </draw:polygon>
        <draw:polygon draw:style-name="gr43" draw:text-style-name="P16" draw:layer="layout" svg:width="0.152cm" svg:height="0.11cm" svg:x="7.834cm" svg:y="0.984cm" svg:viewBox="0 0 153 111" draw:points="0,0 112,111 153,69">
          <text:p/>
        </draw:polygon>
        <draw:polygon draw:style-name="gr43" draw:text-style-name="P16" draw:layer="layout" svg:width="0.051cm" svg:height="0.029cm" svg:x="9.069cm" svg:y="2.087cm" svg:viewBox="0 0 52 30" draw:points="52,30 23,0 0,22">
          <text:p/>
        </draw:polygon>
        <draw:polygon draw:style-name="gr43" draw:text-style-name="P16" draw:layer="layout" svg:width="0.153cm" svg:height="0.076cm" svg:x="9.32cm" svg:y="1.476cm" svg:viewBox="0 0 154 77" draw:points="154,77 78,0 0,77">
          <text:p/>
        </draw:polygon>
        <draw:polygon draw:style-name="gr43" draw:text-style-name="P16" draw:layer="layout" svg:width="0.153cm" svg:height="0.153cm" svg:x="7.18cm" svg:y="0.941cm" svg:viewBox="0 0 154 154" draw:points="0,154 154,154 0,0">
          <text:p/>
        </draw:polygon>
        <draw:polygon draw:style-name="gr43" draw:text-style-name="P16" draw:layer="layout" svg:width="0.153cm" svg:height="0.076cm" svg:x="8.403cm" svg:y="1.858cm" svg:viewBox="0 0 154 77" draw:points="78,77 154,0 0,0">
          <text:p/>
        </draw:polygon>
        <draw:polygon draw:style-name="gr43" draw:text-style-name="P16" draw:layer="layout" svg:width="0.152cm" svg:height="0.076cm" svg:x="9.015cm" svg:y="2.011cm" svg:viewBox="0 0 153 77" draw:points="0,0 77,77 153,0">
          <text:p/>
        </draw:polygon>
        <draw:polygon draw:style-name="gr43" draw:text-style-name="P16" draw:layer="layout" svg:width="0.262cm" svg:height="0.09cm" svg:x="7.486cm" svg:y="0.851cm" svg:viewBox="0 0 263 91" draw:points="90,0 0,91 263,91">
          <text:p/>
        </draw:polygon>
        <draw:polygon draw:style-name="gr43" draw:text-style-name="P16" draw:layer="layout" svg:width="0.153cm" svg:height="0.153cm" svg:x="9.32cm" svg:y="1.858cm" svg:viewBox="0 0 154 154" draw:points="0,154 154,154 0,0">
          <text:p/>
        </draw:polygon>
        <draw:polygon draw:style-name="gr44" draw:text-style-name="P16" draw:layer="layout" svg:width="0.153cm" svg:height="0.153cm" svg:x="6.11cm" svg:y="0.329cm" svg:viewBox="0 0 154 154" draw:points="0,154 154,154 154,0">
          <text:p/>
        </draw:polygon>
        <draw:polygon draw:style-name="gr45" draw:text-style-name="P2" draw:layer="layout" svg:width="0.153cm" svg:height="0.153cm" svg:x="6.11cm" svg:y="0.329cm" svg:viewBox="0 0 154 154" draw:points="0,154 154,154 154,0">
          <text:p/>
        </draw:polygon>
        <draw:polygon draw:style-name="gr43" draw:text-style-name="P16" draw:layer="layout" svg:width="0.153cm" svg:height="0.076cm" svg:x="9.167cm" svg:y="2.011cm" svg:viewBox="0 0 154 77" draw:points="78,77 154,0 0,0">
          <text:p/>
        </draw:polygon>
        <draw:polygon draw:style-name="gr43" draw:text-style-name="P16" draw:layer="layout" svg:width="0.124cm" svg:height="0.028cm" svg:x="8.403cm" svg:y="1.218cm" svg:viewBox="0 0 125 29" draw:points="29,0 0,29 125,29">
          <text:p/>
        </draw:polygon>
        <draw:polygon draw:style-name="gr44" draw:text-style-name="P16" draw:layer="layout" svg:width="0.306cm" svg:height="0.153cm" svg:x="9.32cm" svg:y="1.705cm" svg:viewBox="0 0 307 154" draw:points="307,154 153,0 0,154">
          <text:p/>
        </draw:polygon>
        <draw:polygon draw:style-name="gr45" draw:text-style-name="P2" draw:layer="layout" svg:width="0.306cm" svg:height="0.153cm" svg:x="9.32cm" svg:y="1.705cm" svg:viewBox="0 0 307 154" draw:points="307,154 153,0 0,154">
          <text:p/>
        </draw:polygon>
        <draw:polygon draw:style-name="gr43" draw:text-style-name="P16" draw:layer="layout" svg:width="0.153cm" svg:height="0.306cm" svg:x="8.403cm" svg:y="1.246cm" svg:viewBox="0 0 154 307" draw:points="154,154 0,0 0,307">
          <text:p/>
        </draw:polygon>
        <draw:polygon draw:style-name="gr43" draw:text-style-name="P16" draw:layer="layout" svg:width="0.153cm" svg:height="0.153cm" svg:x="8.097cm" svg:y="1.552cm" svg:viewBox="0 0 154 154" draw:points="0,154 154,154 0,0">
          <text:p/>
        </draw:polygon>
        <draw:polygon draw:style-name="gr43" draw:text-style-name="P16" draw:layer="layout" svg:width="0.056cm" svg:height="0.056cm" svg:x="8.347cm" svg:y="1.19cm" svg:viewBox="0 0 57 57" draw:points="0,0 57,57 57,20">
          <text:p/>
        </draw:polygon>
        <draw:polygon draw:style-name="gr44" draw:text-style-name="P16" draw:layer="layout" svg:width="0.129cm" svg:height="0.098cm" svg:x="6.874cm" svg:y="0.384cm" svg:viewBox="0 0 130 99" draw:points="0,0 0,99 130,99">
          <text:p/>
        </draw:polygon>
        <draw:polygon draw:style-name="gr45" draw:text-style-name="P2" draw:layer="layout" svg:width="0.129cm" svg:height="0.098cm" svg:x="6.874cm" svg:y="0.384cm" svg:viewBox="0 0 130 99" draw:points="0,0 0,99 130,99">
          <text:p/>
        </draw:polygon>
        <draw:polygon draw:style-name="gr43" draw:text-style-name="P16" draw:layer="layout" svg:width="0.153cm" svg:height="0.306cm" svg:x="8.556cm" svg:y="1.552cm" svg:viewBox="0 0 154 307" draw:points="154,0 0,154 154,307">
          <text:p/>
        </draw:polygon>
        <draw:polygon draw:style-name="gr43" draw:text-style-name="P16" draw:layer="layout" svg:width="0.306cm" svg:height="0.306cm" svg:x="8.097cm" svg:y="1.246cm" svg:viewBox="0 0 307 307" draw:points="307,0 0,0 307,307">
          <text:p/>
        </draw:polygon>
        <draw:polygon draw:style-name="gr43" draw:text-style-name="P16" draw:layer="layout" svg:width="0.153cm" svg:height="0.153cm" svg:x="8.709cm" svg:y="1.399cm" svg:viewBox="0 0 154 154" draw:points="154,0 0,0 0,154">
          <text:p/>
        </draw:polygon>
        <draw:polygon draw:style-name="gr43" draw:text-style-name="P16" draw:layer="layout" svg:width="0.153cm" svg:height="0.153cm" svg:x="6.874cm" svg:y="0.941cm" svg:viewBox="0 0 154 154" draw:points="154,154 154,0 0,0">
          <text:p/>
        </draw:polygon>
        <draw:polygon draw:style-name="gr43" draw:text-style-name="P16" draw:layer="layout" svg:width="0.06cm" svg:height="0.071cm" svg:x="8.862cm" svg:y="1.328cm" svg:viewBox="0 0 61 72" draw:points="0,0 0,72 61,11">
          <text:p/>
        </draw:polygon>
        <draw:polygon draw:style-name="gr43" draw:text-style-name="P16" draw:layer="layout" svg:width="0.153cm" svg:height="0.153cm" svg:x="6.874cm" svg:y="0.788cm" svg:viewBox="0 0 154 154" draw:points="154,154 154,0 0,154">
          <text:p/>
        </draw:polygon>
        <draw:polygon draw:style-name="gr43" draw:text-style-name="P16" draw:layer="layout" svg:width="0.066cm" svg:height="0.093cm" svg:x="7.879cm" svg:y="1.705cm" svg:viewBox="0 0 67 94" draw:points="67,94 67,0 0,66">
          <text:p/>
        </draw:polygon>
        <draw:polygon draw:style-name="gr43" draw:text-style-name="P16" draw:layer="layout" svg:width="0.076cm" svg:height="0.153cm" svg:x="8.633cm" svg:y="1.858cm" svg:viewBox="0 0 77 154" draw:points="0,77 77,154 77,0">
          <text:p/>
        </draw:polygon>
        <draw:polygon draw:style-name="gr43" draw:text-style-name="P16" draw:layer="layout" svg:width="0.152cm" svg:height="0.153cm" svg:x="9.015cm" svg:y="1.399cm" svg:viewBox="0 0 153 154" draw:points="153,0 0,0 0,154">
          <text:p/>
        </draw:polygon>
        <draw:polygon draw:style-name="gr43" draw:text-style-name="P16" draw:layer="layout" svg:width="0.153cm" svg:height="0.153cm" svg:x="8.862cm" svg:y="1.858cm" svg:viewBox="0 0 154 154" draw:points="0,154 154,154 154,0">
          <text:p/>
        </draw:polygon>
        <draw:polygon draw:style-name="gr43" draw:text-style-name="P16" draw:layer="layout" svg:width="0.153cm" svg:height="0.153cm" svg:x="8.403cm" svg:y="1.705cm" svg:viewBox="0 0 154 154" draw:points="154,154 154,0 0,154">
          <text:p/>
        </draw:polygon>
        <draw:polygon draw:style-name="gr43" draw:text-style-name="P16" draw:layer="layout" svg:width="0.306cm" svg:height="0.153cm" svg:x="6.263cm" svg:y="0.635cm" svg:viewBox="0 0 307 154" draw:points="153,154 307,0 0,0">
          <text:p/>
        </draw:polygon>
        <draw:polygon draw:style-name="gr43" draw:text-style-name="P16" draw:layer="layout" svg:width="0.153cm" svg:height="0.152cm" svg:x="7.792cm" svg:y="1.094cm" svg:viewBox="0 0 154 153" draw:points="154,0 0,0 0,153">
          <text:p/>
        </draw:polygon>
        <draw:polygon draw:style-name="gr43" draw:text-style-name="P16" draw:layer="layout" svg:width="0.306cm" svg:height="0.306cm" svg:x="8.097cm" svg:y="1.246cm" svg:viewBox="0 0 307 307" draw:points="0,0 0,307 307,307">
          <text:p/>
        </draw:polygon>
        <draw:polygon draw:style-name="gr43" draw:text-style-name="P16" draw:layer="layout" svg:width="0.131cm" svg:height="0.032cm" svg:x="8.578cm" svg:y="2.011cm" svg:viewBox="0 0 132 33" draw:points="132,33 132,0 0,0">
          <text:p/>
        </draw:polygon>
        <draw:polygon draw:style-name="gr43" draw:text-style-name="P16" draw:layer="layout" svg:width="0.153cm" svg:height="0.076cm" svg:x="8.556cm" svg:y="1.858cm" svg:viewBox="0 0 154 77" draw:points="0,0 78,77 154,0">
          <text:p/>
        </draw:polygon>
        <draw:polygon draw:style-name="gr43" draw:text-style-name="P16" draw:layer="layout" svg:width="0.153cm" svg:height="0.152cm" svg:x="7.027cm" svg:y="1.094cm" svg:viewBox="0 0 154 153" draw:points="154,0 0,0 154,153">
          <text:p/>
        </draw:polygon>
        <draw:polygon draw:style-name="gr44" draw:text-style-name="P16" draw:layer="layout" svg:width="0.153cm" svg:height="0.153cm" svg:x="9.473cm" svg:y="1.858cm" svg:viewBox="0 0 154 154" draw:points="0,154 154,154 154,0">
          <text:p/>
        </draw:polygon>
        <draw:polygon draw:style-name="gr45" draw:text-style-name="P2" draw:layer="layout" svg:width="0.153cm" svg:height="0.153cm" svg:x="9.473cm" svg:y="1.858cm" svg:viewBox="0 0 154 154" draw:points="0,154 154,154 154,0">
          <text:p/>
        </draw:polygon>
        <draw:polygon draw:style-name="gr43" draw:text-style-name="P16" draw:layer="layout" svg:width="0.153cm" svg:height="0.153cm" svg:x="7.027cm" svg:y="0.788cm" svg:viewBox="0 0 154 154" draw:points="0,0 0,154 154,154">
          <text:p/>
        </draw:polygon>
        <draw:polygon draw:style-name="gr44" draw:text-style-name="P16" draw:layer="layout" svg:width="0.306cm" svg:height="0.153cm" svg:x="5.957cm" svg:y="0.329cm" svg:viewBox="0 0 307 154" draw:points="153,154 307,0 0,0">
          <text:p/>
        </draw:polygon>
        <draw:polygon draw:style-name="gr45" draw:text-style-name="P2" draw:layer="layout" svg:width="0.306cm" svg:height="0.153cm" svg:x="5.957cm" svg:y="0.329cm" svg:viewBox="0 0 307 154" draw:points="153,154 307,0 0,0">
          <text:p/>
        </draw:polygon>
        <draw:polygon draw:style-name="gr43" draw:text-style-name="P16" draw:layer="layout" svg:width="0.306cm" svg:height="0.153cm" svg:x="8.709cm" svg:y="1.858cm" svg:viewBox="0 0 307 154" draw:points="153,154 307,0 0,0">
          <text:p/>
        </draw:polygon>
        <draw:polygon draw:style-name="gr43" draw:text-style-name="P16" draw:layer="layout" svg:width="0.003cm" svg:height="0.001cm" svg:x="6.566cm" svg:y="0.941cm" svg:viewBox="0 0 4 2" draw:points="1,2 4,0 0,0">
          <text:p/>
        </draw:polygon>
        <draw:polygon draw:style-name="gr44" draw:text-style-name="P16" draw:layer="layout" svg:width="0.153cm" svg:height="0.153cm" svg:x="9.167cm" svg:y="1.858cm" svg:viewBox="0 0 154 154" draw:points="0,154 154,154 154,0">
          <text:p/>
        </draw:polygon>
        <draw:polygon draw:style-name="gr45" draw:text-style-name="P2" draw:layer="layout" svg:width="0.153cm" svg:height="0.153cm" svg:x="9.167cm" svg:y="1.858cm" svg:viewBox="0 0 154 154" draw:points="0,154 154,154 154,0">
          <text:p/>
        </draw:polygon>
        <draw:polygon draw:style-name="gr43" draw:text-style-name="P16" draw:layer="layout" svg:width="0.306cm" svg:height="0.306cm" svg:x="7.486cm" svg:y="1.246cm" svg:viewBox="0 0 307 307" draw:points="307,0 0,0 307,307">
          <text:p/>
        </draw:polygon>
        <draw:polygon draw:style-name="gr43" draw:text-style-name="P16" draw:layer="layout" svg:width="0.153cm" svg:height="0.306cm" svg:x="9.32cm" svg:y="1.552cm" svg:viewBox="0 0 154 307" draw:points="154,154 0,0 0,307">
          <text:p/>
        </draw:polygon>
        <draw:polygon draw:style-name="gr43" draw:text-style-name="P16" draw:layer="layout" svg:width="0.153cm" svg:height="0.153cm" svg:x="6.11cm" svg:y="0.482cm" svg:viewBox="0 0 154 154" draw:points="154,0 0,0 154,154">
          <text:p/>
        </draw:polygon>
        <draw:polygon draw:style-name="gr43" draw:text-style-name="P16" draw:layer="layout" svg:width="0.077cm" svg:height="0.153cm" svg:x="9.32cm" svg:y="1.399cm" svg:viewBox="0 0 78 154" draw:points="78,78 0,0 0,154">
          <text:p/>
        </draw:polygon>
        <draw:polygon draw:style-name="gr43" draw:text-style-name="P16" draw:layer="layout" svg:width="0.153cm" svg:height="0.152cm" svg:x="7.027cm" svg:y="1.094cm" svg:viewBox="0 0 154 153" draw:points="0,0 0,153 154,153">
          <text:p/>
        </draw:polygon>
        <draw:polygon draw:style-name="gr43" draw:text-style-name="P16" draw:layer="layout" svg:width="0.306cm" svg:height="0.153cm" svg:x="6.874cm" svg:y="0.635cm" svg:viewBox="0 0 307 154" draw:points="153,154 307,0 0,0">
          <text:p/>
        </draw:polygon>
        <draw:polygon draw:style-name="gr43" draw:text-style-name="P16" draw:layer="layout" svg:width="0.153cm" svg:height="0.152cm" svg:x="7.18cm" svg:y="1.094cm" svg:viewBox="0 0 154 153" draw:points="154,0 0,0 0,153">
          <text:p/>
        </draw:polygon>
        <draw:polygon draw:style-name="gr43" draw:text-style-name="P16" draw:layer="layout" svg:width="0.069cm" svg:height="0.05cm" svg:x="6.958cm" svg:y="1.246cm" svg:viewBox="0 0 70 51" draw:points="70,51 70,0 0,0">
          <text:p/>
        </draw:polygon>
        <draw:polygon draw:style-name="gr43" draw:text-style-name="P16" draw:layer="layout" svg:width="0.153cm" svg:height="0.153cm" svg:x="7.027cm" svg:y="0.941cm" svg:viewBox="0 0 154 154" draw:points="0,154 154,154 154,0">
          <text:p/>
        </draw:polygon>
        <draw:polygon draw:style-name="gr43" draw:text-style-name="P16" draw:layer="layout" svg:width="0.305cm" svg:height="0.306cm" svg:x="9.015cm" svg:y="1.552cm" svg:viewBox="0 0 306 307" draw:points="0,307 306,307 0,0">
          <text:p/>
        </draw:polygon>
        <draw:polygon draw:style-name="gr43" draw:text-style-name="P16" draw:layer="layout" svg:width="0.305cm" svg:height="0.306cm" svg:x="9.015cm" svg:y="1.552cm" svg:viewBox="0 0 306 307" draw:points="306,307 306,0 0,0">
          <text:p/>
        </draw:polygon>
        <draw:polygon draw:style-name="gr43" draw:text-style-name="P16" draw:layer="layout" svg:width="0.305cm" svg:height="0.153cm" svg:x="9.015cm" svg:y="1.399cm" svg:viewBox="0 0 306 154" draw:points="306,154 152,0 0,154">
          <text:p/>
        </draw:polygon>
        <draw:polygon draw:style-name="gr43" draw:text-style-name="P16" draw:layer="layout" svg:width="0.041cm" svg:height="0.041cm" svg:x="8.709cm" svg:y="2.011cm" svg:viewBox="0 0 42 42" draw:points="42,42 0,0 0,33">
          <text:p/>
        </draw:polygon>
        <draw:polygon draw:style-name="gr43" draw:text-style-name="P16" draw:layer="layout" svg:width="0.029cm" svg:height="0.037cm" svg:x="8.403cm" svg:y="1.209cm" svg:viewBox="0 0 30 38" draw:points="0,0 0,38 30,9">
          <text:p/>
        </draw:polygon>
        <draw:polygon draw:style-name="gr44" draw:text-style-name="P16" draw:layer="layout" svg:width="0.306cm" svg:height="0.153cm" svg:x="9.32cm" svg:y="1.858cm" svg:viewBox="0 0 307 154" draw:points="153,154 307,0 0,0">
          <text:p/>
        </draw:polygon>
        <draw:polygon draw:style-name="gr45" draw:text-style-name="P2" draw:layer="layout" svg:width="0.306cm" svg:height="0.153cm" svg:x="9.32cm" svg:y="1.858cm" svg:viewBox="0 0 307 154" draw:points="153,154 307,0 0,0">
          <text:p/>
        </draw:polygon>
        <draw:polygon draw:style-name="gr43" draw:text-style-name="P16" draw:layer="layout" svg:width="0.011cm" svg:height="0.02cm" svg:x="6.405cm" svg:y="0.788cm" svg:viewBox="0 0 12 21" draw:points="12,21 12,0 0,11">
          <text:p/>
        </draw:polygon>
        <draw:polygon draw:style-name="gr43" draw:text-style-name="P16" draw:layer="layout" svg:width="0.016cm" svg:height="0.027cm" svg:x="7.18cm" svg:y="0.608cm" svg:viewBox="0 0 17 28" draw:points="0,0 0,28 17,12">
          <text:p/>
        </draw:polygon>
        <draw:polygon draw:style-name="gr44" draw:text-style-name="P16" draw:layer="layout" svg:width="0.153cm" svg:height="0.306cm" svg:x="6.569cm" svg:y="0.329cm" svg:viewBox="0 0 154 307" draw:points="0,307 154,154 0,0">
          <text:p/>
        </draw:polygon>
        <draw:polygon draw:style-name="gr45" draw:text-style-name="P2" draw:layer="layout" svg:width="0.153cm" svg:height="0.306cm" svg:x="6.569cm" svg:y="0.329cm" svg:viewBox="0 0 154 307" draw:points="0,307 154,154 0,0">
          <text:p/>
        </draw:polygon>
        <draw:polygon draw:style-name="gr43" draw:text-style-name="P16" draw:layer="layout" svg:width="0.153cm" svg:height="0.153cm" svg:x="8.556cm" svg:y="1.399cm" svg:viewBox="0 0 154 154" draw:points="154,0 0,0 154,154">
          <text:p/>
        </draw:polygon>
        <draw:polygon draw:style-name="gr43" draw:text-style-name="P16" draw:layer="layout" svg:width="0.019cm" svg:height="0.02cm" svg:x="9.167cm" svg:y="1.379cm" svg:viewBox="0 0 20 21" draw:points="0,0 0,21 20,1">
          <text:p/>
        </draw:polygon>
        <draw:polygon draw:style-name="gr43" draw:text-style-name="P16" draw:layer="layout" svg:width="0.306cm" svg:height="0.152cm" svg:x="7.486cm" svg:y="1.094cm" svg:viewBox="0 0 307 153" draw:points="307,153 153,0 0,153">
          <text:p/>
        </draw:polygon>
        <draw:polygon draw:style-name="gr43" draw:text-style-name="P16" draw:layer="layout" svg:width="0.306cm" svg:height="0.153cm" svg:x="8.709cm" svg:y="1.399cm" svg:viewBox="0 0 307 154" draw:points="153,0 0,154 307,154">
          <text:p/>
        </draw:polygon>
        <draw:polygon draw:style-name="gr43" draw:text-style-name="P16" draw:layer="layout" svg:width="0.305cm" svg:height="0.306cm" svg:x="7.792cm" svg:y="1.246cm" svg:viewBox="0 0 306 307" draw:points="306,307 306,0 0,307">
          <text:p/>
        </draw:polygon>
        <draw:polygon draw:style-name="gr43" draw:text-style-name="P16" draw:layer="layout" svg:width="0.153cm" svg:height="0.306cm" svg:x="7.333cm" svg:y="1.246cm" svg:viewBox="0 0 154 307" draw:points="0,154 154,307 154,0">
          <text:p/>
        </draw:polygon>
        <draw:polygon draw:style-name="gr43" draw:text-style-name="P16" draw:layer="layout" svg:width="0.149cm" svg:height="0.057cm" svg:x="7.184cm" svg:y="1.399cm" svg:viewBox="0 0 150 58" draw:points="93,58 150,0 0,0">
          <text:p/>
        </draw:polygon>
        <draw:polygon draw:style-name="gr43" draw:text-style-name="P16" draw:layer="layout" svg:width="0.09cm" svg:height="0.14cm" svg:x="7.486cm" svg:y="0.801cm" svg:viewBox="0 0 91 141" draw:points="0,0 0,141 91,50">
          <text:p/>
        </draw:polygon>
        <draw:polygon draw:style-name="gr43" draw:text-style-name="P16" draw:layer="layout" svg:width="0.091cm" svg:height="0.151cm" svg:x="7.089cm" svg:y="1.246cm" svg:viewBox="0 0 92 152" draw:points="92,152 92,0 0,92">
          <text:p/>
        </draw:polygon>
        <draw:polygon draw:style-name="gr43" draw:text-style-name="P16" draw:layer="layout" svg:width="0.153cm" svg:height="0.305cm" svg:x="7.486cm" svg:y="0.941cm" svg:viewBox="0 0 154 306" draw:points="154,154 0,0 0,306">
          <text:p/>
        </draw:polygon>
        <draw:polygon draw:style-name="gr43" draw:text-style-name="P16" draw:layer="layout" svg:width="0.107cm" svg:height="0.147cm" svg:x="8.097cm" svg:y="1.099cm" svg:viewBox="0 0 108 148" draw:points="0,0 0,148 108,42">
          <text:p/>
        </draw:polygon>
        <draw:polygon draw:style-name="gr43" draw:text-style-name="P16" draw:layer="layout" svg:width="0.305cm" svg:height="0.153cm" svg:x="7.792cm" svg:y="1.552cm" svg:viewBox="0 0 306 154" draw:points="153,154 306,0 0,0">
          <text:p/>
        </draw:polygon>
        <draw:polygon draw:style-name="gr43" draw:text-style-name="P16" draw:layer="layout" svg:width="0.022cm" svg:height="0.01cm" svg:x="6.394cm" svg:y="0.788cm" svg:viewBox="0 0 23 11" draw:points="11,11 23,0 0,0">
          <text:p/>
        </draw:polygon>
        <draw:polygon draw:style-name="gr43" draw:text-style-name="P16" draw:layer="layout" svg:width="0.061cm" svg:height="0.004cm" svg:x="9.32cm" svg:y="1.395cm" svg:viewBox="0 0 62 5" draw:points="0,0 0,5 62,5">
          <text:p/>
        </draw:polygon>
        <draw:polygon draw:style-name="gr43" draw:text-style-name="P16" draw:layer="layout" svg:width="0.024cm" svg:height="0.024cm" svg:x="9.143cm" svg:y="1.375cm" svg:viewBox="0 0 25 25" draw:points="0,0 25,25 25,4">
          <text:p/>
        </draw:polygon>
        <draw:polygon draw:style-name="gr43" draw:text-style-name="P16" draw:layer="layout" svg:width="0.003cm" svg:height="0.002cm" svg:x="6.567cm" svg:y="0.941cm" svg:viewBox="0 0 4 3" draw:points="4,3 4,0 0,1">
          <text:p/>
        </draw:polygon>
        <draw:polygon draw:style-name="gr43" draw:text-style-name="P16" draw:layer="layout" svg:width="0.079cm" svg:height="0.104cm" svg:x="8.324cm" svg:y="1.858cm" svg:viewBox="0 0 80 105" draw:points="80,105 80,0 0,80">
          <text:p/>
        </draw:polygon>
        <draw:polygon draw:style-name="gr43" draw:text-style-name="P16" draw:layer="layout" svg:width="0.153cm" svg:height="0.306cm" svg:x="6.416cm" svg:y="0.635cm" svg:viewBox="0 0 154 307" draw:points="154,0 0,154 154,307">
          <text:p/>
        </draw:polygon>
        <draw:polygon draw:style-name="gr43" draw:text-style-name="P16" draw:layer="layout" svg:width="0.087cm" svg:height="0.048cm" svg:x="9.205cm" svg:y="2.087cm" svg:viewBox="0 0 88 49" draw:points="88,49 39,0 0,40">
          <text:p/>
        </draw:polygon>
        <draw:polygon draw:style-name="gr44" draw:text-style-name="P16" draw:layer="layout" svg:width="0.014cm" svg:height="0.008cm" svg:x="5.943cm" svg:y="0.329cm" svg:viewBox="0 0 15 9" draw:points="8,9 15,0 0,0">
          <text:p/>
        </draw:polygon>
        <draw:polygon draw:style-name="gr45" draw:text-style-name="P2" draw:layer="layout" svg:width="0.014cm" svg:height="0.008cm" svg:x="5.943cm" svg:y="0.329cm" svg:viewBox="0 0 15 9" draw:points="8,9 15,0 0,0">
          <text:p/>
        </draw:polygon>
        <draw:polygon draw:style-name="gr43" draw:text-style-name="P16" draw:layer="layout" svg:width="0.091cm" svg:height="0.091cm" svg:x="8.771cm" svg:y="1.308cm" svg:viewBox="0 0 92 92" draw:points="0,0 92,92 92,21">
          <text:p/>
        </draw:polygon>
        <draw:polygon draw:style-name="gr43" draw:text-style-name="P16" draw:layer="layout" svg:width="0.153cm" svg:height="0.153cm" svg:x="7.027cm" svg:y="0.941cm" svg:viewBox="0 0 154 154" draw:points="0,0 0,154 154,0">
          <text:p/>
        </draw:polygon>
        <draw:polygon draw:style-name="gr43" draw:text-style-name="P16" draw:layer="layout" svg:width="0.29cm" svg:height="0.153cm" svg:x="7.486cm" svg:y="0.941cm" svg:viewBox="0 0 291 154" draw:points="263,0 0,0 153,154 291,15">
          <text:p/>
        </draw:polygon>
        <draw:polygon draw:style-name="gr43" draw:text-style-name="P16" draw:layer="layout" svg:width="0.077cm" svg:height="0.146cm" svg:x="9.473cm" svg:y="1.406cm" svg:viewBox="0 0 78 147" draw:points="0,0 0,147 78,70 7,0">
          <text:p/>
        </draw:polygon>
        <draw:polygon draw:style-name="gr43" draw:text-style-name="P16" draw:layer="layout" svg:width="0.076cm" svg:height="0.098cm" svg:x="9.015cm" svg:y="2.011cm" svg:viewBox="0 0 77 99" draw:points="54,99 77,76 0,0 0,90">
          <text:p/>
        </draw:polygon>
        <draw:polygon draw:style-name="gr43" draw:text-style-name="P16" draw:layer="layout" svg:width="0.076cm" svg:height="0.111cm" svg:x="9.091cm" svg:y="2.011cm" svg:viewBox="0 0 77 112" draw:points="77,112 77,0 0,77 29,106">
          <text:p/>
        </draw:polygon>
        <draw:polygon draw:style-name="gr43" draw:text-style-name="P16" draw:layer="layout" svg:width="0.153cm" svg:height="0.114cm" svg:x="8.556cm" svg:y="1.285cm" svg:viewBox="0 0 154 115" draw:points="116,0 0,115 154,115 154,10">
          <text:p/>
        </draw:polygon>
        <draw:polygon draw:style-name="gr43" draw:text-style-name="P16" draw:layer="layout" svg:width="0.153cm" svg:height="0.167cm" svg:x="5.957cm" svg:y="0.329cm" svg:viewBox="0 0 154 168" draw:points="140,168 154,154 0,0 0,16">
          <text:p/>
        </draw:polygon>
        <draw:polygon draw:style-name="gr43" draw:text-style-name="P16" draw:layer="layout" svg:width="0.306cm" svg:height="0.121cm" svg:x="7.486cm" svg:y="1.552cm" svg:viewBox="0 0 307 122" draw:points="184,122 307,0 0,0 54,54">
          <text:p/>
        </draw:polygon>
        <draw:polygon draw:style-name="gr43" draw:text-style-name="P16" draw:layer="layout" svg:width="0.153cm" svg:height="0.128cm" svg:x="9.32cm" svg:y="2.011cm" svg:viewBox="0 0 154 129" draw:points="25,129 154,0 0,0 0,128">
          <text:p/>
        </draw:polygon>
        <draw:polygon draw:style-name="gr43" draw:text-style-name="P16" draw:layer="layout" svg:width="0.153cm" svg:height="0.153cm" svg:x="6.11cm" svg:y="0.482cm" svg:viewBox="0 0 154 154" draw:points="125,154 154,154 0,0 0,28">
          <text:p/>
        </draw:polygon>
        <draw:polygon draw:style-name="gr43" draw:text-style-name="P16" draw:layer="layout" svg:width="0.153cm" svg:height="0.13cm" svg:x="7.792cm" svg:y="0.964cm" svg:viewBox="0 0 154 131" draw:points="0,0 0,131 154,131 43,21">
          <text:p/>
        </draw:polygon>
        <draw:polygon draw:style-name="gr43" draw:text-style-name="P16" draw:layer="layout" svg:width="0.153cm" svg:height="0.091cm" svg:x="7.027cm" svg:y="1.246cm" svg:viewBox="0 0 154 92" draw:points="63,92 154,0 0,0 0,50">
          <text:p/>
        </draw:polygon>
        <draw:polygon draw:style-name="gr43" draw:text-style-name="P16" draw:layer="layout" svg:width="0.153cm" svg:height="0.153cm" svg:x="6.416cm" svg:y="0.788cm" svg:viewBox="0 0 154 154" draw:points="151,154 154,154 0,0 0,20">
          <text:p/>
        </draw:polygon>
        <draw:polygon draw:style-name="gr43" draw:text-style-name="P16" draw:layer="layout" svg:width="0.118cm" svg:height="0.152cm" svg:x="6.909cm" svg:y="1.094cm" svg:viewBox="0 0 119 153" draw:points="49,153 119,153 119,0 0,119">
          <text:p/>
        </draw:polygon>
        <draw:polygon draw:style-name="gr43" draw:text-style-name="P16" draw:layer="layout" svg:width="0.153cm" svg:height="0.06cm" svg:x="8.862cm" svg:y="1.339cm" svg:viewBox="0 0 154 61" draw:points="61,0 0,61 154,61 154,17">
          <text:p/>
        </draw:polygon>
        <draw:polygon draw:style-name="gr43" draw:text-style-name="P16" draw:layer="layout" svg:width="0.147cm" svg:height="0.077cm" svg:x="9.32cm" svg:y="1.399cm" svg:viewBox="0 0 148 78" draw:points="61,0 0,0 77,78 148,6">
          <text:p/>
        </draw:polygon>
        <draw:polygon draw:style-name="gr43" draw:text-style-name="P16" draw:layer="layout" svg:width="0.076cm" svg:height="0.147cm" svg:x="8.48cm" svg:y="1.858cm" svg:viewBox="0 0 77 148" draw:points="77,148 77,0 0,76 69,146">
          <text:p/>
        </draw:polygon>
        <draw:polygon draw:style-name="gr43" draw:text-style-name="P16" draw:layer="layout" svg:width="0.076cm" svg:height="0.147cm" svg:x="9.397cm" svg:y="1.405cm" svg:viewBox="0 0 77 148" draw:points="71,0 0,71 77,148 77,1">
          <text:p/>
        </draw:polygon>
        <draw:polygon draw:style-name="gr43" draw:text-style-name="P16" draw:layer="layout" svg:width="0.153cm" svg:height="0.053cm" svg:x="8.709cm" svg:y="2.011cm" svg:viewBox="0 0 154 54" draw:points="100,54 154,0 0,0 42,42">
          <text:p/>
        </draw:polygon>
        <draw:polygon draw:style-name="gr43" draw:text-style-name="P16" draw:layer="layout" svg:width="0.152cm" svg:height="0.153cm" svg:x="7.945cm" svg:y="1.705cm" svg:viewBox="0 0 153 154" draw:points="151,154 153,154 0,0 0,94">
          <text:p/>
        </draw:polygon>
        <draw:polygon draw:style-name="gr43" draw:text-style-name="P16" draw:layer="layout" svg:width="0.152cm" svg:height="0.043cm" svg:x="9.015cm" svg:y="1.356cm" svg:viewBox="0 0 153 44" draw:points="0,0 0,44 153,44 129,20">
          <text:p/>
        </draw:polygon>
        <draw:polygon draw:style-name="gr43" draw:text-style-name="P16" draw:layer="layout" svg:width="0.076cm" svg:height="0.127cm" svg:x="9.244cm" svg:y="2.011cm" svg:viewBox="0 0 77 128" draw:points="77,128 77,0 0,77 48,125">
          <text:p/>
        </draw:polygon>
        <draw:polygon draw:style-name="gr43" draw:text-style-name="P16" draw:layer="layout" svg:width="0.153cm" svg:height="0.138cm" svg:x="7.639cm" svg:y="0.956cm" svg:viewBox="0 0 154 139" draw:points="138,0 0,139 154,139 154,8">
          <text:p/>
        </draw:polygon>
        <draw:polygon draw:style-name="gr43" draw:text-style-name="P16" draw:layer="layout" svg:width="0.153cm" svg:height="0.019cm" svg:x="9.167cm" svg:y="1.38cm" svg:viewBox="0 0 154 20" draw:points="19,0 0,20 154,20 154,16">
          <text:p/>
        </draw:polygon>
        <draw:polygon draw:style-name="gr43" draw:text-style-name="P16" draw:layer="layout" svg:width="0.153cm" svg:height="0.153cm" svg:x="7.18cm" svg:y="0.635cm" svg:viewBox="0 0 154 154" draw:points="42,0 0,0 154,154 154,74">
          <text:p/>
        </draw:polygon>
        <draw:polygon draw:style-name="gr43" draw:text-style-name="P16" draw:layer="layout" svg:width="0.153cm" svg:height="0.153cm" svg:x="6.263cm" svg:y="0.635cm" svg:viewBox="0 0 154 154" draw:points="132,154 154,154 0,0 0,29">
          <text:p/>
        </draw:polygon>
        <draw:polygon draw:style-name="gr43" draw:text-style-name="P16" draw:layer="layout" svg:width="0.306cm" svg:height="0.106cm" svg:x="8.097cm" svg:y="1.14cm" svg:viewBox="0 0 307 107" draw:points="107,0 0,107 307,107 250,50">
          <text:p/>
        </draw:polygon>
        <draw:polygon draw:style-name="gr43" draw:text-style-name="P16" draw:layer="layout" svg:width="0.153cm" svg:height="0.153cm" svg:x="7.333cm" svg:y="1.399cm" svg:viewBox="0 0 154 154" draw:points="108,154 154,154 0,0 0,93">
          <text:p/>
        </draw:polygon>
        <draw:polygon draw:style-name="gr43" draw:text-style-name="P16" draw:layer="layout" svg:width="0.153cm" svg:height="0.218cm" svg:x="7.792cm" svg:y="1.552cm" svg:viewBox="0 0 154 219" draw:points="88,219 154,154 0,0 0,180">
          <text:p/>
        </draw:polygon>
        <draw:polygon draw:style-name="gr43" draw:text-style-name="P16" draw:layer="layout" svg:width="0.077cm" svg:height="0.148cm" svg:x="8.556cm" svg:y="1.858cm" svg:viewBox="0 0 78 149" draw:points="4,149 78,76 0,0 0,148">
          <text:p/>
        </draw:polygon>
        <draw:polygon draw:style-name="gr43" draw:text-style-name="P16" draw:layer="layout" svg:width="0.153cm" svg:height="0.203cm" svg:x="7.333cm" svg:y="0.738cm" svg:viewBox="0 0 154 204" draw:points="50,0 0,50 154,204 154,63">
          <text:p/>
        </draw:polygon>
        <draw:polygon draw:style-name="gr44" draw:text-style-name="P16" draw:layer="layout" svg:width="0.153cm" svg:height="0.142cm" svg:x="9.473cm" svg:y="2.011cm" svg:viewBox="0 0 154 143" draw:points="154,143 154,0 0,0 143,142">
          <text:p/>
        </draw:polygon>
        <draw:polygon draw:style-name="gr45" draw:text-style-name="P2" draw:layer="layout" svg:width="0.153cm" svg:height="0.142cm" svg:x="9.473cm" svg:y="2.011cm" svg:viewBox="0 0 154 143" draw:points="154,143 154,0 0,0 143,142">
          <text:p/>
        </draw:polygon>
        <draw:polygon draw:style-name="gr43" draw:text-style-name="P16" draw:layer="layout" svg:width="0.153cm" svg:height="0.104cm" svg:x="8.709cm" svg:y="1.295cm" svg:viewBox="0 0 154 105" draw:points="0,0 0,105 154,105 63,14">
          <text:p/>
        </draw:polygon>
        <draw:polygon draw:style-name="gr43" draw:text-style-name="P16" draw:layer="layout" svg:width="0.306cm" svg:height="0.143cm" svg:x="6.874cm" svg:y="0.492cm" svg:viewBox="0 0 307 144" draw:points="143,0 0,144 307,144 215,53">
          <text:p/>
        </draw:polygon>
        <draw:polygon draw:style-name="gr43" draw:text-style-name="P16" draw:layer="layout" svg:width="0.077cm" svg:height="0.115cm" svg:x="9.167cm" svg:y="2.011cm" svg:viewBox="0 0 78 116" draw:points="38,116 78,77 0,0 0,112">
          <text:p/>
        </draw:polygon>
        <draw:polygon draw:style-name="gr43" draw:text-style-name="P16" draw:layer="layout" svg:width="0.143cm" svg:height="0.153cm" svg:x="6.874cm" svg:y="0.482cm" svg:viewBox="0 0 144 154" draw:points="130,0 0,0 0,154 144,10">
          <text:p/>
        </draw:polygon>
        <draw:polygon draw:style-name="gr43" draw:text-style-name="P16" draw:layer="layout" svg:width="0.153cm" svg:height="0.271cm" svg:x="6.874cm" svg:y="0.941cm" svg:viewBox="0 0 154 272" draw:points="35,272 154,154 0,0 0,247">
          <text:p/>
        </draw:polygon>
        <draw:polygon draw:style-name="gr43" draw:text-style-name="P16" draw:layer="layout" svg:width="0.305cm" svg:height="0.139cm" svg:x="6.569cm" svg:y="0.941cm" svg:viewBox="0 0 306 140" draw:points="166,140 306,0 0,0 15,15">
          <text:p/>
        </draw:polygon>
        <draw:polygon draw:style-name="gr43" draw:text-style-name="P16" draw:layer="layout" svg:width="0.077cm" svg:height="0.09cm" svg:x="8.938cm" svg:y="2.011cm" svg:viewBox="0 0 78 91" draw:points="78,91 78,0 0,77 2,79">
          <text:p/>
        </draw:polygon>
        <draw:polygon draw:style-name="gr43" draw:text-style-name="P16" draw:layer="layout" svg:width="0.153cm" svg:height="0.153cm" svg:x="8.403cm" svg:y="1.246cm" svg:viewBox="0 0 154 154" draw:points="125,0 0,0 154,154 154,9">
          <text:p/>
        </draw:polygon>
        <draw:polygon draw:style-name="gr43" draw:text-style-name="P16" draw:layer="layout" svg:width="0.077cm" svg:height="0.115cm" svg:x="8.403cm" svg:y="1.858cm" svg:viewBox="0 0 78 116" draw:points="38,116 78,77 0,0 0,105">
          <text:p/>
        </draw:polygon>
        <draw:polygon draw:style-name="gr43" draw:text-style-name="P16" draw:layer="layout" svg:width="0.153cm" svg:height="0.153cm" svg:x="7.18cm" svg:y="1.246cm" svg:viewBox="0 0 154 154" draw:points="4,154 154,154 0,0 0,152">
          <text:p/>
        </draw:polygon>
        <draw:polygon draw:style-name="gr44" draw:text-style-name="P16" draw:layer="layout" svg:width="0.152cm" svg:height="0.122cm" svg:x="6.722cm" svg:y="0.36cm" svg:viewBox="0 0 153 123" draw:points="123,0 0,123 153,123 153,24">
          <text:p/>
        </draw:polygon>
        <draw:polygon draw:style-name="gr45" draw:text-style-name="P2" draw:layer="layout" svg:width="0.152cm" svg:height="0.122cm" svg:x="6.722cm" svg:y="0.36cm" svg:viewBox="0 0 153 123" draw:points="123,0 0,123 153,123 153,24">
          <text:p/>
        </draw:polygon>
        <draw:polygon draw:style-name="gr43" draw:text-style-name="P16" draw:layer="layout" svg:width="0.149cm" svg:height="0.077cm" svg:x="8.56cm" svg:y="1.934cm" svg:viewBox="0 0 150 78" draw:points="18,78 150,78 73,0 0,73">
          <text:p/>
        </draw:polygon>
        <draw:polygon draw:style-name="gr43" draw:text-style-name="P16" draw:layer="layout" svg:width="0.306cm" svg:height="0.079cm" svg:x="8.097cm" svg:y="1.858cm" svg:viewBox="0 0 307 80" draw:points="227,80 307,0 0,0 2,2">
          <text:p/>
        </draw:polygon>
        <draw:polygon draw:style-name="gr44" draw:text-style-name="P16" draw:layer="layout" svg:width="0.076cm" svg:height="0.141cm" svg:x="9.55cm" svg:y="1.411cm" svg:viewBox="0 0 77 142" draw:points="66,0 0,65 77,142 77,0">
          <text:p/>
        </draw:polygon>
        <draw:polygon draw:style-name="gr45" draw:text-style-name="P2" draw:layer="layout" svg:width="0.076cm" svg:height="0.141cm" svg:x="9.55cm" svg:y="1.411cm" svg:viewBox="0 0 77 142" draw:points="66,0 0,65 77,142 77,0">
          <text:p/>
        </draw:polygon>
        <draw:polygon draw:style-name="gr43" draw:text-style-name="P16" draw:layer="layout" svg:width="0.152cm" svg:height="0.194cm" svg:x="7.945cm" svg:y="1.052cm" svg:viewBox="0 0 153 195" draw:points="42,0 0,43 153,195 153,48">
          <text:p/>
        </draw:polygon>
        <draw:polygon draw:style-name="gr43" draw:text-style-name="P16" draw:layer="layout" svg:width="0.076cm" svg:height="0.077cm" svg:x="8.862cm" svg:y="2.011cm" svg:viewBox="0 0 77 78" draw:points="76,78 77,77 0,0 0,65">
          <text:p/>
        </draw:polygon>
        <draw:polygon draw:style-name="gr44" draw:text-style-name="P16" draw:layer="layout" svg:width="0.122cm" svg:height="0.153cm" svg:x="6.722cm" svg:y="0.329cm" svg:viewBox="0 0 123 154" draw:points="86,0 0,0 0,154 123,31">
          <text:p/>
        </draw:polygon>
        <draw:polygon draw:style-name="gr45" draw:text-style-name="P2" draw:layer="layout" svg:width="0.122cm" svg:height="0.153cm" svg:x="6.722cm" svg:y="0.329cm" svg:viewBox="0 0 123 154" draw:points="86,0 0,0 0,154 123,31">
          <text:p/>
        </draw:polygon>
        <draw:polygon draw:style-name="gr46" draw:text-style-name="P17" draw:layer="layout" svg:width="0.153cm" svg:height="0.153cm" svg:x="9.473cm" svg:y="0.482cm" svg:viewBox="0 0 154 154" draw:points="154,0 0,0 154,154">
          <text:p/>
        </draw:polygon>
        <draw:polygon draw:style-name="gr47" draw:text-style-name="P2" draw:layer="layout" svg:width="0.153cm" svg:height="0.153cm" svg:x="9.473cm" svg:y="0.482cm" svg:viewBox="0 0 154 154" draw:points="154,0 0,0 154,154">
          <text:p/>
        </draw:polygon>
        <draw:polygon draw:style-name="gr48" draw:text-style-name="P17" draw:layer="layout" svg:width="0.306cm" svg:height="0.153cm" svg:x="8.403cm" svg:y="0.941cm" svg:viewBox="0 0 307 154" draw:points="153,154 307,0 0,0">
          <text:p/>
        </draw:polygon>
        <draw:polygon draw:style-name="gr48" draw:text-style-name="P17" draw:layer="layout" svg:width="0.143cm" svg:height="0.096cm" svg:x="8.204cm" svg:y="1.094cm" svg:viewBox="0 0 144 97" draw:points="144,97 47,0 0,47">
          <text:p/>
        </draw:polygon>
        <draw:polygon draw:style-name="gr46" draw:text-style-name="P17" draw:layer="layout" svg:width="0.306cm" svg:height="0.153cm" svg:x="9.32cm" svg:y="1.246cm" svg:viewBox="0 0 307 154" draw:points="153,154 307,0 0,0">
          <text:p/>
        </draw:polygon>
        <draw:polygon draw:style-name="gr47" draw:text-style-name="P2" draw:layer="layout" svg:width="0.306cm" svg:height="0.153cm" svg:x="9.32cm" svg:y="1.246cm" svg:viewBox="0 0 307 154" draw:points="153,154 307,0 0,0">
          <text:p/>
        </draw:polygon>
        <draw:polygon draw:style-name="gr48" draw:text-style-name="P17" draw:layer="layout" svg:width="0.306cm" svg:height="0.306cm" svg:x="8.709cm" svg:y="0.635cm" svg:viewBox="0 0 307 307" draw:points="0,0 0,307 307,307">
          <text:p/>
        </draw:polygon>
        <draw:polygon draw:style-name="gr48" draw:text-style-name="P17" draw:layer="layout" svg:width="0.152cm" svg:height="0.152cm" svg:x="9.015cm" svg:y="1.094cm" svg:viewBox="0 0 153 153" draw:points="153,153 153,0 0,153">
          <text:p/>
        </draw:polygon>
        <draw:polygon draw:style-name="gr48" draw:text-style-name="P17" draw:layer="layout" svg:width="0.038cm" svg:height="0.049cm" svg:x="8.671cm" svg:y="1.246cm" svg:viewBox="0 0 39 50" draw:points="39,50 39,0 0,40">
          <text:p/>
        </draw:polygon>
        <draw:polygon draw:style-name="gr48" draw:text-style-name="P17" draw:layer="layout" svg:width="0.016cm" svg:height="0.023cm" svg:x="7.776cm" svg:y="0.941cm" svg:viewBox="0 0 17 24" draw:points="17,24 17,0 0,16">
          <text:p/>
        </draw:polygon>
        <draw:polygon draw:style-name="gr46" draw:text-style-name="P17" draw:layer="layout" svg:width="0.306cm" svg:height="0.306cm" svg:x="9.32cm" svg:y="0.635cm" svg:viewBox="0 0 307 307" draw:points="307,0 0,0 307,307">
          <text:p/>
        </draw:polygon>
        <draw:polygon draw:style-name="gr47" draw:text-style-name="P2" draw:layer="layout" svg:width="0.306cm" svg:height="0.306cm" svg:x="9.32cm" svg:y="0.635cm" svg:viewBox="0 0 307 307" draw:points="307,0 0,0 307,307">
          <text:p/>
        </draw:polygon>
        <draw:polygon draw:style-name="gr48" draw:text-style-name="P17" draw:layer="layout" svg:width="0.306cm" svg:height="0.306cm" svg:x="8.403cm" svg:y="0.635cm" svg:viewBox="0 0 307 307" draw:points="307,0 0,0 0,307">
          <text:p/>
        </draw:polygon>
        <draw:polygon draw:style-name="gr48" draw:text-style-name="P17" draw:layer="layout" svg:width="0.153cm" svg:height="0.306cm" svg:x="8.25cm" svg:y="0.635cm" svg:viewBox="0 0 154 307" draw:points="154,0 0,154 154,307">
          <text:p/>
        </draw:polygon>
        <draw:polygon draw:style-name="gr46" draw:text-style-name="P17" draw:layer="layout" svg:width="0.306cm" svg:height="0.306cm" svg:x="8.097cm" svg:y="0.329cm" svg:viewBox="0 0 307 307" draw:points="0,307 307,307 307,0">
          <text:p/>
        </draw:polygon>
        <draw:polygon draw:style-name="gr47" draw:text-style-name="P2" draw:layer="layout" svg:width="0.306cm" svg:height="0.306cm" svg:x="8.097cm" svg:y="0.329cm" svg:viewBox="0 0 307 307" draw:points="0,307 307,307 307,0">
          <text:p/>
        </draw:polygon>
        <draw:polygon draw:style-name="gr46" draw:text-style-name="P17" draw:layer="layout" svg:width="0.306cm" svg:height="0.152cm" svg:x="9.32cm" svg:y="1.094cm" svg:viewBox="0 0 307 153" draw:points="307,153 153,0 0,153">
          <text:p/>
        </draw:polygon>
        <draw:polygon draw:style-name="gr47" draw:text-style-name="P2" draw:layer="layout" svg:width="0.306cm" svg:height="0.152cm" svg:x="9.32cm" svg:y="1.094cm" svg:viewBox="0 0 307 153" draw:points="307,153 153,0 0,153">
          <text:p/>
        </draw:polygon>
        <draw:polygon draw:style-name="gr48" draw:text-style-name="P17" draw:layer="layout" svg:width="0.153cm" svg:height="0.153cm" svg:x="9.32cm" svg:y="0.941cm" svg:viewBox="0 0 154 154" draw:points="0,154 154,154 0,0">
          <text:p/>
        </draw:polygon>
        <draw:polygon draw:style-name="gr46" draw:text-style-name="P17" draw:layer="layout" svg:width="0.153cm" svg:height="0.153cm" svg:x="9.32cm" svg:y="0.329cm" svg:viewBox="0 0 154 154" draw:points="154,154 154,0 0,0">
          <text:p/>
        </draw:polygon>
        <draw:polygon draw:style-name="gr47" draw:text-style-name="P2" draw:layer="layout" svg:width="0.153cm" svg:height="0.153cm" svg:x="9.32cm" svg:y="0.329cm" svg:viewBox="0 0 154 154" draw:points="154,154 154,0 0,0">
          <text:p/>
        </draw:polygon>
        <draw:polygon draw:style-name="gr46" draw:text-style-name="P17" draw:layer="layout" svg:width="0.153cm" svg:height="0.305cm" svg:x="9.473cm" svg:y="0.941cm" svg:viewBox="0 0 154 306" draw:points="0,154 154,306 154,0">
          <text:p/>
        </draw:polygon>
        <draw:polygon draw:style-name="gr47" draw:text-style-name="P2" draw:layer="layout" svg:width="0.153cm" svg:height="0.305cm" svg:x="9.473cm" svg:y="0.941cm" svg:viewBox="0 0 154 306" draw:points="0,154 154,306 154,0">
          <text:p/>
        </draw:polygon>
        <draw:polygon draw:style-name="gr46" draw:text-style-name="P17" draw:layer="layout" svg:width="0.306cm" svg:height="0.153cm" svg:x="9.32cm" svg:y="0.941cm" svg:viewBox="0 0 307 154" draw:points="0,0 153,154 307,0">
          <text:p/>
        </draw:polygon>
        <draw:polygon draw:style-name="gr47" draw:text-style-name="P2" draw:layer="layout" svg:width="0.306cm" svg:height="0.153cm" svg:x="9.32cm" svg:y="0.941cm" svg:viewBox="0 0 307 154" draw:points="0,0 153,154 307,0">
          <text:p/>
        </draw:polygon>
        <draw:polygon draw:style-name="gr46" draw:text-style-name="P17" draw:layer="layout" svg:width="0.305cm" svg:height="0.306cm" svg:x="7.792cm" svg:y="0.329cm" svg:viewBox="0 0 306 307" draw:points="0,307 306,307 0,0">
          <text:p/>
        </draw:polygon>
        <draw:polygon draw:style-name="gr47" draw:text-style-name="P2" draw:layer="layout" svg:width="0.305cm" svg:height="0.306cm" svg:x="7.792cm" svg:y="0.329cm" svg:viewBox="0 0 306 307" draw:points="0,307 306,307 0,0">
          <text:p/>
        </draw:polygon>
        <draw:polygon draw:style-name="gr48" draw:text-style-name="P17" draw:layer="layout" svg:width="0.306cm" svg:height="0.153cm" svg:x="8.097cm" svg:y="0.635cm" svg:viewBox="0 0 307 154" draw:points="153,154 307,0 0,0">
          <text:p/>
        </draw:polygon>
        <draw:polygon draw:style-name="gr48" draw:text-style-name="P17" draw:layer="layout" svg:width="0.306cm" svg:height="0.306cm" svg:x="8.709cm" svg:y="0.635cm" svg:viewBox="0 0 307 307" draw:points="307,0 0,0 307,307">
          <text:p/>
        </draw:polygon>
        <draw:polygon draw:style-name="gr48" draw:text-style-name="P17" draw:layer="layout" svg:width="0.306cm" svg:height="0.153cm" svg:x="8.097cm" svg:y="0.941cm" svg:viewBox="0 0 307 154" draw:points="0,0 153,154 307,0">
          <text:p/>
        </draw:polygon>
        <draw:polygon draw:style-name="gr48" draw:text-style-name="P17" draw:layer="layout" svg:width="0.306cm" svg:height="0.153cm" svg:x="7.486cm" svg:y="0.635cm" svg:viewBox="0 0 307 154" draw:points="153,154 307,0 0,0">
          <text:p/>
        </draw:polygon>
        <draw:polygon draw:style-name="gr48" draw:text-style-name="P17" draw:layer="layout" svg:width="0.153cm" svg:height="0.152cm" svg:x="9.32cm" svg:y="1.094cm" svg:viewBox="0 0 154 153" draw:points="154,0 0,0 0,153">
          <text:p/>
        </draw:polygon>
        <draw:polygon draw:style-name="gr48" draw:text-style-name="P17" draw:layer="layout" svg:width="0.153cm" svg:height="0.306cm" svg:x="8.097cm" svg:y="0.635cm" svg:viewBox="0 0 154 307" draw:points="0,307 154,154 0,0">
          <text:p/>
        </draw:polygon>
        <draw:polygon draw:style-name="gr48" draw:text-style-name="P17" draw:layer="layout" svg:width="0.042cm" svg:height="0.043cm" svg:x="7.792cm" svg:y="0.941cm" svg:viewBox="0 0 43 44" draw:points="43,44 0,0 0,23">
          <text:p/>
        </draw:polygon>
        <draw:polygon draw:style-name="gr46" draw:text-style-name="P17" draw:layer="layout" svg:width="0.306cm" svg:height="0.153cm" svg:x="9.32cm" svg:y="0.482cm" svg:viewBox="0 0 307 154" draw:points="307,154 153,0 0,154">
          <text:p/>
        </draw:polygon>
        <draw:polygon draw:style-name="gr47" draw:text-style-name="P2" draw:layer="layout" svg:width="0.306cm" svg:height="0.153cm" svg:x="9.32cm" svg:y="0.482cm" svg:viewBox="0 0 307 154" draw:points="307,154 153,0 0,154">
          <text:p/>
        </draw:polygon>
        <draw:polygon draw:style-name="gr46" draw:text-style-name="P17" draw:layer="layout" svg:width="0.153cm" svg:height="0.153cm" svg:x="9.473cm" svg:y="0.329cm" svg:viewBox="0 0 154 154" draw:points="0,0 0,154 154,0">
          <text:p/>
        </draw:polygon>
        <draw:polygon draw:style-name="gr47" draw:text-style-name="P2" draw:layer="layout" svg:width="0.153cm" svg:height="0.153cm" svg:x="9.473cm" svg:y="0.329cm" svg:viewBox="0 0 154 154" draw:points="0,0 0,154 154,0">
          <text:p/>
        </draw:polygon>
        <draw:polygon draw:style-name="gr46" draw:text-style-name="P17" draw:layer="layout" svg:width="0.306cm" svg:height="0.306cm" svg:x="8.403cm" svg:y="0.329cm" svg:viewBox="0 0 307 307" draw:points="0,307 307,307 0,0">
          <text:p/>
        </draw:polygon>
        <draw:polygon draw:style-name="gr47" draw:text-style-name="P2" draw:layer="layout" svg:width="0.306cm" svg:height="0.306cm" svg:x="8.403cm" svg:y="0.329cm" svg:viewBox="0 0 307 307" draw:points="0,307 307,307 0,0">
          <text:p/>
        </draw:polygon>
        <draw:polygon draw:style-name="gr48" draw:text-style-name="P17" draw:layer="layout" svg:width="0.093cm" svg:height="0.11cm" svg:x="8.922cm" svg:y="1.246cm" svg:viewBox="0 0 94 111" draw:points="94,111 94,0 0,94">
          <text:p/>
        </draw:polygon>
        <draw:polygon draw:style-name="gr46" draw:text-style-name="P17" draw:layer="layout" svg:width="0.305cm" svg:height="0.306cm" svg:x="9.015cm" svg:y="0.329cm" svg:viewBox="0 0 306 307" draw:points="0,307 306,307 0,0">
          <text:p/>
        </draw:polygon>
        <draw:polygon draw:style-name="gr47" draw:text-style-name="P2" draw:layer="layout" svg:width="0.305cm" svg:height="0.306cm" svg:x="9.015cm" svg:y="0.329cm" svg:viewBox="0 0 306 307" draw:points="0,307 306,307 0,0">
          <text:p/>
        </draw:polygon>
        <draw:polygon draw:style-name="gr48" draw:text-style-name="P17" draw:layer="layout" svg:width="0.153cm" svg:height="0.152cm" svg:x="8.556cm" svg:y="1.094cm" svg:viewBox="0 0 154 153" draw:points="0,0 0,153 154,153">
          <text:p/>
        </draw:polygon>
        <draw:polygon draw:style-name="gr46" draw:text-style-name="P17" draw:layer="layout" svg:width="0.067cm" svg:height="0.031cm" svg:x="6.807cm" svg:y="0.329cm" svg:viewBox="0 0 68 32" draw:points="37,32 68,0 0,0">
          <text:p/>
        </draw:polygon>
        <draw:polygon draw:style-name="gr47" draw:text-style-name="P2" draw:layer="layout" svg:width="0.067cm" svg:height="0.031cm" svg:x="6.807cm" svg:y="0.329cm" svg:viewBox="0 0 68 32" draw:points="37,32 68,0 0,0">
          <text:p/>
        </draw:polygon>
        <draw:polygon draw:style-name="gr46" draw:text-style-name="P17" draw:layer="layout" svg:width="0.153cm" svg:height="0.153cm" svg:x="7.333cm" svg:y="0.329cm" svg:viewBox="0 0 154 154" draw:points="0,154 154,154 154,0">
          <text:p/>
        </draw:polygon>
        <draw:polygon draw:style-name="gr47" draw:text-style-name="P2" draw:layer="layout" svg:width="0.153cm" svg:height="0.153cm" svg:x="7.333cm" svg:y="0.329cm" svg:viewBox="0 0 154 154" draw:points="0,154 154,154 154,0">
          <text:p/>
        </draw:polygon>
        <draw:polygon draw:style-name="gr48" draw:text-style-name="P17" draw:layer="layout" svg:width="0.029cm" svg:height="0.009cm" svg:x="8.527cm" svg:y="1.246cm" svg:viewBox="0 0 30 10" draw:points="30,10 30,0 0,0">
          <text:p/>
        </draw:polygon>
        <draw:polygon draw:style-name="gr48" draw:text-style-name="P17" draw:layer="layout" svg:width="0.305cm" svg:height="0.306cm" svg:x="9.015cm" svg:y="0.635cm" svg:viewBox="0 0 306 307" draw:points="306,307 306,0 0,307">
          <text:p/>
        </draw:polygon>
        <draw:polygon draw:style-name="gr48" draw:text-style-name="P17" draw:layer="layout" svg:width="0.306cm" svg:height="0.306cm" svg:x="8.403cm" svg:y="0.635cm" svg:viewBox="0 0 307 307" draw:points="307,307 307,0 0,307">
          <text:p/>
        </draw:polygon>
        <draw:polygon draw:style-name="gr48" draw:text-style-name="P17" draw:layer="layout" svg:width="0.306cm" svg:height="0.153cm" svg:x="7.486cm" svg:y="0.482cm" svg:viewBox="0 0 307 154" draw:points="307,154 153,0 0,154">
          <text:p/>
        </draw:polygon>
        <draw:polygon draw:style-name="gr46" draw:text-style-name="P17" draw:layer="layout" svg:width="0.153cm" svg:height="0.153cm" svg:x="7.486cm" svg:y="0.329cm" svg:viewBox="0 0 154 154" draw:points="0,154 154,154 0,0">
          <text:p/>
        </draw:polygon>
        <draw:polygon draw:style-name="gr47" draw:text-style-name="P2" draw:layer="layout" svg:width="0.153cm" svg:height="0.153cm" svg:x="7.486cm" svg:y="0.329cm" svg:viewBox="0 0 154 154" draw:points="0,154 154,154 0,0">
          <text:p/>
        </draw:polygon>
        <draw:polygon draw:style-name="gr48" draw:text-style-name="P17" draw:layer="layout" svg:width="0.104cm" svg:height="0.166cm" svg:x="7.382cm" svg:y="0.635cm" svg:viewBox="0 0 105 167" draw:points="105,167 105,0 0,103">
          <text:p/>
        </draw:polygon>
        <draw:polygon draw:style-name="gr48" draw:text-style-name="P17" draw:layer="layout" svg:width="0.153cm" svg:height="0.152cm" svg:x="8.556cm" svg:y="1.094cm" svg:viewBox="0 0 154 153" draw:points="154,0 0,0 154,153">
          <text:p/>
        </draw:polygon>
        <draw:polygon draw:style-name="gr46" draw:text-style-name="P17" draw:layer="layout" svg:width="0.306cm" svg:height="0.153cm" svg:x="7.486cm" svg:y="0.329cm" svg:viewBox="0 0 307 154" draw:points="0,0 153,154 307,0">
          <text:p/>
        </draw:polygon>
        <draw:polygon draw:style-name="gr47" draw:text-style-name="P2" draw:layer="layout" svg:width="0.306cm" svg:height="0.153cm" svg:x="7.486cm" svg:y="0.329cm" svg:viewBox="0 0 307 154" draw:points="0,0 153,154 307,0">
          <text:p/>
        </draw:polygon>
        <draw:polygon draw:style-name="gr48" draw:text-style-name="P17" draw:layer="layout" svg:width="0.153cm" svg:height="0.153cm" svg:x="8.556cm" svg:y="0.941cm" svg:viewBox="0 0 154 154" draw:points="0,154 154,154 154,0">
          <text:p/>
        </draw:polygon>
        <draw:polygon draw:style-name="gr48" draw:text-style-name="P17" draw:layer="layout" svg:width="0.153cm" svg:height="0.152cm" svg:x="8.709cm" svg:y="1.094cm" svg:viewBox="0 0 154 153" draw:points="154,0 0,0 0,153">
          <text:p/>
        </draw:polygon>
        <draw:polygon draw:style-name="gr46" draw:text-style-name="P17" draw:layer="layout" svg:width="0.306cm" svg:height="0.306cm" svg:x="8.709cm" svg:y="0.329cm" svg:viewBox="0 0 307 307" draw:points="0,0 0,307 307,0">
          <text:p/>
        </draw:polygon>
        <draw:polygon draw:style-name="gr47" draw:text-style-name="P2" draw:layer="layout" svg:width="0.306cm" svg:height="0.306cm" svg:x="8.709cm" svg:y="0.329cm" svg:viewBox="0 0 307 307" draw:points="0,0 0,307 307,0">
          <text:p/>
        </draw:polygon>
        <draw:polygon draw:style-name="gr48" draw:text-style-name="P17" draw:layer="layout" svg:width="0.153cm" svg:height="0.153cm" svg:x="7.486cm" svg:y="0.482cm" svg:viewBox="0 0 154 154" draw:points="154,0 0,0 0,154">
          <text:p/>
        </draw:polygon>
        <draw:polygon draw:style-name="gr48" draw:text-style-name="P17" draw:layer="layout" svg:width="0.306cm" svg:height="0.153cm" svg:x="8.097cm" svg:y="0.788cm" svg:viewBox="0 0 307 154" draw:points="153,0 0,154 307,154">
          <text:p/>
        </draw:polygon>
        <draw:polygon draw:style-name="gr48" draw:text-style-name="P17" draw:layer="layout" svg:width="0.134cm" svg:height="0.149cm" svg:x="9.186cm" svg:y="1.246cm" svg:viewBox="0 0 135 150" draw:points="135,150 135,0 0,135">
          <text:p/>
        </draw:polygon>
        <draw:polygon draw:style-name="gr48" draw:text-style-name="P17" draw:layer="layout" svg:width="0.153cm" svg:height="0.306cm" svg:x="7.639cm" svg:y="0.635cm" svg:viewBox="0 0 154 307" draw:points="154,0 0,154 154,307">
          <text:p/>
        </draw:polygon>
        <draw:polygon draw:style-name="gr46" draw:text-style-name="P17" draw:layer="layout" svg:width="0.153cm" svg:height="0.153cm" svg:x="9.473cm" svg:y="1.246cm" svg:viewBox="0 0 154 154" draw:points="0,154 154,154 154,0">
          <text:p/>
        </draw:polygon>
        <draw:polygon draw:style-name="gr47" draw:text-style-name="P2" draw:layer="layout" svg:width="0.153cm" svg:height="0.153cm" svg:x="9.473cm" svg:y="1.246cm" svg:viewBox="0 0 154 154" draw:points="0,154 154,154 154,0">
          <text:p/>
        </draw:polygon>
        <draw:polygon draw:style-name="gr48" draw:text-style-name="P17" draw:layer="layout" svg:width="0.153cm" svg:height="0.153cm" svg:x="9.167cm" svg:y="0.941cm" svg:viewBox="0 0 154 154" draw:points="0,154 154,154 154,0">
          <text:p/>
        </draw:polygon>
        <draw:polygon draw:style-name="gr46" draw:text-style-name="P17" draw:layer="layout" svg:width="0.306cm" svg:height="0.153cm" svg:x="6.874cm" svg:y="0.329cm" svg:viewBox="0 0 307 154" draw:points="0,0 153,154 307,0">
          <text:p/>
        </draw:polygon>
        <draw:polygon draw:style-name="gr47" draw:text-style-name="P2" draw:layer="layout" svg:width="0.306cm" svg:height="0.153cm" svg:x="6.874cm" svg:y="0.329cm" svg:viewBox="0 0 307 154" draw:points="0,0 153,154 307,0">
          <text:p/>
        </draw:polygon>
        <draw:polygon draw:style-name="gr46" draw:text-style-name="P17" draw:layer="layout" svg:width="0.305cm" svg:height="0.306cm" svg:x="9.015cm" svg:y="0.329cm" svg:viewBox="0 0 306 307" draw:points="306,307 306,0 0,0">
          <text:p/>
        </draw:polygon>
        <draw:polygon draw:style-name="gr47" draw:text-style-name="P2" draw:layer="layout" svg:width="0.305cm" svg:height="0.306cm" svg:x="9.015cm" svg:y="0.329cm" svg:viewBox="0 0 306 307" draw:points="306,307 306,0 0,0">
          <text:p/>
        </draw:polygon>
        <draw:polygon draw:style-name="gr48" draw:text-style-name="P17" draw:layer="layout" svg:width="0.153cm" svg:height="0.153cm" svg:x="7.333cm" svg:y="0.482cm" svg:viewBox="0 0 154 154" draw:points="154,0 0,0 154,154">
          <text:p/>
        </draw:polygon>
        <draw:polygon draw:style-name="gr48" draw:text-style-name="P17" draw:layer="layout" svg:width="0.044cm" svg:height="0.015cm" svg:x="7.748cm" svg:y="0.941cm" svg:viewBox="0 0 45 16" draw:points="29,16 45,0 0,0">
          <text:p/>
        </draw:polygon>
        <draw:polygon draw:style-name="gr48" draw:text-style-name="P17" draw:layer="layout" svg:width="0.128cm" svg:height="0.129cm" svg:x="9.015cm" svg:y="1.246cm" svg:viewBox="0 0 129 130" draw:points="129,130 0,0 0,111">
          <text:p/>
        </draw:polygon>
        <draw:polygon draw:style-name="gr46" draw:text-style-name="P17" draw:layer="layout" svg:width="0.306cm" svg:height="0.306cm" svg:x="9.32cm" svg:y="0.635cm" svg:viewBox="0 0 307 307" draw:points="0,0 0,307 307,307">
          <text:p/>
        </draw:polygon>
        <draw:polygon draw:style-name="gr47" draw:text-style-name="P2" draw:layer="layout" svg:width="0.306cm" svg:height="0.306cm" svg:x="9.32cm" svg:y="0.635cm" svg:viewBox="0 0 307 307" draw:points="0,0 0,307 307,307">
          <text:p/>
        </draw:polygon>
        <draw:polygon draw:style-name="gr48" draw:text-style-name="P17" draw:layer="layout" svg:width="0.062cm" svg:height="0.062cm" svg:x="8.709cm" svg:y="1.246cm" svg:viewBox="0 0 63 63" draw:points="63,63 0,0 0,50">
          <text:p/>
        </draw:polygon>
        <draw:polygon draw:style-name="gr46" draw:text-style-name="P17" draw:layer="layout" svg:width="0.306cm" svg:height="0.306cm" svg:x="8.709cm" svg:y="0.329cm" svg:viewBox="0 0 307 307" draw:points="0,307 307,307 307,0">
          <text:p/>
        </draw:polygon>
        <draw:polygon draw:style-name="gr47" draw:text-style-name="P2" draw:layer="layout" svg:width="0.306cm" svg:height="0.306cm" svg:x="8.709cm" svg:y="0.329cm" svg:viewBox="0 0 307 307" draw:points="0,307 307,307 307,0">
          <text:p/>
        </draw:polygon>
        <draw:polygon draw:style-name="gr48" draw:text-style-name="P17" draw:layer="layout" svg:width="0.072cm" svg:height="0.062cm" svg:x="7.017cm" svg:y="0.482cm" svg:viewBox="0 0 73 63" draw:points="73,63 11,0 0,10">
          <text:p/>
        </draw:polygon>
        <draw:polygon draw:style-name="gr48" draw:text-style-name="P17" draw:layer="layout" svg:width="0.152cm" svg:height="0.305cm" svg:x="9.015cm" svg:y="0.941cm" svg:viewBox="0 0 153 306" draw:points="0,306 153,154 0,0">
          <text:p/>
        </draw:polygon>
        <draw:polygon draw:style-name="gr48" draw:text-style-name="P17" draw:layer="layout" svg:width="0.153cm" svg:height="0.152cm" svg:x="9.167cm" svg:y="1.094cm" svg:viewBox="0 0 154 153" draw:points="154,0 0,0 154,153">
          <text:p/>
        </draw:polygon>
        <draw:polygon draw:style-name="gr48" draw:text-style-name="P17" draw:layer="layout" svg:width="0.153cm" svg:height="0.152cm" svg:x="8.862cm" svg:y="1.094cm" svg:viewBox="0 0 154 153" draw:points="0,0 0,153 154,153">
          <text:p/>
        </draw:polygon>
        <draw:polygon draw:style-name="gr48" draw:text-style-name="P17" draw:layer="layout" svg:width="0.306cm" svg:height="0.153cm" svg:x="8.709cm" svg:y="0.941cm" svg:viewBox="0 0 307 154" draw:points="0,0 153,154 307,0">
          <text:p/>
        </draw:polygon>
        <draw:polygon draw:style-name="gr48" draw:text-style-name="P17" draw:layer="layout" svg:width="0.153cm" svg:height="0.152cm" svg:x="8.709cm" svg:y="1.094cm" svg:viewBox="0 0 154 153" draw:points="154,153 154,0 0,153">
          <text:p/>
        </draw:polygon>
        <draw:polygon draw:style-name="gr46" draw:text-style-name="P17" draw:layer="layout" svg:width="0.153cm" svg:height="0.306cm" svg:x="7.639cm" svg:y="0.329cm" svg:viewBox="0 0 154 307" draw:points="0,154 154,307 154,0">
          <text:p/>
        </draw:polygon>
        <draw:polygon draw:style-name="gr47" draw:text-style-name="P2" draw:layer="layout" svg:width="0.153cm" svg:height="0.306cm" svg:x="7.639cm" svg:y="0.329cm" svg:viewBox="0 0 154 307" draw:points="0,154 154,307 154,0">
          <text:p/>
        </draw:polygon>
        <draw:polygon draw:style-name="gr46" draw:text-style-name="P17" draw:layer="layout" svg:width="0.011cm" svg:height="0.012cm" svg:x="9.615cm" svg:y="1.399cm" svg:viewBox="0 0 12 13" draw:points="12,13 12,0 0,13">
          <text:p/>
        </draw:polygon>
        <draw:polygon draw:style-name="gr47" draw:text-style-name="P2" draw:layer="layout" svg:width="0.011cm" svg:height="0.012cm" svg:x="9.615cm" svg:y="1.399cm" svg:viewBox="0 0 12 13" draw:points="12,13 12,0 0,13">
          <text:p/>
        </draw:polygon>
        <draw:polygon draw:style-name="gr46" draw:text-style-name="P17" draw:layer="layout" svg:width="0.306cm" svg:height="0.306cm" svg:x="8.403cm" svg:y="0.329cm" svg:viewBox="0 0 307 307" draw:points="307,307 307,0 0,0">
          <text:p/>
        </draw:polygon>
        <draw:polygon draw:style-name="gr47" draw:text-style-name="P2" draw:layer="layout" svg:width="0.306cm" svg:height="0.306cm" svg:x="8.403cm" svg:y="0.329cm" svg:viewBox="0 0 307 307" draw:points="307,307 307,0 0,0">
          <text:p/>
        </draw:polygon>
        <draw:polygon draw:style-name="gr48" draw:text-style-name="P17" draw:layer="layout" svg:width="0.305cm" svg:height="0.153cm" svg:x="9.015cm" svg:y="0.941cm" svg:viewBox="0 0 306 154" draw:points="152,154 306,0 0,0">
          <text:p/>
        </draw:polygon>
        <draw:polygon draw:style-name="gr48" draw:text-style-name="P17" draw:layer="layout" svg:width="0.153cm" svg:height="0.152cm" svg:x="9.167cm" svg:y="1.094cm" svg:viewBox="0 0 154 153" draw:points="0,0 0,153 154,153">
          <text:p/>
        </draw:polygon>
        <draw:polygon draw:style-name="gr48" draw:text-style-name="P17" draw:layer="layout" svg:width="0.111cm" svg:height="0.158cm" svg:x="7.986cm" svg:y="0.941cm" svg:viewBox="0 0 112 159" draw:points="112,159 112,0 0,112">
          <text:p/>
        </draw:polygon>
        <draw:polygon draw:style-name="gr48" draw:text-style-name="P17" draw:layer="layout" svg:width="0.305cm" svg:height="0.306cm" svg:x="7.792cm" svg:y="0.635cm" svg:viewBox="0 0 306 307" draw:points="306,0 0,0 0,307">
          <text:p/>
        </draw:polygon>
        <draw:polygon draw:style-name="gr48" draw:text-style-name="P17" draw:layer="layout" svg:width="0.006cm" svg:height="0.007cm" svg:x="9.467cm" svg:y="1.399cm" svg:viewBox="0 0 7 8" draw:points="7,8 7,0 0,7">
          <text:p/>
        </draw:polygon>
        <draw:polygon draw:style-name="gr48" draw:text-style-name="P17" draw:layer="layout" svg:width="0.092cm" svg:height="0.006cm" svg:x="9.381cm" svg:y="1.399cm" svg:viewBox="0 0 93 7" draw:points="87,7 93,0 0,0">
          <text:p/>
        </draw:polygon>
        <draw:polygon draw:style-name="gr46" draw:text-style-name="P17" draw:layer="layout" svg:width="0.306cm" svg:height="0.153cm" svg:x="7.18cm" svg:y="0.329cm" svg:viewBox="0 0 307 154" draw:points="153,154 307,0 0,0">
          <text:p/>
        </draw:polygon>
        <draw:polygon draw:style-name="gr47" draw:text-style-name="P2" draw:layer="layout" svg:width="0.306cm" svg:height="0.153cm" svg:x="7.18cm" svg:y="0.329cm" svg:viewBox="0 0 307 154" draw:points="153,154 307,0 0,0">
          <text:p/>
        </draw:polygon>
        <draw:polygon draw:style-name="gr48" draw:text-style-name="P17" draw:layer="layout" svg:width="0.024cm" svg:height="0.01cm" svg:x="7.003cm" svg:y="0.482cm" svg:viewBox="0 0 25 11" draw:points="14,11 25,0 0,0">
          <text:p/>
        </draw:polygon>
        <draw:polygon draw:style-name="gr48" draw:text-style-name="P17" draw:layer="layout" svg:width="0.153cm" svg:height="0.153cm" svg:x="7.333cm" svg:y="0.482cm" svg:viewBox="0 0 154 154" draw:points="0,0 0,154 154,154">
          <text:p/>
        </draw:polygon>
        <draw:polygon draw:style-name="gr46" draw:text-style-name="P17" draw:layer="layout" svg:width="0.611cm" svg:height="0.306cm" svg:x="7.792cm" svg:y="0.329cm" svg:viewBox="0 0 612 307" draw:points="0,0 305,307 612,0">
          <text:p/>
        </draw:polygon>
        <draw:polygon draw:style-name="gr47" draw:text-style-name="P2" draw:layer="layout" svg:width="0.611cm" svg:height="0.306cm" svg:x="7.792cm" svg:y="0.329cm" svg:viewBox="0 0 612 307" draw:points="0,0 305,307 612,0">
          <text:p/>
        </draw:polygon>
        <draw:polygon draw:style-name="gr46" draw:text-style-name="P17" draw:layer="layout" svg:width="0.153cm" svg:height="0.306cm" svg:x="9.32cm" svg:y="0.329cm" svg:viewBox="0 0 154 307" draw:points="154,154 0,0 0,307">
          <text:p/>
        </draw:polygon>
        <draw:polygon draw:style-name="gr47" draw:text-style-name="P2" draw:layer="layout" svg:width="0.153cm" svg:height="0.306cm" svg:x="9.32cm" svg:y="0.329cm" svg:viewBox="0 0 154 307" draw:points="154,154 0,0 0,307">
          <text:p/>
        </draw:polygon>
        <draw:polygon draw:style-name="gr48" draw:text-style-name="P17" draw:layer="layout" svg:width="0.305cm" svg:height="0.306cm" svg:x="7.792cm" svg:y="0.635cm" svg:viewBox="0 0 306 307" draw:points="306,307 306,0 0,307">
          <text:p/>
        </draw:polygon>
        <draw:polygon draw:style-name="gr48" draw:text-style-name="P17" draw:layer="layout" svg:width="0.305cm" svg:height="0.306cm" svg:x="9.015cm" svg:y="0.635cm" svg:viewBox="0 0 306 307" draw:points="306,0 0,0 0,307">
          <text:p/>
        </draw:polygon>
        <draw:polygon draw:style-name="gr48" draw:text-style-name="P17" draw:layer="layout" svg:width="0.112cm" svg:height="0.073cm" svg:x="7.221cm" svg:y="0.635cm" svg:viewBox="0 0 113 74" draw:points="113,74 113,0 0,0">
          <text:p/>
        </draw:polygon>
        <draw:polygon draw:style-name="gr48" draw:text-style-name="P17" draw:layer="layout" svg:width="0.007cm" svg:height="0.007cm" svg:x="9.473cm" svg:y="1.399cm" svg:viewBox="0 0 8 8" draw:points="8,8 0,0 0,8">
          <text:p/>
        </draw:polygon>
        <draw:polygon draw:style-name="gr48" draw:text-style-name="P17" draw:layer="layout" svg:width="0.153cm" svg:height="0.305cm" svg:x="8.862cm" svg:y="0.941cm" svg:viewBox="0 0 154 306" draw:points="0,154 154,306 154,0">
          <text:p/>
        </draw:polygon>
        <draw:polygon draw:style-name="gr46" draw:text-style-name="P17" draw:layer="layout" svg:width="0.153cm" svg:height="0.153cm" svg:x="9.473cm" svg:y="0.329cm" svg:viewBox="0 0 154 154" draw:points="0,154 154,154 154,0">
          <text:p/>
        </draw:polygon>
        <draw:polygon draw:style-name="gr47" draw:text-style-name="P2" draw:layer="layout" svg:width="0.153cm" svg:height="0.153cm" svg:x="9.473cm" svg:y="0.329cm" svg:viewBox="0 0 154 154" draw:points="0,154 154,154 154,0">
          <text:p/>
        </draw:polygon>
        <draw:polygon draw:style-name="gr48" draw:text-style-name="P17" draw:layer="layout" svg:width="0.153cm" svg:height="0.153cm" svg:x="8.709cm" svg:y="0.941cm" svg:viewBox="0 0 154 154" draw:points="0,154 154,154 0,0">
          <text:p/>
        </draw:polygon>
        <draw:polygon draw:style-name="gr46" draw:text-style-name="P17" draw:layer="layout" svg:width="0.03cm" svg:height="0.055cm" svg:x="6.844cm" svg:y="0.329cm" svg:viewBox="0 0 31 56" draw:points="31,56 31,0 0,32">
          <text:p/>
        </draw:polygon>
        <draw:polygon draw:style-name="gr47" draw:text-style-name="P2" draw:layer="layout" svg:width="0.03cm" svg:height="0.055cm" svg:x="6.844cm" svg:y="0.329cm" svg:viewBox="0 0 31 56" draw:points="31,56 31,0 0,32">
          <text:p/>
        </draw:polygon>
        <draw:polygon draw:style-name="gr48" draw:text-style-name="P17" draw:layer="layout" svg:width="0.305cm" svg:height="0.111cm" svg:x="7.792cm" svg:y="0.941cm" svg:viewBox="0 0 306 112" draw:points="194,112 306,0 0,0 42,44">
          <text:p/>
        </draw:polygon>
        <draw:polygon draw:style-name="gr48" draw:text-style-name="P17" draw:layer="layout" svg:width="0.153cm" svg:height="0.153cm" svg:x="9.32cm" svg:y="1.246cm" svg:viewBox="0 0 154 154" draw:points="62,154 154,154 0,0 0,150">
          <text:p/>
        </draw:polygon>
        <draw:polygon draw:style-name="gr48" draw:text-style-name="P17" draw:layer="layout" svg:width="0.153cm" svg:height="0.082cm" svg:x="8.709cm" svg:y="1.246cm" svg:viewBox="0 0 154 83" draw:points="154,83 154,0 0,0 63,63">
          <text:p/>
        </draw:polygon>
        <draw:polygon draw:style-name="gr48" draw:text-style-name="P17" draw:layer="layout" svg:width="0.153cm" svg:height="0.199cm" svg:x="8.097cm" svg:y="0.941cm" svg:viewBox="0 0 154 200" draw:points="108,200 154,153 0,0 0,159">
          <text:p/>
        </draw:polygon>
        <draw:polygon draw:style-name="gr48" draw:text-style-name="P17" draw:layer="layout" svg:width="0.153cm" svg:height="0.039cm" svg:x="8.556cm" svg:y="1.246cm" svg:viewBox="0 0 154 40" draw:points="116,40 154,0 0,0 0,9">
          <text:p/>
        </draw:polygon>
        <draw:polygon draw:style-name="gr48" draw:text-style-name="P17" draw:layer="layout" svg:width="0.124cm" svg:height="0.152cm" svg:x="8.432cm" svg:y="1.094cm" svg:viewBox="0 0 125 153" draw:points="96,153 125,153 125,0 0,125">
          <text:p/>
        </draw:polygon>
        <draw:polygon draw:style-name="gr48" draw:text-style-name="P17" draw:layer="layout" svg:width="0.153cm" svg:height="0.268cm" svg:x="8.25cm" svg:y="0.941cm" svg:viewBox="0 0 154 269" draw:points="154,269 154,0 0,153 98,249">
          <text:p/>
        </draw:polygon>
        <draw:polygon draw:style-name="gr48" draw:text-style-name="P17" draw:layer="layout" svg:width="0.153cm" svg:height="0.103cm" svg:x="7.333cm" svg:y="0.635cm" svg:viewBox="0 0 154 104" draw:points="50,104 154,0 0,0 0,74">
          <text:p/>
        </draw:polygon>
        <draw:polygon draw:style-name="gr46" draw:text-style-name="P17" draw:layer="layout" svg:width="0.153cm" svg:height="0.29cm" svg:x="7.18cm" svg:y="0.329cm" svg:viewBox="0 0 154 291" draw:points="16,291 154,154 0,0 0,280">
          <text:p/>
        </draw:polygon>
        <draw:polygon draw:style-name="gr47" draw:text-style-name="P2" draw:layer="layout" svg:width="0.153cm" svg:height="0.29cm" svg:x="7.18cm" svg:y="0.329cm" svg:viewBox="0 0 154 291" draw:points="16,291 154,154 0,0 0,280">
          <text:p/>
        </draw:polygon>
        <draw:polygon draw:style-name="gr48" draw:text-style-name="P17" draw:layer="layout" svg:width="0.153cm" svg:height="0.093cm" svg:x="8.862cm" svg:y="1.246cm" svg:viewBox="0 0 154 94" draw:points="61,94 154,0 0,0 0,82">
          <text:p/>
        </draw:polygon>
        <draw:polygon draw:style-name="gr48" draw:text-style-name="P17" draw:layer="layout" svg:width="0.152cm" svg:height="0.133cm" svg:x="9.015cm" svg:y="1.246cm" svg:viewBox="0 0 153 134" draw:points="153,134 153,0 0,0 129,130">
          <text:p/>
        </draw:polygon>
        <draw:polygon draw:style-name="gr48" draw:text-style-name="P17" draw:layer="layout" svg:width="0.153cm" svg:height="0.277cm" svg:x="8.403cm" svg:y="0.941cm" svg:viewBox="0 0 154 278" draw:points="29,278 154,154 0,0 0,269">
          <text:p/>
        </draw:polygon>
        <draw:polygon draw:style-name="gr46" draw:text-style-name="P17" draw:layer="layout" svg:width="0.153cm" svg:height="0.279cm" svg:x="7.027cm" svg:y="0.329cm" svg:viewBox="0 0 154 280" draw:points="154,280 154,0 0,154 63,216">
          <text:p/>
        </draw:polygon>
        <draw:polygon draw:style-name="gr47" draw:text-style-name="P2" draw:layer="layout" svg:width="0.153cm" svg:height="0.279cm" svg:x="7.027cm" svg:y="0.329cm" svg:viewBox="0 0 154 280" draw:points="154,280 154,0 0,154 63,216">
          <text:p/>
        </draw:polygon>
        <draw:polygon draw:style-name="gr48" draw:text-style-name="P17" draw:layer="layout" svg:width="0.153cm" svg:height="0.134cm" svg:x="9.167cm" svg:y="1.246cm" svg:viewBox="0 0 154 135" draw:points="19,135 154,0 0,0 0,134">
          <text:p/>
        </draw:polygon>
        <draw:polygon draw:style-name="gr48" draw:text-style-name="P17" draw:layer="layout" svg:width="0.216cm" svg:height="0.153cm" svg:x="7.576cm" svg:y="0.788cm" svg:viewBox="0 0 217 154" draw:points="173,154 217,154 64,0 0,64">
          <text:p/>
        </draw:polygon>
        <draw:polygon draw:style-name="gr46" draw:text-style-name="P17" draw:layer="layout" svg:width="0.153cm" svg:height="0.012cm" svg:x="9.473cm" svg:y="1.399cm" svg:viewBox="0 0 154 13" draw:points="143,13 154,0 0,0 7,8">
          <text:p/>
        </draw:polygon>
        <draw:polygon draw:style-name="gr47" draw:text-style-name="P2" draw:layer="layout" svg:width="0.153cm" svg:height="0.012cm" svg:x="9.473cm" svg:y="1.399cm" svg:viewBox="0 0 154 13" draw:points="143,13 154,0 0,0 7,8">
          <text:p/>
        </draw:polygon>
        <draw:polygon draw:style-name="gr48" draw:text-style-name="P17" draw:layer="layout" svg:width="0.153cm" svg:height="0.216cm" svg:x="7.486cm" svg:y="0.635cm" svg:viewBox="0 0 154 217" draw:points="91,217 154,154 0,0 0,167">
          <text:p/>
        </draw:polygon>
        <draw:polygon draw:style-name="gr46" draw:text-style-name="P17" draw:layer="layout" svg:width="0.153cm" svg:height="0.153cm" svg:x="6.874cm" svg:y="0.329cm" svg:viewBox="0 0 154 154" draw:points="130,154 154,154 0,0 0,56">
          <text:p/>
        </draw:polygon>
        <draw:polygon draw:style-name="gr47" draw:text-style-name="P2" draw:layer="layout" svg:width="0.153cm" svg:height="0.153cm" svg:x="6.874cm" svg:y="0.329cm" svg:viewBox="0 0 154 154" draw:points="130,154 154,154 0,0 0,56">
          <text:p/>
        </draw:polygon>
        <draw:polygon draw:style-name="gr48" draw:text-style-name="P17" draw:layer="layout" svg:width="0.137cm" svg:height="0.153cm" svg:x="7.196cm" svg:y="0.482cm" svg:viewBox="0 0 138 154" draw:points="25,154 138,154 138,0 0,138">
          <text:p/>
        </draw:polygon>
        <draw:polyline draw:style-name="gr49" draw:text-style-name="P2" draw:layer="layout" svg:width="2.819cm" svg:height="1.082cm" svg:x="6.807cm" svg:y="0.329cm" svg:viewBox="0 0 2820 1083" draw:points="2820,1083 2809,1083 2674,1078 2667,1078 2661,1077 2575,1071 2514,1067 2380,1052 2361,1051 2337,1047 2209,1028 2116,1011 2056,1000 1965,980 1903,967 1865,957 1750,927 1721,918 1626,890 1597,881 1541,862 1398,812 1291,771 1180,724 1028,656 986,636 970,628 942,613 770,523 680,473 576,410 527,380 415,307 390,291 374,280 283,216 210,163 196,153 67,55 37,31 0,0">
          <text:p/>
        </draw:polyline>
        <draw:polyline draw:style-name="gr49" draw:text-style-name="P2" draw:layer="layout" svg:width="3.683cm" svg:height="1.824cm" svg:x="5.943cm" svg:y="0.329cm" svg:viewBox="0 0 3684 1825" draw:points="3684,1825 3673,1824 3531,1820 3403,1811 3378,1810 3350,1807 3263,1798 3224,1794 3177,1788 3126,1781 3072,1773 2997,1761 2994,1760 2919,1747 2865,1736 2807,1724 2766,1715 2635,1683 2617,1678 2613,1677 2606,1675 2498,1645 2460,1634 2381,1609 2156,1532 2154,1531 2152,1530 2002,1470 1936,1442 1849,1403 1727,1345 1597,1278 1543,1250 1526,1241 1497,1224 1390,1163 1333,1128 1241,1071 1237,1069 1146,1009 1084,968 1015,918 966,884 931,859 792,752 641,628 626,615 624,614 623,613 473,479 462,469 451,459 320,335 305,321 291,306 167,181 153,167 14,16 7,8 0,0">
          <text:p/>
        </draw:polyline>
        <draw:polyline draw:style-name="gr49" draw:text-style-name="P2" draw:layer="layout" svg:width="4.382cm" svg:height="2.566cm" svg:x="5.244cm" svg:y="0.329cm" svg:viewBox="0 0 4383 2567" draw:points="0,0 42,60 102,142 110,153 172,236 226,306 255,344 306,408 348,459 407,532 444,575 476,612 560,708 587,738 613,765 713,873 735,895 757,917 866,1028 888,1049 912,1071 1019,1172 1046,1197 1077,1224 1172,1307 1210,1339 1256,1377 1325,1433 1380,1476 1451,1530 1479,1551 1555,1606 1631,1661 1664,1683 1736,1731 1784,1763 1901,1836 1923,1849 1937,1858 1990,1888 2118,1961 2243,2027 2319,2065 2396,2102 2482,2141 2528,2162 2549,2171 2599,2192 2745,2250 2854,2291 2971,2330 3007,2342 3076,2363 3088,2367 3160,2388 3207,2400 3287,2421 3313,2428 3396,2447 3453,2460 3466,2463 3486,2467 3580,2486 3619,2493 3674,2502 3710,2508 3772,2518 3844,2527 3853,2529 3924,2537 3981,2543 4025,2547 4077,2552 4189,2559 4230,2562 4267,2563 4383,2567">
          <text:p/>
        </draw:polyline>
        <draw:polyline draw:style-name="gr49" draw:text-style-name="P2" draw:layer="layout" svg:width="4.987cm" svg:height="3.307cm" svg:x="4.639cm" svg:y="0.329cm" svg:viewBox="0 0 4988 3308" draw:points="0,0 35,60 90,153 95,162 150,251 184,306 248,407 268,438 351,562 384,612 391,622 401,636 492,765 518,801 554,850 605,917 649,975 707,1050 723,1070 784,1146 848,1223 860,1237 924,1312 981,1377 1012,1413 1068,1474 1121,1530 1165,1577 1218,1630 1271,1683 1318,1730 1372,1782 1430,1836 1471,1874 1532,1928 1601,1989 1624,2008 1697,2069 1777,2134 1787,2141 1867,2204 1930,2251 1989,2294 2043,2333 2083,2361 2211,2447 2226,2457 2235,2463 2278,2490 2414,2574 2460,2600 2541,2647 2610,2684 2694,2729 2742,2753 2812,2788 2848,2805 2943,2848 3023,2884 3075,2906 3154,2939 3240,2972 3447,3046 3459,3050 3466,3052 3486,3059 3612,3098 3701,3123 3765,3141 3874,3168 3918,3178 3945,3185 4071,3211 4072,3211 4200,3235 4224,3239 4257,3244 4332,3256 4377,3262 4468,3273 4529,3281 4606,3288 4682,3295 4748,3299 4835,3304 4930,3307 4988,3308">
          <text:p/>
        </draw:polyline>
        <draw:polyline draw:style-name="gr49" draw:text-style-name="P2" draw:layer="layout" svg:width="5.526cm" svg:height="4.049cm" svg:x="4.1cm" svg:y="0.329cm" svg:viewBox="0 0 5527 4050" draw:points="0,0 7,16 23,48 75,153 108,220 153,306 176,351 213,421 304,587 317,612 321,619 329,632 405,765 433,813 481,893 497,917 549,1003 592,1070 634,1136 669,1189 692,1223 787,1363 792,1371 821,1410 907,1529 921,1548 940,1574 1022,1682 1053,1723 1093,1773 1144,1836 1190,1892 1246,1958 1272,1989 1331,2056 1399,2131 1408,2141 1477,2215 1551,2293 1553,2294 1628,2370 1704,2445 1707,2447 1784,2520 1857,2586 1872,2600 1946,2664 2010,2719 2051,2753 2112,2803 2163,2844 2244,2906 2284,2937 2316,2960 2454,3059 2462,3065 2469,3069 2500,3090 2646,3187 2774,3266 2837,3302 2927,3354 2947,3364 3033,3411 3080,3436 3222,3507 3237,3514 3244,3517 3386,3582 3447,3609 3539,3647 3598,3670 3665,3696 3692,3706 3748,3726 3891,3776 3997,3810 4126,3847 4194,3865 4304,3894 4371,3909 4589,3955 4610,3959 4624,3962 4706,3976 4763,3985 4888,4003 4916,4007 4951,4011 5165,4032 5221,4037 5286,4041 5455,4048 5527,4050">
          <text:p/>
        </draw:polyline>
        <draw:polyline draw:style-name="gr49" draw:text-style-name="P2" draw:layer="layout" svg:width="6.016cm" svg:height="4.791cm" svg:x="3.61cm" svg:y="0.329cm" svg:viewBox="0 0 6017 4792" draw:points="6017,4792 5913,4789 5819,4785 5711,4780 5588,4770 5534,4765 5405,4752 5317,4740 5259,4733 5242,4730 5099,4708 4997,4689 4869,4663 4793,4647 4745,4636 4640,4611 4553,4587 4501,4573 4487,4570 4462,4562 4267,4502 4182,4474 4071,4434 4040,4423 4004,4409 3876,4360 3821,4337 3723,4295 3694,4282 3609,4243 3570,4225 3458,4169 3404,4142 3264,4068 3205,4035 3112,3981 3104,3976 3013,3921 2959,3887 2861,3823 2827,3801 2685,3702 2653,3680 2647,3676 2640,3670 2500,3565 2473,3544 2440,3517 2347,3443 2304,3407 2255,3364 2194,3312 2141,3265 2083,3211 2041,3173 1983,3117 1924,3059 1889,3024 1830,2964 1774,2906 1736,2865 1682,2807 1634,2753 1583,2695 1539,2644 1502,2600 1430,2513 1400,2477 1377,2447 1277,2319 1266,2305 1208,2225 1146,2141 1137,2129 1124,2111 1040,1988 1012,1947 971,1887 938,1835 891,1762 877,1740 840,1682 832,1668 819,1647 774,1574 748,1529 666,1389 661,1381 658,1376 649,1360 573,1223 552,1184 513,1111 491,1070 446,984 413,917 360,811 345,780 318,722 265,612 246,572 207,486 195,459 152,361 129,306 69,168 60,147 54,133 0,0">
          <text:p/>
        </draw:polyline>
        <draw:polyline draw:style-name="gr49" draw:text-style-name="P2" draw:layer="layout" svg:width="6.467cm" svg:height="5.533cm" svg:x="3.159cm" svg:y="0.329cm" svg:viewBox="0 0 6468 5534" draw:points="0,0 11,35 47,137 52,153 92,262 109,306 143,402 174,485 200,555 222,612 259,706 340,904 345,917 348,923 353,937 411,1070 439,1137 478,1223 506,1286 535,1347 588,1457 622,1529 633,1554 659,1606 684,1657 697,1682 736,1758 737,1760 777,1835 812,1901 842,1957 921,2096 945,2140 952,2153 965,2174 1036,2293 1066,2344 1118,2427 1130,2447 1185,2533 1229,2600 1271,2663 1307,2716 1334,2753 1434,2895 1498,2980 1557,3059 1565,3070 1576,3084 1678,3211 1701,3240 1729,3274 1806,3364 1841,3405 1882,3451 1942,3517 1987,3566 2035,3617 2087,3670 2137,3721 2188,3772 2241,3823 2292,3872 2341,3917 2406,3976 2452,4017 2493,4053 2584,4129 2618,4157 2646,4180 2776,4282 2789,4292 2799,4299 2864,4346 2966,4420 3105,4515 3148,4544 3217,4587 3258,4613 3337,4661 3411,4705 3473,4740 3531,4773 3668,4845 3716,4870 3732,4878 3763,4893 3869,4944 3939,4976 4022,5014 4099,5046 4153,5068 4227,5098 4328,5137 4373,5153 4481,5192 4503,5199 4601,5231 4634,5242 4695,5260 4837,5301 4939,5329 5080,5364 5112,5371 5245,5400 5332,5417 5492,5446 5551,5456 5593,5462 5847,5495 5857,5496 5864,5497 5942,5504 6009,5511 6146,5521 6162,5522 6181,5523 6440,5533 6468,5534">
          <text:p/>
        </draw:polyline>
        <draw:polyline draw:style-name="gr49" draw:text-style-name="P2" draw:layer="layout" svg:width="6.886cm" svg:height="6.274cm" svg:x="2.74cm" svg:y="0.329cm" svg:viewBox="0 0 6887 6275" draw:points="6887,6275 6881,6275 6737,6272 6734,6272 6732,6271 6581,6265 6442,6255 6413,6253 6276,6241 6163,6229 6071,6217 5970,6204 5894,6192 5710,6161 5664,6154 5633,6147 5486,6116 5380,6094 5358,6089 5322,6080 5136,6032 5053,6009 4901,5964 4899,5964 4747,5914 4670,5888 4594,5861 4462,5810 4447,5805 4441,5802 4428,5797 4231,5715 4135,5672 4021,5619 3866,5541 3830,5523 3818,5516 3796,5504 3677,5440 3621,5408 3525,5352 3524,5351 3429,5293 3371,5256 3284,5199 3244,5173 3218,5155 3070,5051 3065,5047 3063,5046 2912,4932 2890,4915 2863,4893 2760,4809 2722,4778 2678,4740 2607,4678 2559,4635 2507,4587 2454,4538 2401,4487 2347,4434 2301,4388 2248,4334 2198,4282 2148,4228 2100,4176 2058,4129 1995,4057 1958,4013 1927,3976 1842,3874 1820,3845 1802,3823 1690,3677 1687,3673 1685,3670 1672,3652 1558,3496 1537,3465 1468,3364 1434,3314 1384,3237 1367,3211 1314,3128 1272,3059 1231,2992 1199,2938 1114,2788 1093,2752 1088,2742 1078,2725 1010,2599 980,2544 930,2446 925,2436 877,2341 788,2156 780,2140 778,2135 772,2123 711,1988 681,1925 642,1835 618,1781 589,1711 549,1612 515,1529 500,1494 466,1405 454,1376 415,1274 397,1223 357,1115 341,1070 333,1050 313,992 287,917 254,823 235,765 197,649 185,612 178,593 160,535 136,459 106,360 90,306 60,206 35,124 7,25 0,0">
          <text:p/>
        </draw:polyline>
        <draw:polyline draw:style-name="gr49" draw:text-style-name="P2" draw:layer="layout" svg:width="7.276cm" svg:height="7.016cm" svg:x="2.35cm" svg:y="0.329cm" svg:viewBox="0 0 7277 7017" draw:points="7277,7017 7261,7017 7124,7013 6997,7008 6971,7007 6943,7005 6710,6989 6666,6986 6613,6980 6432,6961 6360,6952 6266,6939 6163,6924 6054,6907 5908,6880 5902,6879 5901,6879 5900,6879 5748,6848 5649,6827 5508,6793 5443,6777 5403,6767 5290,6736 5260,6727 5165,6700 5137,6692 5084,6675 4932,6626 4831,6591 4786,6575 4707,6546 4612,6509 4525,6475 4488,6459 4401,6422 4373,6410 4275,6366 4220,6340 4069,6267 4061,6263 3914,6186 3868,6162 3787,6116 3761,6102 3674,6051 3608,6011 3532,5963 3485,5934 3306,5814 3302,5811 3301,5810 3150,5702 3124,5683 2997,5584 2952,5549 2899,5504 2844,5459 2786,5410 2721,5352 2691,5325 2625,5265 2555,5199 2538,5182 2469,5115 2401,5046 2385,5029 2319,4960 2257,4893 2232,4866 2173,4799 2122,4740 2080,4690 2033,4634 1995,4587 1927,4501 1897,4464 1875,4434 1774,4298 1767,4289 1762,4282 1734,4242 1641,4109 1554,3976 1519,3925 1468,3843 1456,3823 1402,3736 1364,3670 1315,3587 1290,3543 1228,3431 1191,3364 1181,3345 1161,3308 1111,3211 1076,3142 1035,3058 1008,3004 976,2937 923,2819 892,2752 880,2727 856,2671 825,2599 788,2514 760,2446 703,2305 699,2297 695,2286 639,2140 614,2076 581,1988 550,1901 532,1852 526,1835 514,1799 454,1625 424,1529 379,1394 363,1342 326,1223 307,1161 295,1121 280,1070 272,1043 244,947 237,924 236,917 233,906 171,684 152,612 120,488 108,442 75,306 47,197 20,82 0,0">
          <text:p/>
        </draw:polyline>
        <draw:polyline draw:style-name="gr49" draw:text-style-name="P2" draw:layer="layout" svg:width="7.64cm" svg:height="7.758cm" svg:x="1.986cm" svg:y="0.329cm" svg:viewBox="0 0 7641 7759" draw:points="7641,7759 7530,7756 7444,7754 7335,7750 7236,7744 7122,7737 7030,7730 6951,7723 6786,7707 6724,7700 6674,7694 6571,7681 6436,7662 6418,7660 6405,7658 6324,7645 6265,7635 6143,7614 6112,7608 6067,7599 5889,7563 5807,7545 5675,7514 5641,7505 5501,7469 5399,7441 5254,7397 5195,7380 5164,7370 5069,7339 5042,7330 4935,7293 4889,7277 4789,7239 4713,7210 4654,7186 4584,7158 4496,7121 4431,7092 4303,7033 4286,7026 4278,7022 4255,7011 4081,6924 3998,6880 3972,6867 3882,6817 3819,6781 3728,6727 3689,6705 3666,6691 3565,6626 3502,6586 3485,6575 3361,6490 3321,6462 3266,6422 3208,6379 3145,6332 3064,6269 3055,6262 2974,6197 2902,6136 2879,6116 2810,6056 2749,6001 2709,5963 2650,5909 2596,5857 2550,5810 2496,5757 2444,5702 2401,5657 2348,5600 2291,5537 2263,5504 2204,5438 2138,5358 2132,5352 2066,5270 2010,5199 1985,5166 1933,5098 1895,5046 1831,4959 1804,4920 1785,4893 1690,4752 1680,4738 1678,4734 1585,4587 1562,4551 1525,4491 1492,4434 1448,4359 1404,4282 1372,4225 1338,4163 1264,4020 1241,3976 1233,3962 1220,3935 1165,3823 1132,3757 1092,3670 1067,3616 1036,3547 989,3439 956,3363 943,3334 914,3263 892,3210 854,3117 832,3058 781,2925 770,2896 719,2752 688,2671 614,2452 611,2443 608,2435 562,2293 536,2212 516,2140 474,2007 465,1977 455,1943 424,1835 397,1740 355,1582 341,1529 332,1499 302,1382 301,1376 270,1255 263,1223 251,1172 211,1009 192,917 158,773 154,759 149,737 123,612 100,508 76,386 61,306 49,254 29,153 1,5 0,0">
          <text:p/>
        </draw:polyline>
        <draw:polyline draw:style-name="gr49" draw:text-style-name="P2" draw:layer="layout" svg:width="7.98cm" svg:height="8.499cm" svg:x="1.646cm" svg:y="0.329cm" svg:viewBox="0 0 7981 8500" draw:points="7981,8500 7967,8500 7918,8499 7905,8499 7891,8499 7840,8497 7828,8497 7817,8497 7761,8495 7752,8495 7743,8495 7682,8492 7675,8492 7669,8492 7602,8489 7599,8488 7596,8488 7543,8486 7522,8484 7451,8480 7440,8480 7370,8475 7308,8470 7275,8468 7217,8463 7167,8458 7064,8449 6937,8435 6891,8429 6758,8413 6730,8409 6621,8394 6584,8388 6452,8368 6357,8351 6216,8325 6147,8312 6100,8303 5994,8281 5885,8256 5849,8248 5841,8246 5828,8243 5604,8187 5535,8169 5413,8134 5365,8120 5229,8079 5133,8047 4961,7988 4924,7975 4906,7969 4857,7950 4771,7918 4684,7884 4618,7857 4479,7798 4469,7794 4454,7787 4312,7722 4260,7697 4159,7648 4153,7645 4056,7595 4006,7569 3858,7487 3836,7475 3701,7395 3666,7374 3610,7339 3548,7299 3479,7255 3395,7197 3379,7186 3299,7130 3242,7088 3169,7033 3124,6999 3089,6972 2977,6880 2954,6862 2936,6847 2799,6727 2791,6720 2784,6713 2635,6575 2633,6572 2631,6570 2483,6422 2480,6419 2478,6416 2340,6269 2332,6260 2324,6251 2208,6116 2191,6096 2171,6072 2084,5963 2054,5927 2018,5879 1967,5810 1923,5752 1865,5670 1857,5657 1798,5572 1753,5504 1712,5442 1677,5387 1568,5207 1563,5199 1560,5193 1475,5046 1451,5002 1407,4921 1392,4893 1344,4802 1313,4740 1254,4620 1243,4598 1238,4587 1225,4558 1146,4389 1101,4288 1098,4282 1053,4176 988,4016 972,3976 965,3959 948,3916 912,3822 880,3737 856,3669 805,3526 801,3516 800,3512 795,3499 750,3363 723,3283 657,3072 652,3058 650,3050 642,3026 606,2905 580,2814 563,2752 533,2642 513,2575 489,2484 480,2446 450,2332 426,2230 404,2140 390,2087 367,1988 336,1854 333,1838 332,1835 331,1829 279,1587 268,1529 250,1442 227,1333 206,1223 184,1108 178,1076 175,1062 151,917 131,817 122,765 110,691 96,612 87,556 79,507 71,459 65,424 64,415 59,382 55,358 49,325 47,306 44,292 35,234 35,229 31,204 24,160 23,153 22,144 4,27 0,0">
          <text:p/>
        </draw:polyline>
        <draw:polyline draw:style-name="gr49" draw:text-style-name="P2" draw:layer="layout" svg:width="4.59cm" svg:height="8.561cm" svg:x="1.33cm" svg:y="0.329cm" svg:viewBox="0 0 4591 8562" draw:points="0,0 4,37 5,40 9,77 12,106 14,126 17,153 19,175 24,212 26,229 27,243 33,298 34,306 35,312 41,363 52,459 54,472 68,585 72,612 76,647 102,856 112,917 123,999 132,1070 139,1125 153,1223 173,1355 178,1392 201,1529 219,1657 229,1717 249,1835 262,1919 293,2086 302,2140 308,2179 330,2293 347,2384 357,2436 359,2446 362,2462 390,2599 408,2690 422,2752 443,2848 455,2905 463,2942 489,3058 500,3102 520,3190 535,3245 565,3363 581,3435 641,3657 644,3669 645,3676 652,3702 687,3822 713,3914 733,3976 767,4090 785,4149 805,4214 828,4282 860,4380 920,4549 933,4587 940,4606 958,4656 991,4740 1024,4828 1051,4893 1112,5044 1113,5045 1114,5048 1179,5199 1205,5258 1249,5352 1254,5363 1265,5387 1303,5467 1322,5504 1380,5620 1405,5670 1418,5694 1481,5810 1512,5869 1567,5963 1571,5970 1625,6062 1659,6116 1724,6220 1743,6250 1824,6369 1859,6422 1866,6432 1877,6447 1969,6575 1995,6609 2029,6655 2087,6727 2129,6781 2182,6845 2269,6947 2335,7021 2347,7033 2414,7107 2488,7183 2491,7186 2566,7261 2641,7333 2647,7339 2723,7410 2794,7472 2886,7552 2947,7602 3000,7645 3055,7689 3100,7723 3230,7820 3374,7919 3405,7941 3411,7945 3420,7950 3558,8039 3597,8064 3663,8103 3711,8132 3790,8177 3864,8218 3934,8256 3988,8285 4017,8300 4102,8342 4192,8387 4241,8409 4322,8447 4402,8483 4475,8514 4591,8562">
          <text:p/>
        </draw:polyline>
        <draw:polyline draw:style-name="gr49" draw:text-style-name="P2" draw:layer="layout" svg:width="3.11cm" svg:height="8.196cm" svg:x="1.065cm" svg:y="0.694cm" svg:viewBox="0 0 3111 8197" draw:points="3111,8197 3080,8176 3059,8161 2917,8055 2904,8046 2753,7925 2734,7910 2713,7891 2600,7793 2571,7767 2447,7651 2414,7619 2382,7585 2294,7496 2263,7464 2235,7433 2142,7329 2119,7303 2100,7280 1989,7145 1980,7135 1927,7066 1857,6974 1848,6962 1836,6945 1749,6821 1721,6782 1683,6724 1647,6668 1601,6597 1552,6515 1530,6479 1487,6406 1463,6362 1380,6213 1378,6209 1377,6207 1300,6057 1274,6007 1226,5904 1224,5901 1177,5799 1156,5751 1105,5632 1084,5585 1029,5445 996,5367 969,5292 918,5156 914,5144 913,5139 910,5131 860,4987 836,4916 810,4834 766,4694 763,4684 760,4676 717,4528 693,4448 641,4250 633,4222 628,4207 613,4146 594,4069 567,3962 557,3917 541,3844 509,3714 488,3611 455,3462 453,3452 404,3206 380,3073 367,2998 357,2948 315,2701 313,2693 312,2687 306,2650 289,2540 270,2423 265,2387 259,2340 231,2156 221,2081 209,1984 201,1928 195,1887 181,1775 162,1632 160,1615 153,1557 143,1470 128,1342 123,1286 109,1164 98,1066 87,945 78,858 70,788 54,606 48,552 44,509 23,270 21,247 19,228 9,102 8,94 7,87 2,19 2,17 0,0">
          <text:p/>
        </draw:polyline>
        <draw:polyline draw:style-name="gr49" draw:text-style-name="P2" draw:layer="layout" svg:width="1.764cm" svg:height="4.717cm" svg:x="1.065cm" svg:y="4.173cm" svg:viewBox="0 0 1765 4718" draw:points="0,0 16,115 18,131 22,152 55,382 64,437 76,513 96,646 113,742 138,880 142,906 153,967 169,1048 191,1163 212,1259 231,1354 243,1417 264,1507 297,1651 299,1659 300,1665 306,1689 337,1812 361,1910 377,1965 404,2063 427,2150 459,2259 463,2271 497,2386 536,2501 560,2577 573,2616 612,2726 613,2730 653,2841 670,2882 709,2981 740,3061 765,3120 795,3189 832,3275 864,3342 880,3379 917,3456 930,3482 937,3495 958,3536 1034,3684 1070,3749 1100,3801 1145,3879 1191,3954 1223,4006 1262,4068 1288,4106 1376,4235 1386,4250 1445,4328 1507,4412 1516,4425 1529,4440 1631,4565 1654,4593 1683,4626 1765,4718">
          <text:p/>
        </draw:polyline>
        <draw:polyline draw:style-name="gr49" draw:text-style-name="P2" draw:layer="layout" svg:width="0.621cm" svg:height="1.647cm" svg:x="1.065cm" svg:y="7.243cm" svg:viewBox="0 0 622 1648" draw:points="622,1648 618,1642 613,1632 540,1495 512,1443 463,1342 459,1333 413,1235 394,1189 367,1128 346,1077 330,1036 323,1020 306,978 280,910 270,884 238,799 215,731 169,594 161,570 153,546 116,425 89,336 42,160 30,118 24,95 0,0">
          <text:p/>
        </draw:polyline>
        <draw:line draw:style-name="gr50" draw:text-style-name="P2" draw:layer="layout" svg:x1="4.632cm" svg:y1="8.89cm" svg:x2="4.632cm" svg:y2="0.329cm">
          <text:p/>
        </draw:line>
        <draw:line draw:style-name="gr51" draw:text-style-name="P2" draw:layer="layout" svg:x1="9.626cm" svg:y1="8.89cm" svg:x2="1.065cm" svg:y2="8.89cm">
          <text:p/>
        </draw:line>
        <draw:line draw:style-name="gr51" draw:text-style-name="P2" draw:layer="layout" svg:x1="1.065cm" svg:y1="8.89cm" svg:x2="1.065cm" svg:y2="0.329cm">
          <text:p/>
        </draw:line>
        <draw:line draw:style-name="gr51" draw:text-style-name="P2" draw:layer="layout" svg:x1="1.065cm" svg:y1="0.329cm" svg:x2="9.626cm" svg:y2="0.329cm">
          <text:p/>
        </draw:line>
        <draw:line draw:style-name="gr51" draw:text-style-name="P2" draw:layer="layout" svg:x1="9.626cm" svg:y1="0.329cm" svg:x2="9.626cm" svg:y2="8.89cm">
          <text:p/>
        </draw:line>
        <draw:line draw:style-name="gr52" draw:text-style-name="P2" draw:layer="layout" svg:x1="1.065cm" svg:y1="8.89cm" svg:x2="1.065cm" svg:y2="8.761cm">
          <text:p/>
        </draw:line>
        <draw:line draw:style-name="gr52" draw:text-style-name="P2" draw:layer="layout" svg:x1="1.474cm" svg:y1="8.89cm" svg:x2="1.474cm" svg:y2="8.813cm">
          <text:p/>
        </draw:line>
        <draw:line draw:style-name="gr52" draw:text-style-name="P2" draw:layer="layout" svg:x1="1.883cm" svg:y1="8.89cm" svg:x2="1.883cm" svg:y2="8.813cm">
          <text:p/>
        </draw:line>
        <draw:line draw:style-name="gr52" draw:text-style-name="P2" draw:layer="layout" svg:x1="2.292cm" svg:y1="8.89cm" svg:x2="2.292cm" svg:y2="8.813cm">
          <text:p/>
        </draw:line>
        <draw:line draw:style-name="gr52" draw:text-style-name="P2" draw:layer="layout" svg:x1="2.7cm" svg:y1="8.89cm" svg:x2="2.7cm" svg:y2="8.761cm">
          <text:p/>
        </draw:line>
        <draw:frame draw:style-name="gr53" draw:text-style-name="P19" draw:layer="layout" svg:width="0.671cm" svg:height="0.539cm" svg:x="0.83cm" svg:y="8.967cm">
          <draw:text-box>
            <text:p text:style-name="P18"><text:span text:style-name="T1">0.0</text:span></text:p>
          </draw:text-box>
        </draw:frame>
        <draw:line draw:style-name="gr52" draw:text-style-name="P2" draw:layer="layout" svg:x1="3.109cm" svg:y1="8.89cm" svg:x2="3.109cm" svg:y2="8.813cm">
          <text:p/>
        </draw:line>
        <draw:line draw:style-name="gr52" draw:text-style-name="P2" draw:layer="layout" svg:x1="3.518cm" svg:y1="8.89cm" svg:x2="3.518cm" svg:y2="8.813cm">
          <text:p/>
        </draw:line>
        <draw:line draw:style-name="gr52" draw:text-style-name="P2" draw:layer="layout" svg:x1="3.926cm" svg:y1="8.89cm" svg:x2="3.926cm" svg:y2="8.813cm">
          <text:p/>
        </draw:line>
        <draw:line draw:style-name="gr52" draw:text-style-name="P2" draw:layer="layout" svg:x1="4.335cm" svg:y1="8.89cm" svg:x2="4.335cm" svg:y2="8.761cm">
          <text:p/>
        </draw:line>
        <draw:frame draw:style-name="gr53" draw:text-style-name="P19" draw:layer="layout" svg:width="0.671cm" svg:height="0.539cm" svg:x="2.365cm" svg:y="8.967cm">
          <draw:text-box>
            <text:p text:style-name="P18"><text:span text:style-name="T1">0.2</text:span></text:p>
          </draw:text-box>
        </draw:frame>
        <draw:line draw:style-name="gr52" draw:text-style-name="P2" draw:layer="layout" svg:x1="4.744cm" svg:y1="8.89cm" svg:x2="4.744cm" svg:y2="8.813cm">
          <text:p/>
        </draw:line>
        <draw:line draw:style-name="gr52" draw:text-style-name="P2" draw:layer="layout" svg:x1="5.153cm" svg:y1="8.89cm" svg:x2="5.153cm" svg:y2="8.813cm">
          <text:p/>
        </draw:line>
        <draw:line draw:style-name="gr52" draw:text-style-name="P2" draw:layer="layout" svg:x1="5.562cm" svg:y1="8.89cm" svg:x2="5.562cm" svg:y2="8.813cm">
          <text:p/>
        </draw:line>
        <draw:line draw:style-name="gr52" draw:text-style-name="P2" draw:layer="layout" svg:x1="5.97cm" svg:y1="8.89cm" svg:x2="5.97cm" svg:y2="8.761cm">
          <text:p/>
        </draw:line>
        <draw:frame draw:style-name="gr53" draw:text-style-name="P19" draw:layer="layout" svg:width="0.671cm" svg:height="0.539cm" svg:x="4cm" svg:y="8.967cm">
          <draw:text-box>
            <text:p text:style-name="P18"><text:span text:style-name="T1">0.4</text:span></text:p>
          </draw:text-box>
        </draw:frame>
        <draw:line draw:style-name="gr52" draw:text-style-name="P2" draw:layer="layout" svg:x1="6.379cm" svg:y1="8.89cm" svg:x2="6.379cm" svg:y2="8.813cm">
          <text:p/>
        </draw:line>
        <draw:line draw:style-name="gr52" draw:text-style-name="P2" draw:layer="layout" svg:x1="6.788cm" svg:y1="8.89cm" svg:x2="6.788cm" svg:y2="8.813cm">
          <text:p/>
        </draw:line>
        <draw:line draw:style-name="gr52" draw:text-style-name="P2" draw:layer="layout" svg:x1="7.197cm" svg:y1="8.89cm" svg:x2="7.197cm" svg:y2="8.813cm">
          <text:p/>
        </draw:line>
        <draw:line draw:style-name="gr52" draw:text-style-name="P2" draw:layer="layout" svg:x1="7.605cm" svg:y1="8.89cm" svg:x2="7.605cm" svg:y2="8.761cm">
          <text:p/>
        </draw:line>
        <draw:frame draw:style-name="gr53" draw:text-style-name="P19" draw:layer="layout" svg:width="0.671cm" svg:height="0.539cm" svg:x="5.635cm" svg:y="8.967cm">
          <draw:text-box>
            <text:p text:style-name="P18"><text:span text:style-name="T1">0.6</text:span></text:p>
          </draw:text-box>
        </draw:frame>
        <draw:line draw:style-name="gr52" draw:text-style-name="P2" draw:layer="layout" svg:x1="8.014cm" svg:y1="8.89cm" svg:x2="8.014cm" svg:y2="8.813cm">
          <text:p/>
        </draw:line>
        <draw:line draw:style-name="gr52" draw:text-style-name="P2" draw:layer="layout" svg:x1="8.423cm" svg:y1="8.89cm" svg:x2="8.423cm" svg:y2="8.813cm">
          <text:p/>
        </draw:line>
        <draw:line draw:style-name="gr52" draw:text-style-name="P2" draw:layer="layout" svg:x1="8.831cm" svg:y1="8.89cm" svg:x2="8.831cm" svg:y2="8.813cm">
          <text:p/>
        </draw:line>
        <draw:line draw:style-name="gr52" draw:text-style-name="P2" draw:layer="layout" svg:x1="9.24cm" svg:y1="8.89cm" svg:x2="9.24cm" svg:y2="8.761cm">
          <text:p/>
        </draw:line>
        <draw:frame draw:style-name="gr53" draw:text-style-name="P19" draw:layer="layout" svg:width="0.671cm" svg:height="0.539cm" svg:x="7.27cm" svg:y="8.967cm">
          <draw:text-box>
            <text:p text:style-name="P18"><text:span text:style-name="T1">0.8</text:span></text:p>
          </draw:text-box>
        </draw:frame>
        <draw:line draw:style-name="gr52" draw:text-style-name="P2" draw:layer="layout" svg:x1="1.065cm" svg:y1="8.89cm" svg:x2="1.194cm" svg:y2="8.89cm">
          <text:p/>
        </draw:line>
        <draw:frame draw:style-name="gr53" draw:text-style-name="P19" draw:layer="layout" svg:width="0.671cm" svg:height="0.539cm" svg:x="8.905cm" svg:y="8.967cm">
          <draw:text-box>
            <text:p text:style-name="P18"><text:span text:style-name="T1">1.0</text:span></text:p>
          </draw:text-box>
        </draw:frame>
        <draw:line draw:style-name="gr52" draw:text-style-name="P2" draw:layer="layout" svg:x1="1.065cm" svg:y1="8.547cm" svg:x2="1.142cm" svg:y2="8.547cm">
          <text:p/>
        </draw:line>
        <draw:line draw:style-name="gr52" draw:text-style-name="P2" draw:layer="layout" svg:x1="1.065cm" svg:y1="8.205cm" svg:x2="1.142cm" svg:y2="8.205cm">
          <text:p/>
        </draw:line>
        <draw:line draw:style-name="gr52" draw:text-style-name="P2" draw:layer="layout" svg:x1="1.065cm" svg:y1="7.863cm" svg:x2="1.142cm" svg:y2="7.863cm">
          <text:p/>
        </draw:line>
        <draw:line draw:style-name="gr52" draw:text-style-name="P2" draw:layer="layout" svg:x1="1.065cm" svg:y1="7.52cm" svg:x2="1.142cm" svg:y2="7.52cm">
          <text:p/>
        </draw:line>
        <draw:line draw:style-name="gr52" draw:text-style-name="P2" draw:layer="layout" svg:x1="1.065cm" svg:y1="7.178cm" svg:x2="1.194cm" svg:y2="7.178cm">
          <text:p/>
        </draw:line>
        <draw:frame draw:style-name="gr53" draw:text-style-name="P19" draw:layer="layout" svg:width="0.482cm" svg:height="0.539cm" svg:x="0.721cm" svg:y="8.421cm">
          <draw:text-box>
            <text:p text:style-name="P18"><text:span text:style-name="T1">0</text:span></text:p>
          </draw:text-box>
        </draw:frame>
        <draw:line draw:style-name="gr52" draw:text-style-name="P2" draw:layer="layout" svg:x1="1.065cm" svg:y1="6.835cm" svg:x2="1.142cm" svg:y2="6.835cm">
          <text:p/>
        </draw:line>
        <draw:line draw:style-name="gr52" draw:text-style-name="P2" draw:layer="layout" svg:x1="1.065cm" svg:y1="6.493cm" svg:x2="1.142cm" svg:y2="6.493cm">
          <text:p/>
        </draw:line>
        <draw:line draw:style-name="gr52" draw:text-style-name="P2" draw:layer="layout" svg:x1="1.065cm" svg:y1="6.15cm" svg:x2="1.142cm" svg:y2="6.15cm">
          <text:p/>
        </draw:line>
        <draw:line draw:style-name="gr52" draw:text-style-name="P2" draw:layer="layout" svg:x1="1.065cm" svg:y1="5.808cm" svg:x2="1.142cm" svg:y2="5.808cm">
          <text:p/>
        </draw:line>
        <draw:line draw:style-name="gr52" draw:text-style-name="P2" draw:layer="layout" svg:x1="1.065cm" svg:y1="5.466cm" svg:x2="1.194cm" svg:y2="5.466cm">
          <text:p/>
        </draw:line>
        <draw:frame draw:style-name="gr53" draw:text-style-name="P19" draw:layer="layout" svg:width="0.482cm" svg:height="0.539cm" svg:x="0.721cm" svg:y="6.909cm">
          <draw:text-box>
            <text:p text:style-name="P18"><text:span text:style-name="T1">1</text:span></text:p>
          </draw:text-box>
        </draw:frame>
        <draw:line draw:style-name="gr52" draw:text-style-name="P2" draw:layer="layout" svg:x1="1.065cm" svg:y1="5.123cm" svg:x2="1.142cm" svg:y2="5.123cm">
          <text:p/>
        </draw:line>
        <draw:line draw:style-name="gr52" draw:text-style-name="P2" draw:layer="layout" svg:x1="1.065cm" svg:y1="4.781cm" svg:x2="1.142cm" svg:y2="4.781cm">
          <text:p/>
        </draw:line>
        <draw:line draw:style-name="gr52" draw:text-style-name="P2" draw:layer="layout" svg:x1="1.065cm" svg:y1="4.438cm" svg:x2="1.142cm" svg:y2="4.438cm">
          <text:p/>
        </draw:line>
        <draw:line draw:style-name="gr52" draw:text-style-name="P2" draw:layer="layout" svg:x1="1.065cm" svg:y1="4.096cm" svg:x2="1.142cm" svg:y2="4.096cm">
          <text:p/>
        </draw:line>
        <draw:line draw:style-name="gr52" draw:text-style-name="P2" draw:layer="layout" svg:x1="1.065cm" svg:y1="3.753cm" svg:x2="1.194cm" svg:y2="3.753cm">
          <text:p/>
        </draw:line>
        <draw:frame draw:style-name="gr53" draw:text-style-name="P19" draw:layer="layout" svg:width="0.482cm" svg:height="0.539cm" svg:x="0.721cm" svg:y="5.197cm">
          <draw:text-box>
            <text:p text:style-name="P18"><text:span text:style-name="T1">2</text:span></text:p>
          </draw:text-box>
        </draw:frame>
        <draw:line draw:style-name="gr52" draw:text-style-name="P2" draw:layer="layout" svg:x1="1.065cm" svg:y1="3.411cm" svg:x2="1.142cm" svg:y2="3.411cm">
          <text:p/>
        </draw:line>
        <draw:line draw:style-name="gr52" draw:text-style-name="P2" draw:layer="layout" svg:x1="1.065cm" svg:y1="3.069cm" svg:x2="1.142cm" svg:y2="3.069cm">
          <text:p/>
        </draw:line>
        <draw:line draw:style-name="gr52" draw:text-style-name="P2" draw:layer="layout" svg:x1="1.065cm" svg:y1="2.726cm" svg:x2="1.142cm" svg:y2="2.726cm">
          <text:p/>
        </draw:line>
        <draw:line draw:style-name="gr52" draw:text-style-name="P2" draw:layer="layout" svg:x1="1.065cm" svg:y1="2.384cm" svg:x2="1.142cm" svg:y2="2.384cm">
          <text:p/>
        </draw:line>
        <draw:line draw:style-name="gr52" draw:text-style-name="P2" draw:layer="layout" svg:x1="1.065cm" svg:y1="2.041cm" svg:x2="1.194cm" svg:y2="2.041cm">
          <text:p/>
        </draw:line>
        <draw:frame draw:style-name="gr53" draw:text-style-name="P19" draw:layer="layout" svg:width="0.482cm" svg:height="0.539cm" svg:x="0.721cm" svg:y="3.485cm">
          <draw:text-box>
            <text:p text:style-name="P18"><text:span text:style-name="T1">3</text:span></text:p>
          </draw:text-box>
        </draw:frame>
        <draw:line draw:style-name="gr52" draw:text-style-name="P2" draw:layer="layout" svg:x1="1.065cm" svg:y1="1.699cm" svg:x2="1.142cm" svg:y2="1.699cm">
          <text:p/>
        </draw:line>
        <draw:line draw:style-name="gr52" draw:text-style-name="P2" draw:layer="layout" svg:x1="1.065cm" svg:y1="1.356cm" svg:x2="1.142cm" svg:y2="1.356cm">
          <text:p/>
        </draw:line>
        <draw:line draw:style-name="gr52" draw:text-style-name="P2" draw:layer="layout" svg:x1="1.065cm" svg:y1="1.014cm" svg:x2="1.142cm" svg:y2="1.014cm">
          <text:p/>
        </draw:line>
        <draw:line draw:style-name="gr52" draw:text-style-name="P2" draw:layer="layout" svg:x1="1.065cm" svg:y1="0.672cm" svg:x2="1.142cm" svg:y2="0.672cm">
          <text:p/>
        </draw:line>
        <draw:line draw:style-name="gr52" draw:text-style-name="P2" draw:layer="layout" svg:x1="1.065cm" svg:y1="0.329cm" svg:x2="1.194cm" svg:y2="0.329cm">
          <text:p/>
        </draw:line>
        <draw:frame draw:style-name="gr53" draw:text-style-name="P19" draw:layer="layout" svg:width="0.482cm" svg:height="0.539cm" svg:x="0.721cm" svg:y="1.772cm">
          <draw:text-box>
            <text:p text:style-name="P18"><text:span text:style-name="T1">4</text:span></text:p>
          </draw:text-box>
        </draw:frame>
        <draw:line draw:style-name="gr52" draw:text-style-name="P2" draw:layer="layout" svg:x1="1.065cm" svg:y1="0.329cm" svg:x2="1.065cm" svg:y2="0.458cm">
          <text:p/>
        </draw:line>
        <draw:line draw:style-name="gr52" draw:text-style-name="P2" draw:layer="layout" svg:x1="1.474cm" svg:y1="0.329cm" svg:x2="1.474cm" svg:y2="0.406cm">
          <text:p/>
        </draw:line>
        <draw:line draw:style-name="gr52" draw:text-style-name="P2" draw:layer="layout" svg:x1="1.883cm" svg:y1="0.329cm" svg:x2="1.883cm" svg:y2="0.406cm">
          <text:p/>
        </draw:line>
        <draw:line draw:style-name="gr52" draw:text-style-name="P2" draw:layer="layout" svg:x1="2.292cm" svg:y1="0.329cm" svg:x2="2.292cm" svg:y2="0.406cm">
          <text:p/>
        </draw:line>
        <draw:line draw:style-name="gr52" draw:text-style-name="P2" draw:layer="layout" svg:x1="2.7cm" svg:y1="0.329cm" svg:x2="2.7cm" svg:y2="0.458cm">
          <text:p/>
        </draw:line>
        <draw:line draw:style-name="gr52" draw:text-style-name="P2" draw:layer="layout" svg:x1="3.109cm" svg:y1="0.329cm" svg:x2="3.109cm" svg:y2="0.406cm">
          <text:p/>
        </draw:line>
        <draw:line draw:style-name="gr52" draw:text-style-name="P2" draw:layer="layout" svg:x1="3.518cm" svg:y1="0.329cm" svg:x2="3.518cm" svg:y2="0.406cm">
          <text:p/>
        </draw:line>
        <draw:line draw:style-name="gr52" draw:text-style-name="P2" draw:layer="layout" svg:x1="3.926cm" svg:y1="0.329cm" svg:x2="3.926cm" svg:y2="0.406cm">
          <text:p/>
        </draw:line>
        <draw:line draw:style-name="gr52" draw:text-style-name="P2" draw:layer="layout" svg:x1="4.335cm" svg:y1="0.329cm" svg:x2="4.335cm" svg:y2="0.458cm">
          <text:p/>
        </draw:line>
        <draw:line draw:style-name="gr52" draw:text-style-name="P2" draw:layer="layout" svg:x1="4.744cm" svg:y1="0.329cm" svg:x2="4.744cm" svg:y2="0.406cm">
          <text:p/>
        </draw:line>
        <draw:line draw:style-name="gr52" draw:text-style-name="P2" draw:layer="layout" svg:x1="5.153cm" svg:y1="0.329cm" svg:x2="5.153cm" svg:y2="0.406cm">
          <text:p/>
        </draw:line>
        <draw:line draw:style-name="gr52" draw:text-style-name="P2" draw:layer="layout" svg:x1="5.562cm" svg:y1="0.329cm" svg:x2="5.562cm" svg:y2="0.406cm">
          <text:p/>
        </draw:line>
        <draw:line draw:style-name="gr52" draw:text-style-name="P2" draw:layer="layout" svg:x1="5.97cm" svg:y1="0.329cm" svg:x2="5.97cm" svg:y2="0.458cm">
          <text:p/>
        </draw:line>
        <draw:line draw:style-name="gr52" draw:text-style-name="P2" draw:layer="layout" svg:x1="6.379cm" svg:y1="0.329cm" svg:x2="6.379cm" svg:y2="0.406cm">
          <text:p/>
        </draw:line>
        <draw:line draw:style-name="gr52" draw:text-style-name="P2" draw:layer="layout" svg:x1="6.788cm" svg:y1="0.329cm" svg:x2="6.788cm" svg:y2="0.406cm">
          <text:p/>
        </draw:line>
        <draw:line draw:style-name="gr52" draw:text-style-name="P2" draw:layer="layout" svg:x1="7.197cm" svg:y1="0.329cm" svg:x2="7.197cm" svg:y2="0.406cm">
          <text:p/>
        </draw:line>
        <draw:line draw:style-name="gr52" draw:text-style-name="P2" draw:layer="layout" svg:x1="7.605cm" svg:y1="0.329cm" svg:x2="7.605cm" svg:y2="0.458cm">
          <text:p/>
        </draw:line>
        <draw:line draw:style-name="gr52" draw:text-style-name="P2" draw:layer="layout" svg:x1="8.014cm" svg:y1="0.329cm" svg:x2="8.014cm" svg:y2="0.406cm">
          <text:p/>
        </draw:line>
        <draw:line draw:style-name="gr52" draw:text-style-name="P2" draw:layer="layout" svg:x1="8.423cm" svg:y1="0.329cm" svg:x2="8.423cm" svg:y2="0.406cm">
          <text:p/>
        </draw:line>
        <draw:line draw:style-name="gr52" draw:text-style-name="P2" draw:layer="layout" svg:x1="8.831cm" svg:y1="0.329cm" svg:x2="8.831cm" svg:y2="0.406cm">
          <text:p/>
        </draw:line>
        <draw:line draw:style-name="gr52" draw:text-style-name="P2" draw:layer="layout" svg:x1="9.24cm" svg:y1="0.329cm" svg:x2="9.24cm" svg:y2="0.458cm">
          <text:p/>
        </draw:line>
        <draw:line draw:style-name="gr52" draw:text-style-name="P2" draw:layer="layout" svg:x1="9.626cm" svg:y1="8.89cm" svg:x2="9.498cm" svg:y2="8.89cm">
          <text:p/>
        </draw:line>
        <draw:line draw:style-name="gr52" draw:text-style-name="P2" draw:layer="layout" svg:x1="9.626cm" svg:y1="8.547cm" svg:x2="9.549cm" svg:y2="8.547cm">
          <text:p/>
        </draw:line>
        <draw:line draw:style-name="gr52" draw:text-style-name="P2" draw:layer="layout" svg:x1="9.626cm" svg:y1="8.205cm" svg:x2="9.549cm" svg:y2="8.205cm">
          <text:p/>
        </draw:line>
        <draw:line draw:style-name="gr52" draw:text-style-name="P2" draw:layer="layout" svg:x1="9.626cm" svg:y1="7.863cm" svg:x2="9.549cm" svg:y2="7.863cm">
          <text:p/>
        </draw:line>
        <draw:line draw:style-name="gr52" draw:text-style-name="P2" draw:layer="layout" svg:x1="9.626cm" svg:y1="7.52cm" svg:x2="9.549cm" svg:y2="7.52cm">
          <text:p/>
        </draw:line>
        <draw:line draw:style-name="gr52" draw:text-style-name="P2" draw:layer="layout" svg:x1="9.626cm" svg:y1="7.178cm" svg:x2="9.498cm" svg:y2="7.178cm">
          <text:p/>
        </draw:line>
        <draw:line draw:style-name="gr52" draw:text-style-name="P2" draw:layer="layout" svg:x1="9.626cm" svg:y1="6.835cm" svg:x2="9.549cm" svg:y2="6.835cm">
          <text:p/>
        </draw:line>
        <draw:line draw:style-name="gr52" draw:text-style-name="P2" draw:layer="layout" svg:x1="9.626cm" svg:y1="6.493cm" svg:x2="9.549cm" svg:y2="6.493cm">
          <text:p/>
        </draw:line>
        <draw:line draw:style-name="gr52" draw:text-style-name="P2" draw:layer="layout" svg:x1="9.626cm" svg:y1="6.15cm" svg:x2="9.549cm" svg:y2="6.15cm">
          <text:p/>
        </draw:line>
        <draw:line draw:style-name="gr52" draw:text-style-name="P2" draw:layer="layout" svg:x1="9.626cm" svg:y1="5.808cm" svg:x2="9.549cm" svg:y2="5.808cm">
          <text:p/>
        </draw:line>
        <draw:line draw:style-name="gr52" draw:text-style-name="P2" draw:layer="layout" svg:x1="9.626cm" svg:y1="5.466cm" svg:x2="9.498cm" svg:y2="5.466cm">
          <text:p/>
        </draw:line>
        <draw:line draw:style-name="gr52" draw:text-style-name="P2" draw:layer="layout" svg:x1="9.626cm" svg:y1="5.123cm" svg:x2="9.549cm" svg:y2="5.123cm">
          <text:p/>
        </draw:line>
        <draw:line draw:style-name="gr52" draw:text-style-name="P2" draw:layer="layout" svg:x1="9.626cm" svg:y1="4.781cm" svg:x2="9.549cm" svg:y2="4.781cm">
          <text:p/>
        </draw:line>
        <draw:line draw:style-name="gr52" draw:text-style-name="P2" draw:layer="layout" svg:x1="9.626cm" svg:y1="4.438cm" svg:x2="9.549cm" svg:y2="4.438cm">
          <text:p/>
        </draw:line>
        <draw:line draw:style-name="gr52" draw:text-style-name="P2" draw:layer="layout" svg:x1="9.626cm" svg:y1="4.096cm" svg:x2="9.549cm" svg:y2="4.096cm">
          <text:p/>
        </draw:line>
        <draw:line draw:style-name="gr52" draw:text-style-name="P2" draw:layer="layout" svg:x1="9.626cm" svg:y1="3.753cm" svg:x2="9.498cm" svg:y2="3.753cm">
          <text:p/>
        </draw:line>
        <draw:line draw:style-name="gr52" draw:text-style-name="P2" draw:layer="layout" svg:x1="9.626cm" svg:y1="3.411cm" svg:x2="9.549cm" svg:y2="3.411cm">
          <text:p/>
        </draw:line>
        <draw:line draw:style-name="gr52" draw:text-style-name="P2" draw:layer="layout" svg:x1="9.626cm" svg:y1="3.069cm" svg:x2="9.549cm" svg:y2="3.069cm">
          <text:p/>
        </draw:line>
        <draw:line draw:style-name="gr52" draw:text-style-name="P2" draw:layer="layout" svg:x1="9.626cm" svg:y1="2.726cm" svg:x2="9.549cm" svg:y2="2.726cm">
          <text:p/>
        </draw:line>
        <draw:line draw:style-name="gr52" draw:text-style-name="P2" draw:layer="layout" svg:x1="9.626cm" svg:y1="2.384cm" svg:x2="9.549cm" svg:y2="2.384cm">
          <text:p/>
        </draw:line>
        <draw:line draw:style-name="gr52" draw:text-style-name="P2" draw:layer="layout" svg:x1="9.626cm" svg:y1="2.041cm" svg:x2="9.498cm" svg:y2="2.041cm">
          <text:p/>
        </draw:line>
        <draw:line draw:style-name="gr52" draw:text-style-name="P2" draw:layer="layout" svg:x1="9.626cm" svg:y1="1.699cm" svg:x2="9.549cm" svg:y2="1.699cm">
          <text:p/>
        </draw:line>
        <draw:line draw:style-name="gr52" draw:text-style-name="P2" draw:layer="layout" svg:x1="9.626cm" svg:y1="1.356cm" svg:x2="9.549cm" svg:y2="1.356cm">
          <text:p/>
        </draw:line>
        <draw:line draw:style-name="gr52" draw:text-style-name="P2" draw:layer="layout" svg:x1="9.626cm" svg:y1="1.014cm" svg:x2="9.549cm" svg:y2="1.014cm">
          <text:p/>
        </draw:line>
        <draw:line draw:style-name="gr52" draw:text-style-name="P2" draw:layer="layout" svg:x1="9.626cm" svg:y1="0.672cm" svg:x2="9.549cm" svg:y2="0.672cm">
          <text:p/>
        </draw:line>
        <draw:line draw:style-name="gr52" draw:text-style-name="P2" draw:layer="layout" svg:x1="9.626cm" svg:y1="0.329cm" svg:x2="9.498cm" svg:y2="0.329cm">
          <text:p/>
        </draw:line>
        <draw:frame draw:style-name="gr53" draw:text-style-name="P19" draw:layer="layout" svg:width="0.482cm" svg:height="0.539cm" svg:x="0.721cm" svg:y="0.06cm">
          <draw:text-box>
            <text:p text:style-name="P18"><text:span text:style-name="T1">5</text:span></text:p>
          </draw:text-box>
        </draw:frame>
        <draw:frame draw:style-name="gr54" draw:text-style-name="P20" draw:layer="layout" svg:width="0.616cm" svg:height="0.456cm" svg:x="4.607cm" svg:y="9.708cm">
          <draw:text-box>
            <text:p text:style-name="P18"><text:span text:style-name="T2">γ [</text:span></text:p>
          </draw:text-box>
        </draw:frame>
        <draw:frame draw:style-name="gr53" draw:text-style-name="P19" draw:layer="layout" svg:width="0.751cm" svg:height="0.539cm" svg:x="5.182cm" svg:y="9.588cm">
          <draw:text-box>
            <text:p text:style-name="P18"><text:span text:style-name="T1">rad</text:span></text:p>
          </draw:text-box>
        </draw:frame>
        <draw:frame draw:style-name="gr54" draw:text-style-name="P20" draw:layer="layout" svg:width="0.456cm" svg:height="0.456cm" svg:x="5.933cm" svg:y="9.708cm">
          <draw:text-box>
            <text:p text:style-name="P18"><text:span text:style-name="T2">]</text:span></text:p>
          </draw:text-box>
        </draw:frame>
        <draw:frame draw:style-name="gr53" draw:text-style-name="P19" draw:layer="layout" svg:width="0.482cm" svg:height="0.539cm" draw:transform="rotate (1.5707963267949) translate (0.06cm 5.486cm)">
          <draw:text-box>
            <text:p text:style-name="P18"><text:span text:style-name="T1">V</text:span></text:p>
          </draw:text-box>
        </draw:frame>
        <draw:frame draw:style-name="gr54" draw:text-style-name="P20" draw:layer="layout" svg:width="0.456cm" svg:height="0.456cm" draw:transform="rotate (1.5707963267949) translate (0.18cm 5.03cm)">
          <draw:text-box>
            <text:p text:style-name="P18"><text:span text:style-name="T2">[</text:span></text:p>
          </draw:text-box>
        </draw:frame>
        <draw:frame draw:style-name="gr53" draw:text-style-name="P19" draw:layer="layout" svg:width="0.993cm" svg:height="0.539cm" draw:transform="rotate (1.5707963267949) translate (0.06cm 4.878cm)">
          <draw:text-box>
            <text:p text:style-name="P18"><text:span text:style-name="T1">MeV</text:span></text:p>
          </draw:text-box>
        </draw:frame>
        <draw:frame draw:style-name="gr54" draw:text-style-name="P20" draw:layer="layout" svg:width="0.456cm" svg:height="0.456cm" draw:transform="rotate (1.5707963267949) translate (0.18cm 3.886cm)">
          <draw:text-box>
            <text:p text:style-name="P18"><text:span text:style-name="T2">]</text:span></text:p>
          </draw:text-box>
        </draw:frame>
        <draw:frame draw:style-name="gr54" draw:text-style-name="P20" draw:layer="layout" svg:width="0.456cm" svg:height="0.456cm" svg:x="9.926cm" svg:y="1.044cm">
          <draw:text-box>
            <text:p text:style-name="P18"><text:span text:style-name="T2">ω</text:span></text:p>
          </draw:text-box>
        </draw:frame>
        <draw:frame draw:style-name="gr55" draw:text-style-name="P21" draw:layer="layout" svg:width="0.342cm" svg:height="0.382cm" svg:x="10.327cm" svg:y="1.139cm">
          <draw:text-box>
            <text:p text:style-name="P18"><text:span text:style-name="T3">2</text:span></text:p>
          </draw:text-box>
        </draw:frame>
        <draw:frame draw:style-name="gr54" draw:text-style-name="P20" draw:layer="layout" svg:width="0.456cm" svg:height="0.456cm" svg:x="10.665cm" svg:y="1.044cm">
          <draw:text-box>
            <text:p text:style-name="P18"><text:span text:style-name="T2">[</text:span></text:p>
          </draw:text-box>
        </draw:frame>
        <draw:frame draw:style-name="gr53" draw:text-style-name="P19" draw:layer="layout" svg:width="0.993cm" svg:height="0.539cm" svg:x="10.817cm" svg:y="0.924cm">
          <draw:text-box>
            <text:p text:style-name="P18"><text:span text:style-name="T1">MeV</text:span></text:p>
          </draw:text-box>
        </draw:frame>
        <draw:frame draw:style-name="gr56" draw:text-style-name="P2" draw:layer="layout" svg:width="0.349cm" svg:height="6.99cm" svg:x="10.258cm" svg:y="1.811cm">
          <draw:image xlink:href="Pictures/10000000000000010000001053FB827AD293A3BF.png" xlink:type="simple" xlink:show="embed" xlink:actuate="onLoad" draw:mime-type="image/png">
            <text:p/>
          </draw:image>
        </draw:frame>
        <draw:polygon draw:style-name="gr57" draw:text-style-name="P2" draw:layer="layout" svg:width="0.35cm" svg:height="6.991cm" svg:x="10.257cm" svg:y="1.811cm" svg:viewBox="0 0 351 6992" draw:points="0,0 351,0 351,6992 0,6992">
          <text:p/>
        </draw:polygon>
        <draw:line draw:style-name="gr49" draw:text-style-name="P2" draw:layer="layout" svg:x1="10.257cm" svg:y1="8.365cm" svg:x2="10.607cm" svg:y2="8.365cm">
          <text:p/>
        </draw:line>
        <draw:line draw:style-name="gr49" draw:text-style-name="P2" draw:layer="layout" svg:x1="10.257cm" svg:y1="7.928cm" svg:x2="10.607cm" svg:y2="7.928cm">
          <text:p/>
        </draw:line>
        <draw:line draw:style-name="gr49" draw:text-style-name="P2" draw:layer="layout" svg:x1="10.257cm" svg:y1="7.491cm" svg:x2="10.607cm" svg:y2="7.491cm">
          <text:p/>
        </draw:line>
        <draw:line draw:style-name="gr49" draw:text-style-name="P2" draw:layer="layout" svg:x1="10.257cm" svg:y1="7.054cm" svg:x2="10.607cm" svg:y2="7.054cm">
          <text:p/>
        </draw:line>
        <draw:line draw:style-name="gr49" draw:text-style-name="P2" draw:layer="layout" svg:x1="10.257cm" svg:y1="6.617cm" svg:x2="10.607cm" svg:y2="6.617cm">
          <text:p/>
        </draw:line>
        <draw:line draw:style-name="gr49" draw:text-style-name="P2" draw:layer="layout" svg:x1="10.257cm" svg:y1="6.18cm" svg:x2="10.607cm" svg:y2="6.18cm">
          <text:p/>
        </draw:line>
        <draw:line draw:style-name="gr49" draw:text-style-name="P2" draw:layer="layout" svg:x1="10.257cm" svg:y1="5.743cm" svg:x2="10.607cm" svg:y2="5.743cm">
          <text:p/>
        </draw:line>
        <draw:line draw:style-name="gr49" draw:text-style-name="P2" draw:layer="layout" svg:x1="10.257cm" svg:y1="5.306cm" svg:x2="10.607cm" svg:y2="5.306cm">
          <text:p/>
        </draw:line>
        <draw:line draw:style-name="gr49" draw:text-style-name="P2" draw:layer="layout" svg:x1="10.257cm" svg:y1="4.869cm" svg:x2="10.607cm" svg:y2="4.869cm">
          <text:p/>
        </draw:line>
        <draw:line draw:style-name="gr49" draw:text-style-name="P2" draw:layer="layout" svg:x1="10.257cm" svg:y1="4.433cm" svg:x2="10.607cm" svg:y2="4.433cm">
          <text:p/>
        </draw:line>
        <draw:line draw:style-name="gr49" draw:text-style-name="P2" draw:layer="layout" svg:x1="10.257cm" svg:y1="3.996cm" svg:x2="10.607cm" svg:y2="3.996cm">
          <text:p/>
        </draw:line>
        <draw:line draw:style-name="gr49" draw:text-style-name="P2" draw:layer="layout" svg:x1="10.257cm" svg:y1="3.559cm" svg:x2="10.607cm" svg:y2="3.559cm">
          <text:p/>
        </draw:line>
        <draw:line draw:style-name="gr49" draw:text-style-name="P2" draw:layer="layout" svg:x1="10.257cm" svg:y1="3.122cm" svg:x2="10.607cm" svg:y2="3.122cm">
          <text:p/>
        </draw:line>
        <draw:line draw:style-name="gr49" draw:text-style-name="P2" draw:layer="layout" svg:x1="10.257cm" svg:y1="2.685cm" svg:x2="10.607cm" svg:y2="2.685cm">
          <text:p/>
        </draw:line>
        <draw:line draw:style-name="gr49" draw:text-style-name="P2" draw:layer="layout" svg:x1="10.257cm" svg:y1="2.248cm" svg:x2="10.607cm" svg:y2="2.248cm">
          <text:p/>
        </draw:line>
        <draw:line draw:style-name="gr58" draw:text-style-name="P2" draw:layer="layout" svg:x1="10.607cm" svg:y1="8.802cm" svg:x2="10.607cm" svg:y2="1.811cm">
          <text:p/>
        </draw:line>
        <draw:line draw:style-name="gr59" draw:text-style-name="P2" draw:layer="layout" svg:x1="10.607cm" svg:y1="8.365cm" svg:x2="10.708cm" svg:y2="8.365cm">
          <text:p/>
        </draw:line>
        <draw:line draw:style-name="gr59" draw:text-style-name="P2" draw:layer="layout" svg:x1="10.607cm" svg:y1="7.491cm" svg:x2="10.708cm" svg:y2="7.491cm">
          <text:p/>
        </draw:line>
        <draw:line draw:style-name="gr59" draw:text-style-name="P2" draw:layer="layout" svg:x1="10.607cm" svg:y1="6.617cm" svg:x2="10.708cm" svg:y2="6.617cm">
          <text:p/>
        </draw:line>
        <draw:line draw:style-name="gr59" draw:text-style-name="P2" draw:layer="layout" svg:x1="10.607cm" svg:y1="5.743cm" svg:x2="10.708cm" svg:y2="5.743cm">
          <text:p/>
        </draw:line>
        <draw:line draw:style-name="gr59" draw:text-style-name="P2" draw:layer="layout" svg:x1="10.607cm" svg:y1="4.869cm" svg:x2="10.708cm" svg:y2="4.869cm">
          <text:p/>
        </draw:line>
        <draw:line draw:style-name="gr59" draw:text-style-name="P2" draw:layer="layout" svg:x1="10.607cm" svg:y1="3.996cm" svg:x2="10.708cm" svg:y2="3.996cm">
          <text:p/>
        </draw:line>
        <draw:line draw:style-name="gr59" draw:text-style-name="P2" draw:layer="layout" svg:x1="10.607cm" svg:y1="3.122cm" svg:x2="10.708cm" svg:y2="3.122cm">
          <text:p/>
        </draw:line>
        <draw:line draw:style-name="gr59" draw:text-style-name="P2" draw:layer="layout" svg:x1="10.607cm" svg:y1="2.248cm" svg:x2="10.708cm" svg:y2="2.248cm">
          <text:p/>
        </draw:line>
        <draw:frame draw:style-name="gr54" draw:text-style-name="P20" draw:layer="layout" svg:width="0.456cm" svg:height="0.456cm" svg:x="11.809cm" svg:y="1.044cm">
          <draw:text-box>
            <text:p text:style-name="P18"><text:span text:style-name="T2">]</text:span></text:p>
          </draw:text-box>
        </draw:frame>
        <draw:frame draw:style-name="gr53" draw:text-style-name="P19" draw:layer="layout" svg:width="0.938cm" svg:height="0.539cm" svg:x="10.785cm" svg:y="8.096cm">
          <draw:text-box>
            <text:p text:style-name="P18"><text:span text:style-name="T1">2.24</text:span></text:p>
          </draw:text-box>
        </draw:frame>
        <draw:frame draw:style-name="gr53" draw:text-style-name="P19" draw:layer="layout" svg:width="0.938cm" svg:height="0.539cm" svg:x="10.785cm" svg:y="7.222cm">
          <draw:text-box>
            <text:p text:style-name="P18"><text:span text:style-name="T1">2.88</text:span></text:p>
          </draw:text-box>
        </draw:frame>
        <draw:frame draw:style-name="gr53" draw:text-style-name="P19" draw:layer="layout" svg:width="0.938cm" svg:height="0.539cm" svg:x="10.785cm" svg:y="6.348cm">
          <draw:text-box>
            <text:p text:style-name="P18"><text:span text:style-name="T1">3.52</text:span></text:p>
          </draw:text-box>
        </draw:frame>
        <draw:frame draw:style-name="gr53" draw:text-style-name="P19" draw:layer="layout" svg:width="0.938cm" svg:height="0.539cm" svg:x="10.785cm" svg:y="5.474cm">
          <draw:text-box>
            <text:p text:style-name="P18"><text:span text:style-name="T1">4.16</text:span></text:p>
          </draw:text-box>
        </draw:frame>
        <draw:frame draw:style-name="gr53" draw:text-style-name="P19" draw:layer="layout" svg:width="0.938cm" svg:height="0.539cm" svg:x="10.785cm" svg:y="4.601cm">
          <draw:text-box>
            <text:p text:style-name="P18"><text:span text:style-name="T1">4.80</text:span></text:p>
          </draw:text-box>
        </draw:frame>
        <draw:frame draw:style-name="gr53" draw:text-style-name="P19" draw:layer="layout" svg:width="0.938cm" svg:height="0.539cm" svg:x="10.785cm" svg:y="3.727cm">
          <draw:text-box>
            <text:p text:style-name="P18"><text:span text:style-name="T1">5.44</text:span></text:p>
          </draw:text-box>
        </draw:frame>
        <draw:frame draw:style-name="gr53" draw:text-style-name="P19" draw:layer="layout" svg:width="0.938cm" svg:height="0.539cm" svg:x="10.785cm" svg:y="2.853cm">
          <draw:text-box>
            <text:p text:style-name="P18"><text:span text:style-name="T1">6.08</text:span></text:p>
          </draw:text-box>
        </draw:frame>
        <draw:path draw:style-name="gr60" draw:text-style-name="P2" draw:layer="layout" svg:width="2.3cm" svg:height="8.58cm" svg:x="9.798cm" svg:y="0.86cm" svg:viewBox="0 0 2301 8581" svg:d="M127 0c-34 0-66 13-90 37s-37 56-37 90v8327c0 34 13 66 37 90s56 37 90 37h2047c34 0 66-13 90-37s37-56 37-90v-8327c0-34-13-66-37-90s-56-37-90-37z">
          <text:p/>
        </draw:path>
        <draw:frame draw:style-name="gr53" draw:text-style-name="P19" draw:layer="layout" svg:width="0.938cm" svg:height="0.539cm" svg:x="10.785cm" svg:y="1.979cm">
          <draw:text-box>
            <text:p text:style-name="P18"><text:span text:style-name="T1">6.72</text:span></text:p>
          </draw:text-box>
        </draw:frame>
        <draw:g>
          <svg:title>TexMaths</svg:title>
          <svg:desc>18§display§\gamma=25^\circ§svg§600§TRUE§</svg:desc>
          <draw:g>
            <draw:path draw:style-name="gr61" draw:text-style-name="P22" draw:layer="layout" svg:width="0.332cm" svg:height="0.411cm" svg:x="4.817cm" svg:y="1.326cm" svg:viewBox="0 0 333 412" svg:d="M14 118c26-73 94-73 101-73 95 0 103 109 103 159 0 38-4 49-8 61-14 47-32 121-32 137 0 7 2 10 7 10 9 0 15-14 20-37 14-52 22-88 23-108 2-9 4-16 6-25 20-63 61-156 86-204 4-9 13-22 13-25 0-6-8-6-9-6-2 0-6 0-8 4-32 59-57 122-82 186 0-19-2-68-27-129-15-38-40-68-83-68-79 0-124 95-124 115 0 5 5 5 13 5 0 0 1-1 1-2z">
              <text:p/>
            </draw:path>
            <draw:path draw:style-name="gr61" draw:text-style-name="P22" draw:layer="layout" svg:width="0.42cm" svg:height="0.146cm" svg:x="5.378cm" svg:y="1.372cm" svg:viewBox="0 0 421 147" svg:d="M399 25c9 0 22 0 22-12 0-13-13-13-22-13-126 0-252 0-377 0-9 0-22 0-22 13 0 12 13 12 22 12 125 0 251 0 377 0zM399 147c9 0 22 0 22-12 0-13-13-13-22-13-126 0-252 0-377 0-9 0-22 0-22 13 0 12 13 12 22 12 125 0 251 0 377 0z">
              <text:p/>
            </draw:path>
            <draw:path draw:style-name="gr61" draw:text-style-name="P22" draw:layer="layout" svg:width="0.251cm" svg:height="0.419cm" svg:x="6.041cm" svg:y="1.184cm" svg:viewBox="0 0 252 420" svg:d="M49 371c22-21 44-43 66-64 99-88 137-122 137-185 0-72-58-122-133-122-72 0-119 59-119 115 0 34 31 34 34 34 9 0 33-7 33-32 0-17-13-33-35-33-5 0-5 0-7 0 15-41 49-64 85-64 57 0 84 52 84 102s-32 100-66 140c-40 45-81 90-121 134-7 8-7 8-7 24 78 0 156 0 234 0 6-37 12-73 18-110-6 0-11 0-16 0-4 18-8 47-15 56-3 5-45 5-59 5-38 0-76 0-113 0z">
              <text:p/>
            </draw:path>
            <draw:path draw:style-name="gr61" draw:text-style-name="P22" draw:layer="layout" svg:width="0.253cm" svg:height="0.431cm" svg:x="6.356cm" svg:y="1.184cm" svg:viewBox="0 0 254 432" svg:d="M254 292c0-73-53-136-121-136-31 0-57 9-81 31 0-41 0-82 0-122 13 3 34 9 54 9 77 0 122-58 122-67 0-3-1-7-7-7-2 1-2 0-5 2-13 7-43 20-85 20-25 0-54-6-84-18-6-2-6-2-7-2-8 0-8 5-8 14 0 62 0 124 0 187 0 10 0 16 9 16 6 0 6-2 9-6 8-10 31-44 81-44 33 0 49 28 54 41 11 23 11 46 11 79 0 21 0 59-14 86-17 23-40 41-69 41-45 0-81-34-91-72 1 2 3 2 10 2 20 0 31-15 31-30 0-16-11-31-31-31-9 0-32 4-32 32 0 54 45 115 115 115 74 0 139-59 139-140z">
              <text:p/>
            </draw:path>
            <draw:path draw:style-name="gr61" draw:text-style-name="P22" draw:layer="layout" svg:width="0.19cm" svg:height="0.187cm" svg:x="6.674cm" svg:y="1.139cm" svg:viewBox="0 0 191 188" svg:d="M191 95c0-54-44-95-96-95s-95 43-95 93c0 54 43 95 95 95 54 0 96-43 96-93zM95 167c-41 0-73-32-73-72 0-41 34-73 73-73 42 0 74 34 74 71 0 42-32 74-74 74z">
              <text:p/>
            </draw:path>
          </draw:g>
        </draw:g>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ce style:name="Arial Unicode MS" svg:font-family="'Arial Unicode MS'" style:font-family-generic="system" style:font-pitch="variable"/>
    <style:font-face style:name="Arial1" svg:font-family="Arial" style:font-pitch="variable"/>
    <style:font-face style:name="Liberation Sans"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MathematicaSans" svg:font-family="MathematicaSans" style:font-pitch="variable"/>
    <style:font-face style:name="MathematicaSans1" svg:font-family="MathematicaSans"/>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style:font-face style:name="Tahoma1" svg:font-family="Tahoma"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_20_Dot_20_4" draw:display-name="Dash Dot 4" draw:style="rect" draw:dots1="1" draw:dots1-length="0.02cm" draw:dots2="1" draw:dots2-length="0.02cm" draw:distance="0.02cm"/>
    <draw:stroke-dash draw:name="stroke-dash126" draw:style="rect" draw:dots1="1" draw:dots1-length="0.101cm" draw:distance="0.10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12.1cm" fo:page-height="10.30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dc:date>2022-05-23T06:07:57.846052132</dc:date>
    <meta:editing-duration>PT1M37S</meta:editing-duration>
    <meta:editing-cycles>1</meta:editing-cycles>
    <meta:document-statistic meta:object-count="6272"/>
    <meta:generator>LibreOffice/7.3.2.2$MacOSX_AARCH64 LibreOffice_project/49f2b1bff42cfccbd8f788c8dc32c1c309559be0</meta:generator>
  </office:meta>
</office:document-meta>
</file>